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0.653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4.519cm"/>
    </style:style>
    <style:style style:name="co13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background-color="#ff972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7b59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972f"/>
    </style:style>
    <style:style style:name="ce5" style:family="table-cell" style:parent-style-name="Default">
      <style:table-cell-properties fo:background-color="#ff7b59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ffff6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21.4cm" svg:y="9.545cm">
            <draw:object draw:notify-on-update-of-ranges="Arkusz1.M8:Arkusz1.M8 Arkusz1.M9:Arkusz1.M20 Arkusz1.N8:Arkusz1.N8 Arkusz1.N9:Arkusz1.N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data_przyjazdu</text:p>
          </table:table-cell>
          <table:table-cell table:style-name="Default" office:value-type="string" calcext:value-type="string">
            <text:p>data_wyjazdu</text:p>
          </table:table-cell>
          <table:table-cell office:value-type="string" calcext:value-type="string">
            <text:p>miesiąc</text:p>
          </table:table-cell>
          <table:table-cell table:style-name="Default" office:value-type="string" calcext:value-type="string">
            <text:p>miesiąc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woda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dni wynajmowane</text:p>
          </table:table-cell>
          <table:table-cell office:value-type="string" calcext:value-type="string">
            <text:p>czynsz najmu</text:p>
          </table:table-cell>
          <table:table-cell office:value-type="string" calcext:value-type="string">
            <text:p>łączne opłaty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style-name="ce7"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date" office:date-value="2014-01-11" calcext:value-type="date">
            <text:p>2014-01-11</text:p>
          </table:table-cell>
          <table:table-cell table:formula="of:= MONTH([.A2])" office:value-type="float" office:value="1" calcext:value-type="float">
            <text:p>1</text:p>
          </table:table-cell>
          <table:table-cell table:formula="of:=COM.MICROSOFT.IFS([.C2] = 1; &quot;styczeń&quot;; [.C2] = 2; &quot;luty&quot;; [.C2] = 3; &quot;marzec&quot;; [.C2] = 4; &quot;kwiecień&quot;; [.C2] = 5; &quot;maj&quot;; [.C2] = 6; &quot;czerwiec&quot;; [.C2] = 7; &quot;lipiec&quot;; [.C2] = 8; &quot;sierpień&quot;; [.C2] = 9; &quot;wrzesień&quot;; [.C2] = 10; &quot;październik&quot;; [.C2] = 11; &quot;listopad&quot;; [.C2] = 12; &quot;grudzień&quot;)" office:value-type="string" office:string-value="styczeń" calcext:value-type="string">
            <text:p>styczeń</text:p>
          </table:table-cell>
          <table:table-cell office:value-type="float" office:value="39.35" calcext:value-type="float">
            <text:p>39,35</text:p>
          </table:table-cell>
          <table:table-cell office:value-type="float" office:value="1.04" calcext:value-type="float">
            <text:p>1,04</text:p>
          </table:table-cell>
          <table:table-cell office:value-type="float" office:value="5" calcext:value-type="float">
            <text:p>5</text:p>
          </table:table-cell>
          <table:table-cell table:formula="of:=[.B2] - [.A2]" office:value-type="float" office:value="9" calcext:value-type="float">
            <text:p>9</text:p>
          </table:table-cell>
          <table:table-cell table:formula="of:= 10 * [.G2] * [.H2]" office:value-type="float" office:value="450" calcext:value-type="float">
            <text:p>450</text:p>
          </table:table-cell>
          <table:table-cell table:formula="of:=[.I2] + [.F2] + [.E2]" office:value-type="float" office:value="490.39" calcext:value-type="float">
            <text:p>490,39</text:p>
          </table:table-cell>
          <table:table-cell table:formula="of:= [.E2] + [.F2]" office:value-type="float" office:value="40.39" calcext:value-type="float">
            <text:p>40,39</text:p>
          </table:table-cell>
          <table:table-cell/>
          <table:table-cell office:value-type="string" calcext:value-type="string">
            <text:p>typ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date" office:date-value="2014-01-23" calcext:value-type="date">
            <text:p>2014-01-23</text:p>
          </table:table-cell>
          <table:table-cell table:formula="of:= MONTH([.A3])" office:value-type="float" office:value="1" calcext:value-type="float">
            <text:p>1</text:p>
          </table:table-cell>
          <table:table-cell table:formula="of:=COM.MICROSOFT.IFS([.C3] = 1; &quot;styczeń&quot;; [.C3] = 2; &quot;luty&quot;; [.C3] = 3; &quot;marzec&quot;; [.C3] = 4; &quot;kwiecień&quot;; [.C3] = 5; &quot;maj&quot;; [.C3] = 6; &quot;czerwiec&quot;; [.C3] = 7; &quot;lipiec&quot;; [.C3] = 8; &quot;sierpień&quot;; [.C3] = 9; &quot;wrzesień&quot;; [.C3] = 10; &quot;październik&quot;; [.C3] = 11; &quot;listopad&quot;; [.C3] = 12; &quot;grudzień&quot;)" office:value-type="string" office:string-value="styczeń" calcext:value-type="string">
            <text:p>stycz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3] - [.A3]" office:value-type="float" office:value="21" calcext:value-type="float">
            <text:p>21</text:p>
          </table:table-cell>
          <table:table-cell table:formula="of:= 10 * [.G3] * [.H3]" office:value-type="float" office:value="1260" calcext:value-type="float">
            <text:p>1260</text:p>
          </table:table-cell>
          <table:table-cell table:formula="of:=[.I3] + [.F3] + [.E3]" office:value-type="float" office:value="1263.89" calcext:value-type="float">
            <text:p>1263,89</text:p>
          </table:table-cell>
          <table:table-cell table:formula="of:= [.E3] + [.F3]" office:value-type="float" office:value="3.89" calcext:value-type="float">
            <text:p>3,89</text:p>
          </table:table-cell>
          <table:table-cell/>
          <table:table-cell office:value-type="string" calcext:value-type="string">
            <text:p>liczba wynajęć</text:p>
          </table:table-cell>
          <table:table-cell table:style-name="ce7" table:formula="of:=COUNTIF([.$G2:.$G1001]; [.N2])" office:value-type="float" office:value="204" calcext:value-type="float">
            <text:p>204</text:p>
          </table:table-cell>
          <table:table-cell table:formula="of:=COUNTIF([.$G2:.$G1001]; [.O2])" office:value-type="float" office:value="197" calcext:value-type="float">
            <text:p>197</text:p>
          </table:table-cell>
          <table:table-cell table:formula="of:=COUNTIF([.$G2:.$G1001]; [.P2])" office:value-type="float" office:value="200" calcext:value-type="float">
            <text:p>200</text:p>
          </table:table-cell>
          <table:table-cell table:formula="of:=COUNTIF([.$G2:.$G1001]; [.Q2])" office:value-type="float" office:value="197" calcext:value-type="float">
            <text:p>197</text:p>
          </table:table-cell>
          <table:table-cell table:formula="of:=COUNTIF([.$G2:.$G1001]; [.R2])"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date" office:date-value="2014-01-14" calcext:value-type="date">
            <text:p>2014-01-14</text:p>
          </table:table-cell>
          <table:table-cell table:formula="of:= MONTH([.A4])" office:value-type="float" office:value="1" calcext:value-type="float">
            <text:p>1</text:p>
          </table:table-cell>
          <table:table-cell table:formula="of:=COM.MICROSOFT.IFS([.C4] = 1; &quot;styczeń&quot;; [.C4] = 2; &quot;luty&quot;; [.C4] = 3; &quot;marzec&quot;; [.C4] = 4; &quot;kwiecień&quot;; [.C4] = 5; &quot;maj&quot;; [.C4] = 6; &quot;czerwiec&quot;; [.C4] = 7; &quot;lipiec&quot;; [.C4] = 8; &quot;sierpień&quot;; [.C4] = 9; &quot;wrzesień&quot;; [.C4] = 10; &quot;październik&quot;; [.C4] = 11; &quot;listopad&quot;; [.C4] = 12; &quot;grudzień&quot;)" office:value-type="string" office:string-value="styczeń" calcext:value-type="string">
            <text:p>styczeń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4] - [.A4]" office:value-type="float" office:value="12" calcext:value-type="float">
            <text:p>12</text:p>
          </table:table-cell>
          <table:table-cell table:formula="of:= 10 * [.G4] * [.H4]" office:value-type="float" office:value="720" calcext:value-type="float">
            <text:p>720</text:p>
          </table:table-cell>
          <table:table-cell table:formula="of:=[.I4] + [.F4] + [.E4]" office:value-type="float" office:value="723.98" calcext:value-type="float">
            <text:p>723,98</text:p>
          </table:table-cell>
          <table:table-cell table:formula="of:= [.E4] + [.F4]" office:value-type="float" office:value="3.98" calcext:value-type="float">
            <text:p>3,98</text:p>
          </table:table-cell>
          <table:table-cell table:style-name="ce2" office:value-type="string" calcext:value-type="string">
            <text:p>B)</text:p>
          </table:table-cell>
          <table:table-cell table:style-name="ce4" office:value-type="string" calcext:value-type="string">
            <text:p>dni wynajmowane</text:p>
          </table:table-cell>
          <table:table-cell table:style-name="ce4" table:formula="of:= SUMIF([.$G2:.$G1001]; [.N2]; [.$H2:.$H1001])" office:value-type="float" office:value="2985" calcext:value-type="float">
            <text:p>2985</text:p>
          </table:table-cell>
          <table:table-cell table:style-name="ce4" table:formula="of:= SUMIF([.$G2:.$G1001]; [.O2]; [.$H2:.$H1001])" office:value-type="float" office:value="2816" calcext:value-type="float">
            <text:p>2816</text:p>
          </table:table-cell>
          <table:table-cell table:style-name="ce4" table:formula="of:= SUMIF([.$G2:.$G1001]; [.P2]; [.$H2:.$H1001])" office:value-type="float" office:value="2944" calcext:value-type="float">
            <text:p>2944</text:p>
          </table:table-cell>
          <table:table-cell table:style-name="ce4" table:formula="of:= SUMIF([.$G2:.$G1001]; [.Q2]; [.$H2:.$H1001])" office:value-type="float" office:value="2997" calcext:value-type="float">
            <text:p>2997</text:p>
          </table:table-cell>
          <table:table-cell table:style-name="ce4" table:formula="of:= SUMIF([.$G2:.$G1001]; [.R2]; [.$H2:.$H1001])" office:value-type="float" office:value="3244" calcext:value-type="float">
            <text:p>3244</text:p>
          </table:table-cell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date" office:date-value="2014-01-22" calcext:value-type="date">
            <text:p>2014-01-22</text:p>
          </table:table-cell>
          <table:table-cell table:formula="of:= MONTH([.A5])" office:value-type="float" office:value="1" calcext:value-type="float">
            <text:p>1</text:p>
          </table:table-cell>
          <table:table-cell table:formula="of:=COM.MICROSOFT.IFS([.C5] = 1; &quot;styczeń&quot;; [.C5] = 2; &quot;luty&quot;; [.C5] = 3; &quot;marzec&quot;; [.C5] = 4; &quot;kwiecień&quot;; [.C5] = 5; &quot;maj&quot;; [.C5] = 6; &quot;czerwiec&quot;; [.C5] = 7; &quot;lipiec&quot;; [.C5] = 8; &quot;sierpień&quot;; [.C5] = 9; &quot;wrzesień&quot;; [.C5] = 10; &quot;październik&quot;; [.C5] = 11; &quot;listopad&quot;; [.C5] = 12; &quot;grudzień&quot;)" office:value-type="string" office:string-value="styczeń" calcext:value-type="string">
            <text:p>stycz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5] - [.A5]" office:value-type="float" office:value="20" calcext:value-type="float">
            <text:p>20</text:p>
          </table:table-cell>
          <table:table-cell table:formula="of:= 10 * [.G5] * [.H5]" office:value-type="float" office:value="1000" calcext:value-type="float">
            <text:p>1000</text:p>
          </table:table-cell>
          <table:table-cell table:formula="of:=[.I5] + [.F5] + [.E5]" office:value-type="float" office:value="1006.6" calcext:value-type="float">
            <text:p>1006,6</text:p>
          </table:table-cell>
          <table:table-cell table:formula="of:= [.E5] + [.F5]" office:value-type="float" office:value="6.6" calcext:value-type="float">
            <text:p>6,6</text:p>
          </table:table-cell>
          <table:table-cell table:style-name="ce3" office:value-type="string" calcext:value-type="string">
            <text:p>C)</text:p>
          </table:table-cell>
          <table:table-cell table:style-name="ce5" office:value-type="string" calcext:value-type="string">
            <text:p>łączne opłaty za wynajęcia</text:p>
          </table:table-cell>
          <table:table-cell table:style-name="ce5" table:formula="of:=SUMIF([.$G2:.$G1001];[.N2];[.$J2:.$J1001])" office:value-type="float" office:value="61401" calcext:value-type="float">
            <text:p>61401</text:p>
          </table:table-cell>
          <table:table-cell table:style-name="ce5" table:formula="of:=SUMIF([.$G2:.$G1001];[.O2];[.$J2:.$J1001])" office:value-type="float" office:value="86170.7300000001" calcext:value-type="float">
            <text:p>86170,7300000001</text:p>
          </table:table-cell>
          <table:table-cell table:style-name="ce5" table:formula="of:=SUMIF([.$G2:.$G1001];[.P2];[.$J2:.$J1001])" office:value-type="float" office:value="119478.24" calcext:value-type="float">
            <text:p>119478,24</text:p>
          </table:table-cell>
          <table:table-cell table:style-name="ce5" table:formula="of:=SUMIF([.$G2:.$G1001];[.Q2];[.$J2:.$J1001])" office:value-type="float" office:value="151509.94" calcext:value-type="float">
            <text:p>151509,94</text:p>
          </table:table-cell>
          <table:table-cell table:style-name="ce5" table:formula="of:=SUMIF([.$G2:.$G1001];[.R2];[.$J2:.$J1001])" office:value-type="float" office:value="196335.25" calcext:value-type="float">
            <text:p>196335,25</text:p>
          </table:table-cell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date" office:date-value="2014-01-27" calcext:value-type="date">
            <text:p>2014-01-27</text:p>
          </table:table-cell>
          <table:table-cell table:formula="of:= MONTH([.A6])" office:value-type="float" office:value="1" calcext:value-type="float">
            <text:p>1</text:p>
          </table:table-cell>
          <table:table-cell table:formula="of:=COM.MICROSOFT.IFS([.C6] = 1; &quot;styczeń&quot;; [.C6] = 2; &quot;luty&quot;; [.C6] = 3; &quot;marzec&quot;; [.C6] = 4; &quot;kwiecień&quot;; [.C6] = 5; &quot;maj&quot;; [.C6] = 6; &quot;czerwiec&quot;; [.C6] = 7; &quot;lipiec&quot;; [.C6] = 8; &quot;sierpień&quot;; [.C6] = 9; &quot;wrzesień&quot;; [.C6] = 10; &quot;październik&quot;; [.C6] = 11; &quot;listopad&quot;; [.C6] = 12; &quot;grudzień&quot;)" office:value-type="string" office:string-value="styczeń" calcext:value-type="string">
            <text:p>styczeń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6] - [.A6]" office:value-type="float" office:value="25" calcext:value-type="float">
            <text:p>25</text:p>
          </table:table-cell>
          <table:table-cell table:formula="of:= 10 * [.G6] * [.H6]" office:value-type="float" office:value="500" calcext:value-type="float">
            <text:p>500</text:p>
          </table:table-cell>
          <table:table-cell table:formula="of:=[.I6] + [.F6] + [.E6]" office:value-type="float" office:value="508.61" calcext:value-type="float">
            <text:p>508,61</text:p>
          </table:table-cell>
          <table:table-cell table:formula="of:= [.E6] + [.F6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1-02" calcext:value-type="date">
            <text:p>2014-01-02</text:p>
          </table:table-cell>
          <table:table-cell office:value-type="date" office:date-value="2014-01-30" calcext:value-type="date">
            <text:p>2014-01-30</text:p>
          </table:table-cell>
          <table:table-cell table:formula="of:= MONTH([.A7])" office:value-type="float" office:value="1" calcext:value-type="float">
            <text:p>1</text:p>
          </table:table-cell>
          <table:table-cell table:formula="of:=COM.MICROSOFT.IFS([.C7] = 1; &quot;styczeń&quot;; [.C7] = 2; &quot;luty&quot;; [.C7] = 3; &quot;marzec&quot;; [.C7] = 4; &quot;kwiecień&quot;; [.C7] = 5; &quot;maj&quot;; [.C7] = 6; &quot;czerwiec&quot;; [.C7] = 7; &quot;lipiec&quot;; [.C7] = 8; &quot;sierpień&quot;; [.C7] = 9; &quot;wrzesień&quot;; [.C7] = 10; &quot;październik&quot;; [.C7] = 11; &quot;listopad&quot;; [.C7] = 12; &quot;grudzień&quot;)" office:value-type="string" office:string-value="styczeń" calcext:value-type="string">
            <text:p>stycz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7] - [.A7]" office:value-type="float" office:value="28" calcext:value-type="float">
            <text:p>28</text:p>
          </table:table-cell>
          <table:table-cell table:formula="of:= 10 * [.G7] * [.H7]" office:value-type="float" office:value="560" calcext:value-type="float">
            <text:p>560</text:p>
          </table:table-cell>
          <table:table-cell table:formula="of:=[.I7] + [.F7] + [.E7]" office:value-type="float" office:value="571.72" calcext:value-type="float">
            <text:p>571,72</text:p>
          </table:table-cell>
          <table:table-cell table:formula="of:= [.E7] + [.F7]" office:value-type="float" office:value="11.72" calcext:value-type="float">
            <text:p>11,72</text:p>
          </table:table-cell>
          <table:table-cell/>
          <table:table-cell table:style-name="ce6" office:value-type="string" calcext:value-type="string">
            <text:p>D)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date" office:date-value="2014-01-31" calcext:value-type="date">
            <text:p>2014-01-31</text:p>
          </table:table-cell>
          <table:table-cell table:formula="of:= MONTH([.A8])" office:value-type="float" office:value="1" calcext:value-type="float">
            <text:p>1</text:p>
          </table:table-cell>
          <table:table-cell table:formula="of:=COM.MICROSOFT.IFS([.C8] = 1; &quot;styczeń&quot;; [.C8] = 2; &quot;luty&quot;; [.C8] = 3; &quot;marzec&quot;; [.C8] = 4; &quot;kwiecień&quot;; [.C8] = 5; &quot;maj&quot;; [.C8] = 6; &quot;czerwiec&quot;; [.C8] = 7; &quot;lipiec&quot;; [.C8] = 8; &quot;sierpień&quot;; [.C8] = 9; &quot;wrzesień&quot;; [.C8] = 10; &quot;październik&quot;; [.C8] = 11; &quot;listopad&quot;; [.C8] = 12; &quot;grudzień&quot;)" office:value-type="string" office:string-value="styczeń" calcext:value-type="string">
            <text:p>styczeń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8] - [.A8]" office:value-type="float" office:value="28" calcext:value-type="float">
            <text:p>28</text:p>
          </table:table-cell>
          <table:table-cell table:formula="of:= 10 * [.G8] * [.H8]" office:value-type="float" office:value="1400" calcext:value-type="float">
            <text:p>1400</text:p>
          </table:table-cell>
          <table:table-cell table:formula="of:=[.I8] + [.F8] + [.E8]" office:value-type="float" office:value="1405.79" calcext:value-type="float">
            <text:p>1405,79</text:p>
          </table:table-cell>
          <table:table-cell table:formula="of:= [.E8] + [.F8]" office:value-type="float" office:value="5.79" calcext:value-type="float">
            <text:p>5,79</text:p>
          </table:table-cell>
          <table:table-cell/>
          <table:table-cell table:style-name="ce6" office:value-type="string" calcext:value-type="string">
            <text:p>miesiąc</text:p>
          </table:table-cell>
          <table:table-cell table:style-name="ce6" office:value-type="string" calcext:value-type="string">
            <text:p>koszt mediów</text:p>
          </table:table-cell>
          <table:table-cell table:number-columns-repeated="4"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date" office:date-value="2014-01-06" calcext:value-type="date">
            <text:p>2014-01-06</text:p>
          </table:table-cell>
          <table:table-cell table:formula="of:= MONTH([.A9])" office:value-type="float" office:value="1" calcext:value-type="float">
            <text:p>1</text:p>
          </table:table-cell>
          <table:table-cell table:formula="of:=COM.MICROSOFT.IFS([.C9] = 1; &quot;styczeń&quot;; [.C9] = 2; &quot;luty&quot;; [.C9] = 3; &quot;marzec&quot;; [.C9] = 4; &quot;kwiecień&quot;; [.C9] = 5; &quot;maj&quot;; [.C9] = 6; &quot;czerwiec&quot;; [.C9] = 7; &quot;lipiec&quot;; [.C9] = 8; &quot;sierpień&quot;; [.C9] = 9; &quot;wrzesień&quot;; [.C9] = 10; &quot;październik&quot;; [.C9] = 11; &quot;listopad&quot;; [.C9] = 12; &quot;grudzień&quot;)" office:value-type="string" office:string-value="styczeń" calcext:value-type="string">
            <text:p>styczeń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5" calcext:value-type="float">
            <text:p>5</text:p>
          </table:table-cell>
          <table:table-cell table:formula="of:=[.B9] - [.A9]" office:value-type="float" office:value="3" calcext:value-type="float">
            <text:p>3</text:p>
          </table:table-cell>
          <table:table-cell table:formula="of:= 10 * [.G9] * [.H9]" office:value-type="float" office:value="150" calcext:value-type="float">
            <text:p>150</text:p>
          </table:table-cell>
          <table:table-cell table:formula="of:=[.I9] + [.F9] + [.E9]" office:value-type="float" office:value="160.87" calcext:value-type="float">
            <text:p>160,87</text:p>
          </table:table-cell>
          <table:table-cell table:formula="of:= [.E9] + [.F9]" office:value-type="float" office:value="10.87" calcext:value-type="float">
            <text:p>10,87</text:p>
          </table:table-cell>
          <table:table-cell/>
          <table:table-cell table:style-name="ce6" office:value-type="string" calcext:value-type="string">
            <text:p>styczeń</text:p>
          </table:table-cell>
          <table:table-cell table:style-name="ce6" table:formula="of:= SUMIF([.D$2:.D$1001]; [.M9]; [.K$2:.K$1001])" office:value-type="float" office:value="1078.32" calcext:value-type="float">
            <text:p>1078,32</text:p>
          </table:table-cell>
          <table:table-cell table:number-columns-repeated="4"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date" office:date-value="2014-01-30" calcext:value-type="date">
            <text:p>2014-01-30</text:p>
          </table:table-cell>
          <table:table-cell table:formula="of:= MONTH([.A10])" office:value-type="float" office:value="1" calcext:value-type="float">
            <text:p>1</text:p>
          </table:table-cell>
          <table:table-cell table:formula="of:=COM.MICROSOFT.IFS([.C10] = 1; &quot;styczeń&quot;; [.C10] = 2; &quot;luty&quot;; [.C10] = 3; &quot;marzec&quot;; [.C10] = 4; &quot;kwiecień&quot;; [.C10] = 5; &quot;maj&quot;; [.C10] = 6; &quot;czerwiec&quot;; [.C10] = 7; &quot;lipiec&quot;; [.C10] = 8; &quot;sierpień&quot;; [.C10] = 9; &quot;wrzesień&quot;; [.C10] = 10; &quot;październik&quot;; [.C10] = 11; &quot;listopad&quot;; [.C10] = 12; &quot;grudzień&quot;)" office:value-type="string" office:string-value="styczeń" calcext:value-type="string">
            <text:p>stycz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B10] - [.A10]" office:value-type="float" office:value="27" calcext:value-type="float">
            <text:p>27</text:p>
          </table:table-cell>
          <table:table-cell table:formula="of:= 10 * [.G10] * [.H10]" office:value-type="float" office:value="540" calcext:value-type="float">
            <text:p>540</text:p>
          </table:table-cell>
          <table:table-cell table:formula="of:=[.I10] + [.F10] + [.E10]" office:value-type="float" office:value="544.36" calcext:value-type="float">
            <text:p>544,36</text:p>
          </table:table-cell>
          <table:table-cell table:formula="of:= [.E10] + [.F10]" office:value-type="float" office:value="4.36" calcext:value-type="float">
            <text:p>4,36</text:p>
          </table:table-cell>
          <table:table-cell/>
          <table:table-cell table:style-name="ce6" office:value-type="string" calcext:value-type="string">
            <text:p>luty</text:p>
          </table:table-cell>
          <table:table-cell table:style-name="ce6" table:formula="of:= SUMIF([.D$2:.D$1001]; [.M10]; [.K$2:.K$1001])" office:value-type="float" office:value="611.15" calcext:value-type="float">
            <text:p>611,15</text:p>
          </table:table-cell>
          <table:table-cell table:number-columns-repeated="4"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date" office:date-value="2014-01-21" calcext:value-type="date">
            <text:p>2014-01-21</text:p>
          </table:table-cell>
          <table:table-cell table:formula="of:= MONTH([.A11])" office:value-type="float" office:value="1" calcext:value-type="float">
            <text:p>1</text:p>
          </table:table-cell>
          <table:table-cell table:formula="of:=COM.MICROSOFT.IFS([.C11] = 1; &quot;styczeń&quot;; [.C11] = 2; &quot;luty&quot;; [.C11] = 3; &quot;marzec&quot;; [.C11] = 4; &quot;kwiecień&quot;; [.C11] = 5; &quot;maj&quot;; [.C11] = 6; &quot;czerwiec&quot;; [.C11] = 7; &quot;lipiec&quot;; [.C11] = 8; &quot;sierpień&quot;; [.C11] = 9; &quot;wrzesień&quot;; [.C11] = 10; &quot;październik&quot;; [.C11] = 11; &quot;listopad&quot;; [.C11] = 12; &quot;grudzień&quot;)" office:value-type="string" office:string-value="styczeń" calcext:value-type="string">
            <text:p>styczeń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11] - [.A11]" office:value-type="float" office:value="18" calcext:value-type="float">
            <text:p>18</text:p>
          </table:table-cell>
          <table:table-cell table:formula="of:= 10 * [.G11] * [.H11]" office:value-type="float" office:value="720" calcext:value-type="float">
            <text:p>720</text:p>
          </table:table-cell>
          <table:table-cell table:formula="of:=[.I11] + [.F11] + [.E11]" office:value-type="float" office:value="725.79" calcext:value-type="float">
            <text:p>725,79</text:p>
          </table:table-cell>
          <table:table-cell table:formula="of:= [.E11] + [.F11]" office:value-type="float" office:value="5.79" calcext:value-type="float">
            <text:p>5,79</text:p>
          </table:table-cell>
          <table:table-cell/>
          <table:table-cell table:style-name="ce6" office:value-type="string" calcext:value-type="string">
            <text:p>marzec</text:p>
          </table:table-cell>
          <table:table-cell table:style-name="ce6" table:formula="of:= SUMIF([.D$2:.D$1001]; [.M11]; [.K$2:.K$1001])" office:value-type="float" office:value="565.22" calcext:value-type="float">
            <text:p>565,22</text:p>
          </table:table-cell>
          <table:table-cell table:number-columns-repeated="4"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date" office:date-value="2014-01-30" calcext:value-type="date">
            <text:p>2014-01-30</text:p>
          </table:table-cell>
          <table:table-cell table:formula="of:= MONTH([.A12])" office:value-type="float" office:value="1" calcext:value-type="float">
            <text:p>1</text:p>
          </table:table-cell>
          <table:table-cell table:formula="of:=COM.MICROSOFT.IFS([.C12] = 1; &quot;styczeń&quot;; [.C12] = 2; &quot;luty&quot;; [.C12] = 3; &quot;marzec&quot;; [.C12] = 4; &quot;kwiecień&quot;; [.C12] = 5; &quot;maj&quot;; [.C12] = 6; &quot;czerwiec&quot;; [.C12] = 7; &quot;lipiec&quot;; [.C12] = 8; &quot;sierpień&quot;; [.C12] = 9; &quot;wrzesień&quot;; [.C12] = 10; &quot;październik&quot;; [.C12] = 11; &quot;listopad&quot;; [.C12] = 12; &quot;grudzień&quot;)" office:value-type="string" office:string-value="styczeń" calcext:value-type="string">
            <text:p>styczeń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12] - [.A12]" office:value-type="float" office:value="27" calcext:value-type="float">
            <text:p>27</text:p>
          </table:table-cell>
          <table:table-cell table:formula="of:= 10 * [.G12] * [.H12]" office:value-type="float" office:value="1350" calcext:value-type="float">
            <text:p>1350</text:p>
          </table:table-cell>
          <table:table-cell table:formula="of:=[.I12] + [.F12] + [.E12]" office:value-type="float" office:value="1355.93" calcext:value-type="float">
            <text:p>1355,93</text:p>
          </table:table-cell>
          <table:table-cell table:formula="of:= [.E12] + [.F12]" office:value-type="float" office:value="5.93" calcext:value-type="float">
            <text:p>5,93</text:p>
          </table:table-cell>
          <table:table-cell/>
          <table:table-cell table:style-name="ce6" office:value-type="string" calcext:value-type="string">
            <text:p>kwiecień</text:p>
          </table:table-cell>
          <table:table-cell table:style-name="ce6" table:formula="of:= SUMIF([.D$2:.D$1001]; [.M12]; [.K$2:.K$1001])" office:value-type="float" office:value="322.96" calcext:value-type="float">
            <text:p>322,96</text:p>
          </table:table-cell>
          <table:table-cell table:number-columns-repeated="4"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date" office:date-value="2014-01-30" calcext:value-type="date">
            <text:p>2014-01-30</text:p>
          </table:table-cell>
          <table:table-cell table:formula="of:= MONTH([.A13])" office:value-type="float" office:value="1" calcext:value-type="float">
            <text:p>1</text:p>
          </table:table-cell>
          <table:table-cell table:formula="of:=COM.MICROSOFT.IFS([.C13] = 1; &quot;styczeń&quot;; [.C13] = 2; &quot;luty&quot;; [.C13] = 3; &quot;marzec&quot;; [.C13] = 4; &quot;kwiecień&quot;; [.C13] = 5; &quot;maj&quot;; [.C13] = 6; &quot;czerwiec&quot;; [.C13] = 7; &quot;lipiec&quot;; [.C13] = 8; &quot;sierpień&quot;; [.C13] = 9; &quot;wrzesień&quot;; [.C13] = 10; &quot;październik&quot;; [.C13] = 11; &quot;listopad&quot;; [.C13] = 12; &quot;grudzień&quot;)" office:value-type="string" office:string-value="styczeń" calcext:value-type="string">
            <text:p>styczeń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table:formula="of:=[.B13] - [.A13]" office:value-type="float" office:value="27" calcext:value-type="float">
            <text:p>27</text:p>
          </table:table-cell>
          <table:table-cell table:formula="of:= 10 * [.G13] * [.H13]" office:value-type="float" office:value="1080" calcext:value-type="float">
            <text:p>1080</text:p>
          </table:table-cell>
          <table:table-cell table:formula="of:=[.I13] + [.F13] + [.E13]" office:value-type="float" office:value="1082.35" calcext:value-type="float">
            <text:p>1082,35</text:p>
          </table:table-cell>
          <table:table-cell table:formula="of:= [.E13] + [.F13]" office:value-type="float" office:value="2.35" calcext:value-type="float">
            <text:p>2,35</text:p>
          </table:table-cell>
          <table:table-cell/>
          <table:table-cell table:style-name="ce6" office:value-type="string" calcext:value-type="string">
            <text:p>maj</text:p>
          </table:table-cell>
          <table:table-cell table:style-name="ce6" table:formula="of:= SUMIF([.D$2:.D$1001]; [.M13]; [.K$2:.K$1001])" office:value-type="float" office:value="299.66" calcext:value-type="float">
            <text:p>299,66</text:p>
          </table:table-cell>
          <table:table-cell table:number-columns-repeated="4"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date" office:date-value="2014-01-26" calcext:value-type="date">
            <text:p>2014-01-26</text:p>
          </table:table-cell>
          <table:table-cell table:formula="of:= MONTH([.A14])" office:value-type="float" office:value="1" calcext:value-type="float">
            <text:p>1</text:p>
          </table:table-cell>
          <table:table-cell table:formula="of:=COM.MICROSOFT.IFS([.C14] = 1; &quot;styczeń&quot;; [.C14] = 2; &quot;luty&quot;; [.C14] = 3; &quot;marzec&quot;; [.C14] = 4; &quot;kwiecień&quot;; [.C14] = 5; &quot;maj&quot;; [.C14] = 6; &quot;czerwiec&quot;; [.C14] = 7; &quot;lipiec&quot;; [.C14] = 8; &quot;sierpień&quot;; [.C14] = 9; &quot;wrzesień&quot;; [.C14] = 10; &quot;październik&quot;; [.C14] = 11; &quot;listopad&quot;; [.C14] = 12; &quot;grudzień&quot;)" office:value-type="string" office:string-value="styczeń" calcext:value-type="string">
            <text:p>stycz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B14] - [.A14]" office:value-type="float" office:value="23" calcext:value-type="float">
            <text:p>23</text:p>
          </table:table-cell>
          <table:table-cell table:formula="of:= 10 * [.G14] * [.H14]" office:value-type="float" office:value="460" calcext:value-type="float">
            <text:p>460</text:p>
          </table:table-cell>
          <table:table-cell table:formula="of:=[.I14] + [.F14] + [.E14]" office:value-type="float" office:value="465.37" calcext:value-type="float">
            <text:p>465,37</text:p>
          </table:table-cell>
          <table:table-cell table:formula="of:= [.E14] + [.F14]" office:value-type="float" office:value="5.37" calcext:value-type="float">
            <text:p>5,37</text:p>
          </table:table-cell>
          <table:table-cell/>
          <table:table-cell table:style-name="ce6" office:value-type="string" calcext:value-type="string">
            <text:p>czerwiec</text:p>
          </table:table-cell>
          <table:table-cell table:style-name="ce6" table:formula="of:= SUMIF([.D$2:.D$1001]; [.M14]; [.K$2:.K$1001])" office:value-type="float" office:value="568.59" calcext:value-type="float">
            <text:p>568,59</text:p>
          </table:table-cell>
          <table:table-cell table:number-columns-repeated="4"/>
        </table:table-row>
        <table:table-row table:style-name="ro1">
          <table:table-cell office:value-type="date" office:date-value="2014-01-03" calcext:value-type="date">
            <text:p>2014-01-03</text:p>
          </table:table-cell>
          <table:table-cell office:value-type="date" office:date-value="2014-01-10" calcext:value-type="date">
            <text:p>2014-01-10</text:p>
          </table:table-cell>
          <table:table-cell table:formula="of:= MONTH([.A15])" office:value-type="float" office:value="1" calcext:value-type="float">
            <text:p>1</text:p>
          </table:table-cell>
          <table:table-cell table:formula="of:=COM.MICROSOFT.IFS([.C15] = 1; &quot;styczeń&quot;; [.C15] = 2; &quot;luty&quot;; [.C15] = 3; &quot;marzec&quot;; [.C15] = 4; &quot;kwiecień&quot;; [.C15] = 5; &quot;maj&quot;; [.C15] = 6; &quot;czerwiec&quot;; [.C15] = 7; &quot;lipiec&quot;; [.C15] = 8; &quot;sierpień&quot;; [.C15] = 9; &quot;wrzesień&quot;; [.C15] = 10; &quot;październik&quot;; [.C15] = 11; &quot;listopad&quot;; [.C15] = 12; &quot;grudzień&quot;)" office:value-type="string" office:string-value="styczeń" calcext:value-type="string">
            <text:p>stycz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15] - [.A15]" office:value-type="float" office:value="7" calcext:value-type="float">
            <text:p>7</text:p>
          </table:table-cell>
          <table:table-cell table:formula="of:= 10 * [.G15] * [.H15]" office:value-type="float" office:value="140" calcext:value-type="float">
            <text:p>140</text:p>
          </table:table-cell>
          <table:table-cell table:formula="of:=[.I15] + [.F15] + [.E15]" office:value-type="float" office:value="145.82" calcext:value-type="float">
            <text:p>145,82</text:p>
          </table:table-cell>
          <table:table-cell table:formula="of:= [.E15] + [.F15]" office:value-type="float" office:value="5.82" calcext:value-type="float">
            <text:p>5,82</text:p>
          </table:table-cell>
          <table:table-cell/>
          <table:table-cell table:style-name="ce6" office:value-type="string" calcext:value-type="string">
            <text:p>lipiec</text:p>
          </table:table-cell>
          <table:table-cell table:style-name="ce6" table:formula="of:= SUMIF([.D$2:.D$1001]; [.M15]; [.K$2:.K$1001])" office:value-type="float" office:value="628.6" calcext:value-type="float">
            <text:p>628,6</text:p>
          </table:table-cell>
          <table:table-cell table:number-columns-repeated="4"/>
        </table:table-row>
        <table:table-row table:style-name="ro1">
          <table:table-cell office:value-type="date" office:date-value="2014-01-04" calcext:value-type="date">
            <text:p>2014-01-04</text:p>
          </table:table-cell>
          <table:table-cell office:value-type="date" office:date-value="2014-01-10" calcext:value-type="date">
            <text:p>2014-01-10</text:p>
          </table:table-cell>
          <table:table-cell table:formula="of:= MONTH([.A16])" office:value-type="float" office:value="1" calcext:value-type="float">
            <text:p>1</text:p>
          </table:table-cell>
          <table:table-cell table:formula="of:=COM.MICROSOFT.IFS([.C16] = 1; &quot;styczeń&quot;; [.C16] = 2; &quot;luty&quot;; [.C16] = 3; &quot;marzec&quot;; [.C16] = 4; &quot;kwiecień&quot;; [.C16] = 5; &quot;maj&quot;; [.C16] = 6; &quot;czerwiec&quot;; [.C16] = 7; &quot;lipiec&quot;; [.C16] = 8; &quot;sierpień&quot;; [.C16] = 9; &quot;wrzesień&quot;; [.C16] = 10; &quot;październik&quot;; [.C16] = 11; &quot;listopad&quot;; [.C16] = 12; &quot;grudzień&quot;)" office:value-type="string" office:string-value="styczeń" calcext:value-type="string">
            <text:p>styczeń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16] - [.A16]" office:value-type="float" office:value="6" calcext:value-type="float">
            <text:p>6</text:p>
          </table:table-cell>
          <table:table-cell table:formula="of:= 10 * [.G16] * [.H16]" office:value-type="float" office:value="120" calcext:value-type="float">
            <text:p>120</text:p>
          </table:table-cell>
          <table:table-cell table:formula="of:=[.I16] + [.F16] + [.E16]" office:value-type="float" office:value="125.79" calcext:value-type="float">
            <text:p>125,79</text:p>
          </table:table-cell>
          <table:table-cell table:formula="of:= [.E16] + [.F16]" office:value-type="float" office:value="5.79" calcext:value-type="float">
            <text:p>5,79</text:p>
          </table:table-cell>
          <table:table-cell/>
          <table:table-cell table:style-name="ce6" office:value-type="string" calcext:value-type="string">
            <text:p>sierpień</text:p>
          </table:table-cell>
          <table:table-cell table:style-name="ce6" table:formula="of:= SUMIF([.D$2:.D$1001]; [.M16]; [.K$2:.K$1001])" office:value-type="float" office:value="531.33" calcext:value-type="float">
            <text:p>531,33</text:p>
          </table:table-cell>
          <table:table-cell table:number-columns-repeated="4"/>
        </table:table-row>
        <table:table-row table:style-name="ro1">
          <table:table-cell office:value-type="date" office:date-value="2014-01-04" calcext:value-type="date">
            <text:p>2014-01-04</text:p>
          </table:table-cell>
          <table:table-cell office:value-type="date" office:date-value="2014-01-11" calcext:value-type="date">
            <text:p>2014-01-11</text:p>
          </table:table-cell>
          <table:table-cell table:formula="of:= MONTH([.A17])" office:value-type="float" office:value="1" calcext:value-type="float">
            <text:p>1</text:p>
          </table:table-cell>
          <table:table-cell table:formula="of:=COM.MICROSOFT.IFS([.C17] = 1; &quot;styczeń&quot;; [.C17] = 2; &quot;luty&quot;; [.C17] = 3; &quot;marzec&quot;; [.C17] = 4; &quot;kwiecień&quot;; [.C17] = 5; &quot;maj&quot;; [.C17] = 6; &quot;czerwiec&quot;; [.C17] = 7; &quot;lipiec&quot;; [.C17] = 8; &quot;sierpień&quot;; [.C17] = 9; &quot;wrzesień&quot;; [.C17] = 10; &quot;październik&quot;; [.C17] = 11; &quot;listopad&quot;; [.C17] = 12; &quot;grudzień&quot;)" office:value-type="string" office:string-value="styczeń" calcext:value-type="string">
            <text:p>stycz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B17] - [.A17]" office:value-type="float" office:value="7" calcext:value-type="float">
            <text:p>7</text:p>
          </table:table-cell>
          <table:table-cell table:formula="of:= 10 * [.G17] * [.H17]" office:value-type="float" office:value="280" calcext:value-type="float">
            <text:p>280</text:p>
          </table:table-cell>
          <table:table-cell table:formula="of:=[.I17] + [.F17] + [.E17]" office:value-type="float" office:value="284.36" calcext:value-type="float">
            <text:p>284,36</text:p>
          </table:table-cell>
          <table:table-cell table:formula="of:= [.E17] + [.F17]" office:value-type="float" office:value="4.36" calcext:value-type="float">
            <text:p>4,36</text:p>
          </table:table-cell>
          <table:table-cell/>
          <table:table-cell table:style-name="ce6" office:value-type="string" calcext:value-type="string">
            <text:p>wrzesień</text:p>
          </table:table-cell>
          <table:table-cell table:style-name="ce6" table:formula="of:= SUMIF([.D$2:.D$1001]; [.M17]; [.K$2:.K$1001])" office:value-type="float" office:value="1045.12" calcext:value-type="float">
            <text:p>1045,12</text:p>
          </table:table-cell>
          <table:table-cell table:number-columns-repeated="4"/>
        </table:table-row>
        <table:table-row table:style-name="ro1">
          <table:table-cell office:value-type="date" office:date-value="2014-01-04" calcext:value-type="date">
            <text:p>2014-01-04</text:p>
          </table:table-cell>
          <table:table-cell office:value-type="date" office:date-value="2014-01-21" calcext:value-type="date">
            <text:p>2014-01-21</text:p>
          </table:table-cell>
          <table:table-cell table:formula="of:= MONTH([.A18])" office:value-type="float" office:value="1" calcext:value-type="float">
            <text:p>1</text:p>
          </table:table-cell>
          <table:table-cell table:formula="of:=COM.MICROSOFT.IFS([.C18] = 1; &quot;styczeń&quot;; [.C18] = 2; &quot;luty&quot;; [.C18] = 3; &quot;marzec&quot;; [.C18] = 4; &quot;kwiecień&quot;; [.C18] = 5; &quot;maj&quot;; [.C18] = 6; &quot;czerwiec&quot;; [.C18] = 7; &quot;lipiec&quot;; [.C18] = 8; &quot;sierpień&quot;; [.C18] = 9; &quot;wrzesień&quot;; [.C18] = 10; &quot;październik&quot;; [.C18] = 11; &quot;listopad&quot;; [.C18] = 12; &quot;grudzień&quot;)" office:value-type="string" office:string-value="styczeń" calcext:value-type="string">
            <text:p>stycz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18] - [.A18]" office:value-type="float" office:value="17" calcext:value-type="float">
            <text:p>17</text:p>
          </table:table-cell>
          <table:table-cell table:formula="of:= 10 * [.G18] * [.H18]" office:value-type="float" office:value="1020" calcext:value-type="float">
            <text:p>1020</text:p>
          </table:table-cell>
          <table:table-cell table:formula="of:=[.I18] + [.F18] + [.E18]" office:value-type="float" office:value="1026.75" calcext:value-type="float">
            <text:p>1026,75</text:p>
          </table:table-cell>
          <table:table-cell table:formula="of:= [.E18] + [.F18]" office:value-type="float" office:value="6.75" calcext:value-type="float">
            <text:p>6,75</text:p>
          </table:table-cell>
          <table:table-cell/>
          <table:table-cell table:style-name="ce6" office:value-type="string" calcext:value-type="string">
            <text:p>październik</text:p>
          </table:table-cell>
          <table:table-cell table:style-name="ce6" table:formula="of:= SUMIF([.D$2:.D$1001]; [.M18]; [.K$2:.K$1001])" office:value-type="float" office:value="813.25" calcext:value-type="float">
            <text:p>813,25</text:p>
          </table:table-cell>
          <table:table-cell table:number-columns-repeated="4"/>
        </table:table-row>
        <table:table-row table:style-name="ro1">
          <table:table-cell office:value-type="date" office:date-value="2014-01-05" calcext:value-type="date">
            <text:p>2014-01-05</text:p>
          </table:table-cell>
          <table:table-cell office:value-type="date" office:date-value="2014-01-22" calcext:value-type="date">
            <text:p>2014-01-22</text:p>
          </table:table-cell>
          <table:table-cell table:formula="of:= MONTH([.A19])" office:value-type="float" office:value="1" calcext:value-type="float">
            <text:p>1</text:p>
          </table:table-cell>
          <table:table-cell table:formula="of:=COM.MICROSOFT.IFS([.C19] = 1; &quot;styczeń&quot;; [.C19] = 2; &quot;luty&quot;; [.C19] = 3; &quot;marzec&quot;; [.C19] = 4; &quot;kwiecień&quot;; [.C19] = 5; &quot;maj&quot;; [.C19] = 6; &quot;czerwiec&quot;; [.C19] = 7; &quot;lipiec&quot;; [.C19] = 8; &quot;sierpień&quot;; [.C19] = 9; &quot;wrzesień&quot;; [.C19] = 10; &quot;październik&quot;; [.C19] = 11; &quot;listopad&quot;; [.C19] = 12; &quot;grudzień&quot;)" office:value-type="string" office:string-value="styczeń" calcext:value-type="string">
            <text:p>stycz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19] - [.A19]" office:value-type="float" office:value="17" calcext:value-type="float">
            <text:p>17</text:p>
          </table:table-cell>
          <table:table-cell table:formula="of:= 10 * [.G19] * [.H19]" office:value-type="float" office:value="510" calcext:value-type="float">
            <text:p>510</text:p>
          </table:table-cell>
          <table:table-cell table:formula="of:=[.I19] + [.F19] + [.E19]" office:value-type="float" office:value="516.6" calcext:value-type="float">
            <text:p>516,6</text:p>
          </table:table-cell>
          <table:table-cell table:formula="of:= [.E19] + [.F19]" office:value-type="float" office:value="6.6" calcext:value-type="float">
            <text:p>6,6</text:p>
          </table:table-cell>
          <table:table-cell/>
          <table:table-cell table:style-name="ce6" office:value-type="string" calcext:value-type="string">
            <text:p>listopad</text:p>
          </table:table-cell>
          <table:table-cell table:style-name="ce6" table:formula="of:= SUMIF([.D$2:.D$1001]; [.M19]; [.K$2:.K$1001])" office:value-type="float" office:value="1107.8" calcext:value-type="float">
            <text:p>1107,8</text:p>
          </table:table-cell>
          <table:table-cell table:number-columns-repeated="4"/>
        </table:table-row>
        <table:table-row table:style-name="ro1">
          <table:table-cell office:value-type="date" office:date-value="2014-01-05" calcext:value-type="date">
            <text:p>2014-01-05</text:p>
          </table:table-cell>
          <table:table-cell office:value-type="date" office:date-value="2014-01-23" calcext:value-type="date">
            <text:p>2014-01-23</text:p>
          </table:table-cell>
          <table:table-cell table:formula="of:= MONTH([.A20])" office:value-type="float" office:value="1" calcext:value-type="float">
            <text:p>1</text:p>
          </table:table-cell>
          <table:table-cell table:formula="of:=COM.MICROSOFT.IFS([.C20] = 1; &quot;styczeń&quot;; [.C20] = 2; &quot;luty&quot;; [.C20] = 3; &quot;marzec&quot;; [.C20] = 4; &quot;kwiecień&quot;; [.C20] = 5; &quot;maj&quot;; [.C20] = 6; &quot;czerwiec&quot;; [.C20] = 7; &quot;lipiec&quot;; [.C20] = 8; &quot;sierpień&quot;; [.C20] = 9; &quot;wrzesień&quot;; [.C20] = 10; &quot;październik&quot;; [.C20] = 11; &quot;listopad&quot;; [.C20] = 12; &quot;grudzień&quot;)" office:value-type="string" office:string-value="styczeń" calcext:value-type="string">
            <text:p>stycz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20] - [.A20]" office:value-type="float" office:value="18" calcext:value-type="float">
            <text:p>18</text:p>
          </table:table-cell>
          <table:table-cell table:formula="of:= 10 * [.G20] * [.H20]" office:value-type="float" office:value="900" calcext:value-type="float">
            <text:p>900</text:p>
          </table:table-cell>
          <table:table-cell table:formula="of:=[.I20] + [.F20] + [.E20]" office:value-type="float" office:value="905.82" calcext:value-type="float">
            <text:p>905,82</text:p>
          </table:table-cell>
          <table:table-cell table:formula="of:= [.E20] + [.F20]" office:value-type="float" office:value="5.82" calcext:value-type="float">
            <text:p>5,82</text:p>
          </table:table-cell>
          <table:table-cell/>
          <table:table-cell table:style-name="ce6" office:value-type="string" calcext:value-type="string">
            <text:p>grudzień</text:p>
          </table:table-cell>
          <table:table-cell table:style-name="ce6" table:formula="of:= SUMIF([.D$2:.D$1001]; [.M20]; [.K$2:.K$1001])" office:value-type="float" office:value="893.16" calcext:value-type="float">
            <text:p>893,16</text:p>
          </table:table-cell>
          <table:table-cell table:number-columns-repeated="4"/>
        </table:table-row>
        <table:table-row table:style-name="ro1">
          <table:table-cell office:value-type="date" office:date-value="2014-01-06" calcext:value-type="date">
            <text:p>2014-01-06</text:p>
          </table:table-cell>
          <table:table-cell office:value-type="date" office:date-value="2014-01-15" calcext:value-type="date">
            <text:p>2014-01-15</text:p>
          </table:table-cell>
          <table:table-cell table:formula="of:= MONTH([.A21])" office:value-type="float" office:value="1" calcext:value-type="float">
            <text:p>1</text:p>
          </table:table-cell>
          <table:table-cell table:formula="of:=COM.MICROSOFT.IFS([.C21] = 1; &quot;styczeń&quot;; [.C21] = 2; &quot;luty&quot;; [.C21] = 3; &quot;marzec&quot;; [.C21] = 4; &quot;kwiecień&quot;; [.C21] = 5; &quot;maj&quot;; [.C21] = 6; &quot;czerwiec&quot;; [.C21] = 7; &quot;lipiec&quot;; [.C21] = 8; &quot;sierpień&quot;; [.C21] = 9; &quot;wrzesień&quot;; [.C21] = 10; &quot;październik&quot;; [.C21] = 11; &quot;listopad&quot;; [.C21] = 12; &quot;grudzień&quot;)" office:value-type="string" office:string-value="styczeń" calcext:value-type="string">
            <text:p>stycz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formula="of:=[.B21] - [.A21]" office:value-type="float" office:value="9" calcext:value-type="float">
            <text:p>9</text:p>
          </table:table-cell>
          <table:table-cell table:formula="of:= 10 * [.G21] * [.H21]" office:value-type="float" office:value="180" calcext:value-type="float">
            <text:p>180</text:p>
          </table:table-cell>
          <table:table-cell table:formula="of:=[.I21] + [.F21] + [.E21]" office:value-type="float" office:value="184.78" calcext:value-type="float">
            <text:p>184,78</text:p>
          </table:table-cell>
          <table:table-cell table:formula="of:= [.E21] + [.F21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date" office:date-value="2014-01-24" calcext:value-type="date">
            <text:p>2014-01-24</text:p>
          </table:table-cell>
          <table:table-cell table:formula="of:= MONTH([.A22])" office:value-type="float" office:value="1" calcext:value-type="float">
            <text:p>1</text:p>
          </table:table-cell>
          <table:table-cell table:formula="of:=COM.MICROSOFT.IFS([.C22] = 1; &quot;styczeń&quot;; [.C22] = 2; &quot;luty&quot;; [.C22] = 3; &quot;marzec&quot;; [.C22] = 4; &quot;kwiecień&quot;; [.C22] = 5; &quot;maj&quot;; [.C22] = 6; &quot;czerwiec&quot;; [.C22] = 7; &quot;lipiec&quot;; [.C22] = 8; &quot;sierpień&quot;; [.C22] = 9; &quot;wrzesień&quot;; [.C22] = 10; &quot;październik&quot;; [.C22] = 11; &quot;listopad&quot;; [.C22] = 12; &quot;grudzień&quot;)" office:value-type="string" office:string-value="styczeń" calcext:value-type="string">
            <text:p>stycz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table:formula="of:=[.B22] - [.A22]" office:value-type="float" office:value="17" calcext:value-type="float">
            <text:p>17</text:p>
          </table:table-cell>
          <table:table-cell table:formula="of:= 10 * [.G22] * [.H22]" office:value-type="float" office:value="680" calcext:value-type="float">
            <text:p>680</text:p>
          </table:table-cell>
          <table:table-cell table:formula="of:=[.I22] + [.F22] + [.E22]" office:value-type="float" office:value="682.06" calcext:value-type="float">
            <text:p>682,06</text:p>
          </table:table-cell>
          <table:table-cell table:formula="of:= [.E22] + [.F22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date" office:date-value="2014-01-31" calcext:value-type="date">
            <text:p>2014-01-31</text:p>
          </table:table-cell>
          <table:table-cell table:formula="of:= MONTH([.A23])" office:value-type="float" office:value="1" calcext:value-type="float">
            <text:p>1</text:p>
          </table:table-cell>
          <table:table-cell table:formula="of:=COM.MICROSOFT.IFS([.C23] = 1; &quot;styczeń&quot;; [.C23] = 2; &quot;luty&quot;; [.C23] = 3; &quot;marzec&quot;; [.C23] = 4; &quot;kwiecień&quot;; [.C23] = 5; &quot;maj&quot;; [.C23] = 6; &quot;czerwiec&quot;; [.C23] = 7; &quot;lipiec&quot;; [.C23] = 8; &quot;sierpień&quot;; [.C23] = 9; &quot;wrzesień&quot;; [.C23] = 10; &quot;październik&quot;; [.C23] = 11; &quot;listopad&quot;; [.C23] = 12; &quot;grudzień&quot;)" office:value-type="string" office:string-value="styczeń" calcext:value-type="string">
            <text:p>stycz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3" calcext:value-type="float">
            <text:p>3</text:p>
          </table:table-cell>
          <table:table-cell table:formula="of:=[.B23] - [.A23]" office:value-type="float" office:value="24" calcext:value-type="float">
            <text:p>24</text:p>
          </table:table-cell>
          <table:table-cell table:formula="of:= 10 * [.G23] * [.H23]" office:value-type="float" office:value="720" calcext:value-type="float">
            <text:p>720</text:p>
          </table:table-cell>
          <table:table-cell table:formula="of:=[.I23] + [.F23] + [.E23]" office:value-type="float" office:value="723.66" calcext:value-type="float">
            <text:p>723,66</text:p>
          </table:table-cell>
          <table:table-cell table:formula="of:= [.E23] + [.F23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date" office:date-value="2014-01-10" calcext:value-type="date">
            <text:p>2014-01-10</text:p>
          </table:table-cell>
          <table:table-cell table:formula="of:= MONTH([.A24])" office:value-type="float" office:value="1" calcext:value-type="float">
            <text:p>1</text:p>
          </table:table-cell>
          <table:table-cell table:formula="of:=COM.MICROSOFT.IFS([.C24] = 1; &quot;styczeń&quot;; [.C24] = 2; &quot;luty&quot;; [.C24] = 3; &quot;marzec&quot;; [.C24] = 4; &quot;kwiecień&quot;; [.C24] = 5; &quot;maj&quot;; [.C24] = 6; &quot;czerwiec&quot;; [.C24] = 7; &quot;lipiec&quot;; [.C24] = 8; &quot;sierpień&quot;; [.C24] = 9; &quot;wrzesień&quot;; [.C24] = 10; &quot;październik&quot;; [.C24] = 11; &quot;listopad&quot;; [.C24] = 12; &quot;grudzień&quot;)" office:value-type="string" office:string-value="styczeń" calcext:value-type="string">
            <text:p>styczeń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5" calcext:value-type="float">
            <text:p>5</text:p>
          </table:table-cell>
          <table:table-cell table:formula="of:=[.B24] - [.A24]" office:value-type="float" office:value="3" calcext:value-type="float">
            <text:p>3</text:p>
          </table:table-cell>
          <table:table-cell table:formula="of:= 10 * [.G24] * [.H24]" office:value-type="float" office:value="150" calcext:value-type="float">
            <text:p>150</text:p>
          </table:table-cell>
          <table:table-cell table:formula="of:=[.I24] + [.F24] + [.E24]" office:value-type="float" office:value="152.35" calcext:value-type="float">
            <text:p>152,35</text:p>
          </table:table-cell>
          <table:table-cell table:formula="of:= [.E24] + [.F24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date" office:date-value="2014-01-10" calcext:value-type="date">
            <text:p>2014-01-10</text:p>
          </table:table-cell>
          <table:table-cell table:formula="of:= MONTH([.A25])" office:value-type="float" office:value="1" calcext:value-type="float">
            <text:p>1</text:p>
          </table:table-cell>
          <table:table-cell table:formula="of:=COM.MICROSOFT.IFS([.C25] = 1; &quot;styczeń&quot;; [.C25] = 2; &quot;luty&quot;; [.C25] = 3; &quot;marzec&quot;; [.C25] = 4; &quot;kwiecień&quot;; [.C25] = 5; &quot;maj&quot;; [.C25] = 6; &quot;czerwiec&quot;; [.C25] = 7; &quot;lipiec&quot;; [.C25] = 8; &quot;sierpień&quot;; [.C25] = 9; &quot;wrzesień&quot;; [.C25] = 10; &quot;październik&quot;; [.C25] = 11; &quot;listopad&quot;; [.C25] = 12; &quot;grudzień&quot;)" office:value-type="string" office:string-value="styczeń" calcext:value-type="string">
            <text:p>styczeń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 table:formula="of:=[.B25] - [.A25]" office:value-type="float" office:value="3" calcext:value-type="float">
            <text:p>3</text:p>
          </table:table-cell>
          <table:table-cell table:formula="of:= 10 * [.G25] * [.H25]" office:value-type="float" office:value="120" calcext:value-type="float">
            <text:p>120</text:p>
          </table:table-cell>
          <table:table-cell table:formula="of:=[.I25] + [.F25] + [.E25]" office:value-type="float" office:value="122.79" calcext:value-type="float">
            <text:p>122,79</text:p>
          </table:table-cell>
          <table:table-cell table:formula="of:= [.E25] + [.F25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01-07" calcext:value-type="date">
            <text:p>2014-01-07</text:p>
          </table:table-cell>
          <table:table-cell office:value-type="date" office:date-value="2014-01-12" calcext:value-type="date">
            <text:p>2014-01-12</text:p>
          </table:table-cell>
          <table:table-cell table:formula="of:= MONTH([.A26])" office:value-type="float" office:value="1" calcext:value-type="float">
            <text:p>1</text:p>
          </table:table-cell>
          <table:table-cell table:formula="of:=COM.MICROSOFT.IFS([.C26] = 1; &quot;styczeń&quot;; [.C26] = 2; &quot;luty&quot;; [.C26] = 3; &quot;marzec&quot;; [.C26] = 4; &quot;kwiecień&quot;; [.C26] = 5; &quot;maj&quot;; [.C26] = 6; &quot;czerwiec&quot;; [.C26] = 7; &quot;lipiec&quot;; [.C26] = 8; &quot;sierpień&quot;; [.C26] = 9; &quot;wrzesień&quot;; [.C26] = 10; &quot;październik&quot;; [.C26] = 11; &quot;listopad&quot;; [.C26] = 12; &quot;grudzień&quot;)" office:value-type="string" office:string-value="styczeń" calcext:value-type="string">
            <text:p>stycz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26] - [.A26]" office:value-type="float" office:value="5" calcext:value-type="float">
            <text:p>5</text:p>
          </table:table-cell>
          <table:table-cell table:formula="of:= 10 * [.G26] * [.H26]" office:value-type="float" office:value="150" calcext:value-type="float">
            <text:p>150</text:p>
          </table:table-cell>
          <table:table-cell table:formula="of:=[.I26] + [.F26] + [.E26]" office:value-type="float" office:value="153.83" calcext:value-type="float">
            <text:p>153,83</text:p>
          </table:table-cell>
          <table:table-cell table:formula="of:= [.E26] + [.F26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01-08" calcext:value-type="date">
            <text:p>2014-01-08</text:p>
          </table:table-cell>
          <table:table-cell office:value-type="date" office:date-value="2014-01-26" calcext:value-type="date">
            <text:p>2014-01-26</text:p>
          </table:table-cell>
          <table:table-cell table:formula="of:= MONTH([.A27])" office:value-type="float" office:value="1" calcext:value-type="float">
            <text:p>1</text:p>
          </table:table-cell>
          <table:table-cell table:formula="of:=COM.MICROSOFT.IFS([.C27] = 1; &quot;styczeń&quot;; [.C27] = 2; &quot;luty&quot;; [.C27] = 3; &quot;marzec&quot;; [.C27] = 4; &quot;kwiecień&quot;; [.C27] = 5; &quot;maj&quot;; [.C27] = 6; &quot;czerwiec&quot;; [.C27] = 7; &quot;lipiec&quot;; [.C27] = 8; &quot;sierpień&quot;; [.C27] = 9; &quot;wrzesień&quot;; [.C27] = 10; &quot;październik&quot;; [.C27] = 11; &quot;listopad&quot;; [.C27] = 12; &quot;grudzień&quot;)" office:value-type="string" office:string-value="styczeń" calcext:value-type="string">
            <text:p>stycz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27] - [.A27]" office:value-type="float" office:value="18" calcext:value-type="float">
            <text:p>18</text:p>
          </table:table-cell>
          <table:table-cell table:formula="of:= 10 * [.G27] * [.H27]" office:value-type="float" office:value="540" calcext:value-type="float">
            <text:p>540</text:p>
          </table:table-cell>
          <table:table-cell table:formula="of:=[.I27] + [.F27] + [.E27]" office:value-type="float" office:value="546.75" calcext:value-type="float">
            <text:p>546,75</text:p>
          </table:table-cell>
          <table:table-cell table:formula="of:= [.E27] + [.F27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1-08" calcext:value-type="date">
            <text:p>2014-01-08</text:p>
          </table:table-cell>
          <table:table-cell office:value-type="date" office:date-value="2014-01-25" calcext:value-type="date">
            <text:p>2014-01-25</text:p>
          </table:table-cell>
          <table:table-cell table:formula="of:= MONTH([.A28])" office:value-type="float" office:value="1" calcext:value-type="float">
            <text:p>1</text:p>
          </table:table-cell>
          <table:table-cell table:formula="of:=COM.MICROSOFT.IFS([.C28] = 1; &quot;styczeń&quot;; [.C28] = 2; &quot;luty&quot;; [.C28] = 3; &quot;marzec&quot;; [.C28] = 4; &quot;kwiecień&quot;; [.C28] = 5; &quot;maj&quot;; [.C28] = 6; &quot;czerwiec&quot;; [.C28] = 7; &quot;lipiec&quot;; [.C28] = 8; &quot;sierpień&quot;; [.C28] = 9; &quot;wrzesień&quot;; [.C28] = 10; &quot;październik&quot;; [.C28] = 11; &quot;listopad&quot;; [.C28] = 12; &quot;grudzień&quot;)" office:value-type="string" office:string-value="styczeń" calcext:value-type="string">
            <text:p>stycz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28] - [.A28]" office:value-type="float" office:value="17" calcext:value-type="float">
            <text:p>17</text:p>
          </table:table-cell>
          <table:table-cell table:formula="of:= 10 * [.G28] * [.H28]" office:value-type="float" office:value="340" calcext:value-type="float">
            <text:p>340</text:p>
          </table:table-cell>
          <table:table-cell table:formula="of:=[.I28] + [.F28] + [.E28]" office:value-type="float" office:value="346.75" calcext:value-type="float">
            <text:p>346,75</text:p>
          </table:table-cell>
          <table:table-cell table:formula="of:= [.E28] + [.F28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1-08" calcext:value-type="date">
            <text:p>2014-01-08</text:p>
          </table:table-cell>
          <table:table-cell office:value-type="date" office:date-value="2014-01-19" calcext:value-type="date">
            <text:p>2014-01-19</text:p>
          </table:table-cell>
          <table:table-cell table:formula="of:= MONTH([.A29])" office:value-type="float" office:value="1" calcext:value-type="float">
            <text:p>1</text:p>
          </table:table-cell>
          <table:table-cell table:formula="of:=COM.MICROSOFT.IFS([.C29] = 1; &quot;styczeń&quot;; [.C29] = 2; &quot;luty&quot;; [.C29] = 3; &quot;marzec&quot;; [.C29] = 4; &quot;kwiecień&quot;; [.C29] = 5; &quot;maj&quot;; [.C29] = 6; &quot;czerwiec&quot;; [.C29] = 7; &quot;lipiec&quot;; [.C29] = 8; &quot;sierpień&quot;; [.C29] = 9; &quot;wrzesień&quot;; [.C29] = 10; &quot;październik&quot;; [.C29] = 11; &quot;listopad&quot;; [.C29] = 12; &quot;grudzień&quot;)" office:value-type="string" office:string-value="styczeń" calcext:value-type="string">
            <text:p>stycz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29] - [.A29]" office:value-type="float" office:value="11" calcext:value-type="float">
            <text:p>11</text:p>
          </table:table-cell>
          <table:table-cell table:formula="of:= 10 * [.G29] * [.H29]" office:value-type="float" office:value="550" calcext:value-type="float">
            <text:p>550</text:p>
          </table:table-cell>
          <table:table-cell table:formula="of:=[.I29] + [.F29] + [.E29]" office:value-type="float" office:value="555.82" calcext:value-type="float">
            <text:p>555,82</text:p>
          </table:table-cell>
          <table:table-cell table:formula="of:= [.E29] + [.F29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date" office:date-value="2014-02-04" calcext:value-type="date">
            <text:p>2014-02-04</text:p>
          </table:table-cell>
          <table:table-cell table:formula="of:= MONTH([.A30])" office:value-type="float" office:value="1" calcext:value-type="float">
            <text:p>1</text:p>
          </table:table-cell>
          <table:table-cell table:formula="of:=COM.MICROSOFT.IFS([.C30] = 1; &quot;styczeń&quot;; [.C30] = 2; &quot;luty&quot;; [.C30] = 3; &quot;marzec&quot;; [.C30] = 4; &quot;kwiecień&quot;; [.C30] = 5; &quot;maj&quot;; [.C30] = 6; &quot;czerwiec&quot;; [.C30] = 7; &quot;lipiec&quot;; [.C30] = 8; &quot;sierpień&quot;; [.C30] = 9; &quot;wrzesień&quot;; [.C30] = 10; &quot;październik&quot;; [.C30] = 11; &quot;listopad&quot;; [.C30] = 12; &quot;grudzień&quot;)" office:value-type="string" office:string-value="styczeń" calcext:value-type="string">
            <text:p>styczeń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30] - [.A30]" office:value-type="float" office:value="26" calcext:value-type="float">
            <text:p>26</text:p>
          </table:table-cell>
          <table:table-cell table:formula="of:= 10 * [.G30] * [.H30]" office:value-type="float" office:value="520" calcext:value-type="float">
            <text:p>520</text:p>
          </table:table-cell>
          <table:table-cell table:formula="of:=[.I30] + [.F30] + [.E30]" office:value-type="float" office:value="529.37" calcext:value-type="float">
            <text:p>529,37</text:p>
          </table:table-cell>
          <table:table-cell table:formula="of:= [.E30] + [.F30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date" office:date-value="2014-01-19" calcext:value-type="date">
            <text:p>2014-01-19</text:p>
          </table:table-cell>
          <table:table-cell table:formula="of:= MONTH([.A31])" office:value-type="float" office:value="1" calcext:value-type="float">
            <text:p>1</text:p>
          </table:table-cell>
          <table:table-cell table:formula="of:=COM.MICROSOFT.IFS([.C31] = 1; &quot;styczeń&quot;; [.C31] = 2; &quot;luty&quot;; [.C31] = 3; &quot;marzec&quot;; [.C31] = 4; &quot;kwiecień&quot;; [.C31] = 5; &quot;maj&quot;; [.C31] = 6; &quot;czerwiec&quot;; [.C31] = 7; &quot;lipiec&quot;; [.C31] = 8; &quot;sierpień&quot;; [.C31] = 9; &quot;wrzesień&quot;; [.C31] = 10; &quot;październik&quot;; [.C31] = 11; &quot;listopad&quot;; [.C31] = 12; &quot;grudzień&quot;)" office:value-type="string" office:string-value="styczeń" calcext:value-type="string">
            <text:p>styczeń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6" calcext:value-type="float">
            <text:p>6</text:p>
          </table:table-cell>
          <table:table-cell table:formula="of:=[.B31] - [.A31]" office:value-type="float" office:value="10" calcext:value-type="float">
            <text:p>10</text:p>
          </table:table-cell>
          <table:table-cell table:formula="of:= 10 * [.G31] * [.H31]" office:value-type="float" office:value="600" calcext:value-type="float">
            <text:p>600</text:p>
          </table:table-cell>
          <table:table-cell table:formula="of:=[.I31] + [.F31] + [.E31]" office:value-type="float" office:value="614.69" calcext:value-type="float">
            <text:p>614,69</text:p>
          </table:table-cell>
          <table:table-cell table:formula="of:= [.E31] + [.F31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date" office:date-value="2014-02-05" calcext:value-type="date">
            <text:p>2014-02-05</text:p>
          </table:table-cell>
          <table:table-cell table:formula="of:= MONTH([.A32])" office:value-type="float" office:value="1" calcext:value-type="float">
            <text:p>1</text:p>
          </table:table-cell>
          <table:table-cell table:formula="of:=COM.MICROSOFT.IFS([.C32] = 1; &quot;styczeń&quot;; [.C32] = 2; &quot;luty&quot;; [.C32] = 3; &quot;marzec&quot;; [.C32] = 4; &quot;kwiecień&quot;; [.C32] = 5; &quot;maj&quot;; [.C32] = 6; &quot;czerwiec&quot;; [.C32] = 7; &quot;lipiec&quot;; [.C32] = 8; &quot;sierpień&quot;; [.C32] = 9; &quot;wrzesień&quot;; [.C32] = 10; &quot;październik&quot;; [.C32] = 11; &quot;listopad&quot;; [.C32] = 12; &quot;grudzień&quot;)" office:value-type="string" office:string-value="styczeń" calcext:value-type="string">
            <text:p>stycz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32] - [.A32]" office:value-type="float" office:value="27" calcext:value-type="float">
            <text:p>27</text:p>
          </table:table-cell>
          <table:table-cell table:formula="of:= 10 * [.G32] * [.H32]" office:value-type="float" office:value="1350" calcext:value-type="float">
            <text:p>1350</text:p>
          </table:table-cell>
          <table:table-cell table:formula="of:=[.I32] + [.F32] + [.E32]" office:value-type="float" office:value="1353.89" calcext:value-type="float">
            <text:p>1353,89</text:p>
          </table:table-cell>
          <table:table-cell table:formula="of:= [.E32] + [.F32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1-09" calcext:value-type="date">
            <text:p>2014-01-09</text:p>
          </table:table-cell>
          <table:table-cell office:value-type="date" office:date-value="2014-01-27" calcext:value-type="date">
            <text:p>2014-01-27</text:p>
          </table:table-cell>
          <table:table-cell table:formula="of:= MONTH([.A33])" office:value-type="float" office:value="1" calcext:value-type="float">
            <text:p>1</text:p>
          </table:table-cell>
          <table:table-cell table:formula="of:=COM.MICROSOFT.IFS([.C33] = 1; &quot;styczeń&quot;; [.C33] = 2; &quot;luty&quot;; [.C33] = 3; &quot;marzec&quot;; [.C33] = 4; &quot;kwiecień&quot;; [.C33] = 5; &quot;maj&quot;; [.C33] = 6; &quot;czerwiec&quot;; [.C33] = 7; &quot;lipiec&quot;; [.C33] = 8; &quot;sierpień&quot;; [.C33] = 9; &quot;wrzesień&quot;; [.C33] = 10; &quot;październik&quot;; [.C33] = 11; &quot;listopad&quot;; [.C33] = 12; &quot;grudzień&quot;)" office:value-type="string" office:string-value="styczeń" calcext:value-type="string">
            <text:p>styczeń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table:formula="of:=[.B33] - [.A33]" office:value-type="float" office:value="18" calcext:value-type="float">
            <text:p>18</text:p>
          </table:table-cell>
          <table:table-cell table:formula="of:= 10 * [.G33] * [.H33]" office:value-type="float" office:value="900" calcext:value-type="float">
            <text:p>900</text:p>
          </table:table-cell>
          <table:table-cell table:formula="of:=[.I33] + [.F33] + [.E33]" office:value-type="float" office:value="906.39" calcext:value-type="float">
            <text:p>906,39</text:p>
          </table:table-cell>
          <table:table-cell table:formula="of:= [.E33] + [.F33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date" office:date-value="2014-01-20" calcext:value-type="date">
            <text:p>2014-01-20</text:p>
          </table:table-cell>
          <table:table-cell table:formula="of:= MONTH([.A34])" office:value-type="float" office:value="1" calcext:value-type="float">
            <text:p>1</text:p>
          </table:table-cell>
          <table:table-cell table:formula="of:=COM.MICROSOFT.IFS([.C34] = 1; &quot;styczeń&quot;; [.C34] = 2; &quot;luty&quot;; [.C34] = 3; &quot;marzec&quot;; [.C34] = 4; &quot;kwiecień&quot;; [.C34] = 5; &quot;maj&quot;; [.C34] = 6; &quot;czerwiec&quot;; [.C34] = 7; &quot;lipiec&quot;; [.C34] = 8; &quot;sierpień&quot;; [.C34] = 9; &quot;wrzesień&quot;; [.C34] = 10; &quot;październik&quot;; [.C34] = 11; &quot;listopad&quot;; [.C34] = 12; &quot;grudzień&quot;)" office:value-type="string" office:string-value="styczeń" calcext:value-type="string">
            <text:p>stycz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table:formula="of:=[.B34] - [.A34]" office:value-type="float" office:value="10" calcext:value-type="float">
            <text:p>10</text:p>
          </table:table-cell>
          <table:table-cell table:formula="of:= 10 * [.G34] * [.H34]" office:value-type="float" office:value="600" calcext:value-type="float">
            <text:p>600</text:p>
          </table:table-cell>
          <table:table-cell table:formula="of:=[.I34] + [.F34] + [.E34]" office:value-type="float" office:value="603.66" calcext:value-type="float">
            <text:p>603,66</text:p>
          </table:table-cell>
          <table:table-cell table:formula="of:= [.E34] + [.F34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date" office:date-value="2014-01-13" calcext:value-type="date">
            <text:p>2014-01-13</text:p>
          </table:table-cell>
          <table:table-cell table:formula="of:= MONTH([.A35])" office:value-type="float" office:value="1" calcext:value-type="float">
            <text:p>1</text:p>
          </table:table-cell>
          <table:table-cell table:formula="of:=COM.MICROSOFT.IFS([.C35] = 1; &quot;styczeń&quot;; [.C35] = 2; &quot;luty&quot;; [.C35] = 3; &quot;marzec&quot;; [.C35] = 4; &quot;kwiecień&quot;; [.C35] = 5; &quot;maj&quot;; [.C35] = 6; &quot;czerwiec&quot;; [.C35] = 7; &quot;lipiec&quot;; [.C35] = 8; &quot;sierpień&quot;; [.C35] = 9; &quot;wrzesień&quot;; [.C35] = 10; &quot;październik&quot;; [.C35] = 11; &quot;listopad&quot;; [.C35] = 12; &quot;grudzień&quot;)" office:value-type="string" office:string-value="styczeń" calcext:value-type="string">
            <text:p>stycz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35] - [.A35]" office:value-type="float" office:value="3" calcext:value-type="float">
            <text:p>3</text:p>
          </table:table-cell>
          <table:table-cell table:formula="of:= 10 * [.G35] * [.H35]" office:value-type="float" office:value="180" calcext:value-type="float">
            <text:p>180</text:p>
          </table:table-cell>
          <table:table-cell table:formula="of:=[.I35] + [.F35] + [.E35]" office:value-type="float" office:value="185.82" calcext:value-type="float">
            <text:p>185,82</text:p>
          </table:table-cell>
          <table:table-cell table:formula="of:= [.E35] + [.F35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date" office:date-value="2014-01-28" calcext:value-type="date">
            <text:p>2014-01-28</text:p>
          </table:table-cell>
          <table:table-cell table:formula="of:= MONTH([.A36])" office:value-type="float" office:value="1" calcext:value-type="float">
            <text:p>1</text:p>
          </table:table-cell>
          <table:table-cell table:formula="of:=COM.MICROSOFT.IFS([.C36] = 1; &quot;styczeń&quot;; [.C36] = 2; &quot;luty&quot;; [.C36] = 3; &quot;marzec&quot;; [.C36] = 4; &quot;kwiecień&quot;; [.C36] = 5; &quot;maj&quot;; [.C36] = 6; &quot;czerwiec&quot;; [.C36] = 7; &quot;lipiec&quot;; [.C36] = 8; &quot;sierpień&quot;; [.C36] = 9; &quot;wrzesień&quot;; [.C36] = 10; &quot;październik&quot;; [.C36] = 11; &quot;listopad&quot;; [.C36] = 12; &quot;grudzień&quot;)" office:value-type="string" office:string-value="styczeń" calcext:value-type="string">
            <text:p>styczeń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5" calcext:value-type="float">
            <text:p>5</text:p>
          </table:table-cell>
          <table:table-cell table:formula="of:=[.B36] - [.A36]" office:value-type="float" office:value="18" calcext:value-type="float">
            <text:p>18</text:p>
          </table:table-cell>
          <table:table-cell table:formula="of:= 10 * [.G36] * [.H36]" office:value-type="float" office:value="900" calcext:value-type="float">
            <text:p>900</text:p>
          </table:table-cell>
          <table:table-cell table:formula="of:=[.I36] + [.F36] + [.E36]" office:value-type="float" office:value="908.95" calcext:value-type="float">
            <text:p>908,95</text:p>
          </table:table-cell>
          <table:table-cell table:formula="of:= [.E36] + [.F36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01-10" calcext:value-type="date">
            <text:p>2014-01-10</text:p>
          </table:table-cell>
          <table:table-cell office:value-type="date" office:date-value="2014-01-15" calcext:value-type="date">
            <text:p>2014-01-15</text:p>
          </table:table-cell>
          <table:table-cell table:formula="of:= MONTH([.A37])" office:value-type="float" office:value="1" calcext:value-type="float">
            <text:p>1</text:p>
          </table:table-cell>
          <table:table-cell table:formula="of:=COM.MICROSOFT.IFS([.C37] = 1; &quot;styczeń&quot;; [.C37] = 2; &quot;luty&quot;; [.C37] = 3; &quot;marzec&quot;; [.C37] = 4; &quot;kwiecień&quot;; [.C37] = 5; &quot;maj&quot;; [.C37] = 6; &quot;czerwiec&quot;; [.C37] = 7; &quot;lipiec&quot;; [.C37] = 8; &quot;sierpień&quot;; [.C37] = 9; &quot;wrzesień&quot;; [.C37] = 10; &quot;październik&quot;; [.C37] = 11; &quot;listopad&quot;; [.C37] = 12; &quot;grudzień&quot;)" office:value-type="string" office:string-value="styczeń" calcext:value-type="string">
            <text:p>stycz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table:formula="of:=[.B37] - [.A37]" office:value-type="float" office:value="5" calcext:value-type="float">
            <text:p>5</text:p>
          </table:table-cell>
          <table:table-cell table:formula="of:= 10 * [.G37] * [.H37]" office:value-type="float" office:value="150" calcext:value-type="float">
            <text:p>150</text:p>
          </table:table-cell>
          <table:table-cell table:formula="of:=[.I37] + [.F37] + [.E37]" office:value-type="float" office:value="154.78" calcext:value-type="float">
            <text:p>154,78</text:p>
          </table:table-cell>
          <table:table-cell table:formula="of:= [.E37] + [.F37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1-12" calcext:value-type="date">
            <text:p>2014-01-12</text:p>
          </table:table-cell>
          <table:table-cell office:value-type="date" office:date-value="2014-01-20" calcext:value-type="date">
            <text:p>2014-01-20</text:p>
          </table:table-cell>
          <table:table-cell table:formula="of:= MONTH([.A38])" office:value-type="float" office:value="1" calcext:value-type="float">
            <text:p>1</text:p>
          </table:table-cell>
          <table:table-cell table:formula="of:=COM.MICROSOFT.IFS([.C38] = 1; &quot;styczeń&quot;; [.C38] = 2; &quot;luty&quot;; [.C38] = 3; &quot;marzec&quot;; [.C38] = 4; &quot;kwiecień&quot;; [.C38] = 5; &quot;maj&quot;; [.C38] = 6; &quot;czerwiec&quot;; [.C38] = 7; &quot;lipiec&quot;; [.C38] = 8; &quot;sierpień&quot;; [.C38] = 9; &quot;wrzesień&quot;; [.C38] = 10; &quot;październik&quot;; [.C38] = 11; &quot;listopad&quot;; [.C38] = 12; &quot;grudzień&quot;)" office:value-type="string" office:string-value="styczeń" calcext:value-type="string">
            <text:p>stycz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38] - [.A38]" office:value-type="float" office:value="8" calcext:value-type="float">
            <text:p>8</text:p>
          </table:table-cell>
          <table:table-cell table:formula="of:= 10 * [.G38] * [.H38]" office:value-type="float" office:value="240" calcext:value-type="float">
            <text:p>240</text:p>
          </table:table-cell>
          <table:table-cell table:formula="of:=[.I38] + [.F38] + [.E38]" office:value-type="float" office:value="245.82" calcext:value-type="float">
            <text:p>245,82</text:p>
          </table:table-cell>
          <table:table-cell table:formula="of:= [.E38] + [.F38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date" office:date-value="2014-01-15" calcext:value-type="date">
            <text:p>2014-01-15</text:p>
          </table:table-cell>
          <table:table-cell table:formula="of:= MONTH([.A39])" office:value-type="float" office:value="1" calcext:value-type="float">
            <text:p>1</text:p>
          </table:table-cell>
          <table:table-cell table:formula="of:=COM.MICROSOFT.IFS([.C39] = 1; &quot;styczeń&quot;; [.C39] = 2; &quot;luty&quot;; [.C39] = 3; &quot;marzec&quot;; [.C39] = 4; &quot;kwiecień&quot;; [.C39] = 5; &quot;maj&quot;; [.C39] = 6; &quot;czerwiec&quot;; [.C39] = 7; &quot;lipiec&quot;; [.C39] = 8; &quot;sierpień&quot;; [.C39] = 9; &quot;wrzesień&quot;; [.C39] = 10; &quot;październik&quot;; [.C39] = 11; &quot;listopad&quot;; [.C39] = 12; &quot;grudzień&quot;)" office:value-type="string" office:string-value="styczeń" calcext:value-type="string">
            <text:p>styczeń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39] - [.A39]" office:value-type="float" office:value="2" calcext:value-type="float">
            <text:p>2</text:p>
          </table:table-cell>
          <table:table-cell table:formula="of:= 10 * [.G39] * [.H39]" office:value-type="float" office:value="40" calcext:value-type="float">
            <text:p>40</text:p>
          </table:table-cell>
          <table:table-cell table:formula="of:=[.I39] + [.F39] + [.E39]" office:value-type="float" office:value="47.25" calcext:value-type="float">
            <text:p>47,25</text:p>
          </table:table-cell>
          <table:table-cell table:formula="of:= [.E39] + [.F39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date" office:date-value="2014-01-22" calcext:value-type="date">
            <text:p>2014-01-22</text:p>
          </table:table-cell>
          <table:table-cell table:formula="of:= MONTH([.A40])" office:value-type="float" office:value="1" calcext:value-type="float">
            <text:p>1</text:p>
          </table:table-cell>
          <table:table-cell table:formula="of:=COM.MICROSOFT.IFS([.C40] = 1; &quot;styczeń&quot;; [.C40] = 2; &quot;luty&quot;; [.C40] = 3; &quot;marzec&quot;; [.C40] = 4; &quot;kwiecień&quot;; [.C40] = 5; &quot;maj&quot;; [.C40] = 6; &quot;czerwiec&quot;; [.C40] = 7; &quot;lipiec&quot;; [.C40] = 8; &quot;sierpień&quot;; [.C40] = 9; &quot;wrzesień&quot;; [.C40] = 10; &quot;październik&quot;; [.C40] = 11; &quot;listopad&quot;; [.C40] = 12; &quot;grudzień&quot;)" office:value-type="string" office:string-value="styczeń" calcext:value-type="string">
            <text:p>stycz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40] - [.A40]" office:value-type="float" office:value="9" calcext:value-type="float">
            <text:p>9</text:p>
          </table:table-cell>
          <table:table-cell table:formula="of:= 10 * [.G40] * [.H40]" office:value-type="float" office:value="450" calcext:value-type="float">
            <text:p>450</text:p>
          </table:table-cell>
          <table:table-cell table:formula="of:=[.I40] + [.F40] + [.E40]" office:value-type="float" office:value="455.82" calcext:value-type="float">
            <text:p>455,82</text:p>
          </table:table-cell>
          <table:table-cell table:formula="of:= [.E40] + [.F40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date" office:date-value="2014-02-01" calcext:value-type="date">
            <text:p>2014-02-01</text:p>
          </table:table-cell>
          <table:table-cell table:formula="of:= MONTH([.A41])" office:value-type="float" office:value="1" calcext:value-type="float">
            <text:p>1</text:p>
          </table:table-cell>
          <table:table-cell table:formula="of:=COM.MICROSOFT.IFS([.C41] = 1; &quot;styczeń&quot;; [.C41] = 2; &quot;luty&quot;; [.C41] = 3; &quot;marzec&quot;; [.C41] = 4; &quot;kwiecień&quot;; [.C41] = 5; &quot;maj&quot;; [.C41] = 6; &quot;czerwiec&quot;; [.C41] = 7; &quot;lipiec&quot;; [.C41] = 8; &quot;sierpień&quot;; [.C41] = 9; &quot;wrzesień&quot;; [.C41] = 10; &quot;październik&quot;; [.C41] = 11; &quot;listopad&quot;; [.C41] = 12; &quot;grudzień&quot;)" office:value-type="string" office:string-value="styczeń" calcext:value-type="string">
            <text:p>stycz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41] - [.A41]" office:value-type="float" office:value="19" calcext:value-type="float">
            <text:p>19</text:p>
          </table:table-cell>
          <table:table-cell table:formula="of:= 10 * [.G41] * [.H41]" office:value-type="float" office:value="570" calcext:value-type="float">
            <text:p>570</text:p>
          </table:table-cell>
          <table:table-cell table:formula="of:=[.I41] + [.F41] + [.E41]" office:value-type="float" office:value="576.51" calcext:value-type="float">
            <text:p>576,51</text:p>
          </table:table-cell>
          <table:table-cell table:formula="of:= [.E41] + [.F41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date" office:date-value="2014-01-17" calcext:value-type="date">
            <text:p>2014-01-17</text:p>
          </table:table-cell>
          <table:table-cell table:formula="of:= MONTH([.A42])" office:value-type="float" office:value="1" calcext:value-type="float">
            <text:p>1</text:p>
          </table:table-cell>
          <table:table-cell table:formula="of:=COM.MICROSOFT.IFS([.C42] = 1; &quot;styczeń&quot;; [.C42] = 2; &quot;luty&quot;; [.C42] = 3; &quot;marzec&quot;; [.C42] = 4; &quot;kwiecień&quot;; [.C42] = 5; &quot;maj&quot;; [.C42] = 6; &quot;czerwiec&quot;; [.C42] = 7; &quot;lipiec&quot;; [.C42] = 8; &quot;sierpień&quot;; [.C42] = 9; &quot;wrzesień&quot;; [.C42] = 10; &quot;październik&quot;; [.C42] = 11; &quot;listopad&quot;; [.C42] = 12; &quot;grudzień&quot;)" office:value-type="string" office:string-value="styczeń" calcext:value-type="string">
            <text:p>styczeń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42] - [.A42]" office:value-type="float" office:value="4" calcext:value-type="float">
            <text:p>4</text:p>
          </table:table-cell>
          <table:table-cell table:formula="of:= 10 * [.G42] * [.H42]" office:value-type="float" office:value="120" calcext:value-type="float">
            <text:p>120</text:p>
          </table:table-cell>
          <table:table-cell table:formula="of:=[.I42] + [.F42] + [.E42]" office:value-type="float" office:value="127.5" calcext:value-type="float">
            <text:p>127,5</text:p>
          </table:table-cell>
          <table:table-cell table:formula="of:= [.E42] + [.F42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date" office:date-value="2014-01-29" calcext:value-type="date">
            <text:p>2014-01-29</text:p>
          </table:table-cell>
          <table:table-cell table:formula="of:= MONTH([.A43])" office:value-type="float" office:value="1" calcext:value-type="float">
            <text:p>1</text:p>
          </table:table-cell>
          <table:table-cell table:formula="of:=COM.MICROSOFT.IFS([.C43] = 1; &quot;styczeń&quot;; [.C43] = 2; &quot;luty&quot;; [.C43] = 3; &quot;marzec&quot;; [.C43] = 4; &quot;kwiecień&quot;; [.C43] = 5; &quot;maj&quot;; [.C43] = 6; &quot;czerwiec&quot;; [.C43] = 7; &quot;lipiec&quot;; [.C43] = 8; &quot;sierpień&quot;; [.C43] = 9; &quot;wrzesień&quot;; [.C43] = 10; &quot;październik&quot;; [.C43] = 11; &quot;listopad&quot;; [.C43] = 12; &quot;grudzień&quot;)" office:value-type="string" office:string-value="styczeń" calcext:value-type="string">
            <text:p>stycz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43] - [.A43]" office:value-type="float" office:value="16" calcext:value-type="float">
            <text:p>16</text:p>
          </table:table-cell>
          <table:table-cell table:formula="of:= 10 * [.G43] * [.H43]" office:value-type="float" office:value="480" calcext:value-type="float">
            <text:p>480</text:p>
          </table:table-cell>
          <table:table-cell table:formula="of:=[.I43] + [.F43] + [.E43]" office:value-type="float" office:value="486.93" calcext:value-type="float">
            <text:p>486,93</text:p>
          </table:table-cell>
          <table:table-cell table:formula="of:= [.E43] + [.F43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1-13" calcext:value-type="date">
            <text:p>2014-01-13</text:p>
          </table:table-cell>
          <table:table-cell office:value-type="date" office:date-value="2014-02-10" calcext:value-type="date">
            <text:p>2014-02-10</text:p>
          </table:table-cell>
          <table:table-cell table:formula="of:= MONTH([.A44])" office:value-type="float" office:value="1" calcext:value-type="float">
            <text:p>1</text:p>
          </table:table-cell>
          <table:table-cell table:formula="of:=COM.MICROSOFT.IFS([.C44] = 1; &quot;styczeń&quot;; [.C44] = 2; &quot;luty&quot;; [.C44] = 3; &quot;marzec&quot;; [.C44] = 4; &quot;kwiecień&quot;; [.C44] = 5; &quot;maj&quot;; [.C44] = 6; &quot;czerwiec&quot;; [.C44] = 7; &quot;lipiec&quot;; [.C44] = 8; &quot;sierpień&quot;; [.C44] = 9; &quot;wrzesień&quot;; [.C44] = 10; &quot;październik&quot;; [.C44] = 11; &quot;listopad&quot;; [.C44] = 12; &quot;grudzień&quot;)" office:value-type="string" office:string-value="styczeń" calcext:value-type="string">
            <text:p>stycz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B44] - [.A44]" office:value-type="float" office:value="28" calcext:value-type="float">
            <text:p>28</text:p>
          </table:table-cell>
          <table:table-cell table:formula="of:= 10 * [.G44] * [.H44]" office:value-type="float" office:value="560" calcext:value-type="float">
            <text:p>560</text:p>
          </table:table-cell>
          <table:table-cell table:formula="of:=[.I44] + [.F44] + [.E44]" office:value-type="float" office:value="563.66" calcext:value-type="float">
            <text:p>563,66</text:p>
          </table:table-cell>
          <table:table-cell table:formula="of:= [.E44] + [.F44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25" calcext:value-type="date">
            <text:p>2014-01-25</text:p>
          </table:table-cell>
          <table:table-cell table:formula="of:= MONTH([.A45])" office:value-type="float" office:value="1" calcext:value-type="float">
            <text:p>1</text:p>
          </table:table-cell>
          <table:table-cell table:formula="of:=COM.MICROSOFT.IFS([.C45] = 1; &quot;styczeń&quot;; [.C45] = 2; &quot;luty&quot;; [.C45] = 3; &quot;marzec&quot;; [.C45] = 4; &quot;kwiecień&quot;; [.C45] = 5; &quot;maj&quot;; [.C45] = 6; &quot;czerwiec&quot;; [.C45] = 7; &quot;lipiec&quot;; [.C45] = 8; &quot;sierpień&quot;; [.C45] = 9; &quot;wrzesień&quot;; [.C45] = 10; &quot;październik&quot;; [.C45] = 11; &quot;listopad&quot;; [.C45] = 12; &quot;grudzień&quot;)" office:value-type="string" office:string-value="styczeń" calcext:value-type="string">
            <text:p>styczeń</text:p>
          </table:table-cell>
          <table:table-cell office:value-type="float" office:value="8.54" calcext:value-type="float">
            <text:p>8,54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45] - [.A45]" office:value-type="float" office:value="11" calcext:value-type="float">
            <text:p>11</text:p>
          </table:table-cell>
          <table:table-cell table:formula="of:= 10 * [.G45] * [.H45]" office:value-type="float" office:value="220" calcext:value-type="float">
            <text:p>220</text:p>
          </table:table-cell>
          <table:table-cell table:formula="of:=[.I45] + [.F45] + [.E45]" office:value-type="float" office:value="228.76" calcext:value-type="float">
            <text:p>228,76</text:p>
          </table:table-cell>
          <table:table-cell table:formula="of:= [.E45] + [.F45]" office:value-type="float" office:value="8.76" calcext:value-type="float">
            <text:p>8,76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16" calcext:value-type="date">
            <text:p>2014-01-16</text:p>
          </table:table-cell>
          <table:table-cell table:formula="of:= MONTH([.A46])" office:value-type="float" office:value="1" calcext:value-type="float">
            <text:p>1</text:p>
          </table:table-cell>
          <table:table-cell table:formula="of:=COM.MICROSOFT.IFS([.C46] = 1; &quot;styczeń&quot;; [.C46] = 2; &quot;luty&quot;; [.C46] = 3; &quot;marzec&quot;; [.C46] = 4; &quot;kwiecień&quot;; [.C46] = 5; &quot;maj&quot;; [.C46] = 6; &quot;czerwiec&quot;; [.C46] = 7; &quot;lipiec&quot;; [.C46] = 8; &quot;sierpień&quot;; [.C46] = 9; &quot;wrzesień&quot;; [.C46] = 10; &quot;październik&quot;; [.C46] = 11; &quot;listopad&quot;; [.C46] = 12; &quot;grudzień&quot;)" office:value-type="string" office:string-value="styczeń" calcext:value-type="string">
            <text:p>styczeń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46] - [.A46]" office:value-type="float" office:value="2" calcext:value-type="float">
            <text:p>2</text:p>
          </table:table-cell>
          <table:table-cell table:formula="of:= 10 * [.G46] * [.H46]" office:value-type="float" office:value="80" calcext:value-type="float">
            <text:p>80</text:p>
          </table:table-cell>
          <table:table-cell table:formula="of:=[.I46] + [.F46] + [.E46]" office:value-type="float" office:value="89.19" calcext:value-type="float">
            <text:p>89,19</text:p>
          </table:table-cell>
          <table:table-cell table:formula="of:= [.E46] + [.F46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2-07" calcext:value-type="date">
            <text:p>2014-02-07</text:p>
          </table:table-cell>
          <table:table-cell table:formula="of:= MONTH([.A47])" office:value-type="float" office:value="1" calcext:value-type="float">
            <text:p>1</text:p>
          </table:table-cell>
          <table:table-cell table:formula="of:=COM.MICROSOFT.IFS([.C47] = 1; &quot;styczeń&quot;; [.C47] = 2; &quot;luty&quot;; [.C47] = 3; &quot;marzec&quot;; [.C47] = 4; &quot;kwiecień&quot;; [.C47] = 5; &quot;maj&quot;; [.C47] = 6; &quot;czerwiec&quot;; [.C47] = 7; &quot;lipiec&quot;; [.C47] = 8; &quot;sierpień&quot;; [.C47] = 9; &quot;wrzesień&quot;; [.C47] = 10; &quot;październik&quot;; [.C47] = 11; &quot;listopad&quot;; [.C47] = 12; &quot;grudzień&quot;)" office:value-type="string" office:string-value="styczeń" calcext:value-type="string">
            <text:p>stycz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47] - [.A47]" office:value-type="float" office:value="24" calcext:value-type="float">
            <text:p>24</text:p>
          </table:table-cell>
          <table:table-cell table:formula="of:= 10 * [.G47] * [.H47]" office:value-type="float" office:value="1440" calcext:value-type="float">
            <text:p>1440</text:p>
          </table:table-cell>
          <table:table-cell table:formula="of:=[.I47] + [.F47] + [.E47]" office:value-type="float" office:value="1446.51" calcext:value-type="float">
            <text:p>1446,51</text:p>
          </table:table-cell>
          <table:table-cell table:formula="of:= [.E47] + [.F47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2-02" calcext:value-type="date">
            <text:p>2014-02-02</text:p>
          </table:table-cell>
          <table:table-cell table:formula="of:= MONTH([.A48])" office:value-type="float" office:value="1" calcext:value-type="float">
            <text:p>1</text:p>
          </table:table-cell>
          <table:table-cell table:formula="of:=COM.MICROSOFT.IFS([.C48] = 1; &quot;styczeń&quot;; [.C48] = 2; &quot;luty&quot;; [.C48] = 3; &quot;marzec&quot;; [.C48] = 4; &quot;kwiecień&quot;; [.C48] = 5; &quot;maj&quot;; [.C48] = 6; &quot;czerwiec&quot;; [.C48] = 7; &quot;lipiec&quot;; [.C48] = 8; &quot;sierpień&quot;; [.C48] = 9; &quot;wrzesień&quot;; [.C48] = 10; &quot;październik&quot;; [.C48] = 11; &quot;listopad&quot;; [.C48] = 12; &quot;grudzień&quot;)" office:value-type="string" office:string-value="styczeń" calcext:value-type="string">
            <text:p>styczeń</text:p>
          </table:table-cell>
          <table:table-cell office:value-type="float" office:value="12.23" calcext:value-type="float">
            <text:p>12,23</text:p>
          </table:table-cell>
          <table:table-cell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table:formula="of:=[.B48] - [.A48]" office:value-type="float" office:value="19" calcext:value-type="float">
            <text:p>19</text:p>
          </table:table-cell>
          <table:table-cell table:formula="of:= 10 * [.G48] * [.H48]" office:value-type="float" office:value="570" calcext:value-type="float">
            <text:p>570</text:p>
          </table:table-cell>
          <table:table-cell table:formula="of:=[.I48] + [.F48] + [.E48]" office:value-type="float" office:value="582.55" calcext:value-type="float">
            <text:p>582,55</text:p>
          </table:table-cell>
          <table:table-cell table:formula="of:= [.E48] + [.F48]" office:value-type="float" office:value="12.55" calcext:value-type="float">
            <text:p>12,55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29" calcext:value-type="date">
            <text:p>2014-01-29</text:p>
          </table:table-cell>
          <table:table-cell table:formula="of:= MONTH([.A49])" office:value-type="float" office:value="1" calcext:value-type="float">
            <text:p>1</text:p>
          </table:table-cell>
          <table:table-cell table:formula="of:=COM.MICROSOFT.IFS([.C49] = 1; &quot;styczeń&quot;; [.C49] = 2; &quot;luty&quot;; [.C49] = 3; &quot;marzec&quot;; [.C49] = 4; &quot;kwiecień&quot;; [.C49] = 5; &quot;maj&quot;; [.C49] = 6; &quot;czerwiec&quot;; [.C49] = 7; &quot;lipiec&quot;; [.C49] = 8; &quot;sierpień&quot;; [.C49] = 9; &quot;wrzesień&quot;; [.C49] = 10; &quot;październik&quot;; [.C49] = 11; &quot;listopad&quot;; [.C49] = 12; &quot;grudzień&quot;)" office:value-type="string" office:string-value="styczeń" calcext:value-type="string">
            <text:p>styczeń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5" calcext:value-type="float">
            <text:p>5</text:p>
          </table:table-cell>
          <table:table-cell table:formula="of:=[.B49] - [.A49]" office:value-type="float" office:value="15" calcext:value-type="float">
            <text:p>15</text:p>
          </table:table-cell>
          <table:table-cell table:formula="of:= 10 * [.G49] * [.H49]" office:value-type="float" office:value="750" calcext:value-type="float">
            <text:p>750</text:p>
          </table:table-cell>
          <table:table-cell table:formula="of:=[.I49] + [.F49] + [.E49]" office:value-type="float" office:value="758.95" calcext:value-type="float">
            <text:p>758,95</text:p>
          </table:table-cell>
          <table:table-cell table:formula="of:= [.E49] + [.F49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2-01" calcext:value-type="date">
            <text:p>2014-02-01</text:p>
          </table:table-cell>
          <table:table-cell table:formula="of:= MONTH([.A50])" office:value-type="float" office:value="1" calcext:value-type="float">
            <text:p>1</text:p>
          </table:table-cell>
          <table:table-cell table:formula="of:=COM.MICROSOFT.IFS([.C50] = 1; &quot;styczeń&quot;; [.C50] = 2; &quot;luty&quot;; [.C50] = 3; &quot;marzec&quot;; [.C50] = 4; &quot;kwiecień&quot;; [.C50] = 5; &quot;maj&quot;; [.C50] = 6; &quot;czerwiec&quot;; [.C50] = 7; &quot;lipiec&quot;; [.C50] = 8; &quot;sierpień&quot;; [.C50] = 9; &quot;wrzesień&quot;; [.C50] = 10; &quot;październik&quot;; [.C50] = 11; &quot;listopad&quot;; [.C50] = 12; &quot;grudzień&quot;)" office:value-type="string" office:string-value="styczeń" calcext:value-type="string">
            <text:p>styczeń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</text:p>
          </table:table-cell>
          <table:table-cell table:formula="of:=[.B50] - [.A50]" office:value-type="float" office:value="18" calcext:value-type="float">
            <text:p>18</text:p>
          </table:table-cell>
          <table:table-cell table:formula="of:= 10 * [.G50] * [.H50]" office:value-type="float" office:value="1080" calcext:value-type="float">
            <text:p>1080</text:p>
          </table:table-cell>
          <table:table-cell table:formula="of:=[.I50] + [.F50] + [.E50]" office:value-type="float" office:value="1096.99" calcext:value-type="float">
            <text:p>1096,99</text:p>
          </table:table-cell>
          <table:table-cell table:formula="of:= [.E50] + [.F50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17" calcext:value-type="date">
            <text:p>2014-01-17</text:p>
          </table:table-cell>
          <table:table-cell table:formula="of:= MONTH([.A51])" office:value-type="float" office:value="1" calcext:value-type="float">
            <text:p>1</text:p>
          </table:table-cell>
          <table:table-cell table:formula="of:=COM.MICROSOFT.IFS([.C51] = 1; &quot;styczeń&quot;; [.C51] = 2; &quot;luty&quot;; [.C51] = 3; &quot;marzec&quot;; [.C51] = 4; &quot;kwiecień&quot;; [.C51] = 5; &quot;maj&quot;; [.C51] = 6; &quot;czerwiec&quot;; [.C51] = 7; &quot;lipiec&quot;; [.C51] = 8; &quot;sierpień&quot;; [.C51] = 9; &quot;wrzesień&quot;; [.C51] = 10; &quot;październik&quot;; [.C51] = 11; &quot;listopad&quot;; [.C51] = 12; &quot;grudzień&quot;)" office:value-type="string" office:string-value="styczeń" calcext:value-type="string">
            <text:p>styczeń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formula="of:=[.B51] - [.A51]" office:value-type="float" office:value="3" calcext:value-type="float">
            <text:p>3</text:p>
          </table:table-cell>
          <table:table-cell table:formula="of:= 10 * [.G51] * [.H51]" office:value-type="float" office:value="60" calcext:value-type="float">
            <text:p>60</text:p>
          </table:table-cell>
          <table:table-cell table:formula="of:=[.I51] + [.F51] + [.E51]" office:value-type="float" office:value="67.75" calcext:value-type="float">
            <text:p>67,75</text:p>
          </table:table-cell>
          <table:table-cell table:formula="of:= [.E51] + [.F51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29" calcext:value-type="date">
            <text:p>2014-01-29</text:p>
          </table:table-cell>
          <table:table-cell table:formula="of:= MONTH([.A52])" office:value-type="float" office:value="1" calcext:value-type="float">
            <text:p>1</text:p>
          </table:table-cell>
          <table:table-cell table:formula="of:=COM.MICROSOFT.IFS([.C52] = 1; &quot;styczeń&quot;; [.C52] = 2; &quot;luty&quot;; [.C52] = 3; &quot;marzec&quot;; [.C52] = 4; &quot;kwiecień&quot;; [.C52] = 5; &quot;maj&quot;; [.C52] = 6; &quot;czerwiec&quot;; [.C52] = 7; &quot;lipiec&quot;; [.C52] = 8; &quot;sierpień&quot;; [.C52] = 9; &quot;wrzesień&quot;; [.C52] = 10; &quot;październik&quot;; [.C52] = 11; &quot;listopad&quot;; [.C52] = 12; &quot;grudzień&quot;)" office:value-type="string" office:string-value="styczeń" calcext:value-type="string">
            <text:p>styczeń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52] - [.A52]" office:value-type="float" office:value="15" calcext:value-type="float">
            <text:p>15</text:p>
          </table:table-cell>
          <table:table-cell table:formula="of:= 10 * [.G52] * [.H52]" office:value-type="float" office:value="300" calcext:value-type="float">
            <text:p>300</text:p>
          </table:table-cell>
          <table:table-cell table:formula="of:=[.I52] + [.F52] + [.E52]" office:value-type="float" office:value="305.93" calcext:value-type="float">
            <text:p>305,93</text:p>
          </table:table-cell>
          <table:table-cell table:formula="of:= [.E52] + [.F52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19" calcext:value-type="date">
            <text:p>2014-01-19</text:p>
          </table:table-cell>
          <table:table-cell table:formula="of:= MONTH([.A53])" office:value-type="float" office:value="1" calcext:value-type="float">
            <text:p>1</text:p>
          </table:table-cell>
          <table:table-cell table:formula="of:=COM.MICROSOFT.IFS([.C53] = 1; &quot;styczeń&quot;; [.C53] = 2; &quot;luty&quot;; [.C53] = 3; &quot;marzec&quot;; [.C53] = 4; &quot;kwiecień&quot;; [.C53] = 5; &quot;maj&quot;; [.C53] = 6; &quot;czerwiec&quot;; [.C53] = 7; &quot;lipiec&quot;; [.C53] = 8; &quot;sierpień&quot;; [.C53] = 9; &quot;wrzesień&quot;; [.C53] = 10; &quot;październik&quot;; [.C53] = 11; &quot;listopad&quot;; [.C53] = 12; &quot;grudzień&quot;)" office:value-type="string" office:string-value="styczeń" calcext:value-type="string">
            <text:p>styczeń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53] - [.A53]" office:value-type="float" office:value="5" calcext:value-type="float">
            <text:p>5</text:p>
          </table:table-cell>
          <table:table-cell table:formula="of:= 10 * [.G53] * [.H53]" office:value-type="float" office:value="150" calcext:value-type="float">
            <text:p>150</text:p>
          </table:table-cell>
          <table:table-cell table:formula="of:=[.I53] + [.F53] + [.E53]" office:value-type="float" office:value="159.06" calcext:value-type="float">
            <text:p>159,06</text:p>
          </table:table-cell>
          <table:table-cell table:formula="of:= [.E53] + [.F53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16" calcext:value-type="date">
            <text:p>2014-01-16</text:p>
          </table:table-cell>
          <table:table-cell table:formula="of:= MONTH([.A54])" office:value-type="float" office:value="1" calcext:value-type="float">
            <text:p>1</text:p>
          </table:table-cell>
          <table:table-cell table:formula="of:=COM.MICROSOFT.IFS([.C54] = 1; &quot;styczeń&quot;; [.C54] = 2; &quot;luty&quot;; [.C54] = 3; &quot;marzec&quot;; [.C54] = 4; &quot;kwiecień&quot;; [.C54] = 5; &quot;maj&quot;; [.C54] = 6; &quot;czerwiec&quot;; [.C54] = 7; &quot;lipiec&quot;; [.C54] = 8; &quot;sierpień&quot;; [.C54] = 9; &quot;wrzesień&quot;; [.C54] = 10; &quot;październik&quot;; [.C54] = 11; &quot;listopad&quot;; [.C54] = 12; &quot;grudzień&quot;)" office:value-type="string" office:string-value="styczeń" calcext:value-type="string">
            <text:p>styczeń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54] - [.A54]" office:value-type="float" office:value="2" calcext:value-type="float">
            <text:p>2</text:p>
          </table:table-cell>
          <table:table-cell table:formula="of:= 10 * [.G54] * [.H54]" office:value-type="float" office:value="80" calcext:value-type="float">
            <text:p>80</text:p>
          </table:table-cell>
          <table:table-cell table:formula="of:=[.I54] + [.F54] + [.E54]" office:value-type="float" office:value="89.12" calcext:value-type="float">
            <text:p>89,12</text:p>
          </table:table-cell>
          <table:table-cell table:formula="of:= [.E54] + [.F54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18" calcext:value-type="date">
            <text:p>2014-01-18</text:p>
          </table:table-cell>
          <table:table-cell table:formula="of:= MONTH([.A55])" office:value-type="float" office:value="1" calcext:value-type="float">
            <text:p>1</text:p>
          </table:table-cell>
          <table:table-cell table:formula="of:=COM.MICROSOFT.IFS([.C55] = 1; &quot;styczeń&quot;; [.C55] = 2; &quot;luty&quot;; [.C55] = 3; &quot;marzec&quot;; [.C55] = 4; &quot;kwiecień&quot;; [.C55] = 5; &quot;maj&quot;; [.C55] = 6; &quot;czerwiec&quot;; [.C55] = 7; &quot;lipiec&quot;; [.C55] = 8; &quot;sierpień&quot;; [.C55] = 9; &quot;wrzesień&quot;; [.C55] = 10; &quot;październik&quot;; [.C55] = 11; &quot;listopad&quot;; [.C55] = 12; &quot;grudzień&quot;)" office:value-type="string" office:string-value="styczeń" calcext:value-type="string">
            <text:p>styczeń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table:formula="of:=[.B55] - [.A55]" office:value-type="float" office:value="4" calcext:value-type="float">
            <text:p>4</text:p>
          </table:table-cell>
          <table:table-cell table:formula="of:= 10 * [.G55] * [.H55]" office:value-type="float" office:value="240" calcext:value-type="float">
            <text:p>240</text:p>
          </table:table-cell>
          <table:table-cell table:formula="of:=[.I55] + [.F55] + [.E55]" office:value-type="float" office:value="242.79" calcext:value-type="float">
            <text:p>242,79</text:p>
          </table:table-cell>
          <table:table-cell table:formula="of:= [.E55] + [.F55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2-05" calcext:value-type="date">
            <text:p>2014-02-05</text:p>
          </table:table-cell>
          <table:table-cell table:formula="of:= MONTH([.A56])" office:value-type="float" office:value="1" calcext:value-type="float">
            <text:p>1</text:p>
          </table:table-cell>
          <table:table-cell table:formula="of:=COM.MICROSOFT.IFS([.C56] = 1; &quot;styczeń&quot;; [.C56] = 2; &quot;luty&quot;; [.C56] = 3; &quot;marzec&quot;; [.C56] = 4; &quot;kwiecień&quot;; [.C56] = 5; &quot;maj&quot;; [.C56] = 6; &quot;czerwiec&quot;; [.C56] = 7; &quot;lipiec&quot;; [.C56] = 8; &quot;sierpień&quot;; [.C56] = 9; &quot;wrzesień&quot;; [.C56] = 10; &quot;październik&quot;; [.C56] = 11; &quot;listopad&quot;; [.C56] = 12; &quot;grudzień&quot;)" office:value-type="string" office:string-value="styczeń" calcext:value-type="string">
            <text:p>stycz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56] - [.A56]" office:value-type="float" office:value="22" calcext:value-type="float">
            <text:p>22</text:p>
          </table:table-cell>
          <table:table-cell table:formula="of:= 10 * [.G56] * [.H56]" office:value-type="float" office:value="440" calcext:value-type="float">
            <text:p>440</text:p>
          </table:table-cell>
          <table:table-cell table:formula="of:=[.I56] + [.F56] + [.E56]" office:value-type="float" office:value="451.72" calcext:value-type="float">
            <text:p>451,72</text:p>
          </table:table-cell>
          <table:table-cell table:formula="of:= [.E56] + [.F56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2-05" calcext:value-type="date">
            <text:p>2014-02-05</text:p>
          </table:table-cell>
          <table:table-cell table:formula="of:= MONTH([.A57])" office:value-type="float" office:value="1" calcext:value-type="float">
            <text:p>1</text:p>
          </table:table-cell>
          <table:table-cell table:formula="of:=COM.MICROSOFT.IFS([.C57] = 1; &quot;styczeń&quot;; [.C57] = 2; &quot;luty&quot;; [.C57] = 3; &quot;marzec&quot;; [.C57] = 4; &quot;kwiecień&quot;; [.C57] = 5; &quot;maj&quot;; [.C57] = 6; &quot;czerwiec&quot;; [.C57] = 7; &quot;lipiec&quot;; [.C57] = 8; &quot;sierpień&quot;; [.C57] = 9; &quot;wrzesień&quot;; [.C57] = 10; &quot;październik&quot;; [.C57] = 11; &quot;listopad&quot;; [.C57] = 12; &quot;grudzień&quot;)" office:value-type="string" office:string-value="styczeń" calcext:value-type="string">
            <text:p>stycz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B57] - [.A57]" office:value-type="float" office:value="22" calcext:value-type="float">
            <text:p>22</text:p>
          </table:table-cell>
          <table:table-cell table:formula="of:= 10 * [.G57] * [.H57]" office:value-type="float" office:value="440" calcext:value-type="float">
            <text:p>440</text:p>
          </table:table-cell>
          <table:table-cell table:formula="of:=[.I57] + [.F57] + [.E57]" office:value-type="float" office:value="445.37" calcext:value-type="float">
            <text:p>445,37</text:p>
          </table:table-cell>
          <table:table-cell table:formula="of:= [.E57] + [.F57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18" calcext:value-type="date">
            <text:p>2014-01-18</text:p>
          </table:table-cell>
          <table:table-cell table:formula="of:= MONTH([.A58])" office:value-type="float" office:value="1" calcext:value-type="float">
            <text:p>1</text:p>
          </table:table-cell>
          <table:table-cell table:formula="of:=COM.MICROSOFT.IFS([.C58] = 1; &quot;styczeń&quot;; [.C58] = 2; &quot;luty&quot;; [.C58] = 3; &quot;marzec&quot;; [.C58] = 4; &quot;kwiecień&quot;; [.C58] = 5; &quot;maj&quot;; [.C58] = 6; &quot;czerwiec&quot;; [.C58] = 7; &quot;lipiec&quot;; [.C58] = 8; &quot;sierpień&quot;; [.C58] = 9; &quot;wrzesień&quot;; [.C58] = 10; &quot;październik&quot;; [.C58] = 11; &quot;listopad&quot;; [.C58] = 12; &quot;grudzień&quot;)" office:value-type="string" office:string-value="styczeń" calcext:value-type="string">
            <text:p>stycz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58] - [.A58]" office:value-type="float" office:value="4" calcext:value-type="float">
            <text:p>4</text:p>
          </table:table-cell>
          <table:table-cell table:formula="of:= 10 * [.G58] * [.H58]" office:value-type="float" office:value="160" calcext:value-type="float">
            <text:p>160</text:p>
          </table:table-cell>
          <table:table-cell table:formula="of:=[.I58] + [.F58] + [.E58]" office:value-type="float" office:value="166.75" calcext:value-type="float">
            <text:p>166,75</text:p>
          </table:table-cell>
          <table:table-cell table:formula="of:= [.E58] + [.F58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2-09" calcext:value-type="date">
            <text:p>2014-02-09</text:p>
          </table:table-cell>
          <table:table-cell table:formula="of:= MONTH([.A59])" office:value-type="float" office:value="1" calcext:value-type="float">
            <text:p>1</text:p>
          </table:table-cell>
          <table:table-cell table:formula="of:=COM.MICROSOFT.IFS([.C59] = 1; &quot;styczeń&quot;; [.C59] = 2; &quot;luty&quot;; [.C59] = 3; &quot;marzec&quot;; [.C59] = 4; &quot;kwiecień&quot;; [.C59] = 5; &quot;maj&quot;; [.C59] = 6; &quot;czerwiec&quot;; [.C59] = 7; &quot;lipiec&quot;; [.C59] = 8; &quot;sierpień&quot;; [.C59] = 9; &quot;wrzesień&quot;; [.C59] = 10; &quot;październik&quot;; [.C59] = 11; &quot;listopad&quot;; [.C59] = 12; &quot;grudzień&quot;)" office:value-type="string" office:string-value="styczeń" calcext:value-type="string">
            <text:p>styczeń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4" calcext:value-type="float">
            <text:p>4</text:p>
          </table:table-cell>
          <table:table-cell table:formula="of:=[.B59] - [.A59]" office:value-type="float" office:value="26" calcext:value-type="float">
            <text:p>26</text:p>
          </table:table-cell>
          <table:table-cell table:formula="of:= 10 * [.G59] * [.H59]" office:value-type="float" office:value="1040" calcext:value-type="float">
            <text:p>1040</text:p>
          </table:table-cell>
          <table:table-cell table:formula="of:=[.I59] + [.F59] + [.E59]" office:value-type="float" office:value="1050" calcext:value-type="float">
            <text:p>1050</text:p>
          </table:table-cell>
          <table:table-cell table:formula="of:= [.E59] + [.F59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20" calcext:value-type="date">
            <text:p>2014-01-20</text:p>
          </table:table-cell>
          <table:table-cell table:formula="of:= MONTH([.A60])" office:value-type="float" office:value="1" calcext:value-type="float">
            <text:p>1</text:p>
          </table:table-cell>
          <table:table-cell table:formula="of:=COM.MICROSOFT.IFS([.C60] = 1; &quot;styczeń&quot;; [.C60] = 2; &quot;luty&quot;; [.C60] = 3; &quot;marzec&quot;; [.C60] = 4; &quot;kwiecień&quot;; [.C60] = 5; &quot;maj&quot;; [.C60] = 6; &quot;czerwiec&quot;; [.C60] = 7; &quot;lipiec&quot;; [.C60] = 8; &quot;sierpień&quot;; [.C60] = 9; &quot;wrzesień&quot;; [.C60] = 10; &quot;październik&quot;; [.C60] = 11; &quot;listopad&quot;; [.C60] = 12; &quot;grudzień&quot;)" office:value-type="string" office:string-value="styczeń" calcext:value-type="string">
            <text:p>stycz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6" calcext:value-type="float">
            <text:p>6</text:p>
          </table:table-cell>
          <table:table-cell table:formula="of:=[.B60] - [.A60]" office:value-type="float" office:value="6" calcext:value-type="float">
            <text:p>6</text:p>
          </table:table-cell>
          <table:table-cell table:formula="of:= 10 * [.G60] * [.H60]" office:value-type="float" office:value="360" calcext:value-type="float">
            <text:p>360</text:p>
          </table:table-cell>
          <table:table-cell table:formula="of:=[.I60] + [.F60] + [.E60]" office:value-type="float" office:value="366.93" calcext:value-type="float">
            <text:p>366,93</text:p>
          </table:table-cell>
          <table:table-cell table:formula="of:= [.E60] + [.F60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2-01" calcext:value-type="date">
            <text:p>2014-02-01</text:p>
          </table:table-cell>
          <table:table-cell table:formula="of:= MONTH([.A61])" office:value-type="float" office:value="1" calcext:value-type="float">
            <text:p>1</text:p>
          </table:table-cell>
          <table:table-cell table:formula="of:=COM.MICROSOFT.IFS([.C61] = 1; &quot;styczeń&quot;; [.C61] = 2; &quot;luty&quot;; [.C61] = 3; &quot;marzec&quot;; [.C61] = 4; &quot;kwiecień&quot;; [.C61] = 5; &quot;maj&quot;; [.C61] = 6; &quot;czerwiec&quot;; [.C61] = 7; &quot;lipiec&quot;; [.C61] = 8; &quot;sierpień&quot;; [.C61] = 9; &quot;wrzesień&quot;; [.C61] = 10; &quot;październik&quot;; [.C61] = 11; &quot;listopad&quot;; [.C61] = 12; &quot;grudzień&quot;)" office:value-type="string" office:string-value="styczeń" calcext:value-type="string">
            <text:p>styczeń</text:p>
          </table:table-cell>
          <table:table-cell office:value-type="float" office:value="16.83" calcext:value-type="float">
            <text:p>16,83</text:p>
          </table:table-cell>
          <table:table-cell office:value-type="float" office:value="0.44" calcext:value-type="float">
            <text:p>0,44</text:p>
          </table:table-cell>
          <table:table-cell office:value-type="float" office:value="4" calcext:value-type="float">
            <text:p>4</text:p>
          </table:table-cell>
          <table:table-cell table:formula="of:=[.B61] - [.A61]" office:value-type="float" office:value="18" calcext:value-type="float">
            <text:p>18</text:p>
          </table:table-cell>
          <table:table-cell table:formula="of:= 10 * [.G61] * [.H61]" office:value-type="float" office:value="720" calcext:value-type="float">
            <text:p>720</text:p>
          </table:table-cell>
          <table:table-cell table:formula="of:=[.I61] + [.F61] + [.E61]" office:value-type="float" office:value="737.27" calcext:value-type="float">
            <text:p>737,27</text:p>
          </table:table-cell>
          <table:table-cell table:formula="of:= [.E61] + [.F61]" office:value-type="float" office:value="17.27" calcext:value-type="float">
            <text:p>17,27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2-06" calcext:value-type="date">
            <text:p>2014-02-06</text:p>
          </table:table-cell>
          <table:table-cell table:formula="of:= MONTH([.A62])" office:value-type="float" office:value="1" calcext:value-type="float">
            <text:p>1</text:p>
          </table:table-cell>
          <table:table-cell table:formula="of:=COM.MICROSOFT.IFS([.C62] = 1; &quot;styczeń&quot;; [.C62] = 2; &quot;luty&quot;; [.C62] = 3; &quot;marzec&quot;; [.C62] = 4; &quot;kwiecień&quot;; [.C62] = 5; &quot;maj&quot;; [.C62] = 6; &quot;czerwiec&quot;; [.C62] = 7; &quot;lipiec&quot;; [.C62] = 8; &quot;sierpień&quot;; [.C62] = 9; &quot;wrzesień&quot;; [.C62] = 10; &quot;październik&quot;; [.C62] = 11; &quot;listopad&quot;; [.C62] = 12; &quot;grudzień&quot;)" office:value-type="string" office:string-value="styczeń" calcext:value-type="string">
            <text:p>styczeń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B62] - [.A62]" office:value-type="float" office:value="23" calcext:value-type="float">
            <text:p>23</text:p>
          </table:table-cell>
          <table:table-cell table:formula="of:= 10 * [.G62] * [.H62]" office:value-type="float" office:value="690" calcext:value-type="float">
            <text:p>690</text:p>
          </table:table-cell>
          <table:table-cell table:formula="of:=[.I62] + [.F62] + [.E62]" office:value-type="float" office:value="701.07" calcext:value-type="float">
            <text:p>701,07</text:p>
          </table:table-cell>
          <table:table-cell table:formula="of:= [.E62] + [.F62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1-30" calcext:value-type="date">
            <text:p>2014-01-30</text:p>
          </table:table-cell>
          <table:table-cell table:formula="of:= MONTH([.A63])" office:value-type="float" office:value="1" calcext:value-type="float">
            <text:p>1</text:p>
          </table:table-cell>
          <table:table-cell table:formula="of:=COM.MICROSOFT.IFS([.C63] = 1; &quot;styczeń&quot;; [.C63] = 2; &quot;luty&quot;; [.C63] = 3; &quot;marzec&quot;; [.C63] = 4; &quot;kwiecień&quot;; [.C63] = 5; &quot;maj&quot;; [.C63] = 6; &quot;czerwiec&quot;; [.C63] = 7; &quot;lipiec&quot;; [.C63] = 8; &quot;sierpień&quot;; [.C63] = 9; &quot;wrzesień&quot;; [.C63] = 10; &quot;październik&quot;; [.C63] = 11; &quot;listopad&quot;; [.C63] = 12; &quot;grudzień&quot;)" office:value-type="string" office:string-value="styczeń" calcext:value-type="string">
            <text:p>styczeń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  <table:table-cell table:formula="of:=[.B63] - [.A63]" office:value-type="float" office:value="16" calcext:value-type="float">
            <text:p>16</text:p>
          </table:table-cell>
          <table:table-cell table:formula="of:= 10 * [.G63] * [.H63]" office:value-type="float" office:value="800" calcext:value-type="float">
            <text:p>800</text:p>
          </table:table-cell>
          <table:table-cell table:formula="of:=[.I63] + [.F63] + [.E63]" office:value-type="float" office:value="810.46" calcext:value-type="float">
            <text:p>810,46</text:p>
          </table:table-cell>
          <table:table-cell table:formula="of:= [.E63] + [.F63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1-14" calcext:value-type="date">
            <text:p>2014-01-14</text:p>
          </table:table-cell>
          <table:table-cell office:value-type="date" office:date-value="2014-02-08" calcext:value-type="date">
            <text:p>2014-02-08</text:p>
          </table:table-cell>
          <table:table-cell table:formula="of:= MONTH([.A64])" office:value-type="float" office:value="1" calcext:value-type="float">
            <text:p>1</text:p>
          </table:table-cell>
          <table:table-cell table:formula="of:=COM.MICROSOFT.IFS([.C64] = 1; &quot;styczeń&quot;; [.C64] = 2; &quot;luty&quot;; [.C64] = 3; &quot;marzec&quot;; [.C64] = 4; &quot;kwiecień&quot;; [.C64] = 5; &quot;maj&quot;; [.C64] = 6; &quot;czerwiec&quot;; [.C64] = 7; &quot;lipiec&quot;; [.C64] = 8; &quot;sierpień&quot;; [.C64] = 9; &quot;wrzesień&quot;; [.C64] = 10; &quot;październik&quot;; [.C64] = 11; &quot;listopad&quot;; [.C64] = 12; &quot;grudzień&quot;)" office:value-type="string" office:string-value="styczeń" calcext:value-type="string">
            <text:p>styczeń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6" calcext:value-type="float">
            <text:p>6</text:p>
          </table:table-cell>
          <table:table-cell table:formula="of:=[.B64] - [.A64]" office:value-type="float" office:value="25" calcext:value-type="float">
            <text:p>25</text:p>
          </table:table-cell>
          <table:table-cell table:formula="of:= 10 * [.G64] * [.H64]" office:value-type="float" office:value="1500" calcext:value-type="float">
            <text:p>1500</text:p>
          </table:table-cell>
          <table:table-cell table:formula="of:=[.I64] + [.F64] + [.E64]" office:value-type="float" office:value="1511.22" calcext:value-type="float">
            <text:p>1511,22</text:p>
          </table:table-cell>
          <table:table-cell table:formula="of:= [.E64] + [.F64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22" calcext:value-type="date">
            <text:p>2014-01-22</text:p>
          </table:table-cell>
          <table:table-cell table:formula="of:= MONTH([.A65])" office:value-type="float" office:value="1" calcext:value-type="float">
            <text:p>1</text:p>
          </table:table-cell>
          <table:table-cell table:formula="of:=COM.MICROSOFT.IFS([.C65] = 1; &quot;styczeń&quot;; [.C65] = 2; &quot;luty&quot;; [.C65] = 3; &quot;marzec&quot;; [.C65] = 4; &quot;kwiecień&quot;; [.C65] = 5; &quot;maj&quot;; [.C65] = 6; &quot;czerwiec&quot;; [.C65] = 7; &quot;lipiec&quot;; [.C65] = 8; &quot;sierpień&quot;; [.C65] = 9; &quot;wrzesień&quot;; [.C65] = 10; &quot;październik&quot;; [.C65] = 11; &quot;listopad&quot;; [.C65] = 12; &quot;grudzień&quot;)" office:value-type="string" office:string-value="styczeń" calcext:value-type="string">
            <text:p>styczeń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5" calcext:value-type="float">
            <text:p>5</text:p>
          </table:table-cell>
          <table:table-cell table:formula="of:=[.B65] - [.A65]" office:value-type="float" office:value="7" calcext:value-type="float">
            <text:p>7</text:p>
          </table:table-cell>
          <table:table-cell table:formula="of:= 10 * [.G65] * [.H65]" office:value-type="float" office:value="350" calcext:value-type="float">
            <text:p>350</text:p>
          </table:table-cell>
          <table:table-cell table:formula="of:=[.I65] + [.F65] + [.E65]" office:value-type="float" office:value="360" calcext:value-type="float">
            <text:p>360</text:p>
          </table:table-cell>
          <table:table-cell table:formula="of:= [.E65] + [.F65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30" calcext:value-type="date">
            <text:p>2014-01-30</text:p>
          </table:table-cell>
          <table:table-cell table:formula="of:= MONTH([.A66])" office:value-type="float" office:value="1" calcext:value-type="float">
            <text:p>1</text:p>
          </table:table-cell>
          <table:table-cell table:formula="of:=COM.MICROSOFT.IFS([.C66] = 1; &quot;styczeń&quot;; [.C66] = 2; &quot;luty&quot;; [.C66] = 3; &quot;marzec&quot;; [.C66] = 4; &quot;kwiecień&quot;; [.C66] = 5; &quot;maj&quot;; [.C66] = 6; &quot;czerwiec&quot;; [.C66] = 7; &quot;lipiec&quot;; [.C66] = 8; &quot;sierpień&quot;; [.C66] = 9; &quot;wrzesień&quot;; [.C66] = 10; &quot;październik&quot;; [.C66] = 11; &quot;listopad&quot;; [.C66] = 12; &quot;grudzień&quot;)" office:value-type="string" office:string-value="styczeń" calcext:value-type="string">
            <text:p>styczeń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6" calcext:value-type="float">
            <text:p>6</text:p>
          </table:table-cell>
          <table:table-cell table:formula="of:=[.B66] - [.A66]" office:value-type="float" office:value="15" calcext:value-type="float">
            <text:p>15</text:p>
          </table:table-cell>
          <table:table-cell table:formula="of:= 10 * [.G66] * [.H66]" office:value-type="float" office:value="900" calcext:value-type="float">
            <text:p>900</text:p>
          </table:table-cell>
          <table:table-cell table:formula="of:=[.I66] + [.F66] + [.E66]" office:value-type="float" office:value="914.69" calcext:value-type="float">
            <text:p>914,69</text:p>
          </table:table-cell>
          <table:table-cell table:formula="of:= [.E66] + [.F66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24" calcext:value-type="date">
            <text:p>2014-01-24</text:p>
          </table:table-cell>
          <table:table-cell table:formula="of:= MONTH([.A67])" office:value-type="float" office:value="1" calcext:value-type="float">
            <text:p>1</text:p>
          </table:table-cell>
          <table:table-cell table:formula="of:=COM.MICROSOFT.IFS([.C67] = 1; &quot;styczeń&quot;; [.C67] = 2; &quot;luty&quot;; [.C67] = 3; &quot;marzec&quot;; [.C67] = 4; &quot;kwiecień&quot;; [.C67] = 5; &quot;maj&quot;; [.C67] = 6; &quot;czerwiec&quot;; [.C67] = 7; &quot;lipiec&quot;; [.C67] = 8; &quot;sierpień&quot;; [.C67] = 9; &quot;wrzesień&quot;; [.C67] = 10; &quot;październik&quot;; [.C67] = 11; &quot;listopad&quot;; [.C67] = 12; &quot;grudzień&quot;)" office:value-type="string" office:string-value="styczeń" calcext:value-type="string">
            <text:p>styczeń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formula="of:=[.B67] - [.A67]" office:value-type="float" office:value="9" calcext:value-type="float">
            <text:p>9</text:p>
          </table:table-cell>
          <table:table-cell table:formula="of:= 10 * [.G67] * [.H67]" office:value-type="float" office:value="360" calcext:value-type="float">
            <text:p>360</text:p>
          </table:table-cell>
          <table:table-cell table:formula="of:=[.I67] + [.F67] + [.E67]" office:value-type="float" office:value="367.54" calcext:value-type="float">
            <text:p>367,54</text:p>
          </table:table-cell>
          <table:table-cell table:formula="of:= [.E67] + [.F67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31" calcext:value-type="date">
            <text:p>2014-01-31</text:p>
          </table:table-cell>
          <table:table-cell table:formula="of:= MONTH([.A68])" office:value-type="float" office:value="1" calcext:value-type="float">
            <text:p>1</text:p>
          </table:table-cell>
          <table:table-cell table:formula="of:=COM.MICROSOFT.IFS([.C68] = 1; &quot;styczeń&quot;; [.C68] = 2; &quot;luty&quot;; [.C68] = 3; &quot;marzec&quot;; [.C68] = 4; &quot;kwiecień&quot;; [.C68] = 5; &quot;maj&quot;; [.C68] = 6; &quot;czerwiec&quot;; [.C68] = 7; &quot;lipiec&quot;; [.C68] = 8; &quot;sierpień&quot;; [.C68] = 9; &quot;wrzesień&quot;; [.C68] = 10; &quot;październik&quot;; [.C68] = 11; &quot;listopad&quot;; [.C68] = 12; &quot;grudzień&quot;)" office:value-type="string" office:string-value="styczeń" calcext:value-type="string">
            <text:p>styczeń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5" calcext:value-type="float">
            <text:p>5</text:p>
          </table:table-cell>
          <table:table-cell table:formula="of:=[.B68] - [.A68]" office:value-type="float" office:value="16" calcext:value-type="float">
            <text:p>16</text:p>
          </table:table-cell>
          <table:table-cell table:formula="of:= 10 * [.G68] * [.H68]" office:value-type="float" office:value="800" calcext:value-type="float">
            <text:p>800</text:p>
          </table:table-cell>
          <table:table-cell table:formula="of:=[.I68] + [.F68] + [.E68]" office:value-type="float" office:value="810" calcext:value-type="float">
            <text:p>810</text:p>
          </table:table-cell>
          <table:table-cell table:formula="of:= [.E68] + [.F6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27" calcext:value-type="date">
            <text:p>2014-01-27</text:p>
          </table:table-cell>
          <table:table-cell table:formula="of:= MONTH([.A69])" office:value-type="float" office:value="1" calcext:value-type="float">
            <text:p>1</text:p>
          </table:table-cell>
          <table:table-cell table:formula="of:=COM.MICROSOFT.IFS([.C69] = 1; &quot;styczeń&quot;; [.C69] = 2; &quot;luty&quot;; [.C69] = 3; &quot;marzec&quot;; [.C69] = 4; &quot;kwiecień&quot;; [.C69] = 5; &quot;maj&quot;; [.C69] = 6; &quot;czerwiec&quot;; [.C69] = 7; &quot;lipiec&quot;; [.C69] = 8; &quot;sierpień&quot;; [.C69] = 9; &quot;wrzesień&quot;; [.C69] = 10; &quot;październik&quot;; [.C69] = 11; &quot;listopad&quot;; [.C69] = 12; &quot;grudzień&quot;)" office:value-type="string" office:string-value="styczeń" calcext:value-type="string">
            <text:p>stycz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formula="of:=[.B69] - [.A69]" office:value-type="float" office:value="12" calcext:value-type="float">
            <text:p>12</text:p>
          </table:table-cell>
          <table:table-cell table:formula="of:= 10 * [.G69] * [.H69]" office:value-type="float" office:value="240" calcext:value-type="float">
            <text:p>240</text:p>
          </table:table-cell>
          <table:table-cell table:formula="of:=[.I69] + [.F69] + [.E69]" office:value-type="float" office:value="254.5" calcext:value-type="float">
            <text:p>254,5</text:p>
          </table:table-cell>
          <table:table-cell table:formula="of:= [.E69] + [.F69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19" calcext:value-type="date">
            <text:p>2014-01-19</text:p>
          </table:table-cell>
          <table:table-cell table:formula="of:= MONTH([.A70])" office:value-type="float" office:value="1" calcext:value-type="float">
            <text:p>1</text:p>
          </table:table-cell>
          <table:table-cell table:formula="of:=COM.MICROSOFT.IFS([.C70] = 1; &quot;styczeń&quot;; [.C70] = 2; &quot;luty&quot;; [.C70] = 3; &quot;marzec&quot;; [.C70] = 4; &quot;kwiecień&quot;; [.C70] = 5; &quot;maj&quot;; [.C70] = 6; &quot;czerwiec&quot;; [.C70] = 7; &quot;lipiec&quot;; [.C70] = 8; &quot;sierpień&quot;; [.C70] = 9; &quot;wrzesień&quot;; [.C70] = 10; &quot;październik&quot;; [.C70] = 11; &quot;listopad&quot;; [.C70] = 12; &quot;grudzień&quot;)" office:value-type="string" office:string-value="styczeń" calcext:value-type="string">
            <text:p>styczeń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table:formula="of:=[.B70] - [.A70]" office:value-type="float" office:value="4" calcext:value-type="float">
            <text:p>4</text:p>
          </table:table-cell>
          <table:table-cell table:formula="of:= 10 * [.G70] * [.H70]" office:value-type="float" office:value="120" calcext:value-type="float">
            <text:p>120</text:p>
          </table:table-cell>
          <table:table-cell table:formula="of:=[.I70] + [.F70] + [.E70]" office:value-type="float" office:value="132.33" calcext:value-type="float">
            <text:p>132,33</text:p>
          </table:table-cell>
          <table:table-cell table:formula="of:= [.E70] + [.F70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30" calcext:value-type="date">
            <text:p>2014-01-30</text:p>
          </table:table-cell>
          <table:table-cell table:formula="of:= MONTH([.A71])" office:value-type="float" office:value="1" calcext:value-type="float">
            <text:p>1</text:p>
          </table:table-cell>
          <table:table-cell table:formula="of:=COM.MICROSOFT.IFS([.C71] = 1; &quot;styczeń&quot;; [.C71] = 2; &quot;luty&quot;; [.C71] = 3; &quot;marzec&quot;; [.C71] = 4; &quot;kwiecień&quot;; [.C71] = 5; &quot;maj&quot;; [.C71] = 6; &quot;czerwiec&quot;; [.C71] = 7; &quot;lipiec&quot;; [.C71] = 8; &quot;sierpień&quot;; [.C71] = 9; &quot;wrzesień&quot;; [.C71] = 10; &quot;październik&quot;; [.C71] = 11; &quot;listopad&quot;; [.C71] = 12; &quot;grudzień&quot;)" office:value-type="string" office:string-value="styczeń" calcext:value-type="string">
            <text:p>styczeń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6" calcext:value-type="float">
            <text:p>6</text:p>
          </table:table-cell>
          <table:table-cell table:formula="of:=[.B71] - [.A71]" office:value-type="float" office:value="15" calcext:value-type="float">
            <text:p>15</text:p>
          </table:table-cell>
          <table:table-cell table:formula="of:= 10 * [.G71] * [.H71]" office:value-type="float" office:value="900" calcext:value-type="float">
            <text:p>900</text:p>
          </table:table-cell>
          <table:table-cell table:formula="of:=[.I71] + [.F71] + [.E71]" office:value-type="float" office:value="913.41" calcext:value-type="float">
            <text:p>913,41</text:p>
          </table:table-cell>
          <table:table-cell table:formula="of:= [.E71] + [.F71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20" calcext:value-type="date">
            <text:p>2014-01-20</text:p>
          </table:table-cell>
          <table:table-cell table:formula="of:= MONTH([.A72])" office:value-type="float" office:value="1" calcext:value-type="float">
            <text:p>1</text:p>
          </table:table-cell>
          <table:table-cell table:formula="of:=COM.MICROSOFT.IFS([.C72] = 1; &quot;styczeń&quot;; [.C72] = 2; &quot;luty&quot;; [.C72] = 3; &quot;marzec&quot;; [.C72] = 4; &quot;kwiecień&quot;; [.C72] = 5; &quot;maj&quot;; [.C72] = 6; &quot;czerwiec&quot;; [.C72] = 7; &quot;lipiec&quot;; [.C72] = 8; &quot;sierpień&quot;; [.C72] = 9; &quot;wrzesień&quot;; [.C72] = 10; &quot;październik&quot;; [.C72] = 11; &quot;listopad&quot;; [.C72] = 12; &quot;grudzień&quot;)" office:value-type="string" office:string-value="styczeń" calcext:value-type="string">
            <text:p>styczeń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table:formula="of:=[.B72] - [.A72]" office:value-type="float" office:value="5" calcext:value-type="float">
            <text:p>5</text:p>
          </table:table-cell>
          <table:table-cell table:formula="of:= 10 * [.G72] * [.H72]" office:value-type="float" office:value="250" calcext:value-type="float">
            <text:p>250</text:p>
          </table:table-cell>
          <table:table-cell table:formula="of:=[.I72] + [.F72] + [.E72]" office:value-type="float" office:value="264.37" calcext:value-type="float">
            <text:p>264,37</text:p>
          </table:table-cell>
          <table:table-cell table:formula="of:= [.E72] + [.F72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2-01" calcext:value-type="date">
            <text:p>2014-02-01</text:p>
          </table:table-cell>
          <table:table-cell table:formula="of:= MONTH([.A73])" office:value-type="float" office:value="1" calcext:value-type="float">
            <text:p>1</text:p>
          </table:table-cell>
          <table:table-cell table:formula="of:=COM.MICROSOFT.IFS([.C73] = 1; &quot;styczeń&quot;; [.C73] = 2; &quot;luty&quot;; [.C73] = 3; &quot;marzec&quot;; [.C73] = 4; &quot;kwiecień&quot;; [.C73] = 5; &quot;maj&quot;; [.C73] = 6; &quot;czerwiec&quot;; [.C73] = 7; &quot;lipiec&quot;; [.C73] = 8; &quot;sierpień&quot;; [.C73] = 9; &quot;wrzesień&quot;; [.C73] = 10; &quot;październik&quot;; [.C73] = 11; &quot;listopad&quot;; [.C73] = 12; &quot;grudzień&quot;)" office:value-type="string" office:string-value="styczeń" calcext:value-type="string">
            <text:p>styczeń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73] - [.A73]" office:value-type="float" office:value="17" calcext:value-type="float">
            <text:p>17</text:p>
          </table:table-cell>
          <table:table-cell table:formula="of:= 10 * [.G73] * [.H73]" office:value-type="float" office:value="340" calcext:value-type="float">
            <text:p>340</text:p>
          </table:table-cell>
          <table:table-cell table:formula="of:=[.I73] + [.F73] + [.E73]" office:value-type="float" office:value="353.36" calcext:value-type="float">
            <text:p>353,36</text:p>
          </table:table-cell>
          <table:table-cell table:formula="of:= [.E73] + [.F73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19" calcext:value-type="date">
            <text:p>2014-01-19</text:p>
          </table:table-cell>
          <table:table-cell table:formula="of:= MONTH([.A74])" office:value-type="float" office:value="1" calcext:value-type="float">
            <text:p>1</text:p>
          </table:table-cell>
          <table:table-cell table:formula="of:=COM.MICROSOFT.IFS([.C74] = 1; &quot;styczeń&quot;; [.C74] = 2; &quot;luty&quot;; [.C74] = 3; &quot;marzec&quot;; [.C74] = 4; &quot;kwiecień&quot;; [.C74] = 5; &quot;maj&quot;; [.C74] = 6; &quot;czerwiec&quot;; [.C74] = 7; &quot;lipiec&quot;; [.C74] = 8; &quot;sierpień&quot;; [.C74] = 9; &quot;wrzesień&quot;; [.C74] = 10; &quot;październik&quot;; [.C74] = 11; &quot;listopad&quot;; [.C74] = 12; &quot;grudzień&quot;)" office:value-type="string" office:string-value="styczeń" calcext:value-type="string">
            <text:p>stycz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table:formula="of:=[.B74] - [.A74]" office:value-type="float" office:value="4" calcext:value-type="float">
            <text:p>4</text:p>
          </table:table-cell>
          <table:table-cell table:formula="of:= 10 * [.G74] * [.H74]" office:value-type="float" office:value="200" calcext:value-type="float">
            <text:p>200</text:p>
          </table:table-cell>
          <table:table-cell table:formula="of:=[.I74] + [.F74] + [.E74]" office:value-type="float" office:value="206.93" calcext:value-type="float">
            <text:p>206,93</text:p>
          </table:table-cell>
          <table:table-cell table:formula="of:= [.E74] + [.F74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31" calcext:value-type="date">
            <text:p>2014-01-31</text:p>
          </table:table-cell>
          <table:table-cell table:formula="of:= MONTH([.A75])" office:value-type="float" office:value="1" calcext:value-type="float">
            <text:p>1</text:p>
          </table:table-cell>
          <table:table-cell table:formula="of:=COM.MICROSOFT.IFS([.C75] = 1; &quot;styczeń&quot;; [.C75] = 2; &quot;luty&quot;; [.C75] = 3; &quot;marzec&quot;; [.C75] = 4; &quot;kwiecień&quot;; [.C75] = 5; &quot;maj&quot;; [.C75] = 6; &quot;czerwiec&quot;; [.C75] = 7; &quot;lipiec&quot;; [.C75] = 8; &quot;sierpień&quot;; [.C75] = 9; &quot;wrzesień&quot;; [.C75] = 10; &quot;październik&quot;; [.C75] = 11; &quot;listopad&quot;; [.C75] = 12; &quot;grudzień&quot;)" office:value-type="string" office:string-value="styczeń" calcext:value-type="string">
            <text:p>styczeń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75] - [.A75]" office:value-type="float" office:value="16" calcext:value-type="float">
            <text:p>16</text:p>
          </table:table-cell>
          <table:table-cell table:formula="of:= 10 * [.G75] * [.H75]" office:value-type="float" office:value="320" calcext:value-type="float">
            <text:p>320</text:p>
          </table:table-cell>
          <table:table-cell table:formula="of:=[.I75] + [.F75] + [.E75]" office:value-type="float" office:value="323.98" calcext:value-type="float">
            <text:p>323,98</text:p>
          </table:table-cell>
          <table:table-cell table:formula="of:= [.E75] + [.F75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18" calcext:value-type="date">
            <text:p>2014-01-18</text:p>
          </table:table-cell>
          <table:table-cell table:formula="of:= MONTH([.A76])" office:value-type="float" office:value="1" calcext:value-type="float">
            <text:p>1</text:p>
          </table:table-cell>
          <table:table-cell table:formula="of:=COM.MICROSOFT.IFS([.C76] = 1; &quot;styczeń&quot;; [.C76] = 2; &quot;luty&quot;; [.C76] = 3; &quot;marzec&quot;; [.C76] = 4; &quot;kwiecień&quot;; [.C76] = 5; &quot;maj&quot;; [.C76] = 6; &quot;czerwiec&quot;; [.C76] = 7; &quot;lipiec&quot;; [.C76] = 8; &quot;sierpień&quot;; [.C76] = 9; &quot;wrzesień&quot;; [.C76] = 10; &quot;październik&quot;; [.C76] = 11; &quot;listopad&quot;; [.C76] = 12; &quot;grudzień&quot;)" office:value-type="string" office:string-value="styczeń" calcext:value-type="string">
            <text:p>stycz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6" calcext:value-type="float">
            <text:p>6</text:p>
          </table:table-cell>
          <table:table-cell table:formula="of:=[.B76] - [.A76]" office:value-type="float" office:value="3" calcext:value-type="float">
            <text:p>3</text:p>
          </table:table-cell>
          <table:table-cell table:formula="of:= 10 * [.G76] * [.H76]" office:value-type="float" office:value="180" calcext:value-type="float">
            <text:p>180</text:p>
          </table:table-cell>
          <table:table-cell table:formula="of:=[.I76] + [.F76] + [.E76]" office:value-type="float" office:value="184.78" calcext:value-type="float">
            <text:p>184,78</text:p>
          </table:table-cell>
          <table:table-cell table:formula="of:= [.E76] + [.F76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22" calcext:value-type="date">
            <text:p>2014-01-22</text:p>
          </table:table-cell>
          <table:table-cell table:formula="of:= MONTH([.A77])" office:value-type="float" office:value="1" calcext:value-type="float">
            <text:p>1</text:p>
          </table:table-cell>
          <table:table-cell table:formula="of:=COM.MICROSOFT.IFS([.C77] = 1; &quot;styczeń&quot;; [.C77] = 2; &quot;luty&quot;; [.C77] = 3; &quot;marzec&quot;; [.C77] = 4; &quot;kwiecień&quot;; [.C77] = 5; &quot;maj&quot;; [.C77] = 6; &quot;czerwiec&quot;; [.C77] = 7; &quot;lipiec&quot;; [.C77] = 8; &quot;sierpień&quot;; [.C77] = 9; &quot;wrzesień&quot;; [.C77] = 10; &quot;październik&quot;; [.C77] = 11; &quot;listopad&quot;; [.C77] = 12; &quot;grudzień&quot;)" office:value-type="string" office:string-value="styczeń" calcext:value-type="string">
            <text:p>styczeń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table:formula="of:=[.B77] - [.A77]" office:value-type="float" office:value="7" calcext:value-type="float">
            <text:p>7</text:p>
          </table:table-cell>
          <table:table-cell table:formula="of:= 10 * [.G77] * [.H77]" office:value-type="float" office:value="280" calcext:value-type="float">
            <text:p>280</text:p>
          </table:table-cell>
          <table:table-cell table:formula="of:=[.I77] + [.F77] + [.E77]" office:value-type="float" office:value="282.35" calcext:value-type="float">
            <text:p>282,35</text:p>
          </table:table-cell>
          <table:table-cell table:formula="of:= [.E77] + [.F77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26" calcext:value-type="date">
            <text:p>2014-01-26</text:p>
          </table:table-cell>
          <table:table-cell table:formula="of:= MONTH([.A78])" office:value-type="float" office:value="1" calcext:value-type="float">
            <text:p>1</text:p>
          </table:table-cell>
          <table:table-cell table:formula="of:=COM.MICROSOFT.IFS([.C78] = 1; &quot;styczeń&quot;; [.C78] = 2; &quot;luty&quot;; [.C78] = 3; &quot;marzec&quot;; [.C78] = 4; &quot;kwiecień&quot;; [.C78] = 5; &quot;maj&quot;; [.C78] = 6; &quot;czerwiec&quot;; [.C78] = 7; &quot;lipiec&quot;; [.C78] = 8; &quot;sierpień&quot;; [.C78] = 9; &quot;wrzesień&quot;; [.C78] = 10; &quot;październik&quot;; [.C78] = 11; &quot;listopad&quot;; [.C78] = 12; &quot;grudzień&quot;)" office:value-type="string" office:string-value="styczeń" calcext:value-type="string">
            <text:p>styczeń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78] - [.A78]" office:value-type="float" office:value="11" calcext:value-type="float">
            <text:p>11</text:p>
          </table:table-cell>
          <table:table-cell table:formula="of:= 10 * [.G78] * [.H78]" office:value-type="float" office:value="660" calcext:value-type="float">
            <text:p>660</text:p>
          </table:table-cell>
          <table:table-cell table:formula="of:=[.I78] + [.F78] + [.E78]" office:value-type="float" office:value="667.5" calcext:value-type="float">
            <text:p>667,5</text:p>
          </table:table-cell>
          <table:table-cell table:formula="of:= [.E78] + [.F78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2-12" calcext:value-type="date">
            <text:p>2014-02-12</text:p>
          </table:table-cell>
          <table:table-cell table:formula="of:= MONTH([.A79])" office:value-type="float" office:value="1" calcext:value-type="float">
            <text:p>1</text:p>
          </table:table-cell>
          <table:table-cell table:formula="of:=COM.MICROSOFT.IFS([.C79] = 1; &quot;styczeń&quot;; [.C79] = 2; &quot;luty&quot;; [.C79] = 3; &quot;marzec&quot;; [.C79] = 4; &quot;kwiecień&quot;; [.C79] = 5; &quot;maj&quot;; [.C79] = 6; &quot;czerwiec&quot;; [.C79] = 7; &quot;lipiec&quot;; [.C79] = 8; &quot;sierpień&quot;; [.C79] = 9; &quot;wrzesień&quot;; [.C79] = 10; &quot;październik&quot;; [.C79] = 11; &quot;listopad&quot;; [.C79] = 12; &quot;grudzień&quot;)" office:value-type="string" office:string-value="styczeń" calcext:value-type="string">
            <text:p>styczeń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6" calcext:value-type="float">
            <text:p>6</text:p>
          </table:table-cell>
          <table:table-cell table:formula="of:=[.B79] - [.A79]" office:value-type="float" office:value="28" calcext:value-type="float">
            <text:p>28</text:p>
          </table:table-cell>
          <table:table-cell table:formula="of:= 10 * [.G79] * [.H79]" office:value-type="float" office:value="1680" calcext:value-type="float">
            <text:p>1680</text:p>
          </table:table-cell>
          <table:table-cell table:formula="of:=[.I79] + [.F79] + [.E79]" office:value-type="float" office:value="1686.39" calcext:value-type="float">
            <text:p>1686,39</text:p>
          </table:table-cell>
          <table:table-cell table:formula="of:= [.E79] + [.F79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24" calcext:value-type="date">
            <text:p>2014-01-24</text:p>
          </table:table-cell>
          <table:table-cell table:formula="of:= MONTH([.A80])" office:value-type="float" office:value="1" calcext:value-type="float">
            <text:p>1</text:p>
          </table:table-cell>
          <table:table-cell table:formula="of:=COM.MICROSOFT.IFS([.C80] = 1; &quot;styczeń&quot;; [.C80] = 2; &quot;luty&quot;; [.C80] = 3; &quot;marzec&quot;; [.C80] = 4; &quot;kwiecień&quot;; [.C80] = 5; &quot;maj&quot;; [.C80] = 6; &quot;czerwiec&quot;; [.C80] = 7; &quot;lipiec&quot;; [.C80] = 8; &quot;sierpień&quot;; [.C80] = 9; &quot;wrzesień&quot;; [.C80] = 10; &quot;październik&quot;; [.C80] = 11; &quot;listopad&quot;; [.C80] = 12; &quot;grudzień&quot;)" office:value-type="string" office:string-value="styczeń" calcext:value-type="string">
            <text:p>styczeń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80] - [.A80]" office:value-type="float" office:value="9" calcext:value-type="float">
            <text:p>9</text:p>
          </table:table-cell>
          <table:table-cell table:formula="of:= 10 * [.G80] * [.H80]" office:value-type="float" office:value="180" calcext:value-type="float">
            <text:p>180</text:p>
          </table:table-cell>
          <table:table-cell table:formula="of:=[.I80] + [.F80] + [.E80]" office:value-type="float" office:value="183.98" calcext:value-type="float">
            <text:p>183,98</text:p>
          </table:table-cell>
          <table:table-cell table:formula="of:= [.E80] + [.F80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23" calcext:value-type="date">
            <text:p>2014-01-23</text:p>
          </table:table-cell>
          <table:table-cell table:formula="of:= MONTH([.A81])" office:value-type="float" office:value="1" calcext:value-type="float">
            <text:p>1</text:p>
          </table:table-cell>
          <table:table-cell table:formula="of:=COM.MICROSOFT.IFS([.C81] = 1; &quot;styczeń&quot;; [.C81] = 2; &quot;luty&quot;; [.C81] = 3; &quot;marzec&quot;; [.C81] = 4; &quot;kwiecień&quot;; [.C81] = 5; &quot;maj&quot;; [.C81] = 6; &quot;czerwiec&quot;; [.C81] = 7; &quot;lipiec&quot;; [.C81] = 8; &quot;sierpień&quot;; [.C81] = 9; &quot;wrzesień&quot;; [.C81] = 10; &quot;październik&quot;; [.C81] = 11; &quot;listopad&quot;; [.C81] = 12; &quot;grudzień&quot;)" office:value-type="string" office:string-value="styczeń" calcext:value-type="string">
            <text:p>styczeń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81] - [.A81]" office:value-type="float" office:value="8" calcext:value-type="float">
            <text:p>8</text:p>
          </table:table-cell>
          <table:table-cell table:formula="of:= 10 * [.G81] * [.H81]" office:value-type="float" office:value="160" calcext:value-type="float">
            <text:p>160</text:p>
          </table:table-cell>
          <table:table-cell table:formula="of:=[.I81] + [.F81] + [.E81]" office:value-type="float" office:value="168.73" calcext:value-type="float">
            <text:p>168,73</text:p>
          </table:table-cell>
          <table:table-cell table:formula="of:= [.E81] + [.F81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18" calcext:value-type="date">
            <text:p>2014-01-18</text:p>
          </table:table-cell>
          <table:table-cell table:formula="of:= MONTH([.A82])" office:value-type="float" office:value="1" calcext:value-type="float">
            <text:p>1</text:p>
          </table:table-cell>
          <table:table-cell table:formula="of:=COM.MICROSOFT.IFS([.C82] = 1; &quot;styczeń&quot;; [.C82] = 2; &quot;luty&quot;; [.C82] = 3; &quot;marzec&quot;; [.C82] = 4; &quot;kwiecień&quot;; [.C82] = 5; &quot;maj&quot;; [.C82] = 6; &quot;czerwiec&quot;; [.C82] = 7; &quot;lipiec&quot;; [.C82] = 8; &quot;sierpień&quot;; [.C82] = 9; &quot;wrzesień&quot;; [.C82] = 10; &quot;październik&quot;; [.C82] = 11; &quot;listopad&quot;; [.C82] = 12; &quot;grudzień&quot;)" office:value-type="string" office:string-value="styczeń" calcext:value-type="string">
            <text:p>styczeń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4" calcext:value-type="float">
            <text:p>4</text:p>
          </table:table-cell>
          <table:table-cell table:formula="of:=[.B82] - [.A82]" office:value-type="float" office:value="3" calcext:value-type="float">
            <text:p>3</text:p>
          </table:table-cell>
          <table:table-cell table:formula="of:= 10 * [.G82] * [.H82]" office:value-type="float" office:value="120" calcext:value-type="float">
            <text:p>120</text:p>
          </table:table-cell>
          <table:table-cell table:formula="of:=[.I82] + [.F82] + [.E82]" office:value-type="float" office:value="128.73" calcext:value-type="float">
            <text:p>128,73</text:p>
          </table:table-cell>
          <table:table-cell table:formula="of:= [.E82] + [.F82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2-06" calcext:value-type="date">
            <text:p>2014-02-06</text:p>
          </table:table-cell>
          <table:table-cell table:formula="of:= MONTH([.A83])" office:value-type="float" office:value="1" calcext:value-type="float">
            <text:p>1</text:p>
          </table:table-cell>
          <table:table-cell table:formula="of:=COM.MICROSOFT.IFS([.C83] = 1; &quot;styczeń&quot;; [.C83] = 2; &quot;luty&quot;; [.C83] = 3; &quot;marzec&quot;; [.C83] = 4; &quot;kwiecień&quot;; [.C83] = 5; &quot;maj&quot;; [.C83] = 6; &quot;czerwiec&quot;; [.C83] = 7; &quot;lipiec&quot;; [.C83] = 8; &quot;sierpień&quot;; [.C83] = 9; &quot;wrzesień&quot;; [.C83] = 10; &quot;październik&quot;; [.C83] = 11; &quot;listopad&quot;; [.C83] = 12; &quot;grudzień&quot;)" office:value-type="string" office:string-value="styczeń" calcext:value-type="string">
            <text:p>styczeń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83] - [.A83]" office:value-type="float" office:value="22" calcext:value-type="float">
            <text:p>22</text:p>
          </table:table-cell>
          <table:table-cell table:formula="of:= 10 * [.G83] * [.H83]" office:value-type="float" office:value="440" calcext:value-type="float">
            <text:p>440</text:p>
          </table:table-cell>
          <table:table-cell table:formula="of:=[.I83] + [.F83] + [.E83]" office:value-type="float" office:value="449.37" calcext:value-type="float">
            <text:p>449,37</text:p>
          </table:table-cell>
          <table:table-cell table:formula="of:= [.E83] + [.F83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19" calcext:value-type="date">
            <text:p>2014-01-19</text:p>
          </table:table-cell>
          <table:table-cell table:formula="of:= MONTH([.A84])" office:value-type="float" office:value="1" calcext:value-type="float">
            <text:p>1</text:p>
          </table:table-cell>
          <table:table-cell table:formula="of:=COM.MICROSOFT.IFS([.C84] = 1; &quot;styczeń&quot;; [.C84] = 2; &quot;luty&quot;; [.C84] = 3; &quot;marzec&quot;; [.C84] = 4; &quot;kwiecień&quot;; [.C84] = 5; &quot;maj&quot;; [.C84] = 6; &quot;czerwiec&quot;; [.C84] = 7; &quot;lipiec&quot;; [.C84] = 8; &quot;sierpień&quot;; [.C84] = 9; &quot;wrzesień&quot;; [.C84] = 10; &quot;październik&quot;; [.C84] = 11; &quot;listopad&quot;; [.C84] = 12; &quot;grudzień&quot;)" office:value-type="string" office:string-value="styczeń" calcext:value-type="string">
            <text:p>styczeń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84] - [.A84]" office:value-type="float" office:value="4" calcext:value-type="float">
            <text:p>4</text:p>
          </table:table-cell>
          <table:table-cell table:formula="of:= 10 * [.G84] * [.H84]" office:value-type="float" office:value="80" calcext:value-type="float">
            <text:p>80</text:p>
          </table:table-cell>
          <table:table-cell table:formula="of:=[.I84] + [.F84] + [.E84]" office:value-type="float" office:value="83.98" calcext:value-type="float">
            <text:p>83,98</text:p>
          </table:table-cell>
          <table:table-cell table:formula="of:= [.E84] + [.F84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2-05" calcext:value-type="date">
            <text:p>2014-02-05</text:p>
          </table:table-cell>
          <table:table-cell table:formula="of:= MONTH([.A85])" office:value-type="float" office:value="1" calcext:value-type="float">
            <text:p>1</text:p>
          </table:table-cell>
          <table:table-cell table:formula="of:=COM.MICROSOFT.IFS([.C85] = 1; &quot;styczeń&quot;; [.C85] = 2; &quot;luty&quot;; [.C85] = 3; &quot;marzec&quot;; [.C85] = 4; &quot;kwiecień&quot;; [.C85] = 5; &quot;maj&quot;; [.C85] = 6; &quot;czerwiec&quot;; [.C85] = 7; &quot;lipiec&quot;; [.C85] = 8; &quot;sierpień&quot;; [.C85] = 9; &quot;wrzesień&quot;; [.C85] = 10; &quot;październik&quot;; [.C85] = 11; &quot;listopad&quot;; [.C85] = 12; &quot;grudzień&quot;)" office:value-type="string" office:string-value="styczeń" calcext:value-type="string">
            <text:p>stycz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85] - [.A85]" office:value-type="float" office:value="21" calcext:value-type="float">
            <text:p>21</text:p>
          </table:table-cell>
          <table:table-cell table:formula="of:= 10 * [.G85] * [.H85]" office:value-type="float" office:value="420" calcext:value-type="float">
            <text:p>420</text:p>
          </table:table-cell>
          <table:table-cell table:formula="of:=[.I85] + [.F85] + [.E85]" office:value-type="float" office:value="431.72" calcext:value-type="float">
            <text:p>431,72</text:p>
          </table:table-cell>
          <table:table-cell table:formula="of:= [.E85] + [.F85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date" office:date-value="2014-01-22" calcext:value-type="date">
            <text:p>2014-01-22</text:p>
          </table:table-cell>
          <table:table-cell table:formula="of:= MONTH([.A86])" office:value-type="float" office:value="1" calcext:value-type="float">
            <text:p>1</text:p>
          </table:table-cell>
          <table:table-cell table:formula="of:=COM.MICROSOFT.IFS([.C86] = 1; &quot;styczeń&quot;; [.C86] = 2; &quot;luty&quot;; [.C86] = 3; &quot;marzec&quot;; [.C86] = 4; &quot;kwiecień&quot;; [.C86] = 5; &quot;maj&quot;; [.C86] = 6; &quot;czerwiec&quot;; [.C86] = 7; &quot;lipiec&quot;; [.C86] = 8; &quot;sierpień&quot;; [.C86] = 9; &quot;wrzesień&quot;; [.C86] = 10; &quot;październik&quot;; [.C86] = 11; &quot;listopad&quot;; [.C86] = 12; &quot;grudzień&quot;)" office:value-type="string" office:string-value="styczeń" calcext:value-type="string">
            <text:p>styczeń</text:p>
          </table:table-cell>
          <table:table-cell office:value-type="float" office:value="16.83" calcext:value-type="float">
            <text:p>16,83</text:p>
          </table:table-cell>
          <table:table-cell office:value-type="float" office:value="0.44" calcext:value-type="float">
            <text:p>0,44</text:p>
          </table:table-cell>
          <table:table-cell office:value-type="float" office:value="4" calcext:value-type="float">
            <text:p>4</text:p>
          </table:table-cell>
          <table:table-cell table:formula="of:=[.B86] - [.A86]" office:value-type="float" office:value="7" calcext:value-type="float">
            <text:p>7</text:p>
          </table:table-cell>
          <table:table-cell table:formula="of:= 10 * [.G86] * [.H86]" office:value-type="float" office:value="280" calcext:value-type="float">
            <text:p>280</text:p>
          </table:table-cell>
          <table:table-cell table:formula="of:=[.I86] + [.F86] + [.E86]" office:value-type="float" office:value="297.27" calcext:value-type="float">
            <text:p>297,27</text:p>
          </table:table-cell>
          <table:table-cell table:formula="of:= [.E86] + [.F86]" office:value-type="float" office:value="17.27" calcext:value-type="float">
            <text:p>17,27</text:p>
          </table:table-cell>
          <table:table-cell table:number-columns-repeated="7"/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date" office:date-value="2014-02-04" calcext:value-type="date">
            <text:p>2014-02-04</text:p>
          </table:table-cell>
          <table:table-cell table:formula="of:= MONTH([.A87])" office:value-type="float" office:value="1" calcext:value-type="float">
            <text:p>1</text:p>
          </table:table-cell>
          <table:table-cell table:formula="of:=COM.MICROSOFT.IFS([.C87] = 1; &quot;styczeń&quot;; [.C87] = 2; &quot;luty&quot;; [.C87] = 3; &quot;marzec&quot;; [.C87] = 4; &quot;kwiecień&quot;; [.C87] = 5; &quot;maj&quot;; [.C87] = 6; &quot;czerwiec&quot;; [.C87] = 7; &quot;lipiec&quot;; [.C87] = 8; &quot;sierpień&quot;; [.C87] = 9; &quot;wrzesień&quot;; [.C87] = 10; &quot;październik&quot;; [.C87] = 11; &quot;listopad&quot;; [.C87] = 12; &quot;grudzień&quot;)" office:value-type="string" office:string-value="styczeń" calcext:value-type="string">
            <text:p>stycz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87] - [.A87]" office:value-type="float" office:value="18" calcext:value-type="float">
            <text:p>18</text:p>
          </table:table-cell>
          <table:table-cell table:formula="of:= 10 * [.G87] * [.H87]" office:value-type="float" office:value="360" calcext:value-type="float">
            <text:p>360</text:p>
          </table:table-cell>
          <table:table-cell table:formula="of:=[.I87] + [.F87] + [.E87]" office:value-type="float" office:value="365.82" calcext:value-type="float">
            <text:p>365,82</text:p>
          </table:table-cell>
          <table:table-cell table:formula="of:= [.E87] + [.F87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date" office:date-value="2014-01-28" calcext:value-type="date">
            <text:p>2014-01-28</text:p>
          </table:table-cell>
          <table:table-cell table:formula="of:= MONTH([.A88])" office:value-type="float" office:value="1" calcext:value-type="float">
            <text:p>1</text:p>
          </table:table-cell>
          <table:table-cell table:formula="of:=COM.MICROSOFT.IFS([.C88] = 1; &quot;styczeń&quot;; [.C88] = 2; &quot;luty&quot;; [.C88] = 3; &quot;marzec&quot;; [.C88] = 4; &quot;kwiecień&quot;; [.C88] = 5; &quot;maj&quot;; [.C88] = 6; &quot;czerwiec&quot;; [.C88] = 7; &quot;lipiec&quot;; [.C88] = 8; &quot;sierpień&quot;; [.C88] = 9; &quot;wrzesień&quot;; [.C88] = 10; &quot;październik&quot;; [.C88] = 11; &quot;listopad&quot;; [.C88] = 12; &quot;grudzień&quot;)" office:value-type="string" office:string-value="styczeń" calcext:value-type="string">
            <text:p>stycz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88] - [.A88]" office:value-type="float" office:value="11" calcext:value-type="float">
            <text:p>11</text:p>
          </table:table-cell>
          <table:table-cell table:formula="of:= 10 * [.G88] * [.H88]" office:value-type="float" office:value="330" calcext:value-type="float">
            <text:p>330</text:p>
          </table:table-cell>
          <table:table-cell table:formula="of:=[.I88] + [.F88] + [.E88]" office:value-type="float" office:value="335.82" calcext:value-type="float">
            <text:p>335,82</text:p>
          </table:table-cell>
          <table:table-cell table:formula="of:= [.E88] + [.F88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date" office:date-value="2014-01-27" calcext:value-type="date">
            <text:p>2014-01-27</text:p>
          </table:table-cell>
          <table:table-cell table:formula="of:= MONTH([.A89])" office:value-type="float" office:value="1" calcext:value-type="float">
            <text:p>1</text:p>
          </table:table-cell>
          <table:table-cell table:formula="of:=COM.MICROSOFT.IFS([.C89] = 1; &quot;styczeń&quot;; [.C89] = 2; &quot;luty&quot;; [.C89] = 3; &quot;marzec&quot;; [.C89] = 4; &quot;kwiecień&quot;; [.C89] = 5; &quot;maj&quot;; [.C89] = 6; &quot;czerwiec&quot;; [.C89] = 7; &quot;lipiec&quot;; [.C89] = 8; &quot;sierpień&quot;; [.C89] = 9; &quot;wrzesień&quot;; [.C89] = 10; &quot;październik&quot;; [.C89] = 11; &quot;listopad&quot;; [.C89] = 12; &quot;grudzień&quot;)" office:value-type="string" office:string-value="styczeń" calcext:value-type="string">
            <text:p>stycz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table:formula="of:=[.B89] - [.A89]" office:value-type="float" office:value="10" calcext:value-type="float">
            <text:p>10</text:p>
          </table:table-cell>
          <table:table-cell table:formula="of:= 10 * [.G89] * [.H89]" office:value-type="float" office:value="500" calcext:value-type="float">
            <text:p>500</text:p>
          </table:table-cell>
          <table:table-cell table:formula="of:=[.I89] + [.F89] + [.E89]" office:value-type="float" office:value="502.06" calcext:value-type="float">
            <text:p>502,06</text:p>
          </table:table-cell>
          <table:table-cell table:formula="of:= [.E89] + [.F89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01-17" calcext:value-type="date">
            <text:p>2014-01-17</text:p>
          </table:table-cell>
          <table:table-cell office:value-type="date" office:date-value="2014-02-08" calcext:value-type="date">
            <text:p>2014-02-08</text:p>
          </table:table-cell>
          <table:table-cell table:formula="of:= MONTH([.A90])" office:value-type="float" office:value="1" calcext:value-type="float">
            <text:p>1</text:p>
          </table:table-cell>
          <table:table-cell table:formula="of:=COM.MICROSOFT.IFS([.C90] = 1; &quot;styczeń&quot;; [.C90] = 2; &quot;luty&quot;; [.C90] = 3; &quot;marzec&quot;; [.C90] = 4; &quot;kwiecień&quot;; [.C90] = 5; &quot;maj&quot;; [.C90] = 6; &quot;czerwiec&quot;; [.C90] = 7; &quot;lipiec&quot;; [.C90] = 8; &quot;sierpień&quot;; [.C90] = 9; &quot;wrzesień&quot;; [.C90] = 10; &quot;październik&quot;; [.C90] = 11; &quot;listopad&quot;; [.C90] = 12; &quot;grudzień&quot;)" office:value-type="string" office:string-value="styczeń" calcext:value-type="string">
            <text:p>stycz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table:formula="of:=[.B90] - [.A90]" office:value-type="float" office:value="22" calcext:value-type="float">
            <text:p>22</text:p>
          </table:table-cell>
          <table:table-cell table:formula="of:= 10 * [.G90] * [.H90]" office:value-type="float" office:value="1100" calcext:value-type="float">
            <text:p>1100</text:p>
          </table:table-cell>
          <table:table-cell table:formula="of:=[.I90] + [.F90] + [.E90]" office:value-type="float" office:value="1102.06" calcext:value-type="float">
            <text:p>1102,06</text:p>
          </table:table-cell>
          <table:table-cell table:formula="of:= [.E90] + [.F90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01-18" calcext:value-type="date">
            <text:p>2014-01-18</text:p>
          </table:table-cell>
          <table:table-cell office:value-type="date" office:date-value="2014-01-30" calcext:value-type="date">
            <text:p>2014-01-30</text:p>
          </table:table-cell>
          <table:table-cell table:formula="of:= MONTH([.A91])" office:value-type="float" office:value="1" calcext:value-type="float">
            <text:p>1</text:p>
          </table:table-cell>
          <table:table-cell table:formula="of:=COM.MICROSOFT.IFS([.C91] = 1; &quot;styczeń&quot;; [.C91] = 2; &quot;luty&quot;; [.C91] = 3; &quot;marzec&quot;; [.C91] = 4; &quot;kwiecień&quot;; [.C91] = 5; &quot;maj&quot;; [.C91] = 6; &quot;czerwiec&quot;; [.C91] = 7; &quot;lipiec&quot;; [.C91] = 8; &quot;sierpień&quot;; [.C91] = 9; &quot;wrzesień&quot;; [.C91] = 10; &quot;październik&quot;; [.C91] = 11; &quot;listopad&quot;; [.C91] = 12; &quot;grudzień&quot;)" office:value-type="string" office:string-value="styczeń" calcext:value-type="string">
            <text:p>stycz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91] - [.A91]" office:value-type="float" office:value="12" calcext:value-type="float">
            <text:p>12</text:p>
          </table:table-cell>
          <table:table-cell table:formula="of:= 10 * [.G91] * [.H91]" office:value-type="float" office:value="600" calcext:value-type="float">
            <text:p>600</text:p>
          </table:table-cell>
          <table:table-cell table:formula="of:=[.I91] + [.F91] + [.E91]" office:value-type="float" office:value="606.6" calcext:value-type="float">
            <text:p>606,6</text:p>
          </table:table-cell>
          <table:table-cell table:formula="of:= [.E91] + [.F91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1-18" calcext:value-type="date">
            <text:p>2014-01-18</text:p>
          </table:table-cell>
          <table:table-cell office:value-type="date" office:date-value="2014-01-27" calcext:value-type="date">
            <text:p>2014-01-27</text:p>
          </table:table-cell>
          <table:table-cell table:formula="of:= MONTH([.A92])" office:value-type="float" office:value="1" calcext:value-type="float">
            <text:p>1</text:p>
          </table:table-cell>
          <table:table-cell table:formula="of:=COM.MICROSOFT.IFS([.C92] = 1; &quot;styczeń&quot;; [.C92] = 2; &quot;luty&quot;; [.C92] = 3; &quot;marzec&quot;; [.C92] = 4; &quot;kwiecień&quot;; [.C92] = 5; &quot;maj&quot;; [.C92] = 6; &quot;czerwiec&quot;; [.C92] = 7; &quot;lipiec&quot;; [.C92] = 8; &quot;sierpień&quot;; [.C92] = 9; &quot;wrzesień&quot;; [.C92] = 10; &quot;październik&quot;; [.C92] = 11; &quot;listopad&quot;; [.C92] = 12; &quot;grudzień&quot;)" office:value-type="string" office:string-value="styczeń" calcext:value-type="string">
            <text:p>styczeń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92] - [.A92]" office:value-type="float" office:value="9" calcext:value-type="float">
            <text:p>9</text:p>
          </table:table-cell>
          <table:table-cell table:formula="of:= 10 * [.G92] * [.H92]" office:value-type="float" office:value="450" calcext:value-type="float">
            <text:p>450</text:p>
          </table:table-cell>
          <table:table-cell table:formula="of:=[.I92] + [.F92] + [.E92]" office:value-type="float" office:value="453.98" calcext:value-type="float">
            <text:p>453,98</text:p>
          </table:table-cell>
          <table:table-cell table:formula="of:= [.E92] + [.F92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01-18" calcext:value-type="date">
            <text:p>2014-01-18</text:p>
          </table:table-cell>
          <table:table-cell office:value-type="date" office:date-value="2014-01-22" calcext:value-type="date">
            <text:p>2014-01-22</text:p>
          </table:table-cell>
          <table:table-cell table:formula="of:= MONTH([.A93])" office:value-type="float" office:value="1" calcext:value-type="float">
            <text:p>1</text:p>
          </table:table-cell>
          <table:table-cell table:formula="of:=COM.MICROSOFT.IFS([.C93] = 1; &quot;styczeń&quot;; [.C93] = 2; &quot;luty&quot;; [.C93] = 3; &quot;marzec&quot;; [.C93] = 4; &quot;kwiecień&quot;; [.C93] = 5; &quot;maj&quot;; [.C93] = 6; &quot;czerwiec&quot;; [.C93] = 7; &quot;lipiec&quot;; [.C93] = 8; &quot;sierpień&quot;; [.C93] = 9; &quot;wrzesień&quot;; [.C93] = 10; &quot;październik&quot;; [.C93] = 11; &quot;listopad&quot;; [.C93] = 12; &quot;grudzień&quot;)" office:value-type="string" office:string-value="styczeń" calcext:value-type="string">
            <text:p>styczeń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93] - [.A93]" office:value-type="float" office:value="4" calcext:value-type="float">
            <text:p>4</text:p>
          </table:table-cell>
          <table:table-cell table:formula="of:= 10 * [.G93] * [.H93]" office:value-type="float" office:value="160" calcext:value-type="float">
            <text:p>160</text:p>
          </table:table-cell>
          <table:table-cell table:formula="of:=[.I93] + [.F93] + [.E93]" office:value-type="float" office:value="168.95" calcext:value-type="float">
            <text:p>168,95</text:p>
          </table:table-cell>
          <table:table-cell table:formula="of:= [.E93] + [.F93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01-19" calcext:value-type="date">
            <text:p>2014-01-19</text:p>
          </table:table-cell>
          <table:table-cell office:value-type="date" office:date-value="2014-02-15" calcext:value-type="date">
            <text:p>2014-02-15</text:p>
          </table:table-cell>
          <table:table-cell table:formula="of:= MONTH([.A94])" office:value-type="float" office:value="1" calcext:value-type="float">
            <text:p>1</text:p>
          </table:table-cell>
          <table:table-cell table:formula="of:=COM.MICROSOFT.IFS([.C94] = 1; &quot;styczeń&quot;; [.C94] = 2; &quot;luty&quot;; [.C94] = 3; &quot;marzec&quot;; [.C94] = 4; &quot;kwiecień&quot;; [.C94] = 5; &quot;maj&quot;; [.C94] = 6; &quot;czerwiec&quot;; [.C94] = 7; &quot;lipiec&quot;; [.C94] = 8; &quot;sierpień&quot;; [.C94] = 9; &quot;wrzesień&quot;; [.C94] = 10; &quot;październik&quot;; [.C94] = 11; &quot;listopad&quot;; [.C94] = 12; &quot;grudzień&quot;)" office:value-type="string" office:string-value="styczeń" calcext:value-type="string">
            <text:p>stycz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94] - [.A94]" office:value-type="float" office:value="27" calcext:value-type="float">
            <text:p>27</text:p>
          </table:table-cell>
          <table:table-cell table:formula="of:= 10 * [.G94] * [.H94]" office:value-type="float" office:value="1350" calcext:value-type="float">
            <text:p>1350</text:p>
          </table:table-cell>
          <table:table-cell table:formula="of:=[.I94] + [.F94] + [.E94]" office:value-type="float" office:value="1356.75" calcext:value-type="float">
            <text:p>1356,75</text:p>
          </table:table-cell>
          <table:table-cell table:formula="of:= [.E94] + [.F94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1-19" calcext:value-type="date">
            <text:p>2014-01-19</text:p>
          </table:table-cell>
          <table:table-cell office:value-type="date" office:date-value="2014-02-15" calcext:value-type="date">
            <text:p>2014-02-15</text:p>
          </table:table-cell>
          <table:table-cell table:formula="of:= MONTH([.A95])" office:value-type="float" office:value="1" calcext:value-type="float">
            <text:p>1</text:p>
          </table:table-cell>
          <table:table-cell table:formula="of:=COM.MICROSOFT.IFS([.C95] = 1; &quot;styczeń&quot;; [.C95] = 2; &quot;luty&quot;; [.C95] = 3; &quot;marzec&quot;; [.C95] = 4; &quot;kwiecień&quot;; [.C95] = 5; &quot;maj&quot;; [.C95] = 6; &quot;czerwiec&quot;; [.C95] = 7; &quot;lipiec&quot;; [.C95] = 8; &quot;sierpień&quot;; [.C95] = 9; &quot;wrzesień&quot;; [.C95] = 10; &quot;październik&quot;; [.C95] = 11; &quot;listopad&quot;; [.C95] = 12; &quot;grudzień&quot;)" office:value-type="string" office:string-value="styczeń" calcext:value-type="string">
            <text:p>stycz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95] - [.A95]" office:value-type="float" office:value="27" calcext:value-type="float">
            <text:p>27</text:p>
          </table:table-cell>
          <table:table-cell table:formula="of:= 10 * [.G95] * [.H95]" office:value-type="float" office:value="540" calcext:value-type="float">
            <text:p>540</text:p>
          </table:table-cell>
          <table:table-cell table:formula="of:=[.I95] + [.F95] + [.E95]" office:value-type="float" office:value="546.6" calcext:value-type="float">
            <text:p>546,6</text:p>
          </table:table-cell>
          <table:table-cell table:formula="of:= [.E95] + [.F95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date" office:date-value="2014-02-06" calcext:value-type="date">
            <text:p>2014-02-06</text:p>
          </table:table-cell>
          <table:table-cell table:formula="of:= MONTH([.A96])" office:value-type="float" office:value="1" calcext:value-type="float">
            <text:p>1</text:p>
          </table:table-cell>
          <table:table-cell table:formula="of:=COM.MICROSOFT.IFS([.C96] = 1; &quot;styczeń&quot;; [.C96] = 2; &quot;luty&quot;; [.C96] = 3; &quot;marzec&quot;; [.C96] = 4; &quot;kwiecień&quot;; [.C96] = 5; &quot;maj&quot;; [.C96] = 6; &quot;czerwiec&quot;; [.C96] = 7; &quot;lipiec&quot;; [.C96] = 8; &quot;sierpień&quot;; [.C96] = 9; &quot;wrzesień&quot;; [.C96] = 10; &quot;październik&quot;; [.C96] = 11; &quot;listopad&quot;; [.C96] = 12; &quot;grudzień&quot;)" office:value-type="string" office:string-value="styczeń" calcext:value-type="string">
            <text:p>styczeń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formula="of:=[.B96] - [.A96]" office:value-type="float" office:value="16" calcext:value-type="float">
            <text:p>16</text:p>
          </table:table-cell>
          <table:table-cell table:formula="of:= 10 * [.G96] * [.H96]" office:value-type="float" office:value="480" calcext:value-type="float">
            <text:p>480</text:p>
          </table:table-cell>
          <table:table-cell table:formula="of:=[.I96] + [.F96] + [.E96]" office:value-type="float" office:value="491.74" calcext:value-type="float">
            <text:p>491,74</text:p>
          </table:table-cell>
          <table:table-cell table:formula="of:= [.E96] + [.F96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date" office:date-value="2014-01-28" calcext:value-type="date">
            <text:p>2014-01-28</text:p>
          </table:table-cell>
          <table:table-cell table:formula="of:= MONTH([.A97])" office:value-type="float" office:value="1" calcext:value-type="float">
            <text:p>1</text:p>
          </table:table-cell>
          <table:table-cell table:formula="of:=COM.MICROSOFT.IFS([.C97] = 1; &quot;styczeń&quot;; [.C97] = 2; &quot;luty&quot;; [.C97] = 3; &quot;marzec&quot;; [.C97] = 4; &quot;kwiecień&quot;; [.C97] = 5; &quot;maj&quot;; [.C97] = 6; &quot;czerwiec&quot;; [.C97] = 7; &quot;lipiec&quot;; [.C97] = 8; &quot;sierpień&quot;; [.C97] = 9; &quot;wrzesień&quot;; [.C97] = 10; &quot;październik&quot;; [.C97] = 11; &quot;listopad&quot;; [.C97] = 12; &quot;grudzień&quot;)" office:value-type="string" office:string-value="styczeń" calcext:value-type="string">
            <text:p>styczeń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table:formula="of:=[.B97] - [.A97]" office:value-type="float" office:value="7" calcext:value-type="float">
            <text:p>7</text:p>
          </table:table-cell>
          <table:table-cell table:formula="of:= 10 * [.G97] * [.H97]" office:value-type="float" office:value="280" calcext:value-type="float">
            <text:p>280</text:p>
          </table:table-cell>
          <table:table-cell table:formula="of:=[.I97] + [.F97] + [.E97]" office:value-type="float" office:value="290.87" calcext:value-type="float">
            <text:p>290,87</text:p>
          </table:table-cell>
          <table:table-cell table:formula="of:= [.E97] + [.F97]" office:value-type="float" office:value="10.87" calcext:value-type="float">
            <text:p>10,87</text:p>
          </table:table-cell>
          <table:table-cell table:number-columns-repeated="7"/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date" office:date-value="2014-02-17" calcext:value-type="date">
            <text:p>2014-02-17</text:p>
          </table:table-cell>
          <table:table-cell table:formula="of:= MONTH([.A98])" office:value-type="float" office:value="1" calcext:value-type="float">
            <text:p>1</text:p>
          </table:table-cell>
          <table:table-cell table:formula="of:=COM.MICROSOFT.IFS([.C98] = 1; &quot;styczeń&quot;; [.C98] = 2; &quot;luty&quot;; [.C98] = 3; &quot;marzec&quot;; [.C98] = 4; &quot;kwiecień&quot;; [.C98] = 5; &quot;maj&quot;; [.C98] = 6; &quot;czerwiec&quot;; [.C98] = 7; &quot;lipiec&quot;; [.C98] = 8; &quot;sierpień&quot;; [.C98] = 9; &quot;wrzesień&quot;; [.C98] = 10; &quot;październik&quot;; [.C98] = 11; &quot;listopad&quot;; [.C98] = 12; &quot;grudzień&quot;)" office:value-type="string" office:string-value="styczeń" calcext:value-type="string">
            <text:p>styczeń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98] - [.A98]" office:value-type="float" office:value="27" calcext:value-type="float">
            <text:p>27</text:p>
          </table:table-cell>
          <table:table-cell table:formula="of:= 10 * [.G98] * [.H98]" office:value-type="float" office:value="1620" calcext:value-type="float">
            <text:p>1620</text:p>
          </table:table-cell>
          <table:table-cell table:formula="of:=[.I98] + [.F98] + [.E98]" office:value-type="float" office:value="1631.74" calcext:value-type="float">
            <text:p>1631,74</text:p>
          </table:table-cell>
          <table:table-cell table:formula="of:= [.E98] + [.F98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date" office:date-value="2014-02-16" calcext:value-type="date">
            <text:p>2014-02-16</text:p>
          </table:table-cell>
          <table:table-cell table:formula="of:= MONTH([.A99])" office:value-type="float" office:value="1" calcext:value-type="float">
            <text:p>1</text:p>
          </table:table-cell>
          <table:table-cell table:formula="of:=COM.MICROSOFT.IFS([.C99] = 1; &quot;styczeń&quot;; [.C99] = 2; &quot;luty&quot;; [.C99] = 3; &quot;marzec&quot;; [.C99] = 4; &quot;kwiecień&quot;; [.C99] = 5; &quot;maj&quot;; [.C99] = 6; &quot;czerwiec&quot;; [.C99] = 7; &quot;lipiec&quot;; [.C99] = 8; &quot;sierpień&quot;; [.C99] = 9; &quot;wrzesień&quot;; [.C99] = 10; &quot;październik&quot;; [.C99] = 11; &quot;listopad&quot;; [.C99] = 12; &quot;grudzień&quot;)" office:value-type="string" office:string-value="styczeń" calcext:value-type="string">
            <text:p>styczeń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6" calcext:value-type="float">
            <text:p>6</text:p>
          </table:table-cell>
          <table:table-cell table:formula="of:=[.B99] - [.A99]" office:value-type="float" office:value="26" calcext:value-type="float">
            <text:p>26</text:p>
          </table:table-cell>
          <table:table-cell table:formula="of:= 10 * [.G99] * [.H99]" office:value-type="float" office:value="1560" calcext:value-type="float">
            <text:p>1560</text:p>
          </table:table-cell>
          <table:table-cell table:formula="of:=[.I99] + [.F99] + [.E99]" office:value-type="float" office:value="1570.47" calcext:value-type="float">
            <text:p>1570,47</text:p>
          </table:table-cell>
          <table:table-cell table:formula="of:= [.E99] + [.F99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date" office:date-value="2014-02-14" calcext:value-type="date">
            <text:p>2014-02-14</text:p>
          </table:table-cell>
          <table:table-cell table:formula="of:= MONTH([.A100])" office:value-type="float" office:value="1" calcext:value-type="float">
            <text:p>1</text:p>
          </table:table-cell>
          <table:table-cell table:formula="of:=COM.MICROSOFT.IFS([.C100] = 1; &quot;styczeń&quot;; [.C100] = 2; &quot;luty&quot;; [.C100] = 3; &quot;marzec&quot;; [.C100] = 4; &quot;kwiecień&quot;; [.C100] = 5; &quot;maj&quot;; [.C100] = 6; &quot;czerwiec&quot;; [.C100] = 7; &quot;lipiec&quot;; [.C100] = 8; &quot;sierpień&quot;; [.C100] = 9; &quot;wrzesień&quot;; [.C100] = 10; &quot;październik&quot;; [.C100] = 11; &quot;listopad&quot;; [.C100] = 12; &quot;grudzień&quot;)" office:value-type="string" office:string-value="styczeń" calcext:value-type="string">
            <text:p>styczeń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5" calcext:value-type="float">
            <text:p>5</text:p>
          </table:table-cell>
          <table:table-cell table:formula="of:=[.B100] - [.A100]" office:value-type="float" office:value="24" calcext:value-type="float">
            <text:p>24</text:p>
          </table:table-cell>
          <table:table-cell table:formula="of:= 10 * [.G100] * [.H100]" office:value-type="float" office:value="1200" calcext:value-type="float">
            <text:p>1200</text:p>
          </table:table-cell>
          <table:table-cell table:formula="of:=[.I100] + [.F100] + [.E100]" office:value-type="float" office:value="1220.05" calcext:value-type="float">
            <text:p>1220,05</text:p>
          </table:table-cell>
          <table:table-cell table:formula="of:= [.E100] + [.F100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01-21" calcext:value-type="date">
            <text:p>2014-01-21</text:p>
          </table:table-cell>
          <table:table-cell office:value-type="date" office:date-value="2014-02-04" calcext:value-type="date">
            <text:p>2014-02-04</text:p>
          </table:table-cell>
          <table:table-cell table:formula="of:= MONTH([.A101])" office:value-type="float" office:value="1" calcext:value-type="float">
            <text:p>1</text:p>
          </table:table-cell>
          <table:table-cell table:formula="of:=COM.MICROSOFT.IFS([.C101] = 1; &quot;styczeń&quot;; [.C101] = 2; &quot;luty&quot;; [.C101] = 3; &quot;marzec&quot;; [.C101] = 4; &quot;kwiecień&quot;; [.C101] = 5; &quot;maj&quot;; [.C101] = 6; &quot;czerwiec&quot;; [.C101] = 7; &quot;lipiec&quot;; [.C101] = 8; &quot;sierpień&quot;; [.C101] = 9; &quot;wrzesień&quot;; [.C101] = 10; &quot;październik&quot;; [.C101] = 11; &quot;listopad&quot;; [.C101] = 12; &quot;grudzień&quot;)" office:value-type="string" office:string-value="styczeń" calcext:value-type="string">
            <text:p>styczeń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4" calcext:value-type="float">
            <text:p>4</text:p>
          </table:table-cell>
          <table:table-cell table:formula="of:=[.B101] - [.A101]" office:value-type="float" office:value="14" calcext:value-type="float">
            <text:p>14</text:p>
          </table:table-cell>
          <table:table-cell table:formula="of:= 10 * [.G101] * [.H101]" office:value-type="float" office:value="560" calcext:value-type="float">
            <text:p>560</text:p>
          </table:table-cell>
          <table:table-cell table:formula="of:=[.I101] + [.F101] + [.E101]" office:value-type="float" office:value="571.22" calcext:value-type="float">
            <text:p>571,22</text:p>
          </table:table-cell>
          <table:table-cell table:formula="of:= [.E101] + [.F101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01-22" calcext:value-type="date">
            <text:p>2014-01-22</text:p>
          </table:table-cell>
          <table:table-cell office:value-type="date" office:date-value="2014-01-29" calcext:value-type="date">
            <text:p>2014-01-29</text:p>
          </table:table-cell>
          <table:table-cell table:formula="of:= MONTH([.A102])" office:value-type="float" office:value="1" calcext:value-type="float">
            <text:p>1</text:p>
          </table:table-cell>
          <table:table-cell table:formula="of:=COM.MICROSOFT.IFS([.C102] = 1; &quot;styczeń&quot;; [.C102] = 2; &quot;luty&quot;; [.C102] = 3; &quot;marzec&quot;; [.C102] = 4; &quot;kwiecień&quot;; [.C102] = 5; &quot;maj&quot;; [.C102] = 6; &quot;czerwiec&quot;; [.C102] = 7; &quot;lipiec&quot;; [.C102] = 8; &quot;sierpień&quot;; [.C102] = 9; &quot;wrzesień&quot;; [.C102] = 10; &quot;październik&quot;; [.C102] = 11; &quot;listopad&quot;; [.C102] = 12; &quot;grudzień&quot;)" office:value-type="string" office:string-value="styczeń" calcext:value-type="string">
            <text:p>stycz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102] - [.A102]" office:value-type="float" office:value="7" calcext:value-type="float">
            <text:p>7</text:p>
          </table:table-cell>
          <table:table-cell table:formula="of:= 10 * [.G102] * [.H102]" office:value-type="float" office:value="350" calcext:value-type="float">
            <text:p>350</text:p>
          </table:table-cell>
          <table:table-cell table:formula="of:=[.I102] + [.F102] + [.E102]" office:value-type="float" office:value="356.6" calcext:value-type="float">
            <text:p>356,6</text:p>
          </table:table-cell>
          <table:table-cell table:formula="of:= [.E102] + [.F102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1-22" calcext:value-type="date">
            <text:p>2014-01-22</text:p>
          </table:table-cell>
          <table:table-cell office:value-type="date" office:date-value="2014-02-11" calcext:value-type="date">
            <text:p>2014-02-11</text:p>
          </table:table-cell>
          <table:table-cell table:formula="of:= MONTH([.A103])" office:value-type="float" office:value="1" calcext:value-type="float">
            <text:p>1</text:p>
          </table:table-cell>
          <table:table-cell table:formula="of:=COM.MICROSOFT.IFS([.C103] = 1; &quot;styczeń&quot;; [.C103] = 2; &quot;luty&quot;; [.C103] = 3; &quot;marzec&quot;; [.C103] = 4; &quot;kwiecień&quot;; [.C103] = 5; &quot;maj&quot;; [.C103] = 6; &quot;czerwiec&quot;; [.C103] = 7; &quot;lipiec&quot;; [.C103] = 8; &quot;sierpień&quot;; [.C103] = 9; &quot;wrzesień&quot;; [.C103] = 10; &quot;październik&quot;; [.C103] = 11; &quot;listopad&quot;; [.C103] = 12; &quot;grudzień&quot;)" office:value-type="string" office:string-value="styczeń" calcext:value-type="string">
            <text:p>stycz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103] - [.A103]" office:value-type="float" office:value="20" calcext:value-type="float">
            <text:p>20</text:p>
          </table:table-cell>
          <table:table-cell table:formula="of:= 10 * [.G103] * [.H103]" office:value-type="float" office:value="800" calcext:value-type="float">
            <text:p>800</text:p>
          </table:table-cell>
          <table:table-cell table:formula="of:=[.I103] + [.F103] + [.E103]" office:value-type="float" office:value="805.82" calcext:value-type="float">
            <text:p>805,82</text:p>
          </table:table-cell>
          <table:table-cell table:formula="of:= [.E103] + [.F103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1-22" calcext:value-type="date">
            <text:p>2014-01-22</text:p>
          </table:table-cell>
          <table:table-cell office:value-type="date" office:date-value="2014-02-12" calcext:value-type="date">
            <text:p>2014-02-12</text:p>
          </table:table-cell>
          <table:table-cell table:formula="of:= MONTH([.A104])" office:value-type="float" office:value="1" calcext:value-type="float">
            <text:p>1</text:p>
          </table:table-cell>
          <table:table-cell table:formula="of:=COM.MICROSOFT.IFS([.C104] = 1; &quot;styczeń&quot;; [.C104] = 2; &quot;luty&quot;; [.C104] = 3; &quot;marzec&quot;; [.C104] = 4; &quot;kwiecień&quot;; [.C104] = 5; &quot;maj&quot;; [.C104] = 6; &quot;czerwiec&quot;; [.C104] = 7; &quot;lipiec&quot;; [.C104] = 8; &quot;sierpień&quot;; [.C104] = 9; &quot;wrzesień&quot;; [.C104] = 10; &quot;październik&quot;; [.C104] = 11; &quot;listopad&quot;; [.C104] = 12; &quot;grudzień&quot;)" office:value-type="string" office:string-value="styczeń" calcext:value-type="string">
            <text:p>stycz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table:formula="of:=[.B104] - [.A104]" office:value-type="float" office:value="21" calcext:value-type="float">
            <text:p>21</text:p>
          </table:table-cell>
          <table:table-cell table:formula="of:= 10 * [.G104] * [.H104]" office:value-type="float" office:value="1050" calcext:value-type="float">
            <text:p>1050</text:p>
          </table:table-cell>
          <table:table-cell table:formula="of:=[.I104] + [.F104] + [.E104]" office:value-type="float" office:value="1064.5" calcext:value-type="float">
            <text:p>1064,5</text:p>
          </table:table-cell>
          <table:table-cell table:formula="of:= [.E104] + [.F104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1-22" calcext:value-type="date">
            <text:p>2014-01-22</text:p>
          </table:table-cell>
          <table:table-cell office:value-type="date" office:date-value="2014-02-19" calcext:value-type="date">
            <text:p>2014-02-19</text:p>
          </table:table-cell>
          <table:table-cell table:formula="of:= MONTH([.A105])" office:value-type="float" office:value="1" calcext:value-type="float">
            <text:p>1</text:p>
          </table:table-cell>
          <table:table-cell table:formula="of:=COM.MICROSOFT.IFS([.C105] = 1; &quot;styczeń&quot;; [.C105] = 2; &quot;luty&quot;; [.C105] = 3; &quot;marzec&quot;; [.C105] = 4; &quot;kwiecień&quot;; [.C105] = 5; &quot;maj&quot;; [.C105] = 6; &quot;czerwiec&quot;; [.C105] = 7; &quot;lipiec&quot;; [.C105] = 8; &quot;sierpień&quot;; [.C105] = 9; &quot;wrzesień&quot;; [.C105] = 10; &quot;październik&quot;; [.C105] = 11; &quot;listopad&quot;; [.C105] = 12; &quot;grudzień&quot;)" office:value-type="string" office:string-value="styczeń" calcext:value-type="string">
            <text:p>styczeń</text:p>
          </table:table-cell>
          <table:table-cell office:value-type="float" office:value="5.47" calcext:value-type="float">
            <text:p>5,47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formula="of:=[.B105] - [.A105]" office:value-type="float" office:value="28" calcext:value-type="float">
            <text:p>28</text:p>
          </table:table-cell>
          <table:table-cell table:formula="of:= 10 * [.G105] * [.H105]" office:value-type="float" office:value="840" calcext:value-type="float">
            <text:p>840</text:p>
          </table:table-cell>
          <table:table-cell table:formula="of:=[.I105] + [.F105] + [.E105]" office:value-type="float" office:value="845.61" calcext:value-type="float">
            <text:p>845,61</text:p>
          </table:table-cell>
          <table:table-cell table:formula="of:= [.E105] + [.F105]" office:value-type="float" office:value="5.61" calcext:value-type="float">
            <text:p>5,61</text:p>
          </table:table-cell>
          <table:table-cell table:number-columns-repeated="7"/>
        </table:table-row>
        <table:table-row table:style-name="ro1">
          <table:table-cell office:value-type="date" office:date-value="2014-01-23" calcext:value-type="date">
            <text:p>2014-01-23</text:p>
          </table:table-cell>
          <table:table-cell office:value-type="date" office:date-value="2014-02-16" calcext:value-type="date">
            <text:p>2014-02-16</text:p>
          </table:table-cell>
          <table:table-cell table:formula="of:= MONTH([.A106])" office:value-type="float" office:value="1" calcext:value-type="float">
            <text:p>1</text:p>
          </table:table-cell>
          <table:table-cell table:formula="of:=COM.MICROSOFT.IFS([.C106] = 1; &quot;styczeń&quot;; [.C106] = 2; &quot;luty&quot;; [.C106] = 3; &quot;marzec&quot;; [.C106] = 4; &quot;kwiecień&quot;; [.C106] = 5; &quot;maj&quot;; [.C106] = 6; &quot;czerwiec&quot;; [.C106] = 7; &quot;lipiec&quot;; [.C106] = 8; &quot;sierpień&quot;; [.C106] = 9; &quot;wrzesień&quot;; [.C106] = 10; &quot;październik&quot;; [.C106] = 11; &quot;listopad&quot;; [.C106] = 12; &quot;grudzień&quot;)" office:value-type="string" office:string-value="styczeń" calcext:value-type="string">
            <text:p>styczeń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106] - [.A106]" office:value-type="float" office:value="24" calcext:value-type="float">
            <text:p>24</text:p>
          </table:table-cell>
          <table:table-cell table:formula="of:= 10 * [.G106] * [.H106]" office:value-type="float" office:value="480" calcext:value-type="float">
            <text:p>480</text:p>
          </table:table-cell>
          <table:table-cell table:formula="of:=[.I106] + [.F106] + [.E106]" office:value-type="float" office:value="488.61" calcext:value-type="float">
            <text:p>488,61</text:p>
          </table:table-cell>
          <table:table-cell table:formula="of:= [.E106] + [.F106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1-23" calcext:value-type="date">
            <text:p>2014-01-23</text:p>
          </table:table-cell>
          <table:table-cell office:value-type="date" office:date-value="2014-02-18" calcext:value-type="date">
            <text:p>2014-02-18</text:p>
          </table:table-cell>
          <table:table-cell table:formula="of:= MONTH([.A107])" office:value-type="float" office:value="1" calcext:value-type="float">
            <text:p>1</text:p>
          </table:table-cell>
          <table:table-cell table:formula="of:=COM.MICROSOFT.IFS([.C107] = 1; &quot;styczeń&quot;; [.C107] = 2; &quot;luty&quot;; [.C107] = 3; &quot;marzec&quot;; [.C107] = 4; &quot;kwiecień&quot;; [.C107] = 5; &quot;maj&quot;; [.C107] = 6; &quot;czerwiec&quot;; [.C107] = 7; &quot;lipiec&quot;; [.C107] = 8; &quot;sierpień&quot;; [.C107] = 9; &quot;wrzesień&quot;; [.C107] = 10; &quot;październik&quot;; [.C107] = 11; &quot;listopad&quot;; [.C107] = 12; &quot;grudzień&quot;)" office:value-type="string" office:string-value="styczeń" calcext:value-type="string">
            <text:p>stycz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107] - [.A107]" office:value-type="float" office:value="26" calcext:value-type="float">
            <text:p>26</text:p>
          </table:table-cell>
          <table:table-cell table:formula="of:= 10 * [.G107] * [.H107]" office:value-type="float" office:value="780" calcext:value-type="float">
            <text:p>780</text:p>
          </table:table-cell>
          <table:table-cell table:formula="of:=[.I107] + [.F107] + [.E107]" office:value-type="float" office:value="783.89" calcext:value-type="float">
            <text:p>783,89</text:p>
          </table:table-cell>
          <table:table-cell table:formula="of:= [.E107] + [.F107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1-23" calcext:value-type="date">
            <text:p>2014-01-23</text:p>
          </table:table-cell>
          <table:table-cell office:value-type="date" office:date-value="2014-01-25" calcext:value-type="date">
            <text:p>2014-01-25</text:p>
          </table:table-cell>
          <table:table-cell table:formula="of:= MONTH([.A108])" office:value-type="float" office:value="1" calcext:value-type="float">
            <text:p>1</text:p>
          </table:table-cell>
          <table:table-cell table:formula="of:=COM.MICROSOFT.IFS([.C108] = 1; &quot;styczeń&quot;; [.C108] = 2; &quot;luty&quot;; [.C108] = 3; &quot;marzec&quot;; [.C108] = 4; &quot;kwiecień&quot;; [.C108] = 5; &quot;maj&quot;; [.C108] = 6; &quot;czerwiec&quot;; [.C108] = 7; &quot;lipiec&quot;; [.C108] = 8; &quot;sierpień&quot;; [.C108] = 9; &quot;wrzesień&quot;; [.C108] = 10; &quot;październik&quot;; [.C108] = 11; &quot;listopad&quot;; [.C108] = 12; &quot;grudzień&quot;)" office:value-type="string" office:string-value="styczeń" calcext:value-type="string">
            <text:p>styczeń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6" calcext:value-type="float">
            <text:p>6</text:p>
          </table:table-cell>
          <table:table-cell table:formula="of:=[.B108] - [.A108]" office:value-type="float" office:value="2" calcext:value-type="float">
            <text:p>2</text:p>
          </table:table-cell>
          <table:table-cell table:formula="of:= 10 * [.G108] * [.H108]" office:value-type="float" office:value="120" calcext:value-type="float">
            <text:p>120</text:p>
          </table:table-cell>
          <table:table-cell table:formula="of:=[.I108] + [.F108] + [.E108]" office:value-type="float" office:value="126.39" calcext:value-type="float">
            <text:p>126,39</text:p>
          </table:table-cell>
          <table:table-cell table:formula="of:= [.E108] + [.F108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1-24" calcext:value-type="date">
            <text:p>2014-01-24</text:p>
          </table:table-cell>
          <table:table-cell office:value-type="date" office:date-value="2014-02-05" calcext:value-type="date">
            <text:p>2014-02-05</text:p>
          </table:table-cell>
          <table:table-cell table:formula="of:= MONTH([.A109])" office:value-type="float" office:value="1" calcext:value-type="float">
            <text:p>1</text:p>
          </table:table-cell>
          <table:table-cell table:formula="of:=COM.MICROSOFT.IFS([.C109] = 1; &quot;styczeń&quot;; [.C109] = 2; &quot;luty&quot;; [.C109] = 3; &quot;marzec&quot;; [.C109] = 4; &quot;kwiecień&quot;; [.C109] = 5; &quot;maj&quot;; [.C109] = 6; &quot;czerwiec&quot;; [.C109] = 7; &quot;lipiec&quot;; [.C109] = 8; &quot;sierpień&quot;; [.C109] = 9; &quot;wrzesień&quot;; [.C109] = 10; &quot;październik&quot;; [.C109] = 11; &quot;listopad&quot;; [.C109] = 12; &quot;grudzień&quot;)" office:value-type="string" office:string-value="styczeń" calcext:value-type="string">
            <text:p>stycz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109] - [.A109]" office:value-type="float" office:value="12" calcext:value-type="float">
            <text:p>12</text:p>
          </table:table-cell>
          <table:table-cell table:formula="of:= 10 * [.G109] * [.H109]" office:value-type="float" office:value="720" calcext:value-type="float">
            <text:p>720</text:p>
          </table:table-cell>
          <table:table-cell table:formula="of:=[.I109] + [.F109] + [.E109]" office:value-type="float" office:value="726.51" calcext:value-type="float">
            <text:p>726,51</text:p>
          </table:table-cell>
          <table:table-cell table:formula="of:= [.E109] + [.F109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1-24" calcext:value-type="date">
            <text:p>2014-01-24</text:p>
          </table:table-cell>
          <table:table-cell office:value-type="date" office:date-value="2014-02-14" calcext:value-type="date">
            <text:p>2014-02-14</text:p>
          </table:table-cell>
          <table:table-cell table:formula="of:= MONTH([.A110])" office:value-type="float" office:value="1" calcext:value-type="float">
            <text:p>1</text:p>
          </table:table-cell>
          <table:table-cell table:formula="of:=COM.MICROSOFT.IFS([.C110] = 1; &quot;styczeń&quot;; [.C110] = 2; &quot;luty&quot;; [.C110] = 3; &quot;marzec&quot;; [.C110] = 4; &quot;kwiecień&quot;; [.C110] = 5; &quot;maj&quot;; [.C110] = 6; &quot;czerwiec&quot;; [.C110] = 7; &quot;lipiec&quot;; [.C110] = 8; &quot;sierpień&quot;; [.C110] = 9; &quot;wrzesień&quot;; [.C110] = 10; &quot;październik&quot;; [.C110] = 11; &quot;listopad&quot;; [.C110] = 12; &quot;grudzień&quot;)" office:value-type="string" office:string-value="styczeń" calcext:value-type="string">
            <text:p>stycz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table:formula="of:=[.B110] - [.A110]" office:value-type="float" office:value="21" calcext:value-type="float">
            <text:p>21</text:p>
          </table:table-cell>
          <table:table-cell table:formula="of:= 10 * [.G110] * [.H110]" office:value-type="float" office:value="1260" calcext:value-type="float">
            <text:p>1260</text:p>
          </table:table-cell>
          <table:table-cell table:formula="of:=[.I110] + [.F110] + [.E110]" office:value-type="float" office:value="1263.66" calcext:value-type="float">
            <text:p>1263,66</text:p>
          </table:table-cell>
          <table:table-cell table:formula="of:= [.E110] + [.F110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1-25" calcext:value-type="date">
            <text:p>2014-01-25</text:p>
          </table:table-cell>
          <table:table-cell office:value-type="date" office:date-value="2014-02-11" calcext:value-type="date">
            <text:p>2014-02-11</text:p>
          </table:table-cell>
          <table:table-cell table:formula="of:= MONTH([.A111])" office:value-type="float" office:value="1" calcext:value-type="float">
            <text:p>1</text:p>
          </table:table-cell>
          <table:table-cell table:formula="of:=COM.MICROSOFT.IFS([.C111] = 1; &quot;styczeń&quot;; [.C111] = 2; &quot;luty&quot;; [.C111] = 3; &quot;marzec&quot;; [.C111] = 4; &quot;kwiecień&quot;; [.C111] = 5; &quot;maj&quot;; [.C111] = 6; &quot;czerwiec&quot;; [.C111] = 7; &quot;lipiec&quot;; [.C111] = 8; &quot;sierpień&quot;; [.C111] = 9; &quot;wrzesień&quot;; [.C111] = 10; &quot;październik&quot;; [.C111] = 11; &quot;listopad&quot;; [.C111] = 12; &quot;grudzień&quot;)" office:value-type="string" office:string-value="styczeń" calcext:value-type="string">
            <text:p>stycz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 table:formula="of:=[.B111] - [.A111]" office:value-type="float" office:value="17" calcext:value-type="float">
            <text:p>17</text:p>
          </table:table-cell>
          <table:table-cell table:formula="of:= 10 * [.G111] * [.H111]" office:value-type="float" office:value="680" calcext:value-type="float">
            <text:p>680</text:p>
          </table:table-cell>
          <table:table-cell table:formula="of:=[.I111] + [.F111] + [.E111]" office:value-type="float" office:value="684.78" calcext:value-type="float">
            <text:p>684,78</text:p>
          </table:table-cell>
          <table:table-cell table:formula="of:= [.E111] + [.F111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22" calcext:value-type="date">
            <text:p>2014-02-22</text:p>
          </table:table-cell>
          <table:table-cell table:formula="of:= MONTH([.A112])" office:value-type="float" office:value="1" calcext:value-type="float">
            <text:p>1</text:p>
          </table:table-cell>
          <table:table-cell table:formula="of:=COM.MICROSOFT.IFS([.C112] = 1; &quot;styczeń&quot;; [.C112] = 2; &quot;luty&quot;; [.C112] = 3; &quot;marzec&quot;; [.C112] = 4; &quot;kwiecień&quot;; [.C112] = 5; &quot;maj&quot;; [.C112] = 6; &quot;czerwiec&quot;; [.C112] = 7; &quot;lipiec&quot;; [.C112] = 8; &quot;sierpień&quot;; [.C112] = 9; &quot;wrzesień&quot;; [.C112] = 10; &quot;październik&quot;; [.C112] = 11; &quot;listopad&quot;; [.C112] = 12; &quot;grudzień&quot;)" office:value-type="string" office:string-value="styczeń" calcext:value-type="string">
            <text:p>styczeń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table:formula="of:=[.B112] - [.A112]" office:value-type="float" office:value="27" calcext:value-type="float">
            <text:p>27</text:p>
          </table:table-cell>
          <table:table-cell table:formula="of:= 10 * [.G112] * [.H112]" office:value-type="float" office:value="810" calcext:value-type="float">
            <text:p>810</text:p>
          </table:table-cell>
          <table:table-cell table:formula="of:=[.I112] + [.F112] + [.E112]" office:value-type="float" office:value="823.41" calcext:value-type="float">
            <text:p>823,41</text:p>
          </table:table-cell>
          <table:table-cell table:formula="of:= [.E112] + [.F112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21" calcext:value-type="date">
            <text:p>2014-02-21</text:p>
          </table:table-cell>
          <table:table-cell table:formula="of:= MONTH([.A113])" office:value-type="float" office:value="1" calcext:value-type="float">
            <text:p>1</text:p>
          </table:table-cell>
          <table:table-cell table:formula="of:=COM.MICROSOFT.IFS([.C113] = 1; &quot;styczeń&quot;; [.C113] = 2; &quot;luty&quot;; [.C113] = 3; &quot;marzec&quot;; [.C113] = 4; &quot;kwiecień&quot;; [.C113] = 5; &quot;maj&quot;; [.C113] = 6; &quot;czerwiec&quot;; [.C113] = 7; &quot;lipiec&quot;; [.C113] = 8; &quot;sierpień&quot;; [.C113] = 9; &quot;wrzesień&quot;; [.C113] = 10; &quot;październik&quot;; [.C113] = 11; &quot;listopad&quot;; [.C113] = 12; &quot;grudzień&quot;)" office:value-type="string" office:string-value="styczeń" calcext:value-type="string">
            <text:p>styczeń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5" calcext:value-type="float">
            <text:p>5</text:p>
          </table:table-cell>
          <table:table-cell table:formula="of:=[.B113] - [.A113]" office:value-type="float" office:value="26" calcext:value-type="float">
            <text:p>26</text:p>
          </table:table-cell>
          <table:table-cell table:formula="of:= 10 * [.G113] * [.H113]" office:value-type="float" office:value="1300" calcext:value-type="float">
            <text:p>1300</text:p>
          </table:table-cell>
          <table:table-cell table:formula="of:=[.I113] + [.F113] + [.E113]" office:value-type="float" office:value="1314.17" calcext:value-type="float">
            <text:p>1314,17</text:p>
          </table:table-cell>
          <table:table-cell table:formula="of:= [.E113] + [.F113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03" calcext:value-type="date">
            <text:p>2014-02-03</text:p>
          </table:table-cell>
          <table:table-cell table:formula="of:= MONTH([.A114])" office:value-type="float" office:value="1" calcext:value-type="float">
            <text:p>1</text:p>
          </table:table-cell>
          <table:table-cell table:formula="of:=COM.MICROSOFT.IFS([.C114] = 1; &quot;styczeń&quot;; [.C114] = 2; &quot;luty&quot;; [.C114] = 3; &quot;marzec&quot;; [.C114] = 4; &quot;kwiecień&quot;; [.C114] = 5; &quot;maj&quot;; [.C114] = 6; &quot;czerwiec&quot;; [.C114] = 7; &quot;lipiec&quot;; [.C114] = 8; &quot;sierpień&quot;; [.C114] = 9; &quot;wrzesień&quot;; [.C114] = 10; &quot;październik&quot;; [.C114] = 11; &quot;listopad&quot;; [.C114] = 12; &quot;grudzień&quot;)" office:value-type="string" office:string-value="styczeń" calcext:value-type="string">
            <text:p>styczeń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formula="of:=[.B114] - [.A114]" office:value-type="float" office:value="8" calcext:value-type="float">
            <text:p>8</text:p>
          </table:table-cell>
          <table:table-cell table:formula="of:= 10 * [.G114] * [.H114]" office:value-type="float" office:value="160" calcext:value-type="float">
            <text:p>160</text:p>
          </table:table-cell>
          <table:table-cell table:formula="of:=[.I114] + [.F114] + [.E114]" office:value-type="float" office:value="172" calcext:value-type="float">
            <text:p>172</text:p>
          </table:table-cell>
          <table:table-cell table:formula="of:= [.E114] + [.F114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13" calcext:value-type="date">
            <text:p>2014-02-13</text:p>
          </table:table-cell>
          <table:table-cell table:formula="of:= MONTH([.A115])" office:value-type="float" office:value="1" calcext:value-type="float">
            <text:p>1</text:p>
          </table:table-cell>
          <table:table-cell table:formula="of:=COM.MICROSOFT.IFS([.C115] = 1; &quot;styczeń&quot;; [.C115] = 2; &quot;luty&quot;; [.C115] = 3; &quot;marzec&quot;; [.C115] = 4; &quot;kwiecień&quot;; [.C115] = 5; &quot;maj&quot;; [.C115] = 6; &quot;czerwiec&quot;; [.C115] = 7; &quot;lipiec&quot;; [.C115] = 8; &quot;sierpień&quot;; [.C115] = 9; &quot;wrzesień&quot;; [.C115] = 10; &quot;październik&quot;; [.C115] = 11; &quot;listopad&quot;; [.C115] = 12; &quot;grudzień&quot;)" office:value-type="string" office:string-value="styczeń" calcext:value-type="string">
            <text:p>styczeń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115] - [.A115]" office:value-type="float" office:value="18" calcext:value-type="float">
            <text:p>18</text:p>
          </table:table-cell>
          <table:table-cell table:formula="of:= 10 * [.G115] * [.H115]" office:value-type="float" office:value="720" calcext:value-type="float">
            <text:p>720</text:p>
          </table:table-cell>
          <table:table-cell table:formula="of:=[.I115] + [.F115] + [.E115]" office:value-type="float" office:value="729.07" calcext:value-type="float">
            <text:p>729,07</text:p>
          </table:table-cell>
          <table:table-cell table:formula="of:= [.E115] + [.F115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20" calcext:value-type="date">
            <text:p>2014-02-20</text:p>
          </table:table-cell>
          <table:table-cell table:formula="of:= MONTH([.A116])" office:value-type="float" office:value="1" calcext:value-type="float">
            <text:p>1</text:p>
          </table:table-cell>
          <table:table-cell table:formula="of:=COM.MICROSOFT.IFS([.C116] = 1; &quot;styczeń&quot;; [.C116] = 2; &quot;luty&quot;; [.C116] = 3; &quot;marzec&quot;; [.C116] = 4; &quot;kwiecień&quot;; [.C116] = 5; &quot;maj&quot;; [.C116] = 6; &quot;czerwiec&quot;; [.C116] = 7; &quot;lipiec&quot;; [.C116] = 8; &quot;sierpień&quot;; [.C116] = 9; &quot;wrzesień&quot;; [.C116] = 10; &quot;październik&quot;; [.C116] = 11; &quot;listopad&quot;; [.C116] = 12; &quot;grudzień&quot;)" office:value-type="string" office:string-value="styczeń" calcext:value-type="string">
            <text:p>styczeń</text:p>
          </table:table-cell>
          <table:table-cell office:value-type="float" office:value="16.94" calcext:value-type="float">
            <text:p>16,94</text:p>
          </table:table-cell>
          <table:table-cell office:value-type="float" office:value="0.45" calcext:value-type="float">
            <text:p>0,45</text:p>
          </table:table-cell>
          <table:table-cell office:value-type="float" office:value="5" calcext:value-type="float">
            <text:p>5</text:p>
          </table:table-cell>
          <table:table-cell table:formula="of:=[.B116] - [.A116]" office:value-type="float" office:value="25" calcext:value-type="float">
            <text:p>25</text:p>
          </table:table-cell>
          <table:table-cell table:formula="of:= 10 * [.G116] * [.H116]" office:value-type="float" office:value="1250" calcext:value-type="float">
            <text:p>1250</text:p>
          </table:table-cell>
          <table:table-cell table:formula="of:=[.I116] + [.F116] + [.E116]" office:value-type="float" office:value="1267.39" calcext:value-type="float">
            <text:p>1267,39</text:p>
          </table:table-cell>
          <table:table-cell table:formula="of:= [.E116] + [.F116]" office:value-type="float" office:value="17.39" calcext:value-type="float">
            <text:p>17,39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1-30" calcext:value-type="date">
            <text:p>2014-01-30</text:p>
          </table:table-cell>
          <table:table-cell table:formula="of:= MONTH([.A117])" office:value-type="float" office:value="1" calcext:value-type="float">
            <text:p>1</text:p>
          </table:table-cell>
          <table:table-cell table:formula="of:=COM.MICROSOFT.IFS([.C117] = 1; &quot;styczeń&quot;; [.C117] = 2; &quot;luty&quot;; [.C117] = 3; &quot;marzec&quot;; [.C117] = 4; &quot;kwiecień&quot;; [.C117] = 5; &quot;maj&quot;; [.C117] = 6; &quot;czerwiec&quot;; [.C117] = 7; &quot;lipiec&quot;; [.C117] = 8; &quot;sierpień&quot;; [.C117] = 9; &quot;wrzesień&quot;; [.C117] = 10; &quot;październik&quot;; [.C117] = 11; &quot;listopad&quot;; [.C117] = 12; &quot;grudzień&quot;)" office:value-type="string" office:string-value="styczeń" calcext:value-type="string">
            <text:p>styczeń</text:p>
          </table:table-cell>
          <table:table-cell office:value-type="float" office:value="13.82" calcext:value-type="float">
            <text:p>13,82</text:p>
          </table:table-cell>
          <table:table-cell office:value-type="float" office:value="0.36" calcext:value-type="float">
            <text:p>0,36</text:p>
          </table:table-cell>
          <table:table-cell office:value-type="float" office:value="4" calcext:value-type="float">
            <text:p>4</text:p>
          </table:table-cell>
          <table:table-cell table:formula="of:=[.B117] - [.A117]" office:value-type="float" office:value="4" calcext:value-type="float">
            <text:p>4</text:p>
          </table:table-cell>
          <table:table-cell table:formula="of:= 10 * [.G117] * [.H117]" office:value-type="float" office:value="160" calcext:value-type="float">
            <text:p>160</text:p>
          </table:table-cell>
          <table:table-cell table:formula="of:=[.I117] + [.F117] + [.E117]" office:value-type="float" office:value="174.18" calcext:value-type="float">
            <text:p>174,18</text:p>
          </table:table-cell>
          <table:table-cell table:formula="of:= [.E117] + [.F117]" office:value-type="float" office:value="14.18" calcext:value-type="float">
            <text:p>14,18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19" calcext:value-type="date">
            <text:p>2014-02-19</text:p>
          </table:table-cell>
          <table:table-cell table:formula="of:= MONTH([.A118])" office:value-type="float" office:value="1" calcext:value-type="float">
            <text:p>1</text:p>
          </table:table-cell>
          <table:table-cell table:formula="of:=COM.MICROSOFT.IFS([.C118] = 1; &quot;styczeń&quot;; [.C118] = 2; &quot;luty&quot;; [.C118] = 3; &quot;marzec&quot;; [.C118] = 4; &quot;kwiecień&quot;; [.C118] = 5; &quot;maj&quot;; [.C118] = 6; &quot;czerwiec&quot;; [.C118] = 7; &quot;lipiec&quot;; [.C118] = 8; &quot;sierpień&quot;; [.C118] = 9; &quot;wrzesień&quot;; [.C118] = 10; &quot;październik&quot;; [.C118] = 11; &quot;listopad&quot;; [.C118] = 12; &quot;grudzień&quot;)" office:value-type="string" office:string-value="styczeń" calcext:value-type="string">
            <text:p>styczeń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table:formula="of:=[.B118] - [.A118]" office:value-type="float" office:value="24" calcext:value-type="float">
            <text:p>24</text:p>
          </table:table-cell>
          <table:table-cell table:formula="of:= 10 * [.G118] * [.H118]" office:value-type="float" office:value="1440" calcext:value-type="float">
            <text:p>1440</text:p>
          </table:table-cell>
          <table:table-cell table:formula="of:=[.I118] + [.F118] + [.E118]" office:value-type="float" office:value="1449.71" calcext:value-type="float">
            <text:p>1449,71</text:p>
          </table:table-cell>
          <table:table-cell table:formula="of:= [.E118] + [.F118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14" calcext:value-type="date">
            <text:p>2014-02-14</text:p>
          </table:table-cell>
          <table:table-cell table:formula="of:= MONTH([.A119])" office:value-type="float" office:value="1" calcext:value-type="float">
            <text:p>1</text:p>
          </table:table-cell>
          <table:table-cell table:formula="of:=COM.MICROSOFT.IFS([.C119] = 1; &quot;styczeń&quot;; [.C119] = 2; &quot;luty&quot;; [.C119] = 3; &quot;marzec&quot;; [.C119] = 4; &quot;kwiecień&quot;; [.C119] = 5; &quot;maj&quot;; [.C119] = 6; &quot;czerwiec&quot;; [.C119] = 7; &quot;lipiec&quot;; [.C119] = 8; &quot;sierpień&quot;; [.C119] = 9; &quot;wrzesień&quot;; [.C119] = 10; &quot;październik&quot;; [.C119] = 11; &quot;listopad&quot;; [.C119] = 12; &quot;grudzień&quot;)" office:value-type="string" office:string-value="styczeń" calcext:value-type="string">
            <text:p>styczeń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119] - [.A119]" office:value-type="float" office:value="19" calcext:value-type="float">
            <text:p>19</text:p>
          </table:table-cell>
          <table:table-cell table:formula="of:= 10 * [.G119] * [.H119]" office:value-type="float" office:value="1140" calcext:value-type="float">
            <text:p>1140</text:p>
          </table:table-cell>
          <table:table-cell table:formula="of:=[.I119] + [.F119] + [.E119]" office:value-type="float" office:value="1149.12" calcext:value-type="float">
            <text:p>1149,12</text:p>
          </table:table-cell>
          <table:table-cell table:formula="of:= [.E119] + [.F119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03" calcext:value-type="date">
            <text:p>2014-02-03</text:p>
          </table:table-cell>
          <table:table-cell table:formula="of:= MONTH([.A120])" office:value-type="float" office:value="1" calcext:value-type="float">
            <text:p>1</text:p>
          </table:table-cell>
          <table:table-cell table:formula="of:=COM.MICROSOFT.IFS([.C120] = 1; &quot;styczeń&quot;; [.C120] = 2; &quot;luty&quot;; [.C120] = 3; &quot;marzec&quot;; [.C120] = 4; &quot;kwiecień&quot;; [.C120] = 5; &quot;maj&quot;; [.C120] = 6; &quot;czerwiec&quot;; [.C120] = 7; &quot;lipiec&quot;; [.C120] = 8; &quot;sierpień&quot;; [.C120] = 9; &quot;wrzesień&quot;; [.C120] = 10; &quot;październik&quot;; [.C120] = 11; &quot;listopad&quot;; [.C120] = 12; &quot;grudzień&quot;)" office:value-type="string" office:string-value="styczeń" calcext:value-type="string">
            <text:p>styczeń</text:p>
          </table:table-cell>
          <table:table-cell office:value-type="float" office:value="5.57" calcext:value-type="float">
            <text:p>5,5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120] - [.A120]" office:value-type="float" office:value="8" calcext:value-type="float">
            <text:p>8</text:p>
          </table:table-cell>
          <table:table-cell table:formula="of:= 10 * [.G120] * [.H120]" office:value-type="float" office:value="320" calcext:value-type="float">
            <text:p>320</text:p>
          </table:table-cell>
          <table:table-cell table:formula="of:=[.I120] + [.F120] + [.E120]" office:value-type="float" office:value="325.72" calcext:value-type="float">
            <text:p>325,72</text:p>
          </table:table-cell>
          <table:table-cell table:formula="of:= [.E120] + [.F120]" office:value-type="float" office:value="5.72" calcext:value-type="float">
            <text:p>5,72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1-30" calcext:value-type="date">
            <text:p>2014-01-30</text:p>
          </table:table-cell>
          <table:table-cell table:formula="of:= MONTH([.A121])" office:value-type="float" office:value="1" calcext:value-type="float">
            <text:p>1</text:p>
          </table:table-cell>
          <table:table-cell table:formula="of:=COM.MICROSOFT.IFS([.C121] = 1; &quot;styczeń&quot;; [.C121] = 2; &quot;luty&quot;; [.C121] = 3; &quot;marzec&quot;; [.C121] = 4; &quot;kwiecień&quot;; [.C121] = 5; &quot;maj&quot;; [.C121] = 6; &quot;czerwiec&quot;; [.C121] = 7; &quot;lipiec&quot;; [.C121] = 8; &quot;sierpień&quot;; [.C121] = 9; &quot;wrzesień&quot;; [.C121] = 10; &quot;październik&quot;; [.C121] = 11; &quot;listopad&quot;; [.C121] = 12; &quot;grudzień&quot;)" office:value-type="string" office:string-value="styczeń" calcext:value-type="string">
            <text:p>styczeń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121] - [.A121]" office:value-type="float" office:value="4" calcext:value-type="float">
            <text:p>4</text:p>
          </table:table-cell>
          <table:table-cell table:formula="of:= 10 * [.G121] * [.H121]" office:value-type="float" office:value="80" calcext:value-type="float">
            <text:p>80</text:p>
          </table:table-cell>
          <table:table-cell table:formula="of:=[.I121] + [.F121] + [.E121]" office:value-type="float" office:value="87.54" calcext:value-type="float">
            <text:p>87,54</text:p>
          </table:table-cell>
          <table:table-cell table:formula="of:= [.E121] + [.F121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11" calcext:value-type="date">
            <text:p>2014-02-11</text:p>
          </table:table-cell>
          <table:table-cell table:formula="of:= MONTH([.A122])" office:value-type="float" office:value="1" calcext:value-type="float">
            <text:p>1</text:p>
          </table:table-cell>
          <table:table-cell table:formula="of:=COM.MICROSOFT.IFS([.C122] = 1; &quot;styczeń&quot;; [.C122] = 2; &quot;luty&quot;; [.C122] = 3; &quot;marzec&quot;; [.C122] = 4; &quot;kwiecień&quot;; [.C122] = 5; &quot;maj&quot;; [.C122] = 6; &quot;czerwiec&quot;; [.C122] = 7; &quot;lipiec&quot;; [.C122] = 8; &quot;sierpień&quot;; [.C122] = 9; &quot;wrzesień&quot;; [.C122] = 10; &quot;październik&quot;; [.C122] = 11; &quot;listopad&quot;; [.C122] = 12; &quot;grudzień&quot;)" office:value-type="string" office:string-value="styczeń" calcext:value-type="string">
            <text:p>styczeń</text:p>
          </table:table-cell>
          <table:table-cell office:value-type="float" office:value="12.23" calcext:value-type="float">
            <text:p>12,23</text:p>
          </table:table-cell>
          <table:table-cell office:value-type="float" office:value="0.32" calcext:value-type="float">
            <text:p>0,32</text:p>
          </table:table-cell>
          <table:table-cell office:value-type="float" office:value="4" calcext:value-type="float">
            <text:p>4</text:p>
          </table:table-cell>
          <table:table-cell table:formula="of:=[.B122] - [.A122]" office:value-type="float" office:value="16" calcext:value-type="float">
            <text:p>16</text:p>
          </table:table-cell>
          <table:table-cell table:formula="of:= 10 * [.G122] * [.H122]" office:value-type="float" office:value="640" calcext:value-type="float">
            <text:p>640</text:p>
          </table:table-cell>
          <table:table-cell table:formula="of:=[.I122] + [.F122] + [.E122]" office:value-type="float" office:value="652.55" calcext:value-type="float">
            <text:p>652,55</text:p>
          </table:table-cell>
          <table:table-cell table:formula="of:= [.E122] + [.F122]" office:value-type="float" office:value="12.55" calcext:value-type="float">
            <text:p>12,55</text:p>
          </table:table-cell>
          <table:table-cell table:number-columns-repeated="7"/>
        </table:table-row>
        <table:table-row table:style-name="ro1">
          <table:table-cell office:value-type="date" office:date-value="2014-01-26" calcext:value-type="date">
            <text:p>2014-01-26</text:p>
          </table:table-cell>
          <table:table-cell office:value-type="date" office:date-value="2014-02-20" calcext:value-type="date">
            <text:p>2014-02-20</text:p>
          </table:table-cell>
          <table:table-cell table:formula="of:= MONTH([.A123])" office:value-type="float" office:value="1" calcext:value-type="float">
            <text:p>1</text:p>
          </table:table-cell>
          <table:table-cell table:formula="of:=COM.MICROSOFT.IFS([.C123] = 1; &quot;styczeń&quot;; [.C123] = 2; &quot;luty&quot;; [.C123] = 3; &quot;marzec&quot;; [.C123] = 4; &quot;kwiecień&quot;; [.C123] = 5; &quot;maj&quot;; [.C123] = 6; &quot;czerwiec&quot;; [.C123] = 7; &quot;lipiec&quot;; [.C123] = 8; &quot;sierpień&quot;; [.C123] = 9; &quot;wrzesień&quot;; [.C123] = 10; &quot;październik&quot;; [.C123] = 11; &quot;listopad&quot;; [.C123] = 12; &quot;grudzień&quot;)" office:value-type="string" office:string-value="styczeń" calcext:value-type="string">
            <text:p>stycz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formula="of:=[.B123] - [.A123]" office:value-type="float" office:value="25" calcext:value-type="float">
            <text:p>25</text:p>
          </table:table-cell>
          <table:table-cell table:formula="of:= 10 * [.G123] * [.H123]" office:value-type="float" office:value="1500" calcext:value-type="float">
            <text:p>1500</text:p>
          </table:table-cell>
          <table:table-cell table:formula="of:=[.I123] + [.F123] + [.E123]" office:value-type="float" office:value="1505.37" calcext:value-type="float">
            <text:p>1505,37</text:p>
          </table:table-cell>
          <table:table-cell table:formula="of:= [.E123] + [.F123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date" office:date-value="2014-02-12" calcext:value-type="date">
            <text:p>2014-02-12</text:p>
          </table:table-cell>
          <table:table-cell table:formula="of:= MONTH([.A124])" office:value-type="float" office:value="1" calcext:value-type="float">
            <text:p>1</text:p>
          </table:table-cell>
          <table:table-cell table:formula="of:=COM.MICROSOFT.IFS([.C124] = 1; &quot;styczeń&quot;; [.C124] = 2; &quot;luty&quot;; [.C124] = 3; &quot;marzec&quot;; [.C124] = 4; &quot;kwiecień&quot;; [.C124] = 5; &quot;maj&quot;; [.C124] = 6; &quot;czerwiec&quot;; [.C124] = 7; &quot;lipiec&quot;; [.C124] = 8; &quot;sierpień&quot;; [.C124] = 9; &quot;wrzesień&quot;; [.C124] = 10; &quot;październik&quot;; [.C124] = 11; &quot;listopad&quot;; [.C124] = 12; &quot;grudzień&quot;)" office:value-type="string" office:string-value="styczeń" calcext:value-type="string">
            <text:p>stycz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124] - [.A124]" office:value-type="float" office:value="16" calcext:value-type="float">
            <text:p>16</text:p>
          </table:table-cell>
          <table:table-cell table:formula="of:= 10 * [.G124] * [.H124]" office:value-type="float" office:value="640" calcext:value-type="float">
            <text:p>640</text:p>
          </table:table-cell>
          <table:table-cell table:formula="of:=[.I124] + [.F124] + [.E124]" office:value-type="float" office:value="646.6" calcext:value-type="float">
            <text:p>646,6</text:p>
          </table:table-cell>
          <table:table-cell table:formula="of:= [.E124] + [.F124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date" office:date-value="2014-01-29" calcext:value-type="date">
            <text:p>2014-01-29</text:p>
          </table:table-cell>
          <table:table-cell table:formula="of:= MONTH([.A125])" office:value-type="float" office:value="1" calcext:value-type="float">
            <text:p>1</text:p>
          </table:table-cell>
          <table:table-cell table:formula="of:=COM.MICROSOFT.IFS([.C125] = 1; &quot;styczeń&quot;; [.C125] = 2; &quot;luty&quot;; [.C125] = 3; &quot;marzec&quot;; [.C125] = 4; &quot;kwiecień&quot;; [.C125] = 5; &quot;maj&quot;; [.C125] = 6; &quot;czerwiec&quot;; [.C125] = 7; &quot;lipiec&quot;; [.C125] = 8; &quot;sierpień&quot;; [.C125] = 9; &quot;wrzesień&quot;; [.C125] = 10; &quot;październik&quot;; [.C125] = 11; &quot;listopad&quot;; [.C125] = 12; &quot;grudzień&quot;)" office:value-type="string" office:string-value="styczeń" calcext:value-type="string">
            <text:p>styczeń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125] - [.A125]" office:value-type="float" office:value="2" calcext:value-type="float">
            <text:p>2</text:p>
          </table:table-cell>
          <table:table-cell table:formula="of:= 10 * [.G125] * [.H125]" office:value-type="float" office:value="100" calcext:value-type="float">
            <text:p>100</text:p>
          </table:table-cell>
          <table:table-cell table:formula="of:=[.I125] + [.F125] + [.E125]" office:value-type="float" office:value="111.74" calcext:value-type="float">
            <text:p>111,74</text:p>
          </table:table-cell>
          <table:table-cell table:formula="of:= [.E125] + [.F125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date" office:date-value="2014-02-03" calcext:value-type="date">
            <text:p>2014-02-03</text:p>
          </table:table-cell>
          <table:table-cell table:formula="of:= MONTH([.A126])" office:value-type="float" office:value="1" calcext:value-type="float">
            <text:p>1</text:p>
          </table:table-cell>
          <table:table-cell table:formula="of:=COM.MICROSOFT.IFS([.C126] = 1; &quot;styczeń&quot;; [.C126] = 2; &quot;luty&quot;; [.C126] = 3; &quot;marzec&quot;; [.C126] = 4; &quot;kwiecień&quot;; [.C126] = 5; &quot;maj&quot;; [.C126] = 6; &quot;czerwiec&quot;; [.C126] = 7; &quot;lipiec&quot;; [.C126] = 8; &quot;sierpień&quot;; [.C126] = 9; &quot;wrzesień&quot;; [.C126] = 10; &quot;październik&quot;; [.C126] = 11; &quot;listopad&quot;; [.C126] = 12; &quot;grudzień&quot;)" office:value-type="string" office:string-value="styczeń" calcext:value-type="string">
            <text:p>styczeń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5" calcext:value-type="float">
            <text:p>5</text:p>
          </table:table-cell>
          <table:table-cell table:formula="of:=[.B126] - [.A126]" office:value-type="float" office:value="7" calcext:value-type="float">
            <text:p>7</text:p>
          </table:table-cell>
          <table:table-cell table:formula="of:= 10 * [.G126] * [.H126]" office:value-type="float" office:value="350" calcext:value-type="float">
            <text:p>350</text:p>
          </table:table-cell>
          <table:table-cell table:formula="of:=[.I126] + [.F126] + [.E126]" office:value-type="float" office:value="358.95" calcext:value-type="float">
            <text:p>358,95</text:p>
          </table:table-cell>
          <table:table-cell table:formula="of:= [.E126] + [.F126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date" office:date-value="2014-02-15" calcext:value-type="date">
            <text:p>2014-02-15</text:p>
          </table:table-cell>
          <table:table-cell table:formula="of:= MONTH([.A127])" office:value-type="float" office:value="1" calcext:value-type="float">
            <text:p>1</text:p>
          </table:table-cell>
          <table:table-cell table:formula="of:=COM.MICROSOFT.IFS([.C127] = 1; &quot;styczeń&quot;; [.C127] = 2; &quot;luty&quot;; [.C127] = 3; &quot;marzec&quot;; [.C127] = 4; &quot;kwiecień&quot;; [.C127] = 5; &quot;maj&quot;; [.C127] = 6; &quot;czerwiec&quot;; [.C127] = 7; &quot;lipiec&quot;; [.C127] = 8; &quot;sierpień&quot;; [.C127] = 9; &quot;wrzesień&quot;; [.C127] = 10; &quot;październik&quot;; [.C127] = 11; &quot;listopad&quot;; [.C127] = 12; &quot;grudzień&quot;)" office:value-type="string" office:string-value="styczeń" calcext:value-type="string">
            <text:p>styczeń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4" calcext:value-type="float">
            <text:p>4</text:p>
          </table:table-cell>
          <table:table-cell table:formula="of:=[.B127] - [.A127]" office:value-type="float" office:value="19" calcext:value-type="float">
            <text:p>19</text:p>
          </table:table-cell>
          <table:table-cell table:formula="of:= 10 * [.G127] * [.H127]" office:value-type="float" office:value="760" calcext:value-type="float">
            <text:p>760</text:p>
          </table:table-cell>
          <table:table-cell table:formula="of:=[.I127] + [.F127] + [.E127]" office:value-type="float" office:value="770.47" calcext:value-type="float">
            <text:p>770,47</text:p>
          </table:table-cell>
          <table:table-cell table:formula="of:= [.E127] + [.F127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1-27" calcext:value-type="date">
            <text:p>2014-01-27</text:p>
          </table:table-cell>
          <table:table-cell office:value-type="date" office:date-value="2014-01-29" calcext:value-type="date">
            <text:p>2014-01-29</text:p>
          </table:table-cell>
          <table:table-cell table:formula="of:= MONTH([.A128])" office:value-type="float" office:value="1" calcext:value-type="float">
            <text:p>1</text:p>
          </table:table-cell>
          <table:table-cell table:formula="of:=COM.MICROSOFT.IFS([.C128] = 1; &quot;styczeń&quot;; [.C128] = 2; &quot;luty&quot;; [.C128] = 3; &quot;marzec&quot;; [.C128] = 4; &quot;kwiecień&quot;; [.C128] = 5; &quot;maj&quot;; [.C128] = 6; &quot;czerwiec&quot;; [.C128] = 7; &quot;lipiec&quot;; [.C128] = 8; &quot;sierpień&quot;; [.C128] = 9; &quot;wrzesień&quot;; [.C128] = 10; &quot;październik&quot;; [.C128] = 11; &quot;listopad&quot;; [.C128] = 12; &quot;grudzień&quot;)" office:value-type="string" office:string-value="styczeń" calcext:value-type="string">
            <text:p>styczeń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B128] - [.A128]" office:value-type="float" office:value="2" calcext:value-type="float">
            <text:p>2</text:p>
          </table:table-cell>
          <table:table-cell table:formula="of:= 10 * [.G128] * [.H128]" office:value-type="float" office:value="40" calcext:value-type="float">
            <text:p>40</text:p>
          </table:table-cell>
          <table:table-cell table:formula="of:=[.I128] + [.F128] + [.E128]" office:value-type="float" office:value="50.47" calcext:value-type="float">
            <text:p>50,47</text:p>
          </table:table-cell>
          <table:table-cell table:formula="of:= [.E128] + [.F128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1-28" calcext:value-type="date">
            <text:p>2014-01-28</text:p>
          </table:table-cell>
          <table:table-cell office:value-type="date" office:date-value="2014-02-23" calcext:value-type="date">
            <text:p>2014-02-23</text:p>
          </table:table-cell>
          <table:table-cell table:formula="of:= MONTH([.A129])" office:value-type="float" office:value="1" calcext:value-type="float">
            <text:p>1</text:p>
          </table:table-cell>
          <table:table-cell table:formula="of:=COM.MICROSOFT.IFS([.C129] = 1; &quot;styczeń&quot;; [.C129] = 2; &quot;luty&quot;; [.C129] = 3; &quot;marzec&quot;; [.C129] = 4; &quot;kwiecień&quot;; [.C129] = 5; &quot;maj&quot;; [.C129] = 6; &quot;czerwiec&quot;; [.C129] = 7; &quot;lipiec&quot;; [.C129] = 8; &quot;sierpień&quot;; [.C129] = 9; &quot;wrzesień&quot;; [.C129] = 10; &quot;październik&quot;; [.C129] = 11; &quot;listopad&quot;; [.C129] = 12; &quot;grudzień&quot;)" office:value-type="string" office:string-value="styczeń" calcext:value-type="string">
            <text:p>stycz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table:formula="of:=[.B129] - [.A129]" office:value-type="float" office:value="26" calcext:value-type="float">
            <text:p>26</text:p>
          </table:table-cell>
          <table:table-cell table:formula="of:= 10 * [.G129] * [.H129]" office:value-type="float" office:value="780" calcext:value-type="float">
            <text:p>780</text:p>
          </table:table-cell>
          <table:table-cell table:formula="of:=[.I129] + [.F129] + [.E129]" office:value-type="float" office:value="784.78" calcext:value-type="float">
            <text:p>784,78</text:p>
          </table:table-cell>
          <table:table-cell table:formula="of:= [.E129] + [.F129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1-28" calcext:value-type="date">
            <text:p>2014-01-28</text:p>
          </table:table-cell>
          <table:table-cell office:value-type="date" office:date-value="2014-02-05" calcext:value-type="date">
            <text:p>2014-02-05</text:p>
          </table:table-cell>
          <table:table-cell table:formula="of:= MONTH([.A130])" office:value-type="float" office:value="1" calcext:value-type="float">
            <text:p>1</text:p>
          </table:table-cell>
          <table:table-cell table:formula="of:=COM.MICROSOFT.IFS([.C130] = 1; &quot;styczeń&quot;; [.C130] = 2; &quot;luty&quot;; [.C130] = 3; &quot;marzec&quot;; [.C130] = 4; &quot;kwiecień&quot;; [.C130] = 5; &quot;maj&quot;; [.C130] = 6; &quot;czerwiec&quot;; [.C130] = 7; &quot;lipiec&quot;; [.C130] = 8; &quot;sierpień&quot;; [.C130] = 9; &quot;wrzesień&quot;; [.C130] = 10; &quot;październik&quot;; [.C130] = 11; &quot;listopad&quot;; [.C130] = 12; &quot;grudzień&quot;)" office:value-type="string" office:string-value="styczeń" calcext:value-type="string">
            <text:p>styczeń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6" calcext:value-type="float">
            <text:p>6</text:p>
          </table:table-cell>
          <table:table-cell table:formula="of:=[.B130] - [.A130]" office:value-type="float" office:value="8" calcext:value-type="float">
            <text:p>8</text:p>
          </table:table-cell>
          <table:table-cell table:formula="of:= 10 * [.G130] * [.H130]" office:value-type="float" office:value="480" calcext:value-type="float">
            <text:p>480</text:p>
          </table:table-cell>
          <table:table-cell table:formula="of:=[.I130] + [.F130] + [.E130]" office:value-type="float" office:value="492" calcext:value-type="float">
            <text:p>492</text:p>
          </table:table-cell>
          <table:table-cell table:formula="of:= [.E130] + [.F130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1-28" calcext:value-type="date">
            <text:p>2014-01-28</text:p>
          </table:table-cell>
          <table:table-cell office:value-type="date" office:date-value="2014-02-03" calcext:value-type="date">
            <text:p>2014-02-03</text:p>
          </table:table-cell>
          <table:table-cell table:formula="of:= MONTH([.A131])" office:value-type="float" office:value="1" calcext:value-type="float">
            <text:p>1</text:p>
          </table:table-cell>
          <table:table-cell table:formula="of:=COM.MICROSOFT.IFS([.C131] = 1; &quot;styczeń&quot;; [.C131] = 2; &quot;luty&quot;; [.C131] = 3; &quot;marzec&quot;; [.C131] = 4; &quot;kwiecień&quot;; [.C131] = 5; &quot;maj&quot;; [.C131] = 6; &quot;czerwiec&quot;; [.C131] = 7; &quot;lipiec&quot;; [.C131] = 8; &quot;sierpień&quot;; [.C131] = 9; &quot;wrzesień&quot;; [.C131] = 10; &quot;październik&quot;; [.C131] = 11; &quot;listopad&quot;; [.C131] = 12; &quot;grudzień&quot;)" office:value-type="string" office:string-value="styczeń" calcext:value-type="string">
            <text:p>styczeń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131] - [.A131]" office:value-type="float" office:value="6" calcext:value-type="float">
            <text:p>6</text:p>
          </table:table-cell>
          <table:table-cell table:formula="of:= 10 * [.G131] * [.H131]" office:value-type="float" office:value="180" calcext:value-type="float">
            <text:p>180</text:p>
          </table:table-cell>
          <table:table-cell table:formula="of:=[.I131] + [.F131] + [.E131]" office:value-type="float" office:value="187.06" calcext:value-type="float">
            <text:p>187,06</text:p>
          </table:table-cell>
          <table:table-cell table:formula="of:= [.E131] + [.F131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2-02" calcext:value-type="date">
            <text:p>2014-02-02</text:p>
          </table:table-cell>
          <table:table-cell office:value-type="date" office:date-value="2014-02-13" calcext:value-type="date">
            <text:p>2014-02-13</text:p>
          </table:table-cell>
          <table:table-cell table:formula="of:= MONTH([.A132])" office:value-type="float" office:value="2" calcext:value-type="float">
            <text:p>2</text:p>
          </table:table-cell>
          <table:table-cell table:formula="of:=COM.MICROSOFT.IFS([.C132] = 1; &quot;styczeń&quot;; [.C132] = 2; &quot;luty&quot;; [.C132] = 3; &quot;marzec&quot;; [.C132] = 4; &quot;kwiecień&quot;; [.C132] = 5; &quot;maj&quot;; [.C132] = 6; &quot;czerwiec&quot;; [.C132] = 7; &quot;lipiec&quot;; [.C132] = 8; &quot;sierpień&quot;; [.C132] = 9; &quot;wrzesień&quot;; [.C132] = 10; &quot;październik&quot;; [.C132] = 11; &quot;listopad&quot;; [.C132] = 12; &quot;grudzień&quot;)" office:value-type="string" office:string-value="luty" calcext:value-type="string">
            <text:p>luty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formula="of:=[.B132] - [.A132]" office:value-type="float" office:value="11" calcext:value-type="float">
            <text:p>11</text:p>
          </table:table-cell>
          <table:table-cell table:formula="of:= 10 * [.G132] * [.H132]" office:value-type="float" office:value="220" calcext:value-type="float">
            <text:p>220</text:p>
          </table:table-cell>
          <table:table-cell table:formula="of:=[.I132] + [.F132] + [.E132]" office:value-type="float" office:value="230" calcext:value-type="float">
            <text:p>230</text:p>
          </table:table-cell>
          <table:table-cell table:formula="of:= [.E132] + [.F13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2-02" calcext:value-type="date">
            <text:p>2014-02-02</text:p>
          </table:table-cell>
          <table:table-cell office:value-type="date" office:date-value="2014-02-11" calcext:value-type="date">
            <text:p>2014-02-11</text:p>
          </table:table-cell>
          <table:table-cell table:formula="of:= MONTH([.A133])" office:value-type="float" office:value="2" calcext:value-type="float">
            <text:p>2</text:p>
          </table:table-cell>
          <table:table-cell table:formula="of:=COM.MICROSOFT.IFS([.C133] = 1; &quot;styczeń&quot;; [.C133] = 2; &quot;luty&quot;; [.C133] = 3; &quot;marzec&quot;; [.C133] = 4; &quot;kwiecień&quot;; [.C133] = 5; &quot;maj&quot;; [.C133] = 6; &quot;czerwiec&quot;; [.C133] = 7; &quot;lipiec&quot;; [.C133] = 8; &quot;sierpień&quot;; [.C133] = 9; &quot;wrzesień&quot;; [.C133] = 10; &quot;październik&quot;; [.C133] = 11; &quot;listopad&quot;; [.C133] = 12; &quot;grudzień&quot;)" office:value-type="string" office:string-value="luty" calcext:value-type="string">
            <text:p>luty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133] - [.A133]" office:value-type="float" office:value="9" calcext:value-type="float">
            <text:p>9</text:p>
          </table:table-cell>
          <table:table-cell table:formula="of:= 10 * [.G133] * [.H133]" office:value-type="float" office:value="180" calcext:value-type="float">
            <text:p>180</text:p>
          </table:table-cell>
          <table:table-cell table:formula="of:=[.I133] + [.F133] + [.E133]" office:value-type="float" office:value="189.3" calcext:value-type="float">
            <text:p>189,3</text:p>
          </table:table-cell>
          <table:table-cell table:formula="of:= [.E133] + [.F133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2-02" calcext:value-type="date">
            <text:p>2014-02-02</text:p>
          </table:table-cell>
          <table:table-cell office:value-type="date" office:date-value="2014-02-24" calcext:value-type="date">
            <text:p>2014-02-24</text:p>
          </table:table-cell>
          <table:table-cell table:formula="of:= MONTH([.A134])" office:value-type="float" office:value="2" calcext:value-type="float">
            <text:p>2</text:p>
          </table:table-cell>
          <table:table-cell table:formula="of:=COM.MICROSOFT.IFS([.C134] = 1; &quot;styczeń&quot;; [.C134] = 2; &quot;luty&quot;; [.C134] = 3; &quot;marzec&quot;; [.C134] = 4; &quot;kwiecień&quot;; [.C134] = 5; &quot;maj&quot;; [.C134] = 6; &quot;czerwiec&quot;; [.C134] = 7; &quot;lipiec&quot;; [.C134] = 8; &quot;sierpień&quot;; [.C134] = 9; &quot;wrzesień&quot;; [.C134] = 10; &quot;październik&quot;; [.C134] = 11; &quot;listopad&quot;; [.C134] = 12; &quot;grudzień&quot;)" office:value-type="string" office:string-value="luty" calcext:value-type="string">
            <text:p>luty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formula="of:=[.B134] - [.A134]" office:value-type="float" office:value="22" calcext:value-type="float">
            <text:p>22</text:p>
          </table:table-cell>
          <table:table-cell table:formula="of:= 10 * [.G134] * [.H134]" office:value-type="float" office:value="440" calcext:value-type="float">
            <text:p>440</text:p>
          </table:table-cell>
          <table:table-cell table:formula="of:=[.I134] + [.F134] + [.E134]" office:value-type="float" office:value="454.37" calcext:value-type="float">
            <text:p>454,37</text:p>
          </table:table-cell>
          <table:table-cell table:formula="of:= [.E134] + [.F134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date" office:date-value="2014-02-27" calcext:value-type="date">
            <text:p>2014-02-27</text:p>
          </table:table-cell>
          <table:table-cell table:formula="of:= MONTH([.A135])" office:value-type="float" office:value="2" calcext:value-type="float">
            <text:p>2</text:p>
          </table:table-cell>
          <table:table-cell table:formula="of:=COM.MICROSOFT.IFS([.C135] = 1; &quot;styczeń&quot;; [.C135] = 2; &quot;luty&quot;; [.C135] = 3; &quot;marzec&quot;; [.C135] = 4; &quot;kwiecień&quot;; [.C135] = 5; &quot;maj&quot;; [.C135] = 6; &quot;czerwiec&quot;; [.C135] = 7; &quot;lipiec&quot;; [.C135] = 8; &quot;sierpień&quot;; [.C135] = 9; &quot;wrzesień&quot;; [.C135] = 10; &quot;październik&quot;; [.C135] = 11; &quot;listopad&quot;; [.C135] = 12; &quot;grudzień&quot;)" office:value-type="string" office:string-value="luty" calcext:value-type="string">
            <text:p>luty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B135] - [.A135]" office:value-type="float" office:value="24" calcext:value-type="float">
            <text:p>24</text:p>
          </table:table-cell>
          <table:table-cell table:formula="of:= 10 * [.G135] * [.H135]" office:value-type="float" office:value="720" calcext:value-type="float">
            <text:p>720</text:p>
          </table:table-cell>
          <table:table-cell table:formula="of:=[.I135] + [.F135] + [.E135]" office:value-type="float" office:value="730.87" calcext:value-type="float">
            <text:p>730,87</text:p>
          </table:table-cell>
          <table:table-cell table:formula="of:= [.E135] + [.F135]" office:value-type="float" office:value="10.87" calcext:value-type="float">
            <text:p>10,87</text:p>
          </table:table-cell>
          <table:table-cell table:number-columns-repeated="7"/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date" office:date-value="2014-02-06" calcext:value-type="date">
            <text:p>2014-02-06</text:p>
          </table:table-cell>
          <table:table-cell table:formula="of:= MONTH([.A136])" office:value-type="float" office:value="2" calcext:value-type="float">
            <text:p>2</text:p>
          </table:table-cell>
          <table:table-cell table:formula="of:=COM.MICROSOFT.IFS([.C136] = 1; &quot;styczeń&quot;; [.C136] = 2; &quot;luty&quot;; [.C136] = 3; &quot;marzec&quot;; [.C136] = 4; &quot;kwiecień&quot;; [.C136] = 5; &quot;maj&quot;; [.C136] = 6; &quot;czerwiec&quot;; [.C136] = 7; &quot;lipiec&quot;; [.C136] = 8; &quot;sierpień&quot;; [.C136] = 9; &quot;wrzesień&quot;; [.C136] = 10; &quot;październik&quot;; [.C136] = 11; &quot;listopad&quot;; [.C136] = 12; &quot;grudzień&quot;)" office:value-type="string" office:string-value="luty" calcext:value-type="string">
            <text:p>luty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136] - [.A136]" office:value-type="float" office:value="3" calcext:value-type="float">
            <text:p>3</text:p>
          </table:table-cell>
          <table:table-cell table:formula="of:= 10 * [.G136] * [.H136]" office:value-type="float" office:value="180" calcext:value-type="float">
            <text:p>180</text:p>
          </table:table-cell>
          <table:table-cell table:formula="of:=[.I136] + [.F136] + [.E136]" office:value-type="float" office:value="184.04" calcext:value-type="float">
            <text:p>184,04</text:p>
          </table:table-cell>
          <table:table-cell table:formula="of:= [.E136] + [.F136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date" office:date-value="2014-02-20" calcext:value-type="date">
            <text:p>2014-02-20</text:p>
          </table:table-cell>
          <table:table-cell table:formula="of:= MONTH([.A137])" office:value-type="float" office:value="2" calcext:value-type="float">
            <text:p>2</text:p>
          </table:table-cell>
          <table:table-cell table:formula="of:=COM.MICROSOFT.IFS([.C137] = 1; &quot;styczeń&quot;; [.C137] = 2; &quot;luty&quot;; [.C137] = 3; &quot;marzec&quot;; [.C137] = 4; &quot;kwiecień&quot;; [.C137] = 5; &quot;maj&quot;; [.C137] = 6; &quot;czerwiec&quot;; [.C137] = 7; &quot;lipiec&quot;; [.C137] = 8; &quot;sierpień&quot;; [.C137] = 9; &quot;wrzesień&quot;; [.C137] = 10; &quot;październik&quot;; [.C137] = 11; &quot;listopad&quot;; [.C137] = 12; &quot;grudzień&quot;)" office:value-type="string" office:string-value="luty" calcext:value-type="string">
            <text:p>luty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table:formula="of:=[.B137] - [.A137]" office:value-type="float" office:value="17" calcext:value-type="float">
            <text:p>17</text:p>
          </table:table-cell>
          <table:table-cell table:formula="of:= 10 * [.G137] * [.H137]" office:value-type="float" office:value="510" calcext:value-type="float">
            <text:p>510</text:p>
          </table:table-cell>
          <table:table-cell table:formula="of:=[.I137] + [.F137] + [.E137]" office:value-type="float" office:value="514.78" calcext:value-type="float">
            <text:p>514,78</text:p>
          </table:table-cell>
          <table:table-cell table:formula="of:= [.E137] + [.F137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2-03" calcext:value-type="date">
            <text:p>2014-02-03</text:p>
          </table:table-cell>
          <table:table-cell office:value-type="date" office:date-value="2014-03-03" calcext:value-type="date">
            <text:p>2014-03-03</text:p>
          </table:table-cell>
          <table:table-cell table:formula="of:= MONTH([.A138])" office:value-type="float" office:value="2" calcext:value-type="float">
            <text:p>2</text:p>
          </table:table-cell>
          <table:table-cell table:formula="of:=COM.MICROSOFT.IFS([.C138] = 1; &quot;styczeń&quot;; [.C138] = 2; &quot;luty&quot;; [.C138] = 3; &quot;marzec&quot;; [.C138] = 4; &quot;kwiecień&quot;; [.C138] = 5; &quot;maj&quot;; [.C138] = 6; &quot;czerwiec&quot;; [.C138] = 7; &quot;lipiec&quot;; [.C138] = 8; &quot;sierpień&quot;; [.C138] = 9; &quot;wrzesień&quot;; [.C138] = 10; &quot;październik&quot;; [.C138] = 11; &quot;listopad&quot;; [.C138] = 12; &quot;grudzień&quot;)" office:value-type="string" office:string-value="luty" calcext:value-type="string">
            <text:p>luty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6" calcext:value-type="float">
            <text:p>6</text:p>
          </table:table-cell>
          <table:table-cell table:formula="of:=[.B138] - [.A138]" office:value-type="float" office:value="28" calcext:value-type="float">
            <text:p>28</text:p>
          </table:table-cell>
          <table:table-cell table:formula="of:= 10 * [.G138] * [.H138]" office:value-type="float" office:value="1680" calcext:value-type="float">
            <text:p>1680</text:p>
          </table:table-cell>
          <table:table-cell table:formula="of:=[.I138] + [.F138] + [.E138]" office:value-type="float" office:value="1690.47" calcext:value-type="float">
            <text:p>1690,47</text:p>
          </table:table-cell>
          <table:table-cell table:formula="of:= [.E138] + [.F138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12" calcext:value-type="date">
            <text:p>2014-02-12</text:p>
          </table:table-cell>
          <table:table-cell table:formula="of:= MONTH([.A139])" office:value-type="float" office:value="2" calcext:value-type="float">
            <text:p>2</text:p>
          </table:table-cell>
          <table:table-cell table:formula="of:=COM.MICROSOFT.IFS([.C139] = 1; &quot;styczeń&quot;; [.C139] = 2; &quot;luty&quot;; [.C139] = 3; &quot;marzec&quot;; [.C139] = 4; &quot;kwiecień&quot;; [.C139] = 5; &quot;maj&quot;; [.C139] = 6; &quot;czerwiec&quot;; [.C139] = 7; &quot;lipiec&quot;; [.C139] = 8; &quot;sierpień&quot;; [.C139] = 9; &quot;wrzesień&quot;; [.C139] = 10; &quot;październik&quot;; [.C139] = 11; &quot;listopad&quot;; [.C139] = 12; &quot;grudzień&quot;)" office:value-type="string" office:string-value="luty" calcext:value-type="string">
            <text:p>luty</text:p>
          </table:table-cell>
          <table:table-cell office:value-type="float" office:value="12.23" calcext:value-type="float">
            <text:p>12,23</text:p>
          </table:table-cell>
          <table:table-cell office:value-type="float" office:value="0.32" calcext:value-type="float">
            <text:p>0,32</text:p>
          </table:table-cell>
          <table:table-cell office:value-type="float" office:value="5" calcext:value-type="float">
            <text:p>5</text:p>
          </table:table-cell>
          <table:table-cell table:formula="of:=[.B139] - [.A139]" office:value-type="float" office:value="5" calcext:value-type="float">
            <text:p>5</text:p>
          </table:table-cell>
          <table:table-cell table:formula="of:= 10 * [.G139] * [.H139]" office:value-type="float" office:value="250" calcext:value-type="float">
            <text:p>250</text:p>
          </table:table-cell>
          <table:table-cell table:formula="of:=[.I139] + [.F139] + [.E139]" office:value-type="float" office:value="262.55" calcext:value-type="float">
            <text:p>262,55</text:p>
          </table:table-cell>
          <table:table-cell table:formula="of:= [.E139] + [.F139]" office:value-type="float" office:value="12.55" calcext:value-type="float">
            <text:p>12,55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28" calcext:value-type="date">
            <text:p>2014-02-28</text:p>
          </table:table-cell>
          <table:table-cell table:formula="of:= MONTH([.A140])" office:value-type="float" office:value="2" calcext:value-type="float">
            <text:p>2</text:p>
          </table:table-cell>
          <table:table-cell table:formula="of:=COM.MICROSOFT.IFS([.C140] = 1; &quot;styczeń&quot;; [.C140] = 2; &quot;luty&quot;; [.C140] = 3; &quot;marzec&quot;; [.C140] = 4; &quot;kwiecień&quot;; [.C140] = 5; &quot;maj&quot;; [.C140] = 6; &quot;czerwiec&quot;; [.C140] = 7; &quot;lipiec&quot;; [.C140] = 8; &quot;sierpień&quot;; [.C140] = 9; &quot;wrzesień&quot;; [.C140] = 10; &quot;październik&quot;; [.C140] = 11; &quot;listopad&quot;; [.C140] = 12; &quot;grudzień&quot;)" office:value-type="string" office:string-value="luty" calcext:value-type="string">
            <text:p>luty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formula="of:=[.B140] - [.A140]" office:value-type="float" office:value="21" calcext:value-type="float">
            <text:p>21</text:p>
          </table:table-cell>
          <table:table-cell table:formula="of:= 10 * [.G140] * [.H140]" office:value-type="float" office:value="630" calcext:value-type="float">
            <text:p>630</text:p>
          </table:table-cell>
          <table:table-cell table:formula="of:=[.I140] + [.F140] + [.E140]" office:value-type="float" office:value="640.46" calcext:value-type="float">
            <text:p>640,46</text:p>
          </table:table-cell>
          <table:table-cell table:formula="of:= [.E140] + [.F140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3-03" calcext:value-type="date">
            <text:p>2014-03-03</text:p>
          </table:table-cell>
          <table:table-cell table:formula="of:= MONTH([.A141])" office:value-type="float" office:value="2" calcext:value-type="float">
            <text:p>2</text:p>
          </table:table-cell>
          <table:table-cell table:formula="of:=COM.MICROSOFT.IFS([.C141] = 1; &quot;styczeń&quot;; [.C141] = 2; &quot;luty&quot;; [.C141] = 3; &quot;marzec&quot;; [.C141] = 4; &quot;kwiecień&quot;; [.C141] = 5; &quot;maj&quot;; [.C141] = 6; &quot;czerwiec&quot;; [.C141] = 7; &quot;lipiec&quot;; [.C141] = 8; &quot;sierpień&quot;; [.C141] = 9; &quot;wrzesień&quot;; [.C141] = 10; &quot;październik&quot;; [.C141] = 11; &quot;listopad&quot;; [.C141] = 12; &quot;grudzień&quot;)" office:value-type="string" office:string-value="luty" calcext:value-type="string">
            <text:p>luty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6" calcext:value-type="float">
            <text:p>6</text:p>
          </table:table-cell>
          <table:table-cell table:formula="of:=[.B141] - [.A141]" office:value-type="float" office:value="24" calcext:value-type="float">
            <text:p>24</text:p>
          </table:table-cell>
          <table:table-cell table:formula="of:= 10 * [.G141] * [.H141]" office:value-type="float" office:value="1440" calcext:value-type="float">
            <text:p>1440</text:p>
          </table:table-cell>
          <table:table-cell table:formula="of:=[.I141] + [.F141] + [.E141]" office:value-type="float" office:value="1452.33" calcext:value-type="float">
            <text:p>1452,33</text:p>
          </table:table-cell>
          <table:table-cell table:formula="of:= [.E141] + [.F141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11" calcext:value-type="date">
            <text:p>2014-02-11</text:p>
          </table:table-cell>
          <table:table-cell table:formula="of:= MONTH([.A142])" office:value-type="float" office:value="2" calcext:value-type="float">
            <text:p>2</text:p>
          </table:table-cell>
          <table:table-cell table:formula="of:=COM.MICROSOFT.IFS([.C142] = 1; &quot;styczeń&quot;; [.C142] = 2; &quot;luty&quot;; [.C142] = 3; &quot;marzec&quot;; [.C142] = 4; &quot;kwiecień&quot;; [.C142] = 5; &quot;maj&quot;; [.C142] = 6; &quot;czerwiec&quot;; [.C142] = 7; &quot;lipiec&quot;; [.C142] = 8; &quot;sierpień&quot;; [.C142] = 9; &quot;wrzesień&quot;; [.C142] = 10; &quot;październik&quot;; [.C142] = 11; &quot;listopad&quot;; [.C142] = 12; &quot;grudzień&quot;)" office:value-type="string" office:string-value="luty" calcext:value-type="string">
            <text:p>luty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formula="of:=[.B142] - [.A142]" office:value-type="float" office:value="4" calcext:value-type="float">
            <text:p>4</text:p>
          </table:table-cell>
          <table:table-cell table:formula="of:= 10 * [.G142] * [.H142]" office:value-type="float" office:value="120" calcext:value-type="float">
            <text:p>120</text:p>
          </table:table-cell>
          <table:table-cell table:formula="of:=[.I142] + [.F142] + [.E142]" office:value-type="float" office:value="131.74" calcext:value-type="float">
            <text:p>131,74</text:p>
          </table:table-cell>
          <table:table-cell table:formula="of:= [.E142] + [.F142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3-02" calcext:value-type="date">
            <text:p>2014-03-02</text:p>
          </table:table-cell>
          <table:table-cell table:formula="of:= MONTH([.A143])" office:value-type="float" office:value="2" calcext:value-type="float">
            <text:p>2</text:p>
          </table:table-cell>
          <table:table-cell table:formula="of:=COM.MICROSOFT.IFS([.C143] = 1; &quot;styczeń&quot;; [.C143] = 2; &quot;luty&quot;; [.C143] = 3; &quot;marzec&quot;; [.C143] = 4; &quot;kwiecień&quot;; [.C143] = 5; &quot;maj&quot;; [.C143] = 6; &quot;czerwiec&quot;; [.C143] = 7; &quot;lipiec&quot;; [.C143] = 8; &quot;sierpień&quot;; [.C143] = 9; &quot;wrzesień&quot;; [.C143] = 10; &quot;październik&quot;; [.C143] = 11; &quot;listopad&quot;; [.C143] = 12; &quot;grudzień&quot;)" office:value-type="string" office:string-value="luty" calcext:value-type="string">
            <text:p>luty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formula="of:=[.B143] - [.A143]" office:value-type="float" office:value="23" calcext:value-type="float">
            <text:p>23</text:p>
          </table:table-cell>
          <table:table-cell table:formula="of:= 10 * [.G143] * [.H143]" office:value-type="float" office:value="690" calcext:value-type="float">
            <text:p>690</text:p>
          </table:table-cell>
          <table:table-cell table:formula="of:=[.I143] + [.F143] + [.E143]" office:value-type="float" office:value="696.39" calcext:value-type="float">
            <text:p>696,39</text:p>
          </table:table-cell>
          <table:table-cell table:formula="of:= [.E143] + [.F143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16" calcext:value-type="date">
            <text:p>2014-02-16</text:p>
          </table:table-cell>
          <table:table-cell table:formula="of:= MONTH([.A144])" office:value-type="float" office:value="2" calcext:value-type="float">
            <text:p>2</text:p>
          </table:table-cell>
          <table:table-cell table:formula="of:=COM.MICROSOFT.IFS([.C144] = 1; &quot;styczeń&quot;; [.C144] = 2; &quot;luty&quot;; [.C144] = 3; &quot;marzec&quot;; [.C144] = 4; &quot;kwiecień&quot;; [.C144] = 5; &quot;maj&quot;; [.C144] = 6; &quot;czerwiec&quot;; [.C144] = 7; &quot;lipiec&quot;; [.C144] = 8; &quot;sierpień&quot;; [.C144] = 9; &quot;wrzesień&quot;; [.C144] = 10; &quot;październik&quot;; [.C144] = 11; &quot;listopad&quot;; [.C144] = 12; &quot;grudzień&quot;)" office:value-type="string" office:string-value="luty" calcext:value-type="string">
            <text:p>luty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5" calcext:value-type="float">
            <text:p>5</text:p>
          </table:table-cell>
          <table:table-cell table:formula="of:=[.B144] - [.A144]" office:value-type="float" office:value="9" calcext:value-type="float">
            <text:p>9</text:p>
          </table:table-cell>
          <table:table-cell table:formula="of:= 10 * [.G144] * [.H144]" office:value-type="float" office:value="450" calcext:value-type="float">
            <text:p>450</text:p>
          </table:table-cell>
          <table:table-cell table:formula="of:=[.I144] + [.F144] + [.E144]" office:value-type="float" office:value="462.33" calcext:value-type="float">
            <text:p>462,33</text:p>
          </table:table-cell>
          <table:table-cell table:formula="of:= [.E144] + [.F144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11" calcext:value-type="date">
            <text:p>2014-02-11</text:p>
          </table:table-cell>
          <table:table-cell table:formula="of:= MONTH([.A145])" office:value-type="float" office:value="2" calcext:value-type="float">
            <text:p>2</text:p>
          </table:table-cell>
          <table:table-cell table:formula="of:=COM.MICROSOFT.IFS([.C145] = 1; &quot;styczeń&quot;; [.C145] = 2; &quot;luty&quot;; [.C145] = 3; &quot;marzec&quot;; [.C145] = 4; &quot;kwiecień&quot;; [.C145] = 5; &quot;maj&quot;; [.C145] = 6; &quot;czerwiec&quot;; [.C145] = 7; &quot;lipiec&quot;; [.C145] = 8; &quot;sierpień&quot;; [.C145] = 9; &quot;wrzesień&quot;; [.C145] = 10; &quot;październik&quot;; [.C145] = 11; &quot;listopad&quot;; [.C145] = 12; &quot;grudzień&quot;)" office:value-type="string" office:string-value="luty" calcext:value-type="string">
            <text:p>luty</text:p>
          </table:table-cell>
          <table:table-cell office:value-type="float" office:value="12.23" calcext:value-type="float">
            <text:p>12,23</text:p>
          </table:table-cell>
          <table:table-cell office:value-type="float" office:value="0.32" calcext:value-type="float">
            <text:p>0,32</text:p>
          </table:table-cell>
          <table:table-cell office:value-type="float" office:value="5" calcext:value-type="float">
            <text:p>5</text:p>
          </table:table-cell>
          <table:table-cell table:formula="of:=[.B145] - [.A145]" office:value-type="float" office:value="4" calcext:value-type="float">
            <text:p>4</text:p>
          </table:table-cell>
          <table:table-cell table:formula="of:= 10 * [.G145] * [.H145]" office:value-type="float" office:value="200" calcext:value-type="float">
            <text:p>200</text:p>
          </table:table-cell>
          <table:table-cell table:formula="of:=[.I145] + [.F145] + [.E145]" office:value-type="float" office:value="212.55" calcext:value-type="float">
            <text:p>212,55</text:p>
          </table:table-cell>
          <table:table-cell table:formula="of:= [.E145] + [.F145]" office:value-type="float" office:value="12.55" calcext:value-type="float">
            <text:p>12,55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25" calcext:value-type="date">
            <text:p>2014-02-25</text:p>
          </table:table-cell>
          <table:table-cell table:formula="of:= MONTH([.A146])" office:value-type="float" office:value="2" calcext:value-type="float">
            <text:p>2</text:p>
          </table:table-cell>
          <table:table-cell table:formula="of:=COM.MICROSOFT.IFS([.C146] = 1; &quot;styczeń&quot;; [.C146] = 2; &quot;luty&quot;; [.C146] = 3; &quot;marzec&quot;; [.C146] = 4; &quot;kwiecień&quot;; [.C146] = 5; &quot;maj&quot;; [.C146] = 6; &quot;czerwiec&quot;; [.C146] = 7; &quot;lipiec&quot;; [.C146] = 8; &quot;sierpień&quot;; [.C146] = 9; &quot;wrzesień&quot;; [.C146] = 10; &quot;październik&quot;; [.C146] = 11; &quot;listopad&quot;; [.C146] = 12; &quot;grudzień&quot;)" office:value-type="string" office:string-value="luty" calcext:value-type="string">
            <text:p>luty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5" calcext:value-type="float">
            <text:p>5</text:p>
          </table:table-cell>
          <table:table-cell table:formula="of:=[.B146] - [.A146]" office:value-type="float" office:value="18" calcext:value-type="float">
            <text:p>18</text:p>
          </table:table-cell>
          <table:table-cell table:formula="of:= 10 * [.G146] * [.H146]" office:value-type="float" office:value="900" calcext:value-type="float">
            <text:p>900</text:p>
          </table:table-cell>
          <table:table-cell table:formula="of:=[.I146] + [.F146] + [.E146]" office:value-type="float" office:value="912.33" calcext:value-type="float">
            <text:p>912,33</text:p>
          </table:table-cell>
          <table:table-cell table:formula="of:= [.E146] + [.F146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22" calcext:value-type="date">
            <text:p>2014-02-22</text:p>
          </table:table-cell>
          <table:table-cell table:formula="of:= MONTH([.A147])" office:value-type="float" office:value="2" calcext:value-type="float">
            <text:p>2</text:p>
          </table:table-cell>
          <table:table-cell table:formula="of:=COM.MICROSOFT.IFS([.C147] = 1; &quot;styczeń&quot;; [.C147] = 2; &quot;luty&quot;; [.C147] = 3; &quot;marzec&quot;; [.C147] = 4; &quot;kwiecień&quot;; [.C147] = 5; &quot;maj&quot;; [.C147] = 6; &quot;czerwiec&quot;; [.C147] = 7; &quot;lipiec&quot;; [.C147] = 8; &quot;sierpień&quot;; [.C147] = 9; &quot;wrzesień&quot;; [.C147] = 10; &quot;październik&quot;; [.C147] = 11; &quot;listopad&quot;; [.C147] = 12; &quot;grudzień&quot;)" office:value-type="string" office:string-value="luty" calcext:value-type="string">
            <text:p>luty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147] - [.A147]" office:value-type="float" office:value="15" calcext:value-type="float">
            <text:p>15</text:p>
          </table:table-cell>
          <table:table-cell table:formula="of:= 10 * [.G147] * [.H147]" office:value-type="float" office:value="600" calcext:value-type="float">
            <text:p>600</text:p>
          </table:table-cell>
          <table:table-cell table:formula="of:=[.I147] + [.F147] + [.E147]" office:value-type="float" office:value="605.82" calcext:value-type="float">
            <text:p>605,82</text:p>
          </table:table-cell>
          <table:table-cell table:formula="of:= [.E147] + [.F147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3-04" calcext:value-type="date">
            <text:p>2014-03-04</text:p>
          </table:table-cell>
          <table:table-cell table:formula="of:= MONTH([.A148])" office:value-type="float" office:value="2" calcext:value-type="float">
            <text:p>2</text:p>
          </table:table-cell>
          <table:table-cell table:formula="of:=COM.MICROSOFT.IFS([.C148] = 1; &quot;styczeń&quot;; [.C148] = 2; &quot;luty&quot;; [.C148] = 3; &quot;marzec&quot;; [.C148] = 4; &quot;kwiecień&quot;; [.C148] = 5; &quot;maj&quot;; [.C148] = 6; &quot;czerwiec&quot;; [.C148] = 7; &quot;lipiec&quot;; [.C148] = 8; &quot;sierpień&quot;; [.C148] = 9; &quot;wrzesień&quot;; [.C148] = 10; &quot;październik&quot;; [.C148] = 11; &quot;listopad&quot;; [.C148] = 12; &quot;grudzień&quot;)" office:value-type="string" office:string-value="luty" calcext:value-type="string">
            <text:p>luty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table:formula="of:=[.B148] - [.A148]" office:value-type="float" office:value="25" calcext:value-type="float">
            <text:p>25</text:p>
          </table:table-cell>
          <table:table-cell table:formula="of:= 10 * [.G148] * [.H148]" office:value-type="float" office:value="1250" calcext:value-type="float">
            <text:p>1250</text:p>
          </table:table-cell>
          <table:table-cell table:formula="of:=[.I148] + [.F148] + [.E148]" office:value-type="float" office:value="1257.06" calcext:value-type="float">
            <text:p>1257,06</text:p>
          </table:table-cell>
          <table:table-cell table:formula="of:= [.E148] + [.F148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3-07" calcext:value-type="date">
            <text:p>2014-03-07</text:p>
          </table:table-cell>
          <table:table-cell table:formula="of:= MONTH([.A149])" office:value-type="float" office:value="2" calcext:value-type="float">
            <text:p>2</text:p>
          </table:table-cell>
          <table:table-cell table:formula="of:=COM.MICROSOFT.IFS([.C149] = 1; &quot;styczeń&quot;; [.C149] = 2; &quot;luty&quot;; [.C149] = 3; &quot;marzec&quot;; [.C149] = 4; &quot;kwiecień&quot;; [.C149] = 5; &quot;maj&quot;; [.C149] = 6; &quot;czerwiec&quot;; [.C149] = 7; &quot;lipiec&quot;; [.C149] = 8; &quot;sierpień&quot;; [.C149] = 9; &quot;wrzesień&quot;; [.C149] = 10; &quot;październik&quot;; [.C149] = 11; &quot;listopad&quot;; [.C149] = 12; &quot;grudzień&quot;)" office:value-type="string" office:string-value="luty" calcext:value-type="string">
            <text:p>luty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table:formula="of:=[.B149] - [.A149]" office:value-type="float" office:value="28" calcext:value-type="float">
            <text:p>28</text:p>
          </table:table-cell>
          <table:table-cell table:formula="of:= 10 * [.G149] * [.H149]" office:value-type="float" office:value="1680" calcext:value-type="float">
            <text:p>1680</text:p>
          </table:table-cell>
          <table:table-cell table:formula="of:=[.I149] + [.F149] + [.E149]" office:value-type="float" office:value="1682.79" calcext:value-type="float">
            <text:p>1682,79</text:p>
          </table:table-cell>
          <table:table-cell table:formula="of:= [.E149] + [.F149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16" calcext:value-type="date">
            <text:p>2014-02-16</text:p>
          </table:table-cell>
          <table:table-cell table:formula="of:= MONTH([.A150])" office:value-type="float" office:value="2" calcext:value-type="float">
            <text:p>2</text:p>
          </table:table-cell>
          <table:table-cell table:formula="of:=COM.MICROSOFT.IFS([.C150] = 1; &quot;styczeń&quot;; [.C150] = 2; &quot;luty&quot;; [.C150] = 3; &quot;marzec&quot;; [.C150] = 4; &quot;kwiecień&quot;; [.C150] = 5; &quot;maj&quot;; [.C150] = 6; &quot;czerwiec&quot;; [.C150] = 7; &quot;lipiec&quot;; [.C150] = 8; &quot;sierpień&quot;; [.C150] = 9; &quot;wrzesień&quot;; [.C150] = 10; &quot;październik&quot;; [.C150] = 11; &quot;listopad&quot;; [.C150] = 12; &quot;grudzień&quot;)" office:value-type="string" office:string-value="luty" calcext:value-type="string">
            <text:p>luty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6" calcext:value-type="float">
            <text:p>6</text:p>
          </table:table-cell>
          <table:table-cell table:formula="of:=[.B150] - [.A150]" office:value-type="float" office:value="9" calcext:value-type="float">
            <text:p>9</text:p>
          </table:table-cell>
          <table:table-cell table:formula="of:= 10 * [.G150] * [.H150]" office:value-type="float" office:value="540" calcext:value-type="float">
            <text:p>540</text:p>
          </table:table-cell>
          <table:table-cell table:formula="of:=[.I150] + [.F150] + [.E150]" office:value-type="float" office:value="550" calcext:value-type="float">
            <text:p>550</text:p>
          </table:table-cell>
          <table:table-cell table:formula="of:= [.E150] + [.F150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21" calcext:value-type="date">
            <text:p>2014-02-21</text:p>
          </table:table-cell>
          <table:table-cell table:formula="of:= MONTH([.A151])" office:value-type="float" office:value="2" calcext:value-type="float">
            <text:p>2</text:p>
          </table:table-cell>
          <table:table-cell table:formula="of:=COM.MICROSOFT.IFS([.C151] = 1; &quot;styczeń&quot;; [.C151] = 2; &quot;luty&quot;; [.C151] = 3; &quot;marzec&quot;; [.C151] = 4; &quot;kwiecień&quot;; [.C151] = 5; &quot;maj&quot;; [.C151] = 6; &quot;czerwiec&quot;; [.C151] = 7; &quot;lipiec&quot;; [.C151] = 8; &quot;sierpień&quot;; [.C151] = 9; &quot;wrzesień&quot;; [.C151] = 10; &quot;październik&quot;; [.C151] = 11; &quot;listopad&quot;; [.C151] = 12; &quot;grudzień&quot;)" office:value-type="string" office:string-value="luty" calcext:value-type="string">
            <text:p>luty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151] - [.A151]" office:value-type="float" office:value="14" calcext:value-type="float">
            <text:p>14</text:p>
          </table:table-cell>
          <table:table-cell table:formula="of:= 10 * [.G151] * [.H151]" office:value-type="float" office:value="420" calcext:value-type="float">
            <text:p>420</text:p>
          </table:table-cell>
          <table:table-cell table:formula="of:=[.I151] + [.F151] + [.E151]" office:value-type="float" office:value="427.5" calcext:value-type="float">
            <text:p>427,5</text:p>
          </table:table-cell>
          <table:table-cell table:formula="of:= [.E151] + [.F151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3-06" calcext:value-type="date">
            <text:p>2014-03-06</text:p>
          </table:table-cell>
          <table:table-cell table:formula="of:= MONTH([.A152])" office:value-type="float" office:value="2" calcext:value-type="float">
            <text:p>2</text:p>
          </table:table-cell>
          <table:table-cell table:formula="of:=COM.MICROSOFT.IFS([.C152] = 1; &quot;styczeń&quot;; [.C152] = 2; &quot;luty&quot;; [.C152] = 3; &quot;marzec&quot;; [.C152] = 4; &quot;kwiecień&quot;; [.C152] = 5; &quot;maj&quot;; [.C152] = 6; &quot;czerwiec&quot;; [.C152] = 7; &quot;lipiec&quot;; [.C152] = 8; &quot;sierpień&quot;; [.C152] = 9; &quot;wrzesień&quot;; [.C152] = 10; &quot;październik&quot;; [.C152] = 11; &quot;listopad&quot;; [.C152] = 12; &quot;grudzień&quot;)" office:value-type="string" office:string-value="luty" calcext:value-type="string">
            <text:p>luty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152] - [.A152]" office:value-type="float" office:value="27" calcext:value-type="float">
            <text:p>27</text:p>
          </table:table-cell>
          <table:table-cell table:formula="of:= 10 * [.G152] * [.H152]" office:value-type="float" office:value="1620" calcext:value-type="float">
            <text:p>1620</text:p>
          </table:table-cell>
          <table:table-cell table:formula="of:=[.I152] + [.F152] + [.E152]" office:value-type="float" office:value="1629.07" calcext:value-type="float">
            <text:p>1629,07</text:p>
          </table:table-cell>
          <table:table-cell table:formula="of:= [.E152] + [.F152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20" calcext:value-type="date">
            <text:p>2014-02-20</text:p>
          </table:table-cell>
          <table:table-cell table:formula="of:= MONTH([.A153])" office:value-type="float" office:value="2" calcext:value-type="float">
            <text:p>2</text:p>
          </table:table-cell>
          <table:table-cell table:formula="of:=COM.MICROSOFT.IFS([.C153] = 1; &quot;styczeń&quot;; [.C153] = 2; &quot;luty&quot;; [.C153] = 3; &quot;marzec&quot;; [.C153] = 4; &quot;kwiecień&quot;; [.C153] = 5; &quot;maj&quot;; [.C153] = 6; &quot;czerwiec&quot;; [.C153] = 7; &quot;lipiec&quot;; [.C153] = 8; &quot;sierpień&quot;; [.C153] = 9; &quot;wrzesień&quot;; [.C153] = 10; &quot;październik&quot;; [.C153] = 11; &quot;listopad&quot;; [.C153] = 12; &quot;grudzień&quot;)" office:value-type="string" office:string-value="luty" calcext:value-type="string">
            <text:p>luty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153] - [.A153]" office:value-type="float" office:value="13" calcext:value-type="float">
            <text:p>13</text:p>
          </table:table-cell>
          <table:table-cell table:formula="of:= 10 * [.G153] * [.H153]" office:value-type="float" office:value="260" calcext:value-type="float">
            <text:p>260</text:p>
          </table:table-cell>
          <table:table-cell table:formula="of:=[.I153] + [.F153] + [.E153]" office:value-type="float" office:value="273.41" calcext:value-type="float">
            <text:p>273,41</text:p>
          </table:table-cell>
          <table:table-cell table:formula="of:= [.E153] + [.F153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20" calcext:value-type="date">
            <text:p>2014-02-20</text:p>
          </table:table-cell>
          <table:table-cell table:formula="of:= MONTH([.A154])" office:value-type="float" office:value="2" calcext:value-type="float">
            <text:p>2</text:p>
          </table:table-cell>
          <table:table-cell table:formula="of:=COM.MICROSOFT.IFS([.C154] = 1; &quot;styczeń&quot;; [.C154] = 2; &quot;luty&quot;; [.C154] = 3; &quot;marzec&quot;; [.C154] = 4; &quot;kwiecień&quot;; [.C154] = 5; &quot;maj&quot;; [.C154] = 6; &quot;czerwiec&quot;; [.C154] = 7; &quot;lipiec&quot;; [.C154] = 8; &quot;sierpień&quot;; [.C154] = 9; &quot;wrzesień&quot;; [.C154] = 10; &quot;październik&quot;; [.C154] = 11; &quot;listopad&quot;; [.C154] = 12; &quot;grudzień&quot;)" office:value-type="string" office:string-value="luty" calcext:value-type="string">
            <text:p>luty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154] - [.A154]" office:value-type="float" office:value="13" calcext:value-type="float">
            <text:p>13</text:p>
          </table:table-cell>
          <table:table-cell table:formula="of:= 10 * [.G154] * [.H154]" office:value-type="float" office:value="780" calcext:value-type="float">
            <text:p>780</text:p>
          </table:table-cell>
          <table:table-cell table:formula="of:=[.I154] + [.F154] + [.E154]" office:value-type="float" office:value="791.72" calcext:value-type="float">
            <text:p>791,72</text:p>
          </table:table-cell>
          <table:table-cell table:formula="of:= [.E154] + [.F154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3-06" calcext:value-type="date">
            <text:p>2014-03-06</text:p>
          </table:table-cell>
          <table:table-cell table:formula="of:= MONTH([.A155])" office:value-type="float" office:value="2" calcext:value-type="float">
            <text:p>2</text:p>
          </table:table-cell>
          <table:table-cell table:formula="of:=COM.MICROSOFT.IFS([.C155] = 1; &quot;styczeń&quot;; [.C155] = 2; &quot;luty&quot;; [.C155] = 3; &quot;marzec&quot;; [.C155] = 4; &quot;kwiecień&quot;; [.C155] = 5; &quot;maj&quot;; [.C155] = 6; &quot;czerwiec&quot;; [.C155] = 7; &quot;lipiec&quot;; [.C155] = 8; &quot;sierpień&quot;; [.C155] = 9; &quot;wrzesień&quot;; [.C155] = 10; &quot;październik&quot;; [.C155] = 11; &quot;listopad&quot;; [.C155] = 12; &quot;grudzień&quot;)" office:value-type="string" office:string-value="luty" calcext:value-type="string">
            <text:p>luty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155] - [.A155]" office:value-type="float" office:value="27" calcext:value-type="float">
            <text:p>27</text:p>
          </table:table-cell>
          <table:table-cell table:formula="of:= 10 * [.G155] * [.H155]" office:value-type="float" office:value="810" calcext:value-type="float">
            <text:p>810</text:p>
          </table:table-cell>
          <table:table-cell table:formula="of:=[.I155] + [.F155] + [.E155]" office:value-type="float" office:value="813.89" calcext:value-type="float">
            <text:p>813,89</text:p>
          </table:table-cell>
          <table:table-cell table:formula="of:= [.E155] + [.F155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12" calcext:value-type="date">
            <text:p>2014-02-12</text:p>
          </table:table-cell>
          <table:table-cell table:formula="of:= MONTH([.A156])" office:value-type="float" office:value="2" calcext:value-type="float">
            <text:p>2</text:p>
          </table:table-cell>
          <table:table-cell table:formula="of:=COM.MICROSOFT.IFS([.C156] = 1; &quot;styczeń&quot;; [.C156] = 2; &quot;luty&quot;; [.C156] = 3; &quot;marzec&quot;; [.C156] = 4; &quot;kwiecień&quot;; [.C156] = 5; &quot;maj&quot;; [.C156] = 6; &quot;czerwiec&quot;; [.C156] = 7; &quot;lipiec&quot;; [.C156] = 8; &quot;sierpień&quot;; [.C156] = 9; &quot;wrzesień&quot;; [.C156] = 10; &quot;październik&quot;; [.C156] = 11; &quot;listopad&quot;; [.C156] = 12; &quot;grudzień&quot;)" office:value-type="string" office:string-value="luty" calcext:value-type="string">
            <text:p>luty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156] - [.A156]" office:value-type="float" office:value="5" calcext:value-type="float">
            <text:p>5</text:p>
          </table:table-cell>
          <table:table-cell table:formula="of:= 10 * [.G156] * [.H156]" office:value-type="float" office:value="300" calcext:value-type="float">
            <text:p>300</text:p>
          </table:table-cell>
          <table:table-cell table:formula="of:=[.I156] + [.F156] + [.E156]" office:value-type="float" office:value="311.72" calcext:value-type="float">
            <text:p>311,72</text:p>
          </table:table-cell>
          <table:table-cell table:formula="of:= [.E156] + [.F156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10" calcext:value-type="date">
            <text:p>2014-02-10</text:p>
          </table:table-cell>
          <table:table-cell table:formula="of:= MONTH([.A157])" office:value-type="float" office:value="2" calcext:value-type="float">
            <text:p>2</text:p>
          </table:table-cell>
          <table:table-cell table:formula="of:=COM.MICROSOFT.IFS([.C157] = 1; &quot;styczeń&quot;; [.C157] = 2; &quot;luty&quot;; [.C157] = 3; &quot;marzec&quot;; [.C157] = 4; &quot;kwiecień&quot;; [.C157] = 5; &quot;maj&quot;; [.C157] = 6; &quot;czerwiec&quot;; [.C157] = 7; &quot;lipiec&quot;; [.C157] = 8; &quot;sierpień&quot;; [.C157] = 9; &quot;wrzesień&quot;; [.C157] = 10; &quot;październik&quot;; [.C157] = 11; &quot;listopad&quot;; [.C157] = 12; &quot;grudzień&quot;)" office:value-type="string" office:string-value="luty" calcext:value-type="string">
            <text:p>luty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157] - [.A157]" office:value-type="float" office:value="3" calcext:value-type="float">
            <text:p>3</text:p>
          </table:table-cell>
          <table:table-cell table:formula="of:= 10 * [.G157] * [.H157]" office:value-type="float" office:value="120" calcext:value-type="float">
            <text:p>120</text:p>
          </table:table-cell>
          <table:table-cell table:formula="of:=[.I157] + [.F157] + [.E157]" office:value-type="float" office:value="129.06" calcext:value-type="float">
            <text:p>129,06</text:p>
          </table:table-cell>
          <table:table-cell table:formula="of:= [.E157] + [.F157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20" calcext:value-type="date">
            <text:p>2014-02-20</text:p>
          </table:table-cell>
          <table:table-cell table:formula="of:= MONTH([.A158])" office:value-type="float" office:value="2" calcext:value-type="float">
            <text:p>2</text:p>
          </table:table-cell>
          <table:table-cell table:formula="of:=COM.MICROSOFT.IFS([.C158] = 1; &quot;styczeń&quot;; [.C158] = 2; &quot;luty&quot;; [.C158] = 3; &quot;marzec&quot;; [.C158] = 4; &quot;kwiecień&quot;; [.C158] = 5; &quot;maj&quot;; [.C158] = 6; &quot;czerwiec&quot;; [.C158] = 7; &quot;lipiec&quot;; [.C158] = 8; &quot;sierpień&quot;; [.C158] = 9; &quot;wrzesień&quot;; [.C158] = 10; &quot;październik&quot;; [.C158] = 11; &quot;listopad&quot;; [.C158] = 12; &quot;grudzień&quot;)" office:value-type="string" office:string-value="luty" calcext:value-type="string">
            <text:p>luty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5" calcext:value-type="float">
            <text:p>5</text:p>
          </table:table-cell>
          <table:table-cell table:formula="of:=[.B158] - [.A158]" office:value-type="float" office:value="13" calcext:value-type="float">
            <text:p>13</text:p>
          </table:table-cell>
          <table:table-cell table:formula="of:= 10 * [.G158] * [.H158]" office:value-type="float" office:value="650" calcext:value-type="float">
            <text:p>650</text:p>
          </table:table-cell>
          <table:table-cell table:formula="of:=[.I158] + [.F158] + [.E158]" office:value-type="float" office:value="658.73" calcext:value-type="float">
            <text:p>658,73</text:p>
          </table:table-cell>
          <table:table-cell table:formula="of:= [.E158] + [.F158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2-07" calcext:value-type="date">
            <text:p>2014-02-07</text:p>
          </table:table-cell>
          <table:table-cell office:value-type="date" office:date-value="2014-02-24" calcext:value-type="date">
            <text:p>2014-02-24</text:p>
          </table:table-cell>
          <table:table-cell table:formula="of:= MONTH([.A159])" office:value-type="float" office:value="2" calcext:value-type="float">
            <text:p>2</text:p>
          </table:table-cell>
          <table:table-cell table:formula="of:=COM.MICROSOFT.IFS([.C159] = 1; &quot;styczeń&quot;; [.C159] = 2; &quot;luty&quot;; [.C159] = 3; &quot;marzec&quot;; [.C159] = 4; &quot;kwiecień&quot;; [.C159] = 5; &quot;maj&quot;; [.C159] = 6; &quot;czerwiec&quot;; [.C159] = 7; &quot;lipiec&quot;; [.C159] = 8; &quot;sierpień&quot;; [.C159] = 9; &quot;wrzesień&quot;; [.C159] = 10; &quot;październik&quot;; [.C159] = 11; &quot;listopad&quot;; [.C159] = 12; &quot;grudzień&quot;)" office:value-type="string" office:string-value="luty" calcext:value-type="string">
            <text:p>luty</text:p>
          </table:table-cell>
          <table:table-cell office:value-type="float" office:value="7.3" calcext:value-type="float">
            <text:p>7,3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159] - [.A159]" office:value-type="float" office:value="17" calcext:value-type="float">
            <text:p>17</text:p>
          </table:table-cell>
          <table:table-cell table:formula="of:= 10 * [.G159] * [.H159]" office:value-type="float" office:value="850" calcext:value-type="float">
            <text:p>850</text:p>
          </table:table-cell>
          <table:table-cell table:formula="of:=[.I159] + [.F159] + [.E159]" office:value-type="float" office:value="857.49" calcext:value-type="float">
            <text:p>857,49</text:p>
          </table:table-cell>
          <table:table-cell table:formula="of:= [.E159] + [.F159]" office:value-type="float" office:value="7.49" calcext:value-type="float">
            <text:p>7,49</text:p>
          </table:table-cell>
          <table:table-cell table:number-columns-repeated="7"/>
        </table:table-row>
        <table:table-row table:style-name="ro1">
          <table:table-cell office:value-type="date" office:date-value="2014-02-10" calcext:value-type="date">
            <text:p>2014-02-10</text:p>
          </table:table-cell>
          <table:table-cell office:value-type="date" office:date-value="2014-02-22" calcext:value-type="date">
            <text:p>2014-02-22</text:p>
          </table:table-cell>
          <table:table-cell table:formula="of:= MONTH([.A160])" office:value-type="float" office:value="2" calcext:value-type="float">
            <text:p>2</text:p>
          </table:table-cell>
          <table:table-cell table:formula="of:=COM.MICROSOFT.IFS([.C160] = 1; &quot;styczeń&quot;; [.C160] = 2; &quot;luty&quot;; [.C160] = 3; &quot;marzec&quot;; [.C160] = 4; &quot;kwiecień&quot;; [.C160] = 5; &quot;maj&quot;; [.C160] = 6; &quot;czerwiec&quot;; [.C160] = 7; &quot;lipiec&quot;; [.C160] = 8; &quot;sierpień&quot;; [.C160] = 9; &quot;wrzesień&quot;; [.C160] = 10; &quot;październik&quot;; [.C160] = 11; &quot;listopad&quot;; [.C160] = 12; &quot;grudzień&quot;)" office:value-type="string" office:string-value="luty" calcext:value-type="string">
            <text:p>luty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160] - [.A160]" office:value-type="float" office:value="12" calcext:value-type="float">
            <text:p>12</text:p>
          </table:table-cell>
          <table:table-cell table:formula="of:= 10 * [.G160] * [.H160]" office:value-type="float" office:value="480" calcext:value-type="float">
            <text:p>480</text:p>
          </table:table-cell>
          <table:table-cell table:formula="of:=[.I160] + [.F160] + [.E160]" office:value-type="float" office:value="485.82" calcext:value-type="float">
            <text:p>485,82</text:p>
          </table:table-cell>
          <table:table-cell table:formula="of:= [.E160] + [.F160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2-10" calcext:value-type="date">
            <text:p>2014-02-10</text:p>
          </table:table-cell>
          <table:table-cell office:value-type="date" office:date-value="2014-02-20" calcext:value-type="date">
            <text:p>2014-02-20</text:p>
          </table:table-cell>
          <table:table-cell table:formula="of:= MONTH([.A161])" office:value-type="float" office:value="2" calcext:value-type="float">
            <text:p>2</text:p>
          </table:table-cell>
          <table:table-cell table:formula="of:=COM.MICROSOFT.IFS([.C161] = 1; &quot;styczeń&quot;; [.C161] = 2; &quot;luty&quot;; [.C161] = 3; &quot;marzec&quot;; [.C161] = 4; &quot;kwiecień&quot;; [.C161] = 5; &quot;maj&quot;; [.C161] = 6; &quot;czerwiec&quot;; [.C161] = 7; &quot;lipiec&quot;; [.C161] = 8; &quot;sierpień&quot;; [.C161] = 9; &quot;wrzesień&quot;; [.C161] = 10; &quot;październik&quot;; [.C161] = 11; &quot;listopad&quot;; [.C161] = 12; &quot;grudzień&quot;)" office:value-type="string" office:string-value="luty" calcext:value-type="string">
            <text:p>luty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161] - [.A161]" office:value-type="float" office:value="10" calcext:value-type="float">
            <text:p>10</text:p>
          </table:table-cell>
          <table:table-cell table:formula="of:= 10 * [.G161] * [.H161]" office:value-type="float" office:value="300" calcext:value-type="float">
            <text:p>300</text:p>
          </table:table-cell>
          <table:table-cell table:formula="of:=[.I161] + [.F161] + [.E161]" office:value-type="float" office:value="306.75" calcext:value-type="float">
            <text:p>306,75</text:p>
          </table:table-cell>
          <table:table-cell table:formula="of:= [.E161] + [.F161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2-10" calcext:value-type="date">
            <text:p>2014-02-10</text:p>
          </table:table-cell>
          <table:table-cell office:value-type="date" office:date-value="2014-03-01" calcext:value-type="date">
            <text:p>2014-03-01</text:p>
          </table:table-cell>
          <table:table-cell table:formula="of:= MONTH([.A162])" office:value-type="float" office:value="2" calcext:value-type="float">
            <text:p>2</text:p>
          </table:table-cell>
          <table:table-cell table:formula="of:=COM.MICROSOFT.IFS([.C162] = 1; &quot;styczeń&quot;; [.C162] = 2; &quot;luty&quot;; [.C162] = 3; &quot;marzec&quot;; [.C162] = 4; &quot;kwiecień&quot;; [.C162] = 5; &quot;maj&quot;; [.C162] = 6; &quot;czerwiec&quot;; [.C162] = 7; &quot;lipiec&quot;; [.C162] = 8; &quot;sierpień&quot;; [.C162] = 9; &quot;wrzesień&quot;; [.C162] = 10; &quot;październik&quot;; [.C162] = 11; &quot;listopad&quot;; [.C162] = 12; &quot;grudzień&quot;)" office:value-type="string" office:string-value="luty" calcext:value-type="string">
            <text:p>luty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table:formula="of:=[.B162] - [.A162]" office:value-type="float" office:value="19" calcext:value-type="float">
            <text:p>19</text:p>
          </table:table-cell>
          <table:table-cell table:formula="of:= 10 * [.G162] * [.H162]" office:value-type="float" office:value="570" calcext:value-type="float">
            <text:p>570</text:p>
          </table:table-cell>
          <table:table-cell table:formula="of:=[.I162] + [.F162] + [.E162]" office:value-type="float" office:value="574.36" calcext:value-type="float">
            <text:p>574,36</text:p>
          </table:table-cell>
          <table:table-cell table:formula="of:= [.E162] + [.F162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02-12" calcext:value-type="date">
            <text:p>2014-02-12</text:p>
          </table:table-cell>
          <table:table-cell office:value-type="date" office:date-value="2014-02-24" calcext:value-type="date">
            <text:p>2014-02-24</text:p>
          </table:table-cell>
          <table:table-cell table:formula="of:= MONTH([.A163])" office:value-type="float" office:value="2" calcext:value-type="float">
            <text:p>2</text:p>
          </table:table-cell>
          <table:table-cell table:formula="of:=COM.MICROSOFT.IFS([.C163] = 1; &quot;styczeń&quot;; [.C163] = 2; &quot;luty&quot;; [.C163] = 3; &quot;marzec&quot;; [.C163] = 4; &quot;kwiecień&quot;; [.C163] = 5; &quot;maj&quot;; [.C163] = 6; &quot;czerwiec&quot;; [.C163] = 7; &quot;lipiec&quot;; [.C163] = 8; &quot;sierpień&quot;; [.C163] = 9; &quot;wrzesień&quot;; [.C163] = 10; &quot;październik&quot;; [.C163] = 11; &quot;listopad&quot;; [.C163] = 12; &quot;grudzień&quot;)" office:value-type="string" office:string-value="luty" calcext:value-type="string">
            <text:p>luty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163] - [.A163]" office:value-type="float" office:value="12" calcext:value-type="float">
            <text:p>12</text:p>
          </table:table-cell>
          <table:table-cell table:formula="of:= 10 * [.G163] * [.H163]" office:value-type="float" office:value="720" calcext:value-type="float">
            <text:p>720</text:p>
          </table:table-cell>
          <table:table-cell table:formula="of:=[.I163] + [.F163] + [.E163]" office:value-type="float" office:value="726.75" calcext:value-type="float">
            <text:p>726,75</text:p>
          </table:table-cell>
          <table:table-cell table:formula="of:= [.E163] + [.F163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date" office:date-value="2014-03-06" calcext:value-type="date">
            <text:p>2014-03-06</text:p>
          </table:table-cell>
          <table:table-cell table:formula="of:= MONTH([.A164])" office:value-type="float" office:value="2" calcext:value-type="float">
            <text:p>2</text:p>
          </table:table-cell>
          <table:table-cell table:formula="of:=COM.MICROSOFT.IFS([.C164] = 1; &quot;styczeń&quot;; [.C164] = 2; &quot;luty&quot;; [.C164] = 3; &quot;marzec&quot;; [.C164] = 4; &quot;kwiecień&quot;; [.C164] = 5; &quot;maj&quot;; [.C164] = 6; &quot;czerwiec&quot;; [.C164] = 7; &quot;lipiec&quot;; [.C164] = 8; &quot;sierpień&quot;; [.C164] = 9; &quot;wrzesień&quot;; [.C164] = 10; &quot;październik&quot;; [.C164] = 11; &quot;listopad&quot;; [.C164] = 12; &quot;grudzień&quot;)" office:value-type="string" office:string-value="luty" calcext:value-type="string">
            <text:p>luty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164] - [.A164]" office:value-type="float" office:value="20" calcext:value-type="float">
            <text:p>20</text:p>
          </table:table-cell>
          <table:table-cell table:formula="of:= 10 * [.G164] * [.H164]" office:value-type="float" office:value="400" calcext:value-type="float">
            <text:p>400</text:p>
          </table:table-cell>
          <table:table-cell table:formula="of:=[.I164] + [.F164] + [.E164]" office:value-type="float" office:value="405.93" calcext:value-type="float">
            <text:p>405,93</text:p>
          </table:table-cell>
          <table:table-cell table:formula="of:= [.E164] + [.F164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date" office:date-value="2014-02-23" calcext:value-type="date">
            <text:p>2014-02-23</text:p>
          </table:table-cell>
          <table:table-cell table:formula="of:= MONTH([.A165])" office:value-type="float" office:value="2" calcext:value-type="float">
            <text:p>2</text:p>
          </table:table-cell>
          <table:table-cell table:formula="of:=COM.MICROSOFT.IFS([.C165] = 1; &quot;styczeń&quot;; [.C165] = 2; &quot;luty&quot;; [.C165] = 3; &quot;marzec&quot;; [.C165] = 4; &quot;kwiecień&quot;; [.C165] = 5; &quot;maj&quot;; [.C165] = 6; &quot;czerwiec&quot;; [.C165] = 7; &quot;lipiec&quot;; [.C165] = 8; &quot;sierpień&quot;; [.C165] = 9; &quot;wrzesień&quot;; [.C165] = 10; &quot;październik&quot;; [.C165] = 11; &quot;listopad&quot;; [.C165] = 12; &quot;grudzień&quot;)" office:value-type="string" office:string-value="luty" calcext:value-type="string">
            <text:p>luty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  <table:table-cell table:formula="of:=[.B165] - [.A165]" office:value-type="float" office:value="9" calcext:value-type="float">
            <text:p>9</text:p>
          </table:table-cell>
          <table:table-cell table:formula="of:= 10 * [.G165] * [.H165]" office:value-type="float" office:value="450" calcext:value-type="float">
            <text:p>450</text:p>
          </table:table-cell>
          <table:table-cell table:formula="of:=[.I165] + [.F165] + [.E165]" office:value-type="float" office:value="460.47" calcext:value-type="float">
            <text:p>460,47</text:p>
          </table:table-cell>
          <table:table-cell table:formula="of:= [.E165] + [.F165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date" office:date-value="2014-02-22" calcext:value-type="date">
            <text:p>2014-02-22</text:p>
          </table:table-cell>
          <table:table-cell table:formula="of:= MONTH([.A166])" office:value-type="float" office:value="2" calcext:value-type="float">
            <text:p>2</text:p>
          </table:table-cell>
          <table:table-cell table:formula="of:=COM.MICROSOFT.IFS([.C166] = 1; &quot;styczeń&quot;; [.C166] = 2; &quot;luty&quot;; [.C166] = 3; &quot;marzec&quot;; [.C166] = 4; &quot;kwiecień&quot;; [.C166] = 5; &quot;maj&quot;; [.C166] = 6; &quot;czerwiec&quot;; [.C166] = 7; &quot;lipiec&quot;; [.C166] = 8; &quot;sierpień&quot;; [.C166] = 9; &quot;wrzesień&quot;; [.C166] = 10; &quot;październik&quot;; [.C166] = 11; &quot;listopad&quot;; [.C166] = 12; &quot;grudzień&quot;)" office:value-type="string" office:string-value="luty" calcext:value-type="string">
            <text:p>luty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table:formula="of:=[.B166] - [.A166]" office:value-type="float" office:value="8" calcext:value-type="float">
            <text:p>8</text:p>
          </table:table-cell>
          <table:table-cell table:formula="of:= 10 * [.G166] * [.H166]" office:value-type="float" office:value="480" calcext:value-type="float">
            <text:p>480</text:p>
          </table:table-cell>
          <table:table-cell table:formula="of:=[.I166] + [.F166] + [.E166]" office:value-type="float" office:value="482.79" calcext:value-type="float">
            <text:p>482,79</text:p>
          </table:table-cell>
          <table:table-cell table:formula="of:= [.E166] + [.F166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date" office:date-value="2014-03-09" calcext:value-type="date">
            <text:p>2014-03-09</text:p>
          </table:table-cell>
          <table:table-cell table:formula="of:= MONTH([.A167])" office:value-type="float" office:value="2" calcext:value-type="float">
            <text:p>2</text:p>
          </table:table-cell>
          <table:table-cell table:formula="of:=COM.MICROSOFT.IFS([.C167] = 1; &quot;styczeń&quot;; [.C167] = 2; &quot;luty&quot;; [.C167] = 3; &quot;marzec&quot;; [.C167] = 4; &quot;kwiecień&quot;; [.C167] = 5; &quot;maj&quot;; [.C167] = 6; &quot;czerwiec&quot;; [.C167] = 7; &quot;lipiec&quot;; [.C167] = 8; &quot;sierpień&quot;; [.C167] = 9; &quot;wrzesień&quot;; [.C167] = 10; &quot;październik&quot;; [.C167] = 11; &quot;listopad&quot;; [.C167] = 12; &quot;grudzień&quot;)" office:value-type="string" office:string-value="luty" calcext:value-type="string">
            <text:p>luty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167] - [.A167]" office:value-type="float" office:value="23" calcext:value-type="float">
            <text:p>23</text:p>
          </table:table-cell>
          <table:table-cell table:formula="of:= 10 * [.G167] * [.H167]" office:value-type="float" office:value="1380" calcext:value-type="float">
            <text:p>1380</text:p>
          </table:table-cell>
          <table:table-cell table:formula="of:=[.I167] + [.F167] + [.E167]" office:value-type="float" office:value="1391.74" calcext:value-type="float">
            <text:p>1391,74</text:p>
          </table:table-cell>
          <table:table-cell table:formula="of:= [.E167] + [.F167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date" office:date-value="2014-03-14" calcext:value-type="date">
            <text:p>2014-03-14</text:p>
          </table:table-cell>
          <table:table-cell table:formula="of:= MONTH([.A168])" office:value-type="float" office:value="2" calcext:value-type="float">
            <text:p>2</text:p>
          </table:table-cell>
          <table:table-cell table:formula="of:=COM.MICROSOFT.IFS([.C168] = 1; &quot;styczeń&quot;; [.C168] = 2; &quot;luty&quot;; [.C168] = 3; &quot;marzec&quot;; [.C168] = 4; &quot;kwiecień&quot;; [.C168] = 5; &quot;maj&quot;; [.C168] = 6; &quot;czerwiec&quot;; [.C168] = 7; &quot;lipiec&quot;; [.C168] = 8; &quot;sierpień&quot;; [.C168] = 9; &quot;wrzesień&quot;; [.C168] = 10; &quot;październik&quot;; [.C168] = 11; &quot;listopad&quot;; [.C168] = 12; &quot;grudzień&quot;)" office:value-type="string" office:string-value="luty" calcext:value-type="string">
            <text:p>luty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6" calcext:value-type="float">
            <text:p>6</text:p>
          </table:table-cell>
          <table:table-cell table:formula="of:=[.B168] - [.A168]" office:value-type="float" office:value="28" calcext:value-type="float">
            <text:p>28</text:p>
          </table:table-cell>
          <table:table-cell table:formula="of:= 10 * [.G168] * [.H168]" office:value-type="float" office:value="1680" calcext:value-type="float">
            <text:p>1680</text:p>
          </table:table-cell>
          <table:table-cell table:formula="of:=[.I168] + [.F168] + [.E168]" office:value-type="float" office:value="1693.41" calcext:value-type="float">
            <text:p>1693,41</text:p>
          </table:table-cell>
          <table:table-cell table:formula="of:= [.E168] + [.F168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office:value-type="date" office:date-value="2014-03-14" calcext:value-type="date">
            <text:p>2014-03-14</text:p>
          </table:table-cell>
          <table:table-cell table:formula="of:= MONTH([.A169])" office:value-type="float" office:value="2" calcext:value-type="float">
            <text:p>2</text:p>
          </table:table-cell>
          <table:table-cell table:formula="of:=COM.MICROSOFT.IFS([.C169] = 1; &quot;styczeń&quot;; [.C169] = 2; &quot;luty&quot;; [.C169] = 3; &quot;marzec&quot;; [.C169] = 4; &quot;kwiecień&quot;; [.C169] = 5; &quot;maj&quot;; [.C169] = 6; &quot;czerwiec&quot;; [.C169] = 7; &quot;lipiec&quot;; [.C169] = 8; &quot;sierpień&quot;; [.C169] = 9; &quot;wrzesień&quot;; [.C169] = 10; &quot;październik&quot;; [.C169] = 11; &quot;listopad&quot;; [.C169] = 12; &quot;grudzień&quot;)" office:value-type="string" office:string-value="luty" calcext:value-type="string">
            <text:p>luty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formula="of:=[.B169] - [.A169]" office:value-type="float" office:value="28" calcext:value-type="float">
            <text:p>28</text:p>
          </table:table-cell>
          <table:table-cell table:formula="of:= 10 * [.G169] * [.H169]" office:value-type="float" office:value="1120" calcext:value-type="float">
            <text:p>1120</text:p>
          </table:table-cell>
          <table:table-cell table:formula="of:=[.I169] + [.F169] + [.E169]" office:value-type="float" office:value="1127.54" calcext:value-type="float">
            <text:p>1127,54</text:p>
          </table:table-cell>
          <table:table-cell table:formula="of:= [.E169] + [.F169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date" office:date-value="2014-03-14" calcext:value-type="date">
            <text:p>2014-03-14</text:p>
          </table:table-cell>
          <table:table-cell table:formula="of:= MONTH([.A170])" office:value-type="float" office:value="2" calcext:value-type="float">
            <text:p>2</text:p>
          </table:table-cell>
          <table:table-cell table:formula="of:=COM.MICROSOFT.IFS([.C170] = 1; &quot;styczeń&quot;; [.C170] = 2; &quot;luty&quot;; [.C170] = 3; &quot;marzec&quot;; [.C170] = 4; &quot;kwiecień&quot;; [.C170] = 5; &quot;maj&quot;; [.C170] = 6; &quot;czerwiec&quot;; [.C170] = 7; &quot;lipiec&quot;; [.C170] = 8; &quot;sierpień&quot;; [.C170] = 9; &quot;wrzesień&quot;; [.C170] = 10; &quot;październik&quot;; [.C170] = 11; &quot;listopad&quot;; [.C170] = 12; &quot;grudzień&quot;)" office:value-type="string" office:string-value="luty" calcext:value-type="string">
            <text:p>luty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170] - [.A170]" office:value-type="float" office:value="27" calcext:value-type="float">
            <text:p>27</text:p>
          </table:table-cell>
          <table:table-cell table:formula="of:= 10 * [.G170] * [.H170]" office:value-type="float" office:value="810" calcext:value-type="float">
            <text:p>810</text:p>
          </table:table-cell>
          <table:table-cell table:formula="of:=[.I170] + [.F170] + [.E170]" office:value-type="float" office:value="817.06" calcext:value-type="float">
            <text:p>817,06</text:p>
          </table:table-cell>
          <table:table-cell table:formula="of:= [.E170] + [.F170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date" office:date-value="2014-03-10" calcext:value-type="date">
            <text:p>2014-03-10</text:p>
          </table:table-cell>
          <table:table-cell table:formula="of:= MONTH([.A171])" office:value-type="float" office:value="2" calcext:value-type="float">
            <text:p>2</text:p>
          </table:table-cell>
          <table:table-cell table:formula="of:=COM.MICROSOFT.IFS([.C171] = 1; &quot;styczeń&quot;; [.C171] = 2; &quot;luty&quot;; [.C171] = 3; &quot;marzec&quot;; [.C171] = 4; &quot;kwiecień&quot;; [.C171] = 5; &quot;maj&quot;; [.C171] = 6; &quot;czerwiec&quot;; [.C171] = 7; &quot;lipiec&quot;; [.C171] = 8; &quot;sierpień&quot;; [.C171] = 9; &quot;wrzesień&quot;; [.C171] = 10; &quot;październik&quot;; [.C171] = 11; &quot;listopad&quot;; [.C171] = 12; &quot;grudzień&quot;)" office:value-type="string" office:string-value="luty" calcext:value-type="string">
            <text:p>luty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171] - [.A171]" office:value-type="float" office:value="23" calcext:value-type="float">
            <text:p>23</text:p>
          </table:table-cell>
          <table:table-cell table:formula="of:= 10 * [.G171] * [.H171]" office:value-type="float" office:value="460" calcext:value-type="float">
            <text:p>460</text:p>
          </table:table-cell>
          <table:table-cell table:formula="of:=[.I171] + [.F171] + [.E171]" office:value-type="float" office:value="469.3" calcext:value-type="float">
            <text:p>469,3</text:p>
          </table:table-cell>
          <table:table-cell table:formula="of:= [.E171] + [.F171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0" calcext:value-type="date">
            <text:p>2014-03-10</text:p>
          </table:table-cell>
          <table:table-cell table:formula="of:= MONTH([.A172])" office:value-type="float" office:value="2" calcext:value-type="float">
            <text:p>2</text:p>
          </table:table-cell>
          <table:table-cell table:formula="of:=COM.MICROSOFT.IFS([.C172] = 1; &quot;styczeń&quot;; [.C172] = 2; &quot;luty&quot;; [.C172] = 3; &quot;marzec&quot;; [.C172] = 4; &quot;kwiecień&quot;; [.C172] = 5; &quot;maj&quot;; [.C172] = 6; &quot;czerwiec&quot;; [.C172] = 7; &quot;lipiec&quot;; [.C172] = 8; &quot;sierpień&quot;; [.C172] = 9; &quot;wrzesień&quot;; [.C172] = 10; &quot;październik&quot;; [.C172] = 11; &quot;listopad&quot;; [.C172] = 12; &quot;grudzień&quot;)" office:value-type="string" office:string-value="luty" calcext:value-type="string">
            <text:p>luty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2" calcext:value-type="float">
            <text:p>2</text:p>
          </table:table-cell>
          <table:table-cell table:formula="of:=[.B172] - [.A172]" office:value-type="float" office:value="19" calcext:value-type="float">
            <text:p>19</text:p>
          </table:table-cell>
          <table:table-cell table:formula="of:= 10 * [.G172] * [.H172]" office:value-type="float" office:value="380" calcext:value-type="float">
            <text:p>380</text:p>
          </table:table-cell>
          <table:table-cell table:formula="of:=[.I172] + [.F172] + [.E172]" office:value-type="float" office:value="396.99" calcext:value-type="float">
            <text:p>396,99</text:p>
          </table:table-cell>
          <table:table-cell table:formula="of:= [.E172] + [.F172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0" calcext:value-type="date">
            <text:p>2014-03-10</text:p>
          </table:table-cell>
          <table:table-cell table:formula="of:= MONTH([.A173])" office:value-type="float" office:value="2" calcext:value-type="float">
            <text:p>2</text:p>
          </table:table-cell>
          <table:table-cell table:formula="of:=COM.MICROSOFT.IFS([.C173] = 1; &quot;styczeń&quot;; [.C173] = 2; &quot;luty&quot;; [.C173] = 3; &quot;marzec&quot;; [.C173] = 4; &quot;kwiecień&quot;; [.C173] = 5; &quot;maj&quot;; [.C173] = 6; &quot;czerwiec&quot;; [.C173] = 7; &quot;lipiec&quot;; [.C173] = 8; &quot;sierpień&quot;; [.C173] = 9; &quot;wrzesień&quot;; [.C173] = 10; &quot;październik&quot;; [.C173] = 11; &quot;listopad&quot;; [.C173] = 12; &quot;grudzień&quot;)" office:value-type="string" office:string-value="luty" calcext:value-type="string">
            <text:p>luty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173] - [.A173]" office:value-type="float" office:value="19" calcext:value-type="float">
            <text:p>19</text:p>
          </table:table-cell>
          <table:table-cell table:formula="of:= 10 * [.G173] * [.H173]" office:value-type="float" office:value="570" calcext:value-type="float">
            <text:p>570</text:p>
          </table:table-cell>
          <table:table-cell table:formula="of:=[.I173] + [.F173] + [.E173]" office:value-type="float" office:value="579.06" calcext:value-type="float">
            <text:p>579,06</text:p>
          </table:table-cell>
          <table:table-cell table:formula="of:= [.E173] + [.F173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2-26" calcext:value-type="date">
            <text:p>2014-02-26</text:p>
          </table:table-cell>
          <table:table-cell table:formula="of:= MONTH([.A174])" office:value-type="float" office:value="2" calcext:value-type="float">
            <text:p>2</text:p>
          </table:table-cell>
          <table:table-cell table:formula="of:=COM.MICROSOFT.IFS([.C174] = 1; &quot;styczeń&quot;; [.C174] = 2; &quot;luty&quot;; [.C174] = 3; &quot;marzec&quot;; [.C174] = 4; &quot;kwiecień&quot;; [.C174] = 5; &quot;maj&quot;; [.C174] = 6; &quot;czerwiec&quot;; [.C174] = 7; &quot;lipiec&quot;; [.C174] = 8; &quot;sierpień&quot;; [.C174] = 9; &quot;wrzesień&quot;; [.C174] = 10; &quot;październik&quot;; [.C174] = 11; &quot;listopad&quot;; [.C174] = 12; &quot;grudzień&quot;)" office:value-type="string" office:string-value="luty" calcext:value-type="string">
            <text:p>luty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174] - [.A174]" office:value-type="float" office:value="7" calcext:value-type="float">
            <text:p>7</text:p>
          </table:table-cell>
          <table:table-cell table:formula="of:= 10 * [.G174] * [.H174]" office:value-type="float" office:value="140" calcext:value-type="float">
            <text:p>140</text:p>
          </table:table-cell>
          <table:table-cell table:formula="of:=[.I174] + [.F174] + [.E174]" office:value-type="float" office:value="147.5" calcext:value-type="float">
            <text:p>147,5</text:p>
          </table:table-cell>
          <table:table-cell table:formula="of:= [.E174] + [.F174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7" calcext:value-type="date">
            <text:p>2014-03-17</text:p>
          </table:table-cell>
          <table:table-cell table:formula="of:= MONTH([.A175])" office:value-type="float" office:value="2" calcext:value-type="float">
            <text:p>2</text:p>
          </table:table-cell>
          <table:table-cell table:formula="of:=COM.MICROSOFT.IFS([.C175] = 1; &quot;styczeń&quot;; [.C175] = 2; &quot;luty&quot;; [.C175] = 3; &quot;marzec&quot;; [.C175] = 4; &quot;kwiecień&quot;; [.C175] = 5; &quot;maj&quot;; [.C175] = 6; &quot;czerwiec&quot;; [.C175] = 7; &quot;lipiec&quot;; [.C175] = 8; &quot;sierpień&quot;; [.C175] = 9; &quot;wrzesień&quot;; [.C175] = 10; &quot;październik&quot;; [.C175] = 11; &quot;listopad&quot;; [.C175] = 12; &quot;grudzień&quot;)" office:value-type="string" office:string-value="luty" calcext:value-type="string">
            <text:p>luty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5" calcext:value-type="float">
            <text:p>5</text:p>
          </table:table-cell>
          <table:table-cell table:formula="of:=[.B175] - [.A175]" office:value-type="float" office:value="26" calcext:value-type="float">
            <text:p>26</text:p>
          </table:table-cell>
          <table:table-cell table:formula="of:= 10 * [.G175] * [.H175]" office:value-type="float" office:value="1300" calcext:value-type="float">
            <text:p>1300</text:p>
          </table:table-cell>
          <table:table-cell table:formula="of:=[.I175] + [.F175] + [.E175]" office:value-type="float" office:value="1314.69" calcext:value-type="float">
            <text:p>1314,69</text:p>
          </table:table-cell>
          <table:table-cell table:formula="of:= [.E175] + [.F175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2-21" calcext:value-type="date">
            <text:p>2014-02-21</text:p>
          </table:table-cell>
          <table:table-cell table:formula="of:= MONTH([.A176])" office:value-type="float" office:value="2" calcext:value-type="float">
            <text:p>2</text:p>
          </table:table-cell>
          <table:table-cell table:formula="of:=COM.MICROSOFT.IFS([.C176] = 1; &quot;styczeń&quot;; [.C176] = 2; &quot;luty&quot;; [.C176] = 3; &quot;marzec&quot;; [.C176] = 4; &quot;kwiecień&quot;; [.C176] = 5; &quot;maj&quot;; [.C176] = 6; &quot;czerwiec&quot;; [.C176] = 7; &quot;lipiec&quot;; [.C176] = 8; &quot;sierpień&quot;; [.C176] = 9; &quot;wrzesień&quot;; [.C176] = 10; &quot;październik&quot;; [.C176] = 11; &quot;listopad&quot;; [.C176] = 12; &quot;grudzień&quot;)" office:value-type="string" office:string-value="luty" calcext:value-type="string">
            <text:p>luty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176] - [.A176]" office:value-type="float" office:value="2" calcext:value-type="float">
            <text:p>2</text:p>
          </table:table-cell>
          <table:table-cell table:formula="of:= 10 * [.G176] * [.H176]" office:value-type="float" office:value="100" calcext:value-type="float">
            <text:p>100</text:p>
          </table:table-cell>
          <table:table-cell table:formula="of:=[.I176] + [.F176] + [.E176]" office:value-type="float" office:value="111.72" calcext:value-type="float">
            <text:p>111,72</text:p>
          </table:table-cell>
          <table:table-cell table:formula="of:= [.E176] + [.F176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02" calcext:value-type="date">
            <text:p>2014-03-02</text:p>
          </table:table-cell>
          <table:table-cell table:formula="of:= MONTH([.A177])" office:value-type="float" office:value="2" calcext:value-type="float">
            <text:p>2</text:p>
          </table:table-cell>
          <table:table-cell table:formula="of:=COM.MICROSOFT.IFS([.C177] = 1; &quot;styczeń&quot;; [.C177] = 2; &quot;luty&quot;; [.C177] = 3; &quot;marzec&quot;; [.C177] = 4; &quot;kwiecień&quot;; [.C177] = 5; &quot;maj&quot;; [.C177] = 6; &quot;czerwiec&quot;; [.C177] = 7; &quot;lipiec&quot;; [.C177] = 8; &quot;sierpień&quot;; [.C177] = 9; &quot;wrzesień&quot;; [.C177] = 10; &quot;październik&quot;; [.C177] = 11; &quot;listopad&quot;; [.C177] = 12; &quot;grudzień&quot;)" office:value-type="string" office:string-value="luty" calcext:value-type="string">
            <text:p>luty</text:p>
          </table:table-cell>
          <table:table-cell office:value-type="float" office:value="8.54" calcext:value-type="float">
            <text:p>8,54</text:p>
          </table:table-cell>
          <table:table-cell office:value-type="float" office:value="0.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formula="of:=[.B177] - [.A177]" office:value-type="float" office:value="11" calcext:value-type="float">
            <text:p>11</text:p>
          </table:table-cell>
          <table:table-cell table:formula="of:= 10 * [.G177] * [.H177]" office:value-type="float" office:value="330" calcext:value-type="float">
            <text:p>330</text:p>
          </table:table-cell>
          <table:table-cell table:formula="of:=[.I177] + [.F177] + [.E177]" office:value-type="float" office:value="338.76" calcext:value-type="float">
            <text:p>338,76</text:p>
          </table:table-cell>
          <table:table-cell table:formula="of:= [.E177] + [.F177]" office:value-type="float" office:value="8.76" calcext:value-type="float">
            <text:p>8,76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9" calcext:value-type="date">
            <text:p>2014-03-19</text:p>
          </table:table-cell>
          <table:table-cell table:formula="of:= MONTH([.A178])" office:value-type="float" office:value="2" calcext:value-type="float">
            <text:p>2</text:p>
          </table:table-cell>
          <table:table-cell table:formula="of:=COM.MICROSOFT.IFS([.C178] = 1; &quot;styczeń&quot;; [.C178] = 2; &quot;luty&quot;; [.C178] = 3; &quot;marzec&quot;; [.C178] = 4; &quot;kwiecień&quot;; [.C178] = 5; &quot;maj&quot;; [.C178] = 6; &quot;czerwiec&quot;; [.C178] = 7; &quot;lipiec&quot;; [.C178] = 8; &quot;sierpień&quot;; [.C178] = 9; &quot;wrzesień&quot;; [.C178] = 10; &quot;październik&quot;; [.C178] = 11; &quot;listopad&quot;; [.C178] = 12; &quot;grudzień&quot;)" office:value-type="string" office:string-value="luty" calcext:value-type="string">
            <text:p>luty</text:p>
          </table:table-cell>
          <table:table-cell office:value-type="float" office:value="5.57" calcext:value-type="float">
            <text:p>5,5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178] - [.A178]" office:value-type="float" office:value="28" calcext:value-type="float">
            <text:p>28</text:p>
          </table:table-cell>
          <table:table-cell table:formula="of:= 10 * [.G178] * [.H178]" office:value-type="float" office:value="1120" calcext:value-type="float">
            <text:p>1120</text:p>
          </table:table-cell>
          <table:table-cell table:formula="of:=[.I178] + [.F178] + [.E178]" office:value-type="float" office:value="1125.72" calcext:value-type="float">
            <text:p>1125,72</text:p>
          </table:table-cell>
          <table:table-cell table:formula="of:= [.E178] + [.F178]" office:value-type="float" office:value="5.72" calcext:value-type="float">
            <text:p>5,72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9" calcext:value-type="date">
            <text:p>2014-03-19</text:p>
          </table:table-cell>
          <table:table-cell table:formula="of:= MONTH([.A179])" office:value-type="float" office:value="2" calcext:value-type="float">
            <text:p>2</text:p>
          </table:table-cell>
          <table:table-cell table:formula="of:=COM.MICROSOFT.IFS([.C179] = 1; &quot;styczeń&quot;; [.C179] = 2; &quot;luty&quot;; [.C179] = 3; &quot;marzec&quot;; [.C179] = 4; &quot;kwiecień&quot;; [.C179] = 5; &quot;maj&quot;; [.C179] = 6; &quot;czerwiec&quot;; [.C179] = 7; &quot;lipiec&quot;; [.C179] = 8; &quot;sierpień&quot;; [.C179] = 9; &quot;wrzesień&quot;; [.C179] = 10; &quot;październik&quot;; [.C179] = 11; &quot;listopad&quot;; [.C179] = 12; &quot;grudzień&quot;)" office:value-type="string" office:string-value="luty" calcext:value-type="string">
            <text:p>luty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formula="of:=[.B179] - [.A179]" office:value-type="float" office:value="28" calcext:value-type="float">
            <text:p>28</text:p>
          </table:table-cell>
          <table:table-cell table:formula="of:= 10 * [.G179] * [.H179]" office:value-type="float" office:value="1120" calcext:value-type="float">
            <text:p>1120</text:p>
          </table:table-cell>
          <table:table-cell table:formula="of:=[.I179] + [.F179] + [.E179]" office:value-type="float" office:value="1127.75" calcext:value-type="float">
            <text:p>1127,75</text:p>
          </table:table-cell>
          <table:table-cell table:formula="of:= [.E179] + [.F179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09" calcext:value-type="date">
            <text:p>2014-03-09</text:p>
          </table:table-cell>
          <table:table-cell table:formula="of:= MONTH([.A180])" office:value-type="float" office:value="2" calcext:value-type="float">
            <text:p>2</text:p>
          </table:table-cell>
          <table:table-cell table:formula="of:=COM.MICROSOFT.IFS([.C180] = 1; &quot;styczeń&quot;; [.C180] = 2; &quot;luty&quot;; [.C180] = 3; &quot;marzec&quot;; [.C180] = 4; &quot;kwiecień&quot;; [.C180] = 5; &quot;maj&quot;; [.C180] = 6; &quot;czerwiec&quot;; [.C180] = 7; &quot;lipiec&quot;; [.C180] = 8; &quot;sierpień&quot;; [.C180] = 9; &quot;wrzesień&quot;; [.C180] = 10; &quot;październik&quot;; [.C180] = 11; &quot;listopad&quot;; [.C180] = 12; &quot;grudzień&quot;)" office:value-type="string" office:string-value="luty" calcext:value-type="string">
            <text:p>luty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 table:formula="of:=[.B180] - [.A180]" office:value-type="float" office:value="18" calcext:value-type="float">
            <text:p>18</text:p>
          </table:table-cell>
          <table:table-cell table:formula="of:= 10 * [.G180] * [.H180]" office:value-type="float" office:value="1080" calcext:value-type="float">
            <text:p>1080</text:p>
          </table:table-cell>
          <table:table-cell table:formula="of:=[.I180] + [.F180] + [.E180]" office:value-type="float" office:value="1091.07" calcext:value-type="float">
            <text:p>1091,07</text:p>
          </table:table-cell>
          <table:table-cell table:formula="of:= [.E180] + [.F180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08" calcext:value-type="date">
            <text:p>2014-03-08</text:p>
          </table:table-cell>
          <table:table-cell table:formula="of:= MONTH([.A181])" office:value-type="float" office:value="2" calcext:value-type="float">
            <text:p>2</text:p>
          </table:table-cell>
          <table:table-cell table:formula="of:=COM.MICROSOFT.IFS([.C181] = 1; &quot;styczeń&quot;; [.C181] = 2; &quot;luty&quot;; [.C181] = 3; &quot;marzec&quot;; [.C181] = 4; &quot;kwiecień&quot;; [.C181] = 5; &quot;maj&quot;; [.C181] = 6; &quot;czerwiec&quot;; [.C181] = 7; &quot;lipiec&quot;; [.C181] = 8; &quot;sierpień&quot;; [.C181] = 9; &quot;wrzesień&quot;; [.C181] = 10; &quot;październik&quot;; [.C181] = 11; &quot;listopad&quot;; [.C181] = 12; &quot;grudzień&quot;)" office:value-type="string" office:string-value="luty" calcext:value-type="string">
            <text:p>luty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181] - [.A181]" office:value-type="float" office:value="17" calcext:value-type="float">
            <text:p>17</text:p>
          </table:table-cell>
          <table:table-cell table:formula="of:= 10 * [.G181] * [.H181]" office:value-type="float" office:value="340" calcext:value-type="float">
            <text:p>340</text:p>
          </table:table-cell>
          <table:table-cell table:formula="of:=[.I181] + [.F181] + [.E181]" office:value-type="float" office:value="348.61" calcext:value-type="float">
            <text:p>348,61</text:p>
          </table:table-cell>
          <table:table-cell table:formula="of:= [.E181] + [.F181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3" calcext:value-type="date">
            <text:p>2014-03-13</text:p>
          </table:table-cell>
          <table:table-cell table:formula="of:= MONTH([.A182])" office:value-type="float" office:value="2" calcext:value-type="float">
            <text:p>2</text:p>
          </table:table-cell>
          <table:table-cell table:formula="of:=COM.MICROSOFT.IFS([.C182] = 1; &quot;styczeń&quot;; [.C182] = 2; &quot;luty&quot;; [.C182] = 3; &quot;marzec&quot;; [.C182] = 4; &quot;kwiecień&quot;; [.C182] = 5; &quot;maj&quot;; [.C182] = 6; &quot;czerwiec&quot;; [.C182] = 7; &quot;lipiec&quot;; [.C182] = 8; &quot;sierpień&quot;; [.C182] = 9; &quot;wrzesień&quot;; [.C182] = 10; &quot;październik&quot;; [.C182] = 11; &quot;listopad&quot;; [.C182] = 12; &quot;grudzień&quot;)" office:value-type="string" office:string-value="luty" calcext:value-type="string">
            <text:p>luty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</text:p>
          </table:table-cell>
          <table:table-cell table:formula="of:=[.B182] - [.A182]" office:value-type="float" office:value="22" calcext:value-type="float">
            <text:p>22</text:p>
          </table:table-cell>
          <table:table-cell table:formula="of:= 10 * [.G182] * [.H182]" office:value-type="float" office:value="1320" calcext:value-type="float">
            <text:p>1320</text:p>
          </table:table-cell>
          <table:table-cell table:formula="of:=[.I182] + [.F182] + [.E182]" office:value-type="float" office:value="1329.3" calcext:value-type="float">
            <text:p>1329,3</text:p>
          </table:table-cell>
          <table:table-cell table:formula="of:= [.E182] + [.F182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02" calcext:value-type="date">
            <text:p>2014-03-02</text:p>
          </table:table-cell>
          <table:table-cell table:formula="of:= MONTH([.A183])" office:value-type="float" office:value="2" calcext:value-type="float">
            <text:p>2</text:p>
          </table:table-cell>
          <table:table-cell table:formula="of:=COM.MICROSOFT.IFS([.C183] = 1; &quot;styczeń&quot;; [.C183] = 2; &quot;luty&quot;; [.C183] = 3; &quot;marzec&quot;; [.C183] = 4; &quot;kwiecień&quot;; [.C183] = 5; &quot;maj&quot;; [.C183] = 6; &quot;czerwiec&quot;; [.C183] = 7; &quot;lipiec&quot;; [.C183] = 8; &quot;sierpień&quot;; [.C183] = 9; &quot;wrzesień&quot;; [.C183] = 10; &quot;październik&quot;; [.C183] = 11; &quot;listopad&quot;; [.C183] = 12; &quot;grudzień&quot;)" office:value-type="string" office:string-value="luty" calcext:value-type="string">
            <text:p>luty</text:p>
          </table:table-cell>
          <table:table-cell office:value-type="float" office:value="16.94" calcext:value-type="float">
            <text:p>16,94</text:p>
          </table:table-cell>
          <table:table-cell office:value-type="float" office:value="0.45" calcext:value-type="float">
            <text:p>0,45</text:p>
          </table:table-cell>
          <table:table-cell office:value-type="float" office:value="3" calcext:value-type="float">
            <text:p>3</text:p>
          </table:table-cell>
          <table:table-cell table:formula="of:=[.B183] - [.A183]" office:value-type="float" office:value="11" calcext:value-type="float">
            <text:p>11</text:p>
          </table:table-cell>
          <table:table-cell table:formula="of:= 10 * [.G183] * [.H183]" office:value-type="float" office:value="330" calcext:value-type="float">
            <text:p>330</text:p>
          </table:table-cell>
          <table:table-cell table:formula="of:=[.I183] + [.F183] + [.E183]" office:value-type="float" office:value="347.39" calcext:value-type="float">
            <text:p>347,39</text:p>
          </table:table-cell>
          <table:table-cell table:formula="of:= [.E183] + [.F183]" office:value-type="float" office:value="17.39" calcext:value-type="float">
            <text:p>17,39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0" calcext:value-type="date">
            <text:p>2014-03-10</text:p>
          </table:table-cell>
          <table:table-cell table:formula="of:= MONTH([.A184])" office:value-type="float" office:value="2" calcext:value-type="float">
            <text:p>2</text:p>
          </table:table-cell>
          <table:table-cell table:formula="of:=COM.MICROSOFT.IFS([.C184] = 1; &quot;styczeń&quot;; [.C184] = 2; &quot;luty&quot;; [.C184] = 3; &quot;marzec&quot;; [.C184] = 4; &quot;kwiecień&quot;; [.C184] = 5; &quot;maj&quot;; [.C184] = 6; &quot;czerwiec&quot;; [.C184] = 7; &quot;lipiec&quot;; [.C184] = 8; &quot;sierpień&quot;; [.C184] = 9; &quot;wrzesień&quot;; [.C184] = 10; &quot;październik&quot;; [.C184] = 11; &quot;listopad&quot;; [.C184] = 12; &quot;grudzień&quot;)" office:value-type="string" office:string-value="luty" calcext:value-type="string">
            <text:p>luty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184] - [.A184]" office:value-type="float" office:value="19" calcext:value-type="float">
            <text:p>19</text:p>
          </table:table-cell>
          <table:table-cell table:formula="of:= 10 * [.G184] * [.H184]" office:value-type="float" office:value="760" calcext:value-type="float">
            <text:p>760</text:p>
          </table:table-cell>
          <table:table-cell table:formula="of:=[.I184] + [.F184] + [.E184]" office:value-type="float" office:value="771.67" calcext:value-type="float">
            <text:p>771,67</text:p>
          </table:table-cell>
          <table:table-cell table:formula="of:= [.E184] + [.F184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01" calcext:value-type="date">
            <text:p>2014-03-01</text:p>
          </table:table-cell>
          <table:table-cell table:formula="of:= MONTH([.A185])" office:value-type="float" office:value="2" calcext:value-type="float">
            <text:p>2</text:p>
          </table:table-cell>
          <table:table-cell table:formula="of:=COM.MICROSOFT.IFS([.C185] = 1; &quot;styczeń&quot;; [.C185] = 2; &quot;luty&quot;; [.C185] = 3; &quot;marzec&quot;; [.C185] = 4; &quot;kwiecień&quot;; [.C185] = 5; &quot;maj&quot;; [.C185] = 6; &quot;czerwiec&quot;; [.C185] = 7; &quot;lipiec&quot;; [.C185] = 8; &quot;sierpień&quot;; [.C185] = 9; &quot;wrzesień&quot;; [.C185] = 10; &quot;październik&quot;; [.C185] = 11; &quot;listopad&quot;; [.C185] = 12; &quot;grudzień&quot;)" office:value-type="string" office:string-value="luty" calcext:value-type="string">
            <text:p>luty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5" calcext:value-type="float">
            <text:p>5</text:p>
          </table:table-cell>
          <table:table-cell table:formula="of:=[.B185] - [.A185]" office:value-type="float" office:value="10" calcext:value-type="float">
            <text:p>10</text:p>
          </table:table-cell>
          <table:table-cell table:formula="of:= 10 * [.G185] * [.H185]" office:value-type="float" office:value="500" calcext:value-type="float">
            <text:p>500</text:p>
          </table:table-cell>
          <table:table-cell table:formula="of:=[.I185] + [.F185] + [.E185]" office:value-type="float" office:value="504.36" calcext:value-type="float">
            <text:p>504,36</text:p>
          </table:table-cell>
          <table:table-cell table:formula="of:= [.E185] + [.F185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2" calcext:value-type="date">
            <text:p>2014-03-12</text:p>
          </table:table-cell>
          <table:table-cell table:formula="of:= MONTH([.A186])" office:value-type="float" office:value="2" calcext:value-type="float">
            <text:p>2</text:p>
          </table:table-cell>
          <table:table-cell table:formula="of:=COM.MICROSOFT.IFS([.C186] = 1; &quot;styczeń&quot;; [.C186] = 2; &quot;luty&quot;; [.C186] = 3; &quot;marzec&quot;; [.C186] = 4; &quot;kwiecień&quot;; [.C186] = 5; &quot;maj&quot;; [.C186] = 6; &quot;czerwiec&quot;; [.C186] = 7; &quot;lipiec&quot;; [.C186] = 8; &quot;sierpień&quot;; [.C186] = 9; &quot;wrzesień&quot;; [.C186] = 10; &quot;październik&quot;; [.C186] = 11; &quot;listopad&quot;; [.C186] = 12; &quot;grudzień&quot;)" office:value-type="string" office:string-value="luty" calcext:value-type="string">
            <text:p>luty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186] - [.A186]" office:value-type="float" office:value="21" calcext:value-type="float">
            <text:p>21</text:p>
          </table:table-cell>
          <table:table-cell table:formula="of:= 10 * [.G186] * [.H186]" office:value-type="float" office:value="840" calcext:value-type="float">
            <text:p>840</text:p>
          </table:table-cell>
          <table:table-cell table:formula="of:=[.I186] + [.F186] + [.E186]" office:value-type="float" office:value="851.72" calcext:value-type="float">
            <text:p>851,72</text:p>
          </table:table-cell>
          <table:table-cell table:formula="of:= [.E186] + [.F186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3" calcext:value-type="date">
            <text:p>2014-03-13</text:p>
          </table:table-cell>
          <table:table-cell table:formula="of:= MONTH([.A187])" office:value-type="float" office:value="2" calcext:value-type="float">
            <text:p>2</text:p>
          </table:table-cell>
          <table:table-cell table:formula="of:=COM.MICROSOFT.IFS([.C187] = 1; &quot;styczeń&quot;; [.C187] = 2; &quot;luty&quot;; [.C187] = 3; &quot;marzec&quot;; [.C187] = 4; &quot;kwiecień&quot;; [.C187] = 5; &quot;maj&quot;; [.C187] = 6; &quot;czerwiec&quot;; [.C187] = 7; &quot;lipiec&quot;; [.C187] = 8; &quot;sierpień&quot;; [.C187] = 9; &quot;wrzesień&quot;; [.C187] = 10; &quot;październik&quot;; [.C187] = 11; &quot;listopad&quot;; [.C187] = 12; &quot;grudzień&quot;)" office:value-type="string" office:string-value="luty" calcext:value-type="string">
            <text:p>luty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187] - [.A187]" office:value-type="float" office:value="22" calcext:value-type="float">
            <text:p>22</text:p>
          </table:table-cell>
          <table:table-cell table:formula="of:= 10 * [.G187] * [.H187]" office:value-type="float" office:value="660" calcext:value-type="float">
            <text:p>660</text:p>
          </table:table-cell>
          <table:table-cell table:formula="of:=[.I187] + [.F187] + [.E187]" office:value-type="float" office:value="663.89" calcext:value-type="float">
            <text:p>663,89</text:p>
          </table:table-cell>
          <table:table-cell table:formula="of:= [.E187] + [.F187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14" calcext:value-type="date">
            <text:p>2014-03-14</text:p>
          </table:table-cell>
          <table:table-cell table:formula="of:= MONTH([.A188])" office:value-type="float" office:value="2" calcext:value-type="float">
            <text:p>2</text:p>
          </table:table-cell>
          <table:table-cell table:formula="of:=COM.MICROSOFT.IFS([.C188] = 1; &quot;styczeń&quot;; [.C188] = 2; &quot;luty&quot;; [.C188] = 3; &quot;marzec&quot;; [.C188] = 4; &quot;kwiecień&quot;; [.C188] = 5; &quot;maj&quot;; [.C188] = 6; &quot;czerwiec&quot;; [.C188] = 7; &quot;lipiec&quot;; [.C188] = 8; &quot;sierpień&quot;; [.C188] = 9; &quot;wrzesień&quot;; [.C188] = 10; &quot;październik&quot;; [.C188] = 11; &quot;listopad&quot;; [.C188] = 12; &quot;grudzień&quot;)" office:value-type="string" office:string-value="luty" calcext:value-type="string">
            <text:p>luty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table:formula="of:=[.B188] - [.A188]" office:value-type="float" office:value="23" calcext:value-type="float">
            <text:p>23</text:p>
          </table:table-cell>
          <table:table-cell table:formula="of:= 10 * [.G188] * [.H188]" office:value-type="float" office:value="920" calcext:value-type="float">
            <text:p>920</text:p>
          </table:table-cell>
          <table:table-cell table:formula="of:=[.I188] + [.F188] + [.E188]" office:value-type="float" office:value="930.87" calcext:value-type="float">
            <text:p>930,87</text:p>
          </table:table-cell>
          <table:table-cell table:formula="of:= [.E188] + [.F188]" office:value-type="float" office:value="10.87" calcext:value-type="float">
            <text:p>10,87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07" calcext:value-type="date">
            <text:p>2014-03-07</text:p>
          </table:table-cell>
          <table:table-cell table:formula="of:= MONTH([.A189])" office:value-type="float" office:value="2" calcext:value-type="float">
            <text:p>2</text:p>
          </table:table-cell>
          <table:table-cell table:formula="of:=COM.MICROSOFT.IFS([.C189] = 1; &quot;styczeń&quot;; [.C189] = 2; &quot;luty&quot;; [.C189] = 3; &quot;marzec&quot;; [.C189] = 4; &quot;kwiecień&quot;; [.C189] = 5; &quot;maj&quot;; [.C189] = 6; &quot;czerwiec&quot;; [.C189] = 7; &quot;lipiec&quot;; [.C189] = 8; &quot;sierpień&quot;; [.C189] = 9; &quot;wrzesień&quot;; [.C189] = 10; &quot;październik&quot;; [.C189] = 11; &quot;listopad&quot;; [.C189] = 12; &quot;grudzień&quot;)" office:value-type="string" office:string-value="luty" calcext:value-type="string">
            <text:p>luty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189] - [.A189]" office:value-type="float" office:value="16" calcext:value-type="float">
            <text:p>16</text:p>
          </table:table-cell>
          <table:table-cell table:formula="of:= 10 * [.G189] * [.H189]" office:value-type="float" office:value="320" calcext:value-type="float">
            <text:p>320</text:p>
          </table:table-cell>
          <table:table-cell table:formula="of:=[.I189] + [.F189] + [.E189]" office:value-type="float" office:value="329.19" calcext:value-type="float">
            <text:p>329,19</text:p>
          </table:table-cell>
          <table:table-cell table:formula="of:= [.E189] + [.F189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2-23" calcext:value-type="date">
            <text:p>2014-02-23</text:p>
          </table:table-cell>
          <table:table-cell table:formula="of:= MONTH([.A190])" office:value-type="float" office:value="2" calcext:value-type="float">
            <text:p>2</text:p>
          </table:table-cell>
          <table:table-cell table:formula="of:=COM.MICROSOFT.IFS([.C190] = 1; &quot;styczeń&quot;; [.C190] = 2; &quot;luty&quot;; [.C190] = 3; &quot;marzec&quot;; [.C190] = 4; &quot;kwiecień&quot;; [.C190] = 5; &quot;maj&quot;; [.C190] = 6; &quot;czerwiec&quot;; [.C190] = 7; &quot;lipiec&quot;; [.C190] = 8; &quot;sierpień&quot;; [.C190] = 9; &quot;wrzesień&quot;; [.C190] = 10; &quot;październik&quot;; [.C190] = 11; &quot;listopad&quot;; [.C190] = 12; &quot;grudzień&quot;)" office:value-type="string" office:string-value="luty" calcext:value-type="string">
            <text:p>luty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formula="of:=[.B190] - [.A190]" office:value-type="float" office:value="4" calcext:value-type="float">
            <text:p>4</text:p>
          </table:table-cell>
          <table:table-cell table:formula="of:= 10 * [.G190] * [.H190]" office:value-type="float" office:value="200" calcext:value-type="float">
            <text:p>200</text:p>
          </table:table-cell>
          <table:table-cell table:formula="of:=[.I190] + [.F190] + [.E190]" office:value-type="float" office:value="204.78" calcext:value-type="float">
            <text:p>204,78</text:p>
          </table:table-cell>
          <table:table-cell table:formula="of:= [.E190] + [.F190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office:value-type="date" office:date-value="2014-03-09" calcext:value-type="date">
            <text:p>2014-03-09</text:p>
          </table:table-cell>
          <table:table-cell table:formula="of:= MONTH([.A191])" office:value-type="float" office:value="2" calcext:value-type="float">
            <text:p>2</text:p>
          </table:table-cell>
          <table:table-cell table:formula="of:=COM.MICROSOFT.IFS([.C191] = 1; &quot;styczeń&quot;; [.C191] = 2; &quot;luty&quot;; [.C191] = 3; &quot;marzec&quot;; [.C191] = 4; &quot;kwiecień&quot;; [.C191] = 5; &quot;maj&quot;; [.C191] = 6; &quot;czerwiec&quot;; [.C191] = 7; &quot;lipiec&quot;; [.C191] = 8; &quot;sierpień&quot;; [.C191] = 9; &quot;wrzesień&quot;; [.C191] = 10; &quot;październik&quot;; [.C191] = 11; &quot;listopad&quot;; [.C191] = 12; &quot;grudzień&quot;)" office:value-type="string" office:string-value="luty" calcext:value-type="string">
            <text:p>luty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table:formula="of:=[.B191] - [.A191]" office:value-type="float" office:value="18" calcext:value-type="float">
            <text:p>18</text:p>
          </table:table-cell>
          <table:table-cell table:formula="of:= 10 * [.G191] * [.H191]" office:value-type="float" office:value="900" calcext:value-type="float">
            <text:p>900</text:p>
          </table:table-cell>
          <table:table-cell table:formula="of:=[.I191] + [.F191] + [.E191]" office:value-type="float" office:value="907.06" calcext:value-type="float">
            <text:p>907,06</text:p>
          </table:table-cell>
          <table:table-cell table:formula="of:= [.E191] + [.F191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2-22" calcext:value-type="date">
            <text:p>2014-02-22</text:p>
          </table:table-cell>
          <table:table-cell office:value-type="date" office:date-value="2014-03-08" calcext:value-type="date">
            <text:p>2014-03-08</text:p>
          </table:table-cell>
          <table:table-cell table:formula="of:= MONTH([.A192])" office:value-type="float" office:value="2" calcext:value-type="float">
            <text:p>2</text:p>
          </table:table-cell>
          <table:table-cell table:formula="of:=COM.MICROSOFT.IFS([.C192] = 1; &quot;styczeń&quot;; [.C192] = 2; &quot;luty&quot;; [.C192] = 3; &quot;marzec&quot;; [.C192] = 4; &quot;kwiecień&quot;; [.C192] = 5; &quot;maj&quot;; [.C192] = 6; &quot;czerwiec&quot;; [.C192] = 7; &quot;lipiec&quot;; [.C192] = 8; &quot;sierpień&quot;; [.C192] = 9; &quot;wrzesień&quot;; [.C192] = 10; &quot;październik&quot;; [.C192] = 11; &quot;listopad&quot;; [.C192] = 12; &quot;grudzień&quot;)" office:value-type="string" office:string-value="luty" calcext:value-type="string">
            <text:p>luty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192] - [.A192]" office:value-type="float" office:value="14" calcext:value-type="float">
            <text:p>14</text:p>
          </table:table-cell>
          <table:table-cell table:formula="of:= 10 * [.G192] * [.H192]" office:value-type="float" office:value="560" calcext:value-type="float">
            <text:p>560</text:p>
          </table:table-cell>
          <table:table-cell table:formula="of:=[.I192] + [.F192] + [.E192]" office:value-type="float" office:value="568.95" calcext:value-type="float">
            <text:p>568,95</text:p>
          </table:table-cell>
          <table:table-cell table:formula="of:= [.E192] + [.F192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date" office:date-value="2014-02-28" calcext:value-type="date">
            <text:p>2014-02-28</text:p>
          </table:table-cell>
          <table:table-cell table:formula="of:= MONTH([.A193])" office:value-type="float" office:value="2" calcext:value-type="float">
            <text:p>2</text:p>
          </table:table-cell>
          <table:table-cell table:formula="of:=COM.MICROSOFT.IFS([.C193] = 1; &quot;styczeń&quot;; [.C193] = 2; &quot;luty&quot;; [.C193] = 3; &quot;marzec&quot;; [.C193] = 4; &quot;kwiecień&quot;; [.C193] = 5; &quot;maj&quot;; [.C193] = 6; &quot;czerwiec&quot;; [.C193] = 7; &quot;lipiec&quot;; [.C193] = 8; &quot;sierpień&quot;; [.C193] = 9; &quot;wrzesień&quot;; [.C193] = 10; &quot;październik&quot;; [.C193] = 11; &quot;listopad&quot;; [.C193] = 12; &quot;grudzień&quot;)" office:value-type="string" office:string-value="luty" calcext:value-type="string">
            <text:p>luty</text:p>
          </table:table-cell>
          <table:table-cell office:value-type="float" office:value="12.23" calcext:value-type="float">
            <text:p>12,23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formula="of:=[.B193] - [.A193]" office:value-type="float" office:value="2" calcext:value-type="float">
            <text:p>2</text:p>
          </table:table-cell>
          <table:table-cell table:formula="of:= 10 * [.G193] * [.H193]" office:value-type="float" office:value="40" calcext:value-type="float">
            <text:p>40</text:p>
          </table:table-cell>
          <table:table-cell table:formula="of:=[.I193] + [.F193] + [.E193]" office:value-type="float" office:value="52.55" calcext:value-type="float">
            <text:p>52,55</text:p>
          </table:table-cell>
          <table:table-cell table:formula="of:= [.E193] + [.F193]" office:value-type="float" office:value="12.55" calcext:value-type="float">
            <text:p>12,55</text:p>
          </table:table-cell>
          <table:table-cell table:number-columns-repeated="7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date" office:date-value="2014-03-10" calcext:value-type="date">
            <text:p>2014-03-10</text:p>
          </table:table-cell>
          <table:table-cell table:formula="of:= MONTH([.A194])" office:value-type="float" office:value="2" calcext:value-type="float">
            <text:p>2</text:p>
          </table:table-cell>
          <table:table-cell table:formula="of:=COM.MICROSOFT.IFS([.C194] = 1; &quot;styczeń&quot;; [.C194] = 2; &quot;luty&quot;; [.C194] = 3; &quot;marzec&quot;; [.C194] = 4; &quot;kwiecień&quot;; [.C194] = 5; &quot;maj&quot;; [.C194] = 6; &quot;czerwiec&quot;; [.C194] = 7; &quot;lipiec&quot;; [.C194] = 8; &quot;sierpień&quot;; [.C194] = 9; &quot;wrzesień&quot;; [.C194] = 10; &quot;październik&quot;; [.C194] = 11; &quot;listopad&quot;; [.C194] = 12; &quot;grudzień&quot;)" office:value-type="string" office:string-value="luty" calcext:value-type="string">
            <text:p>luty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4" calcext:value-type="float">
            <text:p>4</text:p>
          </table:table-cell>
          <table:table-cell table:formula="of:=[.B194] - [.A194]" office:value-type="float" office:value="12" calcext:value-type="float">
            <text:p>12</text:p>
          </table:table-cell>
          <table:table-cell table:formula="of:= 10 * [.G194] * [.H194]" office:value-type="float" office:value="480" calcext:value-type="float">
            <text:p>480</text:p>
          </table:table-cell>
          <table:table-cell table:formula="of:=[.I194] + [.F194] + [.E194]" office:value-type="float" office:value="490.47" calcext:value-type="float">
            <text:p>490,47</text:p>
          </table:table-cell>
          <table:table-cell table:formula="of:= [.E194] + [.F194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date" office:date-value="2014-03-05" calcext:value-type="date">
            <text:p>2014-03-05</text:p>
          </table:table-cell>
          <table:table-cell table:formula="of:= MONTH([.A195])" office:value-type="float" office:value="2" calcext:value-type="float">
            <text:p>2</text:p>
          </table:table-cell>
          <table:table-cell table:formula="of:=COM.MICROSOFT.IFS([.C195] = 1; &quot;styczeń&quot;; [.C195] = 2; &quot;luty&quot;; [.C195] = 3; &quot;marzec&quot;; [.C195] = 4; &quot;kwiecień&quot;; [.C195] = 5; &quot;maj&quot;; [.C195] = 6; &quot;czerwiec&quot;; [.C195] = 7; &quot;lipiec&quot;; [.C195] = 8; &quot;sierpień&quot;; [.C195] = 9; &quot;wrzesień&quot;; [.C195] = 10; &quot;październik&quot;; [.C195] = 11; &quot;listopad&quot;; [.C195] = 12; &quot;grudzień&quot;)" office:value-type="string" office:string-value="luty" calcext:value-type="string">
            <text:p>luty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195] - [.A195]" office:value-type="float" office:value="7" calcext:value-type="float">
            <text:p>7</text:p>
          </table:table-cell>
          <table:table-cell table:formula="of:= 10 * [.G195] * [.H195]" office:value-type="float" office:value="350" calcext:value-type="float">
            <text:p>350</text:p>
          </table:table-cell>
          <table:table-cell table:formula="of:=[.I195] + [.F195] + [.E195]" office:value-type="float" office:value="357.25" calcext:value-type="float">
            <text:p>357,25</text:p>
          </table:table-cell>
          <table:table-cell table:formula="of:= [.E195] + [.F195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date" office:date-value="2014-03-18" calcext:value-type="date">
            <text:p>2014-03-18</text:p>
          </table:table-cell>
          <table:table-cell table:formula="of:= MONTH([.A196])" office:value-type="float" office:value="2" calcext:value-type="float">
            <text:p>2</text:p>
          </table:table-cell>
          <table:table-cell table:formula="of:=COM.MICROSOFT.IFS([.C196] = 1; &quot;styczeń&quot;; [.C196] = 2; &quot;luty&quot;; [.C196] = 3; &quot;marzec&quot;; [.C196] = 4; &quot;kwiecień&quot;; [.C196] = 5; &quot;maj&quot;; [.C196] = 6; &quot;czerwiec&quot;; [.C196] = 7; &quot;lipiec&quot;; [.C196] = 8; &quot;sierpień&quot;; [.C196] = 9; &quot;wrzesień&quot;; [.C196] = 10; &quot;październik&quot;; [.C196] = 11; &quot;listopad&quot;; [.C196] = 12; &quot;grudzień&quot;)" office:value-type="string" office:string-value="luty" calcext:value-type="string">
            <text:p>luty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196] - [.A196]" office:value-type="float" office:value="20" calcext:value-type="float">
            <text:p>20</text:p>
          </table:table-cell>
          <table:table-cell table:formula="of:= 10 * [.G196] * [.H196]" office:value-type="float" office:value="1200" calcext:value-type="float">
            <text:p>1200</text:p>
          </table:table-cell>
          <table:table-cell table:formula="of:=[.I196] + [.F196] + [.E196]" office:value-type="float" office:value="1205.79" calcext:value-type="float">
            <text:p>1205,79</text:p>
          </table:table-cell>
          <table:table-cell table:formula="of:= [.E196] + [.F196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date" office:date-value="2014-03-23" calcext:value-type="date">
            <text:p>2014-03-23</text:p>
          </table:table-cell>
          <table:table-cell table:formula="of:= MONTH([.A197])" office:value-type="float" office:value="2" calcext:value-type="float">
            <text:p>2</text:p>
          </table:table-cell>
          <table:table-cell table:formula="of:=COM.MICROSOFT.IFS([.C197] = 1; &quot;styczeń&quot;; [.C197] = 2; &quot;luty&quot;; [.C197] = 3; &quot;marzec&quot;; [.C197] = 4; &quot;kwiecień&quot;; [.C197] = 5; &quot;maj&quot;; [.C197] = 6; &quot;czerwiec&quot;; [.C197] = 7; &quot;lipiec&quot;; [.C197] = 8; &quot;sierpień&quot;; [.C197] = 9; &quot;wrzesień&quot;; [.C197] = 10; &quot;październik&quot;; [.C197] = 11; &quot;listopad&quot;; [.C197] = 12; &quot;grudzień&quot;)" office:value-type="string" office:string-value="luty" calcext:value-type="string">
            <text:p>luty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197] - [.A197]" office:value-type="float" office:value="25" calcext:value-type="float">
            <text:p>25</text:p>
          </table:table-cell>
          <table:table-cell table:formula="of:= 10 * [.G197] * [.H197]" office:value-type="float" office:value="1000" calcext:value-type="float">
            <text:p>1000</text:p>
          </table:table-cell>
          <table:table-cell table:formula="of:=[.I197] + [.F197] + [.E197]" office:value-type="float" office:value="1009.3" calcext:value-type="float">
            <text:p>1009,3</text:p>
          </table:table-cell>
          <table:table-cell table:formula="of:= [.E197] + [.F197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2-26" calcext:value-type="date">
            <text:p>2014-02-26</text:p>
          </table:table-cell>
          <table:table-cell office:value-type="date" office:date-value="2014-03-19" calcext:value-type="date">
            <text:p>2014-03-19</text:p>
          </table:table-cell>
          <table:table-cell table:formula="of:= MONTH([.A198])" office:value-type="float" office:value="2" calcext:value-type="float">
            <text:p>2</text:p>
          </table:table-cell>
          <table:table-cell table:formula="of:=COM.MICROSOFT.IFS([.C198] = 1; &quot;styczeń&quot;; [.C198] = 2; &quot;luty&quot;; [.C198] = 3; &quot;marzec&quot;; [.C198] = 4; &quot;kwiecień&quot;; [.C198] = 5; &quot;maj&quot;; [.C198] = 6; &quot;czerwiec&quot;; [.C198] = 7; &quot;lipiec&quot;; [.C198] = 8; &quot;sierpień&quot;; [.C198] = 9; &quot;wrzesień&quot;; [.C198] = 10; &quot;październik&quot;; [.C198] = 11; &quot;listopad&quot;; [.C198] = 12; &quot;grudzień&quot;)" office:value-type="string" office:string-value="luty" calcext:value-type="string">
            <text:p>luty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formula="of:=[.B198] - [.A198]" office:value-type="float" office:value="21" calcext:value-type="float">
            <text:p>21</text:p>
          </table:table-cell>
          <table:table-cell table:formula="of:= 10 * [.G198] * [.H198]" office:value-type="float" office:value="420" calcext:value-type="float">
            <text:p>420</text:p>
          </table:table-cell>
          <table:table-cell table:formula="of:=[.I198] + [.F198] + [.E198]" office:value-type="float" office:value="426.39" calcext:value-type="float">
            <text:p>426,39</text:p>
          </table:table-cell>
          <table:table-cell table:formula="of:= [.E198] + [.F198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2-28" calcext:value-type="date">
            <text:p>2014-02-28</text:p>
          </table:table-cell>
          <table:table-cell office:value-type="date" office:date-value="2014-03-23" calcext:value-type="date">
            <text:p>2014-03-23</text:p>
          </table:table-cell>
          <table:table-cell table:formula="of:= MONTH([.A199])" office:value-type="float" office:value="2" calcext:value-type="float">
            <text:p>2</text:p>
          </table:table-cell>
          <table:table-cell table:formula="of:=COM.MICROSOFT.IFS([.C199] = 1; &quot;styczeń&quot;; [.C199] = 2; &quot;luty&quot;; [.C199] = 3; &quot;marzec&quot;; [.C199] = 4; &quot;kwiecień&quot;; [.C199] = 5; &quot;maj&quot;; [.C199] = 6; &quot;czerwiec&quot;; [.C199] = 7; &quot;lipiec&quot;; [.C199] = 8; &quot;sierpień&quot;; [.C199] = 9; &quot;wrzesień&quot;; [.C199] = 10; &quot;październik&quot;; [.C199] = 11; &quot;listopad&quot;; [.C199] = 12; &quot;grudzień&quot;)" office:value-type="string" office:string-value="luty" calcext:value-type="string">
            <text:p>luty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table:formula="of:=[.B199] - [.A199]" office:value-type="float" office:value="23" calcext:value-type="float">
            <text:p>23</text:p>
          </table:table-cell>
          <table:table-cell table:formula="of:= 10 * [.G199] * [.H199]" office:value-type="float" office:value="920" calcext:value-type="float">
            <text:p>920</text:p>
          </table:table-cell>
          <table:table-cell table:formula="of:=[.I199] + [.F199] + [.E199]" office:value-type="float" office:value="923.66" calcext:value-type="float">
            <text:p>923,66</text:p>
          </table:table-cell>
          <table:table-cell table:formula="of:= [.E199] + [.F199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16" calcext:value-type="date">
            <text:p>2014-03-16</text:p>
          </table:table-cell>
          <table:table-cell table:formula="of:= MONTH([.A200])" office:value-type="float" office:value="3" calcext:value-type="float">
            <text:p>3</text:p>
          </table:table-cell>
          <table:table-cell table:formula="of:=COM.MICROSOFT.IFS([.C200] = 1; &quot;styczeń&quot;; [.C200] = 2; &quot;luty&quot;; [.C200] = 3; &quot;marzec&quot;; [.C200] = 4; &quot;kwiecień&quot;; [.C200] = 5; &quot;maj&quot;; [.C200] = 6; &quot;czerwiec&quot;; [.C200] = 7; &quot;lipiec&quot;; [.C200] = 8; &quot;sierpień&quot;; [.C200] = 9; &quot;wrzesień&quot;; [.C200] = 10; &quot;październik&quot;; [.C200] = 11; &quot;listopad&quot;; [.C200] = 12; &quot;grudzień&quot;)" office:value-type="string" office:string-value="marzec" calcext:value-type="string">
            <text:p>marzec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200] - [.A200]" office:value-type="float" office:value="13" calcext:value-type="float">
            <text:p>13</text:p>
          </table:table-cell>
          <table:table-cell table:formula="of:= 10 * [.G200] * [.H200]" office:value-type="float" office:value="390" calcext:value-type="float">
            <text:p>390</text:p>
          </table:table-cell>
          <table:table-cell table:formula="of:=[.I200] + [.F200] + [.E200]" office:value-type="float" office:value="399.12" calcext:value-type="float">
            <text:p>399,12</text:p>
          </table:table-cell>
          <table:table-cell table:formula="of:= [.E200] + [.F200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28" calcext:value-type="date">
            <text:p>2014-03-28</text:p>
          </table:table-cell>
          <table:table-cell table:formula="of:= MONTH([.A201])" office:value-type="float" office:value="3" calcext:value-type="float">
            <text:p>3</text:p>
          </table:table-cell>
          <table:table-cell table:formula="of:=COM.MICROSOFT.IFS([.C201] = 1; &quot;styczeń&quot;; [.C201] = 2; &quot;luty&quot;; [.C201] = 3; &quot;marzec&quot;; [.C201] = 4; &quot;kwiecień&quot;; [.C201] = 5; &quot;maj&quot;; [.C201] = 6; &quot;czerwiec&quot;; [.C201] = 7; &quot;lipiec&quot;; [.C201] = 8; &quot;sierpień&quot;; [.C201] = 9; &quot;wrzesień&quot;; [.C201] = 10; &quot;październik&quot;; [.C201] = 11; &quot;listopad&quot;; [.C201] = 12; &quot;grudzień&quot;)" office:value-type="string" office:string-value="marzec" calcext:value-type="string">
            <text:p>marzec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201] - [.A201]" office:value-type="float" office:value="25" calcext:value-type="float">
            <text:p>25</text:p>
          </table:table-cell>
          <table:table-cell table:formula="of:= 10 * [.G201] * [.H201]" office:value-type="float" office:value="1250" calcext:value-type="float">
            <text:p>1250</text:p>
          </table:table-cell>
          <table:table-cell table:formula="of:=[.I201] + [.F201] + [.E201]" office:value-type="float" office:value="1256.51" calcext:value-type="float">
            <text:p>1256,51</text:p>
          </table:table-cell>
          <table:table-cell table:formula="of:= [.E201] + [.F201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19" calcext:value-type="date">
            <text:p>2014-03-19</text:p>
          </table:table-cell>
          <table:table-cell table:formula="of:= MONTH([.A202])" office:value-type="float" office:value="3" calcext:value-type="float">
            <text:p>3</text:p>
          </table:table-cell>
          <table:table-cell table:formula="of:=COM.MICROSOFT.IFS([.C202] = 1; &quot;styczeń&quot;; [.C202] = 2; &quot;luty&quot;; [.C202] = 3; &quot;marzec&quot;; [.C202] = 4; &quot;kwiecień&quot;; [.C202] = 5; &quot;maj&quot;; [.C202] = 6; &quot;czerwiec&quot;; [.C202] = 7; &quot;lipiec&quot;; [.C202] = 8; &quot;sierpień&quot;; [.C202] = 9; &quot;wrzesień&quot;; [.C202] = 10; &quot;październik&quot;; [.C202] = 11; &quot;listopad&quot;; [.C202] = 12; &quot;grudzień&quot;)" office:value-type="string" office:string-value="marzec" calcext:value-type="string">
            <text:p>marzec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6" calcext:value-type="float">
            <text:p>6</text:p>
          </table:table-cell>
          <table:table-cell table:formula="of:=[.B202] - [.A202]" office:value-type="float" office:value="16" calcext:value-type="float">
            <text:p>16</text:p>
          </table:table-cell>
          <table:table-cell table:formula="of:= 10 * [.G202] * [.H202]" office:value-type="float" office:value="960" calcext:value-type="float">
            <text:p>960</text:p>
          </table:table-cell>
          <table:table-cell table:formula="of:=[.I202] + [.F202] + [.E202]" office:value-type="float" office:value="972" calcext:value-type="float">
            <text:p>972</text:p>
          </table:table-cell>
          <table:table-cell table:formula="of:= [.E202] + [.F202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14" calcext:value-type="date">
            <text:p>2014-03-14</text:p>
          </table:table-cell>
          <table:table-cell table:formula="of:= MONTH([.A203])" office:value-type="float" office:value="3" calcext:value-type="float">
            <text:p>3</text:p>
          </table:table-cell>
          <table:table-cell table:formula="of:=COM.MICROSOFT.IFS([.C203] = 1; &quot;styczeń&quot;; [.C203] = 2; &quot;luty&quot;; [.C203] = 3; &quot;marzec&quot;; [.C203] = 4; &quot;kwiecień&quot;; [.C203] = 5; &quot;maj&quot;; [.C203] = 6; &quot;czerwiec&quot;; [.C203] = 7; &quot;lipiec&quot;; [.C203] = 8; &quot;sierpień&quot;; [.C203] = 9; &quot;wrzesień&quot;; [.C203] = 10; &quot;październik&quot;; [.C203] = 11; &quot;listopad&quot;; [.C203] = 12; &quot;grudzień&quot;)" office:value-type="string" office:string-value="marzec" calcext:value-type="string">
            <text:p>marzec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203] - [.A203]" office:value-type="float" office:value="11" calcext:value-type="float">
            <text:p>11</text:p>
          </table:table-cell>
          <table:table-cell table:formula="of:= 10 * [.G203] * [.H203]" office:value-type="float" office:value="440" calcext:value-type="float">
            <text:p>440</text:p>
          </table:table-cell>
          <table:table-cell table:formula="of:=[.I203] + [.F203] + [.E203]" office:value-type="float" office:value="443.89" calcext:value-type="float">
            <text:p>443,89</text:p>
          </table:table-cell>
          <table:table-cell table:formula="of:= [.E203] + [.F203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28" calcext:value-type="date">
            <text:p>2014-03-28</text:p>
          </table:table-cell>
          <table:table-cell table:formula="of:= MONTH([.A204])" office:value-type="float" office:value="3" calcext:value-type="float">
            <text:p>3</text:p>
          </table:table-cell>
          <table:table-cell table:formula="of:=COM.MICROSOFT.IFS([.C204] = 1; &quot;styczeń&quot;; [.C204] = 2; &quot;luty&quot;; [.C204] = 3; &quot;marzec&quot;; [.C204] = 4; &quot;kwiecień&quot;; [.C204] = 5; &quot;maj&quot;; [.C204] = 6; &quot;czerwiec&quot;; [.C204] = 7; &quot;lipiec&quot;; [.C204] = 8; &quot;sierpień&quot;; [.C204] = 9; &quot;wrzesień&quot;; [.C204] = 10; &quot;październik&quot;; [.C204] = 11; &quot;listopad&quot;; [.C204] = 12; &quot;grudzień&quot;)" office:value-type="string" office:string-value="marzec" calcext:value-type="string">
            <text:p>marzec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204] - [.A204]" office:value-type="float" office:value="25" calcext:value-type="float">
            <text:p>25</text:p>
          </table:table-cell>
          <table:table-cell table:formula="of:= 10 * [.G204] * [.H204]" office:value-type="float" office:value="500" calcext:value-type="float">
            <text:p>500</text:p>
          </table:table-cell>
          <table:table-cell table:formula="of:=[.I204] + [.F204] + [.E204]" office:value-type="float" office:value="509.37" calcext:value-type="float">
            <text:p>509,37</text:p>
          </table:table-cell>
          <table:table-cell table:formula="of:= [.E204] + [.F204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24" calcext:value-type="date">
            <text:p>2014-03-24</text:p>
          </table:table-cell>
          <table:table-cell table:formula="of:= MONTH([.A205])" office:value-type="float" office:value="3" calcext:value-type="float">
            <text:p>3</text:p>
          </table:table-cell>
          <table:table-cell table:formula="of:=COM.MICROSOFT.IFS([.C205] = 1; &quot;styczeń&quot;; [.C205] = 2; &quot;luty&quot;; [.C205] = 3; &quot;marzec&quot;; [.C205] = 4; &quot;kwiecień&quot;; [.C205] = 5; &quot;maj&quot;; [.C205] = 6; &quot;czerwiec&quot;; [.C205] = 7; &quot;lipiec&quot;; [.C205] = 8; &quot;sierpień&quot;; [.C205] = 9; &quot;wrzesień&quot;; [.C205] = 10; &quot;październik&quot;; [.C205] = 11; &quot;listopad&quot;; [.C205] = 12; &quot;grudzień&quot;)" office:value-type="string" office:string-value="marzec" calcext:value-type="string">
            <text:p>marzec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205] - [.A205]" office:value-type="float" office:value="21" calcext:value-type="float">
            <text:p>21</text:p>
          </table:table-cell>
          <table:table-cell table:formula="of:= 10 * [.G205] * [.H205]" office:value-type="float" office:value="1260" calcext:value-type="float">
            <text:p>1260</text:p>
          </table:table-cell>
          <table:table-cell table:formula="of:=[.I205] + [.F205] + [.E205]" office:value-type="float" office:value="1265.93" calcext:value-type="float">
            <text:p>1265,93</text:p>
          </table:table-cell>
          <table:table-cell table:formula="of:= [.E205] + [.F205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21" calcext:value-type="date">
            <text:p>2014-03-21</text:p>
          </table:table-cell>
          <table:table-cell table:formula="of:= MONTH([.A206])" office:value-type="float" office:value="3" calcext:value-type="float">
            <text:p>3</text:p>
          </table:table-cell>
          <table:table-cell table:formula="of:=COM.MICROSOFT.IFS([.C206] = 1; &quot;styczeń&quot;; [.C206] = 2; &quot;luty&quot;; [.C206] = 3; &quot;marzec&quot;; [.C206] = 4; &quot;kwiecień&quot;; [.C206] = 5; &quot;maj&quot;; [.C206] = 6; &quot;czerwiec&quot;; [.C206] = 7; &quot;lipiec&quot;; [.C206] = 8; &quot;sierpień&quot;; [.C206] = 9; &quot;wrzesień&quot;; [.C206] = 10; &quot;październik&quot;; [.C206] = 11; &quot;listopad&quot;; [.C206] = 12; &quot;grudzień&quot;)" office:value-type="string" office:string-value="marzec" calcext:value-type="string">
            <text:p>marzec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206] - [.A206]" office:value-type="float" office:value="18" calcext:value-type="float">
            <text:p>18</text:p>
          </table:table-cell>
          <table:table-cell table:formula="of:= 10 * [.G206] * [.H206]" office:value-type="float" office:value="1080" calcext:value-type="float">
            <text:p>1080</text:p>
          </table:table-cell>
          <table:table-cell table:formula="of:=[.I206] + [.F206] + [.E206]" office:value-type="float" office:value="1087.25" calcext:value-type="float">
            <text:p>1087,25</text:p>
          </table:table-cell>
          <table:table-cell table:formula="of:= [.E206] + [.F206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14" calcext:value-type="date">
            <text:p>2014-03-14</text:p>
          </table:table-cell>
          <table:table-cell table:formula="of:= MONTH([.A207])" office:value-type="float" office:value="3" calcext:value-type="float">
            <text:p>3</text:p>
          </table:table-cell>
          <table:table-cell table:formula="of:=COM.MICROSOFT.IFS([.C207] = 1; &quot;styczeń&quot;; [.C207] = 2; &quot;luty&quot;; [.C207] = 3; &quot;marzec&quot;; [.C207] = 4; &quot;kwiecień&quot;; [.C207] = 5; &quot;maj&quot;; [.C207] = 6; &quot;czerwiec&quot;; [.C207] = 7; &quot;lipiec&quot;; [.C207] = 8; &quot;sierpień&quot;; [.C207] = 9; &quot;wrzesień&quot;; [.C207] = 10; &quot;październik&quot;; [.C207] = 11; &quot;listopad&quot;; [.C207] = 12; &quot;grudzień&quot;)" office:value-type="string" office:string-value="marzec" calcext:value-type="string">
            <text:p>marzec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formula="of:=[.B207] - [.A207]" office:value-type="float" office:value="11" calcext:value-type="float">
            <text:p>11</text:p>
          </table:table-cell>
          <table:table-cell table:formula="of:= 10 * [.G207] * [.H207]" office:value-type="float" office:value="440" calcext:value-type="float">
            <text:p>440</text:p>
          </table:table-cell>
          <table:table-cell table:formula="of:=[.I207] + [.F207] + [.E207]" office:value-type="float" office:value="447.5" calcext:value-type="float">
            <text:p>447,5</text:p>
          </table:table-cell>
          <table:table-cell table:formula="of:= [.E207] + [.F207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13" calcext:value-type="date">
            <text:p>2014-03-13</text:p>
          </table:table-cell>
          <table:table-cell table:formula="of:= MONTH([.A208])" office:value-type="float" office:value="3" calcext:value-type="float">
            <text:p>3</text:p>
          </table:table-cell>
          <table:table-cell table:formula="of:=COM.MICROSOFT.IFS([.C208] = 1; &quot;styczeń&quot;; [.C208] = 2; &quot;luty&quot;; [.C208] = 3; &quot;marzec&quot;; [.C208] = 4; &quot;kwiecień&quot;; [.C208] = 5; &quot;maj&quot;; [.C208] = 6; &quot;czerwiec&quot;; [.C208] = 7; &quot;lipiec&quot;; [.C208] = 8; &quot;sierpień&quot;; [.C208] = 9; &quot;wrzesień&quot;; [.C208] = 10; &quot;październik&quot;; [.C208] = 11; &quot;listopad&quot;; [.C208] = 12; &quot;grudzień&quot;)" office:value-type="string" office:string-value="marzec" calcext:value-type="string">
            <text:p>marzec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208] - [.A208]" office:value-type="float" office:value="10" calcext:value-type="float">
            <text:p>10</text:p>
          </table:table-cell>
          <table:table-cell table:formula="of:= 10 * [.G208] * [.H208]" office:value-type="float" office:value="400" calcext:value-type="float">
            <text:p>400</text:p>
          </table:table-cell>
          <table:table-cell table:formula="of:=[.I208] + [.F208] + [.E208]" office:value-type="float" office:value="409.19" calcext:value-type="float">
            <text:p>409,19</text:p>
          </table:table-cell>
          <table:table-cell table:formula="of:= [.E208] + [.F208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21" calcext:value-type="date">
            <text:p>2014-03-21</text:p>
          </table:table-cell>
          <table:table-cell table:formula="of:= MONTH([.A209])" office:value-type="float" office:value="3" calcext:value-type="float">
            <text:p>3</text:p>
          </table:table-cell>
          <table:table-cell table:formula="of:=COM.MICROSOFT.IFS([.C209] = 1; &quot;styczeń&quot;; [.C209] = 2; &quot;luty&quot;; [.C209] = 3; &quot;marzec&quot;; [.C209] = 4; &quot;kwiecień&quot;; [.C209] = 5; &quot;maj&quot;; [.C209] = 6; &quot;czerwiec&quot;; [.C209] = 7; &quot;lipiec&quot;; [.C209] = 8; &quot;sierpień&quot;; [.C209] = 9; &quot;wrzesień&quot;; [.C209] = 10; &quot;październik&quot;; [.C209] = 11; &quot;listopad&quot;; [.C209] = 12; &quot;grudzień&quot;)" office:value-type="string" office:string-value="marzec" calcext:value-type="string">
            <text:p>marzec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table:formula="of:=[.B209] - [.A209]" office:value-type="float" office:value="18" calcext:value-type="float">
            <text:p>18</text:p>
          </table:table-cell>
          <table:table-cell table:formula="of:= 10 * [.G209] * [.H209]" office:value-type="float" office:value="900" calcext:value-type="float">
            <text:p>900</text:p>
          </table:table-cell>
          <table:table-cell table:formula="of:=[.I209] + [.F209] + [.E209]" office:value-type="float" office:value="902.06" calcext:value-type="float">
            <text:p>902,06</text:p>
          </table:table-cell>
          <table:table-cell table:formula="of:= [.E209] + [.F209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07" calcext:value-type="date">
            <text:p>2014-03-07</text:p>
          </table:table-cell>
          <table:table-cell table:formula="of:= MONTH([.A210])" office:value-type="float" office:value="3" calcext:value-type="float">
            <text:p>3</text:p>
          </table:table-cell>
          <table:table-cell table:formula="of:=COM.MICROSOFT.IFS([.C210] = 1; &quot;styczeń&quot;; [.C210] = 2; &quot;luty&quot;; [.C210] = 3; &quot;marzec&quot;; [.C210] = 4; &quot;kwiecień&quot;; [.C210] = 5; &quot;maj&quot;; [.C210] = 6; &quot;czerwiec&quot;; [.C210] = 7; &quot;lipiec&quot;; [.C210] = 8; &quot;sierpień&quot;; [.C210] = 9; &quot;wrzesień&quot;; [.C210] = 10; &quot;październik&quot;; [.C210] = 11; &quot;listopad&quot;; [.C210] = 12; &quot;grudzień&quot;)" office:value-type="string" office:string-value="marzec" calcext:value-type="string">
            <text:p>marzec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table:formula="of:=[.B210] - [.A210]" office:value-type="float" office:value="4" calcext:value-type="float">
            <text:p>4</text:p>
          </table:table-cell>
          <table:table-cell table:formula="of:= 10 * [.G210] * [.H210]" office:value-type="float" office:value="120" calcext:value-type="float">
            <text:p>120</text:p>
          </table:table-cell>
          <table:table-cell table:formula="of:=[.I210] + [.F210] + [.E210]" office:value-type="float" office:value="140.05" calcext:value-type="float">
            <text:p>140,05</text:p>
          </table:table-cell>
          <table:table-cell table:formula="of:= [.E210] + [.F210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20" calcext:value-type="date">
            <text:p>2014-03-20</text:p>
          </table:table-cell>
          <table:table-cell table:formula="of:= MONTH([.A211])" office:value-type="float" office:value="3" calcext:value-type="float">
            <text:p>3</text:p>
          </table:table-cell>
          <table:table-cell table:formula="of:=COM.MICROSOFT.IFS([.C211] = 1; &quot;styczeń&quot;; [.C211] = 2; &quot;luty&quot;; [.C211] = 3; &quot;marzec&quot;; [.C211] = 4; &quot;kwiecień&quot;; [.C211] = 5; &quot;maj&quot;; [.C211] = 6; &quot;czerwiec&quot;; [.C211] = 7; &quot;lipiec&quot;; [.C211] = 8; &quot;sierpień&quot;; [.C211] = 9; &quot;wrzesień&quot;; [.C211] = 10; &quot;październik&quot;; [.C211] = 11; &quot;listopad&quot;; [.C211] = 12; &quot;grudzień&quot;)" office:value-type="string" office:string-value="marzec" calcext:value-type="string">
            <text:p>marzec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5" calcext:value-type="float">
            <text:p>5</text:p>
          </table:table-cell>
          <table:table-cell table:formula="of:=[.B211] - [.A211]" office:value-type="float" office:value="17" calcext:value-type="float">
            <text:p>17</text:p>
          </table:table-cell>
          <table:table-cell table:formula="of:= 10 * [.G211] * [.H211]" office:value-type="float" office:value="850" calcext:value-type="float">
            <text:p>850</text:p>
          </table:table-cell>
          <table:table-cell table:formula="of:=[.I211] + [.F211] + [.E211]" office:value-type="float" office:value="863.36" calcext:value-type="float">
            <text:p>863,36</text:p>
          </table:table-cell>
          <table:table-cell table:formula="of:= [.E211] + [.F211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22" calcext:value-type="date">
            <text:p>2014-03-22</text:p>
          </table:table-cell>
          <table:table-cell table:formula="of:= MONTH([.A212])" office:value-type="float" office:value="3" calcext:value-type="float">
            <text:p>3</text:p>
          </table:table-cell>
          <table:table-cell table:formula="of:=COM.MICROSOFT.IFS([.C212] = 1; &quot;styczeń&quot;; [.C212] = 2; &quot;luty&quot;; [.C212] = 3; &quot;marzec&quot;; [.C212] = 4; &quot;kwiecień&quot;; [.C212] = 5; &quot;maj&quot;; [.C212] = 6; &quot;czerwiec&quot;; [.C212] = 7; &quot;lipiec&quot;; [.C212] = 8; &quot;sierpień&quot;; [.C212] = 9; &quot;wrzesień&quot;; [.C212] = 10; &quot;październik&quot;; [.C212] = 11; &quot;listopad&quot;; [.C212] = 12; &quot;grudzień&quot;)" office:value-type="string" office:string-value="marzec" calcext:value-type="string">
            <text:p>marzec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6" calcext:value-type="float">
            <text:p>6</text:p>
          </table:table-cell>
          <table:table-cell table:formula="of:=[.B212] - [.A212]" office:value-type="float" office:value="19" calcext:value-type="float">
            <text:p>19</text:p>
          </table:table-cell>
          <table:table-cell table:formula="of:= 10 * [.G212] * [.H212]" office:value-type="float" office:value="1140" calcext:value-type="float">
            <text:p>1140</text:p>
          </table:table-cell>
          <table:table-cell table:formula="of:=[.I212] + [.F212] + [.E212]" office:value-type="float" office:value="1152" calcext:value-type="float">
            <text:p>1152</text:p>
          </table:table-cell>
          <table:table-cell table:formula="of:= [.E212] + [.F212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31" calcext:value-type="date">
            <text:p>2014-03-31</text:p>
          </table:table-cell>
          <table:table-cell table:formula="of:= MONTH([.A213])" office:value-type="float" office:value="3" calcext:value-type="float">
            <text:p>3</text:p>
          </table:table-cell>
          <table:table-cell table:formula="of:=COM.MICROSOFT.IFS([.C213] = 1; &quot;styczeń&quot;; [.C213] = 2; &quot;luty&quot;; [.C213] = 3; &quot;marzec&quot;; [.C213] = 4; &quot;kwiecień&quot;; [.C213] = 5; &quot;maj&quot;; [.C213] = 6; &quot;czerwiec&quot;; [.C213] = 7; &quot;lipiec&quot;; [.C213] = 8; &quot;sierpień&quot;; [.C213] = 9; &quot;wrzesień&quot;; [.C213] = 10; &quot;październik&quot;; [.C213] = 11; &quot;listopad&quot;; [.C213] = 12; &quot;grudzień&quot;)" office:value-type="string" office:string-value="marzec" calcext:value-type="string">
            <text:p>marzec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213] - [.A213]" office:value-type="float" office:value="28" calcext:value-type="float">
            <text:p>28</text:p>
          </table:table-cell>
          <table:table-cell table:formula="of:= 10 * [.G213] * [.H213]" office:value-type="float" office:value="560" calcext:value-type="float">
            <text:p>560</text:p>
          </table:table-cell>
          <table:table-cell table:formula="of:=[.I213] + [.F213] + [.E213]" office:value-type="float" office:value="573.36" calcext:value-type="float">
            <text:p>573,36</text:p>
          </table:table-cell>
          <table:table-cell table:formula="of:= [.E213] + [.F213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15" calcext:value-type="date">
            <text:p>2014-03-15</text:p>
          </table:table-cell>
          <table:table-cell table:formula="of:= MONTH([.A214])" office:value-type="float" office:value="3" calcext:value-type="float">
            <text:p>3</text:p>
          </table:table-cell>
          <table:table-cell table:formula="of:=COM.MICROSOFT.IFS([.C214] = 1; &quot;styczeń&quot;; [.C214] = 2; &quot;luty&quot;; [.C214] = 3; &quot;marzec&quot;; [.C214] = 4; &quot;kwiecień&quot;; [.C214] = 5; &quot;maj&quot;; [.C214] = 6; &quot;czerwiec&quot;; [.C214] = 7; &quot;lipiec&quot;; [.C214] = 8; &quot;sierpień&quot;; [.C214] = 9; &quot;wrzesień&quot;; [.C214] = 10; &quot;październik&quot;; [.C214] = 11; &quot;listopad&quot;; [.C214] = 12; &quot;grudzień&quot;)" office:value-type="string" office:string-value="marzec" calcext:value-type="string">
            <text:p>marzec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3" calcext:value-type="float">
            <text:p>3</text:p>
          </table:table-cell>
          <table:table-cell table:formula="of:=[.B214] - [.A214]" office:value-type="float" office:value="12" calcext:value-type="float">
            <text:p>12</text:p>
          </table:table-cell>
          <table:table-cell table:formula="of:= 10 * [.G214] * [.H214]" office:value-type="float" office:value="360" calcext:value-type="float">
            <text:p>360</text:p>
          </table:table-cell>
          <table:table-cell table:formula="of:=[.I214] + [.F214] + [.E214]" office:value-type="float" office:value="363.66" calcext:value-type="float">
            <text:p>363,66</text:p>
          </table:table-cell>
          <table:table-cell table:formula="of:= [.E214] + [.F214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3-03" calcext:value-type="date">
            <text:p>2014-03-03</text:p>
          </table:table-cell>
          <table:table-cell office:value-type="date" office:date-value="2014-03-10" calcext:value-type="date">
            <text:p>2014-03-10</text:p>
          </table:table-cell>
          <table:table-cell table:formula="of:= MONTH([.A215])" office:value-type="float" office:value="3" calcext:value-type="float">
            <text:p>3</text:p>
          </table:table-cell>
          <table:table-cell table:formula="of:=COM.MICROSOFT.IFS([.C215] = 1; &quot;styczeń&quot;; [.C215] = 2; &quot;luty&quot;; [.C215] = 3; &quot;marzec&quot;; [.C215] = 4; &quot;kwiecień&quot;; [.C215] = 5; &quot;maj&quot;; [.C215] = 6; &quot;czerwiec&quot;; [.C215] = 7; &quot;lipiec&quot;; [.C215] = 8; &quot;sierpień&quot;; [.C215] = 9; &quot;wrzesień&quot;; [.C215] = 10; &quot;październik&quot;; [.C215] = 11; &quot;listopad&quot;; [.C215] = 12; &quot;grudzień&quot;)" office:value-type="string" office:string-value="marzec" calcext:value-type="string">
            <text:p>marzec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215] - [.A215]" office:value-type="float" office:value="7" calcext:value-type="float">
            <text:p>7</text:p>
          </table:table-cell>
          <table:table-cell table:formula="of:= 10 * [.G215] * [.H215]" office:value-type="float" office:value="210" calcext:value-type="float">
            <text:p>210</text:p>
          </table:table-cell>
          <table:table-cell table:formula="of:=[.I215] + [.F215] + [.E215]" office:value-type="float" office:value="217.25" calcext:value-type="float">
            <text:p>217,25</text:p>
          </table:table-cell>
          <table:table-cell table:formula="of:= [.E215] + [.F215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3-06" calcext:value-type="date">
            <text:p>2014-03-06</text:p>
          </table:table-cell>
          <table:table-cell office:value-type="date" office:date-value="2014-03-19" calcext:value-type="date">
            <text:p>2014-03-19</text:p>
          </table:table-cell>
          <table:table-cell table:formula="of:= MONTH([.A216])" office:value-type="float" office:value="3" calcext:value-type="float">
            <text:p>3</text:p>
          </table:table-cell>
          <table:table-cell table:formula="of:=COM.MICROSOFT.IFS([.C216] = 1; &quot;styczeń&quot;; [.C216] = 2; &quot;luty&quot;; [.C216] = 3; &quot;marzec&quot;; [.C216] = 4; &quot;kwiecień&quot;; [.C216] = 5; &quot;maj&quot;; [.C216] = 6; &quot;czerwiec&quot;; [.C216] = 7; &quot;lipiec&quot;; [.C216] = 8; &quot;sierpień&quot;; [.C216] = 9; &quot;wrzesień&quot;; [.C216] = 10; &quot;październik&quot;; [.C216] = 11; &quot;listopad&quot;; [.C216] = 12; &quot;grudzień&quot;)" office:value-type="string" office:string-value="marzec" calcext:value-type="string">
            <text:p>marzec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216] - [.A216]" office:value-type="float" office:value="13" calcext:value-type="float">
            <text:p>13</text:p>
          </table:table-cell>
          <table:table-cell table:formula="of:= 10 * [.G216] * [.H216]" office:value-type="float" office:value="390" calcext:value-type="float">
            <text:p>390</text:p>
          </table:table-cell>
          <table:table-cell table:formula="of:=[.I216] + [.F216] + [.E216]" office:value-type="float" office:value="396.51" calcext:value-type="float">
            <text:p>396,51</text:p>
          </table:table-cell>
          <table:table-cell table:formula="of:= [.E216] + [.F216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3-06" calcext:value-type="date">
            <text:p>2014-03-06</text:p>
          </table:table-cell>
          <table:table-cell office:value-type="date" office:date-value="2014-03-20" calcext:value-type="date">
            <text:p>2014-03-20</text:p>
          </table:table-cell>
          <table:table-cell table:formula="of:= MONTH([.A217])" office:value-type="float" office:value="3" calcext:value-type="float">
            <text:p>3</text:p>
          </table:table-cell>
          <table:table-cell table:formula="of:=COM.MICROSOFT.IFS([.C217] = 1; &quot;styczeń&quot;; [.C217] = 2; &quot;luty&quot;; [.C217] = 3; &quot;marzec&quot;; [.C217] = 4; &quot;kwiecień&quot;; [.C217] = 5; &quot;maj&quot;; [.C217] = 6; &quot;czerwiec&quot;; [.C217] = 7; &quot;lipiec&quot;; [.C217] = 8; &quot;sierpień&quot;; [.C217] = 9; &quot;wrzesień&quot;; [.C217] = 10; &quot;październik&quot;; [.C217] = 11; &quot;listopad&quot;; [.C217] = 12; &quot;grudzień&quot;)" office:value-type="string" office:string-value="marzec" calcext:value-type="string">
            <text:p>marzec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B217] - [.A217]" office:value-type="float" office:value="14" calcext:value-type="float">
            <text:p>14</text:p>
          </table:table-cell>
          <table:table-cell table:formula="of:= 10 * [.G217] * [.H217]" office:value-type="float" office:value="280" calcext:value-type="float">
            <text:p>280</text:p>
          </table:table-cell>
          <table:table-cell table:formula="of:=[.I217] + [.F217] + [.E217]" office:value-type="float" office:value="282.79" calcext:value-type="float">
            <text:p>282,79</text:p>
          </table:table-cell>
          <table:table-cell table:formula="of:= [.E217] + [.F217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03-07" calcext:value-type="date">
            <text:p>2014-03-07</text:p>
          </table:table-cell>
          <table:table-cell office:value-type="date" office:date-value="2014-03-12" calcext:value-type="date">
            <text:p>2014-03-12</text:p>
          </table:table-cell>
          <table:table-cell table:formula="of:= MONTH([.A218])" office:value-type="float" office:value="3" calcext:value-type="float">
            <text:p>3</text:p>
          </table:table-cell>
          <table:table-cell table:formula="of:=COM.MICROSOFT.IFS([.C218] = 1; &quot;styczeń&quot;; [.C218] = 2; &quot;luty&quot;; [.C218] = 3; &quot;marzec&quot;; [.C218] = 4; &quot;kwiecień&quot;; [.C218] = 5; &quot;maj&quot;; [.C218] = 6; &quot;czerwiec&quot;; [.C218] = 7; &quot;lipiec&quot;; [.C218] = 8; &quot;sierpień&quot;; [.C218] = 9; &quot;wrzesień&quot;; [.C218] = 10; &quot;październik&quot;; [.C218] = 11; &quot;listopad&quot;; [.C218] = 12; &quot;grudzień&quot;)" office:value-type="string" office:string-value="marzec" calcext:value-type="string">
            <text:p>marzec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218] - [.A218]" office:value-type="float" office:value="5" calcext:value-type="float">
            <text:p>5</text:p>
          </table:table-cell>
          <table:table-cell table:formula="of:= 10 * [.G218] * [.H218]" office:value-type="float" office:value="250" calcext:value-type="float">
            <text:p>250</text:p>
          </table:table-cell>
          <table:table-cell table:formula="of:=[.I218] + [.F218] + [.E218]" office:value-type="float" office:value="253.83" calcext:value-type="float">
            <text:p>253,83</text:p>
          </table:table-cell>
          <table:table-cell table:formula="of:= [.E218] + [.F218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03-09" calcext:value-type="date">
            <text:p>2014-03-09</text:p>
          </table:table-cell>
          <table:table-cell office:value-type="date" office:date-value="2014-03-21" calcext:value-type="date">
            <text:p>2014-03-21</text:p>
          </table:table-cell>
          <table:table-cell table:formula="of:= MONTH([.A219])" office:value-type="float" office:value="3" calcext:value-type="float">
            <text:p>3</text:p>
          </table:table-cell>
          <table:table-cell table:formula="of:=COM.MICROSOFT.IFS([.C219] = 1; &quot;styczeń&quot;; [.C219] = 2; &quot;luty&quot;; [.C219] = 3; &quot;marzec&quot;; [.C219] = 4; &quot;kwiecień&quot;; [.C219] = 5; &quot;maj&quot;; [.C219] = 6; &quot;czerwiec&quot;; [.C219] = 7; &quot;lipiec&quot;; [.C219] = 8; &quot;sierpień&quot;; [.C219] = 9; &quot;wrzesień&quot;; [.C219] = 10; &quot;październik&quot;; [.C219] = 11; &quot;listopad&quot;; [.C219] = 12; &quot;grudzień&quot;)" office:value-type="string" office:string-value="marzec" calcext:value-type="string">
            <text:p>marzec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 table:formula="of:=[.B219] - [.A219]" office:value-type="float" office:value="12" calcext:value-type="float">
            <text:p>12</text:p>
          </table:table-cell>
          <table:table-cell table:formula="of:= 10 * [.G219] * [.H219]" office:value-type="float" office:value="720" calcext:value-type="float">
            <text:p>720</text:p>
          </table:table-cell>
          <table:table-cell table:formula="of:=[.I219] + [.F219] + [.E219]" office:value-type="float" office:value="730.87" calcext:value-type="float">
            <text:p>730,87</text:p>
          </table:table-cell>
          <table:table-cell table:formula="of:= [.E219] + [.F219]" office:value-type="float" office:value="10.87" calcext:value-type="float">
            <text:p>10,87</text:p>
          </table:table-cell>
          <table:table-cell table:number-columns-repeated="7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date" office:date-value="2014-04-04" calcext:value-type="date">
            <text:p>2014-04-04</text:p>
          </table:table-cell>
          <table:table-cell table:formula="of:= MONTH([.A220])" office:value-type="float" office:value="3" calcext:value-type="float">
            <text:p>3</text:p>
          </table:table-cell>
          <table:table-cell table:formula="of:=COM.MICROSOFT.IFS([.C220] = 1; &quot;styczeń&quot;; [.C220] = 2; &quot;luty&quot;; [.C220] = 3; &quot;marzec&quot;; [.C220] = 4; &quot;kwiecień&quot;; [.C220] = 5; &quot;maj&quot;; [.C220] = 6; &quot;czerwiec&quot;; [.C220] = 7; &quot;lipiec&quot;; [.C220] = 8; &quot;sierpień&quot;; [.C220] = 9; &quot;wrzesień&quot;; [.C220] = 10; &quot;październik&quot;; [.C220] = 11; &quot;listopad&quot;; [.C220] = 12; &quot;grudzień&quot;)" office:value-type="string" office:string-value="marzec" calcext:value-type="string">
            <text:p>marzec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220] - [.A220]" office:value-type="float" office:value="25" calcext:value-type="float">
            <text:p>25</text:p>
          </table:table-cell>
          <table:table-cell table:formula="of:= 10 * [.G220] * [.H220]" office:value-type="float" office:value="1250" calcext:value-type="float">
            <text:p>1250</text:p>
          </table:table-cell>
          <table:table-cell table:formula="of:=[.I220] + [.F220] + [.E220]" office:value-type="float" office:value="1253.83" calcext:value-type="float">
            <text:p>1253,83</text:p>
          </table:table-cell>
          <table:table-cell table:formula="of:= [.E220] + [.F220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date" office:date-value="2014-03-22" calcext:value-type="date">
            <text:p>2014-03-22</text:p>
          </table:table-cell>
          <table:table-cell table:formula="of:= MONTH([.A221])" office:value-type="float" office:value="3" calcext:value-type="float">
            <text:p>3</text:p>
          </table:table-cell>
          <table:table-cell table:formula="of:=COM.MICROSOFT.IFS([.C221] = 1; &quot;styczeń&quot;; [.C221] = 2; &quot;luty&quot;; [.C221] = 3; &quot;marzec&quot;; [.C221] = 4; &quot;kwiecień&quot;; [.C221] = 5; &quot;maj&quot;; [.C221] = 6; &quot;czerwiec&quot;; [.C221] = 7; &quot;lipiec&quot;; [.C221] = 8; &quot;sierpień&quot;; [.C221] = 9; &quot;wrzesień&quot;; [.C221] = 10; &quot;październik&quot;; [.C221] = 11; &quot;listopad&quot;; [.C221] = 12; &quot;grudzień&quot;)" office:value-type="string" office:string-value="marzec" calcext:value-type="string">
            <text:p>marzec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221] - [.A221]" office:value-type="float" office:value="12" calcext:value-type="float">
            <text:p>12</text:p>
          </table:table-cell>
          <table:table-cell table:formula="of:= 10 * [.G221] * [.H221]" office:value-type="float" office:value="240" calcext:value-type="float">
            <text:p>240</text:p>
          </table:table-cell>
          <table:table-cell table:formula="of:=[.I221] + [.F221] + [.E221]" office:value-type="float" office:value="245.93" calcext:value-type="float">
            <text:p>245,93</text:p>
          </table:table-cell>
          <table:table-cell table:formula="of:= [.E221] + [.F221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date" office:date-value="2014-03-22" calcext:value-type="date">
            <text:p>2014-03-22</text:p>
          </table:table-cell>
          <table:table-cell table:formula="of:= MONTH([.A222])" office:value-type="float" office:value="3" calcext:value-type="float">
            <text:p>3</text:p>
          </table:table-cell>
          <table:table-cell table:formula="of:=COM.MICROSOFT.IFS([.C222] = 1; &quot;styczeń&quot;; [.C222] = 2; &quot;luty&quot;; [.C222] = 3; &quot;marzec&quot;; [.C222] = 4; &quot;kwiecień&quot;; [.C222] = 5; &quot;maj&quot;; [.C222] = 6; &quot;czerwiec&quot;; [.C222] = 7; &quot;lipiec&quot;; [.C222] = 8; &quot;sierpień&quot;; [.C222] = 9; &quot;wrzesień&quot;; [.C222] = 10; &quot;październik&quot;; [.C222] = 11; &quot;listopad&quot;; [.C222] = 12; &quot;grudzień&quot;)" office:value-type="string" office:string-value="marzec" calcext:value-type="string">
            <text:p>marzec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formula="of:=[.B222] - [.A222]" office:value-type="float" office:value="12" calcext:value-type="float">
            <text:p>12</text:p>
          </table:table-cell>
          <table:table-cell table:formula="of:= 10 * [.G222] * [.H222]" office:value-type="float" office:value="240" calcext:value-type="float">
            <text:p>240</text:p>
          </table:table-cell>
          <table:table-cell table:formula="of:=[.I222] + [.F222] + [.E222]" office:value-type="float" office:value="251.07" calcext:value-type="float">
            <text:p>251,07</text:p>
          </table:table-cell>
          <table:table-cell table:formula="of:= [.E222] + [.F222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date" office:date-value="2014-03-28" calcext:value-type="date">
            <text:p>2014-03-28</text:p>
          </table:table-cell>
          <table:table-cell table:formula="of:= MONTH([.A223])" office:value-type="float" office:value="3" calcext:value-type="float">
            <text:p>3</text:p>
          </table:table-cell>
          <table:table-cell table:formula="of:=COM.MICROSOFT.IFS([.C223] = 1; &quot;styczeń&quot;; [.C223] = 2; &quot;luty&quot;; [.C223] = 3; &quot;marzec&quot;; [.C223] = 4; &quot;kwiecień&quot;; [.C223] = 5; &quot;maj&quot;; [.C223] = 6; &quot;czerwiec&quot;; [.C223] = 7; &quot;lipiec&quot;; [.C223] = 8; &quot;sierpień&quot;; [.C223] = 9; &quot;wrzesień&quot;; [.C223] = 10; &quot;październik&quot;; [.C223] = 11; &quot;listopad&quot;; [.C223] = 12; &quot;grudzień&quot;)" office:value-type="string" office:string-value="marzec" calcext:value-type="string">
            <text:p>marzec</text:p>
          </table:table-cell>
          <table:table-cell office:value-type="float" office:value="5.47" calcext:value-type="float">
            <text:p>5,47</text:p>
          </table:table-cell>
          <table:table-cell office:value-type="float" office:value="0.14" calcext:value-type="float">
            <text:p>0,14</text:p>
          </table:table-cell>
          <table:table-cell office:value-type="float" office:value="4" calcext:value-type="float">
            <text:p>4</text:p>
          </table:table-cell>
          <table:table-cell table:formula="of:=[.B223] - [.A223]" office:value-type="float" office:value="18" calcext:value-type="float">
            <text:p>18</text:p>
          </table:table-cell>
          <table:table-cell table:formula="of:= 10 * [.G223] * [.H223]" office:value-type="float" office:value="720" calcext:value-type="float">
            <text:p>720</text:p>
          </table:table-cell>
          <table:table-cell table:formula="of:=[.I223] + [.F223] + [.E223]" office:value-type="float" office:value="725.61" calcext:value-type="float">
            <text:p>725,61</text:p>
          </table:table-cell>
          <table:table-cell table:formula="of:= [.E223] + [.F223]" office:value-type="float" office:value="5.61" calcext:value-type="float">
            <text:p>5,61</text:p>
          </table:table-cell>
          <table:table-cell table:number-columns-repeated="7"/>
        </table:table-row>
        <table:table-row table:style-name="ro1">
          <table:table-cell office:value-type="date" office:date-value="2014-03-10" calcext:value-type="date">
            <text:p>2014-03-10</text:p>
          </table:table-cell>
          <table:table-cell office:value-type="date" office:date-value="2014-03-22" calcext:value-type="date">
            <text:p>2014-03-22</text:p>
          </table:table-cell>
          <table:table-cell table:formula="of:= MONTH([.A224])" office:value-type="float" office:value="3" calcext:value-type="float">
            <text:p>3</text:p>
          </table:table-cell>
          <table:table-cell table:formula="of:=COM.MICROSOFT.IFS([.C224] = 1; &quot;styczeń&quot;; [.C224] = 2; &quot;luty&quot;; [.C224] = 3; &quot;marzec&quot;; [.C224] = 4; &quot;kwiecień&quot;; [.C224] = 5; &quot;maj&quot;; [.C224] = 6; &quot;czerwiec&quot;; [.C224] = 7; &quot;lipiec&quot;; [.C224] = 8; &quot;sierpień&quot;; [.C224] = 9; &quot;wrzesień&quot;; [.C224] = 10; &quot;październik&quot;; [.C224] = 11; &quot;listopad&quot;; [.C224] = 12; &quot;grudzień&quot;)" office:value-type="string" office:string-value="marzec" calcext:value-type="string">
            <text:p>marzec</text:p>
          </table:table-cell>
          <table:table-cell office:value-type="float" office:value="5.57" calcext:value-type="float">
            <text:p>5,5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224] - [.A224]" office:value-type="float" office:value="12" calcext:value-type="float">
            <text:p>12</text:p>
          </table:table-cell>
          <table:table-cell table:formula="of:= 10 * [.G224] * [.H224]" office:value-type="float" office:value="240" calcext:value-type="float">
            <text:p>240</text:p>
          </table:table-cell>
          <table:table-cell table:formula="of:=[.I224] + [.F224] + [.E224]" office:value-type="float" office:value="245.72" calcext:value-type="float">
            <text:p>245,72</text:p>
          </table:table-cell>
          <table:table-cell table:formula="of:= [.E224] + [.F224]" office:value-type="float" office:value="5.72" calcext:value-type="float">
            <text:p>5,72</text:p>
          </table:table-cell>
          <table:table-cell table:number-columns-repeated="7"/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date" office:date-value="2014-04-07" calcext:value-type="date">
            <text:p>2014-04-07</text:p>
          </table:table-cell>
          <table:table-cell table:formula="of:= MONTH([.A225])" office:value-type="float" office:value="3" calcext:value-type="float">
            <text:p>3</text:p>
          </table:table-cell>
          <table:table-cell table:formula="of:=COM.MICROSOFT.IFS([.C225] = 1; &quot;styczeń&quot;; [.C225] = 2; &quot;luty&quot;; [.C225] = 3; &quot;marzec&quot;; [.C225] = 4; &quot;kwiecień&quot;; [.C225] = 5; &quot;maj&quot;; [.C225] = 6; &quot;czerwiec&quot;; [.C225] = 7; &quot;lipiec&quot;; [.C225] = 8; &quot;sierpień&quot;; [.C225] = 9; &quot;wrzesień&quot;; [.C225] = 10; &quot;październik&quot;; [.C225] = 11; &quot;listopad&quot;; [.C225] = 12; &quot;grudzień&quot;)" office:value-type="string" office:string-value="marzec" calcext:value-type="string">
            <text:p>marzec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formula="of:=[.B225] - [.A225]" office:value-type="float" office:value="27" calcext:value-type="float">
            <text:p>27</text:p>
          </table:table-cell>
          <table:table-cell table:formula="of:= 10 * [.G225] * [.H225]" office:value-type="float" office:value="1350" calcext:value-type="float">
            <text:p>1350</text:p>
          </table:table-cell>
          <table:table-cell table:formula="of:=[.I225] + [.F225] + [.E225]" office:value-type="float" office:value="1354.78" calcext:value-type="float">
            <text:p>1354,78</text:p>
          </table:table-cell>
          <table:table-cell table:formula="of:= [.E225] + [.F225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office:value-type="date" office:date-value="2014-04-02" calcext:value-type="date">
            <text:p>2014-04-02</text:p>
          </table:table-cell>
          <table:table-cell table:formula="of:= MONTH([.A226])" office:value-type="float" office:value="3" calcext:value-type="float">
            <text:p>3</text:p>
          </table:table-cell>
          <table:table-cell table:formula="of:=COM.MICROSOFT.IFS([.C226] = 1; &quot;styczeń&quot;; [.C226] = 2; &quot;luty&quot;; [.C226] = 3; &quot;marzec&quot;; [.C226] = 4; &quot;kwiecień&quot;; [.C226] = 5; &quot;maj&quot;; [.C226] = 6; &quot;czerwiec&quot;; [.C226] = 7; &quot;lipiec&quot;; [.C226] = 8; &quot;sierpień&quot;; [.C226] = 9; &quot;wrzesień&quot;; [.C226] = 10; &quot;październik&quot;; [.C226] = 11; &quot;listopad&quot;; [.C226] = 12; &quot;grudzień&quot;)" office:value-type="string" office:string-value="marzec" calcext:value-type="string">
            <text:p>marzec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226] - [.A226]" office:value-type="float" office:value="22" calcext:value-type="float">
            <text:p>22</text:p>
          </table:table-cell>
          <table:table-cell table:formula="of:= 10 * [.G226] * [.H226]" office:value-type="float" office:value="880" calcext:value-type="float">
            <text:p>880</text:p>
          </table:table-cell>
          <table:table-cell table:formula="of:=[.I226] + [.F226] + [.E226]" office:value-type="float" office:value="889.19" calcext:value-type="float">
            <text:p>889,19</text:p>
          </table:table-cell>
          <table:table-cell table:formula="of:= [.E226] + [.F226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date" office:date-value="2014-03-21" calcext:value-type="date">
            <text:p>2014-03-21</text:p>
          </table:table-cell>
          <table:table-cell table:formula="of:= MONTH([.A227])" office:value-type="float" office:value="3" calcext:value-type="float">
            <text:p>3</text:p>
          </table:table-cell>
          <table:table-cell table:formula="of:=COM.MICROSOFT.IFS([.C227] = 1; &quot;styczeń&quot;; [.C227] = 2; &quot;luty&quot;; [.C227] = 3; &quot;marzec&quot;; [.C227] = 4; &quot;kwiecień&quot;; [.C227] = 5; &quot;maj&quot;; [.C227] = 6; &quot;czerwiec&quot;; [.C227] = 7; &quot;lipiec&quot;; [.C227] = 8; &quot;sierpień&quot;; [.C227] = 9; &quot;wrzesień&quot;; [.C227] = 10; &quot;październik&quot;; [.C227] = 11; &quot;listopad&quot;; [.C227] = 12; &quot;grudzień&quot;)" office:value-type="string" office:string-value="marzec" calcext:value-type="string">
            <text:p>marzec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227] - [.A227]" office:value-type="float" office:value="9" calcext:value-type="float">
            <text:p>9</text:p>
          </table:table-cell>
          <table:table-cell table:formula="of:= 10 * [.G227] * [.H227]" office:value-type="float" office:value="270" calcext:value-type="float">
            <text:p>270</text:p>
          </table:table-cell>
          <table:table-cell table:formula="of:=[.I227] + [.F227] + [.E227]" office:value-type="float" office:value="274.04" calcext:value-type="float">
            <text:p>274,04</text:p>
          </table:table-cell>
          <table:table-cell table:formula="of:= [.E227] + [.F227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26" calcext:value-type="date">
            <text:p>2014-03-26</text:p>
          </table:table-cell>
          <table:table-cell table:formula="of:= MONTH([.A228])" office:value-type="float" office:value="3" calcext:value-type="float">
            <text:p>3</text:p>
          </table:table-cell>
          <table:table-cell table:formula="of:=COM.MICROSOFT.IFS([.C228] = 1; &quot;styczeń&quot;; [.C228] = 2; &quot;luty&quot;; [.C228] = 3; &quot;marzec&quot;; [.C228] = 4; &quot;kwiecień&quot;; [.C228] = 5; &quot;maj&quot;; [.C228] = 6; &quot;czerwiec&quot;; [.C228] = 7; &quot;lipiec&quot;; [.C228] = 8; &quot;sierpień&quot;; [.C228] = 9; &quot;wrzesień&quot;; [.C228] = 10; &quot;październik&quot;; [.C228] = 11; &quot;listopad&quot;; [.C228] = 12; &quot;grudzień&quot;)" office:value-type="string" office:string-value="marzec" calcext:value-type="string">
            <text:p>marzec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228] - [.A228]" office:value-type="float" office:value="11" calcext:value-type="float">
            <text:p>11</text:p>
          </table:table-cell>
          <table:table-cell table:formula="of:= 10 * [.G228] * [.H228]" office:value-type="float" office:value="660" calcext:value-type="float">
            <text:p>660</text:p>
          </table:table-cell>
          <table:table-cell table:formula="of:=[.I228] + [.F228] + [.E228]" office:value-type="float" office:value="665.93" calcext:value-type="float">
            <text:p>665,93</text:p>
          </table:table-cell>
          <table:table-cell table:formula="of:= [.E228] + [.F228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4-06" calcext:value-type="date">
            <text:p>2014-04-06</text:p>
          </table:table-cell>
          <table:table-cell table:formula="of:= MONTH([.A229])" office:value-type="float" office:value="3" calcext:value-type="float">
            <text:p>3</text:p>
          </table:table-cell>
          <table:table-cell table:formula="of:=COM.MICROSOFT.IFS([.C229] = 1; &quot;styczeń&quot;; [.C229] = 2; &quot;luty&quot;; [.C229] = 3; &quot;marzec&quot;; [.C229] = 4; &quot;kwiecień&quot;; [.C229] = 5; &quot;maj&quot;; [.C229] = 6; &quot;czerwiec&quot;; [.C229] = 7; &quot;lipiec&quot;; [.C229] = 8; &quot;sierpień&quot;; [.C229] = 9; &quot;wrzesień&quot;; [.C229] = 10; &quot;październik&quot;; [.C229] = 11; &quot;listopad&quot;; [.C229] = 12; &quot;grudzień&quot;)" office:value-type="string" office:string-value="marzec" calcext:value-type="string">
            <text:p>marzec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formula="of:=[.B229] - [.A229]" office:value-type="float" office:value="22" calcext:value-type="float">
            <text:p>22</text:p>
          </table:table-cell>
          <table:table-cell table:formula="of:= 10 * [.G229] * [.H229]" office:value-type="float" office:value="440" calcext:value-type="float">
            <text:p>440</text:p>
          </table:table-cell>
          <table:table-cell table:formula="of:=[.I229] + [.F229] + [.E229]" office:value-type="float" office:value="454.17" calcext:value-type="float">
            <text:p>454,17</text:p>
          </table:table-cell>
          <table:table-cell table:formula="of:= [.E229] + [.F229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4-10" calcext:value-type="date">
            <text:p>2014-04-10</text:p>
          </table:table-cell>
          <table:table-cell table:formula="of:= MONTH([.A230])" office:value-type="float" office:value="3" calcext:value-type="float">
            <text:p>3</text:p>
          </table:table-cell>
          <table:table-cell table:formula="of:=COM.MICROSOFT.IFS([.C230] = 1; &quot;styczeń&quot;; [.C230] = 2; &quot;luty&quot;; [.C230] = 3; &quot;marzec&quot;; [.C230] = 4; &quot;kwiecień&quot;; [.C230] = 5; &quot;maj&quot;; [.C230] = 6; &quot;czerwiec&quot;; [.C230] = 7; &quot;lipiec&quot;; [.C230] = 8; &quot;sierpień&quot;; [.C230] = 9; &quot;wrzesień&quot;; [.C230] = 10; &quot;październik&quot;; [.C230] = 11; &quot;listopad&quot;; [.C230] = 12; &quot;grudzień&quot;)" office:value-type="string" office:string-value="marzec" calcext:value-type="string">
            <text:p>marzec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formula="of:=[.B230] - [.A230]" office:value-type="float" office:value="26" calcext:value-type="float">
            <text:p>26</text:p>
          </table:table-cell>
          <table:table-cell table:formula="of:= 10 * [.G230] * [.H230]" office:value-type="float" office:value="1560" calcext:value-type="float">
            <text:p>1560</text:p>
          </table:table-cell>
          <table:table-cell table:formula="of:=[.I230] + [.F230] + [.E230]" office:value-type="float" office:value="1565.37" calcext:value-type="float">
            <text:p>1565,37</text:p>
          </table:table-cell>
          <table:table-cell table:formula="of:= [.E230] + [.F230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30" calcext:value-type="date">
            <text:p>2014-03-30</text:p>
          </table:table-cell>
          <table:table-cell table:formula="of:= MONTH([.A231])" office:value-type="float" office:value="3" calcext:value-type="float">
            <text:p>3</text:p>
          </table:table-cell>
          <table:table-cell table:formula="of:=COM.MICROSOFT.IFS([.C231] = 1; &quot;styczeń&quot;; [.C231] = 2; &quot;luty&quot;; [.C231] = 3; &quot;marzec&quot;; [.C231] = 4; &quot;kwiecień&quot;; [.C231] = 5; &quot;maj&quot;; [.C231] = 6; &quot;czerwiec&quot;; [.C231] = 7; &quot;lipiec&quot;; [.C231] = 8; &quot;sierpień&quot;; [.C231] = 9; &quot;wrzesień&quot;; [.C231] = 10; &quot;październik&quot;; [.C231] = 11; &quot;listopad&quot;; [.C231] = 12; &quot;grudzień&quot;)" office:value-type="string" office:string-value="marzec" calcext:value-type="string">
            <text:p>marzec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6" calcext:value-type="float">
            <text:p>6</text:p>
          </table:table-cell>
          <table:table-cell table:formula="of:=[.B231] - [.A231]" office:value-type="float" office:value="15" calcext:value-type="float">
            <text:p>15</text:p>
          </table:table-cell>
          <table:table-cell table:formula="of:= 10 * [.G231] * [.H231]" office:value-type="float" office:value="900" calcext:value-type="float">
            <text:p>900</text:p>
          </table:table-cell>
          <table:table-cell table:formula="of:=[.I231] + [.F231] + [.E231]" office:value-type="float" office:value="911.22" calcext:value-type="float">
            <text:p>911,22</text:p>
          </table:table-cell>
          <table:table-cell table:formula="of:= [.E231] + [.F231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4-02" calcext:value-type="date">
            <text:p>2014-04-02</text:p>
          </table:table-cell>
          <table:table-cell table:formula="of:= MONTH([.A232])" office:value-type="float" office:value="3" calcext:value-type="float">
            <text:p>3</text:p>
          </table:table-cell>
          <table:table-cell table:formula="of:=COM.MICROSOFT.IFS([.C232] = 1; &quot;styczeń&quot;; [.C232] = 2; &quot;luty&quot;; [.C232] = 3; &quot;marzec&quot;; [.C232] = 4; &quot;kwiecień&quot;; [.C232] = 5; &quot;maj&quot;; [.C232] = 6; &quot;czerwiec&quot;; [.C232] = 7; &quot;lipiec&quot;; [.C232] = 8; &quot;sierpień&quot;; [.C232] = 9; &quot;wrzesień&quot;; [.C232] = 10; &quot;październik&quot;; [.C232] = 11; &quot;listopad&quot;; [.C232] = 12; &quot;grudzień&quot;)" office:value-type="string" office:string-value="marzec" calcext:value-type="string">
            <text:p>marzec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232] - [.A232]" office:value-type="float" office:value="18" calcext:value-type="float">
            <text:p>18</text:p>
          </table:table-cell>
          <table:table-cell table:formula="of:= 10 * [.G232] * [.H232]" office:value-type="float" office:value="720" calcext:value-type="float">
            <text:p>720</text:p>
          </table:table-cell>
          <table:table-cell table:formula="of:=[.I232] + [.F232] + [.E232]" office:value-type="float" office:value="729.19" calcext:value-type="float">
            <text:p>729,19</text:p>
          </table:table-cell>
          <table:table-cell table:formula="of:= [.E232] + [.F232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4-02" calcext:value-type="date">
            <text:p>2014-04-02</text:p>
          </table:table-cell>
          <table:table-cell table:formula="of:= MONTH([.A233])" office:value-type="float" office:value="3" calcext:value-type="float">
            <text:p>3</text:p>
          </table:table-cell>
          <table:table-cell table:formula="of:=COM.MICROSOFT.IFS([.C233] = 1; &quot;styczeń&quot;; [.C233] = 2; &quot;luty&quot;; [.C233] = 3; &quot;marzec&quot;; [.C233] = 4; &quot;kwiecień&quot;; [.C233] = 5; &quot;maj&quot;; [.C233] = 6; &quot;czerwiec&quot;; [.C233] = 7; &quot;lipiec&quot;; [.C233] = 8; &quot;sierpień&quot;; [.C233] = 9; &quot;wrzesień&quot;; [.C233] = 10; &quot;październik&quot;; [.C233] = 11; &quot;listopad&quot;; [.C233] = 12; &quot;grudzień&quot;)" office:value-type="string" office:string-value="marzec" calcext:value-type="string">
            <text:p>marzec</text:p>
          </table:table-cell>
          <table:table-cell office:value-type="float" office:value="16.83" calcext:value-type="float">
            <text:p>16,83</text:p>
          </table:table-cell>
          <table:table-cell office:value-type="float" office:value="0.44" calcext:value-type="float">
            <text:p>0,44</text:p>
          </table:table-cell>
          <table:table-cell office:value-type="float" office:value="3" calcext:value-type="float">
            <text:p>3</text:p>
          </table:table-cell>
          <table:table-cell table:formula="of:=[.B233] - [.A233]" office:value-type="float" office:value="18" calcext:value-type="float">
            <text:p>18</text:p>
          </table:table-cell>
          <table:table-cell table:formula="of:= 10 * [.G233] * [.H233]" office:value-type="float" office:value="540" calcext:value-type="float">
            <text:p>540</text:p>
          </table:table-cell>
          <table:table-cell table:formula="of:=[.I233] + [.F233] + [.E233]" office:value-type="float" office:value="557.27" calcext:value-type="float">
            <text:p>557,27</text:p>
          </table:table-cell>
          <table:table-cell table:formula="of:= [.E233] + [.F233]" office:value-type="float" office:value="17.27" calcext:value-type="float">
            <text:p>17,27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20" calcext:value-type="date">
            <text:p>2014-03-20</text:p>
          </table:table-cell>
          <table:table-cell table:formula="of:= MONTH([.A234])" office:value-type="float" office:value="3" calcext:value-type="float">
            <text:p>3</text:p>
          </table:table-cell>
          <table:table-cell table:formula="of:=COM.MICROSOFT.IFS([.C234] = 1; &quot;styczeń&quot;; [.C234] = 2; &quot;luty&quot;; [.C234] = 3; &quot;marzec&quot;; [.C234] = 4; &quot;kwiecień&quot;; [.C234] = 5; &quot;maj&quot;; [.C234] = 6; &quot;czerwiec&quot;; [.C234] = 7; &quot;lipiec&quot;; [.C234] = 8; &quot;sierpień&quot;; [.C234] = 9; &quot;wrzesień&quot;; [.C234] = 10; &quot;październik&quot;; [.C234] = 11; &quot;listopad&quot;; [.C234] = 12; &quot;grudzień&quot;)" office:value-type="string" office:string-value="marzec" calcext:value-type="string">
            <text:p>marzec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formula="of:=[.B234] - [.A234]" office:value-type="float" office:value="5" calcext:value-type="float">
            <text:p>5</text:p>
          </table:table-cell>
          <table:table-cell table:formula="of:= 10 * [.G234] * [.H234]" office:value-type="float" office:value="100" calcext:value-type="float">
            <text:p>100</text:p>
          </table:table-cell>
          <table:table-cell table:formula="of:=[.I234] + [.F234] + [.E234]" office:value-type="float" office:value="114.37" calcext:value-type="float">
            <text:p>114,37</text:p>
          </table:table-cell>
          <table:table-cell table:formula="of:= [.E234] + [.F234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4-06" calcext:value-type="date">
            <text:p>2014-04-06</text:p>
          </table:table-cell>
          <table:table-cell table:formula="of:= MONTH([.A235])" office:value-type="float" office:value="3" calcext:value-type="float">
            <text:p>3</text:p>
          </table:table-cell>
          <table:table-cell table:formula="of:=COM.MICROSOFT.IFS([.C235] = 1; &quot;styczeń&quot;; [.C235] = 2; &quot;luty&quot;; [.C235] = 3; &quot;marzec&quot;; [.C235] = 4; &quot;kwiecień&quot;; [.C235] = 5; &quot;maj&quot;; [.C235] = 6; &quot;czerwiec&quot;; [.C235] = 7; &quot;lipiec&quot;; [.C235] = 8; &quot;sierpień&quot;; [.C235] = 9; &quot;wrzesień&quot;; [.C235] = 10; &quot;październik&quot;; [.C235] = 11; &quot;listopad&quot;; [.C235] = 12; &quot;grudzień&quot;)" office:value-type="string" office:string-value="marzec" calcext:value-type="string">
            <text:p>marzec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formula="of:=[.B235] - [.A235]" office:value-type="float" office:value="22" calcext:value-type="float">
            <text:p>22</text:p>
          </table:table-cell>
          <table:table-cell table:formula="of:= 10 * [.G235] * [.H235]" office:value-type="float" office:value="1320" calcext:value-type="float">
            <text:p>1320</text:p>
          </table:table-cell>
          <table:table-cell table:formula="of:=[.I235] + [.F235] + [.E235]" office:value-type="float" office:value="1325.37" calcext:value-type="float">
            <text:p>1325,37</text:p>
          </table:table-cell>
          <table:table-cell table:formula="of:= [.E235] + [.F235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26" calcext:value-type="date">
            <text:p>2014-03-26</text:p>
          </table:table-cell>
          <table:table-cell table:formula="of:= MONTH([.A236])" office:value-type="float" office:value="3" calcext:value-type="float">
            <text:p>3</text:p>
          </table:table-cell>
          <table:table-cell table:formula="of:=COM.MICROSOFT.IFS([.C236] = 1; &quot;styczeń&quot;; [.C236] = 2; &quot;luty&quot;; [.C236] = 3; &quot;marzec&quot;; [.C236] = 4; &quot;kwiecień&quot;; [.C236] = 5; &quot;maj&quot;; [.C236] = 6; &quot;czerwiec&quot;; [.C236] = 7; &quot;lipiec&quot;; [.C236] = 8; &quot;sierpień&quot;; [.C236] = 9; &quot;wrzesień&quot;; [.C236] = 10; &quot;październik&quot;; [.C236] = 11; &quot;listopad&quot;; [.C236] = 12; &quot;grudzień&quot;)" office:value-type="string" office:string-value="marzec" calcext:value-type="string">
            <text:p>marzec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</text:p>
          </table:table-cell>
          <table:table-cell table:formula="of:=[.B236] - [.A236]" office:value-type="float" office:value="11" calcext:value-type="float">
            <text:p>11</text:p>
          </table:table-cell>
          <table:table-cell table:formula="of:= 10 * [.G236] * [.H236]" office:value-type="float" office:value="660" calcext:value-type="float">
            <text:p>660</text:p>
          </table:table-cell>
          <table:table-cell table:formula="of:=[.I236] + [.F236] + [.E236]" office:value-type="float" office:value="676.99" calcext:value-type="float">
            <text:p>676,99</text:p>
          </table:table-cell>
          <table:table-cell table:formula="of:= [.E236] + [.F236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26" calcext:value-type="date">
            <text:p>2014-03-26</text:p>
          </table:table-cell>
          <table:table-cell table:formula="of:= MONTH([.A237])" office:value-type="float" office:value="3" calcext:value-type="float">
            <text:p>3</text:p>
          </table:table-cell>
          <table:table-cell table:formula="of:=COM.MICROSOFT.IFS([.C237] = 1; &quot;styczeń&quot;; [.C237] = 2; &quot;luty&quot;; [.C237] = 3; &quot;marzec&quot;; [.C237] = 4; &quot;kwiecień&quot;; [.C237] = 5; &quot;maj&quot;; [.C237] = 6; &quot;czerwiec&quot;; [.C237] = 7; &quot;lipiec&quot;; [.C237] = 8; &quot;sierpień&quot;; [.C237] = 9; &quot;wrzesień&quot;; [.C237] = 10; &quot;październik&quot;; [.C237] = 11; &quot;listopad&quot;; [.C237] = 12; &quot;grudzień&quot;)" office:value-type="string" office:string-value="marzec" calcext:value-type="string">
            <text:p>marzec</text:p>
          </table:table-cell>
          <table:table-cell office:value-type="float" office:value="12.23" calcext:value-type="float">
            <text:p>12,23</text:p>
          </table:table-cell>
          <table:table-cell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table:formula="of:=[.B237] - [.A237]" office:value-type="float" office:value="11" calcext:value-type="float">
            <text:p>11</text:p>
          </table:table-cell>
          <table:table-cell table:formula="of:= 10 * [.G237] * [.H237]" office:value-type="float" office:value="330" calcext:value-type="float">
            <text:p>330</text:p>
          </table:table-cell>
          <table:table-cell table:formula="of:=[.I237] + [.F237] + [.E237]" office:value-type="float" office:value="342.55" calcext:value-type="float">
            <text:p>342,55</text:p>
          </table:table-cell>
          <table:table-cell table:formula="of:= [.E237] + [.F237]" office:value-type="float" office:value="12.55" calcext:value-type="float">
            <text:p>12,55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22" calcext:value-type="date">
            <text:p>2014-03-22</text:p>
          </table:table-cell>
          <table:table-cell table:formula="of:= MONTH([.A238])" office:value-type="float" office:value="3" calcext:value-type="float">
            <text:p>3</text:p>
          </table:table-cell>
          <table:table-cell table:formula="of:=COM.MICROSOFT.IFS([.C238] = 1; &quot;styczeń&quot;; [.C238] = 2; &quot;luty&quot;; [.C238] = 3; &quot;marzec&quot;; [.C238] = 4; &quot;kwiecień&quot;; [.C238] = 5; &quot;maj&quot;; [.C238] = 6; &quot;czerwiec&quot;; [.C238] = 7; &quot;lipiec&quot;; [.C238] = 8; &quot;sierpień&quot;; [.C238] = 9; &quot;wrzesień&quot;; [.C238] = 10; &quot;październik&quot;; [.C238] = 11; &quot;listopad&quot;; [.C238] = 12; &quot;grudzień&quot;)" office:value-type="string" office:string-value="marzec" calcext:value-type="string">
            <text:p>marzec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238] - [.A238]" office:value-type="float" office:value="7" calcext:value-type="float">
            <text:p>7</text:p>
          </table:table-cell>
          <table:table-cell table:formula="of:= 10 * [.G238] * [.H238]" office:value-type="float" office:value="140" calcext:value-type="float">
            <text:p>140</text:p>
          </table:table-cell>
          <table:table-cell table:formula="of:=[.I238] + [.F238] + [.E238]" office:value-type="float" office:value="148.61" calcext:value-type="float">
            <text:p>148,61</text:p>
          </table:table-cell>
          <table:table-cell table:formula="of:= [.E238] + [.F238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23" calcext:value-type="date">
            <text:p>2014-03-23</text:p>
          </table:table-cell>
          <table:table-cell table:formula="of:= MONTH([.A239])" office:value-type="float" office:value="3" calcext:value-type="float">
            <text:p>3</text:p>
          </table:table-cell>
          <table:table-cell table:formula="of:=COM.MICROSOFT.IFS([.C239] = 1; &quot;styczeń&quot;; [.C239] = 2; &quot;luty&quot;; [.C239] = 3; &quot;marzec&quot;; [.C239] = 4; &quot;kwiecień&quot;; [.C239] = 5; &quot;maj&quot;; [.C239] = 6; &quot;czerwiec&quot;; [.C239] = 7; &quot;lipiec&quot;; [.C239] = 8; &quot;sierpień&quot;; [.C239] = 9; &quot;wrzesień&quot;; [.C239] = 10; &quot;październik&quot;; [.C239] = 11; &quot;listopad&quot;; [.C239] = 12; &quot;grudzień&quot;)" office:value-type="string" office:string-value="marzec" calcext:value-type="string">
            <text:p>marzec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239] - [.A239]" office:value-type="float" office:value="8" calcext:value-type="float">
            <text:p>8</text:p>
          </table:table-cell>
          <table:table-cell table:formula="of:= 10 * [.G239] * [.H239]" office:value-type="float" office:value="400" calcext:value-type="float">
            <text:p>400</text:p>
          </table:table-cell>
          <table:table-cell table:formula="of:=[.I239] + [.F239] + [.E239]" office:value-type="float" office:value="405.82" calcext:value-type="float">
            <text:p>405,82</text:p>
          </table:table-cell>
          <table:table-cell table:formula="of:= [.E239] + [.F239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21" calcext:value-type="date">
            <text:p>2014-03-21</text:p>
          </table:table-cell>
          <table:table-cell table:formula="of:= MONTH([.A240])" office:value-type="float" office:value="3" calcext:value-type="float">
            <text:p>3</text:p>
          </table:table-cell>
          <table:table-cell table:formula="of:=COM.MICROSOFT.IFS([.C240] = 1; &quot;styczeń&quot;; [.C240] = 2; &quot;luty&quot;; [.C240] = 3; &quot;marzec&quot;; [.C240] = 4; &quot;kwiecień&quot;; [.C240] = 5; &quot;maj&quot;; [.C240] = 6; &quot;czerwiec&quot;; [.C240] = 7; &quot;lipiec&quot;; [.C240] = 8; &quot;sierpień&quot;; [.C240] = 9; &quot;wrzesień&quot;; [.C240] = 10; &quot;październik&quot;; [.C240] = 11; &quot;listopad&quot;; [.C240] = 12; &quot;grudzień&quot;)" office:value-type="string" office:string-value="marzec" calcext:value-type="string">
            <text:p>marzec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4" calcext:value-type="float">
            <text:p>4</text:p>
          </table:table-cell>
          <table:table-cell table:formula="of:=[.B240] - [.A240]" office:value-type="float" office:value="6" calcext:value-type="float">
            <text:p>6</text:p>
          </table:table-cell>
          <table:table-cell table:formula="of:= 10 * [.G240] * [.H240]" office:value-type="float" office:value="240" calcext:value-type="float">
            <text:p>240</text:p>
          </table:table-cell>
          <table:table-cell table:formula="of:=[.I240] + [.F240] + [.E240]" office:value-type="float" office:value="254.5" calcext:value-type="float">
            <text:p>254,5</text:p>
          </table:table-cell>
          <table:table-cell table:formula="of:= [.E240] + [.F240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25" calcext:value-type="date">
            <text:p>2014-03-25</text:p>
          </table:table-cell>
          <table:table-cell table:formula="of:= MONTH([.A241])" office:value-type="float" office:value="3" calcext:value-type="float">
            <text:p>3</text:p>
          </table:table-cell>
          <table:table-cell table:formula="of:=COM.MICROSOFT.IFS([.C241] = 1; &quot;styczeń&quot;; [.C241] = 2; &quot;luty&quot;; [.C241] = 3; &quot;marzec&quot;; [.C241] = 4; &quot;kwiecień&quot;; [.C241] = 5; &quot;maj&quot;; [.C241] = 6; &quot;czerwiec&quot;; [.C241] = 7; &quot;lipiec&quot;; [.C241] = 8; &quot;sierpień&quot;; [.C241] = 9; &quot;wrzesień&quot;; [.C241] = 10; &quot;październik&quot;; [.C241] = 11; &quot;listopad&quot;; [.C241] = 12; &quot;grudzień&quot;)" office:value-type="string" office:string-value="marzec" calcext:value-type="string">
            <text:p>marzec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4" calcext:value-type="float">
            <text:p>4</text:p>
          </table:table-cell>
          <table:table-cell table:formula="of:=[.B241] - [.A241]" office:value-type="float" office:value="10" calcext:value-type="float">
            <text:p>10</text:p>
          </table:table-cell>
          <table:table-cell table:formula="of:= 10 * [.G241] * [.H241]" office:value-type="float" office:value="400" calcext:value-type="float">
            <text:p>400</text:p>
          </table:table-cell>
          <table:table-cell table:formula="of:=[.I241] + [.F241] + [.E241]" office:value-type="float" office:value="412" calcext:value-type="float">
            <text:p>412</text:p>
          </table:table-cell>
          <table:table-cell table:formula="of:= [.E241] + [.F24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3-30" calcext:value-type="date">
            <text:p>2014-03-30</text:p>
          </table:table-cell>
          <table:table-cell table:formula="of:= MONTH([.A242])" office:value-type="float" office:value="3" calcext:value-type="float">
            <text:p>3</text:p>
          </table:table-cell>
          <table:table-cell table:formula="of:=COM.MICROSOFT.IFS([.C242] = 1; &quot;styczeń&quot;; [.C242] = 2; &quot;luty&quot;; [.C242] = 3; &quot;marzec&quot;; [.C242] = 4; &quot;kwiecień&quot;; [.C242] = 5; &quot;maj&quot;; [.C242] = 6; &quot;czerwiec&quot;; [.C242] = 7; &quot;lipiec&quot;; [.C242] = 8; &quot;sierpień&quot;; [.C242] = 9; &quot;wrzesień&quot;; [.C242] = 10; &quot;październik&quot;; [.C242] = 11; &quot;listopad&quot;; [.C242] = 12; &quot;grudzień&quot;)" office:value-type="string" office:string-value="marzec" calcext:value-type="string">
            <text:p>marzec</text:p>
          </table:table-cell>
          <table:table-cell office:value-type="float" office:value="16.94" calcext:value-type="float">
            <text:p>16,94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table:formula="of:=[.B242] - [.A242]" office:value-type="float" office:value="15" calcext:value-type="float">
            <text:p>15</text:p>
          </table:table-cell>
          <table:table-cell table:formula="of:= 10 * [.G242] * [.H242]" office:value-type="float" office:value="300" calcext:value-type="float">
            <text:p>300</text:p>
          </table:table-cell>
          <table:table-cell table:formula="of:=[.I242] + [.F242] + [.E242]" office:value-type="float" office:value="317.39" calcext:value-type="float">
            <text:p>317,39</text:p>
          </table:table-cell>
          <table:table-cell table:formula="of:= [.E242] + [.F242]" office:value-type="float" office:value="17.39" calcext:value-type="float">
            <text:p>17,39</text:p>
          </table:table-cell>
          <table:table-cell table:number-columns-repeated="7"/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date" office:date-value="2014-04-04" calcext:value-type="date">
            <text:p>2014-04-04</text:p>
          </table:table-cell>
          <table:table-cell table:formula="of:= MONTH([.A243])" office:value-type="float" office:value="3" calcext:value-type="float">
            <text:p>3</text:p>
          </table:table-cell>
          <table:table-cell table:formula="of:=COM.MICROSOFT.IFS([.C243] = 1; &quot;styczeń&quot;; [.C243] = 2; &quot;luty&quot;; [.C243] = 3; &quot;marzec&quot;; [.C243] = 4; &quot;kwiecień&quot;; [.C243] = 5; &quot;maj&quot;; [.C243] = 6; &quot;czerwiec&quot;; [.C243] = 7; &quot;lipiec&quot;; [.C243] = 8; &quot;sierpień&quot;; [.C243] = 9; &quot;wrzesień&quot;; [.C243] = 10; &quot;październik&quot;; [.C243] = 11; &quot;listopad&quot;; [.C243] = 12; &quot;grudzień&quot;)" office:value-type="string" office:string-value="marzec" calcext:value-type="string">
            <text:p>marzec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4" calcext:value-type="float">
            <text:p>4</text:p>
          </table:table-cell>
          <table:table-cell table:formula="of:=[.B243] - [.A243]" office:value-type="float" office:value="20" calcext:value-type="float">
            <text:p>20</text:p>
          </table:table-cell>
          <table:table-cell table:formula="of:= 10 * [.G243] * [.H243]" office:value-type="float" office:value="800" calcext:value-type="float">
            <text:p>800</text:p>
          </table:table-cell>
          <table:table-cell table:formula="of:=[.I243] + [.F243] + [.E243]" office:value-type="float" office:value="814.37" calcext:value-type="float">
            <text:p>814,37</text:p>
          </table:table-cell>
          <table:table-cell table:formula="of:= [.E243] + [.F243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date" office:date-value="2014-04-14" calcext:value-type="date">
            <text:p>2014-04-14</text:p>
          </table:table-cell>
          <table:table-cell table:formula="of:= MONTH([.A244])" office:value-type="float" office:value="3" calcext:value-type="float">
            <text:p>3</text:p>
          </table:table-cell>
          <table:table-cell table:formula="of:=COM.MICROSOFT.IFS([.C244] = 1; &quot;styczeń&quot;; [.C244] = 2; &quot;luty&quot;; [.C244] = 3; &quot;marzec&quot;; [.C244] = 4; &quot;kwiecień&quot;; [.C244] = 5; &quot;maj&quot;; [.C244] = 6; &quot;czerwiec&quot;; [.C244] = 7; &quot;lipiec&quot;; [.C244] = 8; &quot;sierpień&quot;; [.C244] = 9; &quot;wrzesień&quot;; [.C244] = 10; &quot;październik&quot;; [.C244] = 11; &quot;listopad&quot;; [.C244] = 12; &quot;grudzień&quot;)" office:value-type="string" office:string-value="marzec" calcext:value-type="string">
            <text:p>marzec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244] - [.A244]" office:value-type="float" office:value="28" calcext:value-type="float">
            <text:p>28</text:p>
          </table:table-cell>
          <table:table-cell table:formula="of:= 10 * [.G244] * [.H244]" office:value-type="float" office:value="560" calcext:value-type="float">
            <text:p>560</text:p>
          </table:table-cell>
          <table:table-cell table:formula="of:=[.I244] + [.F244] + [.E244]" office:value-type="float" office:value="569.07" calcext:value-type="float">
            <text:p>569,07</text:p>
          </table:table-cell>
          <table:table-cell table:formula="of:= [.E244] + [.F244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date" office:date-value="2014-04-05" calcext:value-type="date">
            <text:p>2014-04-05</text:p>
          </table:table-cell>
          <table:table-cell table:formula="of:= MONTH([.A245])" office:value-type="float" office:value="3" calcext:value-type="float">
            <text:p>3</text:p>
          </table:table-cell>
          <table:table-cell table:formula="of:=COM.MICROSOFT.IFS([.C245] = 1; &quot;styczeń&quot;; [.C245] = 2; &quot;luty&quot;; [.C245] = 3; &quot;marzec&quot;; [.C245] = 4; &quot;kwiecień&quot;; [.C245] = 5; &quot;maj&quot;; [.C245] = 6; &quot;czerwiec&quot;; [.C245] = 7; &quot;lipiec&quot;; [.C245] = 8; &quot;sierpień&quot;; [.C245] = 9; &quot;wrzesień&quot;; [.C245] = 10; &quot;październik&quot;; [.C245] = 11; &quot;listopad&quot;; [.C245] = 12; &quot;grudzień&quot;)" office:value-type="string" office:string-value="marzec" calcext:value-type="string">
            <text:p>marzec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4" calcext:value-type="float">
            <text:p>4</text:p>
          </table:table-cell>
          <table:table-cell table:formula="of:=[.B245] - [.A245]" office:value-type="float" office:value="19" calcext:value-type="float">
            <text:p>19</text:p>
          </table:table-cell>
          <table:table-cell table:formula="of:= 10 * [.G245] * [.H245]" office:value-type="float" office:value="760" calcext:value-type="float">
            <text:p>760</text:p>
          </table:table-cell>
          <table:table-cell table:formula="of:=[.I245] + [.F245] + [.E245]" office:value-type="float" office:value="766.93" calcext:value-type="float">
            <text:p>766,93</text:p>
          </table:table-cell>
          <table:table-cell table:formula="of:= [.E245] + [.F245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date" office:date-value="2014-03-30" calcext:value-type="date">
            <text:p>2014-03-30</text:p>
          </table:table-cell>
          <table:table-cell table:formula="of:= MONTH([.A246])" office:value-type="float" office:value="3" calcext:value-type="float">
            <text:p>3</text:p>
          </table:table-cell>
          <table:table-cell table:formula="of:=COM.MICROSOFT.IFS([.C246] = 1; &quot;styczeń&quot;; [.C246] = 2; &quot;luty&quot;; [.C246] = 3; &quot;marzec&quot;; [.C246] = 4; &quot;kwiecień&quot;; [.C246] = 5; &quot;maj&quot;; [.C246] = 6; &quot;czerwiec&quot;; [.C246] = 7; &quot;lipiec&quot;; [.C246] = 8; &quot;sierpień&quot;; [.C246] = 9; &quot;wrzesień&quot;; [.C246] = 10; &quot;październik&quot;; [.C246] = 11; &quot;listopad&quot;; [.C246] = 12; &quot;grudzień&quot;)" office:value-type="string" office:string-value="marzec" calcext:value-type="string">
            <text:p>marzec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table:formula="of:=[.B246] - [.A246]" office:value-type="float" office:value="13" calcext:value-type="float">
            <text:p>13</text:p>
          </table:table-cell>
          <table:table-cell table:formula="of:= 10 * [.G246] * [.H246]" office:value-type="float" office:value="650" calcext:value-type="float">
            <text:p>650</text:p>
          </table:table-cell>
          <table:table-cell table:formula="of:=[.I246] + [.F246] + [.E246]" office:value-type="float" office:value="656.39" calcext:value-type="float">
            <text:p>656,39</text:p>
          </table:table-cell>
          <table:table-cell table:formula="of:= [.E246] + [.F246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3-17" calcext:value-type="date">
            <text:p>2014-03-17</text:p>
          </table:table-cell>
          <table:table-cell office:value-type="date" office:date-value="2014-04-12" calcext:value-type="date">
            <text:p>2014-04-12</text:p>
          </table:table-cell>
          <table:table-cell table:formula="of:= MONTH([.A247])" office:value-type="float" office:value="3" calcext:value-type="float">
            <text:p>3</text:p>
          </table:table-cell>
          <table:table-cell table:formula="of:=COM.MICROSOFT.IFS([.C247] = 1; &quot;styczeń&quot;; [.C247] = 2; &quot;luty&quot;; [.C247] = 3; &quot;marzec&quot;; [.C247] = 4; &quot;kwiecień&quot;; [.C247] = 5; &quot;maj&quot;; [.C247] = 6; &quot;czerwiec&quot;; [.C247] = 7; &quot;lipiec&quot;; [.C247] = 8; &quot;sierpień&quot;; [.C247] = 9; &quot;wrzesień&quot;; [.C247] = 10; &quot;październik&quot;; [.C247] = 11; &quot;listopad&quot;; [.C247] = 12; &quot;grudzień&quot;)" office:value-type="string" office:string-value="marzec" calcext:value-type="string">
            <text:p>marzec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247] - [.A247]" office:value-type="float" office:value="26" calcext:value-type="float">
            <text:p>26</text:p>
          </table:table-cell>
          <table:table-cell table:formula="of:= 10 * [.G247] * [.H247]" office:value-type="float" office:value="1560" calcext:value-type="float">
            <text:p>1560</text:p>
          </table:table-cell>
          <table:table-cell table:formula="of:=[.I247] + [.F247] + [.E247]" office:value-type="float" office:value="1568.95" calcext:value-type="float">
            <text:p>1568,95</text:p>
          </table:table-cell>
          <table:table-cell table:formula="of:= [.E247] + [.F247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date" office:date-value="2014-03-21" calcext:value-type="date">
            <text:p>2014-03-21</text:p>
          </table:table-cell>
          <table:table-cell table:formula="of:= MONTH([.A248])" office:value-type="float" office:value="3" calcext:value-type="float">
            <text:p>3</text:p>
          </table:table-cell>
          <table:table-cell table:formula="of:=COM.MICROSOFT.IFS([.C248] = 1; &quot;styczeń&quot;; [.C248] = 2; &quot;luty&quot;; [.C248] = 3; &quot;marzec&quot;; [.C248] = 4; &quot;kwiecień&quot;; [.C248] = 5; &quot;maj&quot;; [.C248] = 6; &quot;czerwiec&quot;; [.C248] = 7; &quot;lipiec&quot;; [.C248] = 8; &quot;sierpień&quot;; [.C248] = 9; &quot;wrzesień&quot;; [.C248] = 10; &quot;październik&quot;; [.C248] = 11; &quot;listopad&quot;; [.C248] = 12; &quot;grudzień&quot;)" office:value-type="string" office:string-value="marzec" calcext:value-type="string">
            <text:p>marzec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248] - [.A248]" office:value-type="float" office:value="3" calcext:value-type="float">
            <text:p>3</text:p>
          </table:table-cell>
          <table:table-cell table:formula="of:= 10 * [.G248] * [.H248]" office:value-type="float" office:value="150" calcext:value-type="float">
            <text:p>150</text:p>
          </table:table-cell>
          <table:table-cell table:formula="of:=[.I248] + [.F248] + [.E248]" office:value-type="float" office:value="156.51" calcext:value-type="float">
            <text:p>156,51</text:p>
          </table:table-cell>
          <table:table-cell table:formula="of:= [.E248] + [.F248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date" office:date-value="2014-04-05" calcext:value-type="date">
            <text:p>2014-04-05</text:p>
          </table:table-cell>
          <table:table-cell table:formula="of:= MONTH([.A249])" office:value-type="float" office:value="3" calcext:value-type="float">
            <text:p>3</text:p>
          </table:table-cell>
          <table:table-cell table:formula="of:=COM.MICROSOFT.IFS([.C249] = 1; &quot;styczeń&quot;; [.C249] = 2; &quot;luty&quot;; [.C249] = 3; &quot;marzec&quot;; [.C249] = 4; &quot;kwiecień&quot;; [.C249] = 5; &quot;maj&quot;; [.C249] = 6; &quot;czerwiec&quot;; [.C249] = 7; &quot;lipiec&quot;; [.C249] = 8; &quot;sierpień&quot;; [.C249] = 9; &quot;wrzesień&quot;; [.C249] = 10; &quot;październik&quot;; [.C249] = 11; &quot;listopad&quot;; [.C249] = 12; &quot;grudzień&quot;)" office:value-type="string" office:string-value="marzec" calcext:value-type="string">
            <text:p>marzec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table:formula="of:=[.B249] - [.A249]" office:value-type="float" office:value="18" calcext:value-type="float">
            <text:p>18</text:p>
          </table:table-cell>
          <table:table-cell table:formula="of:= 10 * [.G249] * [.H249]" office:value-type="float" office:value="720" calcext:value-type="float">
            <text:p>720</text:p>
          </table:table-cell>
          <table:table-cell table:formula="of:=[.I249] + [.F249] + [.E249]" office:value-type="float" office:value="722.35" calcext:value-type="float">
            <text:p>722,35</text:p>
          </table:table-cell>
          <table:table-cell table:formula="of:= [.E249] + [.F249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office:value-type="date" office:date-value="2014-04-05" calcext:value-type="date">
            <text:p>2014-04-05</text:p>
          </table:table-cell>
          <table:table-cell table:formula="of:= MONTH([.A250])" office:value-type="float" office:value="3" calcext:value-type="float">
            <text:p>3</text:p>
          </table:table-cell>
          <table:table-cell table:formula="of:=COM.MICROSOFT.IFS([.C250] = 1; &quot;styczeń&quot;; [.C250] = 2; &quot;luty&quot;; [.C250] = 3; &quot;marzec&quot;; [.C250] = 4; &quot;kwiecień&quot;; [.C250] = 5; &quot;maj&quot;; [.C250] = 6; &quot;czerwiec&quot;; [.C250] = 7; &quot;lipiec&quot;; [.C250] = 8; &quot;sierpień&quot;; [.C250] = 9; &quot;wrzesień&quot;; [.C250] = 10; &quot;październik&quot;; [.C250] = 11; &quot;listopad&quot;; [.C250] = 12; &quot;grudzień&quot;)" office:value-type="string" office:string-value="marzec" calcext:value-type="string">
            <text:p>marzec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B250] - [.A250]" office:value-type="float" office:value="18" calcext:value-type="float">
            <text:p>18</text:p>
          </table:table-cell>
          <table:table-cell table:formula="of:= 10 * [.G250] * [.H250]" office:value-type="float" office:value="720" calcext:value-type="float">
            <text:p>720</text:p>
          </table:table-cell>
          <table:table-cell table:formula="of:=[.I250] + [.F250] + [.E250]" office:value-type="float" office:value="724.36" calcext:value-type="float">
            <text:p>724,36</text:p>
          </table:table-cell>
          <table:table-cell table:formula="of:= [.E250] + [.F250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date" office:date-value="2014-04-13" calcext:value-type="date">
            <text:p>2014-04-13</text:p>
          </table:table-cell>
          <table:table-cell table:formula="of:= MONTH([.A251])" office:value-type="float" office:value="3" calcext:value-type="float">
            <text:p>3</text:p>
          </table:table-cell>
          <table:table-cell table:formula="of:=COM.MICROSOFT.IFS([.C251] = 1; &quot;styczeń&quot;; [.C251] = 2; &quot;luty&quot;; [.C251] = 3; &quot;marzec&quot;; [.C251] = 4; &quot;kwiecień&quot;; [.C251] = 5; &quot;maj&quot;; [.C251] = 6; &quot;czerwiec&quot;; [.C251] = 7; &quot;lipiec&quot;; [.C251] = 8; &quot;sierpień&quot;; [.C251] = 9; &quot;wrzesień&quot;; [.C251] = 10; &quot;październik&quot;; [.C251] = 11; &quot;listopad&quot;; [.C251] = 12; &quot;grudzień&quot;)" office:value-type="string" office:string-value="marzec" calcext:value-type="string">
            <text:p>marzec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5" calcext:value-type="float">
            <text:p>5</text:p>
          </table:table-cell>
          <table:table-cell table:formula="of:=[.B251] - [.A251]" office:value-type="float" office:value="23" calcext:value-type="float">
            <text:p>23</text:p>
          </table:table-cell>
          <table:table-cell table:formula="of:= 10 * [.G251] * [.H251]" office:value-type="float" office:value="1150" calcext:value-type="float">
            <text:p>1150</text:p>
          </table:table-cell>
          <table:table-cell table:formula="of:=[.I251] + [.F251] + [.E251]" office:value-type="float" office:value="1166.99" calcext:value-type="float">
            <text:p>1166,99</text:p>
          </table:table-cell>
          <table:table-cell table:formula="of:= [.E251] + [.F251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date" office:date-value="2014-04-16" calcext:value-type="date">
            <text:p>2014-04-16</text:p>
          </table:table-cell>
          <table:table-cell table:formula="of:= MONTH([.A252])" office:value-type="float" office:value="3" calcext:value-type="float">
            <text:p>3</text:p>
          </table:table-cell>
          <table:table-cell table:formula="of:=COM.MICROSOFT.IFS([.C252] = 1; &quot;styczeń&quot;; [.C252] = 2; &quot;luty&quot;; [.C252] = 3; &quot;marzec&quot;; [.C252] = 4; &quot;kwiecień&quot;; [.C252] = 5; &quot;maj&quot;; [.C252] = 6; &quot;czerwiec&quot;; [.C252] = 7; &quot;lipiec&quot;; [.C252] = 8; &quot;sierpień&quot;; [.C252] = 9; &quot;wrzesień&quot;; [.C252] = 10; &quot;październik&quot;; [.C252] = 11; &quot;listopad&quot;; [.C252] = 12; &quot;grudzień&quot;)" office:value-type="string" office:string-value="marzec" calcext:value-type="string">
            <text:p>marzec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formula="of:=[.B252] - [.A252]" office:value-type="float" office:value="26" calcext:value-type="float">
            <text:p>26</text:p>
          </table:table-cell>
          <table:table-cell table:formula="of:= 10 * [.G252] * [.H252]" office:value-type="float" office:value="780" calcext:value-type="float">
            <text:p>780</text:p>
          </table:table-cell>
          <table:table-cell table:formula="of:=[.I252] + [.F252] + [.E252]" office:value-type="float" office:value="787.75" calcext:value-type="float">
            <text:p>787,75</text:p>
          </table:table-cell>
          <table:table-cell table:formula="of:= [.E252] + [.F252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date" office:date-value="2014-04-02" calcext:value-type="date">
            <text:p>2014-04-02</text:p>
          </table:table-cell>
          <table:table-cell table:formula="of:= MONTH([.A253])" office:value-type="float" office:value="3" calcext:value-type="float">
            <text:p>3</text:p>
          </table:table-cell>
          <table:table-cell table:formula="of:=COM.MICROSOFT.IFS([.C253] = 1; &quot;styczeń&quot;; [.C253] = 2; &quot;luty&quot;; [.C253] = 3; &quot;marzec&quot;; [.C253] = 4; &quot;kwiecień&quot;; [.C253] = 5; &quot;maj&quot;; [.C253] = 6; &quot;czerwiec&quot;; [.C253] = 7; &quot;lipiec&quot;; [.C253] = 8; &quot;sierpień&quot;; [.C253] = 9; &quot;wrzesień&quot;; [.C253] = 10; &quot;październik&quot;; [.C253] = 11; &quot;listopad&quot;; [.C253] = 12; &quot;grudzień&quot;)" office:value-type="string" office:string-value="marzec" calcext:value-type="string">
            <text:p>marzec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5" calcext:value-type="float">
            <text:p>5</text:p>
          </table:table-cell>
          <table:table-cell table:formula="of:=[.B253] - [.A253]" office:value-type="float" office:value="12" calcext:value-type="float">
            <text:p>12</text:p>
          </table:table-cell>
          <table:table-cell table:formula="of:= 10 * [.G253] * [.H253]" office:value-type="float" office:value="600" calcext:value-type="float">
            <text:p>600</text:p>
          </table:table-cell>
          <table:table-cell table:formula="of:=[.I253] + [.F253] + [.E253]" office:value-type="float" office:value="616.99" calcext:value-type="float">
            <text:p>616,99</text:p>
          </table:table-cell>
          <table:table-cell table:formula="of:= [.E253] + [.F253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date" office:date-value="2014-04-10" calcext:value-type="date">
            <text:p>2014-04-10</text:p>
          </table:table-cell>
          <table:table-cell table:formula="of:= MONTH([.A254])" office:value-type="float" office:value="3" calcext:value-type="float">
            <text:p>3</text:p>
          </table:table-cell>
          <table:table-cell table:formula="of:=COM.MICROSOFT.IFS([.C254] = 1; &quot;styczeń&quot;; [.C254] = 2; &quot;luty&quot;; [.C254] = 3; &quot;marzec&quot;; [.C254] = 4; &quot;kwiecień&quot;; [.C254] = 5; &quot;maj&quot;; [.C254] = 6; &quot;czerwiec&quot;; [.C254] = 7; &quot;lipiec&quot;; [.C254] = 8; &quot;sierpień&quot;; [.C254] = 9; &quot;wrzesień&quot;; [.C254] = 10; &quot;październik&quot;; [.C254] = 11; &quot;listopad&quot;; [.C254] = 12; &quot;grudzień&quot;)" office:value-type="string" office:string-value="marzec" calcext:value-type="string">
            <text:p>marzec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254] - [.A254]" office:value-type="float" office:value="20" calcext:value-type="float">
            <text:p>20</text:p>
          </table:table-cell>
          <table:table-cell table:formula="of:= 10 * [.G254] * [.H254]" office:value-type="float" office:value="600" calcext:value-type="float">
            <text:p>600</text:p>
          </table:table-cell>
          <table:table-cell table:formula="of:=[.I254] + [.F254] + [.E254]" office:value-type="float" office:value="603.89" calcext:value-type="float">
            <text:p>603,89</text:p>
          </table:table-cell>
          <table:table-cell table:formula="of:= [.E254] + [.F254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date" office:date-value="2014-03-27" calcext:value-type="date">
            <text:p>2014-03-27</text:p>
          </table:table-cell>
          <table:table-cell table:formula="of:= MONTH([.A255])" office:value-type="float" office:value="3" calcext:value-type="float">
            <text:p>3</text:p>
          </table:table-cell>
          <table:table-cell table:formula="of:=COM.MICROSOFT.IFS([.C255] = 1; &quot;styczeń&quot;; [.C255] = 2; &quot;luty&quot;; [.C255] = 3; &quot;marzec&quot;; [.C255] = 4; &quot;kwiecień&quot;; [.C255] = 5; &quot;maj&quot;; [.C255] = 6; &quot;czerwiec&quot;; [.C255] = 7; &quot;lipiec&quot;; [.C255] = 8; &quot;sierpień&quot;; [.C255] = 9; &quot;wrzesień&quot;; [.C255] = 10; &quot;październik&quot;; [.C255] = 11; &quot;listopad&quot;; [.C255] = 12; &quot;grudzień&quot;)" office:value-type="string" office:string-value="marzec" calcext:value-type="string">
            <text:p>marzec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formula="of:=[.B255] - [.A255]" office:value-type="float" office:value="6" calcext:value-type="float">
            <text:p>6</text:p>
          </table:table-cell>
          <table:table-cell table:formula="of:= 10 * [.G255] * [.H255]" office:value-type="float" office:value="360" calcext:value-type="float">
            <text:p>360</text:p>
          </table:table-cell>
          <table:table-cell table:formula="of:=[.I255] + [.F255] + [.E255]" office:value-type="float" office:value="368.73" calcext:value-type="float">
            <text:p>368,73</text:p>
          </table:table-cell>
          <table:table-cell table:formula="of:= [.E255] + [.F255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3-21" calcext:value-type="date">
            <text:p>2014-03-21</text:p>
          </table:table-cell>
          <table:table-cell office:value-type="date" office:date-value="2014-03-26" calcext:value-type="date">
            <text:p>2014-03-26</text:p>
          </table:table-cell>
          <table:table-cell table:formula="of:= MONTH([.A256])" office:value-type="float" office:value="3" calcext:value-type="float">
            <text:p>3</text:p>
          </table:table-cell>
          <table:table-cell table:formula="of:=COM.MICROSOFT.IFS([.C256] = 1; &quot;styczeń&quot;; [.C256] = 2; &quot;luty&quot;; [.C256] = 3; &quot;marzec&quot;; [.C256] = 4; &quot;kwiecień&quot;; [.C256] = 5; &quot;maj&quot;; [.C256] = 6; &quot;czerwiec&quot;; [.C256] = 7; &quot;lipiec&quot;; [.C256] = 8; &quot;sierpień&quot;; [.C256] = 9; &quot;wrzesień&quot;; [.C256] = 10; &quot;październik&quot;; [.C256] = 11; &quot;listopad&quot;; [.C256] = 12; &quot;grudzień&quot;)" office:value-type="string" office:string-value="marzec" calcext:value-type="string">
            <text:p>marzec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formula="of:=[.B256] - [.A256]" office:value-type="float" office:value="5" calcext:value-type="float">
            <text:p>5</text:p>
          </table:table-cell>
          <table:table-cell table:formula="of:= 10 * [.G256] * [.H256]" office:value-type="float" office:value="100" calcext:value-type="float">
            <text:p>100</text:p>
          </table:table-cell>
          <table:table-cell table:formula="of:=[.I256] + [.F256] + [.E256]" office:value-type="float" office:value="107.91" calcext:value-type="float">
            <text:p>107,91</text:p>
          </table:table-cell>
          <table:table-cell table:formula="of:= [.E256] + [.F256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date" office:date-value="2014-04-13" calcext:value-type="date">
            <text:p>2014-04-13</text:p>
          </table:table-cell>
          <table:table-cell table:formula="of:= MONTH([.A257])" office:value-type="float" office:value="3" calcext:value-type="float">
            <text:p>3</text:p>
          </table:table-cell>
          <table:table-cell table:formula="of:=COM.MICROSOFT.IFS([.C257] = 1; &quot;styczeń&quot;; [.C257] = 2; &quot;luty&quot;; [.C257] = 3; &quot;marzec&quot;; [.C257] = 4; &quot;kwiecień&quot;; [.C257] = 5; &quot;maj&quot;; [.C257] = 6; &quot;czerwiec&quot;; [.C257] = 7; &quot;lipiec&quot;; [.C257] = 8; &quot;sierpień&quot;; [.C257] = 9; &quot;wrzesień&quot;; [.C257] = 10; &quot;październik&quot;; [.C257] = 11; &quot;listopad&quot;; [.C257] = 12; &quot;grudzień&quot;)" office:value-type="string" office:string-value="marzec" calcext:value-type="string">
            <text:p>marzec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257] - [.A257]" office:value-type="float" office:value="17" calcext:value-type="float">
            <text:p>17</text:p>
          </table:table-cell>
          <table:table-cell table:formula="of:= 10 * [.G257] * [.H257]" office:value-type="float" office:value="340" calcext:value-type="float">
            <text:p>340</text:p>
          </table:table-cell>
          <table:table-cell table:formula="of:=[.I257] + [.F257] + [.E257]" office:value-type="float" office:value="343.89" calcext:value-type="float">
            <text:p>343,89</text:p>
          </table:table-cell>
          <table:table-cell table:formula="of:= [.E257] + [.F257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date" office:date-value="2014-04-18" calcext:value-type="date">
            <text:p>2014-04-18</text:p>
          </table:table-cell>
          <table:table-cell table:formula="of:= MONTH([.A258])" office:value-type="float" office:value="3" calcext:value-type="float">
            <text:p>3</text:p>
          </table:table-cell>
          <table:table-cell table:formula="of:=COM.MICROSOFT.IFS([.C258] = 1; &quot;styczeń&quot;; [.C258] = 2; &quot;luty&quot;; [.C258] = 3; &quot;marzec&quot;; [.C258] = 4; &quot;kwiecień&quot;; [.C258] = 5; &quot;maj&quot;; [.C258] = 6; &quot;czerwiec&quot;; [.C258] = 7; &quot;lipiec&quot;; [.C258] = 8; &quot;sierpień&quot;; [.C258] = 9; &quot;wrzesień&quot;; [.C258] = 10; &quot;październik&quot;; [.C258] = 11; &quot;listopad&quot;; [.C258] = 12; &quot;grudzień&quot;)" office:value-type="string" office:string-value="marzec" calcext:value-type="string">
            <text:p>marzec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4" calcext:value-type="float">
            <text:p>4</text:p>
          </table:table-cell>
          <table:table-cell table:formula="of:=[.B258] - [.A258]" office:value-type="float" office:value="22" calcext:value-type="float">
            <text:p>22</text:p>
          </table:table-cell>
          <table:table-cell table:formula="of:= 10 * [.G258] * [.H258]" office:value-type="float" office:value="880" calcext:value-type="float">
            <text:p>880</text:p>
          </table:table-cell>
          <table:table-cell table:formula="of:=[.I258] + [.F258] + [.E258]" office:value-type="float" office:value="896.99" calcext:value-type="float">
            <text:p>896,99</text:p>
          </table:table-cell>
          <table:table-cell table:formula="of:= [.E258] + [.F258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date" office:date-value="2014-03-30" calcext:value-type="date">
            <text:p>2014-03-30</text:p>
          </table:table-cell>
          <table:table-cell table:formula="of:= MONTH([.A259])" office:value-type="float" office:value="3" calcext:value-type="float">
            <text:p>3</text:p>
          </table:table-cell>
          <table:table-cell table:formula="of:=COM.MICROSOFT.IFS([.C259] = 1; &quot;styczeń&quot;; [.C259] = 2; &quot;luty&quot;; [.C259] = 3; &quot;marzec&quot;; [.C259] = 4; &quot;kwiecień&quot;; [.C259] = 5; &quot;maj&quot;; [.C259] = 6; &quot;czerwiec&quot;; [.C259] = 7; &quot;lipiec&quot;; [.C259] = 8; &quot;sierpień&quot;; [.C259] = 9; &quot;wrzesień&quot;; [.C259] = 10; &quot;październik&quot;; [.C259] = 11; &quot;listopad&quot;; [.C259] = 12; &quot;grudzień&quot;)" office:value-type="string" office:string-value="marzec" calcext:value-type="string">
            <text:p>marzec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  <table:table-cell table:formula="of:=[.B259] - [.A259]" office:value-type="float" office:value="3" calcext:value-type="float">
            <text:p>3</text:p>
          </table:table-cell>
          <table:table-cell table:formula="of:= 10 * [.G259] * [.H259]" office:value-type="float" office:value="150" calcext:value-type="float">
            <text:p>150</text:p>
          </table:table-cell>
          <table:table-cell table:formula="of:=[.I259] + [.F259] + [.E259]" office:value-type="float" office:value="160.46" calcext:value-type="float">
            <text:p>160,46</text:p>
          </table:table-cell>
          <table:table-cell table:formula="of:= [.E259] + [.F259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date" office:date-value="2014-04-02" calcext:value-type="date">
            <text:p>2014-04-02</text:p>
          </table:table-cell>
          <table:table-cell table:formula="of:= MONTH([.A260])" office:value-type="float" office:value="3" calcext:value-type="float">
            <text:p>3</text:p>
          </table:table-cell>
          <table:table-cell table:formula="of:=COM.MICROSOFT.IFS([.C260] = 1; &quot;styczeń&quot;; [.C260] = 2; &quot;luty&quot;; [.C260] = 3; &quot;marzec&quot;; [.C260] = 4; &quot;kwiecień&quot;; [.C260] = 5; &quot;maj&quot;; [.C260] = 6; &quot;czerwiec&quot;; [.C260] = 7; &quot;lipiec&quot;; [.C260] = 8; &quot;sierpień&quot;; [.C260] = 9; &quot;wrzesień&quot;; [.C260] = 10; &quot;październik&quot;; [.C260] = 11; &quot;listopad&quot;; [.C260] = 12; &quot;grudzień&quot;)" office:value-type="string" office:string-value="marzec" calcext:value-type="string">
            <text:p>marzec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5" calcext:value-type="float">
            <text:p>5</text:p>
          </table:table-cell>
          <table:table-cell table:formula="of:=[.B260] - [.A260]" office:value-type="float" office:value="6" calcext:value-type="float">
            <text:p>6</text:p>
          </table:table-cell>
          <table:table-cell table:formula="of:= 10 * [.G260] * [.H260]" office:value-type="float" office:value="300" calcext:value-type="float">
            <text:p>300</text:p>
          </table:table-cell>
          <table:table-cell table:formula="of:=[.I260] + [.F260] + [.E260]" office:value-type="float" office:value="308.61" calcext:value-type="float">
            <text:p>308,61</text:p>
          </table:table-cell>
          <table:table-cell table:formula="of:= [.E260] + [.F260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date" office:date-value="2014-04-23" calcext:value-type="date">
            <text:p>2014-04-23</text:p>
          </table:table-cell>
          <table:table-cell table:formula="of:= MONTH([.A261])" office:value-type="float" office:value="3" calcext:value-type="float">
            <text:p>3</text:p>
          </table:table-cell>
          <table:table-cell table:formula="of:=COM.MICROSOFT.IFS([.C261] = 1; &quot;styczeń&quot;; [.C261] = 2; &quot;luty&quot;; [.C261] = 3; &quot;marzec&quot;; [.C261] = 4; &quot;kwiecień&quot;; [.C261] = 5; &quot;maj&quot;; [.C261] = 6; &quot;czerwiec&quot;; [.C261] = 7; &quot;lipiec&quot;; [.C261] = 8; &quot;sierpień&quot;; [.C261] = 9; &quot;wrzesień&quot;; [.C261] = 10; &quot;październik&quot;; [.C261] = 11; &quot;listopad&quot;; [.C261] = 12; &quot;grudzień&quot;)" office:value-type="string" office:string-value="marzec" calcext:value-type="string">
            <text:p>marzec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261] - [.A261]" office:value-type="float" office:value="27" calcext:value-type="float">
            <text:p>27</text:p>
          </table:table-cell>
          <table:table-cell table:formula="of:= 10 * [.G261] * [.H261]" office:value-type="float" office:value="540" calcext:value-type="float">
            <text:p>540</text:p>
          </table:table-cell>
          <table:table-cell table:formula="of:=[.I261] + [.F261] + [.E261]" office:value-type="float" office:value="549.12" calcext:value-type="float">
            <text:p>549,12</text:p>
          </table:table-cell>
          <table:table-cell table:formula="of:= [.E261] + [.F261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3-27" calcext:value-type="date">
            <text:p>2014-03-27</text:p>
          </table:table-cell>
          <table:table-cell office:value-type="date" office:date-value="2014-04-19" calcext:value-type="date">
            <text:p>2014-04-19</text:p>
          </table:table-cell>
          <table:table-cell table:formula="of:= MONTH([.A262])" office:value-type="float" office:value="3" calcext:value-type="float">
            <text:p>3</text:p>
          </table:table-cell>
          <table:table-cell table:formula="of:=COM.MICROSOFT.IFS([.C262] = 1; &quot;styczeń&quot;; [.C262] = 2; &quot;luty&quot;; [.C262] = 3; &quot;marzec&quot;; [.C262] = 4; &quot;kwiecień&quot;; [.C262] = 5; &quot;maj&quot;; [.C262] = 6; &quot;czerwiec&quot;; [.C262] = 7; &quot;lipiec&quot;; [.C262] = 8; &quot;sierpień&quot;; [.C262] = 9; &quot;wrzesień&quot;; [.C262] = 10; &quot;październik&quot;; [.C262] = 11; &quot;listopad&quot;; [.C262] = 12; &quot;grudzień&quot;)" office:value-type="string" office:string-value="marzec" calcext:value-type="string">
            <text:p>marzec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262] - [.A262]" office:value-type="float" office:value="23" calcext:value-type="float">
            <text:p>23</text:p>
          </table:table-cell>
          <table:table-cell table:formula="of:= 10 * [.G262] * [.H262]" office:value-type="float" office:value="460" calcext:value-type="float">
            <text:p>460</text:p>
          </table:table-cell>
          <table:table-cell table:formula="of:=[.I262] + [.F262] + [.E262]" office:value-type="float" office:value="467.54" calcext:value-type="float">
            <text:p>467,54</text:p>
          </table:table-cell>
          <table:table-cell table:formula="of:= [.E262] + [.F262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date" office:date-value="2014-04-11" calcext:value-type="date">
            <text:p>2014-04-11</text:p>
          </table:table-cell>
          <table:table-cell table:formula="of:= MONTH([.A263])" office:value-type="float" office:value="4" calcext:value-type="float">
            <text:p>4</text:p>
          </table:table-cell>
          <table:table-cell table:formula="of:=COM.MICROSOFT.IFS([.C263] = 1; &quot;styczeń&quot;; [.C263] = 2; &quot;luty&quot;; [.C263] = 3; &quot;marzec&quot;; [.C263] = 4; &quot;kwiecień&quot;; [.C263] = 5; &quot;maj&quot;; [.C263] = 6; &quot;czerwiec&quot;; [.C263] = 7; &quot;lipiec&quot;; [.C263] = 8; &quot;sierpień&quot;; [.C263] = 9; &quot;wrzesień&quot;; [.C263] = 10; &quot;październik&quot;; [.C263] = 11; &quot;listopad&quot;; [.C263] = 12; &quot;grudzień&quot;)" office:value-type="string" office:string-value="kwiecień" calcext:value-type="string">
            <text:p>kwiecień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4" calcext:value-type="float">
            <text:p>4</text:p>
          </table:table-cell>
          <table:table-cell table:formula="of:=[.B263] - [.A263]" office:value-type="float" office:value="9" calcext:value-type="float">
            <text:p>9</text:p>
          </table:table-cell>
          <table:table-cell table:formula="of:= 10 * [.G263] * [.H263]" office:value-type="float" office:value="360" calcext:value-type="float">
            <text:p>360</text:p>
          </table:table-cell>
          <table:table-cell table:formula="of:=[.I263] + [.F263] + [.E263]" office:value-type="float" office:value="367.06" calcext:value-type="float">
            <text:p>367,06</text:p>
          </table:table-cell>
          <table:table-cell table:formula="of:= [.E263] + [.F263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date" office:date-value="2014-04-11" calcext:value-type="date">
            <text:p>2014-04-11</text:p>
          </table:table-cell>
          <table:table-cell table:formula="of:= MONTH([.A264])" office:value-type="float" office:value="4" calcext:value-type="float">
            <text:p>4</text:p>
          </table:table-cell>
          <table:table-cell table:formula="of:=COM.MICROSOFT.IFS([.C264] = 1; &quot;styczeń&quot;; [.C264] = 2; &quot;luty&quot;; [.C264] = 3; &quot;marzec&quot;; [.C264] = 4; &quot;kwiecień&quot;; [.C264] = 5; &quot;maj&quot;; [.C264] = 6; &quot;czerwiec&quot;; [.C264] = 7; &quot;lipiec&quot;; [.C264] = 8; &quot;sierpień&quot;; [.C264] = 9; &quot;wrzesień&quot;; [.C264] = 10; &quot;październik&quot;; [.C264] = 11; &quot;listopad&quot;; [.C264] = 12; &quot;grudzień&quot;)" office:value-type="string" office:string-value="kwiecień" calcext:value-type="string">
            <text:p>kwiecień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table:formula="of:=[.B264] - [.A264]" office:value-type="float" office:value="9" calcext:value-type="float">
            <text:p>9</text:p>
          </table:table-cell>
          <table:table-cell table:formula="of:= 10 * [.G264] * [.H264]" office:value-type="float" office:value="270" calcext:value-type="float">
            <text:p>270</text:p>
          </table:table-cell>
          <table:table-cell table:formula="of:=[.I264] + [.F264] + [.E264]" office:value-type="float" office:value="283.36" calcext:value-type="float">
            <text:p>283,36</text:p>
          </table:table-cell>
          <table:table-cell table:formula="of:= [.E264] + [.F264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date" office:date-value="2014-04-21" calcext:value-type="date">
            <text:p>2014-04-21</text:p>
          </table:table-cell>
          <table:table-cell table:formula="of:= MONTH([.A265])" office:value-type="float" office:value="4" calcext:value-type="float">
            <text:p>4</text:p>
          </table:table-cell>
          <table:table-cell table:formula="of:=COM.MICROSOFT.IFS([.C265] = 1; &quot;styczeń&quot;; [.C265] = 2; &quot;luty&quot;; [.C265] = 3; &quot;marzec&quot;; [.C265] = 4; &quot;kwiecień&quot;; [.C265] = 5; &quot;maj&quot;; [.C265] = 6; &quot;czerwiec&quot;; [.C265] = 7; &quot;lipiec&quot;; [.C265] = 8; &quot;sierpień&quot;; [.C265] = 9; &quot;wrzesień&quot;; [.C265] = 10; &quot;październik&quot;; [.C265] = 11; &quot;listopad&quot;; [.C265] = 12; &quot;grudzień&quot;)" office:value-type="string" office:string-value="kwiecień" calcext:value-type="string">
            <text:p>kwiecień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B265] - [.A265]" office:value-type="float" office:value="19" calcext:value-type="float">
            <text:p>19</text:p>
          </table:table-cell>
          <table:table-cell table:formula="of:= 10 * [.G265] * [.H265]" office:value-type="float" office:value="570" calcext:value-type="float">
            <text:p>570</text:p>
          </table:table-cell>
          <table:table-cell table:formula="of:=[.I265] + [.F265] + [.E265]" office:value-type="float" office:value="580.87" calcext:value-type="float">
            <text:p>580,87</text:p>
          </table:table-cell>
          <table:table-cell table:formula="of:= [.E265] + [.F265]" office:value-type="float" office:value="10.87" calcext:value-type="float">
            <text:p>10,87</text:p>
          </table:table-cell>
          <table:table-cell table:number-columns-repeated="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date" office:date-value="2014-04-22" calcext:value-type="date">
            <text:p>2014-04-22</text:p>
          </table:table-cell>
          <table:table-cell table:formula="of:= MONTH([.A266])" office:value-type="float" office:value="4" calcext:value-type="float">
            <text:p>4</text:p>
          </table:table-cell>
          <table:table-cell table:formula="of:=COM.MICROSOFT.IFS([.C266] = 1; &quot;styczeń&quot;; [.C266] = 2; &quot;luty&quot;; [.C266] = 3; &quot;marzec&quot;; [.C266] = 4; &quot;kwiecień&quot;; [.C266] = 5; &quot;maj&quot;; [.C266] = 6; &quot;czerwiec&quot;; [.C266] = 7; &quot;lipiec&quot;; [.C266] = 8; &quot;sierpień&quot;; [.C266] = 9; &quot;wrzesień&quot;; [.C266] = 10; &quot;październik&quot;; [.C266] = 11; &quot;listopad&quot;; [.C266] = 12; &quot;grudzień&quot;)" office:value-type="string" office:string-value="kwiecień" calcext:value-type="string">
            <text:p>kwiecień</text:p>
          </table:table-cell>
          <table:table-cell office:value-type="float" office:value="16.94" calcext:value-type="float">
            <text:p>16,94</text:p>
          </table:table-cell>
          <table:table-cell office:value-type="float" office:value="0.45" calcext:value-type="float">
            <text:p>0,45</text:p>
          </table:table-cell>
          <table:table-cell office:value-type="float" office:value="4" calcext:value-type="float">
            <text:p>4</text:p>
          </table:table-cell>
          <table:table-cell table:formula="of:=[.B266] - [.A266]" office:value-type="float" office:value="20" calcext:value-type="float">
            <text:p>20</text:p>
          </table:table-cell>
          <table:table-cell table:formula="of:= 10 * [.G266] * [.H266]" office:value-type="float" office:value="800" calcext:value-type="float">
            <text:p>800</text:p>
          </table:table-cell>
          <table:table-cell table:formula="of:=[.I266] + [.F266] + [.E266]" office:value-type="float" office:value="817.39" calcext:value-type="float">
            <text:p>817,39</text:p>
          </table:table-cell>
          <table:table-cell table:formula="of:= [.E266] + [.F266]" office:value-type="float" office:value="17.39" calcext:value-type="float">
            <text:p>17,39</text:p>
          </table:table-cell>
          <table:table-cell table:number-columns-repeated="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date" office:date-value="2014-04-19" calcext:value-type="date">
            <text:p>2014-04-19</text:p>
          </table:table-cell>
          <table:table-cell table:formula="of:= MONTH([.A267])" office:value-type="float" office:value="4" calcext:value-type="float">
            <text:p>4</text:p>
          </table:table-cell>
          <table:table-cell table:formula="of:=COM.MICROSOFT.IFS([.C267] = 1; &quot;styczeń&quot;; [.C267] = 2; &quot;luty&quot;; [.C267] = 3; &quot;marzec&quot;; [.C267] = 4; &quot;kwiecień&quot;; [.C267] = 5; &quot;maj&quot;; [.C267] = 6; &quot;czerwiec&quot;; [.C267] = 7; &quot;lipiec&quot;; [.C267] = 8; &quot;sierpień&quot;; [.C267] = 9; &quot;wrzesień&quot;; [.C267] = 10; &quot;październik&quot;; [.C267] = 11; &quot;listopad&quot;; [.C267] = 12; &quot;grudzień&quot;)" office:value-type="string" office:string-value="kwiecień" calcext:value-type="string">
            <text:p>kwiecień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267] - [.A267]" office:value-type="float" office:value="17" calcext:value-type="float">
            <text:p>17</text:p>
          </table:table-cell>
          <table:table-cell table:formula="of:= 10 * [.G267] * [.H267]" office:value-type="float" office:value="680" calcext:value-type="float">
            <text:p>680</text:p>
          </table:table-cell>
          <table:table-cell table:formula="of:=[.I267] + [.F267] + [.E267]" office:value-type="float" office:value="691.74" calcext:value-type="float">
            <text:p>691,74</text:p>
          </table:table-cell>
          <table:table-cell table:formula="of:= [.E267] + [.F267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4-02" calcext:value-type="date">
            <text:p>2014-04-02</text:p>
          </table:table-cell>
          <table:table-cell office:value-type="date" office:date-value="2014-04-04" calcext:value-type="date">
            <text:p>2014-04-04</text:p>
          </table:table-cell>
          <table:table-cell table:formula="of:= MONTH([.A268])" office:value-type="float" office:value="4" calcext:value-type="float">
            <text:p>4</text:p>
          </table:table-cell>
          <table:table-cell table:formula="of:=COM.MICROSOFT.IFS([.C268] = 1; &quot;styczeń&quot;; [.C268] = 2; &quot;luty&quot;; [.C268] = 3; &quot;marzec&quot;; [.C268] = 4; &quot;kwiecień&quot;; [.C268] = 5; &quot;maj&quot;; [.C268] = 6; &quot;czerwiec&quot;; [.C268] = 7; &quot;lipiec&quot;; [.C268] = 8; &quot;sierpień&quot;; [.C268] = 9; &quot;wrzesień&quot;; [.C268] = 10; &quot;październik&quot;; [.C268] = 11; &quot;listopad&quot;; [.C268] = 12; &quot;grudzień&quot;)" office:value-type="string" office:string-value="kwiecień" calcext:value-type="string">
            <text:p>kwieci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268] - [.A268]" office:value-type="float" office:value="2" calcext:value-type="float">
            <text:p>2</text:p>
          </table:table-cell>
          <table:table-cell table:formula="of:= 10 * [.G268] * [.H268]" office:value-type="float" office:value="80" calcext:value-type="float">
            <text:p>80</text:p>
          </table:table-cell>
          <table:table-cell table:formula="of:=[.I268] + [.F268] + [.E268]" office:value-type="float" office:value="83.89" calcext:value-type="float">
            <text:p>83,89</text:p>
          </table:table-cell>
          <table:table-cell table:formula="of:= [.E268] + [.F268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4-03" calcext:value-type="date">
            <text:p>2014-04-03</text:p>
          </table:table-cell>
          <table:table-cell office:value-type="date" office:date-value="2014-04-29" calcext:value-type="date">
            <text:p>2014-04-29</text:p>
          </table:table-cell>
          <table:table-cell table:formula="of:= MONTH([.A269])" office:value-type="float" office:value="4" calcext:value-type="float">
            <text:p>4</text:p>
          </table:table-cell>
          <table:table-cell table:formula="of:=COM.MICROSOFT.IFS([.C269] = 1; &quot;styczeń&quot;; [.C269] = 2; &quot;luty&quot;; [.C269] = 3; &quot;marzec&quot;; [.C269] = 4; &quot;kwiecień&quot;; [.C269] = 5; &quot;maj&quot;; [.C269] = 6; &quot;czerwiec&quot;; [.C269] = 7; &quot;lipiec&quot;; [.C269] = 8; &quot;sierpień&quot;; [.C269] = 9; &quot;wrzesień&quot;; [.C269] = 10; &quot;październik&quot;; [.C269] = 11; &quot;listopad&quot;; [.C269] = 12; &quot;grudzień&quot;)" office:value-type="string" office:string-value="kwiecień" calcext:value-type="string">
            <text:p>kwiecień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B269] - [.A269]" office:value-type="float" office:value="26" calcext:value-type="float">
            <text:p>26</text:p>
          </table:table-cell>
          <table:table-cell table:formula="of:= 10 * [.G269] * [.H269]" office:value-type="float" office:value="520" calcext:value-type="float">
            <text:p>520</text:p>
          </table:table-cell>
          <table:table-cell table:formula="of:=[.I269] + [.F269] + [.E269]" office:value-type="float" office:value="530.46" calcext:value-type="float">
            <text:p>530,46</text:p>
          </table:table-cell>
          <table:table-cell table:formula="of:= [.E269] + [.F269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date" office:date-value="2014-04-18" calcext:value-type="date">
            <text:p>2014-04-18</text:p>
          </table:table-cell>
          <table:table-cell table:formula="of:= MONTH([.A270])" office:value-type="float" office:value="4" calcext:value-type="float">
            <text:p>4</text:p>
          </table:table-cell>
          <table:table-cell table:formula="of:=COM.MICROSOFT.IFS([.C270] = 1; &quot;styczeń&quot;; [.C270] = 2; &quot;luty&quot;; [.C270] = 3; &quot;marzec&quot;; [.C270] = 4; &quot;kwiecień&quot;; [.C270] = 5; &quot;maj&quot;; [.C270] = 6; &quot;czerwiec&quot;; [.C270] = 7; &quot;lipiec&quot;; [.C270] = 8; &quot;sierpień&quot;; [.C270] = 9; &quot;wrzesień&quot;; [.C270] = 10; &quot;październik&quot;; [.C270] = 11; &quot;listopad&quot;; [.C270] = 12; &quot;grudzień&quot;)" office:value-type="string" office:string-value="kwiecień" calcext:value-type="string">
            <text:p>kwiecień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270] - [.A270]" office:value-type="float" office:value="10" calcext:value-type="float">
            <text:p>10</text:p>
          </table:table-cell>
          <table:table-cell table:formula="of:= 10 * [.G270] * [.H270]" office:value-type="float" office:value="500" calcext:value-type="float">
            <text:p>500</text:p>
          </table:table-cell>
          <table:table-cell table:formula="of:=[.I270] + [.F270] + [.E270]" office:value-type="float" office:value="507.54" calcext:value-type="float">
            <text:p>507,54</text:p>
          </table:table-cell>
          <table:table-cell table:formula="of:= [.E270] + [.F270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date" office:date-value="2014-04-23" calcext:value-type="date">
            <text:p>2014-04-23</text:p>
          </table:table-cell>
          <table:table-cell table:formula="of:= MONTH([.A271])" office:value-type="float" office:value="4" calcext:value-type="float">
            <text:p>4</text:p>
          </table:table-cell>
          <table:table-cell table:formula="of:=COM.MICROSOFT.IFS([.C271] = 1; &quot;styczeń&quot;; [.C271] = 2; &quot;luty&quot;; [.C271] = 3; &quot;marzec&quot;; [.C271] = 4; &quot;kwiecień&quot;; [.C271] = 5; &quot;maj&quot;; [.C271] = 6; &quot;czerwiec&quot;; [.C271] = 7; &quot;lipiec&quot;; [.C271] = 8; &quot;sierpień&quot;; [.C271] = 9; &quot;wrzesień&quot;; [.C271] = 10; &quot;październik&quot;; [.C271] = 11; &quot;listopad&quot;; [.C271] = 12; &quot;grudzień&quot;)" office:value-type="string" office:string-value="kwiecień" calcext:value-type="string">
            <text:p>kwiecień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6" calcext:value-type="float">
            <text:p>6</text:p>
          </table:table-cell>
          <table:table-cell table:formula="of:=[.B271] - [.A271]" office:value-type="float" office:value="15" calcext:value-type="float">
            <text:p>15</text:p>
          </table:table-cell>
          <table:table-cell table:formula="of:= 10 * [.G271] * [.H271]" office:value-type="float" office:value="900" calcext:value-type="float">
            <text:p>900</text:p>
          </table:table-cell>
          <table:table-cell table:formula="of:=[.I271] + [.F271] + [.E271]" office:value-type="float" office:value="910" calcext:value-type="float">
            <text:p>910</text:p>
          </table:table-cell>
          <table:table-cell table:formula="of:= [.E271] + [.F271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date" office:date-value="2014-04-29" calcext:value-type="date">
            <text:p>2014-04-29</text:p>
          </table:table-cell>
          <table:table-cell table:formula="of:= MONTH([.A272])" office:value-type="float" office:value="4" calcext:value-type="float">
            <text:p>4</text:p>
          </table:table-cell>
          <table:table-cell table:formula="of:=COM.MICROSOFT.IFS([.C272] = 1; &quot;styczeń&quot;; [.C272] = 2; &quot;luty&quot;; [.C272] = 3; &quot;marzec&quot;; [.C272] = 4; &quot;kwiecień&quot;; [.C272] = 5; &quot;maj&quot;; [.C272] = 6; &quot;czerwiec&quot;; [.C272] = 7; &quot;lipiec&quot;; [.C272] = 8; &quot;sierpień&quot;; [.C272] = 9; &quot;wrzesień&quot;; [.C272] = 10; &quot;październik&quot;; [.C272] = 11; &quot;listopad&quot;; [.C272] = 12; &quot;grudzień&quot;)" office:value-type="string" office:string-value="kwiecień" calcext:value-type="string">
            <text:p>kwiecień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272] - [.A272]" office:value-type="float" office:value="21" calcext:value-type="float">
            <text:p>21</text:p>
          </table:table-cell>
          <table:table-cell table:formula="of:= 10 * [.G272] * [.H272]" office:value-type="float" office:value="630" calcext:value-type="float">
            <text:p>630</text:p>
          </table:table-cell>
          <table:table-cell table:formula="of:=[.I272] + [.F272] + [.E272]" office:value-type="float" office:value="638.88" calcext:value-type="float">
            <text:p>638,88</text:p>
          </table:table-cell>
          <table:table-cell table:formula="of:= [.E272] + [.F272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date" office:date-value="2014-04-30" calcext:value-type="date">
            <text:p>2014-04-30</text:p>
          </table:table-cell>
          <table:table-cell table:formula="of:= MONTH([.A273])" office:value-type="float" office:value="4" calcext:value-type="float">
            <text:p>4</text:p>
          </table:table-cell>
          <table:table-cell table:formula="of:=COM.MICROSOFT.IFS([.C273] = 1; &quot;styczeń&quot;; [.C273] = 2; &quot;luty&quot;; [.C273] = 3; &quot;marzec&quot;; [.C273] = 4; &quot;kwiecień&quot;; [.C273] = 5; &quot;maj&quot;; [.C273] = 6; &quot;czerwiec&quot;; [.C273] = 7; &quot;lipiec&quot;; [.C273] = 8; &quot;sierpień&quot;; [.C273] = 9; &quot;wrzesień&quot;; [.C273] = 10; &quot;październik&quot;; [.C273] = 11; &quot;listopad&quot;; [.C273] = 12; &quot;grudzień&quot;)" office:value-type="string" office:string-value="kwiecień" calcext:value-type="string">
            <text:p>kwiecień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273] - [.A273]" office:value-type="float" office:value="22" calcext:value-type="float">
            <text:p>22</text:p>
          </table:table-cell>
          <table:table-cell table:formula="of:= 10 * [.G273] * [.H273]" office:value-type="float" office:value="440" calcext:value-type="float">
            <text:p>440</text:p>
          </table:table-cell>
          <table:table-cell table:formula="of:=[.I273] + [.F273] + [.E273]" office:value-type="float" office:value="447.25" calcext:value-type="float">
            <text:p>447,25</text:p>
          </table:table-cell>
          <table:table-cell table:formula="of:= [.E273] + [.F273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date" office:date-value="2014-05-03" calcext:value-type="date">
            <text:p>2014-05-03</text:p>
          </table:table-cell>
          <table:table-cell table:formula="of:= MONTH([.A274])" office:value-type="float" office:value="4" calcext:value-type="float">
            <text:p>4</text:p>
          </table:table-cell>
          <table:table-cell table:formula="of:=COM.MICROSOFT.IFS([.C274] = 1; &quot;styczeń&quot;; [.C274] = 2; &quot;luty&quot;; [.C274] = 3; &quot;marzec&quot;; [.C274] = 4; &quot;kwiecień&quot;; [.C274] = 5; &quot;maj&quot;; [.C274] = 6; &quot;czerwiec&quot;; [.C274] = 7; &quot;lipiec&quot;; [.C274] = 8; &quot;sierpień&quot;; [.C274] = 9; &quot;wrzesień&quot;; [.C274] = 10; &quot;październik&quot;; [.C274] = 11; &quot;listopad&quot;; [.C274] = 12; &quot;grudzień&quot;)" office:value-type="string" office:string-value="kwiecień" calcext:value-type="string">
            <text:p>kwiecień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formula="of:=[.B274] - [.A274]" office:value-type="float" office:value="25" calcext:value-type="float">
            <text:p>25</text:p>
          </table:table-cell>
          <table:table-cell table:formula="of:= 10 * [.G274] * [.H274]" office:value-type="float" office:value="500" calcext:value-type="float">
            <text:p>500</text:p>
          </table:table-cell>
          <table:table-cell table:formula="of:=[.I274] + [.F274] + [.E274]" office:value-type="float" office:value="514.37" calcext:value-type="float">
            <text:p>514,37</text:p>
          </table:table-cell>
          <table:table-cell table:formula="of:= [.E274] + [.F274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04-08" calcext:value-type="date">
            <text:p>2014-04-08</text:p>
          </table:table-cell>
          <table:table-cell office:value-type="date" office:date-value="2014-05-05" calcext:value-type="date">
            <text:p>2014-05-05</text:p>
          </table:table-cell>
          <table:table-cell table:formula="of:= MONTH([.A275])" office:value-type="float" office:value="4" calcext:value-type="float">
            <text:p>4</text:p>
          </table:table-cell>
          <table:table-cell table:formula="of:=COM.MICROSOFT.IFS([.C275] = 1; &quot;styczeń&quot;; [.C275] = 2; &quot;luty&quot;; [.C275] = 3; &quot;marzec&quot;; [.C275] = 4; &quot;kwiecień&quot;; [.C275] = 5; &quot;maj&quot;; [.C275] = 6; &quot;czerwiec&quot;; [.C275] = 7; &quot;lipiec&quot;; [.C275] = 8; &quot;sierpień&quot;; [.C275] = 9; &quot;wrzesień&quot;; [.C275] = 10; &quot;październik&quot;; [.C275] = 11; &quot;listopad&quot;; [.C275] = 12; &quot;grudzień&quot;)" office:value-type="string" office:string-value="kwiecień" calcext:value-type="string">
            <text:p>kwiecień</text:p>
          </table:table-cell>
          <table:table-cell office:value-type="float" office:value="16.94" calcext:value-type="float">
            <text:p>16,94</text:p>
          </table:table-cell>
          <table:table-cell office:value-type="float" office:value="0.45" calcext:value-type="float">
            <text:p>0,45</text:p>
          </table:table-cell>
          <table:table-cell office:value-type="float" office:value="4" calcext:value-type="float">
            <text:p>4</text:p>
          </table:table-cell>
          <table:table-cell table:formula="of:=[.B275] - [.A275]" office:value-type="float" office:value="27" calcext:value-type="float">
            <text:p>27</text:p>
          </table:table-cell>
          <table:table-cell table:formula="of:= 10 * [.G275] * [.H275]" office:value-type="float" office:value="1080" calcext:value-type="float">
            <text:p>1080</text:p>
          </table:table-cell>
          <table:table-cell table:formula="of:=[.I275] + [.F275] + [.E275]" office:value-type="float" office:value="1097.39" calcext:value-type="float">
            <text:p>1097,39</text:p>
          </table:table-cell>
          <table:table-cell table:formula="of:= [.E275] + [.F275]" office:value-type="float" office:value="17.39" calcext:value-type="float">
            <text:p>17,39</text:p>
          </table:table-cell>
          <table:table-cell table:number-columns-repeated="7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date" office:date-value="2014-04-30" calcext:value-type="date">
            <text:p>2014-04-30</text:p>
          </table:table-cell>
          <table:table-cell table:formula="of:= MONTH([.A276])" office:value-type="float" office:value="4" calcext:value-type="float">
            <text:p>4</text:p>
          </table:table-cell>
          <table:table-cell table:formula="of:=COM.MICROSOFT.IFS([.C276] = 1; &quot;styczeń&quot;; [.C276] = 2; &quot;luty&quot;; [.C276] = 3; &quot;marzec&quot;; [.C276] = 4; &quot;kwiecień&quot;; [.C276] = 5; &quot;maj&quot;; [.C276] = 6; &quot;czerwiec&quot;; [.C276] = 7; &quot;lipiec&quot;; [.C276] = 8; &quot;sierpień&quot;; [.C276] = 9; &quot;wrzesień&quot;; [.C276] = 10; &quot;październik&quot;; [.C276] = 11; &quot;listopad&quot;; [.C276] = 12; &quot;grudzień&quot;)" office:value-type="string" office:string-value="kwiecień" calcext:value-type="string">
            <text:p>kwiecień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4" calcext:value-type="float">
            <text:p>4</text:p>
          </table:table-cell>
          <table:table-cell table:formula="of:=[.B276] - [.A276]" office:value-type="float" office:value="16" calcext:value-type="float">
            <text:p>16</text:p>
          </table:table-cell>
          <table:table-cell table:formula="of:= 10 * [.G276] * [.H276]" office:value-type="float" office:value="640" calcext:value-type="float">
            <text:p>640</text:p>
          </table:table-cell>
          <table:table-cell table:formula="of:=[.I276] + [.F276] + [.E276]" office:value-type="float" office:value="656.99" calcext:value-type="float">
            <text:p>656,99</text:p>
          </table:table-cell>
          <table:table-cell table:formula="of:= [.E276] + [.F276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date" office:date-value="2014-05-07" calcext:value-type="date">
            <text:p>2014-05-07</text:p>
          </table:table-cell>
          <table:table-cell table:formula="of:= MONTH([.A277])" office:value-type="float" office:value="4" calcext:value-type="float">
            <text:p>4</text:p>
          </table:table-cell>
          <table:table-cell table:formula="of:=COM.MICROSOFT.IFS([.C277] = 1; &quot;styczeń&quot;; [.C277] = 2; &quot;luty&quot;; [.C277] = 3; &quot;marzec&quot;; [.C277] = 4; &quot;kwiecień&quot;; [.C277] = 5; &quot;maj&quot;; [.C277] = 6; &quot;czerwiec&quot;; [.C277] = 7; &quot;lipiec&quot;; [.C277] = 8; &quot;sierpień&quot;; [.C277] = 9; &quot;wrzesień&quot;; [.C277] = 10; &quot;październik&quot;; [.C277] = 11; &quot;listopad&quot;; [.C277] = 12; &quot;grudzień&quot;)" office:value-type="string" office:string-value="kwiecień" calcext:value-type="string">
            <text:p>kwieci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6" calcext:value-type="float">
            <text:p>6</text:p>
          </table:table-cell>
          <table:table-cell table:formula="of:=[.B277] - [.A277]" office:value-type="float" office:value="23" calcext:value-type="float">
            <text:p>23</text:p>
          </table:table-cell>
          <table:table-cell table:formula="of:= 10 * [.G277] * [.H277]" office:value-type="float" office:value="1380" calcext:value-type="float">
            <text:p>1380</text:p>
          </table:table-cell>
          <table:table-cell table:formula="of:=[.I277] + [.F277] + [.E277]" office:value-type="float" office:value="1394.5" calcext:value-type="float">
            <text:p>1394,5</text:p>
          </table:table-cell>
          <table:table-cell table:formula="of:= [.E277] + [.F277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date" office:date-value="2014-05-02" calcext:value-type="date">
            <text:p>2014-05-02</text:p>
          </table:table-cell>
          <table:table-cell table:formula="of:= MONTH([.A278])" office:value-type="float" office:value="4" calcext:value-type="float">
            <text:p>4</text:p>
          </table:table-cell>
          <table:table-cell table:formula="of:=COM.MICROSOFT.IFS([.C278] = 1; &quot;styczeń&quot;; [.C278] = 2; &quot;luty&quot;; [.C278] = 3; &quot;marzec&quot;; [.C278] = 4; &quot;kwiecień&quot;; [.C278] = 5; &quot;maj&quot;; [.C278] = 6; &quot;czerwiec&quot;; [.C278] = 7; &quot;lipiec&quot;; [.C278] = 8; &quot;sierpień&quot;; [.C278] = 9; &quot;wrzesień&quot;; [.C278] = 10; &quot;październik&quot;; [.C278] = 11; &quot;listopad&quot;; [.C278] = 12; &quot;grudzień&quot;)" office:value-type="string" office:string-value="kwiecień" calcext:value-type="string">
            <text:p>kwiec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278] - [.A278]" office:value-type="float" office:value="18" calcext:value-type="float">
            <text:p>18</text:p>
          </table:table-cell>
          <table:table-cell table:formula="of:= 10 * [.G278] * [.H278]" office:value-type="float" office:value="900" calcext:value-type="float">
            <text:p>900</text:p>
          </table:table-cell>
          <table:table-cell table:formula="of:=[.I278] + [.F278] + [.E278]" office:value-type="float" office:value="911.72" calcext:value-type="float">
            <text:p>911,72</text:p>
          </table:table-cell>
          <table:table-cell table:formula="of:= [.E278] + [.F278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date" office:date-value="2014-05-03" calcext:value-type="date">
            <text:p>2014-05-03</text:p>
          </table:table-cell>
          <table:table-cell table:formula="of:= MONTH([.A279])" office:value-type="float" office:value="4" calcext:value-type="float">
            <text:p>4</text:p>
          </table:table-cell>
          <table:table-cell table:formula="of:=COM.MICROSOFT.IFS([.C279] = 1; &quot;styczeń&quot;; [.C279] = 2; &quot;luty&quot;; [.C279] = 3; &quot;marzec&quot;; [.C279] = 4; &quot;kwiecień&quot;; [.C279] = 5; &quot;maj&quot;; [.C279] = 6; &quot;czerwiec&quot;; [.C279] = 7; &quot;lipiec&quot;; [.C279] = 8; &quot;sierpień&quot;; [.C279] = 9; &quot;wrzesień&quot;; [.C279] = 10; &quot;październik&quot;; [.C279] = 11; &quot;listopad&quot;; [.C279] = 12; &quot;grudzień&quot;)" office:value-type="string" office:string-value="kwiecień" calcext:value-type="string">
            <text:p>kwiecień</text:p>
          </table:table-cell>
          <table:table-cell office:value-type="float" office:value="16.83" calcext:value-type="float">
            <text:p>16,83</text:p>
          </table:table-cell>
          <table:table-cell office:value-type="float" office:value="0.44" calcext:value-type="float">
            <text:p>0,44</text:p>
          </table:table-cell>
          <table:table-cell office:value-type="float" office:value="5" calcext:value-type="float">
            <text:p>5</text:p>
          </table:table-cell>
          <table:table-cell table:formula="of:=[.B279] - [.A279]" office:value-type="float" office:value="19" calcext:value-type="float">
            <text:p>19</text:p>
          </table:table-cell>
          <table:table-cell table:formula="of:= 10 * [.G279] * [.H279]" office:value-type="float" office:value="950" calcext:value-type="float">
            <text:p>950</text:p>
          </table:table-cell>
          <table:table-cell table:formula="of:=[.I279] + [.F279] + [.E279]" office:value-type="float" office:value="967.27" calcext:value-type="float">
            <text:p>967,27</text:p>
          </table:table-cell>
          <table:table-cell table:formula="of:= [.E279] + [.F279]" office:value-type="float" office:value="17.27" calcext:value-type="float">
            <text:p>17,27</text:p>
          </table:table-cell>
          <table:table-cell table:number-columns-repeated="7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date" office:date-value="2014-05-09" calcext:value-type="date">
            <text:p>2014-05-09</text:p>
          </table:table-cell>
          <table:table-cell table:formula="of:= MONTH([.A280])" office:value-type="float" office:value="4" calcext:value-type="float">
            <text:p>4</text:p>
          </table:table-cell>
          <table:table-cell table:formula="of:=COM.MICROSOFT.IFS([.C280] = 1; &quot;styczeń&quot;; [.C280] = 2; &quot;luty&quot;; [.C280] = 3; &quot;marzec&quot;; [.C280] = 4; &quot;kwiecień&quot;; [.C280] = 5; &quot;maj&quot;; [.C280] = 6; &quot;czerwiec&quot;; [.C280] = 7; &quot;lipiec&quot;; [.C280] = 8; &quot;sierpień&quot;; [.C280] = 9; &quot;wrzesień&quot;; [.C280] = 10; &quot;październik&quot;; [.C280] = 11; &quot;listopad&quot;; [.C280] = 12; &quot;grudzień&quot;)" office:value-type="string" office:string-value="kwiecień" calcext:value-type="string">
            <text:p>kwiec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280] - [.A280]" office:value-type="float" office:value="25" calcext:value-type="float">
            <text:p>25</text:p>
          </table:table-cell>
          <table:table-cell table:formula="of:= 10 * [.G280] * [.H280]" office:value-type="float" office:value="1000" calcext:value-type="float">
            <text:p>1000</text:p>
          </table:table-cell>
          <table:table-cell table:formula="of:=[.I280] + [.F280] + [.E280]" office:value-type="float" office:value="1009.3" calcext:value-type="float">
            <text:p>1009,3</text:p>
          </table:table-cell>
          <table:table-cell table:formula="of:= [.E280] + [.F280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4-14" calcext:value-type="date">
            <text:p>2014-04-14</text:p>
          </table:table-cell>
          <table:table-cell office:value-type="date" office:date-value="2014-04-26" calcext:value-type="date">
            <text:p>2014-04-26</text:p>
          </table:table-cell>
          <table:table-cell table:formula="of:= MONTH([.A281])" office:value-type="float" office:value="4" calcext:value-type="float">
            <text:p>4</text:p>
          </table:table-cell>
          <table:table-cell table:formula="of:=COM.MICROSOFT.IFS([.C281] = 1; &quot;styczeń&quot;; [.C281] = 2; &quot;luty&quot;; [.C281] = 3; &quot;marzec&quot;; [.C281] = 4; &quot;kwiecień&quot;; [.C281] = 5; &quot;maj&quot;; [.C281] = 6; &quot;czerwiec&quot;; [.C281] = 7; &quot;lipiec&quot;; [.C281] = 8; &quot;sierpień&quot;; [.C281] = 9; &quot;wrzesień&quot;; [.C281] = 10; &quot;październik&quot;; [.C281] = 11; &quot;listopad&quot;; [.C281] = 12; &quot;grudzień&quot;)" office:value-type="string" office:string-value="kwiecień" calcext:value-type="string">
            <text:p>kwiecień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5" calcext:value-type="float">
            <text:p>5</text:p>
          </table:table-cell>
          <table:table-cell table:formula="of:=[.B281] - [.A281]" office:value-type="float" office:value="12" calcext:value-type="float">
            <text:p>12</text:p>
          </table:table-cell>
          <table:table-cell table:formula="of:= 10 * [.G281] * [.H281]" office:value-type="float" office:value="600" calcext:value-type="float">
            <text:p>600</text:p>
          </table:table-cell>
          <table:table-cell table:formula="of:=[.I281] + [.F281] + [.E281]" office:value-type="float" office:value="612" calcext:value-type="float">
            <text:p>612</text:p>
          </table:table-cell>
          <table:table-cell table:formula="of:= [.E281] + [.F28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4-18" calcext:value-type="date">
            <text:p>2014-04-18</text:p>
          </table:table-cell>
          <table:table-cell office:value-type="date" office:date-value="2014-05-13" calcext:value-type="date">
            <text:p>2014-05-13</text:p>
          </table:table-cell>
          <table:table-cell table:formula="of:= MONTH([.A282])" office:value-type="float" office:value="4" calcext:value-type="float">
            <text:p>4</text:p>
          </table:table-cell>
          <table:table-cell table:formula="of:=COM.MICROSOFT.IFS([.C282] = 1; &quot;styczeń&quot;; [.C282] = 2; &quot;luty&quot;; [.C282] = 3; &quot;marzec&quot;; [.C282] = 4; &quot;kwiecień&quot;; [.C282] = 5; &quot;maj&quot;; [.C282] = 6; &quot;czerwiec&quot;; [.C282] = 7; &quot;lipiec&quot;; [.C282] = 8; &quot;sierpień&quot;; [.C282] = 9; &quot;wrzesień&quot;; [.C282] = 10; &quot;październik&quot;; [.C282] = 11; &quot;listopad&quot;; [.C282] = 12; &quot;grudzień&quot;)" office:value-type="string" office:string-value="kwiecień" calcext:value-type="string">
            <text:p>kwiec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282] - [.A282]" office:value-type="float" office:value="25" calcext:value-type="float">
            <text:p>25</text:p>
          </table:table-cell>
          <table:table-cell table:formula="of:= 10 * [.G282] * [.H282]" office:value-type="float" office:value="750" calcext:value-type="float">
            <text:p>750</text:p>
          </table:table-cell>
          <table:table-cell table:formula="of:=[.I282] + [.F282] + [.E282]" office:value-type="float" office:value="756.75" calcext:value-type="float">
            <text:p>756,75</text:p>
          </table:table-cell>
          <table:table-cell table:formula="of:= [.E282] + [.F282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4-20" calcext:value-type="date">
            <text:p>2014-04-20</text:p>
          </table:table-cell>
          <table:table-cell office:value-type="date" office:date-value="2014-04-26" calcext:value-type="date">
            <text:p>2014-04-26</text:p>
          </table:table-cell>
          <table:table-cell table:formula="of:= MONTH([.A283])" office:value-type="float" office:value="4" calcext:value-type="float">
            <text:p>4</text:p>
          </table:table-cell>
          <table:table-cell table:formula="of:=COM.MICROSOFT.IFS([.C283] = 1; &quot;styczeń&quot;; [.C283] = 2; &quot;luty&quot;; [.C283] = 3; &quot;marzec&quot;; [.C283] = 4; &quot;kwiecień&quot;; [.C283] = 5; &quot;maj&quot;; [.C283] = 6; &quot;czerwiec&quot;; [.C283] = 7; &quot;lipiec&quot;; [.C283] = 8; &quot;sierpień&quot;; [.C283] = 9; &quot;wrzesień&quot;; [.C283] = 10; &quot;październik&quot;; [.C283] = 11; &quot;listopad&quot;; [.C283] = 12; &quot;grudzień&quot;)" office:value-type="string" office:string-value="kwiecień" calcext:value-type="string">
            <text:p>kwiecień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283] - [.A283]" office:value-type="float" office:value="6" calcext:value-type="float">
            <text:p>6</text:p>
          </table:table-cell>
          <table:table-cell table:formula="of:= 10 * [.G283] * [.H283]" office:value-type="float" office:value="360" calcext:value-type="float">
            <text:p>360</text:p>
          </table:table-cell>
          <table:table-cell table:formula="of:=[.I283] + [.F283] + [.E283]" office:value-type="float" office:value="371.74" calcext:value-type="float">
            <text:p>371,74</text:p>
          </table:table-cell>
          <table:table-cell table:formula="of:= [.E283] + [.F283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4-20" calcext:value-type="date">
            <text:p>2014-04-20</text:p>
          </table:table-cell>
          <table:table-cell office:value-type="date" office:date-value="2014-05-04" calcext:value-type="date">
            <text:p>2014-05-04</text:p>
          </table:table-cell>
          <table:table-cell table:formula="of:= MONTH([.A284])" office:value-type="float" office:value="4" calcext:value-type="float">
            <text:p>4</text:p>
          </table:table-cell>
          <table:table-cell table:formula="of:=COM.MICROSOFT.IFS([.C284] = 1; &quot;styczeń&quot;; [.C284] = 2; &quot;luty&quot;; [.C284] = 3; &quot;marzec&quot;; [.C284] = 4; &quot;kwiecień&quot;; [.C284] = 5; &quot;maj&quot;; [.C284] = 6; &quot;czerwiec&quot;; [.C284] = 7; &quot;lipiec&quot;; [.C284] = 8; &quot;sierpień&quot;; [.C284] = 9; &quot;wrzesień&quot;; [.C284] = 10; &quot;październik&quot;; [.C284] = 11; &quot;listopad&quot;; [.C284] = 12; &quot;grudzień&quot;)" office:value-type="string" office:string-value="kwiecień" calcext:value-type="string">
            <text:p>kwieci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6" calcext:value-type="float">
            <text:p>6</text:p>
          </table:table-cell>
          <table:table-cell table:formula="of:=[.B284] - [.A284]" office:value-type="float" office:value="14" calcext:value-type="float">
            <text:p>14</text:p>
          </table:table-cell>
          <table:table-cell table:formula="of:= 10 * [.G284] * [.H284]" office:value-type="float" office:value="840" calcext:value-type="float">
            <text:p>840</text:p>
          </table:table-cell>
          <table:table-cell table:formula="of:=[.I284] + [.F284] + [.E284]" office:value-type="float" office:value="846.93" calcext:value-type="float">
            <text:p>846,93</text:p>
          </table:table-cell>
          <table:table-cell table:formula="of:= [.E284] + [.F284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date" office:date-value="2014-05-12" calcext:value-type="date">
            <text:p>2014-05-12</text:p>
          </table:table-cell>
          <table:table-cell table:formula="of:= MONTH([.A285])" office:value-type="float" office:value="4" calcext:value-type="float">
            <text:p>4</text:p>
          </table:table-cell>
          <table:table-cell table:formula="of:=COM.MICROSOFT.IFS([.C285] = 1; &quot;styczeń&quot;; [.C285] = 2; &quot;luty&quot;; [.C285] = 3; &quot;marzec&quot;; [.C285] = 4; &quot;kwiecień&quot;; [.C285] = 5; &quot;maj&quot;; [.C285] = 6; &quot;czerwiec&quot;; [.C285] = 7; &quot;lipiec&quot;; [.C285] = 8; &quot;sierpień&quot;; [.C285] = 9; &quot;wrzesień&quot;; [.C285] = 10; &quot;październik&quot;; [.C285] = 11; &quot;listopad&quot;; [.C285] = 12; &quot;grudzień&quot;)" office:value-type="string" office:string-value="kwiecień" calcext:value-type="string">
            <text:p>kwiecień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formula="of:=[.B285] - [.A285]" office:value-type="float" office:value="19" calcext:value-type="float">
            <text:p>19</text:p>
          </table:table-cell>
          <table:table-cell table:formula="of:= 10 * [.G285] * [.H285]" office:value-type="float" office:value="950" calcext:value-type="float">
            <text:p>950</text:p>
          </table:table-cell>
          <table:table-cell table:formula="of:=[.I285] + [.F285] + [.E285]" office:value-type="float" office:value="957.91" calcext:value-type="float">
            <text:p>957,91</text:p>
          </table:table-cell>
          <table:table-cell table:formula="of:= [.E285] + [.F285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04-23" calcext:value-type="date">
            <text:p>2014-04-23</text:p>
          </table:table-cell>
          <table:table-cell office:value-type="date" office:date-value="2014-04-25" calcext:value-type="date">
            <text:p>2014-04-25</text:p>
          </table:table-cell>
          <table:table-cell table:formula="of:= MONTH([.A286])" office:value-type="float" office:value="4" calcext:value-type="float">
            <text:p>4</text:p>
          </table:table-cell>
          <table:table-cell table:formula="of:=COM.MICROSOFT.IFS([.C286] = 1; &quot;styczeń&quot;; [.C286] = 2; &quot;luty&quot;; [.C286] = 3; &quot;marzec&quot;; [.C286] = 4; &quot;kwiecień&quot;; [.C286] = 5; &quot;maj&quot;; [.C286] = 6; &quot;czerwiec&quot;; [.C286] = 7; &quot;lipiec&quot;; [.C286] = 8; &quot;sierpień&quot;; [.C286] = 9; &quot;wrzesień&quot;; [.C286] = 10; &quot;październik&quot;; [.C286] = 11; &quot;listopad&quot;; [.C286] = 12; &quot;grudzień&quot;)" office:value-type="string" office:string-value="kwiecień" calcext:value-type="string">
            <text:p>kwieci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4" calcext:value-type="float">
            <text:p>4</text:p>
          </table:table-cell>
          <table:table-cell table:formula="of:=[.B286] - [.A286]" office:value-type="float" office:value="2" calcext:value-type="float">
            <text:p>2</text:p>
          </table:table-cell>
          <table:table-cell table:formula="of:= 10 * [.G286] * [.H286]" office:value-type="float" office:value="80" calcext:value-type="float">
            <text:p>80</text:p>
          </table:table-cell>
          <table:table-cell table:formula="of:=[.I286] + [.F286] + [.E286]" office:value-type="float" office:value="86.93" calcext:value-type="float">
            <text:p>86,93</text:p>
          </table:table-cell>
          <table:table-cell table:formula="of:= [.E286] + [.F286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4-24" calcext:value-type="date">
            <text:p>2014-04-24</text:p>
          </table:table-cell>
          <table:table-cell office:value-type="date" office:date-value="2014-04-29" calcext:value-type="date">
            <text:p>2014-04-29</text:p>
          </table:table-cell>
          <table:table-cell table:formula="of:= MONTH([.A287])" office:value-type="float" office:value="4" calcext:value-type="float">
            <text:p>4</text:p>
          </table:table-cell>
          <table:table-cell table:formula="of:=COM.MICROSOFT.IFS([.C287] = 1; &quot;styczeń&quot;; [.C287] = 2; &quot;luty&quot;; [.C287] = 3; &quot;marzec&quot;; [.C287] = 4; &quot;kwiecień&quot;; [.C287] = 5; &quot;maj&quot;; [.C287] = 6; &quot;czerwiec&quot;; [.C287] = 7; &quot;lipiec&quot;; [.C287] = 8; &quot;sierpień&quot;; [.C287] = 9; &quot;wrzesień&quot;; [.C287] = 10; &quot;październik&quot;; [.C287] = 11; &quot;listopad&quot;; [.C287] = 12; &quot;grudzień&quot;)" office:value-type="string" office:string-value="kwiecień" calcext:value-type="string">
            <text:p>kwiec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B287] - [.A287]" office:value-type="float" office:value="5" calcext:value-type="float">
            <text:p>5</text:p>
          </table:table-cell>
          <table:table-cell table:formula="of:= 10 * [.G287] * [.H287]" office:value-type="float" office:value="100" calcext:value-type="float">
            <text:p>100</text:p>
          </table:table-cell>
          <table:table-cell table:formula="of:=[.I287] + [.F287] + [.E287]" office:value-type="float" office:value="103.66" calcext:value-type="float">
            <text:p>103,66</text:p>
          </table:table-cell>
          <table:table-cell table:formula="of:= [.E287] + [.F287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date" office:date-value="2014-05-23" calcext:value-type="date">
            <text:p>2014-05-23</text:p>
          </table:table-cell>
          <table:table-cell table:formula="of:= MONTH([.A288])" office:value-type="float" office:value="4" calcext:value-type="float">
            <text:p>4</text:p>
          </table:table-cell>
          <table:table-cell table:formula="of:=COM.MICROSOFT.IFS([.C288] = 1; &quot;styczeń&quot;; [.C288] = 2; &quot;luty&quot;; [.C288] = 3; &quot;marzec&quot;; [.C288] = 4; &quot;kwiecień&quot;; [.C288] = 5; &quot;maj&quot;; [.C288] = 6; &quot;czerwiec&quot;; [.C288] = 7; &quot;lipiec&quot;; [.C288] = 8; &quot;sierpień&quot;; [.C288] = 9; &quot;wrzesień&quot;; [.C288] = 10; &quot;październik&quot;; [.C288] = 11; &quot;listopad&quot;; [.C288] = 12; &quot;grudzień&quot;)" office:value-type="string" office:string-value="kwiecień" calcext:value-type="string">
            <text:p>kwiecień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formula="of:=[.B288] - [.A288]" office:value-type="float" office:value="27" calcext:value-type="float">
            <text:p>27</text:p>
          </table:table-cell>
          <table:table-cell table:formula="of:= 10 * [.G288] * [.H288]" office:value-type="float" office:value="810" calcext:value-type="float">
            <text:p>810</text:p>
          </table:table-cell>
          <table:table-cell table:formula="of:=[.I288] + [.F288] + [.E288]" office:value-type="float" office:value="820.46" calcext:value-type="float">
            <text:p>820,46</text:p>
          </table:table-cell>
          <table:table-cell table:formula="of:= [.E288] + [.F288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date" office:date-value="2014-05-20" calcext:value-type="date">
            <text:p>2014-05-20</text:p>
          </table:table-cell>
          <table:table-cell table:formula="of:= MONTH([.A289])" office:value-type="float" office:value="4" calcext:value-type="float">
            <text:p>4</text:p>
          </table:table-cell>
          <table:table-cell table:formula="of:=COM.MICROSOFT.IFS([.C289] = 1; &quot;styczeń&quot;; [.C289] = 2; &quot;luty&quot;; [.C289] = 3; &quot;marzec&quot;; [.C289] = 4; &quot;kwiecień&quot;; [.C289] = 5; &quot;maj&quot;; [.C289] = 6; &quot;czerwiec&quot;; [.C289] = 7; &quot;lipiec&quot;; [.C289] = 8; &quot;sierpień&quot;; [.C289] = 9; &quot;wrzesień&quot;; [.C289] = 10; &quot;październik&quot;; [.C289] = 11; &quot;listopad&quot;; [.C289] = 12; &quot;grudzień&quot;)" office:value-type="string" office:string-value="kwiecień" calcext:value-type="string">
            <text:p>kwiecień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table:formula="of:=[.B289] - [.A289]" office:value-type="float" office:value="24" calcext:value-type="float">
            <text:p>24</text:p>
          </table:table-cell>
          <table:table-cell table:formula="of:= 10 * [.G289] * [.H289]" office:value-type="float" office:value="720" calcext:value-type="float">
            <text:p>720</text:p>
          </table:table-cell>
          <table:table-cell table:formula="of:=[.I289] + [.F289] + [.E289]" office:value-type="float" office:value="732.09" calcext:value-type="float">
            <text:p>732,09</text:p>
          </table:table-cell>
          <table:table-cell table:formula="of:= [.E289] + [.F289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date" office:date-value="2014-05-12" calcext:value-type="date">
            <text:p>2014-05-12</text:p>
          </table:table-cell>
          <table:table-cell table:formula="of:= MONTH([.A290])" office:value-type="float" office:value="4" calcext:value-type="float">
            <text:p>4</text:p>
          </table:table-cell>
          <table:table-cell table:formula="of:=COM.MICROSOFT.IFS([.C290] = 1; &quot;styczeń&quot;; [.C290] = 2; &quot;luty&quot;; [.C290] = 3; &quot;marzec&quot;; [.C290] = 4; &quot;kwiecień&quot;; [.C290] = 5; &quot;maj&quot;; [.C290] = 6; &quot;czerwiec&quot;; [.C290] = 7; &quot;lipiec&quot;; [.C290] = 8; &quot;sierpień&quot;; [.C290] = 9; &quot;wrzesień&quot;; [.C290] = 10; &quot;październik&quot;; [.C290] = 11; &quot;listopad&quot;; [.C290] = 12; &quot;grudzień&quot;)" office:value-type="string" office:string-value="kwiecień" calcext:value-type="string">
            <text:p>kwieci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290] - [.A290]" office:value-type="float" office:value="16" calcext:value-type="float">
            <text:p>16</text:p>
          </table:table-cell>
          <table:table-cell table:formula="of:= 10 * [.G290] * [.H290]" office:value-type="float" office:value="480" calcext:value-type="float">
            <text:p>480</text:p>
          </table:table-cell>
          <table:table-cell table:formula="of:=[.I290] + [.F290] + [.E290]" office:value-type="float" office:value="483.89" calcext:value-type="float">
            <text:p>483,89</text:p>
          </table:table-cell>
          <table:table-cell table:formula="of:= [.E290] + [.F290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date" office:date-value="2014-05-02" calcext:value-type="date">
            <text:p>2014-05-02</text:p>
          </table:table-cell>
          <table:table-cell table:formula="of:= MONTH([.A291])" office:value-type="float" office:value="4" calcext:value-type="float">
            <text:p>4</text:p>
          </table:table-cell>
          <table:table-cell table:formula="of:=COM.MICROSOFT.IFS([.C291] = 1; &quot;styczeń&quot;; [.C291] = 2; &quot;luty&quot;; [.C291] = 3; &quot;marzec&quot;; [.C291] = 4; &quot;kwiecień&quot;; [.C291] = 5; &quot;maj&quot;; [.C291] = 6; &quot;czerwiec&quot;; [.C291] = 7; &quot;lipiec&quot;; [.C291] = 8; &quot;sierpień&quot;; [.C291] = 9; &quot;wrzesień&quot;; [.C291] = 10; &quot;październik&quot;; [.C291] = 11; &quot;listopad&quot;; [.C291] = 12; &quot;grudzień&quot;)" office:value-type="string" office:string-value="kwiecień" calcext:value-type="string">
            <text:p>kwieci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6" calcext:value-type="float">
            <text:p>6</text:p>
          </table:table-cell>
          <table:table-cell table:formula="of:=[.B291] - [.A291]" office:value-type="float" office:value="6" calcext:value-type="float">
            <text:p>6</text:p>
          </table:table-cell>
          <table:table-cell table:formula="of:= 10 * [.G291] * [.H291]" office:value-type="float" office:value="360" calcext:value-type="float">
            <text:p>360</text:p>
          </table:table-cell>
          <table:table-cell table:formula="of:=[.I291] + [.F291] + [.E291]" office:value-type="float" office:value="366.93" calcext:value-type="float">
            <text:p>366,93</text:p>
          </table:table-cell>
          <table:table-cell table:formula="of:= [.E291] + [.F291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date" office:date-value="2014-05-08" calcext:value-type="date">
            <text:p>2014-05-08</text:p>
          </table:table-cell>
          <table:table-cell table:formula="of:= MONTH([.A292])" office:value-type="float" office:value="4" calcext:value-type="float">
            <text:p>4</text:p>
          </table:table-cell>
          <table:table-cell table:formula="of:=COM.MICROSOFT.IFS([.C292] = 1; &quot;styczeń&quot;; [.C292] = 2; &quot;luty&quot;; [.C292] = 3; &quot;marzec&quot;; [.C292] = 4; &quot;kwiecień&quot;; [.C292] = 5; &quot;maj&quot;; [.C292] = 6; &quot;czerwiec&quot;; [.C292] = 7; &quot;lipiec&quot;; [.C292] = 8; &quot;sierpień&quot;; [.C292] = 9; &quot;wrzesień&quot;; [.C292] = 10; &quot;październik&quot;; [.C292] = 11; &quot;listopad&quot;; [.C292] = 12; &quot;grudzień&quot;)" office:value-type="string" office:string-value="kwiecień" calcext:value-type="string">
            <text:p>kwiecień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formula="of:=[.B292] - [.A292]" office:value-type="float" office:value="12" calcext:value-type="float">
            <text:p>12</text:p>
          </table:table-cell>
          <table:table-cell table:formula="of:= 10 * [.G292] * [.H292]" office:value-type="float" office:value="240" calcext:value-type="float">
            <text:p>240</text:p>
          </table:table-cell>
          <table:table-cell table:formula="of:=[.I292] + [.F292] + [.E292]" office:value-type="float" office:value="252.33" calcext:value-type="float">
            <text:p>252,33</text:p>
          </table:table-cell>
          <table:table-cell table:formula="of:= [.E292] + [.F292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4-26" calcext:value-type="date">
            <text:p>2014-04-26</text:p>
          </table:table-cell>
          <table:table-cell office:value-type="date" office:date-value="2014-05-05" calcext:value-type="date">
            <text:p>2014-05-05</text:p>
          </table:table-cell>
          <table:table-cell table:formula="of:= MONTH([.A293])" office:value-type="float" office:value="4" calcext:value-type="float">
            <text:p>4</text:p>
          </table:table-cell>
          <table:table-cell table:formula="of:=COM.MICROSOFT.IFS([.C293] = 1; &quot;styczeń&quot;; [.C293] = 2; &quot;luty&quot;; [.C293] = 3; &quot;marzec&quot;; [.C293] = 4; &quot;kwiecień&quot;; [.C293] = 5; &quot;maj&quot;; [.C293] = 6; &quot;czerwiec&quot;; [.C293] = 7; &quot;lipiec&quot;; [.C293] = 8; &quot;sierpień&quot;; [.C293] = 9; &quot;wrzesień&quot;; [.C293] = 10; &quot;październik&quot;; [.C293] = 11; &quot;listopad&quot;; [.C293] = 12; &quot;grudzień&quot;)" office:value-type="string" office:string-value="kwiecień" calcext:value-type="string">
            <text:p>kwieci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formula="of:=[.B293] - [.A293]" office:value-type="float" office:value="9" calcext:value-type="float">
            <text:p>9</text:p>
          </table:table-cell>
          <table:table-cell table:formula="of:= 10 * [.G293] * [.H293]" office:value-type="float" office:value="180" calcext:value-type="float">
            <text:p>180</text:p>
          </table:table-cell>
          <table:table-cell table:formula="of:=[.I293] + [.F293] + [.E293]" office:value-type="float" office:value="182.06" calcext:value-type="float">
            <text:p>182,06</text:p>
          </table:table-cell>
          <table:table-cell table:formula="of:= [.E293] + [.F293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04-28" calcext:value-type="date">
            <text:p>2014-04-28</text:p>
          </table:table-cell>
          <table:table-cell office:value-type="date" office:date-value="2014-05-09" calcext:value-type="date">
            <text:p>2014-05-09</text:p>
          </table:table-cell>
          <table:table-cell table:formula="of:= MONTH([.A294])" office:value-type="float" office:value="4" calcext:value-type="float">
            <text:p>4</text:p>
          </table:table-cell>
          <table:table-cell table:formula="of:=COM.MICROSOFT.IFS([.C294] = 1; &quot;styczeń&quot;; [.C294] = 2; &quot;luty&quot;; [.C294] = 3; &quot;marzec&quot;; [.C294] = 4; &quot;kwiecień&quot;; [.C294] = 5; &quot;maj&quot;; [.C294] = 6; &quot;czerwiec&quot;; [.C294] = 7; &quot;lipiec&quot;; [.C294] = 8; &quot;sierpień&quot;; [.C294] = 9; &quot;wrzesień&quot;; [.C294] = 10; &quot;październik&quot;; [.C294] = 11; &quot;listopad&quot;; [.C294] = 12; &quot;grudzień&quot;)" office:value-type="string" office:string-value="kwiecień" calcext:value-type="string">
            <text:p>kwiec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5" calcext:value-type="float">
            <text:p>5</text:p>
          </table:table-cell>
          <table:table-cell table:formula="of:=[.B294] - [.A294]" office:value-type="float" office:value="11" calcext:value-type="float">
            <text:p>11</text:p>
          </table:table-cell>
          <table:table-cell table:formula="of:= 10 * [.G294] * [.H294]" office:value-type="float" office:value="550" calcext:value-type="float">
            <text:p>550</text:p>
          </table:table-cell>
          <table:table-cell table:formula="of:=[.I294] + [.F294] + [.E294]" office:value-type="float" office:value="559.3" calcext:value-type="float">
            <text:p>559,3</text:p>
          </table:table-cell>
          <table:table-cell table:formula="of:= [.E294] + [.F294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date" office:date-value="2014-05-27" calcext:value-type="date">
            <text:p>2014-05-27</text:p>
          </table:table-cell>
          <table:table-cell table:formula="of:= MONTH([.A295])" office:value-type="float" office:value="5" calcext:value-type="float">
            <text:p>5</text:p>
          </table:table-cell>
          <table:table-cell table:formula="of:=COM.MICROSOFT.IFS([.C295] = 1; &quot;styczeń&quot;; [.C295] = 2; &quot;luty&quot;; [.C295] = 3; &quot;marzec&quot;; [.C295] = 4; &quot;kwiecień&quot;; [.C295] = 5; &quot;maj&quot;; [.C295] = 6; &quot;czerwiec&quot;; [.C295] = 7; &quot;lipiec&quot;; [.C295] = 8; &quot;sierpień&quot;; [.C295] = 9; &quot;wrzesień&quot;; [.C295] = 10; &quot;październik&quot;; [.C295] = 11; &quot;listopad&quot;; [.C295] = 12; &quot;grudzień&quot;)" office:value-type="string" office:string-value="maj" calcext:value-type="string">
            <text:p>maj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table:formula="of:=[.B295] - [.A295]" office:value-type="float" office:value="25" calcext:value-type="float">
            <text:p>25</text:p>
          </table:table-cell>
          <table:table-cell table:formula="of:= 10 * [.G295] * [.H295]" office:value-type="float" office:value="750" calcext:value-type="float">
            <text:p>750</text:p>
          </table:table-cell>
          <table:table-cell table:formula="of:=[.I295] + [.F295] + [.E295]" office:value-type="float" office:value="764.17" calcext:value-type="float">
            <text:p>764,17</text:p>
          </table:table-cell>
          <table:table-cell table:formula="of:= [.E295] + [.F295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date" office:date-value="2014-05-23" calcext:value-type="date">
            <text:p>2014-05-23</text:p>
          </table:table-cell>
          <table:table-cell table:formula="of:= MONTH([.A296])" office:value-type="float" office:value="5" calcext:value-type="float">
            <text:p>5</text:p>
          </table:table-cell>
          <table:table-cell table:formula="of:=COM.MICROSOFT.IFS([.C296] = 1; &quot;styczeń&quot;; [.C296] = 2; &quot;luty&quot;; [.C296] = 3; &quot;marzec&quot;; [.C296] = 4; &quot;kwiecień&quot;; [.C296] = 5; &quot;maj&quot;; [.C296] = 6; &quot;czerwiec&quot;; [.C296] = 7; &quot;lipiec&quot;; [.C296] = 8; &quot;sierpień&quot;; [.C296] = 9; &quot;wrzesień&quot;; [.C296] = 10; &quot;październik&quot;; [.C296] = 11; &quot;listopad&quot;; [.C296] = 12; &quot;grudzień&quot;)" office:value-type="string" office:string-value="maj" calcext:value-type="string">
            <text:p>maj</text:p>
          </table:table-cell>
          <table:table-cell office:value-type="float" office:value="5.47" calcext:value-type="float">
            <text:p>5,47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formula="of:=[.B296] - [.A296]" office:value-type="float" office:value="21" calcext:value-type="float">
            <text:p>21</text:p>
          </table:table-cell>
          <table:table-cell table:formula="of:= 10 * [.G296] * [.H296]" office:value-type="float" office:value="630" calcext:value-type="float">
            <text:p>630</text:p>
          </table:table-cell>
          <table:table-cell table:formula="of:=[.I296] + [.F296] + [.E296]" office:value-type="float" office:value="635.61" calcext:value-type="float">
            <text:p>635,61</text:p>
          </table:table-cell>
          <table:table-cell table:formula="of:= [.E296] + [.F296]" office:value-type="float" office:value="5.61" calcext:value-type="float">
            <text:p>5,61</text:p>
          </table:table-cell>
          <table:table-cell table:number-columns-repeated="7"/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date" office:date-value="2014-05-18" calcext:value-type="date">
            <text:p>2014-05-18</text:p>
          </table:table-cell>
          <table:table-cell table:formula="of:= MONTH([.A297])" office:value-type="float" office:value="5" calcext:value-type="float">
            <text:p>5</text:p>
          </table:table-cell>
          <table:table-cell table:formula="of:=COM.MICROSOFT.IFS([.C297] = 1; &quot;styczeń&quot;; [.C297] = 2; &quot;luty&quot;; [.C297] = 3; &quot;marzec&quot;; [.C297] = 4; &quot;kwiecień&quot;; [.C297] = 5; &quot;maj&quot;; [.C297] = 6; &quot;czerwiec&quot;; [.C297] = 7; &quot;lipiec&quot;; [.C297] = 8; &quot;sierpień&quot;; [.C297] = 9; &quot;wrzesień&quot;; [.C297] = 10; &quot;październik&quot;; [.C297] = 11; &quot;listopad&quot;; [.C297] = 12; &quot;grudzień&quot;)" office:value-type="string" office:string-value="maj" calcext:value-type="string">
            <text:p>maj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5" calcext:value-type="float">
            <text:p>5</text:p>
          </table:table-cell>
          <table:table-cell table:formula="of:=[.B297] - [.A297]" office:value-type="float" office:value="16" calcext:value-type="float">
            <text:p>16</text:p>
          </table:table-cell>
          <table:table-cell table:formula="of:= 10 * [.G297] * [.H297]" office:value-type="float" office:value="800" calcext:value-type="float">
            <text:p>800</text:p>
          </table:table-cell>
          <table:table-cell table:formula="of:=[.I297] + [.F297] + [.E297]" office:value-type="float" office:value="809.3" calcext:value-type="float">
            <text:p>809,3</text:p>
          </table:table-cell>
          <table:table-cell table:formula="of:= [.E297] + [.F297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date" office:date-value="2014-05-21" calcext:value-type="date">
            <text:p>2014-05-21</text:p>
          </table:table-cell>
          <table:table-cell table:formula="of:= MONTH([.A298])" office:value-type="float" office:value="5" calcext:value-type="float">
            <text:p>5</text:p>
          </table:table-cell>
          <table:table-cell table:formula="of:=COM.MICROSOFT.IFS([.C298] = 1; &quot;styczeń&quot;; [.C298] = 2; &quot;luty&quot;; [.C298] = 3; &quot;marzec&quot;; [.C298] = 4; &quot;kwiecień&quot;; [.C298] = 5; &quot;maj&quot;; [.C298] = 6; &quot;czerwiec&quot;; [.C298] = 7; &quot;lipiec&quot;; [.C298] = 8; &quot;sierpień&quot;; [.C298] = 9; &quot;wrzesień&quot;; [.C298] = 10; &quot;październik&quot;; [.C298] = 11; &quot;listopad&quot;; [.C298] = 12; &quot;grudzień&quot;)" office:value-type="string" office:string-value="maj" calcext:value-type="string">
            <text:p>maj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5" calcext:value-type="float">
            <text:p>5</text:p>
          </table:table-cell>
          <table:table-cell table:formula="of:=[.B298] - [.A298]" office:value-type="float" office:value="16" calcext:value-type="float">
            <text:p>16</text:p>
          </table:table-cell>
          <table:table-cell table:formula="of:= 10 * [.G298] * [.H298]" office:value-type="float" office:value="800" calcext:value-type="float">
            <text:p>800</text:p>
          </table:table-cell>
          <table:table-cell table:formula="of:=[.I298] + [.F298] + [.E298]" office:value-type="float" office:value="808.61" calcext:value-type="float">
            <text:p>808,61</text:p>
          </table:table-cell>
          <table:table-cell table:formula="of:= [.E298] + [.F298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date" office:date-value="2014-05-17" calcext:value-type="date">
            <text:p>2014-05-17</text:p>
          </table:table-cell>
          <table:table-cell table:formula="of:= MONTH([.A299])" office:value-type="float" office:value="5" calcext:value-type="float">
            <text:p>5</text:p>
          </table:table-cell>
          <table:table-cell table:formula="of:=COM.MICROSOFT.IFS([.C299] = 1; &quot;styczeń&quot;; [.C299] = 2; &quot;luty&quot;; [.C299] = 3; &quot;marzec&quot;; [.C299] = 4; &quot;kwiecień&quot;; [.C299] = 5; &quot;maj&quot;; [.C299] = 6; &quot;czerwiec&quot;; [.C299] = 7; &quot;lipiec&quot;; [.C299] = 8; &quot;sierpień&quot;; [.C299] = 9; &quot;wrzesień&quot;; [.C299] = 10; &quot;październik&quot;; [.C299] = 11; &quot;listopad&quot;; [.C299] = 12; &quot;grudzień&quot;)" office:value-type="string" office:string-value="maj" calcext:value-type="string">
            <text:p>maj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299] - [.A299]" office:value-type="float" office:value="12" calcext:value-type="float">
            <text:p>12</text:p>
          </table:table-cell>
          <table:table-cell table:formula="of:= 10 * [.G299] * [.H299]" office:value-type="float" office:value="600" calcext:value-type="float">
            <text:p>600</text:p>
          </table:table-cell>
          <table:table-cell table:formula="of:=[.I299] + [.F299] + [.E299]" office:value-type="float" office:value="603.83" calcext:value-type="float">
            <text:p>603,83</text:p>
          </table:table-cell>
          <table:table-cell table:formula="of:= [.E299] + [.F299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date" office:date-value="2014-05-14" calcext:value-type="date">
            <text:p>2014-05-14</text:p>
          </table:table-cell>
          <table:table-cell table:formula="of:= MONTH([.A300])" office:value-type="float" office:value="5" calcext:value-type="float">
            <text:p>5</text:p>
          </table:table-cell>
          <table:table-cell table:formula="of:=COM.MICROSOFT.IFS([.C300] = 1; &quot;styczeń&quot;; [.C300] = 2; &quot;luty&quot;; [.C300] = 3; &quot;marzec&quot;; [.C300] = 4; &quot;kwiecień&quot;; [.C300] = 5; &quot;maj&quot;; [.C300] = 6; &quot;czerwiec&quot;; [.C300] = 7; &quot;lipiec&quot;; [.C300] = 8; &quot;sierpień&quot;; [.C300] = 9; &quot;wrzesień&quot;; [.C300] = 10; &quot;październik&quot;; [.C300] = 11; &quot;listopad&quot;; [.C300] = 12; &quot;grudzień&quot;)" office:value-type="string" office:string-value="maj" calcext:value-type="string">
            <text:p>maj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formula="of:=[.B300] - [.A300]" office:value-type="float" office:value="8" calcext:value-type="float">
            <text:p>8</text:p>
          </table:table-cell>
          <table:table-cell table:formula="of:= 10 * [.G300] * [.H300]" office:value-type="float" office:value="320" calcext:value-type="float">
            <text:p>320</text:p>
          </table:table-cell>
          <table:table-cell table:formula="of:=[.I300] + [.F300] + [.E300]" office:value-type="float" office:value="327.5" calcext:value-type="float">
            <text:p>327,5</text:p>
          </table:table-cell>
          <table:table-cell table:formula="of:= [.E300] + [.F300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date" office:date-value="2014-05-21" calcext:value-type="date">
            <text:p>2014-05-21</text:p>
          </table:table-cell>
          <table:table-cell table:formula="of:= MONTH([.A301])" office:value-type="float" office:value="5" calcext:value-type="float">
            <text:p>5</text:p>
          </table:table-cell>
          <table:table-cell table:formula="of:=COM.MICROSOFT.IFS([.C301] = 1; &quot;styczeń&quot;; [.C301] = 2; &quot;luty&quot;; [.C301] = 3; &quot;marzec&quot;; [.C301] = 4; &quot;kwiecień&quot;; [.C301] = 5; &quot;maj&quot;; [.C301] = 6; &quot;czerwiec&quot;; [.C301] = 7; &quot;lipiec&quot;; [.C301] = 8; &quot;sierpień&quot;; [.C301] = 9; &quot;wrzesień&quot;; [.C301] = 10; &quot;październik&quot;; [.C301] = 11; &quot;listopad&quot;; [.C301] = 12; &quot;grudzień&quot;)" office:value-type="string" office:string-value="maj" calcext:value-type="string">
            <text:p>maj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6" calcext:value-type="float">
            <text:p>6</text:p>
          </table:table-cell>
          <table:table-cell table:formula="of:=[.B301] - [.A301]" office:value-type="float" office:value="13" calcext:value-type="float">
            <text:p>13</text:p>
          </table:table-cell>
          <table:table-cell table:formula="of:= 10 * [.G301] * [.H301]" office:value-type="float" office:value="780" calcext:value-type="float">
            <text:p>780</text:p>
          </table:table-cell>
          <table:table-cell table:formula="of:=[.I301] + [.F301] + [.E301]" office:value-type="float" office:value="794.69" calcext:value-type="float">
            <text:p>794,69</text:p>
          </table:table-cell>
          <table:table-cell table:formula="of:= [.E301] + [.F301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date" office:date-value="2014-06-04" calcext:value-type="date">
            <text:p>2014-06-04</text:p>
          </table:table-cell>
          <table:table-cell table:formula="of:= MONTH([.A302])" office:value-type="float" office:value="5" calcext:value-type="float">
            <text:p>5</text:p>
          </table:table-cell>
          <table:table-cell table:formula="of:=COM.MICROSOFT.IFS([.C302] = 1; &quot;styczeń&quot;; [.C302] = 2; &quot;luty&quot;; [.C302] = 3; &quot;marzec&quot;; [.C302] = 4; &quot;kwiecień&quot;; [.C302] = 5; &quot;maj&quot;; [.C302] = 6; &quot;czerwiec&quot;; [.C302] = 7; &quot;lipiec&quot;; [.C302] = 8; &quot;sierpień&quot;; [.C302] = 9; &quot;wrzesień&quot;; [.C302] = 10; &quot;październik&quot;; [.C302] = 11; &quot;listopad&quot;; [.C302] = 12; &quot;grudzień&quot;)" office:value-type="string" office:string-value="maj" calcext:value-type="string">
            <text:p>maj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4" calcext:value-type="float">
            <text:p>4</text:p>
          </table:table-cell>
          <table:table-cell table:formula="of:=[.B302] - [.A302]" office:value-type="float" office:value="27" calcext:value-type="float">
            <text:p>27</text:p>
          </table:table-cell>
          <table:table-cell table:formula="of:= 10 * [.G302] * [.H302]" office:value-type="float" office:value="1080" calcext:value-type="float">
            <text:p>1080</text:p>
          </table:table-cell>
          <table:table-cell table:formula="of:=[.I302] + [.F302] + [.E302]" office:value-type="float" office:value="1094.5" calcext:value-type="float">
            <text:p>1094,5</text:p>
          </table:table-cell>
          <table:table-cell table:formula="of:= [.E302] + [.F302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date" office:date-value="2014-05-18" calcext:value-type="date">
            <text:p>2014-05-18</text:p>
          </table:table-cell>
          <table:table-cell table:formula="of:= MONTH([.A303])" office:value-type="float" office:value="5" calcext:value-type="float">
            <text:p>5</text:p>
          </table:table-cell>
          <table:table-cell table:formula="of:=COM.MICROSOFT.IFS([.C303] = 1; &quot;styczeń&quot;; [.C303] = 2; &quot;luty&quot;; [.C303] = 3; &quot;marzec&quot;; [.C303] = 4; &quot;kwiecień&quot;; [.C303] = 5; &quot;maj&quot;; [.C303] = 6; &quot;czerwiec&quot;; [.C303] = 7; &quot;lipiec&quot;; [.C303] = 8; &quot;sierpień&quot;; [.C303] = 9; &quot;wrzesień&quot;; [.C303] = 10; &quot;październik&quot;; [.C303] = 11; &quot;listopad&quot;; [.C303] = 12; &quot;grudzień&quot;)" office:value-type="string" office:string-value="maj" calcext:value-type="string">
            <text:p>maj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303] - [.A303]" office:value-type="float" office:value="10" calcext:value-type="float">
            <text:p>10</text:p>
          </table:table-cell>
          <table:table-cell table:formula="of:= 10 * [.G303] * [.H303]" office:value-type="float" office:value="500" calcext:value-type="float">
            <text:p>500</text:p>
          </table:table-cell>
          <table:table-cell table:formula="of:=[.I303] + [.F303] + [.E303]" office:value-type="float" office:value="503.98" calcext:value-type="float">
            <text:p>503,98</text:p>
          </table:table-cell>
          <table:table-cell table:formula="of:= [.E303] + [.F303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date" office:date-value="2014-05-10" calcext:value-type="date">
            <text:p>2014-05-10</text:p>
          </table:table-cell>
          <table:table-cell table:formula="of:= MONTH([.A304])" office:value-type="float" office:value="5" calcext:value-type="float">
            <text:p>5</text:p>
          </table:table-cell>
          <table:table-cell table:formula="of:=COM.MICROSOFT.IFS([.C304] = 1; &quot;styczeń&quot;; [.C304] = 2; &quot;luty&quot;; [.C304] = 3; &quot;marzec&quot;; [.C304] = 4; &quot;kwiecień&quot;; [.C304] = 5; &quot;maj&quot;; [.C304] = 6; &quot;czerwiec&quot;; [.C304] = 7; &quot;lipiec&quot;; [.C304] = 8; &quot;sierpień&quot;; [.C304] = 9; &quot;wrzesień&quot;; [.C304] = 10; &quot;październik&quot;; [.C304] = 11; &quot;listopad&quot;; [.C304] = 12; &quot;grudzień&quot;)" office:value-type="string" office:string-value="maj" calcext:value-type="string">
            <text:p>maj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304] - [.A304]" office:value-type="float" office:value="2" calcext:value-type="float">
            <text:p>2</text:p>
          </table:table-cell>
          <table:table-cell table:formula="of:= 10 * [.G304] * [.H304]" office:value-type="float" office:value="120" calcext:value-type="float">
            <text:p>120</text:p>
          </table:table-cell>
          <table:table-cell table:formula="of:=[.I304] + [.F304] + [.E304]" office:value-type="float" office:value="127.54" calcext:value-type="float">
            <text:p>127,54</text:p>
          </table:table-cell>
          <table:table-cell table:formula="of:= [.E304] + [.F304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date" office:date-value="2014-05-17" calcext:value-type="date">
            <text:p>2014-05-17</text:p>
          </table:table-cell>
          <table:table-cell table:formula="of:= MONTH([.A305])" office:value-type="float" office:value="5" calcext:value-type="float">
            <text:p>5</text:p>
          </table:table-cell>
          <table:table-cell table:formula="of:=COM.MICROSOFT.IFS([.C305] = 1; &quot;styczeń&quot;; [.C305] = 2; &quot;luty&quot;; [.C305] = 3; &quot;marzec&quot;; [.C305] = 4; &quot;kwiecień&quot;; [.C305] = 5; &quot;maj&quot;; [.C305] = 6; &quot;czerwiec&quot;; [.C305] = 7; &quot;lipiec&quot;; [.C305] = 8; &quot;sierpień&quot;; [.C305] = 9; &quot;wrzesień&quot;; [.C305] = 10; &quot;październik&quot;; [.C305] = 11; &quot;listopad&quot;; [.C305] = 12; &quot;grudzień&quot;)" office:value-type="string" office:string-value="maj" calcext:value-type="string">
            <text:p>maj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4" calcext:value-type="float">
            <text:p>4</text:p>
          </table:table-cell>
          <table:table-cell table:formula="of:=[.B305] - [.A305]" office:value-type="float" office:value="9" calcext:value-type="float">
            <text:p>9</text:p>
          </table:table-cell>
          <table:table-cell table:formula="of:= 10 * [.G305] * [.H305]" office:value-type="float" office:value="360" calcext:value-type="float">
            <text:p>360</text:p>
          </table:table-cell>
          <table:table-cell table:formula="of:=[.I305] + [.F305] + [.E305]" office:value-type="float" office:value="372.33" calcext:value-type="float">
            <text:p>372,33</text:p>
          </table:table-cell>
          <table:table-cell table:formula="of:= [.E305] + [.F305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date" office:date-value="2014-05-16" calcext:value-type="date">
            <text:p>2014-05-16</text:p>
          </table:table-cell>
          <table:table-cell table:formula="of:= MONTH([.A306])" office:value-type="float" office:value="5" calcext:value-type="float">
            <text:p>5</text:p>
          </table:table-cell>
          <table:table-cell table:formula="of:=COM.MICROSOFT.IFS([.C306] = 1; &quot;styczeń&quot;; [.C306] = 2; &quot;luty&quot;; [.C306] = 3; &quot;marzec&quot;; [.C306] = 4; &quot;kwiecień&quot;; [.C306] = 5; &quot;maj&quot;; [.C306] = 6; &quot;czerwiec&quot;; [.C306] = 7; &quot;lipiec&quot;; [.C306] = 8; &quot;sierpień&quot;; [.C306] = 9; &quot;wrzesień&quot;; [.C306] = 10; &quot;październik&quot;; [.C306] = 11; &quot;listopad&quot;; [.C306] = 12; &quot;grudzień&quot;)" office:value-type="string" office:string-value="maj" calcext:value-type="string">
            <text:p>maj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table:formula="of:=[.B306] - [.A306]" office:value-type="float" office:value="8" calcext:value-type="float">
            <text:p>8</text:p>
          </table:table-cell>
          <table:table-cell table:formula="of:= 10 * [.G306] * [.H306]" office:value-type="float" office:value="240" calcext:value-type="float">
            <text:p>240</text:p>
          </table:table-cell>
          <table:table-cell table:formula="of:=[.I306] + [.F306] + [.E306]" office:value-type="float" office:value="253.41" calcext:value-type="float">
            <text:p>253,41</text:p>
          </table:table-cell>
          <table:table-cell table:formula="of:= [.E306] + [.F306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date" office:date-value="2014-05-30" calcext:value-type="date">
            <text:p>2014-05-30</text:p>
          </table:table-cell>
          <table:table-cell table:formula="of:= MONTH([.A307])" office:value-type="float" office:value="5" calcext:value-type="float">
            <text:p>5</text:p>
          </table:table-cell>
          <table:table-cell table:formula="of:=COM.MICROSOFT.IFS([.C307] = 1; &quot;styczeń&quot;; [.C307] = 2; &quot;luty&quot;; [.C307] = 3; &quot;marzec&quot;; [.C307] = 4; &quot;kwiecień&quot;; [.C307] = 5; &quot;maj&quot;; [.C307] = 6; &quot;czerwiec&quot;; [.C307] = 7; &quot;lipiec&quot;; [.C307] = 8; &quot;sierpień&quot;; [.C307] = 9; &quot;wrzesień&quot;; [.C307] = 10; &quot;październik&quot;; [.C307] = 11; &quot;listopad&quot;; [.C307] = 12; &quot;grudzień&quot;)" office:value-type="string" office:string-value="maj" calcext:value-type="string">
            <text:p>maj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formula="of:=[.B307] - [.A307]" office:value-type="float" office:value="16" calcext:value-type="float">
            <text:p>16</text:p>
          </table:table-cell>
          <table:table-cell table:formula="of:= 10 * [.G307] * [.H307]" office:value-type="float" office:value="640" calcext:value-type="float">
            <text:p>640</text:p>
          </table:table-cell>
          <table:table-cell table:formula="of:=[.I307] + [.F307] + [.E307]" office:value-type="float" office:value="647.54" calcext:value-type="float">
            <text:p>647,54</text:p>
          </table:table-cell>
          <table:table-cell table:formula="of:= [.E307] + [.F307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date" office:date-value="2014-05-17" calcext:value-type="date">
            <text:p>2014-05-17</text:p>
          </table:table-cell>
          <table:table-cell table:formula="of:= MONTH([.A308])" office:value-type="float" office:value="5" calcext:value-type="float">
            <text:p>5</text:p>
          </table:table-cell>
          <table:table-cell table:formula="of:=COM.MICROSOFT.IFS([.C308] = 1; &quot;styczeń&quot;; [.C308] = 2; &quot;luty&quot;; [.C308] = 3; &quot;marzec&quot;; [.C308] = 4; &quot;kwiecień&quot;; [.C308] = 5; &quot;maj&quot;; [.C308] = 6; &quot;czerwiec&quot;; [.C308] = 7; &quot;lipiec&quot;; [.C308] = 8; &quot;sierpień&quot;; [.C308] = 9; &quot;wrzesień&quot;; [.C308] = 10; &quot;październik&quot;; [.C308] = 11; &quot;listopad&quot;; [.C308] = 12; &quot;grudzień&quot;)" office:value-type="string" office:string-value="maj" calcext:value-type="string">
            <text:p>maj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308] - [.A308]" office:value-type="float" office:value="3" calcext:value-type="float">
            <text:p>3</text:p>
          </table:table-cell>
          <table:table-cell table:formula="of:= 10 * [.G308] * [.H308]" office:value-type="float" office:value="60" calcext:value-type="float">
            <text:p>60</text:p>
          </table:table-cell>
          <table:table-cell table:formula="of:=[.I308] + [.F308] + [.E308]" office:value-type="float" office:value="71.67" calcext:value-type="float">
            <text:p>71,67</text:p>
          </table:table-cell>
          <table:table-cell table:formula="of:= [.E308] + [.F308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date" office:date-value="2014-05-19" calcext:value-type="date">
            <text:p>2014-05-19</text:p>
          </table:table-cell>
          <table:table-cell table:formula="of:= MONTH([.A309])" office:value-type="float" office:value="5" calcext:value-type="float">
            <text:p>5</text:p>
          </table:table-cell>
          <table:table-cell table:formula="of:=COM.MICROSOFT.IFS([.C309] = 1; &quot;styczeń&quot;; [.C309] = 2; &quot;luty&quot;; [.C309] = 3; &quot;marzec&quot;; [.C309] = 4; &quot;kwiecień&quot;; [.C309] = 5; &quot;maj&quot;; [.C309] = 6; &quot;czerwiec&quot;; [.C309] = 7; &quot;lipiec&quot;; [.C309] = 8; &quot;sierpień&quot;; [.C309] = 9; &quot;wrzesień&quot;; [.C309] = 10; &quot;październik&quot;; [.C309] = 11; &quot;listopad&quot;; [.C309] = 12; &quot;grudzień&quot;)" office:value-type="string" office:string-value="maj" calcext:value-type="string">
            <text:p>maj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table:formula="of:=[.B309] - [.A309]" office:value-type="float" office:value="5" calcext:value-type="float">
            <text:p>5</text:p>
          </table:table-cell>
          <table:table-cell table:formula="of:= 10 * [.G309] * [.H309]" office:value-type="float" office:value="150" calcext:value-type="float">
            <text:p>150</text:p>
          </table:table-cell>
          <table:table-cell table:formula="of:=[.I309] + [.F309] + [.E309]" office:value-type="float" office:value="164.17" calcext:value-type="float">
            <text:p>164,17</text:p>
          </table:table-cell>
          <table:table-cell table:formula="of:= [.E309] + [.F309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date" office:date-value="2014-05-21" calcext:value-type="date">
            <text:p>2014-05-21</text:p>
          </table:table-cell>
          <table:table-cell table:formula="of:= MONTH([.A310])" office:value-type="float" office:value="5" calcext:value-type="float">
            <text:p>5</text:p>
          </table:table-cell>
          <table:table-cell table:formula="of:=COM.MICROSOFT.IFS([.C310] = 1; &quot;styczeń&quot;; [.C310] = 2; &quot;luty&quot;; [.C310] = 3; &quot;marzec&quot;; [.C310] = 4; &quot;kwiecień&quot;; [.C310] = 5; &quot;maj&quot;; [.C310] = 6; &quot;czerwiec&quot;; [.C310] = 7; &quot;lipiec&quot;; [.C310] = 8; &quot;sierpień&quot;; [.C310] = 9; &quot;wrzesień&quot;; [.C310] = 10; &quot;październik&quot;; [.C310] = 11; &quot;listopad&quot;; [.C310] = 12; &quot;grudzień&quot;)" office:value-type="string" office:string-value="maj" calcext:value-type="string">
            <text:p>maj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310] - [.A310]" office:value-type="float" office:value="7" calcext:value-type="float">
            <text:p>7</text:p>
          </table:table-cell>
          <table:table-cell table:formula="of:= 10 * [.G310] * [.H310]" office:value-type="float" office:value="420" calcext:value-type="float">
            <text:p>420</text:p>
          </table:table-cell>
          <table:table-cell table:formula="of:=[.I310] + [.F310] + [.E310]" office:value-type="float" office:value="425.79" calcext:value-type="float">
            <text:p>425,79</text:p>
          </table:table-cell>
          <table:table-cell table:formula="of:= [.E310] + [.F310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date" office:date-value="2014-05-23" calcext:value-type="date">
            <text:p>2014-05-23</text:p>
          </table:table-cell>
          <table:table-cell table:formula="of:= MONTH([.A311])" office:value-type="float" office:value="5" calcext:value-type="float">
            <text:p>5</text:p>
          </table:table-cell>
          <table:table-cell table:formula="of:=COM.MICROSOFT.IFS([.C311] = 1; &quot;styczeń&quot;; [.C311] = 2; &quot;luty&quot;; [.C311] = 3; &quot;marzec&quot;; [.C311] = 4; &quot;kwiecień&quot;; [.C311] = 5; &quot;maj&quot;; [.C311] = 6; &quot;czerwiec&quot;; [.C311] = 7; &quot;lipiec&quot;; [.C311] = 8; &quot;sierpień&quot;; [.C311] = 9; &quot;wrzesień&quot;; [.C311] = 10; &quot;październik&quot;; [.C311] = 11; &quot;listopad&quot;; [.C311] = 12; &quot;grudzień&quot;)" office:value-type="string" office:string-value="maj" calcext:value-type="string">
            <text:p>maj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formula="of:=[.B311] - [.A311]" office:value-type="float" office:value="9" calcext:value-type="float">
            <text:p>9</text:p>
          </table:table-cell>
          <table:table-cell table:formula="of:= 10 * [.G311] * [.H311]" office:value-type="float" office:value="180" calcext:value-type="float">
            <text:p>180</text:p>
          </table:table-cell>
          <table:table-cell table:formula="of:=[.I311] + [.F311] + [.E311]" office:value-type="float" office:value="187.75" calcext:value-type="float">
            <text:p>187,75</text:p>
          </table:table-cell>
          <table:table-cell table:formula="of:= [.E311] + [.F311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date" office:date-value="2014-05-28" calcext:value-type="date">
            <text:p>2014-05-28</text:p>
          </table:table-cell>
          <table:table-cell table:formula="of:= MONTH([.A312])" office:value-type="float" office:value="5" calcext:value-type="float">
            <text:p>5</text:p>
          </table:table-cell>
          <table:table-cell table:formula="of:=COM.MICROSOFT.IFS([.C312] = 1; &quot;styczeń&quot;; [.C312] = 2; &quot;luty&quot;; [.C312] = 3; &quot;marzec&quot;; [.C312] = 4; &quot;kwiecień&quot;; [.C312] = 5; &quot;maj&quot;; [.C312] = 6; &quot;czerwiec&quot;; [.C312] = 7; &quot;lipiec&quot;; [.C312] = 8; &quot;sierpień&quot;; [.C312] = 9; &quot;wrzesień&quot;; [.C312] = 10; &quot;październik&quot;; [.C312] = 11; &quot;listopad&quot;; [.C312] = 12; &quot;grudzień&quot;)" office:value-type="string" office:string-value="maj" calcext:value-type="string">
            <text:p>maj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formula="of:=[.B312] - [.A312]" office:value-type="float" office:value="14" calcext:value-type="float">
            <text:p>14</text:p>
          </table:table-cell>
          <table:table-cell table:formula="of:= 10 * [.G312] * [.H312]" office:value-type="float" office:value="420" calcext:value-type="float">
            <text:p>420</text:p>
          </table:table-cell>
          <table:table-cell table:formula="of:=[.I312] + [.F312] + [.E312]" office:value-type="float" office:value="425.37" calcext:value-type="float">
            <text:p>425,37</text:p>
          </table:table-cell>
          <table:table-cell table:formula="of:= [.E312] + [.F312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date" office:date-value="2014-06-01" calcext:value-type="date">
            <text:p>2014-06-01</text:p>
          </table:table-cell>
          <table:table-cell table:formula="of:= MONTH([.A313])" office:value-type="float" office:value="5" calcext:value-type="float">
            <text:p>5</text:p>
          </table:table-cell>
          <table:table-cell table:formula="of:=COM.MICROSOFT.IFS([.C313] = 1; &quot;styczeń&quot;; [.C313] = 2; &quot;luty&quot;; [.C313] = 3; &quot;marzec&quot;; [.C313] = 4; &quot;kwiecień&quot;; [.C313] = 5; &quot;maj&quot;; [.C313] = 6; &quot;czerwiec&quot;; [.C313] = 7; &quot;lipiec&quot;; [.C313] = 8; &quot;sierpień&quot;; [.C313] = 9; &quot;wrzesień&quot;; [.C313] = 10; &quot;październik&quot;; [.C313] = 11; &quot;listopad&quot;; [.C313] = 12; &quot;grudzień&quot;)" office:value-type="string" office:string-value="maj" calcext:value-type="string">
            <text:p>maj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formula="of:=[.B313] - [.A313]" office:value-type="float" office:value="18" calcext:value-type="float">
            <text:p>18</text:p>
          </table:table-cell>
          <table:table-cell table:formula="of:= 10 * [.G313] * [.H313]" office:value-type="float" office:value="360" calcext:value-type="float">
            <text:p>360</text:p>
          </table:table-cell>
          <table:table-cell table:formula="of:=[.I313] + [.F313] + [.E313]" office:value-type="float" office:value="367.75" calcext:value-type="float">
            <text:p>367,75</text:p>
          </table:table-cell>
          <table:table-cell table:formula="of:= [.E313] + [.F313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date" office:date-value="2014-06-02" calcext:value-type="date">
            <text:p>2014-06-02</text:p>
          </table:table-cell>
          <table:table-cell table:formula="of:= MONTH([.A314])" office:value-type="float" office:value="5" calcext:value-type="float">
            <text:p>5</text:p>
          </table:table-cell>
          <table:table-cell table:formula="of:=COM.MICROSOFT.IFS([.C314] = 1; &quot;styczeń&quot;; [.C314] = 2; &quot;luty&quot;; [.C314] = 3; &quot;marzec&quot;; [.C314] = 4; &quot;kwiecień&quot;; [.C314] = 5; &quot;maj&quot;; [.C314] = 6; &quot;czerwiec&quot;; [.C314] = 7; &quot;lipiec&quot;; [.C314] = 8; &quot;sierpień&quot;; [.C314] = 9; &quot;wrzesień&quot;; [.C314] = 10; &quot;październik&quot;; [.C314] = 11; &quot;listopad&quot;; [.C314] = 12; &quot;grudzień&quot;)" office:value-type="string" office:string-value="maj" calcext:value-type="string">
            <text:p>maj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314] - [.A314]" office:value-type="float" office:value="13" calcext:value-type="float">
            <text:p>13</text:p>
          </table:table-cell>
          <table:table-cell table:formula="of:= 10 * [.G314] * [.H314]" office:value-type="float" office:value="390" calcext:value-type="float">
            <text:p>390</text:p>
          </table:table-cell>
          <table:table-cell table:formula="of:=[.I314] + [.F314] + [.E314]" office:value-type="float" office:value="399.12" calcext:value-type="float">
            <text:p>399,12</text:p>
          </table:table-cell>
          <table:table-cell table:formula="of:= [.E314] + [.F314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date" office:date-value="2014-06-13" calcext:value-type="date">
            <text:p>2014-06-13</text:p>
          </table:table-cell>
          <table:table-cell table:formula="of:= MONTH([.A315])" office:value-type="float" office:value="5" calcext:value-type="float">
            <text:p>5</text:p>
          </table:table-cell>
          <table:table-cell table:formula="of:=COM.MICROSOFT.IFS([.C315] = 1; &quot;styczeń&quot;; [.C315] = 2; &quot;luty&quot;; [.C315] = 3; &quot;marzec&quot;; [.C315] = 4; &quot;kwiecień&quot;; [.C315] = 5; &quot;maj&quot;; [.C315] = 6; &quot;czerwiec&quot;; [.C315] = 7; &quot;lipiec&quot;; [.C315] = 8; &quot;sierpień&quot;; [.C315] = 9; &quot;wrzesień&quot;; [.C315] = 10; &quot;październik&quot;; [.C315] = 11; &quot;listopad&quot;; [.C315] = 12; &quot;grudzień&quot;)" office:value-type="string" office:string-value="maj" calcext:value-type="string">
            <text:p>maj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315] - [.A315]" office:value-type="float" office:value="24" calcext:value-type="float">
            <text:p>24</text:p>
          </table:table-cell>
          <table:table-cell table:formula="of:= 10 * [.G315] * [.H315]" office:value-type="float" office:value="720" calcext:value-type="float">
            <text:p>720</text:p>
          </table:table-cell>
          <table:table-cell table:formula="of:=[.I315] + [.F315] + [.E315]" office:value-type="float" office:value="728.88" calcext:value-type="float">
            <text:p>728,88</text:p>
          </table:table-cell>
          <table:table-cell table:formula="of:= [.E315] + [.F315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date" office:date-value="2014-05-29" calcext:value-type="date">
            <text:p>2014-05-29</text:p>
          </table:table-cell>
          <table:table-cell table:formula="of:= MONTH([.A316])" office:value-type="float" office:value="5" calcext:value-type="float">
            <text:p>5</text:p>
          </table:table-cell>
          <table:table-cell table:formula="of:=COM.MICROSOFT.IFS([.C316] = 1; &quot;styczeń&quot;; [.C316] = 2; &quot;luty&quot;; [.C316] = 3; &quot;marzec&quot;; [.C316] = 4; &quot;kwiecień&quot;; [.C316] = 5; &quot;maj&quot;; [.C316] = 6; &quot;czerwiec&quot;; [.C316] = 7; &quot;lipiec&quot;; [.C316] = 8; &quot;sierpień&quot;; [.C316] = 9; &quot;wrzesień&quot;; [.C316] = 10; &quot;październik&quot;; [.C316] = 11; &quot;listopad&quot;; [.C316] = 12; &quot;grudzień&quot;)" office:value-type="string" office:string-value="maj" calcext:value-type="string">
            <text:p>maj</text:p>
          </table:table-cell>
          <table:table-cell office:value-type="float" office:value="7.3" calcext:value-type="float">
            <text:p>7,3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316] - [.A316]" office:value-type="float" office:value="9" calcext:value-type="float">
            <text:p>9</text:p>
          </table:table-cell>
          <table:table-cell table:formula="of:= 10 * [.G316] * [.H316]" office:value-type="float" office:value="540" calcext:value-type="float">
            <text:p>540</text:p>
          </table:table-cell>
          <table:table-cell table:formula="of:=[.I316] + [.F316] + [.E316]" office:value-type="float" office:value="547.49" calcext:value-type="float">
            <text:p>547,49</text:p>
          </table:table-cell>
          <table:table-cell table:formula="of:= [.E316] + [.F316]" office:value-type="float" office:value="7.49" calcext:value-type="float">
            <text:p>7,49</text:p>
          </table:table-cell>
          <table:table-cell table:number-columns-repeated="7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date" office:date-value="2014-06-11" calcext:value-type="date">
            <text:p>2014-06-11</text:p>
          </table:table-cell>
          <table:table-cell table:formula="of:= MONTH([.A317])" office:value-type="float" office:value="5" calcext:value-type="float">
            <text:p>5</text:p>
          </table:table-cell>
          <table:table-cell table:formula="of:=COM.MICROSOFT.IFS([.C317] = 1; &quot;styczeń&quot;; [.C317] = 2; &quot;luty&quot;; [.C317] = 3; &quot;marzec&quot;; [.C317] = 4; &quot;kwiecień&quot;; [.C317] = 5; &quot;maj&quot;; [.C317] = 6; &quot;czerwiec&quot;; [.C317] = 7; &quot;lipiec&quot;; [.C317] = 8; &quot;sierpień&quot;; [.C317] = 9; &quot;wrzesień&quot;; [.C317] = 10; &quot;październik&quot;; [.C317] = 11; &quot;listopad&quot;; [.C317] = 12; &quot;grudzień&quot;)" office:value-type="string" office:string-value="maj" calcext:value-type="string">
            <text:p>maj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5" calcext:value-type="float">
            <text:p>5</text:p>
          </table:table-cell>
          <table:table-cell table:formula="of:=[.B317] - [.A317]" office:value-type="float" office:value="22" calcext:value-type="float">
            <text:p>22</text:p>
          </table:table-cell>
          <table:table-cell table:formula="of:= 10 * [.G317] * [.H317]" office:value-type="float" office:value="1100" calcext:value-type="float">
            <text:p>1100</text:p>
          </table:table-cell>
          <table:table-cell table:formula="of:=[.I317] + [.F317] + [.E317]" office:value-type="float" office:value="1110.87" calcext:value-type="float">
            <text:p>1110,87</text:p>
          </table:table-cell>
          <table:table-cell table:formula="of:= [.E317] + [.F317]" office:value-type="float" office:value="10.87" calcext:value-type="float">
            <text:p>10,87</text:p>
          </table:table-cell>
          <table:table-cell table:number-columns-repeated="7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date" office:date-value="2014-05-30" calcext:value-type="date">
            <text:p>2014-05-30</text:p>
          </table:table-cell>
          <table:table-cell table:formula="of:= MONTH([.A318])" office:value-type="float" office:value="5" calcext:value-type="float">
            <text:p>5</text:p>
          </table:table-cell>
          <table:table-cell table:formula="of:=COM.MICROSOFT.IFS([.C318] = 1; &quot;styczeń&quot;; [.C318] = 2; &quot;luty&quot;; [.C318] = 3; &quot;marzec&quot;; [.C318] = 4; &quot;kwiecień&quot;; [.C318] = 5; &quot;maj&quot;; [.C318] = 6; &quot;czerwiec&quot;; [.C318] = 7; &quot;lipiec&quot;; [.C318] = 8; &quot;sierpień&quot;; [.C318] = 9; &quot;wrzesień&quot;; [.C318] = 10; &quot;październik&quot;; [.C318] = 11; &quot;listopad&quot;; [.C318] = 12; &quot;grudzień&quot;)" office:value-type="string" office:string-value="maj" calcext:value-type="string">
            <text:p>maj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318] - [.A318]" office:value-type="float" office:value="10" calcext:value-type="float">
            <text:p>10</text:p>
          </table:table-cell>
          <table:table-cell table:formula="of:= 10 * [.G318] * [.H318]" office:value-type="float" office:value="500" calcext:value-type="float">
            <text:p>500</text:p>
          </table:table-cell>
          <table:table-cell table:formula="of:=[.I318] + [.F318] + [.E318]" office:value-type="float" office:value="511.67" calcext:value-type="float">
            <text:p>511,67</text:p>
          </table:table-cell>
          <table:table-cell table:formula="of:= [.E318] + [.F318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date" office:date-value="2014-06-03" calcext:value-type="date">
            <text:p>2014-06-03</text:p>
          </table:table-cell>
          <table:table-cell table:formula="of:= MONTH([.A319])" office:value-type="float" office:value="5" calcext:value-type="float">
            <text:p>5</text:p>
          </table:table-cell>
          <table:table-cell table:formula="of:=COM.MICROSOFT.IFS([.C319] = 1; &quot;styczeń&quot;; [.C319] = 2; &quot;luty&quot;; [.C319] = 3; &quot;marzec&quot;; [.C319] = 4; &quot;kwiecień&quot;; [.C319] = 5; &quot;maj&quot;; [.C319] = 6; &quot;czerwiec&quot;; [.C319] = 7; &quot;lipiec&quot;; [.C319] = 8; &quot;sierpień&quot;; [.C319] = 9; &quot;wrzesień&quot;; [.C319] = 10; &quot;październik&quot;; [.C319] = 11; &quot;listopad&quot;; [.C319] = 12; &quot;grudzień&quot;)" office:value-type="string" office:string-value="maj" calcext:value-type="string">
            <text:p>maj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table:formula="of:=[.B319] - [.A319]" office:value-type="float" office:value="14" calcext:value-type="float">
            <text:p>14</text:p>
          </table:table-cell>
          <table:table-cell table:formula="of:= 10 * [.G319] * [.H319]" office:value-type="float" office:value="560" calcext:value-type="float">
            <text:p>560</text:p>
          </table:table-cell>
          <table:table-cell table:formula="of:=[.I319] + [.F319] + [.E319]" office:value-type="float" office:value="571.07" calcext:value-type="float">
            <text:p>571,07</text:p>
          </table:table-cell>
          <table:table-cell table:formula="of:= [.E319] + [.F319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date" office:date-value="2014-06-03" calcext:value-type="date">
            <text:p>2014-06-03</text:p>
          </table:table-cell>
          <table:table-cell table:formula="of:= MONTH([.A320])" office:value-type="float" office:value="5" calcext:value-type="float">
            <text:p>5</text:p>
          </table:table-cell>
          <table:table-cell table:formula="of:=COM.MICROSOFT.IFS([.C320] = 1; &quot;styczeń&quot;; [.C320] = 2; &quot;luty&quot;; [.C320] = 3; &quot;marzec&quot;; [.C320] = 4; &quot;kwiecień&quot;; [.C320] = 5; &quot;maj&quot;; [.C320] = 6; &quot;czerwiec&quot;; [.C320] = 7; &quot;lipiec&quot;; [.C320] = 8; &quot;sierpień&quot;; [.C320] = 9; &quot;wrzesień&quot;; [.C320] = 10; &quot;październik&quot;; [.C320] = 11; &quot;listopad&quot;; [.C320] = 12; &quot;grudzień&quot;)" office:value-type="string" office:string-value="maj" calcext:value-type="string">
            <text:p>maj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320] - [.A320]" office:value-type="float" office:value="8" calcext:value-type="float">
            <text:p>8</text:p>
          </table:table-cell>
          <table:table-cell table:formula="of:= 10 * [.G320] * [.H320]" office:value-type="float" office:value="320" calcext:value-type="float">
            <text:p>320</text:p>
          </table:table-cell>
          <table:table-cell table:formula="of:=[.I320] + [.F320] + [.E320]" office:value-type="float" office:value="331.74" calcext:value-type="float">
            <text:p>331,74</text:p>
          </table:table-cell>
          <table:table-cell table:formula="of:= [.E320] + [.F320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date" office:date-value="2014-06-06" calcext:value-type="date">
            <text:p>2014-06-06</text:p>
          </table:table-cell>
          <table:table-cell table:formula="of:= MONTH([.A321])" office:value-type="float" office:value="5" calcext:value-type="float">
            <text:p>5</text:p>
          </table:table-cell>
          <table:table-cell table:formula="of:=COM.MICROSOFT.IFS([.C321] = 1; &quot;styczeń&quot;; [.C321] = 2; &quot;luty&quot;; [.C321] = 3; &quot;marzec&quot;; [.C321] = 4; &quot;kwiecień&quot;; [.C321] = 5; &quot;maj&quot;; [.C321] = 6; &quot;czerwiec&quot;; [.C321] = 7; &quot;lipiec&quot;; [.C321] = 8; &quot;sierpień&quot;; [.C321] = 9; &quot;wrzesień&quot;; [.C321] = 10; &quot;październik&quot;; [.C321] = 11; &quot;listopad&quot;; [.C321] = 12; &quot;grudzień&quot;)" office:value-type="string" office:string-value="maj" calcext:value-type="string">
            <text:p>maj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321] - [.A321]" office:value-type="float" office:value="11" calcext:value-type="float">
            <text:p>11</text:p>
          </table:table-cell>
          <table:table-cell table:formula="of:= 10 * [.G321] * [.H321]" office:value-type="float" office:value="220" calcext:value-type="float">
            <text:p>220</text:p>
          </table:table-cell>
          <table:table-cell table:formula="of:=[.I321] + [.F321] + [.E321]" office:value-type="float" office:value="233.41" calcext:value-type="float">
            <text:p>233,41</text:p>
          </table:table-cell>
          <table:table-cell table:formula="of:= [.E321] + [.F321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date" office:date-value="2014-06-11" calcext:value-type="date">
            <text:p>2014-06-11</text:p>
          </table:table-cell>
          <table:table-cell table:formula="of:= MONTH([.A322])" office:value-type="float" office:value="5" calcext:value-type="float">
            <text:p>5</text:p>
          </table:table-cell>
          <table:table-cell table:formula="of:=COM.MICROSOFT.IFS([.C322] = 1; &quot;styczeń&quot;; [.C322] = 2; &quot;luty&quot;; [.C322] = 3; &quot;marzec&quot;; [.C322] = 4; &quot;kwiecień&quot;; [.C322] = 5; &quot;maj&quot;; [.C322] = 6; &quot;czerwiec&quot;; [.C322] = 7; &quot;lipiec&quot;; [.C322] = 8; &quot;sierpień&quot;; [.C322] = 9; &quot;wrzesień&quot;; [.C322] = 10; &quot;październik&quot;; [.C322] = 11; &quot;listopad&quot;; [.C322] = 12; &quot;grudzień&quot;)" office:value-type="string" office:string-value="maj" calcext:value-type="string">
            <text:p>maj</text:p>
          </table:table-cell>
          <table:table-cell office:value-type="float" office:value="5.57" calcext:value-type="float">
            <text:p>5,57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322] - [.A322]" office:value-type="float" office:value="16" calcext:value-type="float">
            <text:p>16</text:p>
          </table:table-cell>
          <table:table-cell table:formula="of:= 10 * [.G322] * [.H322]" office:value-type="float" office:value="960" calcext:value-type="float">
            <text:p>960</text:p>
          </table:table-cell>
          <table:table-cell table:formula="of:=[.I322] + [.F322] + [.E322]" office:value-type="float" office:value="965.72" calcext:value-type="float">
            <text:p>965,72</text:p>
          </table:table-cell>
          <table:table-cell table:formula="of:= [.E322] + [.F322]" office:value-type="float" office:value="5.72" calcext:value-type="float">
            <text:p>5,72</text:p>
          </table:table-cell>
          <table:table-cell table:number-columns-repeated="7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date" office:date-value="2014-05-28" calcext:value-type="date">
            <text:p>2014-05-28</text:p>
          </table:table-cell>
          <table:table-cell table:formula="of:= MONTH([.A323])" office:value-type="float" office:value="5" calcext:value-type="float">
            <text:p>5</text:p>
          </table:table-cell>
          <table:table-cell table:formula="of:=COM.MICROSOFT.IFS([.C323] = 1; &quot;styczeń&quot;; [.C323] = 2; &quot;luty&quot;; [.C323] = 3; &quot;marzec&quot;; [.C323] = 4; &quot;kwiecień&quot;; [.C323] = 5; &quot;maj&quot;; [.C323] = 6; &quot;czerwiec&quot;; [.C323] = 7; &quot;lipiec&quot;; [.C323] = 8; &quot;sierpień&quot;; [.C323] = 9; &quot;wrzesień&quot;; [.C323] = 10; &quot;październik&quot;; [.C323] = 11; &quot;listopad&quot;; [.C323] = 12; &quot;grudzień&quot;)" office:value-type="string" office:string-value="maj" calcext:value-type="string">
            <text:p>maj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5" calcext:value-type="float">
            <text:p>5</text:p>
          </table:table-cell>
          <table:table-cell table:formula="of:=[.B323] - [.A323]" office:value-type="float" office:value="2" calcext:value-type="float">
            <text:p>2</text:p>
          </table:table-cell>
          <table:table-cell table:formula="of:= 10 * [.G323] * [.H323]" office:value-type="float" office:value="100" calcext:value-type="float">
            <text:p>100</text:p>
          </table:table-cell>
          <table:table-cell table:formula="of:=[.I323] + [.F323] + [.E323]" office:value-type="float" office:value="112.09" calcext:value-type="float">
            <text:p>112,09</text:p>
          </table:table-cell>
          <table:table-cell table:formula="of:= [.E323] + [.F323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date" office:date-value="2014-05-29" calcext:value-type="date">
            <text:p>2014-05-29</text:p>
          </table:table-cell>
          <table:table-cell table:formula="of:= MONTH([.A324])" office:value-type="float" office:value="5" calcext:value-type="float">
            <text:p>5</text:p>
          </table:table-cell>
          <table:table-cell table:formula="of:=COM.MICROSOFT.IFS([.C324] = 1; &quot;styczeń&quot;; [.C324] = 2; &quot;luty&quot;; [.C324] = 3; &quot;marzec&quot;; [.C324] = 4; &quot;kwiecień&quot;; [.C324] = 5; &quot;maj&quot;; [.C324] = 6; &quot;czerwiec&quot;; [.C324] = 7; &quot;lipiec&quot;; [.C324] = 8; &quot;sierpień&quot;; [.C324] = 9; &quot;wrzesień&quot;; [.C324] = 10; &quot;październik&quot;; [.C324] = 11; &quot;listopad&quot;; [.C324] = 12; &quot;grudzień&quot;)" office:value-type="string" office:string-value="maj" calcext:value-type="string">
            <text:p>maj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formula="of:=[.B324] - [.A324]" office:value-type="float" office:value="3" calcext:value-type="float">
            <text:p>3</text:p>
          </table:table-cell>
          <table:table-cell table:formula="of:= 10 * [.G324] * [.H324]" office:value-type="float" office:value="60" calcext:value-type="float">
            <text:p>60</text:p>
          </table:table-cell>
          <table:table-cell table:formula="of:=[.I324] + [.F324] + [.E324]" office:value-type="float" office:value="72.09" calcext:value-type="float">
            <text:p>72,09</text:p>
          </table:table-cell>
          <table:table-cell table:formula="of:= [.E324] + [.F324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date" office:date-value="2014-06-12" calcext:value-type="date">
            <text:p>2014-06-12</text:p>
          </table:table-cell>
          <table:table-cell table:formula="of:= MONTH([.A325])" office:value-type="float" office:value="5" calcext:value-type="float">
            <text:p>5</text:p>
          </table:table-cell>
          <table:table-cell table:formula="of:=COM.MICROSOFT.IFS([.C325] = 1; &quot;styczeń&quot;; [.C325] = 2; &quot;luty&quot;; [.C325] = 3; &quot;marzec&quot;; [.C325] = 4; &quot;kwiecień&quot;; [.C325] = 5; &quot;maj&quot;; [.C325] = 6; &quot;czerwiec&quot;; [.C325] = 7; &quot;lipiec&quot;; [.C325] = 8; &quot;sierpień&quot;; [.C325] = 9; &quot;wrzesień&quot;; [.C325] = 10; &quot;październik&quot;; [.C325] = 11; &quot;listopad&quot;; [.C325] = 12; &quot;grudzień&quot;)" office:value-type="string" office:string-value="maj" calcext:value-type="string">
            <text:p>maj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  <table:table-cell table:formula="of:=[.B325] - [.A325]" office:value-type="float" office:value="17" calcext:value-type="float">
            <text:p>17</text:p>
          </table:table-cell>
          <table:table-cell table:formula="of:= 10 * [.G325] * [.H325]" office:value-type="float" office:value="510" calcext:value-type="float">
            <text:p>510</text:p>
          </table:table-cell>
          <table:table-cell table:formula="of:=[.I325] + [.F325] + [.E325]" office:value-type="float" office:value="520" calcext:value-type="float">
            <text:p>520</text:p>
          </table:table-cell>
          <table:table-cell table:formula="of:= [.E325] + [.F325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date" office:date-value="2014-06-28" calcext:value-type="date">
            <text:p>2014-06-28</text:p>
          </table:table-cell>
          <table:table-cell table:formula="of:= MONTH([.A326])" office:value-type="float" office:value="6" calcext:value-type="float">
            <text:p>6</text:p>
          </table:table-cell>
          <table:table-cell table:formula="of:=COM.MICROSOFT.IFS([.C326] = 1; &quot;styczeń&quot;; [.C326] = 2; &quot;luty&quot;; [.C326] = 3; &quot;marzec&quot;; [.C326] = 4; &quot;kwiecień&quot;; [.C326] = 5; &quot;maj&quot;; [.C326] = 6; &quot;czerwiec&quot;; [.C326] = 7; &quot;lipiec&quot;; [.C326] = 8; &quot;sierpień&quot;; [.C326] = 9; &quot;wrzesień&quot;; [.C326] = 10; &quot;październik&quot;; [.C326] = 11; &quot;listopad&quot;; [.C326] = 12; &quot;grudzień&quot;)" office:value-type="string" office:string-value="czerwiec" calcext:value-type="string">
            <text:p>czerwiec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6" calcext:value-type="float">
            <text:p>6</text:p>
          </table:table-cell>
          <table:table-cell table:formula="of:=[.B326] - [.A326]" office:value-type="float" office:value="27" calcext:value-type="float">
            <text:p>27</text:p>
          </table:table-cell>
          <table:table-cell table:formula="of:= 10 * [.G326] * [.H326]" office:value-type="float" office:value="1620" calcext:value-type="float">
            <text:p>1620</text:p>
          </table:table-cell>
          <table:table-cell table:formula="of:=[.I326] + [.F326] + [.E326]" office:value-type="float" office:value="1632.33" calcext:value-type="float">
            <text:p>1632,33</text:p>
          </table:table-cell>
          <table:table-cell table:formula="of:= [.E326] + [.F326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date" office:date-value="2014-06-08" calcext:value-type="date">
            <text:p>2014-06-08</text:p>
          </table:table-cell>
          <table:table-cell table:formula="of:= MONTH([.A327])" office:value-type="float" office:value="6" calcext:value-type="float">
            <text:p>6</text:p>
          </table:table-cell>
          <table:table-cell table:formula="of:=COM.MICROSOFT.IFS([.C327] = 1; &quot;styczeń&quot;; [.C327] = 2; &quot;luty&quot;; [.C327] = 3; &quot;marzec&quot;; [.C327] = 4; &quot;kwiecień&quot;; [.C327] = 5; &quot;maj&quot;; [.C327] = 6; &quot;czerwiec&quot;; [.C327] = 7; &quot;lipiec&quot;; [.C327] = 8; &quot;sierpień&quot;; [.C327] = 9; &quot;wrzesień&quot;; [.C327] = 10; &quot;październik&quot;; [.C327] = 11; &quot;listopad&quot;; [.C327] = 12; &quot;grudzień&quot;)" office:value-type="string" office:string-value="czerwiec" calcext:value-type="string">
            <text:p>czerwiec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table:formula="of:=[.B327] - [.A327]" office:value-type="float" office:value="7" calcext:value-type="float">
            <text:p>7</text:p>
          </table:table-cell>
          <table:table-cell table:formula="of:= 10 * [.G327] * [.H327]" office:value-type="float" office:value="210" calcext:value-type="float">
            <text:p>210</text:p>
          </table:table-cell>
          <table:table-cell table:formula="of:=[.I327] + [.F327] + [.E327]" office:value-type="float" office:value="219.71" calcext:value-type="float">
            <text:p>219,71</text:p>
          </table:table-cell>
          <table:table-cell table:formula="of:= [.E327] + [.F327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date" office:date-value="2014-06-05" calcext:value-type="date">
            <text:p>2014-06-05</text:p>
          </table:table-cell>
          <table:table-cell table:formula="of:= MONTH([.A328])" office:value-type="float" office:value="6" calcext:value-type="float">
            <text:p>6</text:p>
          </table:table-cell>
          <table:table-cell table:formula="of:=COM.MICROSOFT.IFS([.C328] = 1; &quot;styczeń&quot;; [.C328] = 2; &quot;luty&quot;; [.C328] = 3; &quot;marzec&quot;; [.C328] = 4; &quot;kwiecień&quot;; [.C328] = 5; &quot;maj&quot;; [.C328] = 6; &quot;czerwiec&quot;; [.C328] = 7; &quot;lipiec&quot;; [.C328] = 8; &quot;sierpień&quot;; [.C328] = 9; &quot;wrzesień&quot;; [.C328] = 10; &quot;październik&quot;; [.C328] = 11; &quot;listopad&quot;; [.C328] = 12; &quot;grudzień&quot;)" office:value-type="string" office:string-value="czerwiec" calcext:value-type="string">
            <text:p>czerwiec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328] - [.A328]" office:value-type="float" office:value="4" calcext:value-type="float">
            <text:p>4</text:p>
          </table:table-cell>
          <table:table-cell table:formula="of:= 10 * [.G328] * [.H328]" office:value-type="float" office:value="240" calcext:value-type="float">
            <text:p>240</text:p>
          </table:table-cell>
          <table:table-cell table:formula="of:=[.I328] + [.F328] + [.E328]" office:value-type="float" office:value="251.67" calcext:value-type="float">
            <text:p>251,67</text:p>
          </table:table-cell>
          <table:table-cell table:formula="of:= [.E328] + [.F328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date" office:date-value="2014-06-17" calcext:value-type="date">
            <text:p>2014-06-17</text:p>
          </table:table-cell>
          <table:table-cell table:formula="of:= MONTH([.A329])" office:value-type="float" office:value="6" calcext:value-type="float">
            <text:p>6</text:p>
          </table:table-cell>
          <table:table-cell table:formula="of:=COM.MICROSOFT.IFS([.C329] = 1; &quot;styczeń&quot;; [.C329] = 2; &quot;luty&quot;; [.C329] = 3; &quot;marzec&quot;; [.C329] = 4; &quot;kwiecień&quot;; [.C329] = 5; &quot;maj&quot;; [.C329] = 6; &quot;czerwiec&quot;; [.C329] = 7; &quot;lipiec&quot;; [.C329] = 8; &quot;sierpień&quot;; [.C329] = 9; &quot;wrzesień&quot;; [.C329] = 10; &quot;październik&quot;; [.C329] = 11; &quot;listopad&quot;; [.C329] = 12; &quot;grudzień&quot;)" office:value-type="string" office:string-value="czerwiec" calcext:value-type="string">
            <text:p>czerwiec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329] - [.A329]" office:value-type="float" office:value="16" calcext:value-type="float">
            <text:p>16</text:p>
          </table:table-cell>
          <table:table-cell table:formula="of:= 10 * [.G329] * [.H329]" office:value-type="float" office:value="480" calcext:value-type="float">
            <text:p>480</text:p>
          </table:table-cell>
          <table:table-cell table:formula="of:=[.I329] + [.F329] + [.E329]" office:value-type="float" office:value="485.93" calcext:value-type="float">
            <text:p>485,93</text:p>
          </table:table-cell>
          <table:table-cell table:formula="of:= [.E329] + [.F329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date" office:date-value="2014-06-22" calcext:value-type="date">
            <text:p>2014-06-22</text:p>
          </table:table-cell>
          <table:table-cell table:formula="of:= MONTH([.A330])" office:value-type="float" office:value="6" calcext:value-type="float">
            <text:p>6</text:p>
          </table:table-cell>
          <table:table-cell table:formula="of:=COM.MICROSOFT.IFS([.C330] = 1; &quot;styczeń&quot;; [.C330] = 2; &quot;luty&quot;; [.C330] = 3; &quot;marzec&quot;; [.C330] = 4; &quot;kwiecień&quot;; [.C330] = 5; &quot;maj&quot;; [.C330] = 6; &quot;czerwiec&quot;; [.C330] = 7; &quot;lipiec&quot;; [.C330] = 8; &quot;sierpień&quot;; [.C330] = 9; &quot;wrzesień&quot;; [.C330] = 10; &quot;październik&quot;; [.C330] = 11; &quot;listopad&quot;; [.C330] = 12; &quot;grudzień&quot;)" office:value-type="string" office:string-value="czerwiec" calcext:value-type="string">
            <text:p>czerwiec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5" calcext:value-type="float">
            <text:p>5</text:p>
          </table:table-cell>
          <table:table-cell table:formula="of:=[.B330] - [.A330]" office:value-type="float" office:value="21" calcext:value-type="float">
            <text:p>21</text:p>
          </table:table-cell>
          <table:table-cell table:formula="of:= 10 * [.G330] * [.H330]" office:value-type="float" office:value="1050" calcext:value-type="float">
            <text:p>1050</text:p>
          </table:table-cell>
          <table:table-cell table:formula="of:=[.I330] + [.F330] + [.E330]" office:value-type="float" office:value="1062.33" calcext:value-type="float">
            <text:p>1062,33</text:p>
          </table:table-cell>
          <table:table-cell table:formula="of:= [.E330] + [.F330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date" office:date-value="2014-06-25" calcext:value-type="date">
            <text:p>2014-06-25</text:p>
          </table:table-cell>
          <table:table-cell table:formula="of:= MONTH([.A331])" office:value-type="float" office:value="6" calcext:value-type="float">
            <text:p>6</text:p>
          </table:table-cell>
          <table:table-cell table:formula="of:=COM.MICROSOFT.IFS([.C331] = 1; &quot;styczeń&quot;; [.C331] = 2; &quot;luty&quot;; [.C331] = 3; &quot;marzec&quot;; [.C331] = 4; &quot;kwiecień&quot;; [.C331] = 5; &quot;maj&quot;; [.C331] = 6; &quot;czerwiec&quot;; [.C331] = 7; &quot;lipiec&quot;; [.C331] = 8; &quot;sierpień&quot;; [.C331] = 9; &quot;wrzesień&quot;; [.C331] = 10; &quot;październik&quot;; [.C331] = 11; &quot;listopad&quot;; [.C331] = 12; &quot;grudzień&quot;)" office:value-type="string" office:string-value="czerwiec" calcext:value-type="string">
            <text:p>czerwiec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formula="of:=[.B331] - [.A331]" office:value-type="float" office:value="24" calcext:value-type="float">
            <text:p>24</text:p>
          </table:table-cell>
          <table:table-cell table:formula="of:= 10 * [.G331] * [.H331]" office:value-type="float" office:value="1200" calcext:value-type="float">
            <text:p>1200</text:p>
          </table:table-cell>
          <table:table-cell table:formula="of:=[.I331] + [.F331] + [.E331]" office:value-type="float" office:value="1207.75" calcext:value-type="float">
            <text:p>1207,75</text:p>
          </table:table-cell>
          <table:table-cell table:formula="of:= [.E331] + [.F331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date" office:date-value="2014-06-04" calcext:value-type="date">
            <text:p>2014-06-04</text:p>
          </table:table-cell>
          <table:table-cell table:formula="of:= MONTH([.A332])" office:value-type="float" office:value="6" calcext:value-type="float">
            <text:p>6</text:p>
          </table:table-cell>
          <table:table-cell table:formula="of:=COM.MICROSOFT.IFS([.C332] = 1; &quot;styczeń&quot;; [.C332] = 2; &quot;luty&quot;; [.C332] = 3; &quot;marzec&quot;; [.C332] = 4; &quot;kwiecień&quot;; [.C332] = 5; &quot;maj&quot;; [.C332] = 6; &quot;czerwiec&quot;; [.C332] = 7; &quot;lipiec&quot;; [.C332] = 8; &quot;sierpień&quot;; [.C332] = 9; &quot;wrzesień&quot;; [.C332] = 10; &quot;październik&quot;; [.C332] = 11; &quot;listopad&quot;; [.C332] = 12; &quot;grudzień&quot;)" office:value-type="string" office:string-value="czerwiec" calcext:value-type="string">
            <text:p>czerwiec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  <table:table-cell table:formula="of:=[.B332] - [.A332]" office:value-type="float" office:value="3" calcext:value-type="float">
            <text:p>3</text:p>
          </table:table-cell>
          <table:table-cell table:formula="of:= 10 * [.G332] * [.H332]" office:value-type="float" office:value="90" calcext:value-type="float">
            <text:p>90</text:p>
          </table:table-cell>
          <table:table-cell table:formula="of:=[.I332] + [.F332] + [.E332]" office:value-type="float" office:value="100" calcext:value-type="float">
            <text:p>100</text:p>
          </table:table-cell>
          <table:table-cell table:formula="of:= [.E332] + [.F33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6-02" calcext:value-type="date">
            <text:p>2014-06-02</text:p>
          </table:table-cell>
          <table:table-cell office:value-type="date" office:date-value="2014-06-12" calcext:value-type="date">
            <text:p>2014-06-12</text:p>
          </table:table-cell>
          <table:table-cell table:formula="of:= MONTH([.A333])" office:value-type="float" office:value="6" calcext:value-type="float">
            <text:p>6</text:p>
          </table:table-cell>
          <table:table-cell table:formula="of:=COM.MICROSOFT.IFS([.C333] = 1; &quot;styczeń&quot;; [.C333] = 2; &quot;luty&quot;; [.C333] = 3; &quot;marzec&quot;; [.C333] = 4; &quot;kwiecień&quot;; [.C333] = 5; &quot;maj&quot;; [.C333] = 6; &quot;czerwiec&quot;; [.C333] = 7; &quot;lipiec&quot;; [.C333] = 8; &quot;sierpień&quot;; [.C333] = 9; &quot;wrzesień&quot;; [.C333] = 10; &quot;październik&quot;; [.C333] = 11; &quot;listopad&quot;; [.C333] = 12; &quot;grudzień&quot;)" office:value-type="string" office:string-value="czerwiec" calcext:value-type="string">
            <text:p>czerwiec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B333] - [.A333]" office:value-type="float" office:value="10" calcext:value-type="float">
            <text:p>10</text:p>
          </table:table-cell>
          <table:table-cell table:formula="of:= 10 * [.G333] * [.H333]" office:value-type="float" office:value="200" calcext:value-type="float">
            <text:p>200</text:p>
          </table:table-cell>
          <table:table-cell table:formula="of:=[.I333] + [.F333] + [.E333]" office:value-type="float" office:value="202.79" calcext:value-type="float">
            <text:p>202,79</text:p>
          </table:table-cell>
          <table:table-cell table:formula="of:= [.E333] + [.F333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06-02" calcext:value-type="date">
            <text:p>2014-06-02</text:p>
          </table:table-cell>
          <table:table-cell office:value-type="date" office:date-value="2014-06-11" calcext:value-type="date">
            <text:p>2014-06-11</text:p>
          </table:table-cell>
          <table:table-cell table:formula="of:= MONTH([.A334])" office:value-type="float" office:value="6" calcext:value-type="float">
            <text:p>6</text:p>
          </table:table-cell>
          <table:table-cell table:formula="of:=COM.MICROSOFT.IFS([.C334] = 1; &quot;styczeń&quot;; [.C334] = 2; &quot;luty&quot;; [.C334] = 3; &quot;marzec&quot;; [.C334] = 4; &quot;kwiecień&quot;; [.C334] = 5; &quot;maj&quot;; [.C334] = 6; &quot;czerwiec&quot;; [.C334] = 7; &quot;lipiec&quot;; [.C334] = 8; &quot;sierpień&quot;; [.C334] = 9; &quot;wrzesień&quot;; [.C334] = 10; &quot;październik&quot;; [.C334] = 11; &quot;listopad&quot;; [.C334] = 12; &quot;grudzień&quot;)" office:value-type="string" office:string-value="czerwiec" calcext:value-type="string">
            <text:p>czerwiec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3" calcext:value-type="float">
            <text:p>3</text:p>
          </table:table-cell>
          <table:table-cell table:formula="of:=[.B334] - [.A334]" office:value-type="float" office:value="9" calcext:value-type="float">
            <text:p>9</text:p>
          </table:table-cell>
          <table:table-cell table:formula="of:= 10 * [.G334] * [.H334]" office:value-type="float" office:value="270" calcext:value-type="float">
            <text:p>270</text:p>
          </table:table-cell>
          <table:table-cell table:formula="of:=[.I334] + [.F334] + [.E334]" office:value-type="float" office:value="273.66" calcext:value-type="float">
            <text:p>273,66</text:p>
          </table:table-cell>
          <table:table-cell table:formula="of:= [.E334] + [.F334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6-02" calcext:value-type="date">
            <text:p>2014-06-02</text:p>
          </table:table-cell>
          <table:table-cell office:value-type="date" office:date-value="2014-06-23" calcext:value-type="date">
            <text:p>2014-06-23</text:p>
          </table:table-cell>
          <table:table-cell table:formula="of:= MONTH([.A335])" office:value-type="float" office:value="6" calcext:value-type="float">
            <text:p>6</text:p>
          </table:table-cell>
          <table:table-cell table:formula="of:=COM.MICROSOFT.IFS([.C335] = 1; &quot;styczeń&quot;; [.C335] = 2; &quot;luty&quot;; [.C335] = 3; &quot;marzec&quot;; [.C335] = 4; &quot;kwiecień&quot;; [.C335] = 5; &quot;maj&quot;; [.C335] = 6; &quot;czerwiec&quot;; [.C335] = 7; &quot;lipiec&quot;; [.C335] = 8; &quot;sierpień&quot;; [.C335] = 9; &quot;wrzesień&quot;; [.C335] = 10; &quot;październik&quot;; [.C335] = 11; &quot;listopad&quot;; [.C335] = 12; &quot;grudzień&quot;)" office:value-type="string" office:string-value="czerwiec" calcext:value-type="string">
            <text:p>czerwiec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table:formula="of:=[.B335] - [.A335]" office:value-type="float" office:value="21" calcext:value-type="float">
            <text:p>21</text:p>
          </table:table-cell>
          <table:table-cell table:formula="of:= 10 * [.G335] * [.H335]" office:value-type="float" office:value="1260" calcext:value-type="float">
            <text:p>1260</text:p>
          </table:table-cell>
          <table:table-cell table:formula="of:=[.I335] + [.F335] + [.E335]" office:value-type="float" office:value="1267.75" calcext:value-type="float">
            <text:p>1267,75</text:p>
          </table:table-cell>
          <table:table-cell table:formula="of:= [.E335] + [.F335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6-02" calcext:value-type="date">
            <text:p>2014-06-02</text:p>
          </table:table-cell>
          <table:table-cell office:value-type="date" office:date-value="2014-06-22" calcext:value-type="date">
            <text:p>2014-06-22</text:p>
          </table:table-cell>
          <table:table-cell table:formula="of:= MONTH([.A336])" office:value-type="float" office:value="6" calcext:value-type="float">
            <text:p>6</text:p>
          </table:table-cell>
          <table:table-cell table:formula="of:=COM.MICROSOFT.IFS([.C336] = 1; &quot;styczeń&quot;; [.C336] = 2; &quot;luty&quot;; [.C336] = 3; &quot;marzec&quot;; [.C336] = 4; &quot;kwiecień&quot;; [.C336] = 5; &quot;maj&quot;; [.C336] = 6; &quot;czerwiec&quot;; [.C336] = 7; &quot;lipiec&quot;; [.C336] = 8; &quot;sierpień&quot;; [.C336] = 9; &quot;wrzesień&quot;; [.C336] = 10; &quot;październik&quot;; [.C336] = 11; &quot;listopad&quot;; [.C336] = 12; &quot;grudzień&quot;)" office:value-type="string" office:string-value="czerwiec" calcext:value-type="string">
            <text:p>czerwiec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B336] - [.A336]" office:value-type="float" office:value="20" calcext:value-type="float">
            <text:p>20</text:p>
          </table:table-cell>
          <table:table-cell table:formula="of:= 10 * [.G336] * [.H336]" office:value-type="float" office:value="400" calcext:value-type="float">
            <text:p>400</text:p>
          </table:table-cell>
          <table:table-cell table:formula="of:=[.I336] + [.F336] + [.E336]" office:value-type="float" office:value="403.66" calcext:value-type="float">
            <text:p>403,66</text:p>
          </table:table-cell>
          <table:table-cell table:formula="of:= [.E336] + [.F336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6-03" calcext:value-type="date">
            <text:p>2014-06-03</text:p>
          </table:table-cell>
          <table:table-cell office:value-type="date" office:date-value="2014-06-13" calcext:value-type="date">
            <text:p>2014-06-13</text:p>
          </table:table-cell>
          <table:table-cell table:formula="of:= MONTH([.A337])" office:value-type="float" office:value="6" calcext:value-type="float">
            <text:p>6</text:p>
          </table:table-cell>
          <table:table-cell table:formula="of:=COM.MICROSOFT.IFS([.C337] = 1; &quot;styczeń&quot;; [.C337] = 2; &quot;luty&quot;; [.C337] = 3; &quot;marzec&quot;; [.C337] = 4; &quot;kwiecień&quot;; [.C337] = 5; &quot;maj&quot;; [.C337] = 6; &quot;czerwiec&quot;; [.C337] = 7; &quot;lipiec&quot;; [.C337] = 8; &quot;sierpień&quot;; [.C337] = 9; &quot;wrzesień&quot;; [.C337] = 10; &quot;październik&quot;; [.C337] = 11; &quot;listopad&quot;; [.C337] = 12; &quot;grudzień&quot;)" office:value-type="string" office:string-value="czerwiec" calcext:value-type="string">
            <text:p>czerwiec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5" calcext:value-type="float">
            <text:p>5</text:p>
          </table:table-cell>
          <table:table-cell table:formula="of:=[.B337] - [.A337]" office:value-type="float" office:value="10" calcext:value-type="float">
            <text:p>10</text:p>
          </table:table-cell>
          <table:table-cell table:formula="of:= 10 * [.G337] * [.H337]" office:value-type="float" office:value="500" calcext:value-type="float">
            <text:p>500</text:p>
          </table:table-cell>
          <table:table-cell table:formula="of:=[.I337] + [.F337] + [.E337]" office:value-type="float" office:value="502.35" calcext:value-type="float">
            <text:p>502,35</text:p>
          </table:table-cell>
          <table:table-cell table:formula="of:= [.E337] + [.F337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06-03" calcext:value-type="date">
            <text:p>2014-06-03</text:p>
          </table:table-cell>
          <table:table-cell office:value-type="date" office:date-value="2014-06-27" calcext:value-type="date">
            <text:p>2014-06-27</text:p>
          </table:table-cell>
          <table:table-cell table:formula="of:= MONTH([.A338])" office:value-type="float" office:value="6" calcext:value-type="float">
            <text:p>6</text:p>
          </table:table-cell>
          <table:table-cell table:formula="of:=COM.MICROSOFT.IFS([.C338] = 1; &quot;styczeń&quot;; [.C338] = 2; &quot;luty&quot;; [.C338] = 3; &quot;marzec&quot;; [.C338] = 4; &quot;kwiecień&quot;; [.C338] = 5; &quot;maj&quot;; [.C338] = 6; &quot;czerwiec&quot;; [.C338] = 7; &quot;lipiec&quot;; [.C338] = 8; &quot;sierpień&quot;; [.C338] = 9; &quot;wrzesień&quot;; [.C338] = 10; &quot;październik&quot;; [.C338] = 11; &quot;listopad&quot;; [.C338] = 12; &quot;grudzień&quot;)" office:value-type="string" office:string-value="czerwiec" calcext:value-type="string">
            <text:p>czerwiec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338] - [.A338]" office:value-type="float" office:value="24" calcext:value-type="float">
            <text:p>24</text:p>
          </table:table-cell>
          <table:table-cell table:formula="of:= 10 * [.G338] * [.H338]" office:value-type="float" office:value="960" calcext:value-type="float">
            <text:p>960</text:p>
          </table:table-cell>
          <table:table-cell table:formula="of:=[.I338] + [.F338] + [.E338]" office:value-type="float" office:value="969.3" calcext:value-type="float">
            <text:p>969,3</text:p>
          </table:table-cell>
          <table:table-cell table:formula="of:= [.E338] + [.F338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6-04" calcext:value-type="date">
            <text:p>2014-06-04</text:p>
          </table:table-cell>
          <table:table-cell office:value-type="date" office:date-value="2014-06-08" calcext:value-type="date">
            <text:p>2014-06-08</text:p>
          </table:table-cell>
          <table:table-cell table:formula="of:= MONTH([.A339])" office:value-type="float" office:value="6" calcext:value-type="float">
            <text:p>6</text:p>
          </table:table-cell>
          <table:table-cell table:formula="of:=COM.MICROSOFT.IFS([.C339] = 1; &quot;styczeń&quot;; [.C339] = 2; &quot;luty&quot;; [.C339] = 3; &quot;marzec&quot;; [.C339] = 4; &quot;kwiecień&quot;; [.C339] = 5; &quot;maj&quot;; [.C339] = 6; &quot;czerwiec&quot;; [.C339] = 7; &quot;lipiec&quot;; [.C339] = 8; &quot;sierpień&quot;; [.C339] = 9; &quot;wrzesień&quot;; [.C339] = 10; &quot;październik&quot;; [.C339] = 11; &quot;listopad&quot;; [.C339] = 12; &quot;grudzień&quot;)" office:value-type="string" office:string-value="czerwiec" calcext:value-type="string">
            <text:p>czerwiec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B339] - [.A339]" office:value-type="float" office:value="4" calcext:value-type="float">
            <text:p>4</text:p>
          </table:table-cell>
          <table:table-cell table:formula="of:= 10 * [.G339] * [.H339]" office:value-type="float" office:value="80" calcext:value-type="float">
            <text:p>80</text:p>
          </table:table-cell>
          <table:table-cell table:formula="of:=[.I339] + [.F339] + [.E339]" office:value-type="float" office:value="84.36" calcext:value-type="float">
            <text:p>84,36</text:p>
          </table:table-cell>
          <table:table-cell table:formula="of:= [.E339] + [.F339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06-04" calcext:value-type="date">
            <text:p>2014-06-04</text:p>
          </table:table-cell>
          <table:table-cell office:value-type="date" office:date-value="2014-06-14" calcext:value-type="date">
            <text:p>2014-06-14</text:p>
          </table:table-cell>
          <table:table-cell table:formula="of:= MONTH([.A340])" office:value-type="float" office:value="6" calcext:value-type="float">
            <text:p>6</text:p>
          </table:table-cell>
          <table:table-cell table:formula="of:=COM.MICROSOFT.IFS([.C340] = 1; &quot;styczeń&quot;; [.C340] = 2; &quot;luty&quot;; [.C340] = 3; &quot;marzec&quot;; [.C340] = 4; &quot;kwiecień&quot;; [.C340] = 5; &quot;maj&quot;; [.C340] = 6; &quot;czerwiec&quot;; [.C340] = 7; &quot;lipiec&quot;; [.C340] = 8; &quot;sierpień&quot;; [.C340] = 9; &quot;wrzesień&quot;; [.C340] = 10; &quot;październik&quot;; [.C340] = 11; &quot;listopad&quot;; [.C340] = 12; &quot;grudzień&quot;)" office:value-type="string" office:string-value="czerwiec" calcext:value-type="string">
            <text:p>czerwiec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340] - [.A340]" office:value-type="float" office:value="10" calcext:value-type="float">
            <text:p>10</text:p>
          </table:table-cell>
          <table:table-cell table:formula="of:= 10 * [.G340] * [.H340]" office:value-type="float" office:value="600" calcext:value-type="float">
            <text:p>600</text:p>
          </table:table-cell>
          <table:table-cell table:formula="of:=[.I340] + [.F340] + [.E340]" office:value-type="float" office:value="607.5" calcext:value-type="float">
            <text:p>607,5</text:p>
          </table:table-cell>
          <table:table-cell table:formula="of:= [.E340] + [.F340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6-04" calcext:value-type="date">
            <text:p>2014-06-04</text:p>
          </table:table-cell>
          <table:table-cell office:value-type="date" office:date-value="2014-06-10" calcext:value-type="date">
            <text:p>2014-06-10</text:p>
          </table:table-cell>
          <table:table-cell table:formula="of:= MONTH([.A341])" office:value-type="float" office:value="6" calcext:value-type="float">
            <text:p>6</text:p>
          </table:table-cell>
          <table:table-cell table:formula="of:=COM.MICROSOFT.IFS([.C341] = 1; &quot;styczeń&quot;; [.C341] = 2; &quot;luty&quot;; [.C341] = 3; &quot;marzec&quot;; [.C341] = 4; &quot;kwiecień&quot;; [.C341] = 5; &quot;maj&quot;; [.C341] = 6; &quot;czerwiec&quot;; [.C341] = 7; &quot;lipiec&quot;; [.C341] = 8; &quot;sierpień&quot;; [.C341] = 9; &quot;wrzesień&quot;; [.C341] = 10; &quot;październik&quot;; [.C341] = 11; &quot;listopad&quot;; [.C341] = 12; &quot;grudzień&quot;)" office:value-type="string" office:string-value="czerwiec" calcext:value-type="string">
            <text:p>czerwiec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341] - [.A341]" office:value-type="float" office:value="6" calcext:value-type="float">
            <text:p>6</text:p>
          </table:table-cell>
          <table:table-cell table:formula="of:= 10 * [.G341] * [.H341]" office:value-type="float" office:value="120" calcext:value-type="float">
            <text:p>120</text:p>
          </table:table-cell>
          <table:table-cell table:formula="of:=[.I341] + [.F341] + [.E341]" office:value-type="float" office:value="129.3" calcext:value-type="float">
            <text:p>129,3</text:p>
          </table:table-cell>
          <table:table-cell table:formula="of:= [.E341] + [.F341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6-05" calcext:value-type="date">
            <text:p>2014-06-05</text:p>
          </table:table-cell>
          <table:table-cell office:value-type="date" office:date-value="2014-06-09" calcext:value-type="date">
            <text:p>2014-06-09</text:p>
          </table:table-cell>
          <table:table-cell table:formula="of:= MONTH([.A342])" office:value-type="float" office:value="6" calcext:value-type="float">
            <text:p>6</text:p>
          </table:table-cell>
          <table:table-cell table:formula="of:=COM.MICROSOFT.IFS([.C342] = 1; &quot;styczeń&quot;; [.C342] = 2; &quot;luty&quot;; [.C342] = 3; &quot;marzec&quot;; [.C342] = 4; &quot;kwiecień&quot;; [.C342] = 5; &quot;maj&quot;; [.C342] = 6; &quot;czerwiec&quot;; [.C342] = 7; &quot;lipiec&quot;; [.C342] = 8; &quot;sierpień&quot;; [.C342] = 9; &quot;wrzesień&quot;; [.C342] = 10; &quot;październik&quot;; [.C342] = 11; &quot;listopad&quot;; [.C342] = 12; &quot;grudzień&quot;)" office:value-type="string" office:string-value="czerwiec" calcext:value-type="string">
            <text:p>czerwiec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342] - [.A342]" office:value-type="float" office:value="4" calcext:value-type="float">
            <text:p>4</text:p>
          </table:table-cell>
          <table:table-cell table:formula="of:= 10 * [.G342] * [.H342]" office:value-type="float" office:value="120" calcext:value-type="float">
            <text:p>120</text:p>
          </table:table-cell>
          <table:table-cell table:formula="of:=[.I342] + [.F342] + [.E342]" office:value-type="float" office:value="126.6" calcext:value-type="float">
            <text:p>126,6</text:p>
          </table:table-cell>
          <table:table-cell table:formula="of:= [.E342] + [.F342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6-07" calcext:value-type="date">
            <text:p>2014-06-07</text:p>
          </table:table-cell>
          <table:table-cell office:value-type="date" office:date-value="2014-06-18" calcext:value-type="date">
            <text:p>2014-06-18</text:p>
          </table:table-cell>
          <table:table-cell table:formula="of:= MONTH([.A343])" office:value-type="float" office:value="6" calcext:value-type="float">
            <text:p>6</text:p>
          </table:table-cell>
          <table:table-cell table:formula="of:=COM.MICROSOFT.IFS([.C343] = 1; &quot;styczeń&quot;; [.C343] = 2; &quot;luty&quot;; [.C343] = 3; &quot;marzec&quot;; [.C343] = 4; &quot;kwiecień&quot;; [.C343] = 5; &quot;maj&quot;; [.C343] = 6; &quot;czerwiec&quot;; [.C343] = 7; &quot;lipiec&quot;; [.C343] = 8; &quot;sierpień&quot;; [.C343] = 9; &quot;wrzesień&quot;; [.C343] = 10; &quot;październik&quot;; [.C343] = 11; &quot;listopad&quot;; [.C343] = 12; &quot;grudzień&quot;)" office:value-type="string" office:string-value="czerwiec" calcext:value-type="string">
            <text:p>czerwiec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formula="of:=[.B343] - [.A343]" office:value-type="float" office:value="11" calcext:value-type="float">
            <text:p>11</text:p>
          </table:table-cell>
          <table:table-cell table:formula="of:= 10 * [.G343] * [.H343]" office:value-type="float" office:value="330" calcext:value-type="float">
            <text:p>330</text:p>
          </table:table-cell>
          <table:table-cell table:formula="of:=[.I343] + [.F343] + [.E343]" office:value-type="float" office:value="332.06" calcext:value-type="float">
            <text:p>332,06</text:p>
          </table:table-cell>
          <table:table-cell table:formula="of:= [.E343] + [.F343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06-07" calcext:value-type="date">
            <text:p>2014-06-07</text:p>
          </table:table-cell>
          <table:table-cell office:value-type="date" office:date-value="2014-06-12" calcext:value-type="date">
            <text:p>2014-06-12</text:p>
          </table:table-cell>
          <table:table-cell table:formula="of:= MONTH([.A344])" office:value-type="float" office:value="6" calcext:value-type="float">
            <text:p>6</text:p>
          </table:table-cell>
          <table:table-cell table:formula="of:=COM.MICROSOFT.IFS([.C344] = 1; &quot;styczeń&quot;; [.C344] = 2; &quot;luty&quot;; [.C344] = 3; &quot;marzec&quot;; [.C344] = 4; &quot;kwiecień&quot;; [.C344] = 5; &quot;maj&quot;; [.C344] = 6; &quot;czerwiec&quot;; [.C344] = 7; &quot;lipiec&quot;; [.C344] = 8; &quot;sierpień&quot;; [.C344] = 9; &quot;wrzesień&quot;; [.C344] = 10; &quot;październik&quot;; [.C344] = 11; &quot;listopad&quot;; [.C344] = 12; &quot;grudzień&quot;)" office:value-type="string" office:string-value="czerwiec" calcext:value-type="string">
            <text:p>czerwiec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formula="of:=[.B344] - [.A344]" office:value-type="float" office:value="5" calcext:value-type="float">
            <text:p>5</text:p>
          </table:table-cell>
          <table:table-cell table:formula="of:= 10 * [.G344] * [.H344]" office:value-type="float" office:value="150" calcext:value-type="float">
            <text:p>150</text:p>
          </table:table-cell>
          <table:table-cell table:formula="of:=[.I344] + [.F344] + [.E344]" office:value-type="float" office:value="158.73" calcext:value-type="float">
            <text:p>158,73</text:p>
          </table:table-cell>
          <table:table-cell table:formula="of:= [.E344] + [.F344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6-07" calcext:value-type="date">
            <text:p>2014-06-07</text:p>
          </table:table-cell>
          <table:table-cell office:value-type="date" office:date-value="2014-06-27" calcext:value-type="date">
            <text:p>2014-06-27</text:p>
          </table:table-cell>
          <table:table-cell table:formula="of:= MONTH([.A345])" office:value-type="float" office:value="6" calcext:value-type="float">
            <text:p>6</text:p>
          </table:table-cell>
          <table:table-cell table:formula="of:=COM.MICROSOFT.IFS([.C345] = 1; &quot;styczeń&quot;; [.C345] = 2; &quot;luty&quot;; [.C345] = 3; &quot;marzec&quot;; [.C345] = 4; &quot;kwiecień&quot;; [.C345] = 5; &quot;maj&quot;; [.C345] = 6; &quot;czerwiec&quot;; [.C345] = 7; &quot;lipiec&quot;; [.C345] = 8; &quot;sierpień&quot;; [.C345] = 9; &quot;wrzesień&quot;; [.C345] = 10; &quot;październik&quot;; [.C345] = 11; &quot;listopad&quot;; [.C345] = 12; &quot;grudzień&quot;)" office:value-type="string" office:string-value="czerwiec" calcext:value-type="string">
            <text:p>czerwiec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4" calcext:value-type="float">
            <text:p>4</text:p>
          </table:table-cell>
          <table:table-cell table:formula="of:=[.B345] - [.A345]" office:value-type="float" office:value="20" calcext:value-type="float">
            <text:p>20</text:p>
          </table:table-cell>
          <table:table-cell table:formula="of:= 10 * [.G345] * [.H345]" office:value-type="float" office:value="800" calcext:value-type="float">
            <text:p>800</text:p>
          </table:table-cell>
          <table:table-cell table:formula="of:=[.I345] + [.F345] + [.E345]" office:value-type="float" office:value="816.99" calcext:value-type="float">
            <text:p>816,99</text:p>
          </table:table-cell>
          <table:table-cell table:formula="of:= [.E345] + [.F345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6-07" calcext:value-type="date">
            <text:p>2014-06-07</text:p>
          </table:table-cell>
          <table:table-cell office:value-type="date" office:date-value="2014-06-14" calcext:value-type="date">
            <text:p>2014-06-14</text:p>
          </table:table-cell>
          <table:table-cell table:formula="of:= MONTH([.A346])" office:value-type="float" office:value="6" calcext:value-type="float">
            <text:p>6</text:p>
          </table:table-cell>
          <table:table-cell table:formula="of:=COM.MICROSOFT.IFS([.C346] = 1; &quot;styczeń&quot;; [.C346] = 2; &quot;luty&quot;; [.C346] = 3; &quot;marzec&quot;; [.C346] = 4; &quot;kwiecień&quot;; [.C346] = 5; &quot;maj&quot;; [.C346] = 6; &quot;czerwiec&quot;; [.C346] = 7; &quot;lipiec&quot;; [.C346] = 8; &quot;sierpień&quot;; [.C346] = 9; &quot;wrzesień&quot;; [.C346] = 10; &quot;październik&quot;; [.C346] = 11; &quot;listopad&quot;; [.C346] = 12; &quot;grudzień&quot;)" office:value-type="string" office:string-value="czerwiec" calcext:value-type="string">
            <text:p>czerwiec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 table:formula="of:=[.B346] - [.A346]" office:value-type="float" office:value="7" calcext:value-type="float">
            <text:p>7</text:p>
          </table:table-cell>
          <table:table-cell table:formula="of:= 10 * [.G346] * [.H346]" office:value-type="float" office:value="210" calcext:value-type="float">
            <text:p>210</text:p>
          </table:table-cell>
          <table:table-cell table:formula="of:=[.I346] + [.F346] + [.E346]" office:value-type="float" office:value="219.37" calcext:value-type="float">
            <text:p>219,37</text:p>
          </table:table-cell>
          <table:table-cell table:formula="of:= [.E346] + [.F346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06-07" calcext:value-type="date">
            <text:p>2014-06-07</text:p>
          </table:table-cell>
          <table:table-cell office:value-type="date" office:date-value="2014-06-26" calcext:value-type="date">
            <text:p>2014-06-26</text:p>
          </table:table-cell>
          <table:table-cell table:formula="of:= MONTH([.A347])" office:value-type="float" office:value="6" calcext:value-type="float">
            <text:p>6</text:p>
          </table:table-cell>
          <table:table-cell table:formula="of:=COM.MICROSOFT.IFS([.C347] = 1; &quot;styczeń&quot;; [.C347] = 2; &quot;luty&quot;; [.C347] = 3; &quot;marzec&quot;; [.C347] = 4; &quot;kwiecień&quot;; [.C347] = 5; &quot;maj&quot;; [.C347] = 6; &quot;czerwiec&quot;; [.C347] = 7; &quot;lipiec&quot;; [.C347] = 8; &quot;sierpień&quot;; [.C347] = 9; &quot;wrzesień&quot;; [.C347] = 10; &quot;październik&quot;; [.C347] = 11; &quot;listopad&quot;; [.C347] = 12; &quot;grudzień&quot;)" office:value-type="string" office:string-value="czerwiec" calcext:value-type="string">
            <text:p>czerwiec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  <table:table-cell table:formula="of:=[.B347] - [.A347]" office:value-type="float" office:value="19" calcext:value-type="float">
            <text:p>19</text:p>
          </table:table-cell>
          <table:table-cell table:formula="of:= 10 * [.G347] * [.H347]" office:value-type="float" office:value="950" calcext:value-type="float">
            <text:p>950</text:p>
          </table:table-cell>
          <table:table-cell table:formula="of:=[.I347] + [.F347] + [.E347]" office:value-type="float" office:value="960.47" calcext:value-type="float">
            <text:p>960,47</text:p>
          </table:table-cell>
          <table:table-cell table:formula="of:= [.E347] + [.F347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6-09" calcext:value-type="date">
            <text:p>2014-06-09</text:p>
          </table:table-cell>
          <table:table-cell office:value-type="date" office:date-value="2014-07-03" calcext:value-type="date">
            <text:p>2014-07-03</text:p>
          </table:table-cell>
          <table:table-cell table:formula="of:= MONTH([.A348])" office:value-type="float" office:value="6" calcext:value-type="float">
            <text:p>6</text:p>
          </table:table-cell>
          <table:table-cell table:formula="of:=COM.MICROSOFT.IFS([.C348] = 1; &quot;styczeń&quot;; [.C348] = 2; &quot;luty&quot;; [.C348] = 3; &quot;marzec&quot;; [.C348] = 4; &quot;kwiecień&quot;; [.C348] = 5; &quot;maj&quot;; [.C348] = 6; &quot;czerwiec&quot;; [.C348] = 7; &quot;lipiec&quot;; [.C348] = 8; &quot;sierpień&quot;; [.C348] = 9; &quot;wrzesień&quot;; [.C348] = 10; &quot;październik&quot;; [.C348] = 11; &quot;listopad&quot;; [.C348] = 12; &quot;grudzień&quot;)" office:value-type="string" office:string-value="czerwiec" calcext:value-type="string">
            <text:p>czerwiec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formula="of:=[.B348] - [.A348]" office:value-type="float" office:value="24" calcext:value-type="float">
            <text:p>24</text:p>
          </table:table-cell>
          <table:table-cell table:formula="of:= 10 * [.G348] * [.H348]" office:value-type="float" office:value="480" calcext:value-type="float">
            <text:p>480</text:p>
          </table:table-cell>
          <table:table-cell table:formula="of:=[.I348] + [.F348] + [.E348]" office:value-type="float" office:value="486.39" calcext:value-type="float">
            <text:p>486,39</text:p>
          </table:table-cell>
          <table:table-cell table:formula="of:= [.E348] + [.F348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7-07" calcext:value-type="date">
            <text:p>2014-07-07</text:p>
          </table:table-cell>
          <table:table-cell table:formula="of:= MONTH([.A349])" office:value-type="float" office:value="6" calcext:value-type="float">
            <text:p>6</text:p>
          </table:table-cell>
          <table:table-cell table:formula="of:=COM.MICROSOFT.IFS([.C349] = 1; &quot;styczeń&quot;; [.C349] = 2; &quot;luty&quot;; [.C349] = 3; &quot;marzec&quot;; [.C349] = 4; &quot;kwiecień&quot;; [.C349] = 5; &quot;maj&quot;; [.C349] = 6; &quot;czerwiec&quot;; [.C349] = 7; &quot;lipiec&quot;; [.C349] = 8; &quot;sierpień&quot;; [.C349] = 9; &quot;wrzesień&quot;; [.C349] = 10; &quot;październik&quot;; [.C349] = 11; &quot;listopad&quot;; [.C349] = 12; &quot;grudzień&quot;)" office:value-type="string" office:string-value="czerwiec" calcext:value-type="string">
            <text:p>czerwiec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formula="of:=[.B349] - [.A349]" office:value-type="float" office:value="24" calcext:value-type="float">
            <text:p>24</text:p>
          </table:table-cell>
          <table:table-cell table:formula="of:= 10 * [.G349] * [.H349]" office:value-type="float" office:value="720" calcext:value-type="float">
            <text:p>720</text:p>
          </table:table-cell>
          <table:table-cell table:formula="of:=[.I349] + [.F349] + [.E349]" office:value-type="float" office:value="728.73" calcext:value-type="float">
            <text:p>728,73</text:p>
          </table:table-cell>
          <table:table-cell table:formula="of:= [.E349] + [.F349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6-21" calcext:value-type="date">
            <text:p>2014-06-21</text:p>
          </table:table-cell>
          <table:table-cell table:formula="of:= MONTH([.A350])" office:value-type="float" office:value="6" calcext:value-type="float">
            <text:p>6</text:p>
          </table:table-cell>
          <table:table-cell table:formula="of:=COM.MICROSOFT.IFS([.C350] = 1; &quot;styczeń&quot;; [.C350] = 2; &quot;luty&quot;; [.C350] = 3; &quot;marzec&quot;; [.C350] = 4; &quot;kwiecień&quot;; [.C350] = 5; &quot;maj&quot;; [.C350] = 6; &quot;czerwiec&quot;; [.C350] = 7; &quot;lipiec&quot;; [.C350] = 8; &quot;sierpień&quot;; [.C350] = 9; &quot;wrzesień&quot;; [.C350] = 10; &quot;październik&quot;; [.C350] = 11; &quot;listopad&quot;; [.C350] = 12; &quot;grudzień&quot;)" office:value-type="string" office:string-value="czerwiec" calcext:value-type="string">
            <text:p>czerwiec</text:p>
          </table:table-cell>
          <table:table-cell office:value-type="float" office:value="13.82" calcext:value-type="float">
            <text:p>13,82</text:p>
          </table:table-cell>
          <table:table-cell office:value-type="float" office:value="0.36" calcext:value-type="float">
            <text:p>0,36</text:p>
          </table:table-cell>
          <table:table-cell office:value-type="float" office:value="4" calcext:value-type="float">
            <text:p>4</text:p>
          </table:table-cell>
          <table:table-cell table:formula="of:=[.B350] - [.A350]" office:value-type="float" office:value="8" calcext:value-type="float">
            <text:p>8</text:p>
          </table:table-cell>
          <table:table-cell table:formula="of:= 10 * [.G350] * [.H350]" office:value-type="float" office:value="320" calcext:value-type="float">
            <text:p>320</text:p>
          </table:table-cell>
          <table:table-cell table:formula="of:=[.I350] + [.F350] + [.E350]" office:value-type="float" office:value="334.18" calcext:value-type="float">
            <text:p>334,18</text:p>
          </table:table-cell>
          <table:table-cell table:formula="of:= [.E350] + [.F350]" office:value-type="float" office:value="14.18" calcext:value-type="float">
            <text:p>14,18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7-05" calcext:value-type="date">
            <text:p>2014-07-05</text:p>
          </table:table-cell>
          <table:table-cell table:formula="of:= MONTH([.A351])" office:value-type="float" office:value="6" calcext:value-type="float">
            <text:p>6</text:p>
          </table:table-cell>
          <table:table-cell table:formula="of:=COM.MICROSOFT.IFS([.C351] = 1; &quot;styczeń&quot;; [.C351] = 2; &quot;luty&quot;; [.C351] = 3; &quot;marzec&quot;; [.C351] = 4; &quot;kwiecień&quot;; [.C351] = 5; &quot;maj&quot;; [.C351] = 6; &quot;czerwiec&quot;; [.C351] = 7; &quot;lipiec&quot;; [.C351] = 8; &quot;sierpień&quot;; [.C351] = 9; &quot;wrzesień&quot;; [.C351] = 10; &quot;październik&quot;; [.C351] = 11; &quot;listopad&quot;; [.C351] = 12; &quot;grudzień&quot;)" office:value-type="string" office:string-value="czerwiec" calcext:value-type="string">
            <text:p>czerwiec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351] - [.A351]" office:value-type="float" office:value="22" calcext:value-type="float">
            <text:p>22</text:p>
          </table:table-cell>
          <table:table-cell table:formula="of:= 10 * [.G351] * [.H351]" office:value-type="float" office:value="1320" calcext:value-type="float">
            <text:p>1320</text:p>
          </table:table-cell>
          <table:table-cell table:formula="of:=[.I351] + [.F351] + [.E351]" office:value-type="float" office:value="1326.51" calcext:value-type="float">
            <text:p>1326,51</text:p>
          </table:table-cell>
          <table:table-cell table:formula="of:= [.E351] + [.F351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7-09" calcext:value-type="date">
            <text:p>2014-07-09</text:p>
          </table:table-cell>
          <table:table-cell table:formula="of:= MONTH([.A352])" office:value-type="float" office:value="6" calcext:value-type="float">
            <text:p>6</text:p>
          </table:table-cell>
          <table:table-cell table:formula="of:=COM.MICROSOFT.IFS([.C352] = 1; &quot;styczeń&quot;; [.C352] = 2; &quot;luty&quot;; [.C352] = 3; &quot;marzec&quot;; [.C352] = 4; &quot;kwiecień&quot;; [.C352] = 5; &quot;maj&quot;; [.C352] = 6; &quot;czerwiec&quot;; [.C352] = 7; &quot;lipiec&quot;; [.C352] = 8; &quot;sierpień&quot;; [.C352] = 9; &quot;wrzesień&quot;; [.C352] = 10; &quot;październik&quot;; [.C352] = 11; &quot;listopad&quot;; [.C352] = 12; &quot;grudzień&quot;)" office:value-type="string" office:string-value="czerwiec" calcext:value-type="string">
            <text:p>czerwiec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6" calcext:value-type="float">
            <text:p>6</text:p>
          </table:table-cell>
          <table:table-cell table:formula="of:=[.B352] - [.A352]" office:value-type="float" office:value="26" calcext:value-type="float">
            <text:p>26</text:p>
          </table:table-cell>
          <table:table-cell table:formula="of:= 10 * [.G352] * [.H352]" office:value-type="float" office:value="1560" calcext:value-type="float">
            <text:p>1560</text:p>
          </table:table-cell>
          <table:table-cell table:formula="of:=[.I352] + [.F352] + [.E352]" office:value-type="float" office:value="1570.46" calcext:value-type="float">
            <text:p>1570,46</text:p>
          </table:table-cell>
          <table:table-cell table:formula="of:= [.E352] + [.F352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6-15" calcext:value-type="date">
            <text:p>2014-06-15</text:p>
          </table:table-cell>
          <table:table-cell table:formula="of:= MONTH([.A353])" office:value-type="float" office:value="6" calcext:value-type="float">
            <text:p>6</text:p>
          </table:table-cell>
          <table:table-cell table:formula="of:=COM.MICROSOFT.IFS([.C353] = 1; &quot;styczeń&quot;; [.C353] = 2; &quot;luty&quot;; [.C353] = 3; &quot;marzec&quot;; [.C353] = 4; &quot;kwiecień&quot;; [.C353] = 5; &quot;maj&quot;; [.C353] = 6; &quot;czerwiec&quot;; [.C353] = 7; &quot;lipiec&quot;; [.C353] = 8; &quot;sierpień&quot;; [.C353] = 9; &quot;wrzesień&quot;; [.C353] = 10; &quot;październik&quot;; [.C353] = 11; &quot;listopad&quot;; [.C353] = 12; &quot;grudzień&quot;)" office:value-type="string" office:string-value="czerwiec" calcext:value-type="string">
            <text:p>czerwiec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table:formula="of:=[.B353] - [.A353]" office:value-type="float" office:value="2" calcext:value-type="float">
            <text:p>2</text:p>
          </table:table-cell>
          <table:table-cell table:formula="of:= 10 * [.G353] * [.H353]" office:value-type="float" office:value="60" calcext:value-type="float">
            <text:p>60</text:p>
          </table:table-cell>
          <table:table-cell table:formula="of:=[.I353] + [.F353] + [.E353]" office:value-type="float" office:value="74.37" calcext:value-type="float">
            <text:p>74,37</text:p>
          </table:table-cell>
          <table:table-cell table:formula="of:= [.E353] + [.F353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6-24" calcext:value-type="date">
            <text:p>2014-06-24</text:p>
          </table:table-cell>
          <table:table-cell table:formula="of:= MONTH([.A354])" office:value-type="float" office:value="6" calcext:value-type="float">
            <text:p>6</text:p>
          </table:table-cell>
          <table:table-cell table:formula="of:=COM.MICROSOFT.IFS([.C354] = 1; &quot;styczeń&quot;; [.C354] = 2; &quot;luty&quot;; [.C354] = 3; &quot;marzec&quot;; [.C354] = 4; &quot;kwiecień&quot;; [.C354] = 5; &quot;maj&quot;; [.C354] = 6; &quot;czerwiec&quot;; [.C354] = 7; &quot;lipiec&quot;; [.C354] = 8; &quot;sierpień&quot;; [.C354] = 9; &quot;wrzesień&quot;; [.C354] = 10; &quot;październik&quot;; [.C354] = 11; &quot;listopad&quot;; [.C354] = 12; &quot;grudzień&quot;)" office:value-type="string" office:string-value="czerwiec" calcext:value-type="string">
            <text:p>czerwiec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4" calcext:value-type="float">
            <text:p>4</text:p>
          </table:table-cell>
          <table:table-cell table:formula="of:=[.B354] - [.A354]" office:value-type="float" office:value="11" calcext:value-type="float">
            <text:p>11</text:p>
          </table:table-cell>
          <table:table-cell table:formula="of:= 10 * [.G354] * [.H354]" office:value-type="float" office:value="440" calcext:value-type="float">
            <text:p>440</text:p>
          </table:table-cell>
          <table:table-cell table:formula="of:=[.I354] + [.F354] + [.E354]" office:value-type="float" office:value="454.37" calcext:value-type="float">
            <text:p>454,37</text:p>
          </table:table-cell>
          <table:table-cell table:formula="of:= [.E354] + [.F354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6-26" calcext:value-type="date">
            <text:p>2014-06-26</text:p>
          </table:table-cell>
          <table:table-cell table:formula="of:= MONTH([.A355])" office:value-type="float" office:value="6" calcext:value-type="float">
            <text:p>6</text:p>
          </table:table-cell>
          <table:table-cell table:formula="of:=COM.MICROSOFT.IFS([.C355] = 1; &quot;styczeń&quot;; [.C355] = 2; &quot;luty&quot;; [.C355] = 3; &quot;marzec&quot;; [.C355] = 4; &quot;kwiecień&quot;; [.C355] = 5; &quot;maj&quot;; [.C355] = 6; &quot;czerwiec&quot;; [.C355] = 7; &quot;lipiec&quot;; [.C355] = 8; &quot;sierpień&quot;; [.C355] = 9; &quot;wrzesień&quot;; [.C355] = 10; &quot;październik&quot;; [.C355] = 11; &quot;listopad&quot;; [.C355] = 12; &quot;grudzień&quot;)" office:value-type="string" office:string-value="czerwiec" calcext:value-type="string">
            <text:p>czerwiec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B355] - [.A355]" office:value-type="float" office:value="13" calcext:value-type="float">
            <text:p>13</text:p>
          </table:table-cell>
          <table:table-cell table:formula="of:= 10 * [.G355] * [.H355]" office:value-type="float" office:value="260" calcext:value-type="float">
            <text:p>260</text:p>
          </table:table-cell>
          <table:table-cell table:formula="of:=[.I355] + [.F355] + [.E355]" office:value-type="float" office:value="270.46" calcext:value-type="float">
            <text:p>270,46</text:p>
          </table:table-cell>
          <table:table-cell table:formula="of:= [.E355] + [.F355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6-28" calcext:value-type="date">
            <text:p>2014-06-28</text:p>
          </table:table-cell>
          <table:table-cell table:formula="of:= MONTH([.A356])" office:value-type="float" office:value="6" calcext:value-type="float">
            <text:p>6</text:p>
          </table:table-cell>
          <table:table-cell table:formula="of:=COM.MICROSOFT.IFS([.C356] = 1; &quot;styczeń&quot;; [.C356] = 2; &quot;luty&quot;; [.C356] = 3; &quot;marzec&quot;; [.C356] = 4; &quot;kwiecień&quot;; [.C356] = 5; &quot;maj&quot;; [.C356] = 6; &quot;czerwiec&quot;; [.C356] = 7; &quot;lipiec&quot;; [.C356] = 8; &quot;sierpień&quot;; [.C356] = 9; &quot;wrzesień&quot;; [.C356] = 10; &quot;październik&quot;; [.C356] = 11; &quot;listopad&quot;; [.C356] = 12; &quot;grudzień&quot;)" office:value-type="string" office:string-value="czerwiec" calcext:value-type="string">
            <text:p>czerwiec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5" calcext:value-type="float">
            <text:p>5</text:p>
          </table:table-cell>
          <table:table-cell table:formula="of:=[.B356] - [.A356]" office:value-type="float" office:value="15" calcext:value-type="float">
            <text:p>15</text:p>
          </table:table-cell>
          <table:table-cell table:formula="of:= 10 * [.G356] * [.H356]" office:value-type="float" office:value="750" calcext:value-type="float">
            <text:p>750</text:p>
          </table:table-cell>
          <table:table-cell table:formula="of:=[.I356] + [.F356] + [.E356]" office:value-type="float" office:value="759.12" calcext:value-type="float">
            <text:p>759,12</text:p>
          </table:table-cell>
          <table:table-cell table:formula="of:= [.E356] + [.F356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6-24" calcext:value-type="date">
            <text:p>2014-06-24</text:p>
          </table:table-cell>
          <table:table-cell table:formula="of:= MONTH([.A357])" office:value-type="float" office:value="6" calcext:value-type="float">
            <text:p>6</text:p>
          </table:table-cell>
          <table:table-cell table:formula="of:=COM.MICROSOFT.IFS([.C357] = 1; &quot;styczeń&quot;; [.C357] = 2; &quot;luty&quot;; [.C357] = 3; &quot;marzec&quot;; [.C357] = 4; &quot;kwiecień&quot;; [.C357] = 5; &quot;maj&quot;; [.C357] = 6; &quot;czerwiec&quot;; [.C357] = 7; &quot;lipiec&quot;; [.C357] = 8; &quot;sierpień&quot;; [.C357] = 9; &quot;wrzesień&quot;; [.C357] = 10; &quot;październik&quot;; [.C357] = 11; &quot;listopad&quot;; [.C357] = 12; &quot;grudzień&quot;)" office:value-type="string" office:string-value="czerwiec" calcext:value-type="string">
            <text:p>czerwiec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357] - [.A357]" office:value-type="float" office:value="11" calcext:value-type="float">
            <text:p>11</text:p>
          </table:table-cell>
          <table:table-cell table:formula="of:= 10 * [.G357] * [.H357]" office:value-type="float" office:value="660" calcext:value-type="float">
            <text:p>660</text:p>
          </table:table-cell>
          <table:table-cell table:formula="of:=[.I357] + [.F357] + [.E357]" office:value-type="float" office:value="671.74" calcext:value-type="float">
            <text:p>671,74</text:p>
          </table:table-cell>
          <table:table-cell table:formula="of:= [.E357] + [.F357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7-07" calcext:value-type="date">
            <text:p>2014-07-07</text:p>
          </table:table-cell>
          <table:table-cell table:formula="of:= MONTH([.A358])" office:value-type="float" office:value="6" calcext:value-type="float">
            <text:p>6</text:p>
          </table:table-cell>
          <table:table-cell table:formula="of:=COM.MICROSOFT.IFS([.C358] = 1; &quot;styczeń&quot;; [.C358] = 2; &quot;luty&quot;; [.C358] = 3; &quot;marzec&quot;; [.C358] = 4; &quot;kwiecień&quot;; [.C358] = 5; &quot;maj&quot;; [.C358] = 6; &quot;czerwiec&quot;; [.C358] = 7; &quot;lipiec&quot;; [.C358] = 8; &quot;sierpień&quot;; [.C358] = 9; &quot;wrzesień&quot;; [.C358] = 10; &quot;październik&quot;; [.C358] = 11; &quot;listopad&quot;; [.C358] = 12; &quot;grudzień&quot;)" office:value-type="string" office:string-value="czerwiec" calcext:value-type="string">
            <text:p>czerwiec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B358] - [.A358]" office:value-type="float" office:value="24" calcext:value-type="float">
            <text:p>24</text:p>
          </table:table-cell>
          <table:table-cell table:formula="of:= 10 * [.G358] * [.H358]" office:value-type="float" office:value="480" calcext:value-type="float">
            <text:p>480</text:p>
          </table:table-cell>
          <table:table-cell table:formula="of:=[.I358] + [.F358] + [.E358]" office:value-type="float" office:value="491.22" calcext:value-type="float">
            <text:p>491,22</text:p>
          </table:table-cell>
          <table:table-cell table:formula="of:= [.E358] + [.F358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7-02" calcext:value-type="date">
            <text:p>2014-07-02</text:p>
          </table:table-cell>
          <table:table-cell table:formula="of:= MONTH([.A359])" office:value-type="float" office:value="6" calcext:value-type="float">
            <text:p>6</text:p>
          </table:table-cell>
          <table:table-cell table:formula="of:=COM.MICROSOFT.IFS([.C359] = 1; &quot;styczeń&quot;; [.C359] = 2; &quot;luty&quot;; [.C359] = 3; &quot;marzec&quot;; [.C359] = 4; &quot;kwiecień&quot;; [.C359] = 5; &quot;maj&quot;; [.C359] = 6; &quot;czerwiec&quot;; [.C359] = 7; &quot;lipiec&quot;; [.C359] = 8; &quot;sierpień&quot;; [.C359] = 9; &quot;wrzesień&quot;; [.C359] = 10; &quot;październik&quot;; [.C359] = 11; &quot;listopad&quot;; [.C359] = 12; &quot;grudzień&quot;)" office:value-type="string" office:string-value="czerwiec" calcext:value-type="string">
            <text:p>czerwiec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359] - [.A359]" office:value-type="float" office:value="19" calcext:value-type="float">
            <text:p>19</text:p>
          </table:table-cell>
          <table:table-cell table:formula="of:= 10 * [.G359] * [.H359]" office:value-type="float" office:value="760" calcext:value-type="float">
            <text:p>760</text:p>
          </table:table-cell>
          <table:table-cell table:formula="of:=[.I359] + [.F359] + [.E359]" office:value-type="float" office:value="766.51" calcext:value-type="float">
            <text:p>766,51</text:p>
          </table:table-cell>
          <table:table-cell table:formula="of:= [.E359] + [.F359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6-23" calcext:value-type="date">
            <text:p>2014-06-23</text:p>
          </table:table-cell>
          <table:table-cell table:formula="of:= MONTH([.A360])" office:value-type="float" office:value="6" calcext:value-type="float">
            <text:p>6</text:p>
          </table:table-cell>
          <table:table-cell table:formula="of:=COM.MICROSOFT.IFS([.C360] = 1; &quot;styczeń&quot;; [.C360] = 2; &quot;luty&quot;; [.C360] = 3; &quot;marzec&quot;; [.C360] = 4; &quot;kwiecień&quot;; [.C360] = 5; &quot;maj&quot;; [.C360] = 6; &quot;czerwiec&quot;; [.C360] = 7; &quot;lipiec&quot;; [.C360] = 8; &quot;sierpień&quot;; [.C360] = 9; &quot;wrzesień&quot;; [.C360] = 10; &quot;październik&quot;; [.C360] = 11; &quot;listopad&quot;; [.C360] = 12; &quot;grudzień&quot;)" office:value-type="string" office:string-value="czerwiec" calcext:value-type="string">
            <text:p>czerwiec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360] - [.A360]" office:value-type="float" office:value="10" calcext:value-type="float">
            <text:p>10</text:p>
          </table:table-cell>
          <table:table-cell table:formula="of:= 10 * [.G360] * [.H360]" office:value-type="float" office:value="500" calcext:value-type="float">
            <text:p>500</text:p>
          </table:table-cell>
          <table:table-cell table:formula="of:=[.I360] + [.F360] + [.E360]" office:value-type="float" office:value="505.82" calcext:value-type="float">
            <text:p>505,82</text:p>
          </table:table-cell>
          <table:table-cell table:formula="of:= [.E360] + [.F360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7-01" calcext:value-type="date">
            <text:p>2014-07-01</text:p>
          </table:table-cell>
          <table:table-cell table:formula="of:= MONTH([.A361])" office:value-type="float" office:value="6" calcext:value-type="float">
            <text:p>6</text:p>
          </table:table-cell>
          <table:table-cell table:formula="of:=COM.MICROSOFT.IFS([.C361] = 1; &quot;styczeń&quot;; [.C361] = 2; &quot;luty&quot;; [.C361] = 3; &quot;marzec&quot;; [.C361] = 4; &quot;kwiecień&quot;; [.C361] = 5; &quot;maj&quot;; [.C361] = 6; &quot;czerwiec&quot;; [.C361] = 7; &quot;lipiec&quot;; [.C361] = 8; &quot;sierpień&quot;; [.C361] = 9; &quot;wrzesień&quot;; [.C361] = 10; &quot;październik&quot;; [.C361] = 11; &quot;listopad&quot;; [.C361] = 12; &quot;grudzień&quot;)" office:value-type="string" office:string-value="czerwiec" calcext:value-type="string">
            <text:p>czerwiec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formula="of:=[.B361] - [.A361]" office:value-type="float" office:value="18" calcext:value-type="float">
            <text:p>18</text:p>
          </table:table-cell>
          <table:table-cell table:formula="of:= 10 * [.G361] * [.H361]" office:value-type="float" office:value="1080" calcext:value-type="float">
            <text:p>1080</text:p>
          </table:table-cell>
          <table:table-cell table:formula="of:=[.I361] + [.F361] + [.E361]" office:value-type="float" office:value="1088.73" calcext:value-type="float">
            <text:p>1088,73</text:p>
          </table:table-cell>
          <table:table-cell table:formula="of:= [.E361] + [.F361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6-27" calcext:value-type="date">
            <text:p>2014-06-27</text:p>
          </table:table-cell>
          <table:table-cell table:formula="of:= MONTH([.A362])" office:value-type="float" office:value="6" calcext:value-type="float">
            <text:p>6</text:p>
          </table:table-cell>
          <table:table-cell table:formula="of:=COM.MICROSOFT.IFS([.C362] = 1; &quot;styczeń&quot;; [.C362] = 2; &quot;luty&quot;; [.C362] = 3; &quot;marzec&quot;; [.C362] = 4; &quot;kwiecień&quot;; [.C362] = 5; &quot;maj&quot;; [.C362] = 6; &quot;czerwiec&quot;; [.C362] = 7; &quot;lipiec&quot;; [.C362] = 8; &quot;sierpień&quot;; [.C362] = 9; &quot;wrzesień&quot;; [.C362] = 10; &quot;październik&quot;; [.C362] = 11; &quot;listopad&quot;; [.C362] = 12; &quot;grudzień&quot;)" office:value-type="string" office:string-value="czerwiec" calcext:value-type="string">
            <text:p>czerwiec</text:p>
          </table:table-cell>
          <table:table-cell office:value-type="float" office:value="16.83" calcext:value-type="float">
            <text:p>16,83</text:p>
          </table:table-cell>
          <table:table-cell office:value-type="float" office:value="0.44" calcext:value-type="float">
            <text:p>0,44</text:p>
          </table:table-cell>
          <table:table-cell office:value-type="float" office:value="5" calcext:value-type="float">
            <text:p>5</text:p>
          </table:table-cell>
          <table:table-cell table:formula="of:=[.B362] - [.A362]" office:value-type="float" office:value="14" calcext:value-type="float">
            <text:p>14</text:p>
          </table:table-cell>
          <table:table-cell table:formula="of:= 10 * [.G362] * [.H362]" office:value-type="float" office:value="700" calcext:value-type="float">
            <text:p>700</text:p>
          </table:table-cell>
          <table:table-cell table:formula="of:=[.I362] + [.F362] + [.E362]" office:value-type="float" office:value="717.27" calcext:value-type="float">
            <text:p>717,27</text:p>
          </table:table-cell>
          <table:table-cell table:formula="of:= [.E362] + [.F362]" office:value-type="float" office:value="17.27" calcext:value-type="float">
            <text:p>17,27</text:p>
          </table:table-cell>
          <table:table-cell table:number-columns-repeated="7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date" office:date-value="2014-06-24" calcext:value-type="date">
            <text:p>2014-06-24</text:p>
          </table:table-cell>
          <table:table-cell table:formula="of:= MONTH([.A363])" office:value-type="float" office:value="6" calcext:value-type="float">
            <text:p>6</text:p>
          </table:table-cell>
          <table:table-cell table:formula="of:=COM.MICROSOFT.IFS([.C363] = 1; &quot;styczeń&quot;; [.C363] = 2; &quot;luty&quot;; [.C363] = 3; &quot;marzec&quot;; [.C363] = 4; &quot;kwiecień&quot;; [.C363] = 5; &quot;maj&quot;; [.C363] = 6; &quot;czerwiec&quot;; [.C363] = 7; &quot;lipiec&quot;; [.C363] = 8; &quot;sierpień&quot;; [.C363] = 9; &quot;wrzesień&quot;; [.C363] = 10; &quot;październik&quot;; [.C363] = 11; &quot;listopad&quot;; [.C363] = 12; &quot;grudzień&quot;)" office:value-type="string" office:string-value="czerwiec" calcext:value-type="string">
            <text:p>czerwiec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5" calcext:value-type="float">
            <text:p>5</text:p>
          </table:table-cell>
          <table:table-cell table:formula="of:=[.B363] - [.A363]" office:value-type="float" office:value="11" calcext:value-type="float">
            <text:p>11</text:p>
          </table:table-cell>
          <table:table-cell table:formula="of:= 10 * [.G363] * [.H363]" office:value-type="float" office:value="550" calcext:value-type="float">
            <text:p>550</text:p>
          </table:table-cell>
          <table:table-cell table:formula="of:=[.I363] + [.F363] + [.E363]" office:value-type="float" office:value="562" calcext:value-type="float">
            <text:p>562</text:p>
          </table:table-cell>
          <table:table-cell table:formula="of:= [.E363] + [.F363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6-16" calcext:value-type="date">
            <text:p>2014-06-16</text:p>
          </table:table-cell>
          <table:table-cell office:value-type="date" office:date-value="2014-06-18" calcext:value-type="date">
            <text:p>2014-06-18</text:p>
          </table:table-cell>
          <table:table-cell table:formula="of:= MONTH([.A364])" office:value-type="float" office:value="6" calcext:value-type="float">
            <text:p>6</text:p>
          </table:table-cell>
          <table:table-cell table:formula="of:=COM.MICROSOFT.IFS([.C364] = 1; &quot;styczeń&quot;; [.C364] = 2; &quot;luty&quot;; [.C364] = 3; &quot;marzec&quot;; [.C364] = 4; &quot;kwiecień&quot;; [.C364] = 5; &quot;maj&quot;; [.C364] = 6; &quot;czerwiec&quot;; [.C364] = 7; &quot;lipiec&quot;; [.C364] = 8; &quot;sierpień&quot;; [.C364] = 9; &quot;wrzesień&quot;; [.C364] = 10; &quot;październik&quot;; [.C364] = 11; &quot;listopad&quot;; [.C364] = 12; &quot;grudzień&quot;)" office:value-type="string" office:string-value="czerwiec" calcext:value-type="string">
            <text:p>czerwiec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formula="of:=[.B364] - [.A364]" office:value-type="float" office:value="2" calcext:value-type="float">
            <text:p>2</text:p>
          </table:table-cell>
          <table:table-cell table:formula="of:= 10 * [.G364] * [.H364]" office:value-type="float" office:value="60" calcext:value-type="float">
            <text:p>60</text:p>
          </table:table-cell>
          <table:table-cell table:formula="of:=[.I364] + [.F364] + [.E364]" office:value-type="float" office:value="67.91" calcext:value-type="float">
            <text:p>67,91</text:p>
          </table:table-cell>
          <table:table-cell table:formula="of:= [.E364] + [.F364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06-16" calcext:value-type="date">
            <text:p>2014-06-16</text:p>
          </table:table-cell>
          <table:table-cell office:value-type="date" office:date-value="2014-07-14" calcext:value-type="date">
            <text:p>2014-07-14</text:p>
          </table:table-cell>
          <table:table-cell table:formula="of:= MONTH([.A365])" office:value-type="float" office:value="6" calcext:value-type="float">
            <text:p>6</text:p>
          </table:table-cell>
          <table:table-cell table:formula="of:=COM.MICROSOFT.IFS([.C365] = 1; &quot;styczeń&quot;; [.C365] = 2; &quot;luty&quot;; [.C365] = 3; &quot;marzec&quot;; [.C365] = 4; &quot;kwiecień&quot;; [.C365] = 5; &quot;maj&quot;; [.C365] = 6; &quot;czerwiec&quot;; [.C365] = 7; &quot;lipiec&quot;; [.C365] = 8; &quot;sierpień&quot;; [.C365] = 9; &quot;wrzesień&quot;; [.C365] = 10; &quot;październik&quot;; [.C365] = 11; &quot;listopad&quot;; [.C365] = 12; &quot;grudzień&quot;)" office:value-type="string" office:string-value="czerwiec" calcext:value-type="string">
            <text:p>czerwiec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365] - [.A365]" office:value-type="float" office:value="28" calcext:value-type="float">
            <text:p>28</text:p>
          </table:table-cell>
          <table:table-cell table:formula="of:= 10 * [.G365] * [.H365]" office:value-type="float" office:value="1400" calcext:value-type="float">
            <text:p>1400</text:p>
          </table:table-cell>
          <table:table-cell table:formula="of:=[.I365] + [.F365] + [.E365]" office:value-type="float" office:value="1405.82" calcext:value-type="float">
            <text:p>1405,82</text:p>
          </table:table-cell>
          <table:table-cell table:formula="of:= [.E365] + [.F365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date" office:date-value="2014-07-17" calcext:value-type="date">
            <text:p>2014-07-17</text:p>
          </table:table-cell>
          <table:table-cell table:formula="of:= MONTH([.A366])" office:value-type="float" office:value="6" calcext:value-type="float">
            <text:p>6</text:p>
          </table:table-cell>
          <table:table-cell table:formula="of:=COM.MICROSOFT.IFS([.C366] = 1; &quot;styczeń&quot;; [.C366] = 2; &quot;luty&quot;; [.C366] = 3; &quot;marzec&quot;; [.C366] = 4; &quot;kwiecień&quot;; [.C366] = 5; &quot;maj&quot;; [.C366] = 6; &quot;czerwiec&quot;; [.C366] = 7; &quot;lipiec&quot;; [.C366] = 8; &quot;sierpień&quot;; [.C366] = 9; &quot;wrzesień&quot;; [.C366] = 10; &quot;październik&quot;; [.C366] = 11; &quot;listopad&quot;; [.C366] = 12; &quot;grudzień&quot;)" office:value-type="string" office:string-value="czerwiec" calcext:value-type="string">
            <text:p>czerwiec</text:p>
          </table:table-cell>
          <table:table-cell office:value-type="float" office:value="7.3" calcext:value-type="float">
            <text:p>7,3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366] - [.A366]" office:value-type="float" office:value="28" calcext:value-type="float">
            <text:p>28</text:p>
          </table:table-cell>
          <table:table-cell table:formula="of:= 10 * [.G366] * [.H366]" office:value-type="float" office:value="1680" calcext:value-type="float">
            <text:p>1680</text:p>
          </table:table-cell>
          <table:table-cell table:formula="of:=[.I366] + [.F366] + [.E366]" office:value-type="float" office:value="1687.49" calcext:value-type="float">
            <text:p>1687,49</text:p>
          </table:table-cell>
          <table:table-cell table:formula="of:= [.E366] + [.F366]" office:value-type="float" office:value="7.49" calcext:value-type="float">
            <text:p>7,49</text:p>
          </table:table-cell>
          <table:table-cell table:number-columns-repeated="7"/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date" office:date-value="2014-06-23" calcext:value-type="date">
            <text:p>2014-06-23</text:p>
          </table:table-cell>
          <table:table-cell table:formula="of:= MONTH([.A367])" office:value-type="float" office:value="6" calcext:value-type="float">
            <text:p>6</text:p>
          </table:table-cell>
          <table:table-cell table:formula="of:=COM.MICROSOFT.IFS([.C367] = 1; &quot;styczeń&quot;; [.C367] = 2; &quot;luty&quot;; [.C367] = 3; &quot;marzec&quot;; [.C367] = 4; &quot;kwiecień&quot;; [.C367] = 5; &quot;maj&quot;; [.C367] = 6; &quot;czerwiec&quot;; [.C367] = 7; &quot;lipiec&quot;; [.C367] = 8; &quot;sierpień&quot;; [.C367] = 9; &quot;wrzesień&quot;; [.C367] = 10; &quot;październik&quot;; [.C367] = 11; &quot;listopad&quot;; [.C367] = 12; &quot;grudzień&quot;)" office:value-type="string" office:string-value="czerwiec" calcext:value-type="string">
            <text:p>czerwiec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367] - [.A367]" office:value-type="float" office:value="4" calcext:value-type="float">
            <text:p>4</text:p>
          </table:table-cell>
          <table:table-cell table:formula="of:= 10 * [.G367] * [.H367]" office:value-type="float" office:value="200" calcext:value-type="float">
            <text:p>200</text:p>
          </table:table-cell>
          <table:table-cell table:formula="of:=[.I367] + [.F367] + [.E367]" office:value-type="float" office:value="205.79" calcext:value-type="float">
            <text:p>205,79</text:p>
          </table:table-cell>
          <table:table-cell table:formula="of:= [.E367] + [.F367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date" office:date-value="2014-06-25" calcext:value-type="date">
            <text:p>2014-06-25</text:p>
          </table:table-cell>
          <table:table-cell table:formula="of:= MONTH([.A368])" office:value-type="float" office:value="6" calcext:value-type="float">
            <text:p>6</text:p>
          </table:table-cell>
          <table:table-cell table:formula="of:=COM.MICROSOFT.IFS([.C368] = 1; &quot;styczeń&quot;; [.C368] = 2; &quot;luty&quot;; [.C368] = 3; &quot;marzec&quot;; [.C368] = 4; &quot;kwiecień&quot;; [.C368] = 5; &quot;maj&quot;; [.C368] = 6; &quot;czerwiec&quot;; [.C368] = 7; &quot;lipiec&quot;; [.C368] = 8; &quot;sierpień&quot;; [.C368] = 9; &quot;wrzesień&quot;; [.C368] = 10; &quot;październik&quot;; [.C368] = 11; &quot;listopad&quot;; [.C368] = 12; &quot;grudzień&quot;)" office:value-type="string" office:string-value="czerwiec" calcext:value-type="string">
            <text:p>czerwiec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5" calcext:value-type="float">
            <text:p>5</text:p>
          </table:table-cell>
          <table:table-cell table:formula="of:=[.B368] - [.A368]" office:value-type="float" office:value="6" calcext:value-type="float">
            <text:p>6</text:p>
          </table:table-cell>
          <table:table-cell table:formula="of:= 10 * [.G368] * [.H368]" office:value-type="float" office:value="300" calcext:value-type="float">
            <text:p>300</text:p>
          </table:table-cell>
          <table:table-cell table:formula="of:=[.I368] + [.F368] + [.E368]" office:value-type="float" office:value="311.07" calcext:value-type="float">
            <text:p>311,07</text:p>
          </table:table-cell>
          <table:table-cell table:formula="of:= [.E368] + [.F368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date" office:date-value="2014-07-10" calcext:value-type="date">
            <text:p>2014-07-10</text:p>
          </table:table-cell>
          <table:table-cell table:formula="of:= MONTH([.A369])" office:value-type="float" office:value="6" calcext:value-type="float">
            <text:p>6</text:p>
          </table:table-cell>
          <table:table-cell table:formula="of:=COM.MICROSOFT.IFS([.C369] = 1; &quot;styczeń&quot;; [.C369] = 2; &quot;luty&quot;; [.C369] = 3; &quot;marzec&quot;; [.C369] = 4; &quot;kwiecień&quot;; [.C369] = 5; &quot;maj&quot;; [.C369] = 6; &quot;czerwiec&quot;; [.C369] = 7; &quot;lipiec&quot;; [.C369] = 8; &quot;sierpień&quot;; [.C369] = 9; &quot;wrzesień&quot;; [.C369] = 10; &quot;październik&quot;; [.C369] = 11; &quot;listopad&quot;; [.C369] = 12; &quot;grudzień&quot;)" office:value-type="string" office:string-value="czerwiec" calcext:value-type="string">
            <text:p>czerwiec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6" calcext:value-type="float">
            <text:p>6</text:p>
          </table:table-cell>
          <table:table-cell table:formula="of:=[.B369] - [.A369]" office:value-type="float" office:value="21" calcext:value-type="float">
            <text:p>21</text:p>
          </table:table-cell>
          <table:table-cell table:formula="of:= 10 * [.G369] * [.H369]" office:value-type="float" office:value="1260" calcext:value-type="float">
            <text:p>1260</text:p>
          </table:table-cell>
          <table:table-cell table:formula="of:=[.I369] + [.F369] + [.E369]" office:value-type="float" office:value="1270.47" calcext:value-type="float">
            <text:p>1270,47</text:p>
          </table:table-cell>
          <table:table-cell table:formula="of:= [.E369] + [.F369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date" office:date-value="2014-07-01" calcext:value-type="date">
            <text:p>2014-07-01</text:p>
          </table:table-cell>
          <table:table-cell table:formula="of:= MONTH([.A370])" office:value-type="float" office:value="6" calcext:value-type="float">
            <text:p>6</text:p>
          </table:table-cell>
          <table:table-cell table:formula="of:=COM.MICROSOFT.IFS([.C370] = 1; &quot;styczeń&quot;; [.C370] = 2; &quot;luty&quot;; [.C370] = 3; &quot;marzec&quot;; [.C370] = 4; &quot;kwiecień&quot;; [.C370] = 5; &quot;maj&quot;; [.C370] = 6; &quot;czerwiec&quot;; [.C370] = 7; &quot;lipiec&quot;; [.C370] = 8; &quot;sierpień&quot;; [.C370] = 9; &quot;wrzesień&quot;; [.C370] = 10; &quot;październik&quot;; [.C370] = 11; &quot;listopad&quot;; [.C370] = 12; &quot;grudzień&quot;)" office:value-type="string" office:string-value="czerwiec" calcext:value-type="string">
            <text:p>czerwiec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3" calcext:value-type="float">
            <text:p>3</text:p>
          </table:table-cell>
          <table:table-cell table:formula="of:=[.B370] - [.A370]" office:value-type="float" office:value="12" calcext:value-type="float">
            <text:p>12</text:p>
          </table:table-cell>
          <table:table-cell table:formula="of:= 10 * [.G370] * [.H370]" office:value-type="float" office:value="360" calcext:value-type="float">
            <text:p>360</text:p>
          </table:table-cell>
          <table:table-cell table:formula="of:=[.I370] + [.F370] + [.E370]" office:value-type="float" office:value="376.99" calcext:value-type="float">
            <text:p>376,99</text:p>
          </table:table-cell>
          <table:table-cell table:formula="of:= [.E370] + [.F370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date" office:date-value="2014-07-09" calcext:value-type="date">
            <text:p>2014-07-09</text:p>
          </table:table-cell>
          <table:table-cell table:formula="of:= MONTH([.A371])" office:value-type="float" office:value="6" calcext:value-type="float">
            <text:p>6</text:p>
          </table:table-cell>
          <table:table-cell table:formula="of:=COM.MICROSOFT.IFS([.C371] = 1; &quot;styczeń&quot;; [.C371] = 2; &quot;luty&quot;; [.C371] = 3; &quot;marzec&quot;; [.C371] = 4; &quot;kwiecień&quot;; [.C371] = 5; &quot;maj&quot;; [.C371] = 6; &quot;czerwiec&quot;; [.C371] = 7; &quot;lipiec&quot;; [.C371] = 8; &quot;sierpień&quot;; [.C371] = 9; &quot;wrzesień&quot;; [.C371] = 10; &quot;październik&quot;; [.C371] = 11; &quot;listopad&quot;; [.C371] = 12; &quot;grudzień&quot;)" office:value-type="string" office:string-value="czerwiec" calcext:value-type="string">
            <text:p>czerwiec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</text:p>
          </table:table-cell>
          <table:table-cell table:formula="of:=[.B371] - [.A371]" office:value-type="float" office:value="20" calcext:value-type="float">
            <text:p>20</text:p>
          </table:table-cell>
          <table:table-cell table:formula="of:= 10 * [.G371] * [.H371]" office:value-type="float" office:value="1200" calcext:value-type="float">
            <text:p>1200</text:p>
          </table:table-cell>
          <table:table-cell table:formula="of:=[.I371] + [.F371] + [.E371]" office:value-type="float" office:value="1209.19" calcext:value-type="float">
            <text:p>1209,19</text:p>
          </table:table-cell>
          <table:table-cell table:formula="of:= [.E371] + [.F371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05" calcext:value-type="date">
            <text:p>2014-07-05</text:p>
          </table:table-cell>
          <table:table-cell table:formula="of:= MONTH([.A372])" office:value-type="float" office:value="6" calcext:value-type="float">
            <text:p>6</text:p>
          </table:table-cell>
          <table:table-cell table:formula="of:=COM.MICROSOFT.IFS([.C372] = 1; &quot;styczeń&quot;; [.C372] = 2; &quot;luty&quot;; [.C372] = 3; &quot;marzec&quot;; [.C372] = 4; &quot;kwiecień&quot;; [.C372] = 5; &quot;maj&quot;; [.C372] = 6; &quot;czerwiec&quot;; [.C372] = 7; &quot;lipiec&quot;; [.C372] = 8; &quot;sierpień&quot;; [.C372] = 9; &quot;wrzesień&quot;; [.C372] = 10; &quot;październik&quot;; [.C372] = 11; &quot;listopad&quot;; [.C372] = 12; &quot;grudzień&quot;)" office:value-type="string" office:string-value="czerwiec" calcext:value-type="string">
            <text:p>czerwiec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372] - [.A372]" office:value-type="float" office:value="10" calcext:value-type="float">
            <text:p>10</text:p>
          </table:table-cell>
          <table:table-cell table:formula="of:= 10 * [.G372] * [.H372]" office:value-type="float" office:value="400" calcext:value-type="float">
            <text:p>400</text:p>
          </table:table-cell>
          <table:table-cell table:formula="of:=[.I372] + [.F372] + [.E372]" office:value-type="float" office:value="405.79" calcext:value-type="float">
            <text:p>405,79</text:p>
          </table:table-cell>
          <table:table-cell table:formula="of:= [.E372] + [.F372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20" calcext:value-type="date">
            <text:p>2014-07-20</text:p>
          </table:table-cell>
          <table:table-cell table:formula="of:= MONTH([.A373])" office:value-type="float" office:value="6" calcext:value-type="float">
            <text:p>6</text:p>
          </table:table-cell>
          <table:table-cell table:formula="of:=COM.MICROSOFT.IFS([.C373] = 1; &quot;styczeń&quot;; [.C373] = 2; &quot;luty&quot;; [.C373] = 3; &quot;marzec&quot;; [.C373] = 4; &quot;kwiecień&quot;; [.C373] = 5; &quot;maj&quot;; [.C373] = 6; &quot;czerwiec&quot;; [.C373] = 7; &quot;lipiec&quot;; [.C373] = 8; &quot;sierpień&quot;; [.C373] = 9; &quot;wrzesień&quot;; [.C373] = 10; &quot;październik&quot;; [.C373] = 11; &quot;listopad&quot;; [.C373] = 12; &quot;grudzień&quot;)" office:value-type="string" office:string-value="czerwiec" calcext:value-type="string">
            <text:p>czerwiec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373] - [.A373]" office:value-type="float" office:value="25" calcext:value-type="float">
            <text:p>25</text:p>
          </table:table-cell>
          <table:table-cell table:formula="of:= 10 * [.G373] * [.H373]" office:value-type="float" office:value="750" calcext:value-type="float">
            <text:p>750</text:p>
          </table:table-cell>
          <table:table-cell table:formula="of:=[.I373] + [.F373] + [.E373]" office:value-type="float" office:value="756.51" calcext:value-type="float">
            <text:p>756,51</text:p>
          </table:table-cell>
          <table:table-cell table:formula="of:= [.E373] + [.F373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12" calcext:value-type="date">
            <text:p>2014-07-12</text:p>
          </table:table-cell>
          <table:table-cell table:formula="of:= MONTH([.A374])" office:value-type="float" office:value="6" calcext:value-type="float">
            <text:p>6</text:p>
          </table:table-cell>
          <table:table-cell table:formula="of:=COM.MICROSOFT.IFS([.C374] = 1; &quot;styczeń&quot;; [.C374] = 2; &quot;luty&quot;; [.C374] = 3; &quot;marzec&quot;; [.C374] = 4; &quot;kwiecień&quot;; [.C374] = 5; &quot;maj&quot;; [.C374] = 6; &quot;czerwiec&quot;; [.C374] = 7; &quot;lipiec&quot;; [.C374] = 8; &quot;sierpień&quot;; [.C374] = 9; &quot;wrzesień&quot;; [.C374] = 10; &quot;październik&quot;; [.C374] = 11; &quot;listopad&quot;; [.C374] = 12; &quot;grudzień&quot;)" office:value-type="string" office:string-value="czerwiec" calcext:value-type="string">
            <text:p>czerwiec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6" calcext:value-type="float">
            <text:p>6</text:p>
          </table:table-cell>
          <table:table-cell table:formula="of:=[.B374] - [.A374]" office:value-type="float" office:value="17" calcext:value-type="float">
            <text:p>17</text:p>
          </table:table-cell>
          <table:table-cell table:formula="of:= 10 * [.G374] * [.H374]" office:value-type="float" office:value="1020" calcext:value-type="float">
            <text:p>1020</text:p>
          </table:table-cell>
          <table:table-cell table:formula="of:=[.I374] + [.F374] + [.E374]" office:value-type="float" office:value="1032" calcext:value-type="float">
            <text:p>1032</text:p>
          </table:table-cell>
          <table:table-cell table:formula="of:= [.E374] + [.F374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19" calcext:value-type="date">
            <text:p>2014-07-19</text:p>
          </table:table-cell>
          <table:table-cell table:formula="of:= MONTH([.A375])" office:value-type="float" office:value="6" calcext:value-type="float">
            <text:p>6</text:p>
          </table:table-cell>
          <table:table-cell table:formula="of:=COM.MICROSOFT.IFS([.C375] = 1; &quot;styczeń&quot;; [.C375] = 2; &quot;luty&quot;; [.C375] = 3; &quot;marzec&quot;; [.C375] = 4; &quot;kwiecień&quot;; [.C375] = 5; &quot;maj&quot;; [.C375] = 6; &quot;czerwiec&quot;; [.C375] = 7; &quot;lipiec&quot;; [.C375] = 8; &quot;sierpień&quot;; [.C375] = 9; &quot;wrzesień&quot;; [.C375] = 10; &quot;październik&quot;; [.C375] = 11; &quot;listopad&quot;; [.C375] = 12; &quot;grudzień&quot;)" office:value-type="string" office:string-value="czerwiec" calcext:value-type="string">
            <text:p>czerwiec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375] - [.A375]" office:value-type="float" office:value="24" calcext:value-type="float">
            <text:p>24</text:p>
          </table:table-cell>
          <table:table-cell table:formula="of:= 10 * [.G375] * [.H375]" office:value-type="float" office:value="1200" calcext:value-type="float">
            <text:p>1200</text:p>
          </table:table-cell>
          <table:table-cell table:formula="of:=[.I375] + [.F375] + [.E375]" office:value-type="float" office:value="1211.72" calcext:value-type="float">
            <text:p>1211,72</text:p>
          </table:table-cell>
          <table:table-cell table:formula="of:= [.E375] + [.F375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02" calcext:value-type="date">
            <text:p>2014-07-02</text:p>
          </table:table-cell>
          <table:table-cell table:formula="of:= MONTH([.A376])" office:value-type="float" office:value="6" calcext:value-type="float">
            <text:p>6</text:p>
          </table:table-cell>
          <table:table-cell table:formula="of:=COM.MICROSOFT.IFS([.C376] = 1; &quot;styczeń&quot;; [.C376] = 2; &quot;luty&quot;; [.C376] = 3; &quot;marzec&quot;; [.C376] = 4; &quot;kwiecień&quot;; [.C376] = 5; &quot;maj&quot;; [.C376] = 6; &quot;czerwiec&quot;; [.C376] = 7; &quot;lipiec&quot;; [.C376] = 8; &quot;sierpień&quot;; [.C376] = 9; &quot;wrzesień&quot;; [.C376] = 10; &quot;październik&quot;; [.C376] = 11; &quot;listopad&quot;; [.C376] = 12; &quot;grudzień&quot;)" office:value-type="string" office:string-value="czerwiec" calcext:value-type="string">
            <text:p>czerwiec</text:p>
          </table:table-cell>
          <table:table-cell office:value-type="float" office:value="8.54" calcext:value-type="float">
            <text:p>8,54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formula="of:=[.B376] - [.A376]" office:value-type="float" office:value="7" calcext:value-type="float">
            <text:p>7</text:p>
          </table:table-cell>
          <table:table-cell table:formula="of:= 10 * [.G376] * [.H376]" office:value-type="float" office:value="420" calcext:value-type="float">
            <text:p>420</text:p>
          </table:table-cell>
          <table:table-cell table:formula="of:=[.I376] + [.F376] + [.E376]" office:value-type="float" office:value="428.76" calcext:value-type="float">
            <text:p>428,76</text:p>
          </table:table-cell>
          <table:table-cell table:formula="of:= [.E376] + [.F376]" office:value-type="float" office:value="8.76" calcext:value-type="float">
            <text:p>8,76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11" calcext:value-type="date">
            <text:p>2014-07-11</text:p>
          </table:table-cell>
          <table:table-cell table:formula="of:= MONTH([.A377])" office:value-type="float" office:value="6" calcext:value-type="float">
            <text:p>6</text:p>
          </table:table-cell>
          <table:table-cell table:formula="of:=COM.MICROSOFT.IFS([.C377] = 1; &quot;styczeń&quot;; [.C377] = 2; &quot;luty&quot;; [.C377] = 3; &quot;marzec&quot;; [.C377] = 4; &quot;kwiecień&quot;; [.C377] = 5; &quot;maj&quot;; [.C377] = 6; &quot;czerwiec&quot;; [.C377] = 7; &quot;lipiec&quot;; [.C377] = 8; &quot;sierpień&quot;; [.C377] = 9; &quot;wrzesień&quot;; [.C377] = 10; &quot;październik&quot;; [.C377] = 11; &quot;listopad&quot;; [.C377] = 12; &quot;grudzień&quot;)" office:value-type="string" office:string-value="czerwiec" calcext:value-type="string">
            <text:p>czerwiec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formula="of:=[.B377] - [.A377]" office:value-type="float" office:value="16" calcext:value-type="float">
            <text:p>16</text:p>
          </table:table-cell>
          <table:table-cell table:formula="of:= 10 * [.G377] * [.H377]" office:value-type="float" office:value="480" calcext:value-type="float">
            <text:p>480</text:p>
          </table:table-cell>
          <table:table-cell table:formula="of:=[.I377] + [.F377] + [.E377]" office:value-type="float" office:value="490.47" calcext:value-type="float">
            <text:p>490,47</text:p>
          </table:table-cell>
          <table:table-cell table:formula="of:= [.E377] + [.F377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13" calcext:value-type="date">
            <text:p>2014-07-13</text:p>
          </table:table-cell>
          <table:table-cell table:formula="of:= MONTH([.A378])" office:value-type="float" office:value="6" calcext:value-type="float">
            <text:p>6</text:p>
          </table:table-cell>
          <table:table-cell table:formula="of:=COM.MICROSOFT.IFS([.C378] = 1; &quot;styczeń&quot;; [.C378] = 2; &quot;luty&quot;; [.C378] = 3; &quot;marzec&quot;; [.C378] = 4; &quot;kwiecień&quot;; [.C378] = 5; &quot;maj&quot;; [.C378] = 6; &quot;czerwiec&quot;; [.C378] = 7; &quot;lipiec&quot;; [.C378] = 8; &quot;sierpień&quot;; [.C378] = 9; &quot;wrzesień&quot;; [.C378] = 10; &quot;październik&quot;; [.C378] = 11; &quot;listopad&quot;; [.C378] = 12; &quot;grudzień&quot;)" office:value-type="string" office:string-value="czerwiec" calcext:value-type="string">
            <text:p>czerwiec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formula="of:=[.B378] - [.A378]" office:value-type="float" office:value="18" calcext:value-type="float">
            <text:p>18</text:p>
          </table:table-cell>
          <table:table-cell table:formula="of:= 10 * [.G378] * [.H378]" office:value-type="float" office:value="1080" calcext:value-type="float">
            <text:p>1080</text:p>
          </table:table-cell>
          <table:table-cell table:formula="of:=[.I378] + [.F378] + [.E378]" office:value-type="float" office:value="1088.61" calcext:value-type="float">
            <text:p>1088,61</text:p>
          </table:table-cell>
          <table:table-cell table:formula="of:= [.E378] + [.F378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06" calcext:value-type="date">
            <text:p>2014-07-06</text:p>
          </table:table-cell>
          <table:table-cell table:formula="of:= MONTH([.A379])" office:value-type="float" office:value="6" calcext:value-type="float">
            <text:p>6</text:p>
          </table:table-cell>
          <table:table-cell table:formula="of:=COM.MICROSOFT.IFS([.C379] = 1; &quot;styczeń&quot;; [.C379] = 2; &quot;luty&quot;; [.C379] = 3; &quot;marzec&quot;; [.C379] = 4; &quot;kwiecień&quot;; [.C379] = 5; &quot;maj&quot;; [.C379] = 6; &quot;czerwiec&quot;; [.C379] = 7; &quot;lipiec&quot;; [.C379] = 8; &quot;sierpień&quot;; [.C379] = 9; &quot;wrzesień&quot;; [.C379] = 10; &quot;październik&quot;; [.C379] = 11; &quot;listopad&quot;; [.C379] = 12; &quot;grudzień&quot;)" office:value-type="string" office:string-value="czerwiec" calcext:value-type="string">
            <text:p>czerwiec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table:formula="of:=[.B379] - [.A379]" office:value-type="float" office:value="11" calcext:value-type="float">
            <text:p>11</text:p>
          </table:table-cell>
          <table:table-cell table:formula="of:= 10 * [.G379] * [.H379]" office:value-type="float" office:value="440" calcext:value-type="float">
            <text:p>440</text:p>
          </table:table-cell>
          <table:table-cell table:formula="of:=[.I379] + [.F379] + [.E379]" office:value-type="float" office:value="449.71" calcext:value-type="float">
            <text:p>449,71</text:p>
          </table:table-cell>
          <table:table-cell table:formula="of:= [.E379] + [.F379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23" calcext:value-type="date">
            <text:p>2014-07-23</text:p>
          </table:table-cell>
          <table:table-cell table:formula="of:= MONTH([.A380])" office:value-type="float" office:value="6" calcext:value-type="float">
            <text:p>6</text:p>
          </table:table-cell>
          <table:table-cell table:formula="of:=COM.MICROSOFT.IFS([.C380] = 1; &quot;styczeń&quot;; [.C380] = 2; &quot;luty&quot;; [.C380] = 3; &quot;marzec&quot;; [.C380] = 4; &quot;kwiecień&quot;; [.C380] = 5; &quot;maj&quot;; [.C380] = 6; &quot;czerwiec&quot;; [.C380] = 7; &quot;lipiec&quot;; [.C380] = 8; &quot;sierpień&quot;; [.C380] = 9; &quot;wrzesień&quot;; [.C380] = 10; &quot;październik&quot;; [.C380] = 11; &quot;listopad&quot;; [.C380] = 12; &quot;grudzień&quot;)" office:value-type="string" office:string-value="czerwiec" calcext:value-type="string">
            <text:p>czerwiec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380] - [.A380]" office:value-type="float" office:value="28" calcext:value-type="float">
            <text:p>28</text:p>
          </table:table-cell>
          <table:table-cell table:formula="of:= 10 * [.G380] * [.H380]" office:value-type="float" office:value="1400" calcext:value-type="float">
            <text:p>1400</text:p>
          </table:table-cell>
          <table:table-cell table:formula="of:=[.I380] + [.F380] + [.E380]" office:value-type="float" office:value="1411.67" calcext:value-type="float">
            <text:p>1411,67</text:p>
          </table:table-cell>
          <table:table-cell table:formula="of:= [.E380] + [.F380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21" calcext:value-type="date">
            <text:p>2014-07-21</text:p>
          </table:table-cell>
          <table:table-cell table:formula="of:= MONTH([.A381])" office:value-type="float" office:value="6" calcext:value-type="float">
            <text:p>6</text:p>
          </table:table-cell>
          <table:table-cell table:formula="of:=COM.MICROSOFT.IFS([.C381] = 1; &quot;styczeń&quot;; [.C381] = 2; &quot;luty&quot;; [.C381] = 3; &quot;marzec&quot;; [.C381] = 4; &quot;kwiecień&quot;; [.C381] = 5; &quot;maj&quot;; [.C381] = 6; &quot;czerwiec&quot;; [.C381] = 7; &quot;lipiec&quot;; [.C381] = 8; &quot;sierpień&quot;; [.C381] = 9; &quot;wrzesień&quot;; [.C381] = 10; &quot;październik&quot;; [.C381] = 11; &quot;listopad&quot;; [.C381] = 12; &quot;grudzień&quot;)" office:value-type="string" office:string-value="czerwiec" calcext:value-type="string">
            <text:p>czerwiec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381] - [.A381]" office:value-type="float" office:value="26" calcext:value-type="float">
            <text:p>26</text:p>
          </table:table-cell>
          <table:table-cell table:formula="of:= 10 * [.G381] * [.H381]" office:value-type="float" office:value="1300" calcext:value-type="float">
            <text:p>1300</text:p>
          </table:table-cell>
          <table:table-cell table:formula="of:=[.I381] + [.F381] + [.E381]" office:value-type="float" office:value="1303.89" calcext:value-type="float">
            <text:p>1303,89</text:p>
          </table:table-cell>
          <table:table-cell table:formula="of:= [.E381] + [.F381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15" calcext:value-type="date">
            <text:p>2014-07-15</text:p>
          </table:table-cell>
          <table:table-cell table:formula="of:= MONTH([.A382])" office:value-type="float" office:value="6" calcext:value-type="float">
            <text:p>6</text:p>
          </table:table-cell>
          <table:table-cell table:formula="of:=COM.MICROSOFT.IFS([.C382] = 1; &quot;styczeń&quot;; [.C382] = 2; &quot;luty&quot;; [.C382] = 3; &quot;marzec&quot;; [.C382] = 4; &quot;kwiecień&quot;; [.C382] = 5; &quot;maj&quot;; [.C382] = 6; &quot;czerwiec&quot;; [.C382] = 7; &quot;lipiec&quot;; [.C382] = 8; &quot;sierpień&quot;; [.C382] = 9; &quot;wrzesień&quot;; [.C382] = 10; &quot;październik&quot;; [.C382] = 11; &quot;listopad&quot;; [.C382] = 12; &quot;grudzień&quot;)" office:value-type="string" office:string-value="czerwiec" calcext:value-type="string">
            <text:p>czerwiec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382] - [.A382]" office:value-type="float" office:value="20" calcext:value-type="float">
            <text:p>20</text:p>
          </table:table-cell>
          <table:table-cell table:formula="of:= 10 * [.G382] * [.H382]" office:value-type="float" office:value="400" calcext:value-type="float">
            <text:p>400</text:p>
          </table:table-cell>
          <table:table-cell table:formula="of:=[.I382] + [.F382] + [.E382]" office:value-type="float" office:value="409.07" calcext:value-type="float">
            <text:p>409,07</text:p>
          </table:table-cell>
          <table:table-cell table:formula="of:= [.E382] + [.F382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05" calcext:value-type="date">
            <text:p>2014-07-05</text:p>
          </table:table-cell>
          <table:table-cell table:formula="of:= MONTH([.A383])" office:value-type="float" office:value="6" calcext:value-type="float">
            <text:p>6</text:p>
          </table:table-cell>
          <table:table-cell table:formula="of:=COM.MICROSOFT.IFS([.C383] = 1; &quot;styczeń&quot;; [.C383] = 2; &quot;luty&quot;; [.C383] = 3; &quot;marzec&quot;; [.C383] = 4; &quot;kwiecień&quot;; [.C383] = 5; &quot;maj&quot;; [.C383] = 6; &quot;czerwiec&quot;; [.C383] = 7; &quot;lipiec&quot;; [.C383] = 8; &quot;sierpień&quot;; [.C383] = 9; &quot;wrzesień&quot;; [.C383] = 10; &quot;październik&quot;; [.C383] = 11; &quot;listopad&quot;; [.C383] = 12; &quot;grudzień&quot;)" office:value-type="string" office:string-value="czerwiec" calcext:value-type="string">
            <text:p>czerwiec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table:formula="of:=[.B383] - [.A383]" office:value-type="float" office:value="10" calcext:value-type="float">
            <text:p>10</text:p>
          </table:table-cell>
          <table:table-cell table:formula="of:= 10 * [.G383] * [.H383]" office:value-type="float" office:value="400" calcext:value-type="float">
            <text:p>400</text:p>
          </table:table-cell>
          <table:table-cell table:formula="of:=[.I383] + [.F383] + [.E383]" office:value-type="float" office:value="420.05" calcext:value-type="float">
            <text:p>420,05</text:p>
          </table:table-cell>
          <table:table-cell table:formula="of:= [.E383] + [.F383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01" calcext:value-type="date">
            <text:p>2014-07-01</text:p>
          </table:table-cell>
          <table:table-cell table:formula="of:= MONTH([.A384])" office:value-type="float" office:value="6" calcext:value-type="float">
            <text:p>6</text:p>
          </table:table-cell>
          <table:table-cell table:formula="of:=COM.MICROSOFT.IFS([.C384] = 1; &quot;styczeń&quot;; [.C384] = 2; &quot;luty&quot;; [.C384] = 3; &quot;marzec&quot;; [.C384] = 4; &quot;kwiecień&quot;; [.C384] = 5; &quot;maj&quot;; [.C384] = 6; &quot;czerwiec&quot;; [.C384] = 7; &quot;lipiec&quot;; [.C384] = 8; &quot;sierpień&quot;; [.C384] = 9; &quot;wrzesień&quot;; [.C384] = 10; &quot;październik&quot;; [.C384] = 11; &quot;listopad&quot;; [.C384] = 12; &quot;grudzień&quot;)" office:value-type="string" office:string-value="czerwiec" calcext:value-type="string">
            <text:p>czerwiec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384] - [.A384]" office:value-type="float" office:value="6" calcext:value-type="float">
            <text:p>6</text:p>
          </table:table-cell>
          <table:table-cell table:formula="of:= 10 * [.G384] * [.H384]" office:value-type="float" office:value="300" calcext:value-type="float">
            <text:p>300</text:p>
          </table:table-cell>
          <table:table-cell table:formula="of:=[.I384] + [.F384] + [.E384]" office:value-type="float" office:value="303.89" calcext:value-type="float">
            <text:p>303,89</text:p>
          </table:table-cell>
          <table:table-cell table:formula="of:= [.E384] + [.F384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08" calcext:value-type="date">
            <text:p>2014-07-08</text:p>
          </table:table-cell>
          <table:table-cell table:formula="of:= MONTH([.A385])" office:value-type="float" office:value="6" calcext:value-type="float">
            <text:p>6</text:p>
          </table:table-cell>
          <table:table-cell table:formula="of:=COM.MICROSOFT.IFS([.C385] = 1; &quot;styczeń&quot;; [.C385] = 2; &quot;luty&quot;; [.C385] = 3; &quot;marzec&quot;; [.C385] = 4; &quot;kwiecień&quot;; [.C385] = 5; &quot;maj&quot;; [.C385] = 6; &quot;czerwiec&quot;; [.C385] = 7; &quot;lipiec&quot;; [.C385] = 8; &quot;sierpień&quot;; [.C385] = 9; &quot;wrzesień&quot;; [.C385] = 10; &quot;październik&quot;; [.C385] = 11; &quot;listopad&quot;; [.C385] = 12; &quot;grudzień&quot;)" office:value-type="string" office:string-value="czerwiec" calcext:value-type="string">
            <text:p>czerwiec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6" calcext:value-type="float">
            <text:p>6</text:p>
          </table:table-cell>
          <table:table-cell table:formula="of:=[.B385] - [.A385]" office:value-type="float" office:value="13" calcext:value-type="float">
            <text:p>13</text:p>
          </table:table-cell>
          <table:table-cell table:formula="of:= 10 * [.G385] * [.H385]" office:value-type="float" office:value="780" calcext:value-type="float">
            <text:p>780</text:p>
          </table:table-cell>
          <table:table-cell table:formula="of:=[.I385] + [.F385] + [.E385]" office:value-type="float" office:value="790" calcext:value-type="float">
            <text:p>790</text:p>
          </table:table-cell>
          <table:table-cell table:formula="of:= [.E385] + [.F385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17" calcext:value-type="date">
            <text:p>2014-07-17</text:p>
          </table:table-cell>
          <table:table-cell table:formula="of:= MONTH([.A386])" office:value-type="float" office:value="6" calcext:value-type="float">
            <text:p>6</text:p>
          </table:table-cell>
          <table:table-cell table:formula="of:=COM.MICROSOFT.IFS([.C386] = 1; &quot;styczeń&quot;; [.C386] = 2; &quot;luty&quot;; [.C386] = 3; &quot;marzec&quot;; [.C386] = 4; &quot;kwiecień&quot;; [.C386] = 5; &quot;maj&quot;; [.C386] = 6; &quot;czerwiec&quot;; [.C386] = 7; &quot;lipiec&quot;; [.C386] = 8; &quot;sierpień&quot;; [.C386] = 9; &quot;wrzesień&quot;; [.C386] = 10; &quot;październik&quot;; [.C386] = 11; &quot;listopad&quot;; [.C386] = 12; &quot;grudzień&quot;)" office:value-type="string" office:string-value="czerwiec" calcext:value-type="string">
            <text:p>czerwiec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B386] - [.A386]" office:value-type="float" office:value="22" calcext:value-type="float">
            <text:p>22</text:p>
          </table:table-cell>
          <table:table-cell table:formula="of:= 10 * [.G386] * [.H386]" office:value-type="float" office:value="440" calcext:value-type="float">
            <text:p>440</text:p>
          </table:table-cell>
          <table:table-cell table:formula="of:=[.I386] + [.F386] + [.E386]" office:value-type="float" office:value="450.47" calcext:value-type="float">
            <text:p>450,47</text:p>
          </table:table-cell>
          <table:table-cell table:formula="of:= [.E386] + [.F386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date" office:date-value="2014-07-16" calcext:value-type="date">
            <text:p>2014-07-16</text:p>
          </table:table-cell>
          <table:table-cell table:formula="of:= MONTH([.A387])" office:value-type="float" office:value="6" calcext:value-type="float">
            <text:p>6</text:p>
          </table:table-cell>
          <table:table-cell table:formula="of:=COM.MICROSOFT.IFS([.C387] = 1; &quot;styczeń&quot;; [.C387] = 2; &quot;luty&quot;; [.C387] = 3; &quot;marzec&quot;; [.C387] = 4; &quot;kwiecień&quot;; [.C387] = 5; &quot;maj&quot;; [.C387] = 6; &quot;czerwiec&quot;; [.C387] = 7; &quot;lipiec&quot;; [.C387] = 8; &quot;sierpień&quot;; [.C387] = 9; &quot;wrzesień&quot;; [.C387] = 10; &quot;październik&quot;; [.C387] = 11; &quot;listopad&quot;; [.C387] = 12; &quot;grudzień&quot;)" office:value-type="string" office:string-value="czerwiec" calcext:value-type="string">
            <text:p>czerwiec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387] - [.A387]" office:value-type="float" office:value="21" calcext:value-type="float">
            <text:p>21</text:p>
          </table:table-cell>
          <table:table-cell table:formula="of:= 10 * [.G387] * [.H387]" office:value-type="float" office:value="840" calcext:value-type="float">
            <text:p>840</text:p>
          </table:table-cell>
          <table:table-cell table:formula="of:=[.I387] + [.F387] + [.E387]" office:value-type="float" office:value="843.98" calcext:value-type="float">
            <text:p>843,98</text:p>
          </table:table-cell>
          <table:table-cell table:formula="of:= [.E387] + [.F387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06-28" calcext:value-type="date">
            <text:p>2014-06-28</text:p>
          </table:table-cell>
          <table:table-cell office:value-type="date" office:date-value="2014-07-15" calcext:value-type="date">
            <text:p>2014-07-15</text:p>
          </table:table-cell>
          <table:table-cell table:formula="of:= MONTH([.A388])" office:value-type="float" office:value="6" calcext:value-type="float">
            <text:p>6</text:p>
          </table:table-cell>
          <table:table-cell table:formula="of:=COM.MICROSOFT.IFS([.C388] = 1; &quot;styczeń&quot;; [.C388] = 2; &quot;luty&quot;; [.C388] = 3; &quot;marzec&quot;; [.C388] = 4; &quot;kwiecień&quot;; [.C388] = 5; &quot;maj&quot;; [.C388] = 6; &quot;czerwiec&quot;; [.C388] = 7; &quot;lipiec&quot;; [.C388] = 8; &quot;sierpień&quot;; [.C388] = 9; &quot;wrzesień&quot;; [.C388] = 10; &quot;październik&quot;; [.C388] = 11; &quot;listopad&quot;; [.C388] = 12; &quot;grudzień&quot;)" office:value-type="string" office:string-value="czerwiec" calcext:value-type="string">
            <text:p>czerwiec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 table:formula="of:=[.B388] - [.A388]" office:value-type="float" office:value="17" calcext:value-type="float">
            <text:p>17</text:p>
          </table:table-cell>
          <table:table-cell table:formula="of:= 10 * [.G388] * [.H388]" office:value-type="float" office:value="680" calcext:value-type="float">
            <text:p>680</text:p>
          </table:table-cell>
          <table:table-cell table:formula="of:=[.I388] + [.F388] + [.E388]" office:value-type="float" office:value="684.78" calcext:value-type="float">
            <text:p>684,78</text:p>
          </table:table-cell>
          <table:table-cell table:formula="of:= [.E388] + [.F388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date" office:date-value="2014-07-20" calcext:value-type="date">
            <text:p>2014-07-20</text:p>
          </table:table-cell>
          <table:table-cell table:formula="of:= MONTH([.A389])" office:value-type="float" office:value="7" calcext:value-type="float">
            <text:p>7</text:p>
          </table:table-cell>
          <table:table-cell table:formula="of:=COM.MICROSOFT.IFS([.C389] = 1; &quot;styczeń&quot;; [.C389] = 2; &quot;luty&quot;; [.C389] = 3; &quot;marzec&quot;; [.C389] = 4; &quot;kwiecień&quot;; [.C389] = 5; &quot;maj&quot;; [.C389] = 6; &quot;czerwiec&quot;; [.C389] = 7; &quot;lipiec&quot;; [.C389] = 8; &quot;sierpień&quot;; [.C389] = 9; &quot;wrzesień&quot;; [.C389] = 10; &quot;październik&quot;; [.C389] = 11; &quot;listopad&quot;; [.C389] = 12; &quot;grudzień&quot;)" office:value-type="string" office:string-value="lipiec" calcext:value-type="string">
            <text:p>lipiec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</text:p>
          </table:table-cell>
          <table:table-cell table:formula="of:=[.B389] - [.A389]" office:value-type="float" office:value="19" calcext:value-type="float">
            <text:p>19</text:p>
          </table:table-cell>
          <table:table-cell table:formula="of:= 10 * [.G389] * [.H389]" office:value-type="float" office:value="1140" calcext:value-type="float">
            <text:p>1140</text:p>
          </table:table-cell>
          <table:table-cell table:formula="of:=[.I389] + [.F389] + [.E389]" office:value-type="float" office:value="1156.99" calcext:value-type="float">
            <text:p>1156,99</text:p>
          </table:table-cell>
          <table:table-cell table:formula="of:= [.E389] + [.F389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date" office:date-value="2014-07-15" calcext:value-type="date">
            <text:p>2014-07-15</text:p>
          </table:table-cell>
          <table:table-cell table:formula="of:= MONTH([.A390])" office:value-type="float" office:value="7" calcext:value-type="float">
            <text:p>7</text:p>
          </table:table-cell>
          <table:table-cell table:formula="of:=COM.MICROSOFT.IFS([.C390] = 1; &quot;styczeń&quot;; [.C390] = 2; &quot;luty&quot;; [.C390] = 3; &quot;marzec&quot;; [.C390] = 4; &quot;kwiecień&quot;; [.C390] = 5; &quot;maj&quot;; [.C390] = 6; &quot;czerwiec&quot;; [.C390] = 7; &quot;lipiec&quot;; [.C390] = 8; &quot;sierpień&quot;; [.C390] = 9; &quot;wrzesień&quot;; [.C390] = 10; &quot;październik&quot;; [.C390] = 11; &quot;listopad&quot;; [.C390] = 12; &quot;grudzień&quot;)" office:value-type="string" office:string-value="lipiec" calcext:value-type="string">
            <text:p>lipiec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table:formula="of:=[.B390] - [.A390]" office:value-type="float" office:value="14" calcext:value-type="float">
            <text:p>14</text:p>
          </table:table-cell>
          <table:table-cell table:formula="of:= 10 * [.G390] * [.H390]" office:value-type="float" office:value="420" calcext:value-type="float">
            <text:p>420</text:p>
          </table:table-cell>
          <table:table-cell table:formula="of:=[.I390] + [.F390] + [.E390]" office:value-type="float" office:value="434.17" calcext:value-type="float">
            <text:p>434,17</text:p>
          </table:table-cell>
          <table:table-cell table:formula="of:= [.E390] + [.F390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date" office:date-value="2014-07-17" calcext:value-type="date">
            <text:p>2014-07-17</text:p>
          </table:table-cell>
          <table:table-cell table:formula="of:= MONTH([.A391])" office:value-type="float" office:value="7" calcext:value-type="float">
            <text:p>7</text:p>
          </table:table-cell>
          <table:table-cell table:formula="of:=COM.MICROSOFT.IFS([.C391] = 1; &quot;styczeń&quot;; [.C391] = 2; &quot;luty&quot;; [.C391] = 3; &quot;marzec&quot;; [.C391] = 4; &quot;kwiecień&quot;; [.C391] = 5; &quot;maj&quot;; [.C391] = 6; &quot;czerwiec&quot;; [.C391] = 7; &quot;lipiec&quot;; [.C391] = 8; &quot;sierpień&quot;; [.C391] = 9; &quot;wrzesień&quot;; [.C391] = 10; &quot;październik&quot;; [.C391] = 11; &quot;listopad&quot;; [.C391] = 12; &quot;grudzień&quot;)" office:value-type="string" office:string-value="lipiec" calcext:value-type="string">
            <text:p>lipiec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5" calcext:value-type="float">
            <text:p>5</text:p>
          </table:table-cell>
          <table:table-cell table:formula="of:=[.B391] - [.A391]" office:value-type="float" office:value="16" calcext:value-type="float">
            <text:p>16</text:p>
          </table:table-cell>
          <table:table-cell table:formula="of:= 10 * [.G391] * [.H391]" office:value-type="float" office:value="800" calcext:value-type="float">
            <text:p>800</text:p>
          </table:table-cell>
          <table:table-cell table:formula="of:=[.I391] + [.F391] + [.E391]" office:value-type="float" office:value="808.73" calcext:value-type="float">
            <text:p>808,73</text:p>
          </table:table-cell>
          <table:table-cell table:formula="of:= [.E391] + [.F391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date" office:date-value="2014-07-07" calcext:value-type="date">
            <text:p>2014-07-07</text:p>
          </table:table-cell>
          <table:table-cell table:formula="of:= MONTH([.A392])" office:value-type="float" office:value="7" calcext:value-type="float">
            <text:p>7</text:p>
          </table:table-cell>
          <table:table-cell table:formula="of:=COM.MICROSOFT.IFS([.C392] = 1; &quot;styczeń&quot;; [.C392] = 2; &quot;luty&quot;; [.C392] = 3; &quot;marzec&quot;; [.C392] = 4; &quot;kwiecień&quot;; [.C392] = 5; &quot;maj&quot;; [.C392] = 6; &quot;czerwiec&quot;; [.C392] = 7; &quot;lipiec&quot;; [.C392] = 8; &quot;sierpień&quot;; [.C392] = 9; &quot;wrzesień&quot;; [.C392] = 10; &quot;październik&quot;; [.C392] = 11; &quot;listopad&quot;; [.C392] = 12; &quot;grudzień&quot;)" office:value-type="string" office:string-value="lipiec" calcext:value-type="string">
            <text:p>lipiec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392] - [.A392]" office:value-type="float" office:value="6" calcext:value-type="float">
            <text:p>6</text:p>
          </table:table-cell>
          <table:table-cell table:formula="of:= 10 * [.G392] * [.H392]" office:value-type="float" office:value="120" calcext:value-type="float">
            <text:p>120</text:p>
          </table:table-cell>
          <table:table-cell table:formula="of:=[.I392] + [.F392] + [.E392]" office:value-type="float" office:value="128.88" calcext:value-type="float">
            <text:p>128,88</text:p>
          </table:table-cell>
          <table:table-cell table:formula="of:= [.E392] + [.F392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date" office:date-value="2014-07-12" calcext:value-type="date">
            <text:p>2014-07-12</text:p>
          </table:table-cell>
          <table:table-cell table:formula="of:= MONTH([.A393])" office:value-type="float" office:value="7" calcext:value-type="float">
            <text:p>7</text:p>
          </table:table-cell>
          <table:table-cell table:formula="of:=COM.MICROSOFT.IFS([.C393] = 1; &quot;styczeń&quot;; [.C393] = 2; &quot;luty&quot;; [.C393] = 3; &quot;marzec&quot;; [.C393] = 4; &quot;kwiecień&quot;; [.C393] = 5; &quot;maj&quot;; [.C393] = 6; &quot;czerwiec&quot;; [.C393] = 7; &quot;lipiec&quot;; [.C393] = 8; &quot;sierpień&quot;; [.C393] = 9; &quot;wrzesień&quot;; [.C393] = 10; &quot;październik&quot;; [.C393] = 11; &quot;listopad&quot;; [.C393] = 12; &quot;grudzień&quot;)" office:value-type="string" office:string-value="lipiec" calcext:value-type="string">
            <text:p>lipiec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4" calcext:value-type="float">
            <text:p>4</text:p>
          </table:table-cell>
          <table:table-cell table:formula="of:=[.B393] - [.A393]" office:value-type="float" office:value="11" calcext:value-type="float">
            <text:p>11</text:p>
          </table:table-cell>
          <table:table-cell table:formula="of:= 10 * [.G393] * [.H393]" office:value-type="float" office:value="440" calcext:value-type="float">
            <text:p>440</text:p>
          </table:table-cell>
          <table:table-cell table:formula="of:=[.I393] + [.F393] + [.E393]" office:value-type="float" office:value="452" calcext:value-type="float">
            <text:p>452</text:p>
          </table:table-cell>
          <table:table-cell table:formula="of:= [.E393] + [.F393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date" office:date-value="2014-07-08" calcext:value-type="date">
            <text:p>2014-07-08</text:p>
          </table:table-cell>
          <table:table-cell table:formula="of:= MONTH([.A394])" office:value-type="float" office:value="7" calcext:value-type="float">
            <text:p>7</text:p>
          </table:table-cell>
          <table:table-cell table:formula="of:=COM.MICROSOFT.IFS([.C394] = 1; &quot;styczeń&quot;; [.C394] = 2; &quot;luty&quot;; [.C394] = 3; &quot;marzec&quot;; [.C394] = 4; &quot;kwiecień&quot;; [.C394] = 5; &quot;maj&quot;; [.C394] = 6; &quot;czerwiec&quot;; [.C394] = 7; &quot;lipiec&quot;; [.C394] = 8; &quot;sierpień&quot;; [.C394] = 9; &quot;wrzesień&quot;; [.C394] = 10; &quot;październik&quot;; [.C394] = 11; &quot;listopad&quot;; [.C394] = 12; &quot;grudzień&quot;)" office:value-type="string" office:string-value="lipiec" calcext:value-type="string">
            <text:p>lipiec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394] - [.A394]" office:value-type="float" office:value="7" calcext:value-type="float">
            <text:p>7</text:p>
          </table:table-cell>
          <table:table-cell table:formula="of:= 10 * [.G394] * [.H394]" office:value-type="float" office:value="210" calcext:value-type="float">
            <text:p>210</text:p>
          </table:table-cell>
          <table:table-cell table:formula="of:=[.I394] + [.F394] + [.E394]" office:value-type="float" office:value="217.25" calcext:value-type="float">
            <text:p>217,25</text:p>
          </table:table-cell>
          <table:table-cell table:formula="of:= [.E394] + [.F394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17" calcext:value-type="date">
            <text:p>2014-07-17</text:p>
          </table:table-cell>
          <table:table-cell table:formula="of:= MONTH([.A395])" office:value-type="float" office:value="7" calcext:value-type="float">
            <text:p>7</text:p>
          </table:table-cell>
          <table:table-cell table:formula="of:=COM.MICROSOFT.IFS([.C395] = 1; &quot;styczeń&quot;; [.C395] = 2; &quot;luty&quot;; [.C395] = 3; &quot;marzec&quot;; [.C395] = 4; &quot;kwiecień&quot;; [.C395] = 5; &quot;maj&quot;; [.C395] = 6; &quot;czerwiec&quot;; [.C395] = 7; &quot;lipiec&quot;; [.C395] = 8; &quot;sierpień&quot;; [.C395] = 9; &quot;wrzesień&quot;; [.C395] = 10; &quot;październik&quot;; [.C395] = 11; &quot;listopad&quot;; [.C395] = 12; &quot;grudzień&quot;)" office:value-type="string" office:string-value="lipiec" calcext:value-type="string">
            <text:p>lipiec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395] - [.A395]" office:value-type="float" office:value="10" calcext:value-type="float">
            <text:p>10</text:p>
          </table:table-cell>
          <table:table-cell table:formula="of:= 10 * [.G395] * [.H395]" office:value-type="float" office:value="500" calcext:value-type="float">
            <text:p>500</text:p>
          </table:table-cell>
          <table:table-cell table:formula="of:=[.I395] + [.F395] + [.E395]" office:value-type="float" office:value="511.74" calcext:value-type="float">
            <text:p>511,74</text:p>
          </table:table-cell>
          <table:table-cell table:formula="of:= [.E395] + [.F395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11" calcext:value-type="date">
            <text:p>2014-07-11</text:p>
          </table:table-cell>
          <table:table-cell table:formula="of:= MONTH([.A396])" office:value-type="float" office:value="7" calcext:value-type="float">
            <text:p>7</text:p>
          </table:table-cell>
          <table:table-cell table:formula="of:=COM.MICROSOFT.IFS([.C396] = 1; &quot;styczeń&quot;; [.C396] = 2; &quot;luty&quot;; [.C396] = 3; &quot;marzec&quot;; [.C396] = 4; &quot;kwiecień&quot;; [.C396] = 5; &quot;maj&quot;; [.C396] = 6; &quot;czerwiec&quot;; [.C396] = 7; &quot;lipiec&quot;; [.C396] = 8; &quot;sierpień&quot;; [.C396] = 9; &quot;wrzesień&quot;; [.C396] = 10; &quot;październik&quot;; [.C396] = 11; &quot;listopad&quot;; [.C396] = 12; &quot;grudzień&quot;)" office:value-type="string" office:string-value="lipiec" calcext:value-type="string">
            <text:p>lipiec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396] - [.A396]" office:value-type="float" office:value="4" calcext:value-type="float">
            <text:p>4</text:p>
          </table:table-cell>
          <table:table-cell table:formula="of:= 10 * [.G396] * [.H396]" office:value-type="float" office:value="160" calcext:value-type="float">
            <text:p>160</text:p>
          </table:table-cell>
          <table:table-cell table:formula="of:=[.I396] + [.F396] + [.E396]" office:value-type="float" office:value="169.19" calcext:value-type="float">
            <text:p>169,19</text:p>
          </table:table-cell>
          <table:table-cell table:formula="of:= [.E396] + [.F396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27" calcext:value-type="date">
            <text:p>2014-07-27</text:p>
          </table:table-cell>
          <table:table-cell table:formula="of:= MONTH([.A397])" office:value-type="float" office:value="7" calcext:value-type="float">
            <text:p>7</text:p>
          </table:table-cell>
          <table:table-cell table:formula="of:=COM.MICROSOFT.IFS([.C397] = 1; &quot;styczeń&quot;; [.C397] = 2; &quot;luty&quot;; [.C397] = 3; &quot;marzec&quot;; [.C397] = 4; &quot;kwiecień&quot;; [.C397] = 5; &quot;maj&quot;; [.C397] = 6; &quot;czerwiec&quot;; [.C397] = 7; &quot;lipiec&quot;; [.C397] = 8; &quot;sierpień&quot;; [.C397] = 9; &quot;wrzesień&quot;; [.C397] = 10; &quot;październik&quot;; [.C397] = 11; &quot;listopad&quot;; [.C397] = 12; &quot;grudzień&quot;)" office:value-type="string" office:string-value="lipiec" calcext:value-type="string">
            <text:p>lipiec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table:formula="of:=[.B397] - [.A397]" office:value-type="float" office:value="20" calcext:value-type="float">
            <text:p>20</text:p>
          </table:table-cell>
          <table:table-cell table:formula="of:= 10 * [.G397] * [.H397]" office:value-type="float" office:value="1200" calcext:value-type="float">
            <text:p>1200</text:p>
          </table:table-cell>
          <table:table-cell table:formula="of:=[.I397] + [.F397] + [.E397]" office:value-type="float" office:value="1209.71" calcext:value-type="float">
            <text:p>1209,71</text:p>
          </table:table-cell>
          <table:table-cell table:formula="of:= [.E397] + [.F397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21" calcext:value-type="date">
            <text:p>2014-07-21</text:p>
          </table:table-cell>
          <table:table-cell table:formula="of:= MONTH([.A398])" office:value-type="float" office:value="7" calcext:value-type="float">
            <text:p>7</text:p>
          </table:table-cell>
          <table:table-cell table:formula="of:=COM.MICROSOFT.IFS([.C398] = 1; &quot;styczeń&quot;; [.C398] = 2; &quot;luty&quot;; [.C398] = 3; &quot;marzec&quot;; [.C398] = 4; &quot;kwiecień&quot;; [.C398] = 5; &quot;maj&quot;; [.C398] = 6; &quot;czerwiec&quot;; [.C398] = 7; &quot;lipiec&quot;; [.C398] = 8; &quot;sierpień&quot;; [.C398] = 9; &quot;wrzesień&quot;; [.C398] = 10; &quot;październik&quot;; [.C398] = 11; &quot;listopad&quot;; [.C398] = 12; &quot;grudzień&quot;)" office:value-type="string" office:string-value="lipiec" calcext:value-type="string">
            <text:p>lipiec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formula="of:=[.B398] - [.A398]" office:value-type="float" office:value="14" calcext:value-type="float">
            <text:p>14</text:p>
          </table:table-cell>
          <table:table-cell table:formula="of:= 10 * [.G398] * [.H398]" office:value-type="float" office:value="420" calcext:value-type="float">
            <text:p>420</text:p>
          </table:table-cell>
          <table:table-cell table:formula="of:=[.I398] + [.F398] + [.E398]" office:value-type="float" office:value="425.37" calcext:value-type="float">
            <text:p>425,37</text:p>
          </table:table-cell>
          <table:table-cell table:formula="of:= [.E398] + [.F398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27" calcext:value-type="date">
            <text:p>2014-07-27</text:p>
          </table:table-cell>
          <table:table-cell table:formula="of:= MONTH([.A399])" office:value-type="float" office:value="7" calcext:value-type="float">
            <text:p>7</text:p>
          </table:table-cell>
          <table:table-cell table:formula="of:=COM.MICROSOFT.IFS([.C399] = 1; &quot;styczeń&quot;; [.C399] = 2; &quot;luty&quot;; [.C399] = 3; &quot;marzec&quot;; [.C399] = 4; &quot;kwiecień&quot;; [.C399] = 5; &quot;maj&quot;; [.C399] = 6; &quot;czerwiec&quot;; [.C399] = 7; &quot;lipiec&quot;; [.C399] = 8; &quot;sierpień&quot;; [.C399] = 9; &quot;wrzesień&quot;; [.C399] = 10; &quot;październik&quot;; [.C399] = 11; &quot;listopad&quot;; [.C399] = 12; &quot;grudzień&quot;)" office:value-type="string" office:string-value="lipiec" calcext:value-type="string">
            <text:p>lipiec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4" calcext:value-type="float">
            <text:p>4</text:p>
          </table:table-cell>
          <table:table-cell table:formula="of:=[.B399] - [.A399]" office:value-type="float" office:value="20" calcext:value-type="float">
            <text:p>20</text:p>
          </table:table-cell>
          <table:table-cell table:formula="of:= 10 * [.G399] * [.H399]" office:value-type="float" office:value="800" calcext:value-type="float">
            <text:p>800</text:p>
          </table:table-cell>
          <table:table-cell table:formula="of:=[.I399] + [.F399] + [.E399]" office:value-type="float" office:value="812.09" calcext:value-type="float">
            <text:p>812,09</text:p>
          </table:table-cell>
          <table:table-cell table:formula="of:= [.E399] + [.F399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16" calcext:value-type="date">
            <text:p>2014-07-16</text:p>
          </table:table-cell>
          <table:table-cell table:formula="of:= MONTH([.A400])" office:value-type="float" office:value="7" calcext:value-type="float">
            <text:p>7</text:p>
          </table:table-cell>
          <table:table-cell table:formula="of:=COM.MICROSOFT.IFS([.C400] = 1; &quot;styczeń&quot;; [.C400] = 2; &quot;luty&quot;; [.C400] = 3; &quot;marzec&quot;; [.C400] = 4; &quot;kwiecień&quot;; [.C400] = 5; &quot;maj&quot;; [.C400] = 6; &quot;czerwiec&quot;; [.C400] = 7; &quot;lipiec&quot;; [.C400] = 8; &quot;sierpień&quot;; [.C400] = 9; &quot;wrzesień&quot;; [.C400] = 10; &quot;październik&quot;; [.C400] = 11; &quot;listopad&quot;; [.C400] = 12; &quot;grudzień&quot;)" office:value-type="string" office:string-value="lipiec" calcext:value-type="string">
            <text:p>lipiec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400] - [.A400]" office:value-type="float" office:value="9" calcext:value-type="float">
            <text:p>9</text:p>
          </table:table-cell>
          <table:table-cell table:formula="of:= 10 * [.G400] * [.H400]" office:value-type="float" office:value="270" calcext:value-type="float">
            <text:p>270</text:p>
          </table:table-cell>
          <table:table-cell table:formula="of:=[.I400] + [.F400] + [.E400]" office:value-type="float" office:value="275.79" calcext:value-type="float">
            <text:p>275,79</text:p>
          </table:table-cell>
          <table:table-cell table:formula="of:= [.E400] + [.F400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19" calcext:value-type="date">
            <text:p>2014-07-19</text:p>
          </table:table-cell>
          <table:table-cell table:formula="of:= MONTH([.A401])" office:value-type="float" office:value="7" calcext:value-type="float">
            <text:p>7</text:p>
          </table:table-cell>
          <table:table-cell table:formula="of:=COM.MICROSOFT.IFS([.C401] = 1; &quot;styczeń&quot;; [.C401] = 2; &quot;luty&quot;; [.C401] = 3; &quot;marzec&quot;; [.C401] = 4; &quot;kwiecień&quot;; [.C401] = 5; &quot;maj&quot;; [.C401] = 6; &quot;czerwiec&quot;; [.C401] = 7; &quot;lipiec&quot;; [.C401] = 8; &quot;sierpień&quot;; [.C401] = 9; &quot;wrzesień&quot;; [.C401] = 10; &quot;październik&quot;; [.C401] = 11; &quot;listopad&quot;; [.C401] = 12; &quot;grudzień&quot;)" office:value-type="string" office:string-value="lipiec" calcext:value-type="string">
            <text:p>lipiec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B401] - [.A401]" office:value-type="float" office:value="12" calcext:value-type="float">
            <text:p>12</text:p>
          </table:table-cell>
          <table:table-cell table:formula="of:= 10 * [.G401] * [.H401]" office:value-type="float" office:value="240" calcext:value-type="float">
            <text:p>240</text:p>
          </table:table-cell>
          <table:table-cell table:formula="of:=[.I401] + [.F401] + [.E401]" office:value-type="float" office:value="250.47" calcext:value-type="float">
            <text:p>250,47</text:p>
          </table:table-cell>
          <table:table-cell table:formula="of:= [.E401] + [.F401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8-01" calcext:value-type="date">
            <text:p>2014-08-01</text:p>
          </table:table-cell>
          <table:table-cell table:formula="of:= MONTH([.A402])" office:value-type="float" office:value="7" calcext:value-type="float">
            <text:p>7</text:p>
          </table:table-cell>
          <table:table-cell table:formula="of:=COM.MICROSOFT.IFS([.C402] = 1; &quot;styczeń&quot;; [.C402] = 2; &quot;luty&quot;; [.C402] = 3; &quot;marzec&quot;; [.C402] = 4; &quot;kwiecień&quot;; [.C402] = 5; &quot;maj&quot;; [.C402] = 6; &quot;czerwiec&quot;; [.C402] = 7; &quot;lipiec&quot;; [.C402] = 8; &quot;sierpień&quot;; [.C402] = 9; &quot;wrzesień&quot;; [.C402] = 10; &quot;październik&quot;; [.C402] = 11; &quot;listopad&quot;; [.C402] = 12; &quot;grudzień&quot;)" office:value-type="string" office:string-value="lipiec" calcext:value-type="string">
            <text:p>lipiec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402] - [.A402]" office:value-type="float" office:value="25" calcext:value-type="float">
            <text:p>25</text:p>
          </table:table-cell>
          <table:table-cell table:formula="of:= 10 * [.G402] * [.H402]" office:value-type="float" office:value="1250" calcext:value-type="float">
            <text:p>1250</text:p>
          </table:table-cell>
          <table:table-cell table:formula="of:=[.I402] + [.F402] + [.E402]" office:value-type="float" office:value="1253.98" calcext:value-type="float">
            <text:p>1253,98</text:p>
          </table:table-cell>
          <table:table-cell table:formula="of:= [.E402] + [.F402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15" calcext:value-type="date">
            <text:p>2014-07-15</text:p>
          </table:table-cell>
          <table:table-cell table:formula="of:= MONTH([.A403])" office:value-type="float" office:value="7" calcext:value-type="float">
            <text:p>7</text:p>
          </table:table-cell>
          <table:table-cell table:formula="of:=COM.MICROSOFT.IFS([.C403] = 1; &quot;styczeń&quot;; [.C403] = 2; &quot;luty&quot;; [.C403] = 3; &quot;marzec&quot;; [.C403] = 4; &quot;kwiecień&quot;; [.C403] = 5; &quot;maj&quot;; [.C403] = 6; &quot;czerwiec&quot;; [.C403] = 7; &quot;lipiec&quot;; [.C403] = 8; &quot;sierpień&quot;; [.C403] = 9; &quot;wrzesień&quot;; [.C403] = 10; &quot;październik&quot;; [.C403] = 11; &quot;listopad&quot;; [.C403] = 12; &quot;grudzień&quot;)" office:value-type="string" office:string-value="lipiec" calcext:value-type="string">
            <text:p>lipiec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 table:formula="of:=[.B403] - [.A403]" office:value-type="float" office:value="8" calcext:value-type="float">
            <text:p>8</text:p>
          </table:table-cell>
          <table:table-cell table:formula="of:= 10 * [.G403] * [.H403]" office:value-type="float" office:value="320" calcext:value-type="float">
            <text:p>320</text:p>
          </table:table-cell>
          <table:table-cell table:formula="of:=[.I403] + [.F403] + [.E403]" office:value-type="float" office:value="324.78" calcext:value-type="float">
            <text:p>324,78</text:p>
          </table:table-cell>
          <table:table-cell table:formula="of:= [.E403] + [.F403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18" calcext:value-type="date">
            <text:p>2014-07-18</text:p>
          </table:table-cell>
          <table:table-cell table:formula="of:= MONTH([.A404])" office:value-type="float" office:value="7" calcext:value-type="float">
            <text:p>7</text:p>
          </table:table-cell>
          <table:table-cell table:formula="of:=COM.MICROSOFT.IFS([.C404] = 1; &quot;styczeń&quot;; [.C404] = 2; &quot;luty&quot;; [.C404] = 3; &quot;marzec&quot;; [.C404] = 4; &quot;kwiecień&quot;; [.C404] = 5; &quot;maj&quot;; [.C404] = 6; &quot;czerwiec&quot;; [.C404] = 7; &quot;lipiec&quot;; [.C404] = 8; &quot;sierpień&quot;; [.C404] = 9; &quot;wrzesień&quot;; [.C404] = 10; &quot;październik&quot;; [.C404] = 11; &quot;listopad&quot;; [.C404] = 12; &quot;grudzień&quot;)" office:value-type="string" office:string-value="lipiec" calcext:value-type="string">
            <text:p>lipiec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6" calcext:value-type="float">
            <text:p>6</text:p>
          </table:table-cell>
          <table:table-cell table:formula="of:=[.B404] - [.A404]" office:value-type="float" office:value="11" calcext:value-type="float">
            <text:p>11</text:p>
          </table:table-cell>
          <table:table-cell table:formula="of:= 10 * [.G404] * [.H404]" office:value-type="float" office:value="660" calcext:value-type="float">
            <text:p>660</text:p>
          </table:table-cell>
          <table:table-cell table:formula="of:=[.I404] + [.F404] + [.E404]" office:value-type="float" office:value="670.46" calcext:value-type="float">
            <text:p>670,46</text:p>
          </table:table-cell>
          <table:table-cell table:formula="of:= [.E404] + [.F404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24" calcext:value-type="date">
            <text:p>2014-07-24</text:p>
          </table:table-cell>
          <table:table-cell table:formula="of:= MONTH([.A405])" office:value-type="float" office:value="7" calcext:value-type="float">
            <text:p>7</text:p>
          </table:table-cell>
          <table:table-cell table:formula="of:=COM.MICROSOFT.IFS([.C405] = 1; &quot;styczeń&quot;; [.C405] = 2; &quot;luty&quot;; [.C405] = 3; &quot;marzec&quot;; [.C405] = 4; &quot;kwiecień&quot;; [.C405] = 5; &quot;maj&quot;; [.C405] = 6; &quot;czerwiec&quot;; [.C405] = 7; &quot;lipiec&quot;; [.C405] = 8; &quot;sierpień&quot;; [.C405] = 9; &quot;wrzesień&quot;; [.C405] = 10; &quot;październik&quot;; [.C405] = 11; &quot;listopad&quot;; [.C405] = 12; &quot;grudzień&quot;)" office:value-type="string" office:string-value="lipiec" calcext:value-type="string">
            <text:p>lipiec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6" calcext:value-type="float">
            <text:p>6</text:p>
          </table:table-cell>
          <table:table-cell table:formula="of:=[.B405] - [.A405]" office:value-type="float" office:value="17" calcext:value-type="float">
            <text:p>17</text:p>
          </table:table-cell>
          <table:table-cell table:formula="of:= 10 * [.G405] * [.H405]" office:value-type="float" office:value="1020" calcext:value-type="float">
            <text:p>1020</text:p>
          </table:table-cell>
          <table:table-cell table:formula="of:=[.I405] + [.F405] + [.E405]" office:value-type="float" office:value="1030.46" calcext:value-type="float">
            <text:p>1030,46</text:p>
          </table:table-cell>
          <table:table-cell table:formula="of:= [.E405] + [.F405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28" calcext:value-type="date">
            <text:p>2014-07-28</text:p>
          </table:table-cell>
          <table:table-cell table:formula="of:= MONTH([.A406])" office:value-type="float" office:value="7" calcext:value-type="float">
            <text:p>7</text:p>
          </table:table-cell>
          <table:table-cell table:formula="of:=COM.MICROSOFT.IFS([.C406] = 1; &quot;styczeń&quot;; [.C406] = 2; &quot;luty&quot;; [.C406] = 3; &quot;marzec&quot;; [.C406] = 4; &quot;kwiecień&quot;; [.C406] = 5; &quot;maj&quot;; [.C406] = 6; &quot;czerwiec&quot;; [.C406] = 7; &quot;lipiec&quot;; [.C406] = 8; &quot;sierpień&quot;; [.C406] = 9; &quot;wrzesień&quot;; [.C406] = 10; &quot;październik&quot;; [.C406] = 11; &quot;listopad&quot;; [.C406] = 12; &quot;grudzień&quot;)" office:value-type="string" office:string-value="lipiec" calcext:value-type="string">
            <text:p>lipiec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406] - [.A406]" office:value-type="float" office:value="21" calcext:value-type="float">
            <text:p>21</text:p>
          </table:table-cell>
          <table:table-cell table:formula="of:= 10 * [.G406] * [.H406]" office:value-type="float" office:value="1260" calcext:value-type="float">
            <text:p>1260</text:p>
          </table:table-cell>
          <table:table-cell table:formula="of:=[.I406] + [.F406] + [.E406]" office:value-type="float" office:value="1263.89" calcext:value-type="float">
            <text:p>1263,89</text:p>
          </table:table-cell>
          <table:table-cell table:formula="of:= [.E406] + [.F406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27" calcext:value-type="date">
            <text:p>2014-07-27</text:p>
          </table:table-cell>
          <table:table-cell table:formula="of:= MONTH([.A407])" office:value-type="float" office:value="7" calcext:value-type="float">
            <text:p>7</text:p>
          </table:table-cell>
          <table:table-cell table:formula="of:=COM.MICROSOFT.IFS([.C407] = 1; &quot;styczeń&quot;; [.C407] = 2; &quot;luty&quot;; [.C407] = 3; &quot;marzec&quot;; [.C407] = 4; &quot;kwiecień&quot;; [.C407] = 5; &quot;maj&quot;; [.C407] = 6; &quot;czerwiec&quot;; [.C407] = 7; &quot;lipiec&quot;; [.C407] = 8; &quot;sierpień&quot;; [.C407] = 9; &quot;wrzesień&quot;; [.C407] = 10; &quot;październik&quot;; [.C407] = 11; &quot;listopad&quot;; [.C407] = 12; &quot;grudzień&quot;)" office:value-type="string" office:string-value="lipiec" calcext:value-type="string">
            <text:p>lipiec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407] - [.A407]" office:value-type="float" office:value="20" calcext:value-type="float">
            <text:p>20</text:p>
          </table:table-cell>
          <table:table-cell table:formula="of:= 10 * [.G407] * [.H407]" office:value-type="float" office:value="400" calcext:value-type="float">
            <text:p>400</text:p>
          </table:table-cell>
          <table:table-cell table:formula="of:=[.I407] + [.F407] + [.E407]" office:value-type="float" office:value="409.3" calcext:value-type="float">
            <text:p>409,3</text:p>
          </table:table-cell>
          <table:table-cell table:formula="of:= [.E407] + [.F407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7-11" calcext:value-type="date">
            <text:p>2014-07-11</text:p>
          </table:table-cell>
          <table:table-cell table:formula="of:= MONTH([.A408])" office:value-type="float" office:value="7" calcext:value-type="float">
            <text:p>7</text:p>
          </table:table-cell>
          <table:table-cell table:formula="of:=COM.MICROSOFT.IFS([.C408] = 1; &quot;styczeń&quot;; [.C408] = 2; &quot;luty&quot;; [.C408] = 3; &quot;marzec&quot;; [.C408] = 4; &quot;kwiecień&quot;; [.C408] = 5; &quot;maj&quot;; [.C408] = 6; &quot;czerwiec&quot;; [.C408] = 7; &quot;lipiec&quot;; [.C408] = 8; &quot;sierpień&quot;; [.C408] = 9; &quot;wrzesień&quot;; [.C408] = 10; &quot;październik&quot;; [.C408] = 11; &quot;listopad&quot;; [.C408] = 12; &quot;grudzień&quot;)" office:value-type="string" office:string-value="lipiec" calcext:value-type="string">
            <text:p>lipiec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formula="of:=[.B408] - [.A408]" office:value-type="float" office:value="4" calcext:value-type="float">
            <text:p>4</text:p>
          </table:table-cell>
          <table:table-cell table:formula="of:= 10 * [.G408] * [.H408]" office:value-type="float" office:value="120" calcext:value-type="float">
            <text:p>120</text:p>
          </table:table-cell>
          <table:table-cell table:formula="of:=[.I408] + [.F408] + [.E408]" office:value-type="float" office:value="126.39" calcext:value-type="float">
            <text:p>126,39</text:p>
          </table:table-cell>
          <table:table-cell table:formula="of:= [.E408] + [.F408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date" office:date-value="2014-08-01" calcext:value-type="date">
            <text:p>2014-08-01</text:p>
          </table:table-cell>
          <table:table-cell table:formula="of:= MONTH([.A409])" office:value-type="float" office:value="7" calcext:value-type="float">
            <text:p>7</text:p>
          </table:table-cell>
          <table:table-cell table:formula="of:=COM.MICROSOFT.IFS([.C409] = 1; &quot;styczeń&quot;; [.C409] = 2; &quot;luty&quot;; [.C409] = 3; &quot;marzec&quot;; [.C409] = 4; &quot;kwiecień&quot;; [.C409] = 5; &quot;maj&quot;; [.C409] = 6; &quot;czerwiec&quot;; [.C409] = 7; &quot;lipiec&quot;; [.C409] = 8; &quot;sierpień&quot;; [.C409] = 9; &quot;wrzesień&quot;; [.C409] = 10; &quot;październik&quot;; [.C409] = 11; &quot;listopad&quot;; [.C409] = 12; &quot;grudzień&quot;)" office:value-type="string" office:string-value="lipiec" calcext:value-type="string">
            <text:p>lipiec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B409] - [.A409]" office:value-type="float" office:value="25" calcext:value-type="float">
            <text:p>25</text:p>
          </table:table-cell>
          <table:table-cell table:formula="of:= 10 * [.G409] * [.H409]" office:value-type="float" office:value="750" calcext:value-type="float">
            <text:p>750</text:p>
          </table:table-cell>
          <table:table-cell table:formula="of:=[.I409] + [.F409] + [.E409]" office:value-type="float" office:value="761.07" calcext:value-type="float">
            <text:p>761,07</text:p>
          </table:table-cell>
          <table:table-cell table:formula="of:= [.E409] + [.F409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07-10" calcext:value-type="date">
            <text:p>2014-07-10</text:p>
          </table:table-cell>
          <table:table-cell office:value-type="date" office:date-value="2014-07-27" calcext:value-type="date">
            <text:p>2014-07-27</text:p>
          </table:table-cell>
          <table:table-cell table:formula="of:= MONTH([.A410])" office:value-type="float" office:value="7" calcext:value-type="float">
            <text:p>7</text:p>
          </table:table-cell>
          <table:table-cell table:formula="of:=COM.MICROSOFT.IFS([.C410] = 1; &quot;styczeń&quot;; [.C410] = 2; &quot;luty&quot;; [.C410] = 3; &quot;marzec&quot;; [.C410] = 4; &quot;kwiecień&quot;; [.C410] = 5; &quot;maj&quot;; [.C410] = 6; &quot;czerwiec&quot;; [.C410] = 7; &quot;lipiec&quot;; [.C410] = 8; &quot;sierpień&quot;; [.C410] = 9; &quot;wrzesień&quot;; [.C410] = 10; &quot;październik&quot;; [.C410] = 11; &quot;listopad&quot;; [.C410] = 12; &quot;grudzień&quot;)" office:value-type="string" office:string-value="lipiec" calcext:value-type="string">
            <text:p>lipiec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410] - [.A410]" office:value-type="float" office:value="17" calcext:value-type="float">
            <text:p>17</text:p>
          </table:table-cell>
          <table:table-cell table:formula="of:= 10 * [.G410] * [.H410]" office:value-type="float" office:value="850" calcext:value-type="float">
            <text:p>850</text:p>
          </table:table-cell>
          <table:table-cell table:formula="of:=[.I410] + [.F410] + [.E410]" office:value-type="float" office:value="855.82" calcext:value-type="float">
            <text:p>855,82</text:p>
          </table:table-cell>
          <table:table-cell table:formula="of:= [.E410] + [.F410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7-11" calcext:value-type="date">
            <text:p>2014-07-11</text:p>
          </table:table-cell>
          <table:table-cell office:value-type="date" office:date-value="2014-08-04" calcext:value-type="date">
            <text:p>2014-08-04</text:p>
          </table:table-cell>
          <table:table-cell table:formula="of:= MONTH([.A411])" office:value-type="float" office:value="7" calcext:value-type="float">
            <text:p>7</text:p>
          </table:table-cell>
          <table:table-cell table:formula="of:=COM.MICROSOFT.IFS([.C411] = 1; &quot;styczeń&quot;; [.C411] = 2; &quot;luty&quot;; [.C411] = 3; &quot;marzec&quot;; [.C411] = 4; &quot;kwiecień&quot;; [.C411] = 5; &quot;maj&quot;; [.C411] = 6; &quot;czerwiec&quot;; [.C411] = 7; &quot;lipiec&quot;; [.C411] = 8; &quot;sierpień&quot;; [.C411] = 9; &quot;wrzesień&quot;; [.C411] = 10; &quot;październik&quot;; [.C411] = 11; &quot;listopad&quot;; [.C411] = 12; &quot;grudzień&quot;)" office:value-type="string" office:string-value="lipiec" calcext:value-type="string">
            <text:p>lipiec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table:formula="of:=[.B411] - [.A411]" office:value-type="float" office:value="24" calcext:value-type="float">
            <text:p>24</text:p>
          </table:table-cell>
          <table:table-cell table:formula="of:= 10 * [.G411] * [.H411]" office:value-type="float" office:value="720" calcext:value-type="float">
            <text:p>720</text:p>
          </table:table-cell>
          <table:table-cell table:formula="of:=[.I411] + [.F411] + [.E411]" office:value-type="float" office:value="722.35" calcext:value-type="float">
            <text:p>722,35</text:p>
          </table:table-cell>
          <table:table-cell table:formula="of:= [.E411] + [.F411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07-13" calcext:value-type="date">
            <text:p>2014-07-13</text:p>
          </table:table-cell>
          <table:table-cell office:value-type="date" office:date-value="2014-08-02" calcext:value-type="date">
            <text:p>2014-08-02</text:p>
          </table:table-cell>
          <table:table-cell table:formula="of:= MONTH([.A412])" office:value-type="float" office:value="7" calcext:value-type="float">
            <text:p>7</text:p>
          </table:table-cell>
          <table:table-cell table:formula="of:=COM.MICROSOFT.IFS([.C412] = 1; &quot;styczeń&quot;; [.C412] = 2; &quot;luty&quot;; [.C412] = 3; &quot;marzec&quot;; [.C412] = 4; &quot;kwiecień&quot;; [.C412] = 5; &quot;maj&quot;; [.C412] = 6; &quot;czerwiec&quot;; [.C412] = 7; &quot;lipiec&quot;; [.C412] = 8; &quot;sierpień&quot;; [.C412] = 9; &quot;wrzesień&quot;; [.C412] = 10; &quot;październik&quot;; [.C412] = 11; &quot;listopad&quot;; [.C412] = 12; &quot;grudzień&quot;)" office:value-type="string" office:string-value="lipiec" calcext:value-type="string">
            <text:p>lipiec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B412] - [.A412]" office:value-type="float" office:value="20" calcext:value-type="float">
            <text:p>20</text:p>
          </table:table-cell>
          <table:table-cell table:formula="of:= 10 * [.G412] * [.H412]" office:value-type="float" office:value="400" calcext:value-type="float">
            <text:p>400</text:p>
          </table:table-cell>
          <table:table-cell table:formula="of:=[.I412] + [.F412] + [.E412]" office:value-type="float" office:value="411.22" calcext:value-type="float">
            <text:p>411,22</text:p>
          </table:table-cell>
          <table:table-cell table:formula="of:= [.E412] + [.F412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07-13" calcext:value-type="date">
            <text:p>2014-07-13</text:p>
          </table:table-cell>
          <table:table-cell office:value-type="date" office:date-value="2014-07-21" calcext:value-type="date">
            <text:p>2014-07-21</text:p>
          </table:table-cell>
          <table:table-cell table:formula="of:= MONTH([.A413])" office:value-type="float" office:value="7" calcext:value-type="float">
            <text:p>7</text:p>
          </table:table-cell>
          <table:table-cell table:formula="of:=COM.MICROSOFT.IFS([.C413] = 1; &quot;styczeń&quot;; [.C413] = 2; &quot;luty&quot;; [.C413] = 3; &quot;marzec&quot;; [.C413] = 4; &quot;kwiecień&quot;; [.C413] = 5; &quot;maj&quot;; [.C413] = 6; &quot;czerwiec&quot;; [.C413] = 7; &quot;lipiec&quot;; [.C413] = 8; &quot;sierpień&quot;; [.C413] = 9; &quot;wrzesień&quot;; [.C413] = 10; &quot;październik&quot;; [.C413] = 11; &quot;listopad&quot;; [.C413] = 12; &quot;grudzień&quot;)" office:value-type="string" office:string-value="lipiec" calcext:value-type="string">
            <text:p>lipiec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4" calcext:value-type="float">
            <text:p>4</text:p>
          </table:table-cell>
          <table:table-cell table:formula="of:=[.B413] - [.A413]" office:value-type="float" office:value="8" calcext:value-type="float">
            <text:p>8</text:p>
          </table:table-cell>
          <table:table-cell table:formula="of:= 10 * [.G413] * [.H413]" office:value-type="float" office:value="320" calcext:value-type="float">
            <text:p>320</text:p>
          </table:table-cell>
          <table:table-cell table:formula="of:=[.I413] + [.F413] + [.E413]" office:value-type="float" office:value="336.99" calcext:value-type="float">
            <text:p>336,99</text:p>
          </table:table-cell>
          <table:table-cell table:formula="of:= [.E413] + [.F413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07-14" calcext:value-type="date">
            <text:p>2014-07-14</text:p>
          </table:table-cell>
          <table:table-cell office:value-type="date" office:date-value="2014-07-16" calcext:value-type="date">
            <text:p>2014-07-16</text:p>
          </table:table-cell>
          <table:table-cell table:formula="of:= MONTH([.A414])" office:value-type="float" office:value="7" calcext:value-type="float">
            <text:p>7</text:p>
          </table:table-cell>
          <table:table-cell table:formula="of:=COM.MICROSOFT.IFS([.C414] = 1; &quot;styczeń&quot;; [.C414] = 2; &quot;luty&quot;; [.C414] = 3; &quot;marzec&quot;; [.C414] = 4; &quot;kwiecień&quot;; [.C414] = 5; &quot;maj&quot;; [.C414] = 6; &quot;czerwiec&quot;; [.C414] = 7; &quot;lipiec&quot;; [.C414] = 8; &quot;sierpień&quot;; [.C414] = 9; &quot;wrzesień&quot;; [.C414] = 10; &quot;październik&quot;; [.C414] = 11; &quot;listopad&quot;; [.C414] = 12; &quot;grudzień&quot;)" office:value-type="string" office:string-value="lipiec" calcext:value-type="string">
            <text:p>lipiec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414] - [.A414]" office:value-type="float" office:value="2" calcext:value-type="float">
            <text:p>2</text:p>
          </table:table-cell>
          <table:table-cell table:formula="of:= 10 * [.G414] * [.H414]" office:value-type="float" office:value="120" calcext:value-type="float">
            <text:p>120</text:p>
          </table:table-cell>
          <table:table-cell table:formula="of:=[.I414] + [.F414] + [.E414]" office:value-type="float" office:value="126.6" calcext:value-type="float">
            <text:p>126,6</text:p>
          </table:table-cell>
          <table:table-cell table:formula="of:= [.E414] + [.F414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date" office:date-value="2014-08-12" calcext:value-type="date">
            <text:p>2014-08-12</text:p>
          </table:table-cell>
          <table:table-cell table:formula="of:= MONTH([.A415])" office:value-type="float" office:value="7" calcext:value-type="float">
            <text:p>7</text:p>
          </table:table-cell>
          <table:table-cell table:formula="of:=COM.MICROSOFT.IFS([.C415] = 1; &quot;styczeń&quot;; [.C415] = 2; &quot;luty&quot;; [.C415] = 3; &quot;marzec&quot;; [.C415] = 4; &quot;kwiecień&quot;; [.C415] = 5; &quot;maj&quot;; [.C415] = 6; &quot;czerwiec&quot;; [.C415] = 7; &quot;lipiec&quot;; [.C415] = 8; &quot;sierpień&quot;; [.C415] = 9; &quot;wrzesień&quot;; [.C415] = 10; &quot;październik&quot;; [.C415] = 11; &quot;listopad&quot;; [.C415] = 12; &quot;grudzień&quot;)" office:value-type="string" office:string-value="lipiec" calcext:value-type="string">
            <text:p>lipiec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415] - [.A415]" office:value-type="float" office:value="28" calcext:value-type="float">
            <text:p>28</text:p>
          </table:table-cell>
          <table:table-cell table:formula="of:= 10 * [.G415] * [.H415]" office:value-type="float" office:value="1680" calcext:value-type="float">
            <text:p>1680</text:p>
          </table:table-cell>
          <table:table-cell table:formula="of:=[.I415] + [.F415] + [.E415]" office:value-type="float" office:value="1684.04" calcext:value-type="float">
            <text:p>1684,04</text:p>
          </table:table-cell>
          <table:table-cell table:formula="of:= [.E415] + [.F415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date" office:date-value="2014-07-27" calcext:value-type="date">
            <text:p>2014-07-27</text:p>
          </table:table-cell>
          <table:table-cell table:formula="of:= MONTH([.A416])" office:value-type="float" office:value="7" calcext:value-type="float">
            <text:p>7</text:p>
          </table:table-cell>
          <table:table-cell table:formula="of:=COM.MICROSOFT.IFS([.C416] = 1; &quot;styczeń&quot;; [.C416] = 2; &quot;luty&quot;; [.C416] = 3; &quot;marzec&quot;; [.C416] = 4; &quot;kwiecień&quot;; [.C416] = 5; &quot;maj&quot;; [.C416] = 6; &quot;czerwiec&quot;; [.C416] = 7; &quot;lipiec&quot;; [.C416] = 8; &quot;sierpień&quot;; [.C416] = 9; &quot;wrzesień&quot;; [.C416] = 10; &quot;październik&quot;; [.C416] = 11; &quot;listopad&quot;; [.C416] = 12; &quot;grudzień&quot;)" office:value-type="string" office:string-value="lipiec" calcext:value-type="string">
            <text:p>lipiec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416] - [.A416]" office:value-type="float" office:value="12" calcext:value-type="float">
            <text:p>12</text:p>
          </table:table-cell>
          <table:table-cell table:formula="of:= 10 * [.G416] * [.H416]" office:value-type="float" office:value="360" calcext:value-type="float">
            <text:p>360</text:p>
          </table:table-cell>
          <table:table-cell table:formula="of:=[.I416] + [.F416] + [.E416]" office:value-type="float" office:value="363.89" calcext:value-type="float">
            <text:p>363,89</text:p>
          </table:table-cell>
          <table:table-cell table:formula="of:= [.E416] + [.F416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date" office:date-value="2014-08-05" calcext:value-type="date">
            <text:p>2014-08-05</text:p>
          </table:table-cell>
          <table:table-cell table:formula="of:= MONTH([.A417])" office:value-type="float" office:value="7" calcext:value-type="float">
            <text:p>7</text:p>
          </table:table-cell>
          <table:table-cell table:formula="of:=COM.MICROSOFT.IFS([.C417] = 1; &quot;styczeń&quot;; [.C417] = 2; &quot;luty&quot;; [.C417] = 3; &quot;marzec&quot;; [.C417] = 4; &quot;kwiecień&quot;; [.C417] = 5; &quot;maj&quot;; [.C417] = 6; &quot;czerwiec&quot;; [.C417] = 7; &quot;lipiec&quot;; [.C417] = 8; &quot;sierpień&quot;; [.C417] = 9; &quot;wrzesień&quot;; [.C417] = 10; &quot;październik&quot;; [.C417] = 11; &quot;listopad&quot;; [.C417] = 12; &quot;grudzień&quot;)" office:value-type="string" office:string-value="lipiec" calcext:value-type="string">
            <text:p>lipiec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417] - [.A417]" office:value-type="float" office:value="21" calcext:value-type="float">
            <text:p>21</text:p>
          </table:table-cell>
          <table:table-cell table:formula="of:= 10 * [.G417] * [.H417]" office:value-type="float" office:value="630" calcext:value-type="float">
            <text:p>630</text:p>
          </table:table-cell>
          <table:table-cell table:formula="of:=[.I417] + [.F417] + [.E417]" office:value-type="float" office:value="636.75" calcext:value-type="float">
            <text:p>636,75</text:p>
          </table:table-cell>
          <table:table-cell table:formula="of:= [.E417] + [.F417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7-17" calcext:value-type="date">
            <text:p>2014-07-17</text:p>
          </table:table-cell>
          <table:table-cell office:value-type="date" office:date-value="2014-08-02" calcext:value-type="date">
            <text:p>2014-08-02</text:p>
          </table:table-cell>
          <table:table-cell table:formula="of:= MONTH([.A418])" office:value-type="float" office:value="7" calcext:value-type="float">
            <text:p>7</text:p>
          </table:table-cell>
          <table:table-cell table:formula="of:=COM.MICROSOFT.IFS([.C418] = 1; &quot;styczeń&quot;; [.C418] = 2; &quot;luty&quot;; [.C418] = 3; &quot;marzec&quot;; [.C418] = 4; &quot;kwiecień&quot;; [.C418] = 5; &quot;maj&quot;; [.C418] = 6; &quot;czerwiec&quot;; [.C418] = 7; &quot;lipiec&quot;; [.C418] = 8; &quot;sierpień&quot;; [.C418] = 9; &quot;wrzesień&quot;; [.C418] = 10; &quot;październik&quot;; [.C418] = 11; &quot;listopad&quot;; [.C418] = 12; &quot;grudzień&quot;)" office:value-type="string" office:string-value="lipiec" calcext:value-type="string">
            <text:p>lipiec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418] - [.A418]" office:value-type="float" office:value="16" calcext:value-type="float">
            <text:p>16</text:p>
          </table:table-cell>
          <table:table-cell table:formula="of:= 10 * [.G418] * [.H418]" office:value-type="float" office:value="320" calcext:value-type="float">
            <text:p>320</text:p>
          </table:table-cell>
          <table:table-cell table:formula="of:=[.I418] + [.F418] + [.E418]" office:value-type="float" office:value="325.82" calcext:value-type="float">
            <text:p>325,82</text:p>
          </table:table-cell>
          <table:table-cell table:formula="of:= [.E418] + [.F418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06" calcext:value-type="date">
            <text:p>2014-08-06</text:p>
          </table:table-cell>
          <table:table-cell table:formula="of:= MONTH([.A419])" office:value-type="float" office:value="7" calcext:value-type="float">
            <text:p>7</text:p>
          </table:table-cell>
          <table:table-cell table:formula="of:=COM.MICROSOFT.IFS([.C419] = 1; &quot;styczeń&quot;; [.C419] = 2; &quot;luty&quot;; [.C419] = 3; &quot;marzec&quot;; [.C419] = 4; &quot;kwiecień&quot;; [.C419] = 5; &quot;maj&quot;; [.C419] = 6; &quot;czerwiec&quot;; [.C419] = 7; &quot;lipiec&quot;; [.C419] = 8; &quot;sierpień&quot;; [.C419] = 9; &quot;wrzesień&quot;; [.C419] = 10; &quot;październik&quot;; [.C419] = 11; &quot;listopad&quot;; [.C419] = 12; &quot;grudzień&quot;)" office:value-type="string" office:string-value="lipiec" calcext:value-type="string">
            <text:p>lipiec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6" calcext:value-type="float">
            <text:p>6</text:p>
          </table:table-cell>
          <table:table-cell table:formula="of:=[.B419] - [.A419]" office:value-type="float" office:value="18" calcext:value-type="float">
            <text:p>18</text:p>
          </table:table-cell>
          <table:table-cell table:formula="of:= 10 * [.G419] * [.H419]" office:value-type="float" office:value="1080" calcext:value-type="float">
            <text:p>1080</text:p>
          </table:table-cell>
          <table:table-cell table:formula="of:=[.I419] + [.F419] + [.E419]" office:value-type="float" office:value="1090.46" calcext:value-type="float">
            <text:p>1090,46</text:p>
          </table:table-cell>
          <table:table-cell table:formula="of:= [.E419] + [.F419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7-28" calcext:value-type="date">
            <text:p>2014-07-28</text:p>
          </table:table-cell>
          <table:table-cell table:formula="of:= MONTH([.A420])" office:value-type="float" office:value="7" calcext:value-type="float">
            <text:p>7</text:p>
          </table:table-cell>
          <table:table-cell table:formula="of:=COM.MICROSOFT.IFS([.C420] = 1; &quot;styczeń&quot;; [.C420] = 2; &quot;luty&quot;; [.C420] = 3; &quot;marzec&quot;; [.C420] = 4; &quot;kwiecień&quot;; [.C420] = 5; &quot;maj&quot;; [.C420] = 6; &quot;czerwiec&quot;; [.C420] = 7; &quot;lipiec&quot;; [.C420] = 8; &quot;sierpień&quot;; [.C420] = 9; &quot;wrzesień&quot;; [.C420] = 10; &quot;październik&quot;; [.C420] = 11; &quot;listopad&quot;; [.C420] = 12; &quot;grudzień&quot;)" office:value-type="string" office:string-value="lipiec" calcext:value-type="string">
            <text:p>lipiec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420] - [.A420]" office:value-type="float" office:value="9" calcext:value-type="float">
            <text:p>9</text:p>
          </table:table-cell>
          <table:table-cell table:formula="of:= 10 * [.G420] * [.H420]" office:value-type="float" office:value="180" calcext:value-type="float">
            <text:p>180</text:p>
          </table:table-cell>
          <table:table-cell table:formula="of:=[.I420] + [.F420] + [.E420]" office:value-type="float" office:value="187.25" calcext:value-type="float">
            <text:p>187,25</text:p>
          </table:table-cell>
          <table:table-cell table:formula="of:= [.E420] + [.F420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09" calcext:value-type="date">
            <text:p>2014-08-09</text:p>
          </table:table-cell>
          <table:table-cell table:formula="of:= MONTH([.A421])" office:value-type="float" office:value="7" calcext:value-type="float">
            <text:p>7</text:p>
          </table:table-cell>
          <table:table-cell table:formula="of:=COM.MICROSOFT.IFS([.C421] = 1; &quot;styczeń&quot;; [.C421] = 2; &quot;luty&quot;; [.C421] = 3; &quot;marzec&quot;; [.C421] = 4; &quot;kwiecień&quot;; [.C421] = 5; &quot;maj&quot;; [.C421] = 6; &quot;czerwiec&quot;; [.C421] = 7; &quot;lipiec&quot;; [.C421] = 8; &quot;sierpień&quot;; [.C421] = 9; &quot;wrzesień&quot;; [.C421] = 10; &quot;październik&quot;; [.C421] = 11; &quot;listopad&quot;; [.C421] = 12; &quot;grudzień&quot;)" office:value-type="string" office:string-value="lipiec" calcext:value-type="string">
            <text:p>lipiec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table:formula="of:=[.B421] - [.A421]" office:value-type="float" office:value="21" calcext:value-type="float">
            <text:p>21</text:p>
          </table:table-cell>
          <table:table-cell table:formula="of:= 10 * [.G421] * [.H421]" office:value-type="float" office:value="1050" calcext:value-type="float">
            <text:p>1050</text:p>
          </table:table-cell>
          <table:table-cell table:formula="of:=[.I421] + [.F421] + [.E421]" office:value-type="float" office:value="1056.93" calcext:value-type="float">
            <text:p>1056,93</text:p>
          </table:table-cell>
          <table:table-cell table:formula="of:= [.E421] + [.F421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10" calcext:value-type="date">
            <text:p>2014-08-10</text:p>
          </table:table-cell>
          <table:table-cell table:formula="of:= MONTH([.A422])" office:value-type="float" office:value="7" calcext:value-type="float">
            <text:p>7</text:p>
          </table:table-cell>
          <table:table-cell table:formula="of:=COM.MICROSOFT.IFS([.C422] = 1; &quot;styczeń&quot;; [.C422] = 2; &quot;luty&quot;; [.C422] = 3; &quot;marzec&quot;; [.C422] = 4; &quot;kwiecień&quot;; [.C422] = 5; &quot;maj&quot;; [.C422] = 6; &quot;czerwiec&quot;; [.C422] = 7; &quot;lipiec&quot;; [.C422] = 8; &quot;sierpień&quot;; [.C422] = 9; &quot;wrzesień&quot;; [.C422] = 10; &quot;październik&quot;; [.C422] = 11; &quot;listopad&quot;; [.C422] = 12; &quot;grudzień&quot;)" office:value-type="string" office:string-value="lipiec" calcext:value-type="string">
            <text:p>lipiec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422] - [.A422]" office:value-type="float" office:value="22" calcext:value-type="float">
            <text:p>22</text:p>
          </table:table-cell>
          <table:table-cell table:formula="of:= 10 * [.G422] * [.H422]" office:value-type="float" office:value="1320" calcext:value-type="float">
            <text:p>1320</text:p>
          </table:table-cell>
          <table:table-cell table:formula="of:=[.I422] + [.F422] + [.E422]" office:value-type="float" office:value="1329.06" calcext:value-type="float">
            <text:p>1329,06</text:p>
          </table:table-cell>
          <table:table-cell table:formula="of:= [.E422] + [.F422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09" calcext:value-type="date">
            <text:p>2014-08-09</text:p>
          </table:table-cell>
          <table:table-cell table:formula="of:= MONTH([.A423])" office:value-type="float" office:value="7" calcext:value-type="float">
            <text:p>7</text:p>
          </table:table-cell>
          <table:table-cell table:formula="of:=COM.MICROSOFT.IFS([.C423] = 1; &quot;styczeń&quot;; [.C423] = 2; &quot;luty&quot;; [.C423] = 3; &quot;marzec&quot;; [.C423] = 4; &quot;kwiecień&quot;; [.C423] = 5; &quot;maj&quot;; [.C423] = 6; &quot;czerwiec&quot;; [.C423] = 7; &quot;lipiec&quot;; [.C423] = 8; &quot;sierpień&quot;; [.C423] = 9; &quot;wrzesień&quot;; [.C423] = 10; &quot;październik&quot;; [.C423] = 11; &quot;listopad&quot;; [.C423] = 12; &quot;grudzień&quot;)" office:value-type="string" office:string-value="lipiec" calcext:value-type="string">
            <text:p>lipiec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423] - [.A423]" office:value-type="float" office:value="21" calcext:value-type="float">
            <text:p>21</text:p>
          </table:table-cell>
          <table:table-cell table:formula="of:= 10 * [.G423] * [.H423]" office:value-type="float" office:value="420" calcext:value-type="float">
            <text:p>420</text:p>
          </table:table-cell>
          <table:table-cell table:formula="of:=[.I423] + [.F423] + [.E423]" office:value-type="float" office:value="428.61" calcext:value-type="float">
            <text:p>428,61</text:p>
          </table:table-cell>
          <table:table-cell table:formula="of:= [.E423] + [.F423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02" calcext:value-type="date">
            <text:p>2014-08-02</text:p>
          </table:table-cell>
          <table:table-cell table:formula="of:= MONTH([.A424])" office:value-type="float" office:value="7" calcext:value-type="float">
            <text:p>7</text:p>
          </table:table-cell>
          <table:table-cell table:formula="of:=COM.MICROSOFT.IFS([.C424] = 1; &quot;styczeń&quot;; [.C424] = 2; &quot;luty&quot;; [.C424] = 3; &quot;marzec&quot;; [.C424] = 4; &quot;kwiecień&quot;; [.C424] = 5; &quot;maj&quot;; [.C424] = 6; &quot;czerwiec&quot;; [.C424] = 7; &quot;lipiec&quot;; [.C424] = 8; &quot;sierpień&quot;; [.C424] = 9; &quot;wrzesień&quot;; [.C424] = 10; &quot;październik&quot;; [.C424] = 11; &quot;listopad&quot;; [.C424] = 12; &quot;grudzień&quot;)" office:value-type="string" office:string-value="lipiec" calcext:value-type="string">
            <text:p>lipiec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formula="of:=[.B424] - [.A424]" office:value-type="float" office:value="14" calcext:value-type="float">
            <text:p>14</text:p>
          </table:table-cell>
          <table:table-cell table:formula="of:= 10 * [.G424] * [.H424]" office:value-type="float" office:value="420" calcext:value-type="float">
            <text:p>420</text:p>
          </table:table-cell>
          <table:table-cell table:formula="of:=[.I424] + [.F424] + [.E424]" office:value-type="float" office:value="426.39" calcext:value-type="float">
            <text:p>426,39</text:p>
          </table:table-cell>
          <table:table-cell table:formula="of:= [.E424] + [.F424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08" calcext:value-type="date">
            <text:p>2014-08-08</text:p>
          </table:table-cell>
          <table:table-cell table:formula="of:= MONTH([.A425])" office:value-type="float" office:value="7" calcext:value-type="float">
            <text:p>7</text:p>
          </table:table-cell>
          <table:table-cell table:formula="of:=COM.MICROSOFT.IFS([.C425] = 1; &quot;styczeń&quot;; [.C425] = 2; &quot;luty&quot;; [.C425] = 3; &quot;marzec&quot;; [.C425] = 4; &quot;kwiecień&quot;; [.C425] = 5; &quot;maj&quot;; [.C425] = 6; &quot;czerwiec&quot;; [.C425] = 7; &quot;lipiec&quot;; [.C425] = 8; &quot;sierpień&quot;; [.C425] = 9; &quot;wrzesień&quot;; [.C425] = 10; &quot;październik&quot;; [.C425] = 11; &quot;listopad&quot;; [.C425] = 12; &quot;grudzień&quot;)" office:value-type="string" office:string-value="lipiec" calcext:value-type="string">
            <text:p>lipiec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425] - [.A425]" office:value-type="float" office:value="20" calcext:value-type="float">
            <text:p>20</text:p>
          </table:table-cell>
          <table:table-cell table:formula="of:= 10 * [.G425] * [.H425]" office:value-type="float" office:value="800" calcext:value-type="float">
            <text:p>800</text:p>
          </table:table-cell>
          <table:table-cell table:formula="of:=[.I425] + [.F425] + [.E425]" office:value-type="float" office:value="803.89" calcext:value-type="float">
            <text:p>803,89</text:p>
          </table:table-cell>
          <table:table-cell table:formula="of:= [.E425] + [.F425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15" calcext:value-type="date">
            <text:p>2014-08-15</text:p>
          </table:table-cell>
          <table:table-cell table:formula="of:= MONTH([.A426])" office:value-type="float" office:value="7" calcext:value-type="float">
            <text:p>7</text:p>
          </table:table-cell>
          <table:table-cell table:formula="of:=COM.MICROSOFT.IFS([.C426] = 1; &quot;styczeń&quot;; [.C426] = 2; &quot;luty&quot;; [.C426] = 3; &quot;marzec&quot;; [.C426] = 4; &quot;kwiecień&quot;; [.C426] = 5; &quot;maj&quot;; [.C426] = 6; &quot;czerwiec&quot;; [.C426] = 7; &quot;lipiec&quot;; [.C426] = 8; &quot;sierpień&quot;; [.C426] = 9; &quot;wrzesień&quot;; [.C426] = 10; &quot;październik&quot;; [.C426] = 11; &quot;listopad&quot;; [.C426] = 12; &quot;grudzień&quot;)" office:value-type="string" office:string-value="lipiec" calcext:value-type="string">
            <text:p>lipiec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426] - [.A426]" office:value-type="float" office:value="27" calcext:value-type="float">
            <text:p>27</text:p>
          </table:table-cell>
          <table:table-cell table:formula="of:= 10 * [.G426] * [.H426]" office:value-type="float" office:value="1350" calcext:value-type="float">
            <text:p>1350</text:p>
          </table:table-cell>
          <table:table-cell table:formula="of:=[.I426] + [.F426] + [.E426]" office:value-type="float" office:value="1361.67" calcext:value-type="float">
            <text:p>1361,67</text:p>
          </table:table-cell>
          <table:table-cell table:formula="of:= [.E426] + [.F426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7-27" calcext:value-type="date">
            <text:p>2014-07-27</text:p>
          </table:table-cell>
          <table:table-cell table:formula="of:= MONTH([.A427])" office:value-type="float" office:value="7" calcext:value-type="float">
            <text:p>7</text:p>
          </table:table-cell>
          <table:table-cell table:formula="of:=COM.MICROSOFT.IFS([.C427] = 1; &quot;styczeń&quot;; [.C427] = 2; &quot;luty&quot;; [.C427] = 3; &quot;marzec&quot;; [.C427] = 4; &quot;kwiecień&quot;; [.C427] = 5; &quot;maj&quot;; [.C427] = 6; &quot;czerwiec&quot;; [.C427] = 7; &quot;lipiec&quot;; [.C427] = 8; &quot;sierpień&quot;; [.C427] = 9; &quot;wrzesień&quot;; [.C427] = 10; &quot;październik&quot;; [.C427] = 11; &quot;listopad&quot;; [.C427] = 12; &quot;grudzień&quot;)" office:value-type="string" office:string-value="lipiec" calcext:value-type="string">
            <text:p>lipiec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427] - [.A427]" office:value-type="float" office:value="8" calcext:value-type="float">
            <text:p>8</text:p>
          </table:table-cell>
          <table:table-cell table:formula="of:= 10 * [.G427] * [.H427]" office:value-type="float" office:value="400" calcext:value-type="float">
            <text:p>400</text:p>
          </table:table-cell>
          <table:table-cell table:formula="of:=[.I427] + [.F427] + [.E427]" office:value-type="float" office:value="405.79" calcext:value-type="float">
            <text:p>405,79</text:p>
          </table:table-cell>
          <table:table-cell table:formula="of:= [.E427] + [.F427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07" calcext:value-type="date">
            <text:p>2014-08-07</text:p>
          </table:table-cell>
          <table:table-cell table:formula="of:= MONTH([.A428])" office:value-type="float" office:value="7" calcext:value-type="float">
            <text:p>7</text:p>
          </table:table-cell>
          <table:table-cell table:formula="of:=COM.MICROSOFT.IFS([.C428] = 1; &quot;styczeń&quot;; [.C428] = 2; &quot;luty&quot;; [.C428] = 3; &quot;marzec&quot;; [.C428] = 4; &quot;kwiecień&quot;; [.C428] = 5; &quot;maj&quot;; [.C428] = 6; &quot;czerwiec&quot;; [.C428] = 7; &quot;lipiec&quot;; [.C428] = 8; &quot;sierpień&quot;; [.C428] = 9; &quot;wrzesień&quot;; [.C428] = 10; &quot;październik&quot;; [.C428] = 11; &quot;listopad&quot;; [.C428] = 12; &quot;grudzień&quot;)" office:value-type="string" office:string-value="lipiec" calcext:value-type="string">
            <text:p>lipiec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formula="of:=[.B428] - [.A428]" office:value-type="float" office:value="19" calcext:value-type="float">
            <text:p>19</text:p>
          </table:table-cell>
          <table:table-cell table:formula="of:= 10 * [.G428] * [.H428]" office:value-type="float" office:value="380" calcext:value-type="float">
            <text:p>380</text:p>
          </table:table-cell>
          <table:table-cell table:formula="of:=[.I428] + [.F428] + [.E428]" office:value-type="float" office:value="387.75" calcext:value-type="float">
            <text:p>387,75</text:p>
          </table:table-cell>
          <table:table-cell table:formula="of:= [.E428] + [.F428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02" calcext:value-type="date">
            <text:p>2014-08-02</text:p>
          </table:table-cell>
          <table:table-cell table:formula="of:= MONTH([.A429])" office:value-type="float" office:value="7" calcext:value-type="float">
            <text:p>7</text:p>
          </table:table-cell>
          <table:table-cell table:formula="of:=COM.MICROSOFT.IFS([.C429] = 1; &quot;styczeń&quot;; [.C429] = 2; &quot;luty&quot;; [.C429] = 3; &quot;marzec&quot;; [.C429] = 4; &quot;kwiecień&quot;; [.C429] = 5; &quot;maj&quot;; [.C429] = 6; &quot;czerwiec&quot;; [.C429] = 7; &quot;lipiec&quot;; [.C429] = 8; &quot;sierpień&quot;; [.C429] = 9; &quot;wrzesień&quot;; [.C429] = 10; &quot;październik&quot;; [.C429] = 11; &quot;listopad&quot;; [.C429] = 12; &quot;grudzień&quot;)" office:value-type="string" office:string-value="lipiec" calcext:value-type="string">
            <text:p>lipiec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4" calcext:value-type="float">
            <text:p>4</text:p>
          </table:table-cell>
          <table:table-cell table:formula="of:=[.B429] - [.A429]" office:value-type="float" office:value="14" calcext:value-type="float">
            <text:p>14</text:p>
          </table:table-cell>
          <table:table-cell table:formula="of:= 10 * [.G429] * [.H429]" office:value-type="float" office:value="560" calcext:value-type="float">
            <text:p>560</text:p>
          </table:table-cell>
          <table:table-cell table:formula="of:=[.I429] + [.F429] + [.E429]" office:value-type="float" office:value="570.47" calcext:value-type="float">
            <text:p>570,47</text:p>
          </table:table-cell>
          <table:table-cell table:formula="of:= [.E429] + [.F429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11" calcext:value-type="date">
            <text:p>2014-08-11</text:p>
          </table:table-cell>
          <table:table-cell table:formula="of:= MONTH([.A430])" office:value-type="float" office:value="7" calcext:value-type="float">
            <text:p>7</text:p>
          </table:table-cell>
          <table:table-cell table:formula="of:=COM.MICROSOFT.IFS([.C430] = 1; &quot;styczeń&quot;; [.C430] = 2; &quot;luty&quot;; [.C430] = 3; &quot;marzec&quot;; [.C430] = 4; &quot;kwiecień&quot;; [.C430] = 5; &quot;maj&quot;; [.C430] = 6; &quot;czerwiec&quot;; [.C430] = 7; &quot;lipiec&quot;; [.C430] = 8; &quot;sierpień&quot;; [.C430] = 9; &quot;wrzesień&quot;; [.C430] = 10; &quot;październik&quot;; [.C430] = 11; &quot;listopad&quot;; [.C430] = 12; &quot;grudzień&quot;)" office:value-type="string" office:string-value="lipiec" calcext:value-type="string">
            <text:p>lipiec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table:formula="of:=[.B430] - [.A430]" office:value-type="float" office:value="23" calcext:value-type="float">
            <text:p>23</text:p>
          </table:table-cell>
          <table:table-cell table:formula="of:= 10 * [.G430] * [.H430]" office:value-type="float" office:value="1380" calcext:value-type="float">
            <text:p>1380</text:p>
          </table:table-cell>
          <table:table-cell table:formula="of:=[.I430] + [.F430] + [.E430]" office:value-type="float" office:value="1382.06" calcext:value-type="float">
            <text:p>1382,06</text:p>
          </table:table-cell>
          <table:table-cell table:formula="of:= [.E430] + [.F430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date" office:date-value="2014-08-11" calcext:value-type="date">
            <text:p>2014-08-11</text:p>
          </table:table-cell>
          <table:table-cell table:formula="of:= MONTH([.A431])" office:value-type="float" office:value="7" calcext:value-type="float">
            <text:p>7</text:p>
          </table:table-cell>
          <table:table-cell table:formula="of:=COM.MICROSOFT.IFS([.C431] = 1; &quot;styczeń&quot;; [.C431] = 2; &quot;luty&quot;; [.C431] = 3; &quot;marzec&quot;; [.C431] = 4; &quot;kwiecień&quot;; [.C431] = 5; &quot;maj&quot;; [.C431] = 6; &quot;czerwiec&quot;; [.C431] = 7; &quot;lipiec&quot;; [.C431] = 8; &quot;sierpień&quot;; [.C431] = 9; &quot;wrzesień&quot;; [.C431] = 10; &quot;październik&quot;; [.C431] = 11; &quot;listopad&quot;; [.C431] = 12; &quot;grudzień&quot;)" office:value-type="string" office:string-value="lipiec" calcext:value-type="string">
            <text:p>lipiec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table:formula="of:=[.B431] - [.A431]" office:value-type="float" office:value="23" calcext:value-type="float">
            <text:p>23</text:p>
          </table:table-cell>
          <table:table-cell table:formula="of:= 10 * [.G431] * [.H431]" office:value-type="float" office:value="690" calcext:value-type="float">
            <text:p>690</text:p>
          </table:table-cell>
          <table:table-cell table:formula="of:=[.I431] + [.F431] + [.E431]" office:value-type="float" office:value="704.17" calcext:value-type="float">
            <text:p>704,17</text:p>
          </table:table-cell>
          <table:table-cell table:formula="of:= [.E431] + [.F431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date" office:date-value="2014-08-17" calcext:value-type="date">
            <text:p>2014-08-17</text:p>
          </table:table-cell>
          <table:table-cell table:formula="of:= MONTH([.A432])" office:value-type="float" office:value="7" calcext:value-type="float">
            <text:p>7</text:p>
          </table:table-cell>
          <table:table-cell table:formula="of:=COM.MICROSOFT.IFS([.C432] = 1; &quot;styczeń&quot;; [.C432] = 2; &quot;luty&quot;; [.C432] = 3; &quot;marzec&quot;; [.C432] = 4; &quot;kwiecień&quot;; [.C432] = 5; &quot;maj&quot;; [.C432] = 6; &quot;czerwiec&quot;; [.C432] = 7; &quot;lipiec&quot;; [.C432] = 8; &quot;sierpień&quot;; [.C432] = 9; &quot;wrzesień&quot;; [.C432] = 10; &quot;październik&quot;; [.C432] = 11; &quot;listopad&quot;; [.C432] = 12; &quot;grudzień&quot;)" office:value-type="string" office:string-value="lipiec" calcext:value-type="string">
            <text:p>lipiec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432] - [.A432]" office:value-type="float" office:value="27" calcext:value-type="float">
            <text:p>27</text:p>
          </table:table-cell>
          <table:table-cell table:formula="of:= 10 * [.G432] * [.H432]" office:value-type="float" office:value="540" calcext:value-type="float">
            <text:p>540</text:p>
          </table:table-cell>
          <table:table-cell table:formula="of:=[.I432] + [.F432] + [.E432]" office:value-type="float" office:value="548.95" calcext:value-type="float">
            <text:p>548,95</text:p>
          </table:table-cell>
          <table:table-cell table:formula="of:= [.E432] + [.F432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date" office:date-value="2014-08-08" calcext:value-type="date">
            <text:p>2014-08-08</text:p>
          </table:table-cell>
          <table:table-cell table:formula="of:= MONTH([.A433])" office:value-type="float" office:value="7" calcext:value-type="float">
            <text:p>7</text:p>
          </table:table-cell>
          <table:table-cell table:formula="of:=COM.MICROSOFT.IFS([.C433] = 1; &quot;styczeń&quot;; [.C433] = 2; &quot;luty&quot;; [.C433] = 3; &quot;marzec&quot;; [.C433] = 4; &quot;kwiecień&quot;; [.C433] = 5; &quot;maj&quot;; [.C433] = 6; &quot;czerwiec&quot;; [.C433] = 7; &quot;lipiec&quot;; [.C433] = 8; &quot;sierpień&quot;; [.C433] = 9; &quot;wrzesień&quot;; [.C433] = 10; &quot;październik&quot;; [.C433] = 11; &quot;listopad&quot;; [.C433] = 12; &quot;grudzień&quot;)" office:value-type="string" office:string-value="lipiec" calcext:value-type="string">
            <text:p>lipiec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formula="of:=[.B433] - [.A433]" office:value-type="float" office:value="18" calcext:value-type="float">
            <text:p>18</text:p>
          </table:table-cell>
          <table:table-cell table:formula="of:= 10 * [.G433] * [.H433]" office:value-type="float" office:value="540" calcext:value-type="float">
            <text:p>540</text:p>
          </table:table-cell>
          <table:table-cell table:formula="of:=[.I433] + [.F433] + [.E433]" office:value-type="float" office:value="551.74" calcext:value-type="float">
            <text:p>551,74</text:p>
          </table:table-cell>
          <table:table-cell table:formula="of:= [.E433] + [.F433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date" office:date-value="2014-08-03" calcext:value-type="date">
            <text:p>2014-08-03</text:p>
          </table:table-cell>
          <table:table-cell table:formula="of:= MONTH([.A434])" office:value-type="float" office:value="7" calcext:value-type="float">
            <text:p>7</text:p>
          </table:table-cell>
          <table:table-cell table:formula="of:=COM.MICROSOFT.IFS([.C434] = 1; &quot;styczeń&quot;; [.C434] = 2; &quot;luty&quot;; [.C434] = 3; &quot;marzec&quot;; [.C434] = 4; &quot;kwiecień&quot;; [.C434] = 5; &quot;maj&quot;; [.C434] = 6; &quot;czerwiec&quot;; [.C434] = 7; &quot;lipiec&quot;; [.C434] = 8; &quot;sierpień&quot;; [.C434] = 9; &quot;wrzesień&quot;; [.C434] = 10; &quot;październik&quot;; [.C434] = 11; &quot;listopad&quot;; [.C434] = 12; &quot;grudzień&quot;)" office:value-type="string" office:string-value="lipiec" calcext:value-type="string">
            <text:p>lipiec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434] - [.A434]" office:value-type="float" office:value="13" calcext:value-type="float">
            <text:p>13</text:p>
          </table:table-cell>
          <table:table-cell table:formula="of:= 10 * [.G434] * [.H434]" office:value-type="float" office:value="260" calcext:value-type="float">
            <text:p>260</text:p>
          </table:table-cell>
          <table:table-cell table:formula="of:=[.I434] + [.F434] + [.E434]" office:value-type="float" office:value="264.04" calcext:value-type="float">
            <text:p>264,04</text:p>
          </table:table-cell>
          <table:table-cell table:formula="of:= [.E434] + [.F434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date" office:date-value="2014-08-20" calcext:value-type="date">
            <text:p>2014-08-20</text:p>
          </table:table-cell>
          <table:table-cell table:formula="of:= MONTH([.A435])" office:value-type="float" office:value="7" calcext:value-type="float">
            <text:p>7</text:p>
          </table:table-cell>
          <table:table-cell table:formula="of:=COM.MICROSOFT.IFS([.C435] = 1; &quot;styczeń&quot;; [.C435] = 2; &quot;luty&quot;; [.C435] = 3; &quot;marzec&quot;; [.C435] = 4; &quot;kwiecień&quot;; [.C435] = 5; &quot;maj&quot;; [.C435] = 6; &quot;czerwiec&quot;; [.C435] = 7; &quot;lipiec&quot;; [.C435] = 8; &quot;sierpień&quot;; [.C435] = 9; &quot;wrzesień&quot;; [.C435] = 10; &quot;październik&quot;; [.C435] = 11; &quot;listopad&quot;; [.C435] = 12; &quot;grudzień&quot;)" office:value-type="string" office:string-value="lipiec" calcext:value-type="string">
            <text:p>lipiec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table:formula="of:=[.B435] - [.A435]" office:value-type="float" office:value="26" calcext:value-type="float">
            <text:p>26</text:p>
          </table:table-cell>
          <table:table-cell table:formula="of:= 10 * [.G435] * [.H435]" office:value-type="float" office:value="780" calcext:value-type="float">
            <text:p>780</text:p>
          </table:table-cell>
          <table:table-cell table:formula="of:=[.I435] + [.F435] + [.E435]" office:value-type="float" office:value="789.71" calcext:value-type="float">
            <text:p>789,71</text:p>
          </table:table-cell>
          <table:table-cell table:formula="of:= [.E435] + [.F435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date" office:date-value="2014-08-02" calcext:value-type="date">
            <text:p>2014-08-02</text:p>
          </table:table-cell>
          <table:table-cell table:formula="of:= MONTH([.A436])" office:value-type="float" office:value="7" calcext:value-type="float">
            <text:p>7</text:p>
          </table:table-cell>
          <table:table-cell table:formula="of:=COM.MICROSOFT.IFS([.C436] = 1; &quot;styczeń&quot;; [.C436] = 2; &quot;luty&quot;; [.C436] = 3; &quot;marzec&quot;; [.C436] = 4; &quot;kwiecień&quot;; [.C436] = 5; &quot;maj&quot;; [.C436] = 6; &quot;czerwiec&quot;; [.C436] = 7; &quot;lipiec&quot;; [.C436] = 8; &quot;sierpień&quot;; [.C436] = 9; &quot;wrzesień&quot;; [.C436] = 10; &quot;październik&quot;; [.C436] = 11; &quot;listopad&quot;; [.C436] = 12; &quot;grudzień&quot;)" office:value-type="string" office:string-value="lipiec" calcext:value-type="string">
            <text:p>lipiec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4" calcext:value-type="float">
            <text:p>4</text:p>
          </table:table-cell>
          <table:table-cell table:formula="of:=[.B436] - [.A436]" office:value-type="float" office:value="8" calcext:value-type="float">
            <text:p>8</text:p>
          </table:table-cell>
          <table:table-cell table:formula="of:= 10 * [.G436] * [.H436]" office:value-type="float" office:value="320" calcext:value-type="float">
            <text:p>320</text:p>
          </table:table-cell>
          <table:table-cell table:formula="of:=[.I436] + [.F436] + [.E436]" office:value-type="float" office:value="332" calcext:value-type="float">
            <text:p>332</text:p>
          </table:table-cell>
          <table:table-cell table:formula="of:= [.E436] + [.F436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date" office:date-value="2014-08-19" calcext:value-type="date">
            <text:p>2014-08-19</text:p>
          </table:table-cell>
          <table:table-cell table:formula="of:= MONTH([.A437])" office:value-type="float" office:value="7" calcext:value-type="float">
            <text:p>7</text:p>
          </table:table-cell>
          <table:table-cell table:formula="of:=COM.MICROSOFT.IFS([.C437] = 1; &quot;styczeń&quot;; [.C437] = 2; &quot;luty&quot;; [.C437] = 3; &quot;marzec&quot;; [.C437] = 4; &quot;kwiecień&quot;; [.C437] = 5; &quot;maj&quot;; [.C437] = 6; &quot;czerwiec&quot;; [.C437] = 7; &quot;lipiec&quot;; [.C437] = 8; &quot;sierpień&quot;; [.C437] = 9; &quot;wrzesień&quot;; [.C437] = 10; &quot;październik&quot;; [.C437] = 11; &quot;listopad&quot;; [.C437] = 12; &quot;grudzień&quot;)" office:value-type="string" office:string-value="lipiec" calcext:value-type="string">
            <text:p>lipiec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437] - [.A437]" office:value-type="float" office:value="25" calcext:value-type="float">
            <text:p>25</text:p>
          </table:table-cell>
          <table:table-cell table:formula="of:= 10 * [.G437] * [.H437]" office:value-type="float" office:value="500" calcext:value-type="float">
            <text:p>500</text:p>
          </table:table-cell>
          <table:table-cell table:formula="of:=[.I437] + [.F437] + [.E437]" office:value-type="float" office:value="509.06" calcext:value-type="float">
            <text:p>509,06</text:p>
          </table:table-cell>
          <table:table-cell table:formula="of:= [.E437] + [.F437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date" office:date-value="2014-08-15" calcext:value-type="date">
            <text:p>2014-08-15</text:p>
          </table:table-cell>
          <table:table-cell table:formula="of:= MONTH([.A438])" office:value-type="float" office:value="7" calcext:value-type="float">
            <text:p>7</text:p>
          </table:table-cell>
          <table:table-cell table:formula="of:=COM.MICROSOFT.IFS([.C438] = 1; &quot;styczeń&quot;; [.C438] = 2; &quot;luty&quot;; [.C438] = 3; &quot;marzec&quot;; [.C438] = 4; &quot;kwiecień&quot;; [.C438] = 5; &quot;maj&quot;; [.C438] = 6; &quot;czerwiec&quot;; [.C438] = 7; &quot;lipiec&quot;; [.C438] = 8; &quot;sierpień&quot;; [.C438] = 9; &quot;wrzesień&quot;; [.C438] = 10; &quot;październik&quot;; [.C438] = 11; &quot;listopad&quot;; [.C438] = 12; &quot;grudzień&quot;)" office:value-type="string" office:string-value="lipiec" calcext:value-type="string">
            <text:p>lipiec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438] - [.A438]" office:value-type="float" office:value="21" calcext:value-type="float">
            <text:p>21</text:p>
          </table:table-cell>
          <table:table-cell table:formula="of:= 10 * [.G438] * [.H438]" office:value-type="float" office:value="1260" calcext:value-type="float">
            <text:p>1260</text:p>
          </table:table-cell>
          <table:table-cell table:formula="of:=[.I438] + [.F438] + [.E438]" office:value-type="float" office:value="1269.06" calcext:value-type="float">
            <text:p>1269,06</text:p>
          </table:table-cell>
          <table:table-cell table:formula="of:= [.E438] + [.F438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date" office:date-value="2014-08-15" calcext:value-type="date">
            <text:p>2014-08-15</text:p>
          </table:table-cell>
          <table:table-cell table:formula="of:= MONTH([.A439])" office:value-type="float" office:value="7" calcext:value-type="float">
            <text:p>7</text:p>
          </table:table-cell>
          <table:table-cell table:formula="of:=COM.MICROSOFT.IFS([.C439] = 1; &quot;styczeń&quot;; [.C439] = 2; &quot;luty&quot;; [.C439] = 3; &quot;marzec&quot;; [.C439] = 4; &quot;kwiecień&quot;; [.C439] = 5; &quot;maj&quot;; [.C439] = 6; &quot;czerwiec&quot;; [.C439] = 7; &quot;lipiec&quot;; [.C439] = 8; &quot;sierpień&quot;; [.C439] = 9; &quot;wrzesień&quot;; [.C439] = 10; &quot;październik&quot;; [.C439] = 11; &quot;listopad&quot;; [.C439] = 12; &quot;grudzień&quot;)" office:value-type="string" office:string-value="lipiec" calcext:value-type="string">
            <text:p>lipiec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439] - [.A439]" office:value-type="float" office:value="21" calcext:value-type="float">
            <text:p>21</text:p>
          </table:table-cell>
          <table:table-cell table:formula="of:= 10 * [.G439] * [.H439]" office:value-type="float" office:value="840" calcext:value-type="float">
            <text:p>840</text:p>
          </table:table-cell>
          <table:table-cell table:formula="of:=[.I439] + [.F439] + [.E439]" office:value-type="float" office:value="849.37" calcext:value-type="float">
            <text:p>849,37</text:p>
          </table:table-cell>
          <table:table-cell table:formula="of:= [.E439] + [.F439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date" office:date-value="2014-08-22" calcext:value-type="date">
            <text:p>2014-08-22</text:p>
          </table:table-cell>
          <table:table-cell table:formula="of:= MONTH([.A440])" office:value-type="float" office:value="7" calcext:value-type="float">
            <text:p>7</text:p>
          </table:table-cell>
          <table:table-cell table:formula="of:=COM.MICROSOFT.IFS([.C440] = 1; &quot;styczeń&quot;; [.C440] = 2; &quot;luty&quot;; [.C440] = 3; &quot;marzec&quot;; [.C440] = 4; &quot;kwiecień&quot;; [.C440] = 5; &quot;maj&quot;; [.C440] = 6; &quot;czerwiec&quot;; [.C440] = 7; &quot;lipiec&quot;; [.C440] = 8; &quot;sierpień&quot;; [.C440] = 9; &quot;wrzesień&quot;; [.C440] = 10; &quot;październik&quot;; [.C440] = 11; &quot;listopad&quot;; [.C440] = 12; &quot;grudzień&quot;)" office:value-type="string" office:string-value="lipiec" calcext:value-type="string">
            <text:p>lipiec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5" calcext:value-type="float">
            <text:p>5</text:p>
          </table:table-cell>
          <table:table-cell table:formula="of:=[.B440] - [.A440]" office:value-type="float" office:value="28" calcext:value-type="float">
            <text:p>28</text:p>
          </table:table-cell>
          <table:table-cell table:formula="of:= 10 * [.G440] * [.H440]" office:value-type="float" office:value="1400" calcext:value-type="float">
            <text:p>1400</text:p>
          </table:table-cell>
          <table:table-cell table:formula="of:=[.I440] + [.F440] + [.E440]" office:value-type="float" office:value="1409.3" calcext:value-type="float">
            <text:p>1409,3</text:p>
          </table:table-cell>
          <table:table-cell table:formula="of:= [.E440] + [.F440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22" calcext:value-type="date">
            <text:p>2014-08-22</text:p>
          </table:table-cell>
          <table:table-cell table:formula="of:= MONTH([.A441])" office:value-type="float" office:value="7" calcext:value-type="float">
            <text:p>7</text:p>
          </table:table-cell>
          <table:table-cell table:formula="of:=COM.MICROSOFT.IFS([.C441] = 1; &quot;styczeń&quot;; [.C441] = 2; &quot;luty&quot;; [.C441] = 3; &quot;marzec&quot;; [.C441] = 4; &quot;kwiecień&quot;; [.C441] = 5; &quot;maj&quot;; [.C441] = 6; &quot;czerwiec&quot;; [.C441] = 7; &quot;lipiec&quot;; [.C441] = 8; &quot;sierpień&quot;; [.C441] = 9; &quot;wrzesień&quot;; [.C441] = 10; &quot;październik&quot;; [.C441] = 11; &quot;listopad&quot;; [.C441] = 12; &quot;grudzień&quot;)" office:value-type="string" office:string-value="lipiec" calcext:value-type="string">
            <text:p>lipiec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  <table:table-cell table:formula="of:=[.B441] - [.A441]" office:value-type="float" office:value="22" calcext:value-type="float">
            <text:p>22</text:p>
          </table:table-cell>
          <table:table-cell table:formula="of:= 10 * [.G441] * [.H441]" office:value-type="float" office:value="1100" calcext:value-type="float">
            <text:p>1100</text:p>
          </table:table-cell>
          <table:table-cell table:formula="of:=[.I441] + [.F441] + [.E441]" office:value-type="float" office:value="1110.46" calcext:value-type="float">
            <text:p>1110,46</text:p>
          </table:table-cell>
          <table:table-cell table:formula="of:= [.E441] + [.F441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21" calcext:value-type="date">
            <text:p>2014-08-21</text:p>
          </table:table-cell>
          <table:table-cell table:formula="of:= MONTH([.A442])" office:value-type="float" office:value="7" calcext:value-type="float">
            <text:p>7</text:p>
          </table:table-cell>
          <table:table-cell table:formula="of:=COM.MICROSOFT.IFS([.C442] = 1; &quot;styczeń&quot;; [.C442] = 2; &quot;luty&quot;; [.C442] = 3; &quot;marzec&quot;; [.C442] = 4; &quot;kwiecień&quot;; [.C442] = 5; &quot;maj&quot;; [.C442] = 6; &quot;czerwiec&quot;; [.C442] = 7; &quot;lipiec&quot;; [.C442] = 8; &quot;sierpień&quot;; [.C442] = 9; &quot;wrzesień&quot;; [.C442] = 10; &quot;październik&quot;; [.C442] = 11; &quot;listopad&quot;; [.C442] = 12; &quot;grudzień&quot;)" office:value-type="string" office:string-value="lipiec" calcext:value-type="string">
            <text:p>lipiec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4" calcext:value-type="float">
            <text:p>4</text:p>
          </table:table-cell>
          <table:table-cell table:formula="of:=[.B442] - [.A442]" office:value-type="float" office:value="21" calcext:value-type="float">
            <text:p>21</text:p>
          </table:table-cell>
          <table:table-cell table:formula="of:= 10 * [.G442] * [.H442]" office:value-type="float" office:value="840" calcext:value-type="float">
            <text:p>840</text:p>
          </table:table-cell>
          <table:table-cell table:formula="of:=[.I442] + [.F442] + [.E442]" office:value-type="float" office:value="854.37" calcext:value-type="float">
            <text:p>854,37</text:p>
          </table:table-cell>
          <table:table-cell table:formula="of:= [.E442] + [.F442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07" calcext:value-type="date">
            <text:p>2014-08-07</text:p>
          </table:table-cell>
          <table:table-cell table:formula="of:= MONTH([.A443])" office:value-type="float" office:value="7" calcext:value-type="float">
            <text:p>7</text:p>
          </table:table-cell>
          <table:table-cell table:formula="of:=COM.MICROSOFT.IFS([.C443] = 1; &quot;styczeń&quot;; [.C443] = 2; &quot;luty&quot;; [.C443] = 3; &quot;marzec&quot;; [.C443] = 4; &quot;kwiecień&quot;; [.C443] = 5; &quot;maj&quot;; [.C443] = 6; &quot;czerwiec&quot;; [.C443] = 7; &quot;lipiec&quot;; [.C443] = 8; &quot;sierpień&quot;; [.C443] = 9; &quot;wrzesień&quot;; [.C443] = 10; &quot;październik&quot;; [.C443] = 11; &quot;listopad&quot;; [.C443] = 12; &quot;grudzień&quot;)" office:value-type="string" office:string-value="lipiec" calcext:value-type="string">
            <text:p>lipiec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443] - [.A443]" office:value-type="float" office:value="7" calcext:value-type="float">
            <text:p>7</text:p>
          </table:table-cell>
          <table:table-cell table:formula="of:= 10 * [.G443] * [.H443]" office:value-type="float" office:value="350" calcext:value-type="float">
            <text:p>350</text:p>
          </table:table-cell>
          <table:table-cell table:formula="of:=[.I443] + [.F443] + [.E443]" office:value-type="float" office:value="361.74" calcext:value-type="float">
            <text:p>361,74</text:p>
          </table:table-cell>
          <table:table-cell table:formula="of:= [.E443] + [.F443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20" calcext:value-type="date">
            <text:p>2014-08-20</text:p>
          </table:table-cell>
          <table:table-cell table:formula="of:= MONTH([.A444])" office:value-type="float" office:value="7" calcext:value-type="float">
            <text:p>7</text:p>
          </table:table-cell>
          <table:table-cell table:formula="of:=COM.MICROSOFT.IFS([.C444] = 1; &quot;styczeń&quot;; [.C444] = 2; &quot;luty&quot;; [.C444] = 3; &quot;marzec&quot;; [.C444] = 4; &quot;kwiecień&quot;; [.C444] = 5; &quot;maj&quot;; [.C444] = 6; &quot;czerwiec&quot;; [.C444] = 7; &quot;lipiec&quot;; [.C444] = 8; &quot;sierpień&quot;; [.C444] = 9; &quot;wrzesień&quot;; [.C444] = 10; &quot;październik&quot;; [.C444] = 11; &quot;listopad&quot;; [.C444] = 12; &quot;grudzień&quot;)" office:value-type="string" office:string-value="lipiec" calcext:value-type="string">
            <text:p>lipiec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444] - [.A444]" office:value-type="float" office:value="20" calcext:value-type="float">
            <text:p>20</text:p>
          </table:table-cell>
          <table:table-cell table:formula="of:= 10 * [.G444] * [.H444]" office:value-type="float" office:value="400" calcext:value-type="float">
            <text:p>400</text:p>
          </table:table-cell>
          <table:table-cell table:formula="of:=[.I444] + [.F444] + [.E444]" office:value-type="float" office:value="407.5" calcext:value-type="float">
            <text:p>407,5</text:p>
          </table:table-cell>
          <table:table-cell table:formula="of:= [.E444] + [.F444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12" calcext:value-type="date">
            <text:p>2014-08-12</text:p>
          </table:table-cell>
          <table:table-cell table:formula="of:= MONTH([.A445])" office:value-type="float" office:value="7" calcext:value-type="float">
            <text:p>7</text:p>
          </table:table-cell>
          <table:table-cell table:formula="of:=COM.MICROSOFT.IFS([.C445] = 1; &quot;styczeń&quot;; [.C445] = 2; &quot;luty&quot;; [.C445] = 3; &quot;marzec&quot;; [.C445] = 4; &quot;kwiecień&quot;; [.C445] = 5; &quot;maj&quot;; [.C445] = 6; &quot;czerwiec&quot;; [.C445] = 7; &quot;lipiec&quot;; [.C445] = 8; &quot;sierpień&quot;; [.C445] = 9; &quot;wrzesień&quot;; [.C445] = 10; &quot;październik&quot;; [.C445] = 11; &quot;listopad&quot;; [.C445] = 12; &quot;grudzień&quot;)" office:value-type="string" office:string-value="lipiec" calcext:value-type="string">
            <text:p>lipiec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B445] - [.A445]" office:value-type="float" office:value="12" calcext:value-type="float">
            <text:p>12</text:p>
          </table:table-cell>
          <table:table-cell table:formula="of:= 10 * [.G445] * [.H445]" office:value-type="float" office:value="240" calcext:value-type="float">
            <text:p>240</text:p>
          </table:table-cell>
          <table:table-cell table:formula="of:=[.I445] + [.F445] + [.E445]" office:value-type="float" office:value="249.71" calcext:value-type="float">
            <text:p>249,71</text:p>
          </table:table-cell>
          <table:table-cell table:formula="of:= [.E445] + [.F445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05" calcext:value-type="date">
            <text:p>2014-08-05</text:p>
          </table:table-cell>
          <table:table-cell table:formula="of:= MONTH([.A446])" office:value-type="float" office:value="7" calcext:value-type="float">
            <text:p>7</text:p>
          </table:table-cell>
          <table:table-cell table:formula="of:=COM.MICROSOFT.IFS([.C446] = 1; &quot;styczeń&quot;; [.C446] = 2; &quot;luty&quot;; [.C446] = 3; &quot;marzec&quot;; [.C446] = 4; &quot;kwiecień&quot;; [.C446] = 5; &quot;maj&quot;; [.C446] = 6; &quot;czerwiec&quot;; [.C446] = 7; &quot;lipiec&quot;; [.C446] = 8; &quot;sierpień&quot;; [.C446] = 9; &quot;wrzesień&quot;; [.C446] = 10; &quot;październik&quot;; [.C446] = 11; &quot;listopad&quot;; [.C446] = 12; &quot;grudzień&quot;)" office:value-type="string" office:string-value="lipiec" calcext:value-type="string">
            <text:p>lipiec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446] - [.A446]" office:value-type="float" office:value="5" calcext:value-type="float">
            <text:p>5</text:p>
          </table:table-cell>
          <table:table-cell table:formula="of:= 10 * [.G446] * [.H446]" office:value-type="float" office:value="150" calcext:value-type="float">
            <text:p>150</text:p>
          </table:table-cell>
          <table:table-cell table:formula="of:=[.I446] + [.F446] + [.E446]" office:value-type="float" office:value="159.06" calcext:value-type="float">
            <text:p>159,06</text:p>
          </table:table-cell>
          <table:table-cell table:formula="of:= [.E446] + [.F446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04" calcext:value-type="date">
            <text:p>2014-08-04</text:p>
          </table:table-cell>
          <table:table-cell table:formula="of:= MONTH([.A447])" office:value-type="float" office:value="7" calcext:value-type="float">
            <text:p>7</text:p>
          </table:table-cell>
          <table:table-cell table:formula="of:=COM.MICROSOFT.IFS([.C447] = 1; &quot;styczeń&quot;; [.C447] = 2; &quot;luty&quot;; [.C447] = 3; &quot;marzec&quot;; [.C447] = 4; &quot;kwiecień&quot;; [.C447] = 5; &quot;maj&quot;; [.C447] = 6; &quot;czerwiec&quot;; [.C447] = 7; &quot;lipiec&quot;; [.C447] = 8; &quot;sierpień&quot;; [.C447] = 9; &quot;wrzesień&quot;; [.C447] = 10; &quot;październik&quot;; [.C447] = 11; &quot;listopad&quot;; [.C447] = 12; &quot;grudzień&quot;)" office:value-type="string" office:string-value="lipiec" calcext:value-type="string">
            <text:p>lipiec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formula="of:=[.B447] - [.A447]" office:value-type="float" office:value="4" calcext:value-type="float">
            <text:p>4</text:p>
          </table:table-cell>
          <table:table-cell table:formula="of:= 10 * [.G447] * [.H447]" office:value-type="float" office:value="80" calcext:value-type="float">
            <text:p>80</text:p>
          </table:table-cell>
          <table:table-cell table:formula="of:=[.I447] + [.F447] + [.E447]" office:value-type="float" office:value="87.06" calcext:value-type="float">
            <text:p>87,06</text:p>
          </table:table-cell>
          <table:table-cell table:formula="of:= [.E447] + [.F447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02" calcext:value-type="date">
            <text:p>2014-08-02</text:p>
          </table:table-cell>
          <table:table-cell table:formula="of:= MONTH([.A448])" office:value-type="float" office:value="7" calcext:value-type="float">
            <text:p>7</text:p>
          </table:table-cell>
          <table:table-cell table:formula="of:=COM.MICROSOFT.IFS([.C448] = 1; &quot;styczeń&quot;; [.C448] = 2; &quot;luty&quot;; [.C448] = 3; &quot;marzec&quot;; [.C448] = 4; &quot;kwiecień&quot;; [.C448] = 5; &quot;maj&quot;; [.C448] = 6; &quot;czerwiec&quot;; [.C448] = 7; &quot;lipiec&quot;; [.C448] = 8; &quot;sierpień&quot;; [.C448] = 9; &quot;wrzesień&quot;; [.C448] = 10; &quot;październik&quot;; [.C448] = 11; &quot;listopad&quot;; [.C448] = 12; &quot;grudzień&quot;)" office:value-type="string" office:string-value="lipiec" calcext:value-type="string">
            <text:p>lipiec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448] - [.A448]" office:value-type="float" office:value="2" calcext:value-type="float">
            <text:p>2</text:p>
          </table:table-cell>
          <table:table-cell table:formula="of:= 10 * [.G448] * [.H448]" office:value-type="float" office:value="60" calcext:value-type="float">
            <text:p>60</text:p>
          </table:table-cell>
          <table:table-cell table:formula="of:=[.I448] + [.F448] + [.E448]" office:value-type="float" office:value="66.93" calcext:value-type="float">
            <text:p>66,93</text:p>
          </table:table-cell>
          <table:table-cell table:formula="of:= [.E448] + [.F448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18" calcext:value-type="date">
            <text:p>2014-08-18</text:p>
          </table:table-cell>
          <table:table-cell table:formula="of:= MONTH([.A449])" office:value-type="float" office:value="7" calcext:value-type="float">
            <text:p>7</text:p>
          </table:table-cell>
          <table:table-cell table:formula="of:=COM.MICROSOFT.IFS([.C449] = 1; &quot;styczeń&quot;; [.C449] = 2; &quot;luty&quot;; [.C449] = 3; &quot;marzec&quot;; [.C449] = 4; &quot;kwiecień&quot;; [.C449] = 5; &quot;maj&quot;; [.C449] = 6; &quot;czerwiec&quot;; [.C449] = 7; &quot;lipiec&quot;; [.C449] = 8; &quot;sierpień&quot;; [.C449] = 9; &quot;wrzesień&quot;; [.C449] = 10; &quot;październik&quot;; [.C449] = 11; &quot;listopad&quot;; [.C449] = 12; &quot;grudzień&quot;)" office:value-type="string" office:string-value="lipiec" calcext:value-type="string">
            <text:p>lipiec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table:formula="of:=[.B449] - [.A449]" office:value-type="float" office:value="18" calcext:value-type="float">
            <text:p>18</text:p>
          </table:table-cell>
          <table:table-cell table:formula="of:= 10 * [.G449] * [.H449]" office:value-type="float" office:value="540" calcext:value-type="float">
            <text:p>540</text:p>
          </table:table-cell>
          <table:table-cell table:formula="of:=[.I449] + [.F449] + [.E449]" office:value-type="float" office:value="560.05" calcext:value-type="float">
            <text:p>560,05</text:p>
          </table:table-cell>
          <table:table-cell table:formula="of:= [.E449] + [.F449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05" calcext:value-type="date">
            <text:p>2014-08-05</text:p>
          </table:table-cell>
          <table:table-cell table:formula="of:= MONTH([.A450])" office:value-type="float" office:value="7" calcext:value-type="float">
            <text:p>7</text:p>
          </table:table-cell>
          <table:table-cell table:formula="of:=COM.MICROSOFT.IFS([.C450] = 1; &quot;styczeń&quot;; [.C450] = 2; &quot;luty&quot;; [.C450] = 3; &quot;marzec&quot;; [.C450] = 4; &quot;kwiecień&quot;; [.C450] = 5; &quot;maj&quot;; [.C450] = 6; &quot;czerwiec&quot;; [.C450] = 7; &quot;lipiec&quot;; [.C450] = 8; &quot;sierpień&quot;; [.C450] = 9; &quot;wrzesień&quot;; [.C450] = 10; &quot;październik&quot;; [.C450] = 11; &quot;listopad&quot;; [.C450] = 12; &quot;grudzień&quot;)" office:value-type="string" office:string-value="lipiec" calcext:value-type="string">
            <text:p>lipiec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6" calcext:value-type="float">
            <text:p>6</text:p>
          </table:table-cell>
          <table:table-cell table:formula="of:=[.B450] - [.A450]" office:value-type="float" office:value="5" calcext:value-type="float">
            <text:p>5</text:p>
          </table:table-cell>
          <table:table-cell table:formula="of:= 10 * [.G450] * [.H450]" office:value-type="float" office:value="300" calcext:value-type="float">
            <text:p>300</text:p>
          </table:table-cell>
          <table:table-cell table:formula="of:=[.I450] + [.F450] + [.E450]" office:value-type="float" office:value="314.69" calcext:value-type="float">
            <text:p>314,69</text:p>
          </table:table-cell>
          <table:table-cell table:formula="of:= [.E450] + [.F450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19" calcext:value-type="date">
            <text:p>2014-08-19</text:p>
          </table:table-cell>
          <table:table-cell table:formula="of:= MONTH([.A451])" office:value-type="float" office:value="7" calcext:value-type="float">
            <text:p>7</text:p>
          </table:table-cell>
          <table:table-cell table:formula="of:=COM.MICROSOFT.IFS([.C451] = 1; &quot;styczeń&quot;; [.C451] = 2; &quot;luty&quot;; [.C451] = 3; &quot;marzec&quot;; [.C451] = 4; &quot;kwiecień&quot;; [.C451] = 5; &quot;maj&quot;; [.C451] = 6; &quot;czerwiec&quot;; [.C451] = 7; &quot;lipiec&quot;; [.C451] = 8; &quot;sierpień&quot;; [.C451] = 9; &quot;wrzesień&quot;; [.C451] = 10; &quot;październik&quot;; [.C451] = 11; &quot;listopad&quot;; [.C451] = 12; &quot;grudzień&quot;)" office:value-type="string" office:string-value="lipiec" calcext:value-type="string">
            <text:p>lipiec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451] - [.A451]" office:value-type="float" office:value="19" calcext:value-type="float">
            <text:p>19</text:p>
          </table:table-cell>
          <table:table-cell table:formula="of:= 10 * [.G451] * [.H451]" office:value-type="float" office:value="380" calcext:value-type="float">
            <text:p>380</text:p>
          </table:table-cell>
          <table:table-cell table:formula="of:=[.I451] + [.F451] + [.E451]" office:value-type="float" office:value="383.89" calcext:value-type="float">
            <text:p>383,89</text:p>
          </table:table-cell>
          <table:table-cell table:formula="of:= [.E451] + [.F451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17" calcext:value-type="date">
            <text:p>2014-08-17</text:p>
          </table:table-cell>
          <table:table-cell table:formula="of:= MONTH([.A452])" office:value-type="float" office:value="7" calcext:value-type="float">
            <text:p>7</text:p>
          </table:table-cell>
          <table:table-cell table:formula="of:=COM.MICROSOFT.IFS([.C452] = 1; &quot;styczeń&quot;; [.C452] = 2; &quot;luty&quot;; [.C452] = 3; &quot;marzec&quot;; [.C452] = 4; &quot;kwiecień&quot;; [.C452] = 5; &quot;maj&quot;; [.C452] = 6; &quot;czerwiec&quot;; [.C452] = 7; &quot;lipiec&quot;; [.C452] = 8; &quot;sierpień&quot;; [.C452] = 9; &quot;wrzesień&quot;; [.C452] = 10; &quot;październik&quot;; [.C452] = 11; &quot;listopad&quot;; [.C452] = 12; &quot;grudzień&quot;)" office:value-type="string" office:string-value="lipiec" calcext:value-type="string">
            <text:p>lipiec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5" calcext:value-type="float">
            <text:p>5</text:p>
          </table:table-cell>
          <table:table-cell table:formula="of:=[.B452] - [.A452]" office:value-type="float" office:value="17" calcext:value-type="float">
            <text:p>17</text:p>
          </table:table-cell>
          <table:table-cell table:formula="of:= 10 * [.G452] * [.H452]" office:value-type="float" office:value="850" calcext:value-type="float">
            <text:p>850</text:p>
          </table:table-cell>
          <table:table-cell table:formula="of:=[.I452] + [.F452] + [.E452]" office:value-type="float" office:value="859.12" calcext:value-type="float">
            <text:p>859,12</text:p>
          </table:table-cell>
          <table:table-cell table:formula="of:= [.E452] + [.F452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16" calcext:value-type="date">
            <text:p>2014-08-16</text:p>
          </table:table-cell>
          <table:table-cell table:formula="of:= MONTH([.A453])" office:value-type="float" office:value="7" calcext:value-type="float">
            <text:p>7</text:p>
          </table:table-cell>
          <table:table-cell table:formula="of:=COM.MICROSOFT.IFS([.C453] = 1; &quot;styczeń&quot;; [.C453] = 2; &quot;luty&quot;; [.C453] = 3; &quot;marzec&quot;; [.C453] = 4; &quot;kwiecień&quot;; [.C453] = 5; &quot;maj&quot;; [.C453] = 6; &quot;czerwiec&quot;; [.C453] = 7; &quot;lipiec&quot;; [.C453] = 8; &quot;sierpień&quot;; [.C453] = 9; &quot;wrzesień&quot;; [.C453] = 10; &quot;październik&quot;; [.C453] = 11; &quot;listopad&quot;; [.C453] = 12; &quot;grudzień&quot;)" office:value-type="string" office:string-value="lipiec" calcext:value-type="string">
            <text:p>lipiec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formula="of:=[.B453] - [.A453]" office:value-type="float" office:value="16" calcext:value-type="float">
            <text:p>16</text:p>
          </table:table-cell>
          <table:table-cell table:formula="of:= 10 * [.G453] * [.H453]" office:value-type="float" office:value="800" calcext:value-type="float">
            <text:p>800</text:p>
          </table:table-cell>
          <table:table-cell table:formula="of:=[.I453] + [.F453] + [.E453]" office:value-type="float" office:value="807.91" calcext:value-type="float">
            <text:p>807,91</text:p>
          </table:table-cell>
          <table:table-cell table:formula="of:= [.E453] + [.F453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13" calcext:value-type="date">
            <text:p>2014-08-13</text:p>
          </table:table-cell>
          <table:table-cell table:formula="of:= MONTH([.A454])" office:value-type="float" office:value="7" calcext:value-type="float">
            <text:p>7</text:p>
          </table:table-cell>
          <table:table-cell table:formula="of:=COM.MICROSOFT.IFS([.C454] = 1; &quot;styczeń&quot;; [.C454] = 2; &quot;luty&quot;; [.C454] = 3; &quot;marzec&quot;; [.C454] = 4; &quot;kwiecień&quot;; [.C454] = 5; &quot;maj&quot;; [.C454] = 6; &quot;czerwiec&quot;; [.C454] = 7; &quot;lipiec&quot;; [.C454] = 8; &quot;sierpień&quot;; [.C454] = 9; &quot;wrzesień&quot;; [.C454] = 10; &quot;październik&quot;; [.C454] = 11; &quot;listopad&quot;; [.C454] = 12; &quot;grudzień&quot;)" office:value-type="string" office:string-value="lipiec" calcext:value-type="string">
            <text:p>lipiec</text:p>
          </table:table-cell>
          <table:table-cell office:value-type="float" office:value="16.83" calcext:value-type="float">
            <text:p>16,83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</text:p>
          </table:table-cell>
          <table:table-cell table:formula="of:=[.B454] - [.A454]" office:value-type="float" office:value="13" calcext:value-type="float">
            <text:p>13</text:p>
          </table:table-cell>
          <table:table-cell table:formula="of:= 10 * [.G454] * [.H454]" office:value-type="float" office:value="780" calcext:value-type="float">
            <text:p>780</text:p>
          </table:table-cell>
          <table:table-cell table:formula="of:=[.I454] + [.F454] + [.E454]" office:value-type="float" office:value="797.27" calcext:value-type="float">
            <text:p>797,27</text:p>
          </table:table-cell>
          <table:table-cell table:formula="of:= [.E454] + [.F454]" office:value-type="float" office:value="17.27" calcext:value-type="float">
            <text:p>17,27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06" calcext:value-type="date">
            <text:p>2014-08-06</text:p>
          </table:table-cell>
          <table:table-cell table:formula="of:= MONTH([.A455])" office:value-type="float" office:value="7" calcext:value-type="float">
            <text:p>7</text:p>
          </table:table-cell>
          <table:table-cell table:formula="of:=COM.MICROSOFT.IFS([.C455] = 1; &quot;styczeń&quot;; [.C455] = 2; &quot;luty&quot;; [.C455] = 3; &quot;marzec&quot;; [.C455] = 4; &quot;kwiecień&quot;; [.C455] = 5; &quot;maj&quot;; [.C455] = 6; &quot;czerwiec&quot;; [.C455] = 7; &quot;lipiec&quot;; [.C455] = 8; &quot;sierpień&quot;; [.C455] = 9; &quot;wrzesień&quot;; [.C455] = 10; &quot;październik&quot;; [.C455] = 11; &quot;listopad&quot;; [.C455] = 12; &quot;grudzień&quot;)" office:value-type="string" office:string-value="lipiec" calcext:value-type="string">
            <text:p>lipiec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formula="of:=[.B455] - [.A455]" office:value-type="float" office:value="6" calcext:value-type="float">
            <text:p>6</text:p>
          </table:table-cell>
          <table:table-cell table:formula="of:= 10 * [.G455] * [.H455]" office:value-type="float" office:value="360" calcext:value-type="float">
            <text:p>360</text:p>
          </table:table-cell>
          <table:table-cell table:formula="of:=[.I455] + [.F455] + [.E455]" office:value-type="float" office:value="365.37" calcext:value-type="float">
            <text:p>365,37</text:p>
          </table:table-cell>
          <table:table-cell table:formula="of:= [.E455] + [.F455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02" calcext:value-type="date">
            <text:p>2014-08-02</text:p>
          </table:table-cell>
          <table:table-cell table:formula="of:= MONTH([.A456])" office:value-type="float" office:value="7" calcext:value-type="float">
            <text:p>7</text:p>
          </table:table-cell>
          <table:table-cell table:formula="of:=COM.MICROSOFT.IFS([.C456] = 1; &quot;styczeń&quot;; [.C456] = 2; &quot;luty&quot;; [.C456] = 3; &quot;marzec&quot;; [.C456] = 4; &quot;kwiecień&quot;; [.C456] = 5; &quot;maj&quot;; [.C456] = 6; &quot;czerwiec&quot;; [.C456] = 7; &quot;lipiec&quot;; [.C456] = 8; &quot;sierpień&quot;; [.C456] = 9; &quot;wrzesień&quot;; [.C456] = 10; &quot;październik&quot;; [.C456] = 11; &quot;listopad&quot;; [.C456] = 12; &quot;grudzień&quot;)" office:value-type="string" office:string-value="lipiec" calcext:value-type="string">
            <text:p>lipiec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5" calcext:value-type="float">
            <text:p>5</text:p>
          </table:table-cell>
          <table:table-cell table:formula="of:=[.B456] - [.A456]" office:value-type="float" office:value="2" calcext:value-type="float">
            <text:p>2</text:p>
          </table:table-cell>
          <table:table-cell table:formula="of:= 10 * [.G456] * [.H456]" office:value-type="float" office:value="100" calcext:value-type="float">
            <text:p>100</text:p>
          </table:table-cell>
          <table:table-cell table:formula="of:=[.I456] + [.F456] + [.E456]" office:value-type="float" office:value="111.07" calcext:value-type="float">
            <text:p>111,07</text:p>
          </table:table-cell>
          <table:table-cell table:formula="of:= [.E456] + [.F456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17" calcext:value-type="date">
            <text:p>2014-08-17</text:p>
          </table:table-cell>
          <table:table-cell table:formula="of:= MONTH([.A457])" office:value-type="float" office:value="7" calcext:value-type="float">
            <text:p>7</text:p>
          </table:table-cell>
          <table:table-cell table:formula="of:=COM.MICROSOFT.IFS([.C457] = 1; &quot;styczeń&quot;; [.C457] = 2; &quot;luty&quot;; [.C457] = 3; &quot;marzec&quot;; [.C457] = 4; &quot;kwiecień&quot;; [.C457] = 5; &quot;maj&quot;; [.C457] = 6; &quot;czerwiec&quot;; [.C457] = 7; &quot;lipiec&quot;; [.C457] = 8; &quot;sierpień&quot;; [.C457] = 9; &quot;wrzesień&quot;; [.C457] = 10; &quot;październik&quot;; [.C457] = 11; &quot;listopad&quot;; [.C457] = 12; &quot;grudzień&quot;)" office:value-type="string" office:string-value="lipiec" calcext:value-type="string">
            <text:p>lipiec</text:p>
          </table:table-cell>
          <table:table-cell office:value-type="float" office:value="12.23" calcext:value-type="float">
            <text:p>12,23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formula="of:=[.B457] - [.A457]" office:value-type="float" office:value="17" calcext:value-type="float">
            <text:p>17</text:p>
          </table:table-cell>
          <table:table-cell table:formula="of:= 10 * [.G457] * [.H457]" office:value-type="float" office:value="340" calcext:value-type="float">
            <text:p>340</text:p>
          </table:table-cell>
          <table:table-cell table:formula="of:=[.I457] + [.F457] + [.E457]" office:value-type="float" office:value="352.55" calcext:value-type="float">
            <text:p>352,55</text:p>
          </table:table-cell>
          <table:table-cell table:formula="of:= [.E457] + [.F457]" office:value-type="float" office:value="12.55" calcext:value-type="float">
            <text:p>12,55</text:p>
          </table:table-cell>
          <table:table-cell table:number-columns-repeated="7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date" office:date-value="2014-08-19" calcext:value-type="date">
            <text:p>2014-08-19</text:p>
          </table:table-cell>
          <table:table-cell table:formula="of:= MONTH([.A458])" office:value-type="float" office:value="7" calcext:value-type="float">
            <text:p>7</text:p>
          </table:table-cell>
          <table:table-cell table:formula="of:=COM.MICROSOFT.IFS([.C458] = 1; &quot;styczeń&quot;; [.C458] = 2; &quot;luty&quot;; [.C458] = 3; &quot;marzec&quot;; [.C458] = 4; &quot;kwiecień&quot;; [.C458] = 5; &quot;maj&quot;; [.C458] = 6; &quot;czerwiec&quot;; [.C458] = 7; &quot;lipiec&quot;; [.C458] = 8; &quot;sierpień&quot;; [.C458] = 9; &quot;wrzesień&quot;; [.C458] = 10; &quot;październik&quot;; [.C458] = 11; &quot;listopad&quot;; [.C458] = 12; &quot;grudzień&quot;)" office:value-type="string" office:string-value="lipiec" calcext:value-type="string">
            <text:p>lipiec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458] - [.A458]" office:value-type="float" office:value="19" calcext:value-type="float">
            <text:p>19</text:p>
          </table:table-cell>
          <table:table-cell table:formula="of:= 10 * [.G458] * [.H458]" office:value-type="float" office:value="1140" calcext:value-type="float">
            <text:p>1140</text:p>
          </table:table-cell>
          <table:table-cell table:formula="of:=[.I458] + [.F458] + [.E458]" office:value-type="float" office:value="1145.93" calcext:value-type="float">
            <text:p>1145,93</text:p>
          </table:table-cell>
          <table:table-cell table:formula="of:= [.E458] + [.F458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date" office:date-value="2014-08-14" calcext:value-type="date">
            <text:p>2014-08-14</text:p>
          </table:table-cell>
          <table:table-cell table:formula="of:= MONTH([.A459])" office:value-type="float" office:value="8" calcext:value-type="float">
            <text:p>8</text:p>
          </table:table-cell>
          <table:table-cell table:formula="of:=COM.MICROSOFT.IFS([.C459] = 1; &quot;styczeń&quot;; [.C459] = 2; &quot;luty&quot;; [.C459] = 3; &quot;marzec&quot;; [.C459] = 4; &quot;kwiecień&quot;; [.C459] = 5; &quot;maj&quot;; [.C459] = 6; &quot;czerwiec&quot;; [.C459] = 7; &quot;lipiec&quot;; [.C459] = 8; &quot;sierpień&quot;; [.C459] = 9; &quot;wrzesień&quot;; [.C459] = 10; &quot;październik&quot;; [.C459] = 11; &quot;listopad&quot;; [.C459] = 12; &quot;grudzień&quot;)" office:value-type="string" office:string-value="sierpień" calcext:value-type="string">
            <text:p>sierpi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formula="of:=[.B459] - [.A459]" office:value-type="float" office:value="8" calcext:value-type="float">
            <text:p>8</text:p>
          </table:table-cell>
          <table:table-cell table:formula="of:= 10 * [.G459] * [.H459]" office:value-type="float" office:value="240" calcext:value-type="float">
            <text:p>240</text:p>
          </table:table-cell>
          <table:table-cell table:formula="of:=[.I459] + [.F459] + [.E459]" office:value-type="float" office:value="245.37" calcext:value-type="float">
            <text:p>245,37</text:p>
          </table:table-cell>
          <table:table-cell table:formula="of:= [.E459] + [.F459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date" office:date-value="2014-08-17" calcext:value-type="date">
            <text:p>2014-08-17</text:p>
          </table:table-cell>
          <table:table-cell table:formula="of:= MONTH([.A460])" office:value-type="float" office:value="8" calcext:value-type="float">
            <text:p>8</text:p>
          </table:table-cell>
          <table:table-cell table:formula="of:=COM.MICROSOFT.IFS([.C460] = 1; &quot;styczeń&quot;; [.C460] = 2; &quot;luty&quot;; [.C460] = 3; &quot;marzec&quot;; [.C460] = 4; &quot;kwiecień&quot;; [.C460] = 5; &quot;maj&quot;; [.C460] = 6; &quot;czerwiec&quot;; [.C460] = 7; &quot;lipiec&quot;; [.C460] = 8; &quot;sierpień&quot;; [.C460] = 9; &quot;wrzesień&quot;; [.C460] = 10; &quot;październik&quot;; [.C460] = 11; &quot;listopad&quot;; [.C460] = 12; &quot;grudzień&quot;)" office:value-type="string" office:string-value="sierpień" calcext:value-type="string">
            <text:p>sierp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460] - [.A460]" office:value-type="float" office:value="11" calcext:value-type="float">
            <text:p>11</text:p>
          </table:table-cell>
          <table:table-cell table:formula="of:= 10 * [.G460] * [.H460]" office:value-type="float" office:value="220" calcext:value-type="float">
            <text:p>220</text:p>
          </table:table-cell>
          <table:table-cell table:formula="of:=[.I460] + [.F460] + [.E460]" office:value-type="float" office:value="229.3" calcext:value-type="float">
            <text:p>229,3</text:p>
          </table:table-cell>
          <table:table-cell table:formula="of:= [.E460] + [.F460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date" office:date-value="2014-09-03" calcext:value-type="date">
            <text:p>2014-09-03</text:p>
          </table:table-cell>
          <table:table-cell table:formula="of:= MONTH([.A461])" office:value-type="float" office:value="8" calcext:value-type="float">
            <text:p>8</text:p>
          </table:table-cell>
          <table:table-cell table:formula="of:=COM.MICROSOFT.IFS([.C461] = 1; &quot;styczeń&quot;; [.C461] = 2; &quot;luty&quot;; [.C461] = 3; &quot;marzec&quot;; [.C461] = 4; &quot;kwiecień&quot;; [.C461] = 5; &quot;maj&quot;; [.C461] = 6; &quot;czerwiec&quot;; [.C461] = 7; &quot;lipiec&quot;; [.C461] = 8; &quot;sierpień&quot;; [.C461] = 9; &quot;wrzesień&quot;; [.C461] = 10; &quot;październik&quot;; [.C461] = 11; &quot;listopad&quot;; [.C461] = 12; &quot;grudzień&quot;)" office:value-type="string" office:string-value="sierpień" calcext:value-type="string">
            <text:p>sierpień</text:p>
          </table:table-cell>
          <table:table-cell office:value-type="float" office:value="12.23" calcext:value-type="float">
            <text:p>12,23</text:p>
          </table:table-cell>
          <table:table-cell office:value-type="float" office:value="0.32" calcext:value-type="float">
            <text:p>0,32</text:p>
          </table:table-cell>
          <table:table-cell office:value-type="float" office:value="4" calcext:value-type="float">
            <text:p>4</text:p>
          </table:table-cell>
          <table:table-cell table:formula="of:=[.B461] - [.A461]" office:value-type="float" office:value="28" calcext:value-type="float">
            <text:p>28</text:p>
          </table:table-cell>
          <table:table-cell table:formula="of:= 10 * [.G461] * [.H461]" office:value-type="float" office:value="1120" calcext:value-type="float">
            <text:p>1120</text:p>
          </table:table-cell>
          <table:table-cell table:formula="of:=[.I461] + [.F461] + [.E461]" office:value-type="float" office:value="1132.55" calcext:value-type="float">
            <text:p>1132,55</text:p>
          </table:table-cell>
          <table:table-cell table:formula="of:= [.E461] + [.F461]" office:value-type="float" office:value="12.55" calcext:value-type="float">
            <text:p>12,55</text:p>
          </table:table-cell>
          <table:table-cell table:number-columns-repeated="7"/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date" office:date-value="2014-08-30" calcext:value-type="date">
            <text:p>2014-08-30</text:p>
          </table:table-cell>
          <table:table-cell table:formula="of:= MONTH([.A462])" office:value-type="float" office:value="8" calcext:value-type="float">
            <text:p>8</text:p>
          </table:table-cell>
          <table:table-cell table:formula="of:=COM.MICROSOFT.IFS([.C462] = 1; &quot;styczeń&quot;; [.C462] = 2; &quot;luty&quot;; [.C462] = 3; &quot;marzec&quot;; [.C462] = 4; &quot;kwiecień&quot;; [.C462] = 5; &quot;maj&quot;; [.C462] = 6; &quot;czerwiec&quot;; [.C462] = 7; &quot;lipiec&quot;; [.C462] = 8; &quot;sierpień&quot;; [.C462] = 9; &quot;wrzesień&quot;; [.C462] = 10; &quot;październik&quot;; [.C462] = 11; &quot;listopad&quot;; [.C462] = 12; &quot;grudzień&quot;)" office:value-type="string" office:string-value="sierpień" calcext:value-type="string">
            <text:p>sierpień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462] - [.A462]" office:value-type="float" office:value="24" calcext:value-type="float">
            <text:p>24</text:p>
          </table:table-cell>
          <table:table-cell table:formula="of:= 10 * [.G462] * [.H462]" office:value-type="float" office:value="960" calcext:value-type="float">
            <text:p>960</text:p>
          </table:table-cell>
          <table:table-cell table:formula="of:=[.I462] + [.F462] + [.E462]" office:value-type="float" office:value="969.06" calcext:value-type="float">
            <text:p>969,06</text:p>
          </table:table-cell>
          <table:table-cell table:formula="of:= [.E462] + [.F462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date" office:date-value="2014-08-25" calcext:value-type="date">
            <text:p>2014-08-25</text:p>
          </table:table-cell>
          <table:table-cell table:formula="of:= MONTH([.A463])" office:value-type="float" office:value="8" calcext:value-type="float">
            <text:p>8</text:p>
          </table:table-cell>
          <table:table-cell table:formula="of:=COM.MICROSOFT.IFS([.C463] = 1; &quot;styczeń&quot;; [.C463] = 2; &quot;luty&quot;; [.C463] = 3; &quot;marzec&quot;; [.C463] = 4; &quot;kwiecień&quot;; [.C463] = 5; &quot;maj&quot;; [.C463] = 6; &quot;czerwiec&quot;; [.C463] = 7; &quot;lipiec&quot;; [.C463] = 8; &quot;sierpień&quot;; [.C463] = 9; &quot;wrzesień&quot;; [.C463] = 10; &quot;październik&quot;; [.C463] = 11; &quot;listopad&quot;; [.C463] = 12; &quot;grudzień&quot;)" office:value-type="string" office:string-value="sierpień" calcext:value-type="string">
            <text:p>sierpień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5" calcext:value-type="float">
            <text:p>5</text:p>
          </table:table-cell>
          <table:table-cell table:formula="of:=[.B463] - [.A463]" office:value-type="float" office:value="19" calcext:value-type="float">
            <text:p>19</text:p>
          </table:table-cell>
          <table:table-cell table:formula="of:= 10 * [.G463] * [.H463]" office:value-type="float" office:value="950" calcext:value-type="float">
            <text:p>950</text:p>
          </table:table-cell>
          <table:table-cell table:formula="of:=[.I463] + [.F463] + [.E463]" office:value-type="float" office:value="961.22" calcext:value-type="float">
            <text:p>961,22</text:p>
          </table:table-cell>
          <table:table-cell table:formula="of:= [.E463] + [.F463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08-09" calcext:value-type="date">
            <text:p>2014-08-09</text:p>
          </table:table-cell>
          <table:table-cell office:value-type="date" office:date-value="2014-08-23" calcext:value-type="date">
            <text:p>2014-08-23</text:p>
          </table:table-cell>
          <table:table-cell table:formula="of:= MONTH([.A464])" office:value-type="float" office:value="8" calcext:value-type="float">
            <text:p>8</text:p>
          </table:table-cell>
          <table:table-cell table:formula="of:=COM.MICROSOFT.IFS([.C464] = 1; &quot;styczeń&quot;; [.C464] = 2; &quot;luty&quot;; [.C464] = 3; &quot;marzec&quot;; [.C464] = 4; &quot;kwiecień&quot;; [.C464] = 5; &quot;maj&quot;; [.C464] = 6; &quot;czerwiec&quot;; [.C464] = 7; &quot;lipiec&quot;; [.C464] = 8; &quot;sierpień&quot;; [.C464] = 9; &quot;wrzesień&quot;; [.C464] = 10; &quot;październik&quot;; [.C464] = 11; &quot;listopad&quot;; [.C464] = 12; &quot;grudzień&quot;)" office:value-type="string" office:string-value="sierpień" calcext:value-type="string">
            <text:p>sierpień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464] - [.A464]" office:value-type="float" office:value="14" calcext:value-type="float">
            <text:p>14</text:p>
          </table:table-cell>
          <table:table-cell table:formula="of:= 10 * [.G464] * [.H464]" office:value-type="float" office:value="280" calcext:value-type="float">
            <text:p>280</text:p>
          </table:table-cell>
          <table:table-cell table:formula="of:=[.I464] + [.F464] + [.E464]" office:value-type="float" office:value="284.04" calcext:value-type="float">
            <text:p>284,04</text:p>
          </table:table-cell>
          <table:table-cell table:formula="of:= [.E464] + [.F464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9-03" calcext:value-type="date">
            <text:p>2014-09-03</text:p>
          </table:table-cell>
          <table:table-cell table:formula="of:= MONTH([.A465])" office:value-type="float" office:value="8" calcext:value-type="float">
            <text:p>8</text:p>
          </table:table-cell>
          <table:table-cell table:formula="of:=COM.MICROSOFT.IFS([.C465] = 1; &quot;styczeń&quot;; [.C465] = 2; &quot;luty&quot;; [.C465] = 3; &quot;marzec&quot;; [.C465] = 4; &quot;kwiecień&quot;; [.C465] = 5; &quot;maj&quot;; [.C465] = 6; &quot;czerwiec&quot;; [.C465] = 7; &quot;lipiec&quot;; [.C465] = 8; &quot;sierpień&quot;; [.C465] = 9; &quot;wrzesień&quot;; [.C465] = 10; &quot;październik&quot;; [.C465] = 11; &quot;listopad&quot;; [.C465] = 12; &quot;grudzień&quot;)" office:value-type="string" office:string-value="sierpień" calcext:value-type="string">
            <text:p>sierpień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6" calcext:value-type="float">
            <text:p>6</text:p>
          </table:table-cell>
          <table:table-cell table:formula="of:=[.B465] - [.A465]" office:value-type="float" office:value="22" calcext:value-type="float">
            <text:p>22</text:p>
          </table:table-cell>
          <table:table-cell table:formula="of:= 10 * [.G465] * [.H465]" office:value-type="float" office:value="1320" calcext:value-type="float">
            <text:p>1320</text:p>
          </table:table-cell>
          <table:table-cell table:formula="of:=[.I465] + [.F465] + [.E465]" office:value-type="float" office:value="1340.05" calcext:value-type="float">
            <text:p>1340,05</text:p>
          </table:table-cell>
          <table:table-cell table:formula="of:= [.E465] + [.F465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21" calcext:value-type="date">
            <text:p>2014-08-21</text:p>
          </table:table-cell>
          <table:table-cell table:formula="of:= MONTH([.A466])" office:value-type="float" office:value="8" calcext:value-type="float">
            <text:p>8</text:p>
          </table:table-cell>
          <table:table-cell table:formula="of:=COM.MICROSOFT.IFS([.C466] = 1; &quot;styczeń&quot;; [.C466] = 2; &quot;luty&quot;; [.C466] = 3; &quot;marzec&quot;; [.C466] = 4; &quot;kwiecień&quot;; [.C466] = 5; &quot;maj&quot;; [.C466] = 6; &quot;czerwiec&quot;; [.C466] = 7; &quot;lipiec&quot;; [.C466] = 8; &quot;sierpień&quot;; [.C466] = 9; &quot;wrzesień&quot;; [.C466] = 10; &quot;październik&quot;; [.C466] = 11; &quot;listopad&quot;; [.C466] = 12; &quot;grudzień&quot;)" office:value-type="string" office:string-value="sierpień" calcext:value-type="string">
            <text:p>sierpi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formula="of:=[.B466] - [.A466]" office:value-type="float" office:value="9" calcext:value-type="float">
            <text:p>9</text:p>
          </table:table-cell>
          <table:table-cell table:formula="of:= 10 * [.G466] * [.H466]" office:value-type="float" office:value="180" calcext:value-type="float">
            <text:p>180</text:p>
          </table:table-cell>
          <table:table-cell table:formula="of:=[.I466] + [.F466] + [.E466]" office:value-type="float" office:value="186.93" calcext:value-type="float">
            <text:p>186,93</text:p>
          </table:table-cell>
          <table:table-cell table:formula="of:= [.E466] + [.F466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9-06" calcext:value-type="date">
            <text:p>2014-09-06</text:p>
          </table:table-cell>
          <table:table-cell table:formula="of:= MONTH([.A467])" office:value-type="float" office:value="8" calcext:value-type="float">
            <text:p>8</text:p>
          </table:table-cell>
          <table:table-cell table:formula="of:=COM.MICROSOFT.IFS([.C467] = 1; &quot;styczeń&quot;; [.C467] = 2; &quot;luty&quot;; [.C467] = 3; &quot;marzec&quot;; [.C467] = 4; &quot;kwiecień&quot;; [.C467] = 5; &quot;maj&quot;; [.C467] = 6; &quot;czerwiec&quot;; [.C467] = 7; &quot;lipiec&quot;; [.C467] = 8; &quot;sierpień&quot;; [.C467] = 9; &quot;wrzesień&quot;; [.C467] = 10; &quot;październik&quot;; [.C467] = 11; &quot;listopad&quot;; [.C467] = 12; &quot;grudzień&quot;)" office:value-type="string" office:string-value="sierpień" calcext:value-type="string">
            <text:p>sierpień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formula="of:=[.B467] - [.A467]" office:value-type="float" office:value="25" calcext:value-type="float">
            <text:p>25</text:p>
          </table:table-cell>
          <table:table-cell table:formula="of:= 10 * [.G467] * [.H467]" office:value-type="float" office:value="1250" calcext:value-type="float">
            <text:p>1250</text:p>
          </table:table-cell>
          <table:table-cell table:formula="of:=[.I467] + [.F467] + [.E467]" office:value-type="float" office:value="1257.75" calcext:value-type="float">
            <text:p>1257,75</text:p>
          </table:table-cell>
          <table:table-cell table:formula="of:= [.E467] + [.F467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9-04" calcext:value-type="date">
            <text:p>2014-09-04</text:p>
          </table:table-cell>
          <table:table-cell table:formula="of:= MONTH([.A468])" office:value-type="float" office:value="8" calcext:value-type="float">
            <text:p>8</text:p>
          </table:table-cell>
          <table:table-cell table:formula="of:=COM.MICROSOFT.IFS([.C468] = 1; &quot;styczeń&quot;; [.C468] = 2; &quot;luty&quot;; [.C468] = 3; &quot;marzec&quot;; [.C468] = 4; &quot;kwiecień&quot;; [.C468] = 5; &quot;maj&quot;; [.C468] = 6; &quot;czerwiec&quot;; [.C468] = 7; &quot;lipiec&quot;; [.C468] = 8; &quot;sierpień&quot;; [.C468] = 9; &quot;wrzesień&quot;; [.C468] = 10; &quot;październik&quot;; [.C468] = 11; &quot;listopad&quot;; [.C468] = 12; &quot;grudzień&quot;)" office:value-type="string" office:string-value="sierpień" calcext:value-type="string">
            <text:p>sierp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468] - [.A468]" office:value-type="float" office:value="23" calcext:value-type="float">
            <text:p>23</text:p>
          </table:table-cell>
          <table:table-cell table:formula="of:= 10 * [.G468] * [.H468]" office:value-type="float" office:value="1150" calcext:value-type="float">
            <text:p>1150</text:p>
          </table:table-cell>
          <table:table-cell table:formula="of:=[.I468] + [.F468] + [.E468]" office:value-type="float" office:value="1153.83" calcext:value-type="float">
            <text:p>1153,83</text:p>
          </table:table-cell>
          <table:table-cell table:formula="of:= [.E468] + [.F468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23" calcext:value-type="date">
            <text:p>2014-08-23</text:p>
          </table:table-cell>
          <table:table-cell table:formula="of:= MONTH([.A469])" office:value-type="float" office:value="8" calcext:value-type="float">
            <text:p>8</text:p>
          </table:table-cell>
          <table:table-cell table:formula="of:=COM.MICROSOFT.IFS([.C469] = 1; &quot;styczeń&quot;; [.C469] = 2; &quot;luty&quot;; [.C469] = 3; &quot;marzec&quot;; [.C469] = 4; &quot;kwiecień&quot;; [.C469] = 5; &quot;maj&quot;; [.C469] = 6; &quot;czerwiec&quot;; [.C469] = 7; &quot;lipiec&quot;; [.C469] = 8; &quot;sierpień&quot;; [.C469] = 9; &quot;wrzesień&quot;; [.C469] = 10; &quot;październik&quot;; [.C469] = 11; &quot;listopad&quot;; [.C469] = 12; &quot;grudzień&quot;)" office:value-type="string" office:string-value="sierpień" calcext:value-type="string">
            <text:p>sierpień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469] - [.A469]" office:value-type="float" office:value="11" calcext:value-type="float">
            <text:p>11</text:p>
          </table:table-cell>
          <table:table-cell table:formula="of:= 10 * [.G469] * [.H469]" office:value-type="float" office:value="220" calcext:value-type="float">
            <text:p>220</text:p>
          </table:table-cell>
          <table:table-cell table:formula="of:=[.I469] + [.F469] + [.E469]" office:value-type="float" office:value="228.73" calcext:value-type="float">
            <text:p>228,73</text:p>
          </table:table-cell>
          <table:table-cell table:formula="of:= [.E469] + [.F469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27" calcext:value-type="date">
            <text:p>2014-08-27</text:p>
          </table:table-cell>
          <table:table-cell table:formula="of:= MONTH([.A470])" office:value-type="float" office:value="8" calcext:value-type="float">
            <text:p>8</text:p>
          </table:table-cell>
          <table:table-cell table:formula="of:=COM.MICROSOFT.IFS([.C470] = 1; &quot;styczeń&quot;; [.C470] = 2; &quot;luty&quot;; [.C470] = 3; &quot;marzec&quot;; [.C470] = 4; &quot;kwiecień&quot;; [.C470] = 5; &quot;maj&quot;; [.C470] = 6; &quot;czerwiec&quot;; [.C470] = 7; &quot;lipiec&quot;; [.C470] = 8; &quot;sierpień&quot;; [.C470] = 9; &quot;wrzesień&quot;; [.C470] = 10; &quot;październik&quot;; [.C470] = 11; &quot;listopad&quot;; [.C470] = 12; &quot;grudzień&quot;)" office:value-type="string" office:string-value="sierpień" calcext:value-type="string">
            <text:p>sierpień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470] - [.A470]" office:value-type="float" office:value="15" calcext:value-type="float">
            <text:p>15</text:p>
          </table:table-cell>
          <table:table-cell table:formula="of:= 10 * [.G470] * [.H470]" office:value-type="float" office:value="450" calcext:value-type="float">
            <text:p>450</text:p>
          </table:table-cell>
          <table:table-cell table:formula="of:=[.I470] + [.F470] + [.E470]" office:value-type="float" office:value="457.06" calcext:value-type="float">
            <text:p>457,06</text:p>
          </table:table-cell>
          <table:table-cell table:formula="of:= [.E470] + [.F470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23" calcext:value-type="date">
            <text:p>2014-08-23</text:p>
          </table:table-cell>
          <table:table-cell table:formula="of:= MONTH([.A471])" office:value-type="float" office:value="8" calcext:value-type="float">
            <text:p>8</text:p>
          </table:table-cell>
          <table:table-cell table:formula="of:=COM.MICROSOFT.IFS([.C471] = 1; &quot;styczeń&quot;; [.C471] = 2; &quot;luty&quot;; [.C471] = 3; &quot;marzec&quot;; [.C471] = 4; &quot;kwiecień&quot;; [.C471] = 5; &quot;maj&quot;; [.C471] = 6; &quot;czerwiec&quot;; [.C471] = 7; &quot;lipiec&quot;; [.C471] = 8; &quot;sierpień&quot;; [.C471] = 9; &quot;wrzesień&quot;; [.C471] = 10; &quot;październik&quot;; [.C471] = 11; &quot;listopad&quot;; [.C471] = 12; &quot;grudzień&quot;)" office:value-type="string" office:string-value="sierpień" calcext:value-type="string">
            <text:p>sierpi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4" calcext:value-type="float">
            <text:p>4</text:p>
          </table:table-cell>
          <table:table-cell table:formula="of:=[.B471] - [.A471]" office:value-type="float" office:value="11" calcext:value-type="float">
            <text:p>11</text:p>
          </table:table-cell>
          <table:table-cell table:formula="of:= 10 * [.G471] * [.H471]" office:value-type="float" office:value="440" calcext:value-type="float">
            <text:p>440</text:p>
          </table:table-cell>
          <table:table-cell table:formula="of:=[.I471] + [.F471] + [.E471]" office:value-type="float" office:value="446.93" calcext:value-type="float">
            <text:p>446,93</text:p>
          </table:table-cell>
          <table:table-cell table:formula="of:= [.E471] + [.F471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24" calcext:value-type="date">
            <text:p>2014-08-24</text:p>
          </table:table-cell>
          <table:table-cell table:formula="of:= MONTH([.A472])" office:value-type="float" office:value="8" calcext:value-type="float">
            <text:p>8</text:p>
          </table:table-cell>
          <table:table-cell table:formula="of:=COM.MICROSOFT.IFS([.C472] = 1; &quot;styczeń&quot;; [.C472] = 2; &quot;luty&quot;; [.C472] = 3; &quot;marzec&quot;; [.C472] = 4; &quot;kwiecień&quot;; [.C472] = 5; &quot;maj&quot;; [.C472] = 6; &quot;czerwiec&quot;; [.C472] = 7; &quot;lipiec&quot;; [.C472] = 8; &quot;sierpień&quot;; [.C472] = 9; &quot;wrzesień&quot;; [.C472] = 10; &quot;październik&quot;; [.C472] = 11; &quot;listopad&quot;; [.C472] = 12; &quot;grudzień&quot;)" office:value-type="string" office:string-value="sierpień" calcext:value-type="string">
            <text:p>sierp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472] - [.A472]" office:value-type="float" office:value="12" calcext:value-type="float">
            <text:p>12</text:p>
          </table:table-cell>
          <table:table-cell table:formula="of:= 10 * [.G472] * [.H472]" office:value-type="float" office:value="600" calcext:value-type="float">
            <text:p>600</text:p>
          </table:table-cell>
          <table:table-cell table:formula="of:=[.I472] + [.F472] + [.E472]" office:value-type="float" office:value="611.72" calcext:value-type="float">
            <text:p>611,72</text:p>
          </table:table-cell>
          <table:table-cell table:formula="of:= [.E472] + [.F472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15" calcext:value-type="date">
            <text:p>2014-08-15</text:p>
          </table:table-cell>
          <table:table-cell table:formula="of:= MONTH([.A473])" office:value-type="float" office:value="8" calcext:value-type="float">
            <text:p>8</text:p>
          </table:table-cell>
          <table:table-cell table:formula="of:=COM.MICROSOFT.IFS([.C473] = 1; &quot;styczeń&quot;; [.C473] = 2; &quot;luty&quot;; [.C473] = 3; &quot;marzec&quot;; [.C473] = 4; &quot;kwiecień&quot;; [.C473] = 5; &quot;maj&quot;; [.C473] = 6; &quot;czerwiec&quot;; [.C473] = 7; &quot;lipiec&quot;; [.C473] = 8; &quot;sierpień&quot;; [.C473] = 9; &quot;wrzesień&quot;; [.C473] = 10; &quot;październik&quot;; [.C473] = 11; &quot;listopad&quot;; [.C473] = 12; &quot;grudzień&quot;)" office:value-type="string" office:string-value="sierpień" calcext:value-type="string">
            <text:p>sierpień</text:p>
          </table:table-cell>
          <table:table-cell office:value-type="float" office:value="16.94" calcext:value-type="float">
            <text:p>16,94</text:p>
          </table:table-cell>
          <table:table-cell office:value-type="float" office:value="0.45" calcext:value-type="float">
            <text:p>0,45</text:p>
          </table:table-cell>
          <table:table-cell office:value-type="float" office:value="3" calcext:value-type="float">
            <text:p>3</text:p>
          </table:table-cell>
          <table:table-cell table:formula="of:=[.B473] - [.A473]" office:value-type="float" office:value="3" calcext:value-type="float">
            <text:p>3</text:p>
          </table:table-cell>
          <table:table-cell table:formula="of:= 10 * [.G473] * [.H473]" office:value-type="float" office:value="90" calcext:value-type="float">
            <text:p>90</text:p>
          </table:table-cell>
          <table:table-cell table:formula="of:=[.I473] + [.F473] + [.E473]" office:value-type="float" office:value="107.39" calcext:value-type="float">
            <text:p>107,39</text:p>
          </table:table-cell>
          <table:table-cell table:formula="of:= [.E473] + [.F473]" office:value-type="float" office:value="17.39" calcext:value-type="float">
            <text:p>17,39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16" calcext:value-type="date">
            <text:p>2014-08-16</text:p>
          </table:table-cell>
          <table:table-cell table:formula="of:= MONTH([.A474])" office:value-type="float" office:value="8" calcext:value-type="float">
            <text:p>8</text:p>
          </table:table-cell>
          <table:table-cell table:formula="of:=COM.MICROSOFT.IFS([.C474] = 1; &quot;styczeń&quot;; [.C474] = 2; &quot;luty&quot;; [.C474] = 3; &quot;marzec&quot;; [.C474] = 4; &quot;kwiecień&quot;; [.C474] = 5; &quot;maj&quot;; [.C474] = 6; &quot;czerwiec&quot;; [.C474] = 7; &quot;lipiec&quot;; [.C474] = 8; &quot;sierpień&quot;; [.C474] = 9; &quot;wrzesień&quot;; [.C474] = 10; &quot;październik&quot;; [.C474] = 11; &quot;listopad&quot;; [.C474] = 12; &quot;grudzień&quot;)" office:value-type="string" office:string-value="sierpień" calcext:value-type="string">
            <text:p>sierpi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474] - [.A474]" office:value-type="float" office:value="4" calcext:value-type="float">
            <text:p>4</text:p>
          </table:table-cell>
          <table:table-cell table:formula="of:= 10 * [.G474] * [.H474]" office:value-type="float" office:value="240" calcext:value-type="float">
            <text:p>240</text:p>
          </table:table-cell>
          <table:table-cell table:formula="of:=[.I474] + [.F474] + [.E474]" office:value-type="float" office:value="246.51" calcext:value-type="float">
            <text:p>246,51</text:p>
          </table:table-cell>
          <table:table-cell table:formula="of:= [.E474] + [.F474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19" calcext:value-type="date">
            <text:p>2014-08-19</text:p>
          </table:table-cell>
          <table:table-cell table:formula="of:= MONTH([.A475])" office:value-type="float" office:value="8" calcext:value-type="float">
            <text:p>8</text:p>
          </table:table-cell>
          <table:table-cell table:formula="of:=COM.MICROSOFT.IFS([.C475] = 1; &quot;styczeń&quot;; [.C475] = 2; &quot;luty&quot;; [.C475] = 3; &quot;marzec&quot;; [.C475] = 4; &quot;kwiecień&quot;; [.C475] = 5; &quot;maj&quot;; [.C475] = 6; &quot;czerwiec&quot;; [.C475] = 7; &quot;lipiec&quot;; [.C475] = 8; &quot;sierpień&quot;; [.C475] = 9; &quot;wrzesień&quot;; [.C475] = 10; &quot;październik&quot;; [.C475] = 11; &quot;listopad&quot;; [.C475] = 12; &quot;grudzień&quot;)" office:value-type="string" office:string-value="sierpień" calcext:value-type="string">
            <text:p>sierpień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475] - [.A475]" office:value-type="float" office:value="7" calcext:value-type="float">
            <text:p>7</text:p>
          </table:table-cell>
          <table:table-cell table:formula="of:= 10 * [.G475] * [.H475]" office:value-type="float" office:value="280" calcext:value-type="float">
            <text:p>280</text:p>
          </table:table-cell>
          <table:table-cell table:formula="of:=[.I475] + [.F475] + [.E475]" office:value-type="float" office:value="289.06" calcext:value-type="float">
            <text:p>289,06</text:p>
          </table:table-cell>
          <table:table-cell table:formula="of:= [.E475] + [.F475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25" calcext:value-type="date">
            <text:p>2014-08-25</text:p>
          </table:table-cell>
          <table:table-cell table:formula="of:= MONTH([.A476])" office:value-type="float" office:value="8" calcext:value-type="float">
            <text:p>8</text:p>
          </table:table-cell>
          <table:table-cell table:formula="of:=COM.MICROSOFT.IFS([.C476] = 1; &quot;styczeń&quot;; [.C476] = 2; &quot;luty&quot;; [.C476] = 3; &quot;marzec&quot;; [.C476] = 4; &quot;kwiecień&quot;; [.C476] = 5; &quot;maj&quot;; [.C476] = 6; &quot;czerwiec&quot;; [.C476] = 7; &quot;lipiec&quot;; [.C476] = 8; &quot;sierpień&quot;; [.C476] = 9; &quot;wrzesień&quot;; [.C476] = 10; &quot;październik&quot;; [.C476] = 11; &quot;listopad&quot;; [.C476] = 12; &quot;grudzień&quot;)" office:value-type="string" office:string-value="sierpień" calcext:value-type="string">
            <text:p>sierpi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476] - [.A476]" office:value-type="float" office:value="13" calcext:value-type="float">
            <text:p>13</text:p>
          </table:table-cell>
          <table:table-cell table:formula="of:= 10 * [.G476] * [.H476]" office:value-type="float" office:value="390" calcext:value-type="float">
            <text:p>390</text:p>
          </table:table-cell>
          <table:table-cell table:formula="of:=[.I476] + [.F476] + [.E476]" office:value-type="float" office:value="396.51" calcext:value-type="float">
            <text:p>396,51</text:p>
          </table:table-cell>
          <table:table-cell table:formula="of:= [.E476] + [.F476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29" calcext:value-type="date">
            <text:p>2014-08-29</text:p>
          </table:table-cell>
          <table:table-cell table:formula="of:= MONTH([.A477])" office:value-type="float" office:value="8" calcext:value-type="float">
            <text:p>8</text:p>
          </table:table-cell>
          <table:table-cell table:formula="of:=COM.MICROSOFT.IFS([.C477] = 1; &quot;styczeń&quot;; [.C477] = 2; &quot;luty&quot;; [.C477] = 3; &quot;marzec&quot;; [.C477] = 4; &quot;kwiecień&quot;; [.C477] = 5; &quot;maj&quot;; [.C477] = 6; &quot;czerwiec&quot;; [.C477] = 7; &quot;lipiec&quot;; [.C477] = 8; &quot;sierpień&quot;; [.C477] = 9; &quot;wrzesień&quot;; [.C477] = 10; &quot;październik&quot;; [.C477] = 11; &quot;listopad&quot;; [.C477] = 12; &quot;grudzień&quot;)" office:value-type="string" office:string-value="sierpień" calcext:value-type="string">
            <text:p>sierpień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477] - [.A477]" office:value-type="float" office:value="17" calcext:value-type="float">
            <text:p>17</text:p>
          </table:table-cell>
          <table:table-cell table:formula="of:= 10 * [.G477] * [.H477]" office:value-type="float" office:value="510" calcext:value-type="float">
            <text:p>510</text:p>
          </table:table-cell>
          <table:table-cell table:formula="of:=[.I477] + [.F477] + [.E477]" office:value-type="float" office:value="519.07" calcext:value-type="float">
            <text:p>519,07</text:p>
          </table:table-cell>
          <table:table-cell table:formula="of:= [.E477] + [.F477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8-18" calcext:value-type="date">
            <text:p>2014-08-18</text:p>
          </table:table-cell>
          <table:table-cell table:formula="of:= MONTH([.A478])" office:value-type="float" office:value="8" calcext:value-type="float">
            <text:p>8</text:p>
          </table:table-cell>
          <table:table-cell table:formula="of:=COM.MICROSOFT.IFS([.C478] = 1; &quot;styczeń&quot;; [.C478] = 2; &quot;luty&quot;; [.C478] = 3; &quot;marzec&quot;; [.C478] = 4; &quot;kwiecień&quot;; [.C478] = 5; &quot;maj&quot;; [.C478] = 6; &quot;czerwiec&quot;; [.C478] = 7; &quot;lipiec&quot;; [.C478] = 8; &quot;sierpień&quot;; [.C478] = 9; &quot;wrzesień&quot;; [.C478] = 10; &quot;październik&quot;; [.C478] = 11; &quot;listopad&quot;; [.C478] = 12; &quot;grudzień&quot;)" office:value-type="string" office:string-value="sierpień" calcext:value-type="string">
            <text:p>sierpień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478] - [.A478]" office:value-type="float" office:value="6" calcext:value-type="float">
            <text:p>6</text:p>
          </table:table-cell>
          <table:table-cell table:formula="of:= 10 * [.G478] * [.H478]" office:value-type="float" office:value="120" calcext:value-type="float">
            <text:p>120</text:p>
          </table:table-cell>
          <table:table-cell table:formula="of:=[.I478] + [.F478] + [.E478]" office:value-type="float" office:value="128.88" calcext:value-type="float">
            <text:p>128,88</text:p>
          </table:table-cell>
          <table:table-cell table:formula="of:= [.E478] + [.F478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9-05" calcext:value-type="date">
            <text:p>2014-09-05</text:p>
          </table:table-cell>
          <table:table-cell table:formula="of:= MONTH([.A479])" office:value-type="float" office:value="8" calcext:value-type="float">
            <text:p>8</text:p>
          </table:table-cell>
          <table:table-cell table:formula="of:=COM.MICROSOFT.IFS([.C479] = 1; &quot;styczeń&quot;; [.C479] = 2; &quot;luty&quot;; [.C479] = 3; &quot;marzec&quot;; [.C479] = 4; &quot;kwiecień&quot;; [.C479] = 5; &quot;maj&quot;; [.C479] = 6; &quot;czerwiec&quot;; [.C479] = 7; &quot;lipiec&quot;; [.C479] = 8; &quot;sierpień&quot;; [.C479] = 9; &quot;wrzesień&quot;; [.C479] = 10; &quot;październik&quot;; [.C479] = 11; &quot;listopad&quot;; [.C479] = 12; &quot;grudzień&quot;)" office:value-type="string" office:string-value="sierpień" calcext:value-type="string">
            <text:p>sierpień</text:p>
          </table:table-cell>
          <table:table-cell office:value-type="float" office:value="8.51" calcext:value-type="float">
            <text:p>8,51</text:p>
          </table:table-cell>
          <table:table-cell office:value-type="float" office:value="0.22" calcext:value-type="float">
            <text:p>0,22</text:p>
          </table:table-cell>
          <table:table-cell office:value-type="float" office:value="4" calcext:value-type="float">
            <text:p>4</text:p>
          </table:table-cell>
          <table:table-cell table:formula="of:=[.B479] - [.A479]" office:value-type="float" office:value="24" calcext:value-type="float">
            <text:p>24</text:p>
          </table:table-cell>
          <table:table-cell table:formula="of:= 10 * [.G479] * [.H479]" office:value-type="float" office:value="960" calcext:value-type="float">
            <text:p>960</text:p>
          </table:table-cell>
          <table:table-cell table:formula="of:=[.I479] + [.F479] + [.E479]" office:value-type="float" office:value="968.73" calcext:value-type="float">
            <text:p>968,73</text:p>
          </table:table-cell>
          <table:table-cell table:formula="of:= [.E479] + [.F479]" office:value-type="float" office:value="8.73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9-08" calcext:value-type="date">
            <text:p>2014-09-08</text:p>
          </table:table-cell>
          <table:table-cell table:formula="of:= MONTH([.A480])" office:value-type="float" office:value="8" calcext:value-type="float">
            <text:p>8</text:p>
          </table:table-cell>
          <table:table-cell table:formula="of:=COM.MICROSOFT.IFS([.C480] = 1; &quot;styczeń&quot;; [.C480] = 2; &quot;luty&quot;; [.C480] = 3; &quot;marzec&quot;; [.C480] = 4; &quot;kwiecień&quot;; [.C480] = 5; &quot;maj&quot;; [.C480] = 6; &quot;czerwiec&quot;; [.C480] = 7; &quot;lipiec&quot;; [.C480] = 8; &quot;sierpień&quot;; [.C480] = 9; &quot;wrzesień&quot;; [.C480] = 10; &quot;październik&quot;; [.C480] = 11; &quot;listopad&quot;; [.C480] = 12; &quot;grudzień&quot;)" office:value-type="string" office:string-value="sierpień" calcext:value-type="string">
            <text:p>sierpień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5" calcext:value-type="float">
            <text:p>5</text:p>
          </table:table-cell>
          <table:table-cell table:formula="of:=[.B480] - [.A480]" office:value-type="float" office:value="27" calcext:value-type="float">
            <text:p>27</text:p>
          </table:table-cell>
          <table:table-cell table:formula="of:= 10 * [.G480] * [.H480]" office:value-type="float" office:value="1350" calcext:value-type="float">
            <text:p>1350</text:p>
          </table:table-cell>
          <table:table-cell table:formula="of:=[.I480] + [.F480] + [.E480]" office:value-type="float" office:value="1360" calcext:value-type="float">
            <text:p>1360</text:p>
          </table:table-cell>
          <table:table-cell table:formula="of:= [.E480] + [.F480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date" office:date-value="2014-09-05" calcext:value-type="date">
            <text:p>2014-09-05</text:p>
          </table:table-cell>
          <table:table-cell table:formula="of:= MONTH([.A481])" office:value-type="float" office:value="8" calcext:value-type="float">
            <text:p>8</text:p>
          </table:table-cell>
          <table:table-cell table:formula="of:=COM.MICROSOFT.IFS([.C481] = 1; &quot;styczeń&quot;; [.C481] = 2; &quot;luty&quot;; [.C481] = 3; &quot;marzec&quot;; [.C481] = 4; &quot;kwiecień&quot;; [.C481] = 5; &quot;maj&quot;; [.C481] = 6; &quot;czerwiec&quot;; [.C481] = 7; &quot;lipiec&quot;; [.C481] = 8; &quot;sierpień&quot;; [.C481] = 9; &quot;wrzesień&quot;; [.C481] = 10; &quot;październik&quot;; [.C481] = 11; &quot;listopad&quot;; [.C481] = 12; &quot;grudzień&quot;)" office:value-type="string" office:string-value="sierpień" calcext:value-type="string">
            <text:p>sierpień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481] - [.A481]" office:value-type="float" office:value="24" calcext:value-type="float">
            <text:p>24</text:p>
          </table:table-cell>
          <table:table-cell table:formula="of:= 10 * [.G481] * [.H481]" office:value-type="float" office:value="480" calcext:value-type="float">
            <text:p>480</text:p>
          </table:table-cell>
          <table:table-cell table:formula="of:=[.I481] + [.F481] + [.E481]" office:value-type="float" office:value="493.36" calcext:value-type="float">
            <text:p>493,36</text:p>
          </table:table-cell>
          <table:table-cell table:formula="of:= [.E481] + [.F481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08-14" calcext:value-type="date">
            <text:p>2014-08-14</text:p>
          </table:table-cell>
          <table:table-cell office:value-type="date" office:date-value="2014-08-18" calcext:value-type="date">
            <text:p>2014-08-18</text:p>
          </table:table-cell>
          <table:table-cell table:formula="of:= MONTH([.A482])" office:value-type="float" office:value="8" calcext:value-type="float">
            <text:p>8</text:p>
          </table:table-cell>
          <table:table-cell table:formula="of:=COM.MICROSOFT.IFS([.C482] = 1; &quot;styczeń&quot;; [.C482] = 2; &quot;luty&quot;; [.C482] = 3; &quot;marzec&quot;; [.C482] = 4; &quot;kwiecień&quot;; [.C482] = 5; &quot;maj&quot;; [.C482] = 6; &quot;czerwiec&quot;; [.C482] = 7; &quot;lipiec&quot;; [.C482] = 8; &quot;sierpień&quot;; [.C482] = 9; &quot;wrzesień&quot;; [.C482] = 10; &quot;październik&quot;; [.C482] = 11; &quot;listopad&quot;; [.C482] = 12; &quot;grudzień&quot;)" office:value-type="string" office:string-value="sierpień" calcext:value-type="string">
            <text:p>sierpi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table:formula="of:=[.B482] - [.A482]" office:value-type="float" office:value="4" calcext:value-type="float">
            <text:p>4</text:p>
          </table:table-cell>
          <table:table-cell table:formula="of:= 10 * [.G482] * [.H482]" office:value-type="float" office:value="120" calcext:value-type="float">
            <text:p>120</text:p>
          </table:table-cell>
          <table:table-cell table:formula="of:=[.I482] + [.F482] + [.E482]" office:value-type="float" office:value="124.78" calcext:value-type="float">
            <text:p>124,78</text:p>
          </table:table-cell>
          <table:table-cell table:formula="of:= [.E482] + [.F482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date" office:date-value="2014-09-02" calcext:value-type="date">
            <text:p>2014-09-02</text:p>
          </table:table-cell>
          <table:table-cell table:formula="of:= MONTH([.A483])" office:value-type="float" office:value="8" calcext:value-type="float">
            <text:p>8</text:p>
          </table:table-cell>
          <table:table-cell table:formula="of:=COM.MICROSOFT.IFS([.C483] = 1; &quot;styczeń&quot;; [.C483] = 2; &quot;luty&quot;; [.C483] = 3; &quot;marzec&quot;; [.C483] = 4; &quot;kwiecień&quot;; [.C483] = 5; &quot;maj&quot;; [.C483] = 6; &quot;czerwiec&quot;; [.C483] = 7; &quot;lipiec&quot;; [.C483] = 8; &quot;sierpień&quot;; [.C483] = 9; &quot;wrzesień&quot;; [.C483] = 10; &quot;październik&quot;; [.C483] = 11; &quot;listopad&quot;; [.C483] = 12; &quot;grudzień&quot;)" office:value-type="string" office:string-value="sierpień" calcext:value-type="string">
            <text:p>sierpi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4" calcext:value-type="float">
            <text:p>4</text:p>
          </table:table-cell>
          <table:table-cell table:formula="of:=[.B483] - [.A483]" office:value-type="float" office:value="15" calcext:value-type="float">
            <text:p>15</text:p>
          </table:table-cell>
          <table:table-cell table:formula="of:= 10 * [.G483] * [.H483]" office:value-type="float" office:value="600" calcext:value-type="float">
            <text:p>600</text:p>
          </table:table-cell>
          <table:table-cell table:formula="of:=[.I483] + [.F483] + [.E483]" office:value-type="float" office:value="614.5" calcext:value-type="float">
            <text:p>614,5</text:p>
          </table:table-cell>
          <table:table-cell table:formula="of:= [.E483] + [.F483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date" office:date-value="2014-09-10" calcext:value-type="date">
            <text:p>2014-09-10</text:p>
          </table:table-cell>
          <table:table-cell table:formula="of:= MONTH([.A484])" office:value-type="float" office:value="8" calcext:value-type="float">
            <text:p>8</text:p>
          </table:table-cell>
          <table:table-cell table:formula="of:=COM.MICROSOFT.IFS([.C484] = 1; &quot;styczeń&quot;; [.C484] = 2; &quot;luty&quot;; [.C484] = 3; &quot;marzec&quot;; [.C484] = 4; &quot;kwiecień&quot;; [.C484] = 5; &quot;maj&quot;; [.C484] = 6; &quot;czerwiec&quot;; [.C484] = 7; &quot;lipiec&quot;; [.C484] = 8; &quot;sierpień&quot;; [.C484] = 9; &quot;wrzesień&quot;; [.C484] = 10; &quot;październik&quot;; [.C484] = 11; &quot;listopad&quot;; [.C484] = 12; &quot;grudzień&quot;)" office:value-type="string" office:string-value="sierpień" calcext:value-type="string">
            <text:p>sierpień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484] - [.A484]" office:value-type="float" office:value="23" calcext:value-type="float">
            <text:p>23</text:p>
          </table:table-cell>
          <table:table-cell table:formula="of:= 10 * [.G484] * [.H484]" office:value-type="float" office:value="460" calcext:value-type="float">
            <text:p>460</text:p>
          </table:table-cell>
          <table:table-cell table:formula="of:=[.I484] + [.F484] + [.E484]" office:value-type="float" office:value="471.67" calcext:value-type="float">
            <text:p>471,67</text:p>
          </table:table-cell>
          <table:table-cell table:formula="of:= [.E484] + [.F484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date" office:date-value="2014-09-08" calcext:value-type="date">
            <text:p>2014-09-08</text:p>
          </table:table-cell>
          <table:table-cell table:formula="of:= MONTH([.A485])" office:value-type="float" office:value="8" calcext:value-type="float">
            <text:p>8</text:p>
          </table:table-cell>
          <table:table-cell table:formula="of:=COM.MICROSOFT.IFS([.C485] = 1; &quot;styczeń&quot;; [.C485] = 2; &quot;luty&quot;; [.C485] = 3; &quot;marzec&quot;; [.C485] = 4; &quot;kwiecień&quot;; [.C485] = 5; &quot;maj&quot;; [.C485] = 6; &quot;czerwiec&quot;; [.C485] = 7; &quot;lipiec&quot;; [.C485] = 8; &quot;sierpień&quot;; [.C485] = 9; &quot;wrzesień&quot;; [.C485] = 10; &quot;październik&quot;; [.C485] = 11; &quot;listopad&quot;; [.C485] = 12; &quot;grudzień&quot;)" office:value-type="string" office:string-value="sierpień" calcext:value-type="string">
            <text:p>sierpi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485] - [.A485]" office:value-type="float" office:value="21" calcext:value-type="float">
            <text:p>21</text:p>
          </table:table-cell>
          <table:table-cell table:formula="of:= 10 * [.G485] * [.H485]" office:value-type="float" office:value="630" calcext:value-type="float">
            <text:p>630</text:p>
          </table:table-cell>
          <table:table-cell table:formula="of:=[.I485] + [.F485] + [.E485]" office:value-type="float" office:value="633.89" calcext:value-type="float">
            <text:p>633,89</text:p>
          </table:table-cell>
          <table:table-cell table:formula="of:= [.E485] + [.F485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date" office:date-value="2014-08-24" calcext:value-type="date">
            <text:p>2014-08-24</text:p>
          </table:table-cell>
          <table:table-cell table:formula="of:= MONTH([.A486])" office:value-type="float" office:value="8" calcext:value-type="float">
            <text:p>8</text:p>
          </table:table-cell>
          <table:table-cell table:formula="of:=COM.MICROSOFT.IFS([.C486] = 1; &quot;styczeń&quot;; [.C486] = 2; &quot;luty&quot;; [.C486] = 3; &quot;marzec&quot;; [.C486] = 4; &quot;kwiecień&quot;; [.C486] = 5; &quot;maj&quot;; [.C486] = 6; &quot;czerwiec&quot;; [.C486] = 7; &quot;lipiec&quot;; [.C486] = 8; &quot;sierpień&quot;; [.C486] = 9; &quot;wrzesień&quot;; [.C486] = 10; &quot;październik&quot;; [.C486] = 11; &quot;listopad&quot;; [.C486] = 12; &quot;grudzień&quot;)" office:value-type="string" office:string-value="sierpień" calcext:value-type="string">
            <text:p>sierp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486] - [.A486]" office:value-type="float" office:value="6" calcext:value-type="float">
            <text:p>6</text:p>
          </table:table-cell>
          <table:table-cell table:formula="of:= 10 * [.G486] * [.H486]" office:value-type="float" office:value="360" calcext:value-type="float">
            <text:p>360</text:p>
          </table:table-cell>
          <table:table-cell table:formula="of:=[.I486] + [.F486] + [.E486]" office:value-type="float" office:value="371.72" calcext:value-type="float">
            <text:p>371,72</text:p>
          </table:table-cell>
          <table:table-cell table:formula="of:= [.E486] + [.F486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date" office:date-value="2014-09-10" calcext:value-type="date">
            <text:p>2014-09-10</text:p>
          </table:table-cell>
          <table:table-cell table:formula="of:= MONTH([.A487])" office:value-type="float" office:value="8" calcext:value-type="float">
            <text:p>8</text:p>
          </table:table-cell>
          <table:table-cell table:formula="of:=COM.MICROSOFT.IFS([.C487] = 1; &quot;styczeń&quot;; [.C487] = 2; &quot;luty&quot;; [.C487] = 3; &quot;marzec&quot;; [.C487] = 4; &quot;kwiecień&quot;; [.C487] = 5; &quot;maj&quot;; [.C487] = 6; &quot;czerwiec&quot;; [.C487] = 7; &quot;lipiec&quot;; [.C487] = 8; &quot;sierpień&quot;; [.C487] = 9; &quot;wrzesień&quot;; [.C487] = 10; &quot;październik&quot;; [.C487] = 11; &quot;listopad&quot;; [.C487] = 12; &quot;grudzień&quot;)" office:value-type="string" office:string-value="sierpień" calcext:value-type="string">
            <text:p>sierpień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487] - [.A487]" office:value-type="float" office:value="23" calcext:value-type="float">
            <text:p>23</text:p>
          </table:table-cell>
          <table:table-cell table:formula="of:= 10 * [.G487] * [.H487]" office:value-type="float" office:value="690" calcext:value-type="float">
            <text:p>690</text:p>
          </table:table-cell>
          <table:table-cell table:formula="of:=[.I487] + [.F487] + [.E487]" office:value-type="float" office:value="699.07" calcext:value-type="float">
            <text:p>699,07</text:p>
          </table:table-cell>
          <table:table-cell table:formula="of:= [.E487] + [.F487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date" office:date-value="2014-08-24" calcext:value-type="date">
            <text:p>2014-08-24</text:p>
          </table:table-cell>
          <table:table-cell table:formula="of:= MONTH([.A488])" office:value-type="float" office:value="8" calcext:value-type="float">
            <text:p>8</text:p>
          </table:table-cell>
          <table:table-cell table:formula="of:=COM.MICROSOFT.IFS([.C488] = 1; &quot;styczeń&quot;; [.C488] = 2; &quot;luty&quot;; [.C488] = 3; &quot;marzec&quot;; [.C488] = 4; &quot;kwiecień&quot;; [.C488] = 5; &quot;maj&quot;; [.C488] = 6; &quot;czerwiec&quot;; [.C488] = 7; &quot;lipiec&quot;; [.C488] = 8; &quot;sierpień&quot;; [.C488] = 9; &quot;wrzesień&quot;; [.C488] = 10; &quot;październik&quot;; [.C488] = 11; &quot;listopad&quot;; [.C488] = 12; &quot;grudzień&quot;)" office:value-type="string" office:string-value="sierpień" calcext:value-type="string">
            <text:p>sierpień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6" calcext:value-type="float">
            <text:p>6</text:p>
          </table:table-cell>
          <table:table-cell table:formula="of:=[.B488] - [.A488]" office:value-type="float" office:value="6" calcext:value-type="float">
            <text:p>6</text:p>
          </table:table-cell>
          <table:table-cell table:formula="of:= 10 * [.G488] * [.H488]" office:value-type="float" office:value="360" calcext:value-type="float">
            <text:p>360</text:p>
          </table:table-cell>
          <table:table-cell table:formula="of:=[.I488] + [.F488] + [.E488]" office:value-type="float" office:value="372" calcext:value-type="float">
            <text:p>372</text:p>
          </table:table-cell>
          <table:table-cell table:formula="of:= [.E488] + [.F488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8-28" calcext:value-type="date">
            <text:p>2014-08-28</text:p>
          </table:table-cell>
          <table:table-cell table:formula="of:= MONTH([.A489])" office:value-type="float" office:value="8" calcext:value-type="float">
            <text:p>8</text:p>
          </table:table-cell>
          <table:table-cell table:formula="of:=COM.MICROSOFT.IFS([.C489] = 1; &quot;styczeń&quot;; [.C489] = 2; &quot;luty&quot;; [.C489] = 3; &quot;marzec&quot;; [.C489] = 4; &quot;kwiecień&quot;; [.C489] = 5; &quot;maj&quot;; [.C489] = 6; &quot;czerwiec&quot;; [.C489] = 7; &quot;lipiec&quot;; [.C489] = 8; &quot;sierpień&quot;; [.C489] = 9; &quot;wrzesień&quot;; [.C489] = 10; &quot;październik&quot;; [.C489] = 11; &quot;listopad&quot;; [.C489] = 12; &quot;grudzień&quot;)" office:value-type="string" office:string-value="sierpień" calcext:value-type="string">
            <text:p>sierpień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489] - [.A489]" office:value-type="float" office:value="4" calcext:value-type="float">
            <text:p>4</text:p>
          </table:table-cell>
          <table:table-cell table:formula="of:= 10 * [.G489] * [.H489]" office:value-type="float" office:value="160" calcext:value-type="float">
            <text:p>160</text:p>
          </table:table-cell>
          <table:table-cell table:formula="of:=[.I489] + [.F489] + [.E489]" office:value-type="float" office:value="165.93" calcext:value-type="float">
            <text:p>165,93</text:p>
          </table:table-cell>
          <table:table-cell table:formula="of:= [.E489] + [.F489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8-26" calcext:value-type="date">
            <text:p>2014-08-26</text:p>
          </table:table-cell>
          <table:table-cell table:formula="of:= MONTH([.A490])" office:value-type="float" office:value="8" calcext:value-type="float">
            <text:p>8</text:p>
          </table:table-cell>
          <table:table-cell table:formula="of:=COM.MICROSOFT.IFS([.C490] = 1; &quot;styczeń&quot;; [.C490] = 2; &quot;luty&quot;; [.C490] = 3; &quot;marzec&quot;; [.C490] = 4; &quot;kwiecień&quot;; [.C490] = 5; &quot;maj&quot;; [.C490] = 6; &quot;czerwiec&quot;; [.C490] = 7; &quot;lipiec&quot;; [.C490] = 8; &quot;sierpień&quot;; [.C490] = 9; &quot;wrzesień&quot;; [.C490] = 10; &quot;październik&quot;; [.C490] = 11; &quot;listopad&quot;; [.C490] = 12; &quot;grudzień&quot;)" office:value-type="string" office:string-value="sierpień" calcext:value-type="string">
            <text:p>sierpień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5" calcext:value-type="float">
            <text:p>5</text:p>
          </table:table-cell>
          <table:table-cell table:formula="of:=[.B490] - [.A490]" office:value-type="float" office:value="2" calcext:value-type="float">
            <text:p>2</text:p>
          </table:table-cell>
          <table:table-cell table:formula="of:= 10 * [.G490] * [.H490]" office:value-type="float" office:value="100" calcext:value-type="float">
            <text:p>100</text:p>
          </table:table-cell>
          <table:table-cell table:formula="of:=[.I490] + [.F490] + [.E490]" office:value-type="float" office:value="120.05" calcext:value-type="float">
            <text:p>120,05</text:p>
          </table:table-cell>
          <table:table-cell table:formula="of:= [.E490] + [.F490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9-09" calcext:value-type="date">
            <text:p>2014-09-09</text:p>
          </table:table-cell>
          <table:table-cell table:formula="of:= MONTH([.A491])" office:value-type="float" office:value="8" calcext:value-type="float">
            <text:p>8</text:p>
          </table:table-cell>
          <table:table-cell table:formula="of:=COM.MICROSOFT.IFS([.C491] = 1; &quot;styczeń&quot;; [.C491] = 2; &quot;luty&quot;; [.C491] = 3; &quot;marzec&quot;; [.C491] = 4; &quot;kwiecień&quot;; [.C491] = 5; &quot;maj&quot;; [.C491] = 6; &quot;czerwiec&quot;; [.C491] = 7; &quot;lipiec&quot;; [.C491] = 8; &quot;sierpień&quot;; [.C491] = 9; &quot;wrzesień&quot;; [.C491] = 10; &quot;październik&quot;; [.C491] = 11; &quot;listopad&quot;; [.C491] = 12; &quot;grudzień&quot;)" office:value-type="string" office:string-value="sierpień" calcext:value-type="string">
            <text:p>sierp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491] - [.A491]" office:value-type="float" office:value="16" calcext:value-type="float">
            <text:p>16</text:p>
          </table:table-cell>
          <table:table-cell table:formula="of:= 10 * [.G491] * [.H491]" office:value-type="float" office:value="320" calcext:value-type="float">
            <text:p>320</text:p>
          </table:table-cell>
          <table:table-cell table:formula="of:=[.I491] + [.F491] + [.E491]" office:value-type="float" office:value="329.3" calcext:value-type="float">
            <text:p>329,3</text:p>
          </table:table-cell>
          <table:table-cell table:formula="of:= [.E491] + [.F491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9-08" calcext:value-type="date">
            <text:p>2014-09-08</text:p>
          </table:table-cell>
          <table:table-cell table:formula="of:= MONTH([.A492])" office:value-type="float" office:value="8" calcext:value-type="float">
            <text:p>8</text:p>
          </table:table-cell>
          <table:table-cell table:formula="of:=COM.MICROSOFT.IFS([.C492] = 1; &quot;styczeń&quot;; [.C492] = 2; &quot;luty&quot;; [.C492] = 3; &quot;marzec&quot;; [.C492] = 4; &quot;kwiecień&quot;; [.C492] = 5; &quot;maj&quot;; [.C492] = 6; &quot;czerwiec&quot;; [.C492] = 7; &quot;lipiec&quot;; [.C492] = 8; &quot;sierpień&quot;; [.C492] = 9; &quot;wrzesień&quot;; [.C492] = 10; &quot;październik&quot;; [.C492] = 11; &quot;listopad&quot;; [.C492] = 12; &quot;grudzień&quot;)" office:value-type="string" office:string-value="sierpień" calcext:value-type="string">
            <text:p>sierpień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6" calcext:value-type="float">
            <text:p>6</text:p>
          </table:table-cell>
          <table:table-cell table:formula="of:=[.B492] - [.A492]" office:value-type="float" office:value="15" calcext:value-type="float">
            <text:p>15</text:p>
          </table:table-cell>
          <table:table-cell table:formula="of:= 10 * [.G492] * [.H492]" office:value-type="float" office:value="900" calcext:value-type="float">
            <text:p>900</text:p>
          </table:table-cell>
          <table:table-cell table:formula="of:=[.I492] + [.F492] + [.E492]" office:value-type="float" office:value="914.17" calcext:value-type="float">
            <text:p>914,17</text:p>
          </table:table-cell>
          <table:table-cell table:formula="of:= [.E492] + [.F492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9-04" calcext:value-type="date">
            <text:p>2014-09-04</text:p>
          </table:table-cell>
          <table:table-cell table:formula="of:= MONTH([.A493])" office:value-type="float" office:value="8" calcext:value-type="float">
            <text:p>8</text:p>
          </table:table-cell>
          <table:table-cell table:formula="of:=COM.MICROSOFT.IFS([.C493] = 1; &quot;styczeń&quot;; [.C493] = 2; &quot;luty&quot;; [.C493] = 3; &quot;marzec&quot;; [.C493] = 4; &quot;kwiecień&quot;; [.C493] = 5; &quot;maj&quot;; [.C493] = 6; &quot;czerwiec&quot;; [.C493] = 7; &quot;lipiec&quot;; [.C493] = 8; &quot;sierpień&quot;; [.C493] = 9; &quot;wrzesień&quot;; [.C493] = 10; &quot;październik&quot;; [.C493] = 11; &quot;listopad&quot;; [.C493] = 12; &quot;grudzień&quot;)" office:value-type="string" office:string-value="sierpień" calcext:value-type="string">
            <text:p>sierp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493] - [.A493]" office:value-type="float" office:value="11" calcext:value-type="float">
            <text:p>11</text:p>
          </table:table-cell>
          <table:table-cell table:formula="of:= 10 * [.G493] * [.H493]" office:value-type="float" office:value="550" calcext:value-type="float">
            <text:p>550</text:p>
          </table:table-cell>
          <table:table-cell table:formula="of:=[.I493] + [.F493] + [.E493]" office:value-type="float" office:value="561.72" calcext:value-type="float">
            <text:p>561,72</text:p>
          </table:table-cell>
          <table:table-cell table:formula="of:= [.E493] + [.F493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8-30" calcext:value-type="date">
            <text:p>2014-08-30</text:p>
          </table:table-cell>
          <table:table-cell table:formula="of:= MONTH([.A494])" office:value-type="float" office:value="8" calcext:value-type="float">
            <text:p>8</text:p>
          </table:table-cell>
          <table:table-cell table:formula="of:=COM.MICROSOFT.IFS([.C494] = 1; &quot;styczeń&quot;; [.C494] = 2; &quot;luty&quot;; [.C494] = 3; &quot;marzec&quot;; [.C494] = 4; &quot;kwiecień&quot;; [.C494] = 5; &quot;maj&quot;; [.C494] = 6; &quot;czerwiec&quot;; [.C494] = 7; &quot;lipiec&quot;; [.C494] = 8; &quot;sierpień&quot;; [.C494] = 9; &quot;wrzesień&quot;; [.C494] = 10; &quot;październik&quot;; [.C494] = 11; &quot;listopad&quot;; [.C494] = 12; &quot;grudzień&quot;)" office:value-type="string" office:string-value="sierpień" calcext:value-type="string">
            <text:p>sierpień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table:formula="of:=[.B494] - [.A494]" office:value-type="float" office:value="6" calcext:value-type="float">
            <text:p>6</text:p>
          </table:table-cell>
          <table:table-cell table:formula="of:= 10 * [.G494] * [.H494]" office:value-type="float" office:value="120" calcext:value-type="float">
            <text:p>120</text:p>
          </table:table-cell>
          <table:table-cell table:formula="of:=[.I494] + [.F494] + [.E494]" office:value-type="float" office:value="134.69" calcext:value-type="float">
            <text:p>134,69</text:p>
          </table:table-cell>
          <table:table-cell table:formula="of:= [.E494] + [.F494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9-12" calcext:value-type="date">
            <text:p>2014-09-12</text:p>
          </table:table-cell>
          <table:table-cell table:formula="of:= MONTH([.A495])" office:value-type="float" office:value="8" calcext:value-type="float">
            <text:p>8</text:p>
          </table:table-cell>
          <table:table-cell table:formula="of:=COM.MICROSOFT.IFS([.C495] = 1; &quot;styczeń&quot;; [.C495] = 2; &quot;luty&quot;; [.C495] = 3; &quot;marzec&quot;; [.C495] = 4; &quot;kwiecień&quot;; [.C495] = 5; &quot;maj&quot;; [.C495] = 6; &quot;czerwiec&quot;; [.C495] = 7; &quot;lipiec&quot;; [.C495] = 8; &quot;sierpień&quot;; [.C495] = 9; &quot;wrzesień&quot;; [.C495] = 10; &quot;październik&quot;; [.C495] = 11; &quot;listopad&quot;; [.C495] = 12; &quot;grudzień&quot;)" office:value-type="string" office:string-value="sierpień" calcext:value-type="string">
            <text:p>sierpień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495] - [.A495]" office:value-type="float" office:value="19" calcext:value-type="float">
            <text:p>19</text:p>
          </table:table-cell>
          <table:table-cell table:formula="of:= 10 * [.G495] * [.H495]" office:value-type="float" office:value="570" calcext:value-type="float">
            <text:p>570</text:p>
          </table:table-cell>
          <table:table-cell table:formula="of:=[.I495] + [.F495] + [.E495]" office:value-type="float" office:value="579.06" calcext:value-type="float">
            <text:p>579,06</text:p>
          </table:table-cell>
          <table:table-cell table:formula="of:= [.E495] + [.F495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9-03" calcext:value-type="date">
            <text:p>2014-09-03</text:p>
          </table:table-cell>
          <table:table-cell table:formula="of:= MONTH([.A496])" office:value-type="float" office:value="8" calcext:value-type="float">
            <text:p>8</text:p>
          </table:table-cell>
          <table:table-cell table:formula="of:=COM.MICROSOFT.IFS([.C496] = 1; &quot;styczeń&quot;; [.C496] = 2; &quot;luty&quot;; [.C496] = 3; &quot;marzec&quot;; [.C496] = 4; &quot;kwiecień&quot;; [.C496] = 5; &quot;maj&quot;; [.C496] = 6; &quot;czerwiec&quot;; [.C496] = 7; &quot;lipiec&quot;; [.C496] = 8; &quot;sierpień&quot;; [.C496] = 9; &quot;wrzesień&quot;; [.C496] = 10; &quot;październik&quot;; [.C496] = 11; &quot;listopad&quot;; [.C496] = 12; &quot;grudzień&quot;)" office:value-type="string" office:string-value="sierpień" calcext:value-type="string">
            <text:p>sierpień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3" calcext:value-type="float">
            <text:p>3</text:p>
          </table:table-cell>
          <table:table-cell table:formula="of:=[.B496] - [.A496]" office:value-type="float" office:value="10" calcext:value-type="float">
            <text:p>10</text:p>
          </table:table-cell>
          <table:table-cell table:formula="of:= 10 * [.G496] * [.H496]" office:value-type="float" office:value="300" calcext:value-type="float">
            <text:p>300</text:p>
          </table:table-cell>
          <table:table-cell table:formula="of:=[.I496] + [.F496] + [.E496]" office:value-type="float" office:value="314.69" calcext:value-type="float">
            <text:p>314,69</text:p>
          </table:table-cell>
          <table:table-cell table:formula="of:= [.E496] + [.F496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9-13" calcext:value-type="date">
            <text:p>2014-09-13</text:p>
          </table:table-cell>
          <table:table-cell table:formula="of:= MONTH([.A497])" office:value-type="float" office:value="8" calcext:value-type="float">
            <text:p>8</text:p>
          </table:table-cell>
          <table:table-cell table:formula="of:=COM.MICROSOFT.IFS([.C497] = 1; &quot;styczeń&quot;; [.C497] = 2; &quot;luty&quot;; [.C497] = 3; &quot;marzec&quot;; [.C497] = 4; &quot;kwiecień&quot;; [.C497] = 5; &quot;maj&quot;; [.C497] = 6; &quot;czerwiec&quot;; [.C497] = 7; &quot;lipiec&quot;; [.C497] = 8; &quot;sierpień&quot;; [.C497] = 9; &quot;wrzesień&quot;; [.C497] = 10; &quot;październik&quot;; [.C497] = 11; &quot;listopad&quot;; [.C497] = 12; &quot;grudzień&quot;)" office:value-type="string" office:string-value="sierpień" calcext:value-type="string">
            <text:p>sierpień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497] - [.A497]" office:value-type="float" office:value="20" calcext:value-type="float">
            <text:p>20</text:p>
          </table:table-cell>
          <table:table-cell table:formula="of:= 10 * [.G497] * [.H497]" office:value-type="float" office:value="400" calcext:value-type="float">
            <text:p>400</text:p>
          </table:table-cell>
          <table:table-cell table:formula="of:=[.I497] + [.F497] + [.E497]" office:value-type="float" office:value="411.67" calcext:value-type="float">
            <text:p>411,67</text:p>
          </table:table-cell>
          <table:table-cell table:formula="of:= [.E497] + [.F497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9-12" calcext:value-type="date">
            <text:p>2014-09-12</text:p>
          </table:table-cell>
          <table:table-cell table:formula="of:= MONTH([.A498])" office:value-type="float" office:value="8" calcext:value-type="float">
            <text:p>8</text:p>
          </table:table-cell>
          <table:table-cell table:formula="of:=COM.MICROSOFT.IFS([.C498] = 1; &quot;styczeń&quot;; [.C498] = 2; &quot;luty&quot;; [.C498] = 3; &quot;marzec&quot;; [.C498] = 4; &quot;kwiecień&quot;; [.C498] = 5; &quot;maj&quot;; [.C498] = 6; &quot;czerwiec&quot;; [.C498] = 7; &quot;lipiec&quot;; [.C498] = 8; &quot;sierpień&quot;; [.C498] = 9; &quot;wrzesień&quot;; [.C498] = 10; &quot;październik&quot;; [.C498] = 11; &quot;listopad&quot;; [.C498] = 12; &quot;grudzień&quot;)" office:value-type="string" office:string-value="sierpień" calcext:value-type="string">
            <text:p>sierpień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498] - [.A498]" office:value-type="float" office:value="19" calcext:value-type="float">
            <text:p>19</text:p>
          </table:table-cell>
          <table:table-cell table:formula="of:= 10 * [.G498] * [.H498]" office:value-type="float" office:value="380" calcext:value-type="float">
            <text:p>380</text:p>
          </table:table-cell>
          <table:table-cell table:formula="of:=[.I498] + [.F498] + [.E498]" office:value-type="float" office:value="391.74" calcext:value-type="float">
            <text:p>391,74</text:p>
          </table:table-cell>
          <table:table-cell table:formula="of:= [.E498] + [.F498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date" office:date-value="2014-09-20" calcext:value-type="date">
            <text:p>2014-09-20</text:p>
          </table:table-cell>
          <table:table-cell table:formula="of:= MONTH([.A499])" office:value-type="float" office:value="8" calcext:value-type="float">
            <text:p>8</text:p>
          </table:table-cell>
          <table:table-cell table:formula="of:=COM.MICROSOFT.IFS([.C499] = 1; &quot;styczeń&quot;; [.C499] = 2; &quot;luty&quot;; [.C499] = 3; &quot;marzec&quot;; [.C499] = 4; &quot;kwiecień&quot;; [.C499] = 5; &quot;maj&quot;; [.C499] = 6; &quot;czerwiec&quot;; [.C499] = 7; &quot;lipiec&quot;; [.C499] = 8; &quot;sierpień&quot;; [.C499] = 9; &quot;wrzesień&quot;; [.C499] = 10; &quot;październik&quot;; [.C499] = 11; &quot;listopad&quot;; [.C499] = 12; &quot;grudzień&quot;)" office:value-type="string" office:string-value="sierpień" calcext:value-type="string">
            <text:p>sierpień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499] - [.A499]" office:value-type="float" office:value="27" calcext:value-type="float">
            <text:p>27</text:p>
          </table:table-cell>
          <table:table-cell table:formula="of:= 10 * [.G499] * [.H499]" office:value-type="float" office:value="1080" calcext:value-type="float">
            <text:p>1080</text:p>
          </table:table-cell>
          <table:table-cell table:formula="of:=[.I499] + [.F499] + [.E499]" office:value-type="float" office:value="1088.88" calcext:value-type="float">
            <text:p>1088,88</text:p>
          </table:table-cell>
          <table:table-cell table:formula="of:= [.E499] + [.F499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date" office:date-value="2014-09-04" calcext:value-type="date">
            <text:p>2014-09-04</text:p>
          </table:table-cell>
          <table:table-cell table:formula="of:= MONTH([.A500])" office:value-type="float" office:value="8" calcext:value-type="float">
            <text:p>8</text:p>
          </table:table-cell>
          <table:table-cell table:formula="of:=COM.MICROSOFT.IFS([.C500] = 1; &quot;styczeń&quot;; [.C500] = 2; &quot;luty&quot;; [.C500] = 3; &quot;marzec&quot;; [.C500] = 4; &quot;kwiecień&quot;; [.C500] = 5; &quot;maj&quot;; [.C500] = 6; &quot;czerwiec&quot;; [.C500] = 7; &quot;lipiec&quot;; [.C500] = 8; &quot;sierpień&quot;; [.C500] = 9; &quot;wrzesień&quot;; [.C500] = 10; &quot;październik&quot;; [.C500] = 11; &quot;listopad&quot;; [.C500] = 12; &quot;grudzień&quot;)" office:value-type="string" office:string-value="sierpień" calcext:value-type="string">
            <text:p>sierp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500] - [.A500]" office:value-type="float" office:value="10" calcext:value-type="float">
            <text:p>10</text:p>
          </table:table-cell>
          <table:table-cell table:formula="of:= 10 * [.G500] * [.H500]" office:value-type="float" office:value="500" calcext:value-type="float">
            <text:p>500</text:p>
          </table:table-cell>
          <table:table-cell table:formula="of:=[.I500] + [.F500] + [.E500]" office:value-type="float" office:value="511.72" calcext:value-type="float">
            <text:p>511,72</text:p>
          </table:table-cell>
          <table:table-cell table:formula="of:= [.E500] + [.F500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date" office:date-value="2014-09-04" calcext:value-type="date">
            <text:p>2014-09-04</text:p>
          </table:table-cell>
          <table:table-cell table:formula="of:= MONTH([.A501])" office:value-type="float" office:value="8" calcext:value-type="float">
            <text:p>8</text:p>
          </table:table-cell>
          <table:table-cell table:formula="of:=COM.MICROSOFT.IFS([.C501] = 1; &quot;styczeń&quot;; [.C501] = 2; &quot;luty&quot;; [.C501] = 3; &quot;marzec&quot;; [.C501] = 4; &quot;kwiecień&quot;; [.C501] = 5; &quot;maj&quot;; [.C501] = 6; &quot;czerwiec&quot;; [.C501] = 7; &quot;lipiec&quot;; [.C501] = 8; &quot;sierpień&quot;; [.C501] = 9; &quot;wrzesień&quot;; [.C501] = 10; &quot;październik&quot;; [.C501] = 11; &quot;listopad&quot;; [.C501] = 12; &quot;grudzień&quot;)" office:value-type="string" office:string-value="sierpień" calcext:value-type="string">
            <text:p>sierpień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501] - [.A501]" office:value-type="float" office:value="10" calcext:value-type="float">
            <text:p>10</text:p>
          </table:table-cell>
          <table:table-cell table:formula="of:= 10 * [.G501] * [.H501]" office:value-type="float" office:value="200" calcext:value-type="float">
            <text:p>200</text:p>
          </table:table-cell>
          <table:table-cell table:formula="of:=[.I501] + [.F501] + [.E501]" office:value-type="float" office:value="208.61" calcext:value-type="float">
            <text:p>208,61</text:p>
          </table:table-cell>
          <table:table-cell table:formula="of:= [.E501] + [.F501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date" office:date-value="2014-09-05" calcext:value-type="date">
            <text:p>2014-09-05</text:p>
          </table:table-cell>
          <table:table-cell table:formula="of:= MONTH([.A502])" office:value-type="float" office:value="8" calcext:value-type="float">
            <text:p>8</text:p>
          </table:table-cell>
          <table:table-cell table:formula="of:=COM.MICROSOFT.IFS([.C502] = 1; &quot;styczeń&quot;; [.C502] = 2; &quot;luty&quot;; [.C502] = 3; &quot;marzec&quot;; [.C502] = 4; &quot;kwiecień&quot;; [.C502] = 5; &quot;maj&quot;; [.C502] = 6; &quot;czerwiec&quot;; [.C502] = 7; &quot;lipiec&quot;; [.C502] = 8; &quot;sierpień&quot;; [.C502] = 9; &quot;wrzesień&quot;; [.C502] = 10; &quot;październik&quot;; [.C502] = 11; &quot;listopad&quot;; [.C502] = 12; &quot;grudzień&quot;)" office:value-type="string" office:string-value="sierpień" calcext:value-type="string">
            <text:p>sierpień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4" calcext:value-type="float">
            <text:p>4</text:p>
          </table:table-cell>
          <table:table-cell table:formula="of:=[.B502] - [.A502]" office:value-type="float" office:value="11" calcext:value-type="float">
            <text:p>11</text:p>
          </table:table-cell>
          <table:table-cell table:formula="of:= 10 * [.G502] * [.H502]" office:value-type="float" office:value="440" calcext:value-type="float">
            <text:p>440</text:p>
          </table:table-cell>
          <table:table-cell table:formula="of:=[.I502] + [.F502] + [.E502]" office:value-type="float" office:value="450" calcext:value-type="float">
            <text:p>450</text:p>
          </table:table-cell>
          <table:table-cell table:formula="of:= [.E502] + [.F50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date" office:date-value="2014-09-21" calcext:value-type="date">
            <text:p>2014-09-21</text:p>
          </table:table-cell>
          <table:table-cell table:formula="of:= MONTH([.A503])" office:value-type="float" office:value="8" calcext:value-type="float">
            <text:p>8</text:p>
          </table:table-cell>
          <table:table-cell table:formula="of:=COM.MICROSOFT.IFS([.C503] = 1; &quot;styczeń&quot;; [.C503] = 2; &quot;luty&quot;; [.C503] = 3; &quot;marzec&quot;; [.C503] = 4; &quot;kwiecień&quot;; [.C503] = 5; &quot;maj&quot;; [.C503] = 6; &quot;czerwiec&quot;; [.C503] = 7; &quot;lipiec&quot;; [.C503] = 8; &quot;sierpień&quot;; [.C503] = 9; &quot;wrzesień&quot;; [.C503] = 10; &quot;październik&quot;; [.C503] = 11; &quot;listopad&quot;; [.C503] = 12; &quot;grudzień&quot;)" office:value-type="string" office:string-value="sierpień" calcext:value-type="string">
            <text:p>sierpi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formula="of:=[.B503] - [.A503]" office:value-type="float" office:value="27" calcext:value-type="float">
            <text:p>27</text:p>
          </table:table-cell>
          <table:table-cell table:formula="of:= 10 * [.G503] * [.H503]" office:value-type="float" office:value="1620" calcext:value-type="float">
            <text:p>1620</text:p>
          </table:table-cell>
          <table:table-cell table:formula="of:=[.I503] + [.F503] + [.E503]" office:value-type="float" office:value="1625.37" calcext:value-type="float">
            <text:p>1625,37</text:p>
          </table:table-cell>
          <table:table-cell table:formula="of:= [.E503] + [.F503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date" office:date-value="2014-09-12" calcext:value-type="date">
            <text:p>2014-09-12</text:p>
          </table:table-cell>
          <table:table-cell table:formula="of:= MONTH([.A504])" office:value-type="float" office:value="8" calcext:value-type="float">
            <text:p>8</text:p>
          </table:table-cell>
          <table:table-cell table:formula="of:=COM.MICROSOFT.IFS([.C504] = 1; &quot;styczeń&quot;; [.C504] = 2; &quot;luty&quot;; [.C504] = 3; &quot;marzec&quot;; [.C504] = 4; &quot;kwiecień&quot;; [.C504] = 5; &quot;maj&quot;; [.C504] = 6; &quot;czerwiec&quot;; [.C504] = 7; &quot;lipiec&quot;; [.C504] = 8; &quot;sierpień&quot;; [.C504] = 9; &quot;wrzesień&quot;; [.C504] = 10; &quot;październik&quot;; [.C504] = 11; &quot;listopad&quot;; [.C504] = 12; &quot;grudzień&quot;)" office:value-type="string" office:string-value="sierpień" calcext:value-type="string">
            <text:p>sierpień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formula="of:=[.B504] - [.A504]" office:value-type="float" office:value="18" calcext:value-type="float">
            <text:p>18</text:p>
          </table:table-cell>
          <table:table-cell table:formula="of:= 10 * [.G504] * [.H504]" office:value-type="float" office:value="540" calcext:value-type="float">
            <text:p>540</text:p>
          </table:table-cell>
          <table:table-cell table:formula="of:=[.I504] + [.F504] + [.E504]" office:value-type="float" office:value="548.61" calcext:value-type="float">
            <text:p>548,61</text:p>
          </table:table-cell>
          <table:table-cell table:formula="of:= [.E504] + [.F504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8-26" calcext:value-type="date">
            <text:p>2014-08-26</text:p>
          </table:table-cell>
          <table:table-cell office:value-type="date" office:date-value="2014-09-14" calcext:value-type="date">
            <text:p>2014-09-14</text:p>
          </table:table-cell>
          <table:table-cell table:formula="of:= MONTH([.A505])" office:value-type="float" office:value="8" calcext:value-type="float">
            <text:p>8</text:p>
          </table:table-cell>
          <table:table-cell table:formula="of:=COM.MICROSOFT.IFS([.C505] = 1; &quot;styczeń&quot;; [.C505] = 2; &quot;luty&quot;; [.C505] = 3; &quot;marzec&quot;; [.C505] = 4; &quot;kwiecień&quot;; [.C505] = 5; &quot;maj&quot;; [.C505] = 6; &quot;czerwiec&quot;; [.C505] = 7; &quot;lipiec&quot;; [.C505] = 8; &quot;sierpień&quot;; [.C505] = 9; &quot;wrzesień&quot;; [.C505] = 10; &quot;październik&quot;; [.C505] = 11; &quot;listopad&quot;; [.C505] = 12; &quot;grudzień&quot;)" office:value-type="string" office:string-value="sierpień" calcext:value-type="string">
            <text:p>sierpi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4" calcext:value-type="float">
            <text:p>4</text:p>
          </table:table-cell>
          <table:table-cell table:formula="of:=[.B505] - [.A505]" office:value-type="float" office:value="19" calcext:value-type="float">
            <text:p>19</text:p>
          </table:table-cell>
          <table:table-cell table:formula="of:= 10 * [.G505] * [.H505]" office:value-type="float" office:value="760" calcext:value-type="float">
            <text:p>760</text:p>
          </table:table-cell>
          <table:table-cell table:formula="of:=[.I505] + [.F505] + [.E505]" office:value-type="float" office:value="765.37" calcext:value-type="float">
            <text:p>765,37</text:p>
          </table:table-cell>
          <table:table-cell table:formula="of:= [.E505] + [.F505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8-27" calcext:value-type="date">
            <text:p>2014-08-27</text:p>
          </table:table-cell>
          <table:table-cell office:value-type="date" office:date-value="2014-09-02" calcext:value-type="date">
            <text:p>2014-09-02</text:p>
          </table:table-cell>
          <table:table-cell table:formula="of:= MONTH([.A506])" office:value-type="float" office:value="8" calcext:value-type="float">
            <text:p>8</text:p>
          </table:table-cell>
          <table:table-cell table:formula="of:=COM.MICROSOFT.IFS([.C506] = 1; &quot;styczeń&quot;; [.C506] = 2; &quot;luty&quot;; [.C506] = 3; &quot;marzec&quot;; [.C506] = 4; &quot;kwiecień&quot;; [.C506] = 5; &quot;maj&quot;; [.C506] = 6; &quot;czerwiec&quot;; [.C506] = 7; &quot;lipiec&quot;; [.C506] = 8; &quot;sierpień&quot;; [.C506] = 9; &quot;wrzesień&quot;; [.C506] = 10; &quot;październik&quot;; [.C506] = 11; &quot;listopad&quot;; [.C506] = 12; &quot;grudzień&quot;)" office:value-type="string" office:string-value="sierpień" calcext:value-type="string">
            <text:p>sierpi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506] - [.A506]" office:value-type="float" office:value="6" calcext:value-type="float">
            <text:p>6</text:p>
          </table:table-cell>
          <table:table-cell table:formula="of:= 10 * [.G506] * [.H506]" office:value-type="float" office:value="240" calcext:value-type="float">
            <text:p>240</text:p>
          </table:table-cell>
          <table:table-cell table:formula="of:=[.I506] + [.F506] + [.E506]" office:value-type="float" office:value="246.51" calcext:value-type="float">
            <text:p>246,51</text:p>
          </table:table-cell>
          <table:table-cell table:formula="of:= [.E506] + [.F506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date" office:date-value="2014-09-26" calcext:value-type="date">
            <text:p>2014-09-26</text:p>
          </table:table-cell>
          <table:table-cell table:formula="of:= MONTH([.A507])" office:value-type="float" office:value="8" calcext:value-type="float">
            <text:p>8</text:p>
          </table:table-cell>
          <table:table-cell table:formula="of:=COM.MICROSOFT.IFS([.C507] = 1; &quot;styczeń&quot;; [.C507] = 2; &quot;luty&quot;; [.C507] = 3; &quot;marzec&quot;; [.C507] = 4; &quot;kwiecień&quot;; [.C507] = 5; &quot;maj&quot;; [.C507] = 6; &quot;czerwiec&quot;; [.C507] = 7; &quot;lipiec&quot;; [.C507] = 8; &quot;sierpień&quot;; [.C507] = 9; &quot;wrzesień&quot;; [.C507] = 10; &quot;październik&quot;; [.C507] = 11; &quot;listopad&quot;; [.C507] = 12; &quot;grudzień&quot;)" office:value-type="string" office:string-value="sierpień" calcext:value-type="string">
            <text:p>sierpień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4" calcext:value-type="float">
            <text:p>4</text:p>
          </table:table-cell>
          <table:table-cell table:formula="of:=[.B507] - [.A507]" office:value-type="float" office:value="27" calcext:value-type="float">
            <text:p>27</text:p>
          </table:table-cell>
          <table:table-cell table:formula="of:= 10 * [.G507] * [.H507]" office:value-type="float" office:value="1080" calcext:value-type="float">
            <text:p>1080</text:p>
          </table:table-cell>
          <table:table-cell table:formula="of:=[.I507] + [.F507] + [.E507]" office:value-type="float" office:value="1091.22" calcext:value-type="float">
            <text:p>1091,22</text:p>
          </table:table-cell>
          <table:table-cell table:formula="of:= [.E507] + [.F507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date" office:date-value="2014-09-12" calcext:value-type="date">
            <text:p>2014-09-12</text:p>
          </table:table-cell>
          <table:table-cell table:formula="of:= MONTH([.A508])" office:value-type="float" office:value="8" calcext:value-type="float">
            <text:p>8</text:p>
          </table:table-cell>
          <table:table-cell table:formula="of:=COM.MICROSOFT.IFS([.C508] = 1; &quot;styczeń&quot;; [.C508] = 2; &quot;luty&quot;; [.C508] = 3; &quot;marzec&quot;; [.C508] = 4; &quot;kwiecień&quot;; [.C508] = 5; &quot;maj&quot;; [.C508] = 6; &quot;czerwiec&quot;; [.C508] = 7; &quot;lipiec&quot;; [.C508] = 8; &quot;sierpień&quot;; [.C508] = 9; &quot;wrzesień&quot;; [.C508] = 10; &quot;październik&quot;; [.C508] = 11; &quot;listopad&quot;; [.C508] = 12; &quot;grudzień&quot;)" office:value-type="string" office:string-value="sierpień" calcext:value-type="string">
            <text:p>sierpień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508] - [.A508]" office:value-type="float" office:value="13" calcext:value-type="float">
            <text:p>13</text:p>
          </table:table-cell>
          <table:table-cell table:formula="of:= 10 * [.G508] * [.H508]" office:value-type="float" office:value="260" calcext:value-type="float">
            <text:p>260</text:p>
          </table:table-cell>
          <table:table-cell table:formula="of:=[.I508] + [.F508] + [.E508]" office:value-type="float" office:value="269.12" calcext:value-type="float">
            <text:p>269,12</text:p>
          </table:table-cell>
          <table:table-cell table:formula="of:= [.E508] + [.F508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date" office:date-value="2014-09-01" calcext:value-type="date">
            <text:p>2014-09-01</text:p>
          </table:table-cell>
          <table:table-cell table:formula="of:= MONTH([.A509])" office:value-type="float" office:value="8" calcext:value-type="float">
            <text:p>8</text:p>
          </table:table-cell>
          <table:table-cell table:formula="of:=COM.MICROSOFT.IFS([.C509] = 1; &quot;styczeń&quot;; [.C509] = 2; &quot;luty&quot;; [.C509] = 3; &quot;marzec&quot;; [.C509] = 4; &quot;kwiecień&quot;; [.C509] = 5; &quot;maj&quot;; [.C509] = 6; &quot;czerwiec&quot;; [.C509] = 7; &quot;lipiec&quot;; [.C509] = 8; &quot;sierpień&quot;; [.C509] = 9; &quot;wrzesień&quot;; [.C509] = 10; &quot;październik&quot;; [.C509] = 11; &quot;listopad&quot;; [.C509] = 12; &quot;grudzień&quot;)" office:value-type="string" office:string-value="sierpień" calcext:value-type="string">
            <text:p>sierpień</text:p>
          </table:table-cell>
          <table:table-cell office:value-type="float" office:value="5.57" calcext:value-type="float">
            <text:p>5,5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509] - [.A509]" office:value-type="float" office:value="2" calcext:value-type="float">
            <text:p>2</text:p>
          </table:table-cell>
          <table:table-cell table:formula="of:= 10 * [.G509] * [.H509]" office:value-type="float" office:value="40" calcext:value-type="float">
            <text:p>40</text:p>
          </table:table-cell>
          <table:table-cell table:formula="of:=[.I509] + [.F509] + [.E509]" office:value-type="float" office:value="45.72" calcext:value-type="float">
            <text:p>45,72</text:p>
          </table:table-cell>
          <table:table-cell table:formula="of:= [.E509] + [.F509]" office:value-type="float" office:value="5.72" calcext:value-type="float">
            <text:p>5,72</text:p>
          </table:table-cell>
          <table:table-cell table:number-columns-repeated="7"/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date" office:date-value="2014-09-25" calcext:value-type="date">
            <text:p>2014-09-25</text:p>
          </table:table-cell>
          <table:table-cell table:formula="of:= MONTH([.A510])" office:value-type="float" office:value="8" calcext:value-type="float">
            <text:p>8</text:p>
          </table:table-cell>
          <table:table-cell table:formula="of:=COM.MICROSOFT.IFS([.C510] = 1; &quot;styczeń&quot;; [.C510] = 2; &quot;luty&quot;; [.C510] = 3; &quot;marzec&quot;; [.C510] = 4; &quot;kwiecień&quot;; [.C510] = 5; &quot;maj&quot;; [.C510] = 6; &quot;czerwiec&quot;; [.C510] = 7; &quot;lipiec&quot;; [.C510] = 8; &quot;sierpień&quot;; [.C510] = 9; &quot;wrzesień&quot;; [.C510] = 10; &quot;październik&quot;; [.C510] = 11; &quot;listopad&quot;; [.C510] = 12; &quot;grudzień&quot;)" office:value-type="string" office:string-value="sierpień" calcext:value-type="string">
            <text:p>sierpień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formula="of:=[.B510] - [.A510]" office:value-type="float" office:value="26" calcext:value-type="float">
            <text:p>26</text:p>
          </table:table-cell>
          <table:table-cell table:formula="of:= 10 * [.G510] * [.H510]" office:value-type="float" office:value="780" calcext:value-type="float">
            <text:p>780</text:p>
          </table:table-cell>
          <table:table-cell table:formula="of:=[.I510] + [.F510] + [.E510]" office:value-type="float" office:value="786.39" calcext:value-type="float">
            <text:p>786,39</text:p>
          </table:table-cell>
          <table:table-cell table:formula="of:= [.E510] + [.F510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date" office:date-value="2014-09-14" calcext:value-type="date">
            <text:p>2014-09-14</text:p>
          </table:table-cell>
          <table:table-cell table:formula="of:= MONTH([.A511])" office:value-type="float" office:value="8" calcext:value-type="float">
            <text:p>8</text:p>
          </table:table-cell>
          <table:table-cell table:formula="of:=COM.MICROSOFT.IFS([.C511] = 1; &quot;styczeń&quot;; [.C511] = 2; &quot;luty&quot;; [.C511] = 3; &quot;marzec&quot;; [.C511] = 4; &quot;kwiecień&quot;; [.C511] = 5; &quot;maj&quot;; [.C511] = 6; &quot;czerwiec&quot;; [.C511] = 7; &quot;lipiec&quot;; [.C511] = 8; &quot;sierpień&quot;; [.C511] = 9; &quot;wrzesień&quot;; [.C511] = 10; &quot;październik&quot;; [.C511] = 11; &quot;listopad&quot;; [.C511] = 12; &quot;grudzień&quot;)" office:value-type="string" office:string-value="sierpień" calcext:value-type="string">
            <text:p>sierp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511] - [.A511]" office:value-type="float" office:value="15" calcext:value-type="float">
            <text:p>15</text:p>
          </table:table-cell>
          <table:table-cell table:formula="of:= 10 * [.G511] * [.H511]" office:value-type="float" office:value="600" calcext:value-type="float">
            <text:p>600</text:p>
          </table:table-cell>
          <table:table-cell table:formula="of:=[.I511] + [.F511] + [.E511]" office:value-type="float" office:value="611.72" calcext:value-type="float">
            <text:p>611,72</text:p>
          </table:table-cell>
          <table:table-cell table:formula="of:= [.E511] + [.F511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date" office:date-value="2014-09-21" calcext:value-type="date">
            <text:p>2014-09-21</text:p>
          </table:table-cell>
          <table:table-cell table:formula="of:= MONTH([.A512])" office:value-type="float" office:value="8" calcext:value-type="float">
            <text:p>8</text:p>
          </table:table-cell>
          <table:table-cell table:formula="of:=COM.MICROSOFT.IFS([.C512] = 1; &quot;styczeń&quot;; [.C512] = 2; &quot;luty&quot;; [.C512] = 3; &quot;marzec&quot;; [.C512] = 4; &quot;kwiecień&quot;; [.C512] = 5; &quot;maj&quot;; [.C512] = 6; &quot;czerwiec&quot;; [.C512] = 7; &quot;lipiec&quot;; [.C512] = 8; &quot;sierpień&quot;; [.C512] = 9; &quot;wrzesień&quot;; [.C512] = 10; &quot;październik&quot;; [.C512] = 11; &quot;listopad&quot;; [.C512] = 12; &quot;grudzień&quot;)" office:value-type="string" office:string-value="sierpień" calcext:value-type="string">
            <text:p>sierpień</text:p>
          </table:table-cell>
          <table:table-cell office:value-type="float" office:value="16.94" calcext:value-type="float">
            <text:p>16,94</text:p>
          </table:table-cell>
          <table:table-cell office:value-type="float" office:value="0.45" calcext:value-type="float">
            <text:p>0,45</text:p>
          </table:table-cell>
          <table:table-cell office:value-type="float" office:value="3" calcext:value-type="float">
            <text:p>3</text:p>
          </table:table-cell>
          <table:table-cell table:formula="of:=[.B512] - [.A512]" office:value-type="float" office:value="22" calcext:value-type="float">
            <text:p>22</text:p>
          </table:table-cell>
          <table:table-cell table:formula="of:= 10 * [.G512] * [.H512]" office:value-type="float" office:value="660" calcext:value-type="float">
            <text:p>660</text:p>
          </table:table-cell>
          <table:table-cell table:formula="of:=[.I512] + [.F512] + [.E512]" office:value-type="float" office:value="677.39" calcext:value-type="float">
            <text:p>677,39</text:p>
          </table:table-cell>
          <table:table-cell table:formula="of:= [.E512] + [.F512]" office:value-type="float" office:value="17.39" calcext:value-type="float">
            <text:p>17,39</text:p>
          </table:table-cell>
          <table:table-cell table:number-columns-repeated="7"/>
        </table:table-row>
        <table:table-row table:style-name="ro1">
          <table:table-cell office:value-type="date" office:date-value="2014-09-03" calcext:value-type="date">
            <text:p>2014-09-03</text:p>
          </table:table-cell>
          <table:table-cell office:value-type="date" office:date-value="2014-09-19" calcext:value-type="date">
            <text:p>2014-09-19</text:p>
          </table:table-cell>
          <table:table-cell table:formula="of:= MONTH([.A513])" office:value-type="float" office:value="9" calcext:value-type="float">
            <text:p>9</text:p>
          </table:table-cell>
          <table:table-cell table:formula="of:=COM.MICROSOFT.IFS([.C513] = 1; &quot;styczeń&quot;; [.C513] = 2; &quot;luty&quot;; [.C513] = 3; &quot;marzec&quot;; [.C513] = 4; &quot;kwiecień&quot;; [.C513] = 5; &quot;maj&quot;; [.C513] = 6; &quot;czerwiec&quot;; [.C513] = 7; &quot;lipiec&quot;; [.C513] = 8; &quot;sierpień&quot;; [.C513] = 9; &quot;wrzesień&quot;; [.C513] = 10; &quot;październik&quot;; [.C513] = 11; &quot;listopad&quot;; [.C513] = 12; &quot;grudzień&quot;)" office:value-type="string" office:string-value="wrzesień" calcext:value-type="string">
            <text:p>wrzesień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formula="of:=[.B513] - [.A513]" office:value-type="float" office:value="16" calcext:value-type="float">
            <text:p>16</text:p>
          </table:table-cell>
          <table:table-cell table:formula="of:= 10 * [.G513] * [.H513]" office:value-type="float" office:value="640" calcext:value-type="float">
            <text:p>640</text:p>
          </table:table-cell>
          <table:table-cell table:formula="of:=[.I513] + [.F513] + [.E513]" office:value-type="float" office:value="647.25" calcext:value-type="float">
            <text:p>647,25</text:p>
          </table:table-cell>
          <table:table-cell table:formula="of:= [.E513] + [.F513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17" calcext:value-type="date">
            <text:p>2014-09-17</text:p>
          </table:table-cell>
          <table:table-cell table:formula="of:= MONTH([.A514])" office:value-type="float" office:value="9" calcext:value-type="float">
            <text:p>9</text:p>
          </table:table-cell>
          <table:table-cell table:formula="of:=COM.MICROSOFT.IFS([.C514] = 1; &quot;styczeń&quot;; [.C514] = 2; &quot;luty&quot;; [.C514] = 3; &quot;marzec&quot;; [.C514] = 4; &quot;kwiecień&quot;; [.C514] = 5; &quot;maj&quot;; [.C514] = 6; &quot;czerwiec&quot;; [.C514] = 7; &quot;lipiec&quot;; [.C514] = 8; &quot;sierpień&quot;; [.C514] = 9; &quot;wrzesień&quot;; [.C514] = 10; &quot;październik&quot;; [.C514] = 11; &quot;listopad&quot;; [.C514] = 12; &quot;grudzień&quot;)" office:value-type="string" office:string-value="wrzesień" calcext:value-type="string">
            <text:p>wrzesień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514] - [.A514]" office:value-type="float" office:value="13" calcext:value-type="float">
            <text:p>13</text:p>
          </table:table-cell>
          <table:table-cell table:formula="of:= 10 * [.G514] * [.H514]" office:value-type="float" office:value="520" calcext:value-type="float">
            <text:p>520</text:p>
          </table:table-cell>
          <table:table-cell table:formula="of:=[.I514] + [.F514] + [.E514]" office:value-type="float" office:value="525.79" calcext:value-type="float">
            <text:p>525,79</text:p>
          </table:table-cell>
          <table:table-cell table:formula="of:= [.E514] + [.F514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16" calcext:value-type="date">
            <text:p>2014-09-16</text:p>
          </table:table-cell>
          <table:table-cell table:formula="of:= MONTH([.A515])" office:value-type="float" office:value="9" calcext:value-type="float">
            <text:p>9</text:p>
          </table:table-cell>
          <table:table-cell table:formula="of:=COM.MICROSOFT.IFS([.C515] = 1; &quot;styczeń&quot;; [.C515] = 2; &quot;luty&quot;; [.C515] = 3; &quot;marzec&quot;; [.C515] = 4; &quot;kwiecień&quot;; [.C515] = 5; &quot;maj&quot;; [.C515] = 6; &quot;czerwiec&quot;; [.C515] = 7; &quot;lipiec&quot;; [.C515] = 8; &quot;sierpień&quot;; [.C515] = 9; &quot;wrzesień&quot;; [.C515] = 10; &quot;październik&quot;; [.C515] = 11; &quot;listopad&quot;; [.C515] = 12; &quot;grudzień&quot;)" office:value-type="string" office:string-value="wrzesień" calcext:value-type="string">
            <text:p>wrzesień</text:p>
          </table:table-cell>
          <table:table-cell office:value-type="float" office:value="7.3" calcext:value-type="float">
            <text:p>7,3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515] - [.A515]" office:value-type="float" office:value="12" calcext:value-type="float">
            <text:p>12</text:p>
          </table:table-cell>
          <table:table-cell table:formula="of:= 10 * [.G515] * [.H515]" office:value-type="float" office:value="360" calcext:value-type="float">
            <text:p>360</text:p>
          </table:table-cell>
          <table:table-cell table:formula="of:=[.I515] + [.F515] + [.E515]" office:value-type="float" office:value="367.49" calcext:value-type="float">
            <text:p>367,49</text:p>
          </table:table-cell>
          <table:table-cell table:formula="of:= [.E515] + [.F515]" office:value-type="float" office:value="7.49" calcext:value-type="float">
            <text:p>7,49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14" calcext:value-type="date">
            <text:p>2014-09-14</text:p>
          </table:table-cell>
          <table:table-cell table:formula="of:= MONTH([.A516])" office:value-type="float" office:value="9" calcext:value-type="float">
            <text:p>9</text:p>
          </table:table-cell>
          <table:table-cell table:formula="of:=COM.MICROSOFT.IFS([.C516] = 1; &quot;styczeń&quot;; [.C516] = 2; &quot;luty&quot;; [.C516] = 3; &quot;marzec&quot;; [.C516] = 4; &quot;kwiecień&quot;; [.C516] = 5; &quot;maj&quot;; [.C516] = 6; &quot;czerwiec&quot;; [.C516] = 7; &quot;lipiec&quot;; [.C516] = 8; &quot;sierpień&quot;; [.C516] = 9; &quot;wrzesień&quot;; [.C516] = 10; &quot;październik&quot;; [.C516] = 11; &quot;listopad&quot;; [.C516] = 12; &quot;grudzień&quot;)" office:value-type="string" office:string-value="wrzesień" calcext:value-type="string">
            <text:p>wrzesień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516] - [.A516]" office:value-type="float" office:value="10" calcext:value-type="float">
            <text:p>10</text:p>
          </table:table-cell>
          <table:table-cell table:formula="of:= 10 * [.G516] * [.H516]" office:value-type="float" office:value="300" calcext:value-type="float">
            <text:p>300</text:p>
          </table:table-cell>
          <table:table-cell table:formula="of:=[.I516] + [.F516] + [.E516]" office:value-type="float" office:value="307.25" calcext:value-type="float">
            <text:p>307,25</text:p>
          </table:table-cell>
          <table:table-cell table:formula="of:= [.E516] + [.F516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14" calcext:value-type="date">
            <text:p>2014-09-14</text:p>
          </table:table-cell>
          <table:table-cell table:formula="of:= MONTH([.A517])" office:value-type="float" office:value="9" calcext:value-type="float">
            <text:p>9</text:p>
          </table:table-cell>
          <table:table-cell table:formula="of:=COM.MICROSOFT.IFS([.C517] = 1; &quot;styczeń&quot;; [.C517] = 2; &quot;luty&quot;; [.C517] = 3; &quot;marzec&quot;; [.C517] = 4; &quot;kwiecień&quot;; [.C517] = 5; &quot;maj&quot;; [.C517] = 6; &quot;czerwiec&quot;; [.C517] = 7; &quot;lipiec&quot;; [.C517] = 8; &quot;sierpień&quot;; [.C517] = 9; &quot;wrzesień&quot;; [.C517] = 10; &quot;październik&quot;; [.C517] = 11; &quot;listopad&quot;; [.C517] = 12; &quot;grudzień&quot;)" office:value-type="string" office:string-value="wrzesień" calcext:value-type="string">
            <text:p>wrzesień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517] - [.A517]" office:value-type="float" office:value="10" calcext:value-type="float">
            <text:p>10</text:p>
          </table:table-cell>
          <table:table-cell table:formula="of:= 10 * [.G517] * [.H517]" office:value-type="float" office:value="500" calcext:value-type="float">
            <text:p>500</text:p>
          </table:table-cell>
          <table:table-cell table:formula="of:=[.I517] + [.F517] + [.E517]" office:value-type="float" office:value="505.79" calcext:value-type="float">
            <text:p>505,79</text:p>
          </table:table-cell>
          <table:table-cell table:formula="of:= [.E517] + [.F517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07" calcext:value-type="date">
            <text:p>2014-09-07</text:p>
          </table:table-cell>
          <table:table-cell table:formula="of:= MONTH([.A518])" office:value-type="float" office:value="9" calcext:value-type="float">
            <text:p>9</text:p>
          </table:table-cell>
          <table:table-cell table:formula="of:=COM.MICROSOFT.IFS([.C518] = 1; &quot;styczeń&quot;; [.C518] = 2; &quot;luty&quot;; [.C518] = 3; &quot;marzec&quot;; [.C518] = 4; &quot;kwiecień&quot;; [.C518] = 5; &quot;maj&quot;; [.C518] = 6; &quot;czerwiec&quot;; [.C518] = 7; &quot;lipiec&quot;; [.C518] = 8; &quot;sierpień&quot;; [.C518] = 9; &quot;wrzesień&quot;; [.C518] = 10; &quot;październik&quot;; [.C518] = 11; &quot;listopad&quot;; [.C518] = 12; &quot;grudzień&quot;)" office:value-type="string" office:string-value="wrzesień" calcext:value-type="string">
            <text:p>wrzes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518] - [.A518]" office:value-type="float" office:value="3" calcext:value-type="float">
            <text:p>3</text:p>
          </table:table-cell>
          <table:table-cell table:formula="of:= 10 * [.G518] * [.H518]" office:value-type="float" office:value="180" calcext:value-type="float">
            <text:p>180</text:p>
          </table:table-cell>
          <table:table-cell table:formula="of:=[.I518] + [.F518] + [.E518]" office:value-type="float" office:value="183.83" calcext:value-type="float">
            <text:p>183,83</text:p>
          </table:table-cell>
          <table:table-cell table:formula="of:= [.E518] + [.F518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26" calcext:value-type="date">
            <text:p>2014-09-26</text:p>
          </table:table-cell>
          <table:table-cell table:formula="of:= MONTH([.A519])" office:value-type="float" office:value="9" calcext:value-type="float">
            <text:p>9</text:p>
          </table:table-cell>
          <table:table-cell table:formula="of:=COM.MICROSOFT.IFS([.C519] = 1; &quot;styczeń&quot;; [.C519] = 2; &quot;luty&quot;; [.C519] = 3; &quot;marzec&quot;; [.C519] = 4; &quot;kwiecień&quot;; [.C519] = 5; &quot;maj&quot;; [.C519] = 6; &quot;czerwiec&quot;; [.C519] = 7; &quot;lipiec&quot;; [.C519] = 8; &quot;sierpień&quot;; [.C519] = 9; &quot;wrzesień&quot;; [.C519] = 10; &quot;październik&quot;; [.C519] = 11; &quot;listopad&quot;; [.C519] = 12; &quot;grudzień&quot;)" office:value-type="string" office:string-value="wrzesień" calcext:value-type="string">
            <text:p>wrzesień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6" calcext:value-type="float">
            <text:p>6</text:p>
          </table:table-cell>
          <table:table-cell table:formula="of:=[.B519] - [.A519]" office:value-type="float" office:value="22" calcext:value-type="float">
            <text:p>22</text:p>
          </table:table-cell>
          <table:table-cell table:formula="of:= 10 * [.G519] * [.H519]" office:value-type="float" office:value="1320" calcext:value-type="float">
            <text:p>1320</text:p>
          </table:table-cell>
          <table:table-cell table:formula="of:=[.I519] + [.F519] + [.E519]" office:value-type="float" office:value="1334.17" calcext:value-type="float">
            <text:p>1334,17</text:p>
          </table:table-cell>
          <table:table-cell table:formula="of:= [.E519] + [.F519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14" calcext:value-type="date">
            <text:p>2014-09-14</text:p>
          </table:table-cell>
          <table:table-cell table:formula="of:= MONTH([.A520])" office:value-type="float" office:value="9" calcext:value-type="float">
            <text:p>9</text:p>
          </table:table-cell>
          <table:table-cell table:formula="of:=COM.MICROSOFT.IFS([.C520] = 1; &quot;styczeń&quot;; [.C520] = 2; &quot;luty&quot;; [.C520] = 3; &quot;marzec&quot;; [.C520] = 4; &quot;kwiecień&quot;; [.C520] = 5; &quot;maj&quot;; [.C520] = 6; &quot;czerwiec&quot;; [.C520] = 7; &quot;lipiec&quot;; [.C520] = 8; &quot;sierpień&quot;; [.C520] = 9; &quot;wrzesień&quot;; [.C520] = 10; &quot;październik&quot;; [.C520] = 11; &quot;listopad&quot;; [.C520] = 12; &quot;grudzień&quot;)" office:value-type="string" office:string-value="wrzesień" calcext:value-type="string">
            <text:p>wrzesień</text:p>
          </table:table-cell>
          <table:table-cell office:value-type="float" office:value="5.47" calcext:value-type="float">
            <text:p>5,47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B520] - [.A520]" office:value-type="float" office:value="10" calcext:value-type="float">
            <text:p>10</text:p>
          </table:table-cell>
          <table:table-cell table:formula="of:= 10 * [.G520] * [.H520]" office:value-type="float" office:value="200" calcext:value-type="float">
            <text:p>200</text:p>
          </table:table-cell>
          <table:table-cell table:formula="of:=[.I520] + [.F520] + [.E520]" office:value-type="float" office:value="205.61" calcext:value-type="float">
            <text:p>205,61</text:p>
          </table:table-cell>
          <table:table-cell table:formula="of:= [.E520] + [.F520]" office:value-type="float" office:value="5.61" calcext:value-type="float">
            <text:p>5,61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10-02" calcext:value-type="date">
            <text:p>2014-10-02</text:p>
          </table:table-cell>
          <table:table-cell table:formula="of:= MONTH([.A521])" office:value-type="float" office:value="9" calcext:value-type="float">
            <text:p>9</text:p>
          </table:table-cell>
          <table:table-cell table:formula="of:=COM.MICROSOFT.IFS([.C521] = 1; &quot;styczeń&quot;; [.C521] = 2; &quot;luty&quot;; [.C521] = 3; &quot;marzec&quot;; [.C521] = 4; &quot;kwiecień&quot;; [.C521] = 5; &quot;maj&quot;; [.C521] = 6; &quot;czerwiec&quot;; [.C521] = 7; &quot;lipiec&quot;; [.C521] = 8; &quot;sierpień&quot;; [.C521] = 9; &quot;wrzesień&quot;; [.C521] = 10; &quot;październik&quot;; [.C521] = 11; &quot;listopad&quot;; [.C521] = 12; &quot;grudzień&quot;)" office:value-type="string" office:string-value="wrzesień" calcext:value-type="string">
            <text:p>wrzesień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521] - [.A521]" office:value-type="float" office:value="28" calcext:value-type="float">
            <text:p>28</text:p>
          </table:table-cell>
          <table:table-cell table:formula="of:= 10 * [.G521] * [.H521]" office:value-type="float" office:value="1680" calcext:value-type="float">
            <text:p>1680</text:p>
          </table:table-cell>
          <table:table-cell table:formula="of:=[.I521] + [.F521] + [.E521]" office:value-type="float" office:value="1687.5" calcext:value-type="float">
            <text:p>1687,5</text:p>
          </table:table-cell>
          <table:table-cell table:formula="of:= [.E521] + [.F521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06" calcext:value-type="date">
            <text:p>2014-09-06</text:p>
          </table:table-cell>
          <table:table-cell table:formula="of:= MONTH([.A522])" office:value-type="float" office:value="9" calcext:value-type="float">
            <text:p>9</text:p>
          </table:table-cell>
          <table:table-cell table:formula="of:=COM.MICROSOFT.IFS([.C522] = 1; &quot;styczeń&quot;; [.C522] = 2; &quot;luty&quot;; [.C522] = 3; &quot;marzec&quot;; [.C522] = 4; &quot;kwiecień&quot;; [.C522] = 5; &quot;maj&quot;; [.C522] = 6; &quot;czerwiec&quot;; [.C522] = 7; &quot;lipiec&quot;; [.C522] = 8; &quot;sierpień&quot;; [.C522] = 9; &quot;wrzesień&quot;; [.C522] = 10; &quot;październik&quot;; [.C522] = 11; &quot;listopad&quot;; [.C522] = 12; &quot;grudzień&quot;)" office:value-type="string" office:string-value="wrzesień" calcext:value-type="string">
            <text:p>wrzes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522] - [.A522]" office:value-type="float" office:value="2" calcext:value-type="float">
            <text:p>2</text:p>
          </table:table-cell>
          <table:table-cell table:formula="of:= 10 * [.G522] * [.H522]" office:value-type="float" office:value="60" calcext:value-type="float">
            <text:p>60</text:p>
          </table:table-cell>
          <table:table-cell table:formula="of:=[.I522] + [.F522] + [.E522]" office:value-type="float" office:value="63.83" calcext:value-type="float">
            <text:p>63,83</text:p>
          </table:table-cell>
          <table:table-cell table:formula="of:= [.E522] + [.F522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25" calcext:value-type="date">
            <text:p>2014-09-25</text:p>
          </table:table-cell>
          <table:table-cell table:formula="of:= MONTH([.A523])" office:value-type="float" office:value="9" calcext:value-type="float">
            <text:p>9</text:p>
          </table:table-cell>
          <table:table-cell table:formula="of:=COM.MICROSOFT.IFS([.C523] = 1; &quot;styczeń&quot;; [.C523] = 2; &quot;luty&quot;; [.C523] = 3; &quot;marzec&quot;; [.C523] = 4; &quot;kwiecień&quot;; [.C523] = 5; &quot;maj&quot;; [.C523] = 6; &quot;czerwiec&quot;; [.C523] = 7; &quot;lipiec&quot;; [.C523] = 8; &quot;sierpień&quot;; [.C523] = 9; &quot;wrzesień&quot;; [.C523] = 10; &quot;październik&quot;; [.C523] = 11; &quot;listopad&quot;; [.C523] = 12; &quot;grudzień&quot;)" office:value-type="string" office:string-value="wrzesień" calcext:value-type="string">
            <text:p>wrzesień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4" calcext:value-type="float">
            <text:p>4</text:p>
          </table:table-cell>
          <table:table-cell table:formula="of:=[.B523] - [.A523]" office:value-type="float" office:value="21" calcext:value-type="float">
            <text:p>21</text:p>
          </table:table-cell>
          <table:table-cell table:formula="of:= 10 * [.G523] * [.H523]" office:value-type="float" office:value="840" calcext:value-type="float">
            <text:p>840</text:p>
          </table:table-cell>
          <table:table-cell table:formula="of:=[.I523] + [.F523] + [.E523]" office:value-type="float" office:value="848.61" calcext:value-type="float">
            <text:p>848,61</text:p>
          </table:table-cell>
          <table:table-cell table:formula="of:= [.E523] + [.F523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15" calcext:value-type="date">
            <text:p>2014-09-15</text:p>
          </table:table-cell>
          <table:table-cell table:formula="of:= MONTH([.A524])" office:value-type="float" office:value="9" calcext:value-type="float">
            <text:p>9</text:p>
          </table:table-cell>
          <table:table-cell table:formula="of:=COM.MICROSOFT.IFS([.C524] = 1; &quot;styczeń&quot;; [.C524] = 2; &quot;luty&quot;; [.C524] = 3; &quot;marzec&quot;; [.C524] = 4; &quot;kwiecień&quot;; [.C524] = 5; &quot;maj&quot;; [.C524] = 6; &quot;czerwiec&quot;; [.C524] = 7; &quot;lipiec&quot;; [.C524] = 8; &quot;sierpień&quot;; [.C524] = 9; &quot;wrzesień&quot;; [.C524] = 10; &quot;październik&quot;; [.C524] = 11; &quot;listopad&quot;; [.C524] = 12; &quot;grudzień&quot;)" office:value-type="string" office:string-value="wrzesień" calcext:value-type="string">
            <text:p>wrzesień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524] - [.A524]" office:value-type="float" office:value="11" calcext:value-type="float">
            <text:p>11</text:p>
          </table:table-cell>
          <table:table-cell table:formula="of:= 10 * [.G524] * [.H524]" office:value-type="float" office:value="220" calcext:value-type="float">
            <text:p>220</text:p>
          </table:table-cell>
          <table:table-cell table:formula="of:=[.I524] + [.F524] + [.E524]" office:value-type="float" office:value="233.41" calcext:value-type="float">
            <text:p>233,41</text:p>
          </table:table-cell>
          <table:table-cell table:formula="of:= [.E524] + [.F524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09" calcext:value-type="date">
            <text:p>2014-09-09</text:p>
          </table:table-cell>
          <table:table-cell table:formula="of:= MONTH([.A525])" office:value-type="float" office:value="9" calcext:value-type="float">
            <text:p>9</text:p>
          </table:table-cell>
          <table:table-cell table:formula="of:=COM.MICROSOFT.IFS([.C525] = 1; &quot;styczeń&quot;; [.C525] = 2; &quot;luty&quot;; [.C525] = 3; &quot;marzec&quot;; [.C525] = 4; &quot;kwiecień&quot;; [.C525] = 5; &quot;maj&quot;; [.C525] = 6; &quot;czerwiec&quot;; [.C525] = 7; &quot;lipiec&quot;; [.C525] = 8; &quot;sierpień&quot;; [.C525] = 9; &quot;wrzesień&quot;; [.C525] = 10; &quot;październik&quot;; [.C525] = 11; &quot;listopad&quot;; [.C525] = 12; &quot;grudzień&quot;)" office:value-type="string" office:string-value="wrzesień" calcext:value-type="string">
            <text:p>wrzesień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525] - [.A525]" office:value-type="float" office:value="5" calcext:value-type="float">
            <text:p>5</text:p>
          </table:table-cell>
          <table:table-cell table:formula="of:= 10 * [.G525] * [.H525]" office:value-type="float" office:value="150" calcext:value-type="float">
            <text:p>150</text:p>
          </table:table-cell>
          <table:table-cell table:formula="of:=[.I525] + [.F525] + [.E525]" office:value-type="float" office:value="157.54" calcext:value-type="float">
            <text:p>157,54</text:p>
          </table:table-cell>
          <table:table-cell table:formula="of:= [.E525] + [.F525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14" calcext:value-type="date">
            <text:p>2014-09-14</text:p>
          </table:table-cell>
          <table:table-cell table:formula="of:= MONTH([.A526])" office:value-type="float" office:value="9" calcext:value-type="float">
            <text:p>9</text:p>
          </table:table-cell>
          <table:table-cell table:formula="of:=COM.MICROSOFT.IFS([.C526] = 1; &quot;styczeń&quot;; [.C526] = 2; &quot;luty&quot;; [.C526] = 3; &quot;marzec&quot;; [.C526] = 4; &quot;kwiecień&quot;; [.C526] = 5; &quot;maj&quot;; [.C526] = 6; &quot;czerwiec&quot;; [.C526] = 7; &quot;lipiec&quot;; [.C526] = 8; &quot;sierpień&quot;; [.C526] = 9; &quot;wrzesień&quot;; [.C526] = 10; &quot;październik&quot;; [.C526] = 11; &quot;listopad&quot;; [.C526] = 12; &quot;grudzień&quot;)" office:value-type="string" office:string-value="wrzesień" calcext:value-type="string">
            <text:p>wrzesień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5" calcext:value-type="float">
            <text:p>5</text:p>
          </table:table-cell>
          <table:table-cell table:formula="of:=[.B526] - [.A526]" office:value-type="float" office:value="10" calcext:value-type="float">
            <text:p>10</text:p>
          </table:table-cell>
          <table:table-cell table:formula="of:= 10 * [.G526] * [.H526]" office:value-type="float" office:value="500" calcext:value-type="float">
            <text:p>500</text:p>
          </table:table-cell>
          <table:table-cell table:formula="of:=[.I526] + [.F526] + [.E526]" office:value-type="float" office:value="514.69" calcext:value-type="float">
            <text:p>514,69</text:p>
          </table:table-cell>
          <table:table-cell table:formula="of:= [.E526] + [.F526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10-02" calcext:value-type="date">
            <text:p>2014-10-02</text:p>
          </table:table-cell>
          <table:table-cell table:formula="of:= MONTH([.A527])" office:value-type="float" office:value="9" calcext:value-type="float">
            <text:p>9</text:p>
          </table:table-cell>
          <table:table-cell table:formula="of:=COM.MICROSOFT.IFS([.C527] = 1; &quot;styczeń&quot;; [.C527] = 2; &quot;luty&quot;; [.C527] = 3; &quot;marzec&quot;; [.C527] = 4; &quot;kwiecień&quot;; [.C527] = 5; &quot;maj&quot;; [.C527] = 6; &quot;czerwiec&quot;; [.C527] = 7; &quot;lipiec&quot;; [.C527] = 8; &quot;sierpień&quot;; [.C527] = 9; &quot;wrzesień&quot;; [.C527] = 10; &quot;październik&quot;; [.C527] = 11; &quot;listopad&quot;; [.C527] = 12; &quot;grudzień&quot;)" office:value-type="string" office:string-value="wrzesień" calcext:value-type="string">
            <text:p>wrzesień</text:p>
          </table:table-cell>
          <table:table-cell office:value-type="float" office:value="5.57" calcext:value-type="float">
            <text:p>5,5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527] - [.A527]" office:value-type="float" office:value="28" calcext:value-type="float">
            <text:p>28</text:p>
          </table:table-cell>
          <table:table-cell table:formula="of:= 10 * [.G527] * [.H527]" office:value-type="float" office:value="1120" calcext:value-type="float">
            <text:p>1120</text:p>
          </table:table-cell>
          <table:table-cell table:formula="of:=[.I527] + [.F527] + [.E527]" office:value-type="float" office:value="1125.72" calcext:value-type="float">
            <text:p>1125,72</text:p>
          </table:table-cell>
          <table:table-cell table:formula="of:= [.E527] + [.F527]" office:value-type="float" office:value="5.72" calcext:value-type="float">
            <text:p>5,72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06" calcext:value-type="date">
            <text:p>2014-09-06</text:p>
          </table:table-cell>
          <table:table-cell table:formula="of:= MONTH([.A528])" office:value-type="float" office:value="9" calcext:value-type="float">
            <text:p>9</text:p>
          </table:table-cell>
          <table:table-cell table:formula="of:=COM.MICROSOFT.IFS([.C528] = 1; &quot;styczeń&quot;; [.C528] = 2; &quot;luty&quot;; [.C528] = 3; &quot;marzec&quot;; [.C528] = 4; &quot;kwiecień&quot;; [.C528] = 5; &quot;maj&quot;; [.C528] = 6; &quot;czerwiec&quot;; [.C528] = 7; &quot;lipiec&quot;; [.C528] = 8; &quot;sierpień&quot;; [.C528] = 9; &quot;wrzesień&quot;; [.C528] = 10; &quot;październik&quot;; [.C528] = 11; &quot;listopad&quot;; [.C528] = 12; &quot;grudzień&quot;)" office:value-type="string" office:string-value="wrzesień" calcext:value-type="string">
            <text:p>wrzesi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B528] - [.A528]" office:value-type="float" office:value="2" calcext:value-type="float">
            <text:p>2</text:p>
          </table:table-cell>
          <table:table-cell table:formula="of:= 10 * [.G528] * [.H528]" office:value-type="float" office:value="40" calcext:value-type="float">
            <text:p>40</text:p>
          </table:table-cell>
          <table:table-cell table:formula="of:=[.I528] + [.F528] + [.E528]" office:value-type="float" office:value="45.37" calcext:value-type="float">
            <text:p>45,37</text:p>
          </table:table-cell>
          <table:table-cell table:formula="of:= [.E528] + [.F528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18" calcext:value-type="date">
            <text:p>2014-09-18</text:p>
          </table:table-cell>
          <table:table-cell table:formula="of:= MONTH([.A529])" office:value-type="float" office:value="9" calcext:value-type="float">
            <text:p>9</text:p>
          </table:table-cell>
          <table:table-cell table:formula="of:=COM.MICROSOFT.IFS([.C529] = 1; &quot;styczeń&quot;; [.C529] = 2; &quot;luty&quot;; [.C529] = 3; &quot;marzec&quot;; [.C529] = 4; &quot;kwiecień&quot;; [.C529] = 5; &quot;maj&quot;; [.C529] = 6; &quot;czerwiec&quot;; [.C529] = 7; &quot;lipiec&quot;; [.C529] = 8; &quot;sierpień&quot;; [.C529] = 9; &quot;wrzesień&quot;; [.C529] = 10; &quot;październik&quot;; [.C529] = 11; &quot;listopad&quot;; [.C529] = 12; &quot;grudzień&quot;)" office:value-type="string" office:string-value="wrzesień" calcext:value-type="string">
            <text:p>wrzesień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table:formula="of:=[.B529] - [.A529]" office:value-type="float" office:value="14" calcext:value-type="float">
            <text:p>14</text:p>
          </table:table-cell>
          <table:table-cell table:formula="of:= 10 * [.G529] * [.H529]" office:value-type="float" office:value="560" calcext:value-type="float">
            <text:p>560</text:p>
          </table:table-cell>
          <table:table-cell table:formula="of:=[.I529] + [.F529] + [.E529]" office:value-type="float" office:value="571.07" calcext:value-type="float">
            <text:p>571,07</text:p>
          </table:table-cell>
          <table:table-cell table:formula="of:= [.E529] + [.F529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date" office:date-value="2014-09-10" calcext:value-type="date">
            <text:p>2014-09-10</text:p>
          </table:table-cell>
          <table:table-cell table:formula="of:= MONTH([.A530])" office:value-type="float" office:value="9" calcext:value-type="float">
            <text:p>9</text:p>
          </table:table-cell>
          <table:table-cell table:formula="of:=COM.MICROSOFT.IFS([.C530] = 1; &quot;styczeń&quot;; [.C530] = 2; &quot;luty&quot;; [.C530] = 3; &quot;marzec&quot;; [.C530] = 4; &quot;kwiecień&quot;; [.C530] = 5; &quot;maj&quot;; [.C530] = 6; &quot;czerwiec&quot;; [.C530] = 7; &quot;lipiec&quot;; [.C530] = 8; &quot;sierpień&quot;; [.C530] = 9; &quot;wrzesień&quot;; [.C530] = 10; &quot;październik&quot;; [.C530] = 11; &quot;listopad&quot;; [.C530] = 12; &quot;grudzień&quot;)" office:value-type="string" office:string-value="wrzesień" calcext:value-type="string">
            <text:p>wrzesień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B530] - [.A530]" office:value-type="float" office:value="6" calcext:value-type="float">
            <text:p>6</text:p>
          </table:table-cell>
          <table:table-cell table:formula="of:= 10 * [.G530] * [.H530]" office:value-type="float" office:value="120" calcext:value-type="float">
            <text:p>120</text:p>
          </table:table-cell>
          <table:table-cell table:formula="of:=[.I530] + [.F530] + [.E530]" office:value-type="float" office:value="122.79" calcext:value-type="float">
            <text:p>122,79</text:p>
          </table:table-cell>
          <table:table-cell table:formula="of:= [.E530] + [.F530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10-01" calcext:value-type="date">
            <text:p>2014-10-01</text:p>
          </table:table-cell>
          <table:table-cell table:formula="of:= MONTH([.A531])" office:value-type="float" office:value="9" calcext:value-type="float">
            <text:p>9</text:p>
          </table:table-cell>
          <table:table-cell table:formula="of:=COM.MICROSOFT.IFS([.C531] = 1; &quot;styczeń&quot;; [.C531] = 2; &quot;luty&quot;; [.C531] = 3; &quot;marzec&quot;; [.C531] = 4; &quot;kwiecień&quot;; [.C531] = 5; &quot;maj&quot;; [.C531] = 6; &quot;czerwiec&quot;; [.C531] = 7; &quot;lipiec&quot;; [.C531] = 8; &quot;sierpień&quot;; [.C531] = 9; &quot;wrzesień&quot;; [.C531] = 10; &quot;październik&quot;; [.C531] = 11; &quot;listopad&quot;; [.C531] = 12; &quot;grudzień&quot;)" office:value-type="string" office:string-value="wrzesień" calcext:value-type="string">
            <text:p>wrzesień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formula="of:=[.B531] - [.A531]" office:value-type="float" office:value="26" calcext:value-type="float">
            <text:p>26</text:p>
          </table:table-cell>
          <table:table-cell table:formula="of:= 10 * [.G531] * [.H531]" office:value-type="float" office:value="780" calcext:value-type="float">
            <text:p>780</text:p>
          </table:table-cell>
          <table:table-cell table:formula="of:=[.I531] + [.F531] + [.E531]" office:value-type="float" office:value="787.75" calcext:value-type="float">
            <text:p>787,75</text:p>
          </table:table-cell>
          <table:table-cell table:formula="of:= [.E531] + [.F531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24" calcext:value-type="date">
            <text:p>2014-09-24</text:p>
          </table:table-cell>
          <table:table-cell table:formula="of:= MONTH([.A532])" office:value-type="float" office:value="9" calcext:value-type="float">
            <text:p>9</text:p>
          </table:table-cell>
          <table:table-cell table:formula="of:=COM.MICROSOFT.IFS([.C532] = 1; &quot;styczeń&quot;; [.C532] = 2; &quot;luty&quot;; [.C532] = 3; &quot;marzec&quot;; [.C532] = 4; &quot;kwiecień&quot;; [.C532] = 5; &quot;maj&quot;; [.C532] = 6; &quot;czerwiec&quot;; [.C532] = 7; &quot;lipiec&quot;; [.C532] = 8; &quot;sierpień&quot;; [.C532] = 9; &quot;wrzesień&quot;; [.C532] = 10; &quot;październik&quot;; [.C532] = 11; &quot;listopad&quot;; [.C532] = 12; &quot;grudzień&quot;)" office:value-type="string" office:string-value="wrzesień" calcext:value-type="string">
            <text:p>wrzes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532] - [.A532]" office:value-type="float" office:value="19" calcext:value-type="float">
            <text:p>19</text:p>
          </table:table-cell>
          <table:table-cell table:formula="of:= 10 * [.G532] * [.H532]" office:value-type="float" office:value="380" calcext:value-type="float">
            <text:p>380</text:p>
          </table:table-cell>
          <table:table-cell table:formula="of:=[.I532] + [.F532] + [.E532]" office:value-type="float" office:value="386.6" calcext:value-type="float">
            <text:p>386,6</text:p>
          </table:table-cell>
          <table:table-cell table:formula="of:= [.E532] + [.F532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23" calcext:value-type="date">
            <text:p>2014-09-23</text:p>
          </table:table-cell>
          <table:table-cell table:formula="of:= MONTH([.A533])" office:value-type="float" office:value="9" calcext:value-type="float">
            <text:p>9</text:p>
          </table:table-cell>
          <table:table-cell table:formula="of:=COM.MICROSOFT.IFS([.C533] = 1; &quot;styczeń&quot;; [.C533] = 2; &quot;luty&quot;; [.C533] = 3; &quot;marzec&quot;; [.C533] = 4; &quot;kwiecień&quot;; [.C533] = 5; &quot;maj&quot;; [.C533] = 6; &quot;czerwiec&quot;; [.C533] = 7; &quot;lipiec&quot;; [.C533] = 8; &quot;sierpień&quot;; [.C533] = 9; &quot;wrzesień&quot;; [.C533] = 10; &quot;październik&quot;; [.C533] = 11; &quot;listopad&quot;; [.C533] = 12; &quot;grudzień&quot;)" office:value-type="string" office:string-value="wrzesień" calcext:value-type="string">
            <text:p>wrzesień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533] - [.A533]" office:value-type="float" office:value="18" calcext:value-type="float">
            <text:p>18</text:p>
          </table:table-cell>
          <table:table-cell table:formula="of:= 10 * [.G533] * [.H533]" office:value-type="float" office:value="1080" calcext:value-type="float">
            <text:p>1080</text:p>
          </table:table-cell>
          <table:table-cell table:formula="of:=[.I533] + [.F533] + [.E533]" office:value-type="float" office:value="1083.98" calcext:value-type="float">
            <text:p>1083,98</text:p>
          </table:table-cell>
          <table:table-cell table:formula="of:= [.E533] + [.F533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07" calcext:value-type="date">
            <text:p>2014-09-07</text:p>
          </table:table-cell>
          <table:table-cell table:formula="of:= MONTH([.A534])" office:value-type="float" office:value="9" calcext:value-type="float">
            <text:p>9</text:p>
          </table:table-cell>
          <table:table-cell table:formula="of:=COM.MICROSOFT.IFS([.C534] = 1; &quot;styczeń&quot;; [.C534] = 2; &quot;luty&quot;; [.C534] = 3; &quot;marzec&quot;; [.C534] = 4; &quot;kwiecień&quot;; [.C534] = 5; &quot;maj&quot;; [.C534] = 6; &quot;czerwiec&quot;; [.C534] = 7; &quot;lipiec&quot;; [.C534] = 8; &quot;sierpień&quot;; [.C534] = 9; &quot;wrzesień&quot;; [.C534] = 10; &quot;październik&quot;; [.C534] = 11; &quot;listopad&quot;; [.C534] = 12; &quot;grudzień&quot;)" office:value-type="string" office:string-value="wrzesień" calcext:value-type="string">
            <text:p>wrzes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534] - [.A534]" office:value-type="float" office:value="2" calcext:value-type="float">
            <text:p>2</text:p>
          </table:table-cell>
          <table:table-cell table:formula="of:= 10 * [.G534] * [.H534]" office:value-type="float" office:value="80" calcext:value-type="float">
            <text:p>80</text:p>
          </table:table-cell>
          <table:table-cell table:formula="of:=[.I534] + [.F534] + [.E534]" office:value-type="float" office:value="85.82" calcext:value-type="float">
            <text:p>85,82</text:p>
          </table:table-cell>
          <table:table-cell table:formula="of:= [.E534] + [.F534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07" calcext:value-type="date">
            <text:p>2014-09-07</text:p>
          </table:table-cell>
          <table:table-cell table:formula="of:= MONTH([.A535])" office:value-type="float" office:value="9" calcext:value-type="float">
            <text:p>9</text:p>
          </table:table-cell>
          <table:table-cell table:formula="of:=COM.MICROSOFT.IFS([.C535] = 1; &quot;styczeń&quot;; [.C535] = 2; &quot;luty&quot;; [.C535] = 3; &quot;marzec&quot;; [.C535] = 4; &quot;kwiecień&quot;; [.C535] = 5; &quot;maj&quot;; [.C535] = 6; &quot;czerwiec&quot;; [.C535] = 7; &quot;lipiec&quot;; [.C535] = 8; &quot;sierpień&quot;; [.C535] = 9; &quot;wrzesień&quot;; [.C535] = 10; &quot;październik&quot;; [.C535] = 11; &quot;listopad&quot;; [.C535] = 12; &quot;grudzień&quot;)" office:value-type="string" office:string-value="wrzesień" calcext:value-type="string">
            <text:p>wrzesień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4" calcext:value-type="float">
            <text:p>4</text:p>
          </table:table-cell>
          <table:table-cell table:formula="of:=[.B535] - [.A535]" office:value-type="float" office:value="2" calcext:value-type="float">
            <text:p>2</text:p>
          </table:table-cell>
          <table:table-cell table:formula="of:= 10 * [.G535] * [.H535]" office:value-type="float" office:value="80" calcext:value-type="float">
            <text:p>80</text:p>
          </table:table-cell>
          <table:table-cell table:formula="of:=[.I535] + [.F535] + [.E535]" office:value-type="float" office:value="92.33" calcext:value-type="float">
            <text:p>92,33</text:p>
          </table:table-cell>
          <table:table-cell table:formula="of:= [.E535] + [.F535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26" calcext:value-type="date">
            <text:p>2014-09-26</text:p>
          </table:table-cell>
          <table:table-cell table:formula="of:= MONTH([.A536])" office:value-type="float" office:value="9" calcext:value-type="float">
            <text:p>9</text:p>
          </table:table-cell>
          <table:table-cell table:formula="of:=COM.MICROSOFT.IFS([.C536] = 1; &quot;styczeń&quot;; [.C536] = 2; &quot;luty&quot;; [.C536] = 3; &quot;marzec&quot;; [.C536] = 4; &quot;kwiecień&quot;; [.C536] = 5; &quot;maj&quot;; [.C536] = 6; &quot;czerwiec&quot;; [.C536] = 7; &quot;lipiec&quot;; [.C536] = 8; &quot;sierpień&quot;; [.C536] = 9; &quot;wrzesień&quot;; [.C536] = 10; &quot;październik&quot;; [.C536] = 11; &quot;listopad&quot;; [.C536] = 12; &quot;grudzień&quot;)" office:value-type="string" office:string-value="wrzesień" calcext:value-type="string">
            <text:p>wrzes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536] - [.A536]" office:value-type="float" office:value="21" calcext:value-type="float">
            <text:p>21</text:p>
          </table:table-cell>
          <table:table-cell table:formula="of:= 10 * [.G536] * [.H536]" office:value-type="float" office:value="1260" calcext:value-type="float">
            <text:p>1260</text:p>
          </table:table-cell>
          <table:table-cell table:formula="of:=[.I536] + [.F536] + [.E536]" office:value-type="float" office:value="1266.75" calcext:value-type="float">
            <text:p>1266,75</text:p>
          </table:table-cell>
          <table:table-cell table:formula="of:= [.E536] + [.F536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10-02" calcext:value-type="date">
            <text:p>2014-10-02</text:p>
          </table:table-cell>
          <table:table-cell table:formula="of:= MONTH([.A537])" office:value-type="float" office:value="9" calcext:value-type="float">
            <text:p>9</text:p>
          </table:table-cell>
          <table:table-cell table:formula="of:=COM.MICROSOFT.IFS([.C537] = 1; &quot;styczeń&quot;; [.C537] = 2; &quot;luty&quot;; [.C537] = 3; &quot;marzec&quot;; [.C537] = 4; &quot;kwiecień&quot;; [.C537] = 5; &quot;maj&quot;; [.C537] = 6; &quot;czerwiec&quot;; [.C537] = 7; &quot;lipiec&quot;; [.C537] = 8; &quot;sierpień&quot;; [.C537] = 9; &quot;wrzesień&quot;; [.C537] = 10; &quot;październik&quot;; [.C537] = 11; &quot;listopad&quot;; [.C537] = 12; &quot;grudzień&quot;)" office:value-type="string" office:string-value="wrzesień" calcext:value-type="string">
            <text:p>wrzesi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537] - [.A537]" office:value-type="float" office:value="27" calcext:value-type="float">
            <text:p>27</text:p>
          </table:table-cell>
          <table:table-cell table:formula="of:= 10 * [.G537] * [.H537]" office:value-type="float" office:value="810" calcext:value-type="float">
            <text:p>810</text:p>
          </table:table-cell>
          <table:table-cell table:formula="of:=[.I537] + [.F537] + [.E537]" office:value-type="float" office:value="813.89" calcext:value-type="float">
            <text:p>813,89</text:p>
          </table:table-cell>
          <table:table-cell table:formula="of:= [.E537] + [.F537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09" calcext:value-type="date">
            <text:p>2014-09-09</text:p>
          </table:table-cell>
          <table:table-cell table:formula="of:= MONTH([.A538])" office:value-type="float" office:value="9" calcext:value-type="float">
            <text:p>9</text:p>
          </table:table-cell>
          <table:table-cell table:formula="of:=COM.MICROSOFT.IFS([.C538] = 1; &quot;styczeń&quot;; [.C538] = 2; &quot;luty&quot;; [.C538] = 3; &quot;marzec&quot;; [.C538] = 4; &quot;kwiecień&quot;; [.C538] = 5; &quot;maj&quot;; [.C538] = 6; &quot;czerwiec&quot;; [.C538] = 7; &quot;lipiec&quot;; [.C538] = 8; &quot;sierpień&quot;; [.C538] = 9; &quot;wrzesień&quot;; [.C538] = 10; &quot;październik&quot;; [.C538] = 11; &quot;listopad&quot;; [.C538] = 12; &quot;grudzień&quot;)" office:value-type="string" office:string-value="wrzesień" calcext:value-type="string">
            <text:p>wrzesień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538] - [.A538]" office:value-type="float" office:value="4" calcext:value-type="float">
            <text:p>4</text:p>
          </table:table-cell>
          <table:table-cell table:formula="of:= 10 * [.G538] * [.H538]" office:value-type="float" office:value="80" calcext:value-type="float">
            <text:p>80</text:p>
          </table:table-cell>
          <table:table-cell table:formula="of:=[.I538] + [.F538] + [.E538]" office:value-type="float" office:value="89.06" calcext:value-type="float">
            <text:p>89,06</text:p>
          </table:table-cell>
          <table:table-cell table:formula="of:= [.E538] + [.F538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09" calcext:value-type="date">
            <text:p>2014-09-09</text:p>
          </table:table-cell>
          <table:table-cell table:formula="of:= MONTH([.A539])" office:value-type="float" office:value="9" calcext:value-type="float">
            <text:p>9</text:p>
          </table:table-cell>
          <table:table-cell table:formula="of:=COM.MICROSOFT.IFS([.C539] = 1; &quot;styczeń&quot;; [.C539] = 2; &quot;luty&quot;; [.C539] = 3; &quot;marzec&quot;; [.C539] = 4; &quot;kwiecień&quot;; [.C539] = 5; &quot;maj&quot;; [.C539] = 6; &quot;czerwiec&quot;; [.C539] = 7; &quot;lipiec&quot;; [.C539] = 8; &quot;sierpień&quot;; [.C539] = 9; &quot;wrzesień&quot;; [.C539] = 10; &quot;październik&quot;; [.C539] = 11; &quot;listopad&quot;; [.C539] = 12; &quot;grudzień&quot;)" office:value-type="string" office:string-value="wrzesień" calcext:value-type="string">
            <text:p>wrzesień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3" calcext:value-type="float">
            <text:p>3</text:p>
          </table:table-cell>
          <table:table-cell table:formula="of:=[.B539] - [.A539]" office:value-type="float" office:value="4" calcext:value-type="float">
            <text:p>4</text:p>
          </table:table-cell>
          <table:table-cell table:formula="of:= 10 * [.G539] * [.H539]" office:value-type="float" office:value="120" calcext:value-type="float">
            <text:p>120</text:p>
          </table:table-cell>
          <table:table-cell table:formula="of:=[.I539] + [.F539] + [.E539]" office:value-type="float" office:value="134.69" calcext:value-type="float">
            <text:p>134,69</text:p>
          </table:table-cell>
          <table:table-cell table:formula="of:= [.E539] + [.F539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18" calcext:value-type="date">
            <text:p>2014-09-18</text:p>
          </table:table-cell>
          <table:table-cell table:formula="of:= MONTH([.A540])" office:value-type="float" office:value="9" calcext:value-type="float">
            <text:p>9</text:p>
          </table:table-cell>
          <table:table-cell table:formula="of:=COM.MICROSOFT.IFS([.C540] = 1; &quot;styczeń&quot;; [.C540] = 2; &quot;luty&quot;; [.C540] = 3; &quot;marzec&quot;; [.C540] = 4; &quot;kwiecień&quot;; [.C540] = 5; &quot;maj&quot;; [.C540] = 6; &quot;czerwiec&quot;; [.C540] = 7; &quot;lipiec&quot;; [.C540] = 8; &quot;sierpień&quot;; [.C540] = 9; &quot;wrzesień&quot;; [.C540] = 10; &quot;październik&quot;; [.C540] = 11; &quot;listopad&quot;; [.C540] = 12; &quot;grudzień&quot;)" office:value-type="string" office:string-value="wrzesień" calcext:value-type="string">
            <text:p>wrzesień</text:p>
          </table:table-cell>
          <table:table-cell office:value-type="float" office:value="5.47" calcext:value-type="float">
            <text:p>5,47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formula="of:=[.B540] - [.A540]" office:value-type="float" office:value="13" calcext:value-type="float">
            <text:p>13</text:p>
          </table:table-cell>
          <table:table-cell table:formula="of:= 10 * [.G540] * [.H540]" office:value-type="float" office:value="390" calcext:value-type="float">
            <text:p>390</text:p>
          </table:table-cell>
          <table:table-cell table:formula="of:=[.I540] + [.F540] + [.E540]" office:value-type="float" office:value="395.61" calcext:value-type="float">
            <text:p>395,61</text:p>
          </table:table-cell>
          <table:table-cell table:formula="of:= [.E540] + [.F540]" office:value-type="float" office:value="5.61" calcext:value-type="float">
            <text:p>5,61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25" calcext:value-type="date">
            <text:p>2014-09-25</text:p>
          </table:table-cell>
          <table:table-cell table:formula="of:= MONTH([.A541])" office:value-type="float" office:value="9" calcext:value-type="float">
            <text:p>9</text:p>
          </table:table-cell>
          <table:table-cell table:formula="of:=COM.MICROSOFT.IFS([.C541] = 1; &quot;styczeń&quot;; [.C541] = 2; &quot;luty&quot;; [.C541] = 3; &quot;marzec&quot;; [.C541] = 4; &quot;kwiecień&quot;; [.C541] = 5; &quot;maj&quot;; [.C541] = 6; &quot;czerwiec&quot;; [.C541] = 7; &quot;lipiec&quot;; [.C541] = 8; &quot;sierpień&quot;; [.C541] = 9; &quot;wrzesień&quot;; [.C541] = 10; &quot;październik&quot;; [.C541] = 11; &quot;listopad&quot;; [.C541] = 12; &quot;grudzień&quot;)" office:value-type="string" office:string-value="wrzesień" calcext:value-type="string">
            <text:p>wrzesień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541] - [.A541]" office:value-type="float" office:value="20" calcext:value-type="float">
            <text:p>20</text:p>
          </table:table-cell>
          <table:table-cell table:formula="of:= 10 * [.G541] * [.H541]" office:value-type="float" office:value="800" calcext:value-type="float">
            <text:p>800</text:p>
          </table:table-cell>
          <table:table-cell table:formula="of:=[.I541] + [.F541] + [.E541]" office:value-type="float" office:value="809.19" calcext:value-type="float">
            <text:p>809,19</text:p>
          </table:table-cell>
          <table:table-cell table:formula="of:= [.E541] + [.F541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30" calcext:value-type="date">
            <text:p>2014-09-30</text:p>
          </table:table-cell>
          <table:table-cell table:formula="of:= MONTH([.A542])" office:value-type="float" office:value="9" calcext:value-type="float">
            <text:p>9</text:p>
          </table:table-cell>
          <table:table-cell table:formula="of:=COM.MICROSOFT.IFS([.C542] = 1; &quot;styczeń&quot;; [.C542] = 2; &quot;luty&quot;; [.C542] = 3; &quot;marzec&quot;; [.C542] = 4; &quot;kwiecień&quot;; [.C542] = 5; &quot;maj&quot;; [.C542] = 6; &quot;czerwiec&quot;; [.C542] = 7; &quot;lipiec&quot;; [.C542] = 8; &quot;sierpień&quot;; [.C542] = 9; &quot;wrzesień&quot;; [.C542] = 10; &quot;październik&quot;; [.C542] = 11; &quot;listopad&quot;; [.C542] = 12; &quot;grudzień&quot;)" office:value-type="string" office:string-value="wrzesień" calcext:value-type="string">
            <text:p>wrzes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5" calcext:value-type="float">
            <text:p>5</text:p>
          </table:table-cell>
          <table:table-cell table:formula="of:=[.B542] - [.A542]" office:value-type="float" office:value="25" calcext:value-type="float">
            <text:p>25</text:p>
          </table:table-cell>
          <table:table-cell table:formula="of:= 10 * [.G542] * [.H542]" office:value-type="float" office:value="1250" calcext:value-type="float">
            <text:p>1250</text:p>
          </table:table-cell>
          <table:table-cell table:formula="of:=[.I542] + [.F542] + [.E542]" office:value-type="float" office:value="1254.36" calcext:value-type="float">
            <text:p>1254,36</text:p>
          </table:table-cell>
          <table:table-cell table:formula="of:= [.E542] + [.F542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12" calcext:value-type="date">
            <text:p>2014-09-12</text:p>
          </table:table-cell>
          <table:table-cell table:formula="of:= MONTH([.A543])" office:value-type="float" office:value="9" calcext:value-type="float">
            <text:p>9</text:p>
          </table:table-cell>
          <table:table-cell table:formula="of:=COM.MICROSOFT.IFS([.C543] = 1; &quot;styczeń&quot;; [.C543] = 2; &quot;luty&quot;; [.C543] = 3; &quot;marzec&quot;; [.C543] = 4; &quot;kwiecień&quot;; [.C543] = 5; &quot;maj&quot;; [.C543] = 6; &quot;czerwiec&quot;; [.C543] = 7; &quot;lipiec&quot;; [.C543] = 8; &quot;sierpień&quot;; [.C543] = 9; &quot;wrzesień&quot;; [.C543] = 10; &quot;październik&quot;; [.C543] = 11; &quot;listopad&quot;; [.C543] = 12; &quot;grudzień&quot;)" office:value-type="string" office:string-value="wrzesień" calcext:value-type="string">
            <text:p>wrzesień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table:formula="of:=[.B543] - [.A543]" office:value-type="float" office:value="7" calcext:value-type="float">
            <text:p>7</text:p>
          </table:table-cell>
          <table:table-cell table:formula="of:= 10 * [.G543] * [.H543]" office:value-type="float" office:value="350" calcext:value-type="float">
            <text:p>350</text:p>
          </table:table-cell>
          <table:table-cell table:formula="of:=[.I543] + [.F543] + [.E543]" office:value-type="float" office:value="357.06" calcext:value-type="float">
            <text:p>357,06</text:p>
          </table:table-cell>
          <table:table-cell table:formula="of:= [.E543] + [.F543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date" office:date-value="2014-09-29" calcext:value-type="date">
            <text:p>2014-09-29</text:p>
          </table:table-cell>
          <table:table-cell table:formula="of:= MONTH([.A544])" office:value-type="float" office:value="9" calcext:value-type="float">
            <text:p>9</text:p>
          </table:table-cell>
          <table:table-cell table:formula="of:=COM.MICROSOFT.IFS([.C544] = 1; &quot;styczeń&quot;; [.C544] = 2; &quot;luty&quot;; [.C544] = 3; &quot;marzec&quot;; [.C544] = 4; &quot;kwiecień&quot;; [.C544] = 5; &quot;maj&quot;; [.C544] = 6; &quot;czerwiec&quot;; [.C544] = 7; &quot;lipiec&quot;; [.C544] = 8; &quot;sierpień&quot;; [.C544] = 9; &quot;wrzesień&quot;; [.C544] = 10; &quot;październik&quot;; [.C544] = 11; &quot;listopad&quot;; [.C544] = 12; &quot;grudzień&quot;)" office:value-type="string" office:string-value="wrzesień" calcext:value-type="string">
            <text:p>wrzesień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544] - [.A544]" office:value-type="float" office:value="24" calcext:value-type="float">
            <text:p>24</text:p>
          </table:table-cell>
          <table:table-cell table:formula="of:= 10 * [.G544] * [.H544]" office:value-type="float" office:value="720" calcext:value-type="float">
            <text:p>720</text:p>
          </table:table-cell>
          <table:table-cell table:formula="of:=[.I544] + [.F544] + [.E544]" office:value-type="float" office:value="729.12" calcext:value-type="float">
            <text:p>729,12</text:p>
          </table:table-cell>
          <table:table-cell table:formula="of:= [.E544] + [.F544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9-07" calcext:value-type="date">
            <text:p>2014-09-07</text:p>
          </table:table-cell>
          <table:table-cell office:value-type="date" office:date-value="2014-10-04" calcext:value-type="date">
            <text:p>2014-10-04</text:p>
          </table:table-cell>
          <table:table-cell table:formula="of:= MONTH([.A545])" office:value-type="float" office:value="9" calcext:value-type="float">
            <text:p>9</text:p>
          </table:table-cell>
          <table:table-cell table:formula="of:=COM.MICROSOFT.IFS([.C545] = 1; &quot;styczeń&quot;; [.C545] = 2; &quot;luty&quot;; [.C545] = 3; &quot;marzec&quot;; [.C545] = 4; &quot;kwiecień&quot;; [.C545] = 5; &quot;maj&quot;; [.C545] = 6; &quot;czerwiec&quot;; [.C545] = 7; &quot;lipiec&quot;; [.C545] = 8; &quot;sierpień&quot;; [.C545] = 9; &quot;wrzesień&quot;; [.C545] = 10; &quot;październik&quot;; [.C545] = 11; &quot;listopad&quot;; [.C545] = 12; &quot;grudzień&quot;)" office:value-type="string" office:string-value="wrzesień" calcext:value-type="string">
            <text:p>wrzes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545] - [.A545]" office:value-type="float" office:value="27" calcext:value-type="float">
            <text:p>27</text:p>
          </table:table-cell>
          <table:table-cell table:formula="of:= 10 * [.G545] * [.H545]" office:value-type="float" office:value="1350" calcext:value-type="float">
            <text:p>1350</text:p>
          </table:table-cell>
          <table:table-cell table:formula="of:=[.I545] + [.F545] + [.E545]" office:value-type="float" office:value="1356.6" calcext:value-type="float">
            <text:p>1356,6</text:p>
          </table:table-cell>
          <table:table-cell table:formula="of:= [.E545] + [.F545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9-08" calcext:value-type="date">
            <text:p>2014-09-08</text:p>
          </table:table-cell>
          <table:table-cell office:value-type="date" office:date-value="2014-10-06" calcext:value-type="date">
            <text:p>2014-10-06</text:p>
          </table:table-cell>
          <table:table-cell table:formula="of:= MONTH([.A546])" office:value-type="float" office:value="9" calcext:value-type="float">
            <text:p>9</text:p>
          </table:table-cell>
          <table:table-cell table:formula="of:=COM.MICROSOFT.IFS([.C546] = 1; &quot;styczeń&quot;; [.C546] = 2; &quot;luty&quot;; [.C546] = 3; &quot;marzec&quot;; [.C546] = 4; &quot;kwiecień&quot;; [.C546] = 5; &quot;maj&quot;; [.C546] = 6; &quot;czerwiec&quot;; [.C546] = 7; &quot;lipiec&quot;; [.C546] = 8; &quot;sierpień&quot;; [.C546] = 9; &quot;wrzesień&quot;; [.C546] = 10; &quot;październik&quot;; [.C546] = 11; &quot;listopad&quot;; [.C546] = 12; &quot;grudzień&quot;)" office:value-type="string" office:string-value="wrzesień" calcext:value-type="string">
            <text:p>wrzes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546] - [.A546]" office:value-type="float" office:value="28" calcext:value-type="float">
            <text:p>28</text:p>
          </table:table-cell>
          <table:table-cell table:formula="of:= 10 * [.G546] * [.H546]" office:value-type="float" office:value="1400" calcext:value-type="float">
            <text:p>1400</text:p>
          </table:table-cell>
          <table:table-cell table:formula="of:=[.I546] + [.F546] + [.E546]" office:value-type="float" office:value="1406.75" calcext:value-type="float">
            <text:p>1406,75</text:p>
          </table:table-cell>
          <table:table-cell table:formula="of:= [.E546] + [.F546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9-08" calcext:value-type="date">
            <text:p>2014-09-08</text:p>
          </table:table-cell>
          <table:table-cell office:value-type="date" office:date-value="2014-09-16" calcext:value-type="date">
            <text:p>2014-09-16</text:p>
          </table:table-cell>
          <table:table-cell table:formula="of:= MONTH([.A547])" office:value-type="float" office:value="9" calcext:value-type="float">
            <text:p>9</text:p>
          </table:table-cell>
          <table:table-cell table:formula="of:=COM.MICROSOFT.IFS([.C547] = 1; &quot;styczeń&quot;; [.C547] = 2; &quot;luty&quot;; [.C547] = 3; &quot;marzec&quot;; [.C547] = 4; &quot;kwiecień&quot;; [.C547] = 5; &quot;maj&quot;; [.C547] = 6; &quot;czerwiec&quot;; [.C547] = 7; &quot;lipiec&quot;; [.C547] = 8; &quot;sierpień&quot;; [.C547] = 9; &quot;wrzesień&quot;; [.C547] = 10; &quot;październik&quot;; [.C547] = 11; &quot;listopad&quot;; [.C547] = 12; &quot;grudzień&quot;)" office:value-type="string" office:string-value="wrzesień" calcext:value-type="string">
            <text:p>wrzes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547] - [.A547]" office:value-type="float" office:value="8" calcext:value-type="float">
            <text:p>8</text:p>
          </table:table-cell>
          <table:table-cell table:formula="of:= 10 * [.G547] * [.H547]" office:value-type="float" office:value="160" calcext:value-type="float">
            <text:p>160</text:p>
          </table:table-cell>
          <table:table-cell table:formula="of:=[.I547] + [.F547] + [.E547]" office:value-type="float" office:value="165.82" calcext:value-type="float">
            <text:p>165,82</text:p>
          </table:table-cell>
          <table:table-cell table:formula="of:= [.E547] + [.F547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9-08" calcext:value-type="date">
            <text:p>2014-09-08</text:p>
          </table:table-cell>
          <table:table-cell office:value-type="date" office:date-value="2014-09-30" calcext:value-type="date">
            <text:p>2014-09-30</text:p>
          </table:table-cell>
          <table:table-cell table:formula="of:= MONTH([.A548])" office:value-type="float" office:value="9" calcext:value-type="float">
            <text:p>9</text:p>
          </table:table-cell>
          <table:table-cell table:formula="of:=COM.MICROSOFT.IFS([.C548] = 1; &quot;styczeń&quot;; [.C548] = 2; &quot;luty&quot;; [.C548] = 3; &quot;marzec&quot;; [.C548] = 4; &quot;kwiecień&quot;; [.C548] = 5; &quot;maj&quot;; [.C548] = 6; &quot;czerwiec&quot;; [.C548] = 7; &quot;lipiec&quot;; [.C548] = 8; &quot;sierpień&quot;; [.C548] = 9; &quot;wrzesień&quot;; [.C548] = 10; &quot;październik&quot;; [.C548] = 11; &quot;listopad&quot;; [.C548] = 12; &quot;grudzień&quot;)" office:value-type="string" office:string-value="wrzesień" calcext:value-type="string">
            <text:p>wrzes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3" calcext:value-type="float">
            <text:p>3</text:p>
          </table:table-cell>
          <table:table-cell table:formula="of:=[.B548] - [.A548]" office:value-type="float" office:value="22" calcext:value-type="float">
            <text:p>22</text:p>
          </table:table-cell>
          <table:table-cell table:formula="of:= 10 * [.G548] * [.H548]" office:value-type="float" office:value="660" calcext:value-type="float">
            <text:p>660</text:p>
          </table:table-cell>
          <table:table-cell table:formula="of:=[.I548] + [.F548] + [.E548]" office:value-type="float" office:value="663.66" calcext:value-type="float">
            <text:p>663,66</text:p>
          </table:table-cell>
          <table:table-cell table:formula="of:= [.E548] + [.F548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9-08" calcext:value-type="date">
            <text:p>2014-09-08</text:p>
          </table:table-cell>
          <table:table-cell office:value-type="date" office:date-value="2014-09-13" calcext:value-type="date">
            <text:p>2014-09-13</text:p>
          </table:table-cell>
          <table:table-cell table:formula="of:= MONTH([.A549])" office:value-type="float" office:value="9" calcext:value-type="float">
            <text:p>9</text:p>
          </table:table-cell>
          <table:table-cell table:formula="of:=COM.MICROSOFT.IFS([.C549] = 1; &quot;styczeń&quot;; [.C549] = 2; &quot;luty&quot;; [.C549] = 3; &quot;marzec&quot;; [.C549] = 4; &quot;kwiecień&quot;; [.C549] = 5; &quot;maj&quot;; [.C549] = 6; &quot;czerwiec&quot;; [.C549] = 7; &quot;lipiec&quot;; [.C549] = 8; &quot;sierpień&quot;; [.C549] = 9; &quot;wrzesień&quot;; [.C549] = 10; &quot;październik&quot;; [.C549] = 11; &quot;listopad&quot;; [.C549] = 12; &quot;grudzień&quot;)" office:value-type="string" office:string-value="wrzesień" calcext:value-type="string">
            <text:p>wrzes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549] - [.A549]" office:value-type="float" office:value="5" calcext:value-type="float">
            <text:p>5</text:p>
          </table:table-cell>
          <table:table-cell table:formula="of:= 10 * [.G549] * [.H549]" office:value-type="float" office:value="150" calcext:value-type="float">
            <text:p>150</text:p>
          </table:table-cell>
          <table:table-cell table:formula="of:=[.I549] + [.F549] + [.E549]" office:value-type="float" office:value="153.83" calcext:value-type="float">
            <text:p>153,83</text:p>
          </table:table-cell>
          <table:table-cell table:formula="of:= [.E549] + [.F549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date" office:date-value="2014-09-18" calcext:value-type="date">
            <text:p>2014-09-18</text:p>
          </table:table-cell>
          <table:table-cell table:formula="of:= MONTH([.A550])" office:value-type="float" office:value="9" calcext:value-type="float">
            <text:p>9</text:p>
          </table:table-cell>
          <table:table-cell table:formula="of:=COM.MICROSOFT.IFS([.C550] = 1; &quot;styczeń&quot;; [.C550] = 2; &quot;luty&quot;; [.C550] = 3; &quot;marzec&quot;; [.C550] = 4; &quot;kwiecień&quot;; [.C550] = 5; &quot;maj&quot;; [.C550] = 6; &quot;czerwiec&quot;; [.C550] = 7; &quot;lipiec&quot;; [.C550] = 8; &quot;sierpień&quot;; [.C550] = 9; &quot;wrzesień&quot;; [.C550] = 10; &quot;październik&quot;; [.C550] = 11; &quot;listopad&quot;; [.C550] = 12; &quot;grudzień&quot;)" office:value-type="string" office:string-value="wrzesień" calcext:value-type="string">
            <text:p>wrzesień</text:p>
          </table:table-cell>
          <table:table-cell office:value-type="float" office:value="8.54" calcext:value-type="float">
            <text:p>8,54</text:p>
          </table:table-cell>
          <table:table-cell office:value-type="float" office:value="0.22" calcext:value-type="float">
            <text:p>0,22</text:p>
          </table:table-cell>
          <table:table-cell office:value-type="float" office:value="4" calcext:value-type="float">
            <text:p>4</text:p>
          </table:table-cell>
          <table:table-cell table:formula="of:=[.B550] - [.A550]" office:value-type="float" office:value="7" calcext:value-type="float">
            <text:p>7</text:p>
          </table:table-cell>
          <table:table-cell table:formula="of:= 10 * [.G550] * [.H550]" office:value-type="float" office:value="280" calcext:value-type="float">
            <text:p>280</text:p>
          </table:table-cell>
          <table:table-cell table:formula="of:=[.I550] + [.F550] + [.E550]" office:value-type="float" office:value="288.76" calcext:value-type="float">
            <text:p>288,76</text:p>
          </table:table-cell>
          <table:table-cell table:formula="of:= [.E550] + [.F550]" office:value-type="float" office:value="8.76" calcext:value-type="float">
            <text:p>8,76</text:p>
          </table:table-cell>
          <table:table-cell table:number-columns-repeated="7"/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date" office:date-value="2014-09-16" calcext:value-type="date">
            <text:p>2014-09-16</text:p>
          </table:table-cell>
          <table:table-cell table:formula="of:= MONTH([.A551])" office:value-type="float" office:value="9" calcext:value-type="float">
            <text:p>9</text:p>
          </table:table-cell>
          <table:table-cell table:formula="of:=COM.MICROSOFT.IFS([.C551] = 1; &quot;styczeń&quot;; [.C551] = 2; &quot;luty&quot;; [.C551] = 3; &quot;marzec&quot;; [.C551] = 4; &quot;kwiecień&quot;; [.C551] = 5; &quot;maj&quot;; [.C551] = 6; &quot;czerwiec&quot;; [.C551] = 7; &quot;lipiec&quot;; [.C551] = 8; &quot;sierpień&quot;; [.C551] = 9; &quot;wrzesień&quot;; [.C551] = 10; &quot;październik&quot;; [.C551] = 11; &quot;listopad&quot;; [.C551] = 12; &quot;grudzień&quot;)" office:value-type="string" office:string-value="wrzesień" calcext:value-type="string">
            <text:p>wrzesień</text:p>
          </table:table-cell>
          <table:table-cell office:value-type="float" office:value="16.83" calcext:value-type="float">
            <text:p>16,83</text:p>
          </table:table-cell>
          <table:table-cell office:value-type="float" office:value="0.44" calcext:value-type="float">
            <text:p>0,44</text:p>
          </table:table-cell>
          <table:table-cell office:value-type="float" office:value="3" calcext:value-type="float">
            <text:p>3</text:p>
          </table:table-cell>
          <table:table-cell table:formula="of:=[.B551] - [.A551]" office:value-type="float" office:value="5" calcext:value-type="float">
            <text:p>5</text:p>
          </table:table-cell>
          <table:table-cell table:formula="of:= 10 * [.G551] * [.H551]" office:value-type="float" office:value="150" calcext:value-type="float">
            <text:p>150</text:p>
          </table:table-cell>
          <table:table-cell table:formula="of:=[.I551] + [.F551] + [.E551]" office:value-type="float" office:value="167.27" calcext:value-type="float">
            <text:p>167,27</text:p>
          </table:table-cell>
          <table:table-cell table:formula="of:= [.E551] + [.F551]" office:value-type="float" office:value="17.27" calcext:value-type="float">
            <text:p>17,27</text:p>
          </table:table-cell>
          <table:table-cell table:number-columns-repeated="7"/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date" office:date-value="2014-10-06" calcext:value-type="date">
            <text:p>2014-10-06</text:p>
          </table:table-cell>
          <table:table-cell table:formula="of:= MONTH([.A552])" office:value-type="float" office:value="9" calcext:value-type="float">
            <text:p>9</text:p>
          </table:table-cell>
          <table:table-cell table:formula="of:=COM.MICROSOFT.IFS([.C552] = 1; &quot;styczeń&quot;; [.C552] = 2; &quot;luty&quot;; [.C552] = 3; &quot;marzec&quot;; [.C552] = 4; &quot;kwiecień&quot;; [.C552] = 5; &quot;maj&quot;; [.C552] = 6; &quot;czerwiec&quot;; [.C552] = 7; &quot;lipiec&quot;; [.C552] = 8; &quot;sierpień&quot;; [.C552] = 9; &quot;wrzesień&quot;; [.C552] = 10; &quot;październik&quot;; [.C552] = 11; &quot;listopad&quot;; [.C552] = 12; &quot;grudzień&quot;)" office:value-type="string" office:string-value="wrzesień" calcext:value-type="string">
            <text:p>wrzes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552] - [.A552]" office:value-type="float" office:value="25" calcext:value-type="float">
            <text:p>25</text:p>
          </table:table-cell>
          <table:table-cell table:formula="of:= 10 * [.G552] * [.H552]" office:value-type="float" office:value="1500" calcext:value-type="float">
            <text:p>1500</text:p>
          </table:table-cell>
          <table:table-cell table:formula="of:=[.I552] + [.F552] + [.E552]" office:value-type="float" office:value="1511.72" calcext:value-type="float">
            <text:p>1511,72</text:p>
          </table:table-cell>
          <table:table-cell table:formula="of:= [.E552] + [.F552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date" office:date-value="2014-09-17" calcext:value-type="date">
            <text:p>2014-09-17</text:p>
          </table:table-cell>
          <table:table-cell table:formula="of:= MONTH([.A553])" office:value-type="float" office:value="9" calcext:value-type="float">
            <text:p>9</text:p>
          </table:table-cell>
          <table:table-cell table:formula="of:=COM.MICROSOFT.IFS([.C553] = 1; &quot;styczeń&quot;; [.C553] = 2; &quot;luty&quot;; [.C553] = 3; &quot;marzec&quot;; [.C553] = 4; &quot;kwiecień&quot;; [.C553] = 5; &quot;maj&quot;; [.C553] = 6; &quot;czerwiec&quot;; [.C553] = 7; &quot;lipiec&quot;; [.C553] = 8; &quot;sierpień&quot;; [.C553] = 9; &quot;wrzesień&quot;; [.C553] = 10; &quot;październik&quot;; [.C553] = 11; &quot;listopad&quot;; [.C553] = 12; &quot;grudzień&quot;)" office:value-type="string" office:string-value="wrzesień" calcext:value-type="string">
            <text:p>wrzesień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553] - [.A553]" office:value-type="float" office:value="6" calcext:value-type="float">
            <text:p>6</text:p>
          </table:table-cell>
          <table:table-cell table:formula="of:= 10 * [.G553] * [.H553]" office:value-type="float" office:value="120" calcext:value-type="float">
            <text:p>120</text:p>
          </table:table-cell>
          <table:table-cell table:formula="of:=[.I553] + [.F553] + [.E553]" office:value-type="float" office:value="129.07" calcext:value-type="float">
            <text:p>129,07</text:p>
          </table:table-cell>
          <table:table-cell table:formula="of:= [.E553] + [.F553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date" office:date-value="2014-09-24" calcext:value-type="date">
            <text:p>2014-09-24</text:p>
          </table:table-cell>
          <table:table-cell table:formula="of:= MONTH([.A554])" office:value-type="float" office:value="9" calcext:value-type="float">
            <text:p>9</text:p>
          </table:table-cell>
          <table:table-cell table:formula="of:=COM.MICROSOFT.IFS([.C554] = 1; &quot;styczeń&quot;; [.C554] = 2; &quot;luty&quot;; [.C554] = 3; &quot;marzec&quot;; [.C554] = 4; &quot;kwiecień&quot;; [.C554] = 5; &quot;maj&quot;; [.C554] = 6; &quot;czerwiec&quot;; [.C554] = 7; &quot;lipiec&quot;; [.C554] = 8; &quot;sierpień&quot;; [.C554] = 9; &quot;wrzesień&quot;; [.C554] = 10; &quot;październik&quot;; [.C554] = 11; &quot;listopad&quot;; [.C554] = 12; &quot;grudzień&quot;)" office:value-type="string" office:string-value="wrzesień" calcext:value-type="string">
            <text:p>wrzesi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6" calcext:value-type="float">
            <text:p>6</text:p>
          </table:table-cell>
          <table:table-cell table:formula="of:=[.B554] - [.A554]" office:value-type="float" office:value="13" calcext:value-type="float">
            <text:p>13</text:p>
          </table:table-cell>
          <table:table-cell table:formula="of:= 10 * [.G554] * [.H554]" office:value-type="float" office:value="780" calcext:value-type="float">
            <text:p>780</text:p>
          </table:table-cell>
          <table:table-cell table:formula="of:=[.I554] + [.F554] + [.E554]" office:value-type="float" office:value="786.93" calcext:value-type="float">
            <text:p>786,93</text:p>
          </table:table-cell>
          <table:table-cell table:formula="of:= [.E554] + [.F554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date" office:date-value="2014-10-07" calcext:value-type="date">
            <text:p>2014-10-07</text:p>
          </table:table-cell>
          <table:table-cell table:formula="of:= MONTH([.A555])" office:value-type="float" office:value="9" calcext:value-type="float">
            <text:p>9</text:p>
          </table:table-cell>
          <table:table-cell table:formula="of:=COM.MICROSOFT.IFS([.C555] = 1; &quot;styczeń&quot;; [.C555] = 2; &quot;luty&quot;; [.C555] = 3; &quot;marzec&quot;; [.C555] = 4; &quot;kwiecień&quot;; [.C555] = 5; &quot;maj&quot;; [.C555] = 6; &quot;czerwiec&quot;; [.C555] = 7; &quot;lipiec&quot;; [.C555] = 8; &quot;sierpień&quot;; [.C555] = 9; &quot;wrzesień&quot;; [.C555] = 10; &quot;październik&quot;; [.C555] = 11; &quot;listopad&quot;; [.C555] = 12; &quot;grudzień&quot;)" office:value-type="string" office:string-value="wrzesień" calcext:value-type="string">
            <text:p>wrzesień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555] - [.A555]" office:value-type="float" office:value="26" calcext:value-type="float">
            <text:p>26</text:p>
          </table:table-cell>
          <table:table-cell table:formula="of:= 10 * [.G555] * [.H555]" office:value-type="float" office:value="1300" calcext:value-type="float">
            <text:p>1300</text:p>
          </table:table-cell>
          <table:table-cell table:formula="of:=[.I555] + [.F555] + [.E555]" office:value-type="float" office:value="1307.54" calcext:value-type="float">
            <text:p>1307,54</text:p>
          </table:table-cell>
          <table:table-cell table:formula="of:= [.E555] + [.F555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date" office:date-value="2014-10-09" calcext:value-type="date">
            <text:p>2014-10-09</text:p>
          </table:table-cell>
          <table:table-cell table:formula="of:= MONTH([.A556])" office:value-type="float" office:value="9" calcext:value-type="float">
            <text:p>9</text:p>
          </table:table-cell>
          <table:table-cell table:formula="of:=COM.MICROSOFT.IFS([.C556] = 1; &quot;styczeń&quot;; [.C556] = 2; &quot;luty&quot;; [.C556] = 3; &quot;marzec&quot;; [.C556] = 4; &quot;kwiecień&quot;; [.C556] = 5; &quot;maj&quot;; [.C556] = 6; &quot;czerwiec&quot;; [.C556] = 7; &quot;lipiec&quot;; [.C556] = 8; &quot;sierpień&quot;; [.C556] = 9; &quot;wrzesień&quot;; [.C556] = 10; &quot;październik&quot;; [.C556] = 11; &quot;listopad&quot;; [.C556] = 12; &quot;grudzień&quot;)" office:value-type="string" office:string-value="wrzesień" calcext:value-type="string">
            <text:p>wrzes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table:formula="of:=[.B556] - [.A556]" office:value-type="float" office:value="24" calcext:value-type="float">
            <text:p>24</text:p>
          </table:table-cell>
          <table:table-cell table:formula="of:= 10 * [.G556] * [.H556]" office:value-type="float" office:value="960" calcext:value-type="float">
            <text:p>960</text:p>
          </table:table-cell>
          <table:table-cell table:formula="of:=[.I556] + [.F556] + [.E556]" office:value-type="float" office:value="963.66" calcext:value-type="float">
            <text:p>963,66</text:p>
          </table:table-cell>
          <table:table-cell table:formula="of:= [.E556] + [.F556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date" office:date-value="2014-09-23" calcext:value-type="date">
            <text:p>2014-09-23</text:p>
          </table:table-cell>
          <table:table-cell table:formula="of:= MONTH([.A557])" office:value-type="float" office:value="9" calcext:value-type="float">
            <text:p>9</text:p>
          </table:table-cell>
          <table:table-cell table:formula="of:=COM.MICROSOFT.IFS([.C557] = 1; &quot;styczeń&quot;; [.C557] = 2; &quot;luty&quot;; [.C557] = 3; &quot;marzec&quot;; [.C557] = 4; &quot;kwiecień&quot;; [.C557] = 5; &quot;maj&quot;; [.C557] = 6; &quot;czerwiec&quot;; [.C557] = 7; &quot;lipiec&quot;; [.C557] = 8; &quot;sierpień&quot;; [.C557] = 9; &quot;wrzesień&quot;; [.C557] = 10; &quot;październik&quot;; [.C557] = 11; &quot;listopad&quot;; [.C557] = 12; &quot;grudzień&quot;)" office:value-type="string" office:string-value="wrzesień" calcext:value-type="string">
            <text:p>wrzes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5" calcext:value-type="float">
            <text:p>5</text:p>
          </table:table-cell>
          <table:table-cell table:formula="of:=[.B557] - [.A557]" office:value-type="float" office:value="8" calcext:value-type="float">
            <text:p>8</text:p>
          </table:table-cell>
          <table:table-cell table:formula="of:= 10 * [.G557] * [.H557]" office:value-type="float" office:value="400" calcext:value-type="float">
            <text:p>400</text:p>
          </table:table-cell>
          <table:table-cell table:formula="of:=[.I557] + [.F557] + [.E557]" office:value-type="float" office:value="409.3" calcext:value-type="float">
            <text:p>409,3</text:p>
          </table:table-cell>
          <table:table-cell table:formula="of:= [.E557] + [.F557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09-24" calcext:value-type="date">
            <text:p>2014-09-24</text:p>
          </table:table-cell>
          <table:table-cell table:formula="of:= MONTH([.A558])" office:value-type="float" office:value="9" calcext:value-type="float">
            <text:p>9</text:p>
          </table:table-cell>
          <table:table-cell table:formula="of:=COM.MICROSOFT.IFS([.C558] = 1; &quot;styczeń&quot;; [.C558] = 2; &quot;luty&quot;; [.C558] = 3; &quot;marzec&quot;; [.C558] = 4; &quot;kwiecień&quot;; [.C558] = 5; &quot;maj&quot;; [.C558] = 6; &quot;czerwiec&quot;; [.C558] = 7; &quot;lipiec&quot;; [.C558] = 8; &quot;sierpień&quot;; [.C558] = 9; &quot;wrzesień&quot;; [.C558] = 10; &quot;październik&quot;; [.C558] = 11; &quot;listopad&quot;; [.C558] = 12; &quot;grudzień&quot;)" office:value-type="string" office:string-value="wrzesień" calcext:value-type="string">
            <text:p>wrzesień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table:formula="of:=[.B558] - [.A558]" office:value-type="float" office:value="8" calcext:value-type="float">
            <text:p>8</text:p>
          </table:table-cell>
          <table:table-cell table:formula="of:= 10 * [.G558] * [.H558]" office:value-type="float" office:value="320" calcext:value-type="float">
            <text:p>320</text:p>
          </table:table-cell>
          <table:table-cell table:formula="of:=[.I558] + [.F558] + [.E558]" office:value-type="float" office:value="329.71" calcext:value-type="float">
            <text:p>329,71</text:p>
          </table:table-cell>
          <table:table-cell table:formula="of:= [.E558] + [.F558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12" calcext:value-type="date">
            <text:p>2014-10-12</text:p>
          </table:table-cell>
          <table:table-cell table:formula="of:= MONTH([.A559])" office:value-type="float" office:value="9" calcext:value-type="float">
            <text:p>9</text:p>
          </table:table-cell>
          <table:table-cell table:formula="of:=COM.MICROSOFT.IFS([.C559] = 1; &quot;styczeń&quot;; [.C559] = 2; &quot;luty&quot;; [.C559] = 3; &quot;marzec&quot;; [.C559] = 4; &quot;kwiecień&quot;; [.C559] = 5; &quot;maj&quot;; [.C559] = 6; &quot;czerwiec&quot;; [.C559] = 7; &quot;lipiec&quot;; [.C559] = 8; &quot;sierpień&quot;; [.C559] = 9; &quot;wrzesień&quot;; [.C559] = 10; &quot;październik&quot;; [.C559] = 11; &quot;listopad&quot;; [.C559] = 12; &quot;grudzień&quot;)" office:value-type="string" office:string-value="wrzesień" calcext:value-type="string">
            <text:p>wrzesień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5" calcext:value-type="float">
            <text:p>5</text:p>
          </table:table-cell>
          <table:table-cell table:formula="of:=[.B559] - [.A559]" office:value-type="float" office:value="26" calcext:value-type="float">
            <text:p>26</text:p>
          </table:table-cell>
          <table:table-cell table:formula="of:= 10 * [.G559] * [.H559]" office:value-type="float" office:value="1300" calcext:value-type="float">
            <text:p>1300</text:p>
          </table:table-cell>
          <table:table-cell table:formula="of:=[.I559] + [.F559] + [.E559]" office:value-type="float" office:value="1309.19" calcext:value-type="float">
            <text:p>1309,19</text:p>
          </table:table-cell>
          <table:table-cell table:formula="of:= [.E559] + [.F559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11" calcext:value-type="date">
            <text:p>2014-10-11</text:p>
          </table:table-cell>
          <table:table-cell table:formula="of:= MONTH([.A560])" office:value-type="float" office:value="9" calcext:value-type="float">
            <text:p>9</text:p>
          </table:table-cell>
          <table:table-cell table:formula="of:=COM.MICROSOFT.IFS([.C560] = 1; &quot;styczeń&quot;; [.C560] = 2; &quot;luty&quot;; [.C560] = 3; &quot;marzec&quot;; [.C560] = 4; &quot;kwiecień&quot;; [.C560] = 5; &quot;maj&quot;; [.C560] = 6; &quot;czerwiec&quot;; [.C560] = 7; &quot;lipiec&quot;; [.C560] = 8; &quot;sierpień&quot;; [.C560] = 9; &quot;wrzesień&quot;; [.C560] = 10; &quot;październik&quot;; [.C560] = 11; &quot;listopad&quot;; [.C560] = 12; &quot;grudzień&quot;)" office:value-type="string" office:string-value="wrzesień" calcext:value-type="string">
            <text:p>wrzes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560] - [.A560]" office:value-type="float" office:value="25" calcext:value-type="float">
            <text:p>25</text:p>
          </table:table-cell>
          <table:table-cell table:formula="of:= 10 * [.G560] * [.H560]" office:value-type="float" office:value="500" calcext:value-type="float">
            <text:p>500</text:p>
          </table:table-cell>
          <table:table-cell table:formula="of:=[.I560] + [.F560] + [.E560]" office:value-type="float" office:value="509.3" calcext:value-type="float">
            <text:p>509,3</text:p>
          </table:table-cell>
          <table:table-cell table:formula="of:= [.E560] + [.F560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09-22" calcext:value-type="date">
            <text:p>2014-09-22</text:p>
          </table:table-cell>
          <table:table-cell table:formula="of:= MONTH([.A561])" office:value-type="float" office:value="9" calcext:value-type="float">
            <text:p>9</text:p>
          </table:table-cell>
          <table:table-cell table:formula="of:=COM.MICROSOFT.IFS([.C561] = 1; &quot;styczeń&quot;; [.C561] = 2; &quot;luty&quot;; [.C561] = 3; &quot;marzec&quot;; [.C561] = 4; &quot;kwiecień&quot;; [.C561] = 5; &quot;maj&quot;; [.C561] = 6; &quot;czerwiec&quot;; [.C561] = 7; &quot;lipiec&quot;; [.C561] = 8; &quot;sierpień&quot;; [.C561] = 9; &quot;wrzesień&quot;; [.C561] = 10; &quot;październik&quot;; [.C561] = 11; &quot;listopad&quot;; [.C561] = 12; &quot;grudzień&quot;)" office:value-type="string" office:string-value="wrzesień" calcext:value-type="string">
            <text:p>wrzesień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561] - [.A561]" office:value-type="float" office:value="6" calcext:value-type="float">
            <text:p>6</text:p>
          </table:table-cell>
          <table:table-cell table:formula="of:= 10 * [.G561] * [.H561]" office:value-type="float" office:value="180" calcext:value-type="float">
            <text:p>180</text:p>
          </table:table-cell>
          <table:table-cell table:formula="of:=[.I561] + [.F561] + [.E561]" office:value-type="float" office:value="187.06" calcext:value-type="float">
            <text:p>187,06</text:p>
          </table:table-cell>
          <table:table-cell table:formula="of:= [.E561] + [.F561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05" calcext:value-type="date">
            <text:p>2014-10-05</text:p>
          </table:table-cell>
          <table:table-cell table:formula="of:= MONTH([.A562])" office:value-type="float" office:value="9" calcext:value-type="float">
            <text:p>9</text:p>
          </table:table-cell>
          <table:table-cell table:formula="of:=COM.MICROSOFT.IFS([.C562] = 1; &quot;styczeń&quot;; [.C562] = 2; &quot;luty&quot;; [.C562] = 3; &quot;marzec&quot;; [.C562] = 4; &quot;kwiecień&quot;; [.C562] = 5; &quot;maj&quot;; [.C562] = 6; &quot;czerwiec&quot;; [.C562] = 7; &quot;lipiec&quot;; [.C562] = 8; &quot;sierpień&quot;; [.C562] = 9; &quot;wrzesień&quot;; [.C562] = 10; &quot;październik&quot;; [.C562] = 11; &quot;listopad&quot;; [.C562] = 12; &quot;grudzień&quot;)" office:value-type="string" office:string-value="wrzesień" calcext:value-type="string">
            <text:p>wrzesień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562] - [.A562]" office:value-type="float" office:value="19" calcext:value-type="float">
            <text:p>19</text:p>
          </table:table-cell>
          <table:table-cell table:formula="of:= 10 * [.G562] * [.H562]" office:value-type="float" office:value="760" calcext:value-type="float">
            <text:p>760</text:p>
          </table:table-cell>
          <table:table-cell table:formula="of:=[.I562] + [.F562] + [.E562]" office:value-type="float" office:value="769.37" calcext:value-type="float">
            <text:p>769,37</text:p>
          </table:table-cell>
          <table:table-cell table:formula="of:= [.E562] + [.F562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12" calcext:value-type="date">
            <text:p>2014-10-12</text:p>
          </table:table-cell>
          <table:table-cell table:formula="of:= MONTH([.A563])" office:value-type="float" office:value="9" calcext:value-type="float">
            <text:p>9</text:p>
          </table:table-cell>
          <table:table-cell table:formula="of:=COM.MICROSOFT.IFS([.C563] = 1; &quot;styczeń&quot;; [.C563] = 2; &quot;luty&quot;; [.C563] = 3; &quot;marzec&quot;; [.C563] = 4; &quot;kwiecień&quot;; [.C563] = 5; &quot;maj&quot;; [.C563] = 6; &quot;czerwiec&quot;; [.C563] = 7; &quot;lipiec&quot;; [.C563] = 8; &quot;sierpień&quot;; [.C563] = 9; &quot;wrzesień&quot;; [.C563] = 10; &quot;październik&quot;; [.C563] = 11; &quot;listopad&quot;; [.C563] = 12; &quot;grudzień&quot;)" office:value-type="string" office:string-value="wrzesień" calcext:value-type="string">
            <text:p>wrzesień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table:formula="of:=[.B563] - [.A563]" office:value-type="float" office:value="26" calcext:value-type="float">
            <text:p>26</text:p>
          </table:table-cell>
          <table:table-cell table:formula="of:= 10 * [.G563] * [.H563]" office:value-type="float" office:value="780" calcext:value-type="float">
            <text:p>780</text:p>
          </table:table-cell>
          <table:table-cell table:formula="of:=[.I563] + [.F563] + [.E563]" office:value-type="float" office:value="792.33" calcext:value-type="float">
            <text:p>792,33</text:p>
          </table:table-cell>
          <table:table-cell table:formula="of:= [.E563] + [.F563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08" calcext:value-type="date">
            <text:p>2014-10-08</text:p>
          </table:table-cell>
          <table:table-cell table:formula="of:= MONTH([.A564])" office:value-type="float" office:value="9" calcext:value-type="float">
            <text:p>9</text:p>
          </table:table-cell>
          <table:table-cell table:formula="of:=COM.MICROSOFT.IFS([.C564] = 1; &quot;styczeń&quot;; [.C564] = 2; &quot;luty&quot;; [.C564] = 3; &quot;marzec&quot;; [.C564] = 4; &quot;kwiecień&quot;; [.C564] = 5; &quot;maj&quot;; [.C564] = 6; &quot;czerwiec&quot;; [.C564] = 7; &quot;lipiec&quot;; [.C564] = 8; &quot;sierpień&quot;; [.C564] = 9; &quot;wrzesień&quot;; [.C564] = 10; &quot;październik&quot;; [.C564] = 11; &quot;listopad&quot;; [.C564] = 12; &quot;grudzień&quot;)" office:value-type="string" office:string-value="wrzesień" calcext:value-type="string">
            <text:p>wrzesień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5" calcext:value-type="float">
            <text:p>5</text:p>
          </table:table-cell>
          <table:table-cell table:formula="of:=[.B564] - [.A564]" office:value-type="float" office:value="22" calcext:value-type="float">
            <text:p>22</text:p>
          </table:table-cell>
          <table:table-cell table:formula="of:= 10 * [.G564] * [.H564]" office:value-type="float" office:value="1100" calcext:value-type="float">
            <text:p>1100</text:p>
          </table:table-cell>
          <table:table-cell table:formula="of:=[.I564] + [.F564] + [.E564]" office:value-type="float" office:value="1120.05" calcext:value-type="float">
            <text:p>1120,05</text:p>
          </table:table-cell>
          <table:table-cell table:formula="of:= [.E564] + [.F564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06" calcext:value-type="date">
            <text:p>2014-10-06</text:p>
          </table:table-cell>
          <table:table-cell table:formula="of:= MONTH([.A565])" office:value-type="float" office:value="9" calcext:value-type="float">
            <text:p>9</text:p>
          </table:table-cell>
          <table:table-cell table:formula="of:=COM.MICROSOFT.IFS([.C565] = 1; &quot;styczeń&quot;; [.C565] = 2; &quot;luty&quot;; [.C565] = 3; &quot;marzec&quot;; [.C565] = 4; &quot;kwiecień&quot;; [.C565] = 5; &quot;maj&quot;; [.C565] = 6; &quot;czerwiec&quot;; [.C565] = 7; &quot;lipiec&quot;; [.C565] = 8; &quot;sierpień&quot;; [.C565] = 9; &quot;wrzesień&quot;; [.C565] = 10; &quot;październik&quot;; [.C565] = 11; &quot;listopad&quot;; [.C565] = 12; &quot;grudzień&quot;)" office:value-type="string" office:string-value="wrzesień" calcext:value-type="string">
            <text:p>wrzesień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  <table:table-cell table:formula="of:=[.B565] - [.A565]" office:value-type="float" office:value="20" calcext:value-type="float">
            <text:p>20</text:p>
          </table:table-cell>
          <table:table-cell table:formula="of:= 10 * [.G565] * [.H565]" office:value-type="float" office:value="1000" calcext:value-type="float">
            <text:p>1000</text:p>
          </table:table-cell>
          <table:table-cell table:formula="of:=[.I565] + [.F565] + [.E565]" office:value-type="float" office:value="1010.47" calcext:value-type="float">
            <text:p>1010,47</text:p>
          </table:table-cell>
          <table:table-cell table:formula="of:= [.E565] + [.F565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09-28" calcext:value-type="date">
            <text:p>2014-09-28</text:p>
          </table:table-cell>
          <table:table-cell table:formula="of:= MONTH([.A566])" office:value-type="float" office:value="9" calcext:value-type="float">
            <text:p>9</text:p>
          </table:table-cell>
          <table:table-cell table:formula="of:=COM.MICROSOFT.IFS([.C566] = 1; &quot;styczeń&quot;; [.C566] = 2; &quot;luty&quot;; [.C566] = 3; &quot;marzec&quot;; [.C566] = 4; &quot;kwiecień&quot;; [.C566] = 5; &quot;maj&quot;; [.C566] = 6; &quot;czerwiec&quot;; [.C566] = 7; &quot;lipiec&quot;; [.C566] = 8; &quot;sierpień&quot;; [.C566] = 9; &quot;wrzesień&quot;; [.C566] = 10; &quot;październik&quot;; [.C566] = 11; &quot;listopad&quot;; [.C566] = 12; &quot;grudzień&quot;)" office:value-type="string" office:string-value="wrzesień" calcext:value-type="string">
            <text:p>wrzesień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6" calcext:value-type="float">
            <text:p>6</text:p>
          </table:table-cell>
          <table:table-cell table:formula="of:=[.B566] - [.A566]" office:value-type="float" office:value="12" calcext:value-type="float">
            <text:p>12</text:p>
          </table:table-cell>
          <table:table-cell table:formula="of:= 10 * [.G566] * [.H566]" office:value-type="float" office:value="720" calcext:value-type="float">
            <text:p>720</text:p>
          </table:table-cell>
          <table:table-cell table:formula="of:=[.I566] + [.F566] + [.E566]" office:value-type="float" office:value="734.69" calcext:value-type="float">
            <text:p>734,69</text:p>
          </table:table-cell>
          <table:table-cell table:formula="of:= [.E566] + [.F566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12" calcext:value-type="date">
            <text:p>2014-10-12</text:p>
          </table:table-cell>
          <table:table-cell table:formula="of:= MONTH([.A567])" office:value-type="float" office:value="9" calcext:value-type="float">
            <text:p>9</text:p>
          </table:table-cell>
          <table:table-cell table:formula="of:=COM.MICROSOFT.IFS([.C567] = 1; &quot;styczeń&quot;; [.C567] = 2; &quot;luty&quot;; [.C567] = 3; &quot;marzec&quot;; [.C567] = 4; &quot;kwiecień&quot;; [.C567] = 5; &quot;maj&quot;; [.C567] = 6; &quot;czerwiec&quot;; [.C567] = 7; &quot;lipiec&quot;; [.C567] = 8; &quot;sierpień&quot;; [.C567] = 9; &quot;wrzesień&quot;; [.C567] = 10; &quot;październik&quot;; [.C567] = 11; &quot;listopad&quot;; [.C567] = 12; &quot;grudzień&quot;)" office:value-type="string" office:string-value="wrzesień" calcext:value-type="string">
            <text:p>wrzesień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567] - [.A567]" office:value-type="float" office:value="26" calcext:value-type="float">
            <text:p>26</text:p>
          </table:table-cell>
          <table:table-cell table:formula="of:= 10 * [.G567] * [.H567]" office:value-type="float" office:value="1560" calcext:value-type="float">
            <text:p>1560</text:p>
          </table:table-cell>
          <table:table-cell table:formula="of:=[.I567] + [.F567] + [.E567]" office:value-type="float" office:value="1569.12" calcext:value-type="float">
            <text:p>1569,12</text:p>
          </table:table-cell>
          <table:table-cell table:formula="of:= [.E567] + [.F567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13" calcext:value-type="date">
            <text:p>2014-10-13</text:p>
          </table:table-cell>
          <table:table-cell table:formula="of:= MONTH([.A568])" office:value-type="float" office:value="9" calcext:value-type="float">
            <text:p>9</text:p>
          </table:table-cell>
          <table:table-cell table:formula="of:=COM.MICROSOFT.IFS([.C568] = 1; &quot;styczeń&quot;; [.C568] = 2; &quot;luty&quot;; [.C568] = 3; &quot;marzec&quot;; [.C568] = 4; &quot;kwiecień&quot;; [.C568] = 5; &quot;maj&quot;; [.C568] = 6; &quot;czerwiec&quot;; [.C568] = 7; &quot;lipiec&quot;; [.C568] = 8; &quot;sierpień&quot;; [.C568] = 9; &quot;wrzesień&quot;; [.C568] = 10; &quot;październik&quot;; [.C568] = 11; &quot;listopad&quot;; [.C568] = 12; &quot;grudzień&quot;)" office:value-type="string" office:string-value="wrzesień" calcext:value-type="string">
            <text:p>wrzesień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568] - [.A568]" office:value-type="float" office:value="27" calcext:value-type="float">
            <text:p>27</text:p>
          </table:table-cell>
          <table:table-cell table:formula="of:= 10 * [.G568] * [.H568]" office:value-type="float" office:value="540" calcext:value-type="float">
            <text:p>540</text:p>
          </table:table-cell>
          <table:table-cell table:formula="of:=[.I568] + [.F568] + [.E568]" office:value-type="float" office:value="551.74" calcext:value-type="float">
            <text:p>551,74</text:p>
          </table:table-cell>
          <table:table-cell table:formula="of:= [.E568] + [.F568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09-29" calcext:value-type="date">
            <text:p>2014-09-29</text:p>
          </table:table-cell>
          <table:table-cell table:formula="of:= MONTH([.A569])" office:value-type="float" office:value="9" calcext:value-type="float">
            <text:p>9</text:p>
          </table:table-cell>
          <table:table-cell table:formula="of:=COM.MICROSOFT.IFS([.C569] = 1; &quot;styczeń&quot;; [.C569] = 2; &quot;luty&quot;; [.C569] = 3; &quot;marzec&quot;; [.C569] = 4; &quot;kwiecień&quot;; [.C569] = 5; &quot;maj&quot;; [.C569] = 6; &quot;czerwiec&quot;; [.C569] = 7; &quot;lipiec&quot;; [.C569] = 8; &quot;sierpień&quot;; [.C569] = 9; &quot;wrzesień&quot;; [.C569] = 10; &quot;październik&quot;; [.C569] = 11; &quot;listopad&quot;; [.C569] = 12; &quot;grudzień&quot;)" office:value-type="string" office:string-value="wrzesień" calcext:value-type="string">
            <text:p>wrzes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569] - [.A569]" office:value-type="float" office:value="13" calcext:value-type="float">
            <text:p>13</text:p>
          </table:table-cell>
          <table:table-cell table:formula="of:= 10 * [.G569] * [.H569]" office:value-type="float" office:value="650" calcext:value-type="float">
            <text:p>650</text:p>
          </table:table-cell>
          <table:table-cell table:formula="of:=[.I569] + [.F569] + [.E569]" office:value-type="float" office:value="656.6" calcext:value-type="float">
            <text:p>656,6</text:p>
          </table:table-cell>
          <table:table-cell table:formula="of:= [.E569] + [.F569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09-25" calcext:value-type="date">
            <text:p>2014-09-25</text:p>
          </table:table-cell>
          <table:table-cell table:formula="of:= MONTH([.A570])" office:value-type="float" office:value="9" calcext:value-type="float">
            <text:p>9</text:p>
          </table:table-cell>
          <table:table-cell table:formula="of:=COM.MICROSOFT.IFS([.C570] = 1; &quot;styczeń&quot;; [.C570] = 2; &quot;luty&quot;; [.C570] = 3; &quot;marzec&quot;; [.C570] = 4; &quot;kwiecień&quot;; [.C570] = 5; &quot;maj&quot;; [.C570] = 6; &quot;czerwiec&quot;; [.C570] = 7; &quot;lipiec&quot;; [.C570] = 8; &quot;sierpień&quot;; [.C570] = 9; &quot;wrzesień&quot;; [.C570] = 10; &quot;październik&quot;; [.C570] = 11; &quot;listopad&quot;; [.C570] = 12; &quot;grudzień&quot;)" office:value-type="string" office:string-value="wrzesień" calcext:value-type="string">
            <text:p>wrzesień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570] - [.A570]" office:value-type="float" office:value="9" calcext:value-type="float">
            <text:p>9</text:p>
          </table:table-cell>
          <table:table-cell table:formula="of:= 10 * [.G570] * [.H570]" office:value-type="float" office:value="450" calcext:value-type="float">
            <text:p>450</text:p>
          </table:table-cell>
          <table:table-cell table:formula="of:=[.I570] + [.F570] + [.E570]" office:value-type="float" office:value="457.5" calcext:value-type="float">
            <text:p>457,5</text:p>
          </table:table-cell>
          <table:table-cell table:formula="of:= [.E570] + [.F570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12" calcext:value-type="date">
            <text:p>2014-10-12</text:p>
          </table:table-cell>
          <table:table-cell table:formula="of:= MONTH([.A571])" office:value-type="float" office:value="9" calcext:value-type="float">
            <text:p>9</text:p>
          </table:table-cell>
          <table:table-cell table:formula="of:=COM.MICROSOFT.IFS([.C571] = 1; &quot;styczeń&quot;; [.C571] = 2; &quot;luty&quot;; [.C571] = 3; &quot;marzec&quot;; [.C571] = 4; &quot;kwiecień&quot;; [.C571] = 5; &quot;maj&quot;; [.C571] = 6; &quot;czerwiec&quot;; [.C571] = 7; &quot;lipiec&quot;; [.C571] = 8; &quot;sierpień&quot;; [.C571] = 9; &quot;wrzesień&quot;; [.C571] = 10; &quot;październik&quot;; [.C571] = 11; &quot;listopad&quot;; [.C571] = 12; &quot;grudzień&quot;)" office:value-type="string" office:string-value="wrzesień" calcext:value-type="string">
            <text:p>wrzesień</text:p>
          </table:table-cell>
          <table:table-cell office:value-type="float" office:value="8.54" calcext:value-type="float">
            <text:p>8,54</text:p>
          </table:table-cell>
          <table:table-cell office:value-type="float" office:value="0.22" calcext:value-type="float">
            <text:p>0,22</text:p>
          </table:table-cell>
          <table:table-cell office:value-type="float" office:value="4" calcext:value-type="float">
            <text:p>4</text:p>
          </table:table-cell>
          <table:table-cell table:formula="of:=[.B571] - [.A571]" office:value-type="float" office:value="26" calcext:value-type="float">
            <text:p>26</text:p>
          </table:table-cell>
          <table:table-cell table:formula="of:= 10 * [.G571] * [.H571]" office:value-type="float" office:value="1040" calcext:value-type="float">
            <text:p>1040</text:p>
          </table:table-cell>
          <table:table-cell table:formula="of:=[.I571] + [.F571] + [.E571]" office:value-type="float" office:value="1048.76" calcext:value-type="float">
            <text:p>1048,76</text:p>
          </table:table-cell>
          <table:table-cell table:formula="of:= [.E571] + [.F571]" office:value-type="float" office:value="8.76" calcext:value-type="float">
            <text:p>8,76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09-19" calcext:value-type="date">
            <text:p>2014-09-19</text:p>
          </table:table-cell>
          <table:table-cell table:formula="of:= MONTH([.A572])" office:value-type="float" office:value="9" calcext:value-type="float">
            <text:p>9</text:p>
          </table:table-cell>
          <table:table-cell table:formula="of:=COM.MICROSOFT.IFS([.C572] = 1; &quot;styczeń&quot;; [.C572] = 2; &quot;luty&quot;; [.C572] = 3; &quot;marzec&quot;; [.C572] = 4; &quot;kwiecień&quot;; [.C572] = 5; &quot;maj&quot;; [.C572] = 6; &quot;czerwiec&quot;; [.C572] = 7; &quot;lipiec&quot;; [.C572] = 8; &quot;sierpień&quot;; [.C572] = 9; &quot;wrzesień&quot;; [.C572] = 10; &quot;październik&quot;; [.C572] = 11; &quot;listopad&quot;; [.C572] = 12; &quot;grudzień&quot;)" office:value-type="string" office:string-value="wrzesień" calcext:value-type="string">
            <text:p>wrzes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table:formula="of:=[.B572] - [.A572]" office:value-type="float" office:value="3" calcext:value-type="float">
            <text:p>3</text:p>
          </table:table-cell>
          <table:table-cell table:formula="of:= 10 * [.G572] * [.H572]" office:value-type="float" office:value="180" calcext:value-type="float">
            <text:p>180</text:p>
          </table:table-cell>
          <table:table-cell table:formula="of:=[.I572] + [.F572] + [.E572]" office:value-type="float" office:value="184.36" calcext:value-type="float">
            <text:p>184,36</text:p>
          </table:table-cell>
          <table:table-cell table:formula="of:= [.E572] + [.F572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10" calcext:value-type="date">
            <text:p>2014-10-10</text:p>
          </table:table-cell>
          <table:table-cell table:formula="of:= MONTH([.A573])" office:value-type="float" office:value="9" calcext:value-type="float">
            <text:p>9</text:p>
          </table:table-cell>
          <table:table-cell table:formula="of:=COM.MICROSOFT.IFS([.C573] = 1; &quot;styczeń&quot;; [.C573] = 2; &quot;luty&quot;; [.C573] = 3; &quot;marzec&quot;; [.C573] = 4; &quot;kwiecień&quot;; [.C573] = 5; &quot;maj&quot;; [.C573] = 6; &quot;czerwiec&quot;; [.C573] = 7; &quot;lipiec&quot;; [.C573] = 8; &quot;sierpień&quot;; [.C573] = 9; &quot;wrzesień&quot;; [.C573] = 10; &quot;październik&quot;; [.C573] = 11; &quot;listopad&quot;; [.C573] = 12; &quot;grudzień&quot;)" office:value-type="string" office:string-value="wrzesień" calcext:value-type="string">
            <text:p>wrzesień</text:p>
          </table:table-cell>
          <table:table-cell office:value-type="float" office:value="7.3" calcext:value-type="float">
            <text:p>7,3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573] - [.A573]" office:value-type="float" office:value="24" calcext:value-type="float">
            <text:p>24</text:p>
          </table:table-cell>
          <table:table-cell table:formula="of:= 10 * [.G573] * [.H573]" office:value-type="float" office:value="480" calcext:value-type="float">
            <text:p>480</text:p>
          </table:table-cell>
          <table:table-cell table:formula="of:=[.I573] + [.F573] + [.E573]" office:value-type="float" office:value="487.49" calcext:value-type="float">
            <text:p>487,49</text:p>
          </table:table-cell>
          <table:table-cell table:formula="of:= [.E573] + [.F573]" office:value-type="float" office:value="7.49" calcext:value-type="float">
            <text:p>7,49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07" calcext:value-type="date">
            <text:p>2014-10-07</text:p>
          </table:table-cell>
          <table:table-cell table:formula="of:= MONTH([.A574])" office:value-type="float" office:value="9" calcext:value-type="float">
            <text:p>9</text:p>
          </table:table-cell>
          <table:table-cell table:formula="of:=COM.MICROSOFT.IFS([.C574] = 1; &quot;styczeń&quot;; [.C574] = 2; &quot;luty&quot;; [.C574] = 3; &quot;marzec&quot;; [.C574] = 4; &quot;kwiecień&quot;; [.C574] = 5; &quot;maj&quot;; [.C574] = 6; &quot;czerwiec&quot;; [.C574] = 7; &quot;lipiec&quot;; [.C574] = 8; &quot;sierpień&quot;; [.C574] = 9; &quot;wrzesień&quot;; [.C574] = 10; &quot;październik&quot;; [.C574] = 11; &quot;listopad&quot;; [.C574] = 12; &quot;grudzień&quot;)" office:value-type="string" office:string-value="wrzesień" calcext:value-type="string">
            <text:p>wrzesień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574] - [.A574]" office:value-type="float" office:value="21" calcext:value-type="float">
            <text:p>21</text:p>
          </table:table-cell>
          <table:table-cell table:formula="of:= 10 * [.G574] * [.H574]" office:value-type="float" office:value="1260" calcext:value-type="float">
            <text:p>1260</text:p>
          </table:table-cell>
          <table:table-cell table:formula="of:=[.I574] + [.F574] + [.E574]" office:value-type="float" office:value="1271.67" calcext:value-type="float">
            <text:p>1271,67</text:p>
          </table:table-cell>
          <table:table-cell table:formula="of:= [.E574] + [.F574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09-21" calcext:value-type="date">
            <text:p>2014-09-21</text:p>
          </table:table-cell>
          <table:table-cell table:formula="of:= MONTH([.A575])" office:value-type="float" office:value="9" calcext:value-type="float">
            <text:p>9</text:p>
          </table:table-cell>
          <table:table-cell table:formula="of:=COM.MICROSOFT.IFS([.C575] = 1; &quot;styczeń&quot;; [.C575] = 2; &quot;luty&quot;; [.C575] = 3; &quot;marzec&quot;; [.C575] = 4; &quot;kwiecień&quot;; [.C575] = 5; &quot;maj&quot;; [.C575] = 6; &quot;czerwiec&quot;; [.C575] = 7; &quot;lipiec&quot;; [.C575] = 8; &quot;sierpień&quot;; [.C575] = 9; &quot;wrzesień&quot;; [.C575] = 10; &quot;październik&quot;; [.C575] = 11; &quot;listopad&quot;; [.C575] = 12; &quot;grudzień&quot;)" office:value-type="string" office:string-value="wrzesień" calcext:value-type="string">
            <text:p>wrzesi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formula="of:=[.B575] - [.A575]" office:value-type="float" office:value="5" calcext:value-type="float">
            <text:p>5</text:p>
          </table:table-cell>
          <table:table-cell table:formula="of:= 10 * [.G575] * [.H575]" office:value-type="float" office:value="100" calcext:value-type="float">
            <text:p>100</text:p>
          </table:table-cell>
          <table:table-cell table:formula="of:=[.I575] + [.F575] + [.E575]" office:value-type="float" office:value="114.5" calcext:value-type="float">
            <text:p>114,5</text:p>
          </table:table-cell>
          <table:table-cell table:formula="of:= [.E575] + [.F575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date" office:date-value="2014-10-13" calcext:value-type="date">
            <text:p>2014-10-13</text:p>
          </table:table-cell>
          <table:table-cell table:formula="of:= MONTH([.A576])" office:value-type="float" office:value="9" calcext:value-type="float">
            <text:p>9</text:p>
          </table:table-cell>
          <table:table-cell table:formula="of:=COM.MICROSOFT.IFS([.C576] = 1; &quot;styczeń&quot;; [.C576] = 2; &quot;luty&quot;; [.C576] = 3; &quot;marzec&quot;; [.C576] = 4; &quot;kwiecień&quot;; [.C576] = 5; &quot;maj&quot;; [.C576] = 6; &quot;czerwiec&quot;; [.C576] = 7; &quot;lipiec&quot;; [.C576] = 8; &quot;sierpień&quot;; [.C576] = 9; &quot;wrzesień&quot;; [.C576] = 10; &quot;październik&quot;; [.C576] = 11; &quot;listopad&quot;; [.C576] = 12; &quot;grudzień&quot;)" office:value-type="string" office:string-value="wrzesień" calcext:value-type="string">
            <text:p>wrzesień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576] - [.A576]" office:value-type="float" office:value="27" calcext:value-type="float">
            <text:p>27</text:p>
          </table:table-cell>
          <table:table-cell table:formula="of:= 10 * [.G576] * [.H576]" office:value-type="float" office:value="540" calcext:value-type="float">
            <text:p>540</text:p>
          </table:table-cell>
          <table:table-cell table:formula="of:=[.I576] + [.F576] + [.E576]" office:value-type="float" office:value="551.74" calcext:value-type="float">
            <text:p>551,74</text:p>
          </table:table-cell>
          <table:table-cell table:formula="of:= [.E576] + [.F576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10-15" calcext:value-type="date">
            <text:p>2014-10-15</text:p>
          </table:table-cell>
          <table:table-cell table:formula="of:= MONTH([.A577])" office:value-type="float" office:value="9" calcext:value-type="float">
            <text:p>9</text:p>
          </table:table-cell>
          <table:table-cell table:formula="of:=COM.MICROSOFT.IFS([.C577] = 1; &quot;styczeń&quot;; [.C577] = 2; &quot;luty&quot;; [.C577] = 3; &quot;marzec&quot;; [.C577] = 4; &quot;kwiecień&quot;; [.C577] = 5; &quot;maj&quot;; [.C577] = 6; &quot;czerwiec&quot;; [.C577] = 7; &quot;lipiec&quot;; [.C577] = 8; &quot;sierpień&quot;; [.C577] = 9; &quot;wrzesień&quot;; [.C577] = 10; &quot;październik&quot;; [.C577] = 11; &quot;listopad&quot;; [.C577] = 12; &quot;grudzień&quot;)" office:value-type="string" office:string-value="wrzesień" calcext:value-type="string">
            <text:p>wrzesień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table:formula="of:=[.B577] - [.A577]" office:value-type="float" office:value="28" calcext:value-type="float">
            <text:p>28</text:p>
          </table:table-cell>
          <table:table-cell table:formula="of:= 10 * [.G577] * [.H577]" office:value-type="float" office:value="1680" calcext:value-type="float">
            <text:p>1680</text:p>
          </table:table-cell>
          <table:table-cell table:formula="of:=[.I577] + [.F577] + [.E577]" office:value-type="float" office:value="1689.71" calcext:value-type="float">
            <text:p>1689,71</text:p>
          </table:table-cell>
          <table:table-cell table:formula="of:= [.E577] + [.F577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20" calcext:value-type="date">
            <text:p>2014-09-20</text:p>
          </table:table-cell>
          <table:table-cell table:formula="of:= MONTH([.A578])" office:value-type="float" office:value="9" calcext:value-type="float">
            <text:p>9</text:p>
          </table:table-cell>
          <table:table-cell table:formula="of:=COM.MICROSOFT.IFS([.C578] = 1; &quot;styczeń&quot;; [.C578] = 2; &quot;luty&quot;; [.C578] = 3; &quot;marzec&quot;; [.C578] = 4; &quot;kwiecień&quot;; [.C578] = 5; &quot;maj&quot;; [.C578] = 6; &quot;czerwiec&quot;; [.C578] = 7; &quot;lipiec&quot;; [.C578] = 8; &quot;sierpień&quot;; [.C578] = 9; &quot;wrzesień&quot;; [.C578] = 10; &quot;październik&quot;; [.C578] = 11; &quot;listopad&quot;; [.C578] = 12; &quot;grudzień&quot;)" office:value-type="string" office:string-value="wrzesień" calcext:value-type="string">
            <text:p>wrzes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B578] - [.A578]" office:value-type="float" office:value="3" calcext:value-type="float">
            <text:p>3</text:p>
          </table:table-cell>
          <table:table-cell table:formula="of:= 10 * [.G578] * [.H578]" office:value-type="float" office:value="60" calcext:value-type="float">
            <text:p>60</text:p>
          </table:table-cell>
          <table:table-cell table:formula="of:=[.I578] + [.F578] + [.E578]" office:value-type="float" office:value="64.36" calcext:value-type="float">
            <text:p>64,36</text:p>
          </table:table-cell>
          <table:table-cell table:formula="of:= [.E578] + [.F578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29" calcext:value-type="date">
            <text:p>2014-09-29</text:p>
          </table:table-cell>
          <table:table-cell table:formula="of:= MONTH([.A579])" office:value-type="float" office:value="9" calcext:value-type="float">
            <text:p>9</text:p>
          </table:table-cell>
          <table:table-cell table:formula="of:=COM.MICROSOFT.IFS([.C579] = 1; &quot;styczeń&quot;; [.C579] = 2; &quot;luty&quot;; [.C579] = 3; &quot;marzec&quot;; [.C579] = 4; &quot;kwiecień&quot;; [.C579] = 5; &quot;maj&quot;; [.C579] = 6; &quot;czerwiec&quot;; [.C579] = 7; &quot;lipiec&quot;; [.C579] = 8; &quot;sierpień&quot;; [.C579] = 9; &quot;wrzesień&quot;; [.C579] = 10; &quot;październik&quot;; [.C579] = 11; &quot;listopad&quot;; [.C579] = 12; &quot;grudzień&quot;)" office:value-type="string" office:string-value="wrzesień" calcext:value-type="string">
            <text:p>wrzesień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formula="of:=[.B579] - [.A579]" office:value-type="float" office:value="12" calcext:value-type="float">
            <text:p>12</text:p>
          </table:table-cell>
          <table:table-cell table:formula="of:= 10 * [.G579] * [.H579]" office:value-type="float" office:value="480" calcext:value-type="float">
            <text:p>480</text:p>
          </table:table-cell>
          <table:table-cell table:formula="of:=[.I579] + [.F579] + [.E579]" office:value-type="float" office:value="487.5" calcext:value-type="float">
            <text:p>487,5</text:p>
          </table:table-cell>
          <table:table-cell table:formula="of:= [.E579] + [.F579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10-01" calcext:value-type="date">
            <text:p>2014-10-01</text:p>
          </table:table-cell>
          <table:table-cell table:formula="of:= MONTH([.A580])" office:value-type="float" office:value="9" calcext:value-type="float">
            <text:p>9</text:p>
          </table:table-cell>
          <table:table-cell table:formula="of:=COM.MICROSOFT.IFS([.C580] = 1; &quot;styczeń&quot;; [.C580] = 2; &quot;luty&quot;; [.C580] = 3; &quot;marzec&quot;; [.C580] = 4; &quot;kwiecień&quot;; [.C580] = 5; &quot;maj&quot;; [.C580] = 6; &quot;czerwiec&quot;; [.C580] = 7; &quot;lipiec&quot;; [.C580] = 8; &quot;sierpień&quot;; [.C580] = 9; &quot;wrzesień&quot;; [.C580] = 10; &quot;październik&quot;; [.C580] = 11; &quot;listopad&quot;; [.C580] = 12; &quot;grudzień&quot;)" office:value-type="string" office:string-value="wrzesień" calcext:value-type="string">
            <text:p>wrzesień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6" calcext:value-type="float">
            <text:p>6</text:p>
          </table:table-cell>
          <table:table-cell table:formula="of:=[.B580] - [.A580]" office:value-type="float" office:value="14" calcext:value-type="float">
            <text:p>14</text:p>
          </table:table-cell>
          <table:table-cell table:formula="of:= 10 * [.G580] * [.H580]" office:value-type="float" office:value="840" calcext:value-type="float">
            <text:p>840</text:p>
          </table:table-cell>
          <table:table-cell table:formula="of:=[.I580] + [.F580] + [.E580]" office:value-type="float" office:value="854.37" calcext:value-type="float">
            <text:p>854,37</text:p>
          </table:table-cell>
          <table:table-cell table:formula="of:= [.E580] + [.F580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25" calcext:value-type="date">
            <text:p>2014-09-25</text:p>
          </table:table-cell>
          <table:table-cell table:formula="of:= MONTH([.A581])" office:value-type="float" office:value="9" calcext:value-type="float">
            <text:p>9</text:p>
          </table:table-cell>
          <table:table-cell table:formula="of:=COM.MICROSOFT.IFS([.C581] = 1; &quot;styczeń&quot;; [.C581] = 2; &quot;luty&quot;; [.C581] = 3; &quot;marzec&quot;; [.C581] = 4; &quot;kwiecień&quot;; [.C581] = 5; &quot;maj&quot;; [.C581] = 6; &quot;czerwiec&quot;; [.C581] = 7; &quot;lipiec&quot;; [.C581] = 8; &quot;sierpień&quot;; [.C581] = 9; &quot;wrzesień&quot;; [.C581] = 10; &quot;październik&quot;; [.C581] = 11; &quot;listopad&quot;; [.C581] = 12; &quot;grudzień&quot;)" office:value-type="string" office:string-value="wrzesień" calcext:value-type="string">
            <text:p>wrzesień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formula="of:=[.B581] - [.A581]" office:value-type="float" office:value="8" calcext:value-type="float">
            <text:p>8</text:p>
          </table:table-cell>
          <table:table-cell table:formula="of:= 10 * [.G581] * [.H581]" office:value-type="float" office:value="160" calcext:value-type="float">
            <text:p>160</text:p>
          </table:table-cell>
          <table:table-cell table:formula="of:=[.I581] + [.F581] + [.E581]" office:value-type="float" office:value="166.39" calcext:value-type="float">
            <text:p>166,39</text:p>
          </table:table-cell>
          <table:table-cell table:formula="of:= [.E581] + [.F581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22" calcext:value-type="date">
            <text:p>2014-09-22</text:p>
          </table:table-cell>
          <table:table-cell table:formula="of:= MONTH([.A582])" office:value-type="float" office:value="9" calcext:value-type="float">
            <text:p>9</text:p>
          </table:table-cell>
          <table:table-cell table:formula="of:=COM.MICROSOFT.IFS([.C582] = 1; &quot;styczeń&quot;; [.C582] = 2; &quot;luty&quot;; [.C582] = 3; &quot;marzec&quot;; [.C582] = 4; &quot;kwiecień&quot;; [.C582] = 5; &quot;maj&quot;; [.C582] = 6; &quot;czerwiec&quot;; [.C582] = 7; &quot;lipiec&quot;; [.C582] = 8; &quot;sierpień&quot;; [.C582] = 9; &quot;wrzesień&quot;; [.C582] = 10; &quot;październik&quot;; [.C582] = 11; &quot;listopad&quot;; [.C582] = 12; &quot;grudzień&quot;)" office:value-type="string" office:string-value="wrzesień" calcext:value-type="string">
            <text:p>wrzesień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 table:formula="of:=[.B582] - [.A582]" office:value-type="float" office:value="5" calcext:value-type="float">
            <text:p>5</text:p>
          </table:table-cell>
          <table:table-cell table:formula="of:= 10 * [.G582] * [.H582]" office:value-type="float" office:value="150" calcext:value-type="float">
            <text:p>150</text:p>
          </table:table-cell>
          <table:table-cell table:formula="of:=[.I582] + [.F582] + [.E582]" office:value-type="float" office:value="159.37" calcext:value-type="float">
            <text:p>159,37</text:p>
          </table:table-cell>
          <table:table-cell table:formula="of:= [.E582] + [.F582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10-07" calcext:value-type="date">
            <text:p>2014-10-07</text:p>
          </table:table-cell>
          <table:table-cell table:formula="of:= MONTH([.A583])" office:value-type="float" office:value="9" calcext:value-type="float">
            <text:p>9</text:p>
          </table:table-cell>
          <table:table-cell table:formula="of:=COM.MICROSOFT.IFS([.C583] = 1; &quot;styczeń&quot;; [.C583] = 2; &quot;luty&quot;; [.C583] = 3; &quot;marzec&quot;; [.C583] = 4; &quot;kwiecień&quot;; [.C583] = 5; &quot;maj&quot;; [.C583] = 6; &quot;czerwiec&quot;; [.C583] = 7; &quot;lipiec&quot;; [.C583] = 8; &quot;sierpień&quot;; [.C583] = 9; &quot;wrzesień&quot;; [.C583] = 10; &quot;październik&quot;; [.C583] = 11; &quot;listopad&quot;; [.C583] = 12; &quot;grudzień&quot;)" office:value-type="string" office:string-value="wrzesień" calcext:value-type="string">
            <text:p>wrzesień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5" calcext:value-type="float">
            <text:p>5</text:p>
          </table:table-cell>
          <table:table-cell table:formula="of:=[.B583] - [.A583]" office:value-type="float" office:value="20" calcext:value-type="float">
            <text:p>20</text:p>
          </table:table-cell>
          <table:table-cell table:formula="of:= 10 * [.G583] * [.H583]" office:value-type="float" office:value="1000" calcext:value-type="float">
            <text:p>1000</text:p>
          </table:table-cell>
          <table:table-cell table:formula="of:=[.I583] + [.F583] + [.E583]" office:value-type="float" office:value="1010.87" calcext:value-type="float">
            <text:p>1010,87</text:p>
          </table:table-cell>
          <table:table-cell table:formula="of:= [.E583] + [.F583]" office:value-type="float" office:value="10.87" calcext:value-type="float">
            <text:p>10,87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20" calcext:value-type="date">
            <text:p>2014-09-20</text:p>
          </table:table-cell>
          <table:table-cell table:formula="of:= MONTH([.A584])" office:value-type="float" office:value="9" calcext:value-type="float">
            <text:p>9</text:p>
          </table:table-cell>
          <table:table-cell table:formula="of:=COM.MICROSOFT.IFS([.C584] = 1; &quot;styczeń&quot;; [.C584] = 2; &quot;luty&quot;; [.C584] = 3; &quot;marzec&quot;; [.C584] = 4; &quot;kwiecień&quot;; [.C584] = 5; &quot;maj&quot;; [.C584] = 6; &quot;czerwiec&quot;; [.C584] = 7; &quot;lipiec&quot;; [.C584] = 8; &quot;sierpień&quot;; [.C584] = 9; &quot;wrzesień&quot;; [.C584] = 10; &quot;październik&quot;; [.C584] = 11; &quot;listopad&quot;; [.C584] = 12; &quot;grudzień&quot;)" office:value-type="string" office:string-value="wrzesień" calcext:value-type="string">
            <text:p>wrzes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584] - [.A584]" office:value-type="float" office:value="3" calcext:value-type="float">
            <text:p>3</text:p>
          </table:table-cell>
          <table:table-cell table:formula="of:= 10 * [.G584] * [.H584]" office:value-type="float" office:value="60" calcext:value-type="float">
            <text:p>60</text:p>
          </table:table-cell>
          <table:table-cell table:formula="of:=[.I584] + [.F584] + [.E584]" office:value-type="float" office:value="69.3" calcext:value-type="float">
            <text:p>69,3</text:p>
          </table:table-cell>
          <table:table-cell table:formula="of:= [.E584] + [.F584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19" calcext:value-type="date">
            <text:p>2014-09-19</text:p>
          </table:table-cell>
          <table:table-cell table:formula="of:= MONTH([.A585])" office:value-type="float" office:value="9" calcext:value-type="float">
            <text:p>9</text:p>
          </table:table-cell>
          <table:table-cell table:formula="of:=COM.MICROSOFT.IFS([.C585] = 1; &quot;styczeń&quot;; [.C585] = 2; &quot;luty&quot;; [.C585] = 3; &quot;marzec&quot;; [.C585] = 4; &quot;kwiecień&quot;; [.C585] = 5; &quot;maj&quot;; [.C585] = 6; &quot;czerwiec&quot;; [.C585] = 7; &quot;lipiec&quot;; [.C585] = 8; &quot;sierpień&quot;; [.C585] = 9; &quot;wrzesień&quot;; [.C585] = 10; &quot;październik&quot;; [.C585] = 11; &quot;listopad&quot;; [.C585] = 12; &quot;grudzień&quot;)" office:value-type="string" office:string-value="wrzesień" calcext:value-type="string">
            <text:p>wrzesień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585] - [.A585]" office:value-type="float" office:value="2" calcext:value-type="float">
            <text:p>2</text:p>
          </table:table-cell>
          <table:table-cell table:formula="of:= 10 * [.G585] * [.H585]" office:value-type="float" office:value="40" calcext:value-type="float">
            <text:p>40</text:p>
          </table:table-cell>
          <table:table-cell table:formula="of:=[.I585] + [.F585] + [.E585]" office:value-type="float" office:value="47.25" calcext:value-type="float">
            <text:p>47,25</text:p>
          </table:table-cell>
          <table:table-cell table:formula="of:= [.E585] + [.F585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10-04" calcext:value-type="date">
            <text:p>2014-10-04</text:p>
          </table:table-cell>
          <table:table-cell table:formula="of:= MONTH([.A586])" office:value-type="float" office:value="9" calcext:value-type="float">
            <text:p>9</text:p>
          </table:table-cell>
          <table:table-cell table:formula="of:=COM.MICROSOFT.IFS([.C586] = 1; &quot;styczeń&quot;; [.C586] = 2; &quot;luty&quot;; [.C586] = 3; &quot;marzec&quot;; [.C586] = 4; &quot;kwiecień&quot;; [.C586] = 5; &quot;maj&quot;; [.C586] = 6; &quot;czerwiec&quot;; [.C586] = 7; &quot;lipiec&quot;; [.C586] = 8; &quot;sierpień&quot;; [.C586] = 9; &quot;wrzesień&quot;; [.C586] = 10; &quot;październik&quot;; [.C586] = 11; &quot;listopad&quot;; [.C586] = 12; &quot;grudzień&quot;)" office:value-type="string" office:string-value="wrzesień" calcext:value-type="string">
            <text:p>wrzesi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table:formula="of:=[.B586] - [.A586]" office:value-type="float" office:value="17" calcext:value-type="float">
            <text:p>17</text:p>
          </table:table-cell>
          <table:table-cell table:formula="of:= 10 * [.G586] * [.H586]" office:value-type="float" office:value="850" calcext:value-type="float">
            <text:p>850</text:p>
          </table:table-cell>
          <table:table-cell table:formula="of:=[.I586] + [.F586] + [.E586]" office:value-type="float" office:value="856.93" calcext:value-type="float">
            <text:p>856,93</text:p>
          </table:table-cell>
          <table:table-cell table:formula="of:= [.E586] + [.F586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29" calcext:value-type="date">
            <text:p>2014-09-29</text:p>
          </table:table-cell>
          <table:table-cell table:formula="of:= MONTH([.A587])" office:value-type="float" office:value="9" calcext:value-type="float">
            <text:p>9</text:p>
          </table:table-cell>
          <table:table-cell table:formula="of:=COM.MICROSOFT.IFS([.C587] = 1; &quot;styczeń&quot;; [.C587] = 2; &quot;luty&quot;; [.C587] = 3; &quot;marzec&quot;; [.C587] = 4; &quot;kwiecień&quot;; [.C587] = 5; &quot;maj&quot;; [.C587] = 6; &quot;czerwiec&quot;; [.C587] = 7; &quot;lipiec&quot;; [.C587] = 8; &quot;sierpień&quot;; [.C587] = 9; &quot;wrzesień&quot;; [.C587] = 10; &quot;październik&quot;; [.C587] = 11; &quot;listopad&quot;; [.C587] = 12; &quot;grudzień&quot;)" office:value-type="string" office:string-value="wrzesień" calcext:value-type="string">
            <text:p>wrzesień</text:p>
          </table:table-cell>
          <table:table-cell office:value-type="float" office:value="7.3" calcext:value-type="float">
            <text:p>7,3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formula="of:=[.B587] - [.A587]" office:value-type="float" office:value="12" calcext:value-type="float">
            <text:p>12</text:p>
          </table:table-cell>
          <table:table-cell table:formula="of:= 10 * [.G587] * [.H587]" office:value-type="float" office:value="480" calcext:value-type="float">
            <text:p>480</text:p>
          </table:table-cell>
          <table:table-cell table:formula="of:=[.I587] + [.F587] + [.E587]" office:value-type="float" office:value="487.49" calcext:value-type="float">
            <text:p>487,49</text:p>
          </table:table-cell>
          <table:table-cell table:formula="of:= [.E587] + [.F587]" office:value-type="float" office:value="7.49" calcext:value-type="float">
            <text:p>7,49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20" calcext:value-type="date">
            <text:p>2014-09-20</text:p>
          </table:table-cell>
          <table:table-cell table:formula="of:= MONTH([.A588])" office:value-type="float" office:value="9" calcext:value-type="float">
            <text:p>9</text:p>
          </table:table-cell>
          <table:table-cell table:formula="of:=COM.MICROSOFT.IFS([.C588] = 1; &quot;styczeń&quot;; [.C588] = 2; &quot;luty&quot;; [.C588] = 3; &quot;marzec&quot;; [.C588] = 4; &quot;kwiecień&quot;; [.C588] = 5; &quot;maj&quot;; [.C588] = 6; &quot;czerwiec&quot;; [.C588] = 7; &quot;lipiec&quot;; [.C588] = 8; &quot;sierpień&quot;; [.C588] = 9; &quot;wrzesień&quot;; [.C588] = 10; &quot;październik&quot;; [.C588] = 11; &quot;listopad&quot;; [.C588] = 12; &quot;grudzień&quot;)" office:value-type="string" office:string-value="wrzesień" calcext:value-type="string">
            <text:p>wrzesień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5" calcext:value-type="float">
            <text:p>5</text:p>
          </table:table-cell>
          <table:table-cell table:formula="of:=[.B588] - [.A588]" office:value-type="float" office:value="3" calcext:value-type="float">
            <text:p>3</text:p>
          </table:table-cell>
          <table:table-cell table:formula="of:= 10 * [.G588] * [.H588]" office:value-type="float" office:value="150" calcext:value-type="float">
            <text:p>150</text:p>
          </table:table-cell>
          <table:table-cell table:formula="of:=[.I588] + [.F588] + [.E588]" office:value-type="float" office:value="163.36" calcext:value-type="float">
            <text:p>163,36</text:p>
          </table:table-cell>
          <table:table-cell table:formula="of:= [.E588] + [.F588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23" calcext:value-type="date">
            <text:p>2014-09-23</text:p>
          </table:table-cell>
          <table:table-cell table:formula="of:= MONTH([.A589])" office:value-type="float" office:value="9" calcext:value-type="float">
            <text:p>9</text:p>
          </table:table-cell>
          <table:table-cell table:formula="of:=COM.MICROSOFT.IFS([.C589] = 1; &quot;styczeń&quot;; [.C589] = 2; &quot;luty&quot;; [.C589] = 3; &quot;marzec&quot;; [.C589] = 4; &quot;kwiecień&quot;; [.C589] = 5; &quot;maj&quot;; [.C589] = 6; &quot;czerwiec&quot;; [.C589] = 7; &quot;lipiec&quot;; [.C589] = 8; &quot;sierpień&quot;; [.C589] = 9; &quot;wrzesień&quot;; [.C589] = 10; &quot;październik&quot;; [.C589] = 11; &quot;listopad&quot;; [.C589] = 12; &quot;grudzień&quot;)" office:value-type="string" office:string-value="wrzesień" calcext:value-type="string">
            <text:p>wrzesi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table:formula="of:=[.B589] - [.A589]" office:value-type="float" office:value="6" calcext:value-type="float">
            <text:p>6</text:p>
          </table:table-cell>
          <table:table-cell table:formula="of:= 10 * [.G589] * [.H589]" office:value-type="float" office:value="180" calcext:value-type="float">
            <text:p>180</text:p>
          </table:table-cell>
          <table:table-cell table:formula="of:=[.I589] + [.F589] + [.E589]" office:value-type="float" office:value="194.5" calcext:value-type="float">
            <text:p>194,5</text:p>
          </table:table-cell>
          <table:table-cell table:formula="of:= [.E589] + [.F589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09-24" calcext:value-type="date">
            <text:p>2014-09-24</text:p>
          </table:table-cell>
          <table:table-cell table:formula="of:= MONTH([.A590])" office:value-type="float" office:value="9" calcext:value-type="float">
            <text:p>9</text:p>
          </table:table-cell>
          <table:table-cell table:formula="of:=COM.MICROSOFT.IFS([.C590] = 1; &quot;styczeń&quot;; [.C590] = 2; &quot;luty&quot;; [.C590] = 3; &quot;marzec&quot;; [.C590] = 4; &quot;kwiecień&quot;; [.C590] = 5; &quot;maj&quot;; [.C590] = 6; &quot;czerwiec&quot;; [.C590] = 7; &quot;lipiec&quot;; [.C590] = 8; &quot;sierpień&quot;; [.C590] = 9; &quot;wrzesień&quot;; [.C590] = 10; &quot;październik&quot;; [.C590] = 11; &quot;listopad&quot;; [.C590] = 12; &quot;grudzień&quot;)" office:value-type="string" office:string-value="wrzesień" calcext:value-type="string">
            <text:p>wrzesień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B590] - [.A590]" office:value-type="float" office:value="7" calcext:value-type="float">
            <text:p>7</text:p>
          </table:table-cell>
          <table:table-cell table:formula="of:= 10 * [.G590] * [.H590]" office:value-type="float" office:value="210" calcext:value-type="float">
            <text:p>210</text:p>
          </table:table-cell>
          <table:table-cell table:formula="of:=[.I590] + [.F590] + [.E590]" office:value-type="float" office:value="220.87" calcext:value-type="float">
            <text:p>220,87</text:p>
          </table:table-cell>
          <table:table-cell table:formula="of:= [.E590] + [.F590]" office:value-type="float" office:value="10.87" calcext:value-type="float">
            <text:p>10,87</text:p>
          </table:table-cell>
          <table:table-cell table:number-columns-repeated="7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date" office:date-value="2014-10-05" calcext:value-type="date">
            <text:p>2014-10-05</text:p>
          </table:table-cell>
          <table:table-cell table:formula="of:= MONTH([.A591])" office:value-type="float" office:value="9" calcext:value-type="float">
            <text:p>9</text:p>
          </table:table-cell>
          <table:table-cell table:formula="of:=COM.MICROSOFT.IFS([.C591] = 1; &quot;styczeń&quot;; [.C591] = 2; &quot;luty&quot;; [.C591] = 3; &quot;marzec&quot;; [.C591] = 4; &quot;kwiecień&quot;; [.C591] = 5; &quot;maj&quot;; [.C591] = 6; &quot;czerwiec&quot;; [.C591] = 7; &quot;lipiec&quot;; [.C591] = 8; &quot;sierpień&quot;; [.C591] = 9; &quot;wrzesień&quot;; [.C591] = 10; &quot;październik&quot;; [.C591] = 11; &quot;listopad&quot;; [.C591] = 12; &quot;grudzień&quot;)" office:value-type="string" office:string-value="wrzesień" calcext:value-type="string">
            <text:p>wrzesień</text:p>
          </table:table-cell>
          <table:table-cell office:value-type="float" office:value="5.57" calcext:value-type="float">
            <text:p>5,57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591] - [.A591]" office:value-type="float" office:value="18" calcext:value-type="float">
            <text:p>18</text:p>
          </table:table-cell>
          <table:table-cell table:formula="of:= 10 * [.G591] * [.H591]" office:value-type="float" office:value="1080" calcext:value-type="float">
            <text:p>1080</text:p>
          </table:table-cell>
          <table:table-cell table:formula="of:=[.I591] + [.F591] + [.E591]" office:value-type="float" office:value="1085.72" calcext:value-type="float">
            <text:p>1085,72</text:p>
          </table:table-cell>
          <table:table-cell table:formula="of:= [.E591] + [.F591]" office:value-type="float" office:value="5.72" calcext:value-type="float">
            <text:p>5,72</text:p>
          </table:table-cell>
          <table:table-cell table:number-columns-repeated="7"/>
        </table:table-row>
        <table:table-row table:style-name="ro1">
          <table:table-cell office:value-type="date" office:date-value="2014-09-18" calcext:value-type="date">
            <text:p>2014-09-18</text:p>
          </table:table-cell>
          <table:table-cell office:value-type="date" office:date-value="2014-09-24" calcext:value-type="date">
            <text:p>2014-09-24</text:p>
          </table:table-cell>
          <table:table-cell table:formula="of:= MONTH([.A592])" office:value-type="float" office:value="9" calcext:value-type="float">
            <text:p>9</text:p>
          </table:table-cell>
          <table:table-cell table:formula="of:=COM.MICROSOFT.IFS([.C592] = 1; &quot;styczeń&quot;; [.C592] = 2; &quot;luty&quot;; [.C592] = 3; &quot;marzec&quot;; [.C592] = 4; &quot;kwiecień&quot;; [.C592] = 5; &quot;maj&quot;; [.C592] = 6; &quot;czerwiec&quot;; [.C592] = 7; &quot;lipiec&quot;; [.C592] = 8; &quot;sierpień&quot;; [.C592] = 9; &quot;wrzesień&quot;; [.C592] = 10; &quot;październik&quot;; [.C592] = 11; &quot;listopad&quot;; [.C592] = 12; &quot;grudzień&quot;)" office:value-type="string" office:string-value="wrzesień" calcext:value-type="string">
            <text:p>wrzesień</text:p>
          </table:table-cell>
          <table:table-cell office:value-type="float" office:value="5.57" calcext:value-type="float">
            <text:p>5,5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592] - [.A592]" office:value-type="float" office:value="6" calcext:value-type="float">
            <text:p>6</text:p>
          </table:table-cell>
          <table:table-cell table:formula="of:= 10 * [.G592] * [.H592]" office:value-type="float" office:value="120" calcext:value-type="float">
            <text:p>120</text:p>
          </table:table-cell>
          <table:table-cell table:formula="of:=[.I592] + [.F592] + [.E592]" office:value-type="float" office:value="125.72" calcext:value-type="float">
            <text:p>125,72</text:p>
          </table:table-cell>
          <table:table-cell table:formula="of:= [.E592] + [.F592]" office:value-type="float" office:value="5.72" calcext:value-type="float">
            <text:p>5,72</text:p>
          </table:table-cell>
          <table:table-cell table:number-columns-repeated="7"/>
        </table:table-row>
        <table:table-row table:style-name="ro1">
          <table:table-cell office:value-type="date" office:date-value="2014-09-19" calcext:value-type="date">
            <text:p>2014-09-19</text:p>
          </table:table-cell>
          <table:table-cell office:value-type="date" office:date-value="2014-10-07" calcext:value-type="date">
            <text:p>2014-10-07</text:p>
          </table:table-cell>
          <table:table-cell table:formula="of:= MONTH([.A593])" office:value-type="float" office:value="9" calcext:value-type="float">
            <text:p>9</text:p>
          </table:table-cell>
          <table:table-cell table:formula="of:=COM.MICROSOFT.IFS([.C593] = 1; &quot;styczeń&quot;; [.C593] = 2; &quot;luty&quot;; [.C593] = 3; &quot;marzec&quot;; [.C593] = 4; &quot;kwiecień&quot;; [.C593] = 5; &quot;maj&quot;; [.C593] = 6; &quot;czerwiec&quot;; [.C593] = 7; &quot;lipiec&quot;; [.C593] = 8; &quot;sierpień&quot;; [.C593] = 9; &quot;wrzesień&quot;; [.C593] = 10; &quot;październik&quot;; [.C593] = 11; &quot;listopad&quot;; [.C593] = 12; &quot;grudzień&quot;)" office:value-type="string" office:string-value="wrzesień" calcext:value-type="string">
            <text:p>wrzesień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593] - [.A593]" office:value-type="float" office:value="18" calcext:value-type="float">
            <text:p>18</text:p>
          </table:table-cell>
          <table:table-cell table:formula="of:= 10 * [.G593] * [.H593]" office:value-type="float" office:value="360" calcext:value-type="float">
            <text:p>360</text:p>
          </table:table-cell>
          <table:table-cell table:formula="of:=[.I593] + [.F593] + [.E593]" office:value-type="float" office:value="368.95" calcext:value-type="float">
            <text:p>368,95</text:p>
          </table:table-cell>
          <table:table-cell table:formula="of:= [.E593] + [.F593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09-20" calcext:value-type="date">
            <text:p>2014-09-20</text:p>
          </table:table-cell>
          <table:table-cell office:value-type="date" office:date-value="2014-09-22" calcext:value-type="date">
            <text:p>2014-09-22</text:p>
          </table:table-cell>
          <table:table-cell table:formula="of:= MONTH([.A594])" office:value-type="float" office:value="9" calcext:value-type="float">
            <text:p>9</text:p>
          </table:table-cell>
          <table:table-cell table:formula="of:=COM.MICROSOFT.IFS([.C594] = 1; &quot;styczeń&quot;; [.C594] = 2; &quot;luty&quot;; [.C594] = 3; &quot;marzec&quot;; [.C594] = 4; &quot;kwiecień&quot;; [.C594] = 5; &quot;maj&quot;; [.C594] = 6; &quot;czerwiec&quot;; [.C594] = 7; &quot;lipiec&quot;; [.C594] = 8; &quot;sierpień&quot;; [.C594] = 9; &quot;wrzesień&quot;; [.C594] = 10; &quot;październik&quot;; [.C594] = 11; &quot;listopad&quot;; [.C594] = 12; &quot;grudzień&quot;)" office:value-type="string" office:string-value="wrzesień" calcext:value-type="string">
            <text:p>wrzes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594] - [.A594]" office:value-type="float" office:value="2" calcext:value-type="float">
            <text:p>2</text:p>
          </table:table-cell>
          <table:table-cell table:formula="of:= 10 * [.G594] * [.H594]" office:value-type="float" office:value="80" calcext:value-type="float">
            <text:p>80</text:p>
          </table:table-cell>
          <table:table-cell table:formula="of:=[.I594] + [.F594] + [.E594]" office:value-type="float" office:value="86.6" calcext:value-type="float">
            <text:p>86,6</text:p>
          </table:table-cell>
          <table:table-cell table:formula="of:= [.E594] + [.F594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9-22" calcext:value-type="date">
            <text:p>2014-09-22</text:p>
          </table:table-cell>
          <table:table-cell office:value-type="date" office:date-value="2014-10-17" calcext:value-type="date">
            <text:p>2014-10-17</text:p>
          </table:table-cell>
          <table:table-cell table:formula="of:= MONTH([.A595])" office:value-type="float" office:value="9" calcext:value-type="float">
            <text:p>9</text:p>
          </table:table-cell>
          <table:table-cell table:formula="of:=COM.MICROSOFT.IFS([.C595] = 1; &quot;styczeń&quot;; [.C595] = 2; &quot;luty&quot;; [.C595] = 3; &quot;marzec&quot;; [.C595] = 4; &quot;kwiecień&quot;; [.C595] = 5; &quot;maj&quot;; [.C595] = 6; &quot;czerwiec&quot;; [.C595] = 7; &quot;lipiec&quot;; [.C595] = 8; &quot;sierpień&quot;; [.C595] = 9; &quot;wrzesień&quot;; [.C595] = 10; &quot;październik&quot;; [.C595] = 11; &quot;listopad&quot;; [.C595] = 12; &quot;grudzień&quot;)" office:value-type="string" office:string-value="wrzesień" calcext:value-type="string">
            <text:p>wrzes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B595] - [.A595]" office:value-type="float" office:value="25" calcext:value-type="float">
            <text:p>25</text:p>
          </table:table-cell>
          <table:table-cell table:formula="of:= 10 * [.G595] * [.H595]" office:value-type="float" office:value="500" calcext:value-type="float">
            <text:p>500</text:p>
          </table:table-cell>
          <table:table-cell table:formula="of:=[.I595] + [.F595] + [.E595]" office:value-type="float" office:value="503.66" calcext:value-type="float">
            <text:p>503,66</text:p>
          </table:table-cell>
          <table:table-cell table:formula="of:= [.E595] + [.F595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date" office:date-value="2014-10-12" calcext:value-type="date">
            <text:p>2014-10-12</text:p>
          </table:table-cell>
          <table:table-cell table:formula="of:= MONTH([.A596])" office:value-type="float" office:value="9" calcext:value-type="float">
            <text:p>9</text:p>
          </table:table-cell>
          <table:table-cell table:formula="of:=COM.MICROSOFT.IFS([.C596] = 1; &quot;styczeń&quot;; [.C596] = 2; &quot;luty&quot;; [.C596] = 3; &quot;marzec&quot;; [.C596] = 4; &quot;kwiecień&quot;; [.C596] = 5; &quot;maj&quot;; [.C596] = 6; &quot;czerwiec&quot;; [.C596] = 7; &quot;lipiec&quot;; [.C596] = 8; &quot;sierpień&quot;; [.C596] = 9; &quot;wrzesień&quot;; [.C596] = 10; &quot;październik&quot;; [.C596] = 11; &quot;listopad&quot;; [.C596] = 12; &quot;grudzień&quot;)" office:value-type="string" office:string-value="wrzesień" calcext:value-type="string">
            <text:p>wrzesień</text:p>
          </table:table-cell>
          <table:table-cell office:value-type="float" office:value="13.82" calcext:value-type="float">
            <text:p>13,82</text:p>
          </table:table-cell>
          <table:table-cell office:value-type="float" office:value="0.36" calcext:value-type="float">
            <text:p>0,36</text:p>
          </table:table-cell>
          <table:table-cell office:value-type="float" office:value="4" calcext:value-type="float">
            <text:p>4</text:p>
          </table:table-cell>
          <table:table-cell table:formula="of:=[.B596] - [.A596]" office:value-type="float" office:value="19" calcext:value-type="float">
            <text:p>19</text:p>
          </table:table-cell>
          <table:table-cell table:formula="of:= 10 * [.G596] * [.H596]" office:value-type="float" office:value="760" calcext:value-type="float">
            <text:p>760</text:p>
          </table:table-cell>
          <table:table-cell table:formula="of:=[.I596] + [.F596] + [.E596]" office:value-type="float" office:value="774.18" calcext:value-type="float">
            <text:p>774,18</text:p>
          </table:table-cell>
          <table:table-cell table:formula="of:= [.E596] + [.F596]" office:value-type="float" office:value="14.18" calcext:value-type="float">
            <text:p>14,18</text:p>
          </table:table-cell>
          <table:table-cell table:number-columns-repeated="7"/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date" office:date-value="2014-09-28" calcext:value-type="date">
            <text:p>2014-09-28</text:p>
          </table:table-cell>
          <table:table-cell table:formula="of:= MONTH([.A597])" office:value-type="float" office:value="9" calcext:value-type="float">
            <text:p>9</text:p>
          </table:table-cell>
          <table:table-cell table:formula="of:=COM.MICROSOFT.IFS([.C597] = 1; &quot;styczeń&quot;; [.C597] = 2; &quot;luty&quot;; [.C597] = 3; &quot;marzec&quot;; [.C597] = 4; &quot;kwiecień&quot;; [.C597] = 5; &quot;maj&quot;; [.C597] = 6; &quot;czerwiec&quot;; [.C597] = 7; &quot;lipiec&quot;; [.C597] = 8; &quot;sierpień&quot;; [.C597] = 9; &quot;wrzesień&quot;; [.C597] = 10; &quot;październik&quot;; [.C597] = 11; &quot;listopad&quot;; [.C597] = 12; &quot;grudzień&quot;)" office:value-type="string" office:string-value="wrzesień" calcext:value-type="string">
            <text:p>wrzesień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597] - [.A597]" office:value-type="float" office:value="5" calcext:value-type="float">
            <text:p>5</text:p>
          </table:table-cell>
          <table:table-cell table:formula="of:= 10 * [.G597] * [.H597]" office:value-type="float" office:value="250" calcext:value-type="float">
            <text:p>250</text:p>
          </table:table-cell>
          <table:table-cell table:formula="of:=[.I597] + [.F597] + [.E597]" office:value-type="float" office:value="261.67" calcext:value-type="float">
            <text:p>261,67</text:p>
          </table:table-cell>
          <table:table-cell table:formula="of:= [.E597] + [.F597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date" office:date-value="2014-10-13" calcext:value-type="date">
            <text:p>2014-10-13</text:p>
          </table:table-cell>
          <table:table-cell table:formula="of:= MONTH([.A598])" office:value-type="float" office:value="9" calcext:value-type="float">
            <text:p>9</text:p>
          </table:table-cell>
          <table:table-cell table:formula="of:=COM.MICROSOFT.IFS([.C598] = 1; &quot;styczeń&quot;; [.C598] = 2; &quot;luty&quot;; [.C598] = 3; &quot;marzec&quot;; [.C598] = 4; &quot;kwiecień&quot;; [.C598] = 5; &quot;maj&quot;; [.C598] = 6; &quot;czerwiec&quot;; [.C598] = 7; &quot;lipiec&quot;; [.C598] = 8; &quot;sierpień&quot;; [.C598] = 9; &quot;wrzesień&quot;; [.C598] = 10; &quot;październik&quot;; [.C598] = 11; &quot;listopad&quot;; [.C598] = 12; &quot;grudzień&quot;)" office:value-type="string" office:string-value="wrzesień" calcext:value-type="string">
            <text:p>wrzes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598] - [.A598]" office:value-type="float" office:value="20" calcext:value-type="float">
            <text:p>20</text:p>
          </table:table-cell>
          <table:table-cell table:formula="of:= 10 * [.G598] * [.H598]" office:value-type="float" office:value="800" calcext:value-type="float">
            <text:p>800</text:p>
          </table:table-cell>
          <table:table-cell table:formula="of:=[.I598] + [.F598] + [.E598]" office:value-type="float" office:value="806.75" calcext:value-type="float">
            <text:p>806,75</text:p>
          </table:table-cell>
          <table:table-cell table:formula="of:= [.E598] + [.F598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date" office:date-value="2014-10-15" calcext:value-type="date">
            <text:p>2014-10-15</text:p>
          </table:table-cell>
          <table:table-cell table:formula="of:= MONTH([.A599])" office:value-type="float" office:value="9" calcext:value-type="float">
            <text:p>9</text:p>
          </table:table-cell>
          <table:table-cell table:formula="of:=COM.MICROSOFT.IFS([.C599] = 1; &quot;styczeń&quot;; [.C599] = 2; &quot;luty&quot;; [.C599] = 3; &quot;marzec&quot;; [.C599] = 4; &quot;kwiecień&quot;; [.C599] = 5; &quot;maj&quot;; [.C599] = 6; &quot;czerwiec&quot;; [.C599] = 7; &quot;lipiec&quot;; [.C599] = 8; &quot;sierpień&quot;; [.C599] = 9; &quot;wrzesień&quot;; [.C599] = 10; &quot;październik&quot;; [.C599] = 11; &quot;listopad&quot;; [.C599] = 12; &quot;grudzień&quot;)" office:value-type="string" office:string-value="wrzesień" calcext:value-type="string">
            <text:p>wrzesień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5" calcext:value-type="float">
            <text:p>5</text:p>
          </table:table-cell>
          <table:table-cell table:formula="of:=[.B599] - [.A599]" office:value-type="float" office:value="22" calcext:value-type="float">
            <text:p>22</text:p>
          </table:table-cell>
          <table:table-cell table:formula="of:= 10 * [.G599] * [.H599]" office:value-type="float" office:value="1100" calcext:value-type="float">
            <text:p>1100</text:p>
          </table:table-cell>
          <table:table-cell table:formula="of:=[.I599] + [.F599] + [.E599]" office:value-type="float" office:value="1112" calcext:value-type="float">
            <text:p>1112</text:p>
          </table:table-cell>
          <table:table-cell table:formula="of:= [.E599] + [.F599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date" office:date-value="2014-09-25" calcext:value-type="date">
            <text:p>2014-09-25</text:p>
          </table:table-cell>
          <table:table-cell table:formula="of:= MONTH([.A600])" office:value-type="float" office:value="9" calcext:value-type="float">
            <text:p>9</text:p>
          </table:table-cell>
          <table:table-cell table:formula="of:=COM.MICROSOFT.IFS([.C600] = 1; &quot;styczeń&quot;; [.C600] = 2; &quot;luty&quot;; [.C600] = 3; &quot;marzec&quot;; [.C600] = 4; &quot;kwiecień&quot;; [.C600] = 5; &quot;maj&quot;; [.C600] = 6; &quot;czerwiec&quot;; [.C600] = 7; &quot;lipiec&quot;; [.C600] = 8; &quot;sierpień&quot;; [.C600] = 9; &quot;wrzesień&quot;; [.C600] = 10; &quot;październik&quot;; [.C600] = 11; &quot;listopad&quot;; [.C600] = 12; &quot;grudzień&quot;)" office:value-type="string" office:string-value="wrzesień" calcext:value-type="string">
            <text:p>wrzesień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table:formula="of:=[.B600] - [.A600]" office:value-type="float" office:value="2" calcext:value-type="float">
            <text:p>2</text:p>
          </table:table-cell>
          <table:table-cell table:formula="of:= 10 * [.G600] * [.H600]" office:value-type="float" office:value="60" calcext:value-type="float">
            <text:p>60</text:p>
          </table:table-cell>
          <table:table-cell table:formula="of:=[.I600] + [.F600] + [.E600]" office:value-type="float" office:value="72.33" calcext:value-type="float">
            <text:p>72,33</text:p>
          </table:table-cell>
          <table:table-cell table:formula="of:= [.E600] + [.F600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date" office:date-value="2014-10-12" calcext:value-type="date">
            <text:p>2014-10-12</text:p>
          </table:table-cell>
          <table:table-cell table:formula="of:= MONTH([.A601])" office:value-type="float" office:value="9" calcext:value-type="float">
            <text:p>9</text:p>
          </table:table-cell>
          <table:table-cell table:formula="of:=COM.MICROSOFT.IFS([.C601] = 1; &quot;styczeń&quot;; [.C601] = 2; &quot;luty&quot;; [.C601] = 3; &quot;marzec&quot;; [.C601] = 4; &quot;kwiecień&quot;; [.C601] = 5; &quot;maj&quot;; [.C601] = 6; &quot;czerwiec&quot;; [.C601] = 7; &quot;lipiec&quot;; [.C601] = 8; &quot;sierpień&quot;; [.C601] = 9; &quot;wrzesień&quot;; [.C601] = 10; &quot;październik&quot;; [.C601] = 11; &quot;listopad&quot;; [.C601] = 12; &quot;grudzień&quot;)" office:value-type="string" office:string-value="wrzesień" calcext:value-type="string">
            <text:p>wrzes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601] - [.A601]" office:value-type="float" office:value="19" calcext:value-type="float">
            <text:p>19</text:p>
          </table:table-cell>
          <table:table-cell table:formula="of:= 10 * [.G601] * [.H601]" office:value-type="float" office:value="380" calcext:value-type="float">
            <text:p>380</text:p>
          </table:table-cell>
          <table:table-cell table:formula="of:=[.I601] + [.F601] + [.E601]" office:value-type="float" office:value="386.6" calcext:value-type="float">
            <text:p>386,6</text:p>
          </table:table-cell>
          <table:table-cell table:formula="of:= [.E601] + [.F601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09-24" calcext:value-type="date">
            <text:p>2014-09-24</text:p>
          </table:table-cell>
          <table:table-cell office:value-type="date" office:date-value="2014-10-09" calcext:value-type="date">
            <text:p>2014-10-09</text:p>
          </table:table-cell>
          <table:table-cell table:formula="of:= MONTH([.A602])" office:value-type="float" office:value="9" calcext:value-type="float">
            <text:p>9</text:p>
          </table:table-cell>
          <table:table-cell table:formula="of:=COM.MICROSOFT.IFS([.C602] = 1; &quot;styczeń&quot;; [.C602] = 2; &quot;luty&quot;; [.C602] = 3; &quot;marzec&quot;; [.C602] = 4; &quot;kwiecień&quot;; [.C602] = 5; &quot;maj&quot;; [.C602] = 6; &quot;czerwiec&quot;; [.C602] = 7; &quot;lipiec&quot;; [.C602] = 8; &quot;sierpień&quot;; [.C602] = 9; &quot;wrzesień&quot;; [.C602] = 10; &quot;październik&quot;; [.C602] = 11; &quot;listopad&quot;; [.C602] = 12; &quot;grudzień&quot;)" office:value-type="string" office:string-value="wrzesień" calcext:value-type="string">
            <text:p>wrzesi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formula="of:=[.B602] - [.A602]" office:value-type="float" office:value="15" calcext:value-type="float">
            <text:p>15</text:p>
          </table:table-cell>
          <table:table-cell table:formula="of:= 10 * [.G602] * [.H602]" office:value-type="float" office:value="300" calcext:value-type="float">
            <text:p>300</text:p>
          </table:table-cell>
          <table:table-cell table:formula="of:=[.I602] + [.F602] + [.E602]" office:value-type="float" office:value="314.5" calcext:value-type="float">
            <text:p>314,5</text:p>
          </table:table-cell>
          <table:table-cell table:formula="of:= [.E602] + [.F602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9-26" calcext:value-type="date">
            <text:p>2014-09-26</text:p>
          </table:table-cell>
          <table:table-cell office:value-type="date" office:date-value="2014-10-16" calcext:value-type="date">
            <text:p>2014-10-16</text:p>
          </table:table-cell>
          <table:table-cell table:formula="of:= MONTH([.A603])" office:value-type="float" office:value="9" calcext:value-type="float">
            <text:p>9</text:p>
          </table:table-cell>
          <table:table-cell table:formula="of:=COM.MICROSOFT.IFS([.C603] = 1; &quot;styczeń&quot;; [.C603] = 2; &quot;luty&quot;; [.C603] = 3; &quot;marzec&quot;; [.C603] = 4; &quot;kwiecień&quot;; [.C603] = 5; &quot;maj&quot;; [.C603] = 6; &quot;czerwiec&quot;; [.C603] = 7; &quot;lipiec&quot;; [.C603] = 8; &quot;sierpień&quot;; [.C603] = 9; &quot;wrzesień&quot;; [.C603] = 10; &quot;październik&quot;; [.C603] = 11; &quot;listopad&quot;; [.C603] = 12; &quot;grudzień&quot;)" office:value-type="string" office:string-value="wrzesień" calcext:value-type="string">
            <text:p>wrzes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603] - [.A603]" office:value-type="float" office:value="20" calcext:value-type="float">
            <text:p>20</text:p>
          </table:table-cell>
          <table:table-cell table:formula="of:= 10 * [.G603] * [.H603]" office:value-type="float" office:value="400" calcext:value-type="float">
            <text:p>400</text:p>
          </table:table-cell>
          <table:table-cell table:formula="of:=[.I603] + [.F603] + [.E603]" office:value-type="float" office:value="403.83" calcext:value-type="float">
            <text:p>403,83</text:p>
          </table:table-cell>
          <table:table-cell table:formula="of:= [.E603] + [.F603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24" calcext:value-type="date">
            <text:p>2014-10-24</text:p>
          </table:table-cell>
          <table:table-cell table:formula="of:= MONTH([.A604])" office:value-type="float" office:value="9" calcext:value-type="float">
            <text:p>9</text:p>
          </table:table-cell>
          <table:table-cell table:formula="of:=COM.MICROSOFT.IFS([.C604] = 1; &quot;styczeń&quot;; [.C604] = 2; &quot;luty&quot;; [.C604] = 3; &quot;marzec&quot;; [.C604] = 4; &quot;kwiecień&quot;; [.C604] = 5; &quot;maj&quot;; [.C604] = 6; &quot;czerwiec&quot;; [.C604] = 7; &quot;lipiec&quot;; [.C604] = 8; &quot;sierpień&quot;; [.C604] = 9; &quot;wrzesień&quot;; [.C604] = 10; &quot;październik&quot;; [.C604] = 11; &quot;listopad&quot;; [.C604] = 12; &quot;grudzień&quot;)" office:value-type="string" office:string-value="wrzesień" calcext:value-type="string">
            <text:p>wrzesień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table:formula="of:=[.B604] - [.A604]" office:value-type="float" office:value="26" calcext:value-type="float">
            <text:p>26</text:p>
          </table:table-cell>
          <table:table-cell table:formula="of:= 10 * [.G604] * [.H604]" office:value-type="float" office:value="1560" calcext:value-type="float">
            <text:p>1560</text:p>
          </table:table-cell>
          <table:table-cell table:formula="of:=[.I604] + [.F604] + [.E604]" office:value-type="float" office:value="1562.35" calcext:value-type="float">
            <text:p>1562,35</text:p>
          </table:table-cell>
          <table:table-cell table:formula="of:= [.E604] + [.F604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14" calcext:value-type="date">
            <text:p>2014-10-14</text:p>
          </table:table-cell>
          <table:table-cell table:formula="of:= MONTH([.A605])" office:value-type="float" office:value="9" calcext:value-type="float">
            <text:p>9</text:p>
          </table:table-cell>
          <table:table-cell table:formula="of:=COM.MICROSOFT.IFS([.C605] = 1; &quot;styczeń&quot;; [.C605] = 2; &quot;luty&quot;; [.C605] = 3; &quot;marzec&quot;; [.C605] = 4; &quot;kwiecień&quot;; [.C605] = 5; &quot;maj&quot;; [.C605] = 6; &quot;czerwiec&quot;; [.C605] = 7; &quot;lipiec&quot;; [.C605] = 8; &quot;sierpień&quot;; [.C605] = 9; &quot;wrzesień&quot;; [.C605] = 10; &quot;październik&quot;; [.C605] = 11; &quot;listopad&quot;; [.C605] = 12; &quot;grudzień&quot;)" office:value-type="string" office:string-value="wrzesień" calcext:value-type="string">
            <text:p>wrzesi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table:formula="of:=[.B605] - [.A605]" office:value-type="float" office:value="16" calcext:value-type="float">
            <text:p>16</text:p>
          </table:table-cell>
          <table:table-cell table:formula="of:= 10 * [.G605] * [.H605]" office:value-type="float" office:value="480" calcext:value-type="float">
            <text:p>480</text:p>
          </table:table-cell>
          <table:table-cell table:formula="of:=[.I605] + [.F605] + [.E605]" office:value-type="float" office:value="494.5" calcext:value-type="float">
            <text:p>494,5</text:p>
          </table:table-cell>
          <table:table-cell table:formula="of:= [.E605] + [.F605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13" calcext:value-type="date">
            <text:p>2014-10-13</text:p>
          </table:table-cell>
          <table:table-cell table:formula="of:= MONTH([.A606])" office:value-type="float" office:value="9" calcext:value-type="float">
            <text:p>9</text:p>
          </table:table-cell>
          <table:table-cell table:formula="of:=COM.MICROSOFT.IFS([.C606] = 1; &quot;styczeń&quot;; [.C606] = 2; &quot;luty&quot;; [.C606] = 3; &quot;marzec&quot;; [.C606] = 4; &quot;kwiecień&quot;; [.C606] = 5; &quot;maj&quot;; [.C606] = 6; &quot;czerwiec&quot;; [.C606] = 7; &quot;lipiec&quot;; [.C606] = 8; &quot;sierpień&quot;; [.C606] = 9; &quot;wrzesień&quot;; [.C606] = 10; &quot;październik&quot;; [.C606] = 11; &quot;listopad&quot;; [.C606] = 12; &quot;grudzień&quot;)" office:value-type="string" office:string-value="wrzesień" calcext:value-type="string">
            <text:p>wrzesień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606] - [.A606]" office:value-type="float" office:value="15" calcext:value-type="float">
            <text:p>15</text:p>
          </table:table-cell>
          <table:table-cell table:formula="of:= 10 * [.G606] * [.H606]" office:value-type="float" office:value="600" calcext:value-type="float">
            <text:p>600</text:p>
          </table:table-cell>
          <table:table-cell table:formula="of:=[.I606] + [.F606] + [.E606]" office:value-type="float" office:value="611.67" calcext:value-type="float">
            <text:p>611,67</text:p>
          </table:table-cell>
          <table:table-cell table:formula="of:= [.E606] + [.F606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05" calcext:value-type="date">
            <text:p>2014-10-05</text:p>
          </table:table-cell>
          <table:table-cell table:formula="of:= MONTH([.A607])" office:value-type="float" office:value="9" calcext:value-type="float">
            <text:p>9</text:p>
          </table:table-cell>
          <table:table-cell table:formula="of:=COM.MICROSOFT.IFS([.C607] = 1; &quot;styczeń&quot;; [.C607] = 2; &quot;luty&quot;; [.C607] = 3; &quot;marzec&quot;; [.C607] = 4; &quot;kwiecień&quot;; [.C607] = 5; &quot;maj&quot;; [.C607] = 6; &quot;czerwiec&quot;; [.C607] = 7; &quot;lipiec&quot;; [.C607] = 8; &quot;sierpień&quot;; [.C607] = 9; &quot;wrzesień&quot;; [.C607] = 10; &quot;październik&quot;; [.C607] = 11; &quot;listopad&quot;; [.C607] = 12; &quot;grudzień&quot;)" office:value-type="string" office:string-value="wrzesień" calcext:value-type="string">
            <text:p>wrzesień</text:p>
          </table:table-cell>
          <table:table-cell office:value-type="float" office:value="16.94" calcext:value-type="float">
            <text:p>16,94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table:formula="of:=[.B607] - [.A607]" office:value-type="float" office:value="7" calcext:value-type="float">
            <text:p>7</text:p>
          </table:table-cell>
          <table:table-cell table:formula="of:= 10 * [.G607] * [.H607]" office:value-type="float" office:value="140" calcext:value-type="float">
            <text:p>140</text:p>
          </table:table-cell>
          <table:table-cell table:formula="of:=[.I607] + [.F607] + [.E607]" office:value-type="float" office:value="157.39" calcext:value-type="float">
            <text:p>157,39</text:p>
          </table:table-cell>
          <table:table-cell table:formula="of:= [.E607] + [.F607]" office:value-type="float" office:value="17.39" calcext:value-type="float">
            <text:p>17,39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01" calcext:value-type="date">
            <text:p>2014-10-01</text:p>
          </table:table-cell>
          <table:table-cell table:formula="of:= MONTH([.A608])" office:value-type="float" office:value="9" calcext:value-type="float">
            <text:p>9</text:p>
          </table:table-cell>
          <table:table-cell table:formula="of:=COM.MICROSOFT.IFS([.C608] = 1; &quot;styczeń&quot;; [.C608] = 2; &quot;luty&quot;; [.C608] = 3; &quot;marzec&quot;; [.C608] = 4; &quot;kwiecień&quot;; [.C608] = 5; &quot;maj&quot;; [.C608] = 6; &quot;czerwiec&quot;; [.C608] = 7; &quot;lipiec&quot;; [.C608] = 8; &quot;sierpień&quot;; [.C608] = 9; &quot;wrzesień&quot;; [.C608] = 10; &quot;październik&quot;; [.C608] = 11; &quot;listopad&quot;; [.C608] = 12; &quot;grudzień&quot;)" office:value-type="string" office:string-value="wrzesień" calcext:value-type="string">
            <text:p>wrzes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formula="of:=[.B608] - [.A608]" office:value-type="float" office:value="3" calcext:value-type="float">
            <text:p>3</text:p>
          </table:table-cell>
          <table:table-cell table:formula="of:= 10 * [.G608] * [.H608]" office:value-type="float" office:value="90" calcext:value-type="float">
            <text:p>90</text:p>
          </table:table-cell>
          <table:table-cell table:formula="of:=[.I608] + [.F608] + [.E608]" office:value-type="float" office:value="101.72" calcext:value-type="float">
            <text:p>101,72</text:p>
          </table:table-cell>
          <table:table-cell table:formula="of:= [.E608] + [.F608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01" calcext:value-type="date">
            <text:p>2014-10-01</text:p>
          </table:table-cell>
          <table:table-cell table:formula="of:= MONTH([.A609])" office:value-type="float" office:value="9" calcext:value-type="float">
            <text:p>9</text:p>
          </table:table-cell>
          <table:table-cell table:formula="of:=COM.MICROSOFT.IFS([.C609] = 1; &quot;styczeń&quot;; [.C609] = 2; &quot;luty&quot;; [.C609] = 3; &quot;marzec&quot;; [.C609] = 4; &quot;kwiecień&quot;; [.C609] = 5; &quot;maj&quot;; [.C609] = 6; &quot;czerwiec&quot;; [.C609] = 7; &quot;lipiec&quot;; [.C609] = 8; &quot;sierpień&quot;; [.C609] = 9; &quot;wrzesień&quot;; [.C609] = 10; &quot;październik&quot;; [.C609] = 11; &quot;listopad&quot;; [.C609] = 12; &quot;grudzień&quot;)" office:value-type="string" office:string-value="wrzesień" calcext:value-type="string">
            <text:p>wrzes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B609] - [.A609]" office:value-type="float" office:value="3" calcext:value-type="float">
            <text:p>3</text:p>
          </table:table-cell>
          <table:table-cell table:formula="of:= 10 * [.G609] * [.H609]" office:value-type="float" office:value="120" calcext:value-type="float">
            <text:p>120</text:p>
          </table:table-cell>
          <table:table-cell table:formula="of:=[.I609] + [.F609] + [.E609]" office:value-type="float" office:value="124.36" calcext:value-type="float">
            <text:p>124,36</text:p>
          </table:table-cell>
          <table:table-cell table:formula="of:= [.E609] + [.F609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18" calcext:value-type="date">
            <text:p>2014-10-18</text:p>
          </table:table-cell>
          <table:table-cell table:formula="of:= MONTH([.A610])" office:value-type="float" office:value="9" calcext:value-type="float">
            <text:p>9</text:p>
          </table:table-cell>
          <table:table-cell table:formula="of:=COM.MICROSOFT.IFS([.C610] = 1; &quot;styczeń&quot;; [.C610] = 2; &quot;luty&quot;; [.C610] = 3; &quot;marzec&quot;; [.C610] = 4; &quot;kwiecień&quot;; [.C610] = 5; &quot;maj&quot;; [.C610] = 6; &quot;czerwiec&quot;; [.C610] = 7; &quot;lipiec&quot;; [.C610] = 8; &quot;sierpień&quot;; [.C610] = 9; &quot;wrzesień&quot;; [.C610] = 10; &quot;październik&quot;; [.C610] = 11; &quot;listopad&quot;; [.C610] = 12; &quot;grudzień&quot;)" office:value-type="string" office:string-value="wrzesień" calcext:value-type="string">
            <text:p>wrzesień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610] - [.A610]" office:value-type="float" office:value="20" calcext:value-type="float">
            <text:p>20</text:p>
          </table:table-cell>
          <table:table-cell table:formula="of:= 10 * [.G610] * [.H610]" office:value-type="float" office:value="400" calcext:value-type="float">
            <text:p>400</text:p>
          </table:table-cell>
          <table:table-cell table:formula="of:=[.I610] + [.F610] + [.E610]" office:value-type="float" office:value="405.93" calcext:value-type="float">
            <text:p>405,93</text:p>
          </table:table-cell>
          <table:table-cell table:formula="of:= [.E610] + [.F610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06" calcext:value-type="date">
            <text:p>2014-10-06</text:p>
          </table:table-cell>
          <table:table-cell table:formula="of:= MONTH([.A611])" office:value-type="float" office:value="9" calcext:value-type="float">
            <text:p>9</text:p>
          </table:table-cell>
          <table:table-cell table:formula="of:=COM.MICROSOFT.IFS([.C611] = 1; &quot;styczeń&quot;; [.C611] = 2; &quot;luty&quot;; [.C611] = 3; &quot;marzec&quot;; [.C611] = 4; &quot;kwiecień&quot;; [.C611] = 5; &quot;maj&quot;; [.C611] = 6; &quot;czerwiec&quot;; [.C611] = 7; &quot;lipiec&quot;; [.C611] = 8; &quot;sierpień&quot;; [.C611] = 9; &quot;wrzesień&quot;; [.C611] = 10; &quot;październik&quot;; [.C611] = 11; &quot;listopad&quot;; [.C611] = 12; &quot;grudzień&quot;)" office:value-type="string" office:string-value="wrzesień" calcext:value-type="string">
            <text:p>wrzesi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5" calcext:value-type="float">
            <text:p>5</text:p>
          </table:table-cell>
          <table:table-cell table:formula="of:=[.B611] - [.A611]" office:value-type="float" office:value="8" calcext:value-type="float">
            <text:p>8</text:p>
          </table:table-cell>
          <table:table-cell table:formula="of:= 10 * [.G611] * [.H611]" office:value-type="float" office:value="400" calcext:value-type="float">
            <text:p>400</text:p>
          </table:table-cell>
          <table:table-cell table:formula="of:=[.I611] + [.F611] + [.E611]" office:value-type="float" office:value="405.37" calcext:value-type="float">
            <text:p>405,37</text:p>
          </table:table-cell>
          <table:table-cell table:formula="of:= [.E611] + [.F611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21" calcext:value-type="date">
            <text:p>2014-10-21</text:p>
          </table:table-cell>
          <table:table-cell table:formula="of:= MONTH([.A612])" office:value-type="float" office:value="9" calcext:value-type="float">
            <text:p>9</text:p>
          </table:table-cell>
          <table:table-cell table:formula="of:=COM.MICROSOFT.IFS([.C612] = 1; &quot;styczeń&quot;; [.C612] = 2; &quot;luty&quot;; [.C612] = 3; &quot;marzec&quot;; [.C612] = 4; &quot;kwiecień&quot;; [.C612] = 5; &quot;maj&quot;; [.C612] = 6; &quot;czerwiec&quot;; [.C612] = 7; &quot;lipiec&quot;; [.C612] = 8; &quot;sierpień&quot;; [.C612] = 9; &quot;wrzesień&quot;; [.C612] = 10; &quot;październik&quot;; [.C612] = 11; &quot;listopad&quot;; [.C612] = 12; &quot;grudzień&quot;)" office:value-type="string" office:string-value="wrzesień" calcext:value-type="string">
            <text:p>wrzesień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B612] - [.A612]" office:value-type="float" office:value="23" calcext:value-type="float">
            <text:p>23</text:p>
          </table:table-cell>
          <table:table-cell table:formula="of:= 10 * [.G612] * [.H612]" office:value-type="float" office:value="690" calcext:value-type="float">
            <text:p>690</text:p>
          </table:table-cell>
          <table:table-cell table:formula="of:=[.I612] + [.F612] + [.E612]" office:value-type="float" office:value="701.07" calcext:value-type="float">
            <text:p>701,07</text:p>
          </table:table-cell>
          <table:table-cell table:formula="of:= [.E612] + [.F612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date" office:date-value="2014-10-11" calcext:value-type="date">
            <text:p>2014-10-11</text:p>
          </table:table-cell>
          <table:table-cell table:formula="of:= MONTH([.A613])" office:value-type="float" office:value="9" calcext:value-type="float">
            <text:p>9</text:p>
          </table:table-cell>
          <table:table-cell table:formula="of:=COM.MICROSOFT.IFS([.C613] = 1; &quot;styczeń&quot;; [.C613] = 2; &quot;luty&quot;; [.C613] = 3; &quot;marzec&quot;; [.C613] = 4; &quot;kwiecień&quot;; [.C613] = 5; &quot;maj&quot;; [.C613] = 6; &quot;czerwiec&quot;; [.C613] = 7; &quot;lipiec&quot;; [.C613] = 8; &quot;sierpień&quot;; [.C613] = 9; &quot;wrzesień&quot;; [.C613] = 10; &quot;październik&quot;; [.C613] = 11; &quot;listopad&quot;; [.C613] = 12; &quot;grudzień&quot;)" office:value-type="string" office:string-value="wrzesień" calcext:value-type="string">
            <text:p>wrzesień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613] - [.A613]" office:value-type="float" office:value="13" calcext:value-type="float">
            <text:p>13</text:p>
          </table:table-cell>
          <table:table-cell table:formula="of:= 10 * [.G613] * [.H613]" office:value-type="float" office:value="780" calcext:value-type="float">
            <text:p>780</text:p>
          </table:table-cell>
          <table:table-cell table:formula="of:=[.I613] + [.F613] + [.E613]" office:value-type="float" office:value="785.93" calcext:value-type="float">
            <text:p>785,93</text:p>
          </table:table-cell>
          <table:table-cell table:formula="of:= [.E613] + [.F613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07" calcext:value-type="date">
            <text:p>2014-10-07</text:p>
          </table:table-cell>
          <table:table-cell table:formula="of:= MONTH([.A614])" office:value-type="float" office:value="9" calcext:value-type="float">
            <text:p>9</text:p>
          </table:table-cell>
          <table:table-cell table:formula="of:=COM.MICROSOFT.IFS([.C614] = 1; &quot;styczeń&quot;; [.C614] = 2; &quot;luty&quot;; [.C614] = 3; &quot;marzec&quot;; [.C614] = 4; &quot;kwiecień&quot;; [.C614] = 5; &quot;maj&quot;; [.C614] = 6; &quot;czerwiec&quot;; [.C614] = 7; &quot;lipiec&quot;; [.C614] = 8; &quot;sierpień&quot;; [.C614] = 9; &quot;wrzesień&quot;; [.C614] = 10; &quot;październik&quot;; [.C614] = 11; &quot;listopad&quot;; [.C614] = 12; &quot;grudzień&quot;)" office:value-type="string" office:string-value="wrzesień" calcext:value-type="string">
            <text:p>wrzesień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614] - [.A614]" office:value-type="float" office:value="8" calcext:value-type="float">
            <text:p>8</text:p>
          </table:table-cell>
          <table:table-cell table:formula="of:= 10 * [.G614] * [.H614]" office:value-type="float" office:value="320" calcext:value-type="float">
            <text:p>320</text:p>
          </table:table-cell>
          <table:table-cell table:formula="of:=[.I614] + [.F614] + [.E614]" office:value-type="float" office:value="331.67" calcext:value-type="float">
            <text:p>331,67</text:p>
          </table:table-cell>
          <table:table-cell table:formula="of:= [.E614] + [.F614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15" calcext:value-type="date">
            <text:p>2014-10-15</text:p>
          </table:table-cell>
          <table:table-cell table:formula="of:= MONTH([.A615])" office:value-type="float" office:value="9" calcext:value-type="float">
            <text:p>9</text:p>
          </table:table-cell>
          <table:table-cell table:formula="of:=COM.MICROSOFT.IFS([.C615] = 1; &quot;styczeń&quot;; [.C615] = 2; &quot;luty&quot;; [.C615] = 3; &quot;marzec&quot;; [.C615] = 4; &quot;kwiecień&quot;; [.C615] = 5; &quot;maj&quot;; [.C615] = 6; &quot;czerwiec&quot;; [.C615] = 7; &quot;lipiec&quot;; [.C615] = 8; &quot;sierpień&quot;; [.C615] = 9; &quot;wrzesień&quot;; [.C615] = 10; &quot;październik&quot;; [.C615] = 11; &quot;listopad&quot;; [.C615] = 12; &quot;grudzień&quot;)" office:value-type="string" office:string-value="wrzesień" calcext:value-type="string">
            <text:p>wrzesień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 table:formula="of:=[.B615] - [.A615]" office:value-type="float" office:value="16" calcext:value-type="float">
            <text:p>16</text:p>
          </table:table-cell>
          <table:table-cell table:formula="of:= 10 * [.G615] * [.H615]" office:value-type="float" office:value="480" calcext:value-type="float">
            <text:p>480</text:p>
          </table:table-cell>
          <table:table-cell table:formula="of:=[.I615] + [.F615] + [.E615]" office:value-type="float" office:value="489.19" calcext:value-type="float">
            <text:p>489,19</text:p>
          </table:table-cell>
          <table:table-cell table:formula="of:= [.E615] + [.F615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17" calcext:value-type="date">
            <text:p>2014-10-17</text:p>
          </table:table-cell>
          <table:table-cell table:formula="of:= MONTH([.A616])" office:value-type="float" office:value="9" calcext:value-type="float">
            <text:p>9</text:p>
          </table:table-cell>
          <table:table-cell table:formula="of:=COM.MICROSOFT.IFS([.C616] = 1; &quot;styczeń&quot;; [.C616] = 2; &quot;luty&quot;; [.C616] = 3; &quot;marzec&quot;; [.C616] = 4; &quot;kwiecień&quot;; [.C616] = 5; &quot;maj&quot;; [.C616] = 6; &quot;czerwiec&quot;; [.C616] = 7; &quot;lipiec&quot;; [.C616] = 8; &quot;sierpień&quot;; [.C616] = 9; &quot;wrzesień&quot;; [.C616] = 10; &quot;październik&quot;; [.C616] = 11; &quot;listopad&quot;; [.C616] = 12; &quot;grudzień&quot;)" office:value-type="string" office:string-value="wrzesień" calcext:value-type="string">
            <text:p>wrzesień</text:p>
          </table:table-cell>
          <table:table-cell office:value-type="float" office:value="10.2" calcext:value-type="float">
            <text:p>10,2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formula="of:=[.B616] - [.A616]" office:value-type="float" office:value="18" calcext:value-type="float">
            <text:p>18</text:p>
          </table:table-cell>
          <table:table-cell table:formula="of:= 10 * [.G616] * [.H616]" office:value-type="float" office:value="540" calcext:value-type="float">
            <text:p>540</text:p>
          </table:table-cell>
          <table:table-cell table:formula="of:=[.I616] + [.F616] + [.E616]" office:value-type="float" office:value="550.47" calcext:value-type="float">
            <text:p>550,47</text:p>
          </table:table-cell>
          <table:table-cell table:formula="of:= [.E616] + [.F616]" office:value-type="float" office:value="10.47" calcext:value-type="float">
            <text:p>10,47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09" calcext:value-type="date">
            <text:p>2014-10-09</text:p>
          </table:table-cell>
          <table:table-cell table:formula="of:= MONTH([.A617])" office:value-type="float" office:value="9" calcext:value-type="float">
            <text:p>9</text:p>
          </table:table-cell>
          <table:table-cell table:formula="of:=COM.MICROSOFT.IFS([.C617] = 1; &quot;styczeń&quot;; [.C617] = 2; &quot;luty&quot;; [.C617] = 3; &quot;marzec&quot;; [.C617] = 4; &quot;kwiecień&quot;; [.C617] = 5; &quot;maj&quot;; [.C617] = 6; &quot;czerwiec&quot;; [.C617] = 7; &quot;lipiec&quot;; [.C617] = 8; &quot;sierpień&quot;; [.C617] = 9; &quot;wrzesień&quot;; [.C617] = 10; &quot;październik&quot;; [.C617] = 11; &quot;listopad&quot;; [.C617] = 12; &quot;grudzień&quot;)" office:value-type="string" office:string-value="wrzesień" calcext:value-type="string">
            <text:p>wrzesień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617] - [.A617]" office:value-type="float" office:value="10" calcext:value-type="float">
            <text:p>10</text:p>
          </table:table-cell>
          <table:table-cell table:formula="of:= 10 * [.G617] * [.H617]" office:value-type="float" office:value="400" calcext:value-type="float">
            <text:p>400</text:p>
          </table:table-cell>
          <table:table-cell table:formula="of:=[.I617] + [.F617] + [.E617]" office:value-type="float" office:value="409.37" calcext:value-type="float">
            <text:p>409,37</text:p>
          </table:table-cell>
          <table:table-cell table:formula="of:= [.E617] + [.F617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20" calcext:value-type="date">
            <text:p>2014-10-20</text:p>
          </table:table-cell>
          <table:table-cell table:formula="of:= MONTH([.A618])" office:value-type="float" office:value="9" calcext:value-type="float">
            <text:p>9</text:p>
          </table:table-cell>
          <table:table-cell table:formula="of:=COM.MICROSOFT.IFS([.C618] = 1; &quot;styczeń&quot;; [.C618] = 2; &quot;luty&quot;; [.C618] = 3; &quot;marzec&quot;; [.C618] = 4; &quot;kwiecień&quot;; [.C618] = 5; &quot;maj&quot;; [.C618] = 6; &quot;czerwiec&quot;; [.C618] = 7; &quot;lipiec&quot;; [.C618] = 8; &quot;sierpień&quot;; [.C618] = 9; &quot;wrzesień&quot;; [.C618] = 10; &quot;październik&quot;; [.C618] = 11; &quot;listopad&quot;; [.C618] = 12; &quot;grudzień&quot;)" office:value-type="string" office:string-value="wrzesień" calcext:value-type="string">
            <text:p>wrzesień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6" calcext:value-type="float">
            <text:p>6</text:p>
          </table:table-cell>
          <table:table-cell table:formula="of:=[.B618] - [.A618]" office:value-type="float" office:value="21" calcext:value-type="float">
            <text:p>21</text:p>
          </table:table-cell>
          <table:table-cell table:formula="of:= 10 * [.G618] * [.H618]" office:value-type="float" office:value="1260" calcext:value-type="float">
            <text:p>1260</text:p>
          </table:table-cell>
          <table:table-cell table:formula="of:=[.I618] + [.F618] + [.E618]" office:value-type="float" office:value="1266.39" calcext:value-type="float">
            <text:p>1266,39</text:p>
          </table:table-cell>
          <table:table-cell table:formula="of:= [.E618] + [.F618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20" calcext:value-type="date">
            <text:p>2014-10-20</text:p>
          </table:table-cell>
          <table:table-cell table:formula="of:= MONTH([.A619])" office:value-type="float" office:value="9" calcext:value-type="float">
            <text:p>9</text:p>
          </table:table-cell>
          <table:table-cell table:formula="of:=COM.MICROSOFT.IFS([.C619] = 1; &quot;styczeń&quot;; [.C619] = 2; &quot;luty&quot;; [.C619] = 3; &quot;marzec&quot;; [.C619] = 4; &quot;kwiecień&quot;; [.C619] = 5; &quot;maj&quot;; [.C619] = 6; &quot;czerwiec&quot;; [.C619] = 7; &quot;lipiec&quot;; [.C619] = 8; &quot;sierpień&quot;; [.C619] = 9; &quot;wrzesień&quot;; [.C619] = 10; &quot;październik&quot;; [.C619] = 11; &quot;listopad&quot;; [.C619] = 12; &quot;grudzień&quot;)" office:value-type="string" office:string-value="wrzesień" calcext:value-type="string">
            <text:p>wrzesień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619] - [.A619]" office:value-type="float" office:value="21" calcext:value-type="float">
            <text:p>21</text:p>
          </table:table-cell>
          <table:table-cell table:formula="of:= 10 * [.G619] * [.H619]" office:value-type="float" office:value="840" calcext:value-type="float">
            <text:p>840</text:p>
          </table:table-cell>
          <table:table-cell table:formula="of:=[.I619] + [.F619] + [.E619]" office:value-type="float" office:value="849.07" calcext:value-type="float">
            <text:p>849,07</text:p>
          </table:table-cell>
          <table:table-cell table:formula="of:= [.E619] + [.F619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07" calcext:value-type="date">
            <text:p>2014-10-07</text:p>
          </table:table-cell>
          <table:table-cell table:formula="of:= MONTH([.A620])" office:value-type="float" office:value="9" calcext:value-type="float">
            <text:p>9</text:p>
          </table:table-cell>
          <table:table-cell table:formula="of:=COM.MICROSOFT.IFS([.C620] = 1; &quot;styczeń&quot;; [.C620] = 2; &quot;luty&quot;; [.C620] = 3; &quot;marzec&quot;; [.C620] = 4; &quot;kwiecień&quot;; [.C620] = 5; &quot;maj&quot;; [.C620] = 6; &quot;czerwiec&quot;; [.C620] = 7; &quot;lipiec&quot;; [.C620] = 8; &quot;sierpień&quot;; [.C620] = 9; &quot;wrzesień&quot;; [.C620] = 10; &quot;październik&quot;; [.C620] = 11; &quot;listopad&quot;; [.C620] = 12; &quot;grudzień&quot;)" office:value-type="string" office:string-value="wrzesień" calcext:value-type="string">
            <text:p>wrzesień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6" calcext:value-type="float">
            <text:p>6</text:p>
          </table:table-cell>
          <table:table-cell table:formula="of:=[.B620] - [.A620]" office:value-type="float" office:value="8" calcext:value-type="float">
            <text:p>8</text:p>
          </table:table-cell>
          <table:table-cell table:formula="of:= 10 * [.G620] * [.H620]" office:value-type="float" office:value="480" calcext:value-type="float">
            <text:p>480</text:p>
          </table:table-cell>
          <table:table-cell table:formula="of:=[.I620] + [.F620] + [.E620]" office:value-type="float" office:value="487.06" calcext:value-type="float">
            <text:p>487,06</text:p>
          </table:table-cell>
          <table:table-cell table:formula="of:= [.E620] + [.F620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09" calcext:value-type="date">
            <text:p>2014-10-09</text:p>
          </table:table-cell>
          <table:table-cell table:formula="of:= MONTH([.A621])" office:value-type="float" office:value="9" calcext:value-type="float">
            <text:p>9</text:p>
          </table:table-cell>
          <table:table-cell table:formula="of:=COM.MICROSOFT.IFS([.C621] = 1; &quot;styczeń&quot;; [.C621] = 2; &quot;luty&quot;; [.C621] = 3; &quot;marzec&quot;; [.C621] = 4; &quot;kwiecień&quot;; [.C621] = 5; &quot;maj&quot;; [.C621] = 6; &quot;czerwiec&quot;; [.C621] = 7; &quot;lipiec&quot;; [.C621] = 8; &quot;sierpień&quot;; [.C621] = 9; &quot;wrzesień&quot;; [.C621] = 10; &quot;październik&quot;; [.C621] = 11; &quot;listopad&quot;; [.C621] = 12; &quot;grudzień&quot;)" office:value-type="string" office:string-value="wrzesień" calcext:value-type="string">
            <text:p>wrzesień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621] - [.A621]" office:value-type="float" office:value="10" calcext:value-type="float">
            <text:p>10</text:p>
          </table:table-cell>
          <table:table-cell table:formula="of:= 10 * [.G621] * [.H621]" office:value-type="float" office:value="200" calcext:value-type="float">
            <text:p>200</text:p>
          </table:table-cell>
          <table:table-cell table:formula="of:=[.I621] + [.F621] + [.E621]" office:value-type="float" office:value="209.07" calcext:value-type="float">
            <text:p>209,07</text:p>
          </table:table-cell>
          <table:table-cell table:formula="of:= [.E621] + [.F621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05" calcext:value-type="date">
            <text:p>2014-10-05</text:p>
          </table:table-cell>
          <table:table-cell table:formula="of:= MONTH([.A622])" office:value-type="float" office:value="9" calcext:value-type="float">
            <text:p>9</text:p>
          </table:table-cell>
          <table:table-cell table:formula="of:=COM.MICROSOFT.IFS([.C622] = 1; &quot;styczeń&quot;; [.C622] = 2; &quot;luty&quot;; [.C622] = 3; &quot;marzec&quot;; [.C622] = 4; &quot;kwiecień&quot;; [.C622] = 5; &quot;maj&quot;; [.C622] = 6; &quot;czerwiec&quot;; [.C622] = 7; &quot;lipiec&quot;; [.C622] = 8; &quot;sierpień&quot;; [.C622] = 9; &quot;wrzesień&quot;; [.C622] = 10; &quot;październik&quot;; [.C622] = 11; &quot;listopad&quot;; [.C622] = 12; &quot;grudzień&quot;)" office:value-type="string" office:string-value="wrzesień" calcext:value-type="string">
            <text:p>wrzes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[.B622] - [.A622]" office:value-type="float" office:value="6" calcext:value-type="float">
            <text:p>6</text:p>
          </table:table-cell>
          <table:table-cell table:formula="of:= 10 * [.G622] * [.H622]" office:value-type="float" office:value="300" calcext:value-type="float">
            <text:p>300</text:p>
          </table:table-cell>
          <table:table-cell table:formula="of:=[.I622] + [.F622] + [.E622]" office:value-type="float" office:value="303.66" calcext:value-type="float">
            <text:p>303,66</text:p>
          </table:table-cell>
          <table:table-cell table:formula="of:= [.E622] + [.F622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14" calcext:value-type="date">
            <text:p>2014-10-14</text:p>
          </table:table-cell>
          <table:table-cell table:formula="of:= MONTH([.A623])" office:value-type="float" office:value="9" calcext:value-type="float">
            <text:p>9</text:p>
          </table:table-cell>
          <table:table-cell table:formula="of:=COM.MICROSOFT.IFS([.C623] = 1; &quot;styczeń&quot;; [.C623] = 2; &quot;luty&quot;; [.C623] = 3; &quot;marzec&quot;; [.C623] = 4; &quot;kwiecień&quot;; [.C623] = 5; &quot;maj&quot;; [.C623] = 6; &quot;czerwiec&quot;; [.C623] = 7; &quot;lipiec&quot;; [.C623] = 8; &quot;sierpień&quot;; [.C623] = 9; &quot;wrzesień&quot;; [.C623] = 10; &quot;październik&quot;; [.C623] = 11; &quot;listopad&quot;; [.C623] = 12; &quot;grudzień&quot;)" office:value-type="string" office:string-value="wrzesień" calcext:value-type="string">
            <text:p>wrzesień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623] - [.A623]" office:value-type="float" office:value="15" calcext:value-type="float">
            <text:p>15</text:p>
          </table:table-cell>
          <table:table-cell table:formula="of:= 10 * [.G623] * [.H623]" office:value-type="float" office:value="750" calcext:value-type="float">
            <text:p>750</text:p>
          </table:table-cell>
          <table:table-cell table:formula="of:=[.I623] + [.F623] + [.E623]" office:value-type="float" office:value="755.79" calcext:value-type="float">
            <text:p>755,79</text:p>
          </table:table-cell>
          <table:table-cell table:formula="of:= [.E623] + [.F623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26" calcext:value-type="date">
            <text:p>2014-10-26</text:p>
          </table:table-cell>
          <table:table-cell table:formula="of:= MONTH([.A624])" office:value-type="float" office:value="9" calcext:value-type="float">
            <text:p>9</text:p>
          </table:table-cell>
          <table:table-cell table:formula="of:=COM.MICROSOFT.IFS([.C624] = 1; &quot;styczeń&quot;; [.C624] = 2; &quot;luty&quot;; [.C624] = 3; &quot;marzec&quot;; [.C624] = 4; &quot;kwiecień&quot;; [.C624] = 5; &quot;maj&quot;; [.C624] = 6; &quot;czerwiec&quot;; [.C624] = 7; &quot;lipiec&quot;; [.C624] = 8; &quot;sierpień&quot;; [.C624] = 9; &quot;wrzesień&quot;; [.C624] = 10; &quot;październik&quot;; [.C624] = 11; &quot;listopad&quot;; [.C624] = 12; &quot;grudzień&quot;)" office:value-type="string" office:string-value="wrzesień" calcext:value-type="string">
            <text:p>wrzes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</text:p>
          </table:table-cell>
          <table:table-cell table:formula="of:=[.B624] - [.A624]" office:value-type="float" office:value="27" calcext:value-type="float">
            <text:p>27</text:p>
          </table:table-cell>
          <table:table-cell table:formula="of:= 10 * [.G624] * [.H624]" office:value-type="float" office:value="1620" calcext:value-type="float">
            <text:p>1620</text:p>
          </table:table-cell>
          <table:table-cell table:formula="of:=[.I624] + [.F624] + [.E624]" office:value-type="float" office:value="1629.3" calcext:value-type="float">
            <text:p>1629,3</text:p>
          </table:table-cell>
          <table:table-cell table:formula="of:= [.E624] + [.F624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04" calcext:value-type="date">
            <text:p>2014-10-04</text:p>
          </table:table-cell>
          <table:table-cell table:formula="of:= MONTH([.A625])" office:value-type="float" office:value="9" calcext:value-type="float">
            <text:p>9</text:p>
          </table:table-cell>
          <table:table-cell table:formula="of:=COM.MICROSOFT.IFS([.C625] = 1; &quot;styczeń&quot;; [.C625] = 2; &quot;luty&quot;; [.C625] = 3; &quot;marzec&quot;; [.C625] = 4; &quot;kwiecień&quot;; [.C625] = 5; &quot;maj&quot;; [.C625] = 6; &quot;czerwiec&quot;; [.C625] = 7; &quot;lipiec&quot;; [.C625] = 8; &quot;sierpień&quot;; [.C625] = 9; &quot;wrzesień&quot;; [.C625] = 10; &quot;październik&quot;; [.C625] = 11; &quot;listopad&quot;; [.C625] = 12; &quot;grudzień&quot;)" office:value-type="string" office:string-value="wrzesień" calcext:value-type="string">
            <text:p>wrzesień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formula="of:=[.B625] - [.A625]" office:value-type="float" office:value="5" calcext:value-type="float">
            <text:p>5</text:p>
          </table:table-cell>
          <table:table-cell table:formula="of:= 10 * [.G625] * [.H625]" office:value-type="float" office:value="100" calcext:value-type="float">
            <text:p>100</text:p>
          </table:table-cell>
          <table:table-cell table:formula="of:=[.I625] + [.F625] + [.E625]" office:value-type="float" office:value="107.75" calcext:value-type="float">
            <text:p>107,75</text:p>
          </table:table-cell>
          <table:table-cell table:formula="of:= [.E625] + [.F625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17" calcext:value-type="date">
            <text:p>2014-10-17</text:p>
          </table:table-cell>
          <table:table-cell table:formula="of:= MONTH([.A626])" office:value-type="float" office:value="9" calcext:value-type="float">
            <text:p>9</text:p>
          </table:table-cell>
          <table:table-cell table:formula="of:=COM.MICROSOFT.IFS([.C626] = 1; &quot;styczeń&quot;; [.C626] = 2; &quot;luty&quot;; [.C626] = 3; &quot;marzec&quot;; [.C626] = 4; &quot;kwiecień&quot;; [.C626] = 5; &quot;maj&quot;; [.C626] = 6; &quot;czerwiec&quot;; [.C626] = 7; &quot;lipiec&quot;; [.C626] = 8; &quot;sierpień&quot;; [.C626] = 9; &quot;wrzesień&quot;; [.C626] = 10; &quot;październik&quot;; [.C626] = 11; &quot;listopad&quot;; [.C626] = 12; &quot;grudzień&quot;)" office:value-type="string" office:string-value="wrzesień" calcext:value-type="string">
            <text:p>wrzesień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5" calcext:value-type="float">
            <text:p>5</text:p>
          </table:table-cell>
          <table:table-cell table:formula="of:=[.B626] - [.A626]" office:value-type="float" office:value="18" calcext:value-type="float">
            <text:p>18</text:p>
          </table:table-cell>
          <table:table-cell table:formula="of:= 10 * [.G626] * [.H626]" office:value-type="float" office:value="900" calcext:value-type="float">
            <text:p>900</text:p>
          </table:table-cell>
          <table:table-cell table:formula="of:=[.I626] + [.F626] + [.E626]" office:value-type="float" office:value="913.36" calcext:value-type="float">
            <text:p>913,36</text:p>
          </table:table-cell>
          <table:table-cell table:formula="of:= [.E626] + [.F626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01" calcext:value-type="date">
            <text:p>2014-10-01</text:p>
          </table:table-cell>
          <table:table-cell table:formula="of:= MONTH([.A627])" office:value-type="float" office:value="9" calcext:value-type="float">
            <text:p>9</text:p>
          </table:table-cell>
          <table:table-cell table:formula="of:=COM.MICROSOFT.IFS([.C627] = 1; &quot;styczeń&quot;; [.C627] = 2; &quot;luty&quot;; [.C627] = 3; &quot;marzec&quot;; [.C627] = 4; &quot;kwiecień&quot;; [.C627] = 5; &quot;maj&quot;; [.C627] = 6; &quot;czerwiec&quot;; [.C627] = 7; &quot;lipiec&quot;; [.C627] = 8; &quot;sierpień&quot;; [.C627] = 9; &quot;wrzesień&quot;; [.C627] = 10; &quot;październik&quot;; [.C627] = 11; &quot;listopad&quot;; [.C627] = 12; &quot;grudzień&quot;)" office:value-type="string" office:string-value="wrzesień" calcext:value-type="string">
            <text:p>wrzesień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627] - [.A627]" office:value-type="float" office:value="2" calcext:value-type="float">
            <text:p>2</text:p>
          </table:table-cell>
          <table:table-cell table:formula="of:= 10 * [.G627] * [.H627]" office:value-type="float" office:value="80" calcext:value-type="float">
            <text:p>80</text:p>
          </table:table-cell>
          <table:table-cell table:formula="of:=[.I627] + [.F627] + [.E627]" office:value-type="float" office:value="89.19" calcext:value-type="float">
            <text:p>89,19</text:p>
          </table:table-cell>
          <table:table-cell table:formula="of:= [.E627] + [.F627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06" calcext:value-type="date">
            <text:p>2014-10-06</text:p>
          </table:table-cell>
          <table:table-cell table:formula="of:= MONTH([.A628])" office:value-type="float" office:value="9" calcext:value-type="float">
            <text:p>9</text:p>
          </table:table-cell>
          <table:table-cell table:formula="of:=COM.MICROSOFT.IFS([.C628] = 1; &quot;styczeń&quot;; [.C628] = 2; &quot;luty&quot;; [.C628] = 3; &quot;marzec&quot;; [.C628] = 4; &quot;kwiecień&quot;; [.C628] = 5; &quot;maj&quot;; [.C628] = 6; &quot;czerwiec&quot;; [.C628] = 7; &quot;lipiec&quot;; [.C628] = 8; &quot;sierpień&quot;; [.C628] = 9; &quot;wrzesień&quot;; [.C628] = 10; &quot;październik&quot;; [.C628] = 11; &quot;listopad&quot;; [.C628] = 12; &quot;grudzień&quot;)" office:value-type="string" office:string-value="wrzesień" calcext:value-type="string">
            <text:p>wrzesień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3" calcext:value-type="float">
            <text:p>3</text:p>
          </table:table-cell>
          <table:table-cell table:formula="of:=[.B628] - [.A628]" office:value-type="float" office:value="7" calcext:value-type="float">
            <text:p>7</text:p>
          </table:table-cell>
          <table:table-cell table:formula="of:= 10 * [.G628] * [.H628]" office:value-type="float" office:value="210" calcext:value-type="float">
            <text:p>210</text:p>
          </table:table-cell>
          <table:table-cell table:formula="of:=[.I628] + [.F628] + [.E628]" office:value-type="float" office:value="221.22" calcext:value-type="float">
            <text:p>221,22</text:p>
          </table:table-cell>
          <table:table-cell table:formula="of:= [.E628] + [.F628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19" calcext:value-type="date">
            <text:p>2014-10-19</text:p>
          </table:table-cell>
          <table:table-cell table:formula="of:= MONTH([.A629])" office:value-type="float" office:value="9" calcext:value-type="float">
            <text:p>9</text:p>
          </table:table-cell>
          <table:table-cell table:formula="of:=COM.MICROSOFT.IFS([.C629] = 1; &quot;styczeń&quot;; [.C629] = 2; &quot;luty&quot;; [.C629] = 3; &quot;marzec&quot;; [.C629] = 4; &quot;kwiecień&quot;; [.C629] = 5; &quot;maj&quot;; [.C629] = 6; &quot;czerwiec&quot;; [.C629] = 7; &quot;lipiec&quot;; [.C629] = 8; &quot;sierpień&quot;; [.C629] = 9; &quot;wrzesień&quot;; [.C629] = 10; &quot;październik&quot;; [.C629] = 11; &quot;listopad&quot;; [.C629] = 12; &quot;grudzień&quot;)" office:value-type="string" office:string-value="wrzesień" calcext:value-type="string">
            <text:p>wrzesień</text:p>
          </table:table-cell>
          <table:table-cell office:value-type="float" office:value="7.3" calcext:value-type="float">
            <text:p>7,3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629] - [.A629]" office:value-type="float" office:value="20" calcext:value-type="float">
            <text:p>20</text:p>
          </table:table-cell>
          <table:table-cell table:formula="of:= 10 * [.G629] * [.H629]" office:value-type="float" office:value="1000" calcext:value-type="float">
            <text:p>1000</text:p>
          </table:table-cell>
          <table:table-cell table:formula="of:=[.I629] + [.F629] + [.E629]" office:value-type="float" office:value="1007.49" calcext:value-type="float">
            <text:p>1007,49</text:p>
          </table:table-cell>
          <table:table-cell table:formula="of:= [.E629] + [.F629]" office:value-type="float" office:value="7.49" calcext:value-type="float">
            <text:p>7,49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27" calcext:value-type="date">
            <text:p>2014-10-27</text:p>
          </table:table-cell>
          <table:table-cell table:formula="of:= MONTH([.A630])" office:value-type="float" office:value="9" calcext:value-type="float">
            <text:p>9</text:p>
          </table:table-cell>
          <table:table-cell table:formula="of:=COM.MICROSOFT.IFS([.C630] = 1; &quot;styczeń&quot;; [.C630] = 2; &quot;luty&quot;; [.C630] = 3; &quot;marzec&quot;; [.C630] = 4; &quot;kwiecień&quot;; [.C630] = 5; &quot;maj&quot;; [.C630] = 6; &quot;czerwiec&quot;; [.C630] = 7; &quot;lipiec&quot;; [.C630] = 8; &quot;sierpień&quot;; [.C630] = 9; &quot;wrzesień&quot;; [.C630] = 10; &quot;październik&quot;; [.C630] = 11; &quot;listopad&quot;; [.C630] = 12; &quot;grudzień&quot;)" office:value-type="string" office:string-value="wrzesień" calcext:value-type="string">
            <text:p>wrzesień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630] - [.A630]" office:value-type="float" office:value="28" calcext:value-type="float">
            <text:p>28</text:p>
          </table:table-cell>
          <table:table-cell table:formula="of:= 10 * [.G630] * [.H630]" office:value-type="float" office:value="1680" calcext:value-type="float">
            <text:p>1680</text:p>
          </table:table-cell>
          <table:table-cell table:formula="of:=[.I630] + [.F630] + [.E630]" office:value-type="float" office:value="1687.5" calcext:value-type="float">
            <text:p>1687,5</text:p>
          </table:table-cell>
          <table:table-cell table:formula="of:= [.E630] + [.F630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06" calcext:value-type="date">
            <text:p>2014-10-06</text:p>
          </table:table-cell>
          <table:table-cell table:formula="of:= MONTH([.A631])" office:value-type="float" office:value="9" calcext:value-type="float">
            <text:p>9</text:p>
          </table:table-cell>
          <table:table-cell table:formula="of:=COM.MICROSOFT.IFS([.C631] = 1; &quot;styczeń&quot;; [.C631] = 2; &quot;luty&quot;; [.C631] = 3; &quot;marzec&quot;; [.C631] = 4; &quot;kwiecień&quot;; [.C631] = 5; &quot;maj&quot;; [.C631] = 6; &quot;czerwiec&quot;; [.C631] = 7; &quot;lipiec&quot;; [.C631] = 8; &quot;sierpień&quot;; [.C631] = 9; &quot;wrzesień&quot;; [.C631] = 10; &quot;październik&quot;; [.C631] = 11; &quot;listopad&quot;; [.C631] = 12; &quot;grudzień&quot;)" office:value-type="string" office:string-value="wrzesień" calcext:value-type="string">
            <text:p>wrzesień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5" calcext:value-type="float">
            <text:p>5</text:p>
          </table:table-cell>
          <table:table-cell table:formula="of:=[.B631] - [.A631]" office:value-type="float" office:value="7" calcext:value-type="float">
            <text:p>7</text:p>
          </table:table-cell>
          <table:table-cell table:formula="of:= 10 * [.G631] * [.H631]" office:value-type="float" office:value="350" calcext:value-type="float">
            <text:p>350</text:p>
          </table:table-cell>
          <table:table-cell table:formula="of:=[.I631] + [.F631] + [.E631]" office:value-type="float" office:value="363.41" calcext:value-type="float">
            <text:p>363,41</text:p>
          </table:table-cell>
          <table:table-cell table:formula="of:= [.E631] + [.F631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date" office:date-value="2014-10-11" calcext:value-type="date">
            <text:p>2014-10-11</text:p>
          </table:table-cell>
          <table:table-cell table:formula="of:= MONTH([.A632])" office:value-type="float" office:value="9" calcext:value-type="float">
            <text:p>9</text:p>
          </table:table-cell>
          <table:table-cell table:formula="of:=COM.MICROSOFT.IFS([.C632] = 1; &quot;styczeń&quot;; [.C632] = 2; &quot;luty&quot;; [.C632] = 3; &quot;marzec&quot;; [.C632] = 4; &quot;kwiecień&quot;; [.C632] = 5; &quot;maj&quot;; [.C632] = 6; &quot;czerwiec&quot;; [.C632] = 7; &quot;lipiec&quot;; [.C632] = 8; &quot;sierpień&quot;; [.C632] = 9; &quot;wrzesień&quot;; [.C632] = 10; &quot;październik&quot;; [.C632] = 11; &quot;listopad&quot;; [.C632] = 12; &quot;grudzień&quot;)" office:value-type="string" office:string-value="wrzesień" calcext:value-type="string">
            <text:p>wrzes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632] - [.A632]" office:value-type="float" office:value="12" calcext:value-type="float">
            <text:p>12</text:p>
          </table:table-cell>
          <table:table-cell table:formula="of:= 10 * [.G632] * [.H632]" office:value-type="float" office:value="480" calcext:value-type="float">
            <text:p>480</text:p>
          </table:table-cell>
          <table:table-cell table:formula="of:=[.I632] + [.F632] + [.E632]" office:value-type="float" office:value="485.82" calcext:value-type="float">
            <text:p>485,82</text:p>
          </table:table-cell>
          <table:table-cell table:formula="of:= [.E632] + [.F632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09-30" calcext:value-type="date">
            <text:p>2014-09-30</text:p>
          </table:table-cell>
          <table:table-cell office:value-type="date" office:date-value="2014-10-13" calcext:value-type="date">
            <text:p>2014-10-13</text:p>
          </table:table-cell>
          <table:table-cell table:formula="of:= MONTH([.A633])" office:value-type="float" office:value="9" calcext:value-type="float">
            <text:p>9</text:p>
          </table:table-cell>
          <table:table-cell table:formula="of:=COM.MICROSOFT.IFS([.C633] = 1; &quot;styczeń&quot;; [.C633] = 2; &quot;luty&quot;; [.C633] = 3; &quot;marzec&quot;; [.C633] = 4; &quot;kwiecień&quot;; [.C633] = 5; &quot;maj&quot;; [.C633] = 6; &quot;czerwiec&quot;; [.C633] = 7; &quot;lipiec&quot;; [.C633] = 8; &quot;sierpień&quot;; [.C633] = 9; &quot;wrzesień&quot;; [.C633] = 10; &quot;październik&quot;; [.C633] = 11; &quot;listopad&quot;; [.C633] = 12; &quot;grudzień&quot;)" office:value-type="string" office:string-value="wrzesień" calcext:value-type="string">
            <text:p>wrzesień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table:formula="of:=[.B633] - [.A633]" office:value-type="float" office:value="13" calcext:value-type="float">
            <text:p>13</text:p>
          </table:table-cell>
          <table:table-cell table:formula="of:= 10 * [.G633] * [.H633]" office:value-type="float" office:value="780" calcext:value-type="float">
            <text:p>780</text:p>
          </table:table-cell>
          <table:table-cell table:formula="of:=[.I633] + [.F633] + [.E633]" office:value-type="float" office:value="782.79" calcext:value-type="float">
            <text:p>782,79</text:p>
          </table:table-cell>
          <table:table-cell table:formula="of:= [.E633] + [.F633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date" office:date-value="2014-10-07" calcext:value-type="date">
            <text:p>2014-10-07</text:p>
          </table:table-cell>
          <table:table-cell table:formula="of:= MONTH([.A634])" office:value-type="float" office:value="10" calcext:value-type="float">
            <text:p>10</text:p>
          </table:table-cell>
          <table:table-cell table:formula="of:=COM.MICROSOFT.IFS([.C634] = 1; &quot;styczeń&quot;; [.C634] = 2; &quot;luty&quot;; [.C634] = 3; &quot;marzec&quot;; [.C634] = 4; &quot;kwiecień&quot;; [.C634] = 5; &quot;maj&quot;; [.C634] = 6; &quot;czerwiec&quot;; [.C634] = 7; &quot;lipiec&quot;; [.C634] = 8; &quot;sierpień&quot;; [.C634] = 9; &quot;wrzesień&quot;; [.C634] = 10; &quot;październik&quot;; [.C634] = 11; &quot;listopad&quot;; [.C634] = 12; &quot;grudzień&quot;)" office:value-type="string" office:string-value="październik" calcext:value-type="string">
            <text:p>październik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634] - [.A634]" office:value-type="float" office:value="6" calcext:value-type="float">
            <text:p>6</text:p>
          </table:table-cell>
          <table:table-cell table:formula="of:= 10 * [.G634] * [.H634]" office:value-type="float" office:value="240" calcext:value-type="float">
            <text:p>240</text:p>
          </table:table-cell>
          <table:table-cell table:formula="of:=[.I634] + [.F634] + [.E634]" office:value-type="float" office:value="245.82" calcext:value-type="float">
            <text:p>245,82</text:p>
          </table:table-cell>
          <table:table-cell table:formula="of:= [.E634] + [.F634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date" office:date-value="2014-10-16" calcext:value-type="date">
            <text:p>2014-10-16</text:p>
          </table:table-cell>
          <table:table-cell table:formula="of:= MONTH([.A635])" office:value-type="float" office:value="10" calcext:value-type="float">
            <text:p>10</text:p>
          </table:table-cell>
          <table:table-cell table:formula="of:=COM.MICROSOFT.IFS([.C635] = 1; &quot;styczeń&quot;; [.C635] = 2; &quot;luty&quot;; [.C635] = 3; &quot;marzec&quot;; [.C635] = 4; &quot;kwiecień&quot;; [.C635] = 5; &quot;maj&quot;; [.C635] = 6; &quot;czerwiec&quot;; [.C635] = 7; &quot;lipiec&quot;; [.C635] = 8; &quot;sierpień&quot;; [.C635] = 9; &quot;wrzesień&quot;; [.C635] = 10; &quot;październik&quot;; [.C635] = 11; &quot;listopad&quot;; [.C635] = 12; &quot;grudzień&quot;)" office:value-type="string" office:string-value="październik" calcext:value-type="string">
            <text:p>październik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635] - [.A635]" office:value-type="float" office:value="15" calcext:value-type="float">
            <text:p>15</text:p>
          </table:table-cell>
          <table:table-cell table:formula="of:= 10 * [.G635] * [.H635]" office:value-type="float" office:value="750" calcext:value-type="float">
            <text:p>750</text:p>
          </table:table-cell>
          <table:table-cell table:formula="of:=[.I635] + [.F635] + [.E635]" office:value-type="float" office:value="755.82" calcext:value-type="float">
            <text:p>755,82</text:p>
          </table:table-cell>
          <table:table-cell table:formula="of:= [.E635] + [.F635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0-02" calcext:value-type="date">
            <text:p>2014-10-02</text:p>
          </table:table-cell>
          <table:table-cell office:value-type="date" office:date-value="2014-10-05" calcext:value-type="date">
            <text:p>2014-10-05</text:p>
          </table:table-cell>
          <table:table-cell table:formula="of:= MONTH([.A636])" office:value-type="float" office:value="10" calcext:value-type="float">
            <text:p>10</text:p>
          </table:table-cell>
          <table:table-cell table:formula="of:=COM.MICROSOFT.IFS([.C636] = 1; &quot;styczeń&quot;; [.C636] = 2; &quot;luty&quot;; [.C636] = 3; &quot;marzec&quot;; [.C636] = 4; &quot;kwiecień&quot;; [.C636] = 5; &quot;maj&quot;; [.C636] = 6; &quot;czerwiec&quot;; [.C636] = 7; &quot;lipiec&quot;; [.C636] = 8; &quot;sierpień&quot;; [.C636] = 9; &quot;wrzesień&quot;; [.C636] = 10; &quot;październik&quot;; [.C636] = 11; &quot;listopad&quot;; [.C636] = 12; &quot;grudzień&quot;)" office:value-type="string" office:string-value="październik" calcext:value-type="string">
            <text:p>październik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636] - [.A636]" office:value-type="float" office:value="3" calcext:value-type="float">
            <text:p>3</text:p>
          </table:table-cell>
          <table:table-cell table:formula="of:= 10 * [.G636] * [.H636]" office:value-type="float" office:value="150" calcext:value-type="float">
            <text:p>150</text:p>
          </table:table-cell>
          <table:table-cell table:formula="of:=[.I636] + [.F636] + [.E636]" office:value-type="float" office:value="154.04" calcext:value-type="float">
            <text:p>154,04</text:p>
          </table:table-cell>
          <table:table-cell table:formula="of:= [.E636] + [.F636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0-02" calcext:value-type="date">
            <text:p>2014-10-02</text:p>
          </table:table-cell>
          <table:table-cell office:value-type="date" office:date-value="2014-10-30" calcext:value-type="date">
            <text:p>2014-10-30</text:p>
          </table:table-cell>
          <table:table-cell table:formula="of:= MONTH([.A637])" office:value-type="float" office:value="10" calcext:value-type="float">
            <text:p>10</text:p>
          </table:table-cell>
          <table:table-cell table:formula="of:=COM.MICROSOFT.IFS([.C637] = 1; &quot;styczeń&quot;; [.C637] = 2; &quot;luty&quot;; [.C637] = 3; &quot;marzec&quot;; [.C637] = 4; &quot;kwiecień&quot;; [.C637] = 5; &quot;maj&quot;; [.C637] = 6; &quot;czerwiec&quot;; [.C637] = 7; &quot;lipiec&quot;; [.C637] = 8; &quot;sierpień&quot;; [.C637] = 9; &quot;wrzesień&quot;; [.C637] = 10; &quot;październik&quot;; [.C637] = 11; &quot;listopad&quot;; [.C637] = 12; &quot;grudzień&quot;)" office:value-type="string" office:string-value="październik" calcext:value-type="string">
            <text:p>październik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637] - [.A637]" office:value-type="float" office:value="28" calcext:value-type="float">
            <text:p>28</text:p>
          </table:table-cell>
          <table:table-cell table:formula="of:= 10 * [.G637] * [.H637]" office:value-type="float" office:value="840" calcext:value-type="float">
            <text:p>840</text:p>
          </table:table-cell>
          <table:table-cell table:formula="of:=[.I637] + [.F637] + [.E637]" office:value-type="float" office:value="845.79" calcext:value-type="float">
            <text:p>845,79</text:p>
          </table:table-cell>
          <table:table-cell table:formula="of:= [.E637] + [.F637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0-03" calcext:value-type="date">
            <text:p>2014-10-03</text:p>
          </table:table-cell>
          <table:table-cell office:value-type="date" office:date-value="2014-10-20" calcext:value-type="date">
            <text:p>2014-10-20</text:p>
          </table:table-cell>
          <table:table-cell table:formula="of:= MONTH([.A638])" office:value-type="float" office:value="10" calcext:value-type="float">
            <text:p>10</text:p>
          </table:table-cell>
          <table:table-cell table:formula="of:=COM.MICROSOFT.IFS([.C638] = 1; &quot;styczeń&quot;; [.C638] = 2; &quot;luty&quot;; [.C638] = 3; &quot;marzec&quot;; [.C638] = 4; &quot;kwiecień&quot;; [.C638] = 5; &quot;maj&quot;; [.C638] = 6; &quot;czerwiec&quot;; [.C638] = 7; &quot;lipiec&quot;; [.C638] = 8; &quot;sierpień&quot;; [.C638] = 9; &quot;wrzesień&quot;; [.C638] = 10; &quot;październik&quot;; [.C638] = 11; &quot;listopad&quot;; [.C638] = 12; &quot;grudzień&quot;)" office:value-type="string" office:string-value="październik" calcext:value-type="string">
            <text:p>październik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table:formula="of:=[.B638] - [.A638]" office:value-type="float" office:value="17" calcext:value-type="float">
            <text:p>17</text:p>
          </table:table-cell>
          <table:table-cell table:formula="of:= 10 * [.G638] * [.H638]" office:value-type="float" office:value="1020" calcext:value-type="float">
            <text:p>1020</text:p>
          </table:table-cell>
          <table:table-cell table:formula="of:=[.I638] + [.F638] + [.E638]" office:value-type="float" office:value="1022.06" calcext:value-type="float">
            <text:p>1022,06</text:p>
          </table:table-cell>
          <table:table-cell table:formula="of:= [.E638] + [.F638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0-03" calcext:value-type="date">
            <text:p>2014-10-03</text:p>
          </table:table-cell>
          <table:table-cell office:value-type="date" office:date-value="2014-10-26" calcext:value-type="date">
            <text:p>2014-10-26</text:p>
          </table:table-cell>
          <table:table-cell table:formula="of:= MONTH([.A639])" office:value-type="float" office:value="10" calcext:value-type="float">
            <text:p>10</text:p>
          </table:table-cell>
          <table:table-cell table:formula="of:=COM.MICROSOFT.IFS([.C639] = 1; &quot;styczeń&quot;; [.C639] = 2; &quot;luty&quot;; [.C639] = 3; &quot;marzec&quot;; [.C639] = 4; &quot;kwiecień&quot;; [.C639] = 5; &quot;maj&quot;; [.C639] = 6; &quot;czerwiec&quot;; [.C639] = 7; &quot;lipiec&quot;; [.C639] = 8; &quot;sierpień&quot;; [.C639] = 9; &quot;wrzesień&quot;; [.C639] = 10; &quot;październik&quot;; [.C639] = 11; &quot;listopad&quot;; [.C639] = 12; &quot;grudzień&quot;)" office:value-type="string" office:string-value="październik" calcext:value-type="string">
            <text:p>październik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639] - [.A639]" office:value-type="float" office:value="23" calcext:value-type="float">
            <text:p>23</text:p>
          </table:table-cell>
          <table:table-cell table:formula="of:= 10 * [.G639] * [.H639]" office:value-type="float" office:value="920" calcext:value-type="float">
            <text:p>920</text:p>
          </table:table-cell>
          <table:table-cell table:formula="of:=[.I639] + [.F639] + [.E639]" office:value-type="float" office:value="923.83" calcext:value-type="float">
            <text:p>923,83</text:p>
          </table:table-cell>
          <table:table-cell table:formula="of:= [.E639] + [.F639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0-03" calcext:value-type="date">
            <text:p>2014-10-03</text:p>
          </table:table-cell>
          <table:table-cell office:value-type="date" office:date-value="2014-10-09" calcext:value-type="date">
            <text:p>2014-10-09</text:p>
          </table:table-cell>
          <table:table-cell table:formula="of:= MONTH([.A640])" office:value-type="float" office:value="10" calcext:value-type="float">
            <text:p>10</text:p>
          </table:table-cell>
          <table:table-cell table:formula="of:=COM.MICROSOFT.IFS([.C640] = 1; &quot;styczeń&quot;; [.C640] = 2; &quot;luty&quot;; [.C640] = 3; &quot;marzec&quot;; [.C640] = 4; &quot;kwiecień&quot;; [.C640] = 5; &quot;maj&quot;; [.C640] = 6; &quot;czerwiec&quot;; [.C640] = 7; &quot;lipiec&quot;; [.C640] = 8; &quot;sierpień&quot;; [.C640] = 9; &quot;wrzesień&quot;; [.C640] = 10; &quot;październik&quot;; [.C640] = 11; &quot;listopad&quot;; [.C640] = 12; &quot;grudzień&quot;)" office:value-type="string" office:string-value="październik" calcext:value-type="string">
            <text:p>październik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640] - [.A640]" office:value-type="float" office:value="6" calcext:value-type="float">
            <text:p>6</text:p>
          </table:table-cell>
          <table:table-cell table:formula="of:= 10 * [.G640] * [.H640]" office:value-type="float" office:value="120" calcext:value-type="float">
            <text:p>120</text:p>
          </table:table-cell>
          <table:table-cell table:formula="of:=[.I640] + [.F640] + [.E640]" office:value-type="float" office:value="123.83" calcext:value-type="float">
            <text:p>123,83</text:p>
          </table:table-cell>
          <table:table-cell table:formula="of:= [.E640] + [.F640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date" office:date-value="2014-10-25" calcext:value-type="date">
            <text:p>2014-10-25</text:p>
          </table:table-cell>
          <table:table-cell table:formula="of:= MONTH([.A641])" office:value-type="float" office:value="10" calcext:value-type="float">
            <text:p>10</text:p>
          </table:table-cell>
          <table:table-cell table:formula="of:=COM.MICROSOFT.IFS([.C641] = 1; &quot;styczeń&quot;; [.C641] = 2; &quot;luty&quot;; [.C641] = 3; &quot;marzec&quot;; [.C641] = 4; &quot;kwiecień&quot;; [.C641] = 5; &quot;maj&quot;; [.C641] = 6; &quot;czerwiec&quot;; [.C641] = 7; &quot;lipiec&quot;; [.C641] = 8; &quot;sierpień&quot;; [.C641] = 9; &quot;wrzesień&quot;; [.C641] = 10; &quot;październik&quot;; [.C641] = 11; &quot;listopad&quot;; [.C641] = 12; &quot;grudzień&quot;)" office:value-type="string" office:string-value="październik" calcext:value-type="string">
            <text:p>październik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5" calcext:value-type="float">
            <text:p>5</text:p>
          </table:table-cell>
          <table:table-cell table:formula="of:=[.B641] - [.A641]" office:value-type="float" office:value="20" calcext:value-type="float">
            <text:p>20</text:p>
          </table:table-cell>
          <table:table-cell table:formula="of:= 10 * [.G641] * [.H641]" office:value-type="float" office:value="1000" calcext:value-type="float">
            <text:p>1000</text:p>
          </table:table-cell>
          <table:table-cell table:formula="of:=[.I641] + [.F641] + [.E641]" office:value-type="float" office:value="1004.36" calcext:value-type="float">
            <text:p>1004,36</text:p>
          </table:table-cell>
          <table:table-cell table:formula="of:= [.E641] + [.F641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date" office:date-value="2014-10-16" calcext:value-type="date">
            <text:p>2014-10-16</text:p>
          </table:table-cell>
          <table:table-cell table:formula="of:= MONTH([.A642])" office:value-type="float" office:value="10" calcext:value-type="float">
            <text:p>10</text:p>
          </table:table-cell>
          <table:table-cell table:formula="of:=COM.MICROSOFT.IFS([.C642] = 1; &quot;styczeń&quot;; [.C642] = 2; &quot;luty&quot;; [.C642] = 3; &quot;marzec&quot;; [.C642] = 4; &quot;kwiecień&quot;; [.C642] = 5; &quot;maj&quot;; [.C642] = 6; &quot;czerwiec&quot;; [.C642] = 7; &quot;lipiec&quot;; [.C642] = 8; &quot;sierpień&quot;; [.C642] = 9; &quot;wrzesień&quot;; [.C642] = 10; &quot;październik&quot;; [.C642] = 11; &quot;listopad&quot;; [.C642] = 12; &quot;grudzień&quot;)" office:value-type="string" office:string-value="październik" calcext:value-type="string">
            <text:p>październik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642] - [.A642]" office:value-type="float" office:value="11" calcext:value-type="float">
            <text:p>11</text:p>
          </table:table-cell>
          <table:table-cell table:formula="of:= 10 * [.G642] * [.H642]" office:value-type="float" office:value="440" calcext:value-type="float">
            <text:p>440</text:p>
          </table:table-cell>
          <table:table-cell table:formula="of:=[.I642] + [.F642] + [.E642]" office:value-type="float" office:value="451.72" calcext:value-type="float">
            <text:p>451,72</text:p>
          </table:table-cell>
          <table:table-cell table:formula="of:= [.E642] + [.F642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date" office:date-value="2014-10-27" calcext:value-type="date">
            <text:p>2014-10-27</text:p>
          </table:table-cell>
          <table:table-cell table:formula="of:= MONTH([.A643])" office:value-type="float" office:value="10" calcext:value-type="float">
            <text:p>10</text:p>
          </table:table-cell>
          <table:table-cell table:formula="of:=COM.MICROSOFT.IFS([.C643] = 1; &quot;styczeń&quot;; [.C643] = 2; &quot;luty&quot;; [.C643] = 3; &quot;marzec&quot;; [.C643] = 4; &quot;kwiecień&quot;; [.C643] = 5; &quot;maj&quot;; [.C643] = 6; &quot;czerwiec&quot;; [.C643] = 7; &quot;lipiec&quot;; [.C643] = 8; &quot;sierpień&quot;; [.C643] = 9; &quot;wrzesień&quot;; [.C643] = 10; &quot;październik&quot;; [.C643] = 11; &quot;listopad&quot;; [.C643] = 12; &quot;grudzień&quot;)" office:value-type="string" office:string-value="październik" calcext:value-type="string">
            <text:p>październik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table:formula="of:=[.B643] - [.A643]" office:value-type="float" office:value="22" calcext:value-type="float">
            <text:p>22</text:p>
          </table:table-cell>
          <table:table-cell table:formula="of:= 10 * [.G643] * [.H643]" office:value-type="float" office:value="660" calcext:value-type="float">
            <text:p>660</text:p>
          </table:table-cell>
          <table:table-cell table:formula="of:=[.I643] + [.F643] + [.E643]" office:value-type="float" office:value="673.41" calcext:value-type="float">
            <text:p>673,41</text:p>
          </table:table-cell>
          <table:table-cell table:formula="of:= [.E643] + [.F643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date" office:date-value="2014-10-27" calcext:value-type="date">
            <text:p>2014-10-27</text:p>
          </table:table-cell>
          <table:table-cell table:formula="of:= MONTH([.A644])" office:value-type="float" office:value="10" calcext:value-type="float">
            <text:p>10</text:p>
          </table:table-cell>
          <table:table-cell table:formula="of:=COM.MICROSOFT.IFS([.C644] = 1; &quot;styczeń&quot;; [.C644] = 2; &quot;luty&quot;; [.C644] = 3; &quot;marzec&quot;; [.C644] = 4; &quot;kwiecień&quot;; [.C644] = 5; &quot;maj&quot;; [.C644] = 6; &quot;czerwiec&quot;; [.C644] = 7; &quot;lipiec&quot;; [.C644] = 8; &quot;sierpień&quot;; [.C644] = 9; &quot;wrzesień&quot;; [.C644] = 10; &quot;październik&quot;; [.C644] = 11; &quot;listopad&quot;; [.C644] = 12; &quot;grudzień&quot;)" office:value-type="string" office:string-value="październik" calcext:value-type="string">
            <text:p>październik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644] - [.A644]" office:value-type="float" office:value="21" calcext:value-type="float">
            <text:p>21</text:p>
          </table:table-cell>
          <table:table-cell table:formula="of:= 10 * [.G644] * [.H644]" office:value-type="float" office:value="420" calcext:value-type="float">
            <text:p>420</text:p>
          </table:table-cell>
          <table:table-cell table:formula="of:=[.I644] + [.F644] + [.E644]" office:value-type="float" office:value="425.82" calcext:value-type="float">
            <text:p>425,82</text:p>
          </table:table-cell>
          <table:table-cell table:formula="of:= [.E644] + [.F644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date" office:date-value="2014-10-10" calcext:value-type="date">
            <text:p>2014-10-10</text:p>
          </table:table-cell>
          <table:table-cell table:formula="of:= MONTH([.A645])" office:value-type="float" office:value="10" calcext:value-type="float">
            <text:p>10</text:p>
          </table:table-cell>
          <table:table-cell table:formula="of:=COM.MICROSOFT.IFS([.C645] = 1; &quot;styczeń&quot;; [.C645] = 2; &quot;luty&quot;; [.C645] = 3; &quot;marzec&quot;; [.C645] = 4; &quot;kwiecień&quot;; [.C645] = 5; &quot;maj&quot;; [.C645] = 6; &quot;czerwiec&quot;; [.C645] = 7; &quot;lipiec&quot;; [.C645] = 8; &quot;sierpień&quot;; [.C645] = 9; &quot;wrzesień&quot;; [.C645] = 10; &quot;październik&quot;; [.C645] = 11; &quot;listopad&quot;; [.C645] = 12; &quot;grudzień&quot;)" office:value-type="string" office:string-value="październik" calcext:value-type="string">
            <text:p>październik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4" calcext:value-type="float">
            <text:p>4</text:p>
          </table:table-cell>
          <table:table-cell table:formula="of:=[.B645] - [.A645]" office:value-type="float" office:value="4" calcext:value-type="float">
            <text:p>4</text:p>
          </table:table-cell>
          <table:table-cell table:formula="of:= 10 * [.G645] * [.H645]" office:value-type="float" office:value="160" calcext:value-type="float">
            <text:p>160</text:p>
          </table:table-cell>
          <table:table-cell table:formula="of:=[.I645] + [.F645] + [.E645]" office:value-type="float" office:value="166.39" calcext:value-type="float">
            <text:p>166,39</text:p>
          </table:table-cell>
          <table:table-cell table:formula="of:= [.E645] + [.F645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date" office:date-value="2014-10-28" calcext:value-type="date">
            <text:p>2014-10-28</text:p>
          </table:table-cell>
          <table:table-cell table:formula="of:= MONTH([.A646])" office:value-type="float" office:value="10" calcext:value-type="float">
            <text:p>10</text:p>
          </table:table-cell>
          <table:table-cell table:formula="of:=COM.MICROSOFT.IFS([.C646] = 1; &quot;styczeń&quot;; [.C646] = 2; &quot;luty&quot;; [.C646] = 3; &quot;marzec&quot;; [.C646] = 4; &quot;kwiecień&quot;; [.C646] = 5; &quot;maj&quot;; [.C646] = 6; &quot;czerwiec&quot;; [.C646] = 7; &quot;lipiec&quot;; [.C646] = 8; &quot;sierpień&quot;; [.C646] = 9; &quot;wrzesień&quot;; [.C646] = 10; &quot;październik&quot;; [.C646] = 11; &quot;listopad&quot;; [.C646] = 12; &quot;grudzień&quot;)" office:value-type="string" office:string-value="październik" calcext:value-type="string">
            <text:p>październik</text:p>
          </table:table-cell>
          <table:table-cell office:value-type="float" office:value="19.94" calcext:value-type="float">
            <text:p>19,94</text:p>
          </table:table-cell>
          <table:table-cell office:value-type="float" office:value="0.52" calcext:value-type="float">
            <text:p>0,52</text:p>
          </table:table-cell>
          <table:table-cell office:value-type="float" office:value="4" calcext:value-type="float">
            <text:p>4</text:p>
          </table:table-cell>
          <table:table-cell table:formula="of:=[.B646] - [.A646]" office:value-type="float" office:value="22" calcext:value-type="float">
            <text:p>22</text:p>
          </table:table-cell>
          <table:table-cell table:formula="of:= 10 * [.G646] * [.H646]" office:value-type="float" office:value="880" calcext:value-type="float">
            <text:p>880</text:p>
          </table:table-cell>
          <table:table-cell table:formula="of:=[.I646] + [.F646] + [.E646]" office:value-type="float" office:value="900.46" calcext:value-type="float">
            <text:p>900,46</text:p>
          </table:table-cell>
          <table:table-cell table:formula="of:= [.E646] + [.F646]" office:value-type="float" office:value="20.46" calcext:value-type="float">
            <text:p>20,46</text:p>
          </table:table-cell>
          <table:table-cell table:number-columns-repeated="7"/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date" office:date-value="2014-10-13" calcext:value-type="date">
            <text:p>2014-10-13</text:p>
          </table:table-cell>
          <table:table-cell table:formula="of:= MONTH([.A647])" office:value-type="float" office:value="10" calcext:value-type="float">
            <text:p>10</text:p>
          </table:table-cell>
          <table:table-cell table:formula="of:=COM.MICROSOFT.IFS([.C647] = 1; &quot;styczeń&quot;; [.C647] = 2; &quot;luty&quot;; [.C647] = 3; &quot;marzec&quot;; [.C647] = 4; &quot;kwiecień&quot;; [.C647] = 5; &quot;maj&quot;; [.C647] = 6; &quot;czerwiec&quot;; [.C647] = 7; &quot;lipiec&quot;; [.C647] = 8; &quot;sierpień&quot;; [.C647] = 9; &quot;wrzesień&quot;; [.C647] = 10; &quot;październik&quot;; [.C647] = 11; &quot;listopad&quot;; [.C647] = 12; &quot;grudzień&quot;)" office:value-type="string" office:string-value="październik" calcext:value-type="string">
            <text:p>październik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647] - [.A647]" office:value-type="float" office:value="7" calcext:value-type="float">
            <text:p>7</text:p>
          </table:table-cell>
          <table:table-cell table:formula="of:= 10 * [.G647] * [.H647]" office:value-type="float" office:value="210" calcext:value-type="float">
            <text:p>210</text:p>
          </table:table-cell>
          <table:table-cell table:formula="of:=[.I647] + [.F647] + [.E647]" office:value-type="float" office:value="217.06" calcext:value-type="float">
            <text:p>217,06</text:p>
          </table:table-cell>
          <table:table-cell table:formula="of:= [.E647] + [.F647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date" office:date-value="2014-10-17" calcext:value-type="date">
            <text:p>2014-10-17</text:p>
          </table:table-cell>
          <table:table-cell table:formula="of:= MONTH([.A648])" office:value-type="float" office:value="10" calcext:value-type="float">
            <text:p>10</text:p>
          </table:table-cell>
          <table:table-cell table:formula="of:=COM.MICROSOFT.IFS([.C648] = 1; &quot;styczeń&quot;; [.C648] = 2; &quot;luty&quot;; [.C648] = 3; &quot;marzec&quot;; [.C648] = 4; &quot;kwiecień&quot;; [.C648] = 5; &quot;maj&quot;; [.C648] = 6; &quot;czerwiec&quot;; [.C648] = 7; &quot;lipiec&quot;; [.C648] = 8; &quot;sierpień&quot;; [.C648] = 9; &quot;wrzesień&quot;; [.C648] = 10; &quot;październik&quot;; [.C648] = 11; &quot;listopad&quot;; [.C648] = 12; &quot;grudzień&quot;)" office:value-type="string" office:string-value="październik" calcext:value-type="string">
            <text:p>październik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formula="of:=[.B648] - [.A648]" office:value-type="float" office:value="11" calcext:value-type="float">
            <text:p>11</text:p>
          </table:table-cell>
          <table:table-cell table:formula="of:= 10 * [.G648] * [.H648]" office:value-type="float" office:value="660" calcext:value-type="float">
            <text:p>660</text:p>
          </table:table-cell>
          <table:table-cell table:formula="of:=[.I648] + [.F648] + [.E648]" office:value-type="float" office:value="668.61" calcext:value-type="float">
            <text:p>668,61</text:p>
          </table:table-cell>
          <table:table-cell table:formula="of:= [.E648] + [.F648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0-24" calcext:value-type="date">
            <text:p>2014-10-24</text:p>
          </table:table-cell>
          <table:table-cell table:formula="of:= MONTH([.A649])" office:value-type="float" office:value="10" calcext:value-type="float">
            <text:p>10</text:p>
          </table:table-cell>
          <table:table-cell table:formula="of:=COM.MICROSOFT.IFS([.C649] = 1; &quot;styczeń&quot;; [.C649] = 2; &quot;luty&quot;; [.C649] = 3; &quot;marzec&quot;; [.C649] = 4; &quot;kwiecień&quot;; [.C649] = 5; &quot;maj&quot;; [.C649] = 6; &quot;czerwiec&quot;; [.C649] = 7; &quot;lipiec&quot;; [.C649] = 8; &quot;sierpień&quot;; [.C649] = 9; &quot;wrzesień&quot;; [.C649] = 10; &quot;październik&quot;; [.C649] = 11; &quot;listopad&quot;; [.C649] = 12; &quot;grudzień&quot;)" office:value-type="string" office:string-value="październik" calcext:value-type="string">
            <text:p>październik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649] - [.A649]" office:value-type="float" office:value="14" calcext:value-type="float">
            <text:p>14</text:p>
          </table:table-cell>
          <table:table-cell table:formula="of:= 10 * [.G649] * [.H649]" office:value-type="float" office:value="560" calcext:value-type="float">
            <text:p>560</text:p>
          </table:table-cell>
          <table:table-cell table:formula="of:=[.I649] + [.F649] + [.E649]" office:value-type="float" office:value="571.74" calcext:value-type="float">
            <text:p>571,74</text:p>
          </table:table-cell>
          <table:table-cell table:formula="of:= [.E649] + [.F649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0-25" calcext:value-type="date">
            <text:p>2014-10-25</text:p>
          </table:table-cell>
          <table:table-cell table:formula="of:= MONTH([.A650])" office:value-type="float" office:value="10" calcext:value-type="float">
            <text:p>10</text:p>
          </table:table-cell>
          <table:table-cell table:formula="of:=COM.MICROSOFT.IFS([.C650] = 1; &quot;styczeń&quot;; [.C650] = 2; &quot;luty&quot;; [.C650] = 3; &quot;marzec&quot;; [.C650] = 4; &quot;kwiecień&quot;; [.C650] = 5; &quot;maj&quot;; [.C650] = 6; &quot;czerwiec&quot;; [.C650] = 7; &quot;lipiec&quot;; [.C650] = 8; &quot;sierpień&quot;; [.C650] = 9; &quot;wrzesień&quot;; [.C650] = 10; &quot;październik&quot;; [.C650] = 11; &quot;listopad&quot;; [.C650] = 12; &quot;grudzień&quot;)" office:value-type="string" office:string-value="październik" calcext:value-type="string">
            <text:p>październik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5" calcext:value-type="float">
            <text:p>5</text:p>
          </table:table-cell>
          <table:table-cell table:formula="of:=[.B650] - [.A650]" office:value-type="float" office:value="15" calcext:value-type="float">
            <text:p>15</text:p>
          </table:table-cell>
          <table:table-cell table:formula="of:= 10 * [.G650] * [.H650]" office:value-type="float" office:value="750" calcext:value-type="float">
            <text:p>750</text:p>
          </table:table-cell>
          <table:table-cell table:formula="of:=[.I650] + [.F650] + [.E650]" office:value-type="float" office:value="759.71" calcext:value-type="float">
            <text:p>759,71</text:p>
          </table:table-cell>
          <table:table-cell table:formula="of:= [.E650] + [.F650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0-14" calcext:value-type="date">
            <text:p>2014-10-14</text:p>
          </table:table-cell>
          <table:table-cell table:formula="of:= MONTH([.A651])" office:value-type="float" office:value="10" calcext:value-type="float">
            <text:p>10</text:p>
          </table:table-cell>
          <table:table-cell table:formula="of:=COM.MICROSOFT.IFS([.C651] = 1; &quot;styczeń&quot;; [.C651] = 2; &quot;luty&quot;; [.C651] = 3; &quot;marzec&quot;; [.C651] = 4; &quot;kwiecień&quot;; [.C651] = 5; &quot;maj&quot;; [.C651] = 6; &quot;czerwiec&quot;; [.C651] = 7; &quot;lipiec&quot;; [.C651] = 8; &quot;sierpień&quot;; [.C651] = 9; &quot;wrzesień&quot;; [.C651] = 10; &quot;październik&quot;; [.C651] = 11; &quot;listopad&quot;; [.C651] = 12; &quot;grudzień&quot;)" office:value-type="string" office:string-value="październik" calcext:value-type="string">
            <text:p>październik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651] - [.A651]" office:value-type="float" office:value="4" calcext:value-type="float">
            <text:p>4</text:p>
          </table:table-cell>
          <table:table-cell table:formula="of:= 10 * [.G651] * [.H651]" office:value-type="float" office:value="160" calcext:value-type="float">
            <text:p>160</text:p>
          </table:table-cell>
          <table:table-cell table:formula="of:=[.I651] + [.F651] + [.E651]" office:value-type="float" office:value="165.82" calcext:value-type="float">
            <text:p>165,82</text:p>
          </table:table-cell>
          <table:table-cell table:formula="of:= [.E651] + [.F651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1-04" calcext:value-type="date">
            <text:p>2014-11-04</text:p>
          </table:table-cell>
          <table:table-cell table:formula="of:= MONTH([.A652])" office:value-type="float" office:value="10" calcext:value-type="float">
            <text:p>10</text:p>
          </table:table-cell>
          <table:table-cell table:formula="of:=COM.MICROSOFT.IFS([.C652] = 1; &quot;styczeń&quot;; [.C652] = 2; &quot;luty&quot;; [.C652] = 3; &quot;marzec&quot;; [.C652] = 4; &quot;kwiecień&quot;; [.C652] = 5; &quot;maj&quot;; [.C652] = 6; &quot;czerwiec&quot;; [.C652] = 7; &quot;lipiec&quot;; [.C652] = 8; &quot;sierpień&quot;; [.C652] = 9; &quot;wrzesień&quot;; [.C652] = 10; &quot;październik&quot;; [.C652] = 11; &quot;listopad&quot;; [.C652] = 12; &quot;grudzień&quot;)" office:value-type="string" office:string-value="październik" calcext:value-type="string">
            <text:p>październik</text:p>
          </table:table-cell>
          <table:table-cell office:value-type="float" office:value="13.82" calcext:value-type="float">
            <text:p>13,82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formula="of:=[.B652] - [.A652]" office:value-type="float" office:value="25" calcext:value-type="float">
            <text:p>25</text:p>
          </table:table-cell>
          <table:table-cell table:formula="of:= 10 * [.G652] * [.H652]" office:value-type="float" office:value="500" calcext:value-type="float">
            <text:p>500</text:p>
          </table:table-cell>
          <table:table-cell table:formula="of:=[.I652] + [.F652] + [.E652]" office:value-type="float" office:value="514.18" calcext:value-type="float">
            <text:p>514,18</text:p>
          </table:table-cell>
          <table:table-cell table:formula="of:= [.E652] + [.F652]" office:value-type="float" office:value="14.18" calcext:value-type="float">
            <text:p>14,18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0-17" calcext:value-type="date">
            <text:p>2014-10-17</text:p>
          </table:table-cell>
          <table:table-cell table:formula="of:= MONTH([.A653])" office:value-type="float" office:value="10" calcext:value-type="float">
            <text:p>10</text:p>
          </table:table-cell>
          <table:table-cell table:formula="of:=COM.MICROSOFT.IFS([.C653] = 1; &quot;styczeń&quot;; [.C653] = 2; &quot;luty&quot;; [.C653] = 3; &quot;marzec&quot;; [.C653] = 4; &quot;kwiecień&quot;; [.C653] = 5; &quot;maj&quot;; [.C653] = 6; &quot;czerwiec&quot;; [.C653] = 7; &quot;lipiec&quot;; [.C653] = 8; &quot;sierpień&quot;; [.C653] = 9; &quot;wrzesień&quot;; [.C653] = 10; &quot;październik&quot;; [.C653] = 11; &quot;listopad&quot;; [.C653] = 12; &quot;grudzień&quot;)" office:value-type="string" office:string-value="październik" calcext:value-type="string">
            <text:p>październik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653] - [.A653]" office:value-type="float" office:value="7" calcext:value-type="float">
            <text:p>7</text:p>
          </table:table-cell>
          <table:table-cell table:formula="of:= 10 * [.G653] * [.H653]" office:value-type="float" office:value="350" calcext:value-type="float">
            <text:p>350</text:p>
          </table:table-cell>
          <table:table-cell table:formula="of:=[.I653] + [.F653] + [.E653]" office:value-type="float" office:value="356.6" calcext:value-type="float">
            <text:p>356,6</text:p>
          </table:table-cell>
          <table:table-cell table:formula="of:= [.E653] + [.F653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0-16" calcext:value-type="date">
            <text:p>2014-10-16</text:p>
          </table:table-cell>
          <table:table-cell table:formula="of:= MONTH([.A654])" office:value-type="float" office:value="10" calcext:value-type="float">
            <text:p>10</text:p>
          </table:table-cell>
          <table:table-cell table:formula="of:=COM.MICROSOFT.IFS([.C654] = 1; &quot;styczeń&quot;; [.C654] = 2; &quot;luty&quot;; [.C654] = 3; &quot;marzec&quot;; [.C654] = 4; &quot;kwiecień&quot;; [.C654] = 5; &quot;maj&quot;; [.C654] = 6; &quot;czerwiec&quot;; [.C654] = 7; &quot;lipiec&quot;; [.C654] = 8; &quot;sierpień&quot;; [.C654] = 9; &quot;wrzesień&quot;; [.C654] = 10; &quot;październik&quot;; [.C654] = 11; &quot;listopad&quot;; [.C654] = 12; &quot;grudzień&quot;)" office:value-type="string" office:string-value="październik" calcext:value-type="string">
            <text:p>październik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formula="of:=[.B654] - [.A654]" office:value-type="float" office:value="6" calcext:value-type="float">
            <text:p>6</text:p>
          </table:table-cell>
          <table:table-cell table:formula="of:= 10 * [.G654] * [.H654]" office:value-type="float" office:value="120" calcext:value-type="float">
            <text:p>120</text:p>
          </table:table-cell>
          <table:table-cell table:formula="of:=[.I654] + [.F654] + [.E654]" office:value-type="float" office:value="122.06" calcext:value-type="float">
            <text:p>122,06</text:p>
          </table:table-cell>
          <table:table-cell table:formula="of:= [.E654] + [.F654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1-07" calcext:value-type="date">
            <text:p>2014-11-07</text:p>
          </table:table-cell>
          <table:table-cell table:formula="of:= MONTH([.A655])" office:value-type="float" office:value="10" calcext:value-type="float">
            <text:p>10</text:p>
          </table:table-cell>
          <table:table-cell table:formula="of:=COM.MICROSOFT.IFS([.C655] = 1; &quot;styczeń&quot;; [.C655] = 2; &quot;luty&quot;; [.C655] = 3; &quot;marzec&quot;; [.C655] = 4; &quot;kwiecień&quot;; [.C655] = 5; &quot;maj&quot;; [.C655] = 6; &quot;czerwiec&quot;; [.C655] = 7; &quot;lipiec&quot;; [.C655] = 8; &quot;sierpień&quot;; [.C655] = 9; &quot;wrzesień&quot;; [.C655] = 10; &quot;październik&quot;; [.C655] = 11; &quot;listopad&quot;; [.C655] = 12; &quot;grudzień&quot;)" office:value-type="string" office:string-value="październik" calcext:value-type="string">
            <text:p>październik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655] - [.A655]" office:value-type="float" office:value="28" calcext:value-type="float">
            <text:p>28</text:p>
          </table:table-cell>
          <table:table-cell table:formula="of:= 10 * [.G655] * [.H655]" office:value-type="float" office:value="1400" calcext:value-type="float">
            <text:p>1400</text:p>
          </table:table-cell>
          <table:table-cell table:formula="of:=[.I655] + [.F655] + [.E655]" office:value-type="float" office:value="1406.6" calcext:value-type="float">
            <text:p>1406,6</text:p>
          </table:table-cell>
          <table:table-cell table:formula="of:= [.E655] + [.F655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1-01" calcext:value-type="date">
            <text:p>2014-11-01</text:p>
          </table:table-cell>
          <table:table-cell table:formula="of:= MONTH([.A656])" office:value-type="float" office:value="10" calcext:value-type="float">
            <text:p>10</text:p>
          </table:table-cell>
          <table:table-cell table:formula="of:=COM.MICROSOFT.IFS([.C656] = 1; &quot;styczeń&quot;; [.C656] = 2; &quot;luty&quot;; [.C656] = 3; &quot;marzec&quot;; [.C656] = 4; &quot;kwiecień&quot;; [.C656] = 5; &quot;maj&quot;; [.C656] = 6; &quot;czerwiec&quot;; [.C656] = 7; &quot;lipiec&quot;; [.C656] = 8; &quot;sierpień&quot;; [.C656] = 9; &quot;wrzesień&quot;; [.C656] = 10; &quot;październik&quot;; [.C656] = 11; &quot;listopad&quot;; [.C656] = 12; &quot;grudzień&quot;)" office:value-type="string" office:string-value="październik" calcext:value-type="string">
            <text:p>październik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656] - [.A656]" office:value-type="float" office:value="22" calcext:value-type="float">
            <text:p>22</text:p>
          </table:table-cell>
          <table:table-cell table:formula="of:= 10 * [.G656] * [.H656]" office:value-type="float" office:value="1320" calcext:value-type="float">
            <text:p>1320</text:p>
          </table:table-cell>
          <table:table-cell table:formula="of:=[.I656] + [.F656] + [.E656]" office:value-type="float" office:value="1327.54" calcext:value-type="float">
            <text:p>1327,54</text:p>
          </table:table-cell>
          <table:table-cell table:formula="of:= [.E656] + [.F656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1-04" calcext:value-type="date">
            <text:p>2014-11-04</text:p>
          </table:table-cell>
          <table:table-cell table:formula="of:= MONTH([.A657])" office:value-type="float" office:value="10" calcext:value-type="float">
            <text:p>10</text:p>
          </table:table-cell>
          <table:table-cell table:formula="of:=COM.MICROSOFT.IFS([.C657] = 1; &quot;styczeń&quot;; [.C657] = 2; &quot;luty&quot;; [.C657] = 3; &quot;marzec&quot;; [.C657] = 4; &quot;kwiecień&quot;; [.C657] = 5; &quot;maj&quot;; [.C657] = 6; &quot;czerwiec&quot;; [.C657] = 7; &quot;lipiec&quot;; [.C657] = 8; &quot;sierpień&quot;; [.C657] = 9; &quot;wrzesień&quot;; [.C657] = 10; &quot;październik&quot;; [.C657] = 11; &quot;listopad&quot;; [.C657] = 12; &quot;grudzień&quot;)" office:value-type="string" office:string-value="październik" calcext:value-type="string">
            <text:p>październik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</text:p>
          </table:table-cell>
          <table:table-cell table:formula="of:=[.B657] - [.A657]" office:value-type="float" office:value="25" calcext:value-type="float">
            <text:p>25</text:p>
          </table:table-cell>
          <table:table-cell table:formula="of:= 10 * [.G657] * [.H657]" office:value-type="float" office:value="1500" calcext:value-type="float">
            <text:p>1500</text:p>
          </table:table-cell>
          <table:table-cell table:formula="of:=[.I657] + [.F657] + [.E657]" office:value-type="float" office:value="1516.99" calcext:value-type="float">
            <text:p>1516,99</text:p>
          </table:table-cell>
          <table:table-cell table:formula="of:= [.E657] + [.F657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0-16" calcext:value-type="date">
            <text:p>2014-10-16</text:p>
          </table:table-cell>
          <table:table-cell table:formula="of:= MONTH([.A658])" office:value-type="float" office:value="10" calcext:value-type="float">
            <text:p>10</text:p>
          </table:table-cell>
          <table:table-cell table:formula="of:=COM.MICROSOFT.IFS([.C658] = 1; &quot;styczeń&quot;; [.C658] = 2; &quot;luty&quot;; [.C658] = 3; &quot;marzec&quot;; [.C658] = 4; &quot;kwiecień&quot;; [.C658] = 5; &quot;maj&quot;; [.C658] = 6; &quot;czerwiec&quot;; [.C658] = 7; &quot;lipiec&quot;; [.C658] = 8; &quot;sierpień&quot;; [.C658] = 9; &quot;wrzesień&quot;; [.C658] = 10; &quot;październik&quot;; [.C658] = 11; &quot;listopad&quot;; [.C658] = 12; &quot;grudzień&quot;)" office:value-type="string" office:string-value="październik" calcext:value-type="string">
            <text:p>październik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</text:p>
          </table:table-cell>
          <table:table-cell table:formula="of:=[.B658] - [.A658]" office:value-type="float" office:value="6" calcext:value-type="float">
            <text:p>6</text:p>
          </table:table-cell>
          <table:table-cell table:formula="of:= 10 * [.G658] * [.H658]" office:value-type="float" office:value="360" calcext:value-type="float">
            <text:p>360</text:p>
          </table:table-cell>
          <table:table-cell table:formula="of:=[.I658] + [.F658] + [.E658]" office:value-type="float" office:value="369.3" calcext:value-type="float">
            <text:p>369,3</text:p>
          </table:table-cell>
          <table:table-cell table:formula="of:= [.E658] + [.F658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1-02" calcext:value-type="date">
            <text:p>2014-11-02</text:p>
          </table:table-cell>
          <table:table-cell table:formula="of:= MONTH([.A659])" office:value-type="float" office:value="10" calcext:value-type="float">
            <text:p>10</text:p>
          </table:table-cell>
          <table:table-cell table:formula="of:=COM.MICROSOFT.IFS([.C659] = 1; &quot;styczeń&quot;; [.C659] = 2; &quot;luty&quot;; [.C659] = 3; &quot;marzec&quot;; [.C659] = 4; &quot;kwiecień&quot;; [.C659] = 5; &quot;maj&quot;; [.C659] = 6; &quot;czerwiec&quot;; [.C659] = 7; &quot;lipiec&quot;; [.C659] = 8; &quot;sierpień&quot;; [.C659] = 9; &quot;wrzesień&quot;; [.C659] = 10; &quot;październik&quot;; [.C659] = 11; &quot;listopad&quot;; [.C659] = 12; &quot;grudzień&quot;)" office:value-type="string" office:string-value="październik" calcext:value-type="string">
            <text:p>październik</text:p>
          </table:table-cell>
          <table:table-cell office:value-type="float" office:value="10.59" calcext:value-type="float">
            <text:p>10,59</text:p>
          </table:table-cell>
          <table:table-cell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table:formula="of:=[.B659] - [.A659]" office:value-type="float" office:value="23" calcext:value-type="float">
            <text:p>23</text:p>
          </table:table-cell>
          <table:table-cell table:formula="of:= 10 * [.G659] * [.H659]" office:value-type="float" office:value="920" calcext:value-type="float">
            <text:p>920</text:p>
          </table:table-cell>
          <table:table-cell table:formula="of:=[.I659] + [.F659] + [.E659]" office:value-type="float" office:value="930.87" calcext:value-type="float">
            <text:p>930,87</text:p>
          </table:table-cell>
          <table:table-cell table:formula="of:= [.E659] + [.F659]" office:value-type="float" office:value="10.87" calcext:value-type="float">
            <text:p>10,87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0-18" calcext:value-type="date">
            <text:p>2014-10-18</text:p>
          </table:table-cell>
          <table:table-cell table:formula="of:= MONTH([.A660])" office:value-type="float" office:value="10" calcext:value-type="float">
            <text:p>10</text:p>
          </table:table-cell>
          <table:table-cell table:formula="of:=COM.MICROSOFT.IFS([.C660] = 1; &quot;styczeń&quot;; [.C660] = 2; &quot;luty&quot;; [.C660] = 3; &quot;marzec&quot;; [.C660] = 4; &quot;kwiecień&quot;; [.C660] = 5; &quot;maj&quot;; [.C660] = 6; &quot;czerwiec&quot;; [.C660] = 7; &quot;lipiec&quot;; [.C660] = 8; &quot;sierpień&quot;; [.C660] = 9; &quot;wrzesień&quot;; [.C660] = 10; &quot;październik&quot;; [.C660] = 11; &quot;listopad&quot;; [.C660] = 12; &quot;grudzień&quot;)" office:value-type="string" office:string-value="październik" calcext:value-type="string">
            <text:p>październik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formula="of:=[.B660] - [.A660]" office:value-type="float" office:value="8" calcext:value-type="float">
            <text:p>8</text:p>
          </table:table-cell>
          <table:table-cell table:formula="of:= 10 * [.G660] * [.H660]" office:value-type="float" office:value="240" calcext:value-type="float">
            <text:p>240</text:p>
          </table:table-cell>
          <table:table-cell table:formula="of:=[.I660] + [.F660] + [.E660]" office:value-type="float" office:value="247.91" calcext:value-type="float">
            <text:p>247,91</text:p>
          </table:table-cell>
          <table:table-cell table:formula="of:= [.E660] + [.F660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1-06" calcext:value-type="date">
            <text:p>2014-11-06</text:p>
          </table:table-cell>
          <table:table-cell table:formula="of:= MONTH([.A661])" office:value-type="float" office:value="10" calcext:value-type="float">
            <text:p>10</text:p>
          </table:table-cell>
          <table:table-cell table:formula="of:=COM.MICROSOFT.IFS([.C661] = 1; &quot;styczeń&quot;; [.C661] = 2; &quot;luty&quot;; [.C661] = 3; &quot;marzec&quot;; [.C661] = 4; &quot;kwiecień&quot;; [.C661] = 5; &quot;maj&quot;; [.C661] = 6; &quot;czerwiec&quot;; [.C661] = 7; &quot;lipiec&quot;; [.C661] = 8; &quot;sierpień&quot;; [.C661] = 9; &quot;wrzesień&quot;; [.C661] = 10; &quot;październik&quot;; [.C661] = 11; &quot;listopad&quot;; [.C661] = 12; &quot;grudzień&quot;)" office:value-type="string" office:string-value="październik" calcext:value-type="string">
            <text:p>październik</text:p>
          </table:table-cell>
          <table:table-cell office:value-type="float" office:value="10.19" calcext:value-type="float">
            <text:p>10,19</text:p>
          </table:table-cell>
          <table:table-cell office:value-type="float" office:value="0.27" calcext:value-type="float">
            <text:p>0,27</text:p>
          </table:table-cell>
          <table:table-cell office:value-type="float" office:value="4" calcext:value-type="float">
            <text:p>4</text:p>
          </table:table-cell>
          <table:table-cell table:formula="of:=[.B661] - [.A661]" office:value-type="float" office:value="27" calcext:value-type="float">
            <text:p>27</text:p>
          </table:table-cell>
          <table:table-cell table:formula="of:= 10 * [.G661] * [.H661]" office:value-type="float" office:value="1080" calcext:value-type="float">
            <text:p>1080</text:p>
          </table:table-cell>
          <table:table-cell table:formula="of:=[.I661] + [.F661] + [.E661]" office:value-type="float" office:value="1090.46" calcext:value-type="float">
            <text:p>1090,46</text:p>
          </table:table-cell>
          <table:table-cell table:formula="of:= [.E661] + [.F661]" office:value-type="float" office:value="10.46" calcext:value-type="float">
            <text:p>10,46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0-16" calcext:value-type="date">
            <text:p>2014-10-16</text:p>
          </table:table-cell>
          <table:table-cell table:formula="of:= MONTH([.A662])" office:value-type="float" office:value="10" calcext:value-type="float">
            <text:p>10</text:p>
          </table:table-cell>
          <table:table-cell table:formula="of:=COM.MICROSOFT.IFS([.C662] = 1; &quot;styczeń&quot;; [.C662] = 2; &quot;luty&quot;; [.C662] = 3; &quot;marzec&quot;; [.C662] = 4; &quot;kwiecień&quot;; [.C662] = 5; &quot;maj&quot;; [.C662] = 6; &quot;czerwiec&quot;; [.C662] = 7; &quot;lipiec&quot;; [.C662] = 8; &quot;sierpień&quot;; [.C662] = 9; &quot;wrzesień&quot;; [.C662] = 10; &quot;październik&quot;; [.C662] = 11; &quot;listopad&quot;; [.C662] = 12; &quot;grudzień&quot;)" office:value-type="string" office:string-value="październik" calcext:value-type="string">
            <text:p>październik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B662] - [.A662]" office:value-type="float" office:value="6" calcext:value-type="float">
            <text:p>6</text:p>
          </table:table-cell>
          <table:table-cell table:formula="of:= 10 * [.G662] * [.H662]" office:value-type="float" office:value="240" calcext:value-type="float">
            <text:p>240</text:p>
          </table:table-cell>
          <table:table-cell table:formula="of:=[.I662] + [.F662] + [.E662]" office:value-type="float" office:value="244.36" calcext:value-type="float">
            <text:p>244,36</text:p>
          </table:table-cell>
          <table:table-cell table:formula="of:= [.E662] + [.F662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date" office:date-value="2014-10-14" calcext:value-type="date">
            <text:p>2014-10-14</text:p>
          </table:table-cell>
          <table:table-cell table:formula="of:= MONTH([.A663])" office:value-type="float" office:value="10" calcext:value-type="float">
            <text:p>10</text:p>
          </table:table-cell>
          <table:table-cell table:formula="of:=COM.MICROSOFT.IFS([.C663] = 1; &quot;styczeń&quot;; [.C663] = 2; &quot;luty&quot;; [.C663] = 3; &quot;marzec&quot;; [.C663] = 4; &quot;kwiecień&quot;; [.C663] = 5; &quot;maj&quot;; [.C663] = 6; &quot;czerwiec&quot;; [.C663] = 7; &quot;lipiec&quot;; [.C663] = 8; &quot;sierpień&quot;; [.C663] = 9; &quot;wrzesień&quot;; [.C663] = 10; &quot;październik&quot;; [.C663] = 11; &quot;listopad&quot;; [.C663] = 12; &quot;grudzień&quot;)" office:value-type="string" office:string-value="październik" calcext:value-type="string">
            <text:p>październik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 table:formula="of:=[.B663] - [.A663]" office:value-type="float" office:value="4" calcext:value-type="float">
            <text:p>4</text:p>
          </table:table-cell>
          <table:table-cell table:formula="of:= 10 * [.G663] * [.H663]" office:value-type="float" office:value="120" calcext:value-type="float">
            <text:p>120</text:p>
          </table:table-cell>
          <table:table-cell table:formula="of:=[.I663] + [.F663] + [.E663]" office:value-type="float" office:value="129.3" calcext:value-type="float">
            <text:p>129,3</text:p>
          </table:table-cell>
          <table:table-cell table:formula="of:= [.E663] + [.F663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0-20" calcext:value-type="date">
            <text:p>2014-10-20</text:p>
          </table:table-cell>
          <table:table-cell table:formula="of:= MONTH([.A664])" office:value-type="float" office:value="10" calcext:value-type="float">
            <text:p>10</text:p>
          </table:table-cell>
          <table:table-cell table:formula="of:=COM.MICROSOFT.IFS([.C664] = 1; &quot;styczeń&quot;; [.C664] = 2; &quot;luty&quot;; [.C664] = 3; &quot;marzec&quot;; [.C664] = 4; &quot;kwiecień&quot;; [.C664] = 5; &quot;maj&quot;; [.C664] = 6; &quot;czerwiec&quot;; [.C664] = 7; &quot;lipiec&quot;; [.C664] = 8; &quot;sierpień&quot;; [.C664] = 9; &quot;wrzesień&quot;; [.C664] = 10; &quot;październik&quot;; [.C664] = 11; &quot;listopad&quot;; [.C664] = 12; &quot;grudzień&quot;)" office:value-type="string" office:string-value="październik" calcext:value-type="string">
            <text:p>październik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664] - [.A664]" office:value-type="float" office:value="9" calcext:value-type="float">
            <text:p>9</text:p>
          </table:table-cell>
          <table:table-cell table:formula="of:= 10 * [.G664] * [.H664]" office:value-type="float" office:value="360" calcext:value-type="float">
            <text:p>360</text:p>
          </table:table-cell>
          <table:table-cell table:formula="of:=[.I664] + [.F664] + [.E664]" office:value-type="float" office:value="368.88" calcext:value-type="float">
            <text:p>368,88</text:p>
          </table:table-cell>
          <table:table-cell table:formula="of:= [.E664] + [.F664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0-23" calcext:value-type="date">
            <text:p>2014-10-23</text:p>
          </table:table-cell>
          <table:table-cell table:formula="of:= MONTH([.A665])" office:value-type="float" office:value="10" calcext:value-type="float">
            <text:p>10</text:p>
          </table:table-cell>
          <table:table-cell table:formula="of:=COM.MICROSOFT.IFS([.C665] = 1; &quot;styczeń&quot;; [.C665] = 2; &quot;luty&quot;; [.C665] = 3; &quot;marzec&quot;; [.C665] = 4; &quot;kwiecień&quot;; [.C665] = 5; &quot;maj&quot;; [.C665] = 6; &quot;czerwiec&quot;; [.C665] = 7; &quot;lipiec&quot;; [.C665] = 8; &quot;sierpień&quot;; [.C665] = 9; &quot;wrzesień&quot;; [.C665] = 10; &quot;październik&quot;; [.C665] = 11; &quot;listopad&quot;; [.C665] = 12; &quot;grudzień&quot;)" office:value-type="string" office:string-value="październik" calcext:value-type="string">
            <text:p>październik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665] - [.A665]" office:value-type="float" office:value="12" calcext:value-type="float">
            <text:p>12</text:p>
          </table:table-cell>
          <table:table-cell table:formula="of:= 10 * [.G665] * [.H665]" office:value-type="float" office:value="480" calcext:value-type="float">
            <text:p>480</text:p>
          </table:table-cell>
          <table:table-cell table:formula="of:=[.I665] + [.F665] + [.E665]" office:value-type="float" office:value="489.07" calcext:value-type="float">
            <text:p>489,07</text:p>
          </table:table-cell>
          <table:table-cell table:formula="of:= [.E665] + [.F665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0-20" calcext:value-type="date">
            <text:p>2014-10-20</text:p>
          </table:table-cell>
          <table:table-cell table:formula="of:= MONTH([.A666])" office:value-type="float" office:value="10" calcext:value-type="float">
            <text:p>10</text:p>
          </table:table-cell>
          <table:table-cell table:formula="of:=COM.MICROSOFT.IFS([.C666] = 1; &quot;styczeń&quot;; [.C666] = 2; &quot;luty&quot;; [.C666] = 3; &quot;marzec&quot;; [.C666] = 4; &quot;kwiecień&quot;; [.C666] = 5; &quot;maj&quot;; [.C666] = 6; &quot;czerwiec&quot;; [.C666] = 7; &quot;lipiec&quot;; [.C666] = 8; &quot;sierpień&quot;; [.C666] = 9; &quot;wrzesień&quot;; [.C666] = 10; &quot;październik&quot;; [.C666] = 11; &quot;listopad&quot;; [.C666] = 12; &quot;grudzień&quot;)" office:value-type="string" office:string-value="październik" calcext:value-type="string">
            <text:p>październik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5" calcext:value-type="float">
            <text:p>5</text:p>
          </table:table-cell>
          <table:table-cell table:formula="of:=[.B666] - [.A666]" office:value-type="float" office:value="9" calcext:value-type="float">
            <text:p>9</text:p>
          </table:table-cell>
          <table:table-cell table:formula="of:= 10 * [.G666] * [.H666]" office:value-type="float" office:value="450" calcext:value-type="float">
            <text:p>450</text:p>
          </table:table-cell>
          <table:table-cell table:formula="of:=[.I666] + [.F666] + [.E666]" office:value-type="float" office:value="454.36" calcext:value-type="float">
            <text:p>454,36</text:p>
          </table:table-cell>
          <table:table-cell table:formula="of:= [.E666] + [.F666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0-15" calcext:value-type="date">
            <text:p>2014-10-15</text:p>
          </table:table-cell>
          <table:table-cell table:formula="of:= MONTH([.A667])" office:value-type="float" office:value="10" calcext:value-type="float">
            <text:p>10</text:p>
          </table:table-cell>
          <table:table-cell table:formula="of:=COM.MICROSOFT.IFS([.C667] = 1; &quot;styczeń&quot;; [.C667] = 2; &quot;luty&quot;; [.C667] = 3; &quot;marzec&quot;; [.C667] = 4; &quot;kwiecień&quot;; [.C667] = 5; &quot;maj&quot;; [.C667] = 6; &quot;czerwiec&quot;; [.C667] = 7; &quot;lipiec&quot;; [.C667] = 8; &quot;sierpień&quot;; [.C667] = 9; &quot;wrzesień&quot;; [.C667] = 10; &quot;październik&quot;; [.C667] = 11; &quot;listopad&quot;; [.C667] = 12; &quot;grudzień&quot;)" office:value-type="string" office:string-value="październik" calcext:value-type="string">
            <text:p>październik</text:p>
          </table:table-cell>
          <table:table-cell office:value-type="float" office:value="5.47" calcext:value-type="float">
            <text:p>5,47</text:p>
          </table:table-cell>
          <table:table-cell office:value-type="float" office:value="0.14" calcext:value-type="float">
            <text:p>0,14</text:p>
          </table:table-cell>
          <table:table-cell office:value-type="float" office:value="5" calcext:value-type="float">
            <text:p>5</text:p>
          </table:table-cell>
          <table:table-cell table:formula="of:=[.B667] - [.A667]" office:value-type="float" office:value="4" calcext:value-type="float">
            <text:p>4</text:p>
          </table:table-cell>
          <table:table-cell table:formula="of:= 10 * [.G667] * [.H667]" office:value-type="float" office:value="200" calcext:value-type="float">
            <text:p>200</text:p>
          </table:table-cell>
          <table:table-cell table:formula="of:=[.I667] + [.F667] + [.E667]" office:value-type="float" office:value="205.61" calcext:value-type="float">
            <text:p>205,61</text:p>
          </table:table-cell>
          <table:table-cell table:formula="of:= [.E667] + [.F667]" office:value-type="float" office:value="5.61" calcext:value-type="float">
            <text:p>5,61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0-25" calcext:value-type="date">
            <text:p>2014-10-25</text:p>
          </table:table-cell>
          <table:table-cell table:formula="of:= MONTH([.A668])" office:value-type="float" office:value="10" calcext:value-type="float">
            <text:p>10</text:p>
          </table:table-cell>
          <table:table-cell table:formula="of:=COM.MICROSOFT.IFS([.C668] = 1; &quot;styczeń&quot;; [.C668] = 2; &quot;luty&quot;; [.C668] = 3; &quot;marzec&quot;; [.C668] = 4; &quot;kwiecień&quot;; [.C668] = 5; &quot;maj&quot;; [.C668] = 6; &quot;czerwiec&quot;; [.C668] = 7; &quot;lipiec&quot;; [.C668] = 8; &quot;sierpień&quot;; [.C668] = 9; &quot;wrzesień&quot;; [.C668] = 10; &quot;październik&quot;; [.C668] = 11; &quot;listopad&quot;; [.C668] = 12; &quot;grudzień&quot;)" office:value-type="string" office:string-value="październik" calcext:value-type="string">
            <text:p>październik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3" calcext:value-type="float">
            <text:p>3</text:p>
          </table:table-cell>
          <table:table-cell table:formula="of:=[.B668] - [.A668]" office:value-type="float" office:value="14" calcext:value-type="float">
            <text:p>14</text:p>
          </table:table-cell>
          <table:table-cell table:formula="of:= 10 * [.G668] * [.H668]" office:value-type="float" office:value="420" calcext:value-type="float">
            <text:p>420</text:p>
          </table:table-cell>
          <table:table-cell table:formula="of:=[.I668] + [.F668] + [.E668]" office:value-type="float" office:value="434.69" calcext:value-type="float">
            <text:p>434,69</text:p>
          </table:table-cell>
          <table:table-cell table:formula="of:= [.E668] + [.F668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1-06" calcext:value-type="date">
            <text:p>2014-11-06</text:p>
          </table:table-cell>
          <table:table-cell table:formula="of:= MONTH([.A669])" office:value-type="float" office:value="10" calcext:value-type="float">
            <text:p>10</text:p>
          </table:table-cell>
          <table:table-cell table:formula="of:=COM.MICROSOFT.IFS([.C669] = 1; &quot;styczeń&quot;; [.C669] = 2; &quot;luty&quot;; [.C669] = 3; &quot;marzec&quot;; [.C669] = 4; &quot;kwiecień&quot;; [.C669] = 5; &quot;maj&quot;; [.C669] = 6; &quot;czerwiec&quot;; [.C669] = 7; &quot;lipiec&quot;; [.C669] = 8; &quot;sierpień&quot;; [.C669] = 9; &quot;wrzesień&quot;; [.C669] = 10; &quot;październik&quot;; [.C669] = 11; &quot;listopad&quot;; [.C669] = 12; &quot;grudzień&quot;)" office:value-type="string" office:string-value="październik" calcext:value-type="string">
            <text:p>październik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6" calcext:value-type="float">
            <text:p>6</text:p>
          </table:table-cell>
          <table:table-cell table:formula="of:=[.B669] - [.A669]" office:value-type="float" office:value="26" calcext:value-type="float">
            <text:p>26</text:p>
          </table:table-cell>
          <table:table-cell table:formula="of:= 10 * [.G669] * [.H669]" office:value-type="float" office:value="1560" calcext:value-type="float">
            <text:p>1560</text:p>
          </table:table-cell>
          <table:table-cell table:formula="of:=[.I669] + [.F669] + [.E669]" office:value-type="float" office:value="1574.17" calcext:value-type="float">
            <text:p>1574,17</text:p>
          </table:table-cell>
          <table:table-cell table:formula="of:= [.E669] + [.F669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0-31" calcext:value-type="date">
            <text:p>2014-10-31</text:p>
          </table:table-cell>
          <table:table-cell table:formula="of:= MONTH([.A670])" office:value-type="float" office:value="10" calcext:value-type="float">
            <text:p>10</text:p>
          </table:table-cell>
          <table:table-cell table:formula="of:=COM.MICROSOFT.IFS([.C670] = 1; &quot;styczeń&quot;; [.C670] = 2; &quot;luty&quot;; [.C670] = 3; &quot;marzec&quot;; [.C670] = 4; &quot;kwiecień&quot;; [.C670] = 5; &quot;maj&quot;; [.C670] = 6; &quot;czerwiec&quot;; [.C670] = 7; &quot;lipiec&quot;; [.C670] = 8; &quot;sierpień&quot;; [.C670] = 9; &quot;wrzesień&quot;; [.C670] = 10; &quot;październik&quot;; [.C670] = 11; &quot;listopad&quot;; [.C670] = 12; &quot;grudzień&quot;)" office:value-type="string" office:string-value="październik" calcext:value-type="string">
            <text:p>październik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  <table:table-cell table:formula="of:=[.B670] - [.A670]" office:value-type="float" office:value="20" calcext:value-type="float">
            <text:p>20</text:p>
          </table:table-cell>
          <table:table-cell table:formula="of:= 10 * [.G670] * [.H670]" office:value-type="float" office:value="600" calcext:value-type="float">
            <text:p>600</text:p>
          </table:table-cell>
          <table:table-cell table:formula="of:=[.I670] + [.F670] + [.E670]" office:value-type="float" office:value="610" calcext:value-type="float">
            <text:p>610</text:p>
          </table:table-cell>
          <table:table-cell table:formula="of:= [.E670] + [.F670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1-08" calcext:value-type="date">
            <text:p>2014-11-08</text:p>
          </table:table-cell>
          <table:table-cell table:formula="of:= MONTH([.A671])" office:value-type="float" office:value="10" calcext:value-type="float">
            <text:p>10</text:p>
          </table:table-cell>
          <table:table-cell table:formula="of:=COM.MICROSOFT.IFS([.C671] = 1; &quot;styczeń&quot;; [.C671] = 2; &quot;luty&quot;; [.C671] = 3; &quot;marzec&quot;; [.C671] = 4; &quot;kwiecień&quot;; [.C671] = 5; &quot;maj&quot;; [.C671] = 6; &quot;czerwiec&quot;; [.C671] = 7; &quot;lipiec&quot;; [.C671] = 8; &quot;sierpień&quot;; [.C671] = 9; &quot;wrzesień&quot;; [.C671] = 10; &quot;październik&quot;; [.C671] = 11; &quot;listopad&quot;; [.C671] = 12; &quot;grudzień&quot;)" office:value-type="string" office:string-value="październik" calcext:value-type="string">
            <text:p>październik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5" calcext:value-type="float">
            <text:p>5</text:p>
          </table:table-cell>
          <table:table-cell table:formula="of:=[.B671] - [.A671]" office:value-type="float" office:value="28" calcext:value-type="float">
            <text:p>28</text:p>
          </table:table-cell>
          <table:table-cell table:formula="of:= 10 * [.G671] * [.H671]" office:value-type="float" office:value="1400" calcext:value-type="float">
            <text:p>1400</text:p>
          </table:table-cell>
          <table:table-cell table:formula="of:=[.I671] + [.F671] + [.E671]" office:value-type="float" office:value="1409.71" calcext:value-type="float">
            <text:p>1409,71</text:p>
          </table:table-cell>
          <table:table-cell table:formula="of:= [.E671] + [.F671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0-28" calcext:value-type="date">
            <text:p>2014-10-28</text:p>
          </table:table-cell>
          <table:table-cell table:formula="of:= MONTH([.A672])" office:value-type="float" office:value="10" calcext:value-type="float">
            <text:p>10</text:p>
          </table:table-cell>
          <table:table-cell table:formula="of:=COM.MICROSOFT.IFS([.C672] = 1; &quot;styczeń&quot;; [.C672] = 2; &quot;luty&quot;; [.C672] = 3; &quot;marzec&quot;; [.C672] = 4; &quot;kwiecień&quot;; [.C672] = 5; &quot;maj&quot;; [.C672] = 6; &quot;czerwiec&quot;; [.C672] = 7; &quot;lipiec&quot;; [.C672] = 8; &quot;sierpień&quot;; [.C672] = 9; &quot;wrzesień&quot;; [.C672] = 10; &quot;październik&quot;; [.C672] = 11; &quot;listopad&quot;; [.C672] = 12; &quot;grudzień&quot;)" office:value-type="string" office:string-value="październik" calcext:value-type="string">
            <text:p>październik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672] - [.A672]" office:value-type="float" office:value="17" calcext:value-type="float">
            <text:p>17</text:p>
          </table:table-cell>
          <table:table-cell table:formula="of:= 10 * [.G672] * [.H672]" office:value-type="float" office:value="340" calcext:value-type="float">
            <text:p>340</text:p>
          </table:table-cell>
          <table:table-cell table:formula="of:=[.I672] + [.F672] + [.E672]" office:value-type="float" office:value="347.5" calcext:value-type="float">
            <text:p>347,5</text:p>
          </table:table-cell>
          <table:table-cell table:formula="of:= [.E672] + [.F672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1-02" calcext:value-type="date">
            <text:p>2014-11-02</text:p>
          </table:table-cell>
          <table:table-cell table:formula="of:= MONTH([.A673])" office:value-type="float" office:value="10" calcext:value-type="float">
            <text:p>10</text:p>
          </table:table-cell>
          <table:table-cell table:formula="of:=COM.MICROSOFT.IFS([.C673] = 1; &quot;styczeń&quot;; [.C673] = 2; &quot;luty&quot;; [.C673] = 3; &quot;marzec&quot;; [.C673] = 4; &quot;kwiecień&quot;; [.C673] = 5; &quot;maj&quot;; [.C673] = 6; &quot;czerwiec&quot;; [.C673] = 7; &quot;lipiec&quot;; [.C673] = 8; &quot;sierpień&quot;; [.C673] = 9; &quot;wrzesień&quot;; [.C673] = 10; &quot;październik&quot;; [.C673] = 11; &quot;listopad&quot;; [.C673] = 12; &quot;grudzień&quot;)" office:value-type="string" office:string-value="październik" calcext:value-type="string">
            <text:p>październik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4" calcext:value-type="float">
            <text:p>4</text:p>
          </table:table-cell>
          <table:table-cell table:formula="of:=[.B673] - [.A673]" office:value-type="float" office:value="22" calcext:value-type="float">
            <text:p>22</text:p>
          </table:table-cell>
          <table:table-cell table:formula="of:= 10 * [.G673] * [.H673]" office:value-type="float" office:value="880" calcext:value-type="float">
            <text:p>880</text:p>
          </table:table-cell>
          <table:table-cell table:formula="of:=[.I673] + [.F673] + [.E673]" office:value-type="float" office:value="892.09" calcext:value-type="float">
            <text:p>892,09</text:p>
          </table:table-cell>
          <table:table-cell table:formula="of:= [.E673] + [.F673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date" office:date-value="2014-10-28" calcext:value-type="date">
            <text:p>2014-10-28</text:p>
          </table:table-cell>
          <table:table-cell table:formula="of:= MONTH([.A674])" office:value-type="float" office:value="10" calcext:value-type="float">
            <text:p>10</text:p>
          </table:table-cell>
          <table:table-cell table:formula="of:=COM.MICROSOFT.IFS([.C674] = 1; &quot;styczeń&quot;; [.C674] = 2; &quot;luty&quot;; [.C674] = 3; &quot;marzec&quot;; [.C674] = 4; &quot;kwiecień&quot;; [.C674] = 5; &quot;maj&quot;; [.C674] = 6; &quot;czerwiec&quot;; [.C674] = 7; &quot;lipiec&quot;; [.C674] = 8; &quot;sierpień&quot;; [.C674] = 9; &quot;wrzesień&quot;; [.C674] = 10; &quot;październik&quot;; [.C674] = 11; &quot;listopad&quot;; [.C674] = 12; &quot;grudzień&quot;)" office:value-type="string" office:string-value="październik" calcext:value-type="string">
            <text:p>październik</text:p>
          </table:table-cell>
          <table:table-cell office:value-type="float" office:value="13.82" calcext:value-type="float">
            <text:p>13,82</text:p>
          </table:table-cell>
          <table:table-cell office:value-type="float" office:value="0.36" calcext:value-type="float">
            <text:p>0,36</text:p>
          </table:table-cell>
          <table:table-cell office:value-type="float" office:value="4" calcext:value-type="float">
            <text:p>4</text:p>
          </table:table-cell>
          <table:table-cell table:formula="of:=[.B674] - [.A674]" office:value-type="float" office:value="17" calcext:value-type="float">
            <text:p>17</text:p>
          </table:table-cell>
          <table:table-cell table:formula="of:= 10 * [.G674] * [.H674]" office:value-type="float" office:value="680" calcext:value-type="float">
            <text:p>680</text:p>
          </table:table-cell>
          <table:table-cell table:formula="of:=[.I674] + [.F674] + [.E674]" office:value-type="float" office:value="694.18" calcext:value-type="float">
            <text:p>694,18</text:p>
          </table:table-cell>
          <table:table-cell table:formula="of:= [.E674] + [.F674]" office:value-type="float" office:value="14.18" calcext:value-type="float">
            <text:p>14,18</text:p>
          </table:table-cell>
          <table:table-cell table:number-columns-repeated="7"/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date" office:date-value="2014-11-07" calcext:value-type="date">
            <text:p>2014-11-07</text:p>
          </table:table-cell>
          <table:table-cell table:formula="of:= MONTH([.A675])" office:value-type="float" office:value="10" calcext:value-type="float">
            <text:p>10</text:p>
          </table:table-cell>
          <table:table-cell table:formula="of:=COM.MICROSOFT.IFS([.C675] = 1; &quot;styczeń&quot;; [.C675] = 2; &quot;luty&quot;; [.C675] = 3; &quot;marzec&quot;; [.C675] = 4; &quot;kwiecień&quot;; [.C675] = 5; &quot;maj&quot;; [.C675] = 6; &quot;czerwiec&quot;; [.C675] = 7; &quot;lipiec&quot;; [.C675] = 8; &quot;sierpień&quot;; [.C675] = 9; &quot;wrzesień&quot;; [.C675] = 10; &quot;październik&quot;; [.C675] = 11; &quot;listopad&quot;; [.C675] = 12; &quot;grudzień&quot;)" office:value-type="string" office:string-value="październik" calcext:value-type="string">
            <text:p>październik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675] - [.A675]" office:value-type="float" office:value="25" calcext:value-type="float">
            <text:p>25</text:p>
          </table:table-cell>
          <table:table-cell table:formula="of:= 10 * [.G675] * [.H675]" office:value-type="float" office:value="1250" calcext:value-type="float">
            <text:p>1250</text:p>
          </table:table-cell>
          <table:table-cell table:formula="of:=[.I675] + [.F675] + [.E675]" office:value-type="float" office:value="1254.04" calcext:value-type="float">
            <text:p>1254,04</text:p>
          </table:table-cell>
          <table:table-cell table:formula="of:= [.E675] + [.F675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date" office:date-value="2014-10-22" calcext:value-type="date">
            <text:p>2014-10-22</text:p>
          </table:table-cell>
          <table:table-cell table:formula="of:= MONTH([.A676])" office:value-type="float" office:value="10" calcext:value-type="float">
            <text:p>10</text:p>
          </table:table-cell>
          <table:table-cell table:formula="of:=COM.MICROSOFT.IFS([.C676] = 1; &quot;styczeń&quot;; [.C676] = 2; &quot;luty&quot;; [.C676] = 3; &quot;marzec&quot;; [.C676] = 4; &quot;kwiecień&quot;; [.C676] = 5; &quot;maj&quot;; [.C676] = 6; &quot;czerwiec&quot;; [.C676] = 7; &quot;lipiec&quot;; [.C676] = 8; &quot;sierpień&quot;; [.C676] = 9; &quot;wrzesień&quot;; [.C676] = 10; &quot;październik&quot;; [.C676] = 11; &quot;listopad&quot;; [.C676] = 12; &quot;grudzień&quot;)" office:value-type="string" office:string-value="październik" calcext:value-type="string">
            <text:p>październik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676] - [.A676]" office:value-type="float" office:value="9" calcext:value-type="float">
            <text:p>9</text:p>
          </table:table-cell>
          <table:table-cell table:formula="of:= 10 * [.G676] * [.H676]" office:value-type="float" office:value="450" calcext:value-type="float">
            <text:p>450</text:p>
          </table:table-cell>
          <table:table-cell table:formula="of:=[.I676] + [.F676] + [.E676]" office:value-type="float" office:value="456.75" calcext:value-type="float">
            <text:p>456,75</text:p>
          </table:table-cell>
          <table:table-cell table:formula="of:= [.E676] + [.F676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date" office:date-value="2014-10-19" calcext:value-type="date">
            <text:p>2014-10-19</text:p>
          </table:table-cell>
          <table:table-cell table:formula="of:= MONTH([.A677])" office:value-type="float" office:value="10" calcext:value-type="float">
            <text:p>10</text:p>
          </table:table-cell>
          <table:table-cell table:formula="of:=COM.MICROSOFT.IFS([.C677] = 1; &quot;styczeń&quot;; [.C677] = 2; &quot;luty&quot;; [.C677] = 3; &quot;marzec&quot;; [.C677] = 4; &quot;kwiecień&quot;; [.C677] = 5; &quot;maj&quot;; [.C677] = 6; &quot;czerwiec&quot;; [.C677] = 7; &quot;lipiec&quot;; [.C677] = 8; &quot;sierpień&quot;; [.C677] = 9; &quot;wrzesień&quot;; [.C677] = 10; &quot;październik&quot;; [.C677] = 11; &quot;listopad&quot;; [.C677] = 12; &quot;grudzień&quot;)" office:value-type="string" office:string-value="październik" calcext:value-type="string">
            <text:p>październik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677] - [.A677]" office:value-type="float" office:value="6" calcext:value-type="float">
            <text:p>6</text:p>
          </table:table-cell>
          <table:table-cell table:formula="of:= 10 * [.G677] * [.H677]" office:value-type="float" office:value="240" calcext:value-type="float">
            <text:p>240</text:p>
          </table:table-cell>
          <table:table-cell table:formula="of:=[.I677] + [.F677] + [.E677]" office:value-type="float" office:value="246.51" calcext:value-type="float">
            <text:p>246,51</text:p>
          </table:table-cell>
          <table:table-cell table:formula="of:= [.E677] + [.F677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date" office:date-value="2014-10-31" calcext:value-type="date">
            <text:p>2014-10-31</text:p>
          </table:table-cell>
          <table:table-cell table:formula="of:= MONTH([.A678])" office:value-type="float" office:value="10" calcext:value-type="float">
            <text:p>10</text:p>
          </table:table-cell>
          <table:table-cell table:formula="of:=COM.MICROSOFT.IFS([.C678] = 1; &quot;styczeń&quot;; [.C678] = 2; &quot;luty&quot;; [.C678] = 3; &quot;marzec&quot;; [.C678] = 4; &quot;kwiecień&quot;; [.C678] = 5; &quot;maj&quot;; [.C678] = 6; &quot;czerwiec&quot;; [.C678] = 7; &quot;lipiec&quot;; [.C678] = 8; &quot;sierpień&quot;; [.C678] = 9; &quot;wrzesień&quot;; [.C678] = 10; &quot;październik&quot;; [.C678] = 11; &quot;listopad&quot;; [.C678] = 12; &quot;grudzień&quot;)" office:value-type="string" office:string-value="październik" calcext:value-type="string">
            <text:p>październik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678] - [.A678]" office:value-type="float" office:value="18" calcext:value-type="float">
            <text:p>18</text:p>
          </table:table-cell>
          <table:table-cell table:formula="of:= 10 * [.G678] * [.H678]" office:value-type="float" office:value="720" calcext:value-type="float">
            <text:p>720</text:p>
          </table:table-cell>
          <table:table-cell table:formula="of:=[.I678] + [.F678] + [.E678]" office:value-type="float" office:value="726.75" calcext:value-type="float">
            <text:p>726,75</text:p>
          </table:table-cell>
          <table:table-cell table:formula="of:= [.E678] + [.F678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date" office:date-value="2014-11-06" calcext:value-type="date">
            <text:p>2014-11-06</text:p>
          </table:table-cell>
          <table:table-cell table:formula="of:= MONTH([.A679])" office:value-type="float" office:value="10" calcext:value-type="float">
            <text:p>10</text:p>
          </table:table-cell>
          <table:table-cell table:formula="of:=COM.MICROSOFT.IFS([.C679] = 1; &quot;styczeń&quot;; [.C679] = 2; &quot;luty&quot;; [.C679] = 3; &quot;marzec&quot;; [.C679] = 4; &quot;kwiecień&quot;; [.C679] = 5; &quot;maj&quot;; [.C679] = 6; &quot;czerwiec&quot;; [.C679] = 7; &quot;lipiec&quot;; [.C679] = 8; &quot;sierpień&quot;; [.C679] = 9; &quot;wrzesień&quot;; [.C679] = 10; &quot;październik&quot;; [.C679] = 11; &quot;listopad&quot;; [.C679] = 12; &quot;grudzień&quot;)" office:value-type="string" office:string-value="październik" calcext:value-type="string">
            <text:p>październik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679] - [.A679]" office:value-type="float" office:value="24" calcext:value-type="float">
            <text:p>24</text:p>
          </table:table-cell>
          <table:table-cell table:formula="of:= 10 * [.G679] * [.H679]" office:value-type="float" office:value="720" calcext:value-type="float">
            <text:p>720</text:p>
          </table:table-cell>
          <table:table-cell table:formula="of:=[.I679] + [.F679] + [.E679]" office:value-type="float" office:value="726.51" calcext:value-type="float">
            <text:p>726,51</text:p>
          </table:table-cell>
          <table:table-cell table:formula="of:= [.E679] + [.F679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0-14" calcext:value-type="date">
            <text:p>2014-10-14</text:p>
          </table:table-cell>
          <table:table-cell office:value-type="date" office:date-value="2014-10-29" calcext:value-type="date">
            <text:p>2014-10-29</text:p>
          </table:table-cell>
          <table:table-cell table:formula="of:= MONTH([.A680])" office:value-type="float" office:value="10" calcext:value-type="float">
            <text:p>10</text:p>
          </table:table-cell>
          <table:table-cell table:formula="of:=COM.MICROSOFT.IFS([.C680] = 1; &quot;styczeń&quot;; [.C680] = 2; &quot;luty&quot;; [.C680] = 3; &quot;marzec&quot;; [.C680] = 4; &quot;kwiecień&quot;; [.C680] = 5; &quot;maj&quot;; [.C680] = 6; &quot;czerwiec&quot;; [.C680] = 7; &quot;lipiec&quot;; [.C680] = 8; &quot;sierpień&quot;; [.C680] = 9; &quot;wrzesień&quot;; [.C680] = 10; &quot;październik&quot;; [.C680] = 11; &quot;listopad&quot;; [.C680] = 12; &quot;grudzień&quot;)" office:value-type="string" office:string-value="październik" calcext:value-type="string">
            <text:p>październik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680] - [.A680]" office:value-type="float" office:value="15" calcext:value-type="float">
            <text:p>15</text:p>
          </table:table-cell>
          <table:table-cell table:formula="of:= 10 * [.G680] * [.H680]" office:value-type="float" office:value="900" calcext:value-type="float">
            <text:p>900</text:p>
          </table:table-cell>
          <table:table-cell table:formula="of:=[.I680] + [.F680] + [.E680]" office:value-type="float" office:value="906.6" calcext:value-type="float">
            <text:p>906,6</text:p>
          </table:table-cell>
          <table:table-cell table:formula="of:= [.E680] + [.F680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date" office:date-value="2014-11-11" calcext:value-type="date">
            <text:p>2014-11-11</text:p>
          </table:table-cell>
          <table:table-cell table:formula="of:= MONTH([.A681])" office:value-type="float" office:value="10" calcext:value-type="float">
            <text:p>10</text:p>
          </table:table-cell>
          <table:table-cell table:formula="of:=COM.MICROSOFT.IFS([.C681] = 1; &quot;styczeń&quot;; [.C681] = 2; &quot;luty&quot;; [.C681] = 3; &quot;marzec&quot;; [.C681] = 4; &quot;kwiecień&quot;; [.C681] = 5; &quot;maj&quot;; [.C681] = 6; &quot;czerwiec&quot;; [.C681] = 7; &quot;lipiec&quot;; [.C681] = 8; &quot;sierpień&quot;; [.C681] = 9; &quot;wrzesień&quot;; [.C681] = 10; &quot;październik&quot;; [.C681] = 11; &quot;listopad&quot;; [.C681] = 12; &quot;grudzień&quot;)" office:value-type="string" office:string-value="październik" calcext:value-type="string">
            <text:p>październik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table:formula="of:=[.B681] - [.A681]" office:value-type="float" office:value="27" calcext:value-type="float">
            <text:p>27</text:p>
          </table:table-cell>
          <table:table-cell table:formula="of:= 10 * [.G681] * [.H681]" office:value-type="float" office:value="1620" calcext:value-type="float">
            <text:p>1620</text:p>
          </table:table-cell>
          <table:table-cell table:formula="of:=[.I681] + [.F681] + [.E681]" office:value-type="float" office:value="1622.06" calcext:value-type="float">
            <text:p>1622,06</text:p>
          </table:table-cell>
          <table:table-cell table:formula="of:= [.E681] + [.F681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date" office:date-value="2014-11-10" calcext:value-type="date">
            <text:p>2014-11-10</text:p>
          </table:table-cell>
          <table:table-cell table:formula="of:= MONTH([.A682])" office:value-type="float" office:value="10" calcext:value-type="float">
            <text:p>10</text:p>
          </table:table-cell>
          <table:table-cell table:formula="of:=COM.MICROSOFT.IFS([.C682] = 1; &quot;styczeń&quot;; [.C682] = 2; &quot;luty&quot;; [.C682] = 3; &quot;marzec&quot;; [.C682] = 4; &quot;kwiecień&quot;; [.C682] = 5; &quot;maj&quot;; [.C682] = 6; &quot;czerwiec&quot;; [.C682] = 7; &quot;lipiec&quot;; [.C682] = 8; &quot;sierpień&quot;; [.C682] = 9; &quot;wrzesień&quot;; [.C682] = 10; &quot;październik&quot;; [.C682] = 11; &quot;listopad&quot;; [.C682] = 12; &quot;grudzień&quot;)" office:value-type="string" office:string-value="październik" calcext:value-type="string">
            <text:p>październik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 table:formula="of:=[.B682] - [.A682]" office:value-type="float" office:value="26" calcext:value-type="float">
            <text:p>26</text:p>
          </table:table-cell>
          <table:table-cell table:formula="of:= 10 * [.G682] * [.H682]" office:value-type="float" office:value="1040" calcext:value-type="float">
            <text:p>1040</text:p>
          </table:table-cell>
          <table:table-cell table:formula="of:=[.I682] + [.F682] + [.E682]" office:value-type="float" office:value="1042.79" calcext:value-type="float">
            <text:p>1042,79</text:p>
          </table:table-cell>
          <table:table-cell table:formula="of:= [.E682] + [.F682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10-16" calcext:value-type="date">
            <text:p>2014-10-16</text:p>
          </table:table-cell>
          <table:table-cell office:value-type="date" office:date-value="2014-10-22" calcext:value-type="date">
            <text:p>2014-10-22</text:p>
          </table:table-cell>
          <table:table-cell table:formula="of:= MONTH([.A683])" office:value-type="float" office:value="10" calcext:value-type="float">
            <text:p>10</text:p>
          </table:table-cell>
          <table:table-cell table:formula="of:=COM.MICROSOFT.IFS([.C683] = 1; &quot;styczeń&quot;; [.C683] = 2; &quot;luty&quot;; [.C683] = 3; &quot;marzec&quot;; [.C683] = 4; &quot;kwiecień&quot;; [.C683] = 5; &quot;maj&quot;; [.C683] = 6; &quot;czerwiec&quot;; [.C683] = 7; &quot;lipiec&quot;; [.C683] = 8; &quot;sierpień&quot;; [.C683] = 9; &quot;wrzesień&quot;; [.C683] = 10; &quot;październik&quot;; [.C683] = 11; &quot;listopad&quot;; [.C683] = 12; &quot;grudzień&quot;)" office:value-type="string" office:string-value="październik" calcext:value-type="string">
            <text:p>październik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683] - [.A683]" office:value-type="float" office:value="6" calcext:value-type="float">
            <text:p>6</text:p>
          </table:table-cell>
          <table:table-cell table:formula="of:= 10 * [.G683] * [.H683]" office:value-type="float" office:value="300" calcext:value-type="float">
            <text:p>300</text:p>
          </table:table-cell>
          <table:table-cell table:formula="of:=[.I683] + [.F683] + [.E683]" office:value-type="float" office:value="303.83" calcext:value-type="float">
            <text:p>303,83</text:p>
          </table:table-cell>
          <table:table-cell table:formula="of:= [.E683] + [.F683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date" office:date-value="2014-10-25" calcext:value-type="date">
            <text:p>2014-10-25</text:p>
          </table:table-cell>
          <table:table-cell table:formula="of:= MONTH([.A684])" office:value-type="float" office:value="10" calcext:value-type="float">
            <text:p>10</text:p>
          </table:table-cell>
          <table:table-cell table:formula="of:=COM.MICROSOFT.IFS([.C684] = 1; &quot;styczeń&quot;; [.C684] = 2; &quot;luty&quot;; [.C684] = 3; &quot;marzec&quot;; [.C684] = 4; &quot;kwiecień&quot;; [.C684] = 5; &quot;maj&quot;; [.C684] = 6; &quot;czerwiec&quot;; [.C684] = 7; &quot;lipiec&quot;; [.C684] = 8; &quot;sierpień&quot;; [.C684] = 9; &quot;wrzesień&quot;; [.C684] = 10; &quot;październik&quot;; [.C684] = 11; &quot;listopad&quot;; [.C684] = 12; &quot;grudzień&quot;)" office:value-type="string" office:string-value="październik" calcext:value-type="string">
            <text:p>październik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684] - [.A684]" office:value-type="float" office:value="8" calcext:value-type="float">
            <text:p>8</text:p>
          </table:table-cell>
          <table:table-cell table:formula="of:= 10 * [.G684] * [.H684]" office:value-type="float" office:value="480" calcext:value-type="float">
            <text:p>480</text:p>
          </table:table-cell>
          <table:table-cell table:formula="of:=[.I684] + [.F684] + [.E684]" office:value-type="float" office:value="485.79" calcext:value-type="float">
            <text:p>485,79</text:p>
          </table:table-cell>
          <table:table-cell table:formula="of:= [.E684] + [.F684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date" office:date-value="2014-10-30" calcext:value-type="date">
            <text:p>2014-10-30</text:p>
          </table:table-cell>
          <table:table-cell table:formula="of:= MONTH([.A685])" office:value-type="float" office:value="10" calcext:value-type="float">
            <text:p>10</text:p>
          </table:table-cell>
          <table:table-cell table:formula="of:=COM.MICROSOFT.IFS([.C685] = 1; &quot;styczeń&quot;; [.C685] = 2; &quot;luty&quot;; [.C685] = 3; &quot;marzec&quot;; [.C685] = 4; &quot;kwiecień&quot;; [.C685] = 5; &quot;maj&quot;; [.C685] = 6; &quot;czerwiec&quot;; [.C685] = 7; &quot;lipiec&quot;; [.C685] = 8; &quot;sierpień&quot;; [.C685] = 9; &quot;wrzesień&quot;; [.C685] = 10; &quot;październik&quot;; [.C685] = 11; &quot;listopad&quot;; [.C685] = 12; &quot;grudzień&quot;)" office:value-type="string" office:string-value="październik" calcext:value-type="string">
            <text:p>październik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5" calcext:value-type="float">
            <text:p>5</text:p>
          </table:table-cell>
          <table:table-cell table:formula="of:=[.B685] - [.A685]" office:value-type="float" office:value="13" calcext:value-type="float">
            <text:p>13</text:p>
          </table:table-cell>
          <table:table-cell table:formula="of:= 10 * [.G685] * [.H685]" office:value-type="float" office:value="650" calcext:value-type="float">
            <text:p>650</text:p>
          </table:table-cell>
          <table:table-cell table:formula="of:=[.I685] + [.F685] + [.E685]" office:value-type="float" office:value="662.09" calcext:value-type="float">
            <text:p>662,09</text:p>
          </table:table-cell>
          <table:table-cell table:formula="of:= [.E685] + [.F685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date" office:date-value="2014-10-19" calcext:value-type="date">
            <text:p>2014-10-19</text:p>
          </table:table-cell>
          <table:table-cell table:formula="of:= MONTH([.A686])" office:value-type="float" office:value="10" calcext:value-type="float">
            <text:p>10</text:p>
          </table:table-cell>
          <table:table-cell table:formula="of:=COM.MICROSOFT.IFS([.C686] = 1; &quot;styczeń&quot;; [.C686] = 2; &quot;luty&quot;; [.C686] = 3; &quot;marzec&quot;; [.C686] = 4; &quot;kwiecień&quot;; [.C686] = 5; &quot;maj&quot;; [.C686] = 6; &quot;czerwiec&quot;; [.C686] = 7; &quot;lipiec&quot;; [.C686] = 8; &quot;sierpień&quot;; [.C686] = 9; &quot;wrzesień&quot;; [.C686] = 10; &quot;październik&quot;; [.C686] = 11; &quot;listopad&quot;; [.C686] = 12; &quot;grudzień&quot;)" office:value-type="string" office:string-value="październik" calcext:value-type="string">
            <text:p>październik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5" calcext:value-type="float">
            <text:p>5</text:p>
          </table:table-cell>
          <table:table-cell table:formula="of:=[.B686] - [.A686]" office:value-type="float" office:value="2" calcext:value-type="float">
            <text:p>2</text:p>
          </table:table-cell>
          <table:table-cell table:formula="of:= 10 * [.G686] * [.H686]" office:value-type="float" office:value="100" calcext:value-type="float">
            <text:p>100</text:p>
          </table:table-cell>
          <table:table-cell table:formula="of:=[.I686] + [.F686] + [.E686]" office:value-type="float" office:value="109.71" calcext:value-type="float">
            <text:p>109,71</text:p>
          </table:table-cell>
          <table:table-cell table:formula="of:= [.E686] + [.F686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date" office:date-value="2014-11-02" calcext:value-type="date">
            <text:p>2014-11-02</text:p>
          </table:table-cell>
          <table:table-cell table:formula="of:= MONTH([.A687])" office:value-type="float" office:value="10" calcext:value-type="float">
            <text:p>10</text:p>
          </table:table-cell>
          <table:table-cell table:formula="of:=COM.MICROSOFT.IFS([.C687] = 1; &quot;styczeń&quot;; [.C687] = 2; &quot;luty&quot;; [.C687] = 3; &quot;marzec&quot;; [.C687] = 4; &quot;kwiecień&quot;; [.C687] = 5; &quot;maj&quot;; [.C687] = 6; &quot;czerwiec&quot;; [.C687] = 7; &quot;lipiec&quot;; [.C687] = 8; &quot;sierpień&quot;; [.C687] = 9; &quot;wrzesień&quot;; [.C687] = 10; &quot;październik&quot;; [.C687] = 11; &quot;listopad&quot;; [.C687] = 12; &quot;grudzień&quot;)" office:value-type="string" office:string-value="październik" calcext:value-type="string">
            <text:p>październik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table:formula="of:=[.B687] - [.A687]" office:value-type="float" office:value="16" calcext:value-type="float">
            <text:p>16</text:p>
          </table:table-cell>
          <table:table-cell table:formula="of:= 10 * [.G687] * [.H687]" office:value-type="float" office:value="480" calcext:value-type="float">
            <text:p>480</text:p>
          </table:table-cell>
          <table:table-cell table:formula="of:=[.I687] + [.F687] + [.E687]" office:value-type="float" office:value="484.36" calcext:value-type="float">
            <text:p>484,36</text:p>
          </table:table-cell>
          <table:table-cell table:formula="of:= [.E687] + [.F687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date" office:date-value="2014-11-12" calcext:value-type="date">
            <text:p>2014-11-12</text:p>
          </table:table-cell>
          <table:table-cell table:formula="of:= MONTH([.A688])" office:value-type="float" office:value="10" calcext:value-type="float">
            <text:p>10</text:p>
          </table:table-cell>
          <table:table-cell table:formula="of:=COM.MICROSOFT.IFS([.C688] = 1; &quot;styczeń&quot;; [.C688] = 2; &quot;luty&quot;; [.C688] = 3; &quot;marzec&quot;; [.C688] = 4; &quot;kwiecień&quot;; [.C688] = 5; &quot;maj&quot;; [.C688] = 6; &quot;czerwiec&quot;; [.C688] = 7; &quot;lipiec&quot;; [.C688] = 8; &quot;sierpień&quot;; [.C688] = 9; &quot;wrzesień&quot;; [.C688] = 10; &quot;październik&quot;; [.C688] = 11; &quot;listopad&quot;; [.C688] = 12; &quot;grudzień&quot;)" office:value-type="string" office:string-value="październik" calcext:value-type="string">
            <text:p>październik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688] - [.A688]" office:value-type="float" office:value="26" calcext:value-type="float">
            <text:p>26</text:p>
          </table:table-cell>
          <table:table-cell table:formula="of:= 10 * [.G688] * [.H688]" office:value-type="float" office:value="1040" calcext:value-type="float">
            <text:p>1040</text:p>
          </table:table-cell>
          <table:table-cell table:formula="of:=[.I688] + [.F688] + [.E688]" office:value-type="float" office:value="1051.72" calcext:value-type="float">
            <text:p>1051,72</text:p>
          </table:table-cell>
          <table:table-cell table:formula="of:= [.E688] + [.F688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date" office:date-value="2014-11-12" calcext:value-type="date">
            <text:p>2014-11-12</text:p>
          </table:table-cell>
          <table:table-cell table:formula="of:= MONTH([.A689])" office:value-type="float" office:value="10" calcext:value-type="float">
            <text:p>10</text:p>
          </table:table-cell>
          <table:table-cell table:formula="of:=COM.MICROSOFT.IFS([.C689] = 1; &quot;styczeń&quot;; [.C689] = 2; &quot;luty&quot;; [.C689] = 3; &quot;marzec&quot;; [.C689] = 4; &quot;kwiecień&quot;; [.C689] = 5; &quot;maj&quot;; [.C689] = 6; &quot;czerwiec&quot;; [.C689] = 7; &quot;lipiec&quot;; [.C689] = 8; &quot;sierpień&quot;; [.C689] = 9; &quot;wrzesień&quot;; [.C689] = 10; &quot;październik&quot;; [.C689] = 11; &quot;listopad&quot;; [.C689] = 12; &quot;grudzień&quot;)" office:value-type="string" office:string-value="październik" calcext:value-type="string">
            <text:p>październik</text:p>
          </table:table-cell>
          <table:table-cell office:value-type="float" office:value="8.54" calcext:value-type="float">
            <text:p>8,54</text:p>
          </table:table-cell>
          <table:table-cell office:value-type="float" office:value="0.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formula="of:=[.B689] - [.A689]" office:value-type="float" office:value="26" calcext:value-type="float">
            <text:p>26</text:p>
          </table:table-cell>
          <table:table-cell table:formula="of:= 10 * [.G689] * [.H689]" office:value-type="float" office:value="780" calcext:value-type="float">
            <text:p>780</text:p>
          </table:table-cell>
          <table:table-cell table:formula="of:=[.I689] + [.F689] + [.E689]" office:value-type="float" office:value="788.76" calcext:value-type="float">
            <text:p>788,76</text:p>
          </table:table-cell>
          <table:table-cell table:formula="of:= [.E689] + [.F689]" office:value-type="float" office:value="8.76" calcext:value-type="float">
            <text:p>8,76</text:p>
          </table:table-cell>
          <table:table-cell table:number-columns-repeated="7"/>
        </table:table-row>
        <table:table-row table:style-name="ro1">
          <table:table-cell office:value-type="date" office:date-value="2014-10-18" calcext:value-type="date">
            <text:p>2014-10-18</text:p>
          </table:table-cell>
          <table:table-cell office:value-type="date" office:date-value="2014-10-24" calcext:value-type="date">
            <text:p>2014-10-24</text:p>
          </table:table-cell>
          <table:table-cell table:formula="of:= MONTH([.A690])" office:value-type="float" office:value="10" calcext:value-type="float">
            <text:p>10</text:p>
          </table:table-cell>
          <table:table-cell table:formula="of:=COM.MICROSOFT.IFS([.C690] = 1; &quot;styczeń&quot;; [.C690] = 2; &quot;luty&quot;; [.C690] = 3; &quot;marzec&quot;; [.C690] = 4; &quot;kwiecień&quot;; [.C690] = 5; &quot;maj&quot;; [.C690] = 6; &quot;czerwiec&quot;; [.C690] = 7; &quot;lipiec&quot;; [.C690] = 8; &quot;sierpień&quot;; [.C690] = 9; &quot;wrzesień&quot;; [.C690] = 10; &quot;październik&quot;; [.C690] = 11; &quot;listopad&quot;; [.C690] = 12; &quot;grudzień&quot;)" office:value-type="string" office:string-value="październik" calcext:value-type="string">
            <text:p>październik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B690] - [.A690]" office:value-type="float" office:value="6" calcext:value-type="float">
            <text:p>6</text:p>
          </table:table-cell>
          <table:table-cell table:formula="of:= 10 * [.G690] * [.H690]" office:value-type="float" office:value="120" calcext:value-type="float">
            <text:p>120</text:p>
          </table:table-cell>
          <table:table-cell table:formula="of:=[.I690] + [.F690] + [.E690]" office:value-type="float" office:value="122.79" calcext:value-type="float">
            <text:p>122,79</text:p>
          </table:table-cell>
          <table:table-cell table:formula="of:= [.E690] + [.F690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0-29" calcext:value-type="date">
            <text:p>2014-10-29</text:p>
          </table:table-cell>
          <table:table-cell table:formula="of:= MONTH([.A691])" office:value-type="float" office:value="10" calcext:value-type="float">
            <text:p>10</text:p>
          </table:table-cell>
          <table:table-cell table:formula="of:=COM.MICROSOFT.IFS([.C691] = 1; &quot;styczeń&quot;; [.C691] = 2; &quot;luty&quot;; [.C691] = 3; &quot;marzec&quot;; [.C691] = 4; &quot;kwiecień&quot;; [.C691] = 5; &quot;maj&quot;; [.C691] = 6; &quot;czerwiec&quot;; [.C691] = 7; &quot;lipiec&quot;; [.C691] = 8; &quot;sierpień&quot;; [.C691] = 9; &quot;wrzesień&quot;; [.C691] = 10; &quot;październik&quot;; [.C691] = 11; &quot;listopad&quot;; [.C691] = 12; &quot;grudzień&quot;)" office:value-type="string" office:string-value="październik" calcext:value-type="string">
            <text:p>październik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table:formula="of:=[.B691] - [.A691]" office:value-type="float" office:value="7" calcext:value-type="float">
            <text:p>7</text:p>
          </table:table-cell>
          <table:table-cell table:formula="of:= 10 * [.G691] * [.H691]" office:value-type="float" office:value="210" calcext:value-type="float">
            <text:p>210</text:p>
          </table:table-cell>
          <table:table-cell table:formula="of:=[.I691] + [.F691] + [.E691]" office:value-type="float" office:value="222.09" calcext:value-type="float">
            <text:p>222,09</text:p>
          </table:table-cell>
          <table:table-cell table:formula="of:= [.E691] + [.F691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16" calcext:value-type="date">
            <text:p>2014-11-16</text:p>
          </table:table-cell>
          <table:table-cell table:formula="of:= MONTH([.A692])" office:value-type="float" office:value="10" calcext:value-type="float">
            <text:p>10</text:p>
          </table:table-cell>
          <table:table-cell table:formula="of:=COM.MICROSOFT.IFS([.C692] = 1; &quot;styczeń&quot;; [.C692] = 2; &quot;luty&quot;; [.C692] = 3; &quot;marzec&quot;; [.C692] = 4; &quot;kwiecień&quot;; [.C692] = 5; &quot;maj&quot;; [.C692] = 6; &quot;czerwiec&quot;; [.C692] = 7; &quot;lipiec&quot;; [.C692] = 8; &quot;sierpień&quot;; [.C692] = 9; &quot;wrzesień&quot;; [.C692] = 10; &quot;październik&quot;; [.C692] = 11; &quot;listopad&quot;; [.C692] = 12; &quot;grudzień&quot;)" office:value-type="string" office:string-value="październik" calcext:value-type="string">
            <text:p>październik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692] - [.A692]" office:value-type="float" office:value="25" calcext:value-type="float">
            <text:p>25</text:p>
          </table:table-cell>
          <table:table-cell table:formula="of:= 10 * [.G692] * [.H692]" office:value-type="float" office:value="1000" calcext:value-type="float">
            <text:p>1000</text:p>
          </table:table-cell>
          <table:table-cell table:formula="of:=[.I692] + [.F692] + [.E692]" office:value-type="float" office:value="1009.12" calcext:value-type="float">
            <text:p>1009,12</text:p>
          </table:table-cell>
          <table:table-cell table:formula="of:= [.E692] + [.F692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0-25" calcext:value-type="date">
            <text:p>2014-10-25</text:p>
          </table:table-cell>
          <table:table-cell table:formula="of:= MONTH([.A693])" office:value-type="float" office:value="10" calcext:value-type="float">
            <text:p>10</text:p>
          </table:table-cell>
          <table:table-cell table:formula="of:=COM.MICROSOFT.IFS([.C693] = 1; &quot;styczeń&quot;; [.C693] = 2; &quot;luty&quot;; [.C693] = 3; &quot;marzec&quot;; [.C693] = 4; &quot;kwiecień&quot;; [.C693] = 5; &quot;maj&quot;; [.C693] = 6; &quot;czerwiec&quot;; [.C693] = 7; &quot;lipiec&quot;; [.C693] = 8; &quot;sierpień&quot;; [.C693] = 9; &quot;wrzesień&quot;; [.C693] = 10; &quot;październik&quot;; [.C693] = 11; &quot;listopad&quot;; [.C693] = 12; &quot;grudzień&quot;)" office:value-type="string" office:string-value="październik" calcext:value-type="string">
            <text:p>październik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693] - [.A693]" office:value-type="float" office:value="3" calcext:value-type="float">
            <text:p>3</text:p>
          </table:table-cell>
          <table:table-cell table:formula="of:= 10 * [.G693] * [.H693]" office:value-type="float" office:value="150" calcext:value-type="float">
            <text:p>150</text:p>
          </table:table-cell>
          <table:table-cell table:formula="of:=[.I693] + [.F693] + [.E693]" office:value-type="float" office:value="154.04" calcext:value-type="float">
            <text:p>154,04</text:p>
          </table:table-cell>
          <table:table-cell table:formula="of:= [.E693] + [.F693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17" calcext:value-type="date">
            <text:p>2014-11-17</text:p>
          </table:table-cell>
          <table:table-cell table:formula="of:= MONTH([.A694])" office:value-type="float" office:value="10" calcext:value-type="float">
            <text:p>10</text:p>
          </table:table-cell>
          <table:table-cell table:formula="of:=COM.MICROSOFT.IFS([.C694] = 1; &quot;styczeń&quot;; [.C694] = 2; &quot;luty&quot;; [.C694] = 3; &quot;marzec&quot;; [.C694] = 4; &quot;kwiecień&quot;; [.C694] = 5; &quot;maj&quot;; [.C694] = 6; &quot;czerwiec&quot;; [.C694] = 7; &quot;lipiec&quot;; [.C694] = 8; &quot;sierpień&quot;; [.C694] = 9; &quot;wrzesień&quot;; [.C694] = 10; &quot;październik&quot;; [.C694] = 11; &quot;listopad&quot;; [.C694] = 12; &quot;grudzień&quot;)" office:value-type="string" office:string-value="październik" calcext:value-type="string">
            <text:p>październik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table:formula="of:=[.B694] - [.A694]" office:value-type="float" office:value="26" calcext:value-type="float">
            <text:p>26</text:p>
          </table:table-cell>
          <table:table-cell table:formula="of:= 10 * [.G694] * [.H694]" office:value-type="float" office:value="1300" calcext:value-type="float">
            <text:p>1300</text:p>
          </table:table-cell>
          <table:table-cell table:formula="of:=[.I694] + [.F694] + [.E694]" office:value-type="float" office:value="1306.39" calcext:value-type="float">
            <text:p>1306,39</text:p>
          </table:table-cell>
          <table:table-cell table:formula="of:= [.E694] + [.F694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18" calcext:value-type="date">
            <text:p>2014-11-18</text:p>
          </table:table-cell>
          <table:table-cell table:formula="of:= MONTH([.A695])" office:value-type="float" office:value="10" calcext:value-type="float">
            <text:p>10</text:p>
          </table:table-cell>
          <table:table-cell table:formula="of:=COM.MICROSOFT.IFS([.C695] = 1; &quot;styczeń&quot;; [.C695] = 2; &quot;luty&quot;; [.C695] = 3; &quot;marzec&quot;; [.C695] = 4; &quot;kwiecień&quot;; [.C695] = 5; &quot;maj&quot;; [.C695] = 6; &quot;czerwiec&quot;; [.C695] = 7; &quot;lipiec&quot;; [.C695] = 8; &quot;sierpień&quot;; [.C695] = 9; &quot;wrzesień&quot;; [.C695] = 10; &quot;październik&quot;; [.C695] = 11; &quot;listopad&quot;; [.C695] = 12; &quot;grudzień&quot;)" office:value-type="string" office:string-value="październik" calcext:value-type="string">
            <text:p>październik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table:formula="of:=[.B695] - [.A695]" office:value-type="float" office:value="27" calcext:value-type="float">
            <text:p>27</text:p>
          </table:table-cell>
          <table:table-cell table:formula="of:= 10 * [.G695] * [.H695]" office:value-type="float" office:value="1620" calcext:value-type="float">
            <text:p>1620</text:p>
          </table:table-cell>
          <table:table-cell table:formula="of:=[.I695] + [.F695] + [.E695]" office:value-type="float" office:value="1629.71" calcext:value-type="float">
            <text:p>1629,71</text:p>
          </table:table-cell>
          <table:table-cell table:formula="of:= [.E695] + [.F695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0-30" calcext:value-type="date">
            <text:p>2014-10-30</text:p>
          </table:table-cell>
          <table:table-cell table:formula="of:= MONTH([.A696])" office:value-type="float" office:value="10" calcext:value-type="float">
            <text:p>10</text:p>
          </table:table-cell>
          <table:table-cell table:formula="of:=COM.MICROSOFT.IFS([.C696] = 1; &quot;styczeń&quot;; [.C696] = 2; &quot;luty&quot;; [.C696] = 3; &quot;marzec&quot;; [.C696] = 4; &quot;kwiecień&quot;; [.C696] = 5; &quot;maj&quot;; [.C696] = 6; &quot;czerwiec&quot;; [.C696] = 7; &quot;lipiec&quot;; [.C696] = 8; &quot;sierpień&quot;; [.C696] = 9; &quot;wrzesień&quot;; [.C696] = 10; &quot;październik&quot;; [.C696] = 11; &quot;listopad&quot;; [.C696] = 12; &quot;grudzień&quot;)" office:value-type="string" office:string-value="październik" calcext:value-type="string">
            <text:p>październik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696] - [.A696]" office:value-type="float" office:value="8" calcext:value-type="float">
            <text:p>8</text:p>
          </table:table-cell>
          <table:table-cell table:formula="of:= 10 * [.G696] * [.H696]" office:value-type="float" office:value="480" calcext:value-type="float">
            <text:p>480</text:p>
          </table:table-cell>
          <table:table-cell table:formula="of:=[.I696] + [.F696] + [.E696]" office:value-type="float" office:value="491.72" calcext:value-type="float">
            <text:p>491,72</text:p>
          </table:table-cell>
          <table:table-cell table:formula="of:= [.E696] + [.F696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06" calcext:value-type="date">
            <text:p>2014-11-06</text:p>
          </table:table-cell>
          <table:table-cell table:formula="of:= MONTH([.A697])" office:value-type="float" office:value="10" calcext:value-type="float">
            <text:p>10</text:p>
          </table:table-cell>
          <table:table-cell table:formula="of:=COM.MICROSOFT.IFS([.C697] = 1; &quot;styczeń&quot;; [.C697] = 2; &quot;luty&quot;; [.C697] = 3; &quot;marzec&quot;; [.C697] = 4; &quot;kwiecień&quot;; [.C697] = 5; &quot;maj&quot;; [.C697] = 6; &quot;czerwiec&quot;; [.C697] = 7; &quot;lipiec&quot;; [.C697] = 8; &quot;sierpień&quot;; [.C697] = 9; &quot;wrzesień&quot;; [.C697] = 10; &quot;październik&quot;; [.C697] = 11; &quot;listopad&quot;; [.C697] = 12; &quot;grudzień&quot;)" office:value-type="string" office:string-value="październik" calcext:value-type="string">
            <text:p>październik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697] - [.A697]" office:value-type="float" office:value="15" calcext:value-type="float">
            <text:p>15</text:p>
          </table:table-cell>
          <table:table-cell table:formula="of:= 10 * [.G697] * [.H697]" office:value-type="float" office:value="450" calcext:value-type="float">
            <text:p>450</text:p>
          </table:table-cell>
          <table:table-cell table:formula="of:=[.I697] + [.F697] + [.E697]" office:value-type="float" office:value="459.07" calcext:value-type="float">
            <text:p>459,07</text:p>
          </table:table-cell>
          <table:table-cell table:formula="of:= [.E697] + [.F697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06" calcext:value-type="date">
            <text:p>2014-11-06</text:p>
          </table:table-cell>
          <table:table-cell table:formula="of:= MONTH([.A698])" office:value-type="float" office:value="10" calcext:value-type="float">
            <text:p>10</text:p>
          </table:table-cell>
          <table:table-cell table:formula="of:=COM.MICROSOFT.IFS([.C698] = 1; &quot;styczeń&quot;; [.C698] = 2; &quot;luty&quot;; [.C698] = 3; &quot;marzec&quot;; [.C698] = 4; &quot;kwiecień&quot;; [.C698] = 5; &quot;maj&quot;; [.C698] = 6; &quot;czerwiec&quot;; [.C698] = 7; &quot;lipiec&quot;; [.C698] = 8; &quot;sierpień&quot;; [.C698] = 9; &quot;wrzesień&quot;; [.C698] = 10; &quot;październik&quot;; [.C698] = 11; &quot;listopad&quot;; [.C698] = 12; &quot;grudzień&quot;)" office:value-type="string" office:string-value="październik" calcext:value-type="string">
            <text:p>październik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698] - [.A698]" office:value-type="float" office:value="15" calcext:value-type="float">
            <text:p>15</text:p>
          </table:table-cell>
          <table:table-cell table:formula="of:= 10 * [.G698] * [.H698]" office:value-type="float" office:value="300" calcext:value-type="float">
            <text:p>300</text:p>
          </table:table-cell>
          <table:table-cell table:formula="of:=[.I698] + [.F698] + [.E698]" office:value-type="float" office:value="306.51" calcext:value-type="float">
            <text:p>306,51</text:p>
          </table:table-cell>
          <table:table-cell table:formula="of:= [.E698] + [.F698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0-31" calcext:value-type="date">
            <text:p>2014-10-31</text:p>
          </table:table-cell>
          <table:table-cell table:formula="of:= MONTH([.A699])" office:value-type="float" office:value="10" calcext:value-type="float">
            <text:p>10</text:p>
          </table:table-cell>
          <table:table-cell table:formula="of:=COM.MICROSOFT.IFS([.C699] = 1; &quot;styczeń&quot;; [.C699] = 2; &quot;luty&quot;; [.C699] = 3; &quot;marzec&quot;; [.C699] = 4; &quot;kwiecień&quot;; [.C699] = 5; &quot;maj&quot;; [.C699] = 6; &quot;czerwiec&quot;; [.C699] = 7; &quot;lipiec&quot;; [.C699] = 8; &quot;sierpień&quot;; [.C699] = 9; &quot;wrzesień&quot;; [.C699] = 10; &quot;październik&quot;; [.C699] = 11; &quot;listopad&quot;; [.C699] = 12; &quot;grudzień&quot;)" office:value-type="string" office:string-value="październik" calcext:value-type="string">
            <text:p>październik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699] - [.A699]" office:value-type="float" office:value="9" calcext:value-type="float">
            <text:p>9</text:p>
          </table:table-cell>
          <table:table-cell table:formula="of:= 10 * [.G699] * [.H699]" office:value-type="float" office:value="180" calcext:value-type="float">
            <text:p>180</text:p>
          </table:table-cell>
          <table:table-cell table:formula="of:=[.I699] + [.F699] + [.E699]" office:value-type="float" office:value="185.82" calcext:value-type="float">
            <text:p>185,82</text:p>
          </table:table-cell>
          <table:table-cell table:formula="of:= [.E699] + [.F699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11" calcext:value-type="date">
            <text:p>2014-11-11</text:p>
          </table:table-cell>
          <table:table-cell table:formula="of:= MONTH([.A700])" office:value-type="float" office:value="10" calcext:value-type="float">
            <text:p>10</text:p>
          </table:table-cell>
          <table:table-cell table:formula="of:=COM.MICROSOFT.IFS([.C700] = 1; &quot;styczeń&quot;; [.C700] = 2; &quot;luty&quot;; [.C700] = 3; &quot;marzec&quot;; [.C700] = 4; &quot;kwiecień&quot;; [.C700] = 5; &quot;maj&quot;; [.C700] = 6; &quot;czerwiec&quot;; [.C700] = 7; &quot;lipiec&quot;; [.C700] = 8; &quot;sierpień&quot;; [.C700] = 9; &quot;wrzesień&quot;; [.C700] = 10; &quot;październik&quot;; [.C700] = 11; &quot;listopad&quot;; [.C700] = 12; &quot;grudzień&quot;)" office:value-type="string" office:string-value="październik" calcext:value-type="string">
            <text:p>październik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5" calcext:value-type="float">
            <text:p>5</text:p>
          </table:table-cell>
          <table:table-cell table:formula="of:=[.B700] - [.A700]" office:value-type="float" office:value="20" calcext:value-type="float">
            <text:p>20</text:p>
          </table:table-cell>
          <table:table-cell table:formula="of:= 10 * [.G700] * [.H700]" office:value-type="float" office:value="1000" calcext:value-type="float">
            <text:p>1000</text:p>
          </table:table-cell>
          <table:table-cell table:formula="of:=[.I700] + [.F700] + [.E700]" office:value-type="float" office:value="1012.09" calcext:value-type="float">
            <text:p>1012,09</text:p>
          </table:table-cell>
          <table:table-cell table:formula="of:= [.E700] + [.F700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01" calcext:value-type="date">
            <text:p>2014-11-01</text:p>
          </table:table-cell>
          <table:table-cell table:formula="of:= MONTH([.A701])" office:value-type="float" office:value="10" calcext:value-type="float">
            <text:p>10</text:p>
          </table:table-cell>
          <table:table-cell table:formula="of:=COM.MICROSOFT.IFS([.C701] = 1; &quot;styczeń&quot;; [.C701] = 2; &quot;luty&quot;; [.C701] = 3; &quot;marzec&quot;; [.C701] = 4; &quot;kwiecień&quot;; [.C701] = 5; &quot;maj&quot;; [.C701] = 6; &quot;czerwiec&quot;; [.C701] = 7; &quot;lipiec&quot;; [.C701] = 8; &quot;sierpień&quot;; [.C701] = 9; &quot;wrzesień&quot;; [.C701] = 10; &quot;październik&quot;; [.C701] = 11; &quot;listopad&quot;; [.C701] = 12; &quot;grudzień&quot;)" office:value-type="string" office:string-value="październik" calcext:value-type="string">
            <text:p>październik</text:p>
          </table:table-cell>
          <table:table-cell office:value-type="float" office:value="13.82" calcext:value-type="float">
            <text:p>13,82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table:formula="of:=[.B701] - [.A701]" office:value-type="float" office:value="10" calcext:value-type="float">
            <text:p>10</text:p>
          </table:table-cell>
          <table:table-cell table:formula="of:= 10 * [.G701] * [.H701]" office:value-type="float" office:value="300" calcext:value-type="float">
            <text:p>300</text:p>
          </table:table-cell>
          <table:table-cell table:formula="of:=[.I701] + [.F701] + [.E701]" office:value-type="float" office:value="314.18" calcext:value-type="float">
            <text:p>314,18</text:p>
          </table:table-cell>
          <table:table-cell table:formula="of:= [.E701] + [.F701]" office:value-type="float" office:value="14.18" calcext:value-type="float">
            <text:p>14,18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15" calcext:value-type="date">
            <text:p>2014-11-15</text:p>
          </table:table-cell>
          <table:table-cell table:formula="of:= MONTH([.A702])" office:value-type="float" office:value="10" calcext:value-type="float">
            <text:p>10</text:p>
          </table:table-cell>
          <table:table-cell table:formula="of:=COM.MICROSOFT.IFS([.C702] = 1; &quot;styczeń&quot;; [.C702] = 2; &quot;luty&quot;; [.C702] = 3; &quot;marzec&quot;; [.C702] = 4; &quot;kwiecień&quot;; [.C702] = 5; &quot;maj&quot;; [.C702] = 6; &quot;czerwiec&quot;; [.C702] = 7; &quot;lipiec&quot;; [.C702] = 8; &quot;sierpień&quot;; [.C702] = 9; &quot;wrzesień&quot;; [.C702] = 10; &quot;październik&quot;; [.C702] = 11; &quot;listopad&quot;; [.C702] = 12; &quot;grudzień&quot;)" office:value-type="string" office:string-value="październik" calcext:value-type="string">
            <text:p>październik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3" calcext:value-type="float">
            <text:p>3</text:p>
          </table:table-cell>
          <table:table-cell table:formula="of:=[.B702] - [.A702]" office:value-type="float" office:value="24" calcext:value-type="float">
            <text:p>24</text:p>
          </table:table-cell>
          <table:table-cell table:formula="of:= 10 * [.G702] * [.H702]" office:value-type="float" office:value="720" calcext:value-type="float">
            <text:p>720</text:p>
          </table:table-cell>
          <table:table-cell table:formula="of:=[.I702] + [.F702] + [.E702]" office:value-type="float" office:value="723.66" calcext:value-type="float">
            <text:p>723,66</text:p>
          </table:table-cell>
          <table:table-cell table:formula="of:= [.E702] + [.F702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11" calcext:value-type="date">
            <text:p>2014-11-11</text:p>
          </table:table-cell>
          <table:table-cell table:formula="of:= MONTH([.A703])" office:value-type="float" office:value="10" calcext:value-type="float">
            <text:p>10</text:p>
          </table:table-cell>
          <table:table-cell table:formula="of:=COM.MICROSOFT.IFS([.C703] = 1; &quot;styczeń&quot;; [.C703] = 2; &quot;luty&quot;; [.C703] = 3; &quot;marzec&quot;; [.C703] = 4; &quot;kwiecień&quot;; [.C703] = 5; &quot;maj&quot;; [.C703] = 6; &quot;czerwiec&quot;; [.C703] = 7; &quot;lipiec&quot;; [.C703] = 8; &quot;sierpień&quot;; [.C703] = 9; &quot;wrzesień&quot;; [.C703] = 10; &quot;październik&quot;; [.C703] = 11; &quot;listopad&quot;; [.C703] = 12; &quot;grudzień&quot;)" office:value-type="string" office:string-value="październik" calcext:value-type="string">
            <text:p>październik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703] - [.A703]" office:value-type="float" office:value="20" calcext:value-type="float">
            <text:p>20</text:p>
          </table:table-cell>
          <table:table-cell table:formula="of:= 10 * [.G703] * [.H703]" office:value-type="float" office:value="600" calcext:value-type="float">
            <text:p>600</text:p>
          </table:table-cell>
          <table:table-cell table:formula="of:=[.I703] + [.F703] + [.E703]" office:value-type="float" office:value="607.06" calcext:value-type="float">
            <text:p>607,06</text:p>
          </table:table-cell>
          <table:table-cell table:formula="of:= [.E703] + [.F703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15" calcext:value-type="date">
            <text:p>2014-11-15</text:p>
          </table:table-cell>
          <table:table-cell table:formula="of:= MONTH([.A704])" office:value-type="float" office:value="10" calcext:value-type="float">
            <text:p>10</text:p>
          </table:table-cell>
          <table:table-cell table:formula="of:=COM.MICROSOFT.IFS([.C704] = 1; &quot;styczeń&quot;; [.C704] = 2; &quot;luty&quot;; [.C704] = 3; &quot;marzec&quot;; [.C704] = 4; &quot;kwiecień&quot;; [.C704] = 5; &quot;maj&quot;; [.C704] = 6; &quot;czerwiec&quot;; [.C704] = 7; &quot;lipiec&quot;; [.C704] = 8; &quot;sierpień&quot;; [.C704] = 9; &quot;wrzesień&quot;; [.C704] = 10; &quot;październik&quot;; [.C704] = 11; &quot;listopad&quot;; [.C704] = 12; &quot;grudzień&quot;)" office:value-type="string" office:string-value="październik" calcext:value-type="string">
            <text:p>październik</text:p>
          </table:table-cell>
          <table:table-cell office:value-type="float" office:value="7.3" calcext:value-type="float">
            <text:p>7,3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704] - [.A704]" office:value-type="float" office:value="24" calcext:value-type="float">
            <text:p>24</text:p>
          </table:table-cell>
          <table:table-cell table:formula="of:= 10 * [.G704] * [.H704]" office:value-type="float" office:value="1200" calcext:value-type="float">
            <text:p>1200</text:p>
          </table:table-cell>
          <table:table-cell table:formula="of:=[.I704] + [.F704] + [.E704]" office:value-type="float" office:value="1207.49" calcext:value-type="float">
            <text:p>1207,49</text:p>
          </table:table-cell>
          <table:table-cell table:formula="of:= [.E704] + [.F704]" office:value-type="float" office:value="7.49" calcext:value-type="float">
            <text:p>7,49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12" calcext:value-type="date">
            <text:p>2014-11-12</text:p>
          </table:table-cell>
          <table:table-cell table:formula="of:= MONTH([.A705])" office:value-type="float" office:value="10" calcext:value-type="float">
            <text:p>10</text:p>
          </table:table-cell>
          <table:table-cell table:formula="of:=COM.MICROSOFT.IFS([.C705] = 1; &quot;styczeń&quot;; [.C705] = 2; &quot;luty&quot;; [.C705] = 3; &quot;marzec&quot;; [.C705] = 4; &quot;kwiecień&quot;; [.C705] = 5; &quot;maj&quot;; [.C705] = 6; &quot;czerwiec&quot;; [.C705] = 7; &quot;lipiec&quot;; [.C705] = 8; &quot;sierpień&quot;; [.C705] = 9; &quot;wrzesień&quot;; [.C705] = 10; &quot;październik&quot;; [.C705] = 11; &quot;listopad&quot;; [.C705] = 12; &quot;grudzień&quot;)" office:value-type="string" office:string-value="październik" calcext:value-type="string">
            <text:p>październik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formula="of:=[.B705] - [.A705]" office:value-type="float" office:value="21" calcext:value-type="float">
            <text:p>21</text:p>
          </table:table-cell>
          <table:table-cell table:formula="of:= 10 * [.G705] * [.H705]" office:value-type="float" office:value="420" calcext:value-type="float">
            <text:p>420</text:p>
          </table:table-cell>
          <table:table-cell table:formula="of:=[.I705] + [.F705] + [.E705]" office:value-type="float" office:value="430" calcext:value-type="float">
            <text:p>430</text:p>
          </table:table-cell>
          <table:table-cell table:formula="of:= [.E705] + [.F705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02" calcext:value-type="date">
            <text:p>2014-11-02</text:p>
          </table:table-cell>
          <table:table-cell table:formula="of:= MONTH([.A706])" office:value-type="float" office:value="10" calcext:value-type="float">
            <text:p>10</text:p>
          </table:table-cell>
          <table:table-cell table:formula="of:=COM.MICROSOFT.IFS([.C706] = 1; &quot;styczeń&quot;; [.C706] = 2; &quot;luty&quot;; [.C706] = 3; &quot;marzec&quot;; [.C706] = 4; &quot;kwiecień&quot;; [.C706] = 5; &quot;maj&quot;; [.C706] = 6; &quot;czerwiec&quot;; [.C706] = 7; &quot;lipiec&quot;; [.C706] = 8; &quot;sierpień&quot;; [.C706] = 9; &quot;wrzesień&quot;; [.C706] = 10; &quot;październik&quot;; [.C706] = 11; &quot;listopad&quot;; [.C706] = 12; &quot;grudzień&quot;)" office:value-type="string" office:string-value="październik" calcext:value-type="string">
            <text:p>październik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706] - [.A706]" office:value-type="float" office:value="11" calcext:value-type="float">
            <text:p>11</text:p>
          </table:table-cell>
          <table:table-cell table:formula="of:= 10 * [.G706] * [.H706]" office:value-type="float" office:value="220" calcext:value-type="float">
            <text:p>220</text:p>
          </table:table-cell>
          <table:table-cell table:formula="of:=[.I706] + [.F706] + [.E706]" office:value-type="float" office:value="228.88" calcext:value-type="float">
            <text:p>228,88</text:p>
          </table:table-cell>
          <table:table-cell table:formula="of:= [.E706] + [.F706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11" calcext:value-type="date">
            <text:p>2014-11-11</text:p>
          </table:table-cell>
          <table:table-cell table:formula="of:= MONTH([.A707])" office:value-type="float" office:value="10" calcext:value-type="float">
            <text:p>10</text:p>
          </table:table-cell>
          <table:table-cell table:formula="of:=COM.MICROSOFT.IFS([.C707] = 1; &quot;styczeń&quot;; [.C707] = 2; &quot;luty&quot;; [.C707] = 3; &quot;marzec&quot;; [.C707] = 4; &quot;kwiecień&quot;; [.C707] = 5; &quot;maj&quot;; [.C707] = 6; &quot;czerwiec&quot;; [.C707] = 7; &quot;lipiec&quot;; [.C707] = 8; &quot;sierpień&quot;; [.C707] = 9; &quot;wrzesień&quot;; [.C707] = 10; &quot;październik&quot;; [.C707] = 11; &quot;listopad&quot;; [.C707] = 12; &quot;grudzień&quot;)" office:value-type="string" office:string-value="październik" calcext:value-type="string">
            <text:p>październik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[.B707] - [.A707]" office:value-type="float" office:value="20" calcext:value-type="float">
            <text:p>20</text:p>
          </table:table-cell>
          <table:table-cell table:formula="of:= 10 * [.G707] * [.H707]" office:value-type="float" office:value="1000" calcext:value-type="float">
            <text:p>1000</text:p>
          </table:table-cell>
          <table:table-cell table:formula="of:=[.I707] + [.F707] + [.E707]" office:value-type="float" office:value="1003.66" calcext:value-type="float">
            <text:p>1003,66</text:p>
          </table:table-cell>
          <table:table-cell table:formula="of:= [.E707] + [.F707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1-08" calcext:value-type="date">
            <text:p>2014-11-08</text:p>
          </table:table-cell>
          <table:table-cell table:formula="of:= MONTH([.A708])" office:value-type="float" office:value="10" calcext:value-type="float">
            <text:p>10</text:p>
          </table:table-cell>
          <table:table-cell table:formula="of:=COM.MICROSOFT.IFS([.C708] = 1; &quot;styczeń&quot;; [.C708] = 2; &quot;luty&quot;; [.C708] = 3; &quot;marzec&quot;; [.C708] = 4; &quot;kwiecień&quot;; [.C708] = 5; &quot;maj&quot;; [.C708] = 6; &quot;czerwiec&quot;; [.C708] = 7; &quot;lipiec&quot;; [.C708] = 8; &quot;sierpień&quot;; [.C708] = 9; &quot;wrzesień&quot;; [.C708] = 10; &quot;październik&quot;; [.C708] = 11; &quot;listopad&quot;; [.C708] = 12; &quot;grudzień&quot;)" office:value-type="string" office:string-value="październik" calcext:value-type="string">
            <text:p>październik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table:formula="of:=[.B708] - [.A708]" office:value-type="float" office:value="17" calcext:value-type="float">
            <text:p>17</text:p>
          </table:table-cell>
          <table:table-cell table:formula="of:= 10 * [.G708] * [.H708]" office:value-type="float" office:value="1020" calcext:value-type="float">
            <text:p>1020</text:p>
          </table:table-cell>
          <table:table-cell table:formula="of:=[.I708] + [.F708] + [.E708]" office:value-type="float" office:value="1024.36" calcext:value-type="float">
            <text:p>1024,36</text:p>
          </table:table-cell>
          <table:table-cell table:formula="of:= [.E708] + [.F708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date" office:date-value="2014-10-26" calcext:value-type="date">
            <text:p>2014-10-26</text:p>
          </table:table-cell>
          <table:table-cell table:formula="of:= MONTH([.A709])" office:value-type="float" office:value="10" calcext:value-type="float">
            <text:p>10</text:p>
          </table:table-cell>
          <table:table-cell table:formula="of:=COM.MICROSOFT.IFS([.C709] = 1; &quot;styczeń&quot;; [.C709] = 2; &quot;luty&quot;; [.C709] = 3; &quot;marzec&quot;; [.C709] = 4; &quot;kwiecień&quot;; [.C709] = 5; &quot;maj&quot;; [.C709] = 6; &quot;czerwiec&quot;; [.C709] = 7; &quot;lipiec&quot;; [.C709] = 8; &quot;sierpień&quot;; [.C709] = 9; &quot;wrzesień&quot;; [.C709] = 10; &quot;październik&quot;; [.C709] = 11; &quot;listopad&quot;; [.C709] = 12; &quot;grudzień&quot;)" office:value-type="string" office:string-value="październik" calcext:value-type="string">
            <text:p>październik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709] - [.A709]" office:value-type="float" office:value="4" calcext:value-type="float">
            <text:p>4</text:p>
          </table:table-cell>
          <table:table-cell table:formula="of:= 10 * [.G709] * [.H709]" office:value-type="float" office:value="80" calcext:value-type="float">
            <text:p>80</text:p>
          </table:table-cell>
          <table:table-cell table:formula="of:=[.I709] + [.F709] + [.E709]" office:value-type="float" office:value="93.36" calcext:value-type="float">
            <text:p>93,36</text:p>
          </table:table-cell>
          <table:table-cell table:formula="of:= [.E709] + [.F709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02" calcext:value-type="date">
            <text:p>2014-11-02</text:p>
          </table:table-cell>
          <table:table-cell table:formula="of:= MONTH([.A710])" office:value-type="float" office:value="10" calcext:value-type="float">
            <text:p>10</text:p>
          </table:table-cell>
          <table:table-cell table:formula="of:=COM.MICROSOFT.IFS([.C710] = 1; &quot;styczeń&quot;; [.C710] = 2; &quot;luty&quot;; [.C710] = 3; &quot;marzec&quot;; [.C710] = 4; &quot;kwiecień&quot;; [.C710] = 5; &quot;maj&quot;; [.C710] = 6; &quot;czerwiec&quot;; [.C710] = 7; &quot;lipiec&quot;; [.C710] = 8; &quot;sierpień&quot;; [.C710] = 9; &quot;wrzesień&quot;; [.C710] = 10; &quot;październik&quot;; [.C710] = 11; &quot;listopad&quot;; [.C710] = 12; &quot;grudzień&quot;)" office:value-type="string" office:string-value="październik" calcext:value-type="string">
            <text:p>październik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710] - [.A710]" office:value-type="float" office:value="10" calcext:value-type="float">
            <text:p>10</text:p>
          </table:table-cell>
          <table:table-cell table:formula="of:= 10 * [.G710] * [.H710]" office:value-type="float" office:value="600" calcext:value-type="float">
            <text:p>600</text:p>
          </table:table-cell>
          <table:table-cell table:formula="of:=[.I710] + [.F710] + [.E710]" office:value-type="float" office:value="611.74" calcext:value-type="float">
            <text:p>611,74</text:p>
          </table:table-cell>
          <table:table-cell table:formula="of:= [.E710] + [.F710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11" calcext:value-type="date">
            <text:p>2014-11-11</text:p>
          </table:table-cell>
          <table:table-cell table:formula="of:= MONTH([.A711])" office:value-type="float" office:value="10" calcext:value-type="float">
            <text:p>10</text:p>
          </table:table-cell>
          <table:table-cell table:formula="of:=COM.MICROSOFT.IFS([.C711] = 1; &quot;styczeń&quot;; [.C711] = 2; &quot;luty&quot;; [.C711] = 3; &quot;marzec&quot;; [.C711] = 4; &quot;kwiecień&quot;; [.C711] = 5; &quot;maj&quot;; [.C711] = 6; &quot;czerwiec&quot;; [.C711] = 7; &quot;lipiec&quot;; [.C711] = 8; &quot;sierpień&quot;; [.C711] = 9; &quot;wrzesień&quot;; [.C711] = 10; &quot;październik&quot;; [.C711] = 11; &quot;listopad&quot;; [.C711] = 12; &quot;grudzień&quot;)" office:value-type="string" office:string-value="październik" calcext:value-type="string">
            <text:p>październik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5" calcext:value-type="float">
            <text:p>5</text:p>
          </table:table-cell>
          <table:table-cell table:formula="of:=[.B711] - [.A711]" office:value-type="float" office:value="19" calcext:value-type="float">
            <text:p>19</text:p>
          </table:table-cell>
          <table:table-cell table:formula="of:= 10 * [.G711] * [.H711]" office:value-type="float" office:value="950" calcext:value-type="float">
            <text:p>950</text:p>
          </table:table-cell>
          <table:table-cell table:formula="of:=[.I711] + [.F711] + [.E711]" office:value-type="float" office:value="962.09" calcext:value-type="float">
            <text:p>962,09</text:p>
          </table:table-cell>
          <table:table-cell table:formula="of:= [.E711] + [.F711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01" calcext:value-type="date">
            <text:p>2014-11-01</text:p>
          </table:table-cell>
          <table:table-cell table:formula="of:= MONTH([.A712])" office:value-type="float" office:value="10" calcext:value-type="float">
            <text:p>10</text:p>
          </table:table-cell>
          <table:table-cell table:formula="of:=COM.MICROSOFT.IFS([.C712] = 1; &quot;styczeń&quot;; [.C712] = 2; &quot;luty&quot;; [.C712] = 3; &quot;marzec&quot;; [.C712] = 4; &quot;kwiecień&quot;; [.C712] = 5; &quot;maj&quot;; [.C712] = 6; &quot;czerwiec&quot;; [.C712] = 7; &quot;lipiec&quot;; [.C712] = 8; &quot;sierpień&quot;; [.C712] = 9; &quot;wrzesień&quot;; [.C712] = 10; &quot;październik&quot;; [.C712] = 11; &quot;listopad&quot;; [.C712] = 12; &quot;grudzień&quot;)" office:value-type="string" office:string-value="październik" calcext:value-type="string">
            <text:p>październik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712] - [.A712]" office:value-type="float" office:value="9" calcext:value-type="float">
            <text:p>9</text:p>
          </table:table-cell>
          <table:table-cell table:formula="of:= 10 * [.G712] * [.H712]" office:value-type="float" office:value="180" calcext:value-type="float">
            <text:p>180</text:p>
          </table:table-cell>
          <table:table-cell table:formula="of:=[.I712] + [.F712] + [.E712]" office:value-type="float" office:value="187.5" calcext:value-type="float">
            <text:p>187,5</text:p>
          </table:table-cell>
          <table:table-cell table:formula="of:= [.E712] + [.F712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0-28" calcext:value-type="date">
            <text:p>2014-10-28</text:p>
          </table:table-cell>
          <table:table-cell table:formula="of:= MONTH([.A713])" office:value-type="float" office:value="10" calcext:value-type="float">
            <text:p>10</text:p>
          </table:table-cell>
          <table:table-cell table:formula="of:=COM.MICROSOFT.IFS([.C713] = 1; &quot;styczeń&quot;; [.C713] = 2; &quot;luty&quot;; [.C713] = 3; &quot;marzec&quot;; [.C713] = 4; &quot;kwiecień&quot;; [.C713] = 5; &quot;maj&quot;; [.C713] = 6; &quot;czerwiec&quot;; [.C713] = 7; &quot;lipiec&quot;; [.C713] = 8; &quot;sierpień&quot;; [.C713] = 9; &quot;wrzesień&quot;; [.C713] = 10; &quot;październik&quot;; [.C713] = 11; &quot;listopad&quot;; [.C713] = 12; &quot;grudzień&quot;)" office:value-type="string" office:string-value="październik" calcext:value-type="string">
            <text:p>październik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713] - [.A713]" office:value-type="float" office:value="5" calcext:value-type="float">
            <text:p>5</text:p>
          </table:table-cell>
          <table:table-cell table:formula="of:= 10 * [.G713] * [.H713]" office:value-type="float" office:value="200" calcext:value-type="float">
            <text:p>200</text:p>
          </table:table-cell>
          <table:table-cell table:formula="of:=[.I713] + [.F713] + [.E713]" office:value-type="float" office:value="203.89" calcext:value-type="float">
            <text:p>203,89</text:p>
          </table:table-cell>
          <table:table-cell table:formula="of:= [.E713] + [.F713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04" calcext:value-type="date">
            <text:p>2014-11-04</text:p>
          </table:table-cell>
          <table:table-cell table:formula="of:= MONTH([.A714])" office:value-type="float" office:value="10" calcext:value-type="float">
            <text:p>10</text:p>
          </table:table-cell>
          <table:table-cell table:formula="of:=COM.MICROSOFT.IFS([.C714] = 1; &quot;styczeń&quot;; [.C714] = 2; &quot;luty&quot;; [.C714] = 3; &quot;marzec&quot;; [.C714] = 4; &quot;kwiecień&quot;; [.C714] = 5; &quot;maj&quot;; [.C714] = 6; &quot;czerwiec&quot;; [.C714] = 7; &quot;lipiec&quot;; [.C714] = 8; &quot;sierpień&quot;; [.C714] = 9; &quot;wrzesień&quot;; [.C714] = 10; &quot;październik&quot;; [.C714] = 11; &quot;listopad&quot;; [.C714] = 12; &quot;grudzień&quot;)" office:value-type="string" office:string-value="październik" calcext:value-type="string">
            <text:p>październik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formula="of:=[.B714] - [.A714]" office:value-type="float" office:value="12" calcext:value-type="float">
            <text:p>12</text:p>
          </table:table-cell>
          <table:table-cell table:formula="of:= 10 * [.G714] * [.H714]" office:value-type="float" office:value="360" calcext:value-type="float">
            <text:p>360</text:p>
          </table:table-cell>
          <table:table-cell table:formula="of:=[.I714] + [.F714] + [.E714]" office:value-type="float" office:value="371.72" calcext:value-type="float">
            <text:p>371,72</text:p>
          </table:table-cell>
          <table:table-cell table:formula="of:= [.E714] + [.F714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12" calcext:value-type="date">
            <text:p>2014-11-12</text:p>
          </table:table-cell>
          <table:table-cell table:formula="of:= MONTH([.A715])" office:value-type="float" office:value="10" calcext:value-type="float">
            <text:p>10</text:p>
          </table:table-cell>
          <table:table-cell table:formula="of:=COM.MICROSOFT.IFS([.C715] = 1; &quot;styczeń&quot;; [.C715] = 2; &quot;luty&quot;; [.C715] = 3; &quot;marzec&quot;; [.C715] = 4; &quot;kwiecień&quot;; [.C715] = 5; &quot;maj&quot;; [.C715] = 6; &quot;czerwiec&quot;; [.C715] = 7; &quot;lipiec&quot;; [.C715] = 8; &quot;sierpień&quot;; [.C715] = 9; &quot;wrzesień&quot;; [.C715] = 10; &quot;październik&quot;; [.C715] = 11; &quot;listopad&quot;; [.C715] = 12; &quot;grudzień&quot;)" office:value-type="string" office:string-value="październik" calcext:value-type="string">
            <text:p>październik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715] - [.A715]" office:value-type="float" office:value="20" calcext:value-type="float">
            <text:p>20</text:p>
          </table:table-cell>
          <table:table-cell table:formula="of:= 10 * [.G715] * [.H715]" office:value-type="float" office:value="1200" calcext:value-type="float">
            <text:p>1200</text:p>
          </table:table-cell>
          <table:table-cell table:formula="of:=[.I715] + [.F715] + [.E715]" office:value-type="float" office:value="1207.5" calcext:value-type="float">
            <text:p>1207,5</text:p>
          </table:table-cell>
          <table:table-cell table:formula="of:= [.E715] + [.F715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0-28" calcext:value-type="date">
            <text:p>2014-10-28</text:p>
          </table:table-cell>
          <table:table-cell table:formula="of:= MONTH([.A716])" office:value-type="float" office:value="10" calcext:value-type="float">
            <text:p>10</text:p>
          </table:table-cell>
          <table:table-cell table:formula="of:=COM.MICROSOFT.IFS([.C716] = 1; &quot;styczeń&quot;; [.C716] = 2; &quot;luty&quot;; [.C716] = 3; &quot;marzec&quot;; [.C716] = 4; &quot;kwiecień&quot;; [.C716] = 5; &quot;maj&quot;; [.C716] = 6; &quot;czerwiec&quot;; [.C716] = 7; &quot;lipiec&quot;; [.C716] = 8; &quot;sierpień&quot;; [.C716] = 9; &quot;wrzesień&quot;; [.C716] = 10; &quot;październik&quot;; [.C716] = 11; &quot;listopad&quot;; [.C716] = 12; &quot;grudzień&quot;)" office:value-type="string" office:string-value="październik" calcext:value-type="string">
            <text:p>październik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716] - [.A716]" office:value-type="float" office:value="5" calcext:value-type="float">
            <text:p>5</text:p>
          </table:table-cell>
          <table:table-cell table:formula="of:= 10 * [.G716] * [.H716]" office:value-type="float" office:value="100" calcext:value-type="float">
            <text:p>100</text:p>
          </table:table-cell>
          <table:table-cell table:formula="of:=[.I716] + [.F716] + [.E716]" office:value-type="float" office:value="103.83" calcext:value-type="float">
            <text:p>103,83</text:p>
          </table:table-cell>
          <table:table-cell table:formula="of:= [.E716] + [.F716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14" calcext:value-type="date">
            <text:p>2014-11-14</text:p>
          </table:table-cell>
          <table:table-cell table:formula="of:= MONTH([.A717])" office:value-type="float" office:value="10" calcext:value-type="float">
            <text:p>10</text:p>
          </table:table-cell>
          <table:table-cell table:formula="of:=COM.MICROSOFT.IFS([.C717] = 1; &quot;styczeń&quot;; [.C717] = 2; &quot;luty&quot;; [.C717] = 3; &quot;marzec&quot;; [.C717] = 4; &quot;kwiecień&quot;; [.C717] = 5; &quot;maj&quot;; [.C717] = 6; &quot;czerwiec&quot;; [.C717] = 7; &quot;lipiec&quot;; [.C717] = 8; &quot;sierpień&quot;; [.C717] = 9; &quot;wrzesień&quot;; [.C717] = 10; &quot;październik&quot;; [.C717] = 11; &quot;listopad&quot;; [.C717] = 12; &quot;grudzień&quot;)" office:value-type="string" office:string-value="październik" calcext:value-type="string">
            <text:p>październik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717] - [.A717]" office:value-type="float" office:value="22" calcext:value-type="float">
            <text:p>22</text:p>
          </table:table-cell>
          <table:table-cell table:formula="of:= 10 * [.G717] * [.H717]" office:value-type="float" office:value="440" calcext:value-type="float">
            <text:p>440</text:p>
          </table:table-cell>
          <table:table-cell table:formula="of:=[.I717] + [.F717] + [.E717]" office:value-type="float" office:value="449.3" calcext:value-type="float">
            <text:p>449,3</text:p>
          </table:table-cell>
          <table:table-cell table:formula="of:= [.E717] + [.F717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13" calcext:value-type="date">
            <text:p>2014-11-13</text:p>
          </table:table-cell>
          <table:table-cell table:formula="of:= MONTH([.A718])" office:value-type="float" office:value="10" calcext:value-type="float">
            <text:p>10</text:p>
          </table:table-cell>
          <table:table-cell table:formula="of:=COM.MICROSOFT.IFS([.C718] = 1; &quot;styczeń&quot;; [.C718] = 2; &quot;luty&quot;; [.C718] = 3; &quot;marzec&quot;; [.C718] = 4; &quot;kwiecień&quot;; [.C718] = 5; &quot;maj&quot;; [.C718] = 6; &quot;czerwiec&quot;; [.C718] = 7; &quot;lipiec&quot;; [.C718] = 8; &quot;sierpień&quot;; [.C718] = 9; &quot;wrzesień&quot;; [.C718] = 10; &quot;październik&quot;; [.C718] = 11; &quot;listopad&quot;; [.C718] = 12; &quot;grudzień&quot;)" office:value-type="string" office:string-value="październik" calcext:value-type="string">
            <text:p>październik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formula="of:=[.B718] - [.A718]" office:value-type="float" office:value="21" calcext:value-type="float">
            <text:p>21</text:p>
          </table:table-cell>
          <table:table-cell table:formula="of:= 10 * [.G718] * [.H718]" office:value-type="float" office:value="420" calcext:value-type="float">
            <text:p>420</text:p>
          </table:table-cell>
          <table:table-cell table:formula="of:=[.I718] + [.F718] + [.E718]" office:value-type="float" office:value="432" calcext:value-type="float">
            <text:p>432</text:p>
          </table:table-cell>
          <table:table-cell table:formula="of:= [.E718] + [.F718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17" calcext:value-type="date">
            <text:p>2014-11-17</text:p>
          </table:table-cell>
          <table:table-cell table:formula="of:= MONTH([.A719])" office:value-type="float" office:value="10" calcext:value-type="float">
            <text:p>10</text:p>
          </table:table-cell>
          <table:table-cell table:formula="of:=COM.MICROSOFT.IFS([.C719] = 1; &quot;styczeń&quot;; [.C719] = 2; &quot;luty&quot;; [.C719] = 3; &quot;marzec&quot;; [.C719] = 4; &quot;kwiecień&quot;; [.C719] = 5; &quot;maj&quot;; [.C719] = 6; &quot;czerwiec&quot;; [.C719] = 7; &quot;lipiec&quot;; [.C719] = 8; &quot;sierpień&quot;; [.C719] = 9; &quot;wrzesień&quot;; [.C719] = 10; &quot;październik&quot;; [.C719] = 11; &quot;listopad&quot;; [.C719] = 12; &quot;grudzień&quot;)" office:value-type="string" office:string-value="październik" calcext:value-type="string">
            <text:p>październik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formula="of:=[.B719] - [.A719]" office:value-type="float" office:value="25" calcext:value-type="float">
            <text:p>25</text:p>
          </table:table-cell>
          <table:table-cell table:formula="of:= 10 * [.G719] * [.H719]" office:value-type="float" office:value="750" calcext:value-type="float">
            <text:p>750</text:p>
          </table:table-cell>
          <table:table-cell table:formula="of:=[.I719] + [.F719] + [.E719]" office:value-type="float" office:value="761.07" calcext:value-type="float">
            <text:p>761,07</text:p>
          </table:table-cell>
          <table:table-cell table:formula="of:= [.E719] + [.F719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03" calcext:value-type="date">
            <text:p>2014-11-03</text:p>
          </table:table-cell>
          <table:table-cell table:formula="of:= MONTH([.A720])" office:value-type="float" office:value="10" calcext:value-type="float">
            <text:p>10</text:p>
          </table:table-cell>
          <table:table-cell table:formula="of:=COM.MICROSOFT.IFS([.C720] = 1; &quot;styczeń&quot;; [.C720] = 2; &quot;luty&quot;; [.C720] = 3; &quot;marzec&quot;; [.C720] = 4; &quot;kwiecień&quot;; [.C720] = 5; &quot;maj&quot;; [.C720] = 6; &quot;czerwiec&quot;; [.C720] = 7; &quot;lipiec&quot;; [.C720] = 8; &quot;sierpień&quot;; [.C720] = 9; &quot;wrzesień&quot;; [.C720] = 10; &quot;październik&quot;; [.C720] = 11; &quot;listopad&quot;; [.C720] = 12; &quot;grudzień&quot;)" office:value-type="string" office:string-value="październik" calcext:value-type="string">
            <text:p>październik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6" calcext:value-type="float">
            <text:p>6</text:p>
          </table:table-cell>
          <table:table-cell table:formula="of:=[.B720] - [.A720]" office:value-type="float" office:value="11" calcext:value-type="float">
            <text:p>11</text:p>
          </table:table-cell>
          <table:table-cell table:formula="of:= 10 * [.G720] * [.H720]" office:value-type="float" office:value="660" calcext:value-type="float">
            <text:p>660</text:p>
          </table:table-cell>
          <table:table-cell table:formula="of:=[.I720] + [.F720] + [.E720]" office:value-type="float" office:value="674.5" calcext:value-type="float">
            <text:p>674,5</text:p>
          </table:table-cell>
          <table:table-cell table:formula="of:= [.E720] + [.F720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date" office:date-value="2014-11-16" calcext:value-type="date">
            <text:p>2014-11-16</text:p>
          </table:table-cell>
          <table:table-cell table:formula="of:= MONTH([.A721])" office:value-type="float" office:value="10" calcext:value-type="float">
            <text:p>10</text:p>
          </table:table-cell>
          <table:table-cell table:formula="of:=COM.MICROSOFT.IFS([.C721] = 1; &quot;styczeń&quot;; [.C721] = 2; &quot;luty&quot;; [.C721] = 3; &quot;marzec&quot;; [.C721] = 4; &quot;kwiecień&quot;; [.C721] = 5; &quot;maj&quot;; [.C721] = 6; &quot;czerwiec&quot;; [.C721] = 7; &quot;lipiec&quot;; [.C721] = 8; &quot;sierpień&quot;; [.C721] = 9; &quot;wrzesień&quot;; [.C721] = 10; &quot;październik&quot;; [.C721] = 11; &quot;listopad&quot;; [.C721] = 12; &quot;grudzień&quot;)" office:value-type="string" office:string-value="październik" calcext:value-type="string">
            <text:p>październik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721] - [.A721]" office:value-type="float" office:value="24" calcext:value-type="float">
            <text:p>24</text:p>
          </table:table-cell>
          <table:table-cell table:formula="of:= 10 * [.G721] * [.H721]" office:value-type="float" office:value="480" calcext:value-type="float">
            <text:p>480</text:p>
          </table:table-cell>
          <table:table-cell table:formula="of:=[.I721] + [.F721] + [.E721]" office:value-type="float" office:value="488.95" calcext:value-type="float">
            <text:p>488,95</text:p>
          </table:table-cell>
          <table:table-cell table:formula="of:= [.E721] + [.F721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10-24" calcext:value-type="date">
            <text:p>2014-10-24</text:p>
          </table:table-cell>
          <table:table-cell office:value-type="date" office:date-value="2014-11-08" calcext:value-type="date">
            <text:p>2014-11-08</text:p>
          </table:table-cell>
          <table:table-cell table:formula="of:= MONTH([.A722])" office:value-type="float" office:value="10" calcext:value-type="float">
            <text:p>10</text:p>
          </table:table-cell>
          <table:table-cell table:formula="of:=COM.MICROSOFT.IFS([.C722] = 1; &quot;styczeń&quot;; [.C722] = 2; &quot;luty&quot;; [.C722] = 3; &quot;marzec&quot;; [.C722] = 4; &quot;kwiecień&quot;; [.C722] = 5; &quot;maj&quot;; [.C722] = 6; &quot;czerwiec&quot;; [.C722] = 7; &quot;lipiec&quot;; [.C722] = 8; &quot;sierpień&quot;; [.C722] = 9; &quot;wrzesień&quot;; [.C722] = 10; &quot;październik&quot;; [.C722] = 11; &quot;listopad&quot;; [.C722] = 12; &quot;grudzień&quot;)" office:value-type="string" office:string-value="październik" calcext:value-type="string">
            <text:p>październik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722] - [.A722]" office:value-type="float" office:value="15" calcext:value-type="float">
            <text:p>15</text:p>
          </table:table-cell>
          <table:table-cell table:formula="of:= 10 * [.G722] * [.H722]" office:value-type="float" office:value="750" calcext:value-type="float">
            <text:p>750</text:p>
          </table:table-cell>
          <table:table-cell table:formula="of:=[.I722] + [.F722] + [.E722]" office:value-type="float" office:value="754.04" calcext:value-type="float">
            <text:p>754,04</text:p>
          </table:table-cell>
          <table:table-cell table:formula="of:= [.E722] + [.F722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0-24" calcext:value-type="date">
            <text:p>2014-10-24</text:p>
          </table:table-cell>
          <table:table-cell office:value-type="date" office:date-value="2014-11-21" calcext:value-type="date">
            <text:p>2014-11-21</text:p>
          </table:table-cell>
          <table:table-cell table:formula="of:= MONTH([.A723])" office:value-type="float" office:value="10" calcext:value-type="float">
            <text:p>10</text:p>
          </table:table-cell>
          <table:table-cell table:formula="of:=COM.MICROSOFT.IFS([.C723] = 1; &quot;styczeń&quot;; [.C723] = 2; &quot;luty&quot;; [.C723] = 3; &quot;marzec&quot;; [.C723] = 4; &quot;kwiecień&quot;; [.C723] = 5; &quot;maj&quot;; [.C723] = 6; &quot;czerwiec&quot;; [.C723] = 7; &quot;lipiec&quot;; [.C723] = 8; &quot;sierpień&quot;; [.C723] = 9; &quot;wrzesień&quot;; [.C723] = 10; &quot;październik&quot;; [.C723] = 11; &quot;listopad&quot;; [.C723] = 12; &quot;grudzień&quot;)" office:value-type="string" office:string-value="październik" calcext:value-type="string">
            <text:p>październik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723] - [.A723]" office:value-type="float" office:value="28" calcext:value-type="float">
            <text:p>28</text:p>
          </table:table-cell>
          <table:table-cell table:formula="of:= 10 * [.G723] * [.H723]" office:value-type="float" office:value="840" calcext:value-type="float">
            <text:p>840</text:p>
          </table:table-cell>
          <table:table-cell table:formula="of:=[.I723] + [.F723] + [.E723]" office:value-type="float" office:value="843.83" calcext:value-type="float">
            <text:p>843,83</text:p>
          </table:table-cell>
          <table:table-cell table:formula="of:= [.E723] + [.F723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0-25" calcext:value-type="date">
            <text:p>2014-10-25</text:p>
          </table:table-cell>
          <table:table-cell office:value-type="date" office:date-value="2014-11-20" calcext:value-type="date">
            <text:p>2014-11-20</text:p>
          </table:table-cell>
          <table:table-cell table:formula="of:= MONTH([.A724])" office:value-type="float" office:value="10" calcext:value-type="float">
            <text:p>10</text:p>
          </table:table-cell>
          <table:table-cell table:formula="of:=COM.MICROSOFT.IFS([.C724] = 1; &quot;styczeń&quot;; [.C724] = 2; &quot;luty&quot;; [.C724] = 3; &quot;marzec&quot;; [.C724] = 4; &quot;kwiecień&quot;; [.C724] = 5; &quot;maj&quot;; [.C724] = 6; &quot;czerwiec&quot;; [.C724] = 7; &quot;lipiec&quot;; [.C724] = 8; &quot;sierpień&quot;; [.C724] = 9; &quot;wrzesień&quot;; [.C724] = 10; &quot;październik&quot;; [.C724] = 11; &quot;listopad&quot;; [.C724] = 12; &quot;grudzień&quot;)" office:value-type="string" office:string-value="październik" calcext:value-type="string">
            <text:p>październik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724] - [.A724]" office:value-type="float" office:value="26" calcext:value-type="float">
            <text:p>26</text:p>
          </table:table-cell>
          <table:table-cell table:formula="of:= 10 * [.G724] * [.H724]" office:value-type="float" office:value="1040" calcext:value-type="float">
            <text:p>1040</text:p>
          </table:table-cell>
          <table:table-cell table:formula="of:=[.I724] + [.F724] + [.E724]" office:value-type="float" office:value="1044.04" calcext:value-type="float">
            <text:p>1044,04</text:p>
          </table:table-cell>
          <table:table-cell table:formula="of:= [.E724] + [.F724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0-25" calcext:value-type="date">
            <text:p>2014-10-25</text:p>
          </table:table-cell>
          <table:table-cell office:value-type="date" office:date-value="2014-11-21" calcext:value-type="date">
            <text:p>2014-11-21</text:p>
          </table:table-cell>
          <table:table-cell table:formula="of:= MONTH([.A725])" office:value-type="float" office:value="10" calcext:value-type="float">
            <text:p>10</text:p>
          </table:table-cell>
          <table:table-cell table:formula="of:=COM.MICROSOFT.IFS([.C725] = 1; &quot;styczeń&quot;; [.C725] = 2; &quot;luty&quot;; [.C725] = 3; &quot;marzec&quot;; [.C725] = 4; &quot;kwiecień&quot;; [.C725] = 5; &quot;maj&quot;; [.C725] = 6; &quot;czerwiec&quot;; [.C725] = 7; &quot;lipiec&quot;; [.C725] = 8; &quot;sierpień&quot;; [.C725] = 9; &quot;wrzesień&quot;; [.C725] = 10; &quot;październik&quot;; [.C725] = 11; &quot;listopad&quot;; [.C725] = 12; &quot;grudzień&quot;)" office:value-type="string" office:string-value="październik" calcext:value-type="string">
            <text:p>październik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B725] - [.A725]" office:value-type="float" office:value="27" calcext:value-type="float">
            <text:p>27</text:p>
          </table:table-cell>
          <table:table-cell table:formula="of:= 10 * [.G725] * [.H725]" office:value-type="float" office:value="540" calcext:value-type="float">
            <text:p>540</text:p>
          </table:table-cell>
          <table:table-cell table:formula="of:=[.I725] + [.F725] + [.E725]" office:value-type="float" office:value="543.66" calcext:value-type="float">
            <text:p>543,66</text:p>
          </table:table-cell>
          <table:table-cell table:formula="of:= [.E725] + [.F725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0-25" calcext:value-type="date">
            <text:p>2014-10-25</text:p>
          </table:table-cell>
          <table:table-cell office:value-type="date" office:date-value="2014-10-31" calcext:value-type="date">
            <text:p>2014-10-31</text:p>
          </table:table-cell>
          <table:table-cell table:formula="of:= MONTH([.A726])" office:value-type="float" office:value="10" calcext:value-type="float">
            <text:p>10</text:p>
          </table:table-cell>
          <table:table-cell table:formula="of:=COM.MICROSOFT.IFS([.C726] = 1; &quot;styczeń&quot;; [.C726] = 2; &quot;luty&quot;; [.C726] = 3; &quot;marzec&quot;; [.C726] = 4; &quot;kwiecień&quot;; [.C726] = 5; &quot;maj&quot;; [.C726] = 6; &quot;czerwiec&quot;; [.C726] = 7; &quot;lipiec&quot;; [.C726] = 8; &quot;sierpień&quot;; [.C726] = 9; &quot;wrzesień&quot;; [.C726] = 10; &quot;październik&quot;; [.C726] = 11; &quot;listopad&quot;; [.C726] = 12; &quot;grudzień&quot;)" office:value-type="string" office:string-value="październik" calcext:value-type="string">
            <text:p>październik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726] - [.A726]" office:value-type="float" office:value="6" calcext:value-type="float">
            <text:p>6</text:p>
          </table:table-cell>
          <table:table-cell table:formula="of:= 10 * [.G726] * [.H726]" office:value-type="float" office:value="180" calcext:value-type="float">
            <text:p>180</text:p>
          </table:table-cell>
          <table:table-cell table:formula="of:=[.I726] + [.F726] + [.E726]" office:value-type="float" office:value="187.5" calcext:value-type="float">
            <text:p>187,5</text:p>
          </table:table-cell>
          <table:table-cell table:formula="of:= [.E726] + [.F726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10-26" calcext:value-type="date">
            <text:p>2014-10-26</text:p>
          </table:table-cell>
          <table:table-cell office:value-type="date" office:date-value="2014-11-21" calcext:value-type="date">
            <text:p>2014-11-21</text:p>
          </table:table-cell>
          <table:table-cell table:formula="of:= MONTH([.A727])" office:value-type="float" office:value="10" calcext:value-type="float">
            <text:p>10</text:p>
          </table:table-cell>
          <table:table-cell table:formula="of:=COM.MICROSOFT.IFS([.C727] = 1; &quot;styczeń&quot;; [.C727] = 2; &quot;luty&quot;; [.C727] = 3; &quot;marzec&quot;; [.C727] = 4; &quot;kwiecień&quot;; [.C727] = 5; &quot;maj&quot;; [.C727] = 6; &quot;czerwiec&quot;; [.C727] = 7; &quot;lipiec&quot;; [.C727] = 8; &quot;sierpień&quot;; [.C727] = 9; &quot;wrzesień&quot;; [.C727] = 10; &quot;październik&quot;; [.C727] = 11; &quot;listopad&quot;; [.C727] = 12; &quot;grudzień&quot;)" office:value-type="string" office:string-value="październik" calcext:value-type="string">
            <text:p>październik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727] - [.A727]" office:value-type="float" office:value="26" calcext:value-type="float">
            <text:p>26</text:p>
          </table:table-cell>
          <table:table-cell table:formula="of:= 10 * [.G727] * [.H727]" office:value-type="float" office:value="1300" calcext:value-type="float">
            <text:p>1300</text:p>
          </table:table-cell>
          <table:table-cell table:formula="of:=[.I727] + [.F727] + [.E727]" office:value-type="float" office:value="1306.75" calcext:value-type="float">
            <text:p>1306,75</text:p>
          </table:table-cell>
          <table:table-cell table:formula="of:= [.E727] + [.F727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0-27" calcext:value-type="date">
            <text:p>2014-10-27</text:p>
          </table:table-cell>
          <table:table-cell office:value-type="date" office:date-value="2014-11-21" calcext:value-type="date">
            <text:p>2014-11-21</text:p>
          </table:table-cell>
          <table:table-cell table:formula="of:= MONTH([.A728])" office:value-type="float" office:value="10" calcext:value-type="float">
            <text:p>10</text:p>
          </table:table-cell>
          <table:table-cell table:formula="of:=COM.MICROSOFT.IFS([.C728] = 1; &quot;styczeń&quot;; [.C728] = 2; &quot;luty&quot;; [.C728] = 3; &quot;marzec&quot;; [.C728] = 4; &quot;kwiecień&quot;; [.C728] = 5; &quot;maj&quot;; [.C728] = 6; &quot;czerwiec&quot;; [.C728] = 7; &quot;lipiec&quot;; [.C728] = 8; &quot;sierpień&quot;; [.C728] = 9; &quot;wrzesień&quot;; [.C728] = 10; &quot;październik&quot;; [.C728] = 11; &quot;listopad&quot;; [.C728] = 12; &quot;grudzień&quot;)" office:value-type="string" office:string-value="październik" calcext:value-type="string">
            <text:p>październik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728] - [.A728]" office:value-type="float" office:value="25" calcext:value-type="float">
            <text:p>25</text:p>
          </table:table-cell>
          <table:table-cell table:formula="of:= 10 * [.G728] * [.H728]" office:value-type="float" office:value="1250" calcext:value-type="float">
            <text:p>1250</text:p>
          </table:table-cell>
          <table:table-cell table:formula="of:=[.I728] + [.F728] + [.E728]" office:value-type="float" office:value="1254.04" calcext:value-type="float">
            <text:p>1254,04</text:p>
          </table:table-cell>
          <table:table-cell table:formula="of:= [.E728] + [.F728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0-28" calcext:value-type="date">
            <text:p>2014-10-28</text:p>
          </table:table-cell>
          <table:table-cell office:value-type="date" office:date-value="2014-11-03" calcext:value-type="date">
            <text:p>2014-11-03</text:p>
          </table:table-cell>
          <table:table-cell table:formula="of:= MONTH([.A729])" office:value-type="float" office:value="10" calcext:value-type="float">
            <text:p>10</text:p>
          </table:table-cell>
          <table:table-cell table:formula="of:=COM.MICROSOFT.IFS([.C729] = 1; &quot;styczeń&quot;; [.C729] = 2; &quot;luty&quot;; [.C729] = 3; &quot;marzec&quot;; [.C729] = 4; &quot;kwiecień&quot;; [.C729] = 5; &quot;maj&quot;; [.C729] = 6; &quot;czerwiec&quot;; [.C729] = 7; &quot;lipiec&quot;; [.C729] = 8; &quot;sierpień&quot;; [.C729] = 9; &quot;wrzesień&quot;; [.C729] = 10; &quot;październik&quot;; [.C729] = 11; &quot;listopad&quot;; [.C729] = 12; &quot;grudzień&quot;)" office:value-type="string" office:string-value="październik" calcext:value-type="string">
            <text:p>październik</text:p>
          </table:table-cell>
          <table:table-cell office:value-type="float" office:value="5.47" calcext:value-type="float">
            <text:p>5,47</text:p>
          </table:table-cell>
          <table:table-cell office:value-type="float" office:value="0.14" calcext:value-type="float">
            <text:p>0,14</text:p>
          </table:table-cell>
          <table:table-cell office:value-type="float" office:value="5" calcext:value-type="float">
            <text:p>5</text:p>
          </table:table-cell>
          <table:table-cell table:formula="of:=[.B729] - [.A729]" office:value-type="float" office:value="6" calcext:value-type="float">
            <text:p>6</text:p>
          </table:table-cell>
          <table:table-cell table:formula="of:= 10 * [.G729] * [.H729]" office:value-type="float" office:value="300" calcext:value-type="float">
            <text:p>300</text:p>
          </table:table-cell>
          <table:table-cell table:formula="of:=[.I729] + [.F729] + [.E729]" office:value-type="float" office:value="305.61" calcext:value-type="float">
            <text:p>305,61</text:p>
          </table:table-cell>
          <table:table-cell table:formula="of:= [.E729] + [.F729]" office:value-type="float" office:value="5.61" calcext:value-type="float">
            <text:p>5,61</text:p>
          </table:table-cell>
          <table:table-cell table:number-columns-repeated="7"/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date" office:date-value="2014-11-15" calcext:value-type="date">
            <text:p>2014-11-15</text:p>
          </table:table-cell>
          <table:table-cell table:formula="of:= MONTH([.A730])" office:value-type="float" office:value="10" calcext:value-type="float">
            <text:p>10</text:p>
          </table:table-cell>
          <table:table-cell table:formula="of:=COM.MICROSOFT.IFS([.C730] = 1; &quot;styczeń&quot;; [.C730] = 2; &quot;luty&quot;; [.C730] = 3; &quot;marzec&quot;; [.C730] = 4; &quot;kwiecień&quot;; [.C730] = 5; &quot;maj&quot;; [.C730] = 6; &quot;czerwiec&quot;; [.C730] = 7; &quot;lipiec&quot;; [.C730] = 8; &quot;sierpień&quot;; [.C730] = 9; &quot;wrzesień&quot;; [.C730] = 10; &quot;październik&quot;; [.C730] = 11; &quot;listopad&quot;; [.C730] = 12; &quot;grudzień&quot;)" office:value-type="string" office:string-value="październik" calcext:value-type="string">
            <text:p>październik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formula="of:=[.B730] - [.A730]" office:value-type="float" office:value="17" calcext:value-type="float">
            <text:p>17</text:p>
          </table:table-cell>
          <table:table-cell table:formula="of:= 10 * [.G730] * [.H730]" office:value-type="float" office:value="510" calcext:value-type="float">
            <text:p>510</text:p>
          </table:table-cell>
          <table:table-cell table:formula="of:=[.I730] + [.F730] + [.E730]" office:value-type="float" office:value="515.37" calcext:value-type="float">
            <text:p>515,37</text:p>
          </table:table-cell>
          <table:table-cell table:formula="of:= [.E730] + [.F730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date" office:date-value="2014-11-19" calcext:value-type="date">
            <text:p>2014-11-19</text:p>
          </table:table-cell>
          <table:table-cell table:formula="of:= MONTH([.A731])" office:value-type="float" office:value="10" calcext:value-type="float">
            <text:p>10</text:p>
          </table:table-cell>
          <table:table-cell table:formula="of:=COM.MICROSOFT.IFS([.C731] = 1; &quot;styczeń&quot;; [.C731] = 2; &quot;luty&quot;; [.C731] = 3; &quot;marzec&quot;; [.C731] = 4; &quot;kwiecień&quot;; [.C731] = 5; &quot;maj&quot;; [.C731] = 6; &quot;czerwiec&quot;; [.C731] = 7; &quot;lipiec&quot;; [.C731] = 8; &quot;sierpień&quot;; [.C731] = 9; &quot;wrzesień&quot;; [.C731] = 10; &quot;październik&quot;; [.C731] = 11; &quot;listopad&quot;; [.C731] = 12; &quot;grudzień&quot;)" office:value-type="string" office:string-value="październik" calcext:value-type="string">
            <text:p>październik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731] - [.A731]" office:value-type="float" office:value="21" calcext:value-type="float">
            <text:p>21</text:p>
          </table:table-cell>
          <table:table-cell table:formula="of:= 10 * [.G731] * [.H731]" office:value-type="float" office:value="1050" calcext:value-type="float">
            <text:p>1050</text:p>
          </table:table-cell>
          <table:table-cell table:formula="of:=[.I731] + [.F731] + [.E731]" office:value-type="float" office:value="1056.75" calcext:value-type="float">
            <text:p>1056,75</text:p>
          </table:table-cell>
          <table:table-cell table:formula="of:= [.E731] + [.F731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date" office:date-value="2014-11-14" calcext:value-type="date">
            <text:p>2014-11-14</text:p>
          </table:table-cell>
          <table:table-cell table:formula="of:= MONTH([.A732])" office:value-type="float" office:value="10" calcext:value-type="float">
            <text:p>10</text:p>
          </table:table-cell>
          <table:table-cell table:formula="of:=COM.MICROSOFT.IFS([.C732] = 1; &quot;styczeń&quot;; [.C732] = 2; &quot;luty&quot;; [.C732] = 3; &quot;marzec&quot;; [.C732] = 4; &quot;kwiecień&quot;; [.C732] = 5; &quot;maj&quot;; [.C732] = 6; &quot;czerwiec&quot;; [.C732] = 7; &quot;lipiec&quot;; [.C732] = 8; &quot;sierpień&quot;; [.C732] = 9; &quot;wrzesień&quot;; [.C732] = 10; &quot;październik&quot;; [.C732] = 11; &quot;listopad&quot;; [.C732] = 12; &quot;grudzień&quot;)" office:value-type="string" office:string-value="październik" calcext:value-type="string">
            <text:p>październik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732] - [.A732]" office:value-type="float" office:value="16" calcext:value-type="float">
            <text:p>16</text:p>
          </table:table-cell>
          <table:table-cell table:formula="of:= 10 * [.G732] * [.H732]" office:value-type="float" office:value="640" calcext:value-type="float">
            <text:p>640</text:p>
          </table:table-cell>
          <table:table-cell table:formula="of:=[.I732] + [.F732] + [.E732]" office:value-type="float" office:value="643.89" calcext:value-type="float">
            <text:p>643,89</text:p>
          </table:table-cell>
          <table:table-cell table:formula="of:= [.E732] + [.F732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date" office:date-value="2014-11-10" calcext:value-type="date">
            <text:p>2014-11-10</text:p>
          </table:table-cell>
          <table:table-cell table:formula="of:= MONTH([.A733])" office:value-type="float" office:value="10" calcext:value-type="float">
            <text:p>10</text:p>
          </table:table-cell>
          <table:table-cell table:formula="of:=COM.MICROSOFT.IFS([.C733] = 1; &quot;styczeń&quot;; [.C733] = 2; &quot;luty&quot;; [.C733] = 3; &quot;marzec&quot;; [.C733] = 4; &quot;kwiecień&quot;; [.C733] = 5; &quot;maj&quot;; [.C733] = 6; &quot;czerwiec&quot;; [.C733] = 7; &quot;lipiec&quot;; [.C733] = 8; &quot;sierpień&quot;; [.C733] = 9; &quot;wrzesień&quot;; [.C733] = 10; &quot;październik&quot;; [.C733] = 11; &quot;listopad&quot;; [.C733] = 12; &quot;grudzień&quot;)" office:value-type="string" office:string-value="październik" calcext:value-type="string">
            <text:p>październik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733] - [.A733]" office:value-type="float" office:value="12" calcext:value-type="float">
            <text:p>12</text:p>
          </table:table-cell>
          <table:table-cell table:formula="of:= 10 * [.G733] * [.H733]" office:value-type="float" office:value="720" calcext:value-type="float">
            <text:p>720</text:p>
          </table:table-cell>
          <table:table-cell table:formula="of:=[.I733] + [.F733] + [.E733]" office:value-type="float" office:value="725.79" calcext:value-type="float">
            <text:p>725,79</text:p>
          </table:table-cell>
          <table:table-cell table:formula="of:= [.E733] + [.F733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date" office:date-value="2014-11-01" calcext:value-type="date">
            <text:p>2014-11-01</text:p>
          </table:table-cell>
          <table:table-cell table:formula="of:= MONTH([.A734])" office:value-type="float" office:value="10" calcext:value-type="float">
            <text:p>10</text:p>
          </table:table-cell>
          <table:table-cell table:formula="of:=COM.MICROSOFT.IFS([.C734] = 1; &quot;styczeń&quot;; [.C734] = 2; &quot;luty&quot;; [.C734] = 3; &quot;marzec&quot;; [.C734] = 4; &quot;kwiecień&quot;; [.C734] = 5; &quot;maj&quot;; [.C734] = 6; &quot;czerwiec&quot;; [.C734] = 7; &quot;lipiec&quot;; [.C734] = 8; &quot;sierpień&quot;; [.C734] = 9; &quot;wrzesień&quot;; [.C734] = 10; &quot;październik&quot;; [.C734] = 11; &quot;listopad&quot;; [.C734] = 12; &quot;grudzień&quot;)" office:value-type="string" office:string-value="październik" calcext:value-type="string">
            <text:p>październik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734] - [.A734]" office:value-type="float" office:value="3" calcext:value-type="float">
            <text:p>3</text:p>
          </table:table-cell>
          <table:table-cell table:formula="of:= 10 * [.G734] * [.H734]" office:value-type="float" office:value="60" calcext:value-type="float">
            <text:p>60</text:p>
          </table:table-cell>
          <table:table-cell table:formula="of:=[.I734] + [.F734] + [.E734]" office:value-type="float" office:value="71.67" calcext:value-type="float">
            <text:p>71,67</text:p>
          </table:table-cell>
          <table:table-cell table:formula="of:= [.E734] + [.F734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date" office:date-value="2014-11-26" calcext:value-type="date">
            <text:p>2014-11-26</text:p>
          </table:table-cell>
          <table:table-cell table:formula="of:= MONTH([.A735])" office:value-type="float" office:value="10" calcext:value-type="float">
            <text:p>10</text:p>
          </table:table-cell>
          <table:table-cell table:formula="of:=COM.MICROSOFT.IFS([.C735] = 1; &quot;styczeń&quot;; [.C735] = 2; &quot;luty&quot;; [.C735] = 3; &quot;marzec&quot;; [.C735] = 4; &quot;kwiecień&quot;; [.C735] = 5; &quot;maj&quot;; [.C735] = 6; &quot;czerwiec&quot;; [.C735] = 7; &quot;lipiec&quot;; [.C735] = 8; &quot;sierpień&quot;; [.C735] = 9; &quot;wrzesień&quot;; [.C735] = 10; &quot;październik&quot;; [.C735] = 11; &quot;listopad&quot;; [.C735] = 12; &quot;grudzień&quot;)" office:value-type="string" office:string-value="październik" calcext:value-type="string">
            <text:p>październik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735] - [.A735]" office:value-type="float" office:value="28" calcext:value-type="float">
            <text:p>28</text:p>
          </table:table-cell>
          <table:table-cell table:formula="of:= 10 * [.G735] * [.H735]" office:value-type="float" office:value="560" calcext:value-type="float">
            <text:p>560</text:p>
          </table:table-cell>
          <table:table-cell table:formula="of:=[.I735] + [.F735] + [.E735]" office:value-type="float" office:value="569.19" calcext:value-type="float">
            <text:p>569,19</text:p>
          </table:table-cell>
          <table:table-cell table:formula="of:= [.E735] + [.F735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date" office:date-value="2014-11-18" calcext:value-type="date">
            <text:p>2014-11-18</text:p>
          </table:table-cell>
          <table:table-cell table:formula="of:= MONTH([.A736])" office:value-type="float" office:value="10" calcext:value-type="float">
            <text:p>10</text:p>
          </table:table-cell>
          <table:table-cell table:formula="of:=COM.MICROSOFT.IFS([.C736] = 1; &quot;styczeń&quot;; [.C736] = 2; &quot;luty&quot;; [.C736] = 3; &quot;marzec&quot;; [.C736] = 4; &quot;kwiecień&quot;; [.C736] = 5; &quot;maj&quot;; [.C736] = 6; &quot;czerwiec&quot;; [.C736] = 7; &quot;lipiec&quot;; [.C736] = 8; &quot;sierpień&quot;; [.C736] = 9; &quot;wrzesień&quot;; [.C736] = 10; &quot;październik&quot;; [.C736] = 11; &quot;listopad&quot;; [.C736] = 12; &quot;grudzień&quot;)" office:value-type="string" office:string-value="październik" calcext:value-type="string">
            <text:p>październik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736] - [.A736]" office:value-type="float" office:value="20" calcext:value-type="float">
            <text:p>20</text:p>
          </table:table-cell>
          <table:table-cell table:formula="of:= 10 * [.G736] * [.H736]" office:value-type="float" office:value="1000" calcext:value-type="float">
            <text:p>1000</text:p>
          </table:table-cell>
          <table:table-cell table:formula="of:=[.I736] + [.F736] + [.E736]" office:value-type="float" office:value="1004.04" calcext:value-type="float">
            <text:p>1004,04</text:p>
          </table:table-cell>
          <table:table-cell table:formula="of:= [.E736] + [.F736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19" calcext:value-type="date">
            <text:p>2014-11-19</text:p>
          </table:table-cell>
          <table:table-cell table:formula="of:= MONTH([.A737])" office:value-type="float" office:value="11" calcext:value-type="float">
            <text:p>11</text:p>
          </table:table-cell>
          <table:table-cell table:formula="of:=COM.MICROSOFT.IFS([.C737] = 1; &quot;styczeń&quot;; [.C737] = 2; &quot;luty&quot;; [.C737] = 3; &quot;marzec&quot;; [.C737] = 4; &quot;kwiecień&quot;; [.C737] = 5; &quot;maj&quot;; [.C737] = 6; &quot;czerwiec&quot;; [.C737] = 7; &quot;lipiec&quot;; [.C737] = 8; &quot;sierpień&quot;; [.C737] = 9; &quot;wrzesień&quot;; [.C737] = 10; &quot;październik&quot;; [.C737] = 11; &quot;listopad&quot;; [.C737] = 12; &quot;grudzień&quot;)" office:value-type="string" office:string-value="listopad" calcext:value-type="string">
            <text:p>listopad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737] - [.A737]" office:value-type="float" office:value="16" calcext:value-type="float">
            <text:p>16</text:p>
          </table:table-cell>
          <table:table-cell table:formula="of:= 10 * [.G737] * [.H737]" office:value-type="float" office:value="800" calcext:value-type="float">
            <text:p>800</text:p>
          </table:table-cell>
          <table:table-cell table:formula="of:=[.I737] + [.F737] + [.E737]" office:value-type="float" office:value="803.89" calcext:value-type="float">
            <text:p>803,89</text:p>
          </table:table-cell>
          <table:table-cell table:formula="of:= [.E737] + [.F737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28" calcext:value-type="date">
            <text:p>2014-11-28</text:p>
          </table:table-cell>
          <table:table-cell table:formula="of:= MONTH([.A738])" office:value-type="float" office:value="11" calcext:value-type="float">
            <text:p>11</text:p>
          </table:table-cell>
          <table:table-cell table:formula="of:=COM.MICROSOFT.IFS([.C738] = 1; &quot;styczeń&quot;; [.C738] = 2; &quot;luty&quot;; [.C738] = 3; &quot;marzec&quot;; [.C738] = 4; &quot;kwiecień&quot;; [.C738] = 5; &quot;maj&quot;; [.C738] = 6; &quot;czerwiec&quot;; [.C738] = 7; &quot;lipiec&quot;; [.C738] = 8; &quot;sierpień&quot;; [.C738] = 9; &quot;wrzesień&quot;; [.C738] = 10; &quot;październik&quot;; [.C738] = 11; &quot;listopad&quot;; [.C738] = 12; &quot;grudzień&quot;)" office:value-type="string" office:string-value="listopad" calcext:value-type="string">
            <text:p>listopad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738] - [.A738]" office:value-type="float" office:value="25" calcext:value-type="float">
            <text:p>25</text:p>
          </table:table-cell>
          <table:table-cell table:formula="of:= 10 * [.G738] * [.H738]" office:value-type="float" office:value="500" calcext:value-type="float">
            <text:p>500</text:p>
          </table:table-cell>
          <table:table-cell table:formula="of:=[.I738] + [.F738] + [.E738]" office:value-type="float" office:value="506.6" calcext:value-type="float">
            <text:p>506,6</text:p>
          </table:table-cell>
          <table:table-cell table:formula="of:= [.E738] + [.F738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05" calcext:value-type="date">
            <text:p>2014-11-05</text:p>
          </table:table-cell>
          <table:table-cell table:formula="of:= MONTH([.A739])" office:value-type="float" office:value="11" calcext:value-type="float">
            <text:p>11</text:p>
          </table:table-cell>
          <table:table-cell table:formula="of:=COM.MICROSOFT.IFS([.C739] = 1; &quot;styczeń&quot;; [.C739] = 2; &quot;luty&quot;; [.C739] = 3; &quot;marzec&quot;; [.C739] = 4; &quot;kwiecień&quot;; [.C739] = 5; &quot;maj&quot;; [.C739] = 6; &quot;czerwiec&quot;; [.C739] = 7; &quot;lipiec&quot;; [.C739] = 8; &quot;sierpień&quot;; [.C739] = 9; &quot;wrzesień&quot;; [.C739] = 10; &quot;październik&quot;; [.C739] = 11; &quot;listopad&quot;; [.C739] = 12; &quot;grudzień&quot;)" office:value-type="string" office:string-value="listopad" calcext:value-type="string">
            <text:p>listopad</text:p>
          </table:table-cell>
          <table:table-cell office:value-type="float" office:value="8.54" calcext:value-type="float">
            <text:p>8,54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formula="of:=[.B739] - [.A739]" office:value-type="float" office:value="2" calcext:value-type="float">
            <text:p>2</text:p>
          </table:table-cell>
          <table:table-cell table:formula="of:= 10 * [.G739] * [.H739]" office:value-type="float" office:value="120" calcext:value-type="float">
            <text:p>120</text:p>
          </table:table-cell>
          <table:table-cell table:formula="of:=[.I739] + [.F739] + [.E739]" office:value-type="float" office:value="128.76" calcext:value-type="float">
            <text:p>128,76</text:p>
          </table:table-cell>
          <table:table-cell table:formula="of:= [.E739] + [.F739]" office:value-type="float" office:value="8.76" calcext:value-type="float">
            <text:p>8,76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13" calcext:value-type="date">
            <text:p>2014-11-13</text:p>
          </table:table-cell>
          <table:table-cell table:formula="of:= MONTH([.A740])" office:value-type="float" office:value="11" calcext:value-type="float">
            <text:p>11</text:p>
          </table:table-cell>
          <table:table-cell table:formula="of:=COM.MICROSOFT.IFS([.C740] = 1; &quot;styczeń&quot;; [.C740] = 2; &quot;luty&quot;; [.C740] = 3; &quot;marzec&quot;; [.C740] = 4; &quot;kwiecień&quot;; [.C740] = 5; &quot;maj&quot;; [.C740] = 6; &quot;czerwiec&quot;; [.C740] = 7; &quot;lipiec&quot;; [.C740] = 8; &quot;sierpień&quot;; [.C740] = 9; &quot;wrzesień&quot;; [.C740] = 10; &quot;październik&quot;; [.C740] = 11; &quot;listopad&quot;; [.C740] = 12; &quot;grudzień&quot;)" office:value-type="string" office:string-value="listopad" calcext:value-type="string">
            <text:p>listopad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table:formula="of:=[.B740] - [.A740]" office:value-type="float" office:value="10" calcext:value-type="float">
            <text:p>10</text:p>
          </table:table-cell>
          <table:table-cell table:formula="of:= 10 * [.G740] * [.H740]" office:value-type="float" office:value="300" calcext:value-type="float">
            <text:p>300</text:p>
          </table:table-cell>
          <table:table-cell table:formula="of:=[.I740] + [.F740] + [.E740]" office:value-type="float" office:value="313.36" calcext:value-type="float">
            <text:p>313,36</text:p>
          </table:table-cell>
          <table:table-cell table:formula="of:= [.E740] + [.F740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17" calcext:value-type="date">
            <text:p>2014-11-17</text:p>
          </table:table-cell>
          <table:table-cell table:formula="of:= MONTH([.A741])" office:value-type="float" office:value="11" calcext:value-type="float">
            <text:p>11</text:p>
          </table:table-cell>
          <table:table-cell table:formula="of:=COM.MICROSOFT.IFS([.C741] = 1; &quot;styczeń&quot;; [.C741] = 2; &quot;luty&quot;; [.C741] = 3; &quot;marzec&quot;; [.C741] = 4; &quot;kwiecień&quot;; [.C741] = 5; &quot;maj&quot;; [.C741] = 6; &quot;czerwiec&quot;; [.C741] = 7; &quot;lipiec&quot;; [.C741] = 8; &quot;sierpień&quot;; [.C741] = 9; &quot;wrzesień&quot;; [.C741] = 10; &quot;październik&quot;; [.C741] = 11; &quot;listopad&quot;; [.C741] = 12; &quot;grudzień&quot;)" office:value-type="string" office:string-value="listopad" calcext:value-type="string">
            <text:p>listopad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741] - [.A741]" office:value-type="float" office:value="14" calcext:value-type="float">
            <text:p>14</text:p>
          </table:table-cell>
          <table:table-cell table:formula="of:= 10 * [.G741] * [.H741]" office:value-type="float" office:value="560" calcext:value-type="float">
            <text:p>560</text:p>
          </table:table-cell>
          <table:table-cell table:formula="of:=[.I741] + [.F741] + [.E741]" office:value-type="float" office:value="565.79" calcext:value-type="float">
            <text:p>565,79</text:p>
          </table:table-cell>
          <table:table-cell table:formula="of:= [.E741] + [.F741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23" calcext:value-type="date">
            <text:p>2014-11-23</text:p>
          </table:table-cell>
          <table:table-cell table:formula="of:= MONTH([.A742])" office:value-type="float" office:value="11" calcext:value-type="float">
            <text:p>11</text:p>
          </table:table-cell>
          <table:table-cell table:formula="of:=COM.MICROSOFT.IFS([.C742] = 1; &quot;styczeń&quot;; [.C742] = 2; &quot;luty&quot;; [.C742] = 3; &quot;marzec&quot;; [.C742] = 4; &quot;kwiecień&quot;; [.C742] = 5; &quot;maj&quot;; [.C742] = 6; &quot;czerwiec&quot;; [.C742] = 7; &quot;lipiec&quot;; [.C742] = 8; &quot;sierpień&quot;; [.C742] = 9; &quot;wrzesień&quot;; [.C742] = 10; &quot;październik&quot;; [.C742] = 11; &quot;listopad&quot;; [.C742] = 12; &quot;grudzień&quot;)" office:value-type="string" office:string-value="listopad" calcext:value-type="string">
            <text:p>listopad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6" calcext:value-type="float">
            <text:p>6</text:p>
          </table:table-cell>
          <table:table-cell table:formula="of:=[.B742] - [.A742]" office:value-type="float" office:value="20" calcext:value-type="float">
            <text:p>20</text:p>
          </table:table-cell>
          <table:table-cell table:formula="of:= 10 * [.G742] * [.H742]" office:value-type="float" office:value="1200" calcext:value-type="float">
            <text:p>1200</text:p>
          </table:table-cell>
          <table:table-cell table:formula="of:=[.I742] + [.F742] + [.E742]" office:value-type="float" office:value="1204.78" calcext:value-type="float">
            <text:p>1204,78</text:p>
          </table:table-cell>
          <table:table-cell table:formula="of:= [.E742] + [.F742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25" calcext:value-type="date">
            <text:p>2014-11-25</text:p>
          </table:table-cell>
          <table:table-cell table:formula="of:= MONTH([.A743])" office:value-type="float" office:value="11" calcext:value-type="float">
            <text:p>11</text:p>
          </table:table-cell>
          <table:table-cell table:formula="of:=COM.MICROSOFT.IFS([.C743] = 1; &quot;styczeń&quot;; [.C743] = 2; &quot;luty&quot;; [.C743] = 3; &quot;marzec&quot;; [.C743] = 4; &quot;kwiecień&quot;; [.C743] = 5; &quot;maj&quot;; [.C743] = 6; &quot;czerwiec&quot;; [.C743] = 7; &quot;lipiec&quot;; [.C743] = 8; &quot;sierpień&quot;; [.C743] = 9; &quot;wrzesień&quot;; [.C743] = 10; &quot;październik&quot;; [.C743] = 11; &quot;listopad&quot;; [.C743] = 12; &quot;grudzień&quot;)" office:value-type="string" office:string-value="listopad" calcext:value-type="string">
            <text:p>listopad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formula="of:=[.B743] - [.A743]" office:value-type="float" office:value="22" calcext:value-type="float">
            <text:p>22</text:p>
          </table:table-cell>
          <table:table-cell table:formula="of:= 10 * [.G743] * [.H743]" office:value-type="float" office:value="1100" calcext:value-type="float">
            <text:p>1100</text:p>
          </table:table-cell>
          <table:table-cell table:formula="of:=[.I743] + [.F743] + [.E743]" office:value-type="float" office:value="1107.91" calcext:value-type="float">
            <text:p>1107,91</text:p>
          </table:table-cell>
          <table:table-cell table:formula="of:= [.E743] + [.F743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08" calcext:value-type="date">
            <text:p>2014-11-08</text:p>
          </table:table-cell>
          <table:table-cell table:formula="of:= MONTH([.A744])" office:value-type="float" office:value="11" calcext:value-type="float">
            <text:p>11</text:p>
          </table:table-cell>
          <table:table-cell table:formula="of:=COM.MICROSOFT.IFS([.C744] = 1; &quot;styczeń&quot;; [.C744] = 2; &quot;luty&quot;; [.C744] = 3; &quot;marzec&quot;; [.C744] = 4; &quot;kwiecień&quot;; [.C744] = 5; &quot;maj&quot;; [.C744] = 6; &quot;czerwiec&quot;; [.C744] = 7; &quot;lipiec&quot;; [.C744] = 8; &quot;sierpień&quot;; [.C744] = 9; &quot;wrzesień&quot;; [.C744] = 10; &quot;październik&quot;; [.C744] = 11; &quot;listopad&quot;; [.C744] = 12; &quot;grudzień&quot;)" office:value-type="string" office:string-value="listopad" calcext:value-type="string">
            <text:p>listopad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table:formula="of:=[.B744] - [.A744]" office:value-type="float" office:value="5" calcext:value-type="float">
            <text:p>5</text:p>
          </table:table-cell>
          <table:table-cell table:formula="of:= 10 * [.G744] * [.H744]" office:value-type="float" office:value="300" calcext:value-type="float">
            <text:p>300</text:p>
          </table:table-cell>
          <table:table-cell table:formula="of:=[.I744] + [.F744] + [.E744]" office:value-type="float" office:value="307.91" calcext:value-type="float">
            <text:p>307,91</text:p>
          </table:table-cell>
          <table:table-cell table:formula="of:= [.E744] + [.F744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14" calcext:value-type="date">
            <text:p>2014-11-14</text:p>
          </table:table-cell>
          <table:table-cell table:formula="of:= MONTH([.A745])" office:value-type="float" office:value="11" calcext:value-type="float">
            <text:p>11</text:p>
          </table:table-cell>
          <table:table-cell table:formula="of:=COM.MICROSOFT.IFS([.C745] = 1; &quot;styczeń&quot;; [.C745] = 2; &quot;luty&quot;; [.C745] = 3; &quot;marzec&quot;; [.C745] = 4; &quot;kwiecień&quot;; [.C745] = 5; &quot;maj&quot;; [.C745] = 6; &quot;czerwiec&quot;; [.C745] = 7; &quot;lipiec&quot;; [.C745] = 8; &quot;sierpień&quot;; [.C745] = 9; &quot;wrzesień&quot;; [.C745] = 10; &quot;październik&quot;; [.C745] = 11; &quot;listopad&quot;; [.C745] = 12; &quot;grudzień&quot;)" office:value-type="string" office:string-value="listopad" calcext:value-type="string">
            <text:p>listopad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745] - [.A745]" office:value-type="float" office:value="11" calcext:value-type="float">
            <text:p>11</text:p>
          </table:table-cell>
          <table:table-cell table:formula="of:= 10 * [.G745] * [.H745]" office:value-type="float" office:value="330" calcext:value-type="float">
            <text:p>330</text:p>
          </table:table-cell>
          <table:table-cell table:formula="of:=[.I745] + [.F745] + [.E745]" office:value-type="float" office:value="336.51" calcext:value-type="float">
            <text:p>336,51</text:p>
          </table:table-cell>
          <table:table-cell table:formula="of:= [.E745] + [.F745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11" calcext:value-type="date">
            <text:p>2014-11-11</text:p>
          </table:table-cell>
          <table:table-cell table:formula="of:= MONTH([.A746])" office:value-type="float" office:value="11" calcext:value-type="float">
            <text:p>11</text:p>
          </table:table-cell>
          <table:table-cell table:formula="of:=COM.MICROSOFT.IFS([.C746] = 1; &quot;styczeń&quot;; [.C746] = 2; &quot;luty&quot;; [.C746] = 3; &quot;marzec&quot;; [.C746] = 4; &quot;kwiecień&quot;; [.C746] = 5; &quot;maj&quot;; [.C746] = 6; &quot;czerwiec&quot;; [.C746] = 7; &quot;lipiec&quot;; [.C746] = 8; &quot;sierpień&quot;; [.C746] = 9; &quot;wrzesień&quot;; [.C746] = 10; &quot;październik&quot;; [.C746] = 11; &quot;listopad&quot;; [.C746] = 12; &quot;grudzień&quot;)" office:value-type="string" office:string-value="listopad" calcext:value-type="string">
            <text:p>listopad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746] - [.A746]" office:value-type="float" office:value="8" calcext:value-type="float">
            <text:p>8</text:p>
          </table:table-cell>
          <table:table-cell table:formula="of:= 10 * [.G746] * [.H746]" office:value-type="float" office:value="160" calcext:value-type="float">
            <text:p>160</text:p>
          </table:table-cell>
          <table:table-cell table:formula="of:=[.I746] + [.F746] + [.E746]" office:value-type="float" office:value="171.67" calcext:value-type="float">
            <text:p>171,67</text:p>
          </table:table-cell>
          <table:table-cell table:formula="of:= [.E746] + [.F746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10" calcext:value-type="date">
            <text:p>2014-11-10</text:p>
          </table:table-cell>
          <table:table-cell table:formula="of:= MONTH([.A747])" office:value-type="float" office:value="11" calcext:value-type="float">
            <text:p>11</text:p>
          </table:table-cell>
          <table:table-cell table:formula="of:=COM.MICROSOFT.IFS([.C747] = 1; &quot;styczeń&quot;; [.C747] = 2; &quot;luty&quot;; [.C747] = 3; &quot;marzec&quot;; [.C747] = 4; &quot;kwiecień&quot;; [.C747] = 5; &quot;maj&quot;; [.C747] = 6; &quot;czerwiec&quot;; [.C747] = 7; &quot;lipiec&quot;; [.C747] = 8; &quot;sierpień&quot;; [.C747] = 9; &quot;wrzesień&quot;; [.C747] = 10; &quot;październik&quot;; [.C747] = 11; &quot;listopad&quot;; [.C747] = 12; &quot;grudzień&quot;)" office:value-type="string" office:string-value="listopad" calcext:value-type="string">
            <text:p>listopad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747] - [.A747]" office:value-type="float" office:value="7" calcext:value-type="float">
            <text:p>7</text:p>
          </table:table-cell>
          <table:table-cell table:formula="of:= 10 * [.G747] * [.H747]" office:value-type="float" office:value="140" calcext:value-type="float">
            <text:p>140</text:p>
          </table:table-cell>
          <table:table-cell table:formula="of:=[.I747] + [.F747] + [.E747]" office:value-type="float" office:value="146.51" calcext:value-type="float">
            <text:p>146,51</text:p>
          </table:table-cell>
          <table:table-cell table:formula="of:= [.E747] + [.F747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12" calcext:value-type="date">
            <text:p>2014-11-12</text:p>
          </table:table-cell>
          <table:table-cell table:formula="of:= MONTH([.A748])" office:value-type="float" office:value="11" calcext:value-type="float">
            <text:p>11</text:p>
          </table:table-cell>
          <table:table-cell table:formula="of:=COM.MICROSOFT.IFS([.C748] = 1; &quot;styczeń&quot;; [.C748] = 2; &quot;luty&quot;; [.C748] = 3; &quot;marzec&quot;; [.C748] = 4; &quot;kwiecień&quot;; [.C748] = 5; &quot;maj&quot;; [.C748] = 6; &quot;czerwiec&quot;; [.C748] = 7; &quot;lipiec&quot;; [.C748] = 8; &quot;sierpień&quot;; [.C748] = 9; &quot;wrzesień&quot;; [.C748] = 10; &quot;październik&quot;; [.C748] = 11; &quot;listopad&quot;; [.C748] = 12; &quot;grudzień&quot;)" office:value-type="string" office:string-value="listopad" calcext:value-type="string">
            <text:p>listopad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table:formula="of:=[.B748] - [.A748]" office:value-type="float" office:value="9" calcext:value-type="float">
            <text:p>9</text:p>
          </table:table-cell>
          <table:table-cell table:formula="of:= 10 * [.G748] * [.H748]" office:value-type="float" office:value="540" calcext:value-type="float">
            <text:p>540</text:p>
          </table:table-cell>
          <table:table-cell table:formula="of:=[.I748] + [.F748] + [.E748]" office:value-type="float" office:value="543.66" calcext:value-type="float">
            <text:p>543,66</text:p>
          </table:table-cell>
          <table:table-cell table:formula="of:= [.E748] + [.F748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21" calcext:value-type="date">
            <text:p>2014-11-21</text:p>
          </table:table-cell>
          <table:table-cell table:formula="of:= MONTH([.A749])" office:value-type="float" office:value="11" calcext:value-type="float">
            <text:p>11</text:p>
          </table:table-cell>
          <table:table-cell table:formula="of:=COM.MICROSOFT.IFS([.C749] = 1; &quot;styczeń&quot;; [.C749] = 2; &quot;luty&quot;; [.C749] = 3; &quot;marzec&quot;; [.C749] = 4; &quot;kwiecień&quot;; [.C749] = 5; &quot;maj&quot;; [.C749] = 6; &quot;czerwiec&quot;; [.C749] = 7; &quot;lipiec&quot;; [.C749] = 8; &quot;sierpień&quot;; [.C749] = 9; &quot;wrzesień&quot;; [.C749] = 10; &quot;październik&quot;; [.C749] = 11; &quot;listopad&quot;; [.C749] = 12; &quot;grudzień&quot;)" office:value-type="string" office:string-value="listopad" calcext:value-type="string">
            <text:p>listopad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749] - [.A749]" office:value-type="float" office:value="18" calcext:value-type="float">
            <text:p>18</text:p>
          </table:table-cell>
          <table:table-cell table:formula="of:= 10 * [.G749] * [.H749]" office:value-type="float" office:value="540" calcext:value-type="float">
            <text:p>540</text:p>
          </table:table-cell>
          <table:table-cell table:formula="of:=[.I749] + [.F749] + [.E749]" office:value-type="float" office:value="547.5" calcext:value-type="float">
            <text:p>547,5</text:p>
          </table:table-cell>
          <table:table-cell table:formula="of:= [.E749] + [.F749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23" calcext:value-type="date">
            <text:p>2014-11-23</text:p>
          </table:table-cell>
          <table:table-cell table:formula="of:= MONTH([.A750])" office:value-type="float" office:value="11" calcext:value-type="float">
            <text:p>11</text:p>
          </table:table-cell>
          <table:table-cell table:formula="of:=COM.MICROSOFT.IFS([.C750] = 1; &quot;styczeń&quot;; [.C750] = 2; &quot;luty&quot;; [.C750] = 3; &quot;marzec&quot;; [.C750] = 4; &quot;kwiecień&quot;; [.C750] = 5; &quot;maj&quot;; [.C750] = 6; &quot;czerwiec&quot;; [.C750] = 7; &quot;lipiec&quot;; [.C750] = 8; &quot;sierpień&quot;; [.C750] = 9; &quot;wrzesień&quot;; [.C750] = 10; &quot;październik&quot;; [.C750] = 11; &quot;listopad&quot;; [.C750] = 12; &quot;grudzień&quot;)" office:value-type="string" office:string-value="listopad" calcext:value-type="string">
            <text:p>listopad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750] - [.A750]" office:value-type="float" office:value="20" calcext:value-type="float">
            <text:p>20</text:p>
          </table:table-cell>
          <table:table-cell table:formula="of:= 10 * [.G750] * [.H750]" office:value-type="float" office:value="1200" calcext:value-type="float">
            <text:p>1200</text:p>
          </table:table-cell>
          <table:table-cell table:formula="of:=[.I750] + [.F750] + [.E750]" office:value-type="float" office:value="1205.79" calcext:value-type="float">
            <text:p>1205,79</text:p>
          </table:table-cell>
          <table:table-cell table:formula="of:= [.E750] + [.F750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21" calcext:value-type="date">
            <text:p>2014-11-21</text:p>
          </table:table-cell>
          <table:table-cell table:formula="of:= MONTH([.A751])" office:value-type="float" office:value="11" calcext:value-type="float">
            <text:p>11</text:p>
          </table:table-cell>
          <table:table-cell table:formula="of:=COM.MICROSOFT.IFS([.C751] = 1; &quot;styczeń&quot;; [.C751] = 2; &quot;luty&quot;; [.C751] = 3; &quot;marzec&quot;; [.C751] = 4; &quot;kwiecień&quot;; [.C751] = 5; &quot;maj&quot;; [.C751] = 6; &quot;czerwiec&quot;; [.C751] = 7; &quot;lipiec&quot;; [.C751] = 8; &quot;sierpień&quot;; [.C751] = 9; &quot;wrzesień&quot;; [.C751] = 10; &quot;październik&quot;; [.C751] = 11; &quot;listopad&quot;; [.C751] = 12; &quot;grudzień&quot;)" office:value-type="string" office:string-value="listopad" calcext:value-type="string">
            <text:p>listopad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table:formula="of:=[.B751] - [.A751]" office:value-type="float" office:value="18" calcext:value-type="float">
            <text:p>18</text:p>
          </table:table-cell>
          <table:table-cell table:formula="of:= 10 * [.G751] * [.H751]" office:value-type="float" office:value="1080" calcext:value-type="float">
            <text:p>1080</text:p>
          </table:table-cell>
          <table:table-cell table:formula="of:=[.I751] + [.F751] + [.E751]" office:value-type="float" office:value="1084.36" calcext:value-type="float">
            <text:p>1084,36</text:p>
          </table:table-cell>
          <table:table-cell table:formula="of:= [.E751] + [.F751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10" calcext:value-type="date">
            <text:p>2014-11-10</text:p>
          </table:table-cell>
          <table:table-cell table:formula="of:= MONTH([.A752])" office:value-type="float" office:value="11" calcext:value-type="float">
            <text:p>11</text:p>
          </table:table-cell>
          <table:table-cell table:formula="of:=COM.MICROSOFT.IFS([.C752] = 1; &quot;styczeń&quot;; [.C752] = 2; &quot;luty&quot;; [.C752] = 3; &quot;marzec&quot;; [.C752] = 4; &quot;kwiecień&quot;; [.C752] = 5; &quot;maj&quot;; [.C752] = 6; &quot;czerwiec&quot;; [.C752] = 7; &quot;lipiec&quot;; [.C752] = 8; &quot;sierpień&quot;; [.C752] = 9; &quot;wrzesień&quot;; [.C752] = 10; &quot;październik&quot;; [.C752] = 11; &quot;listopad&quot;; [.C752] = 12; &quot;grudzień&quot;)" office:value-type="string" office:string-value="listopad" calcext:value-type="string">
            <text:p>listopad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5" calcext:value-type="float">
            <text:p>5</text:p>
          </table:table-cell>
          <table:table-cell table:formula="of:=[.B752] - [.A752]" office:value-type="float" office:value="7" calcext:value-type="float">
            <text:p>7</text:p>
          </table:table-cell>
          <table:table-cell table:formula="of:= 10 * [.G752] * [.H752]" office:value-type="float" office:value="350" calcext:value-type="float">
            <text:p>350</text:p>
          </table:table-cell>
          <table:table-cell table:formula="of:=[.I752] + [.F752] + [.E752]" office:value-type="float" office:value="359.37" calcext:value-type="float">
            <text:p>359,37</text:p>
          </table:table-cell>
          <table:table-cell table:formula="of:= [.E752] + [.F752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13" calcext:value-type="date">
            <text:p>2014-11-13</text:p>
          </table:table-cell>
          <table:table-cell table:formula="of:= MONTH([.A753])" office:value-type="float" office:value="11" calcext:value-type="float">
            <text:p>11</text:p>
          </table:table-cell>
          <table:table-cell table:formula="of:=COM.MICROSOFT.IFS([.C753] = 1; &quot;styczeń&quot;; [.C753] = 2; &quot;luty&quot;; [.C753] = 3; &quot;marzec&quot;; [.C753] = 4; &quot;kwiecień&quot;; [.C753] = 5; &quot;maj&quot;; [.C753] = 6; &quot;czerwiec&quot;; [.C753] = 7; &quot;lipiec&quot;; [.C753] = 8; &quot;sierpień&quot;; [.C753] = 9; &quot;wrzesień&quot;; [.C753] = 10; &quot;październik&quot;; [.C753] = 11; &quot;listopad&quot;; [.C753] = 12; &quot;grudzień&quot;)" office:value-type="string" office:string-value="listopad" calcext:value-type="string">
            <text:p>listopad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753] - [.A753]" office:value-type="float" office:value="10" calcext:value-type="float">
            <text:p>10</text:p>
          </table:table-cell>
          <table:table-cell table:formula="of:= 10 * [.G753] * [.H753]" office:value-type="float" office:value="600" calcext:value-type="float">
            <text:p>600</text:p>
          </table:table-cell>
          <table:table-cell table:formula="of:=[.I753] + [.F753] + [.E753]" office:value-type="float" office:value="603.89" calcext:value-type="float">
            <text:p>603,89</text:p>
          </table:table-cell>
          <table:table-cell table:formula="of:= [.E753] + [.F753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11-03" calcext:value-type="date">
            <text:p>2014-11-03</text:p>
          </table:table-cell>
          <table:table-cell office:value-type="date" office:date-value="2014-11-05" calcext:value-type="date">
            <text:p>2014-11-05</text:p>
          </table:table-cell>
          <table:table-cell table:formula="of:= MONTH([.A754])" office:value-type="float" office:value="11" calcext:value-type="float">
            <text:p>11</text:p>
          </table:table-cell>
          <table:table-cell table:formula="of:=COM.MICROSOFT.IFS([.C754] = 1; &quot;styczeń&quot;; [.C754] = 2; &quot;luty&quot;; [.C754] = 3; &quot;marzec&quot;; [.C754] = 4; &quot;kwiecień&quot;; [.C754] = 5; &quot;maj&quot;; [.C754] = 6; &quot;czerwiec&quot;; [.C754] = 7; &quot;lipiec&quot;; [.C754] = 8; &quot;sierpień&quot;; [.C754] = 9; &quot;wrzesień&quot;; [.C754] = 10; &quot;październik&quot;; [.C754] = 11; &quot;listopad&quot;; [.C754] = 12; &quot;grudzień&quot;)" office:value-type="string" office:string-value="listopad" calcext:value-type="string">
            <text:p>listopad</text:p>
          </table:table-cell>
          <table:table-cell office:value-type="float" office:value="9.13" calcext:value-type="float">
            <text:p>9,13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754] - [.A754]" office:value-type="float" office:value="2" calcext:value-type="float">
            <text:p>2</text:p>
          </table:table-cell>
          <table:table-cell table:formula="of:= 10 * [.G754] * [.H754]" office:value-type="float" office:value="80" calcext:value-type="float">
            <text:p>80</text:p>
          </table:table-cell>
          <table:table-cell table:formula="of:=[.I754] + [.F754] + [.E754]" office:value-type="float" office:value="89.37" calcext:value-type="float">
            <text:p>89,37</text:p>
          </table:table-cell>
          <table:table-cell table:formula="of:= [.E754] + [.F754]" office:value-type="float" office:value="9.37" calcext:value-type="float">
            <text:p>9,37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17" calcext:value-type="date">
            <text:p>2014-11-17</text:p>
          </table:table-cell>
          <table:table-cell table:formula="of:= MONTH([.A755])" office:value-type="float" office:value="11" calcext:value-type="float">
            <text:p>11</text:p>
          </table:table-cell>
          <table:table-cell table:formula="of:=COM.MICROSOFT.IFS([.C755] = 1; &quot;styczeń&quot;; [.C755] = 2; &quot;luty&quot;; [.C755] = 3; &quot;marzec&quot;; [.C755] = 4; &quot;kwiecień&quot;; [.C755] = 5; &quot;maj&quot;; [.C755] = 6; &quot;czerwiec&quot;; [.C755] = 7; &quot;lipiec&quot;; [.C755] = 8; &quot;sierpień&quot;; [.C755] = 9; &quot;wrzesień&quot;; [.C755] = 10; &quot;październik&quot;; [.C755] = 11; &quot;listopad&quot;; [.C755] = 12; &quot;grudzień&quot;)" office:value-type="string" office:string-value="listopad" calcext:value-type="string">
            <text:p>listopad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755] - [.A755]" office:value-type="float" office:value="13" calcext:value-type="float">
            <text:p>13</text:p>
          </table:table-cell>
          <table:table-cell table:formula="of:= 10 * [.G755] * [.H755]" office:value-type="float" office:value="780" calcext:value-type="float">
            <text:p>780</text:p>
          </table:table-cell>
          <table:table-cell table:formula="of:=[.I755] + [.F755] + [.E755]" office:value-type="float" office:value="791.74" calcext:value-type="float">
            <text:p>791,74</text:p>
          </table:table-cell>
          <table:table-cell table:formula="of:= [.E755] + [.F755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29" calcext:value-type="date">
            <text:p>2014-11-29</text:p>
          </table:table-cell>
          <table:table-cell table:formula="of:= MONTH([.A756])" office:value-type="float" office:value="11" calcext:value-type="float">
            <text:p>11</text:p>
          </table:table-cell>
          <table:table-cell table:formula="of:=COM.MICROSOFT.IFS([.C756] = 1; &quot;styczeń&quot;; [.C756] = 2; &quot;luty&quot;; [.C756] = 3; &quot;marzec&quot;; [.C756] = 4; &quot;kwiecień&quot;; [.C756] = 5; &quot;maj&quot;; [.C756] = 6; &quot;czerwiec&quot;; [.C756] = 7; &quot;lipiec&quot;; [.C756] = 8; &quot;sierpień&quot;; [.C756] = 9; &quot;wrzesień&quot;; [.C756] = 10; &quot;październik&quot;; [.C756] = 11; &quot;listopad&quot;; [.C756] = 12; &quot;grudzień&quot;)" office:value-type="string" office:string-value="listopad" calcext:value-type="string">
            <text:p>listopad</text:p>
          </table:table-cell>
          <table:table-cell office:value-type="float" office:value="5.47" calcext:value-type="float">
            <text:p>5,47</text:p>
          </table:table-cell>
          <table:table-cell office:value-type="float" office:value="0.14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formula="of:=[.B756] - [.A756]" office:value-type="float" office:value="25" calcext:value-type="float">
            <text:p>25</text:p>
          </table:table-cell>
          <table:table-cell table:formula="of:= 10 * [.G756] * [.H756]" office:value-type="float" office:value="1500" calcext:value-type="float">
            <text:p>1500</text:p>
          </table:table-cell>
          <table:table-cell table:formula="of:=[.I756] + [.F756] + [.E756]" office:value-type="float" office:value="1505.61" calcext:value-type="float">
            <text:p>1505,61</text:p>
          </table:table-cell>
          <table:table-cell table:formula="of:= [.E756] + [.F756]" office:value-type="float" office:value="5.61" calcext:value-type="float">
            <text:p>5,61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25" calcext:value-type="date">
            <text:p>2014-11-25</text:p>
          </table:table-cell>
          <table:table-cell table:formula="of:= MONTH([.A757])" office:value-type="float" office:value="11" calcext:value-type="float">
            <text:p>11</text:p>
          </table:table-cell>
          <table:table-cell table:formula="of:=COM.MICROSOFT.IFS([.C757] = 1; &quot;styczeń&quot;; [.C757] = 2; &quot;luty&quot;; [.C757] = 3; &quot;marzec&quot;; [.C757] = 4; &quot;kwiecień&quot;; [.C757] = 5; &quot;maj&quot;; [.C757] = 6; &quot;czerwiec&quot;; [.C757] = 7; &quot;lipiec&quot;; [.C757] = 8; &quot;sierpień&quot;; [.C757] = 9; &quot;wrzesień&quot;; [.C757] = 10; &quot;październik&quot;; [.C757] = 11; &quot;listopad&quot;; [.C757] = 12; &quot;grudzień&quot;)" office:value-type="string" office:string-value="listopad" calcext:value-type="string">
            <text:p>listopad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table:formula="of:=[.B757] - [.A757]" office:value-type="float" office:value="21" calcext:value-type="float">
            <text:p>21</text:p>
          </table:table-cell>
          <table:table-cell table:formula="of:= 10 * [.G757] * [.H757]" office:value-type="float" office:value="420" calcext:value-type="float">
            <text:p>420</text:p>
          </table:table-cell>
          <table:table-cell table:formula="of:=[.I757] + [.F757] + [.E757]" office:value-type="float" office:value="434.5" calcext:value-type="float">
            <text:p>434,5</text:p>
          </table:table-cell>
          <table:table-cell table:formula="of:= [.E757] + [.F757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13" calcext:value-type="date">
            <text:p>2014-11-13</text:p>
          </table:table-cell>
          <table:table-cell table:formula="of:= MONTH([.A758])" office:value-type="float" office:value="11" calcext:value-type="float">
            <text:p>11</text:p>
          </table:table-cell>
          <table:table-cell table:formula="of:=COM.MICROSOFT.IFS([.C758] = 1; &quot;styczeń&quot;; [.C758] = 2; &quot;luty&quot;; [.C758] = 3; &quot;marzec&quot;; [.C758] = 4; &quot;kwiecień&quot;; [.C758] = 5; &quot;maj&quot;; [.C758] = 6; &quot;czerwiec&quot;; [.C758] = 7; &quot;lipiec&quot;; [.C758] = 8; &quot;sierpień&quot;; [.C758] = 9; &quot;wrzesień&quot;; [.C758] = 10; &quot;październik&quot;; [.C758] = 11; &quot;listopad&quot;; [.C758] = 12; &quot;grudzień&quot;)" office:value-type="string" office:string-value="listopad" calcext:value-type="string">
            <text:p>listopad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table:formula="of:=[.B758] - [.A758]" office:value-type="float" office:value="9" calcext:value-type="float">
            <text:p>9</text:p>
          </table:table-cell>
          <table:table-cell table:formula="of:= 10 * [.G758] * [.H758]" office:value-type="float" office:value="270" calcext:value-type="float">
            <text:p>270</text:p>
          </table:table-cell>
          <table:table-cell table:formula="of:=[.I758] + [.F758] + [.E758]" office:value-type="float" office:value="282" calcext:value-type="float">
            <text:p>282</text:p>
          </table:table-cell>
          <table:table-cell table:formula="of:= [.E758] + [.F758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27" calcext:value-type="date">
            <text:p>2014-11-27</text:p>
          </table:table-cell>
          <table:table-cell table:formula="of:= MONTH([.A759])" office:value-type="float" office:value="11" calcext:value-type="float">
            <text:p>11</text:p>
          </table:table-cell>
          <table:table-cell table:formula="of:=COM.MICROSOFT.IFS([.C759] = 1; &quot;styczeń&quot;; [.C759] = 2; &quot;luty&quot;; [.C759] = 3; &quot;marzec&quot;; [.C759] = 4; &quot;kwiecień&quot;; [.C759] = 5; &quot;maj&quot;; [.C759] = 6; &quot;czerwiec&quot;; [.C759] = 7; &quot;lipiec&quot;; [.C759] = 8; &quot;sierpień&quot;; [.C759] = 9; &quot;wrzesień&quot;; [.C759] = 10; &quot;październik&quot;; [.C759] = 11; &quot;listopad&quot;; [.C759] = 12; &quot;grudzień&quot;)" office:value-type="string" office:string-value="listopad" calcext:value-type="string">
            <text:p>listopad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formula="of:=[.B759] - [.A759]" office:value-type="float" office:value="23" calcext:value-type="float">
            <text:p>23</text:p>
          </table:table-cell>
          <table:table-cell table:formula="of:= 10 * [.G759] * [.H759]" office:value-type="float" office:value="460" calcext:value-type="float">
            <text:p>460</text:p>
          </table:table-cell>
          <table:table-cell table:formula="of:=[.I759] + [.F759] + [.E759]" office:value-type="float" office:value="466.93" calcext:value-type="float">
            <text:p>466,93</text:p>
          </table:table-cell>
          <table:table-cell table:formula="of:= [.E759] + [.F759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19" calcext:value-type="date">
            <text:p>2014-11-19</text:p>
          </table:table-cell>
          <table:table-cell table:formula="of:= MONTH([.A760])" office:value-type="float" office:value="11" calcext:value-type="float">
            <text:p>11</text:p>
          </table:table-cell>
          <table:table-cell table:formula="of:=COM.MICROSOFT.IFS([.C760] = 1; &quot;styczeń&quot;; [.C760] = 2; &quot;luty&quot;; [.C760] = 3; &quot;marzec&quot;; [.C760] = 4; &quot;kwiecień&quot;; [.C760] = 5; &quot;maj&quot;; [.C760] = 6; &quot;czerwiec&quot;; [.C760] = 7; &quot;lipiec&quot;; [.C760] = 8; &quot;sierpień&quot;; [.C760] = 9; &quot;wrzesień&quot;; [.C760] = 10; &quot;październik&quot;; [.C760] = 11; &quot;listopad&quot;; [.C760] = 12; &quot;grudzień&quot;)" office:value-type="string" office:string-value="listopad" calcext:value-type="string">
            <text:p>listopad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760] - [.A760]" office:value-type="float" office:value="15" calcext:value-type="float">
            <text:p>15</text:p>
          </table:table-cell>
          <table:table-cell table:formula="of:= 10 * [.G760] * [.H760]" office:value-type="float" office:value="900" calcext:value-type="float">
            <text:p>900</text:p>
          </table:table-cell>
          <table:table-cell table:formula="of:=[.I760] + [.F760] + [.E760]" office:value-type="float" office:value="908.88" calcext:value-type="float">
            <text:p>908,88</text:p>
          </table:table-cell>
          <table:table-cell table:formula="of:= [.E760] + [.F760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2-02" calcext:value-type="date">
            <text:p>2014-12-02</text:p>
          </table:table-cell>
          <table:table-cell table:formula="of:= MONTH([.A761])" office:value-type="float" office:value="11" calcext:value-type="float">
            <text:p>11</text:p>
          </table:table-cell>
          <table:table-cell table:formula="of:=COM.MICROSOFT.IFS([.C761] = 1; &quot;styczeń&quot;; [.C761] = 2; &quot;luty&quot;; [.C761] = 3; &quot;marzec&quot;; [.C761] = 4; &quot;kwiecień&quot;; [.C761] = 5; &quot;maj&quot;; [.C761] = 6; &quot;czerwiec&quot;; [.C761] = 7; &quot;lipiec&quot;; [.C761] = 8; &quot;sierpień&quot;; [.C761] = 9; &quot;wrzesień&quot;; [.C761] = 10; &quot;październik&quot;; [.C761] = 11; &quot;listopad&quot;; [.C761] = 12; &quot;grudzień&quot;)" office:value-type="string" office:string-value="listopad" calcext:value-type="string">
            <text:p>listopad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5" calcext:value-type="float">
            <text:p>5</text:p>
          </table:table-cell>
          <table:table-cell table:formula="of:=[.B761] - [.A761]" office:value-type="float" office:value="28" calcext:value-type="float">
            <text:p>28</text:p>
          </table:table-cell>
          <table:table-cell table:formula="of:= 10 * [.G761] * [.H761]" office:value-type="float" office:value="1400" calcext:value-type="float">
            <text:p>1400</text:p>
          </table:table-cell>
          <table:table-cell table:formula="of:=[.I761] + [.F761] + [.E761]" office:value-type="float" office:value="1411.22" calcext:value-type="float">
            <text:p>1411,22</text:p>
          </table:table-cell>
          <table:table-cell table:formula="of:= [.E761] + [.F761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19" calcext:value-type="date">
            <text:p>2014-11-19</text:p>
          </table:table-cell>
          <table:table-cell table:formula="of:= MONTH([.A762])" office:value-type="float" office:value="11" calcext:value-type="float">
            <text:p>11</text:p>
          </table:table-cell>
          <table:table-cell table:formula="of:=COM.MICROSOFT.IFS([.C762] = 1; &quot;styczeń&quot;; [.C762] = 2; &quot;luty&quot;; [.C762] = 3; &quot;marzec&quot;; [.C762] = 4; &quot;kwiecień&quot;; [.C762] = 5; &quot;maj&quot;; [.C762] = 6; &quot;czerwiec&quot;; [.C762] = 7; &quot;lipiec&quot;; [.C762] = 8; &quot;sierpień&quot;; [.C762] = 9; &quot;wrzesień&quot;; [.C762] = 10; &quot;październik&quot;; [.C762] = 11; &quot;listopad&quot;; [.C762] = 12; &quot;grudzień&quot;)" office:value-type="string" office:string-value="listopad" calcext:value-type="string">
            <text:p>listopad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</text:p>
          </table:table-cell>
          <table:table-cell table:formula="of:=[.B762] - [.A762]" office:value-type="float" office:value="15" calcext:value-type="float">
            <text:p>15</text:p>
          </table:table-cell>
          <table:table-cell table:formula="of:= 10 * [.G762] * [.H762]" office:value-type="float" office:value="900" calcext:value-type="float">
            <text:p>900</text:p>
          </table:table-cell>
          <table:table-cell table:formula="of:=[.I762] + [.F762] + [.E762]" office:value-type="float" office:value="916.99" calcext:value-type="float">
            <text:p>916,99</text:p>
          </table:table-cell>
          <table:table-cell table:formula="of:= [.E762] + [.F762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17" calcext:value-type="date">
            <text:p>2014-11-17</text:p>
          </table:table-cell>
          <table:table-cell table:formula="of:= MONTH([.A763])" office:value-type="float" office:value="11" calcext:value-type="float">
            <text:p>11</text:p>
          </table:table-cell>
          <table:table-cell table:formula="of:=COM.MICROSOFT.IFS([.C763] = 1; &quot;styczeń&quot;; [.C763] = 2; &quot;luty&quot;; [.C763] = 3; &quot;marzec&quot;; [.C763] = 4; &quot;kwiecień&quot;; [.C763] = 5; &quot;maj&quot;; [.C763] = 6; &quot;czerwiec&quot;; [.C763] = 7; &quot;lipiec&quot;; [.C763] = 8; &quot;sierpień&quot;; [.C763] = 9; &quot;wrzesień&quot;; [.C763] = 10; &quot;październik&quot;; [.C763] = 11; &quot;listopad&quot;; [.C763] = 12; &quot;grudzień&quot;)" office:value-type="string" office:string-value="listopad" calcext:value-type="string">
            <text:p>listopad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763] - [.A763]" office:value-type="float" office:value="13" calcext:value-type="float">
            <text:p>13</text:p>
          </table:table-cell>
          <table:table-cell table:formula="of:= 10 * [.G763] * [.H763]" office:value-type="float" office:value="520" calcext:value-type="float">
            <text:p>520</text:p>
          </table:table-cell>
          <table:table-cell table:formula="of:=[.I763] + [.F763] + [.E763]" office:value-type="float" office:value="529.3" calcext:value-type="float">
            <text:p>529,3</text:p>
          </table:table-cell>
          <table:table-cell table:formula="of:= [.E763] + [.F763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2-01" calcext:value-type="date">
            <text:p>2014-12-01</text:p>
          </table:table-cell>
          <table:table-cell table:formula="of:= MONTH([.A764])" office:value-type="float" office:value="11" calcext:value-type="float">
            <text:p>11</text:p>
          </table:table-cell>
          <table:table-cell table:formula="of:=COM.MICROSOFT.IFS([.C764] = 1; &quot;styczeń&quot;; [.C764] = 2; &quot;luty&quot;; [.C764] = 3; &quot;marzec&quot;; [.C764] = 4; &quot;kwiecień&quot;; [.C764] = 5; &quot;maj&quot;; [.C764] = 6; &quot;czerwiec&quot;; [.C764] = 7; &quot;lipiec&quot;; [.C764] = 8; &quot;sierpień&quot;; [.C764] = 9; &quot;wrzesień&quot;; [.C764] = 10; &quot;październik&quot;; [.C764] = 11; &quot;listopad&quot;; [.C764] = 12; &quot;grudzień&quot;)" office:value-type="string" office:string-value="listopad" calcext:value-type="string">
            <text:p>listopad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764] - [.A764]" office:value-type="float" office:value="27" calcext:value-type="float">
            <text:p>27</text:p>
          </table:table-cell>
          <table:table-cell table:formula="of:= 10 * [.G764] * [.H764]" office:value-type="float" office:value="1080" calcext:value-type="float">
            <text:p>1080</text:p>
          </table:table-cell>
          <table:table-cell table:formula="of:=[.I764] + [.F764] + [.E764]" office:value-type="float" office:value="1089.3" calcext:value-type="float">
            <text:p>1089,3</text:p>
          </table:table-cell>
          <table:table-cell table:formula="of:= [.E764] + [.F764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26" calcext:value-type="date">
            <text:p>2014-11-26</text:p>
          </table:table-cell>
          <table:table-cell table:formula="of:= MONTH([.A765])" office:value-type="float" office:value="11" calcext:value-type="float">
            <text:p>11</text:p>
          </table:table-cell>
          <table:table-cell table:formula="of:=COM.MICROSOFT.IFS([.C765] = 1; &quot;styczeń&quot;; [.C765] = 2; &quot;luty&quot;; [.C765] = 3; &quot;marzec&quot;; [.C765] = 4; &quot;kwiecień&quot;; [.C765] = 5; &quot;maj&quot;; [.C765] = 6; &quot;czerwiec&quot;; [.C765] = 7; &quot;lipiec&quot;; [.C765] = 8; &quot;sierpień&quot;; [.C765] = 9; &quot;wrzesień&quot;; [.C765] = 10; &quot;październik&quot;; [.C765] = 11; &quot;listopad&quot;; [.C765] = 12; &quot;grudzień&quot;)" office:value-type="string" office:string-value="listopad" calcext:value-type="string">
            <text:p>listopad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765] - [.A765]" office:value-type="float" office:value="22" calcext:value-type="float">
            <text:p>22</text:p>
          </table:table-cell>
          <table:table-cell table:formula="of:= 10 * [.G765] * [.H765]" office:value-type="float" office:value="440" calcext:value-type="float">
            <text:p>440</text:p>
          </table:table-cell>
          <table:table-cell table:formula="of:=[.I765] + [.F765] + [.E765]" office:value-type="float" office:value="446.6" calcext:value-type="float">
            <text:p>446,6</text:p>
          </table:table-cell>
          <table:table-cell table:formula="of:= [.E765] + [.F765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11" calcext:value-type="date">
            <text:p>2014-11-11</text:p>
          </table:table-cell>
          <table:table-cell table:formula="of:= MONTH([.A766])" office:value-type="float" office:value="11" calcext:value-type="float">
            <text:p>11</text:p>
          </table:table-cell>
          <table:table-cell table:formula="of:=COM.MICROSOFT.IFS([.C766] = 1; &quot;styczeń&quot;; [.C766] = 2; &quot;luty&quot;; [.C766] = 3; &quot;marzec&quot;; [.C766] = 4; &quot;kwiecień&quot;; [.C766] = 5; &quot;maj&quot;; [.C766] = 6; &quot;czerwiec&quot;; [.C766] = 7; &quot;lipiec&quot;; [.C766] = 8; &quot;sierpień&quot;; [.C766] = 9; &quot;wrzesień&quot;; [.C766] = 10; &quot;październik&quot;; [.C766] = 11; &quot;listopad&quot;; [.C766] = 12; &quot;grudzień&quot;)" office:value-type="string" office:string-value="listopad" calcext:value-type="string">
            <text:p>listopad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formula="of:=[.B766] - [.A766]" office:value-type="float" office:value="7" calcext:value-type="float">
            <text:p>7</text:p>
          </table:table-cell>
          <table:table-cell table:formula="of:= 10 * [.G766] * [.H766]" office:value-type="float" office:value="210" calcext:value-type="float">
            <text:p>210</text:p>
          </table:table-cell>
          <table:table-cell table:formula="of:=[.I766] + [.F766] + [.E766]" office:value-type="float" office:value="216.39" calcext:value-type="float">
            <text:p>216,39</text:p>
          </table:table-cell>
          <table:table-cell table:formula="of:= [.E766] + [.F766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09" calcext:value-type="date">
            <text:p>2014-11-09</text:p>
          </table:table-cell>
          <table:table-cell table:formula="of:= MONTH([.A767])" office:value-type="float" office:value="11" calcext:value-type="float">
            <text:p>11</text:p>
          </table:table-cell>
          <table:table-cell table:formula="of:=COM.MICROSOFT.IFS([.C767] = 1; &quot;styczeń&quot;; [.C767] = 2; &quot;luty&quot;; [.C767] = 3; &quot;marzec&quot;; [.C767] = 4; &quot;kwiecień&quot;; [.C767] = 5; &quot;maj&quot;; [.C767] = 6; &quot;czerwiec&quot;; [.C767] = 7; &quot;lipiec&quot;; [.C767] = 8; &quot;sierpień&quot;; [.C767] = 9; &quot;wrzesień&quot;; [.C767] = 10; &quot;październik&quot;; [.C767] = 11; &quot;listopad&quot;; [.C767] = 12; &quot;grudzień&quot;)" office:value-type="string" office:string-value="listopad" calcext:value-type="string">
            <text:p>listopad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767] - [.A767]" office:value-type="float" office:value="5" calcext:value-type="float">
            <text:p>5</text:p>
          </table:table-cell>
          <table:table-cell table:formula="of:= 10 * [.G767] * [.H767]" office:value-type="float" office:value="150" calcext:value-type="float">
            <text:p>150</text:p>
          </table:table-cell>
          <table:table-cell table:formula="of:=[.I767] + [.F767] + [.E767]" office:value-type="float" office:value="156.93" calcext:value-type="float">
            <text:p>156,93</text:p>
          </table:table-cell>
          <table:table-cell table:formula="of:= [.E767] + [.F767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11-04" calcext:value-type="date">
            <text:p>2014-11-04</text:p>
          </table:table-cell>
          <table:table-cell office:value-type="date" office:date-value="2014-11-10" calcext:value-type="date">
            <text:p>2014-11-10</text:p>
          </table:table-cell>
          <table:table-cell table:formula="of:= MONTH([.A768])" office:value-type="float" office:value="11" calcext:value-type="float">
            <text:p>11</text:p>
          </table:table-cell>
          <table:table-cell table:formula="of:=COM.MICROSOFT.IFS([.C768] = 1; &quot;styczeń&quot;; [.C768] = 2; &quot;luty&quot;; [.C768] = 3; &quot;marzec&quot;; [.C768] = 4; &quot;kwiecień&quot;; [.C768] = 5; &quot;maj&quot;; [.C768] = 6; &quot;czerwiec&quot;; [.C768] = 7; &quot;lipiec&quot;; [.C768] = 8; &quot;sierpień&quot;; [.C768] = 9; &quot;wrzesień&quot;; [.C768] = 10; &quot;październik&quot;; [.C768] = 11; &quot;listopad&quot;; [.C768] = 12; &quot;grudzień&quot;)" office:value-type="string" office:string-value="listopad" calcext:value-type="string">
            <text:p>listopad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 table:formula="of:=[.B768] - [.A768]" office:value-type="float" office:value="6" calcext:value-type="float">
            <text:p>6</text:p>
          </table:table-cell>
          <table:table-cell table:formula="of:= 10 * [.G768] * [.H768]" office:value-type="float" office:value="360" calcext:value-type="float">
            <text:p>360</text:p>
          </table:table-cell>
          <table:table-cell table:formula="of:=[.I768] + [.F768] + [.E768]" office:value-type="float" office:value="371.07" calcext:value-type="float">
            <text:p>371,07</text:p>
          </table:table-cell>
          <table:table-cell table:formula="of:= [.E768] + [.F768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11-06" calcext:value-type="date">
            <text:p>2014-11-06</text:p>
          </table:table-cell>
          <table:table-cell office:value-type="date" office:date-value="2014-11-13" calcext:value-type="date">
            <text:p>2014-11-13</text:p>
          </table:table-cell>
          <table:table-cell table:formula="of:= MONTH([.A769])" office:value-type="float" office:value="11" calcext:value-type="float">
            <text:p>11</text:p>
          </table:table-cell>
          <table:table-cell table:formula="of:=COM.MICROSOFT.IFS([.C769] = 1; &quot;styczeń&quot;; [.C769] = 2; &quot;luty&quot;; [.C769] = 3; &quot;marzec&quot;; [.C769] = 4; &quot;kwiecień&quot;; [.C769] = 5; &quot;maj&quot;; [.C769] = 6; &quot;czerwiec&quot;; [.C769] = 7; &quot;lipiec&quot;; [.C769] = 8; &quot;sierpień&quot;; [.C769] = 9; &quot;wrzesień&quot;; [.C769] = 10; &quot;październik&quot;; [.C769] = 11; &quot;listopad&quot;; [.C769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769] - [.A769]" office:value-type="float" office:value="7" calcext:value-type="float">
            <text:p>7</text:p>
          </table:table-cell>
          <table:table-cell table:formula="of:= 10 * [.G769] * [.H769]" office:value-type="float" office:value="280" calcext:value-type="float">
            <text:p>280</text:p>
          </table:table-cell>
          <table:table-cell table:formula="of:=[.I769] + [.F769] + [.E769]" office:value-type="float" office:value="285.82" calcext:value-type="float">
            <text:p>285,82</text:p>
          </table:table-cell>
          <table:table-cell table:formula="of:= [.E769] + [.F769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06" calcext:value-type="date">
            <text:p>2014-11-06</text:p>
          </table:table-cell>
          <table:table-cell office:value-type="date" office:date-value="2014-11-16" calcext:value-type="date">
            <text:p>2014-11-16</text:p>
          </table:table-cell>
          <table:table-cell table:formula="of:= MONTH([.A770])" office:value-type="float" office:value="11" calcext:value-type="float">
            <text:p>11</text:p>
          </table:table-cell>
          <table:table-cell table:formula="of:=COM.MICROSOFT.IFS([.C770] = 1; &quot;styczeń&quot;; [.C770] = 2; &quot;luty&quot;; [.C770] = 3; &quot;marzec&quot;; [.C770] = 4; &quot;kwiecień&quot;; [.C770] = 5; &quot;maj&quot;; [.C770] = 6; &quot;czerwiec&quot;; [.C770] = 7; &quot;lipiec&quot;; [.C770] = 8; &quot;sierpień&quot;; [.C770] = 9; &quot;wrzesień&quot;; [.C770] = 10; &quot;październik&quot;; [.C770] = 11; &quot;listopad&quot;; [.C770] = 12; &quot;grudzień&quot;)" office:value-type="string" office:string-value="listopad" calcext:value-type="string">
            <text:p>listopad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770] - [.A770]" office:value-type="float" office:value="10" calcext:value-type="float">
            <text:p>10</text:p>
          </table:table-cell>
          <table:table-cell table:formula="of:= 10 * [.G770] * [.H770]" office:value-type="float" office:value="400" calcext:value-type="float">
            <text:p>400</text:p>
          </table:table-cell>
          <table:table-cell table:formula="of:=[.I770] + [.F770] + [.E770]" office:value-type="float" office:value="411.74" calcext:value-type="float">
            <text:p>411,74</text:p>
          </table:table-cell>
          <table:table-cell table:formula="of:= [.E770] + [.F770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date" office:date-value="2014-12-04" calcext:value-type="date">
            <text:p>2014-12-04</text:p>
          </table:table-cell>
          <table:table-cell table:formula="of:= MONTH([.A771])" office:value-type="float" office:value="11" calcext:value-type="float">
            <text:p>11</text:p>
          </table:table-cell>
          <table:table-cell table:formula="of:=COM.MICROSOFT.IFS([.C771] = 1; &quot;styczeń&quot;; [.C771] = 2; &quot;luty&quot;; [.C771] = 3; &quot;marzec&quot;; [.C771] = 4; &quot;kwiecień&quot;; [.C771] = 5; &quot;maj&quot;; [.C771] = 6; &quot;czerwiec&quot;; [.C771] = 7; &quot;lipiec&quot;; [.C771] = 8; &quot;sierpień&quot;; [.C771] = 9; &quot;wrzesień&quot;; [.C771] = 10; &quot;październik&quot;; [.C771] = 11; &quot;listopad&quot;; [.C771] = 12; &quot;grudzień&quot;)" office:value-type="string" office:string-value="listopad" calcext:value-type="string">
            <text:p>listopad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5" calcext:value-type="float">
            <text:p>5</text:p>
          </table:table-cell>
          <table:table-cell table:formula="of:=[.B771] - [.A771]" office:value-type="float" office:value="27" calcext:value-type="float">
            <text:p>27</text:p>
          </table:table-cell>
          <table:table-cell table:formula="of:= 10 * [.G771] * [.H771]" office:value-type="float" office:value="1350" calcext:value-type="float">
            <text:p>1350</text:p>
          </table:table-cell>
          <table:table-cell table:formula="of:=[.I771] + [.F771] + [.E771]" office:value-type="float" office:value="1354.36" calcext:value-type="float">
            <text:p>1354,36</text:p>
          </table:table-cell>
          <table:table-cell table:formula="of:= [.E771] + [.F771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date" office:date-value="2014-11-10" calcext:value-type="date">
            <text:p>2014-11-10</text:p>
          </table:table-cell>
          <table:table-cell table:formula="of:= MONTH([.A772])" office:value-type="float" office:value="11" calcext:value-type="float">
            <text:p>11</text:p>
          </table:table-cell>
          <table:table-cell table:formula="of:=COM.MICROSOFT.IFS([.C772] = 1; &quot;styczeń&quot;; [.C772] = 2; &quot;luty&quot;; [.C772] = 3; &quot;marzec&quot;; [.C772] = 4; &quot;kwiecień&quot;; [.C772] = 5; &quot;maj&quot;; [.C772] = 6; &quot;czerwiec&quot;; [.C772] = 7; &quot;lipiec&quot;; [.C772] = 8; &quot;sierpień&quot;; [.C772] = 9; &quot;wrzesień&quot;; [.C772] = 10; &quot;październik&quot;; [.C772] = 11; &quot;listopad&quot;; [.C772] = 12; &quot;grudzień&quot;)" office:value-type="string" office:string-value="listopad" calcext:value-type="string">
            <text:p>listopad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772] - [.A772]" office:value-type="float" office:value="3" calcext:value-type="float">
            <text:p>3</text:p>
          </table:table-cell>
          <table:table-cell table:formula="of:= 10 * [.G772] * [.H772]" office:value-type="float" office:value="60" calcext:value-type="float">
            <text:p>60</text:p>
          </table:table-cell>
          <table:table-cell table:formula="of:=[.I772] + [.F772] + [.E772]" office:value-type="float" office:value="64.04" calcext:value-type="float">
            <text:p>64,04</text:p>
          </table:table-cell>
          <table:table-cell table:formula="of:= [.E772] + [.F772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date" office:date-value="2014-11-29" calcext:value-type="date">
            <text:p>2014-11-29</text:p>
          </table:table-cell>
          <table:table-cell table:formula="of:= MONTH([.A773])" office:value-type="float" office:value="11" calcext:value-type="float">
            <text:p>11</text:p>
          </table:table-cell>
          <table:table-cell table:formula="of:=COM.MICROSOFT.IFS([.C773] = 1; &quot;styczeń&quot;; [.C773] = 2; &quot;luty&quot;; [.C773] = 3; &quot;marzec&quot;; [.C773] = 4; &quot;kwiecień&quot;; [.C773] = 5; &quot;maj&quot;; [.C773] = 6; &quot;czerwiec&quot;; [.C773] = 7; &quot;lipiec&quot;; [.C773] = 8; &quot;sierpień&quot;; [.C773] = 9; &quot;wrzesień&quot;; [.C773] = 10; &quot;październik&quot;; [.C773] = 11; &quot;listopad&quot;; [.C773] = 12; &quot;grudzień&quot;)" office:value-type="string" office:string-value="listopad" calcext:value-type="string">
            <text:p>listopad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table:formula="of:=[.B773] - [.A773]" office:value-type="float" office:value="22" calcext:value-type="float">
            <text:p>22</text:p>
          </table:table-cell>
          <table:table-cell table:formula="of:= 10 * [.G773] * [.H773]" office:value-type="float" office:value="880" calcext:value-type="float">
            <text:p>880</text:p>
          </table:table-cell>
          <table:table-cell table:formula="of:=[.I773] + [.F773] + [.E773]" office:value-type="float" office:value="883.66" calcext:value-type="float">
            <text:p>883,66</text:p>
          </table:table-cell>
          <table:table-cell table:formula="of:= [.E773] + [.F773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date" office:date-value="2014-11-09" calcext:value-type="date">
            <text:p>2014-11-09</text:p>
          </table:table-cell>
          <table:table-cell table:formula="of:= MONTH([.A774])" office:value-type="float" office:value="11" calcext:value-type="float">
            <text:p>11</text:p>
          </table:table-cell>
          <table:table-cell table:formula="of:=COM.MICROSOFT.IFS([.C774] = 1; &quot;styczeń&quot;; [.C774] = 2; &quot;luty&quot;; [.C774] = 3; &quot;marzec&quot;; [.C774] = 4; &quot;kwiecień&quot;; [.C774] = 5; &quot;maj&quot;; [.C774] = 6; &quot;czerwiec&quot;; [.C774] = 7; &quot;lipiec&quot;; [.C774] = 8; &quot;sierpień&quot;; [.C774] = 9; &quot;wrzesień&quot;; [.C774] = 10; &quot;październik&quot;; [.C774] = 11; &quot;listopad&quot;; [.C774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774] - [.A774]" office:value-type="float" office:value="2" calcext:value-type="float">
            <text:p>2</text:p>
          </table:table-cell>
          <table:table-cell table:formula="of:= 10 * [.G774] * [.H774]" office:value-type="float" office:value="120" calcext:value-type="float">
            <text:p>120</text:p>
          </table:table-cell>
          <table:table-cell table:formula="of:=[.I774] + [.F774] + [.E774]" office:value-type="float" office:value="125.82" calcext:value-type="float">
            <text:p>125,82</text:p>
          </table:table-cell>
          <table:table-cell table:formula="of:= [.E774] + [.F774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07" calcext:value-type="date">
            <text:p>2014-11-07</text:p>
          </table:table-cell>
          <table:table-cell office:value-type="date" office:date-value="2014-11-24" calcext:value-type="date">
            <text:p>2014-11-24</text:p>
          </table:table-cell>
          <table:table-cell table:formula="of:= MONTH([.A775])" office:value-type="float" office:value="11" calcext:value-type="float">
            <text:p>11</text:p>
          </table:table-cell>
          <table:table-cell table:formula="of:=COM.MICROSOFT.IFS([.C775] = 1; &quot;styczeń&quot;; [.C775] = 2; &quot;luty&quot;; [.C775] = 3; &quot;marzec&quot;; [.C775] = 4; &quot;kwiecień&quot;; [.C775] = 5; &quot;maj&quot;; [.C775] = 6; &quot;czerwiec&quot;; [.C775] = 7; &quot;lipiec&quot;; [.C775] = 8; &quot;sierpień&quot;; [.C775] = 9; &quot;wrzesień&quot;; [.C775] = 10; &quot;październik&quot;; [.C775] = 11; &quot;listopad&quot;; [.C775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775] - [.A775]" office:value-type="float" office:value="17" calcext:value-type="float">
            <text:p>17</text:p>
          </table:table-cell>
          <table:table-cell table:formula="of:= 10 * [.G775] * [.H775]" office:value-type="float" office:value="680" calcext:value-type="float">
            <text:p>680</text:p>
          </table:table-cell>
          <table:table-cell table:formula="of:=[.I775] + [.F775] + [.E775]" office:value-type="float" office:value="685.82" calcext:value-type="float">
            <text:p>685,82</text:p>
          </table:table-cell>
          <table:table-cell table:formula="of:= [.E775] + [.F775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10" calcext:value-type="date">
            <text:p>2014-11-10</text:p>
          </table:table-cell>
          <table:table-cell office:value-type="date" office:date-value="2014-12-05" calcext:value-type="date">
            <text:p>2014-12-05</text:p>
          </table:table-cell>
          <table:table-cell table:formula="of:= MONTH([.A776])" office:value-type="float" office:value="11" calcext:value-type="float">
            <text:p>11</text:p>
          </table:table-cell>
          <table:table-cell table:formula="of:=COM.MICROSOFT.IFS([.C776] = 1; &quot;styczeń&quot;; [.C776] = 2; &quot;luty&quot;; [.C776] = 3; &quot;marzec&quot;; [.C776] = 4; &quot;kwiecień&quot;; [.C776] = 5; &quot;maj&quot;; [.C776] = 6; &quot;czerwiec&quot;; [.C776] = 7; &quot;lipiec&quot;; [.C776] = 8; &quot;sierpień&quot;; [.C776] = 9; &quot;wrzesień&quot;; [.C776] = 10; &quot;październik&quot;; [.C776] = 11; &quot;listopad&quot;; [.C776] = 12; &quot;grudzień&quot;)" office:value-type="string" office:string-value="listopad" calcext:value-type="string">
            <text:p>listopad</text:p>
          </table:table-cell>
          <table:table-cell office:value-type="float" office:value="16.83" calcext:value-type="float">
            <text:p>16,83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</text:p>
          </table:table-cell>
          <table:table-cell table:formula="of:=[.B776] - [.A776]" office:value-type="float" office:value="25" calcext:value-type="float">
            <text:p>25</text:p>
          </table:table-cell>
          <table:table-cell table:formula="of:= 10 * [.G776] * [.H776]" office:value-type="float" office:value="1500" calcext:value-type="float">
            <text:p>1500</text:p>
          </table:table-cell>
          <table:table-cell table:formula="of:=[.I776] + [.F776] + [.E776]" office:value-type="float" office:value="1517.27" calcext:value-type="float">
            <text:p>1517,27</text:p>
          </table:table-cell>
          <table:table-cell table:formula="of:= [.E776] + [.F776]" office:value-type="float" office:value="17.27" calcext:value-type="float">
            <text:p>17,27</text:p>
          </table:table-cell>
          <table:table-cell table:number-columns-repeated="7"/>
        </table:table-row>
        <table:table-row table:style-name="ro1">
          <table:table-cell office:value-type="date" office:date-value="2014-11-13" calcext:value-type="date">
            <text:p>2014-11-13</text:p>
          </table:table-cell>
          <table:table-cell office:value-type="date" office:date-value="2014-11-15" calcext:value-type="date">
            <text:p>2014-11-15</text:p>
          </table:table-cell>
          <table:table-cell table:formula="of:= MONTH([.A777])" office:value-type="float" office:value="11" calcext:value-type="float">
            <text:p>11</text:p>
          </table:table-cell>
          <table:table-cell table:formula="of:=COM.MICROSOFT.IFS([.C777] = 1; &quot;styczeń&quot;; [.C777] = 2; &quot;luty&quot;; [.C777] = 3; &quot;marzec&quot;; [.C777] = 4; &quot;kwiecień&quot;; [.C777] = 5; &quot;maj&quot;; [.C777] = 6; &quot;czerwiec&quot;; [.C777] = 7; &quot;lipiec&quot;; [.C777] = 8; &quot;sierpień&quot;; [.C777] = 9; &quot;wrzesień&quot;; [.C777] = 10; &quot;październik&quot;; [.C777] = 11; &quot;listopad&quot;; [.C777] = 12; &quot;grudzień&quot;)" office:value-type="string" office:string-value="listopad" calcext:value-type="string">
            <text:p>listopad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4" calcext:value-type="float">
            <text:p>4</text:p>
          </table:table-cell>
          <table:table-cell table:formula="of:=[.B777] - [.A777]" office:value-type="float" office:value="2" calcext:value-type="float">
            <text:p>2</text:p>
          </table:table-cell>
          <table:table-cell table:formula="of:= 10 * [.G777] * [.H777]" office:value-type="float" office:value="80" calcext:value-type="float">
            <text:p>80</text:p>
          </table:table-cell>
          <table:table-cell table:formula="of:=[.I777] + [.F777] + [.E777]" office:value-type="float" office:value="85.37" calcext:value-type="float">
            <text:p>85,37</text:p>
          </table:table-cell>
          <table:table-cell table:formula="of:= [.E777] + [.F777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11-14" calcext:value-type="date">
            <text:p>2014-11-14</text:p>
          </table:table-cell>
          <table:table-cell office:value-type="date" office:date-value="2014-11-23" calcext:value-type="date">
            <text:p>2014-11-23</text:p>
          </table:table-cell>
          <table:table-cell table:formula="of:= MONTH([.A778])" office:value-type="float" office:value="11" calcext:value-type="float">
            <text:p>11</text:p>
          </table:table-cell>
          <table:table-cell table:formula="of:=COM.MICROSOFT.IFS([.C778] = 1; &quot;styczeń&quot;; [.C778] = 2; &quot;luty&quot;; [.C778] = 3; &quot;marzec&quot;; [.C778] = 4; &quot;kwiecień&quot;; [.C778] = 5; &quot;maj&quot;; [.C778] = 6; &quot;czerwiec&quot;; [.C778] = 7; &quot;lipiec&quot;; [.C778] = 8; &quot;sierpień&quot;; [.C778] = 9; &quot;wrzesień&quot;; [.C778] = 10; &quot;październik&quot;; [.C778] = 11; &quot;listopad&quot;; [.C778] = 12; &quot;grudzień&quot;)" office:value-type="string" office:string-value="listopad" calcext:value-type="string">
            <text:p>listopad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778] - [.A778]" office:value-type="float" office:value="9" calcext:value-type="float">
            <text:p>9</text:p>
          </table:table-cell>
          <table:table-cell table:formula="of:= 10 * [.G778] * [.H778]" office:value-type="float" office:value="270" calcext:value-type="float">
            <text:p>270</text:p>
          </table:table-cell>
          <table:table-cell table:formula="of:=[.I778] + [.F778] + [.E778]" office:value-type="float" office:value="273.83" calcext:value-type="float">
            <text:p>273,83</text:p>
          </table:table-cell>
          <table:table-cell table:formula="of:= [.E778] + [.F778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2-12" calcext:value-type="date">
            <text:p>2014-12-12</text:p>
          </table:table-cell>
          <table:table-cell table:formula="of:= MONTH([.A779])" office:value-type="float" office:value="11" calcext:value-type="float">
            <text:p>11</text:p>
          </table:table-cell>
          <table:table-cell table:formula="of:=COM.MICROSOFT.IFS([.C779] = 1; &quot;styczeń&quot;; [.C779] = 2; &quot;luty&quot;; [.C779] = 3; &quot;marzec&quot;; [.C779] = 4; &quot;kwiecień&quot;; [.C779] = 5; &quot;maj&quot;; [.C779] = 6; &quot;czerwiec&quot;; [.C779] = 7; &quot;lipiec&quot;; [.C779] = 8; &quot;sierpień&quot;; [.C779] = 9; &quot;wrzesień&quot;; [.C779] = 10; &quot;październik&quot;; [.C779] = 11; &quot;listopad&quot;; [.C779] = 12; &quot;grudzień&quot;)" office:value-type="string" office:string-value="listopad" calcext:value-type="string">
            <text:p>listopad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779] - [.A779]" office:value-type="float" office:value="27" calcext:value-type="float">
            <text:p>27</text:p>
          </table:table-cell>
          <table:table-cell table:formula="of:= 10 * [.G779] * [.H779]" office:value-type="float" office:value="1620" calcext:value-type="float">
            <text:p>1620</text:p>
          </table:table-cell>
          <table:table-cell table:formula="of:=[.I779] + [.F779] + [.E779]" office:value-type="float" office:value="1628.95" calcext:value-type="float">
            <text:p>1628,95</text:p>
          </table:table-cell>
          <table:table-cell table:formula="of:= [.E779] + [.F779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2-02" calcext:value-type="date">
            <text:p>2014-12-02</text:p>
          </table:table-cell>
          <table:table-cell table:formula="of:= MONTH([.A780])" office:value-type="float" office:value="11" calcext:value-type="float">
            <text:p>11</text:p>
          </table:table-cell>
          <table:table-cell table:formula="of:=COM.MICROSOFT.IFS([.C780] = 1; &quot;styczeń&quot;; [.C780] = 2; &quot;luty&quot;; [.C780] = 3; &quot;marzec&quot;; [.C780] = 4; &quot;kwiecień&quot;; [.C780] = 5; &quot;maj&quot;; [.C780] = 6; &quot;czerwiec&quot;; [.C780] = 7; &quot;lipiec&quot;; [.C780] = 8; &quot;sierpień&quot;; [.C780] = 9; &quot;wrzesień&quot;; [.C780] = 10; &quot;październik&quot;; [.C780] = 11; &quot;listopad&quot;; [.C780] = 12; &quot;grudzień&quot;)" office:value-type="string" office:string-value="listopad" calcext:value-type="string">
            <text:p>listopad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table:formula="of:=[.B780] - [.A780]" office:value-type="float" office:value="17" calcext:value-type="float">
            <text:p>17</text:p>
          </table:table-cell>
          <table:table-cell table:formula="of:= 10 * [.G780] * [.H780]" office:value-type="float" office:value="340" calcext:value-type="float">
            <text:p>340</text:p>
          </table:table-cell>
          <table:table-cell table:formula="of:=[.I780] + [.F780] + [.E780]" office:value-type="float" office:value="360.05" calcext:value-type="float">
            <text:p>360,05</text:p>
          </table:table-cell>
          <table:table-cell table:formula="of:= [.E780] + [.F780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2-07" calcext:value-type="date">
            <text:p>2014-12-07</text:p>
          </table:table-cell>
          <table:table-cell table:formula="of:= MONTH([.A781])" office:value-type="float" office:value="11" calcext:value-type="float">
            <text:p>11</text:p>
          </table:table-cell>
          <table:table-cell table:formula="of:=COM.MICROSOFT.IFS([.C781] = 1; &quot;styczeń&quot;; [.C781] = 2; &quot;luty&quot;; [.C781] = 3; &quot;marzec&quot;; [.C781] = 4; &quot;kwiecień&quot;; [.C781] = 5; &quot;maj&quot;; [.C781] = 6; &quot;czerwiec&quot;; [.C781] = 7; &quot;lipiec&quot;; [.C781] = 8; &quot;sierpień&quot;; [.C781] = 9; &quot;wrzesień&quot;; [.C781] = 10; &quot;październik&quot;; [.C781] = 11; &quot;listopad&quot;; [.C781] = 12; &quot;grudzień&quot;)" office:value-type="string" office:string-value="listopad" calcext:value-type="string">
            <text:p>listopad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table:formula="of:=[.B781] - [.A781]" office:value-type="float" office:value="22" calcext:value-type="float">
            <text:p>22</text:p>
          </table:table-cell>
          <table:table-cell table:formula="of:= 10 * [.G781] * [.H781]" office:value-type="float" office:value="880" calcext:value-type="float">
            <text:p>880</text:p>
          </table:table-cell>
          <table:table-cell table:formula="of:=[.I781] + [.F781] + [.E781]" office:value-type="float" office:value="882.35" calcext:value-type="float">
            <text:p>882,35</text:p>
          </table:table-cell>
          <table:table-cell table:formula="of:= [.E781] + [.F781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2-13" calcext:value-type="date">
            <text:p>2014-12-13</text:p>
          </table:table-cell>
          <table:table-cell table:formula="of:= MONTH([.A782])" office:value-type="float" office:value="11" calcext:value-type="float">
            <text:p>11</text:p>
          </table:table-cell>
          <table:table-cell table:formula="of:=COM.MICROSOFT.IFS([.C782] = 1; &quot;styczeń&quot;; [.C782] = 2; &quot;luty&quot;; [.C782] = 3; &quot;marzec&quot;; [.C782] = 4; &quot;kwiecień&quot;; [.C782] = 5; &quot;maj&quot;; [.C782] = 6; &quot;czerwiec&quot;; [.C782] = 7; &quot;lipiec&quot;; [.C782] = 8; &quot;sierpień&quot;; [.C782] = 9; &quot;wrzesień&quot;; [.C782] = 10; &quot;październik&quot;; [.C782] = 11; &quot;listopad&quot;; [.C782] = 12; &quot;grudzień&quot;)" office:value-type="string" office:string-value="listopad" calcext:value-type="string">
            <text:p>listopad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</text:p>
          </table:table-cell>
          <table:table-cell table:formula="of:=[.B782] - [.A782]" office:value-type="float" office:value="28" calcext:value-type="float">
            <text:p>28</text:p>
          </table:table-cell>
          <table:table-cell table:formula="of:= 10 * [.G782] * [.H782]" office:value-type="float" office:value="1680" calcext:value-type="float">
            <text:p>1680</text:p>
          </table:table-cell>
          <table:table-cell table:formula="of:=[.I782] + [.F782] + [.E782]" office:value-type="float" office:value="1689.19" calcext:value-type="float">
            <text:p>1689,19</text:p>
          </table:table-cell>
          <table:table-cell table:formula="of:= [.E782] + [.F782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1-26" calcext:value-type="date">
            <text:p>2014-11-26</text:p>
          </table:table-cell>
          <table:table-cell table:formula="of:= MONTH([.A783])" office:value-type="float" office:value="11" calcext:value-type="float">
            <text:p>11</text:p>
          </table:table-cell>
          <table:table-cell table:formula="of:=COM.MICROSOFT.IFS([.C783] = 1; &quot;styczeń&quot;; [.C783] = 2; &quot;luty&quot;; [.C783] = 3; &quot;marzec&quot;; [.C783] = 4; &quot;kwiecień&quot;; [.C783] = 5; &quot;maj&quot;; [.C783] = 6; &quot;czerwiec&quot;; [.C783] = 7; &quot;lipiec&quot;; [.C783] = 8; &quot;sierpień&quot;; [.C783] = 9; &quot;wrzesień&quot;; [.C783] = 10; &quot;październik&quot;; [.C783] = 11; &quot;listopad&quot;; [.C783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783] - [.A783]" office:value-type="float" office:value="11" calcext:value-type="float">
            <text:p>11</text:p>
          </table:table-cell>
          <table:table-cell table:formula="of:= 10 * [.G783] * [.H783]" office:value-type="float" office:value="660" calcext:value-type="float">
            <text:p>660</text:p>
          </table:table-cell>
          <table:table-cell table:formula="of:=[.I783] + [.F783] + [.E783]" office:value-type="float" office:value="665.82" calcext:value-type="float">
            <text:p>665,82</text:p>
          </table:table-cell>
          <table:table-cell table:formula="of:= [.E783] + [.F783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2-09" calcext:value-type="date">
            <text:p>2014-12-09</text:p>
          </table:table-cell>
          <table:table-cell table:formula="of:= MONTH([.A784])" office:value-type="float" office:value="11" calcext:value-type="float">
            <text:p>11</text:p>
          </table:table-cell>
          <table:table-cell table:formula="of:=COM.MICROSOFT.IFS([.C784] = 1; &quot;styczeń&quot;; [.C784] = 2; &quot;luty&quot;; [.C784] = 3; &quot;marzec&quot;; [.C784] = 4; &quot;kwiecień&quot;; [.C784] = 5; &quot;maj&quot;; [.C784] = 6; &quot;czerwiec&quot;; [.C784] = 7; &quot;lipiec&quot;; [.C784] = 8; &quot;sierpień&quot;; [.C784] = 9; &quot;wrzesień&quot;; [.C784] = 10; &quot;październik&quot;; [.C784] = 11; &quot;listopad&quot;; [.C784] = 12; &quot;grudzień&quot;)" office:value-type="string" office:string-value="listopad" calcext:value-type="string">
            <text:p>listopad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784] - [.A784]" office:value-type="float" office:value="24" calcext:value-type="float">
            <text:p>24</text:p>
          </table:table-cell>
          <table:table-cell table:formula="of:= 10 * [.G784] * [.H784]" office:value-type="float" office:value="960" calcext:value-type="float">
            <text:p>960</text:p>
          </table:table-cell>
          <table:table-cell table:formula="of:=[.I784] + [.F784] + [.E784]" office:value-type="float" office:value="969.06" calcext:value-type="float">
            <text:p>969,06</text:p>
          </table:table-cell>
          <table:table-cell table:formula="of:= [.E784] + [.F784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1-20" calcext:value-type="date">
            <text:p>2014-11-20</text:p>
          </table:table-cell>
          <table:table-cell table:formula="of:= MONTH([.A785])" office:value-type="float" office:value="11" calcext:value-type="float">
            <text:p>11</text:p>
          </table:table-cell>
          <table:table-cell table:formula="of:=COM.MICROSOFT.IFS([.C785] = 1; &quot;styczeń&quot;; [.C785] = 2; &quot;luty&quot;; [.C785] = 3; &quot;marzec&quot;; [.C785] = 4; &quot;kwiecień&quot;; [.C785] = 5; &quot;maj&quot;; [.C785] = 6; &quot;czerwiec&quot;; [.C785] = 7; &quot;lipiec&quot;; [.C785] = 8; &quot;sierpień&quot;; [.C785] = 9; &quot;wrzesień&quot;; [.C785] = 10; &quot;październik&quot;; [.C785] = 11; &quot;listopad&quot;; [.C785] = 12; &quot;grudzień&quot;)" office:value-type="string" office:string-value="listopad" calcext:value-type="string">
            <text:p>listopad</text:p>
          </table:table-cell>
          <table:table-cell office:value-type="float" office:value="10.79" calcext:value-type="float">
            <text:p>10,79</text:p>
          </table:table-cell>
          <table:table-cell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table:formula="of:=[.B785] - [.A785]" office:value-type="float" office:value="5" calcext:value-type="float">
            <text:p>5</text:p>
          </table:table-cell>
          <table:table-cell table:formula="of:= 10 * [.G785] * [.H785]" office:value-type="float" office:value="200" calcext:value-type="float">
            <text:p>200</text:p>
          </table:table-cell>
          <table:table-cell table:formula="of:=[.I785] + [.F785] + [.E785]" office:value-type="float" office:value="211.07" calcext:value-type="float">
            <text:p>211,07</text:p>
          </table:table-cell>
          <table:table-cell table:formula="of:= [.E785] + [.F785]" office:value-type="float" office:value="11.07" calcext:value-type="float">
            <text:p>11,07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1-18" calcext:value-type="date">
            <text:p>2014-11-18</text:p>
          </table:table-cell>
          <table:table-cell table:formula="of:= MONTH([.A786])" office:value-type="float" office:value="11" calcext:value-type="float">
            <text:p>11</text:p>
          </table:table-cell>
          <table:table-cell table:formula="of:=COM.MICROSOFT.IFS([.C786] = 1; &quot;styczeń&quot;; [.C786] = 2; &quot;luty&quot;; [.C786] = 3; &quot;marzec&quot;; [.C786] = 4; &quot;kwiecień&quot;; [.C786] = 5; &quot;maj&quot;; [.C786] = 6; &quot;czerwiec&quot;; [.C786] = 7; &quot;lipiec&quot;; [.C786] = 8; &quot;sierpień&quot;; [.C786] = 9; &quot;wrzesień&quot;; [.C786] = 10; &quot;październik&quot;; [.C786] = 11; &quot;listopad&quot;; [.C786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786] - [.A786]" office:value-type="float" office:value="3" calcext:value-type="float">
            <text:p>3</text:p>
          </table:table-cell>
          <table:table-cell table:formula="of:= 10 * [.G786] * [.H786]" office:value-type="float" office:value="180" calcext:value-type="float">
            <text:p>180</text:p>
          </table:table-cell>
          <table:table-cell table:formula="of:=[.I786] + [.F786] + [.E786]" office:value-type="float" office:value="185.82" calcext:value-type="float">
            <text:p>185,82</text:p>
          </table:table-cell>
          <table:table-cell table:formula="of:= [.E786] + [.F786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1-29" calcext:value-type="date">
            <text:p>2014-11-29</text:p>
          </table:table-cell>
          <table:table-cell table:formula="of:= MONTH([.A787])" office:value-type="float" office:value="11" calcext:value-type="float">
            <text:p>11</text:p>
          </table:table-cell>
          <table:table-cell table:formula="of:=COM.MICROSOFT.IFS([.C787] = 1; &quot;styczeń&quot;; [.C787] = 2; &quot;luty&quot;; [.C787] = 3; &quot;marzec&quot;; [.C787] = 4; &quot;kwiecień&quot;; [.C787] = 5; &quot;maj&quot;; [.C787] = 6; &quot;czerwiec&quot;; [.C787] = 7; &quot;lipiec&quot;; [.C787] = 8; &quot;sierpień&quot;; [.C787] = 9; &quot;wrzesień&quot;; [.C787] = 10; &quot;październik&quot;; [.C787] = 11; &quot;listopad&quot;; [.C787] = 12; &quot;grudzień&quot;)" office:value-type="string" office:string-value="listopad" calcext:value-type="string">
            <text:p>listopad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5" calcext:value-type="float">
            <text:p>5</text:p>
          </table:table-cell>
          <table:table-cell table:formula="of:=[.B787] - [.A787]" office:value-type="float" office:value="14" calcext:value-type="float">
            <text:p>14</text:p>
          </table:table-cell>
          <table:table-cell table:formula="of:= 10 * [.G787] * [.H787]" office:value-type="float" office:value="700" calcext:value-type="float">
            <text:p>700</text:p>
          </table:table-cell>
          <table:table-cell table:formula="of:=[.I787] + [.F787] + [.E787]" office:value-type="float" office:value="714.69" calcext:value-type="float">
            <text:p>714,69</text:p>
          </table:table-cell>
          <table:table-cell table:formula="of:= [.E787] + [.F787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2-03" calcext:value-type="date">
            <text:p>2014-12-03</text:p>
          </table:table-cell>
          <table:table-cell table:formula="of:= MONTH([.A788])" office:value-type="float" office:value="11" calcext:value-type="float">
            <text:p>11</text:p>
          </table:table-cell>
          <table:table-cell table:formula="of:=COM.MICROSOFT.IFS([.C788] = 1; &quot;styczeń&quot;; [.C788] = 2; &quot;luty&quot;; [.C788] = 3; &quot;marzec&quot;; [.C788] = 4; &quot;kwiecień&quot;; [.C788] = 5; &quot;maj&quot;; [.C788] = 6; &quot;czerwiec&quot;; [.C788] = 7; &quot;lipiec&quot;; [.C788] = 8; &quot;sierpień&quot;; [.C788] = 9; &quot;wrzesień&quot;; [.C788] = 10; &quot;październik&quot;; [.C788] = 11; &quot;listopad&quot;; [.C788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788] - [.A788]" office:value-type="float" office:value="18" calcext:value-type="float">
            <text:p>18</text:p>
          </table:table-cell>
          <table:table-cell table:formula="of:= 10 * [.G788] * [.H788]" office:value-type="float" office:value="1080" calcext:value-type="float">
            <text:p>1080</text:p>
          </table:table-cell>
          <table:table-cell table:formula="of:=[.I788] + [.F788] + [.E788]" office:value-type="float" office:value="1085.82" calcext:value-type="float">
            <text:p>1085,82</text:p>
          </table:table-cell>
          <table:table-cell table:formula="of:= [.E788] + [.F788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1-18" calcext:value-type="date">
            <text:p>2014-11-18</text:p>
          </table:table-cell>
          <table:table-cell table:formula="of:= MONTH([.A789])" office:value-type="float" office:value="11" calcext:value-type="float">
            <text:p>11</text:p>
          </table:table-cell>
          <table:table-cell table:formula="of:=COM.MICROSOFT.IFS([.C789] = 1; &quot;styczeń&quot;; [.C789] = 2; &quot;luty&quot;; [.C789] = 3; &quot;marzec&quot;; [.C789] = 4; &quot;kwiecień&quot;; [.C789] = 5; &quot;maj&quot;; [.C789] = 6; &quot;czerwiec&quot;; [.C789] = 7; &quot;lipiec&quot;; [.C789] = 8; &quot;sierpień&quot;; [.C789] = 9; &quot;wrzesień&quot;; [.C789] = 10; &quot;październik&quot;; [.C789] = 11; &quot;listopad&quot;; [.C789] = 12; &quot;grudzień&quot;)" office:value-type="string" office:string-value="listopad" calcext:value-type="string">
            <text:p>listopad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6" calcext:value-type="float">
            <text:p>6</text:p>
          </table:table-cell>
          <table:table-cell table:formula="of:=[.B789] - [.A789]" office:value-type="float" office:value="3" calcext:value-type="float">
            <text:p>3</text:p>
          </table:table-cell>
          <table:table-cell table:formula="of:= 10 * [.G789] * [.H789]" office:value-type="float" office:value="180" calcext:value-type="float">
            <text:p>180</text:p>
          </table:table-cell>
          <table:table-cell table:formula="of:=[.I789] + [.F789] + [.E789]" office:value-type="float" office:value="186.93" calcext:value-type="float">
            <text:p>186,93</text:p>
          </table:table-cell>
          <table:table-cell table:formula="of:= [.E789] + [.F789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1-21" calcext:value-type="date">
            <text:p>2014-11-21</text:p>
          </table:table-cell>
          <table:table-cell table:formula="of:= MONTH([.A790])" office:value-type="float" office:value="11" calcext:value-type="float">
            <text:p>11</text:p>
          </table:table-cell>
          <table:table-cell table:formula="of:=COM.MICROSOFT.IFS([.C790] = 1; &quot;styczeń&quot;; [.C790] = 2; &quot;luty&quot;; [.C790] = 3; &quot;marzec&quot;; [.C790] = 4; &quot;kwiecień&quot;; [.C790] = 5; &quot;maj&quot;; [.C790] = 6; &quot;czerwiec&quot;; [.C790] = 7; &quot;lipiec&quot;; [.C790] = 8; &quot;sierpień&quot;; [.C790] = 9; &quot;wrzesień&quot;; [.C790] = 10; &quot;październik&quot;; [.C790] = 11; &quot;listopad&quot;; [.C790] = 12; &quot;grudzień&quot;)" office:value-type="string" office:string-value="listopad" calcext:value-type="string">
            <text:p>listopad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4" calcext:value-type="float">
            <text:p>4</text:p>
          </table:table-cell>
          <table:table-cell table:formula="of:=[.B790] - [.A790]" office:value-type="float" office:value="6" calcext:value-type="float">
            <text:p>6</text:p>
          </table:table-cell>
          <table:table-cell table:formula="of:= 10 * [.G790] * [.H790]" office:value-type="float" office:value="240" calcext:value-type="float">
            <text:p>240</text:p>
          </table:table-cell>
          <table:table-cell table:formula="of:=[.I790] + [.F790] + [.E790]" office:value-type="float" office:value="252.33" calcext:value-type="float">
            <text:p>252,33</text:p>
          </table:table-cell>
          <table:table-cell table:formula="of:= [.E790] + [.F790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1-30" calcext:value-type="date">
            <text:p>2014-11-30</text:p>
          </table:table-cell>
          <table:table-cell table:formula="of:= MONTH([.A791])" office:value-type="float" office:value="11" calcext:value-type="float">
            <text:p>11</text:p>
          </table:table-cell>
          <table:table-cell table:formula="of:=COM.MICROSOFT.IFS([.C791] = 1; &quot;styczeń&quot;; [.C791] = 2; &quot;luty&quot;; [.C791] = 3; &quot;marzec&quot;; [.C791] = 4; &quot;kwiecień&quot;; [.C791] = 5; &quot;maj&quot;; [.C791] = 6; &quot;czerwiec&quot;; [.C791] = 7; &quot;lipiec&quot;; [.C791] = 8; &quot;sierpień&quot;; [.C791] = 9; &quot;wrzesień&quot;; [.C791] = 10; &quot;październik&quot;; [.C791] = 11; &quot;listopad&quot;; [.C791] = 12; &quot;grudzień&quot;)" office:value-type="string" office:string-value="listopad" calcext:value-type="string">
            <text:p>listopad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formula="of:=[.B791] - [.A791]" office:value-type="float" office:value="15" calcext:value-type="float">
            <text:p>15</text:p>
          </table:table-cell>
          <table:table-cell table:formula="of:= 10 * [.G791] * [.H791]" office:value-type="float" office:value="900" calcext:value-type="float">
            <text:p>900</text:p>
          </table:table-cell>
          <table:table-cell table:formula="of:=[.I791] + [.F791] + [.E791]" office:value-type="float" office:value="905.37" calcext:value-type="float">
            <text:p>905,37</text:p>
          </table:table-cell>
          <table:table-cell table:formula="of:= [.E791] + [.F791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2-05" calcext:value-type="date">
            <text:p>2014-12-05</text:p>
          </table:table-cell>
          <table:table-cell table:formula="of:= MONTH([.A792])" office:value-type="float" office:value="11" calcext:value-type="float">
            <text:p>11</text:p>
          </table:table-cell>
          <table:table-cell table:formula="of:=COM.MICROSOFT.IFS([.C792] = 1; &quot;styczeń&quot;; [.C792] = 2; &quot;luty&quot;; [.C792] = 3; &quot;marzec&quot;; [.C792] = 4; &quot;kwiecień&quot;; [.C792] = 5; &quot;maj&quot;; [.C792] = 6; &quot;czerwiec&quot;; [.C792] = 7; &quot;lipiec&quot;; [.C792] = 8; &quot;sierpień&quot;; [.C792] = 9; &quot;wrzesień&quot;; [.C792] = 10; &quot;październik&quot;; [.C792] = 11; &quot;listopad&quot;; [.C792] = 12; &quot;grudzień&quot;)" office:value-type="string" office:string-value="listopad" calcext:value-type="string">
            <text:p>listopad</text:p>
          </table:table-cell>
          <table:table-cell office:value-type="float" office:value="13.81" calcext:value-type="float">
            <text:p>13,81</text:p>
          </table:table-cell>
          <table:table-cell office:value-type="float" office:value="0.36" calcext:value-type="float">
            <text:p>0,36</text:p>
          </table:table-cell>
          <table:table-cell office:value-type="float" office:value="4" calcext:value-type="float">
            <text:p>4</text:p>
          </table:table-cell>
          <table:table-cell table:formula="of:=[.B792] - [.A792]" office:value-type="float" office:value="20" calcext:value-type="float">
            <text:p>20</text:p>
          </table:table-cell>
          <table:table-cell table:formula="of:= 10 * [.G792] * [.H792]" office:value-type="float" office:value="800" calcext:value-type="float">
            <text:p>800</text:p>
          </table:table-cell>
          <table:table-cell table:formula="of:=[.I792] + [.F792] + [.E792]" office:value-type="float" office:value="814.17" calcext:value-type="float">
            <text:p>814,17</text:p>
          </table:table-cell>
          <table:table-cell table:formula="of:= [.E792] + [.F792]" office:value-type="float" office:value="14.17" calcext:value-type="float">
            <text:p>14,17</text:p>
          </table:table-cell>
          <table:table-cell table:number-columns-repeated="7"/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date" office:date-value="2014-11-27" calcext:value-type="date">
            <text:p>2014-11-27</text:p>
          </table:table-cell>
          <table:table-cell table:formula="of:= MONTH([.A793])" office:value-type="float" office:value="11" calcext:value-type="float">
            <text:p>11</text:p>
          </table:table-cell>
          <table:table-cell table:formula="of:=COM.MICROSOFT.IFS([.C793] = 1; &quot;styczeń&quot;; [.C793] = 2; &quot;luty&quot;; [.C793] = 3; &quot;marzec&quot;; [.C793] = 4; &quot;kwiecień&quot;; [.C793] = 5; &quot;maj&quot;; [.C793] = 6; &quot;czerwiec&quot;; [.C793] = 7; &quot;lipiec&quot;; [.C793] = 8; &quot;sierpień&quot;; [.C793] = 9; &quot;wrzesień&quot;; [.C793] = 10; &quot;październik&quot;; [.C793] = 11; &quot;listopad&quot;; [.C793] = 12; &quot;grudzień&quot;)" office:value-type="string" office:string-value="listopad" calcext:value-type="string">
            <text:p>listopad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formula="of:=[.B793] - [.A793]" office:value-type="float" office:value="12" calcext:value-type="float">
            <text:p>12</text:p>
          </table:table-cell>
          <table:table-cell table:formula="of:= 10 * [.G793] * [.H793]" office:value-type="float" office:value="360" calcext:value-type="float">
            <text:p>360</text:p>
          </table:table-cell>
          <table:table-cell table:formula="of:=[.I793] + [.F793] + [.E793]" office:value-type="float" office:value="365.37" calcext:value-type="float">
            <text:p>365,37</text:p>
          </table:table-cell>
          <table:table-cell table:formula="of:= [.E793] + [.F793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date" office:date-value="2014-11-25" calcext:value-type="date">
            <text:p>2014-11-25</text:p>
          </table:table-cell>
          <table:table-cell table:formula="of:= MONTH([.A794])" office:value-type="float" office:value="11" calcext:value-type="float">
            <text:p>11</text:p>
          </table:table-cell>
          <table:table-cell table:formula="of:=COM.MICROSOFT.IFS([.C794] = 1; &quot;styczeń&quot;; [.C794] = 2; &quot;luty&quot;; [.C794] = 3; &quot;marzec&quot;; [.C794] = 4; &quot;kwiecień&quot;; [.C794] = 5; &quot;maj&quot;; [.C794] = 6; &quot;czerwiec&quot;; [.C794] = 7; &quot;lipiec&quot;; [.C794] = 8; &quot;sierpień&quot;; [.C794] = 9; &quot;wrzesień&quot;; [.C794] = 10; &quot;październik&quot;; [.C794] = 11; &quot;listopad&quot;; [.C794] = 12; &quot;grudzień&quot;)" office:value-type="string" office:string-value="listopad" calcext:value-type="string">
            <text:p>listopad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table:formula="of:=[.B794] - [.A794]" office:value-type="float" office:value="9" calcext:value-type="float">
            <text:p>9</text:p>
          </table:table-cell>
          <table:table-cell table:formula="of:= 10 * [.G794] * [.H794]" office:value-type="float" office:value="540" calcext:value-type="float">
            <text:p>540</text:p>
          </table:table-cell>
          <table:table-cell table:formula="of:=[.I794] + [.F794] + [.E794]" office:value-type="float" office:value="544.36" calcext:value-type="float">
            <text:p>544,36</text:p>
          </table:table-cell>
          <table:table-cell table:formula="of:= [.E794] + [.F794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date" office:date-value="2014-12-11" calcext:value-type="date">
            <text:p>2014-12-11</text:p>
          </table:table-cell>
          <table:table-cell table:formula="of:= MONTH([.A795])" office:value-type="float" office:value="11" calcext:value-type="float">
            <text:p>11</text:p>
          </table:table-cell>
          <table:table-cell table:formula="of:=COM.MICROSOFT.IFS([.C795] = 1; &quot;styczeń&quot;; [.C795] = 2; &quot;luty&quot;; [.C795] = 3; &quot;marzec&quot;; [.C795] = 4; &quot;kwiecień&quot;; [.C795] = 5; &quot;maj&quot;; [.C795] = 6; &quot;czerwiec&quot;; [.C795] = 7; &quot;lipiec&quot;; [.C795] = 8; &quot;sierpień&quot;; [.C795] = 9; &quot;wrzesień&quot;; [.C795] = 10; &quot;październik&quot;; [.C795] = 11; &quot;listopad&quot;; [.C795] = 12; &quot;grudzień&quot;)" office:value-type="string" office:string-value="listopad" calcext:value-type="string">
            <text:p>listopad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4" calcext:value-type="float">
            <text:p>4</text:p>
          </table:table-cell>
          <table:table-cell table:formula="of:=[.B795] - [.A795]" office:value-type="float" office:value="25" calcext:value-type="float">
            <text:p>25</text:p>
          </table:table-cell>
          <table:table-cell table:formula="of:= 10 * [.G795] * [.H795]" office:value-type="float" office:value="1000" calcext:value-type="float">
            <text:p>1000</text:p>
          </table:table-cell>
          <table:table-cell table:formula="of:=[.I795] + [.F795] + [.E795]" office:value-type="float" office:value="1005.37" calcext:value-type="float">
            <text:p>1005,37</text:p>
          </table:table-cell>
          <table:table-cell table:formula="of:= [.E795] + [.F795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date" office:date-value="2014-12-10" calcext:value-type="date">
            <text:p>2014-12-10</text:p>
          </table:table-cell>
          <table:table-cell table:formula="of:= MONTH([.A796])" office:value-type="float" office:value="11" calcext:value-type="float">
            <text:p>11</text:p>
          </table:table-cell>
          <table:table-cell table:formula="of:=COM.MICROSOFT.IFS([.C796] = 1; &quot;styczeń&quot;; [.C796] = 2; &quot;luty&quot;; [.C796] = 3; &quot;marzec&quot;; [.C796] = 4; &quot;kwiecień&quot;; [.C796] = 5; &quot;maj&quot;; [.C796] = 6; &quot;czerwiec&quot;; [.C796] = 7; &quot;lipiec&quot;; [.C796] = 8; &quot;sierpień&quot;; [.C796] = 9; &quot;wrzesień&quot;; [.C796] = 10; &quot;październik&quot;; [.C796] = 11; &quot;listopad&quot;; [.C796] = 12; &quot;grudzień&quot;)" office:value-type="string" office:string-value="listopad" calcext:value-type="string">
            <text:p>listopad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formula="of:=[.B796] - [.A796]" office:value-type="float" office:value="24" calcext:value-type="float">
            <text:p>24</text:p>
          </table:table-cell>
          <table:table-cell table:formula="of:= 10 * [.G796] * [.H796]" office:value-type="float" office:value="480" calcext:value-type="float">
            <text:p>480</text:p>
          </table:table-cell>
          <table:table-cell table:formula="of:=[.I796] + [.F796] + [.E796]" office:value-type="float" office:value="486.39" calcext:value-type="float">
            <text:p>486,39</text:p>
          </table:table-cell>
          <table:table-cell table:formula="of:= [.E796] + [.F796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date" office:date-value="2014-11-28" calcext:value-type="date">
            <text:p>2014-11-28</text:p>
          </table:table-cell>
          <table:table-cell table:formula="of:= MONTH([.A797])" office:value-type="float" office:value="11" calcext:value-type="float">
            <text:p>11</text:p>
          </table:table-cell>
          <table:table-cell table:formula="of:=COM.MICROSOFT.IFS([.C797] = 1; &quot;styczeń&quot;; [.C797] = 2; &quot;luty&quot;; [.C797] = 3; &quot;marzec&quot;; [.C797] = 4; &quot;kwiecień&quot;; [.C797] = 5; &quot;maj&quot;; [.C797] = 6; &quot;czerwiec&quot;; [.C797] = 7; &quot;lipiec&quot;; [.C797] = 8; &quot;sierpień&quot;; [.C797] = 9; &quot;wrzesień&quot;; [.C797] = 10; &quot;październik&quot;; [.C797] = 11; &quot;listopad&quot;; [.C797] = 12; &quot;grudzień&quot;)" office:value-type="string" office:string-value="listopad" calcext:value-type="string">
            <text:p>listopad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5" calcext:value-type="float">
            <text:p>5</text:p>
          </table:table-cell>
          <table:table-cell table:formula="of:=[.B797] - [.A797]" office:value-type="float" office:value="12" calcext:value-type="float">
            <text:p>12</text:p>
          </table:table-cell>
          <table:table-cell table:formula="of:= 10 * [.G797] * [.H797]" office:value-type="float" office:value="600" calcext:value-type="float">
            <text:p>600</text:p>
          </table:table-cell>
          <table:table-cell table:formula="of:=[.I797] + [.F797] + [.E797]" office:value-type="float" office:value="616.99" calcext:value-type="float">
            <text:p>616,99</text:p>
          </table:table-cell>
          <table:table-cell table:formula="of:= [.E797] + [.F797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date" office:date-value="2014-11-23" calcext:value-type="date">
            <text:p>2014-11-23</text:p>
          </table:table-cell>
          <table:table-cell table:formula="of:= MONTH([.A798])" office:value-type="float" office:value="11" calcext:value-type="float">
            <text:p>11</text:p>
          </table:table-cell>
          <table:table-cell table:formula="of:=COM.MICROSOFT.IFS([.C798] = 1; &quot;styczeń&quot;; [.C798] = 2; &quot;luty&quot;; [.C798] = 3; &quot;marzec&quot;; [.C798] = 4; &quot;kwiecień&quot;; [.C798] = 5; &quot;maj&quot;; [.C798] = 6; &quot;czerwiec&quot;; [.C798] = 7; &quot;lipiec&quot;; [.C798] = 8; &quot;sierpień&quot;; [.C798] = 9; &quot;wrzesień&quot;; [.C798] = 10; &quot;październik&quot;; [.C798] = 11; &quot;listopad&quot;; [.C798] = 12; &quot;grudzień&quot;)" office:value-type="string" office:string-value="listopad" calcext:value-type="string">
            <text:p>listopad</text:p>
          </table:table-cell>
          <table:table-cell office:value-type="float" office:value="5.78" calcext:value-type="float">
            <text:p>5,78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798] - [.A798]" office:value-type="float" office:value="7" calcext:value-type="float">
            <text:p>7</text:p>
          </table:table-cell>
          <table:table-cell table:formula="of:= 10 * [.G798] * [.H798]" office:value-type="float" office:value="420" calcext:value-type="float">
            <text:p>420</text:p>
          </table:table-cell>
          <table:table-cell table:formula="of:=[.I798] + [.F798] + [.E798]" office:value-type="float" office:value="425.93" calcext:value-type="float">
            <text:p>425,93</text:p>
          </table:table-cell>
          <table:table-cell table:formula="of:= [.E798] + [.F798]" office:value-type="float" office:value="5.93" calcext:value-type="float">
            <text:p>5,93</text:p>
          </table:table-cell>
          <table:table-cell table:number-columns-repeated="7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date" office:date-value="2014-12-05" calcext:value-type="date">
            <text:p>2014-12-05</text:p>
          </table:table-cell>
          <table:table-cell table:formula="of:= MONTH([.A799])" office:value-type="float" office:value="11" calcext:value-type="float">
            <text:p>11</text:p>
          </table:table-cell>
          <table:table-cell table:formula="of:=COM.MICROSOFT.IFS([.C799] = 1; &quot;styczeń&quot;; [.C799] = 2; &quot;luty&quot;; [.C799] = 3; &quot;marzec&quot;; [.C799] = 4; &quot;kwiecień&quot;; [.C799] = 5; &quot;maj&quot;; [.C799] = 6; &quot;czerwiec&quot;; [.C799] = 7; &quot;lipiec&quot;; [.C799] = 8; &quot;sierpień&quot;; [.C799] = 9; &quot;wrzesień&quot;; [.C799] = 10; &quot;październik&quot;; [.C799] = 11; &quot;listopad&quot;; [.C799] = 12; &quot;grudzień&quot;)" office:value-type="string" office:string-value="listopad" calcext:value-type="string">
            <text:p>listopad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5" calcext:value-type="float">
            <text:p>5</text:p>
          </table:table-cell>
          <table:table-cell table:formula="of:=[.B799] - [.A799]" office:value-type="float" office:value="19" calcext:value-type="float">
            <text:p>19</text:p>
          </table:table-cell>
          <table:table-cell table:formula="of:= 10 * [.G799] * [.H799]" office:value-type="float" office:value="950" calcext:value-type="float">
            <text:p>950</text:p>
          </table:table-cell>
          <table:table-cell table:formula="of:=[.I799] + [.F799] + [.E799]" office:value-type="float" office:value="962" calcext:value-type="float">
            <text:p>962</text:p>
          </table:table-cell>
          <table:table-cell table:formula="of:= [.E799] + [.F799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date" office:date-value="2014-12-12" calcext:value-type="date">
            <text:p>2014-12-12</text:p>
          </table:table-cell>
          <table:table-cell table:formula="of:= MONTH([.A800])" office:value-type="float" office:value="11" calcext:value-type="float">
            <text:p>11</text:p>
          </table:table-cell>
          <table:table-cell table:formula="of:=COM.MICROSOFT.IFS([.C800] = 1; &quot;styczeń&quot;; [.C800] = 2; &quot;luty&quot;; [.C800] = 3; &quot;marzec&quot;; [.C800] = 4; &quot;kwiecień&quot;; [.C800] = 5; &quot;maj&quot;; [.C800] = 6; &quot;czerwiec&quot;; [.C800] = 7; &quot;lipiec&quot;; [.C800] = 8; &quot;sierpień&quot;; [.C800] = 9; &quot;wrzesień&quot;; [.C800] = 10; &quot;październik&quot;; [.C800] = 11; &quot;listopad&quot;; [.C800] = 12; &quot;grudzień&quot;)" office:value-type="string" office:string-value="listopad" calcext:value-type="string">
            <text:p>listopad</text:p>
          </table:table-cell>
          <table:table-cell office:value-type="float" office:value="11.78" calcext:value-type="float">
            <text:p>11,78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formula="of:=[.B800] - [.A800]" office:value-type="float" office:value="26" calcext:value-type="float">
            <text:p>26</text:p>
          </table:table-cell>
          <table:table-cell table:formula="of:= 10 * [.G800] * [.H800]" office:value-type="float" office:value="520" calcext:value-type="float">
            <text:p>520</text:p>
          </table:table-cell>
          <table:table-cell table:formula="of:=[.I800] + [.F800] + [.E800]" office:value-type="float" office:value="532.09" calcext:value-type="float">
            <text:p>532,09</text:p>
          </table:table-cell>
          <table:table-cell table:formula="of:= [.E800] + [.F800]" office:value-type="float" office:value="12.09" calcext:value-type="float">
            <text:p>12,09</text:p>
          </table:table-cell>
          <table:table-cell table:number-columns-repeated="7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date" office:date-value="2014-12-01" calcext:value-type="date">
            <text:p>2014-12-01</text:p>
          </table:table-cell>
          <table:table-cell table:formula="of:= MONTH([.A801])" office:value-type="float" office:value="11" calcext:value-type="float">
            <text:p>11</text:p>
          </table:table-cell>
          <table:table-cell table:formula="of:=COM.MICROSOFT.IFS([.C801] = 1; &quot;styczeń&quot;; [.C801] = 2; &quot;luty&quot;; [.C801] = 3; &quot;marzec&quot;; [.C801] = 4; &quot;kwiecień&quot;; [.C801] = 5; &quot;maj&quot;; [.C801] = 6; &quot;czerwiec&quot;; [.C801] = 7; &quot;lipiec&quot;; [.C801] = 8; &quot;sierpień&quot;; [.C801] = 9; &quot;wrzesień&quot;; [.C801] = 10; &quot;październik&quot;; [.C801] = 11; &quot;listopad&quot;; [.C801] = 12; &quot;grudzień&quot;)" office:value-type="string" office:string-value="listopad" calcext:value-type="string">
            <text:p>listopad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formula="of:=[.B801] - [.A801]" office:value-type="float" office:value="15" calcext:value-type="float">
            <text:p>15</text:p>
          </table:table-cell>
          <table:table-cell table:formula="of:= 10 * [.G801] * [.H801]" office:value-type="float" office:value="900" calcext:value-type="float">
            <text:p>900</text:p>
          </table:table-cell>
          <table:table-cell table:formula="of:=[.I801] + [.F801] + [.E801]" office:value-type="float" office:value="908.61" calcext:value-type="float">
            <text:p>908,61</text:p>
          </table:table-cell>
          <table:table-cell table:formula="of:= [.E801] + [.F801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11-16" calcext:value-type="date">
            <text:p>2014-11-16</text:p>
          </table:table-cell>
          <table:table-cell office:value-type="date" office:date-value="2014-12-03" calcext:value-type="date">
            <text:p>2014-12-03</text:p>
          </table:table-cell>
          <table:table-cell table:formula="of:= MONTH([.A802])" office:value-type="float" office:value="11" calcext:value-type="float">
            <text:p>11</text:p>
          </table:table-cell>
          <table:table-cell table:formula="of:=COM.MICROSOFT.IFS([.C802] = 1; &quot;styczeń&quot;; [.C802] = 2; &quot;luty&quot;; [.C802] = 3; &quot;marzec&quot;; [.C802] = 4; &quot;kwiecień&quot;; [.C802] = 5; &quot;maj&quot;; [.C802] = 6; &quot;czerwiec&quot;; [.C802] = 7; &quot;lipiec&quot;; [.C802] = 8; &quot;sierpień&quot;; [.C802] = 9; &quot;wrzesień&quot;; [.C802] = 10; &quot;październik&quot;; [.C802] = 11; &quot;listopad&quot;; [.C802] = 12; &quot;grudzień&quot;)" office:value-type="string" office:string-value="listopad" calcext:value-type="string">
            <text:p>listopad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6" calcext:value-type="float">
            <text:p>6</text:p>
          </table:table-cell>
          <table:table-cell table:formula="of:=[.B802] - [.A802]" office:value-type="float" office:value="17" calcext:value-type="float">
            <text:p>17</text:p>
          </table:table-cell>
          <table:table-cell table:formula="of:= 10 * [.G802] * [.H802]" office:value-type="float" office:value="1020" calcext:value-type="float">
            <text:p>1020</text:p>
          </table:table-cell>
          <table:table-cell table:formula="of:=[.I802] + [.F802] + [.E802]" office:value-type="float" office:value="1026.93" calcext:value-type="float">
            <text:p>1026,93</text:p>
          </table:table-cell>
          <table:table-cell table:formula="of:= [.E802] + [.F802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date" office:date-value="2014-11-21" calcext:value-type="date">
            <text:p>2014-11-21</text:p>
          </table:table-cell>
          <table:table-cell table:formula="of:= MONTH([.A803])" office:value-type="float" office:value="11" calcext:value-type="float">
            <text:p>11</text:p>
          </table:table-cell>
          <table:table-cell table:formula="of:=COM.MICROSOFT.IFS([.C803] = 1; &quot;styczeń&quot;; [.C803] = 2; &quot;luty&quot;; [.C803] = 3; &quot;marzec&quot;; [.C803] = 4; &quot;kwiecień&quot;; [.C803] = 5; &quot;maj&quot;; [.C803] = 6; &quot;czerwiec&quot;; [.C803] = 7; &quot;lipiec&quot;; [.C803] = 8; &quot;sierpień&quot;; [.C803] = 9; &quot;wrzesień&quot;; [.C803] = 10; &quot;październik&quot;; [.C803] = 11; &quot;listopad&quot;; [.C803] = 12; &quot;grudzień&quot;)" office:value-type="string" office:string-value="listopad" calcext:value-type="string">
            <text:p>listopad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803] - [.A803]" office:value-type="float" office:value="4" calcext:value-type="float">
            <text:p>4</text:p>
          </table:table-cell>
          <table:table-cell table:formula="of:= 10 * [.G803] * [.H803]" office:value-type="float" office:value="240" calcext:value-type="float">
            <text:p>240</text:p>
          </table:table-cell>
          <table:table-cell table:formula="of:=[.I803] + [.F803] + [.E803]" office:value-type="float" office:value="244.04" calcext:value-type="float">
            <text:p>244,04</text:p>
          </table:table-cell>
          <table:table-cell table:formula="of:= [.E803] + [.F803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date" office:date-value="2014-12-07" calcext:value-type="date">
            <text:p>2014-12-07</text:p>
          </table:table-cell>
          <table:table-cell table:formula="of:= MONTH([.A804])" office:value-type="float" office:value="11" calcext:value-type="float">
            <text:p>11</text:p>
          </table:table-cell>
          <table:table-cell table:formula="of:=COM.MICROSOFT.IFS([.C804] = 1; &quot;styczeń&quot;; [.C804] = 2; &quot;luty&quot;; [.C804] = 3; &quot;marzec&quot;; [.C804] = 4; &quot;kwiecień&quot;; [.C804] = 5; &quot;maj&quot;; [.C804] = 6; &quot;czerwiec&quot;; [.C804] = 7; &quot;lipiec&quot;; [.C804] = 8; &quot;sierpień&quot;; [.C804] = 9; &quot;wrzesień&quot;; [.C804] = 10; &quot;październik&quot;; [.C804] = 11; &quot;listopad&quot;; [.C804] = 12; &quot;grudzień&quot;)" office:value-type="string" office:string-value="listopad" calcext:value-type="string">
            <text:p>listopad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table:formula="of:=[.B804] - [.A804]" office:value-type="float" office:value="20" calcext:value-type="float">
            <text:p>20</text:p>
          </table:table-cell>
          <table:table-cell table:formula="of:= 10 * [.G804] * [.H804]" office:value-type="float" office:value="1200" calcext:value-type="float">
            <text:p>1200</text:p>
          </table:table-cell>
          <table:table-cell table:formula="of:=[.I804] + [.F804] + [.E804]" office:value-type="float" office:value="1203.66" calcext:value-type="float">
            <text:p>1203,66</text:p>
          </table:table-cell>
          <table:table-cell table:formula="of:= [.E804] + [.F804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date" office:date-value="2014-12-07" calcext:value-type="date">
            <text:p>2014-12-07</text:p>
          </table:table-cell>
          <table:table-cell table:formula="of:= MONTH([.A805])" office:value-type="float" office:value="11" calcext:value-type="float">
            <text:p>11</text:p>
          </table:table-cell>
          <table:table-cell table:formula="of:=COM.MICROSOFT.IFS([.C805] = 1; &quot;styczeń&quot;; [.C805] = 2; &quot;luty&quot;; [.C805] = 3; &quot;marzec&quot;; [.C805] = 4; &quot;kwiecień&quot;; [.C805] = 5; &quot;maj&quot;; [.C805] = 6; &quot;czerwiec&quot;; [.C805] = 7; &quot;lipiec&quot;; [.C805] = 8; &quot;sierpień&quot;; [.C805] = 9; &quot;wrzesień&quot;; [.C805] = 10; &quot;październik&quot;; [.C805] = 11; &quot;listopad&quot;; [.C805] = 12; &quot;grudzień&quot;)" office:value-type="string" office:string-value="listopad" calcext:value-type="string">
            <text:p>listopad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table:formula="of:=[.B805] - [.A805]" office:value-type="float" office:value="20" calcext:value-type="float">
            <text:p>20</text:p>
          </table:table-cell>
          <table:table-cell table:formula="of:= 10 * [.G805] * [.H805]" office:value-type="float" office:value="1000" calcext:value-type="float">
            <text:p>1000</text:p>
          </table:table-cell>
          <table:table-cell table:formula="of:=[.I805] + [.F805] + [.E805]" office:value-type="float" office:value="1014.5" calcext:value-type="float">
            <text:p>1014,5</text:p>
          </table:table-cell>
          <table:table-cell table:formula="of:= [.E805] + [.F805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date" office:date-value="2014-11-24" calcext:value-type="date">
            <text:p>2014-11-24</text:p>
          </table:table-cell>
          <table:table-cell table:formula="of:= MONTH([.A806])" office:value-type="float" office:value="11" calcext:value-type="float">
            <text:p>11</text:p>
          </table:table-cell>
          <table:table-cell table:formula="of:=COM.MICROSOFT.IFS([.C806] = 1; &quot;styczeń&quot;; [.C806] = 2; &quot;luty&quot;; [.C806] = 3; &quot;marzec&quot;; [.C806] = 4; &quot;kwiecień&quot;; [.C806] = 5; &quot;maj&quot;; [.C806] = 6; &quot;czerwiec&quot;; [.C806] = 7; &quot;lipiec&quot;; [.C806] = 8; &quot;sierpień&quot;; [.C806] = 9; &quot;wrzesień&quot;; [.C806] = 10; &quot;październik&quot;; [.C806] = 11; &quot;listopad&quot;; [.C806] = 12; &quot;grudzień&quot;)" office:value-type="string" office:string-value="listopad" calcext:value-type="string">
            <text:p>listopad</text:p>
          </table:table-cell>
          <table:table-cell office:value-type="float" office:value="5.57" calcext:value-type="float">
            <text:p>5,5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806] - [.A806]" office:value-type="float" office:value="7" calcext:value-type="float">
            <text:p>7</text:p>
          </table:table-cell>
          <table:table-cell table:formula="of:= 10 * [.G806] * [.H806]" office:value-type="float" office:value="140" calcext:value-type="float">
            <text:p>140</text:p>
          </table:table-cell>
          <table:table-cell table:formula="of:=[.I806] + [.F806] + [.E806]" office:value-type="float" office:value="145.72" calcext:value-type="float">
            <text:p>145,72</text:p>
          </table:table-cell>
          <table:table-cell table:formula="of:= [.E806] + [.F806]" office:value-type="float" office:value="5.72" calcext:value-type="float">
            <text:p>5,72</text:p>
          </table:table-cell>
          <table:table-cell table:number-columns-repeated="7"/>
        </table:table-row>
        <table:table-row table:style-name="ro1">
          <table:table-cell office:value-type="date" office:date-value="2014-11-17" calcext:value-type="date">
            <text:p>2014-11-17</text:p>
          </table:table-cell>
          <table:table-cell office:value-type="date" office:date-value="2014-12-06" calcext:value-type="date">
            <text:p>2014-12-06</text:p>
          </table:table-cell>
          <table:table-cell table:formula="of:= MONTH([.A807])" office:value-type="float" office:value="11" calcext:value-type="float">
            <text:p>11</text:p>
          </table:table-cell>
          <table:table-cell table:formula="of:=COM.MICROSOFT.IFS([.C807] = 1; &quot;styczeń&quot;; [.C807] = 2; &quot;luty&quot;; [.C807] = 3; &quot;marzec&quot;; [.C807] = 4; &quot;kwiecień&quot;; [.C807] = 5; &quot;maj&quot;; [.C807] = 6; &quot;czerwiec&quot;; [.C807] = 7; &quot;lipiec&quot;; [.C807] = 8; &quot;sierpień&quot;; [.C807] = 9; &quot;wrzesień&quot;; [.C807] = 10; &quot;październik&quot;; [.C807] = 11; &quot;listopad&quot;; [.C807] = 12; &quot;grudzień&quot;)" office:value-type="string" office:string-value="listopad" calcext:value-type="string">
            <text:p>listopad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807] - [.A807]" office:value-type="float" office:value="19" calcext:value-type="float">
            <text:p>19</text:p>
          </table:table-cell>
          <table:table-cell table:formula="of:= 10 * [.G807] * [.H807]" office:value-type="float" office:value="380" calcext:value-type="float">
            <text:p>380</text:p>
          </table:table-cell>
          <table:table-cell table:formula="of:=[.I807] + [.F807] + [.E807]" office:value-type="float" office:value="388.95" calcext:value-type="float">
            <text:p>388,95</text:p>
          </table:table-cell>
          <table:table-cell table:formula="of:= [.E807] + [.F807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11-18" calcext:value-type="date">
            <text:p>2014-11-18</text:p>
          </table:table-cell>
          <table:table-cell office:value-type="date" office:date-value="2014-12-14" calcext:value-type="date">
            <text:p>2014-12-14</text:p>
          </table:table-cell>
          <table:table-cell table:formula="of:= MONTH([.A808])" office:value-type="float" office:value="11" calcext:value-type="float">
            <text:p>11</text:p>
          </table:table-cell>
          <table:table-cell table:formula="of:=COM.MICROSOFT.IFS([.C808] = 1; &quot;styczeń&quot;; [.C808] = 2; &quot;luty&quot;; [.C808] = 3; &quot;marzec&quot;; [.C808] = 4; &quot;kwiecień&quot;; [.C808] = 5; &quot;maj&quot;; [.C808] = 6; &quot;czerwiec&quot;; [.C808] = 7; &quot;lipiec&quot;; [.C808] = 8; &quot;sierpień&quot;; [.C808] = 9; &quot;wrzesień&quot;; [.C808] = 10; &quot;październik&quot;; [.C808] = 11; &quot;listopad&quot;; [.C808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808] - [.A808]" office:value-type="float" office:value="26" calcext:value-type="float">
            <text:p>26</text:p>
          </table:table-cell>
          <table:table-cell table:formula="of:= 10 * [.G808] * [.H808]" office:value-type="float" office:value="780" calcext:value-type="float">
            <text:p>780</text:p>
          </table:table-cell>
          <table:table-cell table:formula="of:=[.I808] + [.F808] + [.E808]" office:value-type="float" office:value="785.82" calcext:value-type="float">
            <text:p>785,82</text:p>
          </table:table-cell>
          <table:table-cell table:formula="of:= [.E808] + [.F808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18" calcext:value-type="date">
            <text:p>2014-11-18</text:p>
          </table:table-cell>
          <table:table-cell office:value-type="date" office:date-value="2014-11-29" calcext:value-type="date">
            <text:p>2014-11-29</text:p>
          </table:table-cell>
          <table:table-cell table:formula="of:= MONTH([.A809])" office:value-type="float" office:value="11" calcext:value-type="float">
            <text:p>11</text:p>
          </table:table-cell>
          <table:table-cell table:formula="of:=COM.MICROSOFT.IFS([.C809] = 1; &quot;styczeń&quot;; [.C809] = 2; &quot;luty&quot;; [.C809] = 3; &quot;marzec&quot;; [.C809] = 4; &quot;kwiecień&quot;; [.C809] = 5; &quot;maj&quot;; [.C809] = 6; &quot;czerwiec&quot;; [.C809] = 7; &quot;lipiec&quot;; [.C809] = 8; &quot;sierpień&quot;; [.C809] = 9; &quot;wrzesień&quot;; [.C809] = 10; &quot;październik&quot;; [.C809] = 11; &quot;listopad&quot;; [.C809] = 12; &quot;grudzień&quot;)" office:value-type="string" office:string-value="listopad" calcext:value-type="string">
            <text:p>listopad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809] - [.A809]" office:value-type="float" office:value="11" calcext:value-type="float">
            <text:p>11</text:p>
          </table:table-cell>
          <table:table-cell table:formula="of:= 10 * [.G809] * [.H809]" office:value-type="float" office:value="440" calcext:value-type="float">
            <text:p>440</text:p>
          </table:table-cell>
          <table:table-cell table:formula="of:=[.I809] + [.F809] + [.E809]" office:value-type="float" office:value="444.04" calcext:value-type="float">
            <text:p>444,04</text:p>
          </table:table-cell>
          <table:table-cell table:formula="of:= [.E809] + [.F809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1-18" calcext:value-type="date">
            <text:p>2014-11-18</text:p>
          </table:table-cell>
          <table:table-cell office:value-type="date" office:date-value="2014-11-23" calcext:value-type="date">
            <text:p>2014-11-23</text:p>
          </table:table-cell>
          <table:table-cell table:formula="of:= MONTH([.A810])" office:value-type="float" office:value="11" calcext:value-type="float">
            <text:p>11</text:p>
          </table:table-cell>
          <table:table-cell table:formula="of:=COM.MICROSOFT.IFS([.C810] = 1; &quot;styczeń&quot;; [.C810] = 2; &quot;luty&quot;; [.C810] = 3; &quot;marzec&quot;; [.C810] = 4; &quot;kwiecień&quot;; [.C810] = 5; &quot;maj&quot;; [.C810] = 6; &quot;czerwiec&quot;; [.C810] = 7; &quot;lipiec&quot;; [.C810] = 8; &quot;sierpień&quot;; [.C810] = 9; &quot;wrzesień&quot;; [.C810] = 10; &quot;październik&quot;; [.C810] = 11; &quot;listopad&quot;; [.C810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810] - [.A810]" office:value-type="float" office:value="5" calcext:value-type="float">
            <text:p>5</text:p>
          </table:table-cell>
          <table:table-cell table:formula="of:= 10 * [.G810] * [.H810]" office:value-type="float" office:value="150" calcext:value-type="float">
            <text:p>150</text:p>
          </table:table-cell>
          <table:table-cell table:formula="of:=[.I810] + [.F810] + [.E810]" office:value-type="float" office:value="155.82" calcext:value-type="float">
            <text:p>155,82</text:p>
          </table:table-cell>
          <table:table-cell table:formula="of:= [.E810] + [.F810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19" calcext:value-type="date">
            <text:p>2014-11-19</text:p>
          </table:table-cell>
          <table:table-cell office:value-type="date" office:date-value="2014-12-11" calcext:value-type="date">
            <text:p>2014-12-11</text:p>
          </table:table-cell>
          <table:table-cell table:formula="of:= MONTH([.A811])" office:value-type="float" office:value="11" calcext:value-type="float">
            <text:p>11</text:p>
          </table:table-cell>
          <table:table-cell table:formula="of:=COM.MICROSOFT.IFS([.C811] = 1; &quot;styczeń&quot;; [.C811] = 2; &quot;luty&quot;; [.C811] = 3; &quot;marzec&quot;; [.C811] = 4; &quot;kwiecień&quot;; [.C811] = 5; &quot;maj&quot;; [.C811] = 6; &quot;czerwiec&quot;; [.C811] = 7; &quot;lipiec&quot;; [.C811] = 8; &quot;sierpień&quot;; [.C811] = 9; &quot;wrzesień&quot;; [.C811] = 10; &quot;październik&quot;; [.C811] = 11; &quot;listopad&quot;; [.C811] = 12; &quot;grudzień&quot;)" office:value-type="string" office:string-value="listopad" calcext:value-type="string">
            <text:p>listopad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811] - [.A811]" office:value-type="float" office:value="22" calcext:value-type="float">
            <text:p>22</text:p>
          </table:table-cell>
          <table:table-cell table:formula="of:= 10 * [.G811] * [.H811]" office:value-type="float" office:value="1320" calcext:value-type="float">
            <text:p>1320</text:p>
          </table:table-cell>
          <table:table-cell table:formula="of:=[.I811] + [.F811] + [.E811]" office:value-type="float" office:value="1326.51" calcext:value-type="float">
            <text:p>1326,51</text:p>
          </table:table-cell>
          <table:table-cell table:formula="of:= [.E811] + [.F811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1-19" calcext:value-type="date">
            <text:p>2014-11-19</text:p>
          </table:table-cell>
          <table:table-cell office:value-type="date" office:date-value="2014-11-27" calcext:value-type="date">
            <text:p>2014-11-27</text:p>
          </table:table-cell>
          <table:table-cell table:formula="of:= MONTH([.A812])" office:value-type="float" office:value="11" calcext:value-type="float">
            <text:p>11</text:p>
          </table:table-cell>
          <table:table-cell table:formula="of:=COM.MICROSOFT.IFS([.C812] = 1; &quot;styczeń&quot;; [.C812] = 2; &quot;luty&quot;; [.C812] = 3; &quot;marzec&quot;; [.C812] = 4; &quot;kwiecień&quot;; [.C812] = 5; &quot;maj&quot;; [.C812] = 6; &quot;czerwiec&quot;; [.C812] = 7; &quot;lipiec&quot;; [.C812] = 8; &quot;sierpień&quot;; [.C812] = 9; &quot;wrzesień&quot;; [.C812] = 10; &quot;październik&quot;; [.C812] = 11; &quot;listopad&quot;; [.C812] = 12; &quot;grudzień&quot;)" office:value-type="string" office:string-value="listopad" calcext:value-type="string">
            <text:p>listopad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table:formula="of:=[.B812] - [.A812]" office:value-type="float" office:value="8" calcext:value-type="float">
            <text:p>8</text:p>
          </table:table-cell>
          <table:table-cell table:formula="of:= 10 * [.G812] * [.H812]" office:value-type="float" office:value="320" calcext:value-type="float">
            <text:p>320</text:p>
          </table:table-cell>
          <table:table-cell table:formula="of:=[.I812] + [.F812] + [.E812]" office:value-type="float" office:value="322.06" calcext:value-type="float">
            <text:p>322,06</text:p>
          </table:table-cell>
          <table:table-cell table:formula="of:= [.E812] + [.F812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1-19" calcext:value-type="date">
            <text:p>2014-11-19</text:p>
          </table:table-cell>
          <table:table-cell office:value-type="date" office:date-value="2014-11-29" calcext:value-type="date">
            <text:p>2014-11-29</text:p>
          </table:table-cell>
          <table:table-cell table:formula="of:= MONTH([.A813])" office:value-type="float" office:value="11" calcext:value-type="float">
            <text:p>11</text:p>
          </table:table-cell>
          <table:table-cell table:formula="of:=COM.MICROSOFT.IFS([.C813] = 1; &quot;styczeń&quot;; [.C813] = 2; &quot;luty&quot;; [.C813] = 3; &quot;marzec&quot;; [.C813] = 4; &quot;kwiecień&quot;; [.C813] = 5; &quot;maj&quot;; [.C813] = 6; &quot;czerwiec&quot;; [.C813] = 7; &quot;lipiec&quot;; [.C813] = 8; &quot;sierpień&quot;; [.C813] = 9; &quot;wrzesień&quot;; [.C813] = 10; &quot;październik&quot;; [.C813] = 11; &quot;listopad&quot;; [.C813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813] - [.A813]" office:value-type="float" office:value="10" calcext:value-type="float">
            <text:p>10</text:p>
          </table:table-cell>
          <table:table-cell table:formula="of:= 10 * [.G813] * [.H813]" office:value-type="float" office:value="300" calcext:value-type="float">
            <text:p>300</text:p>
          </table:table-cell>
          <table:table-cell table:formula="of:=[.I813] + [.F813] + [.E813]" office:value-type="float" office:value="305.82" calcext:value-type="float">
            <text:p>305,82</text:p>
          </table:table-cell>
          <table:table-cell table:formula="of:= [.E813] + [.F813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19" calcext:value-type="date">
            <text:p>2014-11-19</text:p>
          </table:table-cell>
          <table:table-cell office:value-type="date" office:date-value="2014-11-26" calcext:value-type="date">
            <text:p>2014-11-26</text:p>
          </table:table-cell>
          <table:table-cell table:formula="of:= MONTH([.A814])" office:value-type="float" office:value="11" calcext:value-type="float">
            <text:p>11</text:p>
          </table:table-cell>
          <table:table-cell table:formula="of:=COM.MICROSOFT.IFS([.C814] = 1; &quot;styczeń&quot;; [.C814] = 2; &quot;luty&quot;; [.C814] = 3; &quot;marzec&quot;; [.C814] = 4; &quot;kwiecień&quot;; [.C814] = 5; &quot;maj&quot;; [.C814] = 6; &quot;czerwiec&quot;; [.C814] = 7; &quot;lipiec&quot;; [.C814] = 8; &quot;sierpień&quot;; [.C814] = 9; &quot;wrzesień&quot;; [.C814] = 10; &quot;październik&quot;; [.C814] = 11; &quot;listopad&quot;; [.C814] = 12; &quot;grudzień&quot;)" office:value-type="string" office:string-value="listopad" calcext:value-type="string">
            <text:p>listopad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814] - [.A814]" office:value-type="float" office:value="7" calcext:value-type="float">
            <text:p>7</text:p>
          </table:table-cell>
          <table:table-cell table:formula="of:= 10 * [.G814] * [.H814]" office:value-type="float" office:value="350" calcext:value-type="float">
            <text:p>350</text:p>
          </table:table-cell>
          <table:table-cell table:formula="of:=[.I814] + [.F814] + [.E814]" office:value-type="float" office:value="356.6" calcext:value-type="float">
            <text:p>356,6</text:p>
          </table:table-cell>
          <table:table-cell table:formula="of:= [.E814] + [.F814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1-20" calcext:value-type="date">
            <text:p>2014-11-20</text:p>
          </table:table-cell>
          <table:table-cell office:value-type="date" office:date-value="2014-11-28" calcext:value-type="date">
            <text:p>2014-11-28</text:p>
          </table:table-cell>
          <table:table-cell table:formula="of:= MONTH([.A815])" office:value-type="float" office:value="11" calcext:value-type="float">
            <text:p>11</text:p>
          </table:table-cell>
          <table:table-cell table:formula="of:=COM.MICROSOFT.IFS([.C815] = 1; &quot;styczeń&quot;; [.C815] = 2; &quot;luty&quot;; [.C815] = 3; &quot;marzec&quot;; [.C815] = 4; &quot;kwiecień&quot;; [.C815] = 5; &quot;maj&quot;; [.C815] = 6; &quot;czerwiec&quot;; [.C815] = 7; &quot;lipiec&quot;; [.C815] = 8; &quot;sierpień&quot;; [.C815] = 9; &quot;wrzesień&quot;; [.C815] = 10; &quot;październik&quot;; [.C815] = 11; &quot;listopad&quot;; [.C815] = 12; &quot;grudzień&quot;)" office:value-type="string" office:string-value="listopad" calcext:value-type="string">
            <text:p>listopad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formula="of:=[.B815] - [.A815]" office:value-type="float" office:value="8" calcext:value-type="float">
            <text:p>8</text:p>
          </table:table-cell>
          <table:table-cell table:formula="of:= 10 * [.G815] * [.H815]" office:value-type="float" office:value="480" calcext:value-type="float">
            <text:p>480</text:p>
          </table:table-cell>
          <table:table-cell table:formula="of:=[.I815] + [.F815] + [.E815]" office:value-type="float" office:value="488.61" calcext:value-type="float">
            <text:p>488,61</text:p>
          </table:table-cell>
          <table:table-cell table:formula="of:= [.E815] + [.F815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11-20" calcext:value-type="date">
            <text:p>2014-11-20</text:p>
          </table:table-cell>
          <table:table-cell office:value-type="date" office:date-value="2014-11-25" calcext:value-type="date">
            <text:p>2014-11-25</text:p>
          </table:table-cell>
          <table:table-cell table:formula="of:= MONTH([.A816])" office:value-type="float" office:value="11" calcext:value-type="float">
            <text:p>11</text:p>
          </table:table-cell>
          <table:table-cell table:formula="of:=COM.MICROSOFT.IFS([.C816] = 1; &quot;styczeń&quot;; [.C816] = 2; &quot;luty&quot;; [.C816] = 3; &quot;marzec&quot;; [.C816] = 4; &quot;kwiecień&quot;; [.C816] = 5; &quot;maj&quot;; [.C816] = 6; &quot;czerwiec&quot;; [.C816] = 7; &quot;lipiec&quot;; [.C816] = 8; &quot;sierpień&quot;; [.C816] = 9; &quot;wrzesień&quot;; [.C816] = 10; &quot;październik&quot;; [.C816] = 11; &quot;listopad&quot;; [.C816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816] - [.A816]" office:value-type="float" office:value="5" calcext:value-type="float">
            <text:p>5</text:p>
          </table:table-cell>
          <table:table-cell table:formula="of:= 10 * [.G816] * [.H816]" office:value-type="float" office:value="250" calcext:value-type="float">
            <text:p>250</text:p>
          </table:table-cell>
          <table:table-cell table:formula="of:=[.I816] + [.F816] + [.E816]" office:value-type="float" office:value="255.82" calcext:value-type="float">
            <text:p>255,82</text:p>
          </table:table-cell>
          <table:table-cell table:formula="of:= [.E816] + [.F816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20" calcext:value-type="date">
            <text:p>2014-11-20</text:p>
          </table:table-cell>
          <table:table-cell office:value-type="date" office:date-value="2014-11-22" calcext:value-type="date">
            <text:p>2014-11-22</text:p>
          </table:table-cell>
          <table:table-cell table:formula="of:= MONTH([.A817])" office:value-type="float" office:value="11" calcext:value-type="float">
            <text:p>11</text:p>
          </table:table-cell>
          <table:table-cell table:formula="of:=COM.MICROSOFT.IFS([.C817] = 1; &quot;styczeń&quot;; [.C817] = 2; &quot;luty&quot;; [.C817] = 3; &quot;marzec&quot;; [.C817] = 4; &quot;kwiecień&quot;; [.C817] = 5; &quot;maj&quot;; [.C817] = 6; &quot;czerwiec&quot;; [.C817] = 7; &quot;lipiec&quot;; [.C817] = 8; &quot;sierpień&quot;; [.C817] = 9; &quot;wrzesień&quot;; [.C817] = 10; &quot;październik&quot;; [.C817] = 11; &quot;listopad&quot;; [.C817] = 12; &quot;grudzień&quot;)" office:value-type="string" office:string-value="listopad" calcext:value-type="string">
            <text:p>listopad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B817] - [.A817]" office:value-type="float" office:value="2" calcext:value-type="float">
            <text:p>2</text:p>
          </table:table-cell>
          <table:table-cell table:formula="of:= 10 * [.G817] * [.H817]" office:value-type="float" office:value="40" calcext:value-type="float">
            <text:p>40</text:p>
          </table:table-cell>
          <table:table-cell table:formula="of:=[.I817] + [.F817] + [.E817]" office:value-type="float" office:value="42.79" calcext:value-type="float">
            <text:p>42,79</text:p>
          </table:table-cell>
          <table:table-cell table:formula="of:= [.E817] + [.F817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11-21" calcext:value-type="date">
            <text:p>2014-11-21</text:p>
          </table:table-cell>
          <table:table-cell office:value-type="date" office:date-value="2014-12-07" calcext:value-type="date">
            <text:p>2014-12-07</text:p>
          </table:table-cell>
          <table:table-cell table:formula="of:= MONTH([.A818])" office:value-type="float" office:value="11" calcext:value-type="float">
            <text:p>11</text:p>
          </table:table-cell>
          <table:table-cell table:formula="of:=COM.MICROSOFT.IFS([.C818] = 1; &quot;styczeń&quot;; [.C818] = 2; &quot;luty&quot;; [.C818] = 3; &quot;marzec&quot;; [.C818] = 4; &quot;kwiecień&quot;; [.C818] = 5; &quot;maj&quot;; [.C818] = 6; &quot;czerwiec&quot;; [.C818] = 7; &quot;lipiec&quot;; [.C818] = 8; &quot;sierpień&quot;; [.C818] = 9; &quot;wrzesień&quot;; [.C818] = 10; &quot;październik&quot;; [.C818] = 11; &quot;listopad&quot;; [.C818] = 12; &quot;grudzień&quot;)" office:value-type="string" office:string-value="listopad" calcext:value-type="string">
            <text:p>listopad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formula="of:=[.B818] - [.A818]" office:value-type="float" office:value="16" calcext:value-type="float">
            <text:p>16</text:p>
          </table:table-cell>
          <table:table-cell table:formula="of:= 10 * [.G818] * [.H818]" office:value-type="float" office:value="640" calcext:value-type="float">
            <text:p>640</text:p>
          </table:table-cell>
          <table:table-cell table:formula="of:=[.I818] + [.F818] + [.E818]" office:value-type="float" office:value="647.5" calcext:value-type="float">
            <text:p>647,5</text:p>
          </table:table-cell>
          <table:table-cell table:formula="of:= [.E818] + [.F818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11-21" calcext:value-type="date">
            <text:p>2014-11-21</text:p>
          </table:table-cell>
          <table:table-cell office:value-type="date" office:date-value="2014-12-17" calcext:value-type="date">
            <text:p>2014-12-17</text:p>
          </table:table-cell>
          <table:table-cell table:formula="of:= MONTH([.A819])" office:value-type="float" office:value="11" calcext:value-type="float">
            <text:p>11</text:p>
          </table:table-cell>
          <table:table-cell table:formula="of:=COM.MICROSOFT.IFS([.C819] = 1; &quot;styczeń&quot;; [.C819] = 2; &quot;luty&quot;; [.C819] = 3; &quot;marzec&quot;; [.C819] = 4; &quot;kwiecień&quot;; [.C819] = 5; &quot;maj&quot;; [.C819] = 6; &quot;czerwiec&quot;; [.C819] = 7; &quot;lipiec&quot;; [.C819] = 8; &quot;sierpień&quot;; [.C819] = 9; &quot;wrzesień&quot;; [.C819] = 10; &quot;październik&quot;; [.C819] = 11; &quot;listopad&quot;; [.C819] = 12; &quot;grudzień&quot;)" office:value-type="string" office:string-value="listopad" calcext:value-type="string">
            <text:p>listopad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table:formula="of:=[.B819] - [.A819]" office:value-type="float" office:value="26" calcext:value-type="float">
            <text:p>26</text:p>
          </table:table-cell>
          <table:table-cell table:formula="of:= 10 * [.G819] * [.H819]" office:value-type="float" office:value="1560" calcext:value-type="float">
            <text:p>1560</text:p>
          </table:table-cell>
          <table:table-cell table:formula="of:=[.I819] + [.F819] + [.E819]" office:value-type="float" office:value="1565.37" calcext:value-type="float">
            <text:p>1565,37</text:p>
          </table:table-cell>
          <table:table-cell table:formula="of:= [.E819] + [.F819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date" office:date-value="2014-11-25" calcext:value-type="date">
            <text:p>2014-11-25</text:p>
          </table:table-cell>
          <table:table-cell table:formula="of:= MONTH([.A820])" office:value-type="float" office:value="11" calcext:value-type="float">
            <text:p>11</text:p>
          </table:table-cell>
          <table:table-cell table:formula="of:=COM.MICROSOFT.IFS([.C820] = 1; &quot;styczeń&quot;; [.C820] = 2; &quot;luty&quot;; [.C820] = 3; &quot;marzec&quot;; [.C820] = 4; &quot;kwiecień&quot;; [.C820] = 5; &quot;maj&quot;; [.C820] = 6; &quot;czerwiec&quot;; [.C820] = 7; &quot;lipiec&quot;; [.C820] = 8; &quot;sierpień&quot;; [.C820] = 9; &quot;wrzesień&quot;; [.C820] = 10; &quot;październik&quot;; [.C820] = 11; &quot;listopad&quot;; [.C820] = 12; &quot;grudzień&quot;)" office:value-type="string" office:string-value="listopad" calcext:value-type="string">
            <text:p>listopad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820] - [.A820]" office:value-type="float" office:value="3" calcext:value-type="float">
            <text:p>3</text:p>
          </table:table-cell>
          <table:table-cell table:formula="of:= 10 * [.G820] * [.H820]" office:value-type="float" office:value="180" calcext:value-type="float">
            <text:p>180</text:p>
          </table:table-cell>
          <table:table-cell table:formula="of:=[.I820] + [.F820] + [.E820]" office:value-type="float" office:value="189.06" calcext:value-type="float">
            <text:p>189,06</text:p>
          </table:table-cell>
          <table:table-cell table:formula="of:= [.E820] + [.F820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date" office:date-value="2014-11-28" calcext:value-type="date">
            <text:p>2014-11-28</text:p>
          </table:table-cell>
          <table:table-cell table:formula="of:= MONTH([.A821])" office:value-type="float" office:value="11" calcext:value-type="float">
            <text:p>11</text:p>
          </table:table-cell>
          <table:table-cell table:formula="of:=COM.MICROSOFT.IFS([.C821] = 1; &quot;styczeń&quot;; [.C821] = 2; &quot;luty&quot;; [.C821] = 3; &quot;marzec&quot;; [.C821] = 4; &quot;kwiecień&quot;; [.C821] = 5; &quot;maj&quot;; [.C821] = 6; &quot;czerwiec&quot;; [.C821] = 7; &quot;lipiec&quot;; [.C821] = 8; &quot;sierpień&quot;; [.C821] = 9; &quot;wrzesień&quot;; [.C821] = 10; &quot;październik&quot;; [.C821] = 11; &quot;listopad&quot;; [.C821] = 12; &quot;grudzień&quot;)" office:value-type="string" office:string-value="listopad" calcext:value-type="string">
            <text:p>listopad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table:formula="of:=[.B821] - [.A821]" office:value-type="float" office:value="6" calcext:value-type="float">
            <text:p>6</text:p>
          </table:table-cell>
          <table:table-cell table:formula="of:= 10 * [.G821] * [.H821]" office:value-type="float" office:value="300" calcext:value-type="float">
            <text:p>300</text:p>
          </table:table-cell>
          <table:table-cell table:formula="of:=[.I821] + [.F821] + [.E821]" office:value-type="float" office:value="302.06" calcext:value-type="float">
            <text:p>302,06</text:p>
          </table:table-cell>
          <table:table-cell table:formula="of:= [.E821] + [.F821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date" office:date-value="2014-12-10" calcext:value-type="date">
            <text:p>2014-12-10</text:p>
          </table:table-cell>
          <table:table-cell table:formula="of:= MONTH([.A822])" office:value-type="float" office:value="11" calcext:value-type="float">
            <text:p>11</text:p>
          </table:table-cell>
          <table:table-cell table:formula="of:=COM.MICROSOFT.IFS([.C822] = 1; &quot;styczeń&quot;; [.C822] = 2; &quot;luty&quot;; [.C822] = 3; &quot;marzec&quot;; [.C822] = 4; &quot;kwiecień&quot;; [.C822] = 5; &quot;maj&quot;; [.C822] = 6; &quot;czerwiec&quot;; [.C822] = 7; &quot;lipiec&quot;; [.C822] = 8; &quot;sierpień&quot;; [.C822] = 9; &quot;wrzesień&quot;; [.C822] = 10; &quot;październik&quot;; [.C822] = 11; &quot;listopad&quot;; [.C822] = 12; &quot;grudzień&quot;)" office:value-type="string" office:string-value="listopad" calcext:value-type="string">
            <text:p>listopad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822] - [.A822]" office:value-type="float" office:value="18" calcext:value-type="float">
            <text:p>18</text:p>
          </table:table-cell>
          <table:table-cell table:formula="of:= 10 * [.G822] * [.H822]" office:value-type="float" office:value="1080" calcext:value-type="float">
            <text:p>1080</text:p>
          </table:table-cell>
          <table:table-cell table:formula="of:=[.I822] + [.F822] + [.E822]" office:value-type="float" office:value="1089.12" calcext:value-type="float">
            <text:p>1089,12</text:p>
          </table:table-cell>
          <table:table-cell table:formula="of:= [.E822] + [.F822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date" office:date-value="2014-12-11" calcext:value-type="date">
            <text:p>2014-12-11</text:p>
          </table:table-cell>
          <table:table-cell table:formula="of:= MONTH([.A823])" office:value-type="float" office:value="11" calcext:value-type="float">
            <text:p>11</text:p>
          </table:table-cell>
          <table:table-cell table:formula="of:=COM.MICROSOFT.IFS([.C823] = 1; &quot;styczeń&quot;; [.C823] = 2; &quot;luty&quot;; [.C823] = 3; &quot;marzec&quot;; [.C823] = 4; &quot;kwiecień&quot;; [.C823] = 5; &quot;maj&quot;; [.C823] = 6; &quot;czerwiec&quot;; [.C823] = 7; &quot;lipiec&quot;; [.C823] = 8; &quot;sierpień&quot;; [.C823] = 9; &quot;wrzesień&quot;; [.C823] = 10; &quot;październik&quot;; [.C823] = 11; &quot;listopad&quot;; [.C823] = 12; &quot;grudzień&quot;)" office:value-type="string" office:string-value="listopad" calcext:value-type="string">
            <text:p>listopad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823] - [.A823]" office:value-type="float" office:value="19" calcext:value-type="float">
            <text:p>19</text:p>
          </table:table-cell>
          <table:table-cell table:formula="of:= 10 * [.G823] * [.H823]" office:value-type="float" office:value="1140" calcext:value-type="float">
            <text:p>1140</text:p>
          </table:table-cell>
          <table:table-cell table:formula="of:=[.I823] + [.F823] + [.E823]" office:value-type="float" office:value="1146.51" calcext:value-type="float">
            <text:p>1146,51</text:p>
          </table:table-cell>
          <table:table-cell table:formula="of:= [.E823] + [.F823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date" office:date-value="2014-11-25" calcext:value-type="date">
            <text:p>2014-11-25</text:p>
          </table:table-cell>
          <table:table-cell table:formula="of:= MONTH([.A824])" office:value-type="float" office:value="11" calcext:value-type="float">
            <text:p>11</text:p>
          </table:table-cell>
          <table:table-cell table:formula="of:=COM.MICROSOFT.IFS([.C824] = 1; &quot;styczeń&quot;; [.C824] = 2; &quot;luty&quot;; [.C824] = 3; &quot;marzec&quot;; [.C824] = 4; &quot;kwiecień&quot;; [.C824] = 5; &quot;maj&quot;; [.C824] = 6; &quot;czerwiec&quot;; [.C824] = 7; &quot;lipiec&quot;; [.C824] = 8; &quot;sierpień&quot;; [.C824] = 9; &quot;wrzesień&quot;; [.C824] = 10; &quot;październik&quot;; [.C824] = 11; &quot;listopad&quot;; [.C824] = 12; &quot;grudzień&quot;)" office:value-type="string" office:string-value="listopad" calcext:value-type="string">
            <text:p>listopad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3" calcext:value-type="float">
            <text:p>3</text:p>
          </table:table-cell>
          <table:table-cell table:formula="of:=[.B824] - [.A824]" office:value-type="float" office:value="3" calcext:value-type="float">
            <text:p>3</text:p>
          </table:table-cell>
          <table:table-cell table:formula="of:= 10 * [.G824] * [.H824]" office:value-type="float" office:value="90" calcext:value-type="float">
            <text:p>90</text:p>
          </table:table-cell>
          <table:table-cell table:formula="of:=[.I824] + [.F824] + [.E824]" office:value-type="float" office:value="104.69" calcext:value-type="float">
            <text:p>104,69</text:p>
          </table:table-cell>
          <table:table-cell table:formula="of:= [.E824] + [.F824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date" office:date-value="2014-11-30" calcext:value-type="date">
            <text:p>2014-11-30</text:p>
          </table:table-cell>
          <table:table-cell table:formula="of:= MONTH([.A825])" office:value-type="float" office:value="11" calcext:value-type="float">
            <text:p>11</text:p>
          </table:table-cell>
          <table:table-cell table:formula="of:=COM.MICROSOFT.IFS([.C825] = 1; &quot;styczeń&quot;; [.C825] = 2; &quot;luty&quot;; [.C825] = 3; &quot;marzec&quot;; [.C825] = 4; &quot;kwiecień&quot;; [.C825] = 5; &quot;maj&quot;; [.C825] = 6; &quot;czerwiec&quot;; [.C825] = 7; &quot;lipiec&quot;; [.C825] = 8; &quot;sierpień&quot;; [.C825] = 9; &quot;wrzesień&quot;; [.C825] = 10; &quot;październik&quot;; [.C825] = 11; &quot;listopad&quot;; [.C825] = 12; &quot;grudzień&quot;)" office:value-type="string" office:string-value="listopad" calcext:value-type="string">
            <text:p>listopad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formula="of:=[.B825] - [.A825]" office:value-type="float" office:value="8" calcext:value-type="float">
            <text:p>8</text:p>
          </table:table-cell>
          <table:table-cell table:formula="of:= 10 * [.G825] * [.H825]" office:value-type="float" office:value="480" calcext:value-type="float">
            <text:p>480</text:p>
          </table:table-cell>
          <table:table-cell table:formula="of:=[.I825] + [.F825] + [.E825]" office:value-type="float" office:value="491.72" calcext:value-type="float">
            <text:p>491,72</text:p>
          </table:table-cell>
          <table:table-cell table:formula="of:= [.E825] + [.F825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1-22" calcext:value-type="date">
            <text:p>2014-11-22</text:p>
          </table:table-cell>
          <table:table-cell office:value-type="date" office:date-value="2014-11-26" calcext:value-type="date">
            <text:p>2014-11-26</text:p>
          </table:table-cell>
          <table:table-cell table:formula="of:= MONTH([.A826])" office:value-type="float" office:value="11" calcext:value-type="float">
            <text:p>11</text:p>
          </table:table-cell>
          <table:table-cell table:formula="of:=COM.MICROSOFT.IFS([.C826] = 1; &quot;styczeń&quot;; [.C826] = 2; &quot;luty&quot;; [.C826] = 3; &quot;marzec&quot;; [.C826] = 4; &quot;kwiecień&quot;; [.C826] = 5; &quot;maj&quot;; [.C826] = 6; &quot;czerwiec&quot;; [.C826] = 7; &quot;lipiec&quot;; [.C826] = 8; &quot;sierpień&quot;; [.C826] = 9; &quot;wrzesień&quot;; [.C826] = 10; &quot;październik&quot;; [.C826] = 11; &quot;listopad&quot;; [.C826] = 12; &quot;grudzień&quot;)" office:value-type="string" office:string-value="listopad" calcext:value-type="string">
            <text:p>listopad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table:formula="of:=[.B826] - [.A826]" office:value-type="float" office:value="4" calcext:value-type="float">
            <text:p>4</text:p>
          </table:table-cell>
          <table:table-cell table:formula="of:= 10 * [.G826] * [.H826]" office:value-type="float" office:value="160" calcext:value-type="float">
            <text:p>160</text:p>
          </table:table-cell>
          <table:table-cell table:formula="of:=[.I826] + [.F826] + [.E826]" office:value-type="float" office:value="169.71" calcext:value-type="float">
            <text:p>169,71</text:p>
          </table:table-cell>
          <table:table-cell table:formula="of:= [.E826] + [.F826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11-23" calcext:value-type="date">
            <text:p>2014-11-23</text:p>
          </table:table-cell>
          <table:table-cell office:value-type="date" office:date-value="2014-12-11" calcext:value-type="date">
            <text:p>2014-12-11</text:p>
          </table:table-cell>
          <table:table-cell table:formula="of:= MONTH([.A827])" office:value-type="float" office:value="11" calcext:value-type="float">
            <text:p>11</text:p>
          </table:table-cell>
          <table:table-cell table:formula="of:=COM.MICROSOFT.IFS([.C827] = 1; &quot;styczeń&quot;; [.C827] = 2; &quot;luty&quot;; [.C827] = 3; &quot;marzec&quot;; [.C827] = 4; &quot;kwiecień&quot;; [.C827] = 5; &quot;maj&quot;; [.C827] = 6; &quot;czerwiec&quot;; [.C827] = 7; &quot;lipiec&quot;; [.C827] = 8; &quot;sierpień&quot;; [.C827] = 9; &quot;wrzesień&quot;; [.C827] = 10; &quot;październik&quot;; [.C827] = 11; &quot;listopad&quot;; [.C827] = 12; &quot;grudzień&quot;)" office:value-type="string" office:string-value="listopad" calcext:value-type="string">
            <text:p>listopad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827] - [.A827]" office:value-type="float" office:value="18" calcext:value-type="float">
            <text:p>18</text:p>
          </table:table-cell>
          <table:table-cell table:formula="of:= 10 * [.G827] * [.H827]" office:value-type="float" office:value="900" calcext:value-type="float">
            <text:p>900</text:p>
          </table:table-cell>
          <table:table-cell table:formula="of:=[.I827] + [.F827] + [.E827]" office:value-type="float" office:value="906.75" calcext:value-type="float">
            <text:p>906,75</text:p>
          </table:table-cell>
          <table:table-cell table:formula="of:= [.E827] + [.F827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1-24" calcext:value-type="date">
            <text:p>2014-11-24</text:p>
          </table:table-cell>
          <table:table-cell office:value-type="date" office:date-value="2014-12-18" calcext:value-type="date">
            <text:p>2014-12-18</text:p>
          </table:table-cell>
          <table:table-cell table:formula="of:= MONTH([.A828])" office:value-type="float" office:value="11" calcext:value-type="float">
            <text:p>11</text:p>
          </table:table-cell>
          <table:table-cell table:formula="of:=COM.MICROSOFT.IFS([.C828] = 1; &quot;styczeń&quot;; [.C828] = 2; &quot;luty&quot;; [.C828] = 3; &quot;marzec&quot;; [.C828] = 4; &quot;kwiecień&quot;; [.C828] = 5; &quot;maj&quot;; [.C828] = 6; &quot;czerwiec&quot;; [.C828] = 7; &quot;lipiec&quot;; [.C828] = 8; &quot;sierpień&quot;; [.C828] = 9; &quot;wrzesień&quot;; [.C828] = 10; &quot;październik&quot;; [.C828] = 11; &quot;listopad&quot;; [.C828] = 12; &quot;grudzień&quot;)" office:value-type="string" office:string-value="listopad" calcext:value-type="string">
            <text:p>listopad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828] - [.A828]" office:value-type="float" office:value="24" calcext:value-type="float">
            <text:p>24</text:p>
          </table:table-cell>
          <table:table-cell table:formula="of:= 10 * [.G828] * [.H828]" office:value-type="float" office:value="960" calcext:value-type="float">
            <text:p>960</text:p>
          </table:table-cell>
          <table:table-cell table:formula="of:=[.I828] + [.F828] + [.E828]" office:value-type="float" office:value="971.72" calcext:value-type="float">
            <text:p>971,72</text:p>
          </table:table-cell>
          <table:table-cell table:formula="of:= [.E828] + [.F828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1-24" calcext:value-type="date">
            <text:p>2014-11-24</text:p>
          </table:table-cell>
          <table:table-cell office:value-type="date" office:date-value="2014-12-15" calcext:value-type="date">
            <text:p>2014-12-15</text:p>
          </table:table-cell>
          <table:table-cell table:formula="of:= MONTH([.A829])" office:value-type="float" office:value="11" calcext:value-type="float">
            <text:p>11</text:p>
          </table:table-cell>
          <table:table-cell table:formula="of:=COM.MICROSOFT.IFS([.C829] = 1; &quot;styczeń&quot;; [.C829] = 2; &quot;luty&quot;; [.C829] = 3; &quot;marzec&quot;; [.C829] = 4; &quot;kwiecień&quot;; [.C829] = 5; &quot;maj&quot;; [.C829] = 6; &quot;czerwiec&quot;; [.C829] = 7; &quot;lipiec&quot;; [.C829] = 8; &quot;sierpień&quot;; [.C829] = 9; &quot;wrzesień&quot;; [.C829] = 10; &quot;październik&quot;; [.C829] = 11; &quot;listopad&quot;; [.C829] = 12; &quot;grudzień&quot;)" office:value-type="string" office:string-value="listopad" calcext:value-type="string">
            <text:p>listopad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table:formula="of:=[.B829] - [.A829]" office:value-type="float" office:value="21" calcext:value-type="float">
            <text:p>21</text:p>
          </table:table-cell>
          <table:table-cell table:formula="of:= 10 * [.G829] * [.H829]" office:value-type="float" office:value="1260" calcext:value-type="float">
            <text:p>1260</text:p>
          </table:table-cell>
          <table:table-cell table:formula="of:=[.I829] + [.F829] + [.E829]" office:value-type="float" office:value="1262.35" calcext:value-type="float">
            <text:p>1262,35</text:p>
          </table:table-cell>
          <table:table-cell table:formula="of:= [.E829] + [.F829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11-25" calcext:value-type="date">
            <text:p>2014-11-25</text:p>
          </table:table-cell>
          <table:table-cell office:value-type="date" office:date-value="2014-12-20" calcext:value-type="date">
            <text:p>2014-12-20</text:p>
          </table:table-cell>
          <table:table-cell table:formula="of:= MONTH([.A830])" office:value-type="float" office:value="11" calcext:value-type="float">
            <text:p>11</text:p>
          </table:table-cell>
          <table:table-cell table:formula="of:=COM.MICROSOFT.IFS([.C830] = 1; &quot;styczeń&quot;; [.C830] = 2; &quot;luty&quot;; [.C830] = 3; &quot;marzec&quot;; [.C830] = 4; &quot;kwiecień&quot;; [.C830] = 5; &quot;maj&quot;; [.C830] = 6; &quot;czerwiec&quot;; [.C830] = 7; &quot;lipiec&quot;; [.C830] = 8; &quot;sierpień&quot;; [.C830] = 9; &quot;wrzesień&quot;; [.C830] = 10; &quot;październik&quot;; [.C830] = 11; &quot;listopad&quot;; [.C830] = 12; &quot;grudzień&quot;)" office:value-type="string" office:string-value="listopad" calcext:value-type="string">
            <text:p>listopad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830] - [.A830]" office:value-type="float" office:value="25" calcext:value-type="float">
            <text:p>25</text:p>
          </table:table-cell>
          <table:table-cell table:formula="of:= 10 * [.G830] * [.H830]" office:value-type="float" office:value="750" calcext:value-type="float">
            <text:p>750</text:p>
          </table:table-cell>
          <table:table-cell table:formula="of:=[.I830] + [.F830] + [.E830]" office:value-type="float" office:value="758.95" calcext:value-type="float">
            <text:p>758,95</text:p>
          </table:table-cell>
          <table:table-cell table:formula="of:= [.E830] + [.F830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11-25" calcext:value-type="date">
            <text:p>2014-11-25</text:p>
          </table:table-cell>
          <table:table-cell office:value-type="date" office:date-value="2014-12-01" calcext:value-type="date">
            <text:p>2014-12-01</text:p>
          </table:table-cell>
          <table:table-cell table:formula="of:= MONTH([.A831])" office:value-type="float" office:value="11" calcext:value-type="float">
            <text:p>11</text:p>
          </table:table-cell>
          <table:table-cell table:formula="of:=COM.MICROSOFT.IFS([.C831] = 1; &quot;styczeń&quot;; [.C831] = 2; &quot;luty&quot;; [.C831] = 3; &quot;marzec&quot;; [.C831] = 4; &quot;kwiecień&quot;; [.C831] = 5; &quot;maj&quot;; [.C831] = 6; &quot;czerwiec&quot;; [.C831] = 7; &quot;lipiec&quot;; [.C831] = 8; &quot;sierpień&quot;; [.C831] = 9; &quot;wrzesień&quot;; [.C831] = 10; &quot;październik&quot;; [.C831] = 11; &quot;listopad&quot;; [.C831] = 12; &quot;grudzień&quot;)" office:value-type="string" office:string-value="listopad" calcext:value-type="string">
            <text:p>listopad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table:formula="of:=[.B831] - [.A831]" office:value-type="float" office:value="6" calcext:value-type="float">
            <text:p>6</text:p>
          </table:table-cell>
          <table:table-cell table:formula="of:= 10 * [.G831] * [.H831]" office:value-type="float" office:value="180" calcext:value-type="float">
            <text:p>180</text:p>
          </table:table-cell>
          <table:table-cell table:formula="of:=[.I831] + [.F831] + [.E831]" office:value-type="float" office:value="182.35" calcext:value-type="float">
            <text:p>182,35</text:p>
          </table:table-cell>
          <table:table-cell table:formula="of:= [.E831] + [.F831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11-25" calcext:value-type="date">
            <text:p>2014-11-25</text:p>
          </table:table-cell>
          <table:table-cell office:value-type="date" office:date-value="2014-12-02" calcext:value-type="date">
            <text:p>2014-12-02</text:p>
          </table:table-cell>
          <table:table-cell table:formula="of:= MONTH([.A832])" office:value-type="float" office:value="11" calcext:value-type="float">
            <text:p>11</text:p>
          </table:table-cell>
          <table:table-cell table:formula="of:=COM.MICROSOFT.IFS([.C832] = 1; &quot;styczeń&quot;; [.C832] = 2; &quot;luty&quot;; [.C832] = 3; &quot;marzec&quot;; [.C832] = 4; &quot;kwiecień&quot;; [.C832] = 5; &quot;maj&quot;; [.C832] = 6; &quot;czerwiec&quot;; [.C832] = 7; &quot;lipiec&quot;; [.C832] = 8; &quot;sierpień&quot;; [.C832] = 9; &quot;wrzesień&quot;; [.C832] = 10; &quot;październik&quot;; [.C832] = 11; &quot;listopad&quot;; [.C832] = 12; &quot;grudzień&quot;)" office:value-type="string" office:string-value="listopad" calcext:value-type="string">
            <text:p>listopad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832] - [.A832]" office:value-type="float" office:value="7" calcext:value-type="float">
            <text:p>7</text:p>
          </table:table-cell>
          <table:table-cell table:formula="of:= 10 * [.G832] * [.H832]" office:value-type="float" office:value="210" calcext:value-type="float">
            <text:p>210</text:p>
          </table:table-cell>
          <table:table-cell table:formula="of:=[.I832] + [.F832] + [.E832]" office:value-type="float" office:value="216.75" calcext:value-type="float">
            <text:p>216,75</text:p>
          </table:table-cell>
          <table:table-cell table:formula="of:= [.E832] + [.F832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1-29" calcext:value-type="date">
            <text:p>2014-11-29</text:p>
          </table:table-cell>
          <table:table-cell table:formula="of:= MONTH([.A833])" office:value-type="float" office:value="11" calcext:value-type="float">
            <text:p>11</text:p>
          </table:table-cell>
          <table:table-cell table:formula="of:=COM.MICROSOFT.IFS([.C833] = 1; &quot;styczeń&quot;; [.C833] = 2; &quot;luty&quot;; [.C833] = 3; &quot;marzec&quot;; [.C833] = 4; &quot;kwiecień&quot;; [.C833] = 5; &quot;maj&quot;; [.C833] = 6; &quot;czerwiec&quot;; [.C833] = 7; &quot;lipiec&quot;; [.C833] = 8; &quot;sierpień&quot;; [.C833] = 9; &quot;wrzesień&quot;; [.C833] = 10; &quot;październik&quot;; [.C833] = 11; &quot;listopad&quot;; [.C833] = 12; &quot;grudzień&quot;)" office:value-type="string" office:string-value="listopad" calcext:value-type="string">
            <text:p>listopad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6" calcext:value-type="float">
            <text:p>6</text:p>
          </table:table-cell>
          <table:table-cell table:formula="of:=[.B833] - [.A833]" office:value-type="float" office:value="2" calcext:value-type="float">
            <text:p>2</text:p>
          </table:table-cell>
          <table:table-cell table:formula="of:= 10 * [.G833] * [.H833]" office:value-type="float" office:value="120" calcext:value-type="float">
            <text:p>120</text:p>
          </table:table-cell>
          <table:table-cell table:formula="of:=[.I833] + [.F833] + [.E833]" office:value-type="float" office:value="127.54" calcext:value-type="float">
            <text:p>127,54</text:p>
          </table:table-cell>
          <table:table-cell table:formula="of:= [.E833] + [.F833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09" calcext:value-type="date">
            <text:p>2014-12-09</text:p>
          </table:table-cell>
          <table:table-cell table:formula="of:= MONTH([.A834])" office:value-type="float" office:value="11" calcext:value-type="float">
            <text:p>11</text:p>
          </table:table-cell>
          <table:table-cell table:formula="of:=COM.MICROSOFT.IFS([.C834] = 1; &quot;styczeń&quot;; [.C834] = 2; &quot;luty&quot;; [.C834] = 3; &quot;marzec&quot;; [.C834] = 4; &quot;kwiecień&quot;; [.C834] = 5; &quot;maj&quot;; [.C834] = 6; &quot;czerwiec&quot;; [.C834] = 7; &quot;lipiec&quot;; [.C834] = 8; &quot;sierpień&quot;; [.C834] = 9; &quot;wrzesień&quot;; [.C834] = 10; &quot;październik&quot;; [.C834] = 11; &quot;listopad&quot;; [.C834] = 12; &quot;grudzień&quot;)" office:value-type="string" office:string-value="listopad" calcext:value-type="string">
            <text:p>listopad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834] - [.A834]" office:value-type="float" office:value="12" calcext:value-type="float">
            <text:p>12</text:p>
          </table:table-cell>
          <table:table-cell table:formula="of:= 10 * [.G834] * [.H834]" office:value-type="float" office:value="480" calcext:value-type="float">
            <text:p>480</text:p>
          </table:table-cell>
          <table:table-cell table:formula="of:=[.I834] + [.F834] + [.E834]" office:value-type="float" office:value="486.6" calcext:value-type="float">
            <text:p>486,6</text:p>
          </table:table-cell>
          <table:table-cell table:formula="of:= [.E834] + [.F834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14" calcext:value-type="date">
            <text:p>2014-12-14</text:p>
          </table:table-cell>
          <table:table-cell table:formula="of:= MONTH([.A835])" office:value-type="float" office:value="11" calcext:value-type="float">
            <text:p>11</text:p>
          </table:table-cell>
          <table:table-cell table:formula="of:=COM.MICROSOFT.IFS([.C835] = 1; &quot;styczeń&quot;; [.C835] = 2; &quot;luty&quot;; [.C835] = 3; &quot;marzec&quot;; [.C835] = 4; &quot;kwiecień&quot;; [.C835] = 5; &quot;maj&quot;; [.C835] = 6; &quot;czerwiec&quot;; [.C835] = 7; &quot;lipiec&quot;; [.C835] = 8; &quot;sierpień&quot;; [.C835] = 9; &quot;wrzesień&quot;; [.C835] = 10; &quot;październik&quot;; [.C835] = 11; &quot;listopad&quot;; [.C835] = 12; &quot;grudzień&quot;)" office:value-type="string" office:string-value="listopad" calcext:value-type="string">
            <text:p>listopad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835] - [.A835]" office:value-type="float" office:value="17" calcext:value-type="float">
            <text:p>17</text:p>
          </table:table-cell>
          <table:table-cell table:formula="of:= 10 * [.G835] * [.H835]" office:value-type="float" office:value="510" calcext:value-type="float">
            <text:p>510</text:p>
          </table:table-cell>
          <table:table-cell table:formula="of:=[.I835] + [.F835] + [.E835]" office:value-type="float" office:value="518.88" calcext:value-type="float">
            <text:p>518,88</text:p>
          </table:table-cell>
          <table:table-cell table:formula="of:= [.E835] + [.F835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21" calcext:value-type="date">
            <text:p>2014-12-21</text:p>
          </table:table-cell>
          <table:table-cell table:formula="of:= MONTH([.A836])" office:value-type="float" office:value="11" calcext:value-type="float">
            <text:p>11</text:p>
          </table:table-cell>
          <table:table-cell table:formula="of:=COM.MICROSOFT.IFS([.C836] = 1; &quot;styczeń&quot;; [.C836] = 2; &quot;luty&quot;; [.C836] = 3; &quot;marzec&quot;; [.C836] = 4; &quot;kwiecień&quot;; [.C836] = 5; &quot;maj&quot;; [.C836] = 6; &quot;czerwiec&quot;; [.C836] = 7; &quot;lipiec&quot;; [.C836] = 8; &quot;sierpień&quot;; [.C836] = 9; &quot;wrzesień&quot;; [.C836] = 10; &quot;październik&quot;; [.C836] = 11; &quot;listopad&quot;; [.C836] = 12; &quot;grudzień&quot;)" office:value-type="string" office:string-value="listopad" calcext:value-type="string">
            <text:p>listopad</text:p>
          </table:table-cell>
          <table:table-cell office:value-type="float" office:value="13.82" calcext:value-type="float">
            <text:p>13,82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table:formula="of:=[.B836] - [.A836]" office:value-type="float" office:value="24" calcext:value-type="float">
            <text:p>24</text:p>
          </table:table-cell>
          <table:table-cell table:formula="of:= 10 * [.G836] * [.H836]" office:value-type="float" office:value="720" calcext:value-type="float">
            <text:p>720</text:p>
          </table:table-cell>
          <table:table-cell table:formula="of:=[.I836] + [.F836] + [.E836]" office:value-type="float" office:value="734.18" calcext:value-type="float">
            <text:p>734,18</text:p>
          </table:table-cell>
          <table:table-cell table:formula="of:= [.E836] + [.F836]" office:value-type="float" office:value="14.18" calcext:value-type="float">
            <text:p>14,18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19" calcext:value-type="date">
            <text:p>2014-12-19</text:p>
          </table:table-cell>
          <table:table-cell table:formula="of:= MONTH([.A837])" office:value-type="float" office:value="11" calcext:value-type="float">
            <text:p>11</text:p>
          </table:table-cell>
          <table:table-cell table:formula="of:=COM.MICROSOFT.IFS([.C837] = 1; &quot;styczeń&quot;; [.C837] = 2; &quot;luty&quot;; [.C837] = 3; &quot;marzec&quot;; [.C837] = 4; &quot;kwiecień&quot;; [.C837] = 5; &quot;maj&quot;; [.C837] = 6; &quot;czerwiec&quot;; [.C837] = 7; &quot;lipiec&quot;; [.C837] = 8; &quot;sierpień&quot;; [.C837] = 9; &quot;wrzesień&quot;; [.C837] = 10; &quot;październik&quot;; [.C837] = 11; &quot;listopad&quot;; [.C837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837] - [.A837]" office:value-type="float" office:value="22" calcext:value-type="float">
            <text:p>22</text:p>
          </table:table-cell>
          <table:table-cell table:formula="of:= 10 * [.G837] * [.H837]" office:value-type="float" office:value="880" calcext:value-type="float">
            <text:p>880</text:p>
          </table:table-cell>
          <table:table-cell table:formula="of:=[.I837] + [.F837] + [.E837]" office:value-type="float" office:value="885.82" calcext:value-type="float">
            <text:p>885,82</text:p>
          </table:table-cell>
          <table:table-cell table:formula="of:= [.E837] + [.F837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13" calcext:value-type="date">
            <text:p>2014-12-13</text:p>
          </table:table-cell>
          <table:table-cell table:formula="of:= MONTH([.A838])" office:value-type="float" office:value="11" calcext:value-type="float">
            <text:p>11</text:p>
          </table:table-cell>
          <table:table-cell table:formula="of:=COM.MICROSOFT.IFS([.C838] = 1; &quot;styczeń&quot;; [.C838] = 2; &quot;luty&quot;; [.C838] = 3; &quot;marzec&quot;; [.C838] = 4; &quot;kwiecień&quot;; [.C838] = 5; &quot;maj&quot;; [.C838] = 6; &quot;czerwiec&quot;; [.C838] = 7; &quot;lipiec&quot;; [.C838] = 8; &quot;sierpień&quot;; [.C838] = 9; &quot;wrzesień&quot;; [.C838] = 10; &quot;październik&quot;; [.C838] = 11; &quot;listopad&quot;; [.C838] = 12; &quot;grudzień&quot;)" office:value-type="string" office:string-value="listopad" calcext:value-type="string">
            <text:p>listopad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formula="of:=[.B838] - [.A838]" office:value-type="float" office:value="16" calcext:value-type="float">
            <text:p>16</text:p>
          </table:table-cell>
          <table:table-cell table:formula="of:= 10 * [.G838] * [.H838]" office:value-type="float" office:value="320" calcext:value-type="float">
            <text:p>320</text:p>
          </table:table-cell>
          <table:table-cell table:formula="of:=[.I838] + [.F838] + [.E838]" office:value-type="float" office:value="326.93" calcext:value-type="float">
            <text:p>326,93</text:p>
          </table:table-cell>
          <table:table-cell table:formula="of:= [.E838] + [.F838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19" calcext:value-type="date">
            <text:p>2014-12-19</text:p>
          </table:table-cell>
          <table:table-cell table:formula="of:= MONTH([.A839])" office:value-type="float" office:value="11" calcext:value-type="float">
            <text:p>11</text:p>
          </table:table-cell>
          <table:table-cell table:formula="of:=COM.MICROSOFT.IFS([.C839] = 1; &quot;styczeń&quot;; [.C839] = 2; &quot;luty&quot;; [.C839] = 3; &quot;marzec&quot;; [.C839] = 4; &quot;kwiecień&quot;; [.C839] = 5; &quot;maj&quot;; [.C839] = 6; &quot;czerwiec&quot;; [.C839] = 7; &quot;lipiec&quot;; [.C839] = 8; &quot;sierpień&quot;; [.C839] = 9; &quot;wrzesień&quot;; [.C839] = 10; &quot;październik&quot;; [.C839] = 11; &quot;listopad&quot;; [.C839] = 12; &quot;grudzień&quot;)" office:value-type="string" office:string-value="listopad" calcext:value-type="string">
            <text:p>listopad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839] - [.A839]" office:value-type="float" office:value="22" calcext:value-type="float">
            <text:p>22</text:p>
          </table:table-cell>
          <table:table-cell table:formula="of:= 10 * [.G839] * [.H839]" office:value-type="float" office:value="1100" calcext:value-type="float">
            <text:p>1100</text:p>
          </table:table-cell>
          <table:table-cell table:formula="of:=[.I839] + [.F839] + [.E839]" office:value-type="float" office:value="1105.82" calcext:value-type="float">
            <text:p>1105,82</text:p>
          </table:table-cell>
          <table:table-cell table:formula="of:= [.E839] + [.F839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14" calcext:value-type="date">
            <text:p>2014-12-14</text:p>
          </table:table-cell>
          <table:table-cell table:formula="of:= MONTH([.A840])" office:value-type="float" office:value="11" calcext:value-type="float">
            <text:p>11</text:p>
          </table:table-cell>
          <table:table-cell table:formula="of:=COM.MICROSOFT.IFS([.C840] = 1; &quot;styczeń&quot;; [.C840] = 2; &quot;luty&quot;; [.C840] = 3; &quot;marzec&quot;; [.C840] = 4; &quot;kwiecień&quot;; [.C840] = 5; &quot;maj&quot;; [.C840] = 6; &quot;czerwiec&quot;; [.C840] = 7; &quot;lipiec&quot;; [.C840] = 8; &quot;sierpień&quot;; [.C840] = 9; &quot;wrzesień&quot;; [.C840] = 10; &quot;październik&quot;; [.C840] = 11; &quot;listopad&quot;; [.C840] = 12; &quot;grudzień&quot;)" office:value-type="string" office:string-value="listopad" calcext:value-type="string">
            <text:p>listopad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3" calcext:value-type="float">
            <text:p>3</text:p>
          </table:table-cell>
          <table:table-cell table:formula="of:=[.B840] - [.A840]" office:value-type="float" office:value="17" calcext:value-type="float">
            <text:p>17</text:p>
          </table:table-cell>
          <table:table-cell table:formula="of:= 10 * [.G840] * [.H840]" office:value-type="float" office:value="510" calcext:value-type="float">
            <text:p>510</text:p>
          </table:table-cell>
          <table:table-cell table:formula="of:=[.I840] + [.F840] + [.E840]" office:value-type="float" office:value="524.69" calcext:value-type="float">
            <text:p>524,69</text:p>
          </table:table-cell>
          <table:table-cell table:formula="of:= [.E840] + [.F840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06" calcext:value-type="date">
            <text:p>2014-12-06</text:p>
          </table:table-cell>
          <table:table-cell table:formula="of:= MONTH([.A841])" office:value-type="float" office:value="11" calcext:value-type="float">
            <text:p>11</text:p>
          </table:table-cell>
          <table:table-cell table:formula="of:=COM.MICROSOFT.IFS([.C841] = 1; &quot;styczeń&quot;; [.C841] = 2; &quot;luty&quot;; [.C841] = 3; &quot;marzec&quot;; [.C841] = 4; &quot;kwiecień&quot;; [.C841] = 5; &quot;maj&quot;; [.C841] = 6; &quot;czerwiec&quot;; [.C841] = 7; &quot;lipiec&quot;; [.C841] = 8; &quot;sierpień&quot;; [.C841] = 9; &quot;wrzesień&quot;; [.C841] = 10; &quot;październik&quot;; [.C841] = 11; &quot;listopad&quot;; [.C841] = 12; &quot;grudzień&quot;)" office:value-type="string" office:string-value="listopad" calcext:value-type="string">
            <text:p>listopad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4" calcext:value-type="float">
            <text:p>4</text:p>
          </table:table-cell>
          <table:table-cell table:formula="of:=[.B841] - [.A841]" office:value-type="float" office:value="9" calcext:value-type="float">
            <text:p>9</text:p>
          </table:table-cell>
          <table:table-cell table:formula="of:= 10 * [.G841] * [.H841]" office:value-type="float" office:value="360" calcext:value-type="float">
            <text:p>360</text:p>
          </table:table-cell>
          <table:table-cell table:formula="of:=[.I841] + [.F841] + [.E841]" office:value-type="float" office:value="376.99" calcext:value-type="float">
            <text:p>376,99</text:p>
          </table:table-cell>
          <table:table-cell table:formula="of:= [.E841] + [.F841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01" calcext:value-type="date">
            <text:p>2014-12-01</text:p>
          </table:table-cell>
          <table:table-cell table:formula="of:= MONTH([.A842])" office:value-type="float" office:value="11" calcext:value-type="float">
            <text:p>11</text:p>
          </table:table-cell>
          <table:table-cell table:formula="of:=COM.MICROSOFT.IFS([.C842] = 1; &quot;styczeń&quot;; [.C842] = 2; &quot;luty&quot;; [.C842] = 3; &quot;marzec&quot;; [.C842] = 4; &quot;kwiecień&quot;; [.C842] = 5; &quot;maj&quot;; [.C842] = 6; &quot;czerwiec&quot;; [.C842] = 7; &quot;lipiec&quot;; [.C842] = 8; &quot;sierpień&quot;; [.C842] = 9; &quot;wrzesień&quot;; [.C842] = 10; &quot;październik&quot;; [.C842] = 11; &quot;listopad&quot;; [.C842] = 12; &quot;grudzień&quot;)" office:value-type="string" office:string-value="listopad" calcext:value-type="string">
            <text:p>listopad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842] - [.A842]" office:value-type="float" office:value="4" calcext:value-type="float">
            <text:p>4</text:p>
          </table:table-cell>
          <table:table-cell table:formula="of:= 10 * [.G842] * [.H842]" office:value-type="float" office:value="160" calcext:value-type="float">
            <text:p>160</text:p>
          </table:table-cell>
          <table:table-cell table:formula="of:=[.I842] + [.F842] + [.E842]" office:value-type="float" office:value="171.74" calcext:value-type="float">
            <text:p>171,74</text:p>
          </table:table-cell>
          <table:table-cell table:formula="of:= [.E842] + [.F842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19" calcext:value-type="date">
            <text:p>2014-12-19</text:p>
          </table:table-cell>
          <table:table-cell table:formula="of:= MONTH([.A843])" office:value-type="float" office:value="11" calcext:value-type="float">
            <text:p>11</text:p>
          </table:table-cell>
          <table:table-cell table:formula="of:=COM.MICROSOFT.IFS([.C843] = 1; &quot;styczeń&quot;; [.C843] = 2; &quot;luty&quot;; [.C843] = 3; &quot;marzec&quot;; [.C843] = 4; &quot;kwiecień&quot;; [.C843] = 5; &quot;maj&quot;; [.C843] = 6; &quot;czerwiec&quot;; [.C843] = 7; &quot;lipiec&quot;; [.C843] = 8; &quot;sierpień&quot;; [.C843] = 9; &quot;wrzesień&quot;; [.C843] = 10; &quot;październik&quot;; [.C843] = 11; &quot;listopad&quot;; [.C843] = 12; &quot;grudzień&quot;)" office:value-type="string" office:string-value="listopad" calcext:value-type="string">
            <text:p>listopad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 table:formula="of:=[.B843] - [.A843]" office:value-type="float" office:value="22" calcext:value-type="float">
            <text:p>22</text:p>
          </table:table-cell>
          <table:table-cell table:formula="of:= 10 * [.G843] * [.H843]" office:value-type="float" office:value="880" calcext:value-type="float">
            <text:p>880</text:p>
          </table:table-cell>
          <table:table-cell table:formula="of:=[.I843] + [.F843] + [.E843]" office:value-type="float" office:value="884.78" calcext:value-type="float">
            <text:p>884,78</text:p>
          </table:table-cell>
          <table:table-cell table:formula="of:= [.E843] + [.F843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22" calcext:value-type="date">
            <text:p>2014-12-22</text:p>
          </table:table-cell>
          <table:table-cell table:formula="of:= MONTH([.A844])" office:value-type="float" office:value="11" calcext:value-type="float">
            <text:p>11</text:p>
          </table:table-cell>
          <table:table-cell table:formula="of:=COM.MICROSOFT.IFS([.C844] = 1; &quot;styczeń&quot;; [.C844] = 2; &quot;luty&quot;; [.C844] = 3; &quot;marzec&quot;; [.C844] = 4; &quot;kwiecień&quot;; [.C844] = 5; &quot;maj&quot;; [.C844] = 6; &quot;czerwiec&quot;; [.C844] = 7; &quot;lipiec&quot;; [.C844] = 8; &quot;sierpień&quot;; [.C844] = 9; &quot;wrzesień&quot;; [.C844] = 10; &quot;październik&quot;; [.C844] = 11; &quot;listopad&quot;; [.C844] = 12; &quot;grudzień&quot;)" office:value-type="string" office:string-value="listopad" calcext:value-type="string">
            <text:p>listopad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844] - [.A844]" office:value-type="float" office:value="25" calcext:value-type="float">
            <text:p>25</text:p>
          </table:table-cell>
          <table:table-cell table:formula="of:= 10 * [.G844] * [.H844]" office:value-type="float" office:value="1500" calcext:value-type="float">
            <text:p>1500</text:p>
          </table:table-cell>
          <table:table-cell table:formula="of:=[.I844] + [.F844] + [.E844]" office:value-type="float" office:value="1503.83" calcext:value-type="float">
            <text:p>1503,83</text:p>
          </table:table-cell>
          <table:table-cell table:formula="of:= [.E844] + [.F844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09" calcext:value-type="date">
            <text:p>2014-12-09</text:p>
          </table:table-cell>
          <table:table-cell table:formula="of:= MONTH([.A845])" office:value-type="float" office:value="11" calcext:value-type="float">
            <text:p>11</text:p>
          </table:table-cell>
          <table:table-cell table:formula="of:=COM.MICROSOFT.IFS([.C845] = 1; &quot;styczeń&quot;; [.C845] = 2; &quot;luty&quot;; [.C845] = 3; &quot;marzec&quot;; [.C845] = 4; &quot;kwiecień&quot;; [.C845] = 5; &quot;maj&quot;; [.C845] = 6; &quot;czerwiec&quot;; [.C845] = 7; &quot;lipiec&quot;; [.C845] = 8; &quot;sierpień&quot;; [.C845] = 9; &quot;wrzesień&quot;; [.C845] = 10; &quot;październik&quot;; [.C845] = 11; &quot;listopad&quot;; [.C845] = 12; &quot;grudzień&quot;)" office:value-type="string" office:string-value="listopad" calcext:value-type="string">
            <text:p>listopad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[.B845] - [.A845]" office:value-type="float" office:value="12" calcext:value-type="float">
            <text:p>12</text:p>
          </table:table-cell>
          <table:table-cell table:formula="of:= 10 * [.G845] * [.H845]" office:value-type="float" office:value="360" calcext:value-type="float">
            <text:p>360</text:p>
          </table:table-cell>
          <table:table-cell table:formula="of:=[.I845] + [.F845] + [.E845]" office:value-type="float" office:value="366.93" calcext:value-type="float">
            <text:p>366,93</text:p>
          </table:table-cell>
          <table:table-cell table:formula="of:= [.E845] + [.F845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08" calcext:value-type="date">
            <text:p>2014-12-08</text:p>
          </table:table-cell>
          <table:table-cell table:formula="of:= MONTH([.A846])" office:value-type="float" office:value="11" calcext:value-type="float">
            <text:p>11</text:p>
          </table:table-cell>
          <table:table-cell table:formula="of:=COM.MICROSOFT.IFS([.C846] = 1; &quot;styczeń&quot;; [.C846] = 2; &quot;luty&quot;; [.C846] = 3; &quot;marzec&quot;; [.C846] = 4; &quot;kwiecień&quot;; [.C846] = 5; &quot;maj&quot;; [.C846] = 6; &quot;czerwiec&quot;; [.C846] = 7; &quot;lipiec&quot;; [.C846] = 8; &quot;sierpień&quot;; [.C846] = 9; &quot;wrzesień&quot;; [.C846] = 10; &quot;październik&quot;; [.C846] = 11; &quot;listopad&quot;; [.C846] = 12; &quot;grudzień&quot;)" office:value-type="string" office:string-value="listopad" calcext:value-type="string">
            <text:p>listopad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table:formula="of:=[.B846] - [.A846]" office:value-type="float" office:value="11" calcext:value-type="float">
            <text:p>11</text:p>
          </table:table-cell>
          <table:table-cell table:formula="of:= 10 * [.G846] * [.H846]" office:value-type="float" office:value="660" calcext:value-type="float">
            <text:p>660</text:p>
          </table:table-cell>
          <table:table-cell table:formula="of:=[.I846] + [.F846] + [.E846]" office:value-type="float" office:value="662.79" calcext:value-type="float">
            <text:p>662,79</text:p>
          </table:table-cell>
          <table:table-cell table:formula="of:= [.E846] + [.F846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17" calcext:value-type="date">
            <text:p>2014-12-17</text:p>
          </table:table-cell>
          <table:table-cell table:formula="of:= MONTH([.A847])" office:value-type="float" office:value="11" calcext:value-type="float">
            <text:p>11</text:p>
          </table:table-cell>
          <table:table-cell table:formula="of:=COM.MICROSOFT.IFS([.C847] = 1; &quot;styczeń&quot;; [.C847] = 2; &quot;luty&quot;; [.C847] = 3; &quot;marzec&quot;; [.C847] = 4; &quot;kwiecień&quot;; [.C847] = 5; &quot;maj&quot;; [.C847] = 6; &quot;czerwiec&quot;; [.C847] = 7; &quot;lipiec&quot;; [.C847] = 8; &quot;sierpień&quot;; [.C847] = 9; &quot;wrzesień&quot;; [.C847] = 10; &quot;październik&quot;; [.C847] = 11; &quot;listopad&quot;; [.C847] = 12; &quot;grudzień&quot;)" office:value-type="string" office:string-value="listopad" calcext:value-type="string">
            <text:p>listopad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table:formula="of:=[.B847] - [.A847]" office:value-type="float" office:value="20" calcext:value-type="float">
            <text:p>20</text:p>
          </table:table-cell>
          <table:table-cell table:formula="of:= 10 * [.G847] * [.H847]" office:value-type="float" office:value="1200" calcext:value-type="float">
            <text:p>1200</text:p>
          </table:table-cell>
          <table:table-cell table:formula="of:=[.I847] + [.F847] + [.E847]" office:value-type="float" office:value="1207.91" calcext:value-type="float">
            <text:p>1207,91</text:p>
          </table:table-cell>
          <table:table-cell table:formula="of:= [.E847] + [.F847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1-29" calcext:value-type="date">
            <text:p>2014-11-29</text:p>
          </table:table-cell>
          <table:table-cell table:formula="of:= MONTH([.A848])" office:value-type="float" office:value="11" calcext:value-type="float">
            <text:p>11</text:p>
          </table:table-cell>
          <table:table-cell table:formula="of:=COM.MICROSOFT.IFS([.C848] = 1; &quot;styczeń&quot;; [.C848] = 2; &quot;luty&quot;; [.C848] = 3; &quot;marzec&quot;; [.C848] = 4; &quot;kwiecień&quot;; [.C848] = 5; &quot;maj&quot;; [.C848] = 6; &quot;czerwiec&quot;; [.C848] = 7; &quot;lipiec&quot;; [.C848] = 8; &quot;sierpień&quot;; [.C848] = 9; &quot;wrzesień&quot;; [.C848] = 10; &quot;październik&quot;; [.C848] = 11; &quot;listopad&quot;; [.C848] = 12; &quot;grudzień&quot;)" office:value-type="string" office:string-value="listopad" calcext:value-type="string">
            <text:p>listopad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848] - [.A848]" office:value-type="float" office:value="2" calcext:value-type="float">
            <text:p>2</text:p>
          </table:table-cell>
          <table:table-cell table:formula="of:= 10 * [.G848] * [.H848]" office:value-type="float" office:value="120" calcext:value-type="float">
            <text:p>120</text:p>
          </table:table-cell>
          <table:table-cell table:formula="of:=[.I848] + [.F848] + [.E848]" office:value-type="float" office:value="126.75" calcext:value-type="float">
            <text:p>126,75</text:p>
          </table:table-cell>
          <table:table-cell table:formula="of:= [.E848] + [.F848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13" calcext:value-type="date">
            <text:p>2014-12-13</text:p>
          </table:table-cell>
          <table:table-cell table:formula="of:= MONTH([.A849])" office:value-type="float" office:value="11" calcext:value-type="float">
            <text:p>11</text:p>
          </table:table-cell>
          <table:table-cell table:formula="of:=COM.MICROSOFT.IFS([.C849] = 1; &quot;styczeń&quot;; [.C849] = 2; &quot;luty&quot;; [.C849] = 3; &quot;marzec&quot;; [.C849] = 4; &quot;kwiecień&quot;; [.C849] = 5; &quot;maj&quot;; [.C849] = 6; &quot;czerwiec&quot;; [.C849] = 7; &quot;lipiec&quot;; [.C849] = 8; &quot;sierpień&quot;; [.C849] = 9; &quot;wrzesień&quot;; [.C849] = 10; &quot;październik&quot;; [.C849] = 11; &quot;listopad&quot;; [.C849] = 12; &quot;grudzień&quot;)" office:value-type="string" office:string-value="listopad" calcext:value-type="string">
            <text:p>listopad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849] - [.A849]" office:value-type="float" office:value="16" calcext:value-type="float">
            <text:p>16</text:p>
          </table:table-cell>
          <table:table-cell table:formula="of:= 10 * [.G849] * [.H849]" office:value-type="float" office:value="320" calcext:value-type="float">
            <text:p>320</text:p>
          </table:table-cell>
          <table:table-cell table:formula="of:=[.I849] + [.F849] + [.E849]" office:value-type="float" office:value="329.12" calcext:value-type="float">
            <text:p>329,12</text:p>
          </table:table-cell>
          <table:table-cell table:formula="of:= [.E849] + [.F849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11-27" calcext:value-type="date">
            <text:p>2014-11-27</text:p>
          </table:table-cell>
          <table:table-cell office:value-type="date" office:date-value="2014-12-13" calcext:value-type="date">
            <text:p>2014-12-13</text:p>
          </table:table-cell>
          <table:table-cell table:formula="of:= MONTH([.A850])" office:value-type="float" office:value="11" calcext:value-type="float">
            <text:p>11</text:p>
          </table:table-cell>
          <table:table-cell table:formula="of:=COM.MICROSOFT.IFS([.C850] = 1; &quot;styczeń&quot;; [.C850] = 2; &quot;luty&quot;; [.C850] = 3; &quot;marzec&quot;; [.C850] = 4; &quot;kwiecień&quot;; [.C850] = 5; &quot;maj&quot;; [.C850] = 6; &quot;czerwiec&quot;; [.C850] = 7; &quot;lipiec&quot;; [.C850] = 8; &quot;sierpień&quot;; [.C850] = 9; &quot;wrzesień&quot;; [.C850] = 10; &quot;październik&quot;; [.C850] = 11; &quot;listopad&quot;; [.C850] = 12; &quot;grudzień&quot;)" office:value-type="string" office:string-value="listopad" calcext:value-type="string">
            <text:p>listopad</text:p>
          </table:table-cell>
          <table:table-cell office:value-type="float" office:value="5.47" calcext:value-type="float">
            <text:p>5,47</text:p>
          </table:table-cell>
          <table:table-cell office:value-type="float" office:value="0.14" calcext:value-type="float">
            <text:p>0,14</text:p>
          </table:table-cell>
          <table:table-cell office:value-type="float" office:value="4" calcext:value-type="float">
            <text:p>4</text:p>
          </table:table-cell>
          <table:table-cell table:formula="of:=[.B850] - [.A850]" office:value-type="float" office:value="16" calcext:value-type="float">
            <text:p>16</text:p>
          </table:table-cell>
          <table:table-cell table:formula="of:= 10 * [.G850] * [.H850]" office:value-type="float" office:value="640" calcext:value-type="float">
            <text:p>640</text:p>
          </table:table-cell>
          <table:table-cell table:formula="of:=[.I850] + [.F850] + [.E850]" office:value-type="float" office:value="645.61" calcext:value-type="float">
            <text:p>645,61</text:p>
          </table:table-cell>
          <table:table-cell table:formula="of:= [.E850] + [.F850]" office:value-type="float" office:value="5.61" calcext:value-type="float">
            <text:p>5,61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14" calcext:value-type="date">
            <text:p>2014-12-14</text:p>
          </table:table-cell>
          <table:table-cell table:formula="of:= MONTH([.A851])" office:value-type="float" office:value="11" calcext:value-type="float">
            <text:p>11</text:p>
          </table:table-cell>
          <table:table-cell table:formula="of:=COM.MICROSOFT.IFS([.C851] = 1; &quot;styczeń&quot;; [.C851] = 2; &quot;luty&quot;; [.C851] = 3; &quot;marzec&quot;; [.C851] = 4; &quot;kwiecień&quot;; [.C851] = 5; &quot;maj&quot;; [.C851] = 6; &quot;czerwiec&quot;; [.C851] = 7; &quot;lipiec&quot;; [.C851] = 8; &quot;sierpień&quot;; [.C851] = 9; &quot;wrzesień&quot;; [.C851] = 10; &quot;październik&quot;; [.C851] = 11; &quot;listopad&quot;; [.C851] = 12; &quot;grudzień&quot;)" office:value-type="string" office:string-value="listopad" calcext:value-type="string">
            <text:p>listopad</text:p>
          </table:table-cell>
          <table:table-cell office:value-type="float" office:value="12.01" calcext:value-type="float">
            <text:p>12,01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formula="of:=[.B851] - [.A851]" office:value-type="float" office:value="16" calcext:value-type="float">
            <text:p>16</text:p>
          </table:table-cell>
          <table:table-cell table:formula="of:= 10 * [.G851] * [.H851]" office:value-type="float" office:value="320" calcext:value-type="float">
            <text:p>320</text:p>
          </table:table-cell>
          <table:table-cell table:formula="of:=[.I851] + [.F851] + [.E851]" office:value-type="float" office:value="332.33" calcext:value-type="float">
            <text:p>332,33</text:p>
          </table:table-cell>
          <table:table-cell table:formula="of:= [.E851] + [.F851]" office:value-type="float" office:value="12.33" calcext:value-type="float">
            <text:p>12,33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03" calcext:value-type="date">
            <text:p>2014-12-03</text:p>
          </table:table-cell>
          <table:table-cell table:formula="of:= MONTH([.A852])" office:value-type="float" office:value="11" calcext:value-type="float">
            <text:p>11</text:p>
          </table:table-cell>
          <table:table-cell table:formula="of:=COM.MICROSOFT.IFS([.C852] = 1; &quot;styczeń&quot;; [.C852] = 2; &quot;luty&quot;; [.C852] = 3; &quot;marzec&quot;; [.C852] = 4; &quot;kwiecień&quot;; [.C852] = 5; &quot;maj&quot;; [.C852] = 6; &quot;czerwiec&quot;; [.C852] = 7; &quot;lipiec&quot;; [.C852] = 8; &quot;sierpień&quot;; [.C852] = 9; &quot;wrzesień&quot;; [.C852] = 10; &quot;październik&quot;; [.C852] = 11; &quot;listopad&quot;; [.C852] = 12; &quot;grudzień&quot;)" office:value-type="string" office:string-value="listopad" calcext:value-type="string">
            <text:p>listopad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formula="of:=[.B852] - [.A852]" office:value-type="float" office:value="5" calcext:value-type="float">
            <text:p>5</text:p>
          </table:table-cell>
          <table:table-cell table:formula="of:= 10 * [.G852] * [.H852]" office:value-type="float" office:value="150" calcext:value-type="float">
            <text:p>150</text:p>
          </table:table-cell>
          <table:table-cell table:formula="of:=[.I852] + [.F852] + [.E852]" office:value-type="float" office:value="161.74" calcext:value-type="float">
            <text:p>161,74</text:p>
          </table:table-cell>
          <table:table-cell table:formula="of:= [.E852] + [.F852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13" calcext:value-type="date">
            <text:p>2014-12-13</text:p>
          </table:table-cell>
          <table:table-cell table:formula="of:= MONTH([.A853])" office:value-type="float" office:value="11" calcext:value-type="float">
            <text:p>11</text:p>
          </table:table-cell>
          <table:table-cell table:formula="of:=COM.MICROSOFT.IFS([.C853] = 1; &quot;styczeń&quot;; [.C853] = 2; &quot;luty&quot;; [.C853] = 3; &quot;marzec&quot;; [.C853] = 4; &quot;kwiecień&quot;; [.C853] = 5; &quot;maj&quot;; [.C853] = 6; &quot;czerwiec&quot;; [.C853] = 7; &quot;lipiec&quot;; [.C853] = 8; &quot;sierpień&quot;; [.C853] = 9; &quot;wrzesień&quot;; [.C853] = 10; &quot;październik&quot;; [.C853] = 11; &quot;listopad&quot;; [.C853] = 12; &quot;grudzień&quot;)" office:value-type="string" office:string-value="listopad" calcext:value-type="string">
            <text:p>listopad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3" calcext:value-type="float">
            <text:p>3</text:p>
          </table:table-cell>
          <table:table-cell table:formula="of:=[.B853] - [.A853]" office:value-type="float" office:value="15" calcext:value-type="float">
            <text:p>15</text:p>
          </table:table-cell>
          <table:table-cell table:formula="of:= 10 * [.G853] * [.H853]" office:value-type="float" office:value="450" calcext:value-type="float">
            <text:p>450</text:p>
          </table:table-cell>
          <table:table-cell table:formula="of:=[.I853] + [.F853] + [.E853]" office:value-type="float" office:value="464.5" calcext:value-type="float">
            <text:p>464,5</text:p>
          </table:table-cell>
          <table:table-cell table:formula="of:= [.E853] + [.F853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10" calcext:value-type="date">
            <text:p>2014-12-10</text:p>
          </table:table-cell>
          <table:table-cell table:formula="of:= MONTH([.A854])" office:value-type="float" office:value="11" calcext:value-type="float">
            <text:p>11</text:p>
          </table:table-cell>
          <table:table-cell table:formula="of:=COM.MICROSOFT.IFS([.C854] = 1; &quot;styczeń&quot;; [.C854] = 2; &quot;luty&quot;; [.C854] = 3; &quot;marzec&quot;; [.C854] = 4; &quot;kwiecień&quot;; [.C854] = 5; &quot;maj&quot;; [.C854] = 6; &quot;czerwiec&quot;; [.C854] = 7; &quot;lipiec&quot;; [.C854] = 8; &quot;sierpień&quot;; [.C854] = 9; &quot;wrzesień&quot;; [.C854] = 10; &quot;październik&quot;; [.C854] = 11; &quot;listopad&quot;; [.C854] = 12; &quot;grudzień&quot;)" office:value-type="string" office:string-value="listopad" calcext:value-type="string">
            <text:p>listopad</text:p>
          </table:table-cell>
          <table:table-cell office:value-type="float" office:value="8.95" calcext:value-type="float">
            <text:p>8,95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</text:p>
          </table:table-cell>
          <table:table-cell table:formula="of:=[.B854] - [.A854]" office:value-type="float" office:value="12" calcext:value-type="float">
            <text:p>12</text:p>
          </table:table-cell>
          <table:table-cell table:formula="of:= 10 * [.G854] * [.H854]" office:value-type="float" office:value="720" calcext:value-type="float">
            <text:p>720</text:p>
          </table:table-cell>
          <table:table-cell table:formula="of:=[.I854] + [.F854] + [.E854]" office:value-type="float" office:value="729.19" calcext:value-type="float">
            <text:p>729,19</text:p>
          </table:table-cell>
          <table:table-cell table:formula="of:= [.E854] + [.F854]" office:value-type="float" office:value="9.19" calcext:value-type="float">
            <text:p>9,19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1-30" calcext:value-type="date">
            <text:p>2014-11-30</text:p>
          </table:table-cell>
          <table:table-cell table:formula="of:= MONTH([.A855])" office:value-type="float" office:value="11" calcext:value-type="float">
            <text:p>11</text:p>
          </table:table-cell>
          <table:table-cell table:formula="of:=COM.MICROSOFT.IFS([.C855] = 1; &quot;styczeń&quot;; [.C855] = 2; &quot;luty&quot;; [.C855] = 3; &quot;marzec&quot;; [.C855] = 4; &quot;kwiecień&quot;; [.C855] = 5; &quot;maj&quot;; [.C855] = 6; &quot;czerwiec&quot;; [.C855] = 7; &quot;lipiec&quot;; [.C855] = 8; &quot;sierpień&quot;; [.C855] = 9; &quot;wrzesień&quot;; [.C855] = 10; &quot;październik&quot;; [.C855] = 11; &quot;listopad&quot;; [.C855] = 12; &quot;grudzień&quot;)" office:value-type="string" office:string-value="listopad" calcext:value-type="string">
            <text:p>listopad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855] - [.A855]" office:value-type="float" office:value="2" calcext:value-type="float">
            <text:p>2</text:p>
          </table:table-cell>
          <table:table-cell table:formula="of:= 10 * [.G855] * [.H855]" office:value-type="float" office:value="40" calcext:value-type="float">
            <text:p>40</text:p>
          </table:table-cell>
          <table:table-cell table:formula="of:=[.I855] + [.F855] + [.E855]" office:value-type="float" office:value="49.12" calcext:value-type="float">
            <text:p>49,12</text:p>
          </table:table-cell>
          <table:table-cell table:formula="of:= [.E855] + [.F855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02" calcext:value-type="date">
            <text:p>2014-12-02</text:p>
          </table:table-cell>
          <table:table-cell table:formula="of:= MONTH([.A856])" office:value-type="float" office:value="11" calcext:value-type="float">
            <text:p>11</text:p>
          </table:table-cell>
          <table:table-cell table:formula="of:=COM.MICROSOFT.IFS([.C856] = 1; &quot;styczeń&quot;; [.C856] = 2; &quot;luty&quot;; [.C856] = 3; &quot;marzec&quot;; [.C856] = 4; &quot;kwiecień&quot;; [.C856] = 5; &quot;maj&quot;; [.C856] = 6; &quot;czerwiec&quot;; [.C856] = 7; &quot;lipiec&quot;; [.C856] = 8; &quot;sierpień&quot;; [.C856] = 9; &quot;wrzesień&quot;; [.C856] = 10; &quot;październik&quot;; [.C856] = 11; &quot;listopad&quot;; [.C856] = 12; &quot;grudzień&quot;)" office:value-type="string" office:string-value="listopad" calcext:value-type="string">
            <text:p>listopad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856] - [.A856]" office:value-type="float" office:value="4" calcext:value-type="float">
            <text:p>4</text:p>
          </table:table-cell>
          <table:table-cell table:formula="of:= 10 * [.G856] * [.H856]" office:value-type="float" office:value="200" calcext:value-type="float">
            <text:p>200</text:p>
          </table:table-cell>
          <table:table-cell table:formula="of:=[.I856] + [.F856] + [.E856]" office:value-type="float" office:value="206.6" calcext:value-type="float">
            <text:p>206,6</text:p>
          </table:table-cell>
          <table:table-cell table:formula="of:= [.E856] + [.F856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01" calcext:value-type="date">
            <text:p>2014-12-01</text:p>
          </table:table-cell>
          <table:table-cell table:formula="of:= MONTH([.A857])" office:value-type="float" office:value="11" calcext:value-type="float">
            <text:p>11</text:p>
          </table:table-cell>
          <table:table-cell table:formula="of:=COM.MICROSOFT.IFS([.C857] = 1; &quot;styczeń&quot;; [.C857] = 2; &quot;luty&quot;; [.C857] = 3; &quot;marzec&quot;; [.C857] = 4; &quot;kwiecień&quot;; [.C857] = 5; &quot;maj&quot;; [.C857] = 6; &quot;czerwiec&quot;; [.C857] = 7; &quot;lipiec&quot;; [.C857] = 8; &quot;sierpień&quot;; [.C857] = 9; &quot;wrzesień&quot;; [.C857] = 10; &quot;październik&quot;; [.C857] = 11; &quot;listopad&quot;; [.C857] = 12; &quot;grudzień&quot;)" office:value-type="string" office:string-value="listopad" calcext:value-type="string">
            <text:p>listopad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857] - [.A857]" office:value-type="float" office:value="3" calcext:value-type="float">
            <text:p>3</text:p>
          </table:table-cell>
          <table:table-cell table:formula="of:= 10 * [.G857] * [.H857]" office:value-type="float" office:value="90" calcext:value-type="float">
            <text:p>90</text:p>
          </table:table-cell>
          <table:table-cell table:formula="of:=[.I857] + [.F857] + [.E857]" office:value-type="float" office:value="94.04" calcext:value-type="float">
            <text:p>94,04</text:p>
          </table:table-cell>
          <table:table-cell table:formula="of:= [.E857] + [.F857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1-30" calcext:value-type="date">
            <text:p>2014-11-30</text:p>
          </table:table-cell>
          <table:table-cell table:formula="of:= MONTH([.A858])" office:value-type="float" office:value="11" calcext:value-type="float">
            <text:p>11</text:p>
          </table:table-cell>
          <table:table-cell table:formula="of:=COM.MICROSOFT.IFS([.C858] = 1; &quot;styczeń&quot;; [.C858] = 2; &quot;luty&quot;; [.C858] = 3; &quot;marzec&quot;; [.C858] = 4; &quot;kwiecień&quot;; [.C858] = 5; &quot;maj&quot;; [.C858] = 6; &quot;czerwiec&quot;; [.C858] = 7; &quot;lipiec&quot;; [.C858] = 8; &quot;sierpień&quot;; [.C858] = 9; &quot;wrzesień&quot;; [.C858] = 10; &quot;październik&quot;; [.C858] = 11; &quot;listopad&quot;; [.C858] = 12; &quot;grudzień&quot;)" office:value-type="string" office:string-value="listopad" calcext:value-type="string">
            <text:p>listopad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formula="of:=[.B858] - [.A858]" office:value-type="float" office:value="2" calcext:value-type="float">
            <text:p>2</text:p>
          </table:table-cell>
          <table:table-cell table:formula="of:= 10 * [.G858] * [.H858]" office:value-type="float" office:value="60" calcext:value-type="float">
            <text:p>60</text:p>
          </table:table-cell>
          <table:table-cell table:formula="of:=[.I858] + [.F858] + [.E858]" office:value-type="float" office:value="66.39" calcext:value-type="float">
            <text:p>66,39</text:p>
          </table:table-cell>
          <table:table-cell table:formula="of:= [.E858] + [.F858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26" calcext:value-type="date">
            <text:p>2014-12-26</text:p>
          </table:table-cell>
          <table:table-cell table:formula="of:= MONTH([.A859])" office:value-type="float" office:value="11" calcext:value-type="float">
            <text:p>11</text:p>
          </table:table-cell>
          <table:table-cell table:formula="of:=COM.MICROSOFT.IFS([.C859] = 1; &quot;styczeń&quot;; [.C859] = 2; &quot;luty&quot;; [.C859] = 3; &quot;marzec&quot;; [.C859] = 4; &quot;kwiecień&quot;; [.C859] = 5; &quot;maj&quot;; [.C859] = 6; &quot;czerwiec&quot;; [.C859] = 7; &quot;lipiec&quot;; [.C859] = 8; &quot;sierpień&quot;; [.C859] = 9; &quot;wrzesień&quot;; [.C859] = 10; &quot;październik&quot;; [.C859] = 11; &quot;listopad&quot;; [.C859] = 12; &quot;grudzień&quot;)" office:value-type="string" office:string-value="listopad" calcext:value-type="string">
            <text:p>listopad</text:p>
          </table:table-cell>
          <table:table-cell office:value-type="float" office:value="13.82" calcext:value-type="float">
            <text:p>13,82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table:formula="of:=[.B859] - [.A859]" office:value-type="float" office:value="28" calcext:value-type="float">
            <text:p>28</text:p>
          </table:table-cell>
          <table:table-cell table:formula="of:= 10 * [.G859] * [.H859]" office:value-type="float" office:value="840" calcext:value-type="float">
            <text:p>840</text:p>
          </table:table-cell>
          <table:table-cell table:formula="of:=[.I859] + [.F859] + [.E859]" office:value-type="float" office:value="854.18" calcext:value-type="float">
            <text:p>854,18</text:p>
          </table:table-cell>
          <table:table-cell table:formula="of:= [.E859] + [.F859]" office:value-type="float" office:value="14.18" calcext:value-type="float">
            <text:p>14,18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14" calcext:value-type="date">
            <text:p>2014-12-14</text:p>
          </table:table-cell>
          <table:table-cell table:formula="of:= MONTH([.A860])" office:value-type="float" office:value="11" calcext:value-type="float">
            <text:p>11</text:p>
          </table:table-cell>
          <table:table-cell table:formula="of:=COM.MICROSOFT.IFS([.C860] = 1; &quot;styczeń&quot;; [.C860] = 2; &quot;luty&quot;; [.C860] = 3; &quot;marzec&quot;; [.C860] = 4; &quot;kwiecień&quot;; [.C860] = 5; &quot;maj&quot;; [.C860] = 6; &quot;czerwiec&quot;; [.C860] = 7; &quot;lipiec&quot;; [.C860] = 8; &quot;sierpień&quot;; [.C860] = 9; &quot;wrzesień&quot;; [.C860] = 10; &quot;październik&quot;; [.C860] = 11; &quot;listopad&quot;; [.C860] = 12; &quot;grudzień&quot;)" office:value-type="string" office:string-value="listopad" calcext:value-type="string">
            <text:p>listopad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4" calcext:value-type="float">
            <text:p>4</text:p>
          </table:table-cell>
          <table:table-cell table:formula="of:=[.B860] - [.A860]" office:value-type="float" office:value="16" calcext:value-type="float">
            <text:p>16</text:p>
          </table:table-cell>
          <table:table-cell table:formula="of:= 10 * [.G860] * [.H860]" office:value-type="float" office:value="640" calcext:value-type="float">
            <text:p>640</text:p>
          </table:table-cell>
          <table:table-cell table:formula="of:=[.I860] + [.F860] + [.E860]" office:value-type="float" office:value="644.78" calcext:value-type="float">
            <text:p>644,78</text:p>
          </table:table-cell>
          <table:table-cell table:formula="of:= [.E860] + [.F860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25" calcext:value-type="date">
            <text:p>2014-12-25</text:p>
          </table:table-cell>
          <table:table-cell table:formula="of:= MONTH([.A861])" office:value-type="float" office:value="11" calcext:value-type="float">
            <text:p>11</text:p>
          </table:table-cell>
          <table:table-cell table:formula="of:=COM.MICROSOFT.IFS([.C861] = 1; &quot;styczeń&quot;; [.C861] = 2; &quot;luty&quot;; [.C861] = 3; &quot;marzec&quot;; [.C861] = 4; &quot;kwiecień&quot;; [.C861] = 5; &quot;maj&quot;; [.C861] = 6; &quot;czerwiec&quot;; [.C861] = 7; &quot;lipiec&quot;; [.C861] = 8; &quot;sierpień&quot;; [.C861] = 9; &quot;wrzesień&quot;; [.C861] = 10; &quot;październik&quot;; [.C861] = 11; &quot;listopad&quot;; [.C861] = 12; &quot;grudzień&quot;)" office:value-type="string" office:string-value="listopad" calcext:value-type="string">
            <text:p>listopad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861] - [.A861]" office:value-type="float" office:value="27" calcext:value-type="float">
            <text:p>27</text:p>
          </table:table-cell>
          <table:table-cell table:formula="of:= 10 * [.G861] * [.H861]" office:value-type="float" office:value="1620" calcext:value-type="float">
            <text:p>1620</text:p>
          </table:table-cell>
          <table:table-cell table:formula="of:=[.I861] + [.F861] + [.E861]" office:value-type="float" office:value="1626.75" calcext:value-type="float">
            <text:p>1626,75</text:p>
          </table:table-cell>
          <table:table-cell table:formula="of:= [.E861] + [.F861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14" calcext:value-type="date">
            <text:p>2014-12-14</text:p>
          </table:table-cell>
          <table:table-cell table:formula="of:= MONTH([.A862])" office:value-type="float" office:value="11" calcext:value-type="float">
            <text:p>11</text:p>
          </table:table-cell>
          <table:table-cell table:formula="of:=COM.MICROSOFT.IFS([.C862] = 1; &quot;styczeń&quot;; [.C862] = 2; &quot;luty&quot;; [.C862] = 3; &quot;marzec&quot;; [.C862] = 4; &quot;kwiecień&quot;; [.C862] = 5; &quot;maj&quot;; [.C862] = 6; &quot;czerwiec&quot;; [.C862] = 7; &quot;lipiec&quot;; [.C862] = 8; &quot;sierpień&quot;; [.C862] = 9; &quot;wrzesień&quot;; [.C862] = 10; &quot;październik&quot;; [.C862] = 11; &quot;listopad&quot;; [.C862] = 12; &quot;grudzień&quot;)" office:value-type="string" office:string-value="listopad" calcext:value-type="string">
            <text:p>listopad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B862] - [.A862]" office:value-type="float" office:value="16" calcext:value-type="float">
            <text:p>16</text:p>
          </table:table-cell>
          <table:table-cell table:formula="of:= 10 * [.G862] * [.H862]" office:value-type="float" office:value="320" calcext:value-type="float">
            <text:p>320</text:p>
          </table:table-cell>
          <table:table-cell table:formula="of:=[.I862] + [.F862] + [.E862]" office:value-type="float" office:value="325.37" calcext:value-type="float">
            <text:p>325,37</text:p>
          </table:table-cell>
          <table:table-cell table:formula="of:= [.E862] + [.F862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26" calcext:value-type="date">
            <text:p>2014-12-26</text:p>
          </table:table-cell>
          <table:table-cell table:formula="of:= MONTH([.A863])" office:value-type="float" office:value="11" calcext:value-type="float">
            <text:p>11</text:p>
          </table:table-cell>
          <table:table-cell table:formula="of:=COM.MICROSOFT.IFS([.C863] = 1; &quot;styczeń&quot;; [.C863] = 2; &quot;luty&quot;; [.C863] = 3; &quot;marzec&quot;; [.C863] = 4; &quot;kwiecień&quot;; [.C863] = 5; &quot;maj&quot;; [.C863] = 6; &quot;czerwiec&quot;; [.C863] = 7; &quot;lipiec&quot;; [.C863] = 8; &quot;sierpień&quot;; [.C863] = 9; &quot;wrzesień&quot;; [.C863] = 10; &quot;październik&quot;; [.C863] = 11; &quot;listopad&quot;; [.C863] = 12; &quot;grudzień&quot;)" office:value-type="string" office:string-value="listopad" calcext:value-type="string">
            <text:p>listopad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6" calcext:value-type="float">
            <text:p>6</text:p>
          </table:table-cell>
          <table:table-cell table:formula="of:=[.B863] - [.A863]" office:value-type="float" office:value="28" calcext:value-type="float">
            <text:p>28</text:p>
          </table:table-cell>
          <table:table-cell table:formula="of:= 10 * [.G863] * [.H863]" office:value-type="float" office:value="1680" calcext:value-type="float">
            <text:p>1680</text:p>
          </table:table-cell>
          <table:table-cell table:formula="of:=[.I863] + [.F863] + [.E863]" office:value-type="float" office:value="1694.37" calcext:value-type="float">
            <text:p>1694,37</text:p>
          </table:table-cell>
          <table:table-cell table:formula="of:= [.E863] + [.F863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20" calcext:value-type="date">
            <text:p>2014-12-20</text:p>
          </table:table-cell>
          <table:table-cell table:formula="of:= MONTH([.A864])" office:value-type="float" office:value="11" calcext:value-type="float">
            <text:p>11</text:p>
          </table:table-cell>
          <table:table-cell table:formula="of:=COM.MICROSOFT.IFS([.C864] = 1; &quot;styczeń&quot;; [.C864] = 2; &quot;luty&quot;; [.C864] = 3; &quot;marzec&quot;; [.C864] = 4; &quot;kwiecień&quot;; [.C864] = 5; &quot;maj&quot;; [.C864] = 6; &quot;czerwiec&quot;; [.C864] = 7; &quot;lipiec&quot;; [.C864] = 8; &quot;sierpień&quot;; [.C864] = 9; &quot;wrzesień&quot;; [.C864] = 10; &quot;październik&quot;; [.C864] = 11; &quot;listopad&quot;; [.C864] = 12; &quot;grudzień&quot;)" office:value-type="string" office:string-value="listopad" calcext:value-type="string">
            <text:p>listopad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864] - [.A864]" office:value-type="float" office:value="22" calcext:value-type="float">
            <text:p>22</text:p>
          </table:table-cell>
          <table:table-cell table:formula="of:= 10 * [.G864] * [.H864]" office:value-type="float" office:value="440" calcext:value-type="float">
            <text:p>440</text:p>
          </table:table-cell>
          <table:table-cell table:formula="of:=[.I864] + [.F864] + [.E864]" office:value-type="float" office:value="448.88" calcext:value-type="float">
            <text:p>448,88</text:p>
          </table:table-cell>
          <table:table-cell table:formula="of:= [.E864] + [.F864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15" calcext:value-type="date">
            <text:p>2014-12-15</text:p>
          </table:table-cell>
          <table:table-cell table:formula="of:= MONTH([.A865])" office:value-type="float" office:value="11" calcext:value-type="float">
            <text:p>11</text:p>
          </table:table-cell>
          <table:table-cell table:formula="of:=COM.MICROSOFT.IFS([.C865] = 1; &quot;styczeń&quot;; [.C865] = 2; &quot;luty&quot;; [.C865] = 3; &quot;marzec&quot;; [.C865] = 4; &quot;kwiecień&quot;; [.C865] = 5; &quot;maj&quot;; [.C865] = 6; &quot;czerwiec&quot;; [.C865] = 7; &quot;lipiec&quot;; [.C865] = 8; &quot;sierpień&quot;; [.C865] = 9; &quot;wrzesień&quot;; [.C865] = 10; &quot;październik&quot;; [.C865] = 11; &quot;listopad&quot;; [.C865] = 12; &quot;grudzień&quot;)" office:value-type="string" office:string-value="listopad" calcext:value-type="string">
            <text:p>listopad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6" calcext:value-type="float">
            <text:p>6</text:p>
          </table:table-cell>
          <table:table-cell table:formula="of:=[.B865] - [.A865]" office:value-type="float" office:value="17" calcext:value-type="float">
            <text:p>17</text:p>
          </table:table-cell>
          <table:table-cell table:formula="of:= 10 * [.G865] * [.H865]" office:value-type="float" office:value="1020" calcext:value-type="float">
            <text:p>1020</text:p>
          </table:table-cell>
          <table:table-cell table:formula="of:=[.I865] + [.F865] + [.E865]" office:value-type="float" office:value="1040.05" calcext:value-type="float">
            <text:p>1040,05</text:p>
          </table:table-cell>
          <table:table-cell table:formula="of:= [.E865] + [.F865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21" calcext:value-type="date">
            <text:p>2014-12-21</text:p>
          </table:table-cell>
          <table:table-cell table:formula="of:= MONTH([.A866])" office:value-type="float" office:value="11" calcext:value-type="float">
            <text:p>11</text:p>
          </table:table-cell>
          <table:table-cell table:formula="of:=COM.MICROSOFT.IFS([.C866] = 1; &quot;styczeń&quot;; [.C866] = 2; &quot;luty&quot;; [.C866] = 3; &quot;marzec&quot;; [.C866] = 4; &quot;kwiecień&quot;; [.C866] = 5; &quot;maj&quot;; [.C866] = 6; &quot;czerwiec&quot;; [.C866] = 7; &quot;lipiec&quot;; [.C866] = 8; &quot;sierpień&quot;; [.C866] = 9; &quot;wrzesień&quot;; [.C866] = 10; &quot;październik&quot;; [.C866] = 11; &quot;listopad&quot;; [.C866] = 12; &quot;grudzień&quot;)" office:value-type="string" office:string-value="listopad" calcext:value-type="string">
            <text:p>listopad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B866] - [.A866]" office:value-type="float" office:value="23" calcext:value-type="float">
            <text:p>23</text:p>
          </table:table-cell>
          <table:table-cell table:formula="of:= 10 * [.G866] * [.H866]" office:value-type="float" office:value="460" calcext:value-type="float">
            <text:p>460</text:p>
          </table:table-cell>
          <table:table-cell table:formula="of:=[.I866] + [.F866] + [.E866]" office:value-type="float" office:value="469.06" calcext:value-type="float">
            <text:p>469,06</text:p>
          </table:table-cell>
          <table:table-cell table:formula="of:= [.E866] + [.F866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21" calcext:value-type="date">
            <text:p>2014-12-21</text:p>
          </table:table-cell>
          <table:table-cell table:formula="of:= MONTH([.A867])" office:value-type="float" office:value="11" calcext:value-type="float">
            <text:p>11</text:p>
          </table:table-cell>
          <table:table-cell table:formula="of:=COM.MICROSOFT.IFS([.C867] = 1; &quot;styczeń&quot;; [.C867] = 2; &quot;luty&quot;; [.C867] = 3; &quot;marzec&quot;; [.C867] = 4; &quot;kwiecień&quot;; [.C867] = 5; &quot;maj&quot;; [.C867] = 6; &quot;czerwiec&quot;; [.C867] = 7; &quot;lipiec&quot;; [.C867] = 8; &quot;sierpień&quot;; [.C867] = 9; &quot;wrzesień&quot;; [.C867] = 10; &quot;październik&quot;; [.C867] = 11; &quot;listopad&quot;; [.C867] = 12; &quot;grudzień&quot;)" office:value-type="string" office:string-value="listopad" calcext:value-type="string">
            <text:p>listopad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867] - [.A867]" office:value-type="float" office:value="23" calcext:value-type="float">
            <text:p>23</text:p>
          </table:table-cell>
          <table:table-cell table:formula="of:= 10 * [.G867] * [.H867]" office:value-type="float" office:value="690" calcext:value-type="float">
            <text:p>690</text:p>
          </table:table-cell>
          <table:table-cell table:formula="of:=[.I867] + [.F867] + [.E867]" office:value-type="float" office:value="695.79" calcext:value-type="float">
            <text:p>695,79</text:p>
          </table:table-cell>
          <table:table-cell table:formula="of:= [.E867] + [.F867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22" calcext:value-type="date">
            <text:p>2014-12-22</text:p>
          </table:table-cell>
          <table:table-cell table:formula="of:= MONTH([.A868])" office:value-type="float" office:value="11" calcext:value-type="float">
            <text:p>11</text:p>
          </table:table-cell>
          <table:table-cell table:formula="of:=COM.MICROSOFT.IFS([.C868] = 1; &quot;styczeń&quot;; [.C868] = 2; &quot;luty&quot;; [.C868] = 3; &quot;marzec&quot;; [.C868] = 4; &quot;kwiecień&quot;; [.C868] = 5; &quot;maj&quot;; [.C868] = 6; &quot;czerwiec&quot;; [.C868] = 7; &quot;lipiec&quot;; [.C868] = 8; &quot;sierpień&quot;; [.C868] = 9; &quot;wrzesień&quot;; [.C868] = 10; &quot;październik&quot;; [.C868] = 11; &quot;listopad&quot;; [.C868] = 12; &quot;grudzień&quot;)" office:value-type="string" office:string-value="listopad" calcext:value-type="string">
            <text:p>listopad</text:p>
          </table:table-cell>
          <table:table-cell office:value-type="float" office:value="8.89" calcext:value-type="float">
            <text:p>8,89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868] - [.A868]" office:value-type="float" office:value="24" calcext:value-type="float">
            <text:p>24</text:p>
          </table:table-cell>
          <table:table-cell table:formula="of:= 10 * [.G868] * [.H868]" office:value-type="float" office:value="960" calcext:value-type="float">
            <text:p>960</text:p>
          </table:table-cell>
          <table:table-cell table:formula="of:=[.I868] + [.F868] + [.E868]" office:value-type="float" office:value="969.12" calcext:value-type="float">
            <text:p>969,12</text:p>
          </table:table-cell>
          <table:table-cell table:formula="of:= [.E868] + [.F868]" office:value-type="float" office:value="9.12" calcext:value-type="float">
            <text:p>9,12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08" calcext:value-type="date">
            <text:p>2014-12-08</text:p>
          </table:table-cell>
          <table:table-cell table:formula="of:= MONTH([.A869])" office:value-type="float" office:value="11" calcext:value-type="float">
            <text:p>11</text:p>
          </table:table-cell>
          <table:table-cell table:formula="of:=COM.MICROSOFT.IFS([.C869] = 1; &quot;styczeń&quot;; [.C869] = 2; &quot;luty&quot;; [.C869] = 3; &quot;marzec&quot;; [.C869] = 4; &quot;kwiecień&quot;; [.C869] = 5; &quot;maj&quot;; [.C869] = 6; &quot;czerwiec&quot;; [.C869] = 7; &quot;lipiec&quot;; [.C869] = 8; &quot;sierpień&quot;; [.C869] = 9; &quot;wrzesień&quot;; [.C869] = 10; &quot;październik&quot;; [.C869] = 11; &quot;listopad&quot;; [.C869] = 12; &quot;grudzień&quot;)" office:value-type="string" office:string-value="listopad" calcext:value-type="string">
            <text:p>listopad</text:p>
          </table:table-cell>
          <table:table-cell office:value-type="float" office:value="16.83" calcext:value-type="float">
            <text:p>16,83</text:p>
          </table:table-cell>
          <table:table-cell office:value-type="float" office:value="0.44" calcext:value-type="float">
            <text:p>0,44</text:p>
          </table:table-cell>
          <table:table-cell office:value-type="float" office:value="2" calcext:value-type="float">
            <text:p>2</text:p>
          </table:table-cell>
          <table:table-cell table:formula="of:=[.B869] - [.A869]" office:value-type="float" office:value="10" calcext:value-type="float">
            <text:p>10</text:p>
          </table:table-cell>
          <table:table-cell table:formula="of:= 10 * [.G869] * [.H869]" office:value-type="float" office:value="200" calcext:value-type="float">
            <text:p>200</text:p>
          </table:table-cell>
          <table:table-cell table:formula="of:=[.I869] + [.F869] + [.E869]" office:value-type="float" office:value="217.27" calcext:value-type="float">
            <text:p>217,27</text:p>
          </table:table-cell>
          <table:table-cell table:formula="of:= [.E869] + [.F869]" office:value-type="float" office:value="17.27" calcext:value-type="float">
            <text:p>17,27</text:p>
          </table:table-cell>
          <table:table-cell table:number-columns-repeated="7"/>
        </table:table-row>
        <table:table-row table:style-name="ro1">
          <table:table-cell office:value-type="date" office:date-value="2014-11-28" calcext:value-type="date">
            <text:p>2014-11-28</text:p>
          </table:table-cell>
          <table:table-cell office:value-type="date" office:date-value="2014-12-09" calcext:value-type="date">
            <text:p>2014-12-09</text:p>
          </table:table-cell>
          <table:table-cell table:formula="of:= MONTH([.A870])" office:value-type="float" office:value="11" calcext:value-type="float">
            <text:p>11</text:p>
          </table:table-cell>
          <table:table-cell table:formula="of:=COM.MICROSOFT.IFS([.C870] = 1; &quot;styczeń&quot;; [.C870] = 2; &quot;luty&quot;; [.C870] = 3; &quot;marzec&quot;; [.C870] = 4; &quot;kwiecień&quot;; [.C870] = 5; &quot;maj&quot;; [.C870] = 6; &quot;czerwiec&quot;; [.C870] = 7; &quot;lipiec&quot;; [.C870] = 8; &quot;sierpień&quot;; [.C870] = 9; &quot;wrzesień&quot;; [.C870] = 10; &quot;październik&quot;; [.C870] = 11; &quot;listopad&quot;; [.C870] = 12; &quot;grudzień&quot;)" office:value-type="string" office:string-value="listopad" calcext:value-type="string">
            <text:p>listopad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870] - [.A870]" office:value-type="float" office:value="11" calcext:value-type="float">
            <text:p>11</text:p>
          </table:table-cell>
          <table:table-cell table:formula="of:= 10 * [.G870] * [.H870]" office:value-type="float" office:value="220" calcext:value-type="float">
            <text:p>220</text:p>
          </table:table-cell>
          <table:table-cell table:formula="of:=[.I870] + [.F870] + [.E870]" office:value-type="float" office:value="231.72" calcext:value-type="float">
            <text:p>231,72</text:p>
          </table:table-cell>
          <table:table-cell table:formula="of:= [.E870] + [.F870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1-29" calcext:value-type="date">
            <text:p>2014-11-29</text:p>
          </table:table-cell>
          <table:table-cell office:value-type="date" office:date-value="2014-12-06" calcext:value-type="date">
            <text:p>2014-12-06</text:p>
          </table:table-cell>
          <table:table-cell table:formula="of:= MONTH([.A871])" office:value-type="float" office:value="11" calcext:value-type="float">
            <text:p>11</text:p>
          </table:table-cell>
          <table:table-cell table:formula="of:=COM.MICROSOFT.IFS([.C871] = 1; &quot;styczeń&quot;; [.C871] = 2; &quot;luty&quot;; [.C871] = 3; &quot;marzec&quot;; [.C871] = 4; &quot;kwiecień&quot;; [.C871] = 5; &quot;maj&quot;; [.C871] = 6; &quot;czerwiec&quot;; [.C871] = 7; &quot;lipiec&quot;; [.C871] = 8; &quot;sierpień&quot;; [.C871] = 9; &quot;wrzesień&quot;; [.C871] = 10; &quot;październik&quot;; [.C871] = 11; &quot;listopad&quot;; [.C871] = 12; &quot;grudzień&quot;)" office:value-type="string" office:string-value="listopad" calcext:value-type="string">
            <text:p>listopad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871] - [.A871]" office:value-type="float" office:value="7" calcext:value-type="float">
            <text:p>7</text:p>
          </table:table-cell>
          <table:table-cell table:formula="of:= 10 * [.G871] * [.H871]" office:value-type="float" office:value="210" calcext:value-type="float">
            <text:p>210</text:p>
          </table:table-cell>
          <table:table-cell table:formula="of:=[.I871] + [.F871] + [.E871]" office:value-type="float" office:value="215.79" calcext:value-type="float">
            <text:p>215,79</text:p>
          </table:table-cell>
          <table:table-cell table:formula="of:= [.E871] + [.F871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date" office:date-value="2014-12-12" calcext:value-type="date">
            <text:p>2014-12-12</text:p>
          </table:table-cell>
          <table:table-cell table:formula="of:= MONTH([.A872])" office:value-type="float" office:value="12" calcext:value-type="float">
            <text:p>12</text:p>
          </table:table-cell>
          <table:table-cell table:formula="of:=COM.MICROSOFT.IFS([.C872] = 1; &quot;styczeń&quot;; [.C872] = 2; &quot;luty&quot;; [.C872] = 3; &quot;marzec&quot;; [.C872] = 4; &quot;kwiecień&quot;; [.C872] = 5; &quot;maj&quot;; [.C872] = 6; &quot;czerwiec&quot;; [.C872] = 7; &quot;lipiec&quot;; [.C872] = 8; &quot;sierpień&quot;; [.C872] = 9; &quot;wrzesień&quot;; [.C872] = 10; &quot;październik&quot;; [.C872] = 11; &quot;listopad&quot;; [.C872] = 12; &quot;grudzień&quot;)" office:value-type="string" office:string-value="grudzień" calcext:value-type="string">
            <text:p>grudzień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872] - [.A872]" office:value-type="float" office:value="11" calcext:value-type="float">
            <text:p>11</text:p>
          </table:table-cell>
          <table:table-cell table:formula="of:= 10 * [.G872] * [.H872]" office:value-type="float" office:value="660" calcext:value-type="float">
            <text:p>660</text:p>
          </table:table-cell>
          <table:table-cell table:formula="of:=[.I872] + [.F872] + [.E872]" office:value-type="float" office:value="668.95" calcext:value-type="float">
            <text:p>668,95</text:p>
          </table:table-cell>
          <table:table-cell table:formula="of:= [.E872] + [.F872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date" office:date-value="2014-12-21" calcext:value-type="date">
            <text:p>2014-12-21</text:p>
          </table:table-cell>
          <table:table-cell table:formula="of:= MONTH([.A873])" office:value-type="float" office:value="12" calcext:value-type="float">
            <text:p>12</text:p>
          </table:table-cell>
          <table:table-cell table:formula="of:=COM.MICROSOFT.IFS([.C873] = 1; &quot;styczeń&quot;; [.C873] = 2; &quot;luty&quot;; [.C873] = 3; &quot;marzec&quot;; [.C873] = 4; &quot;kwiecień&quot;; [.C873] = 5; &quot;maj&quot;; [.C873] = 6; &quot;czerwiec&quot;; [.C873] = 7; &quot;lipiec&quot;; [.C873] = 8; &quot;sierpień&quot;; [.C873] = 9; &quot;wrzesień&quot;; [.C873] = 10; &quot;październik&quot;; [.C873] = 11; &quot;listopad&quot;; [.C873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873] - [.A873]" office:value-type="float" office:value="20" calcext:value-type="float">
            <text:p>20</text:p>
          </table:table-cell>
          <table:table-cell table:formula="of:= 10 * [.G873] * [.H873]" office:value-type="float" office:value="1000" calcext:value-type="float">
            <text:p>1000</text:p>
          </table:table-cell>
          <table:table-cell table:formula="of:=[.I873] + [.F873] + [.E873]" office:value-type="float" office:value="1005.82" calcext:value-type="float">
            <text:p>1005,82</text:p>
          </table:table-cell>
          <table:table-cell table:formula="of:= [.E873] + [.F873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date" office:date-value="2014-12-22" calcext:value-type="date">
            <text:p>2014-12-22</text:p>
          </table:table-cell>
          <table:table-cell table:formula="of:= MONTH([.A874])" office:value-type="float" office:value="12" calcext:value-type="float">
            <text:p>12</text:p>
          </table:table-cell>
          <table:table-cell table:formula="of:=COM.MICROSOFT.IFS([.C874] = 1; &quot;styczeń&quot;; [.C874] = 2; &quot;luty&quot;; [.C874] = 3; &quot;marzec&quot;; [.C874] = 4; &quot;kwiecień&quot;; [.C874] = 5; &quot;maj&quot;; [.C874] = 6; &quot;czerwiec&quot;; [.C874] = 7; &quot;lipiec&quot;; [.C874] = 8; &quot;sierpień&quot;; [.C874] = 9; &quot;wrzesień&quot;; [.C874] = 10; &quot;październik&quot;; [.C874] = 11; &quot;listopad&quot;; [.C874] = 12; &quot;grudzień&quot;)" office:value-type="string" office:string-value="grudzień" calcext:value-type="string">
            <text:p>grudzień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874] - [.A874]" office:value-type="float" office:value="21" calcext:value-type="float">
            <text:p>21</text:p>
          </table:table-cell>
          <table:table-cell table:formula="of:= 10 * [.G874] * [.H874]" office:value-type="float" office:value="1050" calcext:value-type="float">
            <text:p>1050</text:p>
          </table:table-cell>
          <table:table-cell table:formula="of:=[.I874] + [.F874] + [.E874]" office:value-type="float" office:value="1053.98" calcext:value-type="float">
            <text:p>1053,98</text:p>
          </table:table-cell>
          <table:table-cell table:formula="of:= [.E874] + [.F874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date" office:date-value="2014-12-16" calcext:value-type="date">
            <text:p>2014-12-16</text:p>
          </table:table-cell>
          <table:table-cell table:formula="of:= MONTH([.A875])" office:value-type="float" office:value="12" calcext:value-type="float">
            <text:p>12</text:p>
          </table:table-cell>
          <table:table-cell table:formula="of:=COM.MICROSOFT.IFS([.C875] = 1; &quot;styczeń&quot;; [.C875] = 2; &quot;luty&quot;; [.C875] = 3; &quot;marzec&quot;; [.C875] = 4; &quot;kwiecień&quot;; [.C875] = 5; &quot;maj&quot;; [.C875] = 6; &quot;czerwiec&quot;; [.C875] = 7; &quot;lipiec&quot;; [.C875] = 8; &quot;sierpień&quot;; [.C875] = 9; &quot;wrzesień&quot;; [.C875] = 10; &quot;październik&quot;; [.C875] = 11; &quot;listopad&quot;; [.C875] = 12; &quot;grudzień&quot;)" office:value-type="string" office:string-value="grudzień" calcext:value-type="string">
            <text:p>grudz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875] - [.A875]" office:value-type="float" office:value="15" calcext:value-type="float">
            <text:p>15</text:p>
          </table:table-cell>
          <table:table-cell table:formula="of:= 10 * [.G875] * [.H875]" office:value-type="float" office:value="750" calcext:value-type="float">
            <text:p>750</text:p>
          </table:table-cell>
          <table:table-cell table:formula="of:=[.I875] + [.F875] + [.E875]" office:value-type="float" office:value="756.75" calcext:value-type="float">
            <text:p>756,75</text:p>
          </table:table-cell>
          <table:table-cell table:formula="of:= [.E875] + [.F875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date" office:date-value="2014-12-21" calcext:value-type="date">
            <text:p>2014-12-21</text:p>
          </table:table-cell>
          <table:table-cell table:formula="of:= MONTH([.A876])" office:value-type="float" office:value="12" calcext:value-type="float">
            <text:p>12</text:p>
          </table:table-cell>
          <table:table-cell table:formula="of:=COM.MICROSOFT.IFS([.C876] = 1; &quot;styczeń&quot;; [.C876] = 2; &quot;luty&quot;; [.C876] = 3; &quot;marzec&quot;; [.C876] = 4; &quot;kwiecień&quot;; [.C876] = 5; &quot;maj&quot;; [.C876] = 6; &quot;czerwiec&quot;; [.C876] = 7; &quot;lipiec&quot;; [.C876] = 8; &quot;sierpień&quot;; [.C876] = 9; &quot;wrzesień&quot;; [.C876] = 10; &quot;październik&quot;; [.C876] = 11; &quot;listopad&quot;; [.C876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876] - [.A876]" office:value-type="float" office:value="20" calcext:value-type="float">
            <text:p>20</text:p>
          </table:table-cell>
          <table:table-cell table:formula="of:= 10 * [.G876] * [.H876]" office:value-type="float" office:value="400" calcext:value-type="float">
            <text:p>400</text:p>
          </table:table-cell>
          <table:table-cell table:formula="of:=[.I876] + [.F876] + [.E876]" office:value-type="float" office:value="405.82" calcext:value-type="float">
            <text:p>405,82</text:p>
          </table:table-cell>
          <table:table-cell table:formula="of:= [.E876] + [.F876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date" office:date-value="2014-12-21" calcext:value-type="date">
            <text:p>2014-12-21</text:p>
          </table:table-cell>
          <table:table-cell table:formula="of:= MONTH([.A877])" office:value-type="float" office:value="12" calcext:value-type="float">
            <text:p>12</text:p>
          </table:table-cell>
          <table:table-cell table:formula="of:=COM.MICROSOFT.IFS([.C877] = 1; &quot;styczeń&quot;; [.C877] = 2; &quot;luty&quot;; [.C877] = 3; &quot;marzec&quot;; [.C877] = 4; &quot;kwiecień&quot;; [.C877] = 5; &quot;maj&quot;; [.C877] = 6; &quot;czerwiec&quot;; [.C877] = 7; &quot;lipiec&quot;; [.C877] = 8; &quot;sierpień&quot;; [.C877] = 9; &quot;wrzesień&quot;; [.C877] = 10; &quot;październik&quot;; [.C877] = 11; &quot;listopad&quot;; [.C877] = 12; &quot;grudzień&quot;)" office:value-type="string" office:string-value="grudzień" calcext:value-type="string">
            <text:p>grudzi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877] - [.A877]" office:value-type="float" office:value="20" calcext:value-type="float">
            <text:p>20</text:p>
          </table:table-cell>
          <table:table-cell table:formula="of:= 10 * [.G877] * [.H877]" office:value-type="float" office:value="1200" calcext:value-type="float">
            <text:p>1200</text:p>
          </table:table-cell>
          <table:table-cell table:formula="of:=[.I877] + [.F877] + [.E877]" office:value-type="float" office:value="1206.51" calcext:value-type="float">
            <text:p>1206,51</text:p>
          </table:table-cell>
          <table:table-cell table:formula="of:= [.E877] + [.F877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date" office:date-value="2014-12-12" calcext:value-type="date">
            <text:p>2014-12-12</text:p>
          </table:table-cell>
          <table:table-cell table:formula="of:= MONTH([.A878])" office:value-type="float" office:value="12" calcext:value-type="float">
            <text:p>12</text:p>
          </table:table-cell>
          <table:table-cell table:formula="of:=COM.MICROSOFT.IFS([.C878] = 1; &quot;styczeń&quot;; [.C878] = 2; &quot;luty&quot;; [.C878] = 3; &quot;marzec&quot;; [.C878] = 4; &quot;kwiecień&quot;; [.C878] = 5; &quot;maj&quot;; [.C878] = 6; &quot;czerwiec&quot;; [.C878] = 7; &quot;lipiec&quot;; [.C878] = 8; &quot;sierpień&quot;; [.C878] = 9; &quot;wrzesień&quot;; [.C878] = 10; &quot;październik&quot;; [.C878] = 11; &quot;listopad&quot;; [.C878] = 12; &quot;grudzień&quot;)" office:value-type="string" office:string-value="grudzień" calcext:value-type="string">
            <text:p>grudz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878] - [.A878]" office:value-type="float" office:value="11" calcext:value-type="float">
            <text:p>11</text:p>
          </table:table-cell>
          <table:table-cell table:formula="of:= 10 * [.G878] * [.H878]" office:value-type="float" office:value="660" calcext:value-type="float">
            <text:p>660</text:p>
          </table:table-cell>
          <table:table-cell table:formula="of:=[.I878] + [.F878] + [.E878]" office:value-type="float" office:value="666.75" calcext:value-type="float">
            <text:p>666,75</text:p>
          </table:table-cell>
          <table:table-cell table:formula="of:= [.E878] + [.F878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date" office:date-value="2014-12-04" calcext:value-type="date">
            <text:p>2014-12-04</text:p>
          </table:table-cell>
          <table:table-cell table:formula="of:= MONTH([.A879])" office:value-type="float" office:value="12" calcext:value-type="float">
            <text:p>12</text:p>
          </table:table-cell>
          <table:table-cell table:formula="of:=COM.MICROSOFT.IFS([.C879] = 1; &quot;styczeń&quot;; [.C879] = 2; &quot;luty&quot;; [.C879] = 3; &quot;marzec&quot;; [.C879] = 4; &quot;kwiecień&quot;; [.C879] = 5; &quot;maj&quot;; [.C879] = 6; &quot;czerwiec&quot;; [.C879] = 7; &quot;lipiec&quot;; [.C879] = 8; &quot;sierpień&quot;; [.C879] = 9; &quot;wrzesień&quot;; [.C879] = 10; &quot;październik&quot;; [.C879] = 11; &quot;listopad&quot;; [.C879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879] - [.A879]" office:value-type="float" office:value="2" calcext:value-type="float">
            <text:p>2</text:p>
          </table:table-cell>
          <table:table-cell table:formula="of:= 10 * [.G879] * [.H879]" office:value-type="float" office:value="60" calcext:value-type="float">
            <text:p>60</text:p>
          </table:table-cell>
          <table:table-cell table:formula="of:=[.I879] + [.F879] + [.E879]" office:value-type="float" office:value="65.82" calcext:value-type="float">
            <text:p>65,82</text:p>
          </table:table-cell>
          <table:table-cell table:formula="of:= [.E879] + [.F879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date" office:date-value="2014-12-08" calcext:value-type="date">
            <text:p>2014-12-08</text:p>
          </table:table-cell>
          <table:table-cell table:formula="of:= MONTH([.A880])" office:value-type="float" office:value="12" calcext:value-type="float">
            <text:p>12</text:p>
          </table:table-cell>
          <table:table-cell table:formula="of:=COM.MICROSOFT.IFS([.C880] = 1; &quot;styczeń&quot;; [.C880] = 2; &quot;luty&quot;; [.C880] = 3; &quot;marzec&quot;; [.C880] = 4; &quot;kwiecień&quot;; [.C880] = 5; &quot;maj&quot;; [.C880] = 6; &quot;czerwiec&quot;; [.C880] = 7; &quot;lipiec&quot;; [.C880] = 8; &quot;sierpień&quot;; [.C880] = 9; &quot;wrzesień&quot;; [.C880] = 10; &quot;październik&quot;; [.C880] = 11; &quot;listopad&quot;; [.C880] = 12; &quot;grudzień&quot;)" office:value-type="string" office:string-value="grudzień" calcext:value-type="string">
            <text:p>grudz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table:formula="of:=[.B880] - [.A880]" office:value-type="float" office:value="6" calcext:value-type="float">
            <text:p>6</text:p>
          </table:table-cell>
          <table:table-cell table:formula="of:= 10 * [.G880] * [.H880]" office:value-type="float" office:value="180" calcext:value-type="float">
            <text:p>180</text:p>
          </table:table-cell>
          <table:table-cell table:formula="of:=[.I880] + [.F880] + [.E880]" office:value-type="float" office:value="184.36" calcext:value-type="float">
            <text:p>184,36</text:p>
          </table:table-cell>
          <table:table-cell table:formula="of:= [.E880] + [.F880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date" office:date-value="2014-12-19" calcext:value-type="date">
            <text:p>2014-12-19</text:p>
          </table:table-cell>
          <table:table-cell table:formula="of:= MONTH([.A881])" office:value-type="float" office:value="12" calcext:value-type="float">
            <text:p>12</text:p>
          </table:table-cell>
          <table:table-cell table:formula="of:=COM.MICROSOFT.IFS([.C881] = 1; &quot;styczeń&quot;; [.C881] = 2; &quot;luty&quot;; [.C881] = 3; &quot;marzec&quot;; [.C881] = 4; &quot;kwiecień&quot;; [.C881] = 5; &quot;maj&quot;; [.C881] = 6; &quot;czerwiec&quot;; [.C881] = 7; &quot;lipiec&quot;; [.C881] = 8; &quot;sierpień&quot;; [.C881] = 9; &quot;wrzesień&quot;; [.C881] = 10; &quot;październik&quot;; [.C881] = 11; &quot;listopad&quot;; [.C881] = 12; &quot;grudzień&quot;)" office:value-type="string" office:string-value="grudzień" calcext:value-type="string">
            <text:p>grudzień</text:p>
          </table:table-cell>
          <table:table-cell office:value-type="float" office:value="8.84" calcext:value-type="float">
            <text:p>8,84</text:p>
          </table:table-cell>
          <table:table-cell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formula="of:=[.B881] - [.A881]" office:value-type="float" office:value="17" calcext:value-type="float">
            <text:p>17</text:p>
          </table:table-cell>
          <table:table-cell table:formula="of:= 10 * [.G881] * [.H881]" office:value-type="float" office:value="510" calcext:value-type="float">
            <text:p>510</text:p>
          </table:table-cell>
          <table:table-cell table:formula="of:=[.I881] + [.F881] + [.E881]" office:value-type="float" office:value="519.07" calcext:value-type="float">
            <text:p>519,07</text:p>
          </table:table-cell>
          <table:table-cell table:formula="of:= [.E881] + [.F881]" office:value-type="float" office:value="9.07" calcext:value-type="float">
            <text:p>9,07</text:p>
          </table:table-cell>
          <table:table-cell table:number-columns-repeated="7"/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date" office:date-value="2014-12-17" calcext:value-type="date">
            <text:p>2014-12-17</text:p>
          </table:table-cell>
          <table:table-cell table:formula="of:= MONTH([.A882])" office:value-type="float" office:value="12" calcext:value-type="float">
            <text:p>12</text:p>
          </table:table-cell>
          <table:table-cell table:formula="of:=COM.MICROSOFT.IFS([.C882] = 1; &quot;styczeń&quot;; [.C882] = 2; &quot;luty&quot;; [.C882] = 3; &quot;marzec&quot;; [.C882] = 4; &quot;kwiecień&quot;; [.C882] = 5; &quot;maj&quot;; [.C882] = 6; &quot;czerwiec&quot;; [.C882] = 7; &quot;lipiec&quot;; [.C882] = 8; &quot;sierpień&quot;; [.C882] = 9; &quot;wrzesień&quot;; [.C882] = 10; &quot;październik&quot;; [.C882] = 11; &quot;listopad&quot;; [.C882] = 12; &quot;grudzień&quot;)" office:value-type="string" office:string-value="grudzień" calcext:value-type="string">
            <text:p>grudz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[.B882] - [.A882]" office:value-type="float" office:value="15" calcext:value-type="float">
            <text:p>15</text:p>
          </table:table-cell>
          <table:table-cell table:formula="of:= 10 * [.G882] * [.H882]" office:value-type="float" office:value="750" calcext:value-type="float">
            <text:p>750</text:p>
          </table:table-cell>
          <table:table-cell table:formula="of:=[.I882] + [.F882] + [.E882]" office:value-type="float" office:value="753.66" calcext:value-type="float">
            <text:p>753,66</text:p>
          </table:table-cell>
          <table:table-cell table:formula="of:= [.E882] + [.F882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date" office:date-value="2014-12-17" calcext:value-type="date">
            <text:p>2014-12-17</text:p>
          </table:table-cell>
          <table:table-cell table:formula="of:= MONTH([.A883])" office:value-type="float" office:value="12" calcext:value-type="float">
            <text:p>12</text:p>
          </table:table-cell>
          <table:table-cell table:formula="of:=COM.MICROSOFT.IFS([.C883] = 1; &quot;styczeń&quot;; [.C883] = 2; &quot;luty&quot;; [.C883] = 3; &quot;marzec&quot;; [.C883] = 4; &quot;kwiecień&quot;; [.C883] = 5; &quot;maj&quot;; [.C883] = 6; &quot;czerwiec&quot;; [.C883] = 7; &quot;lipiec&quot;; [.C883] = 8; &quot;sierpień&quot;; [.C883] = 9; &quot;wrzesień&quot;; [.C883] = 10; &quot;październik&quot;; [.C883] = 11; &quot;listopad&quot;; [.C883] = 12; &quot;grudzień&quot;)" office:value-type="string" office:string-value="grudzień" calcext:value-type="string">
            <text:p>grudzi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formula="of:=[.B883] - [.A883]" office:value-type="float" office:value="15" calcext:value-type="float">
            <text:p>15</text:p>
          </table:table-cell>
          <table:table-cell table:formula="of:= 10 * [.G883] * [.H883]" office:value-type="float" office:value="300" calcext:value-type="float">
            <text:p>300</text:p>
          </table:table-cell>
          <table:table-cell table:formula="of:=[.I883] + [.F883] + [.E883]" office:value-type="float" office:value="302.06" calcext:value-type="float">
            <text:p>302,06</text:p>
          </table:table-cell>
          <table:table-cell table:formula="of:= [.E883] + [.F883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2-02" calcext:value-type="date">
            <text:p>2014-12-02</text:p>
          </table:table-cell>
          <table:table-cell office:value-type="date" office:date-value="2014-12-19" calcext:value-type="date">
            <text:p>2014-12-19</text:p>
          </table:table-cell>
          <table:table-cell table:formula="of:= MONTH([.A884])" office:value-type="float" office:value="12" calcext:value-type="float">
            <text:p>12</text:p>
          </table:table-cell>
          <table:table-cell table:formula="of:=COM.MICROSOFT.IFS([.C884] = 1; &quot;styczeń&quot;; [.C884] = 2; &quot;luty&quot;; [.C884] = 3; &quot;marzec&quot;; [.C884] = 4; &quot;kwiecień&quot;; [.C884] = 5; &quot;maj&quot;; [.C884] = 6; &quot;czerwiec&quot;; [.C884] = 7; &quot;lipiec&quot;; [.C884] = 8; &quot;sierpień&quot;; [.C884] = 9; &quot;wrzesień&quot;; [.C884] = 10; &quot;październik&quot;; [.C884] = 11; &quot;listopad&quot;; [.C884] = 12; &quot;grudzień&quot;)" office:value-type="string" office:string-value="grudzień" calcext:value-type="string">
            <text:p>grudz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884] - [.A884]" office:value-type="float" office:value="17" calcext:value-type="float">
            <text:p>17</text:p>
          </table:table-cell>
          <table:table-cell table:formula="of:= 10 * [.G884] * [.H884]" office:value-type="float" office:value="510" calcext:value-type="float">
            <text:p>510</text:p>
          </table:table-cell>
          <table:table-cell table:formula="of:=[.I884] + [.F884] + [.E884]" office:value-type="float" office:value="513.83" calcext:value-type="float">
            <text:p>513,83</text:p>
          </table:table-cell>
          <table:table-cell table:formula="of:= [.E884] + [.F884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2-03" calcext:value-type="date">
            <text:p>2014-12-03</text:p>
          </table:table-cell>
          <table:table-cell office:value-type="date" office:date-value="2014-12-05" calcext:value-type="date">
            <text:p>2014-12-05</text:p>
          </table:table-cell>
          <table:table-cell table:formula="of:= MONTH([.A885])" office:value-type="float" office:value="12" calcext:value-type="float">
            <text:p>12</text:p>
          </table:table-cell>
          <table:table-cell table:formula="of:=COM.MICROSOFT.IFS([.C885] = 1; &quot;styczeń&quot;; [.C885] = 2; &quot;luty&quot;; [.C885] = 3; &quot;marzec&quot;; [.C885] = 4; &quot;kwiecień&quot;; [.C885] = 5; &quot;maj&quot;; [.C885] = 6; &quot;czerwiec&quot;; [.C885] = 7; &quot;lipiec&quot;; [.C885] = 8; &quot;sierpień&quot;; [.C885] = 9; &quot;wrzesień&quot;; [.C885] = 10; &quot;październik&quot;; [.C885] = 11; &quot;listopad&quot;; [.C885] = 12; &quot;grudzień&quot;)" office:value-type="string" office:string-value="grudzień" calcext:value-type="string">
            <text:p>grudz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[.B885] - [.A885]" office:value-type="float" office:value="2" calcext:value-type="float">
            <text:p>2</text:p>
          </table:table-cell>
          <table:table-cell table:formula="of:= 10 * [.G885] * [.H885]" office:value-type="float" office:value="100" calcext:value-type="float">
            <text:p>100</text:p>
          </table:table-cell>
          <table:table-cell table:formula="of:=[.I885] + [.F885] + [.E885]" office:value-type="float" office:value="103.66" calcext:value-type="float">
            <text:p>103,66</text:p>
          </table:table-cell>
          <table:table-cell table:formula="of:= [.E885] + [.F885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date" office:date-value="2014-12-20" calcext:value-type="date">
            <text:p>2014-12-20</text:p>
          </table:table-cell>
          <table:table-cell table:formula="of:= MONTH([.A886])" office:value-type="float" office:value="12" calcext:value-type="float">
            <text:p>12</text:p>
          </table:table-cell>
          <table:table-cell table:formula="of:=COM.MICROSOFT.IFS([.C886] = 1; &quot;styczeń&quot;; [.C886] = 2; &quot;luty&quot;; [.C886] = 3; &quot;marzec&quot;; [.C886] = 4; &quot;kwiecień&quot;; [.C886] = 5; &quot;maj&quot;; [.C886] = 6; &quot;czerwiec&quot;; [.C886] = 7; &quot;lipiec&quot;; [.C886] = 8; &quot;sierpień&quot;; [.C886] = 9; &quot;wrzesień&quot;; [.C886] = 10; &quot;październik&quot;; [.C886] = 11; &quot;listopad&quot;; [.C886] = 12; &quot;grudzień&quot;)" office:value-type="string" office:string-value="grudzień" calcext:value-type="string">
            <text:p>grudz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886] - [.A886]" office:value-type="float" office:value="16" calcext:value-type="float">
            <text:p>16</text:p>
          </table:table-cell>
          <table:table-cell table:formula="of:= 10 * [.G886] * [.H886]" office:value-type="float" office:value="640" calcext:value-type="float">
            <text:p>640</text:p>
          </table:table-cell>
          <table:table-cell table:formula="of:=[.I886] + [.F886] + [.E886]" office:value-type="float" office:value="646.75" calcext:value-type="float">
            <text:p>646,75</text:p>
          </table:table-cell>
          <table:table-cell table:formula="of:= [.E886] + [.F886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date" office:date-value="2015-01-01" calcext:value-type="date">
            <text:p>2015-01-01</text:p>
          </table:table-cell>
          <table:table-cell table:formula="of:= MONTH([.A887])" office:value-type="float" office:value="12" calcext:value-type="float">
            <text:p>12</text:p>
          </table:table-cell>
          <table:table-cell table:formula="of:=COM.MICROSOFT.IFS([.C887] = 1; &quot;styczeń&quot;; [.C887] = 2; &quot;luty&quot;; [.C887] = 3; &quot;marzec&quot;; [.C887] = 4; &quot;kwiecień&quot;; [.C887] = 5; &quot;maj&quot;; [.C887] = 6; &quot;czerwiec&quot;; [.C887] = 7; &quot;lipiec&quot;; [.C887] = 8; &quot;sierpień&quot;; [.C887] = 9; &quot;wrzesień&quot;; [.C887] = 10; &quot;październik&quot;; [.C887] = 11; &quot;listopad&quot;; [.C887] = 12; &quot;grudzień&quot;)" office:value-type="string" office:string-value="grudzień" calcext:value-type="string">
            <text:p>grudzień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887] - [.A887]" office:value-type="float" office:value="28" calcext:value-type="float">
            <text:p>28</text:p>
          </table:table-cell>
          <table:table-cell table:formula="of:= 10 * [.G887] * [.H887]" office:value-type="float" office:value="1680" calcext:value-type="float">
            <text:p>1680</text:p>
          </table:table-cell>
          <table:table-cell table:formula="of:=[.I887] + [.F887] + [.E887]" office:value-type="float" office:value="1685.79" calcext:value-type="float">
            <text:p>1685,79</text:p>
          </table:table-cell>
          <table:table-cell table:formula="of:= [.E887] + [.F887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date" office:date-value="2014-12-16" calcext:value-type="date">
            <text:p>2014-12-16</text:p>
          </table:table-cell>
          <table:table-cell table:formula="of:= MONTH([.A888])" office:value-type="float" office:value="12" calcext:value-type="float">
            <text:p>12</text:p>
          </table:table-cell>
          <table:table-cell table:formula="of:=COM.MICROSOFT.IFS([.C888] = 1; &quot;styczeń&quot;; [.C888] = 2; &quot;luty&quot;; [.C888] = 3; &quot;marzec&quot;; [.C888] = 4; &quot;kwiecień&quot;; [.C888] = 5; &quot;maj&quot;; [.C888] = 6; &quot;czerwiec&quot;; [.C888] = 7; &quot;lipiec&quot;; [.C888] = 8; &quot;sierpień&quot;; [.C888] = 9; &quot;wrzesień&quot;; [.C888] = 10; &quot;październik&quot;; [.C888] = 11; &quot;listopad&quot;; [.C888] = 12; &quot;grudzień&quot;)" office:value-type="string" office:string-value="grudzień" calcext:value-type="string">
            <text:p>grudzień</text:p>
          </table:table-cell>
          <table:table-cell office:value-type="float" office:value="3.88" calcext:value-type="float">
            <text:p>3,8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888] - [.A888]" office:value-type="float" office:value="12" calcext:value-type="float">
            <text:p>12</text:p>
          </table:table-cell>
          <table:table-cell table:formula="of:= 10 * [.G888] * [.H888]" office:value-type="float" office:value="240" calcext:value-type="float">
            <text:p>240</text:p>
          </table:table-cell>
          <table:table-cell table:formula="of:=[.I888] + [.F888] + [.E888]" office:value-type="float" office:value="243.98" calcext:value-type="float">
            <text:p>243,98</text:p>
          </table:table-cell>
          <table:table-cell table:formula="of:= [.E888] + [.F888]"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date" office:date-value="2014-12-27" calcext:value-type="date">
            <text:p>2014-12-27</text:p>
          </table:table-cell>
          <table:table-cell table:formula="of:= MONTH([.A889])" office:value-type="float" office:value="12" calcext:value-type="float">
            <text:p>12</text:p>
          </table:table-cell>
          <table:table-cell table:formula="of:=COM.MICROSOFT.IFS([.C889] = 1; &quot;styczeń&quot;; [.C889] = 2; &quot;luty&quot;; [.C889] = 3; &quot;marzec&quot;; [.C889] = 4; &quot;kwiecień&quot;; [.C889] = 5; &quot;maj&quot;; [.C889] = 6; &quot;czerwiec&quot;; [.C889] = 7; &quot;lipiec&quot;; [.C889] = 8; &quot;sierpień&quot;; [.C889] = 9; &quot;wrzesień&quot;; [.C889] = 10; &quot;październik&quot;; [.C889] = 11; &quot;listopad&quot;; [.C889] = 12; &quot;grudzień&quot;)" office:value-type="string" office:string-value="grudzień" calcext:value-type="string">
            <text:p>grudzi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889] - [.A889]" office:value-type="float" office:value="23" calcext:value-type="float">
            <text:p>23</text:p>
          </table:table-cell>
          <table:table-cell table:formula="of:= 10 * [.G889] * [.H889]" office:value-type="float" office:value="1380" calcext:value-type="float">
            <text:p>1380</text:p>
          </table:table-cell>
          <table:table-cell table:formula="of:=[.I889] + [.F889] + [.E889]" office:value-type="float" office:value="1383.89" calcext:value-type="float">
            <text:p>1383,89</text:p>
          </table:table-cell>
          <table:table-cell table:formula="of:= [.E889] + [.F889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date" office:date-value="2014-12-11" calcext:value-type="date">
            <text:p>2014-12-11</text:p>
          </table:table-cell>
          <table:table-cell table:formula="of:= MONTH([.A890])" office:value-type="float" office:value="12" calcext:value-type="float">
            <text:p>12</text:p>
          </table:table-cell>
          <table:table-cell table:formula="of:=COM.MICROSOFT.IFS([.C890] = 1; &quot;styczeń&quot;; [.C890] = 2; &quot;luty&quot;; [.C890] = 3; &quot;marzec&quot;; [.C890] = 4; &quot;kwiecień&quot;; [.C890] = 5; &quot;maj&quot;; [.C890] = 6; &quot;czerwiec&quot;; [.C890] = 7; &quot;lipiec&quot;; [.C890] = 8; &quot;sierpień&quot;; [.C890] = 9; &quot;wrzesień&quot;; [.C890] = 10; &quot;październik&quot;; [.C890] = 11; &quot;listopad&quot;; [.C890] = 12; &quot;grudzień&quot;)" office:value-type="string" office:string-value="grudzień" calcext:value-type="string">
            <text:p>grudzień</text:p>
          </table:table-cell>
          <table:table-cell office:value-type="float" office:value="11.37" calcext:value-type="float">
            <text:p>11,3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formula="of:=[.B890] - [.A890]" office:value-type="float" office:value="7" calcext:value-type="float">
            <text:p>7</text:p>
          </table:table-cell>
          <table:table-cell table:formula="of:= 10 * [.G890] * [.H890]" office:value-type="float" office:value="140" calcext:value-type="float">
            <text:p>140</text:p>
          </table:table-cell>
          <table:table-cell table:formula="of:=[.I890] + [.F890] + [.E890]" office:value-type="float" office:value="151.67" calcext:value-type="float">
            <text:p>151,67</text:p>
          </table:table-cell>
          <table:table-cell table:formula="of:= [.E890] + [.F890]" office:value-type="float" office:value="11.67" calcext:value-type="float">
            <text:p>11,67</text:p>
          </table:table-cell>
          <table:table-cell table:number-columns-repeated="7"/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date" office:date-value="2014-12-21" calcext:value-type="date">
            <text:p>2014-12-21</text:p>
          </table:table-cell>
          <table:table-cell table:formula="of:= MONTH([.A891])" office:value-type="float" office:value="12" calcext:value-type="float">
            <text:p>12</text:p>
          </table:table-cell>
          <table:table-cell table:formula="of:=COM.MICROSOFT.IFS([.C891] = 1; &quot;styczeń&quot;; [.C891] = 2; &quot;luty&quot;; [.C891] = 3; &quot;marzec&quot;; [.C891] = 4; &quot;kwiecień&quot;; [.C891] = 5; &quot;maj&quot;; [.C891] = 6; &quot;czerwiec&quot;; [.C891] = 7; &quot;lipiec&quot;; [.C891] = 8; &quot;sierpień&quot;; [.C891] = 9; &quot;wrzesień&quot;; [.C891] = 10; &quot;październik&quot;; [.C891] = 11; &quot;listopad&quot;; [.C891] = 12; &quot;grudzień&quot;)" office:value-type="string" office:string-value="grudzień" calcext:value-type="string">
            <text:p>grudzień</text:p>
          </table:table-cell>
          <table:table-cell office:value-type="float" office:value="16.55" calcext:value-type="float">
            <text:p>16,55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</text:p>
          </table:table-cell>
          <table:table-cell table:formula="of:=[.B891] - [.A891]" office:value-type="float" office:value="17" calcext:value-type="float">
            <text:p>17</text:p>
          </table:table-cell>
          <table:table-cell table:formula="of:= 10 * [.G891] * [.H891]" office:value-type="float" office:value="1020" calcext:value-type="float">
            <text:p>1020</text:p>
          </table:table-cell>
          <table:table-cell table:formula="of:=[.I891] + [.F891] + [.E891]" office:value-type="float" office:value="1036.99" calcext:value-type="float">
            <text:p>1036,99</text:p>
          </table:table-cell>
          <table:table-cell table:formula="of:= [.E891] + [.F891]" office:value-type="float" office:value="16.99" calcext:value-type="float">
            <text:p>16,99</text:p>
          </table:table-cell>
          <table:table-cell table:number-columns-repeated="7"/>
        </table:table-row>
        <table:table-row table:style-name="ro1">
          <table:table-cell office:value-type="date" office:date-value="2014-12-04" calcext:value-type="date">
            <text:p>2014-12-04</text:p>
          </table:table-cell>
          <table:table-cell office:value-type="date" office:date-value="2014-12-28" calcext:value-type="date">
            <text:p>2014-12-28</text:p>
          </table:table-cell>
          <table:table-cell table:formula="of:= MONTH([.A892])" office:value-type="float" office:value="12" calcext:value-type="float">
            <text:p>12</text:p>
          </table:table-cell>
          <table:table-cell table:formula="of:=COM.MICROSOFT.IFS([.C892] = 1; &quot;styczeń&quot;; [.C892] = 2; &quot;luty&quot;; [.C892] = 3; &quot;marzec&quot;; [.C892] = 4; &quot;kwiecień&quot;; [.C892] = 5; &quot;maj&quot;; [.C892] = 6; &quot;czerwiec&quot;; [.C892] = 7; &quot;lipiec&quot;; [.C892] = 8; &quot;sierpień&quot;; [.C892] = 9; &quot;wrzesień&quot;; [.C892] = 10; &quot;październik&quot;; [.C892] = 11; &quot;listopad&quot;; [.C892] = 12; &quot;grudzień&quot;)" office:value-type="string" office:string-value="grudzień" calcext:value-type="string">
            <text:p>grudzień</text:p>
          </table:table-cell>
          <table:table-cell office:value-type="float" office:value="6.88" calcext:value-type="float">
            <text:p>6,88</text:p>
          </table:table-cell>
          <table:table-cell office:value-type="float" office:value="0.18" calcext:value-type="float">
            <text:p>0,18</text:p>
          </table:table-cell>
          <table:table-cell office:value-type="float" office:value="4" calcext:value-type="float">
            <text:p>4</text:p>
          </table:table-cell>
          <table:table-cell table:formula="of:=[.B892] - [.A892]" office:value-type="float" office:value="24" calcext:value-type="float">
            <text:p>24</text:p>
          </table:table-cell>
          <table:table-cell table:formula="of:= 10 * [.G892] * [.H892]" office:value-type="float" office:value="960" calcext:value-type="float">
            <text:p>960</text:p>
          </table:table-cell>
          <table:table-cell table:formula="of:=[.I892] + [.F892] + [.E892]" office:value-type="float" office:value="967.06" calcext:value-type="float">
            <text:p>967,06</text:p>
          </table:table-cell>
          <table:table-cell table:formula="of:= [.E892] + [.F892]" office:value-type="float" office:value="7.06" calcext:value-type="float">
            <text:p>7,06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28" calcext:value-type="date">
            <text:p>2014-12-28</text:p>
          </table:table-cell>
          <table:table-cell table:formula="of:= MONTH([.A893])" office:value-type="float" office:value="12" calcext:value-type="float">
            <text:p>12</text:p>
          </table:table-cell>
          <table:table-cell table:formula="of:=COM.MICROSOFT.IFS([.C893] = 1; &quot;styczeń&quot;; [.C893] = 2; &quot;luty&quot;; [.C893] = 3; &quot;marzec&quot;; [.C893] = 4; &quot;kwiecień&quot;; [.C893] = 5; &quot;maj&quot;; [.C893] = 6; &quot;czerwiec&quot;; [.C893] = 7; &quot;lipiec&quot;; [.C893] = 8; &quot;sierpień&quot;; [.C893] = 9; &quot;wrzesień&quot;; [.C893] = 10; &quot;październik&quot;; [.C893] = 11; &quot;listopad&quot;; [.C893] = 12; &quot;grudzień&quot;)" office:value-type="string" office:string-value="grudzień" calcext:value-type="string">
            <text:p>grudzień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893] - [.A893]" office:value-type="float" office:value="19" calcext:value-type="float">
            <text:p>19</text:p>
          </table:table-cell>
          <table:table-cell table:formula="of:= 10 * [.G893] * [.H893]" office:value-type="float" office:value="760" calcext:value-type="float">
            <text:p>760</text:p>
          </table:table-cell>
          <table:table-cell table:formula="of:=[.I893] + [.F893] + [.E893]" office:value-type="float" office:value="765.79" calcext:value-type="float">
            <text:p>765,79</text:p>
          </table:table-cell>
          <table:table-cell table:formula="of:= [.E893] + [.F893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31" calcext:value-type="date">
            <text:p>2014-12-31</text:p>
          </table:table-cell>
          <table:table-cell table:formula="of:= MONTH([.A894])" office:value-type="float" office:value="12" calcext:value-type="float">
            <text:p>12</text:p>
          </table:table-cell>
          <table:table-cell table:formula="of:=COM.MICROSOFT.IFS([.C894] = 1; &quot;styczeń&quot;; [.C894] = 2; &quot;luty&quot;; [.C894] = 3; &quot;marzec&quot;; [.C894] = 4; &quot;kwiecień&quot;; [.C894] = 5; &quot;maj&quot;; [.C894] = 6; &quot;czerwiec&quot;; [.C894] = 7; &quot;lipiec&quot;; [.C894] = 8; &quot;sierpień&quot;; [.C894] = 9; &quot;wrzesień&quot;; [.C894] = 10; &quot;październik&quot;; [.C894] = 11; &quot;listopad&quot;; [.C894] = 12; &quot;grudzień&quot;)" office:value-type="string" office:string-value="grudzień" calcext:value-type="string">
            <text:p>grudz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table:formula="of:=[.B894] - [.A894]" office:value-type="float" office:value="22" calcext:value-type="float">
            <text:p>22</text:p>
          </table:table-cell>
          <table:table-cell table:formula="of:= 10 * [.G894] * [.H894]" office:value-type="float" office:value="880" calcext:value-type="float">
            <text:p>880</text:p>
          </table:table-cell>
          <table:table-cell table:formula="of:=[.I894] + [.F894] + [.E894]" office:value-type="float" office:value="883.66" calcext:value-type="float">
            <text:p>883,66</text:p>
          </table:table-cell>
          <table:table-cell table:formula="of:= [.E894] + [.F894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5-01-03" calcext:value-type="date">
            <text:p>2015-01-03</text:p>
          </table:table-cell>
          <table:table-cell table:formula="of:= MONTH([.A895])" office:value-type="float" office:value="12" calcext:value-type="float">
            <text:p>12</text:p>
          </table:table-cell>
          <table:table-cell table:formula="of:=COM.MICROSOFT.IFS([.C895] = 1; &quot;styczeń&quot;; [.C895] = 2; &quot;luty&quot;; [.C895] = 3; &quot;marzec&quot;; [.C895] = 4; &quot;kwiecień&quot;; [.C895] = 5; &quot;maj&quot;; [.C895] = 6; &quot;czerwiec&quot;; [.C895] = 7; &quot;lipiec&quot;; [.C895] = 8; &quot;sierpień&quot;; [.C895] = 9; &quot;wrzesień&quot;; [.C895] = 10; &quot;październik&quot;; [.C895] = 11; &quot;listopad&quot;; [.C895] = 12; &quot;grudzień&quot;)" office:value-type="string" office:string-value="grudzień" calcext:value-type="string">
            <text:p>grudzień</text:p>
          </table:table-cell>
          <table:table-cell office:value-type="float" office:value="9.46" calcext:value-type="float">
            <text:p>9,46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table:formula="of:=[.B895] - [.A895]" office:value-type="float" office:value="25" calcext:value-type="float">
            <text:p>25</text:p>
          </table:table-cell>
          <table:table-cell table:formula="of:= 10 * [.G895] * [.H895]" office:value-type="float" office:value="1500" calcext:value-type="float">
            <text:p>1500</text:p>
          </table:table-cell>
          <table:table-cell table:formula="of:=[.I895] + [.F895] + [.E895]" office:value-type="float" office:value="1509.71" calcext:value-type="float">
            <text:p>1509,71</text:p>
          </table:table-cell>
          <table:table-cell table:formula="of:= [.E895] + [.F895]" office:value-type="float" office:value="9.71" calcext:value-type="float">
            <text:p>9,71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19" calcext:value-type="date">
            <text:p>2014-12-19</text:p>
          </table:table-cell>
          <table:table-cell table:formula="of:= MONTH([.A896])" office:value-type="float" office:value="12" calcext:value-type="float">
            <text:p>12</text:p>
          </table:table-cell>
          <table:table-cell table:formula="of:=COM.MICROSOFT.IFS([.C896] = 1; &quot;styczeń&quot;; [.C896] = 2; &quot;luty&quot;; [.C896] = 3; &quot;marzec&quot;; [.C896] = 4; &quot;kwiecień&quot;; [.C896] = 5; &quot;maj&quot;; [.C896] = 6; &quot;czerwiec&quot;; [.C896] = 7; &quot;lipiec&quot;; [.C896] = 8; &quot;sierpień&quot;; [.C896] = 9; &quot;wrzesień&quot;; [.C896] = 10; &quot;październik&quot;; [.C896] = 11; &quot;listopad&quot;; [.C896] = 12; &quot;grudzień&quot;)" office:value-type="string" office:string-value="grudzień" calcext:value-type="string">
            <text:p>grudz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5" calcext:value-type="float">
            <text:p>5</text:p>
          </table:table-cell>
          <table:table-cell table:formula="of:=[.B896] - [.A896]" office:value-type="float" office:value="10" calcext:value-type="float">
            <text:p>10</text:p>
          </table:table-cell>
          <table:table-cell table:formula="of:= 10 * [.G896] * [.H896]" office:value-type="float" office:value="500" calcext:value-type="float">
            <text:p>500</text:p>
          </table:table-cell>
          <table:table-cell table:formula="of:=[.I896] + [.F896] + [.E896]" office:value-type="float" office:value="504.36" calcext:value-type="float">
            <text:p>504,36</text:p>
          </table:table-cell>
          <table:table-cell table:formula="of:= [.E896] + [.F896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15" calcext:value-type="date">
            <text:p>2014-12-15</text:p>
          </table:table-cell>
          <table:table-cell table:formula="of:= MONTH([.A897])" office:value-type="float" office:value="12" calcext:value-type="float">
            <text:p>12</text:p>
          </table:table-cell>
          <table:table-cell table:formula="of:=COM.MICROSOFT.IFS([.C897] = 1; &quot;styczeń&quot;; [.C897] = 2; &quot;luty&quot;; [.C897] = 3; &quot;marzec&quot;; [.C897] = 4; &quot;kwiecień&quot;; [.C897] = 5; &quot;maj&quot;; [.C897] = 6; &quot;czerwiec&quot;; [.C897] = 7; &quot;lipiec&quot;; [.C897] = 8; &quot;sierpień&quot;; [.C897] = 9; &quot;wrzesień&quot;; [.C897] = 10; &quot;październik&quot;; [.C897] = 11; &quot;listopad&quot;; [.C897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897] - [.A897]" office:value-type="float" office:value="6" calcext:value-type="float">
            <text:p>6</text:p>
          </table:table-cell>
          <table:table-cell table:formula="of:= 10 * [.G897] * [.H897]" office:value-type="float" office:value="300" calcext:value-type="float">
            <text:p>300</text:p>
          </table:table-cell>
          <table:table-cell table:formula="of:=[.I897] + [.F897] + [.E897]" office:value-type="float" office:value="305.82" calcext:value-type="float">
            <text:p>305,82</text:p>
          </table:table-cell>
          <table:table-cell table:formula="of:= [.E897] + [.F897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26" calcext:value-type="date">
            <text:p>2014-12-26</text:p>
          </table:table-cell>
          <table:table-cell table:formula="of:= MONTH([.A898])" office:value-type="float" office:value="12" calcext:value-type="float">
            <text:p>12</text:p>
          </table:table-cell>
          <table:table-cell table:formula="of:=COM.MICROSOFT.IFS([.C898] = 1; &quot;styczeń&quot;; [.C898] = 2; &quot;luty&quot;; [.C898] = 3; &quot;marzec&quot;; [.C898] = 4; &quot;kwiecień&quot;; [.C898] = 5; &quot;maj&quot;; [.C898] = 6; &quot;czerwiec&quot;; [.C898] = 7; &quot;lipiec&quot;; [.C898] = 8; &quot;sierpień&quot;; [.C898] = 9; &quot;wrzesień&quot;; [.C898] = 10; &quot;październik&quot;; [.C898] = 11; &quot;listopad&quot;; [.C898] = 12; &quot;grudzień&quot;)" office:value-type="string" office:string-value="grudzień" calcext:value-type="string">
            <text:p>grudzi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898] - [.A898]" office:value-type="float" office:value="17" calcext:value-type="float">
            <text:p>17</text:p>
          </table:table-cell>
          <table:table-cell table:formula="of:= 10 * [.G898] * [.H898]" office:value-type="float" office:value="340" calcext:value-type="float">
            <text:p>340</text:p>
          </table:table-cell>
          <table:table-cell table:formula="of:=[.I898] + [.F898] + [.E898]" office:value-type="float" office:value="346.51" calcext:value-type="float">
            <text:p>346,51</text:p>
          </table:table-cell>
          <table:table-cell table:formula="of:= [.E898] + [.F898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18" calcext:value-type="date">
            <text:p>2014-12-18</text:p>
          </table:table-cell>
          <table:table-cell table:formula="of:= MONTH([.A899])" office:value-type="float" office:value="12" calcext:value-type="float">
            <text:p>12</text:p>
          </table:table-cell>
          <table:table-cell table:formula="of:=COM.MICROSOFT.IFS([.C899] = 1; &quot;styczeń&quot;; [.C899] = 2; &quot;luty&quot;; [.C899] = 3; &quot;marzec&quot;; [.C899] = 4; &quot;kwiecień&quot;; [.C899] = 5; &quot;maj&quot;; [.C899] = 6; &quot;czerwiec&quot;; [.C899] = 7; &quot;lipiec&quot;; [.C899] = 8; &quot;sierpień&quot;; [.C899] = 9; &quot;wrzesień&quot;; [.C899] = 10; &quot;październik&quot;; [.C899] = 11; &quot;listopad&quot;; [.C899] = 12; &quot;grudzień&quot;)" office:value-type="string" office:string-value="grudzień" calcext:value-type="string">
            <text:p>grudzi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6" calcext:value-type="float">
            <text:p>6</text:p>
          </table:table-cell>
          <table:table-cell table:formula="of:=[.B899] - [.A899]" office:value-type="float" office:value="9" calcext:value-type="float">
            <text:p>9</text:p>
          </table:table-cell>
          <table:table-cell table:formula="of:= 10 * [.G899] * [.H899]" office:value-type="float" office:value="540" calcext:value-type="float">
            <text:p>540</text:p>
          </table:table-cell>
          <table:table-cell table:formula="of:=[.I899] + [.F899] + [.E899]" office:value-type="float" office:value="554.5" calcext:value-type="float">
            <text:p>554,5</text:p>
          </table:table-cell>
          <table:table-cell table:formula="of:= [.E899] + [.F899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5-01-03" calcext:value-type="date">
            <text:p>2015-01-03</text:p>
          </table:table-cell>
          <table:table-cell table:formula="of:= MONTH([.A900])" office:value-type="float" office:value="12" calcext:value-type="float">
            <text:p>12</text:p>
          </table:table-cell>
          <table:table-cell table:formula="of:=COM.MICROSOFT.IFS([.C900] = 1; &quot;styczeń&quot;; [.C900] = 2; &quot;luty&quot;; [.C900] = 3; &quot;marzec&quot;; [.C900] = 4; &quot;kwiecień&quot;; [.C900] = 5; &quot;maj&quot;; [.C900] = 6; &quot;czerwiec&quot;; [.C900] = 7; &quot;lipiec&quot;; [.C900] = 8; &quot;sierpień&quot;; [.C900] = 9; &quot;wrzesień&quot;; [.C900] = 10; &quot;październik&quot;; [.C900] = 11; &quot;listopad&quot;; [.C900] = 12; &quot;grudzień&quot;)" office:value-type="string" office:string-value="grudzień" calcext:value-type="string">
            <text:p>grudzień</text:p>
          </table:table-cell>
          <table:table-cell office:value-type="float" office:value="8.83" calcext:value-type="float">
            <text:p>8,83</text:p>
          </table:table-cell>
          <table:table-cell office:value-type="float" office:value="0.23" calcext:value-type="float">
            <text:p>0,23</text:p>
          </table:table-cell>
          <table:table-cell office:value-type="float" office:value="5" calcext:value-type="float">
            <text:p>5</text:p>
          </table:table-cell>
          <table:table-cell table:formula="of:=[.B900] - [.A900]" office:value-type="float" office:value="25" calcext:value-type="float">
            <text:p>25</text:p>
          </table:table-cell>
          <table:table-cell table:formula="of:= 10 * [.G900] * [.H900]" office:value-type="float" office:value="1250" calcext:value-type="float">
            <text:p>1250</text:p>
          </table:table-cell>
          <table:table-cell table:formula="of:=[.I900] + [.F900] + [.E900]" office:value-type="float" office:value="1259.06" calcext:value-type="float">
            <text:p>1259,06</text:p>
          </table:table-cell>
          <table:table-cell table:formula="of:= [.E900] + [.F900]" office:value-type="float" office:value="9.06" calcext:value-type="float">
            <text:p>9,06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30" calcext:value-type="date">
            <text:p>2014-12-30</text:p>
          </table:table-cell>
          <table:table-cell table:formula="of:= MONTH([.A901])" office:value-type="float" office:value="12" calcext:value-type="float">
            <text:p>12</text:p>
          </table:table-cell>
          <table:table-cell table:formula="of:=COM.MICROSOFT.IFS([.C901] = 1; &quot;styczeń&quot;; [.C901] = 2; &quot;luty&quot;; [.C901] = 3; &quot;marzec&quot;; [.C901] = 4; &quot;kwiecień&quot;; [.C901] = 5; &quot;maj&quot;; [.C901] = 6; &quot;czerwiec&quot;; [.C901] = 7; &quot;lipiec&quot;; [.C901] = 8; &quot;sierpień&quot;; [.C901] = 9; &quot;wrzesień&quot;; [.C901] = 10; &quot;październik&quot;; [.C901] = 11; &quot;listopad&quot;; [.C901] = 12; &quot;grudzień&quot;)" office:value-type="string" office:string-value="grudzień" calcext:value-type="string">
            <text:p>grudzień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901] - [.A901]" office:value-type="float" office:value="21" calcext:value-type="float">
            <text:p>21</text:p>
          </table:table-cell>
          <table:table-cell table:formula="of:= 10 * [.G901] * [.H901]" office:value-type="float" office:value="420" calcext:value-type="float">
            <text:p>420</text:p>
          </table:table-cell>
          <table:table-cell table:formula="of:=[.I901] + [.F901] + [.E901]" office:value-type="float" office:value="427.5" calcext:value-type="float">
            <text:p>427,5</text:p>
          </table:table-cell>
          <table:table-cell table:formula="of:= [.E901] + [.F901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24" calcext:value-type="date">
            <text:p>2014-12-24</text:p>
          </table:table-cell>
          <table:table-cell table:formula="of:= MONTH([.A902])" office:value-type="float" office:value="12" calcext:value-type="float">
            <text:p>12</text:p>
          </table:table-cell>
          <table:table-cell table:formula="of:=COM.MICROSOFT.IFS([.C902] = 1; &quot;styczeń&quot;; [.C902] = 2; &quot;luty&quot;; [.C902] = 3; &quot;marzec&quot;; [.C902] = 4; &quot;kwiecień&quot;; [.C902] = 5; &quot;maj&quot;; [.C902] = 6; &quot;czerwiec&quot;; [.C902] = 7; &quot;lipiec&quot;; [.C902] = 8; &quot;sierpień&quot;; [.C902] = 9; &quot;wrzesień&quot;; [.C902] = 10; &quot;październik&quot;; [.C902] = 11; &quot;listopad&quot;; [.C902] = 12; &quot;grudzień&quot;)" office:value-type="string" office:string-value="grudzień" calcext:value-type="string">
            <text:p>grudzień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6" calcext:value-type="float">
            <text:p>6</text:p>
          </table:table-cell>
          <table:table-cell table:formula="of:=[.B902] - [.A902]" office:value-type="float" office:value="15" calcext:value-type="float">
            <text:p>15</text:p>
          </table:table-cell>
          <table:table-cell table:formula="of:= 10 * [.G902] * [.H902]" office:value-type="float" office:value="900" calcext:value-type="float">
            <text:p>900</text:p>
          </table:table-cell>
          <table:table-cell table:formula="of:=[.I902] + [.F902] + [.E902]" office:value-type="float" office:value="910" calcext:value-type="float">
            <text:p>910</text:p>
          </table:table-cell>
          <table:table-cell table:formula="of:= [.E902] + [.F90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5-01-02" calcext:value-type="date">
            <text:p>2015-01-02</text:p>
          </table:table-cell>
          <table:table-cell table:formula="of:= MONTH([.A903])" office:value-type="float" office:value="12" calcext:value-type="float">
            <text:p>12</text:p>
          </table:table-cell>
          <table:table-cell table:formula="of:=COM.MICROSOFT.IFS([.C903] = 1; &quot;styczeń&quot;; [.C903] = 2; &quot;luty&quot;; [.C903] = 3; &quot;marzec&quot;; [.C903] = 4; &quot;kwiecień&quot;; [.C903] = 5; &quot;maj&quot;; [.C903] = 6; &quot;czerwiec&quot;; [.C903] = 7; &quot;lipiec&quot;; [.C903] = 8; &quot;sierpień&quot;; [.C903] = 9; &quot;wrzesień&quot;; [.C903] = 10; &quot;październik&quot;; [.C903] = 11; &quot;listopad&quot;; [.C903] = 12; &quot;grudzień&quot;)" office:value-type="string" office:string-value="grudzień" calcext:value-type="string">
            <text:p>grudz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903] - [.A903]" office:value-type="float" office:value="24" calcext:value-type="float">
            <text:p>24</text:p>
          </table:table-cell>
          <table:table-cell table:formula="of:= 10 * [.G903] * [.H903]" office:value-type="float" office:value="960" calcext:value-type="float">
            <text:p>960</text:p>
          </table:table-cell>
          <table:table-cell table:formula="of:=[.I903] + [.F903] + [.E903]" office:value-type="float" office:value="971.72" calcext:value-type="float">
            <text:p>971,72</text:p>
          </table:table-cell>
          <table:table-cell table:formula="of:= [.E903] + [.F903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22" calcext:value-type="date">
            <text:p>2014-12-22</text:p>
          </table:table-cell>
          <table:table-cell table:formula="of:= MONTH([.A904])" office:value-type="float" office:value="12" calcext:value-type="float">
            <text:p>12</text:p>
          </table:table-cell>
          <table:table-cell table:formula="of:=COM.MICROSOFT.IFS([.C904] = 1; &quot;styczeń&quot;; [.C904] = 2; &quot;luty&quot;; [.C904] = 3; &quot;marzec&quot;; [.C904] = 4; &quot;kwiecień&quot;; [.C904] = 5; &quot;maj&quot;; [.C904] = 6; &quot;czerwiec&quot;; [.C904] = 7; &quot;lipiec&quot;; [.C904] = 8; &quot;sierpień&quot;; [.C904] = 9; &quot;wrzesień&quot;; [.C904] = 10; &quot;październik&quot;; [.C904] = 11; &quot;listopad&quot;; [.C904] = 12; &quot;grudzień&quot;)" office:value-type="string" office:string-value="grudzień" calcext:value-type="string">
            <text:p>grudzień</text:p>
          </table:table-cell>
          <table:table-cell office:value-type="float" office:value="11.44" calcext:value-type="float">
            <text:p>11,44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B904] - [.A904]" office:value-type="float" office:value="13" calcext:value-type="float">
            <text:p>13</text:p>
          </table:table-cell>
          <table:table-cell table:formula="of:= 10 * [.G904] * [.H904]" office:value-type="float" office:value="520" calcext:value-type="float">
            <text:p>520</text:p>
          </table:table-cell>
          <table:table-cell table:formula="of:=[.I904] + [.F904] + [.E904]" office:value-type="float" office:value="531.74" calcext:value-type="float">
            <text:p>531,74</text:p>
          </table:table-cell>
          <table:table-cell table:formula="of:= [.E904] + [.F904]" office:value-type="float" office:value="11.74" calcext:value-type="float">
            <text:p>11,74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15" calcext:value-type="date">
            <text:p>2014-12-15</text:p>
          </table:table-cell>
          <table:table-cell table:formula="of:= MONTH([.A905])" office:value-type="float" office:value="12" calcext:value-type="float">
            <text:p>12</text:p>
          </table:table-cell>
          <table:table-cell table:formula="of:=COM.MICROSOFT.IFS([.C905] = 1; &quot;styczeń&quot;; [.C905] = 2; &quot;luty&quot;; [.C905] = 3; &quot;marzec&quot;; [.C905] = 4; &quot;kwiecień&quot;; [.C905] = 5; &quot;maj&quot;; [.C905] = 6; &quot;czerwiec&quot;; [.C905] = 7; &quot;lipiec&quot;; [.C905] = 8; &quot;sierpień&quot;; [.C905] = 9; &quot;wrzesień&quot;; [.C905] = 10; &quot;październik&quot;; [.C905] = 11; &quot;listopad&quot;; [.C905] = 12; &quot;grudzień&quot;)" office:value-type="string" office:string-value="grudzień" calcext:value-type="string">
            <text:p>grudzień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formula="of:=[.B905] - [.A905]" office:value-type="float" office:value="6" calcext:value-type="float">
            <text:p>6</text:p>
          </table:table-cell>
          <table:table-cell table:formula="of:= 10 * [.G905] * [.H905]" office:value-type="float" office:value="180" calcext:value-type="float">
            <text:p>180</text:p>
          </table:table-cell>
          <table:table-cell table:formula="of:=[.I905] + [.F905] + [.E905]" office:value-type="float" office:value="187.54" calcext:value-type="float">
            <text:p>187,54</text:p>
          </table:table-cell>
          <table:table-cell table:formula="of:= [.E905] + [.F905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20" calcext:value-type="date">
            <text:p>2014-12-20</text:p>
          </table:table-cell>
          <table:table-cell table:formula="of:= MONTH([.A906])" office:value-type="float" office:value="12" calcext:value-type="float">
            <text:p>12</text:p>
          </table:table-cell>
          <table:table-cell table:formula="of:=COM.MICROSOFT.IFS([.C906] = 1; &quot;styczeń&quot;; [.C906] = 2; &quot;luty&quot;; [.C906] = 3; &quot;marzec&quot;; [.C906] = 4; &quot;kwiecień&quot;; [.C906] = 5; &quot;maj&quot;; [.C906] = 6; &quot;czerwiec&quot;; [.C906] = 7; &quot;lipiec&quot;; [.C906] = 8; &quot;sierpień&quot;; [.C906] = 9; &quot;wrzesień&quot;; [.C906] = 10; &quot;październik&quot;; [.C906] = 11; &quot;listopad&quot;; [.C906] = 12; &quot;grudzień&quot;)" office:value-type="string" office:string-value="grudzień" calcext:value-type="string">
            <text:p>grudzień</text:p>
          </table:table-cell>
          <table:table-cell office:value-type="float" office:value="7.3" calcext:value-type="float">
            <text:p>7,3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906] - [.A906]" office:value-type="float" office:value="11" calcext:value-type="float">
            <text:p>11</text:p>
          </table:table-cell>
          <table:table-cell table:formula="of:= 10 * [.G906] * [.H906]" office:value-type="float" office:value="220" calcext:value-type="float">
            <text:p>220</text:p>
          </table:table-cell>
          <table:table-cell table:formula="of:=[.I906] + [.F906] + [.E906]" office:value-type="float" office:value="227.49" calcext:value-type="float">
            <text:p>227,49</text:p>
          </table:table-cell>
          <table:table-cell table:formula="of:= [.E906] + [.F906]" office:value-type="float" office:value="7.49" calcext:value-type="float">
            <text:p>7,49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16" calcext:value-type="date">
            <text:p>2014-12-16</text:p>
          </table:table-cell>
          <table:table-cell table:formula="of:= MONTH([.A907])" office:value-type="float" office:value="12" calcext:value-type="float">
            <text:p>12</text:p>
          </table:table-cell>
          <table:table-cell table:formula="of:=COM.MICROSOFT.IFS([.C907] = 1; &quot;styczeń&quot;; [.C907] = 2; &quot;luty&quot;; [.C907] = 3; &quot;marzec&quot;; [.C907] = 4; &quot;kwiecień&quot;; [.C907] = 5; &quot;maj&quot;; [.C907] = 6; &quot;czerwiec&quot;; [.C907] = 7; &quot;lipiec&quot;; [.C907] = 8; &quot;sierpień&quot;; [.C907] = 9; &quot;wrzesień&quot;; [.C907] = 10; &quot;październik&quot;; [.C907] = 11; &quot;listopad&quot;; [.C907] = 12; &quot;grudzień&quot;)" office:value-type="string" office:string-value="grudzień" calcext:value-type="string">
            <text:p>grudzień</text:p>
          </table:table-cell>
          <table:table-cell office:value-type="float" office:value="8.65" calcext:value-type="float">
            <text:p>8,65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907] - [.A907]" office:value-type="float" office:value="7" calcext:value-type="float">
            <text:p>7</text:p>
          </table:table-cell>
          <table:table-cell table:formula="of:= 10 * [.G907] * [.H907]" office:value-type="float" office:value="280" calcext:value-type="float">
            <text:p>280</text:p>
          </table:table-cell>
          <table:table-cell table:formula="of:=[.I907] + [.F907] + [.E907]" office:value-type="float" office:value="288.88" calcext:value-type="float">
            <text:p>288,88</text:p>
          </table:table-cell>
          <table:table-cell table:formula="of:= [.E907] + [.F907]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18" calcext:value-type="date">
            <text:p>2014-12-18</text:p>
          </table:table-cell>
          <table:table-cell table:formula="of:= MONTH([.A908])" office:value-type="float" office:value="12" calcext:value-type="float">
            <text:p>12</text:p>
          </table:table-cell>
          <table:table-cell table:formula="of:=COM.MICROSOFT.IFS([.C908] = 1; &quot;styczeń&quot;; [.C908] = 2; &quot;luty&quot;; [.C908] = 3; &quot;marzec&quot;; [.C908] = 4; &quot;kwiecień&quot;; [.C908] = 5; &quot;maj&quot;; [.C908] = 6; &quot;czerwiec&quot;; [.C908] = 7; &quot;lipiec&quot;; [.C908] = 8; &quot;sierpień&quot;; [.C908] = 9; &quot;wrzesień&quot;; [.C908] = 10; &quot;październik&quot;; [.C908] = 11; &quot;listopad&quot;; [.C908] = 12; &quot;grudzień&quot;)" office:value-type="string" office:string-value="grudzień" calcext:value-type="string">
            <text:p>grudzień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908] - [.A908]" office:value-type="float" office:value="9" calcext:value-type="float">
            <text:p>9</text:p>
          </table:table-cell>
          <table:table-cell table:formula="of:= 10 * [.G908] * [.H908]" office:value-type="float" office:value="180" calcext:value-type="float">
            <text:p>180</text:p>
          </table:table-cell>
          <table:table-cell table:formula="of:=[.I908] + [.F908] + [.E908]" office:value-type="float" office:value="188.61" calcext:value-type="float">
            <text:p>188,61</text:p>
          </table:table-cell>
          <table:table-cell table:formula="of:= [.E908] + [.F908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20" calcext:value-type="date">
            <text:p>2014-12-20</text:p>
          </table:table-cell>
          <table:table-cell table:formula="of:= MONTH([.A909])" office:value-type="float" office:value="12" calcext:value-type="float">
            <text:p>12</text:p>
          </table:table-cell>
          <table:table-cell table:formula="of:=COM.MICROSOFT.IFS([.C909] = 1; &quot;styczeń&quot;; [.C909] = 2; &quot;luty&quot;; [.C909] = 3; &quot;marzec&quot;; [.C909] = 4; &quot;kwiecień&quot;; [.C909] = 5; &quot;maj&quot;; [.C909] = 6; &quot;czerwiec&quot;; [.C909] = 7; &quot;lipiec&quot;; [.C909] = 8; &quot;sierpień&quot;; [.C909] = 9; &quot;wrzesień&quot;; [.C909] = 10; &quot;październik&quot;; [.C909] = 11; &quot;listopad&quot;; [.C909] = 12; &quot;grudzień&quot;)" office:value-type="string" office:string-value="grudzień" calcext:value-type="string">
            <text:p>grudz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formula="of:=[.B909] - [.A909]" office:value-type="float" office:value="11" calcext:value-type="float">
            <text:p>11</text:p>
          </table:table-cell>
          <table:table-cell table:formula="of:= 10 * [.G909] * [.H909]" office:value-type="float" office:value="330" calcext:value-type="float">
            <text:p>330</text:p>
          </table:table-cell>
          <table:table-cell table:formula="of:=[.I909] + [.F909] + [.E909]" office:value-type="float" office:value="341.72" calcext:value-type="float">
            <text:p>341,72</text:p>
          </table:table-cell>
          <table:table-cell table:formula="of:= [.E909] + [.F909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21" calcext:value-type="date">
            <text:p>2014-12-21</text:p>
          </table:table-cell>
          <table:table-cell table:formula="of:= MONTH([.A910])" office:value-type="float" office:value="12" calcext:value-type="float">
            <text:p>12</text:p>
          </table:table-cell>
          <table:table-cell table:formula="of:=COM.MICROSOFT.IFS([.C910] = 1; &quot;styczeń&quot;; [.C910] = 2; &quot;luty&quot;; [.C910] = 3; &quot;marzec&quot;; [.C910] = 4; &quot;kwiecień&quot;; [.C910] = 5; &quot;maj&quot;; [.C910] = 6; &quot;czerwiec&quot;; [.C910] = 7; &quot;lipiec&quot;; [.C910] = 8; &quot;sierpień&quot;; [.C910] = 9; &quot;wrzesień&quot;; [.C910] = 10; &quot;październik&quot;; [.C910] = 11; &quot;listopad&quot;; [.C910] = 12; &quot;grudzień&quot;)" office:value-type="string" office:string-value="grudzień" calcext:value-type="string">
            <text:p>grudzień</text:p>
          </table:table-cell>
          <table:table-cell office:value-type="float" office:value="9.74" calcext:value-type="float">
            <text:p>9,7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formula="of:=[.B910] - [.A910]" office:value-type="float" office:value="12" calcext:value-type="float">
            <text:p>12</text:p>
          </table:table-cell>
          <table:table-cell table:formula="of:= 10 * [.G910] * [.H910]" office:value-type="float" office:value="240" calcext:value-type="float">
            <text:p>240</text:p>
          </table:table-cell>
          <table:table-cell table:formula="of:=[.I910] + [.F910] + [.E910]" office:value-type="float" office:value="250" calcext:value-type="float">
            <text:p>250</text:p>
          </table:table-cell>
          <table:table-cell table:formula="of:= [.E910] + [.F910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4-12-29" calcext:value-type="date">
            <text:p>2014-12-29</text:p>
          </table:table-cell>
          <table:table-cell table:formula="of:= MONTH([.A911])" office:value-type="float" office:value="12" calcext:value-type="float">
            <text:p>12</text:p>
          </table:table-cell>
          <table:table-cell table:formula="of:=COM.MICROSOFT.IFS([.C911] = 1; &quot;styczeń&quot;; [.C911] = 2; &quot;luty&quot;; [.C911] = 3; &quot;marzec&quot;; [.C911] = 4; &quot;kwiecień&quot;; [.C911] = 5; &quot;maj&quot;; [.C911] = 6; &quot;czerwiec&quot;; [.C911] = 7; &quot;lipiec&quot;; [.C911] = 8; &quot;sierpień&quot;; [.C911] = 9; &quot;wrzesień&quot;; [.C911] = 10; &quot;październik&quot;; [.C911] = 11; &quot;listopad&quot;; [.C911] = 12; &quot;grudzień&quot;)" office:value-type="string" office:string-value="grudzień" calcext:value-type="string">
            <text:p>grudzień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911] - [.A911]" office:value-type="float" office:value="20" calcext:value-type="float">
            <text:p>20</text:p>
          </table:table-cell>
          <table:table-cell table:formula="of:= 10 * [.G911] * [.H911]" office:value-type="float" office:value="400" calcext:value-type="float">
            <text:p>400</text:p>
          </table:table-cell>
          <table:table-cell table:formula="of:=[.I911] + [.F911] + [.E911]" office:value-type="float" office:value="413.41" calcext:value-type="float">
            <text:p>413,41</text:p>
          </table:table-cell>
          <table:table-cell table:formula="of:= [.E911] + [.F911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5-01-02" calcext:value-type="date">
            <text:p>2015-01-02</text:p>
          </table:table-cell>
          <table:table-cell table:formula="of:= MONTH([.A912])" office:value-type="float" office:value="12" calcext:value-type="float">
            <text:p>12</text:p>
          </table:table-cell>
          <table:table-cell table:formula="of:=COM.MICROSOFT.IFS([.C912] = 1; &quot;styczeń&quot;; [.C912] = 2; &quot;luty&quot;; [.C912] = 3; &quot;marzec&quot;; [.C912] = 4; &quot;kwiecień&quot;; [.C912] = 5; &quot;maj&quot;; [.C912] = 6; &quot;czerwiec&quot;; [.C912] = 7; &quot;lipiec&quot;; [.C912] = 8; &quot;sierpień&quot;; [.C912] = 9; &quot;wrzesień&quot;; [.C912] = 10; &quot;październik&quot;; [.C912] = 11; &quot;listopad&quot;; [.C912] = 12; &quot;grudzień&quot;)" office:value-type="string" office:string-value="grudzień" calcext:value-type="string">
            <text:p>grudzi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4" calcext:value-type="float">
            <text:p>4</text:p>
          </table:table-cell>
          <table:table-cell table:formula="of:=[.B912] - [.A912]" office:value-type="float" office:value="24" calcext:value-type="float">
            <text:p>24</text:p>
          </table:table-cell>
          <table:table-cell table:formula="of:= 10 * [.G912] * [.H912]" office:value-type="float" office:value="960" calcext:value-type="float">
            <text:p>960</text:p>
          </table:table-cell>
          <table:table-cell table:formula="of:=[.I912] + [.F912] + [.E912]" office:value-type="float" office:value="966.93" calcext:value-type="float">
            <text:p>966,93</text:p>
          </table:table-cell>
          <table:table-cell table:formula="of:= [.E912] + [.F912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12-09" calcext:value-type="date">
            <text:p>2014-12-09</text:p>
          </table:table-cell>
          <table:table-cell office:value-type="date" office:date-value="2015-01-06" calcext:value-type="date">
            <text:p>2015-01-06</text:p>
          </table:table-cell>
          <table:table-cell table:formula="of:= MONTH([.A913])" office:value-type="float" office:value="12" calcext:value-type="float">
            <text:p>12</text:p>
          </table:table-cell>
          <table:table-cell table:formula="of:=COM.MICROSOFT.IFS([.C913] = 1; &quot;styczeń&quot;; [.C913] = 2; &quot;luty&quot;; [.C913] = 3; &quot;marzec&quot;; [.C913] = 4; &quot;kwiecień&quot;; [.C913] = 5; &quot;maj&quot;; [.C913] = 6; &quot;czerwiec&quot;; [.C913] = 7; &quot;lipiec&quot;; [.C913] = 8; &quot;sierpień&quot;; [.C913] = 9; &quot;wrzesień&quot;; [.C913] = 10; &quot;październik&quot;; [.C913] = 11; &quot;listopad&quot;; [.C913] = 12; &quot;grudzień&quot;)" office:value-type="string" office:string-value="grudzień" calcext:value-type="string">
            <text:p>grudzień</text:p>
          </table:table-cell>
          <table:table-cell office:value-type="float" office:value="6.75" calcext:value-type="float">
            <text:p>6,75</text:p>
          </table:table-cell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formula="of:=[.B913] - [.A913]" office:value-type="float" office:value="28" calcext:value-type="float">
            <text:p>28</text:p>
          </table:table-cell>
          <table:table-cell table:formula="of:= 10 * [.G913] * [.H913]" office:value-type="float" office:value="560" calcext:value-type="float">
            <text:p>560</text:p>
          </table:table-cell>
          <table:table-cell table:formula="of:=[.I913] + [.F913] + [.E913]" office:value-type="float" office:value="566.93" calcext:value-type="float">
            <text:p>566,93</text:p>
          </table:table-cell>
          <table:table-cell table:formula="of:= [.E913] + [.F913]" office:value-type="float" office:value="6.93" calcext:value-type="float">
            <text:p>6,93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17" calcext:value-type="date">
            <text:p>2014-12-17</text:p>
          </table:table-cell>
          <table:table-cell table:formula="of:= MONTH([.A914])" office:value-type="float" office:value="12" calcext:value-type="float">
            <text:p>12</text:p>
          </table:table-cell>
          <table:table-cell table:formula="of:=COM.MICROSOFT.IFS([.C914] = 1; &quot;styczeń&quot;; [.C914] = 2; &quot;luty&quot;; [.C914] = 3; &quot;marzec&quot;; [.C914] = 4; &quot;kwiecień&quot;; [.C914] = 5; &quot;maj&quot;; [.C914] = 6; &quot;czerwiec&quot;; [.C914] = 7; &quot;lipiec&quot;; [.C914] = 8; &quot;sierpień&quot;; [.C914] = 9; &quot;wrzesień&quot;; [.C914] = 10; &quot;październik&quot;; [.C914] = 11; &quot;listopad&quot;; [.C914] = 12; &quot;grudzień&quot;)" office:value-type="string" office:string-value="grudzień" calcext:value-type="string">
            <text:p>grudz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914] - [.A914]" office:value-type="float" office:value="7" calcext:value-type="float">
            <text:p>7</text:p>
          </table:table-cell>
          <table:table-cell table:formula="of:= 10 * [.G914] * [.H914]" office:value-type="float" office:value="280" calcext:value-type="float">
            <text:p>280</text:p>
          </table:table-cell>
          <table:table-cell table:formula="of:=[.I914] + [.F914] + [.E914]" office:value-type="float" office:value="289.3" calcext:value-type="float">
            <text:p>289,3</text:p>
          </table:table-cell>
          <table:table-cell table:formula="of:= [.E914] + [.F914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31" calcext:value-type="date">
            <text:p>2014-12-31</text:p>
          </table:table-cell>
          <table:table-cell table:formula="of:= MONTH([.A915])" office:value-type="float" office:value="12" calcext:value-type="float">
            <text:p>12</text:p>
          </table:table-cell>
          <table:table-cell table:formula="of:=COM.MICROSOFT.IFS([.C915] = 1; &quot;styczeń&quot;; [.C915] = 2; &quot;luty&quot;; [.C915] = 3; &quot;marzec&quot;; [.C915] = 4; &quot;kwiecień&quot;; [.C915] = 5; &quot;maj&quot;; [.C915] = 6; &quot;czerwiec&quot;; [.C915] = 7; &quot;lipiec&quot;; [.C915] = 8; &quot;sierpień&quot;; [.C915] = 9; &quot;wrzesień&quot;; [.C915] = 10; &quot;październik&quot;; [.C915] = 11; &quot;listopad&quot;; [.C915] = 12; &quot;grudzień&quot;)" office:value-type="string" office:string-value="grudzień" calcext:value-type="string">
            <text:p>grudz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5" calcext:value-type="float">
            <text:p>5</text:p>
          </table:table-cell>
          <table:table-cell table:formula="of:=[.B915] - [.A915]" office:value-type="float" office:value="21" calcext:value-type="float">
            <text:p>21</text:p>
          </table:table-cell>
          <table:table-cell table:formula="of:= 10 * [.G915] * [.H915]" office:value-type="float" office:value="1050" calcext:value-type="float">
            <text:p>1050</text:p>
          </table:table-cell>
          <table:table-cell table:formula="of:=[.I915] + [.F915] + [.E915]" office:value-type="float" office:value="1054.36" calcext:value-type="float">
            <text:p>1054,36</text:p>
          </table:table-cell>
          <table:table-cell table:formula="of:= [.E915] + [.F915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20" calcext:value-type="date">
            <text:p>2014-12-20</text:p>
          </table:table-cell>
          <table:table-cell table:formula="of:= MONTH([.A916])" office:value-type="float" office:value="12" calcext:value-type="float">
            <text:p>12</text:p>
          </table:table-cell>
          <table:table-cell table:formula="of:=COM.MICROSOFT.IFS([.C916] = 1; &quot;styczeń&quot;; [.C916] = 2; &quot;luty&quot;; [.C916] = 3; &quot;marzec&quot;; [.C916] = 4; &quot;kwiecień&quot;; [.C916] = 5; &quot;maj&quot;; [.C916] = 6; &quot;czerwiec&quot;; [.C916] = 7; &quot;lipiec&quot;; [.C916] = 8; &quot;sierpień&quot;; [.C916] = 9; &quot;wrzesień&quot;; [.C916] = 10; &quot;październik&quot;; [.C916] = 11; &quot;listopad&quot;; [.C916] = 12; &quot;grudzień&quot;)" office:value-type="string" office:string-value="grudzień" calcext:value-type="string">
            <text:p>grudzień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formula="of:=[.B916] - [.A916]" office:value-type="float" office:value="10" calcext:value-type="float">
            <text:p>10</text:p>
          </table:table-cell>
          <table:table-cell table:formula="of:= 10 * [.G916] * [.H916]" office:value-type="float" office:value="200" calcext:value-type="float">
            <text:p>200</text:p>
          </table:table-cell>
          <table:table-cell table:formula="of:=[.I916] + [.F916] + [.E916]" office:value-type="float" office:value="207.25" calcext:value-type="float">
            <text:p>207,25</text:p>
          </table:table-cell>
          <table:table-cell table:formula="of:= [.E916] + [.F916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19" calcext:value-type="date">
            <text:p>2014-12-19</text:p>
          </table:table-cell>
          <table:table-cell table:formula="of:= MONTH([.A917])" office:value-type="float" office:value="12" calcext:value-type="float">
            <text:p>12</text:p>
          </table:table-cell>
          <table:table-cell table:formula="of:=COM.MICROSOFT.IFS([.C917] = 1; &quot;styczeń&quot;; [.C917] = 2; &quot;luty&quot;; [.C917] = 3; &quot;marzec&quot;; [.C917] = 4; &quot;kwiecień&quot;; [.C917] = 5; &quot;maj&quot;; [.C917] = 6; &quot;czerwiec&quot;; [.C917] = 7; &quot;lipiec&quot;; [.C917] = 8; &quot;sierpień&quot;; [.C917] = 9; &quot;wrzesień&quot;; [.C917] = 10; &quot;październik&quot;; [.C917] = 11; &quot;listopad&quot;; [.C917] = 12; &quot;grudzień&quot;)" office:value-type="string" office:string-value="grudzień" calcext:value-type="string">
            <text:p>grudzień</text:p>
          </table:table-cell>
          <table:table-cell office:value-type="float" office:value="14.31" calcext:value-type="float">
            <text:p>14,31</text:p>
          </table:table-cell>
          <table:table-cell office:value-type="float" office:value="0.38" calcext:value-type="float">
            <text:p>0,38</text:p>
          </table:table-cell>
          <table:table-cell office:value-type="float" office:value="4" calcext:value-type="float">
            <text:p>4</text:p>
          </table:table-cell>
          <table:table-cell table:formula="of:=[.B917] - [.A917]" office:value-type="float" office:value="9" calcext:value-type="float">
            <text:p>9</text:p>
          </table:table-cell>
          <table:table-cell table:formula="of:= 10 * [.G917] * [.H917]" office:value-type="float" office:value="360" calcext:value-type="float">
            <text:p>360</text:p>
          </table:table-cell>
          <table:table-cell table:formula="of:=[.I917] + [.F917] + [.E917]" office:value-type="float" office:value="374.69" calcext:value-type="float">
            <text:p>374,69</text:p>
          </table:table-cell>
          <table:table-cell table:formula="of:= [.E917] + [.F917]" office:value-type="float" office:value="14.69" calcext:value-type="float">
            <text:p>14,69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5-01-07" calcext:value-type="date">
            <text:p>2015-01-07</text:p>
          </table:table-cell>
          <table:table-cell table:formula="of:= MONTH([.A918])" office:value-type="float" office:value="12" calcext:value-type="float">
            <text:p>12</text:p>
          </table:table-cell>
          <table:table-cell table:formula="of:=COM.MICROSOFT.IFS([.C918] = 1; &quot;styczeń&quot;; [.C918] = 2; &quot;luty&quot;; [.C918] = 3; &quot;marzec&quot;; [.C918] = 4; &quot;kwiecień&quot;; [.C918] = 5; &quot;maj&quot;; [.C918] = 6; &quot;czerwiec&quot;; [.C918] = 7; &quot;lipiec&quot;; [.C918] = 8; &quot;sierpień&quot;; [.C918] = 9; &quot;wrzesień&quot;; [.C918] = 10; &quot;październik&quot;; [.C918] = 11; &quot;listopad&quot;; [.C918] = 12; &quot;grudzień&quot;)" office:value-type="string" office:string-value="grudzień" calcext:value-type="string">
            <text:p>grudzień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formula="of:=[.B918] - [.A918]" office:value-type="float" office:value="28" calcext:value-type="float">
            <text:p>28</text:p>
          </table:table-cell>
          <table:table-cell table:formula="of:= 10 * [.G918] * [.H918]" office:value-type="float" office:value="1400" calcext:value-type="float">
            <text:p>1400</text:p>
          </table:table-cell>
          <table:table-cell table:formula="of:=[.I918] + [.F918] + [.E918]" office:value-type="float" office:value="1405.79" calcext:value-type="float">
            <text:p>1405,79</text:p>
          </table:table-cell>
          <table:table-cell table:formula="of:= [.E918] + [.F918]" office:value-type="float" office:value="5.79" calcext:value-type="float">
            <text:p>5,79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23" calcext:value-type="date">
            <text:p>2014-12-23</text:p>
          </table:table-cell>
          <table:table-cell table:formula="of:= MONTH([.A919])" office:value-type="float" office:value="12" calcext:value-type="float">
            <text:p>12</text:p>
          </table:table-cell>
          <table:table-cell table:formula="of:=COM.MICROSOFT.IFS([.C919] = 1; &quot;styczeń&quot;; [.C919] = 2; &quot;luty&quot;; [.C919] = 3; &quot;marzec&quot;; [.C919] = 4; &quot;kwiecień&quot;; [.C919] = 5; &quot;maj&quot;; [.C919] = 6; &quot;czerwiec&quot;; [.C919] = 7; &quot;lipiec&quot;; [.C919] = 8; &quot;sierpień&quot;; [.C919] = 9; &quot;wrzesień&quot;; [.C919] = 10; &quot;październik&quot;; [.C919] = 11; &quot;listopad&quot;; [.C919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919] - [.A919]" office:value-type="float" office:value="13" calcext:value-type="float">
            <text:p>13</text:p>
          </table:table-cell>
          <table:table-cell table:formula="of:= 10 * [.G919] * [.H919]" office:value-type="float" office:value="390" calcext:value-type="float">
            <text:p>390</text:p>
          </table:table-cell>
          <table:table-cell table:formula="of:=[.I919] + [.F919] + [.E919]" office:value-type="float" office:value="395.82" calcext:value-type="float">
            <text:p>395,82</text:p>
          </table:table-cell>
          <table:table-cell table:formula="of:= [.E919] + [.F919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17" calcext:value-type="date">
            <text:p>2014-12-17</text:p>
          </table:table-cell>
          <table:table-cell table:formula="of:= MONTH([.A920])" office:value-type="float" office:value="12" calcext:value-type="float">
            <text:p>12</text:p>
          </table:table-cell>
          <table:table-cell table:formula="of:=COM.MICROSOFT.IFS([.C920] = 1; &quot;styczeń&quot;; [.C920] = 2; &quot;luty&quot;; [.C920] = 3; &quot;marzec&quot;; [.C920] = 4; &quot;kwiecień&quot;; [.C920] = 5; &quot;maj&quot;; [.C920] = 6; &quot;czerwiec&quot;; [.C920] = 7; &quot;lipiec&quot;; [.C920] = 8; &quot;sierpień&quot;; [.C920] = 9; &quot;wrzesień&quot;; [.C920] = 10; &quot;październik&quot;; [.C920] = 11; &quot;listopad&quot;; [.C920] = 12; &quot;grudzień&quot;)" office:value-type="string" office:string-value="grudzień" calcext:value-type="string">
            <text:p>grudzień</text:p>
          </table:table-cell>
          <table:table-cell office:value-type="float" office:value="11.69" calcext:value-type="float">
            <text:p>11,69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formula="of:=[.B920] - [.A920]" office:value-type="float" office:value="7" calcext:value-type="float">
            <text:p>7</text:p>
          </table:table-cell>
          <table:table-cell table:formula="of:= 10 * [.G920] * [.H920]" office:value-type="float" office:value="140" calcext:value-type="float">
            <text:p>140</text:p>
          </table:table-cell>
          <table:table-cell table:formula="of:=[.I920] + [.F920] + [.E920]" office:value-type="float" office:value="152" calcext:value-type="float">
            <text:p>152</text:p>
          </table:table-cell>
          <table:table-cell table:formula="of:= [.E920] + [.F920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29" calcext:value-type="date">
            <text:p>2014-12-29</text:p>
          </table:table-cell>
          <table:table-cell table:formula="of:= MONTH([.A921])" office:value-type="float" office:value="12" calcext:value-type="float">
            <text:p>12</text:p>
          </table:table-cell>
          <table:table-cell table:formula="of:=COM.MICROSOFT.IFS([.C921] = 1; &quot;styczeń&quot;; [.C921] = 2; &quot;luty&quot;; [.C921] = 3; &quot;marzec&quot;; [.C921] = 4; &quot;kwiecień&quot;; [.C921] = 5; &quot;maj&quot;; [.C921] = 6; &quot;czerwiec&quot;; [.C921] = 7; &quot;lipiec&quot;; [.C921] = 8; &quot;sierpień&quot;; [.C921] = 9; &quot;wrzesień&quot;; [.C921] = 10; &quot;październik&quot;; [.C921] = 11; &quot;listopad&quot;; [.C921] = 12; &quot;grudzień&quot;)" office:value-type="string" office:string-value="grudzień" calcext:value-type="string">
            <text:p>grudzień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table:formula="of:=[.B921] - [.A921]" office:value-type="float" office:value="19" calcext:value-type="float">
            <text:p>19</text:p>
          </table:table-cell>
          <table:table-cell table:formula="of:= 10 * [.G921] * [.H921]" office:value-type="float" office:value="570" calcext:value-type="float">
            <text:p>570</text:p>
          </table:table-cell>
          <table:table-cell table:formula="of:=[.I921] + [.F921] + [.E921]" office:value-type="float" office:value="583.36" calcext:value-type="float">
            <text:p>583,36</text:p>
          </table:table-cell>
          <table:table-cell table:formula="of:= [.E921] + [.F921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13" calcext:value-type="date">
            <text:p>2014-12-13</text:p>
          </table:table-cell>
          <table:table-cell table:formula="of:= MONTH([.A922])" office:value-type="float" office:value="12" calcext:value-type="float">
            <text:p>12</text:p>
          </table:table-cell>
          <table:table-cell table:formula="of:=COM.MICROSOFT.IFS([.C922] = 1; &quot;styczeń&quot;; [.C922] = 2; &quot;luty&quot;; [.C922] = 3; &quot;marzec&quot;; [.C922] = 4; &quot;kwiecień&quot;; [.C922] = 5; &quot;maj&quot;; [.C922] = 6; &quot;czerwiec&quot;; [.C922] = 7; &quot;lipiec&quot;; [.C922] = 8; &quot;sierpień&quot;; [.C922] = 9; &quot;wrzesień&quot;; [.C922] = 10; &quot;październik&quot;; [.C922] = 11; &quot;listopad&quot;; [.C922] = 12; &quot;grudzień&quot;)" office:value-type="string" office:string-value="grudzień" calcext:value-type="string">
            <text:p>grudz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table:formula="of:=[.B922] - [.A922]" office:value-type="float" office:value="3" calcext:value-type="float">
            <text:p>3</text:p>
          </table:table-cell>
          <table:table-cell table:formula="of:= 10 * [.G922] * [.H922]" office:value-type="float" office:value="90" calcext:value-type="float">
            <text:p>90</text:p>
          </table:table-cell>
          <table:table-cell table:formula="of:=[.I922] + [.F922] + [.E922]" office:value-type="float" office:value="94.36" calcext:value-type="float">
            <text:p>94,36</text:p>
          </table:table-cell>
          <table:table-cell table:formula="of:= [.E922] + [.F922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22" calcext:value-type="date">
            <text:p>2014-12-22</text:p>
          </table:table-cell>
          <table:table-cell table:formula="of:= MONTH([.A923])" office:value-type="float" office:value="12" calcext:value-type="float">
            <text:p>12</text:p>
          </table:table-cell>
          <table:table-cell table:formula="of:=COM.MICROSOFT.IFS([.C923] = 1; &quot;styczeń&quot;; [.C923] = 2; &quot;luty&quot;; [.C923] = 3; &quot;marzec&quot;; [.C923] = 4; &quot;kwiecień&quot;; [.C923] = 5; &quot;maj&quot;; [.C923] = 6; &quot;czerwiec&quot;; [.C923] = 7; &quot;lipiec&quot;; [.C923] = 8; &quot;sierpień&quot;; [.C923] = 9; &quot;wrzesień&quot;; [.C923] = 10; &quot;październik&quot;; [.C923] = 11; &quot;listopad&quot;; [.C923] = 12; &quot;grudzień&quot;)" office:value-type="string" office:string-value="grudzień" calcext:value-type="string">
            <text:p>grudzień</text:p>
          </table:table-cell>
          <table:table-cell office:value-type="float" office:value="12.23" calcext:value-type="float">
            <text:p>12,23</text:p>
          </table:table-cell>
          <table:table-cell office:value-type="float" office:value="0.32" calcext:value-type="float">
            <text:p>0,32</text:p>
          </table:table-cell>
          <table:table-cell office:value-type="float" office:value="3" calcext:value-type="float">
            <text:p>3</text:p>
          </table:table-cell>
          <table:table-cell table:formula="of:=[.B923] - [.A923]" office:value-type="float" office:value="12" calcext:value-type="float">
            <text:p>12</text:p>
          </table:table-cell>
          <table:table-cell table:formula="of:= 10 * [.G923] * [.H923]" office:value-type="float" office:value="360" calcext:value-type="float">
            <text:p>360</text:p>
          </table:table-cell>
          <table:table-cell table:formula="of:=[.I923] + [.F923] + [.E923]" office:value-type="float" office:value="372.55" calcext:value-type="float">
            <text:p>372,55</text:p>
          </table:table-cell>
          <table:table-cell table:formula="of:= [.E923] + [.F923]" office:value-type="float" office:value="12.55" calcext:value-type="float">
            <text:p>12,55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5-01-05" calcext:value-type="date">
            <text:p>2015-01-05</text:p>
          </table:table-cell>
          <table:table-cell table:formula="of:= MONTH([.A924])" office:value-type="float" office:value="12" calcext:value-type="float">
            <text:p>12</text:p>
          </table:table-cell>
          <table:table-cell table:formula="of:=COM.MICROSOFT.IFS([.C924] = 1; &quot;styczeń&quot;; [.C924] = 2; &quot;luty&quot;; [.C924] = 3; &quot;marzec&quot;; [.C924] = 4; &quot;kwiecień&quot;; [.C924] = 5; &quot;maj&quot;; [.C924] = 6; &quot;czerwiec&quot;; [.C924] = 7; &quot;lipiec&quot;; [.C924] = 8; &quot;sierpień&quot;; [.C924] = 9; &quot;wrzesień&quot;; [.C924] = 10; &quot;październik&quot;; [.C924] = 11; &quot;listopad&quot;; [.C924] = 12; &quot;grudzień&quot;)" office:value-type="string" office:string-value="grudzień" calcext:value-type="string">
            <text:p>grudzień</text:p>
          </table:table-cell>
          <table:table-cell office:value-type="float" office:value="14.13" calcext:value-type="float">
            <text:p>14,13</text:p>
          </table:table-cell>
          <table:table-cell office:value-type="float" office:value="0.37" calcext:value-type="float">
            <text:p>0,37</text:p>
          </table:table-cell>
          <table:table-cell office:value-type="float" office:value="5" calcext:value-type="float">
            <text:p>5</text:p>
          </table:table-cell>
          <table:table-cell table:formula="of:=[.B924] - [.A924]" office:value-type="float" office:value="26" calcext:value-type="float">
            <text:p>26</text:p>
          </table:table-cell>
          <table:table-cell table:formula="of:= 10 * [.G924] * [.H924]" office:value-type="float" office:value="1300" calcext:value-type="float">
            <text:p>1300</text:p>
          </table:table-cell>
          <table:table-cell table:formula="of:=[.I924] + [.F924] + [.E924]" office:value-type="float" office:value="1314.5" calcext:value-type="float">
            <text:p>1314,5</text:p>
          </table:table-cell>
          <table:table-cell table:formula="of:= [.E924] + [.F924]" office:value-type="float" office:value="14.5" calcext:value-type="float">
            <text:p>14,5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5-01-04" calcext:value-type="date">
            <text:p>2015-01-04</text:p>
          </table:table-cell>
          <table:table-cell table:formula="of:= MONTH([.A925])" office:value-type="float" office:value="12" calcext:value-type="float">
            <text:p>12</text:p>
          </table:table-cell>
          <table:table-cell table:formula="of:=COM.MICROSOFT.IFS([.C925] = 1; &quot;styczeń&quot;; [.C925] = 2; &quot;luty&quot;; [.C925] = 3; &quot;marzec&quot;; [.C925] = 4; &quot;kwiecień&quot;; [.C925] = 5; &quot;maj&quot;; [.C925] = 6; &quot;czerwiec&quot;; [.C925] = 7; &quot;lipiec&quot;; [.C925] = 8; &quot;sierpień&quot;; [.C925] = 9; &quot;wrzesień&quot;; [.C925] = 10; &quot;październik&quot;; [.C925] = 11; &quot;listopad&quot;; [.C925] = 12; &quot;grudzień&quot;)" office:value-type="string" office:string-value="grudzień" calcext:value-type="string">
            <text:p>grudzień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formula="of:=[.B925] - [.A925]" office:value-type="float" office:value="25" calcext:value-type="float">
            <text:p>25</text:p>
          </table:table-cell>
          <table:table-cell table:formula="of:= 10 * [.G925] * [.H925]" office:value-type="float" office:value="750" calcext:value-type="float">
            <text:p>750</text:p>
          </table:table-cell>
          <table:table-cell table:formula="of:=[.I925] + [.F925] + [.E925]" office:value-type="float" office:value="756.39" calcext:value-type="float">
            <text:p>756,39</text:p>
          </table:table-cell>
          <table:table-cell table:formula="of:= [.E925] + [.F925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5-01-02" calcext:value-type="date">
            <text:p>2015-01-02</text:p>
          </table:table-cell>
          <table:table-cell table:formula="of:= MONTH([.A926])" office:value-type="float" office:value="12" calcext:value-type="float">
            <text:p>12</text:p>
          </table:table-cell>
          <table:table-cell table:formula="of:=COM.MICROSOFT.IFS([.C926] = 1; &quot;styczeń&quot;; [.C926] = 2; &quot;luty&quot;; [.C926] = 3; &quot;marzec&quot;; [.C926] = 4; &quot;kwiecień&quot;; [.C926] = 5; &quot;maj&quot;; [.C926] = 6; &quot;czerwiec&quot;; [.C926] = 7; &quot;lipiec&quot;; [.C926] = 8; &quot;sierpień&quot;; [.C926] = 9; &quot;wrzesień&quot;; [.C926] = 10; &quot;październik&quot;; [.C926] = 11; &quot;listopad&quot;; [.C926] = 12; &quot;grudzień&quot;)" office:value-type="string" office:string-value="grudzień" calcext:value-type="string">
            <text:p>grudzień</text:p>
          </table:table-cell>
          <table:table-cell office:value-type="float" office:value="8.54" calcext:value-type="float">
            <text:p>8,54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formula="of:=[.B926] - [.A926]" office:value-type="float" office:value="23" calcext:value-type="float">
            <text:p>23</text:p>
          </table:table-cell>
          <table:table-cell table:formula="of:= 10 * [.G926] * [.H926]" office:value-type="float" office:value="460" calcext:value-type="float">
            <text:p>460</text:p>
          </table:table-cell>
          <table:table-cell table:formula="of:=[.I926] + [.F926] + [.E926]" office:value-type="float" office:value="468.76" calcext:value-type="float">
            <text:p>468,76</text:p>
          </table:table-cell>
          <table:table-cell table:formula="of:= [.E926] + [.F926]" office:value-type="float" office:value="8.76" calcext:value-type="float">
            <text:p>8,76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28" calcext:value-type="date">
            <text:p>2014-12-28</text:p>
          </table:table-cell>
          <table:table-cell table:formula="of:= MONTH([.A927])" office:value-type="float" office:value="12" calcext:value-type="float">
            <text:p>12</text:p>
          </table:table-cell>
          <table:table-cell table:formula="of:=COM.MICROSOFT.IFS([.C927] = 1; &quot;styczeń&quot;; [.C927] = 2; &quot;luty&quot;; [.C927] = 3; &quot;marzec&quot;; [.C927] = 4; &quot;kwiecień&quot;; [.C927] = 5; &quot;maj&quot;; [.C927] = 6; &quot;czerwiec&quot;; [.C927] = 7; &quot;lipiec&quot;; [.C927] = 8; &quot;sierpień&quot;; [.C927] = 9; &quot;wrzesień&quot;; [.C927] = 10; &quot;październik&quot;; [.C927] = 11; &quot;listopad&quot;; [.C927] = 12; &quot;grudzień&quot;)" office:value-type="string" office:string-value="grudzień" calcext:value-type="string">
            <text:p>grudzień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formula="of:=[.B927] - [.A927]" office:value-type="float" office:value="18" calcext:value-type="float">
            <text:p>18</text:p>
          </table:table-cell>
          <table:table-cell table:formula="of:= 10 * [.G927] * [.H927]" office:value-type="float" office:value="360" calcext:value-type="float">
            <text:p>360</text:p>
          </table:table-cell>
          <table:table-cell table:formula="of:=[.I927] + [.F927] + [.E927]" office:value-type="float" office:value="367.75" calcext:value-type="float">
            <text:p>367,75</text:p>
          </table:table-cell>
          <table:table-cell table:formula="of:= [.E927] + [.F927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16" calcext:value-type="date">
            <text:p>2014-12-16</text:p>
          </table:table-cell>
          <table:table-cell table:formula="of:= MONTH([.A928])" office:value-type="float" office:value="12" calcext:value-type="float">
            <text:p>12</text:p>
          </table:table-cell>
          <table:table-cell table:formula="of:=COM.MICROSOFT.IFS([.C928] = 1; &quot;styczeń&quot;; [.C928] = 2; &quot;luty&quot;; [.C928] = 3; &quot;marzec&quot;; [.C928] = 4; &quot;kwiecień&quot;; [.C928] = 5; &quot;maj&quot;; [.C928] = 6; &quot;czerwiec&quot;; [.C928] = 7; &quot;lipiec&quot;; [.C928] = 8; &quot;sierpień&quot;; [.C928] = 9; &quot;wrzesień&quot;; [.C928] = 10; &quot;październik&quot;; [.C928] = 11; &quot;listopad&quot;; [.C928] = 12; &quot;grudzień&quot;)" office:value-type="string" office:string-value="grudzień" calcext:value-type="string">
            <text:p>grudzień</text:p>
          </table:table-cell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4" calcext:value-type="float">
            <text:p>4</text:p>
          </table:table-cell>
          <table:table-cell table:formula="of:=[.B928] - [.A928]" office:value-type="float" office:value="6" calcext:value-type="float">
            <text:p>6</text:p>
          </table:table-cell>
          <table:table-cell table:formula="of:= 10 * [.G928] * [.H928]" office:value-type="float" office:value="240" calcext:value-type="float">
            <text:p>240</text:p>
          </table:table-cell>
          <table:table-cell table:formula="of:=[.I928] + [.F928] + [.E928]" office:value-type="float" office:value="254.37" calcext:value-type="float">
            <text:p>254,37</text:p>
          </table:table-cell>
          <table:table-cell table:formula="of:= [.E928] + [.F928]" office:value-type="float" office:value="14.37" calcext:value-type="float">
            <text:p>14,37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13" calcext:value-type="date">
            <text:p>2014-12-13</text:p>
          </table:table-cell>
          <table:table-cell table:formula="of:= MONTH([.A929])" office:value-type="float" office:value="12" calcext:value-type="float">
            <text:p>12</text:p>
          </table:table-cell>
          <table:table-cell table:formula="of:=COM.MICROSOFT.IFS([.C929] = 1; &quot;styczeń&quot;; [.C929] = 2; &quot;luty&quot;; [.C929] = 3; &quot;marzec&quot;; [.C929] = 4; &quot;kwiecień&quot;; [.C929] = 5; &quot;maj&quot;; [.C929] = 6; &quot;czerwiec&quot;; [.C929] = 7; &quot;lipiec&quot;; [.C929] = 8; &quot;sierpień&quot;; [.C929] = 9; &quot;wrzesień&quot;; [.C929] = 10; &quot;październik&quot;; [.C929] = 11; &quot;listopad&quot;; [.C929] = 12; &quot;grudzień&quot;)" office:value-type="string" office:string-value="grudzień" calcext:value-type="string">
            <text:p>grudzień</text:p>
          </table:table-cell>
          <table:table-cell office:value-type="float" office:value="13.02" calcext:value-type="float">
            <text:p>13,02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formula="of:=[.B929] - [.A929]" office:value-type="float" office:value="3" calcext:value-type="float">
            <text:p>3</text:p>
          </table:table-cell>
          <table:table-cell table:formula="of:= 10 * [.G929] * [.H929]" office:value-type="float" office:value="60" calcext:value-type="float">
            <text:p>60</text:p>
          </table:table-cell>
          <table:table-cell table:formula="of:=[.I929] + [.F929] + [.E929]" office:value-type="float" office:value="73.36" calcext:value-type="float">
            <text:p>73,36</text:p>
          </table:table-cell>
          <table:table-cell table:formula="of:= [.E929] + [.F929]" office:value-type="float" office:value="13.36" calcext:value-type="float">
            <text:p>13,36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5-01-05" calcext:value-type="date">
            <text:p>2015-01-05</text:p>
          </table:table-cell>
          <table:table-cell table:formula="of:= MONTH([.A930])" office:value-type="float" office:value="12" calcext:value-type="float">
            <text:p>12</text:p>
          </table:table-cell>
          <table:table-cell table:formula="of:=COM.MICROSOFT.IFS([.C930] = 1; &quot;styczeń&quot;; [.C930] = 2; &quot;luty&quot;; [.C930] = 3; &quot;marzec&quot;; [.C930] = 4; &quot;kwiecień&quot;; [.C930] = 5; &quot;maj&quot;; [.C930] = 6; &quot;czerwiec&quot;; [.C930] = 7; &quot;lipiec&quot;; [.C930] = 8; &quot;sierpień&quot;; [.C930] = 9; &quot;wrzesień&quot;; [.C930] = 10; &quot;październik&quot;; [.C930] = 11; &quot;listopad&quot;; [.C930] = 12; &quot;grudzień&quot;)" office:value-type="string" office:string-value="grudzień" calcext:value-type="string">
            <text:p>grudzień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6" calcext:value-type="float">
            <text:p>6</text:p>
          </table:table-cell>
          <table:table-cell table:formula="of:=[.B930] - [.A930]" office:value-type="float" office:value="26" calcext:value-type="float">
            <text:p>26</text:p>
          </table:table-cell>
          <table:table-cell table:formula="of:= 10 * [.G930] * [.H930]" office:value-type="float" office:value="1560" calcext:value-type="float">
            <text:p>1560</text:p>
          </table:table-cell>
          <table:table-cell table:formula="of:=[.I930] + [.F930] + [.E930]" office:value-type="float" office:value="1568.61" calcext:value-type="float">
            <text:p>1568,61</text:p>
          </table:table-cell>
          <table:table-cell table:formula="of:= [.E930] + [.F930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17" calcext:value-type="date">
            <text:p>2014-12-17</text:p>
          </table:table-cell>
          <table:table-cell table:formula="of:= MONTH([.A931])" office:value-type="float" office:value="12" calcext:value-type="float">
            <text:p>12</text:p>
          </table:table-cell>
          <table:table-cell table:formula="of:=COM.MICROSOFT.IFS([.C931] = 1; &quot;styczeń&quot;; [.C931] = 2; &quot;luty&quot;; [.C931] = 3; &quot;marzec&quot;; [.C931] = 4; &quot;kwiecień&quot;; [.C931] = 5; &quot;maj&quot;; [.C931] = 6; &quot;czerwiec&quot;; [.C931] = 7; &quot;lipiec&quot;; [.C931] = 8; &quot;sierpień&quot;; [.C931] = 9; &quot;wrzesień&quot;; [.C931] = 10; &quot;październik&quot;; [.C931] = 11; &quot;listopad&quot;; [.C931] = 12; &quot;grudzień&quot;)" office:value-type="string" office:string-value="grudzień" calcext:value-type="string">
            <text:p>grudzi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4" calcext:value-type="float">
            <text:p>4</text:p>
          </table:table-cell>
          <table:table-cell table:formula="of:=[.B931] - [.A931]" office:value-type="float" office:value="7" calcext:value-type="float">
            <text:p>7</text:p>
          </table:table-cell>
          <table:table-cell table:formula="of:= 10 * [.G931] * [.H931]" office:value-type="float" office:value="280" calcext:value-type="float">
            <text:p>280</text:p>
          </table:table-cell>
          <table:table-cell table:formula="of:=[.I931] + [.F931] + [.E931]" office:value-type="float" office:value="285.37" calcext:value-type="float">
            <text:p>285,37</text:p>
          </table:table-cell>
          <table:table-cell table:formula="of:= [.E931] + [.F931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15" calcext:value-type="date">
            <text:p>2014-12-15</text:p>
          </table:table-cell>
          <table:table-cell table:formula="of:= MONTH([.A932])" office:value-type="float" office:value="12" calcext:value-type="float">
            <text:p>12</text:p>
          </table:table-cell>
          <table:table-cell table:formula="of:=COM.MICROSOFT.IFS([.C932] = 1; &quot;styczeń&quot;; [.C932] = 2; &quot;luty&quot;; [.C932] = 3; &quot;marzec&quot;; [.C932] = 4; &quot;kwiecień&quot;; [.C932] = 5; &quot;maj&quot;; [.C932] = 6; &quot;czerwiec&quot;; [.C932] = 7; &quot;lipiec&quot;; [.C932] = 8; &quot;sierpień&quot;; [.C932] = 9; &quot;wrzesień&quot;; [.C932] = 10; &quot;październik&quot;; [.C932] = 11; &quot;listopad&quot;; [.C932] = 12; &quot;grudzień&quot;)" office:value-type="string" office:string-value="grudzień" calcext:value-type="string">
            <text:p>grudzi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formula="of:=[.B932] - [.A932]" office:value-type="float" office:value="5" calcext:value-type="float">
            <text:p>5</text:p>
          </table:table-cell>
          <table:table-cell table:formula="of:= 10 * [.G932] * [.H932]" office:value-type="float" office:value="100" calcext:value-type="float">
            <text:p>100</text:p>
          </table:table-cell>
          <table:table-cell table:formula="of:=[.I932] + [.F932] + [.E932]" office:value-type="float" office:value="102.06" calcext:value-type="float">
            <text:p>102,06</text:p>
          </table:table-cell>
          <table:table-cell table:formula="of:= [.E932] + [.F932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5-01-04" calcext:value-type="date">
            <text:p>2015-01-04</text:p>
          </table:table-cell>
          <table:table-cell table:formula="of:= MONTH([.A933])" office:value-type="float" office:value="12" calcext:value-type="float">
            <text:p>12</text:p>
          </table:table-cell>
          <table:table-cell table:formula="of:=COM.MICROSOFT.IFS([.C933] = 1; &quot;styczeń&quot;; [.C933] = 2; &quot;luty&quot;; [.C933] = 3; &quot;marzec&quot;; [.C933] = 4; &quot;kwiecień&quot;; [.C933] = 5; &quot;maj&quot;; [.C933] = 6; &quot;czerwiec&quot;; [.C933] = 7; &quot;lipiec&quot;; [.C933] = 8; &quot;sierpień&quot;; [.C933] = 9; &quot;wrzesień&quot;; [.C933] = 10; &quot;październik&quot;; [.C933] = 11; &quot;listopad&quot;; [.C933] = 12; &quot;grudzień&quot;)" office:value-type="string" office:string-value="grudzień" calcext:value-type="string">
            <text:p>grudzień</text:p>
          </table:table-cell>
          <table:table-cell office:value-type="float" office:value="7.06" calcext:value-type="float">
            <text:p>7,06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933] - [.A933]" office:value-type="float" office:value="25" calcext:value-type="float">
            <text:p>25</text:p>
          </table:table-cell>
          <table:table-cell table:formula="of:= 10 * [.G933] * [.H933]" office:value-type="float" office:value="1250" calcext:value-type="float">
            <text:p>1250</text:p>
          </table:table-cell>
          <table:table-cell table:formula="of:=[.I933] + [.F933] + [.E933]" office:value-type="float" office:value="1257.25" calcext:value-type="float">
            <text:p>1257,25</text:p>
          </table:table-cell>
          <table:table-cell table:formula="of:= [.E933] + [.F933]" office:value-type="float" office:value="7.25" calcext:value-type="float">
            <text:p>7,25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31" calcext:value-type="date">
            <text:p>2014-12-31</text:p>
          </table:table-cell>
          <table:table-cell table:formula="of:= MONTH([.A934])" office:value-type="float" office:value="12" calcext:value-type="float">
            <text:p>12</text:p>
          </table:table-cell>
          <table:table-cell table:formula="of:=COM.MICROSOFT.IFS([.C934] = 1; &quot;styczeń&quot;; [.C934] = 2; &quot;luty&quot;; [.C934] = 3; &quot;marzec&quot;; [.C934] = 4; &quot;kwiecień&quot;; [.C934] = 5; &quot;maj&quot;; [.C934] = 6; &quot;czerwiec&quot;; [.C934] = 7; &quot;lipiec&quot;; [.C934] = 8; &quot;sierpień&quot;; [.C934] = 9; &quot;wrzesień&quot;; [.C934] = 10; &quot;październik&quot;; [.C934] = 11; &quot;listopad&quot;; [.C934] = 12; &quot;grudzień&quot;)" office:value-type="string" office:string-value="grudzień" calcext:value-type="string">
            <text:p>grudzień</text:p>
          </table:table-cell>
          <table:table-cell office:value-type="float" office:value="19.54" calcext:value-type="float">
            <text:p>19,54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table:formula="of:=[.B934] - [.A934]" office:value-type="float" office:value="21" calcext:value-type="float">
            <text:p>21</text:p>
          </table:table-cell>
          <table:table-cell table:formula="of:= 10 * [.G934] * [.H934]" office:value-type="float" office:value="630" calcext:value-type="float">
            <text:p>630</text:p>
          </table:table-cell>
          <table:table-cell table:formula="of:=[.I934] + [.F934] + [.E934]" office:value-type="float" office:value="650.05" calcext:value-type="float">
            <text:p>650,05</text:p>
          </table:table-cell>
          <table:table-cell table:formula="of:= [.E934] + [.F934]" office:value-type="float" office:value="20.05" calcext:value-type="float">
            <text:p>20,05</text:p>
          </table:table-cell>
          <table:table-cell table:number-columns-repeated="7"/>
        </table:table-row>
        <table:table-row table:style-name="ro1">
          <table:table-cell office:value-type="date" office:date-value="2014-12-10" calcext:value-type="date">
            <text:p>2014-12-10</text:p>
          </table:table-cell>
          <table:table-cell office:value-type="date" office:date-value="2014-12-20" calcext:value-type="date">
            <text:p>2014-12-20</text:p>
          </table:table-cell>
          <table:table-cell table:formula="of:= MONTH([.A935])" office:value-type="float" office:value="12" calcext:value-type="float">
            <text:p>12</text:p>
          </table:table-cell>
          <table:table-cell table:formula="of:=COM.MICROSOFT.IFS([.C935] = 1; &quot;styczeń&quot;; [.C935] = 2; &quot;luty&quot;; [.C935] = 3; &quot;marzec&quot;; [.C935] = 4; &quot;kwiecień&quot;; [.C935] = 5; &quot;maj&quot;; [.C935] = 6; &quot;czerwiec&quot;; [.C935] = 7; &quot;lipiec&quot;; [.C935] = 8; &quot;sierpień&quot;; [.C935] = 9; &quot;wrzesień&quot;; [.C935] = 10; &quot;październik&quot;; [.C935] = 11; &quot;listopad&quot;; [.C935] = 12; &quot;grudzień&quot;)" office:value-type="string" office:string-value="grudzień" calcext:value-type="string">
            <text:p>grudzień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4" calcext:value-type="float">
            <text:p>4</text:p>
          </table:table-cell>
          <table:table-cell table:formula="of:=[.B935] - [.A935]" office:value-type="float" office:value="10" calcext:value-type="float">
            <text:p>10</text:p>
          </table:table-cell>
          <table:table-cell table:formula="of:= 10 * [.G935] * [.H935]" office:value-type="float" office:value="400" calcext:value-type="float">
            <text:p>400</text:p>
          </table:table-cell>
          <table:table-cell table:formula="of:=[.I935] + [.F935] + [.E935]" office:value-type="float" office:value="405.37" calcext:value-type="float">
            <text:p>405,37</text:p>
          </table:table-cell>
          <table:table-cell table:formula="of:= [.E935] + [.F935]" office:value-type="float" office:value="5.37" calcext:value-type="float">
            <text:p>5,37</text:p>
          </table:table-cell>
          <table:table-cell table:number-columns-repeated="7"/>
        </table:table-row>
        <table:table-row table:style-name="ro1">
          <table:table-cell office:value-type="date" office:date-value="2014-12-11" calcext:value-type="date">
            <text:p>2014-12-11</text:p>
          </table:table-cell>
          <table:table-cell office:value-type="date" office:date-value="2014-12-29" calcext:value-type="date">
            <text:p>2014-12-29</text:p>
          </table:table-cell>
          <table:table-cell table:formula="of:= MONTH([.A936])" office:value-type="float" office:value="12" calcext:value-type="float">
            <text:p>12</text:p>
          </table:table-cell>
          <table:table-cell table:formula="of:=COM.MICROSOFT.IFS([.C936] = 1; &quot;styczeń&quot;; [.C936] = 2; &quot;luty&quot;; [.C936] = 3; &quot;marzec&quot;; [.C936] = 4; &quot;kwiecień&quot;; [.C936] = 5; &quot;maj&quot;; [.C936] = 6; &quot;czerwiec&quot;; [.C936] = 7; &quot;lipiec&quot;; [.C936] = 8; &quot;sierpień&quot;; [.C936] = 9; &quot;wrzesień&quot;; [.C936] = 10; &quot;październik&quot;; [.C936] = 11; &quot;listopad&quot;; [.C936] = 12; &quot;grudzień&quot;)" office:value-type="string" office:string-value="grudzień" calcext:value-type="string">
            <text:p>grudz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formula="of:=[.B936] - [.A936]" office:value-type="float" office:value="18" calcext:value-type="float">
            <text:p>18</text:p>
          </table:table-cell>
          <table:table-cell table:formula="of:= 10 * [.G936] * [.H936]" office:value-type="float" office:value="720" calcext:value-type="float">
            <text:p>720</text:p>
          </table:table-cell>
          <table:table-cell table:formula="of:=[.I936] + [.F936] + [.E936]" office:value-type="float" office:value="729.3" calcext:value-type="float">
            <text:p>729,3</text:p>
          </table:table-cell>
          <table:table-cell table:formula="of:= [.E936] + [.F936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12-11" calcext:value-type="date">
            <text:p>2014-12-11</text:p>
          </table:table-cell>
          <table:table-cell office:value-type="date" office:date-value="2014-12-15" calcext:value-type="date">
            <text:p>2014-12-15</text:p>
          </table:table-cell>
          <table:table-cell table:formula="of:= MONTH([.A937])" office:value-type="float" office:value="12" calcext:value-type="float">
            <text:p>12</text:p>
          </table:table-cell>
          <table:table-cell table:formula="of:=COM.MICROSOFT.IFS([.C937] = 1; &quot;styczeń&quot;; [.C937] = 2; &quot;luty&quot;; [.C937] = 3; &quot;marzec&quot;; [.C937] = 4; &quot;kwiecień&quot;; [.C937] = 5; &quot;maj&quot;; [.C937] = 6; &quot;czerwiec&quot;; [.C937] = 7; &quot;lipiec&quot;; [.C937] = 8; &quot;sierpień&quot;; [.C937] = 9; &quot;wrzesień&quot;; [.C937] = 10; &quot;październik&quot;; [.C937] = 11; &quot;listopad&quot;; [.C937] = 12; &quot;grudzień&quot;)" office:value-type="string" office:string-value="grudzień" calcext:value-type="string">
            <text:p>grudz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[.B937] - [.A937]" office:value-type="float" office:value="4" calcext:value-type="float">
            <text:p>4</text:p>
          </table:table-cell>
          <table:table-cell table:formula="of:= 10 * [.G937] * [.H937]" office:value-type="float" office:value="240" calcext:value-type="float">
            <text:p>240</text:p>
          </table:table-cell>
          <table:table-cell table:formula="of:=[.I937] + [.F937] + [.E937]" office:value-type="float" office:value="243.83" calcext:value-type="float">
            <text:p>243,83</text:p>
          </table:table-cell>
          <table:table-cell table:formula="of:= [.E937] + [.F937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date" office:date-value="2015-01-08" calcext:value-type="date">
            <text:p>2015-01-08</text:p>
          </table:table-cell>
          <table:table-cell table:formula="of:= MONTH([.A938])" office:value-type="float" office:value="12" calcext:value-type="float">
            <text:p>12</text:p>
          </table:table-cell>
          <table:table-cell table:formula="of:=COM.MICROSOFT.IFS([.C938] = 1; &quot;styczeń&quot;; [.C938] = 2; &quot;luty&quot;; [.C938] = 3; &quot;marzec&quot;; [.C938] = 4; &quot;kwiecień&quot;; [.C938] = 5; &quot;maj&quot;; [.C938] = 6; &quot;czerwiec&quot;; [.C938] = 7; &quot;lipiec&quot;; [.C938] = 8; &quot;sierpień&quot;; [.C938] = 9; &quot;wrzesień&quot;; [.C938] = 10; &quot;październik&quot;; [.C938] = 11; &quot;listopad&quot;; [.C938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formula="of:=[.B938] - [.A938]" office:value-type="float" office:value="27" calcext:value-type="float">
            <text:p>27</text:p>
          </table:table-cell>
          <table:table-cell table:formula="of:= 10 * [.G938] * [.H938]" office:value-type="float" office:value="540" calcext:value-type="float">
            <text:p>540</text:p>
          </table:table-cell>
          <table:table-cell table:formula="of:=[.I938] + [.F938] + [.E938]" office:value-type="float" office:value="545.82" calcext:value-type="float">
            <text:p>545,82</text:p>
          </table:table-cell>
          <table:table-cell table:formula="of:= [.E938] + [.F938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date" office:date-value="2014-12-16" calcext:value-type="date">
            <text:p>2014-12-16</text:p>
          </table:table-cell>
          <table:table-cell table:formula="of:= MONTH([.A939])" office:value-type="float" office:value="12" calcext:value-type="float">
            <text:p>12</text:p>
          </table:table-cell>
          <table:table-cell table:formula="of:=COM.MICROSOFT.IFS([.C939] = 1; &quot;styczeń&quot;; [.C939] = 2; &quot;luty&quot;; [.C939] = 3; &quot;marzec&quot;; [.C939] = 4; &quot;kwiecień&quot;; [.C939] = 5; &quot;maj&quot;; [.C939] = 6; &quot;czerwiec&quot;; [.C939] = 7; &quot;lipiec&quot;; [.C939] = 8; &quot;sierpień&quot;; [.C939] = 9; &quot;wrzesień&quot;; [.C939] = 10; &quot;październik&quot;; [.C939] = 11; &quot;listopad&quot;; [.C939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939] - [.A939]" office:value-type="float" office:value="4" calcext:value-type="float">
            <text:p>4</text:p>
          </table:table-cell>
          <table:table-cell table:formula="of:= 10 * [.G939] * [.H939]" office:value-type="float" office:value="160" calcext:value-type="float">
            <text:p>160</text:p>
          </table:table-cell>
          <table:table-cell table:formula="of:=[.I939] + [.F939] + [.E939]" office:value-type="float" office:value="165.82" calcext:value-type="float">
            <text:p>165,82</text:p>
          </table:table-cell>
          <table:table-cell table:formula="of:= [.E939] + [.F939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date" office:date-value="2014-12-22" calcext:value-type="date">
            <text:p>2014-12-22</text:p>
          </table:table-cell>
          <table:table-cell table:formula="of:= MONTH([.A940])" office:value-type="float" office:value="12" calcext:value-type="float">
            <text:p>12</text:p>
          </table:table-cell>
          <table:table-cell table:formula="of:=COM.MICROSOFT.IFS([.C940] = 1; &quot;styczeń&quot;; [.C940] = 2; &quot;luty&quot;; [.C940] = 3; &quot;marzec&quot;; [.C940] = 4; &quot;kwiecień&quot;; [.C940] = 5; &quot;maj&quot;; [.C940] = 6; &quot;czerwiec&quot;; [.C940] = 7; &quot;lipiec&quot;; [.C940] = 8; &quot;sierpień&quot;; [.C940] = 9; &quot;wrzesień&quot;; [.C940] = 10; &quot;październik&quot;; [.C940] = 11; &quot;listopad&quot;; [.C940] = 12; &quot;grudzień&quot;)" office:value-type="string" office:string-value="grudzień" calcext:value-type="string">
            <text:p>grudz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B940] - [.A940]" office:value-type="float" office:value="10" calcext:value-type="float">
            <text:p>10</text:p>
          </table:table-cell>
          <table:table-cell table:formula="of:= 10 * [.G940] * [.H940]" office:value-type="float" office:value="200" calcext:value-type="float">
            <text:p>200</text:p>
          </table:table-cell>
          <table:table-cell table:formula="of:=[.I940] + [.F940] + [.E940]" office:value-type="float" office:value="203.66" calcext:value-type="float">
            <text:p>203,66</text:p>
          </table:table-cell>
          <table:table-cell table:formula="of:= [.E940] + [.F940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date" office:date-value="2014-12-22" calcext:value-type="date">
            <text:p>2014-12-22</text:p>
          </table:table-cell>
          <table:table-cell table:formula="of:= MONTH([.A941])" office:value-type="float" office:value="12" calcext:value-type="float">
            <text:p>12</text:p>
          </table:table-cell>
          <table:table-cell table:formula="of:=COM.MICROSOFT.IFS([.C941] = 1; &quot;styczeń&quot;; [.C941] = 2; &quot;luty&quot;; [.C941] = 3; &quot;marzec&quot;; [.C941] = 4; &quot;kwiecień&quot;; [.C941] = 5; &quot;maj&quot;; [.C941] = 6; &quot;czerwiec&quot;; [.C941] = 7; &quot;lipiec&quot;; [.C941] = 8; &quot;sierpień&quot;; [.C941] = 9; &quot;wrzesień&quot;; [.C941] = 10; &quot;październik&quot;; [.C941] = 11; &quot;listopad&quot;; [.C941] = 12; &quot;grudzień&quot;)" office:value-type="string" office:string-value="grudzień" calcext:value-type="string">
            <text:p>grudz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3" calcext:value-type="float">
            <text:p>3</text:p>
          </table:table-cell>
          <table:table-cell table:formula="of:=[.B941] - [.A941]" office:value-type="float" office:value="10" calcext:value-type="float">
            <text:p>10</text:p>
          </table:table-cell>
          <table:table-cell table:formula="of:= 10 * [.G941] * [.H941]" office:value-type="float" office:value="300" calcext:value-type="float">
            <text:p>300</text:p>
          </table:table-cell>
          <table:table-cell table:formula="of:=[.I941] + [.F941] + [.E941]" office:value-type="float" office:value="303.66" calcext:value-type="float">
            <text:p>303,66</text:p>
          </table:table-cell>
          <table:table-cell table:formula="of:= [.E941] + [.F941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date" office:date-value="2015-01-09" calcext:value-type="date">
            <text:p>2015-01-09</text:p>
          </table:table-cell>
          <table:table-cell table:formula="of:= MONTH([.A942])" office:value-type="float" office:value="12" calcext:value-type="float">
            <text:p>12</text:p>
          </table:table-cell>
          <table:table-cell table:formula="of:=COM.MICROSOFT.IFS([.C942] = 1; &quot;styczeń&quot;; [.C942] = 2; &quot;luty&quot;; [.C942] = 3; &quot;marzec&quot;; [.C942] = 4; &quot;kwiecień&quot;; [.C942] = 5; &quot;maj&quot;; [.C942] = 6; &quot;czerwiec&quot;; [.C942] = 7; &quot;lipiec&quot;; [.C942] = 8; &quot;sierpień&quot;; [.C942] = 9; &quot;wrzesień&quot;; [.C942] = 10; &quot;październik&quot;; [.C942] = 11; &quot;listopad&quot;; [.C942] = 12; &quot;grudzień&quot;)" office:value-type="string" office:string-value="grudzień" calcext:value-type="string">
            <text:p>grudzień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formula="of:=[.B942] - [.A942]" office:value-type="float" office:value="28" calcext:value-type="float">
            <text:p>28</text:p>
          </table:table-cell>
          <table:table-cell table:formula="of:= 10 * [.G942] * [.H942]" office:value-type="float" office:value="560" calcext:value-type="float">
            <text:p>560</text:p>
          </table:table-cell>
          <table:table-cell table:formula="of:=[.I942] + [.F942] + [.E942]" office:value-type="float" office:value="562.35" calcext:value-type="float">
            <text:p>562,35</text:p>
          </table:table-cell>
          <table:table-cell table:formula="of:= [.E942] + [.F942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date" office:date-value="2014-12-30" calcext:value-type="date">
            <text:p>2014-12-30</text:p>
          </table:table-cell>
          <table:table-cell table:formula="of:= MONTH([.A943])" office:value-type="float" office:value="12" calcext:value-type="float">
            <text:p>12</text:p>
          </table:table-cell>
          <table:table-cell table:formula="of:=COM.MICROSOFT.IFS([.C943] = 1; &quot;styczeń&quot;; [.C943] = 2; &quot;luty&quot;; [.C943] = 3; &quot;marzec&quot;; [.C943] = 4; &quot;kwiecień&quot;; [.C943] = 5; &quot;maj&quot;; [.C943] = 6; &quot;czerwiec&quot;; [.C943] = 7; &quot;lipiec&quot;; [.C943] = 8; &quot;sierpień&quot;; [.C943] = 9; &quot;wrzesień&quot;; [.C943] = 10; &quot;październik&quot;; [.C943] = 11; &quot;listopad&quot;; [.C943] = 12; &quot;grudzień&quot;)" office:value-type="string" office:string-value="grudzień" calcext:value-type="string">
            <text:p>grudzień</text:p>
          </table:table-cell>
          <table:table-cell office:value-type="float" office:value="7.35" calcext:value-type="float">
            <text:p>7,35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943] - [.A943]" office:value-type="float" office:value="18" calcext:value-type="float">
            <text:p>18</text:p>
          </table:table-cell>
          <table:table-cell table:formula="of:= 10 * [.G943] * [.H943]" office:value-type="float" office:value="900" calcext:value-type="float">
            <text:p>900</text:p>
          </table:table-cell>
          <table:table-cell table:formula="of:=[.I943] + [.F943] + [.E943]" office:value-type="float" office:value="907.54" calcext:value-type="float">
            <text:p>907,54</text:p>
          </table:table-cell>
          <table:table-cell table:formula="of:= [.E943] + [.F943]" office:value-type="float" office:value="7.54" calcext:value-type="float">
            <text:p>7,54</text:p>
          </table:table-cell>
          <table:table-cell table:number-columns-repeated="7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date" office:date-value="2015-01-07" calcext:value-type="date">
            <text:p>2015-01-07</text:p>
          </table:table-cell>
          <table:table-cell table:formula="of:= MONTH([.A944])" office:value-type="float" office:value="12" calcext:value-type="float">
            <text:p>12</text:p>
          </table:table-cell>
          <table:table-cell table:formula="of:=COM.MICROSOFT.IFS([.C944] = 1; &quot;styczeń&quot;; [.C944] = 2; &quot;luty&quot;; [.C944] = 3; &quot;marzec&quot;; [.C944] = 4; &quot;kwiecień&quot;; [.C944] = 5; &quot;maj&quot;; [.C944] = 6; &quot;czerwiec&quot;; [.C944] = 7; &quot;lipiec&quot;; [.C944] = 8; &quot;sierpień&quot;; [.C944] = 9; &quot;wrzesień&quot;; [.C944] = 10; &quot;październik&quot;; [.C944] = 11; &quot;listopad&quot;; [.C944] = 12; &quot;grudzień&quot;)" office:value-type="string" office:string-value="grudzień" calcext:value-type="string">
            <text:p>grudzień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944] - [.A944]" office:value-type="float" office:value="26" calcext:value-type="float">
            <text:p>26</text:p>
          </table:table-cell>
          <table:table-cell table:formula="of:= 10 * [.G944] * [.H944]" office:value-type="float" office:value="1040" calcext:value-type="float">
            <text:p>1040</text:p>
          </table:table-cell>
          <table:table-cell table:formula="of:=[.I944] + [.F944] + [.E944]" office:value-type="float" office:value="1044.04" calcext:value-type="float">
            <text:p>1044,04</text:p>
          </table:table-cell>
          <table:table-cell table:formula="of:= [.E944] + [.F944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date" office:date-value="2014-12-22" calcext:value-type="date">
            <text:p>2014-12-22</text:p>
          </table:table-cell>
          <table:table-cell table:formula="of:= MONTH([.A945])" office:value-type="float" office:value="12" calcext:value-type="float">
            <text:p>12</text:p>
          </table:table-cell>
          <table:table-cell table:formula="of:=COM.MICROSOFT.IFS([.C945] = 1; &quot;styczeń&quot;; [.C945] = 2; &quot;luty&quot;; [.C945] = 3; &quot;marzec&quot;; [.C945] = 4; &quot;kwiecień&quot;; [.C945] = 5; &quot;maj&quot;; [.C945] = 6; &quot;czerwiec&quot;; [.C945] = 7; &quot;lipiec&quot;; [.C945] = 8; &quot;sierpień&quot;; [.C945] = 9; &quot;wrzesień&quot;; [.C945] = 10; &quot;październik&quot;; [.C945] = 11; &quot;listopad&quot;; [.C945] = 12; &quot;grudzień&quot;)" office:value-type="string" office:string-value="grudzień" calcext:value-type="string">
            <text:p>grudzień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945] - [.A945]" office:value-type="float" office:value="10" calcext:value-type="float">
            <text:p>10</text:p>
          </table:table-cell>
          <table:table-cell table:formula="of:= 10 * [.G945] * [.H945]" office:value-type="float" office:value="200" calcext:value-type="float">
            <text:p>200</text:p>
          </table:table-cell>
          <table:table-cell table:formula="of:=[.I945] + [.F945] + [.E945]" office:value-type="float" office:value="204.04" calcext:value-type="float">
            <text:p>204,04</text:p>
          </table:table-cell>
          <table:table-cell table:formula="of:= [.E945] + [.F945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2-12" calcext:value-type="date">
            <text:p>2014-12-12</text:p>
          </table:table-cell>
          <table:table-cell office:value-type="date" office:date-value="2015-01-02" calcext:value-type="date">
            <text:p>2015-01-02</text:p>
          </table:table-cell>
          <table:table-cell table:formula="of:= MONTH([.A946])" office:value-type="float" office:value="12" calcext:value-type="float">
            <text:p>12</text:p>
          </table:table-cell>
          <table:table-cell table:formula="of:=COM.MICROSOFT.IFS([.C946] = 1; &quot;styczeń&quot;; [.C946] = 2; &quot;luty&quot;; [.C946] = 3; &quot;marzec&quot;; [.C946] = 4; &quot;kwiecień&quot;; [.C946] = 5; &quot;maj&quot;; [.C946] = 6; &quot;czerwiec&quot;; [.C946] = 7; &quot;lipiec&quot;; [.C946] = 8; &quot;sierpień&quot;; [.C946] = 9; &quot;wrzesień&quot;; [.C946] = 10; &quot;październik&quot;; [.C946] = 11; &quot;listopad&quot;; [.C946] = 12; &quot;grudzień&quot;)" office:value-type="string" office:string-value="grudzień" calcext:value-type="string">
            <text:p>grudzień</text:p>
          </table:table-cell>
          <table:table-cell office:value-type="float" office:value="13.07" calcext:value-type="float">
            <text:p>13,07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table:formula="of:=[.B946] - [.A946]" office:value-type="float" office:value="21" calcext:value-type="float">
            <text:p>21</text:p>
          </table:table-cell>
          <table:table-cell table:formula="of:= 10 * [.G946] * [.H946]" office:value-type="float" office:value="630" calcext:value-type="float">
            <text:p>630</text:p>
          </table:table-cell>
          <table:table-cell table:formula="of:=[.I946] + [.F946] + [.E946]" office:value-type="float" office:value="643.41" calcext:value-type="float">
            <text:p>643,41</text:p>
          </table:table-cell>
          <table:table-cell table:formula="of:= [.E946] + [.F946]" office:value-type="float" office:value="13.41" calcext:value-type="float">
            <text:p>13,41</text:p>
          </table:table-cell>
          <table:table-cell table:number-columns-repeated="7"/>
        </table:table-row>
        <table:table-row table:style-name="ro1">
          <table:table-cell office:value-type="date" office:date-value="2014-12-13" calcext:value-type="date">
            <text:p>2014-12-13</text:p>
          </table:table-cell>
          <table:table-cell office:value-type="date" office:date-value="2014-12-17" calcext:value-type="date">
            <text:p>2014-12-17</text:p>
          </table:table-cell>
          <table:table-cell table:formula="of:= MONTH([.A947])" office:value-type="float" office:value="12" calcext:value-type="float">
            <text:p>12</text:p>
          </table:table-cell>
          <table:table-cell table:formula="of:=COM.MICROSOFT.IFS([.C947] = 1; &quot;styczeń&quot;; [.C947] = 2; &quot;luty&quot;; [.C947] = 3; &quot;marzec&quot;; [.C947] = 4; &quot;kwiecień&quot;; [.C947] = 5; &quot;maj&quot;; [.C947] = 6; &quot;czerwiec&quot;; [.C947] = 7; &quot;lipiec&quot;; [.C947] = 8; &quot;sierpień&quot;; [.C947] = 9; &quot;wrzesień&quot;; [.C947] = 10; &quot;październik&quot;; [.C947] = 11; &quot;listopad&quot;; [.C947] = 12; &quot;grudzień&quot;)" office:value-type="string" office:string-value="grudzień" calcext:value-type="string">
            <text:p>grudz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947] - [.A947]" office:value-type="float" office:value="4" calcext:value-type="float">
            <text:p>4</text:p>
          </table:table-cell>
          <table:table-cell table:formula="of:= 10 * [.G947] * [.H947]" office:value-type="float" office:value="200" calcext:value-type="float">
            <text:p>200</text:p>
          </table:table-cell>
          <table:table-cell table:formula="of:=[.I947] + [.F947] + [.E947]" office:value-type="float" office:value="206.6" calcext:value-type="float">
            <text:p>206,6</text:p>
          </table:table-cell>
          <table:table-cell table:formula="of:= [.E947] + [.F947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2-13" calcext:value-type="date">
            <text:p>2014-12-13</text:p>
          </table:table-cell>
          <table:table-cell office:value-type="date" office:date-value="2015-01-01" calcext:value-type="date">
            <text:p>2015-01-01</text:p>
          </table:table-cell>
          <table:table-cell table:formula="of:= MONTH([.A948])" office:value-type="float" office:value="12" calcext:value-type="float">
            <text:p>12</text:p>
          </table:table-cell>
          <table:table-cell table:formula="of:=COM.MICROSOFT.IFS([.C948] = 1; &quot;styczeń&quot;; [.C948] = 2; &quot;luty&quot;; [.C948] = 3; &quot;marzec&quot;; [.C948] = 4; &quot;kwiecień&quot;; [.C948] = 5; &quot;maj&quot;; [.C948] = 6; &quot;czerwiec&quot;; [.C948] = 7; &quot;lipiec&quot;; [.C948] = 8; &quot;sierpień&quot;; [.C948] = 9; &quot;wrzesień&quot;; [.C948] = 10; &quot;październik&quot;; [.C948] = 11; &quot;listopad&quot;; [.C948] = 12; &quot;grudzień&quot;)" office:value-type="string" office:string-value="grudzień" calcext:value-type="string">
            <text:p>grudz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948] - [.A948]" office:value-type="float" office:value="19" calcext:value-type="float">
            <text:p>19</text:p>
          </table:table-cell>
          <table:table-cell table:formula="of:= 10 * [.G948] * [.H948]" office:value-type="float" office:value="570" calcext:value-type="float">
            <text:p>570</text:p>
          </table:table-cell>
          <table:table-cell table:formula="of:=[.I948] + [.F948] + [.E948]" office:value-type="float" office:value="576.6" calcext:value-type="float">
            <text:p>576,6</text:p>
          </table:table-cell>
          <table:table-cell table:formula="of:= [.E948] + [.F948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2-14" calcext:value-type="date">
            <text:p>2014-12-14</text:p>
          </table:table-cell>
          <table:table-cell office:value-type="date" office:date-value="2015-01-08" calcext:value-type="date">
            <text:p>2015-01-08</text:p>
          </table:table-cell>
          <table:table-cell table:formula="of:= MONTH([.A949])" office:value-type="float" office:value="12" calcext:value-type="float">
            <text:p>12</text:p>
          </table:table-cell>
          <table:table-cell table:formula="of:=COM.MICROSOFT.IFS([.C949] = 1; &quot;styczeń&quot;; [.C949] = 2; &quot;luty&quot;; [.C949] = 3; &quot;marzec&quot;; [.C949] = 4; &quot;kwiecień&quot;; [.C949] = 5; &quot;maj&quot;; [.C949] = 6; &quot;czerwiec&quot;; [.C949] = 7; &quot;lipiec&quot;; [.C949] = 8; &quot;sierpień&quot;; [.C949] = 9; &quot;wrzesień&quot;; [.C949] = 10; &quot;październik&quot;; [.C949] = 11; &quot;listopad&quot;; [.C949] = 12; &quot;grudzień&quot;)" office:value-type="string" office:string-value="grudzień" calcext:value-type="string">
            <text:p>grudzień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 table:formula="of:=[.B949] - [.A949]" office:value-type="float" office:value="25" calcext:value-type="float">
            <text:p>25</text:p>
          </table:table-cell>
          <table:table-cell table:formula="of:= 10 * [.G949] * [.H949]" office:value-type="float" office:value="1000" calcext:value-type="float">
            <text:p>1000</text:p>
          </table:table-cell>
          <table:table-cell table:formula="of:=[.I949] + [.F949] + [.E949]" office:value-type="float" office:value="1002.79" calcext:value-type="float">
            <text:p>1002,79</text:p>
          </table:table-cell>
          <table:table-cell table:formula="of:= [.E949] + [.F949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12-14" calcext:value-type="date">
            <text:p>2014-12-14</text:p>
          </table:table-cell>
          <table:table-cell office:value-type="date" office:date-value="2015-01-03" calcext:value-type="date">
            <text:p>2015-01-03</text:p>
          </table:table-cell>
          <table:table-cell table:formula="of:= MONTH([.A950])" office:value-type="float" office:value="12" calcext:value-type="float">
            <text:p>12</text:p>
          </table:table-cell>
          <table:table-cell table:formula="of:=COM.MICROSOFT.IFS([.C950] = 1; &quot;styczeń&quot;; [.C950] = 2; &quot;luty&quot;; [.C950] = 3; &quot;marzec&quot;; [.C950] = 4; &quot;kwiecień&quot;; [.C950] = 5; &quot;maj&quot;; [.C950] = 6; &quot;czerwiec&quot;; [.C950] = 7; &quot;lipiec&quot;; [.C950] = 8; &quot;sierpień&quot;; [.C950] = 9; &quot;wrzesień&quot;; [.C950] = 10; &quot;październik&quot;; [.C950] = 11; &quot;listopad&quot;; [.C950] = 12; &quot;grudzień&quot;)" office:value-type="string" office:string-value="grudzień" calcext:value-type="string">
            <text:p>grudz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950] - [.A950]" office:value-type="float" office:value="20" calcext:value-type="float">
            <text:p>20</text:p>
          </table:table-cell>
          <table:table-cell table:formula="of:= 10 * [.G950] * [.H950]" office:value-type="float" office:value="1200" calcext:value-type="float">
            <text:p>1200</text:p>
          </table:table-cell>
          <table:table-cell table:formula="of:=[.I950] + [.F950] + [.E950]" office:value-type="float" office:value="1206.6" calcext:value-type="float">
            <text:p>1206,6</text:p>
          </table:table-cell>
          <table:table-cell table:formula="of:= [.E950] + [.F950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date" office:date-value="2015-01-10" calcext:value-type="date">
            <text:p>2015-01-10</text:p>
          </table:table-cell>
          <table:table-cell table:formula="of:= MONTH([.A951])" office:value-type="float" office:value="12" calcext:value-type="float">
            <text:p>12</text:p>
          </table:table-cell>
          <table:table-cell table:formula="of:=COM.MICROSOFT.IFS([.C951] = 1; &quot;styczeń&quot;; [.C951] = 2; &quot;luty&quot;; [.C951] = 3; &quot;marzec&quot;; [.C951] = 4; &quot;kwiecień&quot;; [.C951] = 5; &quot;maj&quot;; [.C951] = 6; &quot;czerwiec&quot;; [.C951] = 7; &quot;lipiec&quot;; [.C951] = 8; &quot;sierpień&quot;; [.C951] = 9; &quot;wrzesień&quot;; [.C951] = 10; &quot;październik&quot;; [.C951] = 11; &quot;listopad&quot;; [.C951] = 12; &quot;grudzień&quot;)" office:value-type="string" office:string-value="grudzień" calcext:value-type="string">
            <text:p>grudzi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formula="of:=[.B951] - [.A951]" office:value-type="float" office:value="26" calcext:value-type="float">
            <text:p>26</text:p>
          </table:table-cell>
          <table:table-cell table:formula="of:= 10 * [.G951] * [.H951]" office:value-type="float" office:value="780" calcext:value-type="float">
            <text:p>780</text:p>
          </table:table-cell>
          <table:table-cell table:formula="of:=[.I951] + [.F951] + [.E951]" office:value-type="float" office:value="782.06" calcext:value-type="float">
            <text:p>782,06</text:p>
          </table:table-cell>
          <table:table-cell table:formula="of:= [.E951] + [.F951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date" office:date-value="2015-01-01" calcext:value-type="date">
            <text:p>2015-01-01</text:p>
          </table:table-cell>
          <table:table-cell table:formula="of:= MONTH([.A952])" office:value-type="float" office:value="12" calcext:value-type="float">
            <text:p>12</text:p>
          </table:table-cell>
          <table:table-cell table:formula="of:=COM.MICROSOFT.IFS([.C952] = 1; &quot;styczeń&quot;; [.C952] = 2; &quot;luty&quot;; [.C952] = 3; &quot;marzec&quot;; [.C952] = 4; &quot;kwiecień&quot;; [.C952] = 5; &quot;maj&quot;; [.C952] = 6; &quot;czerwiec&quot;; [.C952] = 7; &quot;lipiec&quot;; [.C952] = 8; &quot;sierpień&quot;; [.C952] = 9; &quot;wrzesień&quot;; [.C952] = 10; &quot;październik&quot;; [.C952] = 11; &quot;listopad&quot;; [.C952] = 12; &quot;grudzień&quot;)" office:value-type="string" office:string-value="grudzień" calcext:value-type="string">
            <text:p>grudzień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B952] - [.A952]" office:value-type="float" office:value="17" calcext:value-type="float">
            <text:p>17</text:p>
          </table:table-cell>
          <table:table-cell table:formula="of:= 10 * [.G952] * [.H952]" office:value-type="float" office:value="340" calcext:value-type="float">
            <text:p>340</text:p>
          </table:table-cell>
          <table:table-cell table:formula="of:=[.I952] + [.F952] + [.E952]" office:value-type="float" office:value="342.79" calcext:value-type="float">
            <text:p>342,79</text:p>
          </table:table-cell>
          <table:table-cell table:formula="of:= [.E952] + [.F952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date" office:date-value="2014-12-23" calcext:value-type="date">
            <text:p>2014-12-23</text:p>
          </table:table-cell>
          <table:table-cell table:formula="of:= MONTH([.A953])" office:value-type="float" office:value="12" calcext:value-type="float">
            <text:p>12</text:p>
          </table:table-cell>
          <table:table-cell table:formula="of:=COM.MICROSOFT.IFS([.C953] = 1; &quot;styczeń&quot;; [.C953] = 2; &quot;luty&quot;; [.C953] = 3; &quot;marzec&quot;; [.C953] = 4; &quot;kwiecień&quot;; [.C953] = 5; &quot;maj&quot;; [.C953] = 6; &quot;czerwiec&quot;; [.C953] = 7; &quot;lipiec&quot;; [.C953] = 8; &quot;sierpień&quot;; [.C953] = 9; &quot;wrzesień&quot;; [.C953] = 10; &quot;październik&quot;; [.C953] = 11; &quot;listopad&quot;; [.C953] = 12; &quot;grudzień&quot;)" office:value-type="string" office:string-value="grudzień" calcext:value-type="string">
            <text:p>grudzi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table:formula="of:=[.B953] - [.A953]" office:value-type="float" office:value="8" calcext:value-type="float">
            <text:p>8</text:p>
          </table:table-cell>
          <table:table-cell table:formula="of:= 10 * [.G953] * [.H953]" office:value-type="float" office:value="400" calcext:value-type="float">
            <text:p>400</text:p>
          </table:table-cell>
          <table:table-cell table:formula="of:=[.I953] + [.F953] + [.E953]" office:value-type="float" office:value="402.06" calcext:value-type="float">
            <text:p>402,06</text:p>
          </table:table-cell>
          <table:table-cell table:formula="of:= [.E953] + [.F953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date" office:date-value="2014-12-18" calcext:value-type="date">
            <text:p>2014-12-18</text:p>
          </table:table-cell>
          <table:table-cell table:formula="of:= MONTH([.A954])" office:value-type="float" office:value="12" calcext:value-type="float">
            <text:p>12</text:p>
          </table:table-cell>
          <table:table-cell table:formula="of:=COM.MICROSOFT.IFS([.C954] = 1; &quot;styczeń&quot;; [.C954] = 2; &quot;luty&quot;; [.C954] = 3; &quot;marzec&quot;; [.C954] = 4; &quot;kwiecień&quot;; [.C954] = 5; &quot;maj&quot;; [.C954] = 6; &quot;czerwiec&quot;; [.C954] = 7; &quot;lipiec&quot;; [.C954] = 8; &quot;sierpień&quot;; [.C954] = 9; &quot;wrzesień&quot;; [.C954] = 10; &quot;październik&quot;; [.C954] = 11; &quot;listopad&quot;; [.C954] = 12; &quot;grudzień&quot;)" office:value-type="string" office:string-value="grudzień" calcext:value-type="string">
            <text:p>grudzień</text:p>
          </table:table-cell>
          <table:table-cell office:value-type="float" office:value="11.42" calcext:value-type="float">
            <text:p>11,42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formula="of:=[.B954] - [.A954]" office:value-type="float" office:value="2" calcext:value-type="float">
            <text:p>2</text:p>
          </table:table-cell>
          <table:table-cell table:formula="of:= 10 * [.G954] * [.H954]" office:value-type="float" office:value="100" calcext:value-type="float">
            <text:p>100</text:p>
          </table:table-cell>
          <table:table-cell table:formula="of:=[.I954] + [.F954] + [.E954]" office:value-type="float" office:value="111.72" calcext:value-type="float">
            <text:p>111,72</text:p>
          </table:table-cell>
          <table:table-cell table:formula="of:= [.E954] + [.F954]" office:value-type="float" office:value="11.72" calcext:value-type="float">
            <text:p>11,72</text:p>
          </table:table-cell>
          <table:table-cell table:number-columns-repeated="7"/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date" office:date-value="2014-12-30" calcext:value-type="date">
            <text:p>2014-12-30</text:p>
          </table:table-cell>
          <table:table-cell table:formula="of:= MONTH([.A955])" office:value-type="float" office:value="12" calcext:value-type="float">
            <text:p>12</text:p>
          </table:table-cell>
          <table:table-cell table:formula="of:=COM.MICROSOFT.IFS([.C955] = 1; &quot;styczeń&quot;; [.C955] = 2; &quot;luty&quot;; [.C955] = 3; &quot;marzec&quot;; [.C955] = 4; &quot;kwiecień&quot;; [.C955] = 5; &quot;maj&quot;; [.C955] = 6; &quot;czerwiec&quot;; [.C955] = 7; &quot;lipiec&quot;; [.C955] = 8; &quot;sierpień&quot;; [.C955] = 9; &quot;wrzesień&quot;; [.C955] = 10; &quot;październik&quot;; [.C955] = 11; &quot;listopad&quot;; [.C955] = 12; &quot;grudzień&quot;)" office:value-type="string" office:string-value="grudzień" calcext:value-type="string">
            <text:p>grudzień</text:p>
          </table:table-cell>
          <table:table-cell office:value-type="float" office:value="10.93" calcext:value-type="float">
            <text:p>10,93</text:p>
          </table:table-cell>
          <table:table-cell office:value-type="float" office:value="0.29" calcext:value-type="float">
            <text:p>0,29</text:p>
          </table:table-cell>
          <table:table-cell office:value-type="float" office:value="3" calcext:value-type="float">
            <text:p>3</text:p>
          </table:table-cell>
          <table:table-cell table:formula="of:=[.B955] - [.A955]" office:value-type="float" office:value="14" calcext:value-type="float">
            <text:p>14</text:p>
          </table:table-cell>
          <table:table-cell table:formula="of:= 10 * [.G955] * [.H955]" office:value-type="float" office:value="420" calcext:value-type="float">
            <text:p>420</text:p>
          </table:table-cell>
          <table:table-cell table:formula="of:=[.I955] + [.F955] + [.E955]" office:value-type="float" office:value="431.22" calcext:value-type="float">
            <text:p>431,22</text:p>
          </table:table-cell>
          <table:table-cell table:formula="of:= [.E955] + [.F955]" office:value-type="float" office:value="11.22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date" office:date-value="2014-12-24" calcext:value-type="date">
            <text:p>2014-12-24</text:p>
          </table:table-cell>
          <table:table-cell table:formula="of:= MONTH([.A956])" office:value-type="float" office:value="12" calcext:value-type="float">
            <text:p>12</text:p>
          </table:table-cell>
          <table:table-cell table:formula="of:=COM.MICROSOFT.IFS([.C956] = 1; &quot;styczeń&quot;; [.C956] = 2; &quot;luty&quot;; [.C956] = 3; &quot;marzec&quot;; [.C956] = 4; &quot;kwiecień&quot;; [.C956] = 5; &quot;maj&quot;; [.C956] = 6; &quot;czerwiec&quot;; [.C956] = 7; &quot;lipiec&quot;; [.C956] = 8; &quot;sierpień&quot;; [.C956] = 9; &quot;wrzesień&quot;; [.C956] = 10; &quot;październik&quot;; [.C956] = 11; &quot;listopad&quot;; [.C956] = 12; &quot;grudzień&quot;)" office:value-type="string" office:string-value="grudzień" calcext:value-type="string">
            <text:p>grudz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B956] - [.A956]" office:value-type="float" office:value="8" calcext:value-type="float">
            <text:p>8</text:p>
          </table:table-cell>
          <table:table-cell table:formula="of:= 10 * [.G956] * [.H956]" office:value-type="float" office:value="160" calcext:value-type="float">
            <text:p>160</text:p>
          </table:table-cell>
          <table:table-cell table:formula="of:=[.I956] + [.F956] + [.E956]" office:value-type="float" office:value="169.3" calcext:value-type="float">
            <text:p>169,3</text:p>
          </table:table-cell>
          <table:table-cell table:formula="of:= [.E956] + [.F956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date" office:date-value="2014-12-25" calcext:value-type="date">
            <text:p>2014-12-25</text:p>
          </table:table-cell>
          <table:table-cell table:formula="of:= MONTH([.A957])" office:value-type="float" office:value="12" calcext:value-type="float">
            <text:p>12</text:p>
          </table:table-cell>
          <table:table-cell table:formula="of:=COM.MICROSOFT.IFS([.C957] = 1; &quot;styczeń&quot;; [.C957] = 2; &quot;luty&quot;; [.C957] = 3; &quot;marzec&quot;; [.C957] = 4; &quot;kwiecień&quot;; [.C957] = 5; &quot;maj&quot;; [.C957] = 6; &quot;czerwiec&quot;; [.C957] = 7; &quot;lipiec&quot;; [.C957] = 8; &quot;sierpień&quot;; [.C957] = 9; &quot;wrzesień&quot;; [.C957] = 10; &quot;październik&quot;; [.C957] = 11; &quot;listopad&quot;; [.C957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957] - [.A957]" office:value-type="float" office:value="9" calcext:value-type="float">
            <text:p>9</text:p>
          </table:table-cell>
          <table:table-cell table:formula="of:= 10 * [.G957] * [.H957]" office:value-type="float" office:value="270" calcext:value-type="float">
            <text:p>270</text:p>
          </table:table-cell>
          <table:table-cell table:formula="of:=[.I957] + [.F957] + [.E957]" office:value-type="float" office:value="275.82" calcext:value-type="float">
            <text:p>275,82</text:p>
          </table:table-cell>
          <table:table-cell table:formula="of:= [.E957] + [.F957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date" office:date-value="2015-01-11" calcext:value-type="date">
            <text:p>2015-01-11</text:p>
          </table:table-cell>
          <table:table-cell table:formula="of:= MONTH([.A958])" office:value-type="float" office:value="12" calcext:value-type="float">
            <text:p>12</text:p>
          </table:table-cell>
          <table:table-cell table:formula="of:=COM.MICROSOFT.IFS([.C958] = 1; &quot;styczeń&quot;; [.C958] = 2; &quot;luty&quot;; [.C958] = 3; &quot;marzec&quot;; [.C958] = 4; &quot;kwiecień&quot;; [.C958] = 5; &quot;maj&quot;; [.C958] = 6; &quot;czerwiec&quot;; [.C958] = 7; &quot;lipiec&quot;; [.C958] = 8; &quot;sierpień&quot;; [.C958] = 9; &quot;wrzesień&quot;; [.C958] = 10; &quot;październik&quot;; [.C958] = 11; &quot;listopad&quot;; [.C958] = 12; &quot;grudzień&quot;)" office:value-type="string" office:string-value="grudzień" calcext:value-type="string">
            <text:p>grudz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table:formula="of:=[.B958] - [.A958]" office:value-type="float" office:value="26" calcext:value-type="float">
            <text:p>26</text:p>
          </table:table-cell>
          <table:table-cell table:formula="of:= 10 * [.G958] * [.H958]" office:value-type="float" office:value="1040" calcext:value-type="float">
            <text:p>1040</text:p>
          </table:table-cell>
          <table:table-cell table:formula="of:=[.I958] + [.F958] + [.E958]" office:value-type="float" office:value="1043.66" calcext:value-type="float">
            <text:p>1043,66</text:p>
          </table:table-cell>
          <table:table-cell table:formula="of:= [.E958] + [.F958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2-16" calcext:value-type="date">
            <text:p>2014-12-16</text:p>
          </table:table-cell>
          <table:table-cell office:value-type="date" office:date-value="2015-01-07" calcext:value-type="date">
            <text:p>2015-01-07</text:p>
          </table:table-cell>
          <table:table-cell table:formula="of:= MONTH([.A959])" office:value-type="float" office:value="12" calcext:value-type="float">
            <text:p>12</text:p>
          </table:table-cell>
          <table:table-cell table:formula="of:=COM.MICROSOFT.IFS([.C959] = 1; &quot;styczeń&quot;; [.C959] = 2; &quot;luty&quot;; [.C959] = 3; &quot;marzec&quot;; [.C959] = 4; &quot;kwiecień&quot;; [.C959] = 5; &quot;maj&quot;; [.C959] = 6; &quot;czerwiec&quot;; [.C959] = 7; &quot;lipiec&quot;; [.C959] = 8; &quot;sierpień&quot;; [.C959] = 9; &quot;wrzesień&quot;; [.C959] = 10; &quot;październik&quot;; [.C959] = 11; &quot;listopad&quot;; [.C959] = 12; &quot;grudzień&quot;)" office:value-type="string" office:string-value="grudzień" calcext:value-type="string">
            <text:p>grudzi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959] - [.A959]" office:value-type="float" office:value="22" calcext:value-type="float">
            <text:p>22</text:p>
          </table:table-cell>
          <table:table-cell table:formula="of:= 10 * [.G959] * [.H959]" office:value-type="float" office:value="1100" calcext:value-type="float">
            <text:p>1100</text:p>
          </table:table-cell>
          <table:table-cell table:formula="of:=[.I959] + [.F959] + [.E959]" office:value-type="float" office:value="1103.89" calcext:value-type="float">
            <text:p>1103,89</text:p>
          </table:table-cell>
          <table:table-cell table:formula="of:= [.E959] + [.F959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12-17" calcext:value-type="date">
            <text:p>2014-12-17</text:p>
          </table:table-cell>
          <table:table-cell office:value-type="date" office:date-value="2014-12-23" calcext:value-type="date">
            <text:p>2014-12-23</text:p>
          </table:table-cell>
          <table:table-cell table:formula="of:= MONTH([.A960])" office:value-type="float" office:value="12" calcext:value-type="float">
            <text:p>12</text:p>
          </table:table-cell>
          <table:table-cell table:formula="of:=COM.MICROSOFT.IFS([.C960] = 1; &quot;styczeń&quot;; [.C960] = 2; &quot;luty&quot;; [.C960] = 3; &quot;marzec&quot;; [.C960] = 4; &quot;kwiecień&quot;; [.C960] = 5; &quot;maj&quot;; [.C960] = 6; &quot;czerwiec&quot;; [.C960] = 7; &quot;lipiec&quot;; [.C960] = 8; &quot;sierpień&quot;; [.C960] = 9; &quot;wrzesień&quot;; [.C960] = 10; &quot;październik&quot;; [.C960] = 11; &quot;listopad&quot;; [.C960] = 12; &quot;grudzień&quot;)" office:value-type="string" office:string-value="grudzień" calcext:value-type="string">
            <text:p>grudzi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table:formula="of:=[.B960] - [.A960]" office:value-type="float" office:value="6" calcext:value-type="float">
            <text:p>6</text:p>
          </table:table-cell>
          <table:table-cell table:formula="of:= 10 * [.G960] * [.H960]" office:value-type="float" office:value="180" calcext:value-type="float">
            <text:p>180</text:p>
          </table:table-cell>
          <table:table-cell table:formula="of:=[.I960] + [.F960] + [.E960]" office:value-type="float" office:value="184.78" calcext:value-type="float">
            <text:p>184,78</text:p>
          </table:table-cell>
          <table:table-cell table:formula="of:= [.E960] + [.F960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12-17" calcext:value-type="date">
            <text:p>2014-12-17</text:p>
          </table:table-cell>
          <table:table-cell office:value-type="date" office:date-value="2014-12-31" calcext:value-type="date">
            <text:p>2014-12-31</text:p>
          </table:table-cell>
          <table:table-cell table:formula="of:= MONTH([.A961])" office:value-type="float" office:value="12" calcext:value-type="float">
            <text:p>12</text:p>
          </table:table-cell>
          <table:table-cell table:formula="of:=COM.MICROSOFT.IFS([.C961] = 1; &quot;styczeń&quot;; [.C961] = 2; &quot;luty&quot;; [.C961] = 3; &quot;marzec&quot;; [.C961] = 4; &quot;kwiecień&quot;; [.C961] = 5; &quot;maj&quot;; [.C961] = 6; &quot;czerwiec&quot;; [.C961] = 7; &quot;lipiec&quot;; [.C961] = 8; &quot;sierpień&quot;; [.C961] = 9; &quot;wrzesień&quot;; [.C961] = 10; &quot;październik&quot;; [.C961] = 11; &quot;listopad&quot;; [.C961] = 12; &quot;grudzień&quot;)" office:value-type="string" office:string-value="grudzień" calcext:value-type="string">
            <text:p>grudz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961] - [.A961]" office:value-type="float" office:value="14" calcext:value-type="float">
            <text:p>14</text:p>
          </table:table-cell>
          <table:table-cell table:formula="of:= 10 * [.G961] * [.H961]" office:value-type="float" office:value="840" calcext:value-type="float">
            <text:p>840</text:p>
          </table:table-cell>
          <table:table-cell table:formula="of:=[.I961] + [.F961] + [.E961]" office:value-type="float" office:value="846.6" calcext:value-type="float">
            <text:p>846,6</text:p>
          </table:table-cell>
          <table:table-cell table:formula="of:= [.E961] + [.F961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2-17" calcext:value-type="date">
            <text:p>2014-12-17</text:p>
          </table:table-cell>
          <table:table-cell office:value-type="date" office:date-value="2014-12-25" calcext:value-type="date">
            <text:p>2014-12-25</text:p>
          </table:table-cell>
          <table:table-cell table:formula="of:= MONTH([.A962])" office:value-type="float" office:value="12" calcext:value-type="float">
            <text:p>12</text:p>
          </table:table-cell>
          <table:table-cell table:formula="of:=COM.MICROSOFT.IFS([.C962] = 1; &quot;styczeń&quot;; [.C962] = 2; &quot;luty&quot;; [.C962] = 3; &quot;marzec&quot;; [.C962] = 4; &quot;kwiecień&quot;; [.C962] = 5; &quot;maj&quot;; [.C962] = 6; &quot;czerwiec&quot;; [.C962] = 7; &quot;lipiec&quot;; [.C962] = 8; &quot;sierpień&quot;; [.C962] = 9; &quot;wrzesień&quot;; [.C962] = 10; &quot;październik&quot;; [.C962] = 11; &quot;listopad&quot;; [.C962] = 12; &quot;grudzień&quot;)" office:value-type="string" office:string-value="grudzień" calcext:value-type="string">
            <text:p>grudz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962] - [.A962]" office:value-type="float" office:value="8" calcext:value-type="float">
            <text:p>8</text:p>
          </table:table-cell>
          <table:table-cell table:formula="of:= 10 * [.G962] * [.H962]" office:value-type="float" office:value="320" calcext:value-type="float">
            <text:p>320</text:p>
          </table:table-cell>
          <table:table-cell table:formula="of:=[.I962] + [.F962] + [.E962]" office:value-type="float" office:value="326.75" calcext:value-type="float">
            <text:p>326,75</text:p>
          </table:table-cell>
          <table:table-cell table:formula="of:= [.E962] + [.F962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2-18" calcext:value-type="date">
            <text:p>2014-12-18</text:p>
          </table:table-cell>
          <table:table-cell office:value-type="date" office:date-value="2014-12-25" calcext:value-type="date">
            <text:p>2014-12-25</text:p>
          </table:table-cell>
          <table:table-cell table:formula="of:= MONTH([.A963])" office:value-type="float" office:value="12" calcext:value-type="float">
            <text:p>12</text:p>
          </table:table-cell>
          <table:table-cell table:formula="of:=COM.MICROSOFT.IFS([.C963] = 1; &quot;styczeń&quot;; [.C963] = 2; &quot;luty&quot;; [.C963] = 3; &quot;marzec&quot;; [.C963] = 4; &quot;kwiecień&quot;; [.C963] = 5; &quot;maj&quot;; [.C963] = 6; &quot;czerwiec&quot;; [.C963] = 7; &quot;lipiec&quot;; [.C963] = 8; &quot;sierpień&quot;; [.C963] = 9; &quot;wrzesień&quot;; [.C963] = 10; &quot;październik&quot;; [.C963] = 11; &quot;listopad&quot;; [.C963] = 12; &quot;grudzień&quot;)" office:value-type="string" office:string-value="grudzień" calcext:value-type="string">
            <text:p>grudzi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6" calcext:value-type="float">
            <text:p>6</text:p>
          </table:table-cell>
          <table:table-cell table:formula="of:=[.B963] - [.A963]" office:value-type="float" office:value="7" calcext:value-type="float">
            <text:p>7</text:p>
          </table:table-cell>
          <table:table-cell table:formula="of:= 10 * [.G963] * [.H963]" office:value-type="float" office:value="420" calcext:value-type="float">
            <text:p>420</text:p>
          </table:table-cell>
          <table:table-cell table:formula="of:=[.I963] + [.F963] + [.E963]" office:value-type="float" office:value="424.78" calcext:value-type="float">
            <text:p>424,78</text:p>
          </table:table-cell>
          <table:table-cell table:formula="of:= [.E963] + [.F963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12-18" calcext:value-type="date">
            <text:p>2014-12-18</text:p>
          </table:table-cell>
          <table:table-cell office:value-type="date" office:date-value="2014-12-30" calcext:value-type="date">
            <text:p>2014-12-30</text:p>
          </table:table-cell>
          <table:table-cell table:formula="of:= MONTH([.A964])" office:value-type="float" office:value="12" calcext:value-type="float">
            <text:p>12</text:p>
          </table:table-cell>
          <table:table-cell table:formula="of:=COM.MICROSOFT.IFS([.C964] = 1; &quot;styczeń&quot;; [.C964] = 2; &quot;luty&quot;; [.C964] = 3; &quot;marzec&quot;; [.C964] = 4; &quot;kwiecień&quot;; [.C964] = 5; &quot;maj&quot;; [.C964] = 6; &quot;czerwiec&quot;; [.C964] = 7; &quot;lipiec&quot;; [.C964] = 8; &quot;sierpień&quot;; [.C964] = 9; &quot;wrzesień&quot;; [.C964] = 10; &quot;październik&quot;; [.C964] = 11; &quot;listopad&quot;; [.C964] = 12; &quot;grudzień&quot;)" office:value-type="string" office:string-value="grudzień" calcext:value-type="string">
            <text:p>grudzi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formula="of:=[.B964] - [.A964]" office:value-type="float" office:value="12" calcext:value-type="float">
            <text:p>12</text:p>
          </table:table-cell>
          <table:table-cell table:formula="of:= 10 * [.G964] * [.H964]" office:value-type="float" office:value="600" calcext:value-type="float">
            <text:p>600</text:p>
          </table:table-cell>
          <table:table-cell table:formula="of:=[.I964] + [.F964] + [.E964]" office:value-type="float" office:value="604.78" calcext:value-type="float">
            <text:p>604,78</text:p>
          </table:table-cell>
          <table:table-cell table:formula="of:= [.E964] + [.F964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12-18" calcext:value-type="date">
            <text:p>2014-12-18</text:p>
          </table:table-cell>
          <table:table-cell office:value-type="date" office:date-value="2014-12-26" calcext:value-type="date">
            <text:p>2014-12-26</text:p>
          </table:table-cell>
          <table:table-cell table:formula="of:= MONTH([.A965])" office:value-type="float" office:value="12" calcext:value-type="float">
            <text:p>12</text:p>
          </table:table-cell>
          <table:table-cell table:formula="of:=COM.MICROSOFT.IFS([.C965] = 1; &quot;styczeń&quot;; [.C965] = 2; &quot;luty&quot;; [.C965] = 3; &quot;marzec&quot;; [.C965] = 4; &quot;kwiecień&quot;; [.C965] = 5; &quot;maj&quot;; [.C965] = 6; &quot;czerwiec&quot;; [.C965] = 7; &quot;lipiec&quot;; [.C965] = 8; &quot;sierpień&quot;; [.C965] = 9; &quot;wrzesień&quot;; [.C965] = 10; &quot;październik&quot;; [.C965] = 11; &quot;listopad&quot;; [.C965] = 12; &quot;grudzień&quot;)" office:value-type="string" office:string-value="grudzień" calcext:value-type="string">
            <text:p>grudz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formula="of:=[.B965] - [.A965]" office:value-type="float" office:value="8" calcext:value-type="float">
            <text:p>8</text:p>
          </table:table-cell>
          <table:table-cell table:formula="of:= 10 * [.G965] * [.H965]" office:value-type="float" office:value="400" calcext:value-type="float">
            <text:p>400</text:p>
          </table:table-cell>
          <table:table-cell table:formula="of:=[.I965] + [.F965] + [.E965]" office:value-type="float" office:value="403.83" calcext:value-type="float">
            <text:p>403,83</text:p>
          </table:table-cell>
          <table:table-cell table:formula="of:= [.E965] + [.F965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2-18" calcext:value-type="date">
            <text:p>2014-12-18</text:p>
          </table:table-cell>
          <table:table-cell office:value-type="date" office:date-value="2014-12-22" calcext:value-type="date">
            <text:p>2014-12-22</text:p>
          </table:table-cell>
          <table:table-cell table:formula="of:= MONTH([.A966])" office:value-type="float" office:value="12" calcext:value-type="float">
            <text:p>12</text:p>
          </table:table-cell>
          <table:table-cell table:formula="of:=COM.MICROSOFT.IFS([.C966] = 1; &quot;styczeń&quot;; [.C966] = 2; &quot;luty&quot;; [.C966] = 3; &quot;marzec&quot;; [.C966] = 4; &quot;kwiecień&quot;; [.C966] = 5; &quot;maj&quot;; [.C966] = 6; &quot;czerwiec&quot;; [.C966] = 7; &quot;lipiec&quot;; [.C966] = 8; &quot;sierpień&quot;; [.C966] = 9; &quot;wrzesień&quot;; [.C966] = 10; &quot;październik&quot;; [.C966] = 11; &quot;listopad&quot;; [.C966] = 12; &quot;grudzień&quot;)" office:value-type="string" office:string-value="grudzień" calcext:value-type="string">
            <text:p>grudz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B966] - [.A966]" office:value-type="float" office:value="4" calcext:value-type="float">
            <text:p>4</text:p>
          </table:table-cell>
          <table:table-cell table:formula="of:= 10 * [.G966] * [.H966]" office:value-type="float" office:value="160" calcext:value-type="float">
            <text:p>160</text:p>
          </table:table-cell>
          <table:table-cell table:formula="of:=[.I966] + [.F966] + [.E966]" office:value-type="float" office:value="164.36" calcext:value-type="float">
            <text:p>164,36</text:p>
          </table:table-cell>
          <table:table-cell table:formula="of:= [.E966] + [.F966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2-18" calcext:value-type="date">
            <text:p>2014-12-18</text:p>
          </table:table-cell>
          <table:table-cell office:value-type="date" office:date-value="2015-01-10" calcext:value-type="date">
            <text:p>2015-01-10</text:p>
          </table:table-cell>
          <table:table-cell table:formula="of:= MONTH([.A967])" office:value-type="float" office:value="12" calcext:value-type="float">
            <text:p>12</text:p>
          </table:table-cell>
          <table:table-cell table:formula="of:=COM.MICROSOFT.IFS([.C967] = 1; &quot;styczeń&quot;; [.C967] = 2; &quot;luty&quot;; [.C967] = 3; &quot;marzec&quot;; [.C967] = 4; &quot;kwiecień&quot;; [.C967] = 5; &quot;maj&quot;; [.C967] = 6; &quot;czerwiec&quot;; [.C967] = 7; &quot;lipiec&quot;; [.C967] = 8; &quot;sierpień&quot;; [.C967] = 9; &quot;wrzesień&quot;; [.C967] = 10; &quot;październik&quot;; [.C967] = 11; &quot;listopad&quot;; [.C967] = 12; &quot;grudzień&quot;)" office:value-type="string" office:string-value="grudzień" calcext:value-type="string">
            <text:p>grudzi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967] - [.A967]" office:value-type="float" office:value="23" calcext:value-type="float">
            <text:p>23</text:p>
          </table:table-cell>
          <table:table-cell table:formula="of:= 10 * [.G967] * [.H967]" office:value-type="float" office:value="1150" calcext:value-type="float">
            <text:p>1150</text:p>
          </table:table-cell>
          <table:table-cell table:formula="of:=[.I967] + [.F967] + [.E967]" office:value-type="float" office:value="1156.51" calcext:value-type="float">
            <text:p>1156,51</text:p>
          </table:table-cell>
          <table:table-cell table:formula="of:= [.E967] + [.F967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2-19" calcext:value-type="date">
            <text:p>2014-12-19</text:p>
          </table:table-cell>
          <table:table-cell office:value-type="date" office:date-value="2015-01-12" calcext:value-type="date">
            <text:p>2015-01-12</text:p>
          </table:table-cell>
          <table:table-cell table:formula="of:= MONTH([.A968])" office:value-type="float" office:value="12" calcext:value-type="float">
            <text:p>12</text:p>
          </table:table-cell>
          <table:table-cell table:formula="of:=COM.MICROSOFT.IFS([.C968] = 1; &quot;styczeń&quot;; [.C968] = 2; &quot;luty&quot;; [.C968] = 3; &quot;marzec&quot;; [.C968] = 4; &quot;kwiecień&quot;; [.C968] = 5; &quot;maj&quot;; [.C968] = 6; &quot;czerwiec&quot;; [.C968] = 7; &quot;lipiec&quot;; [.C968] = 8; &quot;sierpień&quot;; [.C968] = 9; &quot;wrzesień&quot;; [.C968] = 10; &quot;październik&quot;; [.C968] = 11; &quot;listopad&quot;; [.C968] = 12; &quot;grudzień&quot;)" office:value-type="string" office:string-value="grudzień" calcext:value-type="string">
            <text:p>grudzi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table:formula="of:=[.B968] - [.A968]" office:value-type="float" office:value="24" calcext:value-type="float">
            <text:p>24</text:p>
          </table:table-cell>
          <table:table-cell table:formula="of:= 10 * [.G968] * [.H968]" office:value-type="float" office:value="1440" calcext:value-type="float">
            <text:p>1440</text:p>
          </table:table-cell>
          <table:table-cell table:formula="of:=[.I968] + [.F968] + [.E968]" office:value-type="float" office:value="1442.06" calcext:value-type="float">
            <text:p>1442,06</text:p>
          </table:table-cell>
          <table:table-cell table:formula="of:= [.E968] + [.F968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2-19" calcext:value-type="date">
            <text:p>2014-12-19</text:p>
          </table:table-cell>
          <table:table-cell office:value-type="date" office:date-value="2015-01-03" calcext:value-type="date">
            <text:p>2015-01-03</text:p>
          </table:table-cell>
          <table:table-cell table:formula="of:= MONTH([.A969])" office:value-type="float" office:value="12" calcext:value-type="float">
            <text:p>12</text:p>
          </table:table-cell>
          <table:table-cell table:formula="of:=COM.MICROSOFT.IFS([.C969] = 1; &quot;styczeń&quot;; [.C969] = 2; &quot;luty&quot;; [.C969] = 3; &quot;marzec&quot;; [.C969] = 4; &quot;kwiecień&quot;; [.C969] = 5; &quot;maj&quot;; [.C969] = 6; &quot;czerwiec&quot;; [.C969] = 7; &quot;lipiec&quot;; [.C969] = 8; &quot;sierpień&quot;; [.C969] = 9; &quot;wrzesień&quot;; [.C969] = 10; &quot;październik&quot;; [.C969] = 11; &quot;listopad&quot;; [.C969] = 12; &quot;grudzień&quot;)" office:value-type="string" office:string-value="grudzień" calcext:value-type="string">
            <text:p>grudzi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969] - [.A969]" office:value-type="float" office:value="15" calcext:value-type="float">
            <text:p>15</text:p>
          </table:table-cell>
          <table:table-cell table:formula="of:= 10 * [.G969] * [.H969]" office:value-type="float" office:value="900" calcext:value-type="float">
            <text:p>900</text:p>
          </table:table-cell>
          <table:table-cell table:formula="of:=[.I969] + [.F969] + [.E969]" office:value-type="float" office:value="906.51" calcext:value-type="float">
            <text:p>906,51</text:p>
          </table:table-cell>
          <table:table-cell table:formula="of:= [.E969] + [.F969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2-20" calcext:value-type="date">
            <text:p>2014-12-20</text:p>
          </table:table-cell>
          <table:table-cell office:value-type="date" office:date-value="2015-01-10" calcext:value-type="date">
            <text:p>2015-01-10</text:p>
          </table:table-cell>
          <table:table-cell table:formula="of:= MONTH([.A970])" office:value-type="float" office:value="12" calcext:value-type="float">
            <text:p>12</text:p>
          </table:table-cell>
          <table:table-cell table:formula="of:=COM.MICROSOFT.IFS([.C970] = 1; &quot;styczeń&quot;; [.C970] = 2; &quot;luty&quot;; [.C970] = 3; &quot;marzec&quot;; [.C970] = 4; &quot;kwiecień&quot;; [.C970] = 5; &quot;maj&quot;; [.C970] = 6; &quot;czerwiec&quot;; [.C970] = 7; &quot;lipiec&quot;; [.C970] = 8; &quot;sierpień&quot;; [.C970] = 9; &quot;wrzesień&quot;; [.C970] = 10; &quot;październik&quot;; [.C970] = 11; &quot;listopad&quot;; [.C970] = 12; &quot;grudzień&quot;)" office:value-type="string" office:string-value="grudzień" calcext:value-type="string">
            <text:p>grudzień</text:p>
          </table:table-cell>
          <table:table-cell office:value-type="float" office:value="3.94" calcext:value-type="float">
            <text:p>3,94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970] - [.A970]" office:value-type="float" office:value="21" calcext:value-type="float">
            <text:p>21</text:p>
          </table:table-cell>
          <table:table-cell table:formula="of:= 10 * [.G970] * [.H970]" office:value-type="float" office:value="840" calcext:value-type="float">
            <text:p>840</text:p>
          </table:table-cell>
          <table:table-cell table:formula="of:=[.I970] + [.F970] + [.E970]" office:value-type="float" office:value="844.04" calcext:value-type="float">
            <text:p>844,04</text:p>
          </table:table-cell>
          <table:table-cell table:formula="of:= [.E970] + [.F970]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office:value-type="date" office:date-value="2014-12-20" calcext:value-type="date">
            <text:p>2014-12-20</text:p>
          </table:table-cell>
          <table:table-cell office:value-type="date" office:date-value="2015-01-17" calcext:value-type="date">
            <text:p>2015-01-17</text:p>
          </table:table-cell>
          <table:table-cell table:formula="of:= MONTH([.A971])" office:value-type="float" office:value="12" calcext:value-type="float">
            <text:p>12</text:p>
          </table:table-cell>
          <table:table-cell table:formula="of:=COM.MICROSOFT.IFS([.C971] = 1; &quot;styczeń&quot;; [.C971] = 2; &quot;luty&quot;; [.C971] = 3; &quot;marzec&quot;; [.C971] = 4; &quot;kwiecień&quot;; [.C971] = 5; &quot;maj&quot;; [.C971] = 6; &quot;czerwiec&quot;; [.C971] = 7; &quot;lipiec&quot;; [.C971] = 8; &quot;sierpień&quot;; [.C971] = 9; &quot;wrzesień&quot;; [.C971] = 10; &quot;październik&quot;; [.C971] = 11; &quot;listopad&quot;; [.C971] = 12; &quot;grudzień&quot;)" office:value-type="string" office:string-value="grudzień" calcext:value-type="string">
            <text:p>grudzień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4" calcext:value-type="float">
            <text:p>4</text:p>
          </table:table-cell>
          <table:table-cell table:formula="of:=[.B971] - [.A971]" office:value-type="float" office:value="28" calcext:value-type="float">
            <text:p>28</text:p>
          </table:table-cell>
          <table:table-cell table:formula="of:= 10 * [.G971] * [.H971]" office:value-type="float" office:value="1120" calcext:value-type="float">
            <text:p>1120</text:p>
          </table:table-cell>
          <table:table-cell table:formula="of:=[.I971] + [.F971] + [.E971]" office:value-type="float" office:value="1128.95" calcext:value-type="float">
            <text:p>1128,95</text:p>
          </table:table-cell>
          <table:table-cell table:formula="of:= [.E971] + [.F971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date" office:date-value="2015-01-08" calcext:value-type="date">
            <text:p>2015-01-08</text:p>
          </table:table-cell>
          <table:table-cell table:formula="of:= MONTH([.A972])" office:value-type="float" office:value="12" calcext:value-type="float">
            <text:p>12</text:p>
          </table:table-cell>
          <table:table-cell table:formula="of:=COM.MICROSOFT.IFS([.C972] = 1; &quot;styczeń&quot;; [.C972] = 2; &quot;luty&quot;; [.C972] = 3; &quot;marzec&quot;; [.C972] = 4; &quot;kwiecień&quot;; [.C972] = 5; &quot;maj&quot;; [.C972] = 6; &quot;czerwiec&quot;; [.C972] = 7; &quot;lipiec&quot;; [.C972] = 8; &quot;sierpień&quot;; [.C972] = 9; &quot;wrzesień&quot;; [.C972] = 10; &quot;październik&quot;; [.C972] = 11; &quot;listopad&quot;; [.C972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table:formula="of:=[.B972] - [.A972]" office:value-type="float" office:value="18" calcext:value-type="float">
            <text:p>18</text:p>
          </table:table-cell>
          <table:table-cell table:formula="of:= 10 * [.G972] * [.H972]" office:value-type="float" office:value="1080" calcext:value-type="float">
            <text:p>1080</text:p>
          </table:table-cell>
          <table:table-cell table:formula="of:=[.I972] + [.F972] + [.E972]" office:value-type="float" office:value="1085.82" calcext:value-type="float">
            <text:p>1085,82</text:p>
          </table:table-cell>
          <table:table-cell table:formula="of:= [.E972] + [.F972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date" office:date-value="2015-01-17" calcext:value-type="date">
            <text:p>2015-01-17</text:p>
          </table:table-cell>
          <table:table-cell table:formula="of:= MONTH([.A973])" office:value-type="float" office:value="12" calcext:value-type="float">
            <text:p>12</text:p>
          </table:table-cell>
          <table:table-cell table:formula="of:=COM.MICROSOFT.IFS([.C973] = 1; &quot;styczeń&quot;; [.C973] = 2; &quot;luty&quot;; [.C973] = 3; &quot;marzec&quot;; [.C973] = 4; &quot;kwiecień&quot;; [.C973] = 5; &quot;maj&quot;; [.C973] = 6; &quot;czerwiec&quot;; [.C973] = 7; &quot;lipiec&quot;; [.C973] = 8; &quot;sierpień&quot;; [.C973] = 9; &quot;wrzesień&quot;; [.C973] = 10; &quot;październik&quot;; [.C973] = 11; &quot;listopad&quot;; [.C973] = 12; &quot;grudzień&quot;)" office:value-type="string" office:string-value="grudzień" calcext:value-type="string">
            <text:p>grudz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5" calcext:value-type="float">
            <text:p>5</text:p>
          </table:table-cell>
          <table:table-cell table:formula="of:=[.B973] - [.A973]" office:value-type="float" office:value="27" calcext:value-type="float">
            <text:p>27</text:p>
          </table:table-cell>
          <table:table-cell table:formula="of:= 10 * [.G973] * [.H973]" office:value-type="float" office:value="1350" calcext:value-type="float">
            <text:p>1350</text:p>
          </table:table-cell>
          <table:table-cell table:formula="of:=[.I973] + [.F973] + [.E973]" office:value-type="float" office:value="1356.75" calcext:value-type="float">
            <text:p>1356,75</text:p>
          </table:table-cell>
          <table:table-cell table:formula="of:= [.E973] + [.F973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date" office:date-value="2015-01-18" calcext:value-type="date">
            <text:p>2015-01-18</text:p>
          </table:table-cell>
          <table:table-cell table:formula="of:= MONTH([.A974])" office:value-type="float" office:value="12" calcext:value-type="float">
            <text:p>12</text:p>
          </table:table-cell>
          <table:table-cell table:formula="of:=COM.MICROSOFT.IFS([.C974] = 1; &quot;styczeń&quot;; [.C974] = 2; &quot;luty&quot;; [.C974] = 3; &quot;marzec&quot;; [.C974] = 4; &quot;kwiecień&quot;; [.C974] = 5; &quot;maj&quot;; [.C974] = 6; &quot;czerwiec&quot;; [.C974] = 7; &quot;lipiec&quot;; [.C974] = 8; &quot;sierpień&quot;; [.C974] = 9; &quot;wrzesień&quot;; [.C974] = 10; &quot;październik&quot;; [.C974] = 11; &quot;listopad&quot;; [.C974] = 12; &quot;grudzień&quot;)" office:value-type="string" office:string-value="grudzień" calcext:value-type="string">
            <text:p>grudzień</text:p>
          </table:table-cell>
          <table:table-cell office:value-type="float" office:value="8.72" calcext:value-type="float">
            <text:p>8,72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formula="of:=[.B974] - [.A974]" office:value-type="float" office:value="28" calcext:value-type="float">
            <text:p>28</text:p>
          </table:table-cell>
          <table:table-cell table:formula="of:= 10 * [.G974] * [.H974]" office:value-type="float" office:value="1680" calcext:value-type="float">
            <text:p>1680</text:p>
          </table:table-cell>
          <table:table-cell table:formula="of:=[.I974] + [.F974] + [.E974]" office:value-type="float" office:value="1688.95" calcext:value-type="float">
            <text:p>1688,95</text:p>
          </table:table-cell>
          <table:table-cell table:formula="of:= [.E974] + [.F974]" office:value-type="float" office:value="8.95" calcext:value-type="float">
            <text:p>8,95</text:p>
          </table:table-cell>
          <table:table-cell table:number-columns-repeated="7"/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date" office:date-value="2014-12-27" calcext:value-type="date">
            <text:p>2014-12-27</text:p>
          </table:table-cell>
          <table:table-cell table:formula="of:= MONTH([.A975])" office:value-type="float" office:value="12" calcext:value-type="float">
            <text:p>12</text:p>
          </table:table-cell>
          <table:table-cell table:formula="of:=COM.MICROSOFT.IFS([.C975] = 1; &quot;styczeń&quot;; [.C975] = 2; &quot;luty&quot;; [.C975] = 3; &quot;marzec&quot;; [.C975] = 4; &quot;kwiecień&quot;; [.C975] = 5; &quot;maj&quot;; [.C975] = 6; &quot;czerwiec&quot;; [.C975] = 7; &quot;lipiec&quot;; [.C975] = 8; &quot;sierpień&quot;; [.C975] = 9; &quot;wrzesień&quot;; [.C975] = 10; &quot;październik&quot;; [.C975] = 11; &quot;listopad&quot;; [.C975] = 12; &quot;grudzień&quot;)" office:value-type="string" office:string-value="grudzień" calcext:value-type="string">
            <text:p>grudz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975] - [.A975]" office:value-type="float" office:value="6" calcext:value-type="float">
            <text:p>6</text:p>
          </table:table-cell>
          <table:table-cell table:formula="of:= 10 * [.G975] * [.H975]" office:value-type="float" office:value="120" calcext:value-type="float">
            <text:p>120</text:p>
          </table:table-cell>
          <table:table-cell table:formula="of:=[.I975] + [.F975] + [.E975]" office:value-type="float" office:value="126.6" calcext:value-type="float">
            <text:p>126,6</text:p>
          </table:table-cell>
          <table:table-cell table:formula="of:= [.E975] + [.F975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date" office:date-value="2014-12-28" calcext:value-type="date">
            <text:p>2014-12-28</text:p>
          </table:table-cell>
          <table:table-cell table:formula="of:= MONTH([.A976])" office:value-type="float" office:value="12" calcext:value-type="float">
            <text:p>12</text:p>
          </table:table-cell>
          <table:table-cell table:formula="of:=COM.MICROSOFT.IFS([.C976] = 1; &quot;styczeń&quot;; [.C976] = 2; &quot;luty&quot;; [.C976] = 3; &quot;marzec&quot;; [.C976] = 4; &quot;kwiecień&quot;; [.C976] = 5; &quot;maj&quot;; [.C976] = 6; &quot;czerwiec&quot;; [.C976] = 7; &quot;lipiec&quot;; [.C976] = 8; &quot;sierpień&quot;; [.C976] = 9; &quot;wrzesień&quot;; [.C976] = 10; &quot;październik&quot;; [.C976] = 11; &quot;listopad&quot;; [.C976] = 12; &quot;grudzień&quot;)" office:value-type="string" office:string-value="grudzień" calcext:value-type="string">
            <text:p>grudz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976] - [.A976]" office:value-type="float" office:value="7" calcext:value-type="float">
            <text:p>7</text:p>
          </table:table-cell>
          <table:table-cell table:formula="of:= 10 * [.G976] * [.H976]" office:value-type="float" office:value="140" calcext:value-type="float">
            <text:p>140</text:p>
          </table:table-cell>
          <table:table-cell table:formula="of:=[.I976] + [.F976] + [.E976]" office:value-type="float" office:value="143.83" calcext:value-type="float">
            <text:p>143,83</text:p>
          </table:table-cell>
          <table:table-cell table:formula="of:= [.E976] + [.F976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date" office:date-value="2015-01-11" calcext:value-type="date">
            <text:p>2015-01-11</text:p>
          </table:table-cell>
          <table:table-cell table:formula="of:= MONTH([.A977])" office:value-type="float" office:value="12" calcext:value-type="float">
            <text:p>12</text:p>
          </table:table-cell>
          <table:table-cell table:formula="of:=COM.MICROSOFT.IFS([.C977] = 1; &quot;styczeń&quot;; [.C977] = 2; &quot;luty&quot;; [.C977] = 3; &quot;marzec&quot;; [.C977] = 4; &quot;kwiecień&quot;; [.C977] = 5; &quot;maj&quot;; [.C977] = 6; &quot;czerwiec&quot;; [.C977] = 7; &quot;lipiec&quot;; [.C977] = 8; &quot;sierpień&quot;; [.C977] = 9; &quot;wrzesień&quot;; [.C977] = 10; &quot;październik&quot;; [.C977] = 11; &quot;listopad&quot;; [.C977] = 12; &quot;grudzień&quot;)" office:value-type="string" office:string-value="grudzień" calcext:value-type="string">
            <text:p>grudzień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table:formula="of:=[.B977] - [.A977]" office:value-type="float" office:value="21" calcext:value-type="float">
            <text:p>21</text:p>
          </table:table-cell>
          <table:table-cell table:formula="of:= 10 * [.G977] * [.H977]" office:value-type="float" office:value="1260" calcext:value-type="float">
            <text:p>1260</text:p>
          </table:table-cell>
          <table:table-cell table:formula="of:=[.I977] + [.F977] + [.E977]" office:value-type="float" office:value="1267.91" calcext:value-type="float">
            <text:p>1267,91</text:p>
          </table:table-cell>
          <table:table-cell table:formula="of:= [.E977] + [.F977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date" office:date-value="2015-01-03" calcext:value-type="date">
            <text:p>2015-01-03</text:p>
          </table:table-cell>
          <table:table-cell table:formula="of:= MONTH([.A978])" office:value-type="float" office:value="12" calcext:value-type="float">
            <text:p>12</text:p>
          </table:table-cell>
          <table:table-cell table:formula="of:=COM.MICROSOFT.IFS([.C978] = 1; &quot;styczeń&quot;; [.C978] = 2; &quot;luty&quot;; [.C978] = 3; &quot;marzec&quot;; [.C978] = 4; &quot;kwiecień&quot;; [.C978] = 5; &quot;maj&quot;; [.C978] = 6; &quot;czerwiec&quot;; [.C978] = 7; &quot;lipiec&quot;; [.C978] = 8; &quot;sierpień&quot;; [.C978] = 9; &quot;wrzesień&quot;; [.C978] = 10; &quot;październik&quot;; [.C978] = 11; &quot;listopad&quot;; [.C978] = 12; &quot;grudzień&quot;)" office:value-type="string" office:string-value="grudzień" calcext:value-type="string">
            <text:p>grudzień</text:p>
          </table:table-cell>
          <table:table-cell office:value-type="float" office:value="7.31" calcext:value-type="float">
            <text:p>7,31</text:p>
          </table:table-cell>
          <table:table-cell office:value-type="float" office:value="0.19" calcext:value-type="float">
            <text:p>0,19</text:p>
          </table:table-cell>
          <table:table-cell office:value-type="float" office:value="5" calcext:value-type="float">
            <text:p>5</text:p>
          </table:table-cell>
          <table:table-cell table:formula="of:=[.B978] - [.A978]" office:value-type="float" office:value="13" calcext:value-type="float">
            <text:p>13</text:p>
          </table:table-cell>
          <table:table-cell table:formula="of:= 10 * [.G978] * [.H978]" office:value-type="float" office:value="650" calcext:value-type="float">
            <text:p>650</text:p>
          </table:table-cell>
          <table:table-cell table:formula="of:=[.I978] + [.F978] + [.E978]" office:value-type="float" office:value="657.5" calcext:value-type="float">
            <text:p>657,5</text:p>
          </table:table-cell>
          <table:table-cell table:formula="of:= [.E978] + [.F978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office:value-type="date" office:date-value="2014-12-21" calcext:value-type="date">
            <text:p>2014-12-21</text:p>
          </table:table-cell>
          <table:table-cell office:value-type="date" office:date-value="2015-01-12" calcext:value-type="date">
            <text:p>2015-01-12</text:p>
          </table:table-cell>
          <table:table-cell table:formula="of:= MONTH([.A979])" office:value-type="float" office:value="12" calcext:value-type="float">
            <text:p>12</text:p>
          </table:table-cell>
          <table:table-cell table:formula="of:=COM.MICROSOFT.IFS([.C979] = 1; &quot;styczeń&quot;; [.C979] = 2; &quot;luty&quot;; [.C979] = 3; &quot;marzec&quot;; [.C979] = 4; &quot;kwiecień&quot;; [.C979] = 5; &quot;maj&quot;; [.C979] = 6; &quot;czerwiec&quot;; [.C979] = 7; &quot;lipiec&quot;; [.C979] = 8; &quot;sierpień&quot;; [.C979] = 9; &quot;wrzesień&quot;; [.C979] = 10; &quot;październik&quot;; [.C979] = 11; &quot;listopad&quot;; [.C979] = 12; &quot;grudzień&quot;)" office:value-type="string" office:string-value="grudzień" calcext:value-type="string">
            <text:p>grudz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B979] - [.A979]" office:value-type="float" office:value="22" calcext:value-type="float">
            <text:p>22</text:p>
          </table:table-cell>
          <table:table-cell table:formula="of:= 10 * [.G979] * [.H979]" office:value-type="float" office:value="880" calcext:value-type="float">
            <text:p>880</text:p>
          </table:table-cell>
          <table:table-cell table:formula="of:=[.I979] + [.F979] + [.E979]" office:value-type="float" office:value="884.36" calcext:value-type="float">
            <text:p>884,36</text:p>
          </table:table-cell>
          <table:table-cell table:formula="of:= [.E979] + [.F979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14" calcext:value-type="date">
            <text:p>2015-01-14</text:p>
          </table:table-cell>
          <table:table-cell table:formula="of:= MONTH([.A980])" office:value-type="float" office:value="12" calcext:value-type="float">
            <text:p>12</text:p>
          </table:table-cell>
          <table:table-cell table:formula="of:=COM.MICROSOFT.IFS([.C980] = 1; &quot;styczeń&quot;; [.C980] = 2; &quot;luty&quot;; [.C980] = 3; &quot;marzec&quot;; [.C980] = 4; &quot;kwiecień&quot;; [.C980] = 5; &quot;maj&quot;; [.C980] = 6; &quot;czerwiec&quot;; [.C980] = 7; &quot;lipiec&quot;; [.C980] = 8; &quot;sierpień&quot;; [.C980] = 9; &quot;wrzesień&quot;; [.C980] = 10; &quot;październik&quot;; [.C980] = 11; &quot;listopad&quot;; [.C980] = 12; &quot;grudzień&quot;)" office:value-type="string" office:string-value="grudzień" calcext:value-type="string">
            <text:p>grudz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980] - [.A980]" office:value-type="float" office:value="23" calcext:value-type="float">
            <text:p>23</text:p>
          </table:table-cell>
          <table:table-cell table:formula="of:= 10 * [.G980] * [.H980]" office:value-type="float" office:value="460" calcext:value-type="float">
            <text:p>460</text:p>
          </table:table-cell>
          <table:table-cell table:formula="of:=[.I980] + [.F980] + [.E980]" office:value-type="float" office:value="466.6" calcext:value-type="float">
            <text:p>466,6</text:p>
          </table:table-cell>
          <table:table-cell table:formula="of:= [.E980] + [.F980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13" calcext:value-type="date">
            <text:p>2015-01-13</text:p>
          </table:table-cell>
          <table:table-cell table:formula="of:= MONTH([.A981])" office:value-type="float" office:value="12" calcext:value-type="float">
            <text:p>12</text:p>
          </table:table-cell>
          <table:table-cell table:formula="of:=COM.MICROSOFT.IFS([.C981] = 1; &quot;styczeń&quot;; [.C981] = 2; &quot;luty&quot;; [.C981] = 3; &quot;marzec&quot;; [.C981] = 4; &quot;kwiecień&quot;; [.C981] = 5; &quot;maj&quot;; [.C981] = 6; &quot;czerwiec&quot;; [.C981] = 7; &quot;lipiec&quot;; [.C981] = 8; &quot;sierpień&quot;; [.C981] = 9; &quot;wrzesień&quot;; [.C981] = 10; &quot;październik&quot;; [.C981] = 11; &quot;listopad&quot;; [.C981] = 12; &quot;grudzień&quot;)" office:value-type="string" office:string-value="grudzień" calcext:value-type="string">
            <text:p>grudzień</text:p>
          </table:table-cell>
          <table:table-cell office:value-type="float" office:value="4.66" calcext:value-type="float">
            <text:p>4,66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formula="of:=[.B981] - [.A981]" office:value-type="float" office:value="22" calcext:value-type="float">
            <text:p>22</text:p>
          </table:table-cell>
          <table:table-cell table:formula="of:= 10 * [.G981] * [.H981]" office:value-type="float" office:value="1100" calcext:value-type="float">
            <text:p>1100</text:p>
          </table:table-cell>
          <table:table-cell table:formula="of:=[.I981] + [.F981] + [.E981]" office:value-type="float" office:value="1104.78" calcext:value-type="float">
            <text:p>1104,78</text:p>
          </table:table-cell>
          <table:table-cell table:formula="of:= [.E981] + [.F981]" office:value-type="float" office:value="4.78" calcext:value-type="float">
            <text:p>4,78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02" calcext:value-type="date">
            <text:p>2015-01-02</text:p>
          </table:table-cell>
          <table:table-cell table:formula="of:= MONTH([.A982])" office:value-type="float" office:value="12" calcext:value-type="float">
            <text:p>12</text:p>
          </table:table-cell>
          <table:table-cell table:formula="of:=COM.MICROSOFT.IFS([.C982] = 1; &quot;styczeń&quot;; [.C982] = 2; &quot;luty&quot;; [.C982] = 3; &quot;marzec&quot;; [.C982] = 4; &quot;kwiecień&quot;; [.C982] = 5; &quot;maj&quot;; [.C982] = 6; &quot;czerwiec&quot;; [.C982] = 7; &quot;lipiec&quot;; [.C982] = 8; &quot;sierpień&quot;; [.C982] = 9; &quot;wrzesień&quot;; [.C982] = 10; &quot;październik&quot;; [.C982] = 11; &quot;listopad&quot;; [.C982] = 12; &quot;grudzień&quot;)" office:value-type="string" office:string-value="grudzień" calcext:value-type="string">
            <text:p>grudzień</text:p>
          </table:table-cell>
          <table:table-cell office:value-type="float" office:value="6.23" calcext:value-type="float">
            <text:p>6,23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table:formula="of:=[.B982] - [.A982]" office:value-type="float" office:value="11" calcext:value-type="float">
            <text:p>11</text:p>
          </table:table-cell>
          <table:table-cell table:formula="of:= 10 * [.G982] * [.H982]" office:value-type="float" office:value="550" calcext:value-type="float">
            <text:p>550</text:p>
          </table:table-cell>
          <table:table-cell table:formula="of:=[.I982] + [.F982] + [.E982]" office:value-type="float" office:value="556.39" calcext:value-type="float">
            <text:p>556,39</text:p>
          </table:table-cell>
          <table:table-cell table:formula="of:= [.E982] + [.F982]" office:value-type="float" office:value="6.39" calcext:value-type="float">
            <text:p>6,39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14" calcext:value-type="date">
            <text:p>2015-01-14</text:p>
          </table:table-cell>
          <table:table-cell table:formula="of:= MONTH([.A983])" office:value-type="float" office:value="12" calcext:value-type="float">
            <text:p>12</text:p>
          </table:table-cell>
          <table:table-cell table:formula="of:=COM.MICROSOFT.IFS([.C983] = 1; &quot;styczeń&quot;; [.C983] = 2; &quot;luty&quot;; [.C983] = 3; &quot;marzec&quot;; [.C983] = 4; &quot;kwiecień&quot;; [.C983] = 5; &quot;maj&quot;; [.C983] = 6; &quot;czerwiec&quot;; [.C983] = 7; &quot;lipiec&quot;; [.C983] = 8; &quot;sierpień&quot;; [.C983] = 9; &quot;wrzesień&quot;; [.C983] = 10; &quot;październik&quot;; [.C983] = 11; &quot;listopad&quot;; [.C983] = 12; &quot;grudzień&quot;)" office:value-type="string" office:string-value="grudzień" calcext:value-type="string">
            <text:p>grudzień</text:p>
          </table:table-cell>
          <table:table-cell office:value-type="float" office:value="3.73" calcext:value-type="float">
            <text:p>3,7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formula="of:=[.B983] - [.A983]" office:value-type="float" office:value="23" calcext:value-type="float">
            <text:p>23</text:p>
          </table:table-cell>
          <table:table-cell table:formula="of:= 10 * [.G983] * [.H983]" office:value-type="float" office:value="690" calcext:value-type="float">
            <text:p>690</text:p>
          </table:table-cell>
          <table:table-cell table:formula="of:=[.I983] + [.F983] + [.E983]" office:value-type="float" office:value="693.83" calcext:value-type="float">
            <text:p>693,83</text:p>
          </table:table-cell>
          <table:table-cell table:formula="of:= [.E983] + [.F983]" office:value-type="float" office:value="3.83" calcext:value-type="float">
            <text:p>3,83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02" calcext:value-type="date">
            <text:p>2015-01-02</text:p>
          </table:table-cell>
          <table:table-cell table:formula="of:= MONTH([.A984])" office:value-type="float" office:value="12" calcext:value-type="float">
            <text:p>12</text:p>
          </table:table-cell>
          <table:table-cell table:formula="of:=COM.MICROSOFT.IFS([.C984] = 1; &quot;styczeń&quot;; [.C984] = 2; &quot;luty&quot;; [.C984] = 3; &quot;marzec&quot;; [.C984] = 4; &quot;kwiecień&quot;; [.C984] = 5; &quot;maj&quot;; [.C984] = 6; &quot;czerwiec&quot;; [.C984] = 7; &quot;lipiec&quot;; [.C984] = 8; &quot;sierpień&quot;; [.C984] = 9; &quot;wrzesień&quot;; [.C984] = 10; &quot;październik&quot;; [.C984] = 11; &quot;listopad&quot;; [.C984] = 12; &quot;grudzień&quot;)" office:value-type="string" office:string-value="grudzień" calcext:value-type="string">
            <text:p>grudzi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[.B984] - [.A984]" office:value-type="float" office:value="11" calcext:value-type="float">
            <text:p>11</text:p>
          </table:table-cell>
          <table:table-cell table:formula="of:= 10 * [.G984] * [.H984]" office:value-type="float" office:value="220" calcext:value-type="float">
            <text:p>220</text:p>
          </table:table-cell>
          <table:table-cell table:formula="of:=[.I984] + [.F984] + [.E984]" office:value-type="float" office:value="223.89" calcext:value-type="float">
            <text:p>223,89</text:p>
          </table:table-cell>
          <table:table-cell table:formula="of:= [.E984] + [.F984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4-12-27" calcext:value-type="date">
            <text:p>2014-12-27</text:p>
          </table:table-cell>
          <table:table-cell table:formula="of:= MONTH([.A985])" office:value-type="float" office:value="12" calcext:value-type="float">
            <text:p>12</text:p>
          </table:table-cell>
          <table:table-cell table:formula="of:=COM.MICROSOFT.IFS([.C985] = 1; &quot;styczeń&quot;; [.C985] = 2; &quot;luty&quot;; [.C985] = 3; &quot;marzec&quot;; [.C985] = 4; &quot;kwiecień&quot;; [.C985] = 5; &quot;maj&quot;; [.C985] = 6; &quot;czerwiec&quot;; [.C985] = 7; &quot;lipiec&quot;; [.C985] = 8; &quot;sierpień&quot;; [.C985] = 9; &quot;wrzesień&quot;; [.C985] = 10; &quot;październik&quot;; [.C985] = 11; &quot;listopad&quot;; [.C985] = 12; &quot;grudzień&quot;)" office:value-type="string" office:string-value="grudzień" calcext:value-type="string">
            <text:p>grudzień</text:p>
          </table:table-cell>
          <table:table-cell office:value-type="float" office:value="2.01" calcext:value-type="float">
            <text:p>2,01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table:formula="of:=[.B985] - [.A985]" office:value-type="float" office:value="5" calcext:value-type="float">
            <text:p>5</text:p>
          </table:table-cell>
          <table:table-cell table:formula="of:= 10 * [.G985] * [.H985]" office:value-type="float" office:value="300" calcext:value-type="float">
            <text:p>300</text:p>
          </table:table-cell>
          <table:table-cell table:formula="of:=[.I985] + [.F985] + [.E985]" office:value-type="float" office:value="302.06" calcext:value-type="float">
            <text:p>302,06</text:p>
          </table:table-cell>
          <table:table-cell table:formula="of:= [.E985] + [.F985]" office:value-type="float" office:value="2.06" calcext:value-type="float">
            <text:p>2,06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4-12-30" calcext:value-type="date">
            <text:p>2014-12-30</text:p>
          </table:table-cell>
          <table:table-cell table:formula="of:= MONTH([.A986])" office:value-type="float" office:value="12" calcext:value-type="float">
            <text:p>12</text:p>
          </table:table-cell>
          <table:table-cell table:formula="of:=COM.MICROSOFT.IFS([.C986] = 1; &quot;styczeń&quot;; [.C986] = 2; &quot;luty&quot;; [.C986] = 3; &quot;marzec&quot;; [.C986] = 4; &quot;kwiecień&quot;; [.C986] = 5; &quot;maj&quot;; [.C986] = 6; &quot;czerwiec&quot;; [.C986] = 7; &quot;lipiec&quot;; [.C986] = 8; &quot;sierpień&quot;; [.C986] = 9; &quot;wrzesień&quot;; [.C986] = 10; &quot;październik&quot;; [.C986] = 11; &quot;listopad&quot;; [.C986] = 12; &quot;grudzień&quot;)" office:value-type="string" office:string-value="grudzień" calcext:value-type="string">
            <text:p>grudzień</text:p>
          </table:table-cell>
          <table:table-cell office:value-type="float" office:value="6.43" calcext:value-type="float">
            <text:p>6,43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table:formula="of:=[.B986] - [.A986]" office:value-type="float" office:value="8" calcext:value-type="float">
            <text:p>8</text:p>
          </table:table-cell>
          <table:table-cell table:formula="of:= 10 * [.G986] * [.H986]" office:value-type="float" office:value="240" calcext:value-type="float">
            <text:p>240</text:p>
          </table:table-cell>
          <table:table-cell table:formula="of:=[.I986] + [.F986] + [.E986]" office:value-type="float" office:value="246.6" calcext:value-type="float">
            <text:p>246,6</text:p>
          </table:table-cell>
          <table:table-cell table:formula="of:= [.E986] + [.F986]"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18" calcext:value-type="date">
            <text:p>2015-01-18</text:p>
          </table:table-cell>
          <table:table-cell table:formula="of:= MONTH([.A987])" office:value-type="float" office:value="12" calcext:value-type="float">
            <text:p>12</text:p>
          </table:table-cell>
          <table:table-cell table:formula="of:=COM.MICROSOFT.IFS([.C987] = 1; &quot;styczeń&quot;; [.C987] = 2; &quot;luty&quot;; [.C987] = 3; &quot;marzec&quot;; [.C987] = 4; &quot;kwiecień&quot;; [.C987] = 5; &quot;maj&quot;; [.C987] = 6; &quot;czerwiec&quot;; [.C987] = 7; &quot;lipiec&quot;; [.C987] = 8; &quot;sierpień&quot;; [.C987] = 9; &quot;wrzesień&quot;; [.C987] = 10; &quot;październik&quot;; [.C987] = 11; &quot;listopad&quot;; [.C987] = 12; &quot;grudzień&quot;)" office:value-type="string" office:string-value="grudzień" calcext:value-type="string">
            <text:p>grudzień</text:p>
          </table:table-cell>
          <table:table-cell office:value-type="float" office:value="2.72" calcext:value-type="float">
            <text:p>2,72</text:p>
          </table:table-cell>
          <table:table-cell office:value-type="float" office:value="0.07" calcext:value-type="float">
            <text:p>0,07</text:p>
          </table:table-cell>
          <table:table-cell office:value-type="float" office:value="3" calcext:value-type="float">
            <text:p>3</text:p>
          </table:table-cell>
          <table:table-cell table:formula="of:=[.B987] - [.A987]" office:value-type="float" office:value="27" calcext:value-type="float">
            <text:p>27</text:p>
          </table:table-cell>
          <table:table-cell table:formula="of:= 10 * [.G987] * [.H987]" office:value-type="float" office:value="810" calcext:value-type="float">
            <text:p>810</text:p>
          </table:table-cell>
          <table:table-cell table:formula="of:=[.I987] + [.F987] + [.E987]" office:value-type="float" office:value="812.79" calcext:value-type="float">
            <text:p>812,79</text:p>
          </table:table-cell>
          <table:table-cell table:formula="of:= [.E987] + [.F987]"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01" calcext:value-type="date">
            <text:p>2015-01-01</text:p>
          </table:table-cell>
          <table:table-cell table:formula="of:= MONTH([.A988])" office:value-type="float" office:value="12" calcext:value-type="float">
            <text:p>12</text:p>
          </table:table-cell>
          <table:table-cell table:formula="of:=COM.MICROSOFT.IFS([.C988] = 1; &quot;styczeń&quot;; [.C988] = 2; &quot;luty&quot;; [.C988] = 3; &quot;marzec&quot;; [.C988] = 4; &quot;kwiecień&quot;; [.C988] = 5; &quot;maj&quot;; [.C988] = 6; &quot;czerwiec&quot;; [.C988] = 7; &quot;lipiec&quot;; [.C988] = 8; &quot;sierpień&quot;; [.C988] = 9; &quot;wrzesień&quot;; [.C988] = 10; &quot;październik&quot;; [.C988] = 11; &quot;listopad&quot;; [.C988] = 12; &quot;grudzień&quot;)" office:value-type="string" office:string-value="grudzień" calcext:value-type="string">
            <text:p>grudzień</text:p>
          </table:table-cell>
          <table:table-cell office:value-type="float" office:value="9.06" calcext:value-type="float">
            <text:p>9,06</text:p>
          </table:table-cell>
          <table:table-cell office:value-type="float" office:value="0.24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 table:formula="of:=[.B988] - [.A988]" office:value-type="float" office:value="10" calcext:value-type="float">
            <text:p>10</text:p>
          </table:table-cell>
          <table:table-cell table:formula="of:= 10 * [.G988] * [.H988]" office:value-type="float" office:value="300" calcext:value-type="float">
            <text:p>300</text:p>
          </table:table-cell>
          <table:table-cell table:formula="of:=[.I988] + [.F988] + [.E988]" office:value-type="float" office:value="309.3" calcext:value-type="float">
            <text:p>309,3</text:p>
          </table:table-cell>
          <table:table-cell table:formula="of:= [.E988] + [.F988]" office:value-type="float" office:value="9.3" calcext:value-type="float">
            <text:p>9,3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03" calcext:value-type="date">
            <text:p>2015-01-03</text:p>
          </table:table-cell>
          <table:table-cell table:formula="of:= MONTH([.A989])" office:value-type="float" office:value="12" calcext:value-type="float">
            <text:p>12</text:p>
          </table:table-cell>
          <table:table-cell table:formula="of:=COM.MICROSOFT.IFS([.C989] = 1; &quot;styczeń&quot;; [.C989] = 2; &quot;luty&quot;; [.C989] = 3; &quot;marzec&quot;; [.C989] = 4; &quot;kwiecień&quot;; [.C989] = 5; &quot;maj&quot;; [.C989] = 6; &quot;czerwiec&quot;; [.C989] = 7; &quot;lipiec&quot;; [.C989] = 8; &quot;sierpień&quot;; [.C989] = 9; &quot;wrzesień&quot;; [.C989] = 10; &quot;październik&quot;; [.C989] = 11; &quot;listopad&quot;; [.C989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formula="of:=[.B989] - [.A989]" office:value-type="float" office:value="12" calcext:value-type="float">
            <text:p>12</text:p>
          </table:table-cell>
          <table:table-cell table:formula="of:= 10 * [.G989] * [.H989]" office:value-type="float" office:value="360" calcext:value-type="float">
            <text:p>360</text:p>
          </table:table-cell>
          <table:table-cell table:formula="of:=[.I989] + [.F989] + [.E989]" office:value-type="float" office:value="365.82" calcext:value-type="float">
            <text:p>365,82</text:p>
          </table:table-cell>
          <table:table-cell table:formula="of:= [.E989] + [.F989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05" calcext:value-type="date">
            <text:p>2015-01-05</text:p>
          </table:table-cell>
          <table:table-cell table:formula="of:= MONTH([.A990])" office:value-type="float" office:value="12" calcext:value-type="float">
            <text:p>12</text:p>
          </table:table-cell>
          <table:table-cell table:formula="of:=COM.MICROSOFT.IFS([.C990] = 1; &quot;styczeń&quot;; [.C990] = 2; &quot;luty&quot;; [.C990] = 3; &quot;marzec&quot;; [.C990] = 4; &quot;kwiecień&quot;; [.C990] = 5; &quot;maj&quot;; [.C990] = 6; &quot;czerwiec&quot;; [.C990] = 7; &quot;lipiec&quot;; [.C990] = 8; &quot;sierpień&quot;; [.C990] = 9; &quot;wrzesień&quot;; [.C990] = 10; &quot;październik&quot;; [.C990] = 11; &quot;listopad&quot;; [.C990] = 12; &quot;grudzień&quot;)" office:value-type="string" office:string-value="grudzień" calcext:value-type="string">
            <text:p>grudz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table:formula="of:=[.B990] - [.A990]" office:value-type="float" office:value="14" calcext:value-type="float">
            <text:p>14</text:p>
          </table:table-cell>
          <table:table-cell table:formula="of:= 10 * [.G990] * [.H990]" office:value-type="float" office:value="840" calcext:value-type="float">
            <text:p>840</text:p>
          </table:table-cell>
          <table:table-cell table:formula="of:=[.I990] + [.F990] + [.E990]" office:value-type="float" office:value="844.36" calcext:value-type="float">
            <text:p>844,36</text:p>
          </table:table-cell>
          <table:table-cell table:formula="of:= [.E990] + [.F990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05" calcext:value-type="date">
            <text:p>2015-01-05</text:p>
          </table:table-cell>
          <table:table-cell table:formula="of:= MONTH([.A991])" office:value-type="float" office:value="12" calcext:value-type="float">
            <text:p>12</text:p>
          </table:table-cell>
          <table:table-cell table:formula="of:=COM.MICROSOFT.IFS([.C991] = 1; &quot;styczeń&quot;; [.C991] = 2; &quot;luty&quot;; [.C991] = 3; &quot;marzec&quot;; [.C991] = 4; &quot;kwiecień&quot;; [.C991] = 5; &quot;maj&quot;; [.C991] = 6; &quot;czerwiec&quot;; [.C991] = 7; &quot;lipiec&quot;; [.C991] = 8; &quot;sierpień&quot;; [.C991] = 9; &quot;wrzesień&quot;; [.C991] = 10; &quot;październik&quot;; [.C991] = 11; &quot;listopad&quot;; [.C991] = 12; &quot;grudzień&quot;)" office:value-type="string" office:string-value="grudzień" calcext:value-type="string">
            <text:p>grudzień</text:p>
          </table:table-cell>
          <table:table-cell office:value-type="float" office:value="3.57" calcext:value-type="float">
            <text:p>3,57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B991] - [.A991]" office:value-type="float" office:value="14" calcext:value-type="float">
            <text:p>14</text:p>
          </table:table-cell>
          <table:table-cell table:formula="of:= 10 * [.G991] * [.H991]" office:value-type="float" office:value="280" calcext:value-type="float">
            <text:p>280</text:p>
          </table:table-cell>
          <table:table-cell table:formula="of:=[.I991] + [.F991] + [.E991]" office:value-type="float" office:value="283.66" calcext:value-type="float">
            <text:p>283,66</text:p>
          </table:table-cell>
          <table:table-cell table:formula="of:= [.E991] + [.F991]" office:value-type="float" office:value="3.66" calcext:value-type="float">
            <text:p>3,66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04" calcext:value-type="date">
            <text:p>2015-01-04</text:p>
          </table:table-cell>
          <table:table-cell table:formula="of:= MONTH([.A992])" office:value-type="float" office:value="12" calcext:value-type="float">
            <text:p>12</text:p>
          </table:table-cell>
          <table:table-cell table:formula="of:=COM.MICROSOFT.IFS([.C992] = 1; &quot;styczeń&quot;; [.C992] = 2; &quot;luty&quot;; [.C992] = 3; &quot;marzec&quot;; [.C992] = 4; &quot;kwiecień&quot;; [.C992] = 5; &quot;maj&quot;; [.C992] = 6; &quot;czerwiec&quot;; [.C992] = 7; &quot;lipiec&quot;; [.C992] = 8; &quot;sierpień&quot;; [.C992] = 9; &quot;wrzesień&quot;; [.C992] = 10; &quot;październik&quot;; [.C992] = 11; &quot;listopad&quot;; [.C992] = 12; &quot;grudzień&quot;)" office:value-type="string" office:string-value="grudzień" calcext:value-type="string">
            <text:p>grudzień</text:p>
          </table:table-cell>
          <table:table-cell office:value-type="float" office:value="8.39" calcext:value-type="float">
            <text:p>8,39</text:p>
          </table:table-cell>
          <table:table-cell office:value-type="float" office:value="0.22" calcext:value-type="float">
            <text:p>0,22</text:p>
          </table:table-cell>
          <table:table-cell office:value-type="float" office:value="5" calcext:value-type="float">
            <text:p>5</text:p>
          </table:table-cell>
          <table:table-cell table:formula="of:=[.B992] - [.A992]" office:value-type="float" office:value="13" calcext:value-type="float">
            <text:p>13</text:p>
          </table:table-cell>
          <table:table-cell table:formula="of:= 10 * [.G992] * [.H992]" office:value-type="float" office:value="650" calcext:value-type="float">
            <text:p>650</text:p>
          </table:table-cell>
          <table:table-cell table:formula="of:=[.I992] + [.F992] + [.E992]" office:value-type="float" office:value="658.61" calcext:value-type="float">
            <text:p>658,61</text:p>
          </table:table-cell>
          <table:table-cell table:formula="of:= [.E992] + [.F992]" office:value-type="float" office:value="8.61" calcext:value-type="float">
            <text:p>8,61</text:p>
          </table:table-cell>
          <table:table-cell table:number-columns-repeated="7"/>
        </table:table-row>
        <table:table-row table:style-name="ro1">
          <table:table-cell office:value-type="date" office:date-value="2014-12-22" calcext:value-type="date">
            <text:p>2014-12-22</text:p>
          </table:table-cell>
          <table:table-cell office:value-type="date" office:date-value="2015-01-17" calcext:value-type="date">
            <text:p>2015-01-17</text:p>
          </table:table-cell>
          <table:table-cell table:formula="of:= MONTH([.A993])" office:value-type="float" office:value="12" calcext:value-type="float">
            <text:p>12</text:p>
          </table:table-cell>
          <table:table-cell table:formula="of:=COM.MICROSOFT.IFS([.C993] = 1; &quot;styczeń&quot;; [.C993] = 2; &quot;luty&quot;; [.C993] = 3; &quot;marzec&quot;; [.C993] = 4; &quot;kwiecień&quot;; [.C993] = 5; &quot;maj&quot;; [.C993] = 6; &quot;czerwiec&quot;; [.C993] = 7; &quot;lipiec&quot;; [.C993] = 8; &quot;sierpień&quot;; [.C993] = 9; &quot;wrzesień&quot;; [.C993] = 10; &quot;październik&quot;; [.C993] = 11; &quot;listopad&quot;; [.C993] = 12; &quot;grudzień&quot;)" office:value-type="string" office:string-value="grudzień" calcext:value-type="string">
            <text:p>grudzień</text:p>
          </table:table-cell>
          <table:table-cell office:value-type="float" office:value="2.29" calcext:value-type="float">
            <text:p>2,29</text:p>
          </table:table-cell>
          <table:table-cell office:value-type="float" office:value="0.06" calcext:value-type="float">
            <text:p>0,06</text:p>
          </table:table-cell>
          <table:table-cell office:value-type="float" office:value="5" calcext:value-type="float">
            <text:p>5</text:p>
          </table:table-cell>
          <table:table-cell table:formula="of:=[.B993] - [.A993]" office:value-type="float" office:value="26" calcext:value-type="float">
            <text:p>26</text:p>
          </table:table-cell>
          <table:table-cell table:formula="of:= 10 * [.G993] * [.H993]" office:value-type="float" office:value="1300" calcext:value-type="float">
            <text:p>1300</text:p>
          </table:table-cell>
          <table:table-cell table:formula="of:=[.I993] + [.F993] + [.E993]" office:value-type="float" office:value="1302.35" calcext:value-type="float">
            <text:p>1302,35</text:p>
          </table:table-cell>
          <table:table-cell table:formula="of:= [.E993] + [.F993]" office:value-type="float" office:value="2.35" calcext:value-type="float">
            <text:p>2,35</text:p>
          </table:table-cell>
          <table:table-cell table:number-columns-repeated="7"/>
        </table:table-row>
        <table:table-row table:style-name="ro1">
          <table:table-cell office:value-type="date" office:date-value="2014-12-28" calcext:value-type="date">
            <text:p>2014-12-28</text:p>
          </table:table-cell>
          <table:table-cell office:value-type="date" office:date-value="2015-01-06" calcext:value-type="date">
            <text:p>2015-01-06</text:p>
          </table:table-cell>
          <table:table-cell table:formula="of:= MONTH([.A994])" office:value-type="float" office:value="12" calcext:value-type="float">
            <text:p>12</text:p>
          </table:table-cell>
          <table:table-cell table:formula="of:=COM.MICROSOFT.IFS([.C994] = 1; &quot;styczeń&quot;; [.C994] = 2; &quot;luty&quot;; [.C994] = 3; &quot;marzec&quot;; [.C994] = 4; &quot;kwiecień&quot;; [.C994] = 5; &quot;maj&quot;; [.C994] = 6; &quot;czerwiec&quot;; [.C994] = 7; &quot;lipiec&quot;; [.C994] = 8; &quot;sierpień&quot;; [.C994] = 9; &quot;wrzesień&quot;; [.C994] = 10; &quot;październik&quot;; [.C994] = 11; &quot;listopad&quot;; [.C994] = 12; &quot;grudzień&quot;)" office:value-type="string" office:string-value="grudzień" calcext:value-type="string">
            <text:p>grudzień</text:p>
          </table:table-cell>
          <table:table-cell office:value-type="float" office:value="3.79" calcext:value-type="float">
            <text:p>3,79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[.B994] - [.A994]" office:value-type="float" office:value="9" calcext:value-type="float">
            <text:p>9</text:p>
          </table:table-cell>
          <table:table-cell table:formula="of:= 10 * [.G994] * [.H994]" office:value-type="float" office:value="360" calcext:value-type="float">
            <text:p>360</text:p>
          </table:table-cell>
          <table:table-cell table:formula="of:=[.I994] + [.F994] + [.E994]" office:value-type="float" office:value="363.89" calcext:value-type="float">
            <text:p>363,89</text:p>
          </table:table-cell>
          <table:table-cell table:formula="of:= [.E994] + [.F994]" office:value-type="float" office:value="3.89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date" office:date-value="2014-12-28" calcext:value-type="date">
            <text:p>2014-12-28</text:p>
          </table:table-cell>
          <table:table-cell office:value-type="date" office:date-value="2015-01-02" calcext:value-type="date">
            <text:p>2015-01-02</text:p>
          </table:table-cell>
          <table:table-cell table:formula="of:= MONTH([.A995])" office:value-type="float" office:value="12" calcext:value-type="float">
            <text:p>12</text:p>
          </table:table-cell>
          <table:table-cell table:formula="of:=COM.MICROSOFT.IFS([.C995] = 1; &quot;styczeń&quot;; [.C995] = 2; &quot;luty&quot;; [.C995] = 3; &quot;marzec&quot;; [.C995] = 4; &quot;kwiecień&quot;; [.C995] = 5; &quot;maj&quot;; [.C995] = 6; &quot;czerwiec&quot;; [.C995] = 7; &quot;lipiec&quot;; [.C995] = 8; &quot;sierpień&quot;; [.C995] = 9; &quot;wrzesień&quot;; [.C995] = 10; &quot;październik&quot;; [.C995] = 11; &quot;listopad&quot;; [.C995] = 12; &quot;grudzień&quot;)" office:value-type="string" office:string-value="grudzień" calcext:value-type="string">
            <text:p>grudzień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formula="of:=[.B995] - [.A995]" office:value-type="float" office:value="5" calcext:value-type="float">
            <text:p>5</text:p>
          </table:table-cell>
          <table:table-cell table:formula="of:= 10 * [.G995] * [.H995]" office:value-type="float" office:value="150" calcext:value-type="float">
            <text:p>150</text:p>
          </table:table-cell>
          <table:table-cell table:formula="of:=[.I995] + [.F995] + [.E995]" office:value-type="float" office:value="157.75" calcext:value-type="float">
            <text:p>157,75</text:p>
          </table:table-cell>
          <table:table-cell table:formula="of:= [.E995] + [.F995]" office:value-type="float" office:value="7.75" calcext:value-type="float">
            <text:p>7,75</text:p>
          </table:table-cell>
          <table:table-cell table:number-columns-repeated="7"/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date" office:date-value="2015-01-24" calcext:value-type="date">
            <text:p>2015-01-24</text:p>
          </table:table-cell>
          <table:table-cell table:formula="of:= MONTH([.A996])" office:value-type="float" office:value="12" calcext:value-type="float">
            <text:p>12</text:p>
          </table:table-cell>
          <table:table-cell table:formula="of:=COM.MICROSOFT.IFS([.C996] = 1; &quot;styczeń&quot;; [.C996] = 2; &quot;luty&quot;; [.C996] = 3; &quot;marzec&quot;; [.C996] = 4; &quot;kwiecień&quot;; [.C996] = 5; &quot;maj&quot;; [.C996] = 6; &quot;czerwiec&quot;; [.C996] = 7; &quot;lipiec&quot;; [.C996] = 8; &quot;sierpień&quot;; [.C996] = 9; &quot;wrzesień&quot;; [.C996] = 10; &quot;październik&quot;; [.C996] = 11; &quot;listopad&quot;; [.C996] = 12; &quot;grudzień&quot;)" office:value-type="string" office:string-value="grudzień" calcext:value-type="string">
            <text:p>grudzień</text:p>
          </table:table-cell>
          <table:table-cell office:value-type="float" office:value="7.71" calcext:value-type="float">
            <text:p>7,7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table:formula="of:=[.B996] - [.A996]" office:value-type="float" office:value="26" calcext:value-type="float">
            <text:p>26</text:p>
          </table:table-cell>
          <table:table-cell table:formula="of:= 10 * [.G996] * [.H996]" office:value-type="float" office:value="1560" calcext:value-type="float">
            <text:p>1560</text:p>
          </table:table-cell>
          <table:table-cell table:formula="of:=[.I996] + [.F996] + [.E996]" office:value-type="float" office:value="1567.91" calcext:value-type="float">
            <text:p>1567,91</text:p>
          </table:table-cell>
          <table:table-cell table:formula="of:= [.E996] + [.F996]" office:value-type="float" office:value="7.91" calcext:value-type="float">
            <text:p>7,91</text:p>
          </table:table-cell>
          <table:table-cell table:number-columns-repeated="7"/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date" office:date-value="2014-12-31" calcext:value-type="date">
            <text:p>2014-12-31</text:p>
          </table:table-cell>
          <table:table-cell table:formula="of:= MONTH([.A997])" office:value-type="float" office:value="12" calcext:value-type="float">
            <text:p>12</text:p>
          </table:table-cell>
          <table:table-cell table:formula="of:=COM.MICROSOFT.IFS([.C997] = 1; &quot;styczeń&quot;; [.C997] = 2; &quot;luty&quot;; [.C997] = 3; &quot;marzec&quot;; [.C997] = 4; &quot;kwiecień&quot;; [.C997] = 5; &quot;maj&quot;; [.C997] = 6; &quot;czerwiec&quot;; [.C997] = 7; &quot;lipiec&quot;; [.C997] = 8; &quot;sierpień&quot;; [.C997] = 9; &quot;wrzesień&quot;; [.C997] = 10; &quot;październik&quot;; [.C997] = 11; &quot;listopad&quot;; [.C997] = 12; &quot;grudzień&quot;)" office:value-type="string" office:string-value="grudzień" calcext:value-type="string">
            <text:p>grudzi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4" calcext:value-type="float">
            <text:p>4</text:p>
          </table:table-cell>
          <table:table-cell table:formula="of:=[.B997] - [.A997]" office:value-type="float" office:value="2" calcext:value-type="float">
            <text:p>2</text:p>
          </table:table-cell>
          <table:table-cell table:formula="of:= 10 * [.G997] * [.H997]" office:value-type="float" office:value="80" calcext:value-type="float">
            <text:p>80</text:p>
          </table:table-cell>
          <table:table-cell table:formula="of:=[.I997] + [.F997] + [.E997]" office:value-type="float" office:value="86.51" calcext:value-type="float">
            <text:p>86,51</text:p>
          </table:table-cell>
          <table:table-cell table:formula="of:= [.E997] + [.F997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date" office:date-value="2015-01-08" calcext:value-type="date">
            <text:p>2015-01-08</text:p>
          </table:table-cell>
          <table:table-cell table:formula="of:= MONTH([.A998])" office:value-type="float" office:value="12" calcext:value-type="float">
            <text:p>12</text:p>
          </table:table-cell>
          <table:table-cell table:formula="of:=COM.MICROSOFT.IFS([.C998] = 1; &quot;styczeń&quot;; [.C998] = 2; &quot;luty&quot;; [.C998] = 3; &quot;marzec&quot;; [.C998] = 4; &quot;kwiecień&quot;; [.C998] = 5; &quot;maj&quot;; [.C998] = 6; &quot;czerwiec&quot;; [.C998] = 7; &quot;lipiec&quot;; [.C998] = 8; &quot;sierpień&quot;; [.C998] = 9; &quot;wrzesień&quot;; [.C998] = 10; &quot;październik&quot;; [.C998] = 11; &quot;listopad&quot;; [.C998] = 12; &quot;grudzień&quot;)" office:value-type="string" office:string-value="grudzień" calcext:value-type="string">
            <text:p>grudzień</text:p>
          </table:table-cell>
          <table:table-cell office:value-type="float" office:value="6.58" calcext:value-type="float">
            <text:p>6,58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B998] - [.A998]" office:value-type="float" office:value="10" calcext:value-type="float">
            <text:p>10</text:p>
          </table:table-cell>
          <table:table-cell table:formula="of:= 10 * [.G998] * [.H998]" office:value-type="float" office:value="200" calcext:value-type="float">
            <text:p>200</text:p>
          </table:table-cell>
          <table:table-cell table:formula="of:=[.I998] + [.F998] + [.E998]" office:value-type="float" office:value="206.75" calcext:value-type="float">
            <text:p>206,75</text:p>
          </table:table-cell>
          <table:table-cell table:formula="of:= [.E998] + [.F998]" office:value-type="float" office:value="6.75" calcext:value-type="float">
            <text:p>6,75</text:p>
          </table:table-cell>
          <table:table-cell table:number-columns-repeated="7"/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date" office:date-value="2015-01-24" calcext:value-type="date">
            <text:p>2015-01-24</text:p>
          </table:table-cell>
          <table:table-cell table:formula="of:= MONTH([.A999])" office:value-type="float" office:value="12" calcext:value-type="float">
            <text:p>12</text:p>
          </table:table-cell>
          <table:table-cell table:formula="of:=COM.MICROSOFT.IFS([.C999] = 1; &quot;styczeń&quot;; [.C999] = 2; &quot;luty&quot;; [.C999] = 3; &quot;marzec&quot;; [.C999] = 4; &quot;kwiecień&quot;; [.C999] = 5; &quot;maj&quot;; [.C999] = 6; &quot;czerwiec&quot;; [.C999] = 7; &quot;lipiec&quot;; [.C999] = 8; &quot;sierpień&quot;; [.C999] = 9; &quot;wrzesień&quot;; [.C999] = 10; &quot;październik&quot;; [.C999] = 11; &quot;listopad&quot;; [.C999] = 12; &quot;grudzień&quot;)" office:value-type="string" office:string-value="grudzień" calcext:value-type="string">
            <text:p>grudzień</text:p>
          </table:table-cell>
          <table:table-cell office:value-type="float" office:value="6.34" calcext:value-type="float">
            <text:p>6,34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formula="of:=[.B999] - [.A999]" office:value-type="float" office:value="26" calcext:value-type="float">
            <text:p>26</text:p>
          </table:table-cell>
          <table:table-cell table:formula="of:= 10 * [.G999] * [.H999]" office:value-type="float" office:value="1560" calcext:value-type="float">
            <text:p>1560</text:p>
          </table:table-cell>
          <table:table-cell table:formula="of:=[.I999] + [.F999] + [.E999]" office:value-type="float" office:value="1566.51" calcext:value-type="float">
            <text:p>1566,51</text:p>
          </table:table-cell>
          <table:table-cell table:formula="of:= [.E999] + [.F999]" office:value-type="float" office:value="6.51" calcext:value-type="float">
            <text:p>6,51</text:p>
          </table:table-cell>
          <table:table-cell table:number-columns-repeated="7"/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date" office:date-value="2015-01-15" calcext:value-type="date">
            <text:p>2015-01-15</text:p>
          </table:table-cell>
          <table:table-cell table:formula="of:= MONTH([.A1000])" office:value-type="float" office:value="12" calcext:value-type="float">
            <text:p>12</text:p>
          </table:table-cell>
          <table:table-cell table:formula="of:=COM.MICROSOFT.IFS([.C1000] = 1; &quot;styczeń&quot;; [.C1000] = 2; &quot;luty&quot;; [.C1000] = 3; &quot;marzec&quot;; [.C1000] = 4; &quot;kwiecień&quot;; [.C1000] = 5; &quot;maj&quot;; [.C1000] = 6; &quot;czerwiec&quot;; [.C1000] = 7; &quot;lipiec&quot;; [.C1000] = 8; &quot;sierpień&quot;; [.C1000] = 9; &quot;wrzesień&quot;; [.C1000] = 10; &quot;październik&quot;; [.C1000] = 11; &quot;listopad&quot;; [.C1000] = 12; &quot;grudzień&quot;)" office:value-type="string" office:string-value="grudzień" calcext:value-type="string">
            <text:p>grudzień</text:p>
          </table:table-cell>
          <table:table-cell office:value-type="float" office:value="5.67" calcext:value-type="float">
            <text:p>5,67</text:p>
          </table:table-cell>
          <table:table-cell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formula="of:=[.B1000] - [.A1000]" office:value-type="float" office:value="17" calcext:value-type="float">
            <text:p>17</text:p>
          </table:table-cell>
          <table:table-cell table:formula="of:= 10 * [.G1000] * [.H1000]" office:value-type="float" office:value="680" calcext:value-type="float">
            <text:p>680</text:p>
          </table:table-cell>
          <table:table-cell table:formula="of:=[.I1000] + [.F1000] + [.E1000]" office:value-type="float" office:value="685.82" calcext:value-type="float">
            <text:p>685,82</text:p>
          </table:table-cell>
          <table:table-cell table:formula="of:= [.E1000] + [.F1000]" office:value-type="float" office:value="5.82" calcext:value-type="float">
            <text:p>5,82</text:p>
          </table:table-cell>
          <table:table-cell table:number-columns-repeated="7"/>
        </table:table-row>
        <table:table-row table:style-name="ro1">
          <table:table-cell office:value-type="date" office:date-value="2014-12-29" calcext:value-type="date">
            <text:p>2014-12-29</text:p>
          </table:table-cell>
          <table:table-cell office:value-type="date" office:date-value="2015-01-05" calcext:value-type="date">
            <text:p>2015-01-05</text:p>
          </table:table-cell>
          <table:table-cell table:formula="of:= MONTH([.A1001])" office:value-type="float" office:value="12" calcext:value-type="float">
            <text:p>12</text:p>
          </table:table-cell>
          <table:table-cell table:formula="of:=COM.MICROSOFT.IFS([.C1001] = 1; &quot;styczeń&quot;; [.C1001] = 2; &quot;luty&quot;; [.C1001] = 3; &quot;marzec&quot;; [.C1001] = 4; &quot;kwiecień&quot;; [.C1001] = 5; &quot;maj&quot;; [.C1001] = 6; &quot;czerwiec&quot;; [.C1001] = 7; &quot;lipiec&quot;; [.C1001] = 8; &quot;sierpień&quot;; [.C1001] = 9; &quot;wrzesień&quot;; [.C1001] = 10; &quot;październik&quot;; [.C1001] = 11; &quot;listopad&quot;; [.C1001] = 12; &quot;grudzień&quot;)" office:value-type="string" office:string-value="grudzień" calcext:value-type="string">
            <text:p>grudzień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B1001] - [.A1001]" office:value-type="float" office:value="7" calcext:value-type="float">
            <text:p>7</text:p>
          </table:table-cell>
          <table:table-cell table:formula="of:= 10 * [.G1001] * [.H1001]" office:value-type="float" office:value="280" calcext:value-type="float">
            <text:p>280</text:p>
          </table:table-cell>
          <table:table-cell table:formula="of:=[.I1001] + [.F1001] + [.E1001]" office:value-type="float" office:value="284.36" calcext:value-type="float">
            <text:p>284,36</text:p>
          </table:table-cell>
          <table:table-cell table:formula="of:= [.E1001] + [.F1001]" office:value-type="float" office:value="4.36" calcext:value-type="float">
            <text:p>4,3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3:42:04.079140050</meta:creation-date>
    <dc:date>2022-10-04T14:57:26.410242260</dc:date>
    <meta:editing-duration>PT9S</meta:editing-duration>
    <meta:editing-cycles>1</meta:editing-cycles>
    <meta:generator>LibreOffice/7.0.6.2$Linux_X86_64 LibreOffice_project/00$Build-2</meta:generator>
    <meta:document-statistic meta:table-count="1" meta:cell-count="110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 style:font-relief="engrave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43cm" svg:y="0.316cm" chart:style-name="ch2">
          <text:p>Zużycie mediów w ciągu miesiąca</text:p>
        </chart:title>
        <chart:legend chart:legend-position="end" svg:x="13.128cm" svg:y="4.201cm" style:legend-expansion="high" chart:style-name="ch3"/>
        <chart:plot-area chart:style-name="ch4" table:cell-range-address="Arkusz1.M8:Arkusz1.N20" chart:data-source-has-labels="both" svg:x="0.32cm" svg:y="1.275cm" svg:width="12.488cm" svg:height="7.545cm">
          <chart:coordinate-region svg:x="1.236cm" svg:y="1.275cm" svg:width="11.496cm" svg:height="5.581cm"/>
          <chart:axis chart:dimension="x" chart:name="primary-x" chart:style-name="ch5" chartooo:axis-type="auto">
            <chartooo:date-scale/>
            <chart:categories table:cell-range-address="Arkusz1.M9:Arkusz1.M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N9:Arkusz1.N20" chart:label-cell-address="Arkusz1.N8:Arkusz1.N8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szt mediów</text:p>
                <draw:g>
                  <svg:desc>Arkusz1.N8:Arkusz1.N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Arkusz1.M9:Arkusz1.M20</svg:desc>
                </draw:g>
              </table:table-cell>
              <table:table-cell office:value-type="float" office:value="1078.32">
                <text:p>1078.32</text:p>
                <draw:g>
                  <svg:desc>Arkusz1.N9:Arkusz1.N20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611.15">
                <text:p>611.15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565.22">
                <text:p>565.22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322.96">
                <text:p>322.96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299.66">
                <text:p>299.66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568.59">
                <text:p>568.59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628.6">
                <text:p>628.6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531.33">
                <text:p>531.33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045.12">
                <text:p>1045.12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813.25">
                <text:p>813.25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107.8">
                <text:p>1107.8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893.16">
                <text:p>893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